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9.14mm" svg:height="111.91mm" svg:x="181.6mm" svg:y="5.3mm">
            <draw:object draw:notify-on-update-of-ranges="Hoja1.A1:Hoja1.A1 Hoja1.A2:Hoja1.A2048 Hoja1.B1:Hoja1.B1 Hoja1.B2:Hoja1.B2048 Hoja1.A1:Hoja1.A1 Hoja1.A2:Hoja1.A2048 Hoja1.D1:Hoja1.D1 Hoja1.D2:Hoja1.D20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No genmix</text:p>
          </table:table-cell>
          <table:table-cell office:value-type="string" calcext:value-type="string">
            <text:p>genmix</text:p>
          </table:table-cell>
          <table:table-cell office:value-type="string" calcext:value-type="string">
            <text:p>genmix (gain adj.)</text:p>
          </table:table-cell>
          <table:table-cell office:value-type="string" calcext:value-type="string">
            <text:p>Diff</text:p>
          </table:table-cell>
          <table:table-cell table:number-columns-repeated="1019"/>
        </table:table-row>
        <table:table-row table:style-name="ro1">
          <table:table-cell office:value-type="float" office:value="10.766602" calcext:value-type="float">
            <text:p>10,8</text:p>
          </table:table-cell>
          <table:table-cell office:value-type="float" office:value="-45.012051" calcext:value-type="float">
            <text:p>-45,0</text:p>
          </table:table-cell>
          <table:table-cell office:value-type="float" office:value="-44.942471" calcext:value-type="float">
            <text:p>-44,9</text:p>
          </table:table-cell>
          <table:table-cell table:formula="of:=[.C2]-5.88" office:value-type="float" office:value="-50.822471" calcext:value-type="float">
            <text:p>-50,8</text:p>
          </table:table-cell>
          <table:table-cell table:formula="of:=[.D2]-[.B2]" office:value-type="float" office:value="-5.81042" calcext:value-type="float">
            <text:p>-5,8</text:p>
          </table:table-cell>
          <table:table-cell table:style-name="ce2" office:value-type="string" calcext:value-type="string">
            <text:p>Avg diff</text:p>
          </table:table-cell>
          <table:table-cell table:style-name="ce2" table:formula="of:=AVERAGE([.E2:.E2048])" office:value-type="float" office:value="-1.33508862139716" calcext:value-type="float">
            <text:p>-1,3</text:p>
          </table:table-cell>
          <table:table-cell table:number-columns-repeated="1017"/>
        </table:table-row>
        <table:table-row table:style-name="ro1">
          <table:table-cell office:value-type="float" office:value="21.533203" calcext:value-type="float">
            <text:p>21,5</text:p>
          </table:table-cell>
          <table:table-cell office:value-type="float" office:value="-90.09333" calcext:value-type="float">
            <text:p>-90,1</text:p>
          </table:table-cell>
          <table:table-cell office:value-type="float" office:value="-75.800713" calcext:value-type="float">
            <text:p>-75,8</text:p>
          </table:table-cell>
          <table:table-cell table:formula="of:=[.C3]-5.88" office:value-type="float" office:value="-81.680713" calcext:value-type="float">
            <text:p>-81,7</text:p>
          </table:table-cell>
          <table:table-cell table:formula="of:=[.D3]-[.B3]" office:value-type="float" office:value="8.412617" calcext:value-type="float">
            <text:p>8,4</text:p>
          </table:table-cell>
          <table:table-cell table:style-name="ce2"/>
          <table:table-cell table:style-name="ce2" table:formula="of:=MAX([.E3:.E2049])" office:value-type="float" office:value="20.704968" calcext:value-type="float">
            <text:p>20,7</text:p>
          </table:table-cell>
          <table:table-cell table:number-columns-repeated="1017"/>
        </table:table-row>
        <table:table-row table:style-name="ro1">
          <table:table-cell office:value-type="float" office:value="32.299805" calcext:value-type="float">
            <text:p>32,3</text:p>
          </table:table-cell>
          <table:table-cell office:value-type="float" office:value="-92.329025" calcext:value-type="float">
            <text:p>-92,3</text:p>
          </table:table-cell>
          <table:table-cell office:value-type="float" office:value="-82.621071" calcext:value-type="float">
            <text:p>-82,6</text:p>
          </table:table-cell>
          <table:table-cell table:formula="of:=[.C4]-5.88" office:value-type="float" office:value="-88.501071" calcext:value-type="float">
            <text:p>-88,5</text:p>
          </table:table-cell>
          <table:table-cell table:formula="of:=[.D4]-[.B4]" office:value-type="float" office:value="3.82795400000001" calcext:value-type="float">
            <text:p>3,8</text:p>
          </table:table-cell>
          <table:table-cell table:style-name="ce2"/>
          <table:table-cell table:style-name="ce2" table:formula="of:=MIN([.E4:.E2050])" office:value-type="float" office:value="-12.383463" calcext:value-type="float">
            <text:p>-12,4</text:p>
          </table:table-cell>
          <table:table-cell table:number-columns-repeated="1017"/>
        </table:table-row>
        <table:table-row table:style-name="ro1">
          <table:table-cell office:value-type="float" office:value="43.066406" calcext:value-type="float">
            <text:p>43,1</text:p>
          </table:table-cell>
          <table:table-cell office:value-type="float" office:value="-80.422455" calcext:value-type="float">
            <text:p>-80,4</text:p>
          </table:table-cell>
          <table:table-cell office:value-type="float" office:value="-78.757652" calcext:value-type="float">
            <text:p>-78,8</text:p>
          </table:table-cell>
          <table:table-cell table:formula="of:=[.C5]-5.88" office:value-type="float" office:value="-84.637652" calcext:value-type="float">
            <text:p>-84,6</text:p>
          </table:table-cell>
          <table:table-cell table:formula="of:=[.D5]-[.B5]" office:value-type="float" office:value="-4.215196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53.833008" calcext:value-type="float">
            <text:p>53,8</text:p>
          </table:table-cell>
          <table:table-cell office:value-type="float" office:value="-76.09771" calcext:value-type="float">
            <text:p>-76,1</text:p>
          </table:table-cell>
          <table:table-cell office:value-type="float" office:value="-77.287621" calcext:value-type="float">
            <text:p>-77,3</text:p>
          </table:table-cell>
          <table:table-cell table:formula="of:=[.C6]-5.88" office:value-type="float" office:value="-83.167621" calcext:value-type="float">
            <text:p>-83,2</text:p>
          </table:table-cell>
          <table:table-cell table:formula="of:=[.D6]-[.B6]" office:value-type="float" office:value="-7.06991099999999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64.599609" calcext:value-type="float">
            <text:p>64,6</text:p>
          </table:table-cell>
          <table:table-cell office:value-type="float" office:value="-77.737274" calcext:value-type="float">
            <text:p>-77,7</text:p>
          </table:table-cell>
          <table:table-cell office:value-type="float" office:value="-82.653656" calcext:value-type="float">
            <text:p>-82,7</text:p>
          </table:table-cell>
          <table:table-cell table:formula="of:=[.C7]-5.88" office:value-type="float" office:value="-88.533656" calcext:value-type="float">
            <text:p>-88,5</text:p>
          </table:table-cell>
          <table:table-cell table:formula="of:=[.D7]-[.B7]" office:value-type="float" office:value="-10.796382" calcext:value-type="float">
            <text:p>-10,8</text:p>
          </table:table-cell>
          <table:table-cell table:number-columns-repeated="1019"/>
        </table:table-row>
        <table:table-row table:style-name="ro1">
          <table:table-cell office:value-type="float" office:value="75.366211" calcext:value-type="float">
            <text:p>75,4</text:p>
          </table:table-cell>
          <table:table-cell office:value-type="float" office:value="-90.109825" calcext:value-type="float">
            <text:p>-90,1</text:p>
          </table:table-cell>
          <table:table-cell office:value-type="float" office:value="-92.068672" calcext:value-type="float">
            <text:p>-92,1</text:p>
          </table:table-cell>
          <table:table-cell table:formula="of:=[.C8]-5.88" office:value-type="float" office:value="-97.948672" calcext:value-type="float">
            <text:p>-97,9</text:p>
          </table:table-cell>
          <table:table-cell table:formula="of:=[.D8]-[.B8]" office:value-type="float" office:value="-7.838847" calcext:value-type="float">
            <text:p>-7,8</text:p>
          </table:table-cell>
          <table:table-cell table:number-columns-repeated="1019"/>
        </table:table-row>
        <table:table-row table:style-name="ro1">
          <table:table-cell office:value-type="float" office:value="86.132812" calcext:value-type="float">
            <text:p>86,1</text:p>
          </table:table-cell>
          <table:table-cell office:value-type="float" office:value="-93.487717" calcext:value-type="float">
            <text:p>-93,5</text:p>
          </table:table-cell>
          <table:table-cell office:value-type="float" office:value="-90.304001" calcext:value-type="float">
            <text:p>-90,3</text:p>
          </table:table-cell>
          <table:table-cell table:formula="of:=[.C9]-5.88" office:value-type="float" office:value="-96.184001" calcext:value-type="float">
            <text:p>-96,2</text:p>
          </table:table-cell>
          <table:table-cell table:formula="of:=[.D9]-[.B9]" office:value-type="float" office:value="-2.696283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96.899414" calcext:value-type="float">
            <text:p>96,9</text:p>
          </table:table-cell>
          <table:table-cell office:value-type="float" office:value="-88.631592" calcext:value-type="float">
            <text:p>-88,6</text:p>
          </table:table-cell>
          <table:table-cell office:value-type="float" office:value="-87.690796" calcext:value-type="float">
            <text:p>-87,7</text:p>
          </table:table-cell>
          <table:table-cell table:formula="of:=[.C10]-5.88" office:value-type="float" office:value="-93.570796" calcext:value-type="float">
            <text:p>-93,6</text:p>
          </table:table-cell>
          <table:table-cell table:formula="of:=[.D10]-[.B10]" office:value-type="float" office:value="-4.939204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07.666016" calcext:value-type="float">
            <text:p>107,7</text:p>
          </table:table-cell>
          <table:table-cell office:value-type="float" office:value="-88.155899" calcext:value-type="float">
            <text:p>-88,2</text:p>
          </table:table-cell>
          <table:table-cell office:value-type="float" office:value="-87.837456" calcext:value-type="float">
            <text:p>-87,8</text:p>
          </table:table-cell>
          <table:table-cell table:formula="of:=[.C11]-5.88" office:value-type="float" office:value="-93.717456" calcext:value-type="float">
            <text:p>-93,7</text:p>
          </table:table-cell>
          <table:table-cell table:formula="of:=[.D11]-[.B11]" office:value-type="float" office:value="-5.561556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18.432617" calcext:value-type="float">
            <text:p>118,4</text:p>
          </table:table-cell>
          <table:table-cell office:value-type="float" office:value="-82.352951" calcext:value-type="float">
            <text:p>-82,4</text:p>
          </table:table-cell>
          <table:table-cell office:value-type="float" office:value="-88.427116" calcext:value-type="float">
            <text:p>-88,4</text:p>
          </table:table-cell>
          <table:table-cell table:formula="of:=[.C12]-5.88" office:value-type="float" office:value="-94.307116" calcext:value-type="float">
            <text:p>-94,3</text:p>
          </table:table-cell>
          <table:table-cell table:formula="of:=[.D12]-[.B12]" office:value-type="float" office:value="-11.954165" calcext:value-type="float">
            <text:p>-12,0</text:p>
          </table:table-cell>
          <table:table-cell table:number-columns-repeated="1019"/>
        </table:table-row>
        <table:table-row table:style-name="ro1">
          <table:table-cell office:value-type="float" office:value="129.199219" calcext:value-type="float">
            <text:p>129,2</text:p>
          </table:table-cell>
          <table:table-cell office:value-type="float" office:value="-85.900131" calcext:value-type="float">
            <text:p>-85,9</text:p>
          </table:table-cell>
          <table:table-cell office:value-type="float" office:value="-89.662964" calcext:value-type="float">
            <text:p>-89,7</text:p>
          </table:table-cell>
          <table:table-cell table:formula="of:=[.C13]-5.88" office:value-type="float" office:value="-95.542964" calcext:value-type="float">
            <text:p>-95,5</text:p>
          </table:table-cell>
          <table:table-cell table:formula="of:=[.D13]-[.B13]" office:value-type="float" office:value="-9.642833" calcext:value-type="float">
            <text:p>-9,6</text:p>
          </table:table-cell>
          <table:table-cell table:number-columns-repeated="1019"/>
        </table:table-row>
        <table:table-row table:style-name="ro1">
          <table:table-cell office:value-type="float" office:value="139.96582" calcext:value-type="float">
            <text:p>140,0</text:p>
          </table:table-cell>
          <table:table-cell office:value-type="float" office:value="-94.16832" calcext:value-type="float">
            <text:p>-94,2</text:p>
          </table:table-cell>
          <table:table-cell office:value-type="float" office:value="-92.529587" calcext:value-type="float">
            <text:p>-92,5</text:p>
          </table:table-cell>
          <table:table-cell table:formula="of:=[.C14]-5.88" office:value-type="float" office:value="-98.409587" calcext:value-type="float">
            <text:p>-98,4</text:p>
          </table:table-cell>
          <table:table-cell table:formula="of:=[.D14]-[.B14]" office:value-type="float" office:value="-4.24126700000001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50.732422" calcext:value-type="float">
            <text:p>150,7</text:p>
          </table:table-cell>
          <table:table-cell office:value-type="float" office:value="-94.989723" calcext:value-type="float">
            <text:p>-95,0</text:p>
          </table:table-cell>
          <table:table-cell office:value-type="float" office:value="-98.446106" calcext:value-type="float">
            <text:p>-98,4</text:p>
          </table:table-cell>
          <table:table-cell table:formula="of:=[.C15]-5.88" office:value-type="float" office:value="-104.326106" calcext:value-type="float">
            <text:p>-104,3</text:p>
          </table:table-cell>
          <table:table-cell table:formula="of:=[.D15]-[.B15]" office:value-type="float" office:value="-9.336383" calcext:value-type="float">
            <text:p>-9,3</text:p>
          </table:table-cell>
          <table:table-cell table:number-columns-repeated="1019"/>
        </table:table-row>
        <table:table-row table:style-name="ro1">
          <table:table-cell office:value-type="float" office:value="161.499023" calcext:value-type="float">
            <text:p>161,5</text:p>
          </table:table-cell>
          <table:table-cell office:value-type="float" office:value="-95.103851" calcext:value-type="float">
            <text:p>-95,1</text:p>
          </table:table-cell>
          <table:table-cell office:value-type="float" office:value="-91.161095" calcext:value-type="float">
            <text:p>-91,2</text:p>
          </table:table-cell>
          <table:table-cell table:formula="of:=[.C16]-5.88" office:value-type="float" office:value="-97.041095" calcext:value-type="float">
            <text:p>-97,0</text:p>
          </table:table-cell>
          <table:table-cell table:formula="of:=[.D16]-[.B16]" office:value-type="float" office:value="-1.937243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72.265625" calcext:value-type="float">
            <text:p>172,3</text:p>
          </table:table-cell>
          <table:table-cell office:value-type="float" office:value="-90.18396" calcext:value-type="float">
            <text:p>-90,2</text:p>
          </table:table-cell>
          <table:table-cell office:value-type="float" office:value="-91.171539" calcext:value-type="float">
            <text:p>-91,2</text:p>
          </table:table-cell>
          <table:table-cell table:formula="of:=[.C17]-5.88" office:value-type="float" office:value="-97.051539" calcext:value-type="float">
            <text:p>-97,1</text:p>
          </table:table-cell>
          <table:table-cell table:formula="of:=[.D17]-[.B17]" office:value-type="float" office:value="-6.86757899999999" calcext:value-type="float">
            <text:p>-6,9</text:p>
          </table:table-cell>
          <table:table-cell table:number-columns-repeated="1019"/>
        </table:table-row>
        <table:table-row table:style-name="ro1">
          <table:table-cell office:value-type="float" office:value="183.032227" calcext:value-type="float">
            <text:p>183,0</text:p>
          </table:table-cell>
          <table:table-cell office:value-type="float" office:value="-87.372765" calcext:value-type="float">
            <text:p>-87,4</text:p>
          </table:table-cell>
          <table:table-cell office:value-type="float" office:value="-93.131569" calcext:value-type="float">
            <text:p>-93,1</text:p>
          </table:table-cell>
          <table:table-cell table:formula="of:=[.C18]-5.88" office:value-type="float" office:value="-99.011569" calcext:value-type="float">
            <text:p>-99,0</text:p>
          </table:table-cell>
          <table:table-cell table:formula="of:=[.D18]-[.B18]" office:value-type="float" office:value="-11.638804" calcext:value-type="float">
            <text:p>-11,6</text:p>
          </table:table-cell>
          <table:table-cell table:number-columns-repeated="1019"/>
        </table:table-row>
        <table:table-row table:style-name="ro1">
          <table:table-cell office:value-type="float" office:value="193.798828" calcext:value-type="float">
            <text:p>193,8</text:p>
          </table:table-cell>
          <table:table-cell office:value-type="float" office:value="-91.199028" calcext:value-type="float">
            <text:p>-91,2</text:p>
          </table:table-cell>
          <table:table-cell office:value-type="float" office:value="-93.814819" calcext:value-type="float">
            <text:p>-93,8</text:p>
          </table:table-cell>
          <table:table-cell table:formula="of:=[.C19]-5.88" office:value-type="float" office:value="-99.694819" calcext:value-type="float">
            <text:p>-99,7</text:p>
          </table:table-cell>
          <table:table-cell table:formula="of:=[.D19]-[.B19]" office:value-type="float" office:value="-8.495791" calcext:value-type="float">
            <text:p>-8,5</text:p>
          </table:table-cell>
          <table:table-cell table:number-columns-repeated="1019"/>
        </table:table-row>
        <table:table-row table:style-name="ro1">
          <table:table-cell office:value-type="float" office:value="204.56543" calcext:value-type="float">
            <text:p>204,6</text:p>
          </table:table-cell>
          <table:table-cell office:value-type="float" office:value="-91.607208" calcext:value-type="float">
            <text:p>-91,6</text:p>
          </table:table-cell>
          <table:table-cell office:value-type="float" office:value="-93.628967" calcext:value-type="float">
            <text:p>-93,6</text:p>
          </table:table-cell>
          <table:table-cell table:formula="of:=[.C20]-5.88" office:value-type="float" office:value="-99.508967" calcext:value-type="float">
            <text:p>-99,5</text:p>
          </table:table-cell>
          <table:table-cell table:formula="of:=[.D20]-[.B20]" office:value-type="float" office:value="-7.901759" calcext:value-type="float">
            <text:p>-7,9</text:p>
          </table:table-cell>
          <table:table-cell table:number-columns-repeated="1019"/>
        </table:table-row>
        <table:table-row table:style-name="ro1">
          <table:table-cell office:value-type="float" office:value="215.332031" calcext:value-type="float">
            <text:p>215,3</text:p>
          </table:table-cell>
          <table:table-cell office:value-type="float" office:value="-96.828186" calcext:value-type="float">
            <text:p>-96,8</text:p>
          </table:table-cell>
          <table:table-cell office:value-type="float" office:value="-90.99559" calcext:value-type="float">
            <text:p>-91,0</text:p>
          </table:table-cell>
          <table:table-cell table:formula="of:=[.C21]-5.88" office:value-type="float" office:value="-96.87559" calcext:value-type="float">
            <text:p>-96,9</text:p>
          </table:table-cell>
          <table:table-cell table:formula="of:=[.D21]-[.B21]" office:value-type="float" office:value="-0.047403999999986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26.098633" calcext:value-type="float">
            <text:p>226,1</text:p>
          </table:table-cell>
          <table:table-cell office:value-type="float" office:value="-94.549179" calcext:value-type="float">
            <text:p>-94,5</text:p>
          </table:table-cell>
          <table:table-cell office:value-type="float" office:value="-89.874382" calcext:value-type="float">
            <text:p>-89,9</text:p>
          </table:table-cell>
          <table:table-cell table:formula="of:=[.C22]-5.88" office:value-type="float" office:value="-95.754382" calcext:value-type="float">
            <text:p>-95,8</text:p>
          </table:table-cell>
          <table:table-cell table:formula="of:=[.D22]-[.B22]" office:value-type="float" office:value="-1.205203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36.865234" calcext:value-type="float">
            <text:p>236,9</text:p>
          </table:table-cell>
          <table:table-cell office:value-type="float" office:value="-85.669266" calcext:value-type="float">
            <text:p>-85,7</text:p>
          </table:table-cell>
          <table:table-cell office:value-type="float" office:value="-89.456612" calcext:value-type="float">
            <text:p>-89,5</text:p>
          </table:table-cell>
          <table:table-cell table:formula="of:=[.C23]-5.88" office:value-type="float" office:value="-95.336612" calcext:value-type="float">
            <text:p>-95,3</text:p>
          </table:table-cell>
          <table:table-cell table:formula="of:=[.D23]-[.B23]" office:value-type="float" office:value="-9.66734600000001" calcext:value-type="float">
            <text:p>-9,7</text:p>
          </table:table-cell>
          <table:table-cell table:number-columns-repeated="1019"/>
        </table:table-row>
        <table:table-row table:style-name="ro1">
          <table:table-cell office:value-type="float" office:value="247.631836" calcext:value-type="float">
            <text:p>247,6</text:p>
          </table:table-cell>
          <table:table-cell office:value-type="float" office:value="-87.989044" calcext:value-type="float">
            <text:p>-88,0</text:p>
          </table:table-cell>
          <table:table-cell office:value-type="float" office:value="-88.759125" calcext:value-type="float">
            <text:p>-88,8</text:p>
          </table:table-cell>
          <table:table-cell table:formula="of:=[.C24]-5.88" office:value-type="float" office:value="-94.639125" calcext:value-type="float">
            <text:p>-94,6</text:p>
          </table:table-cell>
          <table:table-cell table:formula="of:=[.D24]-[.B24]" office:value-type="float" office:value="-6.65008099999999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258.398438" calcext:value-type="float">
            <text:p>258,4</text:p>
          </table:table-cell>
          <table:table-cell office:value-type="float" office:value="-95.528984" calcext:value-type="float">
            <text:p>-95,5</text:p>
          </table:table-cell>
          <table:table-cell office:value-type="float" office:value="-86.286026" calcext:value-type="float">
            <text:p>-86,3</text:p>
          </table:table-cell>
          <table:table-cell table:formula="of:=[.C25]-5.88" office:value-type="float" office:value="-92.166026" calcext:value-type="float">
            <text:p>-92,2</text:p>
          </table:table-cell>
          <table:table-cell table:formula="of:=[.D25]-[.B25]" office:value-type="float" office:value="3.36295799999999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269.165039" calcext:value-type="float">
            <text:p>269,2</text:p>
          </table:table-cell>
          <table:table-cell office:value-type="float" office:value="-91.541245" calcext:value-type="float">
            <text:p>-91,5</text:p>
          </table:table-cell>
          <table:table-cell office:value-type="float" office:value="-85.325401" calcext:value-type="float">
            <text:p>-85,3</text:p>
          </table:table-cell>
          <table:table-cell table:formula="of:=[.C26]-5.88" office:value-type="float" office:value="-91.205401" calcext:value-type="float">
            <text:p>-91,2</text:p>
          </table:table-cell>
          <table:table-cell table:formula="of:=[.D26]-[.B26]" office:value-type="float" office:value="0.335844000000009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279.931641" calcext:value-type="float">
            <text:p>279,9</text:p>
          </table:table-cell>
          <table:table-cell office:value-type="float" office:value="-92.153717" calcext:value-type="float">
            <text:p>-92,2</text:p>
          </table:table-cell>
          <table:table-cell office:value-type="float" office:value="-84.820496" calcext:value-type="float">
            <text:p>-84,8</text:p>
          </table:table-cell>
          <table:table-cell table:formula="of:=[.C27]-5.88" office:value-type="float" office:value="-90.700496" calcext:value-type="float">
            <text:p>-90,7</text:p>
          </table:table-cell>
          <table:table-cell table:formula="of:=[.D27]-[.B27]" office:value-type="float" office:value="1.45322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290.698242" calcext:value-type="float">
            <text:p>290,7</text:p>
          </table:table-cell>
          <table:table-cell office:value-type="float" office:value="-88.428085" calcext:value-type="float">
            <text:p>-88,4</text:p>
          </table:table-cell>
          <table:table-cell office:value-type="float" office:value="-84.681145" calcext:value-type="float">
            <text:p>-84,7</text:p>
          </table:table-cell>
          <table:table-cell table:formula="of:=[.C28]-5.88" office:value-type="float" office:value="-90.561145" calcext:value-type="float">
            <text:p>-90,6</text:p>
          </table:table-cell>
          <table:table-cell table:formula="of:=[.D28]-[.B28]" office:value-type="float" office:value="-2.13306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301.464844" calcext:value-type="float">
            <text:p>301,5</text:p>
          </table:table-cell>
          <table:table-cell office:value-type="float" office:value="-85.572632" calcext:value-type="float">
            <text:p>-85,6</text:p>
          </table:table-cell>
          <table:table-cell office:value-type="float" office:value="-81.835503" calcext:value-type="float">
            <text:p>-81,8</text:p>
          </table:table-cell>
          <table:table-cell table:formula="of:=[.C29]-5.88" office:value-type="float" office:value="-87.715503" calcext:value-type="float">
            <text:p>-87,7</text:p>
          </table:table-cell>
          <table:table-cell table:formula="of:=[.D29]-[.B29]" office:value-type="float" office:value="-2.14287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312.231445" calcext:value-type="float">
            <text:p>312,2</text:p>
          </table:table-cell>
          <table:table-cell office:value-type="float" office:value="-85.174057" calcext:value-type="float">
            <text:p>-85,2</text:p>
          </table:table-cell>
          <table:table-cell office:value-type="float" office:value="-79.105049" calcext:value-type="float">
            <text:p>-79,1</text:p>
          </table:table-cell>
          <table:table-cell table:formula="of:=[.C30]-5.88" office:value-type="float" office:value="-84.985049" calcext:value-type="float">
            <text:p>-85,0</text:p>
          </table:table-cell>
          <table:table-cell table:formula="of:=[.D30]-[.B30]" office:value-type="float" office:value="0.189008000000015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322.998047" calcext:value-type="float">
            <text:p>323,0</text:p>
          </table:table-cell>
          <table:table-cell office:value-type="float" office:value="-82.266495" calcext:value-type="float">
            <text:p>-82,3</text:p>
          </table:table-cell>
          <table:table-cell office:value-type="float" office:value="-76.760696" calcext:value-type="float">
            <text:p>-76,8</text:p>
          </table:table-cell>
          <table:table-cell table:formula="of:=[.C31]-5.88" office:value-type="float" office:value="-82.640696" calcext:value-type="float">
            <text:p>-82,6</text:p>
          </table:table-cell>
          <table:table-cell table:formula="of:=[.D31]-[.B31]" office:value-type="float" office:value="-0.374200999999985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333.764648" calcext:value-type="float">
            <text:p>333,8</text:p>
          </table:table-cell>
          <table:table-cell office:value-type="float" office:value="-78.621635" calcext:value-type="float">
            <text:p>-78,6</text:p>
          </table:table-cell>
          <table:table-cell office:value-type="float" office:value="-72.316444" calcext:value-type="float">
            <text:p>-72,3</text:p>
          </table:table-cell>
          <table:table-cell table:formula="of:=[.C32]-5.88" office:value-type="float" office:value="-78.196444" calcext:value-type="float">
            <text:p>-78,2</text:p>
          </table:table-cell>
          <table:table-cell table:formula="of:=[.D32]-[.B32]" office:value-type="float" office:value="0.425190999999998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344.53125" calcext:value-type="float">
            <text:p>344,5</text:p>
          </table:table-cell>
          <table:table-cell office:value-type="float" office:value="-74.929939" calcext:value-type="float">
            <text:p>-74,9</text:p>
          </table:table-cell>
          <table:table-cell office:value-type="float" office:value="-69.77771" calcext:value-type="float">
            <text:p>-69,8</text:p>
          </table:table-cell>
          <table:table-cell table:formula="of:=[.C33]-5.88" office:value-type="float" office:value="-75.65771" calcext:value-type="float">
            <text:p>-75,7</text:p>
          </table:table-cell>
          <table:table-cell table:formula="of:=[.D33]-[.B33]" office:value-type="float" office:value="-0.72777099999999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355.297852" calcext:value-type="float">
            <text:p>355,3</text:p>
          </table:table-cell>
          <table:table-cell office:value-type="float" office:value="-70.442818" calcext:value-type="float">
            <text:p>-70,4</text:p>
          </table:table-cell>
          <table:table-cell office:value-type="float" office:value="-64.167587" calcext:value-type="float">
            <text:p>-64,2</text:p>
          </table:table-cell>
          <table:table-cell table:formula="of:=[.C34]-5.88" office:value-type="float" office:value="-70.047587" calcext:value-type="float">
            <text:p>-70,0</text:p>
          </table:table-cell>
          <table:table-cell table:formula="of:=[.D34]-[.B34]" office:value-type="float" office:value="0.39523100000001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366.064453" calcext:value-type="float">
            <text:p>366,1</text:p>
          </table:table-cell>
          <table:table-cell office:value-type="float" office:value="-64.771103" calcext:value-type="float">
            <text:p>-64,8</text:p>
          </table:table-cell>
          <table:table-cell office:value-type="float" office:value="-58.898911" calcext:value-type="float">
            <text:p>-58,9</text:p>
          </table:table-cell>
          <table:table-cell table:formula="of:=[.C35]-5.88" office:value-type="float" office:value="-64.778911" calcext:value-type="float">
            <text:p>-64,8</text:p>
          </table:table-cell>
          <table:table-cell table:formula="of:=[.D35]-[.B35]" office:value-type="float" office:value="-0.00780799999999715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376.831055" calcext:value-type="float">
            <text:p>376,8</text:p>
          </table:table-cell>
          <table:table-cell office:value-type="float" office:value="-57.418415" calcext:value-type="float">
            <text:p>-57,4</text:p>
          </table:table-cell>
          <table:table-cell office:value-type="float" office:value="-51.537212" calcext:value-type="float">
            <text:p>-51,5</text:p>
          </table:table-cell>
          <table:table-cell table:formula="of:=[.C36]-5.88" office:value-type="float" office:value="-57.417212" calcext:value-type="float">
            <text:p>-57,4</text:p>
          </table:table-cell>
          <table:table-cell table:formula="of:=[.D36]-[.B36]" office:value-type="float" office:value="0.00120300000000384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387.597656" calcext:value-type="float">
            <text:p>387,6</text:p>
          </table:table-cell>
          <table:table-cell office:value-type="float" office:value="-46.862423" calcext:value-type="float">
            <text:p>-46,9</text:p>
          </table:table-cell>
          <table:table-cell office:value-type="float" office:value="-40.970764" calcext:value-type="float">
            <text:p>-41,0</text:p>
          </table:table-cell>
          <table:table-cell table:formula="of:=[.C37]-5.88" office:value-type="float" office:value="-46.850764" calcext:value-type="float">
            <text:p>-46,9</text:p>
          </table:table-cell>
          <table:table-cell table:formula="of:=[.D37]-[.B37]" office:value-type="float" office:value="0.0116589999999945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398.364258" calcext:value-type="float">
            <text:p>398,4</text:p>
          </table:table-cell>
          <table:table-cell office:value-type="float" office:value="-25.027334" calcext:value-type="float">
            <text:p>-25,0</text:p>
          </table:table-cell>
          <table:table-cell office:value-type="float" office:value="-19.143787" calcext:value-type="float">
            <text:p>-19,1</text:p>
          </table:table-cell>
          <table:table-cell table:formula="of:=[.C38]-5.88" office:value-type="float" office:value="-25.023787" calcext:value-type="float">
            <text:p>-25,0</text:p>
          </table:table-cell>
          <table:table-cell table:formula="of:=[.D38]-[.B38]" office:value-type="float" office:value="0.00354700000000108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float" office:value="409.130859" calcext:value-type="float">
            <text:p>409,1</text:p>
          </table:table-cell>
          <table:table-cell table:style-name="ce2" office:value-type="float" office:value="-15.261679" calcext:value-type="float">
            <text:p>-15,3</text:p>
          </table:table-cell>
          <table:table-cell table:style-name="ce2" office:value-type="float" office:value="-9.377596" calcext:value-type="float">
            <text:p>-9,4</text:p>
          </table:table-cell>
          <table:table-cell table:style-name="ce2" table:formula="of:=[.C39]-5.88" office:value-type="float" office:value="-15.257596" calcext:value-type="float">
            <text:p>-15,3</text:p>
          </table:table-cell>
          <table:table-cell table:style-name="ce2" table:formula="of:=[.D39]-[.B39]" office:value-type="float" office:value="0.00408299999999962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19.897461" calcext:value-type="float">
            <text:p>419,9</text:p>
          </table:table-cell>
          <table:table-cell office:value-type="float" office:value="-18.007694" calcext:value-type="float">
            <text:p>-18,0</text:p>
          </table:table-cell>
          <table:table-cell office:value-type="float" office:value="-12.123856" calcext:value-type="float">
            <text:p>-12,1</text:p>
          </table:table-cell>
          <table:table-cell table:formula="of:=[.C40]-5.88" office:value-type="float" office:value="-18.003856" calcext:value-type="float">
            <text:p>-18,0</text:p>
          </table:table-cell>
          <table:table-cell table:formula="of:=[.D40]-[.B40]" office:value-type="float" office:value="0.00383800000000178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30.664062" calcext:value-type="float">
            <text:p>430,7</text:p>
          </table:table-cell>
          <table:table-cell office:value-type="float" office:value="-38.273792" calcext:value-type="float">
            <text:p>-38,3</text:p>
          </table:table-cell>
          <table:table-cell office:value-type="float" office:value="-32.395695" calcext:value-type="float">
            <text:p>-32,4</text:p>
          </table:table-cell>
          <table:table-cell table:formula="of:=[.C41]-5.88" office:value-type="float" office:value="-38.275695" calcext:value-type="float">
            <text:p>-38,3</text:p>
          </table:table-cell>
          <table:table-cell table:formula="of:=[.D41]-[.B41]" office:value-type="float" office:value="-0.00190300000000576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41.430664" calcext:value-type="float">
            <text:p>441,4</text:p>
          </table:table-cell>
          <table:table-cell office:value-type="float" office:value="-52.390663" calcext:value-type="float">
            <text:p>-52,4</text:p>
          </table:table-cell>
          <table:table-cell office:value-type="float" office:value="-46.487312" calcext:value-type="float">
            <text:p>-46,5</text:p>
          </table:table-cell>
          <table:table-cell table:formula="of:=[.C42]-5.88" office:value-type="float" office:value="-52.367312" calcext:value-type="float">
            <text:p>-52,4</text:p>
          </table:table-cell>
          <table:table-cell table:formula="of:=[.D42]-[.B42]" office:value-type="float" office:value="0.023350999999998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52.197266" calcext:value-type="float">
            <text:p>452,2</text:p>
          </table:table-cell>
          <table:table-cell office:value-type="float" office:value="-61.092419" calcext:value-type="float">
            <text:p>-61,1</text:p>
          </table:table-cell>
          <table:table-cell office:value-type="float" office:value="-55.199848" calcext:value-type="float">
            <text:p>-55,2</text:p>
          </table:table-cell>
          <table:table-cell table:formula="of:=[.C43]-5.88" office:value-type="float" office:value="-61.079848" calcext:value-type="float">
            <text:p>-61,1</text:p>
          </table:table-cell>
          <table:table-cell table:formula="of:=[.D43]-[.B43]" office:value-type="float" office:value="0.012570999999994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62.963867" calcext:value-type="float">
            <text:p>463,0</text:p>
          </table:table-cell>
          <table:table-cell office:value-type="float" office:value="-67.538216" calcext:value-type="float">
            <text:p>-67,5</text:p>
          </table:table-cell>
          <table:table-cell office:value-type="float" office:value="-61.452126" calcext:value-type="float">
            <text:p>-61,5</text:p>
          </table:table-cell>
          <table:table-cell table:formula="of:=[.C44]-5.88" office:value-type="float" office:value="-67.332126" calcext:value-type="float">
            <text:p>-67,3</text:p>
          </table:table-cell>
          <table:table-cell table:formula="of:=[.D44]-[.B44]" office:value-type="float" office:value="0.206090000000003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473.730469" calcext:value-type="float">
            <text:p>473,7</text:p>
          </table:table-cell>
          <table:table-cell office:value-type="float" office:value="-72.409264" calcext:value-type="float">
            <text:p>-72,4</text:p>
          </table:table-cell>
          <table:table-cell office:value-type="float" office:value="-67.741371" calcext:value-type="float">
            <text:p>-67,7</text:p>
          </table:table-cell>
          <table:table-cell table:formula="of:=[.C45]-5.88" office:value-type="float" office:value="-73.621371" calcext:value-type="float">
            <text:p>-73,6</text:p>
          </table:table-cell>
          <table:table-cell table:formula="of:=[.D45]-[.B45]" office:value-type="float" office:value="-1.212107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484.49707" calcext:value-type="float">
            <text:p>484,5</text:p>
          </table:table-cell>
          <table:table-cell office:value-type="float" office:value="-76.371971" calcext:value-type="float">
            <text:p>-76,4</text:p>
          </table:table-cell>
          <table:table-cell office:value-type="float" office:value="-69.950035" calcext:value-type="float">
            <text:p>-70,0</text:p>
          </table:table-cell>
          <table:table-cell table:formula="of:=[.C46]-5.88" office:value-type="float" office:value="-75.830035" calcext:value-type="float">
            <text:p>-75,8</text:p>
          </table:table-cell>
          <table:table-cell table:formula="of:=[.D46]-[.B46]" office:value-type="float" office:value="0.541936000000007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495.263672" calcext:value-type="float">
            <text:p>495,3</text:p>
          </table:table-cell>
          <table:table-cell office:value-type="float" office:value="-80.202377" calcext:value-type="float">
            <text:p>-80,2</text:p>
          </table:table-cell>
          <table:table-cell office:value-type="float" office:value="-74.199081" calcext:value-type="float">
            <text:p>-74,2</text:p>
          </table:table-cell>
          <table:table-cell table:formula="of:=[.C47]-5.88" office:value-type="float" office:value="-80.079081" calcext:value-type="float">
            <text:p>-80,1</text:p>
          </table:table-cell>
          <table:table-cell table:formula="of:=[.D47]-[.B47]" office:value-type="float" office:value="0.123295999999996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506.030273" calcext:value-type="float">
            <text:p>506,0</text:p>
          </table:table-cell>
          <table:table-cell office:value-type="float" office:value="-83.370941" calcext:value-type="float">
            <text:p>-83,4</text:p>
          </table:table-cell>
          <table:table-cell office:value-type="float" office:value="-78.42804" calcext:value-type="float">
            <text:p>-78,4</text:p>
          </table:table-cell>
          <table:table-cell table:formula="of:=[.C48]-5.88" office:value-type="float" office:value="-84.30804" calcext:value-type="float">
            <text:p>-84,3</text:p>
          </table:table-cell>
          <table:table-cell table:formula="of:=[.D48]-[.B48]" office:value-type="float" office:value="-0.937098999999989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516.796875" calcext:value-type="float">
            <text:p>516,8</text:p>
          </table:table-cell>
          <table:table-cell office:value-type="float" office:value="-86.769249" calcext:value-type="float">
            <text:p>-86,8</text:p>
          </table:table-cell>
          <table:table-cell office:value-type="float" office:value="-80.296753" calcext:value-type="float">
            <text:p>-80,3</text:p>
          </table:table-cell>
          <table:table-cell table:formula="of:=[.C49]-5.88" office:value-type="float" office:value="-86.176753" calcext:value-type="float">
            <text:p>-86,2</text:p>
          </table:table-cell>
          <table:table-cell table:formula="of:=[.D49]-[.B49]" office:value-type="float" office:value="0.592496000000011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527.563477" calcext:value-type="float">
            <text:p>527,6</text:p>
          </table:table-cell>
          <table:table-cell office:value-type="float" office:value="-88.189354" calcext:value-type="float">
            <text:p>-88,2</text:p>
          </table:table-cell>
          <table:table-cell office:value-type="float" office:value="-82.614487" calcext:value-type="float">
            <text:p>-82,6</text:p>
          </table:table-cell>
          <table:table-cell table:formula="of:=[.C50]-5.88" office:value-type="float" office:value="-88.494487" calcext:value-type="float">
            <text:p>-88,5</text:p>
          </table:table-cell>
          <table:table-cell table:formula="of:=[.D50]-[.B50]" office:value-type="float" office:value="-0.305132999999998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538.330078" calcext:value-type="float">
            <text:p>538,3</text:p>
          </table:table-cell>
          <table:table-cell office:value-type="float" office:value="-88.975014" calcext:value-type="float">
            <text:p>-89,0</text:p>
          </table:table-cell>
          <table:table-cell office:value-type="float" office:value="-87.635002" calcext:value-type="float">
            <text:p>-87,6</text:p>
          </table:table-cell>
          <table:table-cell table:formula="of:=[.C51]-5.88" office:value-type="float" office:value="-93.515002" calcext:value-type="float">
            <text:p>-93,5</text:p>
          </table:table-cell>
          <table:table-cell table:formula="of:=[.D51]-[.B51]" office:value-type="float" office:value="-4.539987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549.09668" calcext:value-type="float">
            <text:p>549,1</text:p>
          </table:table-cell>
          <table:table-cell office:value-type="float" office:value="-89.642929" calcext:value-type="float">
            <text:p>-89,6</text:p>
          </table:table-cell>
          <table:table-cell office:value-type="float" office:value="-84.698738" calcext:value-type="float">
            <text:p>-84,7</text:p>
          </table:table-cell>
          <table:table-cell table:formula="of:=[.C52]-5.88" office:value-type="float" office:value="-90.578738" calcext:value-type="float">
            <text:p>-90,6</text:p>
          </table:table-cell>
          <table:table-cell table:formula="of:=[.D52]-[.B52]" office:value-type="float" office:value="-0.935809000000006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559.863281" calcext:value-type="float">
            <text:p>559,9</text:p>
          </table:table-cell>
          <table:table-cell office:value-type="float" office:value="-93.076767" calcext:value-type="float">
            <text:p>-93,1</text:p>
          </table:table-cell>
          <table:table-cell office:value-type="float" office:value="-90.651459" calcext:value-type="float">
            <text:p>-90,7</text:p>
          </table:table-cell>
          <table:table-cell table:formula="of:=[.C53]-5.88" office:value-type="float" office:value="-96.531459" calcext:value-type="float">
            <text:p>-96,5</text:p>
          </table:table-cell>
          <table:table-cell table:formula="of:=[.D53]-[.B53]" office:value-type="float" office:value="-3.454691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570.629883" calcext:value-type="float">
            <text:p>570,6</text:p>
          </table:table-cell>
          <table:table-cell office:value-type="float" office:value="-94.252129" calcext:value-type="float">
            <text:p>-94,3</text:p>
          </table:table-cell>
          <table:table-cell office:value-type="float" office:value="-88.706367" calcext:value-type="float">
            <text:p>-88,7</text:p>
          </table:table-cell>
          <table:table-cell table:formula="of:=[.C54]-5.88" office:value-type="float" office:value="-94.586367" calcext:value-type="float">
            <text:p>-94,6</text:p>
          </table:table-cell>
          <table:table-cell table:formula="of:=[.D54]-[.B54]" office:value-type="float" office:value="-0.334237999999999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581.396484" calcext:value-type="float">
            <text:p>581,4</text:p>
          </table:table-cell>
          <table:table-cell office:value-type="float" office:value="-96.659271" calcext:value-type="float">
            <text:p>-96,7</text:p>
          </table:table-cell>
          <table:table-cell office:value-type="float" office:value="-85.160057" calcext:value-type="float">
            <text:p>-85,2</text:p>
          </table:table-cell>
          <table:table-cell table:formula="of:=[.C55]-5.88" office:value-type="float" office:value="-91.040057" calcext:value-type="float">
            <text:p>-91,0</text:p>
          </table:table-cell>
          <table:table-cell table:formula="of:=[.D55]-[.B55]" office:value-type="float" office:value="5.61921400000001" calcext:value-type="float">
            <text:p>5,6</text:p>
          </table:table-cell>
          <table:table-cell table:number-columns-repeated="1019"/>
        </table:table-row>
        <table:table-row table:style-name="ro1">
          <table:table-cell office:value-type="float" office:value="592.163086" calcext:value-type="float">
            <text:p>592,2</text:p>
          </table:table-cell>
          <table:table-cell office:value-type="float" office:value="-94.938568" calcext:value-type="float">
            <text:p>-94,9</text:p>
          </table:table-cell>
          <table:table-cell office:value-type="float" office:value="-90.499489" calcext:value-type="float">
            <text:p>-90,5</text:p>
          </table:table-cell>
          <table:table-cell table:formula="of:=[.C56]-5.88" office:value-type="float" office:value="-96.379489" calcext:value-type="float">
            <text:p>-96,4</text:p>
          </table:table-cell>
          <table:table-cell table:formula="of:=[.D56]-[.B56]" office:value-type="float" office:value="-1.440920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602.929688" calcext:value-type="float">
            <text:p>602,9</text:p>
          </table:table-cell>
          <table:table-cell office:value-type="float" office:value="-92.766258" calcext:value-type="float">
            <text:p>-92,8</text:p>
          </table:table-cell>
          <table:table-cell office:value-type="float" office:value="-91.567184" calcext:value-type="float">
            <text:p>-91,6</text:p>
          </table:table-cell>
          <table:table-cell table:formula="of:=[.C57]-5.88" office:value-type="float" office:value="-97.447184" calcext:value-type="float">
            <text:p>-97,4</text:p>
          </table:table-cell>
          <table:table-cell table:formula="of:=[.D57]-[.B57]" office:value-type="float" office:value="-4.680926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613.696289" calcext:value-type="float">
            <text:p>613,7</text:p>
          </table:table-cell>
          <table:table-cell office:value-type="float" office:value="-95.051643" calcext:value-type="float">
            <text:p>-95,1</text:p>
          </table:table-cell>
          <table:table-cell office:value-type="float" office:value="-90.940712" calcext:value-type="float">
            <text:p>-90,9</text:p>
          </table:table-cell>
          <table:table-cell table:formula="of:=[.C58]-5.88" office:value-type="float" office:value="-96.820712" calcext:value-type="float">
            <text:p>-96,8</text:p>
          </table:table-cell>
          <table:table-cell table:formula="of:=[.D58]-[.B58]" office:value-type="float" office:value="-1.76906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624.462891" calcext:value-type="float">
            <text:p>624,5</text:p>
          </table:table-cell>
          <table:table-cell office:value-type="float" office:value="-97.932663" calcext:value-type="float">
            <text:p>-97,9</text:p>
          </table:table-cell>
          <table:table-cell office:value-type="float" office:value="-92.687851" calcext:value-type="float">
            <text:p>-92,7</text:p>
          </table:table-cell>
          <table:table-cell table:formula="of:=[.C59]-5.88" office:value-type="float" office:value="-98.567851" calcext:value-type="float">
            <text:p>-98,6</text:p>
          </table:table-cell>
          <table:table-cell table:formula="of:=[.D59]-[.B59]" office:value-type="float" office:value="-0.635187999999985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635.229492" calcext:value-type="float">
            <text:p>635,2</text:p>
          </table:table-cell>
          <table:table-cell office:value-type="float" office:value="-98.22123" calcext:value-type="float">
            <text:p>-98,2</text:p>
          </table:table-cell>
          <table:table-cell office:value-type="float" office:value="-95.455681" calcext:value-type="float">
            <text:p>-95,5</text:p>
          </table:table-cell>
          <table:table-cell table:formula="of:=[.C60]-5.88" office:value-type="float" office:value="-101.335681" calcext:value-type="float">
            <text:p>-101,3</text:p>
          </table:table-cell>
          <table:table-cell table:formula="of:=[.D60]-[.B60]" office:value-type="float" office:value="-3.114450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645.996094" calcext:value-type="float">
            <text:p>646,0</text:p>
          </table:table-cell>
          <table:table-cell office:value-type="float" office:value="-95.504189" calcext:value-type="float">
            <text:p>-95,5</text:p>
          </table:table-cell>
          <table:table-cell office:value-type="float" office:value="-92.289215" calcext:value-type="float">
            <text:p>-92,3</text:p>
          </table:table-cell>
          <table:table-cell table:formula="of:=[.C61]-5.88" office:value-type="float" office:value="-98.169215" calcext:value-type="float">
            <text:p>-98,2</text:p>
          </table:table-cell>
          <table:table-cell table:formula="of:=[.D61]-[.B61]" office:value-type="float" office:value="-2.665026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656.762695" calcext:value-type="float">
            <text:p>656,8</text:p>
          </table:table-cell>
          <table:table-cell office:value-type="float" office:value="-91.081062" calcext:value-type="float">
            <text:p>-91,1</text:p>
          </table:table-cell>
          <table:table-cell office:value-type="float" office:value="-92.739159" calcext:value-type="float">
            <text:p>-92,7</text:p>
          </table:table-cell>
          <table:table-cell table:formula="of:=[.C62]-5.88" office:value-type="float" office:value="-98.619159" calcext:value-type="float">
            <text:p>-98,6</text:p>
          </table:table-cell>
          <table:table-cell table:formula="of:=[.D62]-[.B62]" office:value-type="float" office:value="-7.53809699999999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667.529297" calcext:value-type="float">
            <text:p>667,5</text:p>
          </table:table-cell>
          <table:table-cell office:value-type="float" office:value="-90.609573" calcext:value-type="float">
            <text:p>-90,6</text:p>
          </table:table-cell>
          <table:table-cell office:value-type="float" office:value="-91.106804" calcext:value-type="float">
            <text:p>-91,1</text:p>
          </table:table-cell>
          <table:table-cell table:formula="of:=[.C63]-5.88" office:value-type="float" office:value="-96.986804" calcext:value-type="float">
            <text:p>-97,0</text:p>
          </table:table-cell>
          <table:table-cell table:formula="of:=[.D63]-[.B63]" office:value-type="float" office:value="-6.377231" calcext:value-type="float">
            <text:p>-6,4</text:p>
          </table:table-cell>
          <table:table-cell table:number-columns-repeated="1019"/>
        </table:table-row>
        <table:table-row table:style-name="ro1">
          <table:table-cell office:value-type="float" office:value="678.295898" calcext:value-type="float">
            <text:p>678,3</text:p>
          </table:table-cell>
          <table:table-cell office:value-type="float" office:value="-96.646759" calcext:value-type="float">
            <text:p>-96,6</text:p>
          </table:table-cell>
          <table:table-cell office:value-type="float" office:value="-93.53421" calcext:value-type="float">
            <text:p>-93,5</text:p>
          </table:table-cell>
          <table:table-cell table:formula="of:=[.C64]-5.88" office:value-type="float" office:value="-99.41421" calcext:value-type="float">
            <text:p>-99,4</text:p>
          </table:table-cell>
          <table:table-cell table:formula="of:=[.D64]-[.B64]" office:value-type="float" office:value="-2.767450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689.0625" calcext:value-type="float">
            <text:p>689,1</text:p>
          </table:table-cell>
          <table:table-cell office:value-type="float" office:value="-98.434761" calcext:value-type="float">
            <text:p>-98,4</text:p>
          </table:table-cell>
          <table:table-cell office:value-type="float" office:value="-95.55864" calcext:value-type="float">
            <text:p>-95,6</text:p>
          </table:table-cell>
          <table:table-cell table:formula="of:=[.C65]-5.88" office:value-type="float" office:value="-101.43864" calcext:value-type="float">
            <text:p>-101,4</text:p>
          </table:table-cell>
          <table:table-cell table:formula="of:=[.D65]-[.B65]" office:value-type="float" office:value="-3.00387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699.829102" calcext:value-type="float">
            <text:p>699,8</text:p>
          </table:table-cell>
          <table:table-cell office:value-type="float" office:value="-97.843941" calcext:value-type="float">
            <text:p>-97,8</text:p>
          </table:table-cell>
          <table:table-cell office:value-type="float" office:value="-93.542496" calcext:value-type="float">
            <text:p>-93,5</text:p>
          </table:table-cell>
          <table:table-cell table:formula="of:=[.C66]-5.88" office:value-type="float" office:value="-99.422496" calcext:value-type="float">
            <text:p>-99,4</text:p>
          </table:table-cell>
          <table:table-cell table:formula="of:=[.D66]-[.B66]" office:value-type="float" office:value="-1.578554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710.595703" calcext:value-type="float">
            <text:p>710,6</text:p>
          </table:table-cell>
          <table:table-cell office:value-type="float" office:value="-95.667725" calcext:value-type="float">
            <text:p>-95,7</text:p>
          </table:table-cell>
          <table:table-cell office:value-type="float" office:value="-98.264816" calcext:value-type="float">
            <text:p>-98,3</text:p>
          </table:table-cell>
          <table:table-cell table:formula="of:=[.C67]-5.88" office:value-type="float" office:value="-104.144816" calcext:value-type="float">
            <text:p>-104,1</text:p>
          </table:table-cell>
          <table:table-cell table:formula="of:=[.D67]-[.B67]" office:value-type="float" office:value="-8.47709099999999" calcext:value-type="float">
            <text:p>-8,5</text:p>
          </table:table-cell>
          <table:table-cell table:number-columns-repeated="1019"/>
        </table:table-row>
        <table:table-row table:style-name="ro1">
          <table:table-cell office:value-type="float" office:value="721.362305" calcext:value-type="float">
            <text:p>721,4</text:p>
          </table:table-cell>
          <table:table-cell office:value-type="float" office:value="-90.417725" calcext:value-type="float">
            <text:p>-90,4</text:p>
          </table:table-cell>
          <table:table-cell office:value-type="float" office:value="-96.921188" calcext:value-type="float">
            <text:p>-96,9</text:p>
          </table:table-cell>
          <table:table-cell table:formula="of:=[.C68]-5.88" office:value-type="float" office:value="-102.801188" calcext:value-type="float">
            <text:p>-102,8</text:p>
          </table:table-cell>
          <table:table-cell table:formula="of:=[.D68]-[.B68]" office:value-type="float" office:value="-12.383463" calcext:value-type="float">
            <text:p>-12,4</text:p>
          </table:table-cell>
          <table:table-cell table:number-columns-repeated="1019"/>
        </table:table-row>
        <table:table-row table:style-name="ro1">
          <table:table-cell office:value-type="float" office:value="732.128906" calcext:value-type="float">
            <text:p>732,1</text:p>
          </table:table-cell>
          <table:table-cell office:value-type="float" office:value="-92.789238" calcext:value-type="float">
            <text:p>-92,8</text:p>
          </table:table-cell>
          <table:table-cell office:value-type="float" office:value="-95.146935" calcext:value-type="float">
            <text:p>-95,1</text:p>
          </table:table-cell>
          <table:table-cell table:formula="of:=[.C69]-5.88" office:value-type="float" office:value="-101.026935" calcext:value-type="float">
            <text:p>-101,0</text:p>
          </table:table-cell>
          <table:table-cell table:formula="of:=[.D69]-[.B69]" office:value-type="float" office:value="-8.237697" calcext:value-type="float">
            <text:p>-8,2</text:p>
          </table:table-cell>
          <table:table-cell table:number-columns-repeated="1019"/>
        </table:table-row>
        <table:table-row table:style-name="ro1">
          <table:table-cell office:value-type="float" office:value="742.895508" calcext:value-type="float">
            <text:p>742,9</text:p>
          </table:table-cell>
          <table:table-cell office:value-type="float" office:value="-96.674316" calcext:value-type="float">
            <text:p>-96,7</text:p>
          </table:table-cell>
          <table:table-cell office:value-type="float" office:value="-94.274536" calcext:value-type="float">
            <text:p>-94,3</text:p>
          </table:table-cell>
          <table:table-cell table:formula="of:=[.C70]-5.88" office:value-type="float" office:value="-100.154536" calcext:value-type="float">
            <text:p>-100,2</text:p>
          </table:table-cell>
          <table:table-cell table:formula="of:=[.D70]-[.B70]" office:value-type="float" office:value="-3.480219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753.662109" calcext:value-type="float">
            <text:p>753,7</text:p>
          </table:table-cell>
          <table:table-cell office:value-type="float" office:value="-98.235771" calcext:value-type="float">
            <text:p>-98,2</text:p>
          </table:table-cell>
          <table:table-cell office:value-type="float" office:value="-94.007713" calcext:value-type="float">
            <text:p>-94,0</text:p>
          </table:table-cell>
          <table:table-cell table:formula="of:=[.C71]-5.88" office:value-type="float" office:value="-99.887713" calcext:value-type="float">
            <text:p>-99,9</text:p>
          </table:table-cell>
          <table:table-cell table:formula="of:=[.D71]-[.B71]" office:value-type="float" office:value="-1.651941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764.428711" calcext:value-type="float">
            <text:p>764,4</text:p>
          </table:table-cell>
          <table:table-cell office:value-type="float" office:value="-98.373116" calcext:value-type="float">
            <text:p>-98,4</text:p>
          </table:table-cell>
          <table:table-cell office:value-type="float" office:value="-93.160202" calcext:value-type="float">
            <text:p>-93,2</text:p>
          </table:table-cell>
          <table:table-cell table:formula="of:=[.C72]-5.88" office:value-type="float" office:value="-99.040202" calcext:value-type="float">
            <text:p>-99,0</text:p>
          </table:table-cell>
          <table:table-cell table:formula="of:=[.D72]-[.B72]" office:value-type="float" office:value="-0.667085999999998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775.195312" calcext:value-type="float">
            <text:p>775,2</text:p>
          </table:table-cell>
          <table:table-cell office:value-type="float" office:value="-93.825829" calcext:value-type="float">
            <text:p>-93,8</text:p>
          </table:table-cell>
          <table:table-cell office:value-type="float" office:value="-91.269791" calcext:value-type="float">
            <text:p>-91,3</text:p>
          </table:table-cell>
          <table:table-cell table:formula="of:=[.C73]-5.88" office:value-type="float" office:value="-97.149791" calcext:value-type="float">
            <text:p>-97,1</text:p>
          </table:table-cell>
          <table:table-cell table:formula="of:=[.D73]-[.B73]" office:value-type="float" office:value="-3.323961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785.961914" calcext:value-type="float">
            <text:p>786,0</text:p>
          </table:table-cell>
          <table:table-cell office:value-type="float" office:value="-91.626625" calcext:value-type="float">
            <text:p>-91,6</text:p>
          </table:table-cell>
          <table:table-cell office:value-type="float" office:value="-88.035194" calcext:value-type="float">
            <text:p>-88,0</text:p>
          </table:table-cell>
          <table:table-cell table:formula="of:=[.C74]-5.88" office:value-type="float" office:value="-93.915194" calcext:value-type="float">
            <text:p>-93,9</text:p>
          </table:table-cell>
          <table:table-cell table:formula="of:=[.D74]-[.B74]" office:value-type="float" office:value="-2.28856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796.728516" calcext:value-type="float">
            <text:p>796,7</text:p>
          </table:table-cell>
          <table:table-cell office:value-type="float" office:value="-97.500069" calcext:value-type="float">
            <text:p>-97,5</text:p>
          </table:table-cell>
          <table:table-cell office:value-type="float" office:value="-88.307571" calcext:value-type="float">
            <text:p>-88,3</text:p>
          </table:table-cell>
          <table:table-cell table:formula="of:=[.C75]-5.88" office:value-type="float" office:value="-94.187571" calcext:value-type="float">
            <text:p>-94,2</text:p>
          </table:table-cell>
          <table:table-cell table:formula="of:=[.D75]-[.B75]" office:value-type="float" office:value="3.312498" calcext:value-type="float">
            <text:p>3,3</text:p>
          </table:table-cell>
          <table:table-cell table:number-columns-repeated="1019"/>
        </table:table-row>
        <table:table-row table:style-name="ro1">
          <table:table-cell office:value-type="float" office:value="807.495117" calcext:value-type="float">
            <text:p>807,5</text:p>
          </table:table-cell>
          <table:table-cell office:value-type="float" office:value="-91.403633" calcext:value-type="float">
            <text:p>-91,4</text:p>
          </table:table-cell>
          <table:table-cell office:value-type="float" office:value="-83.82769" calcext:value-type="float">
            <text:p>-83,8</text:p>
          </table:table-cell>
          <table:table-cell table:formula="of:=[.C76]-5.88" office:value-type="float" office:value="-89.70769" calcext:value-type="float">
            <text:p>-89,7</text:p>
          </table:table-cell>
          <table:table-cell table:formula="of:=[.D76]-[.B76]" office:value-type="float" office:value="1.695943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818.261719" calcext:value-type="float">
            <text:p>818,3</text:p>
          </table:table-cell>
          <table:table-cell office:value-type="float" office:value="-77.762566" calcext:value-type="float">
            <text:p>-77,8</text:p>
          </table:table-cell>
          <table:table-cell office:value-type="float" office:value="-73.473175" calcext:value-type="float">
            <text:p>-73,5</text:p>
          </table:table-cell>
          <table:table-cell table:formula="of:=[.C77]-5.88" office:value-type="float" office:value="-79.353175" calcext:value-type="float">
            <text:p>-79,4</text:p>
          </table:table-cell>
          <table:table-cell table:formula="of:=[.D77]-[.B77]" office:value-type="float" office:value="-1.590608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829.02832" calcext:value-type="float">
            <text:p>829,0</text:p>
          </table:table-cell>
          <table:table-cell office:value-type="float" office:value="-77.498207" calcext:value-type="float">
            <text:p>-77,5</text:p>
          </table:table-cell>
          <table:table-cell office:value-type="float" office:value="-72.681595" calcext:value-type="float">
            <text:p>-72,7</text:p>
          </table:table-cell>
          <table:table-cell table:formula="of:=[.C78]-5.88" office:value-type="float" office:value="-78.561595" calcext:value-type="float">
            <text:p>-78,6</text:p>
          </table:table-cell>
          <table:table-cell table:formula="of:=[.D78]-[.B78]" office:value-type="float" office:value="-1.063388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839.794922" calcext:value-type="float">
            <text:p>839,8</text:p>
          </table:table-cell>
          <table:table-cell office:value-type="float" office:value="-90.509232" calcext:value-type="float">
            <text:p>-90,5</text:p>
          </table:table-cell>
          <table:table-cell office:value-type="float" office:value="-80.000046" calcext:value-type="float">
            <text:p>-80,0</text:p>
          </table:table-cell>
          <table:table-cell table:formula="of:=[.C79]-5.88" office:value-type="float" office:value="-85.880046" calcext:value-type="float">
            <text:p>-85,9</text:p>
          </table:table-cell>
          <table:table-cell table:formula="of:=[.D79]-[.B79]" office:value-type="float" office:value="4.629186" calcext:value-type="float">
            <text:p>4,6</text:p>
          </table:table-cell>
          <table:table-cell table:number-columns-repeated="1019"/>
        </table:table-row>
        <table:table-row table:style-name="ro1">
          <table:table-cell office:value-type="float" office:value="850.561523" calcext:value-type="float">
            <text:p>850,6</text:p>
          </table:table-cell>
          <table:table-cell office:value-type="float" office:value="-93.475533" calcext:value-type="float">
            <text:p>-93,5</text:p>
          </table:table-cell>
          <table:table-cell office:value-type="float" office:value="-86.360191" calcext:value-type="float">
            <text:p>-86,4</text:p>
          </table:table-cell>
          <table:table-cell table:formula="of:=[.C80]-5.88" office:value-type="float" office:value="-92.240191" calcext:value-type="float">
            <text:p>-92,2</text:p>
          </table:table-cell>
          <table:table-cell table:formula="of:=[.D80]-[.B80]" office:value-type="float" office:value="1.235342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861.328125" calcext:value-type="float">
            <text:p>861,3</text:p>
          </table:table-cell>
          <table:table-cell office:value-type="float" office:value="-92.619186" calcext:value-type="float">
            <text:p>-92,6</text:p>
          </table:table-cell>
          <table:table-cell office:value-type="float" office:value="-87.460602" calcext:value-type="float">
            <text:p>-87,5</text:p>
          </table:table-cell>
          <table:table-cell table:formula="of:=[.C81]-5.88" office:value-type="float" office:value="-93.340602" calcext:value-type="float">
            <text:p>-93,3</text:p>
          </table:table-cell>
          <table:table-cell table:formula="of:=[.D81]-[.B81]" office:value-type="float" office:value="-0.721415999999991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872.094727" calcext:value-type="float">
            <text:p>872,1</text:p>
          </table:table-cell>
          <table:table-cell office:value-type="float" office:value="-94.344223" calcext:value-type="float">
            <text:p>-94,3</text:p>
          </table:table-cell>
          <table:table-cell office:value-type="float" office:value="-91.487488" calcext:value-type="float">
            <text:p>-91,5</text:p>
          </table:table-cell>
          <table:table-cell table:formula="of:=[.C82]-5.88" office:value-type="float" office:value="-97.367488" calcext:value-type="float">
            <text:p>-97,4</text:p>
          </table:table-cell>
          <table:table-cell table:formula="of:=[.D82]-[.B82]" office:value-type="float" office:value="-3.023264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882.861328" calcext:value-type="float">
            <text:p>882,9</text:p>
          </table:table-cell>
          <table:table-cell office:value-type="float" office:value="-96.757393" calcext:value-type="float">
            <text:p>-96,8</text:p>
          </table:table-cell>
          <table:table-cell office:value-type="float" office:value="-93.997185" calcext:value-type="float">
            <text:p>-94,0</text:p>
          </table:table-cell>
          <table:table-cell table:formula="of:=[.C83]-5.88" office:value-type="float" office:value="-99.877185" calcext:value-type="float">
            <text:p>-99,9</text:p>
          </table:table-cell>
          <table:table-cell table:formula="of:=[.D83]-[.B83]" office:value-type="float" office:value="-3.119792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893.62793" calcext:value-type="float">
            <text:p>893,6</text:p>
          </table:table-cell>
          <table:table-cell office:value-type="float" office:value="-96.101677" calcext:value-type="float">
            <text:p>-96,1</text:p>
          </table:table-cell>
          <table:table-cell office:value-type="float" office:value="-90.194321" calcext:value-type="float">
            <text:p>-90,2</text:p>
          </table:table-cell>
          <table:table-cell table:formula="of:=[.C84]-5.88" office:value-type="float" office:value="-96.074321" calcext:value-type="float">
            <text:p>-96,1</text:p>
          </table:table-cell>
          <table:table-cell table:formula="of:=[.D84]-[.B84]" office:value-type="float" office:value="0.0273559999999975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904.394531" calcext:value-type="float">
            <text:p>904,4</text:p>
          </table:table-cell>
          <table:table-cell office:value-type="float" office:value="-92.921967" calcext:value-type="float">
            <text:p>-92,9</text:p>
          </table:table-cell>
          <table:table-cell office:value-type="float" office:value="-87.774353" calcext:value-type="float">
            <text:p>-87,8</text:p>
          </table:table-cell>
          <table:table-cell table:formula="of:=[.C85]-5.88" office:value-type="float" office:value="-93.654353" calcext:value-type="float">
            <text:p>-93,7</text:p>
          </table:table-cell>
          <table:table-cell table:formula="of:=[.D85]-[.B85]" office:value-type="float" office:value="-0.732386000000005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915.161133" calcext:value-type="float">
            <text:p>915,2</text:p>
          </table:table-cell>
          <table:table-cell office:value-type="float" office:value="-97.36235" calcext:value-type="float">
            <text:p>-97,4</text:p>
          </table:table-cell>
          <table:table-cell office:value-type="float" office:value="-91.434242" calcext:value-type="float">
            <text:p>-91,4</text:p>
          </table:table-cell>
          <table:table-cell table:formula="of:=[.C86]-5.88" office:value-type="float" office:value="-97.314242" calcext:value-type="float">
            <text:p>-97,3</text:p>
          </table:table-cell>
          <table:table-cell table:formula="of:=[.D86]-[.B86]" office:value-type="float" office:value="0.0481080000000134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925.927734" calcext:value-type="float">
            <text:p>925,9</text:p>
          </table:table-cell>
          <table:table-cell office:value-type="float" office:value="-100.809372" calcext:value-type="float">
            <text:p>-100,8</text:p>
          </table:table-cell>
          <table:table-cell office:value-type="float" office:value="-96.367241" calcext:value-type="float">
            <text:p>-96,4</text:p>
          </table:table-cell>
          <table:table-cell table:formula="of:=[.C87]-5.88" office:value-type="float" office:value="-102.247241" calcext:value-type="float">
            <text:p>-102,2</text:p>
          </table:table-cell>
          <table:table-cell table:formula="of:=[.D87]-[.B87]" office:value-type="float" office:value="-1.43786900000001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936.694336" calcext:value-type="float">
            <text:p>936,7</text:p>
          </table:table-cell>
          <table:table-cell office:value-type="float" office:value="-99.360229" calcext:value-type="float">
            <text:p>-99,4</text:p>
          </table:table-cell>
          <table:table-cell office:value-type="float" office:value="-99.543404" calcext:value-type="float">
            <text:p>-99,5</text:p>
          </table:table-cell>
          <table:table-cell table:formula="of:=[.C88]-5.88" office:value-type="float" office:value="-105.423404" calcext:value-type="float">
            <text:p>-105,4</text:p>
          </table:table-cell>
          <table:table-cell table:formula="of:=[.D88]-[.B88]" office:value-type="float" office:value="-6.06317499999999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947.460938" calcext:value-type="float">
            <text:p>947,5</text:p>
          </table:table-cell>
          <table:table-cell office:value-type="float" office:value="-97.426834" calcext:value-type="float">
            <text:p>-97,4</text:p>
          </table:table-cell>
          <table:table-cell office:value-type="float" office:value="-94.648232" calcext:value-type="float">
            <text:p>-94,6</text:p>
          </table:table-cell>
          <table:table-cell table:formula="of:=[.C89]-5.88" office:value-type="float" office:value="-100.528232" calcext:value-type="float">
            <text:p>-100,5</text:p>
          </table:table-cell>
          <table:table-cell table:formula="of:=[.D89]-[.B89]" office:value-type="float" office:value="-3.101397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958.227539" calcext:value-type="float">
            <text:p>958,2</text:p>
          </table:table-cell>
          <table:table-cell office:value-type="float" office:value="-91.954628" calcext:value-type="float">
            <text:p>-92,0</text:p>
          </table:table-cell>
          <table:table-cell office:value-type="float" office:value="-92.891502" calcext:value-type="float">
            <text:p>-92,9</text:p>
          </table:table-cell>
          <table:table-cell table:formula="of:=[.C90]-5.88" office:value-type="float" office:value="-98.771502" calcext:value-type="float">
            <text:p>-98,8</text:p>
          </table:table-cell>
          <table:table-cell table:formula="of:=[.D90]-[.B90]" office:value-type="float" office:value="-6.816874" calcext:value-type="float">
            <text:p>-6,8</text:p>
          </table:table-cell>
          <table:table-cell table:number-columns-repeated="1019"/>
        </table:table-row>
        <table:table-row table:style-name="ro1">
          <table:table-cell office:value-type="float" office:value="968.994141" calcext:value-type="float">
            <text:p>969,0</text:p>
          </table:table-cell>
          <table:table-cell office:value-type="float" office:value="-91.535202" calcext:value-type="float">
            <text:p>-91,5</text:p>
          </table:table-cell>
          <table:table-cell office:value-type="float" office:value="-92.600166" calcext:value-type="float">
            <text:p>-92,6</text:p>
          </table:table-cell>
          <table:table-cell table:formula="of:=[.C91]-5.88" office:value-type="float" office:value="-98.480166" calcext:value-type="float">
            <text:p>-98,5</text:p>
          </table:table-cell>
          <table:table-cell table:formula="of:=[.D91]-[.B91]" office:value-type="float" office:value="-6.944964" calcext:value-type="float">
            <text:p>-6,9</text:p>
          </table:table-cell>
          <table:table-cell table:number-columns-repeated="1019"/>
        </table:table-row>
        <table:table-row table:style-name="ro1">
          <table:table-cell office:value-type="float" office:value="979.760742" calcext:value-type="float">
            <text:p>979,8</text:p>
          </table:table-cell>
          <table:table-cell office:value-type="float" office:value="-97.715775" calcext:value-type="float">
            <text:p>-97,7</text:p>
          </table:table-cell>
          <table:table-cell office:value-type="float" office:value="-90.823204" calcext:value-type="float">
            <text:p>-90,8</text:p>
          </table:table-cell>
          <table:table-cell table:formula="of:=[.C92]-5.88" office:value-type="float" office:value="-96.703204" calcext:value-type="float">
            <text:p>-96,7</text:p>
          </table:table-cell>
          <table:table-cell table:formula="of:=[.D92]-[.B92]" office:value-type="float" office:value="1.01257099999999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990.527344" calcext:value-type="float">
            <text:p>990,5</text:p>
          </table:table-cell>
          <table:table-cell office:value-type="float" office:value="-98.187653" calcext:value-type="float">
            <text:p>-98,2</text:p>
          </table:table-cell>
          <table:table-cell office:value-type="float" office:value="-91.472786" calcext:value-type="float">
            <text:p>-91,5</text:p>
          </table:table-cell>
          <table:table-cell table:formula="of:=[.C93]-5.88" office:value-type="float" office:value="-97.352786" calcext:value-type="float">
            <text:p>-97,4</text:p>
          </table:table-cell>
          <table:table-cell table:formula="of:=[.D93]-[.B93]" office:value-type="float" office:value="0.834867000000003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001.293945" calcext:value-type="float">
            <text:p>1001,3</text:p>
          </table:table-cell>
          <table:table-cell office:value-type="float" office:value="-95.395737" calcext:value-type="float">
            <text:p>-95,4</text:p>
          </table:table-cell>
          <table:table-cell office:value-type="float" office:value="-96.855736" calcext:value-type="float">
            <text:p>-96,9</text:p>
          </table:table-cell>
          <table:table-cell table:formula="of:=[.C94]-5.88" office:value-type="float" office:value="-102.735736" calcext:value-type="float">
            <text:p>-102,7</text:p>
          </table:table-cell>
          <table:table-cell table:formula="of:=[.D94]-[.B94]" office:value-type="float" office:value="-7.33999899999999" calcext:value-type="float">
            <text:p>-7,3</text:p>
          </table:table-cell>
          <table:table-cell table:number-columns-repeated="1019"/>
        </table:table-row>
        <table:table-row table:style-name="ro1">
          <table:table-cell office:value-type="float" office:value="1012.060547" calcext:value-type="float">
            <text:p>1012,1</text:p>
          </table:table-cell>
          <table:table-cell office:value-type="float" office:value="-93.535934" calcext:value-type="float">
            <text:p>-93,5</text:p>
          </table:table-cell>
          <table:table-cell office:value-type="float" office:value="-95.179428" calcext:value-type="float">
            <text:p>-95,2</text:p>
          </table:table-cell>
          <table:table-cell table:formula="of:=[.C95]-5.88" office:value-type="float" office:value="-101.059428" calcext:value-type="float">
            <text:p>-101,1</text:p>
          </table:table-cell>
          <table:table-cell table:formula="of:=[.D95]-[.B95]" office:value-type="float" office:value="-7.523494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1022.827148" calcext:value-type="float">
            <text:p>1022,8</text:p>
          </table:table-cell>
          <table:table-cell office:value-type="float" office:value="-89.600616" calcext:value-type="float">
            <text:p>-89,6</text:p>
          </table:table-cell>
          <table:table-cell office:value-type="float" office:value="-90.643402" calcext:value-type="float">
            <text:p>-90,6</text:p>
          </table:table-cell>
          <table:table-cell table:formula="of:=[.C96]-5.88" office:value-type="float" office:value="-96.523402" calcext:value-type="float">
            <text:p>-96,5</text:p>
          </table:table-cell>
          <table:table-cell table:formula="of:=[.D96]-[.B96]" office:value-type="float" office:value="-6.92278599999999" calcext:value-type="float">
            <text:p>-6,9</text:p>
          </table:table-cell>
          <table:table-cell table:number-columns-repeated="1019"/>
        </table:table-row>
        <table:table-row table:style-name="ro1">
          <table:table-cell office:value-type="float" office:value="1033.59375" calcext:value-type="float">
            <text:p>1033,6</text:p>
          </table:table-cell>
          <table:table-cell office:value-type="float" office:value="-92.322258" calcext:value-type="float">
            <text:p>-92,3</text:p>
          </table:table-cell>
          <table:table-cell office:value-type="float" office:value="-90.822548" calcext:value-type="float">
            <text:p>-90,8</text:p>
          </table:table-cell>
          <table:table-cell table:formula="of:=[.C97]-5.88" office:value-type="float" office:value="-96.702548" calcext:value-type="float">
            <text:p>-96,7</text:p>
          </table:table-cell>
          <table:table-cell table:formula="of:=[.D97]-[.B97]" office:value-type="float" office:value="-4.380289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044.360352" calcext:value-type="float">
            <text:p>1044,4</text:p>
          </table:table-cell>
          <table:table-cell office:value-type="float" office:value="-98.679176" calcext:value-type="float">
            <text:p>-98,7</text:p>
          </table:table-cell>
          <table:table-cell office:value-type="float" office:value="-93.419022" calcext:value-type="float">
            <text:p>-93,4</text:p>
          </table:table-cell>
          <table:table-cell table:formula="of:=[.C98]-5.88" office:value-type="float" office:value="-99.299022" calcext:value-type="float">
            <text:p>-99,3</text:p>
          </table:table-cell>
          <table:table-cell table:formula="of:=[.D98]-[.B98]" office:value-type="float" office:value="-0.619845999999995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055.126953" calcext:value-type="float">
            <text:p>1055,1</text:p>
          </table:table-cell>
          <table:table-cell office:value-type="float" office:value="-95.96254" calcext:value-type="float">
            <text:p>-96,0</text:p>
          </table:table-cell>
          <table:table-cell office:value-type="float" office:value="-92.112495" calcext:value-type="float">
            <text:p>-92,1</text:p>
          </table:table-cell>
          <table:table-cell table:formula="of:=[.C99]-5.88" office:value-type="float" office:value="-97.992495" calcext:value-type="float">
            <text:p>-98,0</text:p>
          </table:table-cell>
          <table:table-cell table:formula="of:=[.D99]-[.B99]" office:value-type="float" office:value="-2.029954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065.893555" calcext:value-type="float">
            <text:p>1065,9</text:p>
          </table:table-cell>
          <table:table-cell office:value-type="float" office:value="-95.473595" calcext:value-type="float">
            <text:p>-95,5</text:p>
          </table:table-cell>
          <table:table-cell office:value-type="float" office:value="-90.161392" calcext:value-type="float">
            <text:p>-90,2</text:p>
          </table:table-cell>
          <table:table-cell table:formula="of:=[.C100]-5.88" office:value-type="float" office:value="-96.041392" calcext:value-type="float">
            <text:p>-96,0</text:p>
          </table:table-cell>
          <table:table-cell table:formula="of:=[.D100]-[.B100]" office:value-type="float" office:value="-0.567796999999999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076.660156" calcext:value-type="float">
            <text:p>1076,7</text:p>
          </table:table-cell>
          <table:table-cell office:value-type="float" office:value="-94.195442" calcext:value-type="float">
            <text:p>-94,2</text:p>
          </table:table-cell>
          <table:table-cell office:value-type="float" office:value="-91.074585" calcext:value-type="float">
            <text:p>-91,1</text:p>
          </table:table-cell>
          <table:table-cell table:formula="of:=[.C101]-5.88" office:value-type="float" office:value="-96.954585" calcext:value-type="float">
            <text:p>-97,0</text:p>
          </table:table-cell>
          <table:table-cell table:formula="of:=[.D101]-[.B101]" office:value-type="float" office:value="-2.759142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087.426758" calcext:value-type="float">
            <text:p>1087,4</text:p>
          </table:table-cell>
          <table:table-cell office:value-type="float" office:value="-93.215843" calcext:value-type="float">
            <text:p>-93,2</text:p>
          </table:table-cell>
          <table:table-cell office:value-type="float" office:value="-89.630844" calcext:value-type="float">
            <text:p>-89,6</text:p>
          </table:table-cell>
          <table:table-cell table:formula="of:=[.C102]-5.88" office:value-type="float" office:value="-95.510844" calcext:value-type="float">
            <text:p>-95,5</text:p>
          </table:table-cell>
          <table:table-cell table:formula="of:=[.D102]-[.B102]" office:value-type="float" office:value="-2.29500099999998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098.193359" calcext:value-type="float">
            <text:p>1098,2</text:p>
          </table:table-cell>
          <table:table-cell office:value-type="float" office:value="-97.070412" calcext:value-type="float">
            <text:p>-97,1</text:p>
          </table:table-cell>
          <table:table-cell office:value-type="float" office:value="-89.603958" calcext:value-type="float">
            <text:p>-89,6</text:p>
          </table:table-cell>
          <table:table-cell table:formula="of:=[.C103]-5.88" office:value-type="float" office:value="-95.483958" calcext:value-type="float">
            <text:p>-95,5</text:p>
          </table:table-cell>
          <table:table-cell table:formula="of:=[.D103]-[.B103]" office:value-type="float" office:value="1.586454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108.959961" calcext:value-type="float">
            <text:p>1109,0</text:p>
          </table:table-cell>
          <table:table-cell office:value-type="float" office:value="-99.805763" calcext:value-type="float">
            <text:p>-99,8</text:p>
          </table:table-cell>
          <table:table-cell office:value-type="float" office:value="-91.947716" calcext:value-type="float">
            <text:p>-91,9</text:p>
          </table:table-cell>
          <table:table-cell table:formula="of:=[.C104]-5.88" office:value-type="float" office:value="-97.827716" calcext:value-type="float">
            <text:p>-97,8</text:p>
          </table:table-cell>
          <table:table-cell table:formula="of:=[.D104]-[.B104]" office:value-type="float" office:value="1.978047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1119.726562" calcext:value-type="float">
            <text:p>1119,7</text:p>
          </table:table-cell>
          <table:table-cell office:value-type="float" office:value="-100.124664" calcext:value-type="float">
            <text:p>-100,1</text:p>
          </table:table-cell>
          <table:table-cell office:value-type="float" office:value="-96.898361" calcext:value-type="float">
            <text:p>-96,9</text:p>
          </table:table-cell>
          <table:table-cell table:formula="of:=[.C105]-5.88" office:value-type="float" office:value="-102.778361" calcext:value-type="float">
            <text:p>-102,8</text:p>
          </table:table-cell>
          <table:table-cell table:formula="of:=[.D105]-[.B105]" office:value-type="float" office:value="-2.653696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130.493164" calcext:value-type="float">
            <text:p>1130,5</text:p>
          </table:table-cell>
          <table:table-cell office:value-type="float" office:value="-101.337685" calcext:value-type="float">
            <text:p>-101,3</text:p>
          </table:table-cell>
          <table:table-cell office:value-type="float" office:value="-96.474342" calcext:value-type="float">
            <text:p>-96,5</text:p>
          </table:table-cell>
          <table:table-cell table:formula="of:=[.C106]-5.88" office:value-type="float" office:value="-102.354342" calcext:value-type="float">
            <text:p>-102,4</text:p>
          </table:table-cell>
          <table:table-cell table:formula="of:=[.D106]-[.B106]" office:value-type="float" office:value="-1.016657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141.259766" calcext:value-type="float">
            <text:p>1141,3</text:p>
          </table:table-cell>
          <table:table-cell office:value-type="float" office:value="-97.169327" calcext:value-type="float">
            <text:p>-97,2</text:p>
          </table:table-cell>
          <table:table-cell office:value-type="float" office:value="-93.32431" calcext:value-type="float">
            <text:p>-93,3</text:p>
          </table:table-cell>
          <table:table-cell table:formula="of:=[.C107]-5.88" office:value-type="float" office:value="-99.20431" calcext:value-type="float">
            <text:p>-99,2</text:p>
          </table:table-cell>
          <table:table-cell table:formula="of:=[.D107]-[.B107]" office:value-type="float" office:value="-2.034983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152.026367" calcext:value-type="float">
            <text:p>1152,0</text:p>
          </table:table-cell>
          <table:table-cell office:value-type="float" office:value="-97.323006" calcext:value-type="float">
            <text:p>-97,3</text:p>
          </table:table-cell>
          <table:table-cell office:value-type="float" office:value="-93.662498" calcext:value-type="float">
            <text:p>-93,7</text:p>
          </table:table-cell>
          <table:table-cell table:formula="of:=[.C108]-5.88" office:value-type="float" office:value="-99.542498" calcext:value-type="float">
            <text:p>-99,5</text:p>
          </table:table-cell>
          <table:table-cell table:formula="of:=[.D108]-[.B108]" office:value-type="float" office:value="-2.219491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162.792969" calcext:value-type="float">
            <text:p>1162,8</text:p>
          </table:table-cell>
          <table:table-cell office:value-type="float" office:value="-98.476372" calcext:value-type="float">
            <text:p>-98,5</text:p>
          </table:table-cell>
          <table:table-cell office:value-type="float" office:value="-91.975227" calcext:value-type="float">
            <text:p>-92,0</text:p>
          </table:table-cell>
          <table:table-cell table:formula="of:=[.C109]-5.88" office:value-type="float" office:value="-97.855227" calcext:value-type="float">
            <text:p>-97,9</text:p>
          </table:table-cell>
          <table:table-cell table:formula="of:=[.D109]-[.B109]" office:value-type="float" office:value="0.621144999999999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173.55957" calcext:value-type="float">
            <text:p>1173,6</text:p>
          </table:table-cell>
          <table:table-cell office:value-type="float" office:value="-97.043427" calcext:value-type="float">
            <text:p>-97,0</text:p>
          </table:table-cell>
          <table:table-cell office:value-type="float" office:value="-87.81868" calcext:value-type="float">
            <text:p>-87,8</text:p>
          </table:table-cell>
          <table:table-cell table:formula="of:=[.C110]-5.88" office:value-type="float" office:value="-93.69868" calcext:value-type="float">
            <text:p>-93,7</text:p>
          </table:table-cell>
          <table:table-cell table:formula="of:=[.D110]-[.B110]" office:value-type="float" office:value="3.344747" calcext:value-type="float">
            <text:p>3,3</text:p>
          </table:table-cell>
          <table:table-cell table:number-columns-repeated="1019"/>
        </table:table-row>
        <table:table-row table:style-name="ro1">
          <table:table-cell office:value-type="float" office:value="1184.326172" calcext:value-type="float">
            <text:p>1184,3</text:p>
          </table:table-cell>
          <table:table-cell office:value-type="float" office:value="-96.354004" calcext:value-type="float">
            <text:p>-96,4</text:p>
          </table:table-cell>
          <table:table-cell office:value-type="float" office:value="-86.412888" calcext:value-type="float">
            <text:p>-86,4</text:p>
          </table:table-cell>
          <table:table-cell table:formula="of:=[.C111]-5.88" office:value-type="float" office:value="-92.292888" calcext:value-type="float">
            <text:p>-92,3</text:p>
          </table:table-cell>
          <table:table-cell table:formula="of:=[.D111]-[.B111]" office:value-type="float" office:value="4.06111600000001" calcext:value-type="float">
            <text:p>4,1</text:p>
          </table:table-cell>
          <table:table-cell table:number-columns-repeated="1019"/>
        </table:table-row>
        <table:table-row table:style-name="ro1">
          <table:table-cell office:value-type="float" office:value="1195.092773" calcext:value-type="float">
            <text:p>1195,1</text:p>
          </table:table-cell>
          <table:table-cell office:value-type="float" office:value="-90.850708" calcext:value-type="float">
            <text:p>-90,9</text:p>
          </table:table-cell>
          <table:table-cell office:value-type="float" office:value="-84.52903" calcext:value-type="float">
            <text:p>-84,5</text:p>
          </table:table-cell>
          <table:table-cell table:formula="of:=[.C112]-5.88" office:value-type="float" office:value="-90.40903" calcext:value-type="float">
            <text:p>-90,4</text:p>
          </table:table-cell>
          <table:table-cell table:formula="of:=[.D112]-[.B112]" office:value-type="float" office:value="0.441677999999996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205.859375" calcext:value-type="float">
            <text:p>1205,9</text:p>
          </table:table-cell>
          <table:table-cell office:value-type="float" office:value="-93.006386" calcext:value-type="float">
            <text:p>-93,0</text:p>
          </table:table-cell>
          <table:table-cell office:value-type="float" office:value="-84.982201" calcext:value-type="float">
            <text:p>-85,0</text:p>
          </table:table-cell>
          <table:table-cell table:formula="of:=[.C113]-5.88" office:value-type="float" office:value="-90.862201" calcext:value-type="float">
            <text:p>-90,9</text:p>
          </table:table-cell>
          <table:table-cell table:formula="of:=[.D113]-[.B113]" office:value-type="float" office:value="2.14418500000001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1216.625977" calcext:value-type="float">
            <text:p>1216,6</text:p>
          </table:table-cell>
          <table:table-cell office:value-type="float" office:value="-99.226379" calcext:value-type="float">
            <text:p>-99,2</text:p>
          </table:table-cell>
          <table:table-cell office:value-type="float" office:value="-84.649376" calcext:value-type="float">
            <text:p>-84,6</text:p>
          </table:table-cell>
          <table:table-cell table:formula="of:=[.C114]-5.88" office:value-type="float" office:value="-90.529376" calcext:value-type="float">
            <text:p>-90,5</text:p>
          </table:table-cell>
          <table:table-cell table:formula="of:=[.D114]-[.B114]" office:value-type="float" office:value="8.697003" calcext:value-type="float">
            <text:p>8,7</text:p>
          </table:table-cell>
          <table:table-cell table:number-columns-repeated="1019"/>
        </table:table-row>
        <table:table-row table:style-name="ro1">
          <table:table-cell office:value-type="float" office:value="1227.392578" calcext:value-type="float">
            <text:p>1227,4</text:p>
          </table:table-cell>
          <table:table-cell office:value-type="float" office:value="-84.32267" calcext:value-type="float">
            <text:p>-84,3</text:p>
          </table:table-cell>
          <table:table-cell office:value-type="float" office:value="-78.104187" calcext:value-type="float">
            <text:p>-78,1</text:p>
          </table:table-cell>
          <table:table-cell table:formula="of:=[.C115]-5.88" office:value-type="float" office:value="-83.984187" calcext:value-type="float">
            <text:p>-84,0</text:p>
          </table:table-cell>
          <table:table-cell table:formula="of:=[.D115]-[.B115]" office:value-type="float" office:value="0.338483000000011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238.15918" calcext:value-type="float">
            <text:p>1238,2</text:p>
          </table:table-cell>
          <table:table-cell office:value-type="float" office:value="-81.01136" calcext:value-type="float">
            <text:p>-81,0</text:p>
          </table:table-cell>
          <table:table-cell office:value-type="float" office:value="-75.385902" calcext:value-type="float">
            <text:p>-75,4</text:p>
          </table:table-cell>
          <table:table-cell table:formula="of:=[.C116]-5.88" office:value-type="float" office:value="-81.265902" calcext:value-type="float">
            <text:p>-81,3</text:p>
          </table:table-cell>
          <table:table-cell table:formula="of:=[.D116]-[.B116]" office:value-type="float" office:value="-0.254542000000001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248.925781" calcext:value-type="float">
            <text:p>1248,9</text:p>
          </table:table-cell>
          <table:table-cell office:value-type="float" office:value="-90.238846" calcext:value-type="float">
            <text:p>-90,2</text:p>
          </table:table-cell>
          <table:table-cell office:value-type="float" office:value="-83.507858" calcext:value-type="float">
            <text:p>-83,5</text:p>
          </table:table-cell>
          <table:table-cell table:formula="of:=[.C117]-5.88" office:value-type="float" office:value="-89.387858" calcext:value-type="float">
            <text:p>-89,4</text:p>
          </table:table-cell>
          <table:table-cell table:formula="of:=[.D117]-[.B117]" office:value-type="float" office:value="0.850988000000001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1259.692383" calcext:value-type="float">
            <text:p>1259,7</text:p>
          </table:table-cell>
          <table:table-cell office:value-type="float" office:value="-95.419502" calcext:value-type="float">
            <text:p>-95,4</text:p>
          </table:table-cell>
          <table:table-cell office:value-type="float" office:value="-83.899117" calcext:value-type="float">
            <text:p>-83,9</text:p>
          </table:table-cell>
          <table:table-cell table:formula="of:=[.C118]-5.88" office:value-type="float" office:value="-89.779117" calcext:value-type="float">
            <text:p>-89,8</text:p>
          </table:table-cell>
          <table:table-cell table:formula="of:=[.D118]-[.B118]" office:value-type="float" office:value="5.640385" calcext:value-type="float">
            <text:p>5,6</text:p>
          </table:table-cell>
          <table:table-cell table:number-columns-repeated="1019"/>
        </table:table-row>
        <table:table-row table:style-name="ro1">
          <table:table-cell office:value-type="float" office:value="1270.458984" calcext:value-type="float">
            <text:p>1270,5</text:p>
          </table:table-cell>
          <table:table-cell office:value-type="float" office:value="-95.301003" calcext:value-type="float">
            <text:p>-95,3</text:p>
          </table:table-cell>
          <table:table-cell office:value-type="float" office:value="-87.572418" calcext:value-type="float">
            <text:p>-87,6</text:p>
          </table:table-cell>
          <table:table-cell table:formula="of:=[.C119]-5.88" office:value-type="float" office:value="-93.452418" calcext:value-type="float">
            <text:p>-93,5</text:p>
          </table:table-cell>
          <table:table-cell table:formula="of:=[.D119]-[.B119]" office:value-type="float" office:value="1.848585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281.225586" calcext:value-type="float">
            <text:p>1281,2</text:p>
          </table:table-cell>
          <table:table-cell office:value-type="float" office:value="-97.704819" calcext:value-type="float">
            <text:p>-97,7</text:p>
          </table:table-cell>
          <table:table-cell office:value-type="float" office:value="-84.31636" calcext:value-type="float">
            <text:p>-84,3</text:p>
          </table:table-cell>
          <table:table-cell table:formula="of:=[.C120]-5.88" office:value-type="float" office:value="-90.19636" calcext:value-type="float">
            <text:p>-90,2</text:p>
          </table:table-cell>
          <table:table-cell table:formula="of:=[.D120]-[.B120]" office:value-type="float" office:value="7.508459" calcext:value-type="float">
            <text:p>7,5</text:p>
          </table:table-cell>
          <table:table-cell table:number-columns-repeated="1019"/>
        </table:table-row>
        <table:table-row table:style-name="ro1">
          <table:table-cell office:value-type="float" office:value="1291.992188" calcext:value-type="float">
            <text:p>1292,0</text:p>
          </table:table-cell>
          <table:table-cell office:value-type="float" office:value="-98.986389" calcext:value-type="float">
            <text:p>-99,0</text:p>
          </table:table-cell>
          <table:table-cell office:value-type="float" office:value="-82.423851" calcext:value-type="float">
            <text:p>-82,4</text:p>
          </table:table-cell>
          <table:table-cell table:formula="of:=[.C121]-5.88" office:value-type="float" office:value="-88.303851" calcext:value-type="float">
            <text:p>-88,3</text:p>
          </table:table-cell>
          <table:table-cell table:formula="of:=[.D121]-[.B121]" office:value-type="float" office:value="10.682538" calcext:value-type="float">
            <text:p>10,7</text:p>
          </table:table-cell>
          <table:table-cell table:number-columns-repeated="1019"/>
        </table:table-row>
        <table:table-row table:style-name="ro1">
          <table:table-cell office:value-type="float" office:value="1302.758789" calcext:value-type="float">
            <text:p>1302,8</text:p>
          </table:table-cell>
          <table:table-cell office:value-type="float" office:value="-100.495811" calcext:value-type="float">
            <text:p>-100,5</text:p>
          </table:table-cell>
          <table:table-cell office:value-type="float" office:value="-86.843712" calcext:value-type="float">
            <text:p>-86,8</text:p>
          </table:table-cell>
          <table:table-cell table:formula="of:=[.C122]-5.88" office:value-type="float" office:value="-92.723712" calcext:value-type="float">
            <text:p>-92,7</text:p>
          </table:table-cell>
          <table:table-cell table:formula="of:=[.D122]-[.B122]" office:value-type="float" office:value="7.77209900000001" calcext:value-type="float">
            <text:p>7,8</text:p>
          </table:table-cell>
          <table:table-cell table:number-columns-repeated="1019"/>
        </table:table-row>
        <table:table-row table:style-name="ro1">
          <table:table-cell office:value-type="float" office:value="1313.525391" calcext:value-type="float">
            <text:p>1313,5</text:p>
          </table:table-cell>
          <table:table-cell office:value-type="float" office:value="-98.261772" calcext:value-type="float">
            <text:p>-98,3</text:p>
          </table:table-cell>
          <table:table-cell office:value-type="float" office:value="-92.488213" calcext:value-type="float">
            <text:p>-92,5</text:p>
          </table:table-cell>
          <table:table-cell table:formula="of:=[.C123]-5.88" office:value-type="float" office:value="-98.368213" calcext:value-type="float">
            <text:p>-98,4</text:p>
          </table:table-cell>
          <table:table-cell table:formula="of:=[.D123]-[.B123]" office:value-type="float" office:value="-0.106441000000004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324.291992" calcext:value-type="float">
            <text:p>1324,3</text:p>
          </table:table-cell>
          <table:table-cell office:value-type="float" office:value="-94.091743" calcext:value-type="float">
            <text:p>-94,1</text:p>
          </table:table-cell>
          <table:table-cell office:value-type="float" office:value="-94.271355" calcext:value-type="float">
            <text:p>-94,3</text:p>
          </table:table-cell>
          <table:table-cell table:formula="of:=[.C124]-5.88" office:value-type="float" office:value="-100.151355" calcext:value-type="float">
            <text:p>-100,2</text:p>
          </table:table-cell>
          <table:table-cell table:formula="of:=[.D124]-[.B124]" office:value-type="float" office:value="-6.059612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1335.058594" calcext:value-type="float">
            <text:p>1335,1</text:p>
          </table:table-cell>
          <table:table-cell office:value-type="float" office:value="-95.643959" calcext:value-type="float">
            <text:p>-95,6</text:p>
          </table:table-cell>
          <table:table-cell office:value-type="float" office:value="-95.746017" calcext:value-type="float">
            <text:p>-95,7</text:p>
          </table:table-cell>
          <table:table-cell table:formula="of:=[.C125]-5.88" office:value-type="float" office:value="-101.626017" calcext:value-type="float">
            <text:p>-101,6</text:p>
          </table:table-cell>
          <table:table-cell table:formula="of:=[.D125]-[.B125]" office:value-type="float" office:value="-5.982058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345.825195" calcext:value-type="float">
            <text:p>1345,8</text:p>
          </table:table-cell>
          <table:table-cell office:value-type="float" office:value="-96.262947" calcext:value-type="float">
            <text:p>-96,3</text:p>
          </table:table-cell>
          <table:table-cell office:value-type="float" office:value="-98.37542" calcext:value-type="float">
            <text:p>-98,4</text:p>
          </table:table-cell>
          <table:table-cell table:formula="of:=[.C126]-5.88" office:value-type="float" office:value="-104.25542" calcext:value-type="float">
            <text:p>-104,3</text:p>
          </table:table-cell>
          <table:table-cell table:formula="of:=[.D126]-[.B126]" office:value-type="float" office:value="-7.992473" calcext:value-type="float">
            <text:p>-8,0</text:p>
          </table:table-cell>
          <table:table-cell table:number-columns-repeated="1019"/>
        </table:table-row>
        <table:table-row table:style-name="ro1">
          <table:table-cell office:value-type="float" office:value="1356.591797" calcext:value-type="float">
            <text:p>1356,6</text:p>
          </table:table-cell>
          <table:table-cell office:value-type="float" office:value="-95.831779" calcext:value-type="float">
            <text:p>-95,8</text:p>
          </table:table-cell>
          <table:table-cell office:value-type="float" office:value="-96.605019" calcext:value-type="float">
            <text:p>-96,6</text:p>
          </table:table-cell>
          <table:table-cell table:formula="of:=[.C127]-5.88" office:value-type="float" office:value="-102.485019" calcext:value-type="float">
            <text:p>-102,5</text:p>
          </table:table-cell>
          <table:table-cell table:formula="of:=[.D127]-[.B127]" office:value-type="float" office:value="-6.65324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1367.358398" calcext:value-type="float">
            <text:p>1367,4</text:p>
          </table:table-cell>
          <table:table-cell office:value-type="float" office:value="-99.634422" calcext:value-type="float">
            <text:p>-99,6</text:p>
          </table:table-cell>
          <table:table-cell office:value-type="float" office:value="-90.872398" calcext:value-type="float">
            <text:p>-90,9</text:p>
          </table:table-cell>
          <table:table-cell table:formula="of:=[.C128]-5.88" office:value-type="float" office:value="-96.752398" calcext:value-type="float">
            <text:p>-96,8</text:p>
          </table:table-cell>
          <table:table-cell table:formula="of:=[.D128]-[.B128]" office:value-type="float" office:value="2.882024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1378.125" calcext:value-type="float">
            <text:p>1378,1</text:p>
          </table:table-cell>
          <table:table-cell office:value-type="float" office:value="-97.687729" calcext:value-type="float">
            <text:p>-97,7</text:p>
          </table:table-cell>
          <table:table-cell office:value-type="float" office:value="-88.653931" calcext:value-type="float">
            <text:p>-88,7</text:p>
          </table:table-cell>
          <table:table-cell table:formula="of:=[.C129]-5.88" office:value-type="float" office:value="-94.533931" calcext:value-type="float">
            <text:p>-94,5</text:p>
          </table:table-cell>
          <table:table-cell table:formula="of:=[.D129]-[.B129]" office:value-type="float" office:value="3.15379800000001" calcext:value-type="float">
            <text:p>3,2</text:p>
          </table:table-cell>
          <table:table-cell table:number-columns-repeated="1019"/>
        </table:table-row>
        <table:table-row table:style-name="ro1">
          <table:table-cell office:value-type="float" office:value="1388.891602" calcext:value-type="float">
            <text:p>1388,9</text:p>
          </table:table-cell>
          <table:table-cell office:value-type="float" office:value="-94.451317" calcext:value-type="float">
            <text:p>-94,5</text:p>
          </table:table-cell>
          <table:table-cell office:value-type="float" office:value="-91.065048" calcext:value-type="float">
            <text:p>-91,1</text:p>
          </table:table-cell>
          <table:table-cell table:formula="of:=[.C130]-5.88" office:value-type="float" office:value="-96.945048" calcext:value-type="float">
            <text:p>-96,9</text:p>
          </table:table-cell>
          <table:table-cell table:formula="of:=[.D130]-[.B130]" office:value-type="float" office:value="-2.493731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399.658203" calcext:value-type="float">
            <text:p>1399,7</text:p>
          </table:table-cell>
          <table:table-cell office:value-type="float" office:value="-97.119263" calcext:value-type="float">
            <text:p>-97,1</text:p>
          </table:table-cell>
          <table:table-cell office:value-type="float" office:value="-91.953728" calcext:value-type="float">
            <text:p>-92,0</text:p>
          </table:table-cell>
          <table:table-cell table:formula="of:=[.C131]-5.88" office:value-type="float" office:value="-97.833728" calcext:value-type="float">
            <text:p>-97,8</text:p>
          </table:table-cell>
          <table:table-cell table:formula="of:=[.D131]-[.B131]" office:value-type="float" office:value="-0.71446499999999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410.424805" calcext:value-type="float">
            <text:p>1410,4</text:p>
          </table:table-cell>
          <table:table-cell office:value-type="float" office:value="-99.22168" calcext:value-type="float">
            <text:p>-99,2</text:p>
          </table:table-cell>
          <table:table-cell office:value-type="float" office:value="-93.613289" calcext:value-type="float">
            <text:p>-93,6</text:p>
          </table:table-cell>
          <table:table-cell table:formula="of:=[.C132]-5.88" office:value-type="float" office:value="-99.493289" calcext:value-type="float">
            <text:p>-99,5</text:p>
          </table:table-cell>
          <table:table-cell table:formula="of:=[.D132]-[.B132]" office:value-type="float" office:value="-0.271608999999984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421.191406" calcext:value-type="float">
            <text:p>1421,2</text:p>
          </table:table-cell>
          <table:table-cell office:value-type="float" office:value="-99.112679" calcext:value-type="float">
            <text:p>-99,1</text:p>
          </table:table-cell>
          <table:table-cell office:value-type="float" office:value="-96.945946" calcext:value-type="float">
            <text:p>-96,9</text:p>
          </table:table-cell>
          <table:table-cell table:formula="of:=[.C133]-5.88" office:value-type="float" office:value="-102.825946" calcext:value-type="float">
            <text:p>-102,8</text:p>
          </table:table-cell>
          <table:table-cell table:formula="of:=[.D133]-[.B133]" office:value-type="float" office:value="-3.713267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431.958008" calcext:value-type="float">
            <text:p>1432,0</text:p>
          </table:table-cell>
          <table:table-cell office:value-type="float" office:value="-100.340736" calcext:value-type="float">
            <text:p>-100,3</text:p>
          </table:table-cell>
          <table:table-cell office:value-type="float" office:value="-94.914795" calcext:value-type="float">
            <text:p>-94,9</text:p>
          </table:table-cell>
          <table:table-cell table:formula="of:=[.C134]-5.88" office:value-type="float" office:value="-100.794795" calcext:value-type="float">
            <text:p>-100,8</text:p>
          </table:table-cell>
          <table:table-cell table:formula="of:=[.D134]-[.B134]" office:value-type="float" office:value="-0.454058999999987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442.724609" calcext:value-type="float">
            <text:p>1442,7</text:p>
          </table:table-cell>
          <table:table-cell office:value-type="float" office:value="-93.643639" calcext:value-type="float">
            <text:p>-93,6</text:p>
          </table:table-cell>
          <table:table-cell office:value-type="float" office:value="-95.720451" calcext:value-type="float">
            <text:p>-95,7</text:p>
          </table:table-cell>
          <table:table-cell table:formula="of:=[.C135]-5.88" office:value-type="float" office:value="-101.600451" calcext:value-type="float">
            <text:p>-101,6</text:p>
          </table:table-cell>
          <table:table-cell table:formula="of:=[.D135]-[.B135]" office:value-type="float" office:value="-7.956812" calcext:value-type="float">
            <text:p>-8,0</text:p>
          </table:table-cell>
          <table:table-cell table:number-columns-repeated="1019"/>
        </table:table-row>
        <table:table-row table:style-name="ro1">
          <table:table-cell office:value-type="float" office:value="1453.491211" calcext:value-type="float">
            <text:p>1453,5</text:p>
          </table:table-cell>
          <table:table-cell office:value-type="float" office:value="-94.751022" calcext:value-type="float">
            <text:p>-94,8</text:p>
          </table:table-cell>
          <table:table-cell office:value-type="float" office:value="-96.627312" calcext:value-type="float">
            <text:p>-96,6</text:p>
          </table:table-cell>
          <table:table-cell table:formula="of:=[.C136]-5.88" office:value-type="float" office:value="-102.507312" calcext:value-type="float">
            <text:p>-102,5</text:p>
          </table:table-cell>
          <table:table-cell table:formula="of:=[.D136]-[.B136]" office:value-type="float" office:value="-7.75628999999999" calcext:value-type="float">
            <text:p>-7,8</text:p>
          </table:table-cell>
          <table:table-cell table:number-columns-repeated="1019"/>
        </table:table-row>
        <table:table-row table:style-name="ro1">
          <table:table-cell office:value-type="float" office:value="1464.257812" calcext:value-type="float">
            <text:p>1464,3</text:p>
          </table:table-cell>
          <table:table-cell office:value-type="float" office:value="-96.834015" calcext:value-type="float">
            <text:p>-96,8</text:p>
          </table:table-cell>
          <table:table-cell office:value-type="float" office:value="-95.700684" calcext:value-type="float">
            <text:p>-95,7</text:p>
          </table:table-cell>
          <table:table-cell table:formula="of:=[.C137]-5.88" office:value-type="float" office:value="-101.580684" calcext:value-type="float">
            <text:p>-101,6</text:p>
          </table:table-cell>
          <table:table-cell table:formula="of:=[.D137]-[.B137]" office:value-type="float" office:value="-4.746669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475.024414" calcext:value-type="float">
            <text:p>1475,0</text:p>
          </table:table-cell>
          <table:table-cell office:value-type="float" office:value="-96.92627" calcext:value-type="float">
            <text:p>-96,9</text:p>
          </table:table-cell>
          <table:table-cell office:value-type="float" office:value="-93.872276" calcext:value-type="float">
            <text:p>-93,9</text:p>
          </table:table-cell>
          <table:table-cell table:formula="of:=[.C138]-5.88" office:value-type="float" office:value="-99.752276" calcext:value-type="float">
            <text:p>-99,8</text:p>
          </table:table-cell>
          <table:table-cell table:formula="of:=[.D138]-[.B138]" office:value-type="float" office:value="-2.826005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485.791016" calcext:value-type="float">
            <text:p>1485,8</text:p>
          </table:table-cell>
          <table:table-cell office:value-type="float" office:value="-99.051788" calcext:value-type="float">
            <text:p>-99,1</text:p>
          </table:table-cell>
          <table:table-cell office:value-type="float" office:value="-92.852798" calcext:value-type="float">
            <text:p>-92,9</text:p>
          </table:table-cell>
          <table:table-cell table:formula="of:=[.C139]-5.88" office:value-type="float" office:value="-98.732798" calcext:value-type="float">
            <text:p>-98,7</text:p>
          </table:table-cell>
          <table:table-cell table:formula="of:=[.D139]-[.B139]" office:value-type="float" office:value="0.318989999999999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496.557617" calcext:value-type="float">
            <text:p>1496,6</text:p>
          </table:table-cell>
          <table:table-cell office:value-type="float" office:value="-95.568222" calcext:value-type="float">
            <text:p>-95,6</text:p>
          </table:table-cell>
          <table:table-cell office:value-type="float" office:value="-92.920494" calcext:value-type="float">
            <text:p>-92,9</text:p>
          </table:table-cell>
          <table:table-cell table:formula="of:=[.C140]-5.88" office:value-type="float" office:value="-98.800494" calcext:value-type="float">
            <text:p>-98,8</text:p>
          </table:table-cell>
          <table:table-cell table:formula="of:=[.D140]-[.B140]" office:value-type="float" office:value="-3.232271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507.324219" calcext:value-type="float">
            <text:p>1507,3</text:p>
          </table:table-cell>
          <table:table-cell office:value-type="float" office:value="-91.541901" calcext:value-type="float">
            <text:p>-91,5</text:p>
          </table:table-cell>
          <table:table-cell office:value-type="float" office:value="-94.736366" calcext:value-type="float">
            <text:p>-94,7</text:p>
          </table:table-cell>
          <table:table-cell table:formula="of:=[.C141]-5.88" office:value-type="float" office:value="-100.616366" calcext:value-type="float">
            <text:p>-100,6</text:p>
          </table:table-cell>
          <table:table-cell table:formula="of:=[.D141]-[.B141]" office:value-type="float" office:value="-9.074465" calcext:value-type="float">
            <text:p>-9,1</text:p>
          </table:table-cell>
          <table:table-cell table:number-columns-repeated="1019"/>
        </table:table-row>
        <table:table-row table:style-name="ro1">
          <table:table-cell office:value-type="float" office:value="1518.09082" calcext:value-type="float">
            <text:p>1518,1</text:p>
          </table:table-cell>
          <table:table-cell office:value-type="float" office:value="-96.248314" calcext:value-type="float">
            <text:p>-96,2</text:p>
          </table:table-cell>
          <table:table-cell office:value-type="float" office:value="-98.399223" calcext:value-type="float">
            <text:p>-98,4</text:p>
          </table:table-cell>
          <table:table-cell table:formula="of:=[.C142]-5.88" office:value-type="float" office:value="-104.279223" calcext:value-type="float">
            <text:p>-104,3</text:p>
          </table:table-cell>
          <table:table-cell table:formula="of:=[.D142]-[.B142]" office:value-type="float" office:value="-8.03090900000001" calcext:value-type="float">
            <text:p>-8,0</text:p>
          </table:table-cell>
          <table:table-cell table:number-columns-repeated="1019"/>
        </table:table-row>
        <table:table-row table:style-name="ro1">
          <table:table-cell office:value-type="float" office:value="1528.857422" calcext:value-type="float">
            <text:p>1528,9</text:p>
          </table:table-cell>
          <table:table-cell office:value-type="float" office:value="-99.652794" calcext:value-type="float">
            <text:p>-99,7</text:p>
          </table:table-cell>
          <table:table-cell office:value-type="float" office:value="-99.28508" calcext:value-type="float">
            <text:p>-99,3</text:p>
          </table:table-cell>
          <table:table-cell table:formula="of:=[.C143]-5.88" office:value-type="float" office:value="-105.16508" calcext:value-type="float">
            <text:p>-105,2</text:p>
          </table:table-cell>
          <table:table-cell table:formula="of:=[.D143]-[.B143]" office:value-type="float" office:value="-5.51228599999999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1539.624023" calcext:value-type="float">
            <text:p>1539,6</text:p>
          </table:table-cell>
          <table:table-cell office:value-type="float" office:value="-98.766655" calcext:value-type="float">
            <text:p>-98,8</text:p>
          </table:table-cell>
          <table:table-cell office:value-type="float" office:value="-97.67141" calcext:value-type="float">
            <text:p>-97,7</text:p>
          </table:table-cell>
          <table:table-cell table:formula="of:=[.C144]-5.88" office:value-type="float" office:value="-103.55141" calcext:value-type="float">
            <text:p>-103,6</text:p>
          </table:table-cell>
          <table:table-cell table:formula="of:=[.D144]-[.B144]" office:value-type="float" office:value="-4.784754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550.390625" calcext:value-type="float">
            <text:p>1550,4</text:p>
          </table:table-cell>
          <table:table-cell office:value-type="float" office:value="-96.991287" calcext:value-type="float">
            <text:p>-97,0</text:p>
          </table:table-cell>
          <table:table-cell office:value-type="float" office:value="-94.477837" calcext:value-type="float">
            <text:p>-94,5</text:p>
          </table:table-cell>
          <table:table-cell table:formula="of:=[.C145]-5.88" office:value-type="float" office:value="-100.357837" calcext:value-type="float">
            <text:p>-100,4</text:p>
          </table:table-cell>
          <table:table-cell table:formula="of:=[.D145]-[.B145]" office:value-type="float" office:value="-3.366549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561.157227" calcext:value-type="float">
            <text:p>1561,2</text:p>
          </table:table-cell>
          <table:table-cell office:value-type="float" office:value="-97.758049" calcext:value-type="float">
            <text:p>-97,8</text:p>
          </table:table-cell>
          <table:table-cell office:value-type="float" office:value="-92.589874" calcext:value-type="float">
            <text:p>-92,6</text:p>
          </table:table-cell>
          <table:table-cell table:formula="of:=[.C146]-5.88" office:value-type="float" office:value="-98.469874" calcext:value-type="float">
            <text:p>-98,5</text:p>
          </table:table-cell>
          <table:table-cell table:formula="of:=[.D146]-[.B146]" office:value-type="float" office:value="-0.71182499999999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571.923828" calcext:value-type="float">
            <text:p>1571,9</text:p>
          </table:table-cell>
          <table:table-cell office:value-type="float" office:value="-97.042816" calcext:value-type="float">
            <text:p>-97,0</text:p>
          </table:table-cell>
          <table:table-cell office:value-type="float" office:value="-93.548851" calcext:value-type="float">
            <text:p>-93,5</text:p>
          </table:table-cell>
          <table:table-cell table:formula="of:=[.C147]-5.88" office:value-type="float" office:value="-99.428851" calcext:value-type="float">
            <text:p>-99,4</text:p>
          </table:table-cell>
          <table:table-cell table:formula="of:=[.D147]-[.B147]" office:value-type="float" office:value="-2.386034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582.69043" calcext:value-type="float">
            <text:p>1582,7</text:p>
          </table:table-cell>
          <table:table-cell office:value-type="float" office:value="-95.981773" calcext:value-type="float">
            <text:p>-96,0</text:p>
          </table:table-cell>
          <table:table-cell office:value-type="float" office:value="-89.535782" calcext:value-type="float">
            <text:p>-89,5</text:p>
          </table:table-cell>
          <table:table-cell table:formula="of:=[.C148]-5.88" office:value-type="float" office:value="-95.415782" calcext:value-type="float">
            <text:p>-95,4</text:p>
          </table:table-cell>
          <table:table-cell table:formula="of:=[.D148]-[.B148]" office:value-type="float" office:value="0.565991000000011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593.457031" calcext:value-type="float">
            <text:p>1593,5</text:p>
          </table:table-cell>
          <table:table-cell office:value-type="float" office:value="-95.700424" calcext:value-type="float">
            <text:p>-95,7</text:p>
          </table:table-cell>
          <table:table-cell office:value-type="float" office:value="-89.520309" calcext:value-type="float">
            <text:p>-89,5</text:p>
          </table:table-cell>
          <table:table-cell table:formula="of:=[.C149]-5.88" office:value-type="float" office:value="-95.400309" calcext:value-type="float">
            <text:p>-95,4</text:p>
          </table:table-cell>
          <table:table-cell table:formula="of:=[.D149]-[.B149]" office:value-type="float" office:value="0.300115000000005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604.223633" calcext:value-type="float">
            <text:p>1604,2</text:p>
          </table:table-cell>
          <table:table-cell office:value-type="float" office:value="-95.665726" calcext:value-type="float">
            <text:p>-95,7</text:p>
          </table:table-cell>
          <table:table-cell office:value-type="float" office:value="-89.647575" calcext:value-type="float">
            <text:p>-89,6</text:p>
          </table:table-cell>
          <table:table-cell table:formula="of:=[.C150]-5.88" office:value-type="float" office:value="-95.527575" calcext:value-type="float">
            <text:p>-95,5</text:p>
          </table:table-cell>
          <table:table-cell table:formula="of:=[.D150]-[.B150]" office:value-type="float" office:value="0.138151000000008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614.990234" calcext:value-type="float">
            <text:p>1615,0</text:p>
          </table:table-cell>
          <table:table-cell office:value-type="float" office:value="-96.632507" calcext:value-type="float">
            <text:p>-96,6</text:p>
          </table:table-cell>
          <table:table-cell office:value-type="float" office:value="-85.04435" calcext:value-type="float">
            <text:p>-85,0</text:p>
          </table:table-cell>
          <table:table-cell table:formula="of:=[.C151]-5.88" office:value-type="float" office:value="-90.92435" calcext:value-type="float">
            <text:p>-90,9</text:p>
          </table:table-cell>
          <table:table-cell table:formula="of:=[.D151]-[.B151]" office:value-type="float" office:value="5.70815700000001" calcext:value-type="float">
            <text:p>5,7</text:p>
          </table:table-cell>
          <table:table-cell table:number-columns-repeated="1019"/>
        </table:table-row>
        <table:table-row table:style-name="ro1">
          <table:table-cell office:value-type="float" office:value="1625.756836" calcext:value-type="float">
            <text:p>1625,8</text:p>
          </table:table-cell>
          <table:table-cell office:value-type="float" office:value="-100.154091" calcext:value-type="float">
            <text:p>-100,2</text:p>
          </table:table-cell>
          <table:table-cell office:value-type="float" office:value="-83.160156" calcext:value-type="float">
            <text:p>-83,2</text:p>
          </table:table-cell>
          <table:table-cell table:formula="of:=[.C152]-5.88" office:value-type="float" office:value="-89.040156" calcext:value-type="float">
            <text:p>-89,0</text:p>
          </table:table-cell>
          <table:table-cell table:formula="of:=[.D152]-[.B152]" office:value-type="float" office:value="11.113935" calcext:value-type="float">
            <text:p>11,1</text:p>
          </table:table-cell>
          <table:table-cell table:number-columns-repeated="1019"/>
        </table:table-row>
        <table:table-row table:style-name="ro1">
          <table:table-cell office:value-type="float" office:value="1636.523438" calcext:value-type="float">
            <text:p>1636,5</text:p>
          </table:table-cell>
          <table:table-cell office:value-type="float" office:value="-91.162575" calcext:value-type="float">
            <text:p>-91,2</text:p>
          </table:table-cell>
          <table:table-cell office:value-type="float" office:value="-81.916618" calcext:value-type="float">
            <text:p>-81,9</text:p>
          </table:table-cell>
          <table:table-cell table:formula="of:=[.C153]-5.88" office:value-type="float" office:value="-87.796618" calcext:value-type="float">
            <text:p>-87,8</text:p>
          </table:table-cell>
          <table:table-cell table:formula="of:=[.D153]-[.B153]" office:value-type="float" office:value="3.36595700000001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1647.290039" calcext:value-type="float">
            <text:p>1647,3</text:p>
          </table:table-cell>
          <table:table-cell office:value-type="float" office:value="-85.254158" calcext:value-type="float">
            <text:p>-85,3</text:p>
          </table:table-cell>
          <table:table-cell office:value-type="float" office:value="-78.214783" calcext:value-type="float">
            <text:p>-78,2</text:p>
          </table:table-cell>
          <table:table-cell table:formula="of:=[.C154]-5.88" office:value-type="float" office:value="-84.094783" calcext:value-type="float">
            <text:p>-84,1</text:p>
          </table:table-cell>
          <table:table-cell table:formula="of:=[.D154]-[.B154]" office:value-type="float" office:value="1.159375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658.056641" calcext:value-type="float">
            <text:p>1658,1</text:p>
          </table:table-cell>
          <table:table-cell office:value-type="float" office:value="-89.992531" calcext:value-type="float">
            <text:p>-90,0</text:p>
          </table:table-cell>
          <table:table-cell office:value-type="float" office:value="-79.03463" calcext:value-type="float">
            <text:p>-79,0</text:p>
          </table:table-cell>
          <table:table-cell table:formula="of:=[.C155]-5.88" office:value-type="float" office:value="-84.91463" calcext:value-type="float">
            <text:p>-84,9</text:p>
          </table:table-cell>
          <table:table-cell table:formula="of:=[.D155]-[.B155]" office:value-type="float" office:value="5.077901" calcext:value-type="float">
            <text:p>5,1</text:p>
          </table:table-cell>
          <table:table-cell table:number-columns-repeated="1019"/>
        </table:table-row>
        <table:table-row table:style-name="ro1">
          <table:table-cell office:value-type="float" office:value="1668.823242" calcext:value-type="float">
            <text:p>1668,8</text:p>
          </table:table-cell>
          <table:table-cell office:value-type="float" office:value="-96.866119" calcext:value-type="float">
            <text:p>-96,9</text:p>
          </table:table-cell>
          <table:table-cell office:value-type="float" office:value="-81.360161" calcext:value-type="float">
            <text:p>-81,4</text:p>
          </table:table-cell>
          <table:table-cell table:formula="of:=[.C156]-5.88" office:value-type="float" office:value="-87.240161" calcext:value-type="float">
            <text:p>-87,2</text:p>
          </table:table-cell>
          <table:table-cell table:formula="of:=[.D156]-[.B156]" office:value-type="float" office:value="9.625958" calcext:value-type="float">
            <text:p>9,6</text:p>
          </table:table-cell>
          <table:table-cell table:number-columns-repeated="1019"/>
        </table:table-row>
        <table:table-row table:style-name="ro1">
          <table:table-cell office:value-type="float" office:value="1679.589844" calcext:value-type="float">
            <text:p>1679,6</text:p>
          </table:table-cell>
          <table:table-cell office:value-type="float" office:value="-96.073257" calcext:value-type="float">
            <text:p>-96,1</text:p>
          </table:table-cell>
          <table:table-cell office:value-type="float" office:value="-88.117218" calcext:value-type="float">
            <text:p>-88,1</text:p>
          </table:table-cell>
          <table:table-cell table:formula="of:=[.C157]-5.88" office:value-type="float" office:value="-93.997218" calcext:value-type="float">
            <text:p>-94,0</text:p>
          </table:table-cell>
          <table:table-cell table:formula="of:=[.D157]-[.B157]" office:value-type="float" office:value="2.07603900000001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1690.356445" calcext:value-type="float">
            <text:p>1690,4</text:p>
          </table:table-cell>
          <table:table-cell office:value-type="float" office:value="-94.081688" calcext:value-type="float">
            <text:p>-94,1</text:p>
          </table:table-cell>
          <table:table-cell office:value-type="float" office:value="-90.322105" calcext:value-type="float">
            <text:p>-90,3</text:p>
          </table:table-cell>
          <table:table-cell table:formula="of:=[.C158]-5.88" office:value-type="float" office:value="-96.202105" calcext:value-type="float">
            <text:p>-96,2</text:p>
          </table:table-cell>
          <table:table-cell table:formula="of:=[.D158]-[.B158]" office:value-type="float" office:value="-2.120416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701.123047" calcext:value-type="float">
            <text:p>1701,1</text:p>
          </table:table-cell>
          <table:table-cell office:value-type="float" office:value="-97.588165" calcext:value-type="float">
            <text:p>-97,6</text:p>
          </table:table-cell>
          <table:table-cell office:value-type="float" office:value="-86.506355" calcext:value-type="float">
            <text:p>-86,5</text:p>
          </table:table-cell>
          <table:table-cell table:formula="of:=[.C159]-5.88" office:value-type="float" office:value="-92.386355" calcext:value-type="float">
            <text:p>-92,4</text:p>
          </table:table-cell>
          <table:table-cell table:formula="of:=[.D159]-[.B159]" office:value-type="float" office:value="5.20181000000001" calcext:value-type="float">
            <text:p>5,2</text:p>
          </table:table-cell>
          <table:table-cell table:number-columns-repeated="1019"/>
        </table:table-row>
        <table:table-row table:style-name="ro1">
          <table:table-cell office:value-type="float" office:value="1711.889648" calcext:value-type="float">
            <text:p>1711,9</text:p>
          </table:table-cell>
          <table:table-cell office:value-type="float" office:value="-98.681755" calcext:value-type="float">
            <text:p>-98,7</text:p>
          </table:table-cell>
          <table:table-cell office:value-type="float" office:value="-89.189995" calcext:value-type="float">
            <text:p>-89,2</text:p>
          </table:table-cell>
          <table:table-cell table:formula="of:=[.C160]-5.88" office:value-type="float" office:value="-95.069995" calcext:value-type="float">
            <text:p>-95,1</text:p>
          </table:table-cell>
          <table:table-cell table:formula="of:=[.D160]-[.B160]" office:value-type="float" office:value="3.61176" calcext:value-type="float">
            <text:p>3,6</text:p>
          </table:table-cell>
          <table:table-cell table:number-columns-repeated="1019"/>
        </table:table-row>
        <table:table-row table:style-name="ro1">
          <table:table-cell office:value-type="float" office:value="1722.65625" calcext:value-type="float">
            <text:p>1722,7</text:p>
          </table:table-cell>
          <table:table-cell office:value-type="float" office:value="-96.486137" calcext:value-type="float">
            <text:p>-96,5</text:p>
          </table:table-cell>
          <table:table-cell office:value-type="float" office:value="-92.396019" calcext:value-type="float">
            <text:p>-92,4</text:p>
          </table:table-cell>
          <table:table-cell table:formula="of:=[.C161]-5.88" office:value-type="float" office:value="-98.276019" calcext:value-type="float">
            <text:p>-98,3</text:p>
          </table:table-cell>
          <table:table-cell table:formula="of:=[.D161]-[.B161]" office:value-type="float" office:value="-1.789881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733.422852" calcext:value-type="float">
            <text:p>1733,4</text:p>
          </table:table-cell>
          <table:table-cell office:value-type="float" office:value="-97.736053" calcext:value-type="float">
            <text:p>-97,7</text:p>
          </table:table-cell>
          <table:table-cell office:value-type="float" office:value="-94.089066" calcext:value-type="float">
            <text:p>-94,1</text:p>
          </table:table-cell>
          <table:table-cell table:formula="of:=[.C162]-5.88" office:value-type="float" office:value="-99.969066" calcext:value-type="float">
            <text:p>-100,0</text:p>
          </table:table-cell>
          <table:table-cell table:formula="of:=[.D162]-[.B162]" office:value-type="float" office:value="-2.233013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744.189453" calcext:value-type="float">
            <text:p>1744,2</text:p>
          </table:table-cell>
          <table:table-cell office:value-type="float" office:value="-96.584656" calcext:value-type="float">
            <text:p>-96,6</text:p>
          </table:table-cell>
          <table:table-cell office:value-type="float" office:value="-96.283447" calcext:value-type="float">
            <text:p>-96,3</text:p>
          </table:table-cell>
          <table:table-cell table:formula="of:=[.C163]-5.88" office:value-type="float" office:value="-102.163447" calcext:value-type="float">
            <text:p>-102,2</text:p>
          </table:table-cell>
          <table:table-cell table:formula="of:=[.D163]-[.B163]" office:value-type="float" office:value="-5.578791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754.956055" calcext:value-type="float">
            <text:p>1755,0</text:p>
          </table:table-cell>
          <table:table-cell office:value-type="float" office:value="-97.482567" calcext:value-type="float">
            <text:p>-97,5</text:p>
          </table:table-cell>
          <table:table-cell office:value-type="float" office:value="-97.24131" calcext:value-type="float">
            <text:p>-97,2</text:p>
          </table:table-cell>
          <table:table-cell table:formula="of:=[.C164]-5.88" office:value-type="float" office:value="-103.12131" calcext:value-type="float">
            <text:p>-103,1</text:p>
          </table:table-cell>
          <table:table-cell table:formula="of:=[.D164]-[.B164]" office:value-type="float" office:value="-5.638742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765.722656" calcext:value-type="float">
            <text:p>1765,7</text:p>
          </table:table-cell>
          <table:table-cell office:value-type="float" office:value="-99.835762" calcext:value-type="float">
            <text:p>-99,8</text:p>
          </table:table-cell>
          <table:table-cell office:value-type="float" office:value="-91.859489" calcext:value-type="float">
            <text:p>-91,9</text:p>
          </table:table-cell>
          <table:table-cell table:formula="of:=[.C165]-5.88" office:value-type="float" office:value="-97.739489" calcext:value-type="float">
            <text:p>-97,7</text:p>
          </table:table-cell>
          <table:table-cell table:formula="of:=[.D165]-[.B165]" office:value-type="float" office:value="2.09627300000001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1776.489258" calcext:value-type="float">
            <text:p>1776,5</text:p>
          </table:table-cell>
          <table:table-cell office:value-type="float" office:value="-99.800514" calcext:value-type="float">
            <text:p>-99,8</text:p>
          </table:table-cell>
          <table:table-cell office:value-type="float" office:value="-92.606445" calcext:value-type="float">
            <text:p>-92,6</text:p>
          </table:table-cell>
          <table:table-cell table:formula="of:=[.C166]-5.88" office:value-type="float" office:value="-98.486445" calcext:value-type="float">
            <text:p>-98,5</text:p>
          </table:table-cell>
          <table:table-cell table:formula="of:=[.D166]-[.B166]" office:value-type="float" office:value="1.31406900000002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787.255859" calcext:value-type="float">
            <text:p>1787,3</text:p>
          </table:table-cell>
          <table:table-cell office:value-type="float" office:value="-100.0224" calcext:value-type="float">
            <text:p>-100,0</text:p>
          </table:table-cell>
          <table:table-cell office:value-type="float" office:value="-94.823395" calcext:value-type="float">
            <text:p>-94,8</text:p>
          </table:table-cell>
          <table:table-cell table:formula="of:=[.C167]-5.88" office:value-type="float" office:value="-100.703395" calcext:value-type="float">
            <text:p>-100,7</text:p>
          </table:table-cell>
          <table:table-cell table:formula="of:=[.D167]-[.B167]" office:value-type="float" office:value="-0.68099499999999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798.022461" calcext:value-type="float">
            <text:p>1798,0</text:p>
          </table:table-cell>
          <table:table-cell office:value-type="float" office:value="-98.575096" calcext:value-type="float">
            <text:p>-98,6</text:p>
          </table:table-cell>
          <table:table-cell office:value-type="float" office:value="-93.999474" calcext:value-type="float">
            <text:p>-94,0</text:p>
          </table:table-cell>
          <table:table-cell table:formula="of:=[.C168]-5.88" office:value-type="float" office:value="-99.879474" calcext:value-type="float">
            <text:p>-99,9</text:p>
          </table:table-cell>
          <table:table-cell table:formula="of:=[.D168]-[.B168]" office:value-type="float" office:value="-1.304378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808.789062" calcext:value-type="float">
            <text:p>1808,8</text:p>
          </table:table-cell>
          <table:table-cell office:value-type="float" office:value="-98.061615" calcext:value-type="float">
            <text:p>-98,1</text:p>
          </table:table-cell>
          <table:table-cell office:value-type="float" office:value="-90.728821" calcext:value-type="float">
            <text:p>-90,7</text:p>
          </table:table-cell>
          <table:table-cell table:formula="of:=[.C169]-5.88" office:value-type="float" office:value="-96.608821" calcext:value-type="float">
            <text:p>-96,6</text:p>
          </table:table-cell>
          <table:table-cell table:formula="of:=[.D169]-[.B169]" office:value-type="float" office:value="1.4527940000000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819.555664" calcext:value-type="float">
            <text:p>1819,6</text:p>
          </table:table-cell>
          <table:table-cell office:value-type="float" office:value="-98.353287" calcext:value-type="float">
            <text:p>-98,4</text:p>
          </table:table-cell>
          <table:table-cell office:value-type="float" office:value="-92.23172" calcext:value-type="float">
            <text:p>-92,2</text:p>
          </table:table-cell>
          <table:table-cell table:formula="of:=[.C170]-5.88" office:value-type="float" office:value="-98.11172" calcext:value-type="float">
            <text:p>-98,1</text:p>
          </table:table-cell>
          <table:table-cell table:formula="of:=[.D170]-[.B170]" office:value-type="float" office:value="0.241567000000003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830.322266" calcext:value-type="float">
            <text:p>1830,3</text:p>
          </table:table-cell>
          <table:table-cell office:value-type="float" office:value="-97.69989" calcext:value-type="float">
            <text:p>-97,7</text:p>
          </table:table-cell>
          <table:table-cell office:value-type="float" office:value="-94.955345" calcext:value-type="float">
            <text:p>-95,0</text:p>
          </table:table-cell>
          <table:table-cell table:formula="of:=[.C171]-5.88" office:value-type="float" office:value="-100.835345" calcext:value-type="float">
            <text:p>-100,8</text:p>
          </table:table-cell>
          <table:table-cell table:formula="of:=[.D171]-[.B171]" office:value-type="float" office:value="-3.135454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841.088867" calcext:value-type="float">
            <text:p>1841,1</text:p>
          </table:table-cell>
          <table:table-cell office:value-type="float" office:value="-96.481552" calcext:value-type="float">
            <text:p>-96,5</text:p>
          </table:table-cell>
          <table:table-cell office:value-type="float" office:value="-95.870277" calcext:value-type="float">
            <text:p>-95,9</text:p>
          </table:table-cell>
          <table:table-cell table:formula="of:=[.C172]-5.88" office:value-type="float" office:value="-101.750277" calcext:value-type="float">
            <text:p>-101,8</text:p>
          </table:table-cell>
          <table:table-cell table:formula="of:=[.D172]-[.B172]" office:value-type="float" office:value="-5.268725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851.855469" calcext:value-type="float">
            <text:p>1851,9</text:p>
          </table:table-cell>
          <table:table-cell office:value-type="float" office:value="-94.267754" calcext:value-type="float">
            <text:p>-94,3</text:p>
          </table:table-cell>
          <table:table-cell office:value-type="float" office:value="-99.588547" calcext:value-type="float">
            <text:p>-99,6</text:p>
          </table:table-cell>
          <table:table-cell table:formula="of:=[.C173]-5.88" office:value-type="float" office:value="-105.468547" calcext:value-type="float">
            <text:p>-105,5</text:p>
          </table:table-cell>
          <table:table-cell table:formula="of:=[.D173]-[.B173]" office:value-type="float" office:value="-11.200793" calcext:value-type="float">
            <text:p>-11,2</text:p>
          </table:table-cell>
          <table:table-cell table:number-columns-repeated="1019"/>
        </table:table-row>
        <table:table-row table:style-name="ro1">
          <table:table-cell office:value-type="float" office:value="1862.62207" calcext:value-type="float">
            <text:p>1862,6</text:p>
          </table:table-cell>
          <table:table-cell office:value-type="float" office:value="-98.232635" calcext:value-type="float">
            <text:p>-98,2</text:p>
          </table:table-cell>
          <table:table-cell office:value-type="float" office:value="-94.486099" calcext:value-type="float">
            <text:p>-94,5</text:p>
          </table:table-cell>
          <table:table-cell table:formula="of:=[.C174]-5.88" office:value-type="float" office:value="-100.366099" calcext:value-type="float">
            <text:p>-100,4</text:p>
          </table:table-cell>
          <table:table-cell table:formula="of:=[.D174]-[.B174]" office:value-type="float" office:value="-2.133463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873.388672" calcext:value-type="float">
            <text:p>1873,4</text:p>
          </table:table-cell>
          <table:table-cell office:value-type="float" office:value="-97.023712" calcext:value-type="float">
            <text:p>-97,0</text:p>
          </table:table-cell>
          <table:table-cell office:value-type="float" office:value="-90.97551" calcext:value-type="float">
            <text:p>-91,0</text:p>
          </table:table-cell>
          <table:table-cell table:formula="of:=[.C175]-5.88" office:value-type="float" office:value="-96.85551" calcext:value-type="float">
            <text:p>-96,9</text:p>
          </table:table-cell>
          <table:table-cell table:formula="of:=[.D175]-[.B175]" office:value-type="float" office:value="0.168202000000008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884.155273" calcext:value-type="float">
            <text:p>1884,2</text:p>
          </table:table-cell>
          <table:table-cell office:value-type="float" office:value="-94.550636" calcext:value-type="float">
            <text:p>-94,6</text:p>
          </table:table-cell>
          <table:table-cell office:value-type="float" office:value="-87.16082" calcext:value-type="float">
            <text:p>-87,2</text:p>
          </table:table-cell>
          <table:table-cell table:formula="of:=[.C176]-5.88" office:value-type="float" office:value="-93.04082" calcext:value-type="float">
            <text:p>-93,0</text:p>
          </table:table-cell>
          <table:table-cell table:formula="of:=[.D176]-[.B176]" office:value-type="float" office:value="1.509816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894.921875" calcext:value-type="float">
            <text:p>1894,9</text:p>
          </table:table-cell>
          <table:table-cell office:value-type="float" office:value="-95.267632" calcext:value-type="float">
            <text:p>-95,3</text:p>
          </table:table-cell>
          <table:table-cell office:value-type="float" office:value="-87.725075" calcext:value-type="float">
            <text:p>-87,7</text:p>
          </table:table-cell>
          <table:table-cell table:formula="of:=[.C177]-5.88" office:value-type="float" office:value="-93.605075" calcext:value-type="float">
            <text:p>-93,6</text:p>
          </table:table-cell>
          <table:table-cell table:formula="of:=[.D177]-[.B177]" office:value-type="float" office:value="1.662557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1905.688477" calcext:value-type="float">
            <text:p>1905,7</text:p>
          </table:table-cell>
          <table:table-cell office:value-type="float" office:value="-95.626221" calcext:value-type="float">
            <text:p>-95,6</text:p>
          </table:table-cell>
          <table:table-cell office:value-type="float" office:value="-91.730927" calcext:value-type="float">
            <text:p>-91,7</text:p>
          </table:table-cell>
          <table:table-cell table:formula="of:=[.C178]-5.88" office:value-type="float" office:value="-97.610927" calcext:value-type="float">
            <text:p>-97,6</text:p>
          </table:table-cell>
          <table:table-cell table:formula="of:=[.D178]-[.B178]" office:value-type="float" office:value="-1.984705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916.455078" calcext:value-type="float">
            <text:p>1916,5</text:p>
          </table:table-cell>
          <table:table-cell office:value-type="float" office:value="-94.933235" calcext:value-type="float">
            <text:p>-94,9</text:p>
          </table:table-cell>
          <table:table-cell office:value-type="float" office:value="-91.924622" calcext:value-type="float">
            <text:p>-91,9</text:p>
          </table:table-cell>
          <table:table-cell table:formula="of:=[.C179]-5.88" office:value-type="float" office:value="-97.804622" calcext:value-type="float">
            <text:p>-97,8</text:p>
          </table:table-cell>
          <table:table-cell table:formula="of:=[.D179]-[.B179]" office:value-type="float" office:value="-2.871387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927.22168" calcext:value-type="float">
            <text:p>1927,2</text:p>
          </table:table-cell>
          <table:table-cell office:value-type="float" office:value="-90.562279" calcext:value-type="float">
            <text:p>-90,6</text:p>
          </table:table-cell>
          <table:table-cell office:value-type="float" office:value="-84.610046" calcext:value-type="float">
            <text:p>-84,6</text:p>
          </table:table-cell>
          <table:table-cell table:formula="of:=[.C180]-5.88" office:value-type="float" office:value="-90.490046" calcext:value-type="float">
            <text:p>-90,5</text:p>
          </table:table-cell>
          <table:table-cell table:formula="of:=[.D180]-[.B180]" office:value-type="float" office:value="0.0722330000000113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937.988281" calcext:value-type="float">
            <text:p>1938,0</text:p>
          </table:table-cell>
          <table:table-cell office:value-type="float" office:value="-92.981812" calcext:value-type="float">
            <text:p>-93,0</text:p>
          </table:table-cell>
          <table:table-cell office:value-type="float" office:value="-87.662483" calcext:value-type="float">
            <text:p>-87,7</text:p>
          </table:table-cell>
          <table:table-cell table:formula="of:=[.C181]-5.88" office:value-type="float" office:value="-93.542483" calcext:value-type="float">
            <text:p>-93,5</text:p>
          </table:table-cell>
          <table:table-cell table:formula="of:=[.D181]-[.B181]" office:value-type="float" office:value="-0.560670999999985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948.754883" calcext:value-type="float">
            <text:p>1948,8</text:p>
          </table:table-cell>
          <table:table-cell office:value-type="float" office:value="-97.955132" calcext:value-type="float">
            <text:p>-98,0</text:p>
          </table:table-cell>
          <table:table-cell office:value-type="float" office:value="-98.265892" calcext:value-type="float">
            <text:p>-98,3</text:p>
          </table:table-cell>
          <table:table-cell table:formula="of:=[.C182]-5.88" office:value-type="float" office:value="-104.145892" calcext:value-type="float">
            <text:p>-104,1</text:p>
          </table:table-cell>
          <table:table-cell table:formula="of:=[.D182]-[.B182]" office:value-type="float" office:value="-6.19075999999998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959.521484" calcext:value-type="float">
            <text:p>1959,5</text:p>
          </table:table-cell>
          <table:table-cell office:value-type="float" office:value="-98.68383" calcext:value-type="float">
            <text:p>-98,7</text:p>
          </table:table-cell>
          <table:table-cell office:value-type="float" office:value="-98.12101" calcext:value-type="float">
            <text:p>-98,1</text:p>
          </table:table-cell>
          <table:table-cell table:formula="of:=[.C183]-5.88" office:value-type="float" office:value="-104.00101" calcext:value-type="float">
            <text:p>-104,0</text:p>
          </table:table-cell>
          <table:table-cell table:formula="of:=[.D183]-[.B183]" office:value-type="float" office:value="-5.31717999999999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970.288086" calcext:value-type="float">
            <text:p>1970,3</text:p>
          </table:table-cell>
          <table:table-cell office:value-type="float" office:value="-98.389832" calcext:value-type="float">
            <text:p>-98,4</text:p>
          </table:table-cell>
          <table:table-cell office:value-type="float" office:value="-94.215248" calcext:value-type="float">
            <text:p>-94,2</text:p>
          </table:table-cell>
          <table:table-cell table:formula="of:=[.C184]-5.88" office:value-type="float" office:value="-100.095248" calcext:value-type="float">
            <text:p>-100,1</text:p>
          </table:table-cell>
          <table:table-cell table:formula="of:=[.D184]-[.B184]" office:value-type="float" office:value="-1.705416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981.054688" calcext:value-type="float">
            <text:p>1981,1</text:p>
          </table:table-cell>
          <table:table-cell office:value-type="float" office:value="-91.886482" calcext:value-type="float">
            <text:p>-91,9</text:p>
          </table:table-cell>
          <table:table-cell office:value-type="float" office:value="-90.063805" calcext:value-type="float">
            <text:p>-90,1</text:p>
          </table:table-cell>
          <table:table-cell table:formula="of:=[.C185]-5.88" office:value-type="float" office:value="-95.943805" calcext:value-type="float">
            <text:p>-95,9</text:p>
          </table:table-cell>
          <table:table-cell table:formula="of:=[.D185]-[.B185]" office:value-type="float" office:value="-4.057323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991.821289" calcext:value-type="float">
            <text:p>1991,8</text:p>
          </table:table-cell>
          <table:table-cell office:value-type="float" office:value="-90.257851" calcext:value-type="float">
            <text:p>-90,3</text:p>
          </table:table-cell>
          <table:table-cell office:value-type="float" office:value="-85.638939" calcext:value-type="float">
            <text:p>-85,6</text:p>
          </table:table-cell>
          <table:table-cell table:formula="of:=[.C186]-5.88" office:value-type="float" office:value="-91.518939" calcext:value-type="float">
            <text:p>-91,5</text:p>
          </table:table-cell>
          <table:table-cell table:formula="of:=[.D186]-[.B186]" office:value-type="float" office:value="-1.261087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2002.587891" calcext:value-type="float">
            <text:p>2002,6</text:p>
          </table:table-cell>
          <table:table-cell office:value-type="float" office:value="-95.309647" calcext:value-type="float">
            <text:p>-95,3</text:p>
          </table:table-cell>
          <table:table-cell office:value-type="float" office:value="-81.128906" calcext:value-type="float">
            <text:p>-81,1</text:p>
          </table:table-cell>
          <table:table-cell table:formula="of:=[.C187]-5.88" office:value-type="float" office:value="-87.008906" calcext:value-type="float">
            <text:p>-87,0</text:p>
          </table:table-cell>
          <table:table-cell table:formula="of:=[.D187]-[.B187]" office:value-type="float" office:value="8.300741" calcext:value-type="float">
            <text:p>8,3</text:p>
          </table:table-cell>
          <table:table-cell table:number-columns-repeated="1019"/>
        </table:table-row>
        <table:table-row table:style-name="ro1">
          <table:table-cell office:value-type="float" office:value="2013.354492" calcext:value-type="float">
            <text:p>2013,4</text:p>
          </table:table-cell>
          <table:table-cell office:value-type="float" office:value="-88.650665" calcext:value-type="float">
            <text:p>-88,7</text:p>
          </table:table-cell>
          <table:table-cell office:value-type="float" office:value="-79.956924" calcext:value-type="float">
            <text:p>-80,0</text:p>
          </table:table-cell>
          <table:table-cell table:formula="of:=[.C188]-5.88" office:value-type="float" office:value="-85.836924" calcext:value-type="float">
            <text:p>-85,8</text:p>
          </table:table-cell>
          <table:table-cell table:formula="of:=[.D188]-[.B188]" office:value-type="float" office:value="2.81374100000001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2024.121094" calcext:value-type="float">
            <text:p>2024,1</text:p>
          </table:table-cell>
          <table:table-cell office:value-type="float" office:value="-86.628685" calcext:value-type="float">
            <text:p>-86,6</text:p>
          </table:table-cell>
          <table:table-cell office:value-type="float" office:value="-80.260986" calcext:value-type="float">
            <text:p>-80,3</text:p>
          </table:table-cell>
          <table:table-cell table:formula="of:=[.C189]-5.88" office:value-type="float" office:value="-86.140986" calcext:value-type="float">
            <text:p>-86,1</text:p>
          </table:table-cell>
          <table:table-cell table:formula="of:=[.D189]-[.B189]" office:value-type="float" office:value="0.487699000000006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2034.887695" calcext:value-type="float">
            <text:p>2034,9</text:p>
          </table:table-cell>
          <table:table-cell office:value-type="float" office:value="-94.836975" calcext:value-type="float">
            <text:p>-94,8</text:p>
          </table:table-cell>
          <table:table-cell office:value-type="float" office:value="-84.300003" calcext:value-type="float">
            <text:p>-84,3</text:p>
          </table:table-cell>
          <table:table-cell table:formula="of:=[.C190]-5.88" office:value-type="float" office:value="-90.180003" calcext:value-type="float">
            <text:p>-90,2</text:p>
          </table:table-cell>
          <table:table-cell table:formula="of:=[.D190]-[.B190]" office:value-type="float" office:value="4.656972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2045.654297" calcext:value-type="float">
            <text:p>2045,7</text:p>
          </table:table-cell>
          <table:table-cell office:value-type="float" office:value="-94.483925" calcext:value-type="float">
            <text:p>-94,5</text:p>
          </table:table-cell>
          <table:table-cell office:value-type="float" office:value="-81.34861" calcext:value-type="float">
            <text:p>-81,3</text:p>
          </table:table-cell>
          <table:table-cell table:formula="of:=[.C191]-5.88" office:value-type="float" office:value="-87.22861" calcext:value-type="float">
            <text:p>-87,2</text:p>
          </table:table-cell>
          <table:table-cell table:formula="of:=[.D191]-[.B191]" office:value-type="float" office:value="7.25531500000001" calcext:value-type="float">
            <text:p>7,3</text:p>
          </table:table-cell>
          <table:table-cell table:number-columns-repeated="1019"/>
        </table:table-row>
        <table:table-row table:style-name="ro1">
          <table:table-cell office:value-type="float" office:value="2056.420898" calcext:value-type="float">
            <text:p>2056,4</text:p>
          </table:table-cell>
          <table:table-cell office:value-type="float" office:value="-90.055901" calcext:value-type="float">
            <text:p>-90,1</text:p>
          </table:table-cell>
          <table:table-cell office:value-type="float" office:value="-81.57618" calcext:value-type="float">
            <text:p>-81,6</text:p>
          </table:table-cell>
          <table:table-cell table:formula="of:=[.C192]-5.88" office:value-type="float" office:value="-87.45618" calcext:value-type="float">
            <text:p>-87,5</text:p>
          </table:table-cell>
          <table:table-cell table:formula="of:=[.D192]-[.B192]" office:value-type="float" office:value="2.59972100000002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float" office:value="2067.1875" calcext:value-type="float">
            <text:p>2067,2</text:p>
          </table:table-cell>
          <table:table-cell office:value-type="float" office:value="-92.454369" calcext:value-type="float">
            <text:p>-92,5</text:p>
          </table:table-cell>
          <table:table-cell office:value-type="float" office:value="-81.479912" calcext:value-type="float">
            <text:p>-81,5</text:p>
          </table:table-cell>
          <table:table-cell table:formula="of:=[.C193]-5.88" office:value-type="float" office:value="-87.359912" calcext:value-type="float">
            <text:p>-87,4</text:p>
          </table:table-cell>
          <table:table-cell table:formula="of:=[.D193]-[.B193]" office:value-type="float" office:value="5.09445700000001" calcext:value-type="float">
            <text:p>5,1</text:p>
          </table:table-cell>
          <table:table-cell table:number-columns-repeated="1019"/>
        </table:table-row>
        <table:table-row table:style-name="ro1">
          <table:table-cell office:value-type="float" office:value="2077.954102" calcext:value-type="float">
            <text:p>2078,0</text:p>
          </table:table-cell>
          <table:table-cell office:value-type="float" office:value="-100.369171" calcext:value-type="float">
            <text:p>-100,4</text:p>
          </table:table-cell>
          <table:table-cell office:value-type="float" office:value="-83.612755" calcext:value-type="float">
            <text:p>-83,6</text:p>
          </table:table-cell>
          <table:table-cell table:formula="of:=[.C194]-5.88" office:value-type="float" office:value="-89.492755" calcext:value-type="float">
            <text:p>-89,5</text:p>
          </table:table-cell>
          <table:table-cell table:formula="of:=[.D194]-[.B194]" office:value-type="float" office:value="10.876416" calcext:value-type="float">
            <text:p>10,9</text:p>
          </table:table-cell>
          <table:table-cell table:number-columns-repeated="1019"/>
        </table:table-row>
        <table:table-row table:style-name="ro1">
          <table:table-cell office:value-type="float" office:value="2088.720703" calcext:value-type="float">
            <text:p>2088,7</text:p>
          </table:table-cell>
          <table:table-cell office:value-type="float" office:value="-86.981293" calcext:value-type="float">
            <text:p>-87,0</text:p>
          </table:table-cell>
          <table:table-cell office:value-type="float" office:value="-81.160202" calcext:value-type="float">
            <text:p>-81,2</text:p>
          </table:table-cell>
          <table:table-cell table:formula="of:=[.C195]-5.88" office:value-type="float" office:value="-87.040202" calcext:value-type="float">
            <text:p>-87,0</text:p>
          </table:table-cell>
          <table:table-cell table:formula="of:=[.D195]-[.B195]" office:value-type="float" office:value="-0.0589089999999999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2099.487305" calcext:value-type="float">
            <text:p>2099,5</text:p>
          </table:table-cell>
          <table:table-cell office:value-type="float" office:value="-81.479294" calcext:value-type="float">
            <text:p>-81,5</text:p>
          </table:table-cell>
          <table:table-cell office:value-type="float" office:value="-75.564178" calcext:value-type="float">
            <text:p>-75,6</text:p>
          </table:table-cell>
          <table:table-cell table:formula="of:=[.C196]-5.88" office:value-type="float" office:value="-81.444178" calcext:value-type="float">
            <text:p>-81,4</text:p>
          </table:table-cell>
          <table:table-cell table:formula="of:=[.D196]-[.B196]" office:value-type="float" office:value="0.035116000000002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110.253906" calcext:value-type="float">
            <text:p>2110,3</text:p>
          </table:table-cell>
          <table:table-cell office:value-type="float" office:value="-87.402733" calcext:value-type="float">
            <text:p>-87,4</text:p>
          </table:table-cell>
          <table:table-cell office:value-type="float" office:value="-79.856384" calcext:value-type="float">
            <text:p>-79,9</text:p>
          </table:table-cell>
          <table:table-cell table:formula="of:=[.C197]-5.88" office:value-type="float" office:value="-85.736384" calcext:value-type="float">
            <text:p>-85,7</text:p>
          </table:table-cell>
          <table:table-cell table:formula="of:=[.D197]-[.B197]" office:value-type="float" office:value="1.666349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2121.020508" calcext:value-type="float">
            <text:p>2121,0</text:p>
          </table:table-cell>
          <table:table-cell office:value-type="float" office:value="-98.038139" calcext:value-type="float">
            <text:p>-98,0</text:p>
          </table:table-cell>
          <table:table-cell office:value-type="float" office:value="-82.349319" calcext:value-type="float">
            <text:p>-82,3</text:p>
          </table:table-cell>
          <table:table-cell table:formula="of:=[.C198]-5.88" office:value-type="float" office:value="-88.229319" calcext:value-type="float">
            <text:p>-88,2</text:p>
          </table:table-cell>
          <table:table-cell table:formula="of:=[.D198]-[.B198]" office:value-type="float" office:value="9.80882000000001" calcext:value-type="float">
            <text:p>9,8</text:p>
          </table:table-cell>
          <table:table-cell table:number-columns-repeated="1019"/>
        </table:table-row>
        <table:table-row table:style-name="ro1">
          <table:table-cell office:value-type="float" office:value="2131.787109" calcext:value-type="float">
            <text:p>2131,8</text:p>
          </table:table-cell>
          <table:table-cell office:value-type="float" office:value="-100.859375" calcext:value-type="float">
            <text:p>-100,9</text:p>
          </table:table-cell>
          <table:table-cell office:value-type="float" office:value="-84.479477" calcext:value-type="float">
            <text:p>-84,5</text:p>
          </table:table-cell>
          <table:table-cell table:formula="of:=[.C199]-5.88" office:value-type="float" office:value="-90.359477" calcext:value-type="float">
            <text:p>-90,4</text:p>
          </table:table-cell>
          <table:table-cell table:formula="of:=[.D199]-[.B199]" office:value-type="float" office:value="10.499898" calcext:value-type="float">
            <text:p>10,5</text:p>
          </table:table-cell>
          <table:table-cell table:number-columns-repeated="1019"/>
        </table:table-row>
        <table:table-row table:style-name="ro1">
          <table:table-cell office:value-type="float" office:value="2142.553711" calcext:value-type="float">
            <text:p>2142,6</text:p>
          </table:table-cell>
          <table:table-cell office:value-type="float" office:value="-99.461334" calcext:value-type="float">
            <text:p>-99,5</text:p>
          </table:table-cell>
          <table:table-cell office:value-type="float" office:value="-94.141006" calcext:value-type="float">
            <text:p>-94,1</text:p>
          </table:table-cell>
          <table:table-cell table:formula="of:=[.C200]-5.88" office:value-type="float" office:value="-100.021006" calcext:value-type="float">
            <text:p>-100,0</text:p>
          </table:table-cell>
          <table:table-cell table:formula="of:=[.D200]-[.B200]" office:value-type="float" office:value="-0.559672000000006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2153.320312" calcext:value-type="float">
            <text:p>2153,3</text:p>
          </table:table-cell>
          <table:table-cell office:value-type="float" office:value="-99.145058" calcext:value-type="float">
            <text:p>-99,1</text:p>
          </table:table-cell>
          <table:table-cell office:value-type="float" office:value="-96.783722" calcext:value-type="float">
            <text:p>-96,8</text:p>
          </table:table-cell>
          <table:table-cell table:formula="of:=[.C201]-5.88" office:value-type="float" office:value="-102.663722" calcext:value-type="float">
            <text:p>-102,7</text:p>
          </table:table-cell>
          <table:table-cell table:formula="of:=[.D201]-[.B201]" office:value-type="float" office:value="-3.518663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2164.086914" calcext:value-type="float">
            <text:p>2164,1</text:p>
          </table:table-cell>
          <table:table-cell office:value-type="float" office:value="-100.492264" calcext:value-type="float">
            <text:p>-100,5</text:p>
          </table:table-cell>
          <table:table-cell office:value-type="float" office:value="-93.508949" calcext:value-type="float">
            <text:p>-93,5</text:p>
          </table:table-cell>
          <table:table-cell table:formula="of:=[.C202]-5.88" office:value-type="float" office:value="-99.388949" calcext:value-type="float">
            <text:p>-99,4</text:p>
          </table:table-cell>
          <table:table-cell table:formula="of:=[.D202]-[.B202]" office:value-type="float" office:value="1.103315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2174.853516" calcext:value-type="float">
            <text:p>2174,9</text:p>
          </table:table-cell>
          <table:table-cell office:value-type="float" office:value="-97.472977" calcext:value-type="float">
            <text:p>-97,5</text:p>
          </table:table-cell>
          <table:table-cell office:value-type="float" office:value="-93.665985" calcext:value-type="float">
            <text:p>-93,7</text:p>
          </table:table-cell>
          <table:table-cell table:formula="of:=[.C203]-5.88" office:value-type="float" office:value="-99.545985" calcext:value-type="float">
            <text:p>-99,5</text:p>
          </table:table-cell>
          <table:table-cell table:formula="of:=[.D203]-[.B203]" office:value-type="float" office:value="-2.073008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2185.620117" calcext:value-type="float">
            <text:p>2185,6</text:p>
          </table:table-cell>
          <table:table-cell office:value-type="float" office:value="-99.361191" calcext:value-type="float">
            <text:p>-99,4</text:p>
          </table:table-cell>
          <table:table-cell office:value-type="float" office:value="-96.307762" calcext:value-type="float">
            <text:p>-96,3</text:p>
          </table:table-cell>
          <table:table-cell table:formula="of:=[.C204]-5.88" office:value-type="float" office:value="-102.187762" calcext:value-type="float">
            <text:p>-102,2</text:p>
          </table:table-cell>
          <table:table-cell table:formula="of:=[.D204]-[.B204]" office:value-type="float" office:value="-2.826570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2196.386719" calcext:value-type="float">
            <text:p>2196,4</text:p>
          </table:table-cell>
          <table:table-cell office:value-type="float" office:value="-98.333382" calcext:value-type="float">
            <text:p>-98,3</text:p>
          </table:table-cell>
          <table:table-cell office:value-type="float" office:value="-100.355171" calcext:value-type="float">
            <text:p>-100,4</text:p>
          </table:table-cell>
          <table:table-cell table:formula="of:=[.C205]-5.88" office:value-type="float" office:value="-106.235171" calcext:value-type="float">
            <text:p>-106,2</text:p>
          </table:table-cell>
          <table:table-cell table:formula="of:=[.D205]-[.B205]" office:value-type="float" office:value="-7.90178899999999" calcext:value-type="float">
            <text:p>-7,9</text:p>
          </table:table-cell>
          <table:table-cell table:number-columns-repeated="1019"/>
        </table:table-row>
        <table:table-row table:style-name="ro1">
          <table:table-cell office:value-type="float" office:value="2207.15332" calcext:value-type="float">
            <text:p>2207,2</text:p>
          </table:table-cell>
          <table:table-cell office:value-type="float" office:value="-99.195503" calcext:value-type="float">
            <text:p>-99,2</text:p>
          </table:table-cell>
          <table:table-cell office:value-type="float" office:value="-101.339249" calcext:value-type="float">
            <text:p>-101,3</text:p>
          </table:table-cell>
          <table:table-cell table:formula="of:=[.C206]-5.88" office:value-type="float" office:value="-107.219249" calcext:value-type="float">
            <text:p>-107,2</text:p>
          </table:table-cell>
          <table:table-cell table:formula="of:=[.D206]-[.B206]" office:value-type="float" office:value="-8.02374599999999" calcext:value-type="float">
            <text:p>-8,0</text:p>
          </table:table-cell>
          <table:table-cell table:number-columns-repeated="1019"/>
        </table:table-row>
        <table:table-row table:style-name="ro1">
          <table:table-cell office:value-type="float" office:value="2217.919922" calcext:value-type="float">
            <text:p>2217,9</text:p>
          </table:table-cell>
          <table:table-cell office:value-type="float" office:value="-99.322121" calcext:value-type="float">
            <text:p>-99,3</text:p>
          </table:table-cell>
          <table:table-cell office:value-type="float" office:value="-96.769142" calcext:value-type="float">
            <text:p>-96,8</text:p>
          </table:table-cell>
          <table:table-cell table:formula="of:=[.C207]-5.88" office:value-type="float" office:value="-102.649142" calcext:value-type="float">
            <text:p>-102,6</text:p>
          </table:table-cell>
          <table:table-cell table:formula="of:=[.D207]-[.B207]" office:value-type="float" office:value="-3.327021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2228.686523" calcext:value-type="float">
            <text:p>2228,7</text:p>
          </table:table-cell>
          <table:table-cell office:value-type="float" office:value="-96.052299" calcext:value-type="float">
            <text:p>-96,1</text:p>
          </table:table-cell>
          <table:table-cell office:value-type="float" office:value="-92.181725" calcext:value-type="float">
            <text:p>-92,2</text:p>
          </table:table-cell>
          <table:table-cell table:formula="of:=[.C208]-5.88" office:value-type="float" office:value="-98.061725" calcext:value-type="float">
            <text:p>-98,1</text:p>
          </table:table-cell>
          <table:table-cell table:formula="of:=[.D208]-[.B208]" office:value-type="float" office:value="-2.009425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2239.453125" calcext:value-type="float">
            <text:p>2239,5</text:p>
          </table:table-cell>
          <table:table-cell office:value-type="float" office:value="-97.077271" calcext:value-type="float">
            <text:p>-97,1</text:p>
          </table:table-cell>
          <table:table-cell office:value-type="float" office:value="-93.704193" calcext:value-type="float">
            <text:p>-93,7</text:p>
          </table:table-cell>
          <table:table-cell table:formula="of:=[.C209]-5.88" office:value-type="float" office:value="-99.584193" calcext:value-type="float">
            <text:p>-99,6</text:p>
          </table:table-cell>
          <table:table-cell table:formula="of:=[.D209]-[.B209]" office:value-type="float" office:value="-2.506922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250.219727" calcext:value-type="float">
            <text:p>2250,2</text:p>
          </table:table-cell>
          <table:table-cell office:value-type="float" office:value="-98.356384" calcext:value-type="float">
            <text:p>-98,4</text:p>
          </table:table-cell>
          <table:table-cell office:value-type="float" office:value="-97.617592" calcext:value-type="float">
            <text:p>-97,6</text:p>
          </table:table-cell>
          <table:table-cell table:formula="of:=[.C210]-5.88" office:value-type="float" office:value="-103.497592" calcext:value-type="float">
            <text:p>-103,5</text:p>
          </table:table-cell>
          <table:table-cell table:formula="of:=[.D210]-[.B210]" office:value-type="float" office:value="-5.14120799999999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2260.986328" calcext:value-type="float">
            <text:p>2261,0</text:p>
          </table:table-cell>
          <table:table-cell office:value-type="float" office:value="-96.531006" calcext:value-type="float">
            <text:p>-96,5</text:p>
          </table:table-cell>
          <table:table-cell office:value-type="float" office:value="-93.634094" calcext:value-type="float">
            <text:p>-93,6</text:p>
          </table:table-cell>
          <table:table-cell table:formula="of:=[.C211]-5.88" office:value-type="float" office:value="-99.514094" calcext:value-type="float">
            <text:p>-99,5</text:p>
          </table:table-cell>
          <table:table-cell table:formula="of:=[.D211]-[.B211]" office:value-type="float" office:value="-2.983088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2271.75293" calcext:value-type="float">
            <text:p>2271,8</text:p>
          </table:table-cell>
          <table:table-cell office:value-type="float" office:value="-94.692085" calcext:value-type="float">
            <text:p>-94,7</text:p>
          </table:table-cell>
          <table:table-cell office:value-type="float" office:value="-92.557312" calcext:value-type="float">
            <text:p>-92,6</text:p>
          </table:table-cell>
          <table:table-cell table:formula="of:=[.C212]-5.88" office:value-type="float" office:value="-98.437312" calcext:value-type="float">
            <text:p>-98,4</text:p>
          </table:table-cell>
          <table:table-cell table:formula="of:=[.D212]-[.B212]" office:value-type="float" office:value="-3.745226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2282.519531" calcext:value-type="float">
            <text:p>2282,5</text:p>
          </table:table-cell>
          <table:table-cell office:value-type="float" office:value="-93.341064" calcext:value-type="float">
            <text:p>-93,3</text:p>
          </table:table-cell>
          <table:table-cell office:value-type="float" office:value="-91.331825" calcext:value-type="float">
            <text:p>-91,3</text:p>
          </table:table-cell>
          <table:table-cell table:formula="of:=[.C213]-5.88" office:value-type="float" office:value="-97.211825" calcext:value-type="float">
            <text:p>-97,2</text:p>
          </table:table-cell>
          <table:table-cell table:formula="of:=[.D213]-[.B213]" office:value-type="float" office:value="-3.870760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293.286133" calcext:value-type="float">
            <text:p>2293,3</text:p>
          </table:table-cell>
          <table:table-cell office:value-type="float" office:value="-89.507278" calcext:value-type="float">
            <text:p>-89,5</text:p>
          </table:table-cell>
          <table:table-cell office:value-type="float" office:value="-89.669014" calcext:value-type="float">
            <text:p>-89,7</text:p>
          </table:table-cell>
          <table:table-cell table:formula="of:=[.C214]-5.88" office:value-type="float" office:value="-95.549014" calcext:value-type="float">
            <text:p>-95,5</text:p>
          </table:table-cell>
          <table:table-cell table:formula="of:=[.D214]-[.B214]" office:value-type="float" office:value="-6.041736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2304.052734" calcext:value-type="float">
            <text:p>2304,1</text:p>
          </table:table-cell>
          <table:table-cell office:value-type="float" office:value="-93.262344" calcext:value-type="float">
            <text:p>-93,3</text:p>
          </table:table-cell>
          <table:table-cell office:value-type="float" office:value="-91.459251" calcext:value-type="float">
            <text:p>-91,5</text:p>
          </table:table-cell>
          <table:table-cell table:formula="of:=[.C215]-5.88" office:value-type="float" office:value="-97.339251" calcext:value-type="float">
            <text:p>-97,3</text:p>
          </table:table-cell>
          <table:table-cell table:formula="of:=[.D215]-[.B215]" office:value-type="float" office:value="-4.076906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2314.819336" calcext:value-type="float">
            <text:p>2314,8</text:p>
          </table:table-cell>
          <table:table-cell office:value-type="float" office:value="-97.586006" calcext:value-type="float">
            <text:p>-97,6</text:p>
          </table:table-cell>
          <table:table-cell office:value-type="float" office:value="-93.753387" calcext:value-type="float">
            <text:p>-93,8</text:p>
          </table:table-cell>
          <table:table-cell table:formula="of:=[.C216]-5.88" office:value-type="float" office:value="-99.633387" calcext:value-type="float">
            <text:p>-99,6</text:p>
          </table:table-cell>
          <table:table-cell table:formula="of:=[.D216]-[.B216]" office:value-type="float" office:value="-2.04738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2325.585938" calcext:value-type="float">
            <text:p>2325,6</text:p>
          </table:table-cell>
          <table:table-cell office:value-type="float" office:value="-98.315399" calcext:value-type="float">
            <text:p>-98,3</text:p>
          </table:table-cell>
          <table:table-cell office:value-type="float" office:value="-92.642204" calcext:value-type="float">
            <text:p>-92,6</text:p>
          </table:table-cell>
          <table:table-cell table:formula="of:=[.C217]-5.88" office:value-type="float" office:value="-98.522204" calcext:value-type="float">
            <text:p>-98,5</text:p>
          </table:table-cell>
          <table:table-cell table:formula="of:=[.D217]-[.B217]" office:value-type="float" office:value="-0.206805000000003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2336.352539" calcext:value-type="float">
            <text:p>2336,4</text:p>
          </table:table-cell>
          <table:table-cell office:value-type="float" office:value="-97.378464" calcext:value-type="float">
            <text:p>-97,4</text:p>
          </table:table-cell>
          <table:table-cell office:value-type="float" office:value="-91.909576" calcext:value-type="float">
            <text:p>-91,9</text:p>
          </table:table-cell>
          <table:table-cell table:formula="of:=[.C218]-5.88" office:value-type="float" office:value="-97.789576" calcext:value-type="float">
            <text:p>-97,8</text:p>
          </table:table-cell>
          <table:table-cell table:formula="of:=[.D218]-[.B218]" office:value-type="float" office:value="-0.411112000000003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2347.119141" calcext:value-type="float">
            <text:p>2347,1</text:p>
          </table:table-cell>
          <table:table-cell office:value-type="float" office:value="-97.917747" calcext:value-type="float">
            <text:p>-97,9</text:p>
          </table:table-cell>
          <table:table-cell office:value-type="float" office:value="-92.440941" calcext:value-type="float">
            <text:p>-92,4</text:p>
          </table:table-cell>
          <table:table-cell table:formula="of:=[.C219]-5.88" office:value-type="float" office:value="-98.320941" calcext:value-type="float">
            <text:p>-98,3</text:p>
          </table:table-cell>
          <table:table-cell table:formula="of:=[.D219]-[.B219]" office:value-type="float" office:value="-0.403193999999985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2357.885742" calcext:value-type="float">
            <text:p>2357,9</text:p>
          </table:table-cell>
          <table:table-cell office:value-type="float" office:value="-98.273972" calcext:value-type="float">
            <text:p>-98,3</text:p>
          </table:table-cell>
          <table:table-cell office:value-type="float" office:value="-96.250046" calcext:value-type="float">
            <text:p>-96,3</text:p>
          </table:table-cell>
          <table:table-cell table:formula="of:=[.C220]-5.88" office:value-type="float" office:value="-102.130046" calcext:value-type="float">
            <text:p>-102,1</text:p>
          </table:table-cell>
          <table:table-cell table:formula="of:=[.D220]-[.B220]" office:value-type="float" office:value="-3.856073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368.652344" calcext:value-type="float">
            <text:p>2368,7</text:p>
          </table:table-cell>
          <table:table-cell office:value-type="float" office:value="-98.937149" calcext:value-type="float">
            <text:p>-98,9</text:p>
          </table:table-cell>
          <table:table-cell office:value-type="float" office:value="-101.388611" calcext:value-type="float">
            <text:p>-101,4</text:p>
          </table:table-cell>
          <table:table-cell table:formula="of:=[.C221]-5.88" office:value-type="float" office:value="-107.268611" calcext:value-type="float">
            <text:p>-107,3</text:p>
          </table:table-cell>
          <table:table-cell table:formula="of:=[.D221]-[.B221]" office:value-type="float" office:value="-8.33146199999999" calcext:value-type="float">
            <text:p>-8,3</text:p>
          </table:table-cell>
          <table:table-cell table:number-columns-repeated="1019"/>
        </table:table-row>
        <table:table-row table:style-name="ro1">
          <table:table-cell office:value-type="float" office:value="2379.418945" calcext:value-type="float">
            <text:p>2379,4</text:p>
          </table:table-cell>
          <table:table-cell office:value-type="float" office:value="-98.171783" calcext:value-type="float">
            <text:p>-98,2</text:p>
          </table:table-cell>
          <table:table-cell office:value-type="float" office:value="-94.934837" calcext:value-type="float">
            <text:p>-94,9</text:p>
          </table:table-cell>
          <table:table-cell table:formula="of:=[.C222]-5.88" office:value-type="float" office:value="-100.814837" calcext:value-type="float">
            <text:p>-100,8</text:p>
          </table:table-cell>
          <table:table-cell table:formula="of:=[.D222]-[.B222]" office:value-type="float" office:value="-2.643053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2390.185547" calcext:value-type="float">
            <text:p>2390,2</text:p>
          </table:table-cell>
          <table:table-cell office:value-type="float" office:value="-98.632271" calcext:value-type="float">
            <text:p>-98,6</text:p>
          </table:table-cell>
          <table:table-cell office:value-type="float" office:value="-93.905182" calcext:value-type="float">
            <text:p>-93,9</text:p>
          </table:table-cell>
          <table:table-cell table:formula="of:=[.C223]-5.88" office:value-type="float" office:value="-99.785182" calcext:value-type="float">
            <text:p>-99,8</text:p>
          </table:table-cell>
          <table:table-cell table:formula="of:=[.D223]-[.B223]" office:value-type="float" office:value="-1.152910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400.952148" calcext:value-type="float">
            <text:p>2401,0</text:p>
          </table:table-cell>
          <table:table-cell office:value-type="float" office:value="-98.734322" calcext:value-type="float">
            <text:p>-98,7</text:p>
          </table:table-cell>
          <table:table-cell office:value-type="float" office:value="-95.566147" calcext:value-type="float">
            <text:p>-95,6</text:p>
          </table:table-cell>
          <table:table-cell table:formula="of:=[.C224]-5.88" office:value-type="float" office:value="-101.446147" calcext:value-type="float">
            <text:p>-101,4</text:p>
          </table:table-cell>
          <table:table-cell table:formula="of:=[.D224]-[.B224]" office:value-type="float" office:value="-2.711824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2411.71875" calcext:value-type="float">
            <text:p>2411,7</text:p>
          </table:table-cell>
          <table:table-cell office:value-type="float" office:value="-96.081223" calcext:value-type="float">
            <text:p>-96,1</text:p>
          </table:table-cell>
          <table:table-cell office:value-type="float" office:value="-93.672073" calcext:value-type="float">
            <text:p>-93,7</text:p>
          </table:table-cell>
          <table:table-cell table:formula="of:=[.C225]-5.88" office:value-type="float" office:value="-99.552073" calcext:value-type="float">
            <text:p>-99,6</text:p>
          </table:table-cell>
          <table:table-cell table:formula="of:=[.D225]-[.B225]" office:value-type="float" office:value="-3.47085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2422.485352" calcext:value-type="float">
            <text:p>2422,5</text:p>
          </table:table-cell>
          <table:table-cell office:value-type="float" office:value="-95.594795" calcext:value-type="float">
            <text:p>-95,6</text:p>
          </table:table-cell>
          <table:table-cell office:value-type="float" office:value="-92.12188" calcext:value-type="float">
            <text:p>-92,1</text:p>
          </table:table-cell>
          <table:table-cell table:formula="of:=[.C226]-5.88" office:value-type="float" office:value="-98.00188" calcext:value-type="float">
            <text:p>-98,0</text:p>
          </table:table-cell>
          <table:table-cell table:formula="of:=[.D226]-[.B226]" office:value-type="float" office:value="-2.407084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433.251953" calcext:value-type="float">
            <text:p>2433,3</text:p>
          </table:table-cell>
          <table:table-cell office:value-type="float" office:value="-93.518166" calcext:value-type="float">
            <text:p>-93,5</text:p>
          </table:table-cell>
          <table:table-cell office:value-type="float" office:value="-90.44857" calcext:value-type="float">
            <text:p>-90,4</text:p>
          </table:table-cell>
          <table:table-cell table:formula="of:=[.C227]-5.88" office:value-type="float" office:value="-96.32857" calcext:value-type="float">
            <text:p>-96,3</text:p>
          </table:table-cell>
          <table:table-cell table:formula="of:=[.D227]-[.B227]" office:value-type="float" office:value="-2.81040400000001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2444.018555" calcext:value-type="float">
            <text:p>2444,0</text:p>
          </table:table-cell>
          <table:table-cell office:value-type="float" office:value="-96.819862" calcext:value-type="float">
            <text:p>-96,8</text:p>
          </table:table-cell>
          <table:table-cell office:value-type="float" office:value="-88.930122" calcext:value-type="float">
            <text:p>-88,9</text:p>
          </table:table-cell>
          <table:table-cell table:formula="of:=[.C228]-5.88" office:value-type="float" office:value="-94.810122" calcext:value-type="float">
            <text:p>-94,8</text:p>
          </table:table-cell>
          <table:table-cell table:formula="of:=[.D228]-[.B228]" office:value-type="float" office:value="2.00974000000001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2454.785156" calcext:value-type="float">
            <text:p>2454,8</text:p>
          </table:table-cell>
          <table:table-cell office:value-type="float" office:value="-94.696808" calcext:value-type="float">
            <text:p>-94,7</text:p>
          </table:table-cell>
          <table:table-cell office:value-type="float" office:value="-84.822456" calcext:value-type="float">
            <text:p>-84,8</text:p>
          </table:table-cell>
          <table:table-cell table:formula="of:=[.C229]-5.88" office:value-type="float" office:value="-90.702456" calcext:value-type="float">
            <text:p>-90,7</text:p>
          </table:table-cell>
          <table:table-cell table:formula="of:=[.D229]-[.B229]" office:value-type="float" office:value="3.99435200000001" calcext:value-type="float">
            <text:p>4,0</text:p>
          </table:table-cell>
          <table:table-cell table:number-columns-repeated="1019"/>
        </table:table-row>
        <table:table-row table:style-name="ro1">
          <table:table-cell office:value-type="float" office:value="2465.551758" calcext:value-type="float">
            <text:p>2465,6</text:p>
          </table:table-cell>
          <table:table-cell office:value-type="float" office:value="-89.990746" calcext:value-type="float">
            <text:p>-90,0</text:p>
          </table:table-cell>
          <table:table-cell office:value-type="float" office:value="-79.876373" calcext:value-type="float">
            <text:p>-79,9</text:p>
          </table:table-cell>
          <table:table-cell table:formula="of:=[.C230]-5.88" office:value-type="float" office:value="-85.756373" calcext:value-type="float">
            <text:p>-85,8</text:p>
          </table:table-cell>
          <table:table-cell table:formula="of:=[.D230]-[.B230]" office:value-type="float" office:value="4.23437300000001" calcext:value-type="float">
            <text:p>4,2</text:p>
          </table:table-cell>
          <table:table-cell table:number-columns-repeated="1019"/>
        </table:table-row>
        <table:table-row table:style-name="ro1">
          <table:table-cell office:value-type="float" office:value="2476.318359" calcext:value-type="float">
            <text:p>2476,3</text:p>
          </table:table-cell>
          <table:table-cell office:value-type="float" office:value="-89.712883" calcext:value-type="float">
            <text:p>-89,7</text:p>
          </table:table-cell>
          <table:table-cell office:value-type="float" office:value="-79.934296" calcext:value-type="float">
            <text:p>-79,9</text:p>
          </table:table-cell>
          <table:table-cell table:formula="of:=[.C231]-5.88" office:value-type="float" office:value="-85.814296" calcext:value-type="float">
            <text:p>-85,8</text:p>
          </table:table-cell>
          <table:table-cell table:formula="of:=[.D231]-[.B231]" office:value-type="float" office:value="3.898587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2487.084961" calcext:value-type="float">
            <text:p>2487,1</text:p>
          </table:table-cell>
          <table:table-cell office:value-type="float" office:value="-97.688736" calcext:value-type="float">
            <text:p>-97,7</text:p>
          </table:table-cell>
          <table:table-cell office:value-type="float" office:value="-86.261131" calcext:value-type="float">
            <text:p>-86,3</text:p>
          </table:table-cell>
          <table:table-cell table:formula="of:=[.C232]-5.88" office:value-type="float" office:value="-92.141131" calcext:value-type="float">
            <text:p>-92,1</text:p>
          </table:table-cell>
          <table:table-cell table:formula="of:=[.D232]-[.B232]" office:value-type="float" office:value="5.547605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float" office:value="2497.851562" calcext:value-type="float">
            <text:p>2497,9</text:p>
          </table:table-cell>
          <table:table-cell office:value-type="float" office:value="-100.210503" calcext:value-type="float">
            <text:p>-100,2</text:p>
          </table:table-cell>
          <table:table-cell office:value-type="float" office:value="-85.827164" calcext:value-type="float">
            <text:p>-85,8</text:p>
          </table:table-cell>
          <table:table-cell table:formula="of:=[.C233]-5.88" office:value-type="float" office:value="-91.707164" calcext:value-type="float">
            <text:p>-91,7</text:p>
          </table:table-cell>
          <table:table-cell table:formula="of:=[.D233]-[.B233]" office:value-type="float" office:value="8.50333900000001" calcext:value-type="float">
            <text:p>8,5</text:p>
          </table:table-cell>
          <table:table-cell table:number-columns-repeated="1019"/>
        </table:table-row>
        <table:table-row table:style-name="ro1">
          <table:table-cell office:value-type="float" office:value="2508.618164" calcext:value-type="float">
            <text:p>2508,6</text:p>
          </table:table-cell>
          <table:table-cell office:value-type="float" office:value="-100.313797" calcext:value-type="float">
            <text:p>-100,3</text:p>
          </table:table-cell>
          <table:table-cell office:value-type="float" office:value="-90.096626" calcext:value-type="float">
            <text:p>-90,1</text:p>
          </table:table-cell>
          <table:table-cell table:formula="of:=[.C234]-5.88" office:value-type="float" office:value="-95.976626" calcext:value-type="float">
            <text:p>-96,0</text:p>
          </table:table-cell>
          <table:table-cell table:formula="of:=[.D234]-[.B234]" office:value-type="float" office:value="4.337171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2519.384766" calcext:value-type="float">
            <text:p>2519,4</text:p>
          </table:table-cell>
          <table:table-cell office:value-type="float" office:value="-100.185966" calcext:value-type="float">
            <text:p>-100,2</text:p>
          </table:table-cell>
          <table:table-cell office:value-type="float" office:value="-91.441696" calcext:value-type="float">
            <text:p>-91,4</text:p>
          </table:table-cell>
          <table:table-cell table:formula="of:=[.C235]-5.88" office:value-type="float" office:value="-97.321696" calcext:value-type="float">
            <text:p>-97,3</text:p>
          </table:table-cell>
          <table:table-cell table:formula="of:=[.D235]-[.B235]" office:value-type="float" office:value="2.86427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2530.151367" calcext:value-type="float">
            <text:p>2530,2</text:p>
          </table:table-cell>
          <table:table-cell office:value-type="float" office:value="-97.362595" calcext:value-type="float">
            <text:p>-97,4</text:p>
          </table:table-cell>
          <table:table-cell office:value-type="float" office:value="-88.271118" calcext:value-type="float">
            <text:p>-88,3</text:p>
          </table:table-cell>
          <table:table-cell table:formula="of:=[.C236]-5.88" office:value-type="float" office:value="-94.151118" calcext:value-type="float">
            <text:p>-94,2</text:p>
          </table:table-cell>
          <table:table-cell table:formula="of:=[.D236]-[.B236]" office:value-type="float" office:value="3.211477" calcext:value-type="float">
            <text:p>3,2</text:p>
          </table:table-cell>
          <table:table-cell table:number-columns-repeated="1019"/>
        </table:table-row>
        <table:table-row table:style-name="ro1">
          <table:table-cell office:value-type="float" office:value="2540.917969" calcext:value-type="float">
            <text:p>2540,9</text:p>
          </table:table-cell>
          <table:table-cell office:value-type="float" office:value="-98.457062" calcext:value-type="float">
            <text:p>-98,5</text:p>
          </table:table-cell>
          <table:table-cell office:value-type="float" office:value="-88.877701" calcext:value-type="float">
            <text:p>-88,9</text:p>
          </table:table-cell>
          <table:table-cell table:formula="of:=[.C237]-5.88" office:value-type="float" office:value="-94.757701" calcext:value-type="float">
            <text:p>-94,8</text:p>
          </table:table-cell>
          <table:table-cell table:formula="of:=[.D237]-[.B237]" office:value-type="float" office:value="3.699361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2551.68457" calcext:value-type="float">
            <text:p>2551,7</text:p>
          </table:table-cell>
          <table:table-cell office:value-type="float" office:value="-97.622353" calcext:value-type="float">
            <text:p>-97,6</text:p>
          </table:table-cell>
          <table:table-cell office:value-type="float" office:value="-93.487968" calcext:value-type="float">
            <text:p>-93,5</text:p>
          </table:table-cell>
          <table:table-cell table:formula="of:=[.C238]-5.88" office:value-type="float" office:value="-99.367968" calcext:value-type="float">
            <text:p>-99,4</text:p>
          </table:table-cell>
          <table:table-cell table:formula="of:=[.D238]-[.B238]" office:value-type="float" office:value="-1.745614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2562.451172" calcext:value-type="float">
            <text:p>2562,5</text:p>
          </table:table-cell>
          <table:table-cell office:value-type="float" office:value="-100.754601" calcext:value-type="float">
            <text:p>-100,8</text:p>
          </table:table-cell>
          <table:table-cell office:value-type="float" office:value="-97.160187" calcext:value-type="float">
            <text:p>-97,2</text:p>
          </table:table-cell>
          <table:table-cell table:formula="of:=[.C239]-5.88" office:value-type="float" office:value="-103.040187" calcext:value-type="float">
            <text:p>-103,0</text:p>
          </table:table-cell>
          <table:table-cell table:formula="of:=[.D239]-[.B239]" office:value-type="float" office:value="-2.285585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2573.217773" calcext:value-type="float">
            <text:p>2573,2</text:p>
          </table:table-cell>
          <table:table-cell office:value-type="float" office:value="-99.836037" calcext:value-type="float">
            <text:p>-99,8</text:p>
          </table:table-cell>
          <table:table-cell office:value-type="float" office:value="-97.228622" calcext:value-type="float">
            <text:p>-97,2</text:p>
          </table:table-cell>
          <table:table-cell table:formula="of:=[.C240]-5.88" office:value-type="float" office:value="-103.108622" calcext:value-type="float">
            <text:p>-103,1</text:p>
          </table:table-cell>
          <table:table-cell table:formula="of:=[.D240]-[.B240]" office:value-type="float" office:value="-3.272584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2583.984375" calcext:value-type="float">
            <text:p>2584,0</text:p>
          </table:table-cell>
          <table:table-cell office:value-type="float" office:value="-99.320869" calcext:value-type="float">
            <text:p>-99,3</text:p>
          </table:table-cell>
          <table:table-cell office:value-type="float" office:value="-93.406799" calcext:value-type="float">
            <text:p>-93,4</text:p>
          </table:table-cell>
          <table:table-cell table:formula="of:=[.C241]-5.88" office:value-type="float" office:value="-99.286799" calcext:value-type="float">
            <text:p>-99,3</text:p>
          </table:table-cell>
          <table:table-cell table:formula="of:=[.D241]-[.B241]" office:value-type="float" office:value="0.0340699999999998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594.750977" calcext:value-type="float">
            <text:p>2594,8</text:p>
          </table:table-cell>
          <table:table-cell office:value-type="float" office:value="-99.142517" calcext:value-type="float">
            <text:p>-99,1</text:p>
          </table:table-cell>
          <table:table-cell office:value-type="float" office:value="-94.893341" calcext:value-type="float">
            <text:p>-94,9</text:p>
          </table:table-cell>
          <table:table-cell table:formula="of:=[.C242]-5.88" office:value-type="float" office:value="-100.773341" calcext:value-type="float">
            <text:p>-100,8</text:p>
          </table:table-cell>
          <table:table-cell table:formula="of:=[.D242]-[.B242]" office:value-type="float" office:value="-1.630824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2605.517578" calcext:value-type="float">
            <text:p>2605,5</text:p>
          </table:table-cell>
          <table:table-cell office:value-type="float" office:value="-100.647324" calcext:value-type="float">
            <text:p>-100,6</text:p>
          </table:table-cell>
          <table:table-cell office:value-type="float" office:value="-95.549538" calcext:value-type="float">
            <text:p>-95,5</text:p>
          </table:table-cell>
          <table:table-cell table:formula="of:=[.C243]-5.88" office:value-type="float" office:value="-101.429538" calcext:value-type="float">
            <text:p>-101,4</text:p>
          </table:table-cell>
          <table:table-cell table:formula="of:=[.D243]-[.B243]" office:value-type="float" office:value="-0.782213999999996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2616.28418" calcext:value-type="float">
            <text:p>2616,3</text:p>
          </table:table-cell>
          <table:table-cell office:value-type="float" office:value="-100.200104" calcext:value-type="float">
            <text:p>-100,2</text:p>
          </table:table-cell>
          <table:table-cell office:value-type="float" office:value="-95.570473" calcext:value-type="float">
            <text:p>-95,6</text:p>
          </table:table-cell>
          <table:table-cell table:formula="of:=[.C244]-5.88" office:value-type="float" office:value="-101.450473" calcext:value-type="float">
            <text:p>-101,5</text:p>
          </table:table-cell>
          <table:table-cell table:formula="of:=[.D244]-[.B244]" office:value-type="float" office:value="-1.25036900000001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2627.050781" calcext:value-type="float">
            <text:p>2627,1</text:p>
          </table:table-cell>
          <table:table-cell office:value-type="float" office:value="-99.390335" calcext:value-type="float">
            <text:p>-99,4</text:p>
          </table:table-cell>
          <table:table-cell office:value-type="float" office:value="-94.897018" calcext:value-type="float">
            <text:p>-94,9</text:p>
          </table:table-cell>
          <table:table-cell table:formula="of:=[.C245]-5.88" office:value-type="float" office:value="-100.777018" calcext:value-type="float">
            <text:p>-100,8</text:p>
          </table:table-cell>
          <table:table-cell table:formula="of:=[.D245]-[.B245]" office:value-type="float" office:value="-1.38668300000001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2637.817383" calcext:value-type="float">
            <text:p>2637,8</text:p>
          </table:table-cell>
          <table:table-cell office:value-type="float" office:value="-99.199623" calcext:value-type="float">
            <text:p>-99,2</text:p>
          </table:table-cell>
          <table:table-cell office:value-type="float" office:value="-92.838631" calcext:value-type="float">
            <text:p>-92,8</text:p>
          </table:table-cell>
          <table:table-cell table:formula="of:=[.C246]-5.88" office:value-type="float" office:value="-98.718631" calcext:value-type="float">
            <text:p>-98,7</text:p>
          </table:table-cell>
          <table:table-cell table:formula="of:=[.D246]-[.B246]" office:value-type="float" office:value="0.480992000000001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2648.583984" calcext:value-type="float">
            <text:p>2648,6</text:p>
          </table:table-cell>
          <table:table-cell office:value-type="float" office:value="-97.521111" calcext:value-type="float">
            <text:p>-97,5</text:p>
          </table:table-cell>
          <table:table-cell office:value-type="float" office:value="-93.952843" calcext:value-type="float">
            <text:p>-94,0</text:p>
          </table:table-cell>
          <table:table-cell table:formula="of:=[.C247]-5.88" office:value-type="float" office:value="-99.832843" calcext:value-type="float">
            <text:p>-99,8</text:p>
          </table:table-cell>
          <table:table-cell table:formula="of:=[.D247]-[.B247]" office:value-type="float" office:value="-2.311731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2659.350586" calcext:value-type="float">
            <text:p>2659,4</text:p>
          </table:table-cell>
          <table:table-cell office:value-type="float" office:value="-96.013245" calcext:value-type="float">
            <text:p>-96,0</text:p>
          </table:table-cell>
          <table:table-cell office:value-type="float" office:value="-94.897591" calcext:value-type="float">
            <text:p>-94,9</text:p>
          </table:table-cell>
          <table:table-cell table:formula="of:=[.C248]-5.88" office:value-type="float" office:value="-100.777591" calcext:value-type="float">
            <text:p>-100,8</text:p>
          </table:table-cell>
          <table:table-cell table:formula="of:=[.D248]-[.B248]" office:value-type="float" office:value="-4.764346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2670.117188" calcext:value-type="float">
            <text:p>2670,1</text:p>
          </table:table-cell>
          <table:table-cell office:value-type="float" office:value="-96.843681" calcext:value-type="float">
            <text:p>-96,8</text:p>
          </table:table-cell>
          <table:table-cell office:value-type="float" office:value="-96.14328" calcext:value-type="float">
            <text:p>-96,1</text:p>
          </table:table-cell>
          <table:table-cell table:formula="of:=[.C249]-5.88" office:value-type="float" office:value="-102.02328" calcext:value-type="float">
            <text:p>-102,0</text:p>
          </table:table-cell>
          <table:table-cell table:formula="of:=[.D249]-[.B249]" office:value-type="float" office:value="-5.1795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2680.883789" calcext:value-type="float">
            <text:p>2680,9</text:p>
          </table:table-cell>
          <table:table-cell office:value-type="float" office:value="-96.611961" calcext:value-type="float">
            <text:p>-96,6</text:p>
          </table:table-cell>
          <table:table-cell office:value-type="float" office:value="-97.378334" calcext:value-type="float">
            <text:p>-97,4</text:p>
          </table:table-cell>
          <table:table-cell table:formula="of:=[.C250]-5.88" office:value-type="float" office:value="-103.258334" calcext:value-type="float">
            <text:p>-103,3</text:p>
          </table:table-cell>
          <table:table-cell table:formula="of:=[.D250]-[.B250]" office:value-type="float" office:value="-6.646373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2691.650391" calcext:value-type="float">
            <text:p>2691,7</text:p>
          </table:table-cell>
          <table:table-cell office:value-type="float" office:value="-98.14547" calcext:value-type="float">
            <text:p>-98,1</text:p>
          </table:table-cell>
          <table:table-cell office:value-type="float" office:value="-94.727882" calcext:value-type="float">
            <text:p>-94,7</text:p>
          </table:table-cell>
          <table:table-cell table:formula="of:=[.C251]-5.88" office:value-type="float" office:value="-100.607882" calcext:value-type="float">
            <text:p>-100,6</text:p>
          </table:table-cell>
          <table:table-cell table:formula="of:=[.D251]-[.B251]" office:value-type="float" office:value="-2.4624119999999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702.416992" calcext:value-type="float">
            <text:p>2702,4</text:p>
          </table:table-cell>
          <table:table-cell office:value-type="float" office:value="-96.077843" calcext:value-type="float">
            <text:p>-96,1</text:p>
          </table:table-cell>
          <table:table-cell office:value-type="float" office:value="-93.526093" calcext:value-type="float">
            <text:p>-93,5</text:p>
          </table:table-cell>
          <table:table-cell table:formula="of:=[.C252]-5.88" office:value-type="float" office:value="-99.406093" calcext:value-type="float">
            <text:p>-99,4</text:p>
          </table:table-cell>
          <table:table-cell table:formula="of:=[.D252]-[.B252]" office:value-type="float" office:value="-3.32825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2713.183594" calcext:value-type="float">
            <text:p>2713,2</text:p>
          </table:table-cell>
          <table:table-cell office:value-type="float" office:value="-94.879974" calcext:value-type="float">
            <text:p>-94,9</text:p>
          </table:table-cell>
          <table:table-cell office:value-type="float" office:value="-95.038361" calcext:value-type="float">
            <text:p>-95,0</text:p>
          </table:table-cell>
          <table:table-cell table:formula="of:=[.C253]-5.88" office:value-type="float" office:value="-100.918361" calcext:value-type="float">
            <text:p>-100,9</text:p>
          </table:table-cell>
          <table:table-cell table:formula="of:=[.D253]-[.B253]" office:value-type="float" office:value="-6.038386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2723.950195" calcext:value-type="float">
            <text:p>2724,0</text:p>
          </table:table-cell>
          <table:table-cell office:value-type="float" office:value="-94.708656" calcext:value-type="float">
            <text:p>-94,7</text:p>
          </table:table-cell>
          <table:table-cell office:value-type="float" office:value="-90.200272" calcext:value-type="float">
            <text:p>-90,2</text:p>
          </table:table-cell>
          <table:table-cell table:formula="of:=[.C254]-5.88" office:value-type="float" office:value="-96.080272" calcext:value-type="float">
            <text:p>-96,1</text:p>
          </table:table-cell>
          <table:table-cell table:formula="of:=[.D254]-[.B254]" office:value-type="float" office:value="-1.371615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2734.716797" calcext:value-type="float">
            <text:p>2734,7</text:p>
          </table:table-cell>
          <table:table-cell office:value-type="float" office:value="-95.513458" calcext:value-type="float">
            <text:p>-95,5</text:p>
          </table:table-cell>
          <table:table-cell office:value-type="float" office:value="-91.463661" calcext:value-type="float">
            <text:p>-91,5</text:p>
          </table:table-cell>
          <table:table-cell table:formula="of:=[.C255]-5.88" office:value-type="float" office:value="-97.343661" calcext:value-type="float">
            <text:p>-97,3</text:p>
          </table:table-cell>
          <table:table-cell table:formula="of:=[.D255]-[.B255]" office:value-type="float" office:value="-1.830203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2745.483398" calcext:value-type="float">
            <text:p>2745,5</text:p>
          </table:table-cell>
          <table:table-cell office:value-type="float" office:value="-97.728722" calcext:value-type="float">
            <text:p>-97,7</text:p>
          </table:table-cell>
          <table:table-cell office:value-type="float" office:value="-92.4104" calcext:value-type="float">
            <text:p>-92,4</text:p>
          </table:table-cell>
          <table:table-cell table:formula="of:=[.C256]-5.88" office:value-type="float" office:value="-98.2904" calcext:value-type="float">
            <text:p>-98,3</text:p>
          </table:table-cell>
          <table:table-cell table:formula="of:=[.D256]-[.B256]" office:value-type="float" office:value="-0.561677999999986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2756.25" calcext:value-type="float">
            <text:p>2756,3</text:p>
          </table:table-cell>
          <table:table-cell office:value-type="float" office:value="-100.42981" calcext:value-type="float">
            <text:p>-100,4</text:p>
          </table:table-cell>
          <table:table-cell office:value-type="float" office:value="-91.175049" calcext:value-type="float">
            <text:p>-91,2</text:p>
          </table:table-cell>
          <table:table-cell table:formula="of:=[.C257]-5.88" office:value-type="float" office:value="-97.055049" calcext:value-type="float">
            <text:p>-97,1</text:p>
          </table:table-cell>
          <table:table-cell table:formula="of:=[.D257]-[.B257]" office:value-type="float" office:value="3.37476100000001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2767.016602" calcext:value-type="float">
            <text:p>2767,0</text:p>
          </table:table-cell>
          <table:table-cell office:value-type="float" office:value="-98.418327" calcext:value-type="float">
            <text:p>-98,4</text:p>
          </table:table-cell>
          <table:table-cell office:value-type="float" office:value="-92.921524" calcext:value-type="float">
            <text:p>-92,9</text:p>
          </table:table-cell>
          <table:table-cell table:formula="of:=[.C258]-5.88" office:value-type="float" office:value="-98.801524" calcext:value-type="float">
            <text:p>-98,8</text:p>
          </table:table-cell>
          <table:table-cell table:formula="of:=[.D258]-[.B258]" office:value-type="float" office:value="-0.383196999999996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2777.783203" calcext:value-type="float">
            <text:p>2777,8</text:p>
          </table:table-cell>
          <table:table-cell office:value-type="float" office:value="-98.172371" calcext:value-type="float">
            <text:p>-98,2</text:p>
          </table:table-cell>
          <table:table-cell office:value-type="float" office:value="-96.625092" calcext:value-type="float">
            <text:p>-96,6</text:p>
          </table:table-cell>
          <table:table-cell table:formula="of:=[.C259]-5.88" office:value-type="float" office:value="-102.505092" calcext:value-type="float">
            <text:p>-102,5</text:p>
          </table:table-cell>
          <table:table-cell table:formula="of:=[.D259]-[.B259]" office:value-type="float" office:value="-4.332720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2788.549805" calcext:value-type="float">
            <text:p>2788,5</text:p>
          </table:table-cell>
          <table:table-cell office:value-type="float" office:value="-98.415642" calcext:value-type="float">
            <text:p>-98,4</text:p>
          </table:table-cell>
          <table:table-cell office:value-type="float" office:value="-94.935989" calcext:value-type="float">
            <text:p>-94,9</text:p>
          </table:table-cell>
          <table:table-cell table:formula="of:=[.C260]-5.88" office:value-type="float" office:value="-100.815989" calcext:value-type="float">
            <text:p>-100,8</text:p>
          </table:table-cell>
          <table:table-cell table:formula="of:=[.D260]-[.B260]" office:value-type="float" office:value="-2.400347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799.316406" calcext:value-type="float">
            <text:p>2799,3</text:p>
          </table:table-cell>
          <table:table-cell office:value-type="float" office:value="-96.907433" calcext:value-type="float">
            <text:p>-96,9</text:p>
          </table:table-cell>
          <table:table-cell office:value-type="float" office:value="-90.754852" calcext:value-type="float">
            <text:p>-90,8</text:p>
          </table:table-cell>
          <table:table-cell table:formula="of:=[.C261]-5.88" office:value-type="float" office:value="-96.634852" calcext:value-type="float">
            <text:p>-96,6</text:p>
          </table:table-cell>
          <table:table-cell table:formula="of:=[.D261]-[.B261]" office:value-type="float" office:value="0.272581000000002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2810.083008" calcext:value-type="float">
            <text:p>2810,1</text:p>
          </table:table-cell>
          <table:table-cell office:value-type="float" office:value="-96.633789" calcext:value-type="float">
            <text:p>-96,6</text:p>
          </table:table-cell>
          <table:table-cell office:value-type="float" office:value="-89.66687" calcext:value-type="float">
            <text:p>-89,7</text:p>
          </table:table-cell>
          <table:table-cell table:formula="of:=[.C262]-5.88" office:value-type="float" office:value="-95.54687" calcext:value-type="float">
            <text:p>-95,5</text:p>
          </table:table-cell>
          <table:table-cell table:formula="of:=[.D262]-[.B262]" office:value-type="float" office:value="1.08691899999999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2820.849609" calcext:value-type="float">
            <text:p>2820,8</text:p>
          </table:table-cell>
          <table:table-cell office:value-type="float" office:value="-99.103462" calcext:value-type="float">
            <text:p>-99,1</text:p>
          </table:table-cell>
          <table:table-cell office:value-type="float" office:value="-92.318825" calcext:value-type="float">
            <text:p>-92,3</text:p>
          </table:table-cell>
          <table:table-cell table:formula="of:=[.C263]-5.88" office:value-type="float" office:value="-98.198825" calcext:value-type="float">
            <text:p>-98,2</text:p>
          </table:table-cell>
          <table:table-cell table:formula="of:=[.D263]-[.B263]" office:value-type="float" office:value="0.904636999999994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2831.616211" calcext:value-type="float">
            <text:p>2831,6</text:p>
          </table:table-cell>
          <table:table-cell office:value-type="float" office:value="-97.857544" calcext:value-type="float">
            <text:p>-97,9</text:p>
          </table:table-cell>
          <table:table-cell office:value-type="float" office:value="-91.952782" calcext:value-type="float">
            <text:p>-92,0</text:p>
          </table:table-cell>
          <table:table-cell table:formula="of:=[.C264]-5.88" office:value-type="float" office:value="-97.832782" calcext:value-type="float">
            <text:p>-97,8</text:p>
          </table:table-cell>
          <table:table-cell table:formula="of:=[.D264]-[.B264]" office:value-type="float" office:value="0.0247620000000097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842.382812" calcext:value-type="float">
            <text:p>2842,4</text:p>
          </table:table-cell>
          <table:table-cell office:value-type="float" office:value="-96.161736" calcext:value-type="float">
            <text:p>-96,2</text:p>
          </table:table-cell>
          <table:table-cell office:value-type="float" office:value="-93.974808" calcext:value-type="float">
            <text:p>-94,0</text:p>
          </table:table-cell>
          <table:table-cell table:formula="of:=[.C265]-5.88" office:value-type="float" office:value="-99.854808" calcext:value-type="float">
            <text:p>-99,9</text:p>
          </table:table-cell>
          <table:table-cell table:formula="of:=[.D265]-[.B265]" office:value-type="float" office:value="-3.693071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2853.149414" calcext:value-type="float">
            <text:p>2853,1</text:p>
          </table:table-cell>
          <table:table-cell office:value-type="float" office:value="-98.037971" calcext:value-type="float">
            <text:p>-98,0</text:p>
          </table:table-cell>
          <table:table-cell office:value-type="float" office:value="-87.886345" calcext:value-type="float">
            <text:p>-87,9</text:p>
          </table:table-cell>
          <table:table-cell table:formula="of:=[.C266]-5.88" office:value-type="float" office:value="-93.766345" calcext:value-type="float">
            <text:p>-93,8</text:p>
          </table:table-cell>
          <table:table-cell table:formula="of:=[.D266]-[.B266]" office:value-type="float" office:value="4.271626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2863.916016" calcext:value-type="float">
            <text:p>2863,9</text:p>
          </table:table-cell>
          <table:table-cell office:value-type="float" office:value="-97.689674" calcext:value-type="float">
            <text:p>-97,7</text:p>
          </table:table-cell>
          <table:table-cell office:value-type="float" office:value="-82.979401" calcext:value-type="float">
            <text:p>-83,0</text:p>
          </table:table-cell>
          <table:table-cell table:formula="of:=[.C267]-5.88" office:value-type="float" office:value="-88.859401" calcext:value-type="float">
            <text:p>-88,9</text:p>
          </table:table-cell>
          <table:table-cell table:formula="of:=[.D267]-[.B267]" office:value-type="float" office:value="8.83027300000001" calcext:value-type="float">
            <text:p>8,8</text:p>
          </table:table-cell>
          <table:table-cell table:number-columns-repeated="1019"/>
        </table:table-row>
        <table:table-row table:style-name="ro1">
          <table:table-cell office:value-type="float" office:value="2874.682617" calcext:value-type="float">
            <text:p>2874,7</text:p>
          </table:table-cell>
          <table:table-cell office:value-type="float" office:value="-94.206146" calcext:value-type="float">
            <text:p>-94,2</text:p>
          </table:table-cell>
          <table:table-cell office:value-type="float" office:value="-82.578537" calcext:value-type="float">
            <text:p>-82,6</text:p>
          </table:table-cell>
          <table:table-cell table:formula="of:=[.C268]-5.88" office:value-type="float" office:value="-88.458537" calcext:value-type="float">
            <text:p>-88,5</text:p>
          </table:table-cell>
          <table:table-cell table:formula="of:=[.D268]-[.B268]" office:value-type="float" office:value="5.74760900000001" calcext:value-type="float">
            <text:p>5,7</text:p>
          </table:table-cell>
          <table:table-cell table:number-columns-repeated="1019"/>
        </table:table-row>
        <table:table-row table:style-name="ro1">
          <table:table-cell office:value-type="float" office:value="2885.449219" calcext:value-type="float">
            <text:p>2885,4</text:p>
          </table:table-cell>
          <table:table-cell office:value-type="float" office:value="-91.297417" calcext:value-type="float">
            <text:p>-91,3</text:p>
          </table:table-cell>
          <table:table-cell office:value-type="float" office:value="-86.393089" calcext:value-type="float">
            <text:p>-86,4</text:p>
          </table:table-cell>
          <table:table-cell table:formula="of:=[.C269]-5.88" office:value-type="float" office:value="-92.273089" calcext:value-type="float">
            <text:p>-92,3</text:p>
          </table:table-cell>
          <table:table-cell table:formula="of:=[.D269]-[.B269]" office:value-type="float" office:value="-0.975672000000003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2896.21582" calcext:value-type="float">
            <text:p>2896,2</text:p>
          </table:table-cell>
          <table:table-cell office:value-type="float" office:value="-96.136032" calcext:value-type="float">
            <text:p>-96,1</text:p>
          </table:table-cell>
          <table:table-cell office:value-type="float" office:value="-87.712929" calcext:value-type="float">
            <text:p>-87,7</text:p>
          </table:table-cell>
          <table:table-cell table:formula="of:=[.C270]-5.88" office:value-type="float" office:value="-93.592929" calcext:value-type="float">
            <text:p>-93,6</text:p>
          </table:table-cell>
          <table:table-cell table:formula="of:=[.D270]-[.B270]" office:value-type="float" office:value="2.543103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2906.982422" calcext:value-type="float">
            <text:p>2907,0</text:p>
          </table:table-cell>
          <table:table-cell office:value-type="float" office:value="-96.478775" calcext:value-type="float">
            <text:p>-96,5</text:p>
          </table:table-cell>
          <table:table-cell office:value-type="float" office:value="-83.283775" calcext:value-type="float">
            <text:p>-83,3</text:p>
          </table:table-cell>
          <table:table-cell table:formula="of:=[.C271]-5.88" office:value-type="float" office:value="-89.163775" calcext:value-type="float">
            <text:p>-89,2</text:p>
          </table:table-cell>
          <table:table-cell table:formula="of:=[.D271]-[.B271]" office:value-type="float" office:value="7.315" calcext:value-type="float">
            <text:p>7,3</text:p>
          </table:table-cell>
          <table:table-cell table:number-columns-repeated="1019"/>
        </table:table-row>
        <table:table-row table:style-name="ro1">
          <table:table-cell office:value-type="float" office:value="2917.749023" calcext:value-type="float">
            <text:p>2917,7</text:p>
          </table:table-cell>
          <table:table-cell office:value-type="float" office:value="-86.504318" calcext:value-type="float">
            <text:p>-86,5</text:p>
          </table:table-cell>
          <table:table-cell office:value-type="float" office:value="-80.020973" calcext:value-type="float">
            <text:p>-80,0</text:p>
          </table:table-cell>
          <table:table-cell table:formula="of:=[.C272]-5.88" office:value-type="float" office:value="-85.900973" calcext:value-type="float">
            <text:p>-85,9</text:p>
          </table:table-cell>
          <table:table-cell table:formula="of:=[.D272]-[.B272]" office:value-type="float" office:value="0.60334500000000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2928.515625" calcext:value-type="float">
            <text:p>2928,5</text:p>
          </table:table-cell>
          <table:table-cell office:value-type="float" office:value="-86.480324" calcext:value-type="float">
            <text:p>-86,5</text:p>
          </table:table-cell>
          <table:table-cell office:value-type="float" office:value="-80.29155" calcext:value-type="float">
            <text:p>-80,3</text:p>
          </table:table-cell>
          <table:table-cell table:formula="of:=[.C273]-5.88" office:value-type="float" office:value="-86.17155" calcext:value-type="float">
            <text:p>-86,2</text:p>
          </table:table-cell>
          <table:table-cell table:formula="of:=[.D273]-[.B273]" office:value-type="float" office:value="0.308774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2939.282227" calcext:value-type="float">
            <text:p>2939,3</text:p>
          </table:table-cell>
          <table:table-cell office:value-type="float" office:value="-96.666023" calcext:value-type="float">
            <text:p>-96,7</text:p>
          </table:table-cell>
          <table:table-cell office:value-type="float" office:value="-88.328133" calcext:value-type="float">
            <text:p>-88,3</text:p>
          </table:table-cell>
          <table:table-cell table:formula="of:=[.C274]-5.88" office:value-type="float" office:value="-94.208133" calcext:value-type="float">
            <text:p>-94,2</text:p>
          </table:table-cell>
          <table:table-cell table:formula="of:=[.D274]-[.B274]" office:value-type="float" office:value="2.45789000000001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2950.048828" calcext:value-type="float">
            <text:p>2950,0</text:p>
          </table:table-cell>
          <table:table-cell office:value-type="float" office:value="-98.637115" calcext:value-type="float">
            <text:p>-98,6</text:p>
          </table:table-cell>
          <table:table-cell office:value-type="float" office:value="-86.8946" calcext:value-type="float">
            <text:p>-86,9</text:p>
          </table:table-cell>
          <table:table-cell table:formula="of:=[.C275]-5.88" office:value-type="float" office:value="-92.7746" calcext:value-type="float">
            <text:p>-92,8</text:p>
          </table:table-cell>
          <table:table-cell table:formula="of:=[.D275]-[.B275]" office:value-type="float" office:value="5.862515" calcext:value-type="float">
            <text:p>5,9</text:p>
          </table:table-cell>
          <table:table-cell table:number-columns-repeated="1019"/>
        </table:table-row>
        <table:table-row table:style-name="ro1">
          <table:table-cell office:value-type="float" office:value="2960.81543" calcext:value-type="float">
            <text:p>2960,8</text:p>
          </table:table-cell>
          <table:table-cell office:value-type="float" office:value="-94.508858" calcext:value-type="float">
            <text:p>-94,5</text:p>
          </table:table-cell>
          <table:table-cell office:value-type="float" office:value="-88.635849" calcext:value-type="float">
            <text:p>-88,6</text:p>
          </table:table-cell>
          <table:table-cell table:formula="of:=[.C276]-5.88" office:value-type="float" office:value="-94.515849" calcext:value-type="float">
            <text:p>-94,5</text:p>
          </table:table-cell>
          <table:table-cell table:formula="of:=[.D276]-[.B276]" office:value-type="float" office:value="-0.00699099999998509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971.582031" calcext:value-type="float">
            <text:p>2971,6</text:p>
          </table:table-cell>
          <table:table-cell office:value-type="float" office:value="-97.048607" calcext:value-type="float">
            <text:p>-97,0</text:p>
          </table:table-cell>
          <table:table-cell office:value-type="float" office:value="-92.466873" calcext:value-type="float">
            <text:p>-92,5</text:p>
          </table:table-cell>
          <table:table-cell table:formula="of:=[.C277]-5.88" office:value-type="float" office:value="-98.346873" calcext:value-type="float">
            <text:p>-98,3</text:p>
          </table:table-cell>
          <table:table-cell table:formula="of:=[.D277]-[.B277]" office:value-type="float" office:value="-1.298266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2982.348633" calcext:value-type="float">
            <text:p>2982,3</text:p>
          </table:table-cell>
          <table:table-cell office:value-type="float" office:value="-99.00531" calcext:value-type="float">
            <text:p>-99,0</text:p>
          </table:table-cell>
          <table:table-cell office:value-type="float" office:value="-95.537483" calcext:value-type="float">
            <text:p>-95,5</text:p>
          </table:table-cell>
          <table:table-cell table:formula="of:=[.C278]-5.88" office:value-type="float" office:value="-101.417483" calcext:value-type="float">
            <text:p>-101,4</text:p>
          </table:table-cell>
          <table:table-cell table:formula="of:=[.D278]-[.B278]" office:value-type="float" office:value="-2.412173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993.115234" calcext:value-type="float">
            <text:p>2993,1</text:p>
          </table:table-cell>
          <table:table-cell office:value-type="float" office:value="-99.702606" calcext:value-type="float">
            <text:p>-99,7</text:p>
          </table:table-cell>
          <table:table-cell office:value-type="float" office:value="-97.544739" calcext:value-type="float">
            <text:p>-97,5</text:p>
          </table:table-cell>
          <table:table-cell table:formula="of:=[.C279]-5.88" office:value-type="float" office:value="-103.424739" calcext:value-type="float">
            <text:p>-103,4</text:p>
          </table:table-cell>
          <table:table-cell table:formula="of:=[.D279]-[.B279]" office:value-type="float" office:value="-3.722133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3003.881836" calcext:value-type="float">
            <text:p>3003,9</text:p>
          </table:table-cell>
          <table:table-cell office:value-type="float" office:value="-98.359589" calcext:value-type="float">
            <text:p>-98,4</text:p>
          </table:table-cell>
          <table:table-cell office:value-type="float" office:value="-95.454529" calcext:value-type="float">
            <text:p>-95,5</text:p>
          </table:table-cell>
          <table:table-cell table:formula="of:=[.C280]-5.88" office:value-type="float" office:value="-101.334529" calcext:value-type="float">
            <text:p>-101,3</text:p>
          </table:table-cell>
          <table:table-cell table:formula="of:=[.D280]-[.B280]" office:value-type="float" office:value="-2.974939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3014.648438" calcext:value-type="float">
            <text:p>3014,6</text:p>
          </table:table-cell>
          <table:table-cell office:value-type="float" office:value="-97.195419" calcext:value-type="float">
            <text:p>-97,2</text:p>
          </table:table-cell>
          <table:table-cell office:value-type="float" office:value="-94.020584" calcext:value-type="float">
            <text:p>-94,0</text:p>
          </table:table-cell>
          <table:table-cell table:formula="of:=[.C281]-5.88" office:value-type="float" office:value="-99.900584" calcext:value-type="float">
            <text:p>-99,9</text:p>
          </table:table-cell>
          <table:table-cell table:formula="of:=[.D281]-[.B281]" office:value-type="float" office:value="-2.705164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3025.415039" calcext:value-type="float">
            <text:p>3025,4</text:p>
          </table:table-cell>
          <table:table-cell office:value-type="float" office:value="-97.702477" calcext:value-type="float">
            <text:p>-97,7</text:p>
          </table:table-cell>
          <table:table-cell office:value-type="float" office:value="-89.498451" calcext:value-type="float">
            <text:p>-89,5</text:p>
          </table:table-cell>
          <table:table-cell table:formula="of:=[.C282]-5.88" office:value-type="float" office:value="-95.378451" calcext:value-type="float">
            <text:p>-95,4</text:p>
          </table:table-cell>
          <table:table-cell table:formula="of:=[.D282]-[.B282]" office:value-type="float" office:value="2.324026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3036.181641" calcext:value-type="float">
            <text:p>3036,2</text:p>
          </table:table-cell>
          <table:table-cell office:value-type="float" office:value="-91.421814" calcext:value-type="float">
            <text:p>-91,4</text:p>
          </table:table-cell>
          <table:table-cell office:value-type="float" office:value="-86.552979" calcext:value-type="float">
            <text:p>-86,6</text:p>
          </table:table-cell>
          <table:table-cell table:formula="of:=[.C283]-5.88" office:value-type="float" office:value="-92.432979" calcext:value-type="float">
            <text:p>-92,4</text:p>
          </table:table-cell>
          <table:table-cell table:formula="of:=[.D283]-[.B283]" office:value-type="float" office:value="-1.011164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3046.948242" calcext:value-type="float">
            <text:p>3046,9</text:p>
          </table:table-cell>
          <table:table-cell office:value-type="float" office:value="-91.929512" calcext:value-type="float">
            <text:p>-91,9</text:p>
          </table:table-cell>
          <table:table-cell office:value-type="float" office:value="-86.115494" calcext:value-type="float">
            <text:p>-86,1</text:p>
          </table:table-cell>
          <table:table-cell table:formula="of:=[.C284]-5.88" office:value-type="float" office:value="-91.995494" calcext:value-type="float">
            <text:p>-92,0</text:p>
          </table:table-cell>
          <table:table-cell table:formula="of:=[.D284]-[.B284]" office:value-type="float" office:value="-0.0659819999999911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3057.714844" calcext:value-type="float">
            <text:p>3057,7</text:p>
          </table:table-cell>
          <table:table-cell office:value-type="float" office:value="-96.691368" calcext:value-type="float">
            <text:p>-96,7</text:p>
          </table:table-cell>
          <table:table-cell office:value-type="float" office:value="-92.496254" calcext:value-type="float">
            <text:p>-92,5</text:p>
          </table:table-cell>
          <table:table-cell table:formula="of:=[.C285]-5.88" office:value-type="float" office:value="-98.376254" calcext:value-type="float">
            <text:p>-98,4</text:p>
          </table:table-cell>
          <table:table-cell table:formula="of:=[.D285]-[.B285]" office:value-type="float" office:value="-1.684885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3068.481445" calcext:value-type="float">
            <text:p>3068,5</text:p>
          </table:table-cell>
          <table:table-cell office:value-type="float" office:value="-97.098366" calcext:value-type="float">
            <text:p>-97,1</text:p>
          </table:table-cell>
          <table:table-cell office:value-type="float" office:value="-97.660187" calcext:value-type="float">
            <text:p>-97,7</text:p>
          </table:table-cell>
          <table:table-cell table:formula="of:=[.C286]-5.88" office:value-type="float" office:value="-103.540187" calcext:value-type="float">
            <text:p>-103,5</text:p>
          </table:table-cell>
          <table:table-cell table:formula="of:=[.D286]-[.B286]" office:value-type="float" office:value="-6.44182099999999" calcext:value-type="float">
            <text:p>-6,4</text:p>
          </table:table-cell>
          <table:table-cell table:number-columns-repeated="1019"/>
        </table:table-row>
        <table:table-row table:style-name="ro1">
          <table:table-cell office:value-type="float" office:value="3079.248047" calcext:value-type="float">
            <text:p>3079,2</text:p>
          </table:table-cell>
          <table:table-cell office:value-type="float" office:value="-98.556465" calcext:value-type="float">
            <text:p>-98,6</text:p>
          </table:table-cell>
          <table:table-cell office:value-type="float" office:value="-97.953377" calcext:value-type="float">
            <text:p>-98,0</text:p>
          </table:table-cell>
          <table:table-cell table:formula="of:=[.C287]-5.88" office:value-type="float" office:value="-103.833377" calcext:value-type="float">
            <text:p>-103,8</text:p>
          </table:table-cell>
          <table:table-cell table:formula="of:=[.D287]-[.B287]" office:value-type="float" office:value="-5.276912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3090.014648" calcext:value-type="float">
            <text:p>3090,0</text:p>
          </table:table-cell>
          <table:table-cell office:value-type="float" office:value="-99.250893" calcext:value-type="float">
            <text:p>-99,3</text:p>
          </table:table-cell>
          <table:table-cell office:value-type="float" office:value="-95.698013" calcext:value-type="float">
            <text:p>-95,7</text:p>
          </table:table-cell>
          <table:table-cell table:formula="of:=[.C288]-5.88" office:value-type="float" office:value="-101.578013" calcext:value-type="float">
            <text:p>-101,6</text:p>
          </table:table-cell>
          <table:table-cell table:formula="of:=[.D288]-[.B288]" office:value-type="float" office:value="-2.327119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3100.78125" calcext:value-type="float">
            <text:p>3100,8</text:p>
          </table:table-cell>
          <table:table-cell office:value-type="float" office:value="-99.874748" calcext:value-type="float">
            <text:p>-99,9</text:p>
          </table:table-cell>
          <table:table-cell office:value-type="float" office:value="-94.404213" calcext:value-type="float">
            <text:p>-94,4</text:p>
          </table:table-cell>
          <table:table-cell table:formula="of:=[.C289]-5.88" office:value-type="float" office:value="-100.284213" calcext:value-type="float">
            <text:p>-100,3</text:p>
          </table:table-cell>
          <table:table-cell table:formula="of:=[.D289]-[.B289]" office:value-type="float" office:value="-0.409464999999997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3111.547852" calcext:value-type="float">
            <text:p>3111,5</text:p>
          </table:table-cell>
          <table:table-cell office:value-type="float" office:value="-99.658096" calcext:value-type="float">
            <text:p>-99,7</text:p>
          </table:table-cell>
          <table:table-cell office:value-type="float" office:value="-92.220383" calcext:value-type="float">
            <text:p>-92,2</text:p>
          </table:table-cell>
          <table:table-cell table:formula="of:=[.C290]-5.88" office:value-type="float" office:value="-98.100383" calcext:value-type="float">
            <text:p>-98,1</text:p>
          </table:table-cell>
          <table:table-cell table:formula="of:=[.D290]-[.B290]" office:value-type="float" office:value="1.55771300000001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3122.314453" calcext:value-type="float">
            <text:p>3122,3</text:p>
          </table:table-cell>
          <table:table-cell office:value-type="float" office:value="-98.616089" calcext:value-type="float">
            <text:p>-98,6</text:p>
          </table:table-cell>
          <table:table-cell office:value-type="float" office:value="-93.362587" calcext:value-type="float">
            <text:p>-93,4</text:p>
          </table:table-cell>
          <table:table-cell table:formula="of:=[.C291]-5.88" office:value-type="float" office:value="-99.242587" calcext:value-type="float">
            <text:p>-99,2</text:p>
          </table:table-cell>
          <table:table-cell table:formula="of:=[.D291]-[.B291]" office:value-type="float" office:value="-0.626497999999998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3133.081055" calcext:value-type="float">
            <text:p>3133,1</text:p>
          </table:table-cell>
          <table:table-cell office:value-type="float" office:value="-97.809441" calcext:value-type="float">
            <text:p>-97,8</text:p>
          </table:table-cell>
          <table:table-cell office:value-type="float" office:value="-93.622231" calcext:value-type="float">
            <text:p>-93,6</text:p>
          </table:table-cell>
          <table:table-cell table:formula="of:=[.C292]-5.88" office:value-type="float" office:value="-99.502231" calcext:value-type="float">
            <text:p>-99,5</text:p>
          </table:table-cell>
          <table:table-cell table:formula="of:=[.D292]-[.B292]" office:value-type="float" office:value="-1.692789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3143.847656" calcext:value-type="float">
            <text:p>3143,8</text:p>
          </table:table-cell>
          <table:table-cell office:value-type="float" office:value="-97.533836" calcext:value-type="float">
            <text:p>-97,5</text:p>
          </table:table-cell>
          <table:table-cell office:value-type="float" office:value="-93.910088" calcext:value-type="float">
            <text:p>-93,9</text:p>
          </table:table-cell>
          <table:table-cell table:formula="of:=[.C293]-5.88" office:value-type="float" office:value="-99.790088" calcext:value-type="float">
            <text:p>-99,8</text:p>
          </table:table-cell>
          <table:table-cell table:formula="of:=[.D293]-[.B293]" office:value-type="float" office:value="-2.256252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3154.614258" calcext:value-type="float">
            <text:p>3154,6</text:p>
          </table:table-cell>
          <table:table-cell office:value-type="float" office:value="-97.961838" calcext:value-type="float">
            <text:p>-98,0</text:p>
          </table:table-cell>
          <table:table-cell office:value-type="float" office:value="-92.510292" calcext:value-type="float">
            <text:p>-92,5</text:p>
          </table:table-cell>
          <table:table-cell table:formula="of:=[.C294]-5.88" office:value-type="float" office:value="-98.390292" calcext:value-type="float">
            <text:p>-98,4</text:p>
          </table:table-cell>
          <table:table-cell table:formula="of:=[.D294]-[.B294]" office:value-type="float" office:value="-0.428454000000002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3165.380859" calcext:value-type="float">
            <text:p>3165,4</text:p>
          </table:table-cell>
          <table:table-cell office:value-type="float" office:value="-99.79512" calcext:value-type="float">
            <text:p>-99,8</text:p>
          </table:table-cell>
          <table:table-cell office:value-type="float" office:value="-91.507141" calcext:value-type="float">
            <text:p>-91,5</text:p>
          </table:table-cell>
          <table:table-cell table:formula="of:=[.C295]-5.88" office:value-type="float" office:value="-97.387141" calcext:value-type="float">
            <text:p>-97,4</text:p>
          </table:table-cell>
          <table:table-cell table:formula="of:=[.D295]-[.B295]" office:value-type="float" office:value="2.407979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3176.147461" calcext:value-type="float">
            <text:p>3176,1</text:p>
          </table:table-cell>
          <table:table-cell office:value-type="float" office:value="-99.082932" calcext:value-type="float">
            <text:p>-99,1</text:p>
          </table:table-cell>
          <table:table-cell office:value-type="float" office:value="-92.4589" calcext:value-type="float">
            <text:p>-92,5</text:p>
          </table:table-cell>
          <table:table-cell table:formula="of:=[.C296]-5.88" office:value-type="float" office:value="-98.3389" calcext:value-type="float">
            <text:p>-98,3</text:p>
          </table:table-cell>
          <table:table-cell table:formula="of:=[.D296]-[.B296]" office:value-type="float" office:value="0.744032000000004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3186.914062" calcext:value-type="float">
            <text:p>3186,9</text:p>
          </table:table-cell>
          <table:table-cell office:value-type="float" office:value="-98.630737" calcext:value-type="float">
            <text:p>-98,6</text:p>
          </table:table-cell>
          <table:table-cell office:value-type="float" office:value="-96.6717" calcext:value-type="float">
            <text:p>-96,7</text:p>
          </table:table-cell>
          <table:table-cell table:formula="of:=[.C297]-5.88" office:value-type="float" office:value="-102.5517" calcext:value-type="float">
            <text:p>-102,6</text:p>
          </table:table-cell>
          <table:table-cell table:formula="of:=[.D297]-[.B297]" office:value-type="float" office:value="-3.920963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3197.680664" calcext:value-type="float">
            <text:p>3197,7</text:p>
          </table:table-cell>
          <table:table-cell office:value-type="float" office:value="-98.039757" calcext:value-type="float">
            <text:p>-98,0</text:p>
          </table:table-cell>
          <table:table-cell office:value-type="float" office:value="-96.809906" calcext:value-type="float">
            <text:p>-96,8</text:p>
          </table:table-cell>
          <table:table-cell table:formula="of:=[.C298]-5.88" office:value-type="float" office:value="-102.689906" calcext:value-type="float">
            <text:p>-102,7</text:p>
          </table:table-cell>
          <table:table-cell table:formula="of:=[.D298]-[.B298]" office:value-type="float" office:value="-4.650149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3208.447266" calcext:value-type="float">
            <text:p>3208,4</text:p>
          </table:table-cell>
          <table:table-cell office:value-type="float" office:value="-99.41069" calcext:value-type="float">
            <text:p>-99,4</text:p>
          </table:table-cell>
          <table:table-cell office:value-type="float" office:value="-95.805725" calcext:value-type="float">
            <text:p>-95,8</text:p>
          </table:table-cell>
          <table:table-cell table:formula="of:=[.C299]-5.88" office:value-type="float" office:value="-101.685725" calcext:value-type="float">
            <text:p>-101,7</text:p>
          </table:table-cell>
          <table:table-cell table:formula="of:=[.D299]-[.B299]" office:value-type="float" office:value="-2.275034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3219.213867" calcext:value-type="float">
            <text:p>3219,2</text:p>
          </table:table-cell>
          <table:table-cell office:value-type="float" office:value="-100.115082" calcext:value-type="float">
            <text:p>-100,1</text:p>
          </table:table-cell>
          <table:table-cell office:value-type="float" office:value="-94.810257" calcext:value-type="float">
            <text:p>-94,8</text:p>
          </table:table-cell>
          <table:table-cell table:formula="of:=[.C300]-5.88" office:value-type="float" office:value="-100.690257" calcext:value-type="float">
            <text:p>-100,7</text:p>
          </table:table-cell>
          <table:table-cell table:formula="of:=[.D300]-[.B300]" office:value-type="float" office:value="-0.575174999999987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3229.980469" calcext:value-type="float">
            <text:p>3230,0</text:p>
          </table:table-cell>
          <table:table-cell office:value-type="float" office:value="-100.848801" calcext:value-type="float">
            <text:p>-100,8</text:p>
          </table:table-cell>
          <table:table-cell office:value-type="float" office:value="-95.236702" calcext:value-type="float">
            <text:p>-95,2</text:p>
          </table:table-cell>
          <table:table-cell table:formula="of:=[.C301]-5.88" office:value-type="float" office:value="-101.116702" calcext:value-type="float">
            <text:p>-101,1</text:p>
          </table:table-cell>
          <table:table-cell table:formula="of:=[.D301]-[.B301]" office:value-type="float" office:value="-0.267900999999995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3240.74707" calcext:value-type="float">
            <text:p>3240,7</text:p>
          </table:table-cell>
          <table:table-cell office:value-type="float" office:value="-97.985497" calcext:value-type="float">
            <text:p>-98,0</text:p>
          </table:table-cell>
          <table:table-cell office:value-type="float" office:value="-93.591911" calcext:value-type="float">
            <text:p>-93,6</text:p>
          </table:table-cell>
          <table:table-cell table:formula="of:=[.C302]-5.88" office:value-type="float" office:value="-99.471911" calcext:value-type="float">
            <text:p>-99,5</text:p>
          </table:table-cell>
          <table:table-cell table:formula="of:=[.D302]-[.B302]" office:value-type="float" office:value="-1.486414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3251.513672" calcext:value-type="float">
            <text:p>3251,5</text:p>
          </table:table-cell>
          <table:table-cell office:value-type="float" office:value="-94.665062" calcext:value-type="float">
            <text:p>-94,7</text:p>
          </table:table-cell>
          <table:table-cell office:value-type="float" office:value="-89.873444" calcext:value-type="float">
            <text:p>-89,9</text:p>
          </table:table-cell>
          <table:table-cell table:formula="of:=[.C303]-5.88" office:value-type="float" office:value="-95.753444" calcext:value-type="float">
            <text:p>-95,8</text:p>
          </table:table-cell>
          <table:table-cell table:formula="of:=[.D303]-[.B303]" office:value-type="float" office:value="-1.088382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3262.280273" calcext:value-type="float">
            <text:p>3262,3</text:p>
          </table:table-cell>
          <table:table-cell office:value-type="float" office:value="-94.618469" calcext:value-type="float">
            <text:p>-94,6</text:p>
          </table:table-cell>
          <table:table-cell office:value-type="float" office:value="-84.811066" calcext:value-type="float">
            <text:p>-84,8</text:p>
          </table:table-cell>
          <table:table-cell table:formula="of:=[.C304]-5.88" office:value-type="float" office:value="-90.691066" calcext:value-type="float">
            <text:p>-90,7</text:p>
          </table:table-cell>
          <table:table-cell table:formula="of:=[.D304]-[.B304]" office:value-type="float" office:value="3.927403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3273.046875" calcext:value-type="float">
            <text:p>3273,0</text:p>
          </table:table-cell>
          <table:table-cell office:value-type="float" office:value="-97.228012" calcext:value-type="float">
            <text:p>-97,2</text:p>
          </table:table-cell>
          <table:table-cell office:value-type="float" office:value="-82.349709" calcext:value-type="float">
            <text:p>-82,3</text:p>
          </table:table-cell>
          <table:table-cell table:formula="of:=[.C305]-5.88" office:value-type="float" office:value="-88.229709" calcext:value-type="float">
            <text:p>-88,2</text:p>
          </table:table-cell>
          <table:table-cell table:formula="of:=[.D305]-[.B305]" office:value-type="float" office:value="8.99830300000001" calcext:value-type="float">
            <text:p>9,0</text:p>
          </table:table-cell>
          <table:table-cell table:number-columns-repeated="1019"/>
        </table:table-row>
        <table:table-row table:style-name="ro1">
          <table:table-cell office:value-type="float" office:value="3283.813477" calcext:value-type="float">
            <text:p>3283,8</text:p>
          </table:table-cell>
          <table:table-cell office:value-type="float" office:value="-96.940384" calcext:value-type="float">
            <text:p>-96,9</text:p>
          </table:table-cell>
          <table:table-cell office:value-type="float" office:value="-86.027512" calcext:value-type="float">
            <text:p>-86,0</text:p>
          </table:table-cell>
          <table:table-cell table:formula="of:=[.C306]-5.88" office:value-type="float" office:value="-91.907512" calcext:value-type="float">
            <text:p>-91,9</text:p>
          </table:table-cell>
          <table:table-cell table:formula="of:=[.D306]-[.B306]" office:value-type="float" office:value="5.032872" calcext:value-type="float">
            <text:p>5,0</text:p>
          </table:table-cell>
          <table:table-cell table:number-columns-repeated="1019"/>
        </table:table-row>
        <table:table-row table:style-name="ro1">
          <table:table-cell office:value-type="float" office:value="3294.580078" calcext:value-type="float">
            <text:p>3294,6</text:p>
          </table:table-cell>
          <table:table-cell office:value-type="float" office:value="-93.509758" calcext:value-type="float">
            <text:p>-93,5</text:p>
          </table:table-cell>
          <table:table-cell office:value-type="float" office:value="-90.527481" calcext:value-type="float">
            <text:p>-90,5</text:p>
          </table:table-cell>
          <table:table-cell table:formula="of:=[.C307]-5.88" office:value-type="float" office:value="-96.407481" calcext:value-type="float">
            <text:p>-96,4</text:p>
          </table:table-cell>
          <table:table-cell table:formula="of:=[.D307]-[.B307]" office:value-type="float" office:value="-2.89772299999998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3305.34668" calcext:value-type="float">
            <text:p>3305,3</text:p>
          </table:table-cell>
          <table:table-cell office:value-type="float" office:value="-96.716805" calcext:value-type="float">
            <text:p>-96,7</text:p>
          </table:table-cell>
          <table:table-cell office:value-type="float" office:value="-85.393593" calcext:value-type="float">
            <text:p>-85,4</text:p>
          </table:table-cell>
          <table:table-cell table:formula="of:=[.C308]-5.88" office:value-type="float" office:value="-91.273593" calcext:value-type="float">
            <text:p>-91,3</text:p>
          </table:table-cell>
          <table:table-cell table:formula="of:=[.D308]-[.B308]" office:value-type="float" office:value="5.443212" calcext:value-type="float">
            <text:p>5,4</text:p>
          </table:table-cell>
          <table:table-cell table:number-columns-repeated="1019"/>
        </table:table-row>
        <table:table-row table:style-name="ro1">
          <table:table-cell office:value-type="float" office:value="3316.113281" calcext:value-type="float">
            <text:p>3316,1</text:p>
          </table:table-cell>
          <table:table-cell office:value-type="float" office:value="-95.413696" calcext:value-type="float">
            <text:p>-95,4</text:p>
          </table:table-cell>
          <table:table-cell office:value-type="float" office:value="-86.528061" calcext:value-type="float">
            <text:p>-86,5</text:p>
          </table:table-cell>
          <table:table-cell table:formula="of:=[.C309]-5.88" office:value-type="float" office:value="-92.408061" calcext:value-type="float">
            <text:p>-92,4</text:p>
          </table:table-cell>
          <table:table-cell table:formula="of:=[.D309]-[.B309]" office:value-type="float" office:value="3.00563500000001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3326.879883" calcext:value-type="float">
            <text:p>3326,9</text:p>
          </table:table-cell>
          <table:table-cell office:value-type="float" office:value="-94.299278" calcext:value-type="float">
            <text:p>-94,3</text:p>
          </table:table-cell>
          <table:table-cell office:value-type="float" office:value="-88.224892" calcext:value-type="float">
            <text:p>-88,2</text:p>
          </table:table-cell>
          <table:table-cell table:formula="of:=[.C310]-5.88" office:value-type="float" office:value="-94.104892" calcext:value-type="float">
            <text:p>-94,1</text:p>
          </table:table-cell>
          <table:table-cell table:formula="of:=[.D310]-[.B310]" office:value-type="float" office:value="0.194386000000009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3337.646484" calcext:value-type="float">
            <text:p>3337,6</text:p>
          </table:table-cell>
          <table:table-cell office:value-type="float" office:value="-93.987244" calcext:value-type="float">
            <text:p>-94,0</text:p>
          </table:table-cell>
          <table:table-cell office:value-type="float" office:value="-88.325813" calcext:value-type="float">
            <text:p>-88,3</text:p>
          </table:table-cell>
          <table:table-cell table:formula="of:=[.C311]-5.88" office:value-type="float" office:value="-94.205813" calcext:value-type="float">
            <text:p>-94,2</text:p>
          </table:table-cell>
          <table:table-cell table:formula="of:=[.D311]-[.B311]" office:value-type="float" office:value="-0.218568999999988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3348.413086" calcext:value-type="float">
            <text:p>3348,4</text:p>
          </table:table-cell>
          <table:table-cell office:value-type="float" office:value="-99.949806" calcext:value-type="float">
            <text:p>-99,9</text:p>
          </table:table-cell>
          <table:table-cell office:value-type="float" office:value="-89.682343" calcext:value-type="float">
            <text:p>-89,7</text:p>
          </table:table-cell>
          <table:table-cell table:formula="of:=[.C312]-5.88" office:value-type="float" office:value="-95.562343" calcext:value-type="float">
            <text:p>-95,6</text:p>
          </table:table-cell>
          <table:table-cell table:formula="of:=[.D312]-[.B312]" office:value-type="float" office:value="4.387463" calcext:value-type="float">
            <text:p>4,4</text:p>
          </table:table-cell>
          <table:table-cell table:number-columns-repeated="1019"/>
        </table:table-row>
        <table:table-row table:style-name="ro1">
          <table:table-cell office:value-type="float" office:value="3359.179688" calcext:value-type="float">
            <text:p>3359,2</text:p>
          </table:table-cell>
          <table:table-cell office:value-type="float" office:value="-100.249947" calcext:value-type="float">
            <text:p>-100,2</text:p>
          </table:table-cell>
          <table:table-cell office:value-type="float" office:value="-92.261604" calcext:value-type="float">
            <text:p>-92,3</text:p>
          </table:table-cell>
          <table:table-cell table:formula="of:=[.C313]-5.88" office:value-type="float" office:value="-98.141604" calcext:value-type="float">
            <text:p>-98,1</text:p>
          </table:table-cell>
          <table:table-cell table:formula="of:=[.D313]-[.B313]" office:value-type="float" office:value="2.108343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3369.946289" calcext:value-type="float">
            <text:p>3369,9</text:p>
          </table:table-cell>
          <table:table-cell office:value-type="float" office:value="-99.624992" calcext:value-type="float">
            <text:p>-99,6</text:p>
          </table:table-cell>
          <table:table-cell office:value-type="float" office:value="-96.90657" calcext:value-type="float">
            <text:p>-96,9</text:p>
          </table:table-cell>
          <table:table-cell table:formula="of:=[.C314]-5.88" office:value-type="float" office:value="-102.78657" calcext:value-type="float">
            <text:p>-102,8</text:p>
          </table:table-cell>
          <table:table-cell table:formula="of:=[.D314]-[.B314]" office:value-type="float" office:value="-3.161577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3380.712891" calcext:value-type="float">
            <text:p>3380,7</text:p>
          </table:table-cell>
          <table:table-cell office:value-type="float" office:value="-97.667023" calcext:value-type="float">
            <text:p>-97,7</text:p>
          </table:table-cell>
          <table:table-cell office:value-type="float" office:value="-96.196121" calcext:value-type="float">
            <text:p>-96,2</text:p>
          </table:table-cell>
          <table:table-cell table:formula="of:=[.C315]-5.88" office:value-type="float" office:value="-102.076121" calcext:value-type="float">
            <text:p>-102,1</text:p>
          </table:table-cell>
          <table:table-cell table:formula="of:=[.D315]-[.B315]" office:value-type="float" office:value="-4.409098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3391.479492" calcext:value-type="float">
            <text:p>3391,5</text:p>
          </table:table-cell>
          <table:table-cell office:value-type="float" office:value="-98.586197" calcext:value-type="float">
            <text:p>-98,6</text:p>
          </table:table-cell>
          <table:table-cell office:value-type="float" office:value="-94.276276" calcext:value-type="float">
            <text:p>-94,3</text:p>
          </table:table-cell>
          <table:table-cell table:formula="of:=[.C316]-5.88" office:value-type="float" office:value="-100.156276" calcext:value-type="float">
            <text:p>-100,2</text:p>
          </table:table-cell>
          <table:table-cell table:formula="of:=[.D316]-[.B316]" office:value-type="float" office:value="-1.570078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3402.246094" calcext:value-type="float">
            <text:p>3402,2</text:p>
          </table:table-cell>
          <table:table-cell office:value-type="float" office:value="-99.504044" calcext:value-type="float">
            <text:p>-99,5</text:p>
          </table:table-cell>
          <table:table-cell office:value-type="float" office:value="-93.870071" calcext:value-type="float">
            <text:p>-93,9</text:p>
          </table:table-cell>
          <table:table-cell table:formula="of:=[.C317]-5.88" office:value-type="float" office:value="-99.750071" calcext:value-type="float">
            <text:p>-99,8</text:p>
          </table:table-cell>
          <table:table-cell table:formula="of:=[.D317]-[.B317]" office:value-type="float" office:value="-0.246026999999998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3413.012695" calcext:value-type="float">
            <text:p>3413,0</text:p>
          </table:table-cell>
          <table:table-cell office:value-type="float" office:value="-98.147614" calcext:value-type="float">
            <text:p>-98,1</text:p>
          </table:table-cell>
          <table:table-cell office:value-type="float" office:value="-94.139183" calcext:value-type="float">
            <text:p>-94,1</text:p>
          </table:table-cell>
          <table:table-cell table:formula="of:=[.C318]-5.88" office:value-type="float" office:value="-100.019183" calcext:value-type="float">
            <text:p>-100,0</text:p>
          </table:table-cell>
          <table:table-cell table:formula="of:=[.D318]-[.B318]" office:value-type="float" office:value="-1.871568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3423.779297" calcext:value-type="float">
            <text:p>3423,8</text:p>
          </table:table-cell>
          <table:table-cell office:value-type="float" office:value="-98.721214" calcext:value-type="float">
            <text:p>-98,7</text:p>
          </table:table-cell>
          <table:table-cell office:value-type="float" office:value="-91.78614" calcext:value-type="float">
            <text:p>-91,8</text:p>
          </table:table-cell>
          <table:table-cell table:formula="of:=[.C319]-5.88" office:value-type="float" office:value="-97.66614" calcext:value-type="float">
            <text:p>-97,7</text:p>
          </table:table-cell>
          <table:table-cell table:formula="of:=[.D319]-[.B319]" office:value-type="float" office:value="1.055074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3434.545898" calcext:value-type="float">
            <text:p>3434,5</text:p>
          </table:table-cell>
          <table:table-cell office:value-type="float" office:value="-97.011688" calcext:value-type="float">
            <text:p>-97,0</text:p>
          </table:table-cell>
          <table:table-cell office:value-type="float" office:value="-94.670166" calcext:value-type="float">
            <text:p>-94,7</text:p>
          </table:table-cell>
          <table:table-cell table:formula="of:=[.C320]-5.88" office:value-type="float" office:value="-100.550166" calcext:value-type="float">
            <text:p>-100,6</text:p>
          </table:table-cell>
          <table:table-cell table:formula="of:=[.D320]-[.B320]" office:value-type="float" office:value="-3.53847799999998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3445.3125" calcext:value-type="float">
            <text:p>3445,3</text:p>
          </table:table-cell>
          <table:table-cell office:value-type="float" office:value="-97.331688" calcext:value-type="float">
            <text:p>-97,3</text:p>
          </table:table-cell>
          <table:table-cell office:value-type="float" office:value="-89.705383" calcext:value-type="float">
            <text:p>-89,7</text:p>
          </table:table-cell>
          <table:table-cell table:formula="of:=[.C321]-5.88" office:value-type="float" office:value="-95.585383" calcext:value-type="float">
            <text:p>-95,6</text:p>
          </table:table-cell>
          <table:table-cell table:formula="of:=[.D321]-[.B321]" office:value-type="float" office:value="1.746305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3456.079102" calcext:value-type="float">
            <text:p>3456,1</text:p>
          </table:table-cell>
          <table:table-cell office:value-type="float" office:value="-98.003563" calcext:value-type="float">
            <text:p>-98,0</text:p>
          </table:table-cell>
          <table:table-cell office:value-type="float" office:value="-89.944267" calcext:value-type="float">
            <text:p>-89,9</text:p>
          </table:table-cell>
          <table:table-cell table:formula="of:=[.C322]-5.88" office:value-type="float" office:value="-95.824267" calcext:value-type="float">
            <text:p>-95,8</text:p>
          </table:table-cell>
          <table:table-cell table:formula="of:=[.D322]-[.B322]" office:value-type="float" office:value="2.17929600000001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3466.845703" calcext:value-type="float">
            <text:p>3466,8</text:p>
          </table:table-cell>
          <table:table-cell office:value-type="float" office:value="-99.923264" calcext:value-type="float">
            <text:p>-99,9</text:p>
          </table:table-cell>
          <table:table-cell office:value-type="float" office:value="-93.222916" calcext:value-type="float">
            <text:p>-93,2</text:p>
          </table:table-cell>
          <table:table-cell table:formula="of:=[.C323]-5.88" office:value-type="float" office:value="-99.102916" calcext:value-type="float">
            <text:p>-99,1</text:p>
          </table:table-cell>
          <table:table-cell table:formula="of:=[.D323]-[.B323]" office:value-type="float" office:value="0.82034800000001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3477.612305" calcext:value-type="float">
            <text:p>3477,6</text:p>
          </table:table-cell>
          <table:table-cell office:value-type="float" office:value="-98.099251" calcext:value-type="float">
            <text:p>-98,1</text:p>
          </table:table-cell>
          <table:table-cell office:value-type="float" office:value="-95.798065" calcext:value-type="float">
            <text:p>-95,8</text:p>
          </table:table-cell>
          <table:table-cell table:formula="of:=[.C324]-5.88" office:value-type="float" office:value="-101.678065" calcext:value-type="float">
            <text:p>-101,7</text:p>
          </table:table-cell>
          <table:table-cell table:formula="of:=[.D324]-[.B324]" office:value-type="float" office:value="-3.578813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3488.378906" calcext:value-type="float">
            <text:p>3488,4</text:p>
          </table:table-cell>
          <table:table-cell office:value-type="float" office:value="-97.387054" calcext:value-type="float">
            <text:p>-97,4</text:p>
          </table:table-cell>
          <table:table-cell office:value-type="float" office:value="-94.076584" calcext:value-type="float">
            <text:p>-94,1</text:p>
          </table:table-cell>
          <table:table-cell table:formula="of:=[.C325]-5.88" office:value-type="float" office:value="-99.956584" calcext:value-type="float">
            <text:p>-100,0</text:p>
          </table:table-cell>
          <table:table-cell table:formula="of:=[.D325]-[.B325]" office:value-type="float" office:value="-2.569529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3499.145508" calcext:value-type="float">
            <text:p>3499,1</text:p>
          </table:table-cell>
          <table:table-cell office:value-type="float" office:value="-94.717949" calcext:value-type="float">
            <text:p>-94,7</text:p>
          </table:table-cell>
          <table:table-cell office:value-type="float" office:value="-97.012711" calcext:value-type="float">
            <text:p>-97,0</text:p>
          </table:table-cell>
          <table:table-cell table:formula="of:=[.C326]-5.88" office:value-type="float" office:value="-102.892711" calcext:value-type="float">
            <text:p>-102,9</text:p>
          </table:table-cell>
          <table:table-cell table:formula="of:=[.D326]-[.B326]" office:value-type="float" office:value="-8.17476199999999" calcext:value-type="float">
            <text:p>-8,2</text:p>
          </table:table-cell>
          <table:table-cell table:number-columns-repeated="1019"/>
        </table:table-row>
        <table:table-row table:style-name="ro1">
          <table:table-cell office:value-type="float" office:value="3509.912109" calcext:value-type="float">
            <text:p>3509,9</text:p>
          </table:table-cell>
          <table:table-cell office:value-type="float" office:value="-96.118378" calcext:value-type="float">
            <text:p>-96,1</text:p>
          </table:table-cell>
          <table:table-cell office:value-type="float" office:value="-94.331131" calcext:value-type="float">
            <text:p>-94,3</text:p>
          </table:table-cell>
          <table:table-cell table:formula="of:=[.C327]-5.88" office:value-type="float" office:value="-100.211131" calcext:value-type="float">
            <text:p>-100,2</text:p>
          </table:table-cell>
          <table:table-cell table:formula="of:=[.D327]-[.B327]" office:value-type="float" office:value="-4.092752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3520.678711" calcext:value-type="float">
            <text:p>3520,7</text:p>
          </table:table-cell>
          <table:table-cell office:value-type="float" office:value="-96.567055" calcext:value-type="float">
            <text:p>-96,6</text:p>
          </table:table-cell>
          <table:table-cell office:value-type="float" office:value="-91.522217" calcext:value-type="float">
            <text:p>-91,5</text:p>
          </table:table-cell>
          <table:table-cell table:formula="of:=[.C328]-5.88" office:value-type="float" office:value="-97.402217" calcext:value-type="float">
            <text:p>-97,4</text:p>
          </table:table-cell>
          <table:table-cell table:formula="of:=[.D328]-[.B328]" office:value-type="float" office:value="-0.83516199999999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3531.445312" calcext:value-type="float">
            <text:p>3531,4</text:p>
          </table:table-cell>
          <table:table-cell office:value-type="float" office:value="-96.559387" calcext:value-type="float">
            <text:p>-96,6</text:p>
          </table:table-cell>
          <table:table-cell office:value-type="float" office:value="-89.597961" calcext:value-type="float">
            <text:p>-89,6</text:p>
          </table:table-cell>
          <table:table-cell table:formula="of:=[.C329]-5.88" office:value-type="float" office:value="-95.477961" calcext:value-type="float">
            <text:p>-95,5</text:p>
          </table:table-cell>
          <table:table-cell table:formula="of:=[.D329]-[.B329]" office:value-type="float" office:value="1.081426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3542.211914" calcext:value-type="float">
            <text:p>3542,2</text:p>
          </table:table-cell>
          <table:table-cell office:value-type="float" office:value="-95.214714" calcext:value-type="float">
            <text:p>-95,2</text:p>
          </table:table-cell>
          <table:table-cell office:value-type="float" office:value="-89.501587" calcext:value-type="float">
            <text:p>-89,5</text:p>
          </table:table-cell>
          <table:table-cell table:formula="of:=[.C330]-5.88" office:value-type="float" office:value="-95.381587" calcext:value-type="float">
            <text:p>-95,4</text:p>
          </table:table-cell>
          <table:table-cell table:formula="of:=[.D330]-[.B330]" office:value-type="float" office:value="-0.166872999999995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3552.978516" calcext:value-type="float">
            <text:p>3553,0</text:p>
          </table:table-cell>
          <table:table-cell office:value-type="float" office:value="-94.932716" calcext:value-type="float">
            <text:p>-94,9</text:p>
          </table:table-cell>
          <table:table-cell office:value-type="float" office:value="-91.706367" calcext:value-type="float">
            <text:p>-91,7</text:p>
          </table:table-cell>
          <table:table-cell table:formula="of:=[.C331]-5.88" office:value-type="float" office:value="-97.586367" calcext:value-type="float">
            <text:p>-97,6</text:p>
          </table:table-cell>
          <table:table-cell table:formula="of:=[.D331]-[.B331]" office:value-type="float" office:value="-2.653651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3563.745117" calcext:value-type="float">
            <text:p>3563,7</text:p>
          </table:table-cell>
          <table:table-cell office:value-type="float" office:value="-95.615349" calcext:value-type="float">
            <text:p>-95,6</text:p>
          </table:table-cell>
          <table:table-cell office:value-type="float" office:value="-94.237396" calcext:value-type="float">
            <text:p>-94,2</text:p>
          </table:table-cell>
          <table:table-cell table:formula="of:=[.C332]-5.88" office:value-type="float" office:value="-100.117396" calcext:value-type="float">
            <text:p>-100,1</text:p>
          </table:table-cell>
          <table:table-cell table:formula="of:=[.D332]-[.B332]" office:value-type="float" office:value="-4.502047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3574.511719" calcext:value-type="float">
            <text:p>3574,5</text:p>
          </table:table-cell>
          <table:table-cell office:value-type="float" office:value="-98.047836" calcext:value-type="float">
            <text:p>-98,0</text:p>
          </table:table-cell>
          <table:table-cell office:value-type="float" office:value="-91.62764" calcext:value-type="float">
            <text:p>-91,6</text:p>
          </table:table-cell>
          <table:table-cell table:formula="of:=[.C333]-5.88" office:value-type="float" office:value="-97.50764" calcext:value-type="float">
            <text:p>-97,5</text:p>
          </table:table-cell>
          <table:table-cell table:formula="of:=[.D333]-[.B333]" office:value-type="float" office:value="0.540196000000009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3585.27832" calcext:value-type="float">
            <text:p>3585,3</text:p>
          </table:table-cell>
          <table:table-cell office:value-type="float" office:value="-99.002571" calcext:value-type="float">
            <text:p>-99,0</text:p>
          </table:table-cell>
          <table:table-cell office:value-type="float" office:value="-92.636589" calcext:value-type="float">
            <text:p>-92,6</text:p>
          </table:table-cell>
          <table:table-cell table:formula="of:=[.C334]-5.88" office:value-type="float" office:value="-98.516589" calcext:value-type="float">
            <text:p>-98,5</text:p>
          </table:table-cell>
          <table:table-cell table:formula="of:=[.D334]-[.B334]" office:value-type="float" office:value="0.485982000000007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3596.044922" calcext:value-type="float">
            <text:p>3596,0</text:p>
          </table:table-cell>
          <table:table-cell office:value-type="float" office:value="-98.049469" calcext:value-type="float">
            <text:p>-98,0</text:p>
          </table:table-cell>
          <table:table-cell office:value-type="float" office:value="-93.946686" calcext:value-type="float">
            <text:p>-93,9</text:p>
          </table:table-cell>
          <table:table-cell table:formula="of:=[.C335]-5.88" office:value-type="float" office:value="-99.826686" calcext:value-type="float">
            <text:p>-99,8</text:p>
          </table:table-cell>
          <table:table-cell table:formula="of:=[.D335]-[.B335]" office:value-type="float" office:value="-1.777216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3606.811523" calcext:value-type="float">
            <text:p>3606,8</text:p>
          </table:table-cell>
          <table:table-cell office:value-type="float" office:value="-97.344368" calcext:value-type="float">
            <text:p>-97,3</text:p>
          </table:table-cell>
          <table:table-cell office:value-type="float" office:value="-93.310081" calcext:value-type="float">
            <text:p>-93,3</text:p>
          </table:table-cell>
          <table:table-cell table:formula="of:=[.C336]-5.88" office:value-type="float" office:value="-99.190081" calcext:value-type="float">
            <text:p>-99,2</text:p>
          </table:table-cell>
          <table:table-cell table:formula="of:=[.D336]-[.B336]" office:value-type="float" office:value="-1.845712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3617.578125" calcext:value-type="float">
            <text:p>3617,6</text:p>
          </table:table-cell>
          <table:table-cell office:value-type="float" office:value="-97.000908" calcext:value-type="float">
            <text:p>-97,0</text:p>
          </table:table-cell>
          <table:table-cell office:value-type="float" office:value="-92.488792" calcext:value-type="float">
            <text:p>-92,5</text:p>
          </table:table-cell>
          <table:table-cell table:formula="of:=[.C337]-5.88" office:value-type="float" office:value="-98.368792" calcext:value-type="float">
            <text:p>-98,4</text:p>
          </table:table-cell>
          <table:table-cell table:formula="of:=[.D337]-[.B337]" office:value-type="float" office:value="-1.367884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3628.344727" calcext:value-type="float">
            <text:p>3628,3</text:p>
          </table:table-cell>
          <table:table-cell office:value-type="float" office:value="-94.590828" calcext:value-type="float">
            <text:p>-94,6</text:p>
          </table:table-cell>
          <table:table-cell office:value-type="float" office:value="-87.383423" calcext:value-type="float">
            <text:p>-87,4</text:p>
          </table:table-cell>
          <table:table-cell table:formula="of:=[.C338]-5.88" office:value-type="float" office:value="-93.263423" calcext:value-type="float">
            <text:p>-93,3</text:p>
          </table:table-cell>
          <table:table-cell table:formula="of:=[.D338]-[.B338]" office:value-type="float" office:value="1.327405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3639.111328" calcext:value-type="float">
            <text:p>3639,1</text:p>
          </table:table-cell>
          <table:table-cell office:value-type="float" office:value="-96.993881" calcext:value-type="float">
            <text:p>-97,0</text:p>
          </table:table-cell>
          <table:table-cell office:value-type="float" office:value="-89.685768" calcext:value-type="float">
            <text:p>-89,7</text:p>
          </table:table-cell>
          <table:table-cell table:formula="of:=[.C339]-5.88" office:value-type="float" office:value="-95.565768" calcext:value-type="float">
            <text:p>-95,6</text:p>
          </table:table-cell>
          <table:table-cell table:formula="of:=[.D339]-[.B339]" office:value-type="float" office:value="1.428113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3649.87793" calcext:value-type="float">
            <text:p>3649,9</text:p>
          </table:table-cell>
          <table:table-cell office:value-type="float" office:value="-97.430008" calcext:value-type="float">
            <text:p>-97,4</text:p>
          </table:table-cell>
          <table:table-cell office:value-type="float" office:value="-79.647057" calcext:value-type="float">
            <text:p>-79,6</text:p>
          </table:table-cell>
          <table:table-cell table:formula="of:=[.C340]-5.88" office:value-type="float" office:value="-85.527057" calcext:value-type="float">
            <text:p>-85,5</text:p>
          </table:table-cell>
          <table:table-cell table:formula="of:=[.D340]-[.B340]" office:value-type="float" office:value="11.902951" calcext:value-type="float">
            <text:p>11,9</text:p>
          </table:table-cell>
          <table:table-cell table:number-columns-repeated="1019"/>
        </table:table-row>
        <table:table-row table:style-name="ro1">
          <table:table-cell office:value-type="float" office:value="3660.644531" calcext:value-type="float">
            <text:p>3660,6</text:p>
          </table:table-cell>
          <table:table-cell office:value-type="float" office:value="-87.131912" calcext:value-type="float">
            <text:p>-87,1</text:p>
          </table:table-cell>
          <table:table-cell office:value-type="float" office:value="-77.385201" calcext:value-type="float">
            <text:p>-77,4</text:p>
          </table:table-cell>
          <table:table-cell table:formula="of:=[.C341]-5.88" office:value-type="float" office:value="-83.265201" calcext:value-type="float">
            <text:p>-83,3</text:p>
          </table:table-cell>
          <table:table-cell table:formula="of:=[.D341]-[.B341]" office:value-type="float" office:value="3.866711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3671.411133" calcext:value-type="float">
            <text:p>3671,4</text:p>
          </table:table-cell>
          <table:table-cell office:value-type="float" office:value="-84.667557" calcext:value-type="float">
            <text:p>-84,7</text:p>
          </table:table-cell>
          <table:table-cell office:value-type="float" office:value="-78.094444" calcext:value-type="float">
            <text:p>-78,1</text:p>
          </table:table-cell>
          <table:table-cell table:formula="of:=[.C342]-5.88" office:value-type="float" office:value="-83.974444" calcext:value-type="float">
            <text:p>-84,0</text:p>
          </table:table-cell>
          <table:table-cell table:formula="of:=[.D342]-[.B342]" office:value-type="float" office:value="0.693113000000011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3682.177734" calcext:value-type="float">
            <text:p>3682,2</text:p>
          </table:table-cell>
          <table:table-cell office:value-type="float" office:value="-94.196579" calcext:value-type="float">
            <text:p>-94,2</text:p>
          </table:table-cell>
          <table:table-cell office:value-type="float" office:value="-85.186935" calcext:value-type="float">
            <text:p>-85,2</text:p>
          </table:table-cell>
          <table:table-cell table:formula="of:=[.C343]-5.88" office:value-type="float" office:value="-91.066935" calcext:value-type="float">
            <text:p>-91,1</text:p>
          </table:table-cell>
          <table:table-cell table:formula="of:=[.D343]-[.B343]" office:value-type="float" office:value="3.129644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3692.944336" calcext:value-type="float">
            <text:p>3692,9</text:p>
          </table:table-cell>
          <table:table-cell office:value-type="float" office:value="-99.831184" calcext:value-type="float">
            <text:p>-99,8</text:p>
          </table:table-cell>
          <table:table-cell office:value-type="float" office:value="-86.794693" calcext:value-type="float">
            <text:p>-86,8</text:p>
          </table:table-cell>
          <table:table-cell table:formula="of:=[.C344]-5.88" office:value-type="float" office:value="-92.674693" calcext:value-type="float">
            <text:p>-92,7</text:p>
          </table:table-cell>
          <table:table-cell table:formula="of:=[.D344]-[.B344]" office:value-type="float" office:value="7.156491" calcext:value-type="float">
            <text:p>7,2</text:p>
          </table:table-cell>
          <table:table-cell table:number-columns-repeated="1019"/>
        </table:table-row>
        <table:table-row table:style-name="ro1">
          <table:table-cell office:value-type="float" office:value="3703.710938" calcext:value-type="float">
            <text:p>3703,7</text:p>
          </table:table-cell>
          <table:table-cell office:value-type="float" office:value="-93.827522" calcext:value-type="float">
            <text:p>-93,8</text:p>
          </table:table-cell>
          <table:table-cell office:value-type="float" office:value="-85.901436" calcext:value-type="float">
            <text:p>-85,9</text:p>
          </table:table-cell>
          <table:table-cell table:formula="of:=[.C345]-5.88" office:value-type="float" office:value="-91.781436" calcext:value-type="float">
            <text:p>-91,8</text:p>
          </table:table-cell>
          <table:table-cell table:formula="of:=[.D345]-[.B345]" office:value-type="float" office:value="2.046086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3714.477539" calcext:value-type="float">
            <text:p>3714,5</text:p>
          </table:table-cell>
          <table:table-cell office:value-type="float" office:value="-94.037849" calcext:value-type="float">
            <text:p>-94,0</text:p>
          </table:table-cell>
          <table:table-cell office:value-type="float" office:value="-83.019279" calcext:value-type="float">
            <text:p>-83,0</text:p>
          </table:table-cell>
          <table:table-cell table:formula="of:=[.C346]-5.88" office:value-type="float" office:value="-88.899279" calcext:value-type="float">
            <text:p>-88,9</text:p>
          </table:table-cell>
          <table:table-cell table:formula="of:=[.D346]-[.B346]" office:value-type="float" office:value="5.13857" calcext:value-type="float">
            <text:p>5,1</text:p>
          </table:table-cell>
          <table:table-cell table:number-columns-repeated="1019"/>
        </table:table-row>
        <table:table-row table:style-name="ro1">
          <table:table-cell office:value-type="float" office:value="3725.244141" calcext:value-type="float">
            <text:p>3725,2</text:p>
          </table:table-cell>
          <table:table-cell office:value-type="float" office:value="-96.458778" calcext:value-type="float">
            <text:p>-96,5</text:p>
          </table:table-cell>
          <table:table-cell office:value-type="float" office:value="-81.038651" calcext:value-type="float">
            <text:p>-81,0</text:p>
          </table:table-cell>
          <table:table-cell table:formula="of:=[.C347]-5.88" office:value-type="float" office:value="-86.918651" calcext:value-type="float">
            <text:p>-86,9</text:p>
          </table:table-cell>
          <table:table-cell table:formula="of:=[.D347]-[.B347]" office:value-type="float" office:value="9.540127" calcext:value-type="float">
            <text:p>9,5</text:p>
          </table:table-cell>
          <table:table-cell table:number-columns-repeated="1019"/>
        </table:table-row>
        <table:table-row table:style-name="ro1">
          <table:table-cell office:value-type="float" office:value="3736.010742" calcext:value-type="float">
            <text:p>3736,0</text:p>
          </table:table-cell>
          <table:table-cell office:value-type="float" office:value="-94.218773" calcext:value-type="float">
            <text:p>-94,2</text:p>
          </table:table-cell>
          <table:table-cell office:value-type="float" office:value="-80.22184" calcext:value-type="float">
            <text:p>-80,2</text:p>
          </table:table-cell>
          <table:table-cell table:formula="of:=[.C348]-5.88" office:value-type="float" office:value="-86.10184" calcext:value-type="float">
            <text:p>-86,1</text:p>
          </table:table-cell>
          <table:table-cell table:formula="of:=[.D348]-[.B348]" office:value-type="float" office:value="8.116933" calcext:value-type="float">
            <text:p>8,1</text:p>
          </table:table-cell>
          <table:table-cell table:number-columns-repeated="1019"/>
        </table:table-row>
        <table:table-row table:style-name="ro1">
          <table:table-cell office:value-type="float" office:value="3746.777344" calcext:value-type="float">
            <text:p>3746,8</text:p>
          </table:table-cell>
          <table:table-cell office:value-type="float" office:value="-88.330894" calcext:value-type="float">
            <text:p>-88,3</text:p>
          </table:table-cell>
          <table:table-cell office:value-type="float" office:value="-82.862007" calcext:value-type="float">
            <text:p>-82,9</text:p>
          </table:table-cell>
          <table:table-cell table:formula="of:=[.C349]-5.88" office:value-type="float" office:value="-88.742007" calcext:value-type="float">
            <text:p>-88,7</text:p>
          </table:table-cell>
          <table:table-cell table:formula="of:=[.D349]-[.B349]" office:value-type="float" office:value="-0.411113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3757.543945" calcext:value-type="float">
            <text:p>3757,5</text:p>
          </table:table-cell>
          <table:table-cell office:value-type="float" office:value="-93.075241" calcext:value-type="float">
            <text:p>-93,1</text:p>
          </table:table-cell>
          <table:table-cell office:value-type="float" office:value="-86.043419" calcext:value-type="float">
            <text:p>-86,0</text:p>
          </table:table-cell>
          <table:table-cell table:formula="of:=[.C350]-5.88" office:value-type="float" office:value="-91.923419" calcext:value-type="float">
            <text:p>-91,9</text:p>
          </table:table-cell>
          <table:table-cell table:formula="of:=[.D350]-[.B350]" office:value-type="float" office:value="1.151822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3768.310547" calcext:value-type="float">
            <text:p>3768,3</text:p>
          </table:table-cell>
          <table:table-cell office:value-type="float" office:value="-99.517296" calcext:value-type="float">
            <text:p>-99,5</text:p>
          </table:table-cell>
          <table:table-cell office:value-type="float" office:value="-83.684311" calcext:value-type="float">
            <text:p>-83,7</text:p>
          </table:table-cell>
          <table:table-cell table:formula="of:=[.C351]-5.88" office:value-type="float" office:value="-89.564311" calcext:value-type="float">
            <text:p>-89,6</text:p>
          </table:table-cell>
          <table:table-cell table:formula="of:=[.D351]-[.B351]" office:value-type="float" office:value="9.95298500000001" calcext:value-type="float">
            <text:p>10,0</text:p>
          </table:table-cell>
          <table:table-cell table:number-columns-repeated="1019"/>
        </table:table-row>
        <table:table-row table:style-name="ro1">
          <table:table-cell office:value-type="float" office:value="3779.077148" calcext:value-type="float">
            <text:p>3779,1</text:p>
          </table:table-cell>
          <table:table-cell office:value-type="float" office:value="-97.836914" calcext:value-type="float">
            <text:p>-97,8</text:p>
          </table:table-cell>
          <table:table-cell office:value-type="float" office:value="-83.978935" calcext:value-type="float">
            <text:p>-84,0</text:p>
          </table:table-cell>
          <table:table-cell table:formula="of:=[.C352]-5.88" office:value-type="float" office:value="-89.858935" calcext:value-type="float">
            <text:p>-89,9</text:p>
          </table:table-cell>
          <table:table-cell table:formula="of:=[.D352]-[.B352]" office:value-type="float" office:value="7.97797899999999" calcext:value-type="float">
            <text:p>8,0</text:p>
          </table:table-cell>
          <table:table-cell table:number-columns-repeated="1019"/>
        </table:table-row>
        <table:table-row table:style-name="ro1">
          <table:table-cell office:value-type="float" office:value="3789.84375" calcext:value-type="float">
            <text:p>3789,8</text:p>
          </table:table-cell>
          <table:table-cell office:value-type="float" office:value="-96.291046" calcext:value-type="float">
            <text:p>-96,3</text:p>
          </table:table-cell>
          <table:table-cell office:value-type="float" office:value="-90.971832" calcext:value-type="float">
            <text:p>-91,0</text:p>
          </table:table-cell>
          <table:table-cell table:formula="of:=[.C353]-5.88" office:value-type="float" office:value="-96.851832" calcext:value-type="float">
            <text:p>-96,9</text:p>
          </table:table-cell>
          <table:table-cell table:formula="of:=[.D353]-[.B353]" office:value-type="float" office:value="-0.560786000000007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3800.610352" calcext:value-type="float">
            <text:p>3800,6</text:p>
          </table:table-cell>
          <table:table-cell office:value-type="float" office:value="-97.130913" calcext:value-type="float">
            <text:p>-97,1</text:p>
          </table:table-cell>
          <table:table-cell office:value-type="float" office:value="-95.955032" calcext:value-type="float">
            <text:p>-96,0</text:p>
          </table:table-cell>
          <table:table-cell table:formula="of:=[.C354]-5.88" office:value-type="float" office:value="-101.835032" calcext:value-type="float">
            <text:p>-101,8</text:p>
          </table:table-cell>
          <table:table-cell table:formula="of:=[.D354]-[.B354]" office:value-type="float" office:value="-4.70411899999999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3811.376953" calcext:value-type="float">
            <text:p>3811,4</text:p>
          </table:table-cell>
          <table:table-cell office:value-type="float" office:value="-98.915962" calcext:value-type="float">
            <text:p>-98,9</text:p>
          </table:table-cell>
          <table:table-cell office:value-type="float" office:value="-91.387634" calcext:value-type="float">
            <text:p>-91,4</text:p>
          </table:table-cell>
          <table:table-cell table:formula="of:=[.C355]-5.88" office:value-type="float" office:value="-97.267634" calcext:value-type="float">
            <text:p>-97,3</text:p>
          </table:table-cell>
          <table:table-cell table:formula="of:=[.D355]-[.B355]" office:value-type="float" office:value="1.64832799999999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3822.143555" calcext:value-type="float">
            <text:p>3822,1</text:p>
          </table:table-cell>
          <table:table-cell office:value-type="float" office:value="-100.492584" calcext:value-type="float">
            <text:p>-100,5</text:p>
          </table:table-cell>
          <table:table-cell office:value-type="float" office:value="-91.714417" calcext:value-type="float">
            <text:p>-91,7</text:p>
          </table:table-cell>
          <table:table-cell table:formula="of:=[.C356]-5.88" office:value-type="float" office:value="-97.594417" calcext:value-type="float">
            <text:p>-97,6</text:p>
          </table:table-cell>
          <table:table-cell table:formula="of:=[.D356]-[.B356]" office:value-type="float" office:value="2.898167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3832.910156" calcext:value-type="float">
            <text:p>3832,9</text:p>
          </table:table-cell>
          <table:table-cell office:value-type="float" office:value="-100.549416" calcext:value-type="float">
            <text:p>-100,5</text:p>
          </table:table-cell>
          <table:table-cell office:value-type="float" office:value="-92.409119" calcext:value-type="float">
            <text:p>-92,4</text:p>
          </table:table-cell>
          <table:table-cell table:formula="of:=[.C357]-5.88" office:value-type="float" office:value="-98.289119" calcext:value-type="float">
            <text:p>-98,3</text:p>
          </table:table-cell>
          <table:table-cell table:formula="of:=[.D357]-[.B357]" office:value-type="float" office:value="2.26029699999999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3843.676758" calcext:value-type="float">
            <text:p>3843,7</text:p>
          </table:table-cell>
          <table:table-cell office:value-type="float" office:value="-98.801422" calcext:value-type="float">
            <text:p>-98,8</text:p>
          </table:table-cell>
          <table:table-cell office:value-type="float" office:value="-94.497948" calcext:value-type="float">
            <text:p>-94,5</text:p>
          </table:table-cell>
          <table:table-cell table:formula="of:=[.C358]-5.88" office:value-type="float" office:value="-100.377948" calcext:value-type="float">
            <text:p>-100,4</text:p>
          </table:table-cell>
          <table:table-cell table:formula="of:=[.D358]-[.B358]" office:value-type="float" office:value="-1.576525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3854.443359" calcext:value-type="float">
            <text:p>3854,4</text:p>
          </table:table-cell>
          <table:table-cell office:value-type="float" office:value="-99.023979" calcext:value-type="float">
            <text:p>-99,0</text:p>
          </table:table-cell>
          <table:table-cell office:value-type="float" office:value="-94.412285" calcext:value-type="float">
            <text:p>-94,4</text:p>
          </table:table-cell>
          <table:table-cell table:formula="of:=[.C359]-5.88" office:value-type="float" office:value="-100.292285" calcext:value-type="float">
            <text:p>-100,3</text:p>
          </table:table-cell>
          <table:table-cell table:formula="of:=[.D359]-[.B359]" office:value-type="float" office:value="-1.268306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3865.209961" calcext:value-type="float">
            <text:p>3865,2</text:p>
          </table:table-cell>
          <table:table-cell office:value-type="float" office:value="-97.939316" calcext:value-type="float">
            <text:p>-97,9</text:p>
          </table:table-cell>
          <table:table-cell office:value-type="float" office:value="-92.872612" calcext:value-type="float">
            <text:p>-92,9</text:p>
          </table:table-cell>
          <table:table-cell table:formula="of:=[.C360]-5.88" office:value-type="float" office:value="-98.752612" calcext:value-type="float">
            <text:p>-98,8</text:p>
          </table:table-cell>
          <table:table-cell table:formula="of:=[.D360]-[.B360]" office:value-type="float" office:value="-0.813295999999994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3875.976562" calcext:value-type="float">
            <text:p>3876,0</text:p>
          </table:table-cell>
          <table:table-cell office:value-type="float" office:value="-97.317413" calcext:value-type="float">
            <text:p>-97,3</text:p>
          </table:table-cell>
          <table:table-cell office:value-type="float" office:value="-92.943611" calcext:value-type="float">
            <text:p>-92,9</text:p>
          </table:table-cell>
          <table:table-cell table:formula="of:=[.C361]-5.88" office:value-type="float" office:value="-98.823611" calcext:value-type="float">
            <text:p>-98,8</text:p>
          </table:table-cell>
          <table:table-cell table:formula="of:=[.D361]-[.B361]" office:value-type="float" office:value="-1.506198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3886.743164" calcext:value-type="float">
            <text:p>3886,7</text:p>
          </table:table-cell>
          <table:table-cell office:value-type="float" office:value="-98.594086" calcext:value-type="float">
            <text:p>-98,6</text:p>
          </table:table-cell>
          <table:table-cell office:value-type="float" office:value="-94.235359" calcext:value-type="float">
            <text:p>-94,2</text:p>
          </table:table-cell>
          <table:table-cell table:formula="of:=[.C362]-5.88" office:value-type="float" office:value="-100.115359" calcext:value-type="float">
            <text:p>-100,1</text:p>
          </table:table-cell>
          <table:table-cell table:formula="of:=[.D362]-[.B362]" office:value-type="float" office:value="-1.521272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3897.509766" calcext:value-type="float">
            <text:p>3897,5</text:p>
          </table:table-cell>
          <table:table-cell office:value-type="float" office:value="-97.965919" calcext:value-type="float">
            <text:p>-98,0</text:p>
          </table:table-cell>
          <table:table-cell office:value-type="float" office:value="-97.170967" calcext:value-type="float">
            <text:p>-97,2</text:p>
          </table:table-cell>
          <table:table-cell table:formula="of:=[.C363]-5.88" office:value-type="float" office:value="-103.050967" calcext:value-type="float">
            <text:p>-103,1</text:p>
          </table:table-cell>
          <table:table-cell table:formula="of:=[.D363]-[.B363]" office:value-type="float" office:value="-5.085048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3908.276367" calcext:value-type="float">
            <text:p>3908,3</text:p>
          </table:table-cell>
          <table:table-cell office:value-type="float" office:value="-96.941963" calcext:value-type="float">
            <text:p>-96,9</text:p>
          </table:table-cell>
          <table:table-cell office:value-type="float" office:value="-92.616646" calcext:value-type="float">
            <text:p>-92,6</text:p>
          </table:table-cell>
          <table:table-cell table:formula="of:=[.C364]-5.88" office:value-type="float" office:value="-98.496646" calcext:value-type="float">
            <text:p>-98,5</text:p>
          </table:table-cell>
          <table:table-cell table:formula="of:=[.D364]-[.B364]" office:value-type="float" office:value="-1.554683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3919.042969" calcext:value-type="float">
            <text:p>3919,0</text:p>
          </table:table-cell>
          <table:table-cell office:value-type="float" office:value="-93.759888" calcext:value-type="float">
            <text:p>-93,8</text:p>
          </table:table-cell>
          <table:table-cell office:value-type="float" office:value="-90.841049" calcext:value-type="float">
            <text:p>-90,8</text:p>
          </table:table-cell>
          <table:table-cell table:formula="of:=[.C365]-5.88" office:value-type="float" office:value="-96.721049" calcext:value-type="float">
            <text:p>-96,7</text:p>
          </table:table-cell>
          <table:table-cell table:formula="of:=[.D365]-[.B365]" office:value-type="float" office:value="-2.961160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3929.80957" calcext:value-type="float">
            <text:p>3929,8</text:p>
          </table:table-cell>
          <table:table-cell office:value-type="float" office:value="-96.877632" calcext:value-type="float">
            <text:p>-96,9</text:p>
          </table:table-cell>
          <table:table-cell office:value-type="float" office:value="-91.810295" calcext:value-type="float">
            <text:p>-91,8</text:p>
          </table:table-cell>
          <table:table-cell table:formula="of:=[.C366]-5.88" office:value-type="float" office:value="-97.690295" calcext:value-type="float">
            <text:p>-97,7</text:p>
          </table:table-cell>
          <table:table-cell table:formula="of:=[.D366]-[.B366]" office:value-type="float" office:value="-0.812662999999986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3940.576172" calcext:value-type="float">
            <text:p>3940,6</text:p>
          </table:table-cell>
          <table:table-cell office:value-type="float" office:value="-99.171684" calcext:value-type="float">
            <text:p>-99,2</text:p>
          </table:table-cell>
          <table:table-cell office:value-type="float" office:value="-90.385307" calcext:value-type="float">
            <text:p>-90,4</text:p>
          </table:table-cell>
          <table:table-cell table:formula="of:=[.C367]-5.88" office:value-type="float" office:value="-96.265307" calcext:value-type="float">
            <text:p>-96,3</text:p>
          </table:table-cell>
          <table:table-cell table:formula="of:=[.D367]-[.B367]" office:value-type="float" office:value="2.90637700000001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3951.342773" calcext:value-type="float">
            <text:p>3951,3</text:p>
          </table:table-cell>
          <table:table-cell office:value-type="float" office:value="-98.823936" calcext:value-type="float">
            <text:p>-98,8</text:p>
          </table:table-cell>
          <table:table-cell office:value-type="float" office:value="-94.942665" calcext:value-type="float">
            <text:p>-94,9</text:p>
          </table:table-cell>
          <table:table-cell table:formula="of:=[.C368]-5.88" office:value-type="float" office:value="-100.822665" calcext:value-type="float">
            <text:p>-100,8</text:p>
          </table:table-cell>
          <table:table-cell table:formula="of:=[.D368]-[.B368]" office:value-type="float" office:value="-1.99872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3962.109375" calcext:value-type="float">
            <text:p>3962,1</text:p>
          </table:table-cell>
          <table:table-cell office:value-type="float" office:value="-97.16806" calcext:value-type="float">
            <text:p>-97,2</text:p>
          </table:table-cell>
          <table:table-cell office:value-type="float" office:value="-96.239426" calcext:value-type="float">
            <text:p>-96,2</text:p>
          </table:table-cell>
          <table:table-cell table:formula="of:=[.C369]-5.88" office:value-type="float" office:value="-102.119426" calcext:value-type="float">
            <text:p>-102,1</text:p>
          </table:table-cell>
          <table:table-cell table:formula="of:=[.D369]-[.B369]" office:value-type="float" office:value="-4.951365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3972.875977" calcext:value-type="float">
            <text:p>3972,9</text:p>
          </table:table-cell>
          <table:table-cell office:value-type="float" office:value="-94.527901" calcext:value-type="float">
            <text:p>-94,5</text:p>
          </table:table-cell>
          <table:table-cell office:value-type="float" office:value="-96.043129" calcext:value-type="float">
            <text:p>-96,0</text:p>
          </table:table-cell>
          <table:table-cell table:formula="of:=[.C370]-5.88" office:value-type="float" office:value="-101.923129" calcext:value-type="float">
            <text:p>-101,9</text:p>
          </table:table-cell>
          <table:table-cell table:formula="of:=[.D370]-[.B370]" office:value-type="float" office:value="-7.39522799999999" calcext:value-type="float">
            <text:p>-7,4</text:p>
          </table:table-cell>
          <table:table-cell table:number-columns-repeated="1019"/>
        </table:table-row>
        <table:table-row table:style-name="ro1">
          <table:table-cell office:value-type="float" office:value="3983.642578" calcext:value-type="float">
            <text:p>3983,6</text:p>
          </table:table-cell>
          <table:table-cell office:value-type="float" office:value="-94.464722" calcext:value-type="float">
            <text:p>-94,5</text:p>
          </table:table-cell>
          <table:table-cell office:value-type="float" office:value="-96.806122" calcext:value-type="float">
            <text:p>-96,8</text:p>
          </table:table-cell>
          <table:table-cell table:formula="of:=[.C371]-5.88" office:value-type="float" office:value="-102.686122" calcext:value-type="float">
            <text:p>-102,7</text:p>
          </table:table-cell>
          <table:table-cell table:formula="of:=[.D371]-[.B371]" office:value-type="float" office:value="-8.2214" calcext:value-type="float">
            <text:p>-8,2</text:p>
          </table:table-cell>
          <table:table-cell table:number-columns-repeated="1019"/>
        </table:table-row>
        <table:table-row table:style-name="ro1">
          <table:table-cell office:value-type="float" office:value="3994.40918" calcext:value-type="float">
            <text:p>3994,4</text:p>
          </table:table-cell>
          <table:table-cell office:value-type="float" office:value="-97.718681" calcext:value-type="float">
            <text:p>-97,7</text:p>
          </table:table-cell>
          <table:table-cell office:value-type="float" office:value="-94.498421" calcext:value-type="float">
            <text:p>-94,5</text:p>
          </table:table-cell>
          <table:table-cell table:formula="of:=[.C372]-5.88" office:value-type="float" office:value="-100.378421" calcext:value-type="float">
            <text:p>-100,4</text:p>
          </table:table-cell>
          <table:table-cell table:formula="of:=[.D372]-[.B372]" office:value-type="float" office:value="-2.659739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4005.175781" calcext:value-type="float">
            <text:p>4005,2</text:p>
          </table:table-cell>
          <table:table-cell office:value-type="float" office:value="-98.629585" calcext:value-type="float">
            <text:p>-98,6</text:p>
          </table:table-cell>
          <table:table-cell office:value-type="float" office:value="-93.825424" calcext:value-type="float">
            <text:p>-93,8</text:p>
          </table:table-cell>
          <table:table-cell table:formula="of:=[.C373]-5.88" office:value-type="float" office:value="-99.705424" calcext:value-type="float">
            <text:p>-99,7</text:p>
          </table:table-cell>
          <table:table-cell table:formula="of:=[.D373]-[.B373]" office:value-type="float" office:value="-1.075838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4015.942383" calcext:value-type="float">
            <text:p>4015,9</text:p>
          </table:table-cell>
          <table:table-cell office:value-type="float" office:value="-98.86937" calcext:value-type="float">
            <text:p>-98,9</text:p>
          </table:table-cell>
          <table:table-cell office:value-type="float" office:value="-95.522659" calcext:value-type="float">
            <text:p>-95,5</text:p>
          </table:table-cell>
          <table:table-cell table:formula="of:=[.C374]-5.88" office:value-type="float" office:value="-101.402659" calcext:value-type="float">
            <text:p>-101,4</text:p>
          </table:table-cell>
          <table:table-cell table:formula="of:=[.D374]-[.B374]" office:value-type="float" office:value="-2.53328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4026.708984" calcext:value-type="float">
            <text:p>4026,7</text:p>
          </table:table-cell>
          <table:table-cell office:value-type="float" office:value="-98.006737" calcext:value-type="float">
            <text:p>-98,0</text:p>
          </table:table-cell>
          <table:table-cell office:value-type="float" office:value="-93.847099" calcext:value-type="float">
            <text:p>-93,8</text:p>
          </table:table-cell>
          <table:table-cell table:formula="of:=[.C375]-5.88" office:value-type="float" office:value="-99.727099" calcext:value-type="float">
            <text:p>-99,7</text:p>
          </table:table-cell>
          <table:table-cell table:formula="of:=[.D375]-[.B375]" office:value-type="float" office:value="-1.720361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4037.475586" calcext:value-type="float">
            <text:p>4037,5</text:p>
          </table:table-cell>
          <table:table-cell office:value-type="float" office:value="-97.117477" calcext:value-type="float">
            <text:p>-97,1</text:p>
          </table:table-cell>
          <table:table-cell office:value-type="float" office:value="-96.821907" calcext:value-type="float">
            <text:p>-96,8</text:p>
          </table:table-cell>
          <table:table-cell table:formula="of:=[.C376]-5.88" office:value-type="float" office:value="-102.701907" calcext:value-type="float">
            <text:p>-102,7</text:p>
          </table:table-cell>
          <table:table-cell table:formula="of:=[.D376]-[.B376]" office:value-type="float" office:value="-5.58443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4048.242188" calcext:value-type="float">
            <text:p>4048,2</text:p>
          </table:table-cell>
          <table:table-cell office:value-type="float" office:value="-98.229149" calcext:value-type="float">
            <text:p>-98,2</text:p>
          </table:table-cell>
          <table:table-cell office:value-type="float" office:value="-94.618942" calcext:value-type="float">
            <text:p>-94,6</text:p>
          </table:table-cell>
          <table:table-cell table:formula="of:=[.C377]-5.88" office:value-type="float" office:value="-100.498942" calcext:value-type="float">
            <text:p>-100,5</text:p>
          </table:table-cell>
          <table:table-cell table:formula="of:=[.D377]-[.B377]" office:value-type="float" office:value="-2.269792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4059.008789" calcext:value-type="float">
            <text:p>4059,0</text:p>
          </table:table-cell>
          <table:table-cell office:value-type="float" office:value="-99.368935" calcext:value-type="float">
            <text:p>-99,4</text:p>
          </table:table-cell>
          <table:table-cell office:value-type="float" office:value="-91.651779" calcext:value-type="float">
            <text:p>-91,7</text:p>
          </table:table-cell>
          <table:table-cell table:formula="of:=[.C378]-5.88" office:value-type="float" office:value="-97.531779" calcext:value-type="float">
            <text:p>-97,5</text:p>
          </table:table-cell>
          <table:table-cell table:formula="of:=[.D378]-[.B378]" office:value-type="float" office:value="1.83715599999999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4069.775391" calcext:value-type="float">
            <text:p>4069,8</text:p>
          </table:table-cell>
          <table:table-cell office:value-type="float" office:value="-97.016273" calcext:value-type="float">
            <text:p>-97,0</text:p>
          </table:table-cell>
          <table:table-cell office:value-type="float" office:value="-88.064468" calcext:value-type="float">
            <text:p>-88,1</text:p>
          </table:table-cell>
          <table:table-cell table:formula="of:=[.C379]-5.88" office:value-type="float" office:value="-93.944468" calcext:value-type="float">
            <text:p>-93,9</text:p>
          </table:table-cell>
          <table:table-cell table:formula="of:=[.D379]-[.B379]" office:value-type="float" office:value="3.071805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4080.541992" calcext:value-type="float">
            <text:p>4080,5</text:p>
          </table:table-cell>
          <table:table-cell office:value-type="float" office:value="-94.433632" calcext:value-type="float">
            <text:p>-94,4</text:p>
          </table:table-cell>
          <table:table-cell office:value-type="float" office:value="-86.955902" calcext:value-type="float">
            <text:p>-87,0</text:p>
          </table:table-cell>
          <table:table-cell table:formula="of:=[.C380]-5.88" office:value-type="float" office:value="-92.835902" calcext:value-type="float">
            <text:p>-92,8</text:p>
          </table:table-cell>
          <table:table-cell table:formula="of:=[.D380]-[.B380]" office:value-type="float" office:value="1.59773000000001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4091.308594" calcext:value-type="float">
            <text:p>4091,3</text:p>
          </table:table-cell>
          <table:table-cell office:value-type="float" office:value="-96.309914" calcext:value-type="float">
            <text:p>-96,3</text:p>
          </table:table-cell>
          <table:table-cell office:value-type="float" office:value="-91.495522" calcext:value-type="float">
            <text:p>-91,5</text:p>
          </table:table-cell>
          <table:table-cell table:formula="of:=[.C381]-5.88" office:value-type="float" office:value="-97.375522" calcext:value-type="float">
            <text:p>-97,4</text:p>
          </table:table-cell>
          <table:table-cell table:formula="of:=[.D381]-[.B381]" office:value-type="float" office:value="-1.06560799999998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4102.075195" calcext:value-type="float">
            <text:p>4102,1</text:p>
          </table:table-cell>
          <table:table-cell office:value-type="float" office:value="-96.540283" calcext:value-type="float">
            <text:p>-96,5</text:p>
          </table:table-cell>
          <table:table-cell office:value-type="float" office:value="-81.40451" calcext:value-type="float">
            <text:p>-81,4</text:p>
          </table:table-cell>
          <table:table-cell table:formula="of:=[.C382]-5.88" office:value-type="float" office:value="-87.28451" calcext:value-type="float">
            <text:p>-87,3</text:p>
          </table:table-cell>
          <table:table-cell table:formula="of:=[.D382]-[.B382]" office:value-type="float" office:value="9.25577300000001" calcext:value-type="float">
            <text:p>9,3</text:p>
          </table:table-cell>
          <table:table-cell table:number-columns-repeated="1019"/>
        </table:table-row>
        <table:table-row table:style-name="ro1">
          <table:table-cell office:value-type="float" office:value="4112.841797" calcext:value-type="float">
            <text:p>4112,8</text:p>
          </table:table-cell>
          <table:table-cell office:value-type="float" office:value="-87.441788" calcext:value-type="float">
            <text:p>-87,4</text:p>
          </table:table-cell>
          <table:table-cell office:value-type="float" office:value="-79.099556" calcext:value-type="float">
            <text:p>-79,1</text:p>
          </table:table-cell>
          <table:table-cell table:formula="of:=[.C383]-5.88" office:value-type="float" office:value="-84.979556" calcext:value-type="float">
            <text:p>-85,0</text:p>
          </table:table-cell>
          <table:table-cell table:formula="of:=[.D383]-[.B383]" office:value-type="float" office:value="2.462232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4123.608398" calcext:value-type="float">
            <text:p>4123,6</text:p>
          </table:table-cell>
          <table:table-cell office:value-type="float" office:value="-85.828484" calcext:value-type="float">
            <text:p>-85,8</text:p>
          </table:table-cell>
          <table:table-cell office:value-type="float" office:value="-79.130363" calcext:value-type="float">
            <text:p>-79,1</text:p>
          </table:table-cell>
          <table:table-cell table:formula="of:=[.C384]-5.88" office:value-type="float" office:value="-85.010363" calcext:value-type="float">
            <text:p>-85,0</text:p>
          </table:table-cell>
          <table:table-cell table:formula="of:=[.D384]-[.B384]" office:value-type="float" office:value="0.818121000000005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4134.375" calcext:value-type="float">
            <text:p>4134,4</text:p>
          </table:table-cell>
          <table:table-cell office:value-type="float" office:value="-94.966125" calcext:value-type="float">
            <text:p>-95,0</text:p>
          </table:table-cell>
          <table:table-cell office:value-type="float" office:value="-81.512894" calcext:value-type="float">
            <text:p>-81,5</text:p>
          </table:table-cell>
          <table:table-cell table:formula="of:=[.C385]-5.88" office:value-type="float" office:value="-87.392894" calcext:value-type="float">
            <text:p>-87,4</text:p>
          </table:table-cell>
          <table:table-cell table:formula="of:=[.D385]-[.B385]" office:value-type="float" office:value="7.57323100000001" calcext:value-type="float">
            <text:p>7,6</text:p>
          </table:table-cell>
          <table:table-cell table:number-columns-repeated="1019"/>
        </table:table-row>
        <table:table-row table:style-name="ro1">
          <table:table-cell office:value-type="float" office:value="4145.141602" calcext:value-type="float">
            <text:p>4145,1</text:p>
          </table:table-cell>
          <table:table-cell office:value-type="float" office:value="-96.626495" calcext:value-type="float">
            <text:p>-96,6</text:p>
          </table:table-cell>
          <table:table-cell office:value-type="float" office:value="-88.167068" calcext:value-type="float">
            <text:p>-88,2</text:p>
          </table:table-cell>
          <table:table-cell table:formula="of:=[.C386]-5.88" office:value-type="float" office:value="-94.047068" calcext:value-type="float">
            <text:p>-94,0</text:p>
          </table:table-cell>
          <table:table-cell table:formula="of:=[.D386]-[.B386]" office:value-type="float" office:value="2.57942700000001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float" office:value="4155.908203" calcext:value-type="float">
            <text:p>4155,9</text:p>
          </table:table-cell>
          <table:table-cell office:value-type="float" office:value="-91.13134" calcext:value-type="float">
            <text:p>-91,1</text:p>
          </table:table-cell>
          <table:table-cell office:value-type="float" office:value="-87.340759" calcext:value-type="float">
            <text:p>-87,3</text:p>
          </table:table-cell>
          <table:table-cell table:formula="of:=[.C387]-5.88" office:value-type="float" office:value="-93.220759" calcext:value-type="float">
            <text:p>-93,2</text:p>
          </table:table-cell>
          <table:table-cell table:formula="of:=[.D387]-[.B387]" office:value-type="float" office:value="-2.0894190000000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4166.674805" calcext:value-type="float">
            <text:p>4166,7</text:p>
          </table:table-cell>
          <table:table-cell office:value-type="float" office:value="-93.271965" calcext:value-type="float">
            <text:p>-93,3</text:p>
          </table:table-cell>
          <table:table-cell office:value-type="float" office:value="-87.355156" calcext:value-type="float">
            <text:p>-87,4</text:p>
          </table:table-cell>
          <table:table-cell table:formula="of:=[.C388]-5.88" office:value-type="float" office:value="-93.235156" calcext:value-type="float">
            <text:p>-93,2</text:p>
          </table:table-cell>
          <table:table-cell table:formula="of:=[.D388]-[.B388]" office:value-type="float" office:value="0.0368090000000052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177.441406" calcext:value-type="float">
            <text:p>4177,4</text:p>
          </table:table-cell>
          <table:table-cell office:value-type="float" office:value="-99.521736" calcext:value-type="float">
            <text:p>-99,5</text:p>
          </table:table-cell>
          <table:table-cell office:value-type="float" office:value="-89.978317" calcext:value-type="float">
            <text:p>-90,0</text:p>
          </table:table-cell>
          <table:table-cell table:formula="of:=[.C389]-5.88" office:value-type="float" office:value="-95.858317" calcext:value-type="float">
            <text:p>-95,9</text:p>
          </table:table-cell>
          <table:table-cell table:formula="of:=[.D389]-[.B389]" office:value-type="float" office:value="3.663419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4188.208008" calcext:value-type="float">
            <text:p>4188,2</text:p>
          </table:table-cell>
          <table:table-cell office:value-type="float" office:value="-98.715858" calcext:value-type="float">
            <text:p>-98,7</text:p>
          </table:table-cell>
          <table:table-cell office:value-type="float" office:value="-94.879265" calcext:value-type="float">
            <text:p>-94,9</text:p>
          </table:table-cell>
          <table:table-cell table:formula="of:=[.C390]-5.88" office:value-type="float" office:value="-100.759265" calcext:value-type="float">
            <text:p>-100,8</text:p>
          </table:table-cell>
          <table:table-cell table:formula="of:=[.D390]-[.B390]" office:value-type="float" office:value="-2.043407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4198.974609" calcext:value-type="float">
            <text:p>4199,0</text:p>
          </table:table-cell>
          <table:table-cell office:value-type="float" office:value="-97.950821" calcext:value-type="float">
            <text:p>-98,0</text:p>
          </table:table-cell>
          <table:table-cell office:value-type="float" office:value="-95.035851" calcext:value-type="float">
            <text:p>-95,0</text:p>
          </table:table-cell>
          <table:table-cell table:formula="of:=[.C391]-5.88" office:value-type="float" office:value="-100.915851" calcext:value-type="float">
            <text:p>-100,9</text:p>
          </table:table-cell>
          <table:table-cell table:formula="of:=[.D391]-[.B391]" office:value-type="float" office:value="-2.96502999999998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4209.741211" calcext:value-type="float">
            <text:p>4209,7</text:p>
          </table:table-cell>
          <table:table-cell office:value-type="float" office:value="-99.462456" calcext:value-type="float">
            <text:p>-99,5</text:p>
          </table:table-cell>
          <table:table-cell office:value-type="float" office:value="-94.449356" calcext:value-type="float">
            <text:p>-94,4</text:p>
          </table:table-cell>
          <table:table-cell table:formula="of:=[.C392]-5.88" office:value-type="float" office:value="-100.329356" calcext:value-type="float">
            <text:p>-100,3</text:p>
          </table:table-cell>
          <table:table-cell table:formula="of:=[.D392]-[.B392]" office:value-type="float" office:value="-0.866899999999987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4220.507812" calcext:value-type="float">
            <text:p>4220,5</text:p>
          </table:table-cell>
          <table:table-cell office:value-type="float" office:value="-98.663742" calcext:value-type="float">
            <text:p>-98,7</text:p>
          </table:table-cell>
          <table:table-cell office:value-type="float" office:value="-94.067192" calcext:value-type="float">
            <text:p>-94,1</text:p>
          </table:table-cell>
          <table:table-cell table:formula="of:=[.C393]-5.88" office:value-type="float" office:value="-99.947192" calcext:value-type="float">
            <text:p>-99,9</text:p>
          </table:table-cell>
          <table:table-cell table:formula="of:=[.D393]-[.B393]" office:value-type="float" office:value="-1.28345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4231.274414" calcext:value-type="float">
            <text:p>4231,3</text:p>
          </table:table-cell>
          <table:table-cell office:value-type="float" office:value="-97.954849" calcext:value-type="float">
            <text:p>-98,0</text:p>
          </table:table-cell>
          <table:table-cell office:value-type="float" office:value="-94.908676" calcext:value-type="float">
            <text:p>-94,9</text:p>
          </table:table-cell>
          <table:table-cell table:formula="of:=[.C394]-5.88" office:value-type="float" office:value="-100.788676" calcext:value-type="float">
            <text:p>-100,8</text:p>
          </table:table-cell>
          <table:table-cell table:formula="of:=[.D394]-[.B394]" office:value-type="float" office:value="-2.833827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4242.041016" calcext:value-type="float">
            <text:p>4242,0</text:p>
          </table:table-cell>
          <table:table-cell office:value-type="float" office:value="-97.381332" calcext:value-type="float">
            <text:p>-97,4</text:p>
          </table:table-cell>
          <table:table-cell office:value-type="float" office:value="-95.091728" calcext:value-type="float">
            <text:p>-95,1</text:p>
          </table:table-cell>
          <table:table-cell table:formula="of:=[.C395]-5.88" office:value-type="float" office:value="-100.971728" calcext:value-type="float">
            <text:p>-101,0</text:p>
          </table:table-cell>
          <table:table-cell table:formula="of:=[.D395]-[.B395]" office:value-type="float" office:value="-3.590396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4252.807617" calcext:value-type="float">
            <text:p>4252,8</text:p>
          </table:table-cell>
          <table:table-cell office:value-type="float" office:value="-97.364365" calcext:value-type="float">
            <text:p>-97,4</text:p>
          </table:table-cell>
          <table:table-cell office:value-type="float" office:value="-95.071129" calcext:value-type="float">
            <text:p>-95,1</text:p>
          </table:table-cell>
          <table:table-cell table:formula="of:=[.C396]-5.88" office:value-type="float" office:value="-100.951129" calcext:value-type="float">
            <text:p>-101,0</text:p>
          </table:table-cell>
          <table:table-cell table:formula="of:=[.D396]-[.B396]" office:value-type="float" office:value="-3.586763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4263.574219" calcext:value-type="float">
            <text:p>4263,6</text:p>
          </table:table-cell>
          <table:table-cell office:value-type="float" office:value="-97.627167" calcext:value-type="float">
            <text:p>-97,6</text:p>
          </table:table-cell>
          <table:table-cell office:value-type="float" office:value="-93.655983" calcext:value-type="float">
            <text:p>-93,7</text:p>
          </table:table-cell>
          <table:table-cell table:formula="of:=[.C397]-5.88" office:value-type="float" office:value="-99.535983" calcext:value-type="float">
            <text:p>-99,5</text:p>
          </table:table-cell>
          <table:table-cell table:formula="of:=[.D397]-[.B397]" office:value-type="float" office:value="-1.908816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4274.34082" calcext:value-type="float">
            <text:p>4274,3</text:p>
          </table:table-cell>
          <table:table-cell office:value-type="float" office:value="-95.888481" calcext:value-type="float">
            <text:p>-95,9</text:p>
          </table:table-cell>
          <table:table-cell office:value-type="float" office:value="-93.517326" calcext:value-type="float">
            <text:p>-93,5</text:p>
          </table:table-cell>
          <table:table-cell table:formula="of:=[.C398]-5.88" office:value-type="float" office:value="-99.397326" calcext:value-type="float">
            <text:p>-99,4</text:p>
          </table:table-cell>
          <table:table-cell table:formula="of:=[.D398]-[.B398]" office:value-type="float" office:value="-3.508844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4285.107422" calcext:value-type="float">
            <text:p>4285,1</text:p>
          </table:table-cell>
          <table:table-cell office:value-type="float" office:value="-95.850349" calcext:value-type="float">
            <text:p>-95,9</text:p>
          </table:table-cell>
          <table:table-cell office:value-type="float" office:value="-94.562309" calcext:value-type="float">
            <text:p>-94,6</text:p>
          </table:table-cell>
          <table:table-cell table:formula="of:=[.C399]-5.88" office:value-type="float" office:value="-100.442309" calcext:value-type="float">
            <text:p>-100,4</text:p>
          </table:table-cell>
          <table:table-cell table:formula="of:=[.D399]-[.B399]" office:value-type="float" office:value="-4.59196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4295.874023" calcext:value-type="float">
            <text:p>4295,9</text:p>
          </table:table-cell>
          <table:table-cell office:value-type="float" office:value="-95.973503" calcext:value-type="float">
            <text:p>-96,0</text:p>
          </table:table-cell>
          <table:table-cell office:value-type="float" office:value="-96.100571" calcext:value-type="float">
            <text:p>-96,1</text:p>
          </table:table-cell>
          <table:table-cell table:formula="of:=[.C400]-5.88" office:value-type="float" office:value="-101.980571" calcext:value-type="float">
            <text:p>-102,0</text:p>
          </table:table-cell>
          <table:table-cell table:formula="of:=[.D400]-[.B400]" office:value-type="float" office:value="-6.007068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4306.640625" calcext:value-type="float">
            <text:p>4306,6</text:p>
          </table:table-cell>
          <table:table-cell office:value-type="float" office:value="-95.064049" calcext:value-type="float">
            <text:p>-95,1</text:p>
          </table:table-cell>
          <table:table-cell office:value-type="float" office:value="-95.399117" calcext:value-type="float">
            <text:p>-95,4</text:p>
          </table:table-cell>
          <table:table-cell table:formula="of:=[.C401]-5.88" office:value-type="float" office:value="-101.279117" calcext:value-type="float">
            <text:p>-101,3</text:p>
          </table:table-cell>
          <table:table-cell table:formula="of:=[.D401]-[.B401]" office:value-type="float" office:value="-6.215068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4317.407227" calcext:value-type="float">
            <text:p>4317,4</text:p>
          </table:table-cell>
          <table:table-cell office:value-type="float" office:value="-94.331596" calcext:value-type="float">
            <text:p>-94,3</text:p>
          </table:table-cell>
          <table:table-cell office:value-type="float" office:value="-93.528526" calcext:value-type="float">
            <text:p>-93,5</text:p>
          </table:table-cell>
          <table:table-cell table:formula="of:=[.C402]-5.88" office:value-type="float" office:value="-99.408526" calcext:value-type="float">
            <text:p>-99,4</text:p>
          </table:table-cell>
          <table:table-cell table:formula="of:=[.D402]-[.B402]" office:value-type="float" office:value="-5.07692999999999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4328.173828" calcext:value-type="float">
            <text:p>4328,2</text:p>
          </table:table-cell>
          <table:table-cell office:value-type="float" office:value="-92.960495" calcext:value-type="float">
            <text:p>-93,0</text:p>
          </table:table-cell>
          <table:table-cell office:value-type="float" office:value="-93.203011" calcext:value-type="float">
            <text:p>-93,2</text:p>
          </table:table-cell>
          <table:table-cell table:formula="of:=[.C403]-5.88" office:value-type="float" office:value="-99.083011" calcext:value-type="float">
            <text:p>-99,1</text:p>
          </table:table-cell>
          <table:table-cell table:formula="of:=[.D403]-[.B403]" office:value-type="float" office:value="-6.122516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4338.94043" calcext:value-type="float">
            <text:p>4338,9</text:p>
          </table:table-cell>
          <table:table-cell office:value-type="float" office:value="-95.580643" calcext:value-type="float">
            <text:p>-95,6</text:p>
          </table:table-cell>
          <table:table-cell office:value-type="float" office:value="-93.666893" calcext:value-type="float">
            <text:p>-93,7</text:p>
          </table:table-cell>
          <table:table-cell table:formula="of:=[.C404]-5.88" office:value-type="float" office:value="-99.546893" calcext:value-type="float">
            <text:p>-99,5</text:p>
          </table:table-cell>
          <table:table-cell table:formula="of:=[.D404]-[.B404]" office:value-type="float" office:value="-3.96625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4349.707031" calcext:value-type="float">
            <text:p>4349,7</text:p>
          </table:table-cell>
          <table:table-cell office:value-type="float" office:value="-97.534676" calcext:value-type="float">
            <text:p>-97,5</text:p>
          </table:table-cell>
          <table:table-cell office:value-type="float" office:value="-94.832581" calcext:value-type="float">
            <text:p>-94,8</text:p>
          </table:table-cell>
          <table:table-cell table:formula="of:=[.C405]-5.88" office:value-type="float" office:value="-100.712581" calcext:value-type="float">
            <text:p>-100,7</text:p>
          </table:table-cell>
          <table:table-cell table:formula="of:=[.D405]-[.B405]" office:value-type="float" office:value="-3.177905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4360.473633" calcext:value-type="float">
            <text:p>4360,5</text:p>
          </table:table-cell>
          <table:table-cell office:value-type="float" office:value="-94.854843" calcext:value-type="float">
            <text:p>-94,9</text:p>
          </table:table-cell>
          <table:table-cell office:value-type="float" office:value="-92.779343" calcext:value-type="float">
            <text:p>-92,8</text:p>
          </table:table-cell>
          <table:table-cell table:formula="of:=[.C406]-5.88" office:value-type="float" office:value="-98.659343" calcext:value-type="float">
            <text:p>-98,7</text:p>
          </table:table-cell>
          <table:table-cell table:formula="of:=[.D406]-[.B406]" office:value-type="float" office:value="-3.804499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4371.240234" calcext:value-type="float">
            <text:p>4371,2</text:p>
          </table:table-cell>
          <table:table-cell office:value-type="float" office:value="-96.312965" calcext:value-type="float">
            <text:p>-96,3</text:p>
          </table:table-cell>
          <table:table-cell office:value-type="float" office:value="-92.127319" calcext:value-type="float">
            <text:p>-92,1</text:p>
          </table:table-cell>
          <table:table-cell table:formula="of:=[.C407]-5.88" office:value-type="float" office:value="-98.007319" calcext:value-type="float">
            <text:p>-98,0</text:p>
          </table:table-cell>
          <table:table-cell table:formula="of:=[.D407]-[.B407]" office:value-type="float" office:value="-1.694353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4382.006836" calcext:value-type="float">
            <text:p>4382,0</text:p>
          </table:table-cell>
          <table:table-cell office:value-type="float" office:value="-96.107941" calcext:value-type="float">
            <text:p>-96,1</text:p>
          </table:table-cell>
          <table:table-cell office:value-type="float" office:value="-93.281715" calcext:value-type="float">
            <text:p>-93,3</text:p>
          </table:table-cell>
          <table:table-cell table:formula="of:=[.C408]-5.88" office:value-type="float" office:value="-99.161715" calcext:value-type="float">
            <text:p>-99,2</text:p>
          </table:table-cell>
          <table:table-cell table:formula="of:=[.D408]-[.B408]" office:value-type="float" office:value="-3.053774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4392.773438" calcext:value-type="float">
            <text:p>4392,8</text:p>
          </table:table-cell>
          <table:table-cell office:value-type="float" office:value="-97.923874" calcext:value-type="float">
            <text:p>-97,9</text:p>
          </table:table-cell>
          <table:table-cell office:value-type="float" office:value="-91.7826" calcext:value-type="float">
            <text:p>-91,8</text:p>
          </table:table-cell>
          <table:table-cell table:formula="of:=[.C409]-5.88" office:value-type="float" office:value="-97.6626" calcext:value-type="float">
            <text:p>-97,7</text:p>
          </table:table-cell>
          <table:table-cell table:formula="of:=[.D409]-[.B409]" office:value-type="float" office:value="0.261274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4403.540039" calcext:value-type="float">
            <text:p>4403,5</text:p>
          </table:table-cell>
          <table:table-cell office:value-type="float" office:value="-97.868423" calcext:value-type="float">
            <text:p>-97,9</text:p>
          </table:table-cell>
          <table:table-cell office:value-type="float" office:value="-91.371628" calcext:value-type="float">
            <text:p>-91,4</text:p>
          </table:table-cell>
          <table:table-cell table:formula="of:=[.C410]-5.88" office:value-type="float" office:value="-97.251628" calcext:value-type="float">
            <text:p>-97,3</text:p>
          </table:table-cell>
          <table:table-cell table:formula="of:=[.D410]-[.B410]" office:value-type="float" office:value="0.61679500000001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4414.306641" calcext:value-type="float">
            <text:p>4414,3</text:p>
          </table:table-cell>
          <table:table-cell office:value-type="float" office:value="-96.647781" calcext:value-type="float">
            <text:p>-96,6</text:p>
          </table:table-cell>
          <table:table-cell office:value-type="float" office:value="-92.765388" calcext:value-type="float">
            <text:p>-92,8</text:p>
          </table:table-cell>
          <table:table-cell table:formula="of:=[.C411]-5.88" office:value-type="float" office:value="-98.645388" calcext:value-type="float">
            <text:p>-98,6</text:p>
          </table:table-cell>
          <table:table-cell table:formula="of:=[.D411]-[.B411]" office:value-type="float" office:value="-1.997607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4425.073242" calcext:value-type="float">
            <text:p>4425,1</text:p>
          </table:table-cell>
          <table:table-cell office:value-type="float" office:value="-97.427757" calcext:value-type="float">
            <text:p>-97,4</text:p>
          </table:table-cell>
          <table:table-cell office:value-type="float" office:value="-95.432922" calcext:value-type="float">
            <text:p>-95,4</text:p>
          </table:table-cell>
          <table:table-cell table:formula="of:=[.C412]-5.88" office:value-type="float" office:value="-101.312922" calcext:value-type="float">
            <text:p>-101,3</text:p>
          </table:table-cell>
          <table:table-cell table:formula="of:=[.D412]-[.B412]" office:value-type="float" office:value="-3.885165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4435.839844" calcext:value-type="float">
            <text:p>4435,8</text:p>
          </table:table-cell>
          <table:table-cell office:value-type="float" office:value="-97.342148" calcext:value-type="float">
            <text:p>-97,3</text:p>
          </table:table-cell>
          <table:table-cell office:value-type="float" office:value="-92.180862" calcext:value-type="float">
            <text:p>-92,2</text:p>
          </table:table-cell>
          <table:table-cell table:formula="of:=[.C413]-5.88" office:value-type="float" office:value="-98.060862" calcext:value-type="float">
            <text:p>-98,1</text:p>
          </table:table-cell>
          <table:table-cell table:formula="of:=[.D413]-[.B413]" office:value-type="float" office:value="-0.71871400000000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4446.606445" calcext:value-type="float">
            <text:p>4446,6</text:p>
          </table:table-cell>
          <table:table-cell office:value-type="float" office:value="-96.099236" calcext:value-type="float">
            <text:p>-96,1</text:p>
          </table:table-cell>
          <table:table-cell office:value-type="float" office:value="-90.678604" calcext:value-type="float">
            <text:p>-90,7</text:p>
          </table:table-cell>
          <table:table-cell table:formula="of:=[.C414]-5.88" office:value-type="float" office:value="-96.558604" calcext:value-type="float">
            <text:p>-96,6</text:p>
          </table:table-cell>
          <table:table-cell table:formula="of:=[.D414]-[.B414]" office:value-type="float" office:value="-0.45936799999998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4457.373047" calcext:value-type="float">
            <text:p>4457,4</text:p>
          </table:table-cell>
          <table:table-cell office:value-type="float" office:value="-96.819298" calcext:value-type="float">
            <text:p>-96,8</text:p>
          </table:table-cell>
          <table:table-cell office:value-type="float" office:value="-94.161331" calcext:value-type="float">
            <text:p>-94,2</text:p>
          </table:table-cell>
          <table:table-cell table:formula="of:=[.C415]-5.88" office:value-type="float" office:value="-100.041331" calcext:value-type="float">
            <text:p>-100,0</text:p>
          </table:table-cell>
          <table:table-cell table:formula="of:=[.D415]-[.B415]" office:value-type="float" office:value="-3.222033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4468.139648" calcext:value-type="float">
            <text:p>4468,1</text:p>
          </table:table-cell>
          <table:table-cell office:value-type="float" office:value="-98.535126" calcext:value-type="float">
            <text:p>-98,5</text:p>
          </table:table-cell>
          <table:table-cell office:value-type="float" office:value="-95.29409" calcext:value-type="float">
            <text:p>-95,3</text:p>
          </table:table-cell>
          <table:table-cell table:formula="of:=[.C416]-5.88" office:value-type="float" office:value="-101.17409" calcext:value-type="float">
            <text:p>-101,2</text:p>
          </table:table-cell>
          <table:table-cell table:formula="of:=[.D416]-[.B416]" office:value-type="float" office:value="-2.638963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4478.90625" calcext:value-type="float">
            <text:p>4478,9</text:p>
          </table:table-cell>
          <table:table-cell office:value-type="float" office:value="-98.062935" calcext:value-type="float">
            <text:p>-98,1</text:p>
          </table:table-cell>
          <table:table-cell office:value-type="float" office:value="-89.802002" calcext:value-type="float">
            <text:p>-89,8</text:p>
          </table:table-cell>
          <table:table-cell table:formula="of:=[.C417]-5.88" office:value-type="float" office:value="-95.682002" calcext:value-type="float">
            <text:p>-95,7</text:p>
          </table:table-cell>
          <table:table-cell table:formula="of:=[.D417]-[.B417]" office:value-type="float" office:value="2.380933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4489.672852" calcext:value-type="float">
            <text:p>4489,7</text:p>
          </table:table-cell>
          <table:table-cell office:value-type="float" office:value="-96.948181" calcext:value-type="float">
            <text:p>-96,9</text:p>
          </table:table-cell>
          <table:table-cell office:value-type="float" office:value="-92.373695" calcext:value-type="float">
            <text:p>-92,4</text:p>
          </table:table-cell>
          <table:table-cell table:formula="of:=[.C418]-5.88" office:value-type="float" office:value="-98.253695" calcext:value-type="float">
            <text:p>-98,3</text:p>
          </table:table-cell>
          <table:table-cell table:formula="of:=[.D418]-[.B418]" office:value-type="float" office:value="-1.305513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4500.439453" calcext:value-type="float">
            <text:p>4500,4</text:p>
          </table:table-cell>
          <table:table-cell office:value-type="float" office:value="-97.119064" calcext:value-type="float">
            <text:p>-97,1</text:p>
          </table:table-cell>
          <table:table-cell office:value-type="float" office:value="-92.865067" calcext:value-type="float">
            <text:p>-92,9</text:p>
          </table:table-cell>
          <table:table-cell table:formula="of:=[.C419]-5.88" office:value-type="float" office:value="-98.745067" calcext:value-type="float">
            <text:p>-98,7</text:p>
          </table:table-cell>
          <table:table-cell table:formula="of:=[.D419]-[.B419]" office:value-type="float" office:value="-1.626003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4511.206055" calcext:value-type="float">
            <text:p>4511,2</text:p>
          </table:table-cell>
          <table:table-cell office:value-type="float" office:value="-97.375397" calcext:value-type="float">
            <text:p>-97,4</text:p>
          </table:table-cell>
          <table:table-cell office:value-type="float" office:value="-82.254204" calcext:value-type="float">
            <text:p>-82,3</text:p>
          </table:table-cell>
          <table:table-cell table:formula="of:=[.C420]-5.88" office:value-type="float" office:value="-88.134204" calcext:value-type="float">
            <text:p>-88,1</text:p>
          </table:table-cell>
          <table:table-cell table:formula="of:=[.D420]-[.B420]" office:value-type="float" office:value="9.24119300000001" calcext:value-type="float">
            <text:p>9,2</text:p>
          </table:table-cell>
          <table:table-cell table:number-columns-repeated="1019"/>
        </table:table-row>
        <table:table-row table:style-name="ro1">
          <table:table-cell office:value-type="float" office:value="4521.972656" calcext:value-type="float">
            <text:p>4522,0</text:p>
          </table:table-cell>
          <table:table-cell office:value-type="float" office:value="-93.451042" calcext:value-type="float">
            <text:p>-93,5</text:p>
          </table:table-cell>
          <table:table-cell office:value-type="float" office:value="-79.967903" calcext:value-type="float">
            <text:p>-80,0</text:p>
          </table:table-cell>
          <table:table-cell table:formula="of:=[.C421]-5.88" office:value-type="float" office:value="-85.847903" calcext:value-type="float">
            <text:p>-85,8</text:p>
          </table:table-cell>
          <table:table-cell table:formula="of:=[.D421]-[.B421]" office:value-type="float" office:value="7.603139" calcext:value-type="float">
            <text:p>7,6</text:p>
          </table:table-cell>
          <table:table-cell table:number-columns-repeated="1019"/>
        </table:table-row>
        <table:table-row table:style-name="ro1">
          <table:table-cell office:value-type="float" office:value="4532.739258" calcext:value-type="float">
            <text:p>4532,7</text:p>
          </table:table-cell>
          <table:table-cell office:value-type="float" office:value="-88.296043" calcext:value-type="float">
            <text:p>-88,3</text:p>
          </table:table-cell>
          <table:table-cell office:value-type="float" office:value="-86.057533" calcext:value-type="float">
            <text:p>-86,1</text:p>
          </table:table-cell>
          <table:table-cell table:formula="of:=[.C422]-5.88" office:value-type="float" office:value="-91.937533" calcext:value-type="float">
            <text:p>-91,9</text:p>
          </table:table-cell>
          <table:table-cell table:formula="of:=[.D422]-[.B422]" office:value-type="float" office:value="-3.6414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4543.505859" calcext:value-type="float">
            <text:p>4543,5</text:p>
          </table:table-cell>
          <table:table-cell office:value-type="float" office:value="-93.86953" calcext:value-type="float">
            <text:p>-93,9</text:p>
          </table:table-cell>
          <table:table-cell office:value-type="float" office:value="-88.50898" calcext:value-type="float">
            <text:p>-88,5</text:p>
          </table:table-cell>
          <table:table-cell table:formula="of:=[.C423]-5.88" office:value-type="float" office:value="-94.38898" calcext:value-type="float">
            <text:p>-94,4</text:p>
          </table:table-cell>
          <table:table-cell table:formula="of:=[.D423]-[.B423]" office:value-type="float" office:value="-0.519449999999992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4554.272461" calcext:value-type="float">
            <text:p>4554,3</text:p>
          </table:table-cell>
          <table:table-cell office:value-type="float" office:value="-96.13665" calcext:value-type="float">
            <text:p>-96,1</text:p>
          </table:table-cell>
          <table:table-cell office:value-type="float" office:value="-89.661789" calcext:value-type="float">
            <text:p>-89,7</text:p>
          </table:table-cell>
          <table:table-cell table:formula="of:=[.C424]-5.88" office:value-type="float" office:value="-95.541789" calcext:value-type="float">
            <text:p>-95,5</text:p>
          </table:table-cell>
          <table:table-cell table:formula="of:=[.D424]-[.B424]" office:value-type="float" office:value="0.594861000000009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4565.039062" calcext:value-type="float">
            <text:p>4565,0</text:p>
          </table:table-cell>
          <table:table-cell office:value-type="float" office:value="-86.990585" calcext:value-type="float">
            <text:p>-87,0</text:p>
          </table:table-cell>
          <table:table-cell office:value-type="float" office:value="-80.41906" calcext:value-type="float">
            <text:p>-80,4</text:p>
          </table:table-cell>
          <table:table-cell table:formula="of:=[.C425]-5.88" office:value-type="float" office:value="-86.29906" calcext:value-type="float">
            <text:p>-86,3</text:p>
          </table:table-cell>
          <table:table-cell table:formula="of:=[.D425]-[.B425]" office:value-type="float" office:value="0.691524999999999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4575.805664" calcext:value-type="float">
            <text:p>4575,8</text:p>
          </table:table-cell>
          <table:table-cell office:value-type="float" office:value="-86.355553" calcext:value-type="float">
            <text:p>-86,4</text:p>
          </table:table-cell>
          <table:table-cell office:value-type="float" office:value="-78.894165" calcext:value-type="float">
            <text:p>-78,9</text:p>
          </table:table-cell>
          <table:table-cell table:formula="of:=[.C426]-5.88" office:value-type="float" office:value="-84.774165" calcext:value-type="float">
            <text:p>-84,8</text:p>
          </table:table-cell>
          <table:table-cell table:formula="of:=[.D426]-[.B426]" office:value-type="float" office:value="1.581388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4586.572266" calcext:value-type="float">
            <text:p>4586,6</text:p>
          </table:table-cell>
          <table:table-cell office:value-type="float" office:value="-94.396858" calcext:value-type="float">
            <text:p>-94,4</text:p>
          </table:table-cell>
          <table:table-cell office:value-type="float" office:value="-81.13858" calcext:value-type="float">
            <text:p>-81,1</text:p>
          </table:table-cell>
          <table:table-cell table:formula="of:=[.C427]-5.88" office:value-type="float" office:value="-87.01858" calcext:value-type="float">
            <text:p>-87,0</text:p>
          </table:table-cell>
          <table:table-cell table:formula="of:=[.D427]-[.B427]" office:value-type="float" office:value="7.37827799999999" calcext:value-type="float">
            <text:p>7,4</text:p>
          </table:table-cell>
          <table:table-cell table:number-columns-repeated="1019"/>
        </table:table-row>
        <table:table-row table:style-name="ro1">
          <table:table-cell office:value-type="float" office:value="4597.338867" calcext:value-type="float">
            <text:p>4597,3</text:p>
          </table:table-cell>
          <table:table-cell office:value-type="float" office:value="-99.158112" calcext:value-type="float">
            <text:p>-99,2</text:p>
          </table:table-cell>
          <table:table-cell office:value-type="float" office:value="-80.14138" calcext:value-type="float">
            <text:p>-80,1</text:p>
          </table:table-cell>
          <table:table-cell table:formula="of:=[.C428]-5.88" office:value-type="float" office:value="-86.02138" calcext:value-type="float">
            <text:p>-86,0</text:p>
          </table:table-cell>
          <table:table-cell table:formula="of:=[.D428]-[.B428]" office:value-type="float" office:value="13.136732" calcext:value-type="float">
            <text:p>13,1</text:p>
          </table:table-cell>
          <table:table-cell table:number-columns-repeated="1019"/>
        </table:table-row>
        <table:table-row table:style-name="ro1">
          <table:table-cell office:value-type="float" office:value="4608.105469" calcext:value-type="float">
            <text:p>4608,1</text:p>
          </table:table-cell>
          <table:table-cell office:value-type="float" office:value="-98.75676" calcext:value-type="float">
            <text:p>-98,8</text:p>
          </table:table-cell>
          <table:table-cell office:value-type="float" office:value="-86.187004" calcext:value-type="float">
            <text:p>-86,2</text:p>
          </table:table-cell>
          <table:table-cell table:formula="of:=[.C429]-5.88" office:value-type="float" office:value="-92.067004" calcext:value-type="float">
            <text:p>-92,1</text:p>
          </table:table-cell>
          <table:table-cell table:formula="of:=[.D429]-[.B429]" office:value-type="float" office:value="6.689756" calcext:value-type="float">
            <text:p>6,7</text:p>
          </table:table-cell>
          <table:table-cell table:number-columns-repeated="1019"/>
        </table:table-row>
        <table:table-row table:style-name="ro1">
          <table:table-cell office:value-type="float" office:value="4618.87207" calcext:value-type="float">
            <text:p>4618,9</text:p>
          </table:table-cell>
          <table:table-cell office:value-type="float" office:value="-97.695534" calcext:value-type="float">
            <text:p>-97,7</text:p>
          </table:table-cell>
          <table:table-cell office:value-type="float" office:value="-99.906555" calcext:value-type="float">
            <text:p>-99,9</text:p>
          </table:table-cell>
          <table:table-cell table:formula="of:=[.C430]-5.88" office:value-type="float" office:value="-105.786555" calcext:value-type="float">
            <text:p>-105,8</text:p>
          </table:table-cell>
          <table:table-cell table:formula="of:=[.D430]-[.B430]" office:value-type="float" office:value="-8.091021" calcext:value-type="float">
            <text:p>-8,1</text:p>
          </table:table-cell>
          <table:table-cell table:number-columns-repeated="1019"/>
        </table:table-row>
        <table:table-row table:style-name="ro1">
          <table:table-cell office:value-type="float" office:value="4629.638672" calcext:value-type="float">
            <text:p>4629,6</text:p>
          </table:table-cell>
          <table:table-cell office:value-type="float" office:value="-97.400192" calcext:value-type="float">
            <text:p>-97,4</text:p>
          </table:table-cell>
          <table:table-cell office:value-type="float" office:value="-94.294594" calcext:value-type="float">
            <text:p>-94,3</text:p>
          </table:table-cell>
          <table:table-cell table:formula="of:=[.C431]-5.88" office:value-type="float" office:value="-100.174594" calcext:value-type="float">
            <text:p>-100,2</text:p>
          </table:table-cell>
          <table:table-cell table:formula="of:=[.D431]-[.B431]" office:value-type="float" office:value="-2.774401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4640.405273" calcext:value-type="float">
            <text:p>4640,4</text:p>
          </table:table-cell>
          <table:table-cell office:value-type="float" office:value="-98.302177" calcext:value-type="float">
            <text:p>-98,3</text:p>
          </table:table-cell>
          <table:table-cell office:value-type="float" office:value="-92.590431" calcext:value-type="float">
            <text:p>-92,6</text:p>
          </table:table-cell>
          <table:table-cell table:formula="of:=[.C432]-5.88" office:value-type="float" office:value="-98.470431" calcext:value-type="float">
            <text:p>-98,5</text:p>
          </table:table-cell>
          <table:table-cell table:formula="of:=[.D432]-[.B432]" office:value-type="float" office:value="-0.16825399999999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4651.171875" calcext:value-type="float">
            <text:p>4651,2</text:p>
          </table:table-cell>
          <table:table-cell office:value-type="float" office:value="-97.210876" calcext:value-type="float">
            <text:p>-97,2</text:p>
          </table:table-cell>
          <table:table-cell office:value-type="float" office:value="-91.406555" calcext:value-type="float">
            <text:p>-91,4</text:p>
          </table:table-cell>
          <table:table-cell table:formula="of:=[.C433]-5.88" office:value-type="float" office:value="-97.286555" calcext:value-type="float">
            <text:p>-97,3</text:p>
          </table:table-cell>
          <table:table-cell table:formula="of:=[.D433]-[.B433]" office:value-type="float" office:value="-0.0756789999999938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4661.938477" calcext:value-type="float">
            <text:p>4661,9</text:p>
          </table:table-cell>
          <table:table-cell office:value-type="float" office:value="-99.101387" calcext:value-type="float">
            <text:p>-99,1</text:p>
          </table:table-cell>
          <table:table-cell office:value-type="float" office:value="-90.870255" calcext:value-type="float">
            <text:p>-90,9</text:p>
          </table:table-cell>
          <table:table-cell table:formula="of:=[.C434]-5.88" office:value-type="float" office:value="-96.750255" calcext:value-type="float">
            <text:p>-96,8</text:p>
          </table:table-cell>
          <table:table-cell table:formula="of:=[.D434]-[.B434]" office:value-type="float" office:value="2.35113200000001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4672.705078" calcext:value-type="float">
            <text:p>4672,7</text:p>
          </table:table-cell>
          <table:table-cell office:value-type="float" office:value="-99.750908" calcext:value-type="float">
            <text:p>-99,8</text:p>
          </table:table-cell>
          <table:table-cell office:value-type="float" office:value="-87.463509" calcext:value-type="float">
            <text:p>-87,5</text:p>
          </table:table-cell>
          <table:table-cell table:formula="of:=[.C435]-5.88" office:value-type="float" office:value="-93.343509" calcext:value-type="float">
            <text:p>-93,3</text:p>
          </table:table-cell>
          <table:table-cell table:formula="of:=[.D435]-[.B435]" office:value-type="float" office:value="6.407399" calcext:value-type="float">
            <text:p>6,4</text:p>
          </table:table-cell>
          <table:table-cell table:number-columns-repeated="1019"/>
        </table:table-row>
        <table:table-row table:style-name="ro1">
          <table:table-cell office:value-type="float" office:value="4683.47168" calcext:value-type="float">
            <text:p>4683,5</text:p>
          </table:table-cell>
          <table:table-cell office:value-type="float" office:value="-95.040154" calcext:value-type="float">
            <text:p>-95,0</text:p>
          </table:table-cell>
          <table:table-cell office:value-type="float" office:value="-88.005531" calcext:value-type="float">
            <text:p>-88,0</text:p>
          </table:table-cell>
          <table:table-cell table:formula="of:=[.C436]-5.88" office:value-type="float" office:value="-93.885531" calcext:value-type="float">
            <text:p>-93,9</text:p>
          </table:table-cell>
          <table:table-cell table:formula="of:=[.D436]-[.B436]" office:value-type="float" office:value="1.154623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4694.238281" calcext:value-type="float">
            <text:p>4694,2</text:p>
          </table:table-cell>
          <table:table-cell office:value-type="float" office:value="-94.2201" calcext:value-type="float">
            <text:p>-94,2</text:p>
          </table:table-cell>
          <table:table-cell office:value-type="float" office:value="-90.098526" calcext:value-type="float">
            <text:p>-90,1</text:p>
          </table:table-cell>
          <table:table-cell table:formula="of:=[.C437]-5.88" office:value-type="float" office:value="-95.978526" calcext:value-type="float">
            <text:p>-96,0</text:p>
          </table:table-cell>
          <table:table-cell table:formula="of:=[.D437]-[.B437]" office:value-type="float" office:value="-1.758426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4705.004883" calcext:value-type="float">
            <text:p>4705,0</text:p>
          </table:table-cell>
          <table:table-cell office:value-type="float" office:value="-96.793182" calcext:value-type="float">
            <text:p>-96,8</text:p>
          </table:table-cell>
          <table:table-cell office:value-type="float" office:value="-93.099457" calcext:value-type="float">
            <text:p>-93,1</text:p>
          </table:table-cell>
          <table:table-cell table:formula="of:=[.C438]-5.88" office:value-type="float" office:value="-98.979457" calcext:value-type="float">
            <text:p>-99,0</text:p>
          </table:table-cell>
          <table:table-cell table:formula="of:=[.D438]-[.B438]" office:value-type="float" office:value="-2.186274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4715.771484" calcext:value-type="float">
            <text:p>4715,8</text:p>
          </table:table-cell>
          <table:table-cell office:value-type="float" office:value="-98.085373" calcext:value-type="float">
            <text:p>-98,1</text:p>
          </table:table-cell>
          <table:table-cell office:value-type="float" office:value="-91.891159" calcext:value-type="float">
            <text:p>-91,9</text:p>
          </table:table-cell>
          <table:table-cell table:formula="of:=[.C439]-5.88" office:value-type="float" office:value="-97.771159" calcext:value-type="float">
            <text:p>-97,8</text:p>
          </table:table-cell>
          <table:table-cell table:formula="of:=[.D439]-[.B439]" office:value-type="float" office:value="0.314214000000007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4726.538086" calcext:value-type="float">
            <text:p>4726,5</text:p>
          </table:table-cell>
          <table:table-cell office:value-type="float" office:value="-98.20182" calcext:value-type="float">
            <text:p>-98,2</text:p>
          </table:table-cell>
          <table:table-cell office:value-type="float" office:value="-92.174683" calcext:value-type="float">
            <text:p>-92,2</text:p>
          </table:table-cell>
          <table:table-cell table:formula="of:=[.C440]-5.88" office:value-type="float" office:value="-98.054683" calcext:value-type="float">
            <text:p>-98,1</text:p>
          </table:table-cell>
          <table:table-cell table:formula="of:=[.D440]-[.B440]" office:value-type="float" office:value="0.147137000000001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4737.304688" calcext:value-type="float">
            <text:p>4737,3</text:p>
          </table:table-cell>
          <table:table-cell office:value-type="float" office:value="-99.146072" calcext:value-type="float">
            <text:p>-99,1</text:p>
          </table:table-cell>
          <table:table-cell office:value-type="float" office:value="-94.087074" calcext:value-type="float">
            <text:p>-94,1</text:p>
          </table:table-cell>
          <table:table-cell table:formula="of:=[.C441]-5.88" office:value-type="float" office:value="-99.967074" calcext:value-type="float">
            <text:p>-100,0</text:p>
          </table:table-cell>
          <table:table-cell table:formula="of:=[.D441]-[.B441]" office:value-type="float" office:value="-0.821001999999993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4748.071289" calcext:value-type="float">
            <text:p>4748,1</text:p>
          </table:table-cell>
          <table:table-cell office:value-type="float" office:value="-98.275108" calcext:value-type="float">
            <text:p>-98,3</text:p>
          </table:table-cell>
          <table:table-cell office:value-type="float" office:value="-96.364342" calcext:value-type="float">
            <text:p>-96,4</text:p>
          </table:table-cell>
          <table:table-cell table:formula="of:=[.C442]-5.88" office:value-type="float" office:value="-102.244342" calcext:value-type="float">
            <text:p>-102,2</text:p>
          </table:table-cell>
          <table:table-cell table:formula="of:=[.D442]-[.B442]" office:value-type="float" office:value="-3.969233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4758.837891" calcext:value-type="float">
            <text:p>4758,8</text:p>
          </table:table-cell>
          <table:table-cell office:value-type="float" office:value="-97.327339" calcext:value-type="float">
            <text:p>-97,3</text:p>
          </table:table-cell>
          <table:table-cell office:value-type="float" office:value="-91.424423" calcext:value-type="float">
            <text:p>-91,4</text:p>
          </table:table-cell>
          <table:table-cell table:formula="of:=[.C443]-5.88" office:value-type="float" office:value="-97.304423" calcext:value-type="float">
            <text:p>-97,3</text:p>
          </table:table-cell>
          <table:table-cell table:formula="of:=[.D443]-[.B443]" office:value-type="float" office:value="0.022915999999995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4769.604492" calcext:value-type="float">
            <text:p>4769,6</text:p>
          </table:table-cell>
          <table:table-cell office:value-type="float" office:value="-96.684273" calcext:value-type="float">
            <text:p>-96,7</text:p>
          </table:table-cell>
          <table:table-cell office:value-type="float" office:value="-88.883369" calcext:value-type="float">
            <text:p>-88,9</text:p>
          </table:table-cell>
          <table:table-cell table:formula="of:=[.C444]-5.88" office:value-type="float" office:value="-94.763369" calcext:value-type="float">
            <text:p>-94,8</text:p>
          </table:table-cell>
          <table:table-cell table:formula="of:=[.D444]-[.B444]" office:value-type="float" office:value="1.92090400000001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4780.371094" calcext:value-type="float">
            <text:p>4780,4</text:p>
          </table:table-cell>
          <table:table-cell office:value-type="float" office:value="-99.579216" calcext:value-type="float">
            <text:p>-99,6</text:p>
          </table:table-cell>
          <table:table-cell office:value-type="float" office:value="-90.941376" calcext:value-type="float">
            <text:p>-90,9</text:p>
          </table:table-cell>
          <table:table-cell table:formula="of:=[.C445]-5.88" office:value-type="float" office:value="-96.821376" calcext:value-type="float">
            <text:p>-96,8</text:p>
          </table:table-cell>
          <table:table-cell table:formula="of:=[.D445]-[.B445]" office:value-type="float" office:value="2.75784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4791.137695" calcext:value-type="float">
            <text:p>4791,1</text:p>
          </table:table-cell>
          <table:table-cell office:value-type="float" office:value="-98.718361" calcext:value-type="float">
            <text:p>-98,7</text:p>
          </table:table-cell>
          <table:table-cell office:value-type="float" office:value="-92.022224" calcext:value-type="float">
            <text:p>-92,0</text:p>
          </table:table-cell>
          <table:table-cell table:formula="of:=[.C446]-5.88" office:value-type="float" office:value="-97.902224" calcext:value-type="float">
            <text:p>-97,9</text:p>
          </table:table-cell>
          <table:table-cell table:formula="of:=[.D446]-[.B446]" office:value-type="float" office:value="0.816137000000012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4801.904297" calcext:value-type="float">
            <text:p>4801,9</text:p>
          </table:table-cell>
          <table:table-cell office:value-type="float" office:value="-97.996017" calcext:value-type="float">
            <text:p>-98,0</text:p>
          </table:table-cell>
          <table:table-cell office:value-type="float" office:value="-89.332558" calcext:value-type="float">
            <text:p>-89,3</text:p>
          </table:table-cell>
          <table:table-cell table:formula="of:=[.C447]-5.88" office:value-type="float" office:value="-95.212558" calcext:value-type="float">
            <text:p>-95,2</text:p>
          </table:table-cell>
          <table:table-cell table:formula="of:=[.D447]-[.B447]" office:value-type="float" office:value="2.78345899999999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4812.670898" calcext:value-type="float">
            <text:p>4812,7</text:p>
          </table:table-cell>
          <table:table-cell office:value-type="float" office:value="-98.407806" calcext:value-type="float">
            <text:p>-98,4</text:p>
          </table:table-cell>
          <table:table-cell office:value-type="float" office:value="-88.820114" calcext:value-type="float">
            <text:p>-88,8</text:p>
          </table:table-cell>
          <table:table-cell table:formula="of:=[.C448]-5.88" office:value-type="float" office:value="-94.700114" calcext:value-type="float">
            <text:p>-94,7</text:p>
          </table:table-cell>
          <table:table-cell table:formula="of:=[.D448]-[.B448]" office:value-type="float" office:value="3.70769199999999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4823.4375" calcext:value-type="float">
            <text:p>4823,4</text:p>
          </table:table-cell>
          <table:table-cell office:value-type="float" office:value="-98.577133" calcext:value-type="float">
            <text:p>-98,6</text:p>
          </table:table-cell>
          <table:table-cell office:value-type="float" office:value="-96.451706" calcext:value-type="float">
            <text:p>-96,5</text:p>
          </table:table-cell>
          <table:table-cell table:formula="of:=[.C449]-5.88" office:value-type="float" office:value="-102.331706" calcext:value-type="float">
            <text:p>-102,3</text:p>
          </table:table-cell>
          <table:table-cell table:formula="of:=[.D449]-[.B449]" office:value-type="float" office:value="-3.754572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4834.204102" calcext:value-type="float">
            <text:p>4834,2</text:p>
          </table:table-cell>
          <table:table-cell office:value-type="float" office:value="-99.849335" calcext:value-type="float">
            <text:p>-99,8</text:p>
          </table:table-cell>
          <table:table-cell office:value-type="float" office:value="-94.579994" calcext:value-type="float">
            <text:p>-94,6</text:p>
          </table:table-cell>
          <table:table-cell table:formula="of:=[.C450]-5.88" office:value-type="float" office:value="-100.459994" calcext:value-type="float">
            <text:p>-100,5</text:p>
          </table:table-cell>
          <table:table-cell table:formula="of:=[.D450]-[.B450]" office:value-type="float" office:value="-0.610658999999998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4844.970703" calcext:value-type="float">
            <text:p>4845,0</text:p>
          </table:table-cell>
          <table:table-cell office:value-type="float" office:value="-100.176308" calcext:value-type="float">
            <text:p>-100,2</text:p>
          </table:table-cell>
          <table:table-cell office:value-type="float" office:value="-92.001518" calcext:value-type="float">
            <text:p>-92,0</text:p>
          </table:table-cell>
          <table:table-cell table:formula="of:=[.C451]-5.88" office:value-type="float" office:value="-97.881518" calcext:value-type="float">
            <text:p>-97,9</text:p>
          </table:table-cell>
          <table:table-cell table:formula="of:=[.D451]-[.B451]" office:value-type="float" office:value="2.29479000000001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4855.737305" calcext:value-type="float">
            <text:p>4855,7</text:p>
          </table:table-cell>
          <table:table-cell office:value-type="float" office:value="-99.410942" calcext:value-type="float">
            <text:p>-99,4</text:p>
          </table:table-cell>
          <table:table-cell office:value-type="float" office:value="-92.030258" calcext:value-type="float">
            <text:p>-92,0</text:p>
          </table:table-cell>
          <table:table-cell table:formula="of:=[.C452]-5.88" office:value-type="float" office:value="-97.910258" calcext:value-type="float">
            <text:p>-97,9</text:p>
          </table:table-cell>
          <table:table-cell table:formula="of:=[.D452]-[.B452]" office:value-type="float" office:value="1.5006840000000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4866.503906" calcext:value-type="float">
            <text:p>4866,5</text:p>
          </table:table-cell>
          <table:table-cell office:value-type="float" office:value="-98.493729" calcext:value-type="float">
            <text:p>-98,5</text:p>
          </table:table-cell>
          <table:table-cell office:value-type="float" office:value="-93.943726" calcext:value-type="float">
            <text:p>-93,9</text:p>
          </table:table-cell>
          <table:table-cell table:formula="of:=[.C453]-5.88" office:value-type="float" office:value="-99.823726" calcext:value-type="float">
            <text:p>-99,8</text:p>
          </table:table-cell>
          <table:table-cell table:formula="of:=[.D453]-[.B453]" office:value-type="float" office:value="-1.329996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4877.270508" calcext:value-type="float">
            <text:p>4877,3</text:p>
          </table:table-cell>
          <table:table-cell office:value-type="float" office:value="-98.092583" calcext:value-type="float">
            <text:p>-98,1</text:p>
          </table:table-cell>
          <table:table-cell office:value-type="float" office:value="-91.019424" calcext:value-type="float">
            <text:p>-91,0</text:p>
          </table:table-cell>
          <table:table-cell table:formula="of:=[.C454]-5.88" office:value-type="float" office:value="-96.899424" calcext:value-type="float">
            <text:p>-96,9</text:p>
          </table:table-cell>
          <table:table-cell table:formula="of:=[.D454]-[.B454]" office:value-type="float" office:value="1.193159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4888.037109" calcext:value-type="float">
            <text:p>4888,0</text:p>
          </table:table-cell>
          <table:table-cell office:value-type="float" office:value="-98.850281" calcext:value-type="float">
            <text:p>-98,9</text:p>
          </table:table-cell>
          <table:table-cell office:value-type="float" office:value="-93.368507" calcext:value-type="float">
            <text:p>-93,4</text:p>
          </table:table-cell>
          <table:table-cell table:formula="of:=[.C455]-5.88" office:value-type="float" office:value="-99.248507" calcext:value-type="float">
            <text:p>-99,2</text:p>
          </table:table-cell>
          <table:table-cell table:formula="of:=[.D455]-[.B455]" office:value-type="float" office:value="-0.398225999999994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4898.803711" calcext:value-type="float">
            <text:p>4898,8</text:p>
          </table:table-cell>
          <table:table-cell office:value-type="float" office:value="-98.529404" calcext:value-type="float">
            <text:p>-98,5</text:p>
          </table:table-cell>
          <table:table-cell office:value-type="float" office:value="-89.582481" calcext:value-type="float">
            <text:p>-89,6</text:p>
          </table:table-cell>
          <table:table-cell table:formula="of:=[.C456]-5.88" office:value-type="float" office:value="-95.462481" calcext:value-type="float">
            <text:p>-95,5</text:p>
          </table:table-cell>
          <table:table-cell table:formula="of:=[.D456]-[.B456]" office:value-type="float" office:value="3.066923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4909.570312" calcext:value-type="float">
            <text:p>4909,6</text:p>
          </table:table-cell>
          <table:table-cell office:value-type="float" office:value="-97.12529" calcext:value-type="float">
            <text:p>-97,1</text:p>
          </table:table-cell>
          <table:table-cell office:value-type="float" office:value="-86.503548" calcext:value-type="float">
            <text:p>-86,5</text:p>
          </table:table-cell>
          <table:table-cell table:formula="of:=[.C457]-5.88" office:value-type="float" office:value="-92.383548" calcext:value-type="float">
            <text:p>-92,4</text:p>
          </table:table-cell>
          <table:table-cell table:formula="of:=[.D457]-[.B457]" office:value-type="float" office:value="4.74174200000002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4920.336914" calcext:value-type="float">
            <text:p>4920,3</text:p>
          </table:table-cell>
          <table:table-cell office:value-type="float" office:value="-96.944237" calcext:value-type="float">
            <text:p>-96,9</text:p>
          </table:table-cell>
          <table:table-cell office:value-type="float" office:value="-81.800331" calcext:value-type="float">
            <text:p>-81,8</text:p>
          </table:table-cell>
          <table:table-cell table:formula="of:=[.C458]-5.88" office:value-type="float" office:value="-87.680331" calcext:value-type="float">
            <text:p>-87,7</text:p>
          </table:table-cell>
          <table:table-cell table:formula="of:=[.D458]-[.B458]" office:value-type="float" office:value="9.26390600000001" calcext:value-type="float">
            <text:p>9,3</text:p>
          </table:table-cell>
          <table:table-cell table:number-columns-repeated="1019"/>
        </table:table-row>
        <table:table-row table:style-name="ro1">
          <table:table-cell office:value-type="float" office:value="4931.103516" calcext:value-type="float">
            <text:p>4931,1</text:p>
          </table:table-cell>
          <table:table-cell office:value-type="float" office:value="-94.67469" calcext:value-type="float">
            <text:p>-94,7</text:p>
          </table:table-cell>
          <table:table-cell office:value-type="float" office:value="-79.396645" calcext:value-type="float">
            <text:p>-79,4</text:p>
          </table:table-cell>
          <table:table-cell table:formula="of:=[.C459]-5.88" office:value-type="float" office:value="-85.276645" calcext:value-type="float">
            <text:p>-85,3</text:p>
          </table:table-cell>
          <table:table-cell table:formula="of:=[.D459]-[.B459]" office:value-type="float" office:value="9.398045" calcext:value-type="float">
            <text:p>9,4</text:p>
          </table:table-cell>
          <table:table-cell table:number-columns-repeated="1019"/>
        </table:table-row>
        <table:table-row table:style-name="ro1">
          <table:table-cell office:value-type="float" office:value="4941.870117" calcext:value-type="float">
            <text:p>4941,9</text:p>
          </table:table-cell>
          <table:table-cell office:value-type="float" office:value="-89.255859" calcext:value-type="float">
            <text:p>-89,3</text:p>
          </table:table-cell>
          <table:table-cell office:value-type="float" office:value="-81.328674" calcext:value-type="float">
            <text:p>-81,3</text:p>
          </table:table-cell>
          <table:table-cell table:formula="of:=[.C460]-5.88" office:value-type="float" office:value="-87.208674" calcext:value-type="float">
            <text:p>-87,2</text:p>
          </table:table-cell>
          <table:table-cell table:formula="of:=[.D460]-[.B460]" office:value-type="float" office:value="2.047185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4952.636719" calcext:value-type="float">
            <text:p>4952,6</text:p>
          </table:table-cell>
          <table:table-cell office:value-type="float" office:value="-92.444069" calcext:value-type="float">
            <text:p>-92,4</text:p>
          </table:table-cell>
          <table:table-cell office:value-type="float" office:value="-86.1259" calcext:value-type="float">
            <text:p>-86,1</text:p>
          </table:table-cell>
          <table:table-cell table:formula="of:=[.C461]-5.88" office:value-type="float" office:value="-92.0059" calcext:value-type="float">
            <text:p>-92,0</text:p>
          </table:table-cell>
          <table:table-cell table:formula="of:=[.D461]-[.B461]" office:value-type="float" office:value="0.438169000000002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4963.40332" calcext:value-type="float">
            <text:p>4963,4</text:p>
          </table:table-cell>
          <table:table-cell office:value-type="float" office:value="-99.11998" calcext:value-type="float">
            <text:p>-99,1</text:p>
          </table:table-cell>
          <table:table-cell office:value-type="float" office:value="-90.068932" calcext:value-type="float">
            <text:p>-90,1</text:p>
          </table:table-cell>
          <table:table-cell table:formula="of:=[.C462]-5.88" office:value-type="float" office:value="-95.948932" calcext:value-type="float">
            <text:p>-95,9</text:p>
          </table:table-cell>
          <table:table-cell table:formula="of:=[.D462]-[.B462]" office:value-type="float" office:value="3.171048" calcext:value-type="float">
            <text:p>3,2</text:p>
          </table:table-cell>
          <table:table-cell table:number-columns-repeated="1019"/>
        </table:table-row>
        <table:table-row table:style-name="ro1">
          <table:table-cell office:value-type="float" office:value="4974.169922" calcext:value-type="float">
            <text:p>4974,2</text:p>
          </table:table-cell>
          <table:table-cell office:value-type="float" office:value="-97.489044" calcext:value-type="float">
            <text:p>-97,5</text:p>
          </table:table-cell>
          <table:table-cell office:value-type="float" office:value="-90.171204" calcext:value-type="float">
            <text:p>-90,2</text:p>
          </table:table-cell>
          <table:table-cell table:formula="of:=[.C463]-5.88" office:value-type="float" office:value="-96.051204" calcext:value-type="float">
            <text:p>-96,1</text:p>
          </table:table-cell>
          <table:table-cell table:formula="of:=[.D463]-[.B463]" office:value-type="float" office:value="1.437840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4984.936523" calcext:value-type="float">
            <text:p>4984,9</text:p>
          </table:table-cell>
          <table:table-cell office:value-type="float" office:value="-95.03492" calcext:value-type="float">
            <text:p>-95,0</text:p>
          </table:table-cell>
          <table:table-cell office:value-type="float" office:value="-88.747452" calcext:value-type="float">
            <text:p>-88,7</text:p>
          </table:table-cell>
          <table:table-cell table:formula="of:=[.C464]-5.88" office:value-type="float" office:value="-94.627452" calcext:value-type="float">
            <text:p>-94,6</text:p>
          </table:table-cell>
          <table:table-cell table:formula="of:=[.D464]-[.B464]" office:value-type="float" office:value="0.407468000000009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4995.703125" calcext:value-type="float">
            <text:p>4995,7</text:p>
          </table:table-cell>
          <table:table-cell office:value-type="float" office:value="-98.654434" calcext:value-type="float">
            <text:p>-98,7</text:p>
          </table:table-cell>
          <table:table-cell office:value-type="float" office:value="-85.19265" calcext:value-type="float">
            <text:p>-85,2</text:p>
          </table:table-cell>
          <table:table-cell table:formula="of:=[.C465]-5.88" office:value-type="float" office:value="-91.07265" calcext:value-type="float">
            <text:p>-91,1</text:p>
          </table:table-cell>
          <table:table-cell table:formula="of:=[.D465]-[.B465]" office:value-type="float" office:value="7.581784" calcext:value-type="float">
            <text:p>7,6</text:p>
          </table:table-cell>
          <table:table-cell table:number-columns-repeated="1019"/>
        </table:table-row>
        <table:table-row table:style-name="ro1">
          <table:table-cell office:value-type="float" office:value="5006.469727" calcext:value-type="float">
            <text:p>5006,5</text:p>
          </table:table-cell>
          <table:table-cell office:value-type="float" office:value="-99.489624" calcext:value-type="float">
            <text:p>-99,5</text:p>
          </table:table-cell>
          <table:table-cell office:value-type="float" office:value="-89.222054" calcext:value-type="float">
            <text:p>-89,2</text:p>
          </table:table-cell>
          <table:table-cell table:formula="of:=[.C466]-5.88" office:value-type="float" office:value="-95.102054" calcext:value-type="float">
            <text:p>-95,1</text:p>
          </table:table-cell>
          <table:table-cell table:formula="of:=[.D466]-[.B466]" office:value-type="float" office:value="4.38757000000001" calcext:value-type="float">
            <text:p>4,4</text:p>
          </table:table-cell>
          <table:table-cell table:number-columns-repeated="1019"/>
        </table:table-row>
        <table:table-row table:style-name="ro1">
          <table:table-cell office:value-type="float" office:value="5017.236328" calcext:value-type="float">
            <text:p>5017,2</text:p>
          </table:table-cell>
          <table:table-cell office:value-type="float" office:value="-99.778023" calcext:value-type="float">
            <text:p>-99,8</text:p>
          </table:table-cell>
          <table:table-cell office:value-type="float" office:value="-92.563438" calcext:value-type="float">
            <text:p>-92,6</text:p>
          </table:table-cell>
          <table:table-cell table:formula="of:=[.C467]-5.88" office:value-type="float" office:value="-98.443438" calcext:value-type="float">
            <text:p>-98,4</text:p>
          </table:table-cell>
          <table:table-cell table:formula="of:=[.D467]-[.B467]" office:value-type="float" office:value="1.334585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5028.00293" calcext:value-type="float">
            <text:p>5028,0</text:p>
          </table:table-cell>
          <table:table-cell office:value-type="float" office:value="-99.092537" calcext:value-type="float">
            <text:p>-99,1</text:p>
          </table:table-cell>
          <table:table-cell office:value-type="float" office:value="-89.935265" calcext:value-type="float">
            <text:p>-89,9</text:p>
          </table:table-cell>
          <table:table-cell table:formula="of:=[.C468]-5.88" office:value-type="float" office:value="-95.815265" calcext:value-type="float">
            <text:p>-95,8</text:p>
          </table:table-cell>
          <table:table-cell table:formula="of:=[.D468]-[.B468]" office:value-type="float" office:value="3.277272" calcext:value-type="float">
            <text:p>3,3</text:p>
          </table:table-cell>
          <table:table-cell table:number-columns-repeated="1019"/>
        </table:table-row>
        <table:table-row table:style-name="ro1">
          <table:table-cell office:value-type="float" office:value="5038.769531" calcext:value-type="float">
            <text:p>5038,8</text:p>
          </table:table-cell>
          <table:table-cell office:value-type="float" office:value="-100.140961" calcext:value-type="float">
            <text:p>-100,1</text:p>
          </table:table-cell>
          <table:table-cell office:value-type="float" office:value="-90.720169" calcext:value-type="float">
            <text:p>-90,7</text:p>
          </table:table-cell>
          <table:table-cell table:formula="of:=[.C469]-5.88" office:value-type="float" office:value="-96.600169" calcext:value-type="float">
            <text:p>-96,6</text:p>
          </table:table-cell>
          <table:table-cell table:formula="of:=[.D469]-[.B469]" office:value-type="float" office:value="3.54079200000001" calcext:value-type="float">
            <text:p>3,5</text:p>
          </table:table-cell>
          <table:table-cell table:number-columns-repeated="1019"/>
        </table:table-row>
        <table:table-row table:style-name="ro1">
          <table:table-cell office:value-type="float" office:value="5049.536133" calcext:value-type="float">
            <text:p>5049,5</text:p>
          </table:table-cell>
          <table:table-cell office:value-type="float" office:value="-98.639236" calcext:value-type="float">
            <text:p>-98,6</text:p>
          </table:table-cell>
          <table:table-cell office:value-type="float" office:value="-93.575272" calcext:value-type="float">
            <text:p>-93,6</text:p>
          </table:table-cell>
          <table:table-cell table:formula="of:=[.C470]-5.88" office:value-type="float" office:value="-99.455272" calcext:value-type="float">
            <text:p>-99,5</text:p>
          </table:table-cell>
          <table:table-cell table:formula="of:=[.D470]-[.B470]" office:value-type="float" office:value="-0.81603599999999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5060.302734" calcext:value-type="float">
            <text:p>5060,3</text:p>
          </table:table-cell>
          <table:table-cell office:value-type="float" office:value="-97.624901" calcext:value-type="float">
            <text:p>-97,6</text:p>
          </table:table-cell>
          <table:table-cell office:value-type="float" office:value="-92.254356" calcext:value-type="float">
            <text:p>-92,3</text:p>
          </table:table-cell>
          <table:table-cell table:formula="of:=[.C471]-5.88" office:value-type="float" office:value="-98.134356" calcext:value-type="float">
            <text:p>-98,1</text:p>
          </table:table-cell>
          <table:table-cell table:formula="of:=[.D471]-[.B471]" office:value-type="float" office:value="-0.509455000000003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5071.069336" calcext:value-type="float">
            <text:p>5071,1</text:p>
          </table:table-cell>
          <table:table-cell office:value-type="float" office:value="-97.856285" calcext:value-type="float">
            <text:p>-97,9</text:p>
          </table:table-cell>
          <table:table-cell office:value-type="float" office:value="-90.549637" calcext:value-type="float">
            <text:p>-90,5</text:p>
          </table:table-cell>
          <table:table-cell table:formula="of:=[.C472]-5.88" office:value-type="float" office:value="-96.429637" calcext:value-type="float">
            <text:p>-96,4</text:p>
          </table:table-cell>
          <table:table-cell table:formula="of:=[.D472]-[.B472]" office:value-type="float" office:value="1.426648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5081.835938" calcext:value-type="float">
            <text:p>5081,8</text:p>
          </table:table-cell>
          <table:table-cell office:value-type="float" office:value="-98.144646" calcext:value-type="float">
            <text:p>-98,1</text:p>
          </table:table-cell>
          <table:table-cell office:value-type="float" office:value="-92.720184" calcext:value-type="float">
            <text:p>-92,7</text:p>
          </table:table-cell>
          <table:table-cell table:formula="of:=[.C473]-5.88" office:value-type="float" office:value="-98.600184" calcext:value-type="float">
            <text:p>-98,6</text:p>
          </table:table-cell>
          <table:table-cell table:formula="of:=[.D473]-[.B473]" office:value-type="float" office:value="-0.45553800000000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5092.602539" calcext:value-type="float">
            <text:p>5092,6</text:p>
          </table:table-cell>
          <table:table-cell office:value-type="float" office:value="-97.537636" calcext:value-type="float">
            <text:p>-97,5</text:p>
          </table:table-cell>
          <table:table-cell office:value-type="float" office:value="-92.063057" calcext:value-type="float">
            <text:p>-92,1</text:p>
          </table:table-cell>
          <table:table-cell table:formula="of:=[.C474]-5.88" office:value-type="float" office:value="-97.943057" calcext:value-type="float">
            <text:p>-97,9</text:p>
          </table:table-cell>
          <table:table-cell table:formula="of:=[.D474]-[.B474]" office:value-type="float" office:value="-0.40542099999999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5103.369141" calcext:value-type="float">
            <text:p>5103,4</text:p>
          </table:table-cell>
          <table:table-cell office:value-type="float" office:value="-96.929787" calcext:value-type="float">
            <text:p>-96,9</text:p>
          </table:table-cell>
          <table:table-cell office:value-type="float" office:value="-92.544113" calcext:value-type="float">
            <text:p>-92,5</text:p>
          </table:table-cell>
          <table:table-cell table:formula="of:=[.C475]-5.88" office:value-type="float" office:value="-98.424113" calcext:value-type="float">
            <text:p>-98,4</text:p>
          </table:table-cell>
          <table:table-cell table:formula="of:=[.D475]-[.B475]" office:value-type="float" office:value="-1.494325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5114.135742" calcext:value-type="float">
            <text:p>5114,1</text:p>
          </table:table-cell>
          <table:table-cell office:value-type="float" office:value="-96.119751" calcext:value-type="float">
            <text:p>-96,1</text:p>
          </table:table-cell>
          <table:table-cell office:value-type="float" office:value="-95.531677" calcext:value-type="float">
            <text:p>-95,5</text:p>
          </table:table-cell>
          <table:table-cell table:formula="of:=[.C476]-5.88" office:value-type="float" office:value="-101.411677" calcext:value-type="float">
            <text:p>-101,4</text:p>
          </table:table-cell>
          <table:table-cell table:formula="of:=[.D476]-[.B476]" office:value-type="float" office:value="-5.291926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5124.902344" calcext:value-type="float">
            <text:p>5124,9</text:p>
          </table:table-cell>
          <table:table-cell office:value-type="float" office:value="-94.483055" calcext:value-type="float">
            <text:p>-94,5</text:p>
          </table:table-cell>
          <table:table-cell office:value-type="float" office:value="-93.179817" calcext:value-type="float">
            <text:p>-93,2</text:p>
          </table:table-cell>
          <table:table-cell table:formula="of:=[.C477]-5.88" office:value-type="float" office:value="-99.059817" calcext:value-type="float">
            <text:p>-99,1</text:p>
          </table:table-cell>
          <table:table-cell table:formula="of:=[.D477]-[.B477]" office:value-type="float" office:value="-4.576762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5135.668945" calcext:value-type="float">
            <text:p>5135,7</text:p>
          </table:table-cell>
          <table:table-cell office:value-type="float" office:value="-94.931175" calcext:value-type="float">
            <text:p>-94,9</text:p>
          </table:table-cell>
          <table:table-cell office:value-type="float" office:value="-92.768509" calcext:value-type="float">
            <text:p>-92,8</text:p>
          </table:table-cell>
          <table:table-cell table:formula="of:=[.C478]-5.88" office:value-type="float" office:value="-98.648509" calcext:value-type="float">
            <text:p>-98,6</text:p>
          </table:table-cell>
          <table:table-cell table:formula="of:=[.D478]-[.B478]" office:value-type="float" office:value="-3.717333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5146.435547" calcext:value-type="float">
            <text:p>5146,4</text:p>
          </table:table-cell>
          <table:table-cell office:value-type="float" office:value="-93.750504" calcext:value-type="float">
            <text:p>-93,8</text:p>
          </table:table-cell>
          <table:table-cell office:value-type="float" office:value="-94.481918" calcext:value-type="float">
            <text:p>-94,5</text:p>
          </table:table-cell>
          <table:table-cell table:formula="of:=[.C479]-5.88" office:value-type="float" office:value="-100.361918" calcext:value-type="float">
            <text:p>-100,4</text:p>
          </table:table-cell>
          <table:table-cell table:formula="of:=[.D479]-[.B479]" office:value-type="float" office:value="-6.61141399999998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5157.202148" calcext:value-type="float">
            <text:p>5157,2</text:p>
          </table:table-cell>
          <table:table-cell office:value-type="float" office:value="-97.705017" calcext:value-type="float">
            <text:p>-97,7</text:p>
          </table:table-cell>
          <table:table-cell office:value-type="float" office:value="-95.6828" calcext:value-type="float">
            <text:p>-95,7</text:p>
          </table:table-cell>
          <table:table-cell table:formula="of:=[.C480]-5.88" office:value-type="float" office:value="-101.5628" calcext:value-type="float">
            <text:p>-101,6</text:p>
          </table:table-cell>
          <table:table-cell table:formula="of:=[.D480]-[.B480]" office:value-type="float" office:value="-3.857783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5167.96875" calcext:value-type="float">
            <text:p>5168,0</text:p>
          </table:table-cell>
          <table:table-cell office:value-type="float" office:value="-98.03476" calcext:value-type="float">
            <text:p>-98,0</text:p>
          </table:table-cell>
          <table:table-cell office:value-type="float" office:value="-96.374237" calcext:value-type="float">
            <text:p>-96,4</text:p>
          </table:table-cell>
          <table:table-cell table:formula="of:=[.C481]-5.88" office:value-type="float" office:value="-102.254237" calcext:value-type="float">
            <text:p>-102,3</text:p>
          </table:table-cell>
          <table:table-cell table:formula="of:=[.D481]-[.B481]" office:value-type="float" office:value="-4.21947699999998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5178.735352" calcext:value-type="float">
            <text:p>5178,7</text:p>
          </table:table-cell>
          <table:table-cell office:value-type="float" office:value="-95.60257" calcext:value-type="float">
            <text:p>-95,6</text:p>
          </table:table-cell>
          <table:table-cell office:value-type="float" office:value="-92.479645" calcext:value-type="float">
            <text:p>-92,5</text:p>
          </table:table-cell>
          <table:table-cell table:formula="of:=[.C482]-5.88" office:value-type="float" office:value="-98.359645" calcext:value-type="float">
            <text:p>-98,4</text:p>
          </table:table-cell>
          <table:table-cell table:formula="of:=[.D482]-[.B482]" office:value-type="float" office:value="-2.757075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5189.501953" calcext:value-type="float">
            <text:p>5189,5</text:p>
          </table:table-cell>
          <table:table-cell office:value-type="float" office:value="-93.418701" calcext:value-type="float">
            <text:p>-93,4</text:p>
          </table:table-cell>
          <table:table-cell office:value-type="float" office:value="-90.903122" calcext:value-type="float">
            <text:p>-90,9</text:p>
          </table:table-cell>
          <table:table-cell table:formula="of:=[.C483]-5.88" office:value-type="float" office:value="-96.783122" calcext:value-type="float">
            <text:p>-96,8</text:p>
          </table:table-cell>
          <table:table-cell table:formula="of:=[.D483]-[.B483]" office:value-type="float" office:value="-3.364420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5200.268555" calcext:value-type="float">
            <text:p>5200,3</text:p>
          </table:table-cell>
          <table:table-cell office:value-type="float" office:value="-95.680016" calcext:value-type="float">
            <text:p>-95,7</text:p>
          </table:table-cell>
          <table:table-cell office:value-type="float" office:value="-94.301933" calcext:value-type="float">
            <text:p>-94,3</text:p>
          </table:table-cell>
          <table:table-cell table:formula="of:=[.C484]-5.88" office:value-type="float" office:value="-100.181933" calcext:value-type="float">
            <text:p>-100,2</text:p>
          </table:table-cell>
          <table:table-cell table:formula="of:=[.D484]-[.B484]" office:value-type="float" office:value="-4.50191700000001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5211.035156" calcext:value-type="float">
            <text:p>5211,0</text:p>
          </table:table-cell>
          <table:table-cell office:value-type="float" office:value="-96.949364" calcext:value-type="float">
            <text:p>-96,9</text:p>
          </table:table-cell>
          <table:table-cell office:value-type="float" office:value="-92.938622" calcext:value-type="float">
            <text:p>-92,9</text:p>
          </table:table-cell>
          <table:table-cell table:formula="of:=[.C485]-5.88" office:value-type="float" office:value="-98.818622" calcext:value-type="float">
            <text:p>-98,8</text:p>
          </table:table-cell>
          <table:table-cell table:formula="of:=[.D485]-[.B485]" office:value-type="float" office:value="-1.869257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5221.801758" calcext:value-type="float">
            <text:p>5221,8</text:p>
          </table:table-cell>
          <table:table-cell office:value-type="float" office:value="-100.502708" calcext:value-type="float">
            <text:p>-100,5</text:p>
          </table:table-cell>
          <table:table-cell office:value-type="float" office:value="-90.567818" calcext:value-type="float">
            <text:p>-90,6</text:p>
          </table:table-cell>
          <table:table-cell table:formula="of:=[.C486]-5.88" office:value-type="float" office:value="-96.447818" calcext:value-type="float">
            <text:p>-96,4</text:p>
          </table:table-cell>
          <table:table-cell table:formula="of:=[.D486]-[.B486]" office:value-type="float" office:value="4.05489" calcext:value-type="float">
            <text:p>4,1</text:p>
          </table:table-cell>
          <table:table-cell table:number-columns-repeated="1019"/>
        </table:table-row>
        <table:table-row table:style-name="ro1">
          <table:table-cell office:value-type="float" office:value="5232.568359" calcext:value-type="float">
            <text:p>5232,6</text:p>
          </table:table-cell>
          <table:table-cell office:value-type="float" office:value="-98.229836" calcext:value-type="float">
            <text:p>-98,2</text:p>
          </table:table-cell>
          <table:table-cell office:value-type="float" office:value="-93.219734" calcext:value-type="float">
            <text:p>-93,2</text:p>
          </table:table-cell>
          <table:table-cell table:formula="of:=[.C487]-5.88" office:value-type="float" office:value="-99.099734" calcext:value-type="float">
            <text:p>-99,1</text:p>
          </table:table-cell>
          <table:table-cell table:formula="of:=[.D487]-[.B487]" office:value-type="float" office:value="-0.869897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5243.334961" calcext:value-type="float">
            <text:p>5243,3</text:p>
          </table:table-cell>
          <table:table-cell office:value-type="float" office:value="-97.130478" calcext:value-type="float">
            <text:p>-97,1</text:p>
          </table:table-cell>
          <table:table-cell office:value-type="float" office:value="-94.369667" calcext:value-type="float">
            <text:p>-94,4</text:p>
          </table:table-cell>
          <table:table-cell table:formula="of:=[.C488]-5.88" office:value-type="float" office:value="-100.249667" calcext:value-type="float">
            <text:p>-100,2</text:p>
          </table:table-cell>
          <table:table-cell table:formula="of:=[.D488]-[.B488]" office:value-type="float" office:value="-3.11918900000001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5254.101562" calcext:value-type="float">
            <text:p>5254,1</text:p>
          </table:table-cell>
          <table:table-cell office:value-type="float" office:value="-97.848778" calcext:value-type="float">
            <text:p>-97,8</text:p>
          </table:table-cell>
          <table:table-cell office:value-type="float" office:value="-91.613762" calcext:value-type="float">
            <text:p>-91,6</text:p>
          </table:table-cell>
          <table:table-cell table:formula="of:=[.C489]-5.88" office:value-type="float" office:value="-97.493762" calcext:value-type="float">
            <text:p>-97,5</text:p>
          </table:table-cell>
          <table:table-cell table:formula="of:=[.D489]-[.B489]" office:value-type="float" office:value="0.355016000000006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5264.868164" calcext:value-type="float">
            <text:p>5264,9</text:p>
          </table:table-cell>
          <table:table-cell office:value-type="float" office:value="-98.652512" calcext:value-type="float">
            <text:p>-98,7</text:p>
          </table:table-cell>
          <table:table-cell office:value-type="float" office:value="-92.684479" calcext:value-type="float">
            <text:p>-92,7</text:p>
          </table:table-cell>
          <table:table-cell table:formula="of:=[.C490]-5.88" office:value-type="float" office:value="-98.564479" calcext:value-type="float">
            <text:p>-98,6</text:p>
          </table:table-cell>
          <table:table-cell table:formula="of:=[.D490]-[.B490]" office:value-type="float" office:value="0.08803300000001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5275.634766" calcext:value-type="float">
            <text:p>5275,6</text:p>
          </table:table-cell>
          <table:table-cell office:value-type="float" office:value="-98.295265" calcext:value-type="float">
            <text:p>-98,3</text:p>
          </table:table-cell>
          <table:table-cell office:value-type="float" office:value="-92.710831" calcext:value-type="float">
            <text:p>-92,7</text:p>
          </table:table-cell>
          <table:table-cell table:formula="of:=[.C491]-5.88" office:value-type="float" office:value="-98.590831" calcext:value-type="float">
            <text:p>-98,6</text:p>
          </table:table-cell>
          <table:table-cell table:formula="of:=[.D491]-[.B491]" office:value-type="float" office:value="-0.295565999999994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5286.401367" calcext:value-type="float">
            <text:p>5286,4</text:p>
          </table:table-cell>
          <table:table-cell office:value-type="float" office:value="-100.158333" calcext:value-type="float">
            <text:p>-100,2</text:p>
          </table:table-cell>
          <table:table-cell office:value-type="float" office:value="-84.940086" calcext:value-type="float">
            <text:p>-84,9</text:p>
          </table:table-cell>
          <table:table-cell table:formula="of:=[.C492]-5.88" office:value-type="float" office:value="-90.820086" calcext:value-type="float">
            <text:p>-90,8</text:p>
          </table:table-cell>
          <table:table-cell table:formula="of:=[.D492]-[.B492]" office:value-type="float" office:value="9.33824700000001" calcext:value-type="float">
            <text:p>9,3</text:p>
          </table:table-cell>
          <table:table-cell table:number-columns-repeated="1019"/>
        </table:table-row>
        <table:table-row table:style-name="ro1">
          <table:table-cell office:value-type="float" office:value="5297.167969" calcext:value-type="float">
            <text:p>5297,2</text:p>
          </table:table-cell>
          <table:table-cell office:value-type="float" office:value="-100.006302" calcext:value-type="float">
            <text:p>-100,0</text:p>
          </table:table-cell>
          <table:table-cell office:value-type="float" office:value="-82.792122" calcext:value-type="float">
            <text:p>-82,8</text:p>
          </table:table-cell>
          <table:table-cell table:formula="of:=[.C493]-5.88" office:value-type="float" office:value="-88.672122" calcext:value-type="float">
            <text:p>-88,7</text:p>
          </table:table-cell>
          <table:table-cell table:formula="of:=[.D493]-[.B493]" office:value-type="float" office:value="11.33418" calcext:value-type="float">
            <text:p>11,3</text:p>
          </table:table-cell>
          <table:table-cell table:number-columns-repeated="1019"/>
        </table:table-row>
        <table:table-row table:style-name="ro1">
          <table:table-cell office:value-type="float" office:value="5307.93457" calcext:value-type="float">
            <text:p>5307,9</text:p>
          </table:table-cell>
          <table:table-cell office:value-type="float" office:value="-87.392311" calcext:value-type="float">
            <text:p>-87,4</text:p>
          </table:table-cell>
          <table:table-cell office:value-type="float" office:value="-79.983994" calcext:value-type="float">
            <text:p>-80,0</text:p>
          </table:table-cell>
          <table:table-cell table:formula="of:=[.C494]-5.88" office:value-type="float" office:value="-85.863994" calcext:value-type="float">
            <text:p>-85,9</text:p>
          </table:table-cell>
          <table:table-cell table:formula="of:=[.D494]-[.B494]" office:value-type="float" office:value="1.52831700000002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5318.701172" calcext:value-type="float">
            <text:p>5318,7</text:p>
          </table:table-cell>
          <table:table-cell office:value-type="float" office:value="-83.942482" calcext:value-type="float">
            <text:p>-83,9</text:p>
          </table:table-cell>
          <table:table-cell office:value-type="float" office:value="-78.101555" calcext:value-type="float">
            <text:p>-78,1</text:p>
          </table:table-cell>
          <table:table-cell table:formula="of:=[.C495]-5.88" office:value-type="float" office:value="-83.981555" calcext:value-type="float">
            <text:p>-84,0</text:p>
          </table:table-cell>
          <table:table-cell table:formula="of:=[.D495]-[.B495]" office:value-type="float" office:value="-0.0390730000000019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5329.467773" calcext:value-type="float">
            <text:p>5329,5</text:p>
          </table:table-cell>
          <table:table-cell office:value-type="float" office:value="-91.736778" calcext:value-type="float">
            <text:p>-91,7</text:p>
          </table:table-cell>
          <table:table-cell office:value-type="float" office:value="-83.257507" calcext:value-type="float">
            <text:p>-83,3</text:p>
          </table:table-cell>
          <table:table-cell table:formula="of:=[.C496]-5.88" office:value-type="float" office:value="-89.137507" calcext:value-type="float">
            <text:p>-89,1</text:p>
          </table:table-cell>
          <table:table-cell table:formula="of:=[.D496]-[.B496]" office:value-type="float" office:value="2.599271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float" office:value="5340.234375" calcext:value-type="float">
            <text:p>5340,2</text:p>
          </table:table-cell>
          <table:table-cell office:value-type="float" office:value="-100.300911" calcext:value-type="float">
            <text:p>-100,3</text:p>
          </table:table-cell>
          <table:table-cell office:value-type="float" office:value="-87.294647" calcext:value-type="float">
            <text:p>-87,3</text:p>
          </table:table-cell>
          <table:table-cell table:formula="of:=[.C497]-5.88" office:value-type="float" office:value="-93.174647" calcext:value-type="float">
            <text:p>-93,2</text:p>
          </table:table-cell>
          <table:table-cell table:formula="of:=[.D497]-[.B497]" office:value-type="float" office:value="7.12626400000001" calcext:value-type="float">
            <text:p>7,1</text:p>
          </table:table-cell>
          <table:table-cell table:number-columns-repeated="1019"/>
        </table:table-row>
        <table:table-row table:style-name="ro1">
          <table:table-cell office:value-type="float" office:value="5351.000977" calcext:value-type="float">
            <text:p>5351,0</text:p>
          </table:table-cell>
          <table:table-cell office:value-type="float" office:value="-95.811272" calcext:value-type="float">
            <text:p>-95,8</text:p>
          </table:table-cell>
          <table:table-cell office:value-type="float" office:value="-88.323044" calcext:value-type="float">
            <text:p>-88,3</text:p>
          </table:table-cell>
          <table:table-cell table:formula="of:=[.C498]-5.88" office:value-type="float" office:value="-94.203044" calcext:value-type="float">
            <text:p>-94,2</text:p>
          </table:table-cell>
          <table:table-cell table:formula="of:=[.D498]-[.B498]" office:value-type="float" office:value="1.60822800000001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5361.767578" calcext:value-type="float">
            <text:p>5361,8</text:p>
          </table:table-cell>
          <table:table-cell office:value-type="float" office:value="-95.221504" calcext:value-type="float">
            <text:p>-95,2</text:p>
          </table:table-cell>
          <table:table-cell office:value-type="float" office:value="-81.111778" calcext:value-type="float">
            <text:p>-81,1</text:p>
          </table:table-cell>
          <table:table-cell table:formula="of:=[.C499]-5.88" office:value-type="float" office:value="-86.991778" calcext:value-type="float">
            <text:p>-87,0</text:p>
          </table:table-cell>
          <table:table-cell table:formula="of:=[.D499]-[.B499]" office:value-type="float" office:value="8.229726" calcext:value-type="float">
            <text:p>8,2</text:p>
          </table:table-cell>
          <table:table-cell table:number-columns-repeated="1019"/>
        </table:table-row>
        <table:table-row table:style-name="ro1">
          <table:table-cell office:value-type="float" office:value="5372.53418" calcext:value-type="float">
            <text:p>5372,5</text:p>
          </table:table-cell>
          <table:table-cell office:value-type="float" office:value="-98.026329" calcext:value-type="float">
            <text:p>-98,0</text:p>
          </table:table-cell>
          <table:table-cell office:value-type="float" office:value="-79.592201" calcext:value-type="float">
            <text:p>-79,6</text:p>
          </table:table-cell>
          <table:table-cell table:formula="of:=[.C500]-5.88" office:value-type="float" office:value="-85.472201" calcext:value-type="float">
            <text:p>-85,5</text:p>
          </table:table-cell>
          <table:table-cell table:formula="of:=[.D500]-[.B500]" office:value-type="float" office:value="12.554128" calcext:value-type="float">
            <text:p>12,6</text:p>
          </table:table-cell>
          <table:table-cell table:number-columns-repeated="1019"/>
        </table:table-row>
        <table:table-row table:style-name="ro1">
          <table:table-cell office:value-type="float" office:value="5383.300781" calcext:value-type="float">
            <text:p>5383,3</text:p>
          </table:table-cell>
          <table:table-cell office:value-type="float" office:value="-94.17733" calcext:value-type="float">
            <text:p>-94,2</text:p>
          </table:table-cell>
          <table:table-cell office:value-type="float" office:value="-87.090935" calcext:value-type="float">
            <text:p>-87,1</text:p>
          </table:table-cell>
          <table:table-cell table:formula="of:=[.C501]-5.88" office:value-type="float" office:value="-92.970935" calcext:value-type="float">
            <text:p>-93,0</text:p>
          </table:table-cell>
          <table:table-cell table:formula="of:=[.D501]-[.B501]" office:value-type="float" office:value="1.206395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5394.067383" calcext:value-type="float">
            <text:p>5394,1</text:p>
          </table:table-cell>
          <table:table-cell office:value-type="float" office:value="-89.53756" calcext:value-type="float">
            <text:p>-89,5</text:p>
          </table:table-cell>
          <table:table-cell office:value-type="float" office:value="-82.75174" calcext:value-type="float">
            <text:p>-82,8</text:p>
          </table:table-cell>
          <table:table-cell table:formula="of:=[.C502]-5.88" office:value-type="float" office:value="-88.63174" calcext:value-type="float">
            <text:p>-88,6</text:p>
          </table:table-cell>
          <table:table-cell table:formula="of:=[.D502]-[.B502]" office:value-type="float" office:value="0.905820000000006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5404.833984" calcext:value-type="float">
            <text:p>5404,8</text:p>
          </table:table-cell>
          <table:table-cell office:value-type="float" office:value="-92.934662" calcext:value-type="float">
            <text:p>-92,9</text:p>
          </table:table-cell>
          <table:table-cell office:value-type="float" office:value="-82.085434" calcext:value-type="float">
            <text:p>-82,1</text:p>
          </table:table-cell>
          <table:table-cell table:formula="of:=[.C503]-5.88" office:value-type="float" office:value="-87.965434" calcext:value-type="float">
            <text:p>-88,0</text:p>
          </table:table-cell>
          <table:table-cell table:formula="of:=[.D503]-[.B503]" office:value-type="float" office:value="4.969228" calcext:value-type="float">
            <text:p>5,0</text:p>
          </table:table-cell>
          <table:table-cell table:number-columns-repeated="1019"/>
        </table:table-row>
        <table:table-row table:style-name="ro1">
          <table:table-cell office:value-type="float" office:value="5415.600586" calcext:value-type="float">
            <text:p>5415,6</text:p>
          </table:table-cell>
          <table:table-cell office:value-type="float" office:value="-98.142548" calcext:value-type="float">
            <text:p>-98,1</text:p>
          </table:table-cell>
          <table:table-cell office:value-type="float" office:value="-85.129768" calcext:value-type="float">
            <text:p>-85,1</text:p>
          </table:table-cell>
          <table:table-cell table:formula="of:=[.C504]-5.88" office:value-type="float" office:value="-91.009768" calcext:value-type="float">
            <text:p>-91,0</text:p>
          </table:table-cell>
          <table:table-cell table:formula="of:=[.D504]-[.B504]" office:value-type="float" office:value="7.13278000000001" calcext:value-type="float">
            <text:p>7,1</text:p>
          </table:table-cell>
          <table:table-cell table:number-columns-repeated="1019"/>
        </table:table-row>
        <table:table-row table:style-name="ro1">
          <table:table-cell office:value-type="float" office:value="5426.367188" calcext:value-type="float">
            <text:p>5426,4</text:p>
          </table:table-cell>
          <table:table-cell office:value-type="float" office:value="-97.719635" calcext:value-type="float">
            <text:p>-97,7</text:p>
          </table:table-cell>
          <table:table-cell office:value-type="float" office:value="-90.810463" calcext:value-type="float">
            <text:p>-90,8</text:p>
          </table:table-cell>
          <table:table-cell table:formula="of:=[.C505]-5.88" office:value-type="float" office:value="-96.690463" calcext:value-type="float">
            <text:p>-96,7</text:p>
          </table:table-cell>
          <table:table-cell table:formula="of:=[.D505]-[.B505]" office:value-type="float" office:value="1.029172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5437.133789" calcext:value-type="float">
            <text:p>5437,1</text:p>
          </table:table-cell>
          <table:table-cell office:value-type="float" office:value="-96.625648" calcext:value-type="float">
            <text:p>-96,6</text:p>
          </table:table-cell>
          <table:table-cell office:value-type="float" office:value="-91.470642" calcext:value-type="float">
            <text:p>-91,5</text:p>
          </table:table-cell>
          <table:table-cell table:formula="of:=[.C506]-5.88" office:value-type="float" office:value="-97.350642" calcext:value-type="float">
            <text:p>-97,4</text:p>
          </table:table-cell>
          <table:table-cell table:formula="of:=[.D506]-[.B506]" office:value-type="float" office:value="-0.724993999999995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5447.900391" calcext:value-type="float">
            <text:p>5447,9</text:p>
          </table:table-cell>
          <table:table-cell office:value-type="float" office:value="-95.140709" calcext:value-type="float">
            <text:p>-95,1</text:p>
          </table:table-cell>
          <table:table-cell office:value-type="float" office:value="-94.036728" calcext:value-type="float">
            <text:p>-94,0</text:p>
          </table:table-cell>
          <table:table-cell table:formula="of:=[.C507]-5.88" office:value-type="float" office:value="-99.916728" calcext:value-type="float">
            <text:p>-99,9</text:p>
          </table:table-cell>
          <table:table-cell table:formula="of:=[.D507]-[.B507]" office:value-type="float" office:value="-4.776018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5458.666992" calcext:value-type="float">
            <text:p>5458,7</text:p>
          </table:table-cell>
          <table:table-cell office:value-type="float" office:value="-97.005943" calcext:value-type="float">
            <text:p>-97,0</text:p>
          </table:table-cell>
          <table:table-cell office:value-type="float" office:value="-94.73381" calcext:value-type="float">
            <text:p>-94,7</text:p>
          </table:table-cell>
          <table:table-cell table:formula="of:=[.C508]-5.88" office:value-type="float" office:value="-100.61381" calcext:value-type="float">
            <text:p>-100,6</text:p>
          </table:table-cell>
          <table:table-cell table:formula="of:=[.D508]-[.B508]" office:value-type="float" office:value="-3.607867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5469.433594" calcext:value-type="float">
            <text:p>5469,4</text:p>
          </table:table-cell>
          <table:table-cell office:value-type="float" office:value="-97.568268" calcext:value-type="float">
            <text:p>-97,6</text:p>
          </table:table-cell>
          <table:table-cell office:value-type="float" office:value="-93.527893" calcext:value-type="float">
            <text:p>-93,5</text:p>
          </table:table-cell>
          <table:table-cell table:formula="of:=[.C509]-5.88" office:value-type="float" office:value="-99.407893" calcext:value-type="float">
            <text:p>-99,4</text:p>
          </table:table-cell>
          <table:table-cell table:formula="of:=[.D509]-[.B509]" office:value-type="float" office:value="-1.839625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5480.200195" calcext:value-type="float">
            <text:p>5480,2</text:p>
          </table:table-cell>
          <table:table-cell office:value-type="float" office:value="-98.05957" calcext:value-type="float">
            <text:p>-98,1</text:p>
          </table:table-cell>
          <table:table-cell office:value-type="float" office:value="-92.743866" calcext:value-type="float">
            <text:p>-92,7</text:p>
          </table:table-cell>
          <table:table-cell table:formula="of:=[.C510]-5.88" office:value-type="float" office:value="-98.623866" calcext:value-type="float">
            <text:p>-98,6</text:p>
          </table:table-cell>
          <table:table-cell table:formula="of:=[.D510]-[.B510]" office:value-type="float" office:value="-0.564295999999999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5490.966797" calcext:value-type="float">
            <text:p>5491,0</text:p>
          </table:table-cell>
          <table:table-cell office:value-type="float" office:value="-97.76973" calcext:value-type="float">
            <text:p>-97,8</text:p>
          </table:table-cell>
          <table:table-cell office:value-type="float" office:value="-94.175507" calcext:value-type="float">
            <text:p>-94,2</text:p>
          </table:table-cell>
          <table:table-cell table:formula="of:=[.C511]-5.88" office:value-type="float" office:value="-100.055507" calcext:value-type="float">
            <text:p>-100,1</text:p>
          </table:table-cell>
          <table:table-cell table:formula="of:=[.D511]-[.B511]" office:value-type="float" office:value="-2.285777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5501.733398" calcext:value-type="float">
            <text:p>5501,7</text:p>
          </table:table-cell>
          <table:table-cell office:value-type="float" office:value="-97.159348" calcext:value-type="float">
            <text:p>-97,2</text:p>
          </table:table-cell>
          <table:table-cell office:value-type="float" office:value="-95.150536" calcext:value-type="float">
            <text:p>-95,2</text:p>
          </table:table-cell>
          <table:table-cell table:formula="of:=[.C512]-5.88" office:value-type="float" office:value="-101.030536" calcext:value-type="float">
            <text:p>-101,0</text:p>
          </table:table-cell>
          <table:table-cell table:formula="of:=[.D512]-[.B512]" office:value-type="float" office:value="-3.871188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5512.5" calcext:value-type="float">
            <text:p>5512,5</text:p>
          </table:table-cell>
          <table:table-cell office:value-type="float" office:value="-94.830582" calcext:value-type="float">
            <text:p>-94,8</text:p>
          </table:table-cell>
          <table:table-cell office:value-type="float" office:value="-92.528191" calcext:value-type="float">
            <text:p>-92,5</text:p>
          </table:table-cell>
          <table:table-cell table:formula="of:=[.C513]-5.88" office:value-type="float" office:value="-98.408191" calcext:value-type="float">
            <text:p>-98,4</text:p>
          </table:table-cell>
          <table:table-cell table:formula="of:=[.D513]-[.B513]" office:value-type="float" office:value="-3.57760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5523.266602" calcext:value-type="float">
            <text:p>5523,3</text:p>
          </table:table-cell>
          <table:table-cell office:value-type="float" office:value="-94.666084" calcext:value-type="float">
            <text:p>-94,7</text:p>
          </table:table-cell>
          <table:table-cell office:value-type="float" office:value="-91.295769" calcext:value-type="float">
            <text:p>-91,3</text:p>
          </table:table-cell>
          <table:table-cell table:formula="of:=[.C514]-5.88" office:value-type="float" office:value="-97.175769" calcext:value-type="float">
            <text:p>-97,2</text:p>
          </table:table-cell>
          <table:table-cell table:formula="of:=[.D514]-[.B514]" office:value-type="float" office:value="-2.509685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5534.033203" calcext:value-type="float">
            <text:p>5534,0</text:p>
          </table:table-cell>
          <table:table-cell office:value-type="float" office:value="-96.062538" calcext:value-type="float">
            <text:p>-96,1</text:p>
          </table:table-cell>
          <table:table-cell office:value-type="float" office:value="-92.449104" calcext:value-type="float">
            <text:p>-92,4</text:p>
          </table:table-cell>
          <table:table-cell table:formula="of:=[.C515]-5.88" office:value-type="float" office:value="-98.329104" calcext:value-type="float">
            <text:p>-98,3</text:p>
          </table:table-cell>
          <table:table-cell table:formula="of:=[.D515]-[.B515]" office:value-type="float" office:value="-2.266566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5544.799805" calcext:value-type="float">
            <text:p>5544,8</text:p>
          </table:table-cell>
          <table:table-cell office:value-type="float" office:value="-95.899307" calcext:value-type="float">
            <text:p>-95,9</text:p>
          </table:table-cell>
          <table:table-cell office:value-type="float" office:value="-96.235275" calcext:value-type="float">
            <text:p>-96,2</text:p>
          </table:table-cell>
          <table:table-cell table:formula="of:=[.C516]-5.88" office:value-type="float" office:value="-102.115275" calcext:value-type="float">
            <text:p>-102,1</text:p>
          </table:table-cell>
          <table:table-cell table:formula="of:=[.D516]-[.B516]" office:value-type="float" office:value="-6.215968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5555.566406" calcext:value-type="float">
            <text:p>5555,6</text:p>
          </table:table-cell>
          <table:table-cell office:value-type="float" office:value="-98.77562" calcext:value-type="float">
            <text:p>-98,8</text:p>
          </table:table-cell>
          <table:table-cell office:value-type="float" office:value="-93.431435" calcext:value-type="float">
            <text:p>-93,4</text:p>
          </table:table-cell>
          <table:table-cell table:formula="of:=[.C517]-5.88" office:value-type="float" office:value="-99.311435" calcext:value-type="float">
            <text:p>-99,3</text:p>
          </table:table-cell>
          <table:table-cell table:formula="of:=[.D517]-[.B517]" office:value-type="float" office:value="-0.535814999999985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5566.333008" calcext:value-type="float">
            <text:p>5566,3</text:p>
          </table:table-cell>
          <table:table-cell office:value-type="float" office:value="-99.105751" calcext:value-type="float">
            <text:p>-99,1</text:p>
          </table:table-cell>
          <table:table-cell office:value-type="float" office:value="-91.832176" calcext:value-type="float">
            <text:p>-91,8</text:p>
          </table:table-cell>
          <table:table-cell table:formula="of:=[.C518]-5.88" office:value-type="float" office:value="-97.712176" calcext:value-type="float">
            <text:p>-97,7</text:p>
          </table:table-cell>
          <table:table-cell table:formula="of:=[.D518]-[.B518]" office:value-type="float" office:value="1.393575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5577.099609" calcext:value-type="float">
            <text:p>5577,1</text:p>
          </table:table-cell>
          <table:table-cell office:value-type="float" office:value="-98.19841" calcext:value-type="float">
            <text:p>-98,2</text:p>
          </table:table-cell>
          <table:table-cell office:value-type="float" office:value="-97.215179" calcext:value-type="float">
            <text:p>-97,2</text:p>
          </table:table-cell>
          <table:table-cell table:formula="of:=[.C519]-5.88" office:value-type="float" office:value="-103.095179" calcext:value-type="float">
            <text:p>-103,1</text:p>
          </table:table-cell>
          <table:table-cell table:formula="of:=[.D519]-[.B519]" office:value-type="float" office:value="-4.89676900000001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5587.866211" calcext:value-type="float">
            <text:p>5587,9</text:p>
          </table:table-cell>
          <table:table-cell office:value-type="float" office:value="-98.663597" calcext:value-type="float">
            <text:p>-98,7</text:p>
          </table:table-cell>
          <table:table-cell office:value-type="float" office:value="-93.849174" calcext:value-type="float">
            <text:p>-93,8</text:p>
          </table:table-cell>
          <table:table-cell table:formula="of:=[.C520]-5.88" office:value-type="float" office:value="-99.729174" calcext:value-type="float">
            <text:p>-99,7</text:p>
          </table:table-cell>
          <table:table-cell table:formula="of:=[.D520]-[.B520]" office:value-type="float" office:value="-1.065577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5598.632812" calcext:value-type="float">
            <text:p>5598,6</text:p>
          </table:table-cell>
          <table:table-cell office:value-type="float" office:value="-95.178658" calcext:value-type="float">
            <text:p>-95,2</text:p>
          </table:table-cell>
          <table:table-cell office:value-type="float" office:value="-91.066475" calcext:value-type="float">
            <text:p>-91,1</text:p>
          </table:table-cell>
          <table:table-cell table:formula="of:=[.C521]-5.88" office:value-type="float" office:value="-96.946475" calcext:value-type="float">
            <text:p>-96,9</text:p>
          </table:table-cell>
          <table:table-cell table:formula="of:=[.D521]-[.B521]" office:value-type="float" office:value="-1.767816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5609.399414" calcext:value-type="float">
            <text:p>5609,4</text:p>
          </table:table-cell>
          <table:table-cell office:value-type="float" office:value="-96.787956" calcext:value-type="float">
            <text:p>-96,8</text:p>
          </table:table-cell>
          <table:table-cell office:value-type="float" office:value="-90.877335" calcext:value-type="float">
            <text:p>-90,9</text:p>
          </table:table-cell>
          <table:table-cell table:formula="of:=[.C522]-5.88" office:value-type="float" office:value="-96.757335" calcext:value-type="float">
            <text:p>-96,8</text:p>
          </table:table-cell>
          <table:table-cell table:formula="of:=[.D522]-[.B522]" office:value-type="float" office:value="0.0306209999999965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5620.166016" calcext:value-type="float">
            <text:p>5620,2</text:p>
          </table:table-cell>
          <table:table-cell office:value-type="float" office:value="-97.514709" calcext:value-type="float">
            <text:p>-97,5</text:p>
          </table:table-cell>
          <table:table-cell office:value-type="float" office:value="-89.99865" calcext:value-type="float">
            <text:p>-90,0</text:p>
          </table:table-cell>
          <table:table-cell table:formula="of:=[.C523]-5.88" office:value-type="float" office:value="-95.87865" calcext:value-type="float">
            <text:p>-95,9</text:p>
          </table:table-cell>
          <table:table-cell table:formula="of:=[.D523]-[.B523]" office:value-type="float" office:value="1.636059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5630.932617" calcext:value-type="float">
            <text:p>5630,9</text:p>
          </table:table-cell>
          <table:table-cell office:value-type="float" office:value="-96.193405" calcext:value-type="float">
            <text:p>-96,2</text:p>
          </table:table-cell>
          <table:table-cell office:value-type="float" office:value="-92.194153" calcext:value-type="float">
            <text:p>-92,2</text:p>
          </table:table-cell>
          <table:table-cell table:formula="of:=[.C524]-5.88" office:value-type="float" office:value="-98.074153" calcext:value-type="float">
            <text:p>-98,1</text:p>
          </table:table-cell>
          <table:table-cell table:formula="of:=[.D524]-[.B524]" office:value-type="float" office:value="-1.880748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5641.699219" calcext:value-type="float">
            <text:p>5641,7</text:p>
          </table:table-cell>
          <table:table-cell office:value-type="float" office:value="-98.942055" calcext:value-type="float">
            <text:p>-98,9</text:p>
          </table:table-cell>
          <table:table-cell office:value-type="float" office:value="-94.505791" calcext:value-type="float">
            <text:p>-94,5</text:p>
          </table:table-cell>
          <table:table-cell table:formula="of:=[.C525]-5.88" office:value-type="float" office:value="-100.385791" calcext:value-type="float">
            <text:p>-100,4</text:p>
          </table:table-cell>
          <table:table-cell table:formula="of:=[.D525]-[.B525]" office:value-type="float" office:value="-1.443736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5652.46582" calcext:value-type="float">
            <text:p>5652,5</text:p>
          </table:table-cell>
          <table:table-cell office:value-type="float" office:value="-99.080132" calcext:value-type="float">
            <text:p>-99,1</text:p>
          </table:table-cell>
          <table:table-cell office:value-type="float" office:value="-92.245796" calcext:value-type="float">
            <text:p>-92,2</text:p>
          </table:table-cell>
          <table:table-cell table:formula="of:=[.C526]-5.88" office:value-type="float" office:value="-98.125796" calcext:value-type="float">
            <text:p>-98,1</text:p>
          </table:table-cell>
          <table:table-cell table:formula="of:=[.D526]-[.B526]" office:value-type="float" office:value="0.954336000000012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5663.232422" calcext:value-type="float">
            <text:p>5663,2</text:p>
          </table:table-cell>
          <table:table-cell office:value-type="float" office:value="-98.170235" calcext:value-type="float">
            <text:p>-98,2</text:p>
          </table:table-cell>
          <table:table-cell office:value-type="float" office:value="-93.035339" calcext:value-type="float">
            <text:p>-93,0</text:p>
          </table:table-cell>
          <table:table-cell table:formula="of:=[.C527]-5.88" office:value-type="float" office:value="-98.915339" calcext:value-type="float">
            <text:p>-98,9</text:p>
          </table:table-cell>
          <table:table-cell table:formula="of:=[.D527]-[.B527]" office:value-type="float" office:value="-0.745103999999984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5673.999023" calcext:value-type="float">
            <text:p>5674,0</text:p>
          </table:table-cell>
          <table:table-cell office:value-type="float" office:value="-97.567833" calcext:value-type="float">
            <text:p>-97,6</text:p>
          </table:table-cell>
          <table:table-cell office:value-type="float" office:value="-93.612602" calcext:value-type="float">
            <text:p>-93,6</text:p>
          </table:table-cell>
          <table:table-cell table:formula="of:=[.C528]-5.88" office:value-type="float" office:value="-99.492602" calcext:value-type="float">
            <text:p>-99,5</text:p>
          </table:table-cell>
          <table:table-cell table:formula="of:=[.D528]-[.B528]" office:value-type="float" office:value="-1.92476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5684.765625" calcext:value-type="float">
            <text:p>5684,8</text:p>
          </table:table-cell>
          <table:table-cell office:value-type="float" office:value="-96.830971" calcext:value-type="float">
            <text:p>-96,8</text:p>
          </table:table-cell>
          <table:table-cell office:value-type="float" office:value="-94.261963" calcext:value-type="float">
            <text:p>-94,3</text:p>
          </table:table-cell>
          <table:table-cell table:formula="of:=[.C529]-5.88" office:value-type="float" office:value="-100.141963" calcext:value-type="float">
            <text:p>-100,1</text:p>
          </table:table-cell>
          <table:table-cell table:formula="of:=[.D529]-[.B529]" office:value-type="float" office:value="-3.31099199999998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5695.532227" calcext:value-type="float">
            <text:p>5695,5</text:p>
          </table:table-cell>
          <table:table-cell office:value-type="float" office:value="-97.67379" calcext:value-type="float">
            <text:p>-97,7</text:p>
          </table:table-cell>
          <table:table-cell office:value-type="float" office:value="-91.570572" calcext:value-type="float">
            <text:p>-91,6</text:p>
          </table:table-cell>
          <table:table-cell table:formula="of:=[.C530]-5.88" office:value-type="float" office:value="-97.450572" calcext:value-type="float">
            <text:p>-97,5</text:p>
          </table:table-cell>
          <table:table-cell table:formula="of:=[.D530]-[.B530]" office:value-type="float" office:value="0.223218000000003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5706.298828" calcext:value-type="float">
            <text:p>5706,3</text:p>
          </table:table-cell>
          <table:table-cell office:value-type="float" office:value="-98.135132" calcext:value-type="float">
            <text:p>-98,1</text:p>
          </table:table-cell>
          <table:table-cell office:value-type="float" office:value="-89.11393" calcext:value-type="float">
            <text:p>-89,1</text:p>
          </table:table-cell>
          <table:table-cell table:formula="of:=[.C531]-5.88" office:value-type="float" office:value="-94.99393" calcext:value-type="float">
            <text:p>-95,0</text:p>
          </table:table-cell>
          <table:table-cell table:formula="of:=[.D531]-[.B531]" office:value-type="float" office:value="3.14120200000001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5717.06543" calcext:value-type="float">
            <text:p>5717,1</text:p>
          </table:table-cell>
          <table:table-cell office:value-type="float" office:value="-97.792976" calcext:value-type="float">
            <text:p>-97,8</text:p>
          </table:table-cell>
          <table:table-cell office:value-type="float" office:value="-89.612022" calcext:value-type="float">
            <text:p>-89,6</text:p>
          </table:table-cell>
          <table:table-cell table:formula="of:=[.C532]-5.88" office:value-type="float" office:value="-95.492022" calcext:value-type="float">
            <text:p>-95,5</text:p>
          </table:table-cell>
          <table:table-cell table:formula="of:=[.D532]-[.B532]" office:value-type="float" office:value="2.300954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5727.832031" calcext:value-type="float">
            <text:p>5727,8</text:p>
          </table:table-cell>
          <table:table-cell office:value-type="float" office:value="-94.321991" calcext:value-type="float">
            <text:p>-94,3</text:p>
          </table:table-cell>
          <table:table-cell office:value-type="float" office:value="-89.689598" calcext:value-type="float">
            <text:p>-89,7</text:p>
          </table:table-cell>
          <table:table-cell table:formula="of:=[.C533]-5.88" office:value-type="float" office:value="-95.569598" calcext:value-type="float">
            <text:p>-95,6</text:p>
          </table:table-cell>
          <table:table-cell table:formula="of:=[.D533]-[.B533]" office:value-type="float" office:value="-1.247607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5738.598633" calcext:value-type="float">
            <text:p>5738,6</text:p>
          </table:table-cell>
          <table:table-cell office:value-type="float" office:value="-97.68644" calcext:value-type="float">
            <text:p>-97,7</text:p>
          </table:table-cell>
          <table:table-cell office:value-type="float" office:value="-85.577728" calcext:value-type="float">
            <text:p>-85,6</text:p>
          </table:table-cell>
          <table:table-cell table:formula="of:=[.C534]-5.88" office:value-type="float" office:value="-91.457728" calcext:value-type="float">
            <text:p>-91,5</text:p>
          </table:table-cell>
          <table:table-cell table:formula="of:=[.D534]-[.B534]" office:value-type="float" office:value="6.22871200000002" calcext:value-type="float">
            <text:p>6,2</text:p>
          </table:table-cell>
          <table:table-cell table:number-columns-repeated="1019"/>
        </table:table-row>
        <table:table-row table:style-name="ro1">
          <table:table-cell office:value-type="float" office:value="5749.365234" calcext:value-type="float">
            <text:p>5749,4</text:p>
          </table:table-cell>
          <table:table-cell office:value-type="float" office:value="-98.701874" calcext:value-type="float">
            <text:p>-98,7</text:p>
          </table:table-cell>
          <table:table-cell office:value-type="float" office:value="-86.026321" calcext:value-type="float">
            <text:p>-86,0</text:p>
          </table:table-cell>
          <table:table-cell table:formula="of:=[.C535]-5.88" office:value-type="float" office:value="-91.906321" calcext:value-type="float">
            <text:p>-91,9</text:p>
          </table:table-cell>
          <table:table-cell table:formula="of:=[.D535]-[.B535]" office:value-type="float" office:value="6.79555300000001" calcext:value-type="float">
            <text:p>6,8</text:p>
          </table:table-cell>
          <table:table-cell table:number-columns-repeated="1019"/>
        </table:table-row>
        <table:table-row table:style-name="ro1">
          <table:table-cell office:value-type="float" office:value="5760.131836" calcext:value-type="float">
            <text:p>5760,1</text:p>
          </table:table-cell>
          <table:table-cell office:value-type="float" office:value="-92.371117" calcext:value-type="float">
            <text:p>-92,4</text:p>
          </table:table-cell>
          <table:table-cell office:value-type="float" office:value="-85.654114" calcext:value-type="float">
            <text:p>-85,7</text:p>
          </table:table-cell>
          <table:table-cell table:formula="of:=[.C536]-5.88" office:value-type="float" office:value="-91.534114" calcext:value-type="float">
            <text:p>-91,5</text:p>
          </table:table-cell>
          <table:table-cell table:formula="of:=[.D536]-[.B536]" office:value-type="float" office:value="0.837002999999996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5770.898438" calcext:value-type="float">
            <text:p>5770,9</text:p>
          </table:table-cell>
          <table:table-cell office:value-type="float" office:value="-90.44873" calcext:value-type="float">
            <text:p>-90,4</text:p>
          </table:table-cell>
          <table:table-cell office:value-type="float" office:value="-82.637611" calcext:value-type="float">
            <text:p>-82,6</text:p>
          </table:table-cell>
          <table:table-cell table:formula="of:=[.C537]-5.88" office:value-type="float" office:value="-88.517611" calcext:value-type="float">
            <text:p>-88,5</text:p>
          </table:table-cell>
          <table:table-cell table:formula="of:=[.D537]-[.B537]" office:value-type="float" office:value="1.931119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5781.665039" calcext:value-type="float">
            <text:p>5781,7</text:p>
          </table:table-cell>
          <table:table-cell office:value-type="float" office:value="-94.966927" calcext:value-type="float">
            <text:p>-95,0</text:p>
          </table:table-cell>
          <table:table-cell office:value-type="float" office:value="-82.666115" calcext:value-type="float">
            <text:p>-82,7</text:p>
          </table:table-cell>
          <table:table-cell table:formula="of:=[.C538]-5.88" office:value-type="float" office:value="-88.546115" calcext:value-type="float">
            <text:p>-88,5</text:p>
          </table:table-cell>
          <table:table-cell table:formula="of:=[.D538]-[.B538]" office:value-type="float" office:value="6.420812" calcext:value-type="float">
            <text:p>6,4</text:p>
          </table:table-cell>
          <table:table-cell table:number-columns-repeated="1019"/>
        </table:table-row>
        <table:table-row table:style-name="ro1">
          <table:table-cell office:value-type="float" office:value="5792.431641" calcext:value-type="float">
            <text:p>5792,4</text:p>
          </table:table-cell>
          <table:table-cell office:value-type="float" office:value="-97.136757" calcext:value-type="float">
            <text:p>-97,1</text:p>
          </table:table-cell>
          <table:table-cell office:value-type="float" office:value="-87.788628" calcext:value-type="float">
            <text:p>-87,8</text:p>
          </table:table-cell>
          <table:table-cell table:formula="of:=[.C539]-5.88" office:value-type="float" office:value="-93.668628" calcext:value-type="float">
            <text:p>-93,7</text:p>
          </table:table-cell>
          <table:table-cell table:formula="of:=[.D539]-[.B539]" office:value-type="float" office:value="3.468129" calcext:value-type="float">
            <text:p>3,5</text:p>
          </table:table-cell>
          <table:table-cell table:number-columns-repeated="1019"/>
        </table:table-row>
        <table:table-row table:style-name="ro1">
          <table:table-cell office:value-type="float" office:value="5803.198242" calcext:value-type="float">
            <text:p>5803,2</text:p>
          </table:table-cell>
          <table:table-cell office:value-type="float" office:value="-95.618469" calcext:value-type="float">
            <text:p>-95,6</text:p>
          </table:table-cell>
          <table:table-cell office:value-type="float" office:value="-93.488495" calcext:value-type="float">
            <text:p>-93,5</text:p>
          </table:table-cell>
          <table:table-cell table:formula="of:=[.C540]-5.88" office:value-type="float" office:value="-99.368495" calcext:value-type="float">
            <text:p>-99,4</text:p>
          </table:table-cell>
          <table:table-cell table:formula="of:=[.D540]-[.B540]" office:value-type="float" office:value="-3.750025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5813.964844" calcext:value-type="float">
            <text:p>5814,0</text:p>
          </table:table-cell>
          <table:table-cell office:value-type="float" office:value="-96.313744" calcext:value-type="float">
            <text:p>-96,3</text:p>
          </table:table-cell>
          <table:table-cell office:value-type="float" office:value="-96.512497" calcext:value-type="float">
            <text:p>-96,5</text:p>
          </table:table-cell>
          <table:table-cell table:formula="of:=[.C541]-5.88" office:value-type="float" office:value="-102.392497" calcext:value-type="float">
            <text:p>-102,4</text:p>
          </table:table-cell>
          <table:table-cell table:formula="of:=[.D541]-[.B541]" office:value-type="float" office:value="-6.07875299999999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5824.731445" calcext:value-type="float">
            <text:p>5824,7</text:p>
          </table:table-cell>
          <table:table-cell office:value-type="float" office:value="-96.559456" calcext:value-type="float">
            <text:p>-96,6</text:p>
          </table:table-cell>
          <table:table-cell office:value-type="float" office:value="-93.765366" calcext:value-type="float">
            <text:p>-93,8</text:p>
          </table:table-cell>
          <table:table-cell table:formula="of:=[.C542]-5.88" office:value-type="float" office:value="-99.645366" calcext:value-type="float">
            <text:p>-99,6</text:p>
          </table:table-cell>
          <table:table-cell table:formula="of:=[.D542]-[.B542]" office:value-type="float" office:value="-3.08591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5835.498047" calcext:value-type="float">
            <text:p>5835,5</text:p>
          </table:table-cell>
          <table:table-cell office:value-type="float" office:value="-96.605362" calcext:value-type="float">
            <text:p>-96,6</text:p>
          </table:table-cell>
          <table:table-cell office:value-type="float" office:value="-92.505165" calcext:value-type="float">
            <text:p>-92,5</text:p>
          </table:table-cell>
          <table:table-cell table:formula="of:=[.C543]-5.88" office:value-type="float" office:value="-98.385165" calcext:value-type="float">
            <text:p>-98,4</text:p>
          </table:table-cell>
          <table:table-cell table:formula="of:=[.D543]-[.B543]" office:value-type="float" office:value="-1.779803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5846.264648" calcext:value-type="float">
            <text:p>5846,3</text:p>
          </table:table-cell>
          <table:table-cell office:value-type="float" office:value="-95.661324" calcext:value-type="float">
            <text:p>-95,7</text:p>
          </table:table-cell>
          <table:table-cell office:value-type="float" office:value="-91.665222" calcext:value-type="float">
            <text:p>-91,7</text:p>
          </table:table-cell>
          <table:table-cell table:formula="of:=[.C544]-5.88" office:value-type="float" office:value="-97.545222" calcext:value-type="float">
            <text:p>-97,5</text:p>
          </table:table-cell>
          <table:table-cell table:formula="of:=[.D544]-[.B544]" office:value-type="float" office:value="-1.883898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5857.03125" calcext:value-type="float">
            <text:p>5857,0</text:p>
          </table:table-cell>
          <table:table-cell office:value-type="float" office:value="-98.292931" calcext:value-type="float">
            <text:p>-98,3</text:p>
          </table:table-cell>
          <table:table-cell office:value-type="float" office:value="-93.595352" calcext:value-type="float">
            <text:p>-93,6</text:p>
          </table:table-cell>
          <table:table-cell table:formula="of:=[.C545]-5.88" office:value-type="float" office:value="-99.475352" calcext:value-type="float">
            <text:p>-99,5</text:p>
          </table:table-cell>
          <table:table-cell table:formula="of:=[.D545]-[.B545]" office:value-type="float" office:value="-1.18242100000001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5867.797852" calcext:value-type="float">
            <text:p>5867,8</text:p>
          </table:table-cell>
          <table:table-cell office:value-type="float" office:value="-97.678238" calcext:value-type="float">
            <text:p>-97,7</text:p>
          </table:table-cell>
          <table:table-cell office:value-type="float" office:value="-97.173401" calcext:value-type="float">
            <text:p>-97,2</text:p>
          </table:table-cell>
          <table:table-cell table:formula="of:=[.C546]-5.88" office:value-type="float" office:value="-103.053401" calcext:value-type="float">
            <text:p>-103,1</text:p>
          </table:table-cell>
          <table:table-cell table:formula="of:=[.D546]-[.B546]" office:value-type="float" office:value="-5.375163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5878.564453" calcext:value-type="float">
            <text:p>5878,6</text:p>
          </table:table-cell>
          <table:table-cell office:value-type="float" office:value="-96.699951" calcext:value-type="float">
            <text:p>-96,7</text:p>
          </table:table-cell>
          <table:table-cell office:value-type="float" office:value="-96.410767" calcext:value-type="float">
            <text:p>-96,4</text:p>
          </table:table-cell>
          <table:table-cell table:formula="of:=[.C547]-5.88" office:value-type="float" office:value="-102.290767" calcext:value-type="float">
            <text:p>-102,3</text:p>
          </table:table-cell>
          <table:table-cell table:formula="of:=[.D547]-[.B547]" office:value-type="float" office:value="-5.590816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5889.331055" calcext:value-type="float">
            <text:p>5889,3</text:p>
          </table:table-cell>
          <table:table-cell office:value-type="float" office:value="-97.352791" calcext:value-type="float">
            <text:p>-97,4</text:p>
          </table:table-cell>
          <table:table-cell office:value-type="float" office:value="-92.07811" calcext:value-type="float">
            <text:p>-92,1</text:p>
          </table:table-cell>
          <table:table-cell table:formula="of:=[.C548]-5.88" office:value-type="float" office:value="-97.95811" calcext:value-type="float">
            <text:p>-98,0</text:p>
          </table:table-cell>
          <table:table-cell table:formula="of:=[.D548]-[.B548]" office:value-type="float" office:value="-0.605318999999994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5900.097656" calcext:value-type="float">
            <text:p>5900,1</text:p>
          </table:table-cell>
          <table:table-cell office:value-type="float" office:value="-97.670029" calcext:value-type="float">
            <text:p>-97,7</text:p>
          </table:table-cell>
          <table:table-cell office:value-type="float" office:value="-93.937912" calcext:value-type="float">
            <text:p>-93,9</text:p>
          </table:table-cell>
          <table:table-cell table:formula="of:=[.C549]-5.88" office:value-type="float" office:value="-99.817912" calcext:value-type="float">
            <text:p>-99,8</text:p>
          </table:table-cell>
          <table:table-cell table:formula="of:=[.D549]-[.B549]" office:value-type="float" office:value="-2.147882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5910.864258" calcext:value-type="float">
            <text:p>5910,9</text:p>
          </table:table-cell>
          <table:table-cell office:value-type="float" office:value="-97.121384" calcext:value-type="float">
            <text:p>-97,1</text:p>
          </table:table-cell>
          <table:table-cell office:value-type="float" office:value="-90.736938" calcext:value-type="float">
            <text:p>-90,7</text:p>
          </table:table-cell>
          <table:table-cell table:formula="of:=[.C550]-5.88" office:value-type="float" office:value="-96.616938" calcext:value-type="float">
            <text:p>-96,6</text:p>
          </table:table-cell>
          <table:table-cell table:formula="of:=[.D550]-[.B550]" office:value-type="float" office:value="0.504446000000016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5921.630859" calcext:value-type="float">
            <text:p>5921,6</text:p>
          </table:table-cell>
          <table:table-cell office:value-type="float" office:value="-95.94725" calcext:value-type="float">
            <text:p>-95,9</text:p>
          </table:table-cell>
          <table:table-cell office:value-type="float" office:value="-91.611008" calcext:value-type="float">
            <text:p>-91,6</text:p>
          </table:table-cell>
          <table:table-cell table:formula="of:=[.C551]-5.88" office:value-type="float" office:value="-97.491008" calcext:value-type="float">
            <text:p>-97,5</text:p>
          </table:table-cell>
          <table:table-cell table:formula="of:=[.D551]-[.B551]" office:value-type="float" office:value="-1.543758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5932.397461" calcext:value-type="float">
            <text:p>5932,4</text:p>
          </table:table-cell>
          <table:table-cell office:value-type="float" office:value="-98.008385" calcext:value-type="float">
            <text:p>-98,0</text:p>
          </table:table-cell>
          <table:table-cell office:value-type="float" office:value="-92.1408" calcext:value-type="float">
            <text:p>-92,1</text:p>
          </table:table-cell>
          <table:table-cell table:formula="of:=[.C552]-5.88" office:value-type="float" office:value="-98.0208" calcext:value-type="float">
            <text:p>-98,0</text:p>
          </table:table-cell>
          <table:table-cell table:formula="of:=[.D552]-[.B552]" office:value-type="float" office:value="-0.012414999999990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5943.164062" calcext:value-type="float">
            <text:p>5943,2</text:p>
          </table:table-cell>
          <table:table-cell office:value-type="float" office:value="-97.257072" calcext:value-type="float">
            <text:p>-97,3</text:p>
          </table:table-cell>
          <table:table-cell office:value-type="float" office:value="-95.742767" calcext:value-type="float">
            <text:p>-95,7</text:p>
          </table:table-cell>
          <table:table-cell table:formula="of:=[.C553]-5.88" office:value-type="float" office:value="-101.622767" calcext:value-type="float">
            <text:p>-101,6</text:p>
          </table:table-cell>
          <table:table-cell table:formula="of:=[.D553]-[.B553]" office:value-type="float" office:value="-4.365695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5953.930664" calcext:value-type="float">
            <text:p>5953,9</text:p>
          </table:table-cell>
          <table:table-cell office:value-type="float" office:value="-94.535912" calcext:value-type="float">
            <text:p>-94,5</text:p>
          </table:table-cell>
          <table:table-cell office:value-type="float" office:value="-90.966469" calcext:value-type="float">
            <text:p>-91,0</text:p>
          </table:table-cell>
          <table:table-cell table:formula="of:=[.C554]-5.88" office:value-type="float" office:value="-96.846469" calcext:value-type="float">
            <text:p>-96,8</text:p>
          </table:table-cell>
          <table:table-cell table:formula="of:=[.D554]-[.B554]" office:value-type="float" office:value="-2.310557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5964.697266" calcext:value-type="float">
            <text:p>5964,7</text:p>
          </table:table-cell>
          <table:table-cell office:value-type="float" office:value="-93.90641" calcext:value-type="float">
            <text:p>-93,9</text:p>
          </table:table-cell>
          <table:table-cell office:value-type="float" office:value="-92.072426" calcext:value-type="float">
            <text:p>-92,1</text:p>
          </table:table-cell>
          <table:table-cell table:formula="of:=[.C555]-5.88" office:value-type="float" office:value="-97.952426" calcext:value-type="float">
            <text:p>-98,0</text:p>
          </table:table-cell>
          <table:table-cell table:formula="of:=[.D555]-[.B555]" office:value-type="float" office:value="-4.046015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5975.463867" calcext:value-type="float">
            <text:p>5975,5</text:p>
          </table:table-cell>
          <table:table-cell office:value-type="float" office:value="-93.809044" calcext:value-type="float">
            <text:p>-93,8</text:p>
          </table:table-cell>
          <table:table-cell office:value-type="float" office:value="-94.478325" calcext:value-type="float">
            <text:p>-94,5</text:p>
          </table:table-cell>
          <table:table-cell table:formula="of:=[.C556]-5.88" office:value-type="float" office:value="-100.358325" calcext:value-type="float">
            <text:p>-100,4</text:p>
          </table:table-cell>
          <table:table-cell table:formula="of:=[.D556]-[.B556]" office:value-type="float" office:value="-6.54928099999999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5986.230469" calcext:value-type="float">
            <text:p>5986,2</text:p>
          </table:table-cell>
          <table:table-cell office:value-type="float" office:value="-97.395699" calcext:value-type="float">
            <text:p>-97,4</text:p>
          </table:table-cell>
          <table:table-cell office:value-type="float" office:value="-92.515114" calcext:value-type="float">
            <text:p>-92,5</text:p>
          </table:table-cell>
          <table:table-cell table:formula="of:=[.C557]-5.88" office:value-type="float" office:value="-98.395114" calcext:value-type="float">
            <text:p>-98,4</text:p>
          </table:table-cell>
          <table:table-cell table:formula="of:=[.D557]-[.B557]" office:value-type="float" office:value="-0.9994149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5996.99707" calcext:value-type="float">
            <text:p>5997,0</text:p>
          </table:table-cell>
          <table:table-cell office:value-type="float" office:value="-94.231476" calcext:value-type="float">
            <text:p>-94,2</text:p>
          </table:table-cell>
          <table:table-cell office:value-type="float" office:value="-93.351349" calcext:value-type="float">
            <text:p>-93,4</text:p>
          </table:table-cell>
          <table:table-cell table:formula="of:=[.C558]-5.88" office:value-type="float" office:value="-99.231349" calcext:value-type="float">
            <text:p>-99,2</text:p>
          </table:table-cell>
          <table:table-cell table:formula="of:=[.D558]-[.B558]" office:value-type="float" office:value="-4.999872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6007.763672" calcext:value-type="float">
            <text:p>6007,8</text:p>
          </table:table-cell>
          <table:table-cell office:value-type="float" office:value="-91.635712" calcext:value-type="float">
            <text:p>-91,6</text:p>
          </table:table-cell>
          <table:table-cell office:value-type="float" office:value="-91.623413" calcext:value-type="float">
            <text:p>-91,6</text:p>
          </table:table-cell>
          <table:table-cell table:formula="of:=[.C559]-5.88" office:value-type="float" office:value="-97.503413" calcext:value-type="float">
            <text:p>-97,5</text:p>
          </table:table-cell>
          <table:table-cell table:formula="of:=[.D559]-[.B559]" office:value-type="float" office:value="-5.867701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6018.530273" calcext:value-type="float">
            <text:p>6018,5</text:p>
          </table:table-cell>
          <table:table-cell office:value-type="float" office:value="-92.45359" calcext:value-type="float">
            <text:p>-92,5</text:p>
          </table:table-cell>
          <table:table-cell office:value-type="float" office:value="-92.325897" calcext:value-type="float">
            <text:p>-92,3</text:p>
          </table:table-cell>
          <table:table-cell table:formula="of:=[.C560]-5.88" office:value-type="float" office:value="-98.205897" calcext:value-type="float">
            <text:p>-98,2</text:p>
          </table:table-cell>
          <table:table-cell table:formula="of:=[.D560]-[.B560]" office:value-type="float" office:value="-5.75230699999999" calcext:value-type="float">
            <text:p>-5,8</text:p>
          </table:table-cell>
          <table:table-cell table:number-columns-repeated="1019"/>
        </table:table-row>
        <table:table-row table:style-name="ro1">
          <table:table-cell office:value-type="float" office:value="6029.296875" calcext:value-type="float">
            <text:p>6029,3</text:p>
          </table:table-cell>
          <table:table-cell office:value-type="float" office:value="-93.527611" calcext:value-type="float">
            <text:p>-93,5</text:p>
          </table:table-cell>
          <table:table-cell office:value-type="float" office:value="-91.414185" calcext:value-type="float">
            <text:p>-91,4</text:p>
          </table:table-cell>
          <table:table-cell table:formula="of:=[.C561]-5.88" office:value-type="float" office:value="-97.294185" calcext:value-type="float">
            <text:p>-97,3</text:p>
          </table:table-cell>
          <table:table-cell table:formula="of:=[.D561]-[.B561]" office:value-type="float" office:value="-3.76657400000001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6040.063477" calcext:value-type="float">
            <text:p>6040,1</text:p>
          </table:table-cell>
          <table:table-cell office:value-type="float" office:value="-95.545975" calcext:value-type="float">
            <text:p>-95,5</text:p>
          </table:table-cell>
          <table:table-cell office:value-type="float" office:value="-90.522804" calcext:value-type="float">
            <text:p>-90,5</text:p>
          </table:table-cell>
          <table:table-cell table:formula="of:=[.C562]-5.88" office:value-type="float" office:value="-96.402804" calcext:value-type="float">
            <text:p>-96,4</text:p>
          </table:table-cell>
          <table:table-cell table:formula="of:=[.D562]-[.B562]" office:value-type="float" office:value="-0.856828999999991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6050.830078" calcext:value-type="float">
            <text:p>6050,8</text:p>
          </table:table-cell>
          <table:table-cell office:value-type="float" office:value="-99.189812" calcext:value-type="float">
            <text:p>-99,2</text:p>
          </table:table-cell>
          <table:table-cell office:value-type="float" office:value="-92.214767" calcext:value-type="float">
            <text:p>-92,2</text:p>
          </table:table-cell>
          <table:table-cell table:formula="of:=[.C563]-5.88" office:value-type="float" office:value="-98.094767" calcext:value-type="float">
            <text:p>-98,1</text:p>
          </table:table-cell>
          <table:table-cell table:formula="of:=[.D563]-[.B563]" office:value-type="float" office:value="1.095045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6061.59668" calcext:value-type="float">
            <text:p>6061,6</text:p>
          </table:table-cell>
          <table:table-cell office:value-type="float" office:value="-97.662865" calcext:value-type="float">
            <text:p>-97,7</text:p>
          </table:table-cell>
          <table:table-cell office:value-type="float" office:value="-95.050339" calcext:value-type="float">
            <text:p>-95,1</text:p>
          </table:table-cell>
          <table:table-cell table:formula="of:=[.C564]-5.88" office:value-type="float" office:value="-100.930339" calcext:value-type="float">
            <text:p>-100,9</text:p>
          </table:table-cell>
          <table:table-cell table:formula="of:=[.D564]-[.B564]" office:value-type="float" office:value="-3.267473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6072.363281" calcext:value-type="float">
            <text:p>6072,4</text:p>
          </table:table-cell>
          <table:table-cell office:value-type="float" office:value="-97.067612" calcext:value-type="float">
            <text:p>-97,1</text:p>
          </table:table-cell>
          <table:table-cell office:value-type="float" office:value="-91.074539" calcext:value-type="float">
            <text:p>-91,1</text:p>
          </table:table-cell>
          <table:table-cell table:formula="of:=[.C565]-5.88" office:value-type="float" office:value="-96.954539" calcext:value-type="float">
            <text:p>-97,0</text:p>
          </table:table-cell>
          <table:table-cell table:formula="of:=[.D565]-[.B565]" office:value-type="float" office:value="0.113073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6083.129883" calcext:value-type="float">
            <text:p>6083,1</text:p>
          </table:table-cell>
          <table:table-cell office:value-type="float" office:value="-97.198952" calcext:value-type="float">
            <text:p>-97,2</text:p>
          </table:table-cell>
          <table:table-cell office:value-type="float" office:value="-89.026054" calcext:value-type="float">
            <text:p>-89,0</text:p>
          </table:table-cell>
          <table:table-cell table:formula="of:=[.C566]-5.88" office:value-type="float" office:value="-94.906054" calcext:value-type="float">
            <text:p>-94,9</text:p>
          </table:table-cell>
          <table:table-cell table:formula="of:=[.D566]-[.B566]" office:value-type="float" office:value="2.29289800000001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6093.896484" calcext:value-type="float">
            <text:p>6093,9</text:p>
          </table:table-cell>
          <table:table-cell office:value-type="float" office:value="-98.270355" calcext:value-type="float">
            <text:p>-98,3</text:p>
          </table:table-cell>
          <table:table-cell office:value-type="float" office:value="-92.408615" calcext:value-type="float">
            <text:p>-92,4</text:p>
          </table:table-cell>
          <table:table-cell table:formula="of:=[.C567]-5.88" office:value-type="float" office:value="-98.288615" calcext:value-type="float">
            <text:p>-98,3</text:p>
          </table:table-cell>
          <table:table-cell table:formula="of:=[.D567]-[.B567]" office:value-type="float" office:value="-0.0182599999999979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6104.663086" calcext:value-type="float">
            <text:p>6104,7</text:p>
          </table:table-cell>
          <table:table-cell office:value-type="float" office:value="-97.435143" calcext:value-type="float">
            <text:p>-97,4</text:p>
          </table:table-cell>
          <table:table-cell office:value-type="float" office:value="-86.047646" calcext:value-type="float">
            <text:p>-86,0</text:p>
          </table:table-cell>
          <table:table-cell table:formula="of:=[.C568]-5.88" office:value-type="float" office:value="-91.927646" calcext:value-type="float">
            <text:p>-91,9</text:p>
          </table:table-cell>
          <table:table-cell table:formula="of:=[.D568]-[.B568]" office:value-type="float" office:value="5.507497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float" office:value="6115.429688" calcext:value-type="float">
            <text:p>6115,4</text:p>
          </table:table-cell>
          <table:table-cell office:value-type="float" office:value="-98.674126" calcext:value-type="float">
            <text:p>-98,7</text:p>
          </table:table-cell>
          <table:table-cell office:value-type="float" office:value="-81.522751" calcext:value-type="float">
            <text:p>-81,5</text:p>
          </table:table-cell>
          <table:table-cell table:formula="of:=[.C569]-5.88" office:value-type="float" office:value="-87.402751" calcext:value-type="float">
            <text:p>-87,4</text:p>
          </table:table-cell>
          <table:table-cell table:formula="of:=[.D569]-[.B569]" office:value-type="float" office:value="11.271375" calcext:value-type="float">
            <text:p>11,3</text:p>
          </table:table-cell>
          <table:table-cell table:number-columns-repeated="1019"/>
        </table:table-row>
        <table:table-row table:style-name="ro1">
          <table:table-cell office:value-type="float" office:value="6126.196289" calcext:value-type="float">
            <text:p>6126,2</text:p>
          </table:table-cell>
          <table:table-cell office:value-type="float" office:value="-98.576584" calcext:value-type="float">
            <text:p>-98,6</text:p>
          </table:table-cell>
          <table:table-cell office:value-type="float" office:value="-84.644783" calcext:value-type="float">
            <text:p>-84,6</text:p>
          </table:table-cell>
          <table:table-cell table:formula="of:=[.C570]-5.88" office:value-type="float" office:value="-90.524783" calcext:value-type="float">
            <text:p>-90,5</text:p>
          </table:table-cell>
          <table:table-cell table:formula="of:=[.D570]-[.B570]" office:value-type="float" office:value="8.051801" calcext:value-type="float">
            <text:p>8,1</text:p>
          </table:table-cell>
          <table:table-cell table:number-columns-repeated="1019"/>
        </table:table-row>
        <table:table-row table:style-name="ro1">
          <table:table-cell office:value-type="float" office:value="6136.962891" calcext:value-type="float">
            <text:p>6137,0</text:p>
          </table:table-cell>
          <table:table-cell office:value-type="float" office:value="-92.43985" calcext:value-type="float">
            <text:p>-92,4</text:p>
          </table:table-cell>
          <table:table-cell office:value-type="float" office:value="-85.561935" calcext:value-type="float">
            <text:p>-85,6</text:p>
          </table:table-cell>
          <table:table-cell table:formula="of:=[.C571]-5.88" office:value-type="float" office:value="-91.441935" calcext:value-type="float">
            <text:p>-91,4</text:p>
          </table:table-cell>
          <table:table-cell table:formula="of:=[.D571]-[.B571]" office:value-type="float" office:value="0.997915000000006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6147.729492" calcext:value-type="float">
            <text:p>6147,7</text:p>
          </table:table-cell>
          <table:table-cell office:value-type="float" office:value="-93.607872" calcext:value-type="float">
            <text:p>-93,6</text:p>
          </table:table-cell>
          <table:table-cell office:value-type="float" office:value="-85.419167" calcext:value-type="float">
            <text:p>-85,4</text:p>
          </table:table-cell>
          <table:table-cell table:formula="of:=[.C572]-5.88" office:value-type="float" office:value="-91.299167" calcext:value-type="float">
            <text:p>-91,3</text:p>
          </table:table-cell>
          <table:table-cell table:formula="of:=[.D572]-[.B572]" office:value-type="float" office:value="2.308705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6158.496094" calcext:value-type="float">
            <text:p>6158,5</text:p>
          </table:table-cell>
          <table:table-cell office:value-type="float" office:value="-97.17498" calcext:value-type="float">
            <text:p>-97,2</text:p>
          </table:table-cell>
          <table:table-cell office:value-type="float" office:value="-82.573456" calcext:value-type="float">
            <text:p>-82,6</text:p>
          </table:table-cell>
          <table:table-cell table:formula="of:=[.C573]-5.88" office:value-type="float" office:value="-88.453456" calcext:value-type="float">
            <text:p>-88,5</text:p>
          </table:table-cell>
          <table:table-cell table:formula="of:=[.D573]-[.B573]" office:value-type="float" office:value="8.72152400000002" calcext:value-type="float">
            <text:p>8,7</text:p>
          </table:table-cell>
          <table:table-cell table:number-columns-repeated="1019"/>
        </table:table-row>
        <table:table-row table:style-name="ro1">
          <table:table-cell office:value-type="float" office:value="6169.262695" calcext:value-type="float">
            <text:p>6169,3</text:p>
          </table:table-cell>
          <table:table-cell office:value-type="float" office:value="-98.042046" calcext:value-type="float">
            <text:p>-98,0</text:p>
          </table:table-cell>
          <table:table-cell office:value-type="float" office:value="-80.652008" calcext:value-type="float">
            <text:p>-80,7</text:p>
          </table:table-cell>
          <table:table-cell table:formula="of:=[.C574]-5.88" office:value-type="float" office:value="-86.532008" calcext:value-type="float">
            <text:p>-86,5</text:p>
          </table:table-cell>
          <table:table-cell table:formula="of:=[.D574]-[.B574]" office:value-type="float" office:value="11.510038" calcext:value-type="float">
            <text:p>11,5</text:p>
          </table:table-cell>
          <table:table-cell table:number-columns-repeated="1019"/>
        </table:table-row>
        <table:table-row table:style-name="ro1">
          <table:table-cell office:value-type="float" office:value="6180.029297" calcext:value-type="float">
            <text:p>6180,0</text:p>
          </table:table-cell>
          <table:table-cell office:value-type="float" office:value="-94.466797" calcext:value-type="float">
            <text:p>-94,5</text:p>
          </table:table-cell>
          <table:table-cell office:value-type="float" office:value="-84.072128" calcext:value-type="float">
            <text:p>-84,1</text:p>
          </table:table-cell>
          <table:table-cell table:formula="of:=[.C575]-5.88" office:value-type="float" office:value="-89.952128" calcext:value-type="float">
            <text:p>-90,0</text:p>
          </table:table-cell>
          <table:table-cell table:formula="of:=[.D575]-[.B575]" office:value-type="float" office:value="4.514669" calcext:value-type="float">
            <text:p>4,5</text:p>
          </table:table-cell>
          <table:table-cell table:number-columns-repeated="1019"/>
        </table:table-row>
        <table:table-row table:style-name="ro1">
          <table:table-cell office:value-type="float" office:value="6190.795898" calcext:value-type="float">
            <text:p>6190,8</text:p>
          </table:table-cell>
          <table:table-cell office:value-type="float" office:value="-95.482346" calcext:value-type="float">
            <text:p>-95,5</text:p>
          </table:table-cell>
          <table:table-cell office:value-type="float" office:value="-81.060501" calcext:value-type="float">
            <text:p>-81,1</text:p>
          </table:table-cell>
          <table:table-cell table:formula="of:=[.C576]-5.88" office:value-type="float" office:value="-86.940501" calcext:value-type="float">
            <text:p>-86,9</text:p>
          </table:table-cell>
          <table:table-cell table:formula="of:=[.D576]-[.B576]" office:value-type="float" office:value="8.54184500000001" calcext:value-type="float">
            <text:p>8,5</text:p>
          </table:table-cell>
          <table:table-cell table:number-columns-repeated="1019"/>
        </table:table-row>
        <table:table-row table:style-name="ro1">
          <table:table-cell office:value-type="float" office:value="6201.5625" calcext:value-type="float">
            <text:p>6201,6</text:p>
          </table:table-cell>
          <table:table-cell office:value-type="float" office:value="-93.809967" calcext:value-type="float">
            <text:p>-93,8</text:p>
          </table:table-cell>
          <table:table-cell office:value-type="float" office:value="-83.289894" calcext:value-type="float">
            <text:p>-83,3</text:p>
          </table:table-cell>
          <table:table-cell table:formula="of:=[.C577]-5.88" office:value-type="float" office:value="-89.169894" calcext:value-type="float">
            <text:p>-89,2</text:p>
          </table:table-cell>
          <table:table-cell table:formula="of:=[.D577]-[.B577]" office:value-type="float" office:value="4.640073" calcext:value-type="float">
            <text:p>4,6</text:p>
          </table:table-cell>
          <table:table-cell table:number-columns-repeated="1019"/>
        </table:table-row>
        <table:table-row table:style-name="ro1">
          <table:table-cell office:value-type="float" office:value="6212.329102" calcext:value-type="float">
            <text:p>6212,3</text:p>
          </table:table-cell>
          <table:table-cell office:value-type="float" office:value="-86.476395" calcext:value-type="float">
            <text:p>-86,5</text:p>
          </table:table-cell>
          <table:table-cell office:value-type="float" office:value="-80.438454" calcext:value-type="float">
            <text:p>-80,4</text:p>
          </table:table-cell>
          <table:table-cell table:formula="of:=[.C578]-5.88" office:value-type="float" office:value="-86.318454" calcext:value-type="float">
            <text:p>-86,3</text:p>
          </table:table-cell>
          <table:table-cell table:formula="of:=[.D578]-[.B578]" office:value-type="float" office:value="0.157941000000008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6223.095703" calcext:value-type="float">
            <text:p>6223,1</text:p>
          </table:table-cell>
          <table:table-cell office:value-type="float" office:value="-85.52594" calcext:value-type="float">
            <text:p>-85,5</text:p>
          </table:table-cell>
          <table:table-cell office:value-type="float" office:value="-78.879028" calcext:value-type="float">
            <text:p>-78,9</text:p>
          </table:table-cell>
          <table:table-cell table:formula="of:=[.C579]-5.88" office:value-type="float" office:value="-84.759028" calcext:value-type="float">
            <text:p>-84,8</text:p>
          </table:table-cell>
          <table:table-cell table:formula="of:=[.D579]-[.B579]" office:value-type="float" office:value="0.766912000000005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6233.862305" calcext:value-type="float">
            <text:p>6233,9</text:p>
          </table:table-cell>
          <table:table-cell office:value-type="float" office:value="-95.54483" calcext:value-type="float">
            <text:p>-95,5</text:p>
          </table:table-cell>
          <table:table-cell office:value-type="float" office:value="-84.775711" calcext:value-type="float">
            <text:p>-84,8</text:p>
          </table:table-cell>
          <table:table-cell table:formula="of:=[.C580]-5.88" office:value-type="float" office:value="-90.655711" calcext:value-type="float">
            <text:p>-90,7</text:p>
          </table:table-cell>
          <table:table-cell table:formula="of:=[.D580]-[.B580]" office:value-type="float" office:value="4.88911900000001" calcext:value-type="float">
            <text:p>4,9</text:p>
          </table:table-cell>
          <table:table-cell table:number-columns-repeated="1019"/>
        </table:table-row>
        <table:table-row table:style-name="ro1">
          <table:table-cell office:value-type="float" office:value="6244.628906" calcext:value-type="float">
            <text:p>6244,6</text:p>
          </table:table-cell>
          <table:table-cell office:value-type="float" office:value="-96.856453" calcext:value-type="float">
            <text:p>-96,9</text:p>
          </table:table-cell>
          <table:table-cell office:value-type="float" office:value="-88.878204" calcext:value-type="float">
            <text:p>-88,9</text:p>
          </table:table-cell>
          <table:table-cell table:formula="of:=[.C581]-5.88" office:value-type="float" office:value="-94.758204" calcext:value-type="float">
            <text:p>-94,8</text:p>
          </table:table-cell>
          <table:table-cell table:formula="of:=[.D581]-[.B581]" office:value-type="float" office:value="2.09824900000001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6255.395508" calcext:value-type="float">
            <text:p>6255,4</text:p>
          </table:table-cell>
          <table:table-cell office:value-type="float" office:value="-97.61969" calcext:value-type="float">
            <text:p>-97,6</text:p>
          </table:table-cell>
          <table:table-cell office:value-type="float" office:value="-91.339012" calcext:value-type="float">
            <text:p>-91,3</text:p>
          </table:table-cell>
          <table:table-cell table:formula="of:=[.C582]-5.88" office:value-type="float" office:value="-97.219012" calcext:value-type="float">
            <text:p>-97,2</text:p>
          </table:table-cell>
          <table:table-cell table:formula="of:=[.D582]-[.B582]" office:value-type="float" office:value="0.400678000000013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6266.162109" calcext:value-type="float">
            <text:p>6266,2</text:p>
          </table:table-cell>
          <table:table-cell office:value-type="float" office:value="-98.048546" calcext:value-type="float">
            <text:p>-98,0</text:p>
          </table:table-cell>
          <table:table-cell office:value-type="float" office:value="-88.180267" calcext:value-type="float">
            <text:p>-88,2</text:p>
          </table:table-cell>
          <table:table-cell table:formula="of:=[.C583]-5.88" office:value-type="float" office:value="-94.060267" calcext:value-type="float">
            <text:p>-94,1</text:p>
          </table:table-cell>
          <table:table-cell table:formula="of:=[.D583]-[.B583]" office:value-type="float" office:value="3.98827900000001" calcext:value-type="float">
            <text:p>4,0</text:p>
          </table:table-cell>
          <table:table-cell table:number-columns-repeated="1019"/>
        </table:table-row>
        <table:table-row table:style-name="ro1">
          <table:table-cell office:value-type="float" office:value="6276.928711" calcext:value-type="float">
            <text:p>6276,9</text:p>
          </table:table-cell>
          <table:table-cell office:value-type="float" office:value="-96.719933" calcext:value-type="float">
            <text:p>-96,7</text:p>
          </table:table-cell>
          <table:table-cell office:value-type="float" office:value="-73.242455" calcext:value-type="float">
            <text:p>-73,2</text:p>
          </table:table-cell>
          <table:table-cell table:formula="of:=[.C584]-5.88" office:value-type="float" office:value="-79.122455" calcext:value-type="float">
            <text:p>-79,1</text:p>
          </table:table-cell>
          <table:table-cell table:formula="of:=[.D584]-[.B584]" office:value-type="float" office:value="17.597478" calcext:value-type="float">
            <text:p>17,6</text:p>
          </table:table-cell>
          <table:table-cell table:number-columns-repeated="1019"/>
        </table:table-row>
        <table:table-row table:style-name="ro1">
          <table:table-cell office:value-type="float" office:value="6287.695312" calcext:value-type="float">
            <text:p>6287,7</text:p>
          </table:table-cell>
          <table:table-cell office:value-type="float" office:value="-97.737213" calcext:value-type="float">
            <text:p>-97,7</text:p>
          </table:table-cell>
          <table:table-cell office:value-type="float" office:value="-71.152245" calcext:value-type="float">
            <text:p>-71,2</text:p>
          </table:table-cell>
          <table:table-cell table:formula="of:=[.C585]-5.88" office:value-type="float" office:value="-77.032245" calcext:value-type="float">
            <text:p>-77,0</text:p>
          </table:table-cell>
          <table:table-cell table:formula="of:=[.D585]-[.B585]" office:value-type="float" office:value="20.704968" calcext:value-type="float">
            <text:p>20,7</text:p>
          </table:table-cell>
          <table:table-cell table:number-columns-repeated="1019"/>
        </table:table-row>
        <table:table-row table:style-name="ro1">
          <table:table-cell office:value-type="float" office:value="6298.461914" calcext:value-type="float">
            <text:p>6298,5</text:p>
          </table:table-cell>
          <table:table-cell office:value-type="float" office:value="-97.161003" calcext:value-type="float">
            <text:p>-97,2</text:p>
          </table:table-cell>
          <table:table-cell office:value-type="float" office:value="-81.324791" calcext:value-type="float">
            <text:p>-81,3</text:p>
          </table:table-cell>
          <table:table-cell table:formula="of:=[.C586]-5.88" office:value-type="float" office:value="-87.204791" calcext:value-type="float">
            <text:p>-87,2</text:p>
          </table:table-cell>
          <table:table-cell table:formula="of:=[.D586]-[.B586]" office:value-type="float" office:value="9.95621199999999" calcext:value-type="float">
            <text:p>10,0</text:p>
          </table:table-cell>
          <table:table-cell table:number-columns-repeated="1019"/>
        </table:table-row>
        <table:table-row table:style-name="ro1">
          <table:table-cell office:value-type="float" office:value="6309.228516" calcext:value-type="float">
            <text:p>6309,2</text:p>
          </table:table-cell>
          <table:table-cell office:value-type="float" office:value="-97.019043" calcext:value-type="float">
            <text:p>-97,0</text:p>
          </table:table-cell>
          <table:table-cell office:value-type="float" office:value="-93.627441" calcext:value-type="float">
            <text:p>-93,6</text:p>
          </table:table-cell>
          <table:table-cell table:formula="of:=[.C587]-5.88" office:value-type="float" office:value="-99.507441" calcext:value-type="float">
            <text:p>-99,5</text:p>
          </table:table-cell>
          <table:table-cell table:formula="of:=[.D587]-[.B587]" office:value-type="float" office:value="-2.488398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6319.995117" calcext:value-type="float">
            <text:p>6320,0</text:p>
          </table:table-cell>
          <table:table-cell office:value-type="float" office:value="-98.441521" calcext:value-type="float">
            <text:p>-98,4</text:p>
          </table:table-cell>
          <table:table-cell office:value-type="float" office:value="-90.293816" calcext:value-type="float">
            <text:p>-90,3</text:p>
          </table:table-cell>
          <table:table-cell table:formula="of:=[.C588]-5.88" office:value-type="float" office:value="-96.173816" calcext:value-type="float">
            <text:p>-96,2</text:p>
          </table:table-cell>
          <table:table-cell table:formula="of:=[.D588]-[.B588]" office:value-type="float" office:value="2.26770499999999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6330.761719" calcext:value-type="float">
            <text:p>6330,8</text:p>
          </table:table-cell>
          <table:table-cell office:value-type="float" office:value="-98.05864" calcext:value-type="float">
            <text:p>-98,1</text:p>
          </table:table-cell>
          <table:table-cell office:value-type="float" office:value="-87.649071" calcext:value-type="float">
            <text:p>-87,6</text:p>
          </table:table-cell>
          <table:table-cell table:formula="of:=[.C589]-5.88" office:value-type="float" office:value="-93.529071" calcext:value-type="float">
            <text:p>-93,5</text:p>
          </table:table-cell>
          <table:table-cell table:formula="of:=[.D589]-[.B589]" office:value-type="float" office:value="4.529569" calcext:value-type="float">
            <text:p>4,5</text:p>
          </table:table-cell>
          <table:table-cell table:number-columns-repeated="1019"/>
        </table:table-row>
        <table:table-row table:style-name="ro1">
          <table:table-cell office:value-type="float" office:value="6341.52832" calcext:value-type="float">
            <text:p>6341,5</text:p>
          </table:table-cell>
          <table:table-cell office:value-type="float" office:value="-95.497169" calcext:value-type="float">
            <text:p>-95,5</text:p>
          </table:table-cell>
          <table:table-cell office:value-type="float" office:value="-87.232941" calcext:value-type="float">
            <text:p>-87,2</text:p>
          </table:table-cell>
          <table:table-cell table:formula="of:=[.C590]-5.88" office:value-type="float" office:value="-93.112941" calcext:value-type="float">
            <text:p>-93,1</text:p>
          </table:table-cell>
          <table:table-cell table:formula="of:=[.D590]-[.B590]" office:value-type="float" office:value="2.38422800000001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6352.294922" calcext:value-type="float">
            <text:p>6352,3</text:p>
          </table:table-cell>
          <table:table-cell office:value-type="float" office:value="-95.747269" calcext:value-type="float">
            <text:p>-95,7</text:p>
          </table:table-cell>
          <table:table-cell office:value-type="float" office:value="-89.409256" calcext:value-type="float">
            <text:p>-89,4</text:p>
          </table:table-cell>
          <table:table-cell table:formula="of:=[.C591]-5.88" office:value-type="float" office:value="-95.289256" calcext:value-type="float">
            <text:p>-95,3</text:p>
          </table:table-cell>
          <table:table-cell table:formula="of:=[.D591]-[.B591]" office:value-type="float" office:value="0.458013000000008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6363.061523" calcext:value-type="float">
            <text:p>6363,1</text:p>
          </table:table-cell>
          <table:table-cell office:value-type="float" office:value="-96.803551" calcext:value-type="float">
            <text:p>-96,8</text:p>
          </table:table-cell>
          <table:table-cell office:value-type="float" office:value="-88.680344" calcext:value-type="float">
            <text:p>-88,7</text:p>
          </table:table-cell>
          <table:table-cell table:formula="of:=[.C592]-5.88" office:value-type="float" office:value="-94.560344" calcext:value-type="float">
            <text:p>-94,6</text:p>
          </table:table-cell>
          <table:table-cell table:formula="of:=[.D592]-[.B592]" office:value-type="float" office:value="2.243207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6373.828125" calcext:value-type="float">
            <text:p>6373,8</text:p>
          </table:table-cell>
          <table:table-cell office:value-type="float" office:value="-96.739479" calcext:value-type="float">
            <text:p>-96,7</text:p>
          </table:table-cell>
          <table:table-cell office:value-type="float" office:value="-89.56356" calcext:value-type="float">
            <text:p>-89,6</text:p>
          </table:table-cell>
          <table:table-cell table:formula="of:=[.C593]-5.88" office:value-type="float" office:value="-95.44356" calcext:value-type="float">
            <text:p>-95,4</text:p>
          </table:table-cell>
          <table:table-cell table:formula="of:=[.D593]-[.B593]" office:value-type="float" office:value="1.295919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6384.594727" calcext:value-type="float">
            <text:p>6384,6</text:p>
          </table:table-cell>
          <table:table-cell office:value-type="float" office:value="-97.4981" calcext:value-type="float">
            <text:p>-97,5</text:p>
          </table:table-cell>
          <table:table-cell office:value-type="float" office:value="-92.302017" calcext:value-type="float">
            <text:p>-92,3</text:p>
          </table:table-cell>
          <table:table-cell table:formula="of:=[.C594]-5.88" office:value-type="float" office:value="-98.182017" calcext:value-type="float">
            <text:p>-98,2</text:p>
          </table:table-cell>
          <table:table-cell table:formula="of:=[.D594]-[.B594]" office:value-type="float" office:value="-0.683917000000008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6395.361328" calcext:value-type="float">
            <text:p>6395,4</text:p>
          </table:table-cell>
          <table:table-cell office:value-type="float" office:value="-97.341446" calcext:value-type="float">
            <text:p>-97,3</text:p>
          </table:table-cell>
          <table:table-cell office:value-type="float" office:value="-93.560204" calcext:value-type="float">
            <text:p>-93,6</text:p>
          </table:table-cell>
          <table:table-cell table:formula="of:=[.C595]-5.88" office:value-type="float" office:value="-99.440204" calcext:value-type="float">
            <text:p>-99,4</text:p>
          </table:table-cell>
          <table:table-cell table:formula="of:=[.D595]-[.B595]" office:value-type="float" office:value="-2.098757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6406.12793" calcext:value-type="float">
            <text:p>6406,1</text:p>
          </table:table-cell>
          <table:table-cell office:value-type="float" office:value="-96.759789" calcext:value-type="float">
            <text:p>-96,8</text:p>
          </table:table-cell>
          <table:table-cell office:value-type="float" office:value="-94.93425" calcext:value-type="float">
            <text:p>-94,9</text:p>
          </table:table-cell>
          <table:table-cell table:formula="of:=[.C596]-5.88" office:value-type="float" office:value="-100.81425" calcext:value-type="float">
            <text:p>-100,8</text:p>
          </table:table-cell>
          <table:table-cell table:formula="of:=[.D596]-[.B596]" office:value-type="float" office:value="-4.054461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6416.894531" calcext:value-type="float">
            <text:p>6416,9</text:p>
          </table:table-cell>
          <table:table-cell office:value-type="float" office:value="-97.613045" calcext:value-type="float">
            <text:p>-97,6</text:p>
          </table:table-cell>
          <table:table-cell office:value-type="float" office:value="-90.97506" calcext:value-type="float">
            <text:p>-91,0</text:p>
          </table:table-cell>
          <table:table-cell table:formula="of:=[.C597]-5.88" office:value-type="float" office:value="-96.85506" calcext:value-type="float">
            <text:p>-96,9</text:p>
          </table:table-cell>
          <table:table-cell table:formula="of:=[.D597]-[.B597]" office:value-type="float" office:value="0.757985000000005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6427.661133" calcext:value-type="float">
            <text:p>6427,7</text:p>
          </table:table-cell>
          <table:table-cell office:value-type="float" office:value="-97.286423" calcext:value-type="float">
            <text:p>-97,3</text:p>
          </table:table-cell>
          <table:table-cell office:value-type="float" office:value="-90.072121" calcext:value-type="float">
            <text:p>-90,1</text:p>
          </table:table-cell>
          <table:table-cell table:formula="of:=[.C598]-5.88" office:value-type="float" office:value="-95.952121" calcext:value-type="float">
            <text:p>-96,0</text:p>
          </table:table-cell>
          <table:table-cell table:formula="of:=[.D598]-[.B598]" office:value-type="float" office:value="1.334302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6438.427734" calcext:value-type="float">
            <text:p>6438,4</text:p>
          </table:table-cell>
          <table:table-cell office:value-type="float" office:value="-97.768898" calcext:value-type="float">
            <text:p>-97,8</text:p>
          </table:table-cell>
          <table:table-cell office:value-type="float" office:value="-92.234116" calcext:value-type="float">
            <text:p>-92,2</text:p>
          </table:table-cell>
          <table:table-cell table:formula="of:=[.C599]-5.88" office:value-type="float" office:value="-98.114116" calcext:value-type="float">
            <text:p>-98,1</text:p>
          </table:table-cell>
          <table:table-cell table:formula="of:=[.D599]-[.B599]" office:value-type="float" office:value="-0.345218000000003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6449.194336" calcext:value-type="float">
            <text:p>6449,2</text:p>
          </table:table-cell>
          <table:table-cell office:value-type="float" office:value="-95.953308" calcext:value-type="float">
            <text:p>-96,0</text:p>
          </table:table-cell>
          <table:table-cell office:value-type="float" office:value="-89.795319" calcext:value-type="float">
            <text:p>-89,8</text:p>
          </table:table-cell>
          <table:table-cell table:formula="of:=[.C600]-5.88" office:value-type="float" office:value="-95.675319" calcext:value-type="float">
            <text:p>-95,7</text:p>
          </table:table-cell>
          <table:table-cell table:formula="of:=[.D600]-[.B600]" office:value-type="float" office:value="0.277989000000005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6459.960938" calcext:value-type="float">
            <text:p>6460,0</text:p>
          </table:table-cell>
          <table:table-cell office:value-type="float" office:value="-95.34005" calcext:value-type="float">
            <text:p>-95,3</text:p>
          </table:table-cell>
          <table:table-cell office:value-type="float" office:value="-93.303383" calcext:value-type="float">
            <text:p>-93,3</text:p>
          </table:table-cell>
          <table:table-cell table:formula="of:=[.C601]-5.88" office:value-type="float" office:value="-99.183383" calcext:value-type="float">
            <text:p>-99,2</text:p>
          </table:table-cell>
          <table:table-cell table:formula="of:=[.D601]-[.B601]" office:value-type="float" office:value="-3.843332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6470.727539" calcext:value-type="float">
            <text:p>6470,7</text:p>
          </table:table-cell>
          <table:table-cell office:value-type="float" office:value="-97.81604" calcext:value-type="float">
            <text:p>-97,8</text:p>
          </table:table-cell>
          <table:table-cell office:value-type="float" office:value="-93.993683" calcext:value-type="float">
            <text:p>-94,0</text:p>
          </table:table-cell>
          <table:table-cell table:formula="of:=[.C602]-5.88" office:value-type="float" office:value="-99.873683" calcext:value-type="float">
            <text:p>-99,9</text:p>
          </table:table-cell>
          <table:table-cell table:formula="of:=[.D602]-[.B602]" office:value-type="float" office:value="-2.057643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6481.494141" calcext:value-type="float">
            <text:p>6481,5</text:p>
          </table:table-cell>
          <table:table-cell office:value-type="float" office:value="-98.678406" calcext:value-type="float">
            <text:p>-98,7</text:p>
          </table:table-cell>
          <table:table-cell office:value-type="float" office:value="-92.376755" calcext:value-type="float">
            <text:p>-92,4</text:p>
          </table:table-cell>
          <table:table-cell table:formula="of:=[.C603]-5.88" office:value-type="float" office:value="-98.256755" calcext:value-type="float">
            <text:p>-98,3</text:p>
          </table:table-cell>
          <table:table-cell table:formula="of:=[.D603]-[.B603]" office:value-type="float" office:value="0.421650999999997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6492.260742" calcext:value-type="float">
            <text:p>6492,3</text:p>
          </table:table-cell>
          <table:table-cell office:value-type="float" office:value="-95.780113" calcext:value-type="float">
            <text:p>-95,8</text:p>
          </table:table-cell>
          <table:table-cell office:value-type="float" office:value="-92.607986" calcext:value-type="float">
            <text:p>-92,6</text:p>
          </table:table-cell>
          <table:table-cell table:formula="of:=[.C604]-5.88" office:value-type="float" office:value="-98.487986" calcext:value-type="float">
            <text:p>-98,5</text:p>
          </table:table-cell>
          <table:table-cell table:formula="of:=[.D604]-[.B604]" office:value-type="float" office:value="-2.707872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6503.027344" calcext:value-type="float">
            <text:p>6503,0</text:p>
          </table:table-cell>
          <table:table-cell office:value-type="float" office:value="-95.545341" calcext:value-type="float">
            <text:p>-95,5</text:p>
          </table:table-cell>
          <table:table-cell office:value-type="float" office:value="-92.539093" calcext:value-type="float">
            <text:p>-92,5</text:p>
          </table:table-cell>
          <table:table-cell table:formula="of:=[.C605]-5.88" office:value-type="float" office:value="-98.419093" calcext:value-type="float">
            <text:p>-98,4</text:p>
          </table:table-cell>
          <table:table-cell table:formula="of:=[.D605]-[.B605]" office:value-type="float" office:value="-2.873752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6513.793945" calcext:value-type="float">
            <text:p>6513,8</text:p>
          </table:table-cell>
          <table:table-cell office:value-type="float" office:value="-93.350853" calcext:value-type="float">
            <text:p>-93,4</text:p>
          </table:table-cell>
          <table:table-cell office:value-type="float" office:value="-92.621742" calcext:value-type="float">
            <text:p>-92,6</text:p>
          </table:table-cell>
          <table:table-cell table:formula="of:=[.C606]-5.88" office:value-type="float" office:value="-98.501742" calcext:value-type="float">
            <text:p>-98,5</text:p>
          </table:table-cell>
          <table:table-cell table:formula="of:=[.D606]-[.B606]" office:value-type="float" office:value="-5.150888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6524.560547" calcext:value-type="float">
            <text:p>6524,6</text:p>
          </table:table-cell>
          <table:table-cell office:value-type="float" office:value="-96.253944" calcext:value-type="float">
            <text:p>-96,3</text:p>
          </table:table-cell>
          <table:table-cell office:value-type="float" office:value="-93.78952" calcext:value-type="float">
            <text:p>-93,8</text:p>
          </table:table-cell>
          <table:table-cell table:formula="of:=[.C607]-5.88" office:value-type="float" office:value="-99.66952" calcext:value-type="float">
            <text:p>-99,7</text:p>
          </table:table-cell>
          <table:table-cell table:formula="of:=[.D607]-[.B607]" office:value-type="float" office:value="-3.415575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6535.327148" calcext:value-type="float">
            <text:p>6535,3</text:p>
          </table:table-cell>
          <table:table-cell office:value-type="float" office:value="-96.043839" calcext:value-type="float">
            <text:p>-96,0</text:p>
          </table:table-cell>
          <table:table-cell office:value-type="float" office:value="-92.117859" calcext:value-type="float">
            <text:p>-92,1</text:p>
          </table:table-cell>
          <table:table-cell table:formula="of:=[.C608]-5.88" office:value-type="float" office:value="-97.997859" calcext:value-type="float">
            <text:p>-98,0</text:p>
          </table:table-cell>
          <table:table-cell table:formula="of:=[.D608]-[.B608]" office:value-type="float" office:value="-1.954019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6546.09375" calcext:value-type="float">
            <text:p>6546,1</text:p>
          </table:table-cell>
          <table:table-cell office:value-type="float" office:value="-94.237534" calcext:value-type="float">
            <text:p>-94,2</text:p>
          </table:table-cell>
          <table:table-cell office:value-type="float" office:value="-91.395348" calcext:value-type="float">
            <text:p>-91,4</text:p>
          </table:table-cell>
          <table:table-cell table:formula="of:=[.C609]-5.88" office:value-type="float" office:value="-97.275348" calcext:value-type="float">
            <text:p>-97,3</text:p>
          </table:table-cell>
          <table:table-cell table:formula="of:=[.D609]-[.B609]" office:value-type="float" office:value="-3.037814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6556.860352" calcext:value-type="float">
            <text:p>6556,9</text:p>
          </table:table-cell>
          <table:table-cell office:value-type="float" office:value="-92.843735" calcext:value-type="float">
            <text:p>-92,8</text:p>
          </table:table-cell>
          <table:table-cell office:value-type="float" office:value="-90.599152" calcext:value-type="float">
            <text:p>-90,6</text:p>
          </table:table-cell>
          <table:table-cell table:formula="of:=[.C610]-5.88" office:value-type="float" office:value="-96.479152" calcext:value-type="float">
            <text:p>-96,5</text:p>
          </table:table-cell>
          <table:table-cell table:formula="of:=[.D610]-[.B610]" office:value-type="float" office:value="-3.635417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6567.626953" calcext:value-type="float">
            <text:p>6567,6</text:p>
          </table:table-cell>
          <table:table-cell office:value-type="float" office:value="-94.301437" calcext:value-type="float">
            <text:p>-94,3</text:p>
          </table:table-cell>
          <table:table-cell office:value-type="float" office:value="-89.50219" calcext:value-type="float">
            <text:p>-89,5</text:p>
          </table:table-cell>
          <table:table-cell table:formula="of:=[.C611]-5.88" office:value-type="float" office:value="-95.38219" calcext:value-type="float">
            <text:p>-95,4</text:p>
          </table:table-cell>
          <table:table-cell table:formula="of:=[.D611]-[.B611]" office:value-type="float" office:value="-1.080752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6578.393555" calcext:value-type="float">
            <text:p>6578,4</text:p>
          </table:table-cell>
          <table:table-cell office:value-type="float" office:value="-95.624878" calcext:value-type="float">
            <text:p>-95,6</text:p>
          </table:table-cell>
          <table:table-cell office:value-type="float" office:value="-84.386436" calcext:value-type="float">
            <text:p>-84,4</text:p>
          </table:table-cell>
          <table:table-cell table:formula="of:=[.C612]-5.88" office:value-type="float" office:value="-90.266436" calcext:value-type="float">
            <text:p>-90,3</text:p>
          </table:table-cell>
          <table:table-cell table:formula="of:=[.D612]-[.B612]" office:value-type="float" office:value="5.358442" calcext:value-type="float">
            <text:p>5,4</text:p>
          </table:table-cell>
          <table:table-cell table:number-columns-repeated="1019"/>
        </table:table-row>
        <table:table-row table:style-name="ro1">
          <table:table-cell office:value-type="float" office:value="6589.160156" calcext:value-type="float">
            <text:p>6589,2</text:p>
          </table:table-cell>
          <table:table-cell office:value-type="float" office:value="-89.123573" calcext:value-type="float">
            <text:p>-89,1</text:p>
          </table:table-cell>
          <table:table-cell office:value-type="float" office:value="-83.159004" calcext:value-type="float">
            <text:p>-83,2</text:p>
          </table:table-cell>
          <table:table-cell table:formula="of:=[.C613]-5.88" office:value-type="float" office:value="-89.039004" calcext:value-type="float">
            <text:p>-89,0</text:p>
          </table:table-cell>
          <table:table-cell table:formula="of:=[.D613]-[.B613]" office:value-type="float" office:value="0.0845690000000019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6599.926758" calcext:value-type="float">
            <text:p>6599,9</text:p>
          </table:table-cell>
          <table:table-cell office:value-type="float" office:value="-90.901215" calcext:value-type="float">
            <text:p>-90,9</text:p>
          </table:table-cell>
          <table:table-cell office:value-type="float" office:value="-85.012314" calcext:value-type="float">
            <text:p>-85,0</text:p>
          </table:table-cell>
          <table:table-cell table:formula="of:=[.C614]-5.88" office:value-type="float" office:value="-90.892314" calcext:value-type="float">
            <text:p>-90,9</text:p>
          </table:table-cell>
          <table:table-cell table:formula="of:=[.D614]-[.B614]" office:value-type="float" office:value="0.0089009999999945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6610.693359" calcext:value-type="float">
            <text:p>6610,7</text:p>
          </table:table-cell>
          <table:table-cell office:value-type="float" office:value="-95.844589" calcext:value-type="float">
            <text:p>-95,8</text:p>
          </table:table-cell>
          <table:table-cell office:value-type="float" office:value="-90.05938" calcext:value-type="float">
            <text:p>-90,1</text:p>
          </table:table-cell>
          <table:table-cell table:formula="of:=[.C615]-5.88" office:value-type="float" office:value="-95.93938" calcext:value-type="float">
            <text:p>-95,9</text:p>
          </table:table-cell>
          <table:table-cell table:formula="of:=[.D615]-[.B615]" office:value-type="float" office:value="-0.0947910000000007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6621.459961" calcext:value-type="float">
            <text:p>6621,5</text:p>
          </table:table-cell>
          <table:table-cell office:value-type="float" office:value="-96.855789" calcext:value-type="float">
            <text:p>-96,9</text:p>
          </table:table-cell>
          <table:table-cell office:value-type="float" office:value="-90.666809" calcext:value-type="float">
            <text:p>-90,7</text:p>
          </table:table-cell>
          <table:table-cell table:formula="of:=[.C616]-5.88" office:value-type="float" office:value="-96.546809" calcext:value-type="float">
            <text:p>-96,5</text:p>
          </table:table-cell>
          <table:table-cell table:formula="of:=[.D616]-[.B616]" office:value-type="float" office:value="0.308980000000005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6632.226562" calcext:value-type="float">
            <text:p>6632,2</text:p>
          </table:table-cell>
          <table:table-cell office:value-type="float" office:value="-96.346367" calcext:value-type="float">
            <text:p>-96,3</text:p>
          </table:table-cell>
          <table:table-cell office:value-type="float" office:value="-91.288658" calcext:value-type="float">
            <text:p>-91,3</text:p>
          </table:table-cell>
          <table:table-cell table:formula="of:=[.C617]-5.88" office:value-type="float" office:value="-97.168658" calcext:value-type="float">
            <text:p>-97,2</text:p>
          </table:table-cell>
          <table:table-cell table:formula="of:=[.D617]-[.B617]" office:value-type="float" office:value="-0.822290999999993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6642.993164" calcext:value-type="float">
            <text:p>6643,0</text:p>
          </table:table-cell>
          <table:table-cell office:value-type="float" office:value="-96.594673" calcext:value-type="float">
            <text:p>-96,6</text:p>
          </table:table-cell>
          <table:table-cell office:value-type="float" office:value="-95.728676" calcext:value-type="float">
            <text:p>-95,7</text:p>
          </table:table-cell>
          <table:table-cell table:formula="of:=[.C618]-5.88" office:value-type="float" office:value="-101.608676" calcext:value-type="float">
            <text:p>-101,6</text:p>
          </table:table-cell>
          <table:table-cell table:formula="of:=[.D618]-[.B618]" office:value-type="float" office:value="-5.014002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6653.759766" calcext:value-type="float">
            <text:p>6653,8</text:p>
          </table:table-cell>
          <table:table-cell office:value-type="float" office:value="-95.479485" calcext:value-type="float">
            <text:p>-95,5</text:p>
          </table:table-cell>
          <table:table-cell office:value-type="float" office:value="-91.911255" calcext:value-type="float">
            <text:p>-91,9</text:p>
          </table:table-cell>
          <table:table-cell table:formula="of:=[.C619]-5.88" office:value-type="float" office:value="-97.791255" calcext:value-type="float">
            <text:p>-97,8</text:p>
          </table:table-cell>
          <table:table-cell table:formula="of:=[.D619]-[.B619]" office:value-type="float" office:value="-2.31177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6664.526367" calcext:value-type="float">
            <text:p>6664,5</text:p>
          </table:table-cell>
          <table:table-cell office:value-type="float" office:value="-95.144157" calcext:value-type="float">
            <text:p>-95,1</text:p>
          </table:table-cell>
          <table:table-cell office:value-type="float" office:value="-92.236572" calcext:value-type="float">
            <text:p>-92,2</text:p>
          </table:table-cell>
          <table:table-cell table:formula="of:=[.C620]-5.88" office:value-type="float" office:value="-98.116572" calcext:value-type="float">
            <text:p>-98,1</text:p>
          </table:table-cell>
          <table:table-cell table:formula="of:=[.D620]-[.B620]" office:value-type="float" office:value="-2.97241499999998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6675.292969" calcext:value-type="float">
            <text:p>6675,3</text:p>
          </table:table-cell>
          <table:table-cell office:value-type="float" office:value="-94.992874" calcext:value-type="float">
            <text:p>-95,0</text:p>
          </table:table-cell>
          <table:table-cell office:value-type="float" office:value="-92.034477" calcext:value-type="float">
            <text:p>-92,0</text:p>
          </table:table-cell>
          <table:table-cell table:formula="of:=[.C621]-5.88" office:value-type="float" office:value="-97.914477" calcext:value-type="float">
            <text:p>-97,9</text:p>
          </table:table-cell>
          <table:table-cell table:formula="of:=[.D621]-[.B621]" office:value-type="float" office:value="-2.921602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6686.05957" calcext:value-type="float">
            <text:p>6686,1</text:p>
          </table:table-cell>
          <table:table-cell office:value-type="float" office:value="-98.349945" calcext:value-type="float">
            <text:p>-98,3</text:p>
          </table:table-cell>
          <table:table-cell office:value-type="float" office:value="-93.077225" calcext:value-type="float">
            <text:p>-93,1</text:p>
          </table:table-cell>
          <table:table-cell table:formula="of:=[.C622]-5.88" office:value-type="float" office:value="-98.957225" calcext:value-type="float">
            <text:p>-99,0</text:p>
          </table:table-cell>
          <table:table-cell table:formula="of:=[.D622]-[.B622]" office:value-type="float" office:value="-0.607279999999989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6696.826172" calcext:value-type="float">
            <text:p>6696,8</text:p>
          </table:table-cell>
          <table:table-cell office:value-type="float" office:value="-98.339195" calcext:value-type="float">
            <text:p>-98,3</text:p>
          </table:table-cell>
          <table:table-cell office:value-type="float" office:value="-93.507217" calcext:value-type="float">
            <text:p>-93,5</text:p>
          </table:table-cell>
          <table:table-cell table:formula="of:=[.C623]-5.88" office:value-type="float" office:value="-99.387217" calcext:value-type="float">
            <text:p>-99,4</text:p>
          </table:table-cell>
          <table:table-cell table:formula="of:=[.D623]-[.B623]" office:value-type="float" office:value="-1.048021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6707.592773" calcext:value-type="float">
            <text:p>6707,6</text:p>
          </table:table-cell>
          <table:table-cell office:value-type="float" office:value="-97.689079" calcext:value-type="float">
            <text:p>-97,7</text:p>
          </table:table-cell>
          <table:table-cell office:value-type="float" office:value="-91.732307" calcext:value-type="float">
            <text:p>-91,7</text:p>
          </table:table-cell>
          <table:table-cell table:formula="of:=[.C624]-5.88" office:value-type="float" office:value="-97.612307" calcext:value-type="float">
            <text:p>-97,6</text:p>
          </table:table-cell>
          <table:table-cell table:formula="of:=[.D624]-[.B624]" office:value-type="float" office:value="0.0767720000000054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6718.359375" calcext:value-type="float">
            <text:p>6718,4</text:p>
          </table:table-cell>
          <table:table-cell office:value-type="float" office:value="-98.008904" calcext:value-type="float">
            <text:p>-98,0</text:p>
          </table:table-cell>
          <table:table-cell office:value-type="float" office:value="-91.823128" calcext:value-type="float">
            <text:p>-91,8</text:p>
          </table:table-cell>
          <table:table-cell table:formula="of:=[.C625]-5.88" office:value-type="float" office:value="-97.703128" calcext:value-type="float">
            <text:p>-97,7</text:p>
          </table:table-cell>
          <table:table-cell table:formula="of:=[.D625]-[.B625]" office:value-type="float" office:value="0.305776000000009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6729.125977" calcext:value-type="float">
            <text:p>6729,1</text:p>
          </table:table-cell>
          <table:table-cell office:value-type="float" office:value="-96.924393" calcext:value-type="float">
            <text:p>-96,9</text:p>
          </table:table-cell>
          <table:table-cell office:value-type="float" office:value="-93.375542" calcext:value-type="float">
            <text:p>-93,4</text:p>
          </table:table-cell>
          <table:table-cell table:formula="of:=[.C626]-5.88" office:value-type="float" office:value="-99.255542" calcext:value-type="float">
            <text:p>-99,3</text:p>
          </table:table-cell>
          <table:table-cell table:formula="of:=[.D626]-[.B626]" office:value-type="float" office:value="-2.33114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6739.892578" calcext:value-type="float">
            <text:p>6739,9</text:p>
          </table:table-cell>
          <table:table-cell office:value-type="float" office:value="-96.037094" calcext:value-type="float">
            <text:p>-96,0</text:p>
          </table:table-cell>
          <table:table-cell office:value-type="float" office:value="-89.942886" calcext:value-type="float">
            <text:p>-89,9</text:p>
          </table:table-cell>
          <table:table-cell table:formula="of:=[.C627]-5.88" office:value-type="float" office:value="-95.822886" calcext:value-type="float">
            <text:p>-95,8</text:p>
          </table:table-cell>
          <table:table-cell table:formula="of:=[.D627]-[.B627]" office:value-type="float" office:value="0.214207999999999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6750.65918" calcext:value-type="float">
            <text:p>6750,7</text:p>
          </table:table-cell>
          <table:table-cell office:value-type="float" office:value="-96.387764" calcext:value-type="float">
            <text:p>-96,4</text:p>
          </table:table-cell>
          <table:table-cell office:value-type="float" office:value="-89.32885" calcext:value-type="float">
            <text:p>-89,3</text:p>
          </table:table-cell>
          <table:table-cell table:formula="of:=[.C628]-5.88" office:value-type="float" office:value="-95.20885" calcext:value-type="float">
            <text:p>-95,2</text:p>
          </table:table-cell>
          <table:table-cell table:formula="of:=[.D628]-[.B628]" office:value-type="float" office:value="1.178914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6761.425781" calcext:value-type="float">
            <text:p>6761,4</text:p>
          </table:table-cell>
          <table:table-cell office:value-type="float" office:value="-99.281532" calcext:value-type="float">
            <text:p>-99,3</text:p>
          </table:table-cell>
          <table:table-cell office:value-type="float" office:value="-90.445503" calcext:value-type="float">
            <text:p>-90,4</text:p>
          </table:table-cell>
          <table:table-cell table:formula="of:=[.C629]-5.88" office:value-type="float" office:value="-96.325503" calcext:value-type="float">
            <text:p>-96,3</text:p>
          </table:table-cell>
          <table:table-cell table:formula="of:=[.D629]-[.B629]" office:value-type="float" office:value="2.956029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6772.192383" calcext:value-type="float">
            <text:p>6772,2</text:p>
          </table:table-cell>
          <table:table-cell office:value-type="float" office:value="-94.604454" calcext:value-type="float">
            <text:p>-94,6</text:p>
          </table:table-cell>
          <table:table-cell office:value-type="float" office:value="-91.366379" calcext:value-type="float">
            <text:p>-91,4</text:p>
          </table:table-cell>
          <table:table-cell table:formula="of:=[.C630]-5.88" office:value-type="float" office:value="-97.246379" calcext:value-type="float">
            <text:p>-97,2</text:p>
          </table:table-cell>
          <table:table-cell table:formula="of:=[.D630]-[.B630]" office:value-type="float" office:value="-2.641924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6782.958984" calcext:value-type="float">
            <text:p>6783,0</text:p>
          </table:table-cell>
          <table:table-cell office:value-type="float" office:value="-94.085556" calcext:value-type="float">
            <text:p>-94,1</text:p>
          </table:table-cell>
          <table:table-cell office:value-type="float" office:value="-91.843651" calcext:value-type="float">
            <text:p>-91,8</text:p>
          </table:table-cell>
          <table:table-cell table:formula="of:=[.C631]-5.88" office:value-type="float" office:value="-97.723651" calcext:value-type="float">
            <text:p>-97,7</text:p>
          </table:table-cell>
          <table:table-cell table:formula="of:=[.D631]-[.B631]" office:value-type="float" office:value="-3.638094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6793.725586" calcext:value-type="float">
            <text:p>6793,7</text:p>
          </table:table-cell>
          <table:table-cell office:value-type="float" office:value="-93.570595" calcext:value-type="float">
            <text:p>-93,6</text:p>
          </table:table-cell>
          <table:table-cell office:value-type="float" office:value="-93.626022" calcext:value-type="float">
            <text:p>-93,6</text:p>
          </table:table-cell>
          <table:table-cell table:formula="of:=[.C632]-5.88" office:value-type="float" office:value="-99.506022" calcext:value-type="float">
            <text:p>-99,5</text:p>
          </table:table-cell>
          <table:table-cell table:formula="of:=[.D632]-[.B632]" office:value-type="float" office:value="-5.935427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6804.492188" calcext:value-type="float">
            <text:p>6804,5</text:p>
          </table:table-cell>
          <table:table-cell office:value-type="float" office:value="-94.283287" calcext:value-type="float">
            <text:p>-94,3</text:p>
          </table:table-cell>
          <table:table-cell office:value-type="float" office:value="-93.777092" calcext:value-type="float">
            <text:p>-93,8</text:p>
          </table:table-cell>
          <table:table-cell table:formula="of:=[.C633]-5.88" office:value-type="float" office:value="-99.657092" calcext:value-type="float">
            <text:p>-99,7</text:p>
          </table:table-cell>
          <table:table-cell table:formula="of:=[.D633]-[.B633]" office:value-type="float" office:value="-5.37380499999999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6815.258789" calcext:value-type="float">
            <text:p>6815,3</text:p>
          </table:table-cell>
          <table:table-cell office:value-type="float" office:value="-94.595818" calcext:value-type="float">
            <text:p>-94,6</text:p>
          </table:table-cell>
          <table:table-cell office:value-type="float" office:value="-89.57856" calcext:value-type="float">
            <text:p>-89,6</text:p>
          </table:table-cell>
          <table:table-cell table:formula="of:=[.C634]-5.88" office:value-type="float" office:value="-95.45856" calcext:value-type="float">
            <text:p>-95,5</text:p>
          </table:table-cell>
          <table:table-cell table:formula="of:=[.D634]-[.B634]" office:value-type="float" office:value="-0.862741999999997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6826.025391" calcext:value-type="float">
            <text:p>6826,0</text:p>
          </table:table-cell>
          <table:table-cell office:value-type="float" office:value="-94.999672" calcext:value-type="float">
            <text:p>-95,0</text:p>
          </table:table-cell>
          <table:table-cell office:value-type="float" office:value="-88.629791" calcext:value-type="float">
            <text:p>-88,6</text:p>
          </table:table-cell>
          <table:table-cell table:formula="of:=[.C635]-5.88" office:value-type="float" office:value="-94.509791" calcext:value-type="float">
            <text:p>-94,5</text:p>
          </table:table-cell>
          <table:table-cell table:formula="of:=[.D635]-[.B635]" office:value-type="float" office:value="0.489881000000011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6836.791992" calcext:value-type="float">
            <text:p>6836,8</text:p>
          </table:table-cell>
          <table:table-cell office:value-type="float" office:value="-93.009239" calcext:value-type="float">
            <text:p>-93,0</text:p>
          </table:table-cell>
          <table:table-cell office:value-type="float" office:value="-89.653572" calcext:value-type="float">
            <text:p>-89,7</text:p>
          </table:table-cell>
          <table:table-cell table:formula="of:=[.C636]-5.88" office:value-type="float" office:value="-95.533572" calcext:value-type="float">
            <text:p>-95,5</text:p>
          </table:table-cell>
          <table:table-cell table:formula="of:=[.D636]-[.B636]" office:value-type="float" office:value="-2.524333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6847.558594" calcext:value-type="float">
            <text:p>6847,6</text:p>
          </table:table-cell>
          <table:table-cell office:value-type="float" office:value="-94.369385" calcext:value-type="float">
            <text:p>-94,4</text:p>
          </table:table-cell>
          <table:table-cell office:value-type="float" office:value="-91.70713" calcext:value-type="float">
            <text:p>-91,7</text:p>
          </table:table-cell>
          <table:table-cell table:formula="of:=[.C637]-5.88" office:value-type="float" office:value="-97.58713" calcext:value-type="float">
            <text:p>-97,6</text:p>
          </table:table-cell>
          <table:table-cell table:formula="of:=[.D637]-[.B637]" office:value-type="float" office:value="-3.21774500000001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6858.325195" calcext:value-type="float">
            <text:p>6858,3</text:p>
          </table:table-cell>
          <table:table-cell office:value-type="float" office:value="-94.798279" calcext:value-type="float">
            <text:p>-94,8</text:p>
          </table:table-cell>
          <table:table-cell office:value-type="float" office:value="-93.884346" calcext:value-type="float">
            <text:p>-93,9</text:p>
          </table:table-cell>
          <table:table-cell table:formula="of:=[.C638]-5.88" office:value-type="float" office:value="-99.764346" calcext:value-type="float">
            <text:p>-99,8</text:p>
          </table:table-cell>
          <table:table-cell table:formula="of:=[.D638]-[.B638]" office:value-type="float" office:value="-4.966067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6869.091797" calcext:value-type="float">
            <text:p>6869,1</text:p>
          </table:table-cell>
          <table:table-cell office:value-type="float" office:value="-95.377731" calcext:value-type="float">
            <text:p>-95,4</text:p>
          </table:table-cell>
          <table:table-cell office:value-type="float" office:value="-93.618652" calcext:value-type="float">
            <text:p>-93,6</text:p>
          </table:table-cell>
          <table:table-cell table:formula="of:=[.C639]-5.88" office:value-type="float" office:value="-99.498652" calcext:value-type="float">
            <text:p>-99,5</text:p>
          </table:table-cell>
          <table:table-cell table:formula="of:=[.D639]-[.B639]" office:value-type="float" office:value="-4.120921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6879.858398" calcext:value-type="float">
            <text:p>6879,9</text:p>
          </table:table-cell>
          <table:table-cell office:value-type="float" office:value="-96.855865" calcext:value-type="float">
            <text:p>-96,9</text:p>
          </table:table-cell>
          <table:table-cell office:value-type="float" office:value="-94.968735" calcext:value-type="float">
            <text:p>-95,0</text:p>
          </table:table-cell>
          <table:table-cell table:formula="of:=[.C640]-5.88" office:value-type="float" office:value="-100.848735" calcext:value-type="float">
            <text:p>-100,8</text:p>
          </table:table-cell>
          <table:table-cell table:formula="of:=[.D640]-[.B640]" office:value-type="float" office:value="-3.99287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6890.625" calcext:value-type="float">
            <text:p>6890,6</text:p>
          </table:table-cell>
          <table:table-cell office:value-type="float" office:value="-96.737885" calcext:value-type="float">
            <text:p>-96,7</text:p>
          </table:table-cell>
          <table:table-cell office:value-type="float" office:value="-91.715508" calcext:value-type="float">
            <text:p>-91,7</text:p>
          </table:table-cell>
          <table:table-cell table:formula="of:=[.C641]-5.88" office:value-type="float" office:value="-97.595508" calcext:value-type="float">
            <text:p>-97,6</text:p>
          </table:table-cell>
          <table:table-cell table:formula="of:=[.D641]-[.B641]" office:value-type="float" office:value="-0.85762299999999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6901.391602" calcext:value-type="float">
            <text:p>6901,4</text:p>
          </table:table-cell>
          <table:table-cell office:value-type="float" office:value="-97.964256" calcext:value-type="float">
            <text:p>-98,0</text:p>
          </table:table-cell>
          <table:table-cell office:value-type="float" office:value="-89.811432" calcext:value-type="float">
            <text:p>-89,8</text:p>
          </table:table-cell>
          <table:table-cell table:formula="of:=[.C642]-5.88" office:value-type="float" office:value="-95.691432" calcext:value-type="float">
            <text:p>-95,7</text:p>
          </table:table-cell>
          <table:table-cell table:formula="of:=[.D642]-[.B642]" office:value-type="float" office:value="2.27282400000001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6912.158203" calcext:value-type="float">
            <text:p>6912,2</text:p>
          </table:table-cell>
          <table:table-cell office:value-type="float" office:value="-98.114693" calcext:value-type="float">
            <text:p>-98,1</text:p>
          </table:table-cell>
          <table:table-cell office:value-type="float" office:value="-90.261765" calcext:value-type="float">
            <text:p>-90,3</text:p>
          </table:table-cell>
          <table:table-cell table:formula="of:=[.C643]-5.88" office:value-type="float" office:value="-96.141765" calcext:value-type="float">
            <text:p>-96,1</text:p>
          </table:table-cell>
          <table:table-cell table:formula="of:=[.D643]-[.B643]" office:value-type="float" office:value="1.97292800000001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6922.924805" calcext:value-type="float">
            <text:p>6922,9</text:p>
          </table:table-cell>
          <table:table-cell office:value-type="float" office:value="-94.728729" calcext:value-type="float">
            <text:p>-94,7</text:p>
          </table:table-cell>
          <table:table-cell office:value-type="float" office:value="-91.178741" calcext:value-type="float">
            <text:p>-91,2</text:p>
          </table:table-cell>
          <table:table-cell table:formula="of:=[.C644]-5.88" office:value-type="float" office:value="-97.058741" calcext:value-type="float">
            <text:p>-97,1</text:p>
          </table:table-cell>
          <table:table-cell table:formula="of:=[.D644]-[.B644]" office:value-type="float" office:value="-2.330012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6933.691406" calcext:value-type="float">
            <text:p>6933,7</text:p>
          </table:table-cell>
          <table:table-cell office:value-type="float" office:value="-95.256958" calcext:value-type="float">
            <text:p>-95,3</text:p>
          </table:table-cell>
          <table:table-cell office:value-type="float" office:value="-85.769119" calcext:value-type="float">
            <text:p>-85,8</text:p>
          </table:table-cell>
          <table:table-cell table:formula="of:=[.C645]-5.88" office:value-type="float" office:value="-91.649119" calcext:value-type="float">
            <text:p>-91,6</text:p>
          </table:table-cell>
          <table:table-cell table:formula="of:=[.D645]-[.B645]" office:value-type="float" office:value="3.607839" calcext:value-type="float">
            <text:p>3,6</text:p>
          </table:table-cell>
          <table:table-cell table:number-columns-repeated="1019"/>
        </table:table-row>
        <table:table-row table:style-name="ro1">
          <table:table-cell office:value-type="float" office:value="6944.458008" calcext:value-type="float">
            <text:p>6944,5</text:p>
          </table:table-cell>
          <table:table-cell office:value-type="float" office:value="-96.718178" calcext:value-type="float">
            <text:p>-96,7</text:p>
          </table:table-cell>
          <table:table-cell office:value-type="float" office:value="-86.487892" calcext:value-type="float">
            <text:p>-86,5</text:p>
          </table:table-cell>
          <table:table-cell table:formula="of:=[.C646]-5.88" office:value-type="float" office:value="-92.367892" calcext:value-type="float">
            <text:p>-92,4</text:p>
          </table:table-cell>
          <table:table-cell table:formula="of:=[.D646]-[.B646]" office:value-type="float" office:value="4.350286" calcext:value-type="float">
            <text:p>4,4</text:p>
          </table:table-cell>
          <table:table-cell table:number-columns-repeated="1019"/>
        </table:table-row>
        <table:table-row table:style-name="ro1">
          <table:table-cell office:value-type="float" office:value="6955.224609" calcext:value-type="float">
            <text:p>6955,2</text:p>
          </table:table-cell>
          <table:table-cell office:value-type="float" office:value="-89.076118" calcext:value-type="float">
            <text:p>-89,1</text:p>
          </table:table-cell>
          <table:table-cell office:value-type="float" office:value="-82.107147" calcext:value-type="float">
            <text:p>-82,1</text:p>
          </table:table-cell>
          <table:table-cell table:formula="of:=[.C647]-5.88" office:value-type="float" office:value="-87.987147" calcext:value-type="float">
            <text:p>-88,0</text:p>
          </table:table-cell>
          <table:table-cell table:formula="of:=[.D647]-[.B647]" office:value-type="float" office:value="1.08897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6965.991211" calcext:value-type="float">
            <text:p>6966,0</text:p>
          </table:table-cell>
          <table:table-cell office:value-type="float" office:value="-84.8946" calcext:value-type="float">
            <text:p>-84,9</text:p>
          </table:table-cell>
          <table:table-cell office:value-type="float" office:value="-78.741035" calcext:value-type="float">
            <text:p>-78,7</text:p>
          </table:table-cell>
          <table:table-cell table:formula="of:=[.C648]-5.88" office:value-type="float" office:value="-84.621035" calcext:value-type="float">
            <text:p>-84,6</text:p>
          </table:table-cell>
          <table:table-cell table:formula="of:=[.D648]-[.B648]" office:value-type="float" office:value="0.273565000000005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6976.757812" calcext:value-type="float">
            <text:p>6976,8</text:p>
          </table:table-cell>
          <table:table-cell office:value-type="float" office:value="-91.190948" calcext:value-type="float">
            <text:p>-91,2</text:p>
          </table:table-cell>
          <table:table-cell office:value-type="float" office:value="-85.813408" calcext:value-type="float">
            <text:p>-85,8</text:p>
          </table:table-cell>
          <table:table-cell table:formula="of:=[.C649]-5.88" office:value-type="float" office:value="-91.693408" calcext:value-type="float">
            <text:p>-91,7</text:p>
          </table:table-cell>
          <table:table-cell table:formula="of:=[.D649]-[.B649]" office:value-type="float" office:value="-0.502459999999985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6987.524414" calcext:value-type="float">
            <text:p>6987,5</text:p>
          </table:table-cell>
          <table:table-cell office:value-type="float" office:value="-94.627678" calcext:value-type="float">
            <text:p>-94,6</text:p>
          </table:table-cell>
          <table:table-cell office:value-type="float" office:value="-86.196396" calcext:value-type="float">
            <text:p>-86,2</text:p>
          </table:table-cell>
          <table:table-cell table:formula="of:=[.C650]-5.88" office:value-type="float" office:value="-92.076396" calcext:value-type="float">
            <text:p>-92,1</text:p>
          </table:table-cell>
          <table:table-cell table:formula="of:=[.D650]-[.B650]" office:value-type="float" office:value="2.55128200000001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float" office:value="6998.291016" calcext:value-type="float">
            <text:p>6998,3</text:p>
          </table:table-cell>
          <table:table-cell office:value-type="float" office:value="-91.883308" calcext:value-type="float">
            <text:p>-91,9</text:p>
          </table:table-cell>
          <table:table-cell office:value-type="float" office:value="-86.483345" calcext:value-type="float">
            <text:p>-86,5</text:p>
          </table:table-cell>
          <table:table-cell table:formula="of:=[.C651]-5.88" office:value-type="float" office:value="-92.363345" calcext:value-type="float">
            <text:p>-92,4</text:p>
          </table:table-cell>
          <table:table-cell table:formula="of:=[.D651]-[.B651]" office:value-type="float" office:value="-0.480036999999996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7009.057617" calcext:value-type="float">
            <text:p>7009,1</text:p>
          </table:table-cell>
          <table:table-cell office:value-type="float" office:value="-91.11499" calcext:value-type="float">
            <text:p>-91,1</text:p>
          </table:table-cell>
          <table:table-cell office:value-type="float" office:value="-89.188721" calcext:value-type="float">
            <text:p>-89,2</text:p>
          </table:table-cell>
          <table:table-cell table:formula="of:=[.C652]-5.88" office:value-type="float" office:value="-95.068721" calcext:value-type="float">
            <text:p>-95,1</text:p>
          </table:table-cell>
          <table:table-cell table:formula="of:=[.D652]-[.B652]" office:value-type="float" office:value="-3.953730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7019.824219" calcext:value-type="float">
            <text:p>7019,8</text:p>
          </table:table-cell>
          <table:table-cell office:value-type="float" office:value="-94.494499" calcext:value-type="float">
            <text:p>-94,5</text:p>
          </table:table-cell>
          <table:table-cell office:value-type="float" office:value="-82.360237" calcext:value-type="float">
            <text:p>-82,4</text:p>
          </table:table-cell>
          <table:table-cell table:formula="of:=[.C653]-5.88" office:value-type="float" office:value="-88.240237" calcext:value-type="float">
            <text:p>-88,2</text:p>
          </table:table-cell>
          <table:table-cell table:formula="of:=[.D653]-[.B653]" office:value-type="float" office:value="6.25426200000001" calcext:value-type="float">
            <text:p>6,3</text:p>
          </table:table-cell>
          <table:table-cell table:number-columns-repeated="1019"/>
        </table:table-row>
        <table:table-row table:style-name="ro1">
          <table:table-cell office:value-type="float" office:value="7030.59082" calcext:value-type="float">
            <text:p>7030,6</text:p>
          </table:table-cell>
          <table:table-cell office:value-type="float" office:value="-95.615387" calcext:value-type="float">
            <text:p>-95,6</text:p>
          </table:table-cell>
          <table:table-cell office:value-type="float" office:value="-77.506966" calcext:value-type="float">
            <text:p>-77,5</text:p>
          </table:table-cell>
          <table:table-cell table:formula="of:=[.C654]-5.88" office:value-type="float" office:value="-83.386966" calcext:value-type="float">
            <text:p>-83,4</text:p>
          </table:table-cell>
          <table:table-cell table:formula="of:=[.D654]-[.B654]" office:value-type="float" office:value="12.228421" calcext:value-type="float">
            <text:p>12,2</text:p>
          </table:table-cell>
          <table:table-cell table:number-columns-repeated="1019"/>
        </table:table-row>
        <table:table-row table:style-name="ro1">
          <table:table-cell office:value-type="float" office:value="7041.357422" calcext:value-type="float">
            <text:p>7041,4</text:p>
          </table:table-cell>
          <table:table-cell office:value-type="float" office:value="-91.94976" calcext:value-type="float">
            <text:p>-91,9</text:p>
          </table:table-cell>
          <table:table-cell office:value-type="float" office:value="-82.188393" calcext:value-type="float">
            <text:p>-82,2</text:p>
          </table:table-cell>
          <table:table-cell table:formula="of:=[.C655]-5.88" office:value-type="float" office:value="-88.068393" calcext:value-type="float">
            <text:p>-88,1</text:p>
          </table:table-cell>
          <table:table-cell table:formula="of:=[.D655]-[.B655]" office:value-type="float" office:value="3.881367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7052.124023" calcext:value-type="float">
            <text:p>7052,1</text:p>
          </table:table-cell>
          <table:table-cell office:value-type="float" office:value="-95.045288" calcext:value-type="float">
            <text:p>-95,0</text:p>
          </table:table-cell>
          <table:table-cell office:value-type="float" office:value="-82.552704" calcext:value-type="float">
            <text:p>-82,6</text:p>
          </table:table-cell>
          <table:table-cell table:formula="of:=[.C656]-5.88" office:value-type="float" office:value="-88.432704" calcext:value-type="float">
            <text:p>-88,4</text:p>
          </table:table-cell>
          <table:table-cell table:formula="of:=[.D656]-[.B656]" office:value-type="float" office:value="6.612584" calcext:value-type="float">
            <text:p>6,6</text:p>
          </table:table-cell>
          <table:table-cell table:number-columns-repeated="1019"/>
        </table:table-row>
        <table:table-row table:style-name="ro1">
          <table:table-cell office:value-type="float" office:value="7062.890625" calcext:value-type="float">
            <text:p>7062,9</text:p>
          </table:table-cell>
          <table:table-cell office:value-type="float" office:value="-96.124794" calcext:value-type="float">
            <text:p>-96,1</text:p>
          </table:table-cell>
          <table:table-cell office:value-type="float" office:value="-84.410576" calcext:value-type="float">
            <text:p>-84,4</text:p>
          </table:table-cell>
          <table:table-cell table:formula="of:=[.C657]-5.88" office:value-type="float" office:value="-90.290576" calcext:value-type="float">
            <text:p>-90,3</text:p>
          </table:table-cell>
          <table:table-cell table:formula="of:=[.D657]-[.B657]" office:value-type="float" office:value="5.83421799999999" calcext:value-type="float">
            <text:p>5,8</text:p>
          </table:table-cell>
          <table:table-cell table:number-columns-repeated="1019"/>
        </table:table-row>
        <table:table-row table:style-name="ro1">
          <table:table-cell office:value-type="float" office:value="7073.657227" calcext:value-type="float">
            <text:p>7073,7</text:p>
          </table:table-cell>
          <table:table-cell office:value-type="float" office:value="-96.968613" calcext:value-type="float">
            <text:p>-97,0</text:p>
          </table:table-cell>
          <table:table-cell office:value-type="float" office:value="-94.441132" calcext:value-type="float">
            <text:p>-94,4</text:p>
          </table:table-cell>
          <table:table-cell table:formula="of:=[.C658]-5.88" office:value-type="float" office:value="-100.321132" calcext:value-type="float">
            <text:p>-100,3</text:p>
          </table:table-cell>
          <table:table-cell table:formula="of:=[.D658]-[.B658]" office:value-type="float" office:value="-3.352518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7084.423828" calcext:value-type="float">
            <text:p>7084,4</text:p>
          </table:table-cell>
          <table:table-cell office:value-type="float" office:value="-97.496742" calcext:value-type="float">
            <text:p>-97,5</text:p>
          </table:table-cell>
          <table:table-cell office:value-type="float" office:value="-93.512878" calcext:value-type="float">
            <text:p>-93,5</text:p>
          </table:table-cell>
          <table:table-cell table:formula="of:=[.C659]-5.88" office:value-type="float" office:value="-99.392878" calcext:value-type="float">
            <text:p>-99,4</text:p>
          </table:table-cell>
          <table:table-cell table:formula="of:=[.D659]-[.B659]" office:value-type="float" office:value="-1.896136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7095.19043" calcext:value-type="float">
            <text:p>7095,2</text:p>
          </table:table-cell>
          <table:table-cell office:value-type="float" office:value="-97.146553" calcext:value-type="float">
            <text:p>-97,1</text:p>
          </table:table-cell>
          <table:table-cell office:value-type="float" office:value="-79.579002" calcext:value-type="float">
            <text:p>-79,6</text:p>
          </table:table-cell>
          <table:table-cell table:formula="of:=[.C660]-5.88" office:value-type="float" office:value="-85.459002" calcext:value-type="float">
            <text:p>-85,5</text:p>
          </table:table-cell>
          <table:table-cell table:formula="of:=[.D660]-[.B660]" office:value-type="float" office:value="11.687551" calcext:value-type="float">
            <text:p>11,7</text:p>
          </table:table-cell>
          <table:table-cell table:number-columns-repeated="1019"/>
        </table:table-row>
        <table:table-row table:style-name="ro1">
          <table:table-cell office:value-type="float" office:value="7105.957031" calcext:value-type="float">
            <text:p>7106,0</text:p>
          </table:table-cell>
          <table:table-cell office:value-type="float" office:value="-96.60746" calcext:value-type="float">
            <text:p>-96,6</text:p>
          </table:table-cell>
          <table:table-cell office:value-type="float" office:value="-70.933311" calcext:value-type="float">
            <text:p>-70,9</text:p>
          </table:table-cell>
          <table:table-cell table:formula="of:=[.C661]-5.88" office:value-type="float" office:value="-76.813311" calcext:value-type="float">
            <text:p>-76,8</text:p>
          </table:table-cell>
          <table:table-cell table:formula="of:=[.D661]-[.B661]" office:value-type="float" office:value="19.794149" calcext:value-type="float">
            <text:p>19,8</text:p>
          </table:table-cell>
          <table:table-cell table:number-columns-repeated="1019"/>
        </table:table-row>
        <table:table-row table:style-name="ro1">
          <table:table-cell office:value-type="float" office:value="7116.723633" calcext:value-type="float">
            <text:p>7116,7</text:p>
          </table:table-cell>
          <table:table-cell office:value-type="float" office:value="-95.26503" calcext:value-type="float">
            <text:p>-95,3</text:p>
          </table:table-cell>
          <table:table-cell office:value-type="float" office:value="-74.142097" calcext:value-type="float">
            <text:p>-74,1</text:p>
          </table:table-cell>
          <table:table-cell table:formula="of:=[.C662]-5.88" office:value-type="float" office:value="-80.022097" calcext:value-type="float">
            <text:p>-80,0</text:p>
          </table:table-cell>
          <table:table-cell table:formula="of:=[.D662]-[.B662]" office:value-type="float" office:value="15.242933" calcext:value-type="float">
            <text:p>15,2</text:p>
          </table:table-cell>
          <table:table-cell table:number-columns-repeated="1019"/>
        </table:table-row>
        <table:table-row table:style-name="ro1">
          <table:table-cell office:value-type="float" office:value="7127.490234" calcext:value-type="float">
            <text:p>7127,5</text:p>
          </table:table-cell>
          <table:table-cell office:value-type="float" office:value="-94.951454" calcext:value-type="float">
            <text:p>-95,0</text:p>
          </table:table-cell>
          <table:table-cell office:value-type="float" office:value="-90.076515" calcext:value-type="float">
            <text:p>-90,1</text:p>
          </table:table-cell>
          <table:table-cell table:formula="of:=[.C663]-5.88" office:value-type="float" office:value="-95.956515" calcext:value-type="float">
            <text:p>-96,0</text:p>
          </table:table-cell>
          <table:table-cell table:formula="of:=[.D663]-[.B663]" office:value-type="float" office:value="-1.005061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7138.256836" calcext:value-type="float">
            <text:p>7138,3</text:p>
          </table:table-cell>
          <table:table-cell office:value-type="float" office:value="-94.99646" calcext:value-type="float">
            <text:p>-95,0</text:p>
          </table:table-cell>
          <table:table-cell office:value-type="float" office:value="-90.318687" calcext:value-type="float">
            <text:p>-90,3</text:p>
          </table:table-cell>
          <table:table-cell table:formula="of:=[.C664]-5.88" office:value-type="float" office:value="-96.198687" calcext:value-type="float">
            <text:p>-96,2</text:p>
          </table:table-cell>
          <table:table-cell table:formula="of:=[.D664]-[.B664]" office:value-type="float" office:value="-1.202226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7149.023438" calcext:value-type="float">
            <text:p>7149,0</text:p>
          </table:table-cell>
          <table:table-cell office:value-type="float" office:value="-94.961517" calcext:value-type="float">
            <text:p>-95,0</text:p>
          </table:table-cell>
          <table:table-cell office:value-type="float" office:value="-93.095497" calcext:value-type="float">
            <text:p>-93,1</text:p>
          </table:table-cell>
          <table:table-cell table:formula="of:=[.C665]-5.88" office:value-type="float" office:value="-98.975497" calcext:value-type="float">
            <text:p>-99,0</text:p>
          </table:table-cell>
          <table:table-cell table:formula="of:=[.D665]-[.B665]" office:value-type="float" office:value="-4.013979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7159.790039" calcext:value-type="float">
            <text:p>7159,8</text:p>
          </table:table-cell>
          <table:table-cell office:value-type="float" office:value="-92.290428" calcext:value-type="float">
            <text:p>-92,3</text:p>
          </table:table-cell>
          <table:table-cell office:value-type="float" office:value="-93.301628" calcext:value-type="float">
            <text:p>-93,3</text:p>
          </table:table-cell>
          <table:table-cell table:formula="of:=[.C666]-5.88" office:value-type="float" office:value="-99.181628" calcext:value-type="float">
            <text:p>-99,2</text:p>
          </table:table-cell>
          <table:table-cell table:formula="of:=[.D666]-[.B666]" office:value-type="float" office:value="-6.89119999999998" calcext:value-type="float">
            <text:p>-6,9</text:p>
          </table:table-cell>
          <table:table-cell table:number-columns-repeated="1019"/>
        </table:table-row>
        <table:table-row table:style-name="ro1">
          <table:table-cell office:value-type="float" office:value="7170.556641" calcext:value-type="float">
            <text:p>7170,6</text:p>
          </table:table-cell>
          <table:table-cell office:value-type="float" office:value="-93.411179" calcext:value-type="float">
            <text:p>-93,4</text:p>
          </table:table-cell>
          <table:table-cell office:value-type="float" office:value="-88.863831" calcext:value-type="float">
            <text:p>-88,9</text:p>
          </table:table-cell>
          <table:table-cell table:formula="of:=[.C667]-5.88" office:value-type="float" office:value="-94.743831" calcext:value-type="float">
            <text:p>-94,7</text:p>
          </table:table-cell>
          <table:table-cell table:formula="of:=[.D667]-[.B667]" office:value-type="float" office:value="-1.332652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7181.323242" calcext:value-type="float">
            <text:p>7181,3</text:p>
          </table:table-cell>
          <table:table-cell office:value-type="float" office:value="-95.389587" calcext:value-type="float">
            <text:p>-95,4</text:p>
          </table:table-cell>
          <table:table-cell office:value-type="float" office:value="-90.035095" calcext:value-type="float">
            <text:p>-90,0</text:p>
          </table:table-cell>
          <table:table-cell table:formula="of:=[.C668]-5.88" office:value-type="float" office:value="-95.915095" calcext:value-type="float">
            <text:p>-95,9</text:p>
          </table:table-cell>
          <table:table-cell table:formula="of:=[.D668]-[.B668]" office:value-type="float" office:value="-0.525507999999988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7192.089844" calcext:value-type="float">
            <text:p>7192,1</text:p>
          </table:table-cell>
          <table:table-cell office:value-type="float" office:value="-94.129028" calcext:value-type="float">
            <text:p>-94,1</text:p>
          </table:table-cell>
          <table:table-cell office:value-type="float" office:value="-91.56665" calcext:value-type="float">
            <text:p>-91,6</text:p>
          </table:table-cell>
          <table:table-cell table:formula="of:=[.C669]-5.88" office:value-type="float" office:value="-97.44665" calcext:value-type="float">
            <text:p>-97,4</text:p>
          </table:table-cell>
          <table:table-cell table:formula="of:=[.D669]-[.B669]" office:value-type="float" office:value="-3.317621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7202.856445" calcext:value-type="float">
            <text:p>7202,9</text:p>
          </table:table-cell>
          <table:table-cell office:value-type="float" office:value="-96.664719" calcext:value-type="float">
            <text:p>-96,7</text:p>
          </table:table-cell>
          <table:table-cell office:value-type="float" office:value="-94.364334" calcext:value-type="float">
            <text:p>-94,4</text:p>
          </table:table-cell>
          <table:table-cell table:formula="of:=[.C670]-5.88" office:value-type="float" office:value="-100.244334" calcext:value-type="float">
            <text:p>-100,2</text:p>
          </table:table-cell>
          <table:table-cell table:formula="of:=[.D670]-[.B670]" office:value-type="float" office:value="-3.579614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7213.623047" calcext:value-type="float">
            <text:p>7213,6</text:p>
          </table:table-cell>
          <table:table-cell office:value-type="float" office:value="-96.786102" calcext:value-type="float">
            <text:p>-96,8</text:p>
          </table:table-cell>
          <table:table-cell office:value-type="float" office:value="-94.584328" calcext:value-type="float">
            <text:p>-94,6</text:p>
          </table:table-cell>
          <table:table-cell table:formula="of:=[.C671]-5.88" office:value-type="float" office:value="-100.464328" calcext:value-type="float">
            <text:p>-100,5</text:p>
          </table:table-cell>
          <table:table-cell table:formula="of:=[.D671]-[.B671]" office:value-type="float" office:value="-3.678225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7224.389648" calcext:value-type="float">
            <text:p>7224,4</text:p>
          </table:table-cell>
          <table:table-cell office:value-type="float" office:value="-95.575478" calcext:value-type="float">
            <text:p>-95,6</text:p>
          </table:table-cell>
          <table:table-cell office:value-type="float" office:value="-91.539558" calcext:value-type="float">
            <text:p>-91,5</text:p>
          </table:table-cell>
          <table:table-cell table:formula="of:=[.C672]-5.88" office:value-type="float" office:value="-97.419558" calcext:value-type="float">
            <text:p>-97,4</text:p>
          </table:table-cell>
          <table:table-cell table:formula="of:=[.D672]-[.B672]" office:value-type="float" office:value="-1.844079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7235.15625" calcext:value-type="float">
            <text:p>7235,2</text:p>
          </table:table-cell>
          <table:table-cell office:value-type="float" office:value="-95.908691" calcext:value-type="float">
            <text:p>-95,9</text:p>
          </table:table-cell>
          <table:table-cell office:value-type="float" office:value="-89.930428" calcext:value-type="float">
            <text:p>-89,9</text:p>
          </table:table-cell>
          <table:table-cell table:formula="of:=[.C673]-5.88" office:value-type="float" office:value="-95.810428" calcext:value-type="float">
            <text:p>-95,8</text:p>
          </table:table-cell>
          <table:table-cell table:formula="of:=[.D673]-[.B673]" office:value-type="float" office:value="0.0982630000000029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7245.922852" calcext:value-type="float">
            <text:p>7245,9</text:p>
          </table:table-cell>
          <table:table-cell office:value-type="float" office:value="-97.340164" calcext:value-type="float">
            <text:p>-97,3</text:p>
          </table:table-cell>
          <table:table-cell office:value-type="float" office:value="-90.758095" calcext:value-type="float">
            <text:p>-90,8</text:p>
          </table:table-cell>
          <table:table-cell table:formula="of:=[.C674]-5.88" office:value-type="float" office:value="-96.638095" calcext:value-type="float">
            <text:p>-96,6</text:p>
          </table:table-cell>
          <table:table-cell table:formula="of:=[.D674]-[.B674]" office:value-type="float" office:value="0.702069000000009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7256.689453" calcext:value-type="float">
            <text:p>7256,7</text:p>
          </table:table-cell>
          <table:table-cell office:value-type="float" office:value="-95.643265" calcext:value-type="float">
            <text:p>-95,6</text:p>
          </table:table-cell>
          <table:table-cell office:value-type="float" office:value="-92.623482" calcext:value-type="float">
            <text:p>-92,6</text:p>
          </table:table-cell>
          <table:table-cell table:formula="of:=[.C675]-5.88" office:value-type="float" office:value="-98.503482" calcext:value-type="float">
            <text:p>-98,5</text:p>
          </table:table-cell>
          <table:table-cell table:formula="of:=[.D675]-[.B675]" office:value-type="float" office:value="-2.860216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7267.456055" calcext:value-type="float">
            <text:p>7267,5</text:p>
          </table:table-cell>
          <table:table-cell office:value-type="float" office:value="-95.068977" calcext:value-type="float">
            <text:p>-95,1</text:p>
          </table:table-cell>
          <table:table-cell office:value-type="float" office:value="-90.766617" calcext:value-type="float">
            <text:p>-90,8</text:p>
          </table:table-cell>
          <table:table-cell table:formula="of:=[.C676]-5.88" office:value-type="float" office:value="-96.646617" calcext:value-type="float">
            <text:p>-96,6</text:p>
          </table:table-cell>
          <table:table-cell table:formula="of:=[.D676]-[.B676]" office:value-type="float" office:value="-1.577639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7278.222656" calcext:value-type="float">
            <text:p>7278,2</text:p>
          </table:table-cell>
          <table:table-cell office:value-type="float" office:value="-95.096352" calcext:value-type="float">
            <text:p>-95,1</text:p>
          </table:table-cell>
          <table:table-cell office:value-type="float" office:value="-87.968506" calcext:value-type="float">
            <text:p>-88,0</text:p>
          </table:table-cell>
          <table:table-cell table:formula="of:=[.C677]-5.88" office:value-type="float" office:value="-93.848506" calcext:value-type="float">
            <text:p>-93,8</text:p>
          </table:table-cell>
          <table:table-cell table:formula="of:=[.D677]-[.B677]" office:value-type="float" office:value="1.247846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7288.989258" calcext:value-type="float">
            <text:p>7289,0</text:p>
          </table:table-cell>
          <table:table-cell office:value-type="float" office:value="-97.806541" calcext:value-type="float">
            <text:p>-97,8</text:p>
          </table:table-cell>
          <table:table-cell office:value-type="float" office:value="-88.054008" calcext:value-type="float">
            <text:p>-88,1</text:p>
          </table:table-cell>
          <table:table-cell table:formula="of:=[.C678]-5.88" office:value-type="float" office:value="-93.934008" calcext:value-type="float">
            <text:p>-93,9</text:p>
          </table:table-cell>
          <table:table-cell table:formula="of:=[.D678]-[.B678]" office:value-type="float" office:value="3.872533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7299.755859" calcext:value-type="float">
            <text:p>7299,8</text:p>
          </table:table-cell>
          <table:table-cell office:value-type="float" office:value="-97.66951" calcext:value-type="float">
            <text:p>-97,7</text:p>
          </table:table-cell>
          <table:table-cell office:value-type="float" office:value="-89.31234" calcext:value-type="float">
            <text:p>-89,3</text:p>
          </table:table-cell>
          <table:table-cell table:formula="of:=[.C679]-5.88" office:value-type="float" office:value="-95.19234" calcext:value-type="float">
            <text:p>-95,2</text:p>
          </table:table-cell>
          <table:table-cell table:formula="of:=[.D679]-[.B679]" office:value-type="float" office:value="2.47717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7310.522461" calcext:value-type="float">
            <text:p>7310,5</text:p>
          </table:table-cell>
          <table:table-cell office:value-type="float" office:value="-97.396347" calcext:value-type="float">
            <text:p>-97,4</text:p>
          </table:table-cell>
          <table:table-cell office:value-type="float" office:value="-93.060585" calcext:value-type="float">
            <text:p>-93,1</text:p>
          </table:table-cell>
          <table:table-cell table:formula="of:=[.C680]-5.88" office:value-type="float" office:value="-98.940585" calcext:value-type="float">
            <text:p>-98,9</text:p>
          </table:table-cell>
          <table:table-cell table:formula="of:=[.D680]-[.B680]" office:value-type="float" office:value="-1.544237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7321.289062" calcext:value-type="float">
            <text:p>7321,3</text:p>
          </table:table-cell>
          <table:table-cell office:value-type="float" office:value="-96.893944" calcext:value-type="float">
            <text:p>-96,9</text:p>
          </table:table-cell>
          <table:table-cell office:value-type="float" office:value="-94.336723" calcext:value-type="float">
            <text:p>-94,3</text:p>
          </table:table-cell>
          <table:table-cell table:formula="of:=[.C681]-5.88" office:value-type="float" office:value="-100.216723" calcext:value-type="float">
            <text:p>-100,2</text:p>
          </table:table-cell>
          <table:table-cell table:formula="of:=[.D681]-[.B681]" office:value-type="float" office:value="-3.32277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7332.055664" calcext:value-type="float">
            <text:p>7332,1</text:p>
          </table:table-cell>
          <table:table-cell office:value-type="float" office:value="-99.386475" calcext:value-type="float">
            <text:p>-99,4</text:p>
          </table:table-cell>
          <table:table-cell office:value-type="float" office:value="-90.061836" calcext:value-type="float">
            <text:p>-90,1</text:p>
          </table:table-cell>
          <table:table-cell table:formula="of:=[.C682]-5.88" office:value-type="float" office:value="-95.941836" calcext:value-type="float">
            <text:p>-95,9</text:p>
          </table:table-cell>
          <table:table-cell table:formula="of:=[.D682]-[.B682]" office:value-type="float" office:value="3.44463900000001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7342.822266" calcext:value-type="float">
            <text:p>7342,8</text:p>
          </table:table-cell>
          <table:table-cell office:value-type="float" office:value="-99.961922" calcext:value-type="float">
            <text:p>-100,0</text:p>
          </table:table-cell>
          <table:table-cell office:value-type="float" office:value="-90.385902" calcext:value-type="float">
            <text:p>-90,4</text:p>
          </table:table-cell>
          <table:table-cell table:formula="of:=[.C683]-5.88" office:value-type="float" office:value="-96.265902" calcext:value-type="float">
            <text:p>-96,3</text:p>
          </table:table-cell>
          <table:table-cell table:formula="of:=[.D683]-[.B683]" office:value-type="float" office:value="3.69602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7353.588867" calcext:value-type="float">
            <text:p>7353,6</text:p>
          </table:table-cell>
          <table:table-cell office:value-type="float" office:value="-96.839745" calcext:value-type="float">
            <text:p>-96,8</text:p>
          </table:table-cell>
          <table:table-cell office:value-type="float" office:value="-93.596756" calcext:value-type="float">
            <text:p>-93,6</text:p>
          </table:table-cell>
          <table:table-cell table:formula="of:=[.C684]-5.88" office:value-type="float" office:value="-99.476756" calcext:value-type="float">
            <text:p>-99,5</text:p>
          </table:table-cell>
          <table:table-cell table:formula="of:=[.D684]-[.B684]" office:value-type="float" office:value="-2.637011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7364.355469" calcext:value-type="float">
            <text:p>7364,4</text:p>
          </table:table-cell>
          <table:table-cell office:value-type="float" office:value="-98.34288" calcext:value-type="float">
            <text:p>-98,3</text:p>
          </table:table-cell>
          <table:table-cell office:value-type="float" office:value="-92.952965" calcext:value-type="float">
            <text:p>-93,0</text:p>
          </table:table-cell>
          <table:table-cell table:formula="of:=[.C685]-5.88" office:value-type="float" office:value="-98.832965" calcext:value-type="float">
            <text:p>-98,8</text:p>
          </table:table-cell>
          <table:table-cell table:formula="of:=[.D685]-[.B685]" office:value-type="float" office:value="-0.490085000000008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7375.12207" calcext:value-type="float">
            <text:p>7375,1</text:p>
          </table:table-cell>
          <table:table-cell office:value-type="float" office:value="-101.227661" calcext:value-type="float">
            <text:p>-101,2</text:p>
          </table:table-cell>
          <table:table-cell office:value-type="float" office:value="-93.615463" calcext:value-type="float">
            <text:p>-93,6</text:p>
          </table:table-cell>
          <table:table-cell table:formula="of:=[.C686]-5.88" office:value-type="float" office:value="-99.495463" calcext:value-type="float">
            <text:p>-99,5</text:p>
          </table:table-cell>
          <table:table-cell table:formula="of:=[.D686]-[.B686]" office:value-type="float" office:value="1.732198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7385.888672" calcext:value-type="float">
            <text:p>7385,9</text:p>
          </table:table-cell>
          <table:table-cell office:value-type="float" office:value="-98.972092" calcext:value-type="float">
            <text:p>-99,0</text:p>
          </table:table-cell>
          <table:table-cell office:value-type="float" office:value="-84.349701" calcext:value-type="float">
            <text:p>-84,3</text:p>
          </table:table-cell>
          <table:table-cell table:formula="of:=[.C687]-5.88" office:value-type="float" office:value="-90.229701" calcext:value-type="float">
            <text:p>-90,2</text:p>
          </table:table-cell>
          <table:table-cell table:formula="of:=[.D687]-[.B687]" office:value-type="float" office:value="8.74239100000001" calcext:value-type="float">
            <text:p>8,7</text:p>
          </table:table-cell>
          <table:table-cell table:number-columns-repeated="1019"/>
        </table:table-row>
        <table:table-row table:style-name="ro1">
          <table:table-cell office:value-type="float" office:value="7396.655273" calcext:value-type="float">
            <text:p>7396,7</text:p>
          </table:table-cell>
          <table:table-cell office:value-type="float" office:value="-95.991745" calcext:value-type="float">
            <text:p>-96,0</text:p>
          </table:table-cell>
          <table:table-cell office:value-type="float" office:value="-83.506149" calcext:value-type="float">
            <text:p>-83,5</text:p>
          </table:table-cell>
          <table:table-cell table:formula="of:=[.C688]-5.88" office:value-type="float" office:value="-89.386149" calcext:value-type="float">
            <text:p>-89,4</text:p>
          </table:table-cell>
          <table:table-cell table:formula="of:=[.D688]-[.B688]" office:value-type="float" office:value="6.60559600000001" calcext:value-type="float">
            <text:p>6,6</text:p>
          </table:table-cell>
          <table:table-cell table:number-columns-repeated="1019"/>
        </table:table-row>
        <table:table-row table:style-name="ro1">
          <table:table-cell office:value-type="float" office:value="7407.421875" calcext:value-type="float">
            <text:p>7407,4</text:p>
          </table:table-cell>
          <table:table-cell office:value-type="float" office:value="-94.818985" calcext:value-type="float">
            <text:p>-94,8</text:p>
          </table:table-cell>
          <table:table-cell office:value-type="float" office:value="-86.280807" calcext:value-type="float">
            <text:p>-86,3</text:p>
          </table:table-cell>
          <table:table-cell table:formula="of:=[.C689]-5.88" office:value-type="float" office:value="-92.160807" calcext:value-type="float">
            <text:p>-92,2</text:p>
          </table:table-cell>
          <table:table-cell table:formula="of:=[.D689]-[.B689]" office:value-type="float" office:value="2.65817800000001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7418.188477" calcext:value-type="float">
            <text:p>7418,2</text:p>
          </table:table-cell>
          <table:table-cell office:value-type="float" office:value="-93.744713" calcext:value-type="float">
            <text:p>-93,7</text:p>
          </table:table-cell>
          <table:table-cell office:value-type="float" office:value="-87.407036" calcext:value-type="float">
            <text:p>-87,4</text:p>
          </table:table-cell>
          <table:table-cell table:formula="of:=[.C690]-5.88" office:value-type="float" office:value="-93.287036" calcext:value-type="float">
            <text:p>-93,3</text:p>
          </table:table-cell>
          <table:table-cell table:formula="of:=[.D690]-[.B690]" office:value-type="float" office:value="0.457677000000004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7428.955078" calcext:value-type="float">
            <text:p>7429,0</text:p>
          </table:table-cell>
          <table:table-cell office:value-type="float" office:value="-96.07296" calcext:value-type="float">
            <text:p>-96,1</text:p>
          </table:table-cell>
          <table:table-cell office:value-type="float" office:value="-85.47123" calcext:value-type="float">
            <text:p>-85,5</text:p>
          </table:table-cell>
          <table:table-cell table:formula="of:=[.C691]-5.88" office:value-type="float" office:value="-91.35123" calcext:value-type="float">
            <text:p>-91,4</text:p>
          </table:table-cell>
          <table:table-cell table:formula="of:=[.D691]-[.B691]" office:value-type="float" office:value="4.72172999999999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7439.72168" calcext:value-type="float">
            <text:p>7439,7</text:p>
          </table:table-cell>
          <table:table-cell office:value-type="float" office:value="-95.045006" calcext:value-type="float">
            <text:p>-95,0</text:p>
          </table:table-cell>
          <table:table-cell office:value-type="float" office:value="-90.689003" calcext:value-type="float">
            <text:p>-90,7</text:p>
          </table:table-cell>
          <table:table-cell table:formula="of:=[.C692]-5.88" office:value-type="float" office:value="-96.569003" calcext:value-type="float">
            <text:p>-96,6</text:p>
          </table:table-cell>
          <table:table-cell table:formula="of:=[.D692]-[.B692]" office:value-type="float" office:value="-1.523996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7450.488281" calcext:value-type="float">
            <text:p>7450,5</text:p>
          </table:table-cell>
          <table:table-cell office:value-type="float" office:value="-95.100189" calcext:value-type="float">
            <text:p>-95,1</text:p>
          </table:table-cell>
          <table:table-cell office:value-type="float" office:value="-92.152222" calcext:value-type="float">
            <text:p>-92,2</text:p>
          </table:table-cell>
          <table:table-cell table:formula="of:=[.C693]-5.88" office:value-type="float" office:value="-98.032222" calcext:value-type="float">
            <text:p>-98,0</text:p>
          </table:table-cell>
          <table:table-cell table:formula="of:=[.D693]-[.B693]" office:value-type="float" office:value="-2.932032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7461.254883" calcext:value-type="float">
            <text:p>7461,3</text:p>
          </table:table-cell>
          <table:table-cell office:value-type="float" office:value="-95.864052" calcext:value-type="float">
            <text:p>-95,9</text:p>
          </table:table-cell>
          <table:table-cell office:value-type="float" office:value="-88.954269" calcext:value-type="float">
            <text:p>-89,0</text:p>
          </table:table-cell>
          <table:table-cell table:formula="of:=[.C694]-5.88" office:value-type="float" office:value="-94.834269" calcext:value-type="float">
            <text:p>-94,8</text:p>
          </table:table-cell>
          <table:table-cell table:formula="of:=[.D694]-[.B694]" office:value-type="float" office:value="1.02978300000001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7472.021484" calcext:value-type="float">
            <text:p>7472,0</text:p>
          </table:table-cell>
          <table:table-cell office:value-type="float" office:value="-95.432426" calcext:value-type="float">
            <text:p>-95,4</text:p>
          </table:table-cell>
          <table:table-cell office:value-type="float" office:value="-88.725883" calcext:value-type="float">
            <text:p>-88,7</text:p>
          </table:table-cell>
          <table:table-cell table:formula="of:=[.C695]-5.88" office:value-type="float" office:value="-94.605883" calcext:value-type="float">
            <text:p>-94,6</text:p>
          </table:table-cell>
          <table:table-cell table:formula="of:=[.D695]-[.B695]" office:value-type="float" office:value="0.826543000000015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7482.788086" calcext:value-type="float">
            <text:p>7482,8</text:p>
          </table:table-cell>
          <table:table-cell office:value-type="float" office:value="-97.028358" calcext:value-type="float">
            <text:p>-97,0</text:p>
          </table:table-cell>
          <table:table-cell office:value-type="float" office:value="-92.038879" calcext:value-type="float">
            <text:p>-92,0</text:p>
          </table:table-cell>
          <table:table-cell table:formula="of:=[.C696]-5.88" office:value-type="float" office:value="-97.918879" calcext:value-type="float">
            <text:p>-97,9</text:p>
          </table:table-cell>
          <table:table-cell table:formula="of:=[.D696]-[.B696]" office:value-type="float" office:value="-0.890520999999993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7493.554688" calcext:value-type="float">
            <text:p>7493,6</text:p>
          </table:table-cell>
          <table:table-cell office:value-type="float" office:value="-96.009682" calcext:value-type="float">
            <text:p>-96,0</text:p>
          </table:table-cell>
          <table:table-cell office:value-type="float" office:value="-95.629211" calcext:value-type="float">
            <text:p>-95,6</text:p>
          </table:table-cell>
          <table:table-cell table:formula="of:=[.C697]-5.88" office:value-type="float" office:value="-101.509211" calcext:value-type="float">
            <text:p>-101,5</text:p>
          </table:table-cell>
          <table:table-cell table:formula="of:=[.D697]-[.B697]" office:value-type="float" office:value="-5.499529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7504.321289" calcext:value-type="float">
            <text:p>7504,3</text:p>
          </table:table-cell>
          <table:table-cell office:value-type="float" office:value="-96.404556" calcext:value-type="float">
            <text:p>-96,4</text:p>
          </table:table-cell>
          <table:table-cell office:value-type="float" office:value="-92.156754" calcext:value-type="float">
            <text:p>-92,2</text:p>
          </table:table-cell>
          <table:table-cell table:formula="of:=[.C698]-5.88" office:value-type="float" office:value="-98.036754" calcext:value-type="float">
            <text:p>-98,0</text:p>
          </table:table-cell>
          <table:table-cell table:formula="of:=[.D698]-[.B698]" office:value-type="float" office:value="-1.632198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7515.087891" calcext:value-type="float">
            <text:p>7515,1</text:p>
          </table:table-cell>
          <table:table-cell office:value-type="float" office:value="-95.759552" calcext:value-type="float">
            <text:p>-95,8</text:p>
          </table:table-cell>
          <table:table-cell office:value-type="float" office:value="-92.676933" calcext:value-type="float">
            <text:p>-92,7</text:p>
          </table:table-cell>
          <table:table-cell table:formula="of:=[.C699]-5.88" office:value-type="float" office:value="-98.556933" calcext:value-type="float">
            <text:p>-98,6</text:p>
          </table:table-cell>
          <table:table-cell table:formula="of:=[.D699]-[.B699]" office:value-type="float" office:value="-2.797381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7525.854492" calcext:value-type="float">
            <text:p>7525,9</text:p>
          </table:table-cell>
          <table:table-cell office:value-type="float" office:value="-96.491043" calcext:value-type="float">
            <text:p>-96,5</text:p>
          </table:table-cell>
          <table:table-cell office:value-type="float" office:value="-91.028282" calcext:value-type="float">
            <text:p>-91,0</text:p>
          </table:table-cell>
          <table:table-cell table:formula="of:=[.C700]-5.88" office:value-type="float" office:value="-96.908282" calcext:value-type="float">
            <text:p>-96,9</text:p>
          </table:table-cell>
          <table:table-cell table:formula="of:=[.D700]-[.B700]" office:value-type="float" office:value="-0.417238999999995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7536.621094" calcext:value-type="float">
            <text:p>7536,6</text:p>
          </table:table-cell>
          <table:table-cell office:value-type="float" office:value="-95.536308" calcext:value-type="float">
            <text:p>-95,5</text:p>
          </table:table-cell>
          <table:table-cell office:value-type="float" office:value="-90.368851" calcext:value-type="float">
            <text:p>-90,4</text:p>
          </table:table-cell>
          <table:table-cell table:formula="of:=[.C701]-5.88" office:value-type="float" office:value="-96.248851" calcext:value-type="float">
            <text:p>-96,2</text:p>
          </table:table-cell>
          <table:table-cell table:formula="of:=[.D701]-[.B701]" office:value-type="float" office:value="-0.712542999999997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7547.387695" calcext:value-type="float">
            <text:p>7547,4</text:p>
          </table:table-cell>
          <table:table-cell office:value-type="float" office:value="-96.813248" calcext:value-type="float">
            <text:p>-96,8</text:p>
          </table:table-cell>
          <table:table-cell office:value-type="float" office:value="-93.27169" calcext:value-type="float">
            <text:p>-93,3</text:p>
          </table:table-cell>
          <table:table-cell table:formula="of:=[.C702]-5.88" office:value-type="float" office:value="-99.15169" calcext:value-type="float">
            <text:p>-99,2</text:p>
          </table:table-cell>
          <table:table-cell table:formula="of:=[.D702]-[.B702]" office:value-type="float" office:value="-2.338442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7558.154297" calcext:value-type="float">
            <text:p>7558,2</text:p>
          </table:table-cell>
          <table:table-cell office:value-type="float" office:value="-96.300026" calcext:value-type="float">
            <text:p>-96,3</text:p>
          </table:table-cell>
          <table:table-cell office:value-type="float" office:value="-91.810593" calcext:value-type="float">
            <text:p>-91,8</text:p>
          </table:table-cell>
          <table:table-cell table:formula="of:=[.C703]-5.88" office:value-type="float" office:value="-97.690593" calcext:value-type="float">
            <text:p>-97,7</text:p>
          </table:table-cell>
          <table:table-cell table:formula="of:=[.D703]-[.B703]" office:value-type="float" office:value="-1.390566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7568.920898" calcext:value-type="float">
            <text:p>7568,9</text:p>
          </table:table-cell>
          <table:table-cell office:value-type="float" office:value="-98.245354" calcext:value-type="float">
            <text:p>-98,2</text:p>
          </table:table-cell>
          <table:table-cell office:value-type="float" office:value="-90.581856" calcext:value-type="float">
            <text:p>-90,6</text:p>
          </table:table-cell>
          <table:table-cell table:formula="of:=[.C704]-5.88" office:value-type="float" office:value="-96.461856" calcext:value-type="float">
            <text:p>-96,5</text:p>
          </table:table-cell>
          <table:table-cell table:formula="of:=[.D704]-[.B704]" office:value-type="float" office:value="1.78349800000001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7579.6875" calcext:value-type="float">
            <text:p>7579,7</text:p>
          </table:table-cell>
          <table:table-cell office:value-type="float" office:value="-98.273483" calcext:value-type="float">
            <text:p>-98,3</text:p>
          </table:table-cell>
          <table:table-cell office:value-type="float" office:value="-89.444946" calcext:value-type="float">
            <text:p>-89,4</text:p>
          </table:table-cell>
          <table:table-cell table:formula="of:=[.C705]-5.88" office:value-type="float" office:value="-95.324946" calcext:value-type="float">
            <text:p>-95,3</text:p>
          </table:table-cell>
          <table:table-cell table:formula="of:=[.D705]-[.B705]" office:value-type="float" office:value="2.948537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7590.454102" calcext:value-type="float">
            <text:p>7590,5</text:p>
          </table:table-cell>
          <table:table-cell office:value-type="float" office:value="-97.229118" calcext:value-type="float">
            <text:p>-97,2</text:p>
          </table:table-cell>
          <table:table-cell office:value-type="float" office:value="-93.13707" calcext:value-type="float">
            <text:p>-93,1</text:p>
          </table:table-cell>
          <table:table-cell table:formula="of:=[.C706]-5.88" office:value-type="float" office:value="-99.01707" calcext:value-type="float">
            <text:p>-99,0</text:p>
          </table:table-cell>
          <table:table-cell table:formula="of:=[.D706]-[.B706]" office:value-type="float" office:value="-1.787951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7601.220703" calcext:value-type="float">
            <text:p>7601,2</text:p>
          </table:table-cell>
          <table:table-cell office:value-type="float" office:value="-93.481277" calcext:value-type="float">
            <text:p>-93,5</text:p>
          </table:table-cell>
          <table:table-cell office:value-type="float" office:value="-91.058029" calcext:value-type="float">
            <text:p>-91,1</text:p>
          </table:table-cell>
          <table:table-cell table:formula="of:=[.C707]-5.88" office:value-type="float" office:value="-96.938029" calcext:value-type="float">
            <text:p>-96,9</text:p>
          </table:table-cell>
          <table:table-cell table:formula="of:=[.D707]-[.B707]" office:value-type="float" office:value="-3.456751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7611.987305" calcext:value-type="float">
            <text:p>7612,0</text:p>
          </table:table-cell>
          <table:table-cell office:value-type="float" office:value="-93.0224" calcext:value-type="float">
            <text:p>-93,0</text:p>
          </table:table-cell>
          <table:table-cell office:value-type="float" office:value="-91.311783" calcext:value-type="float">
            <text:p>-91,3</text:p>
          </table:table-cell>
          <table:table-cell table:formula="of:=[.C708]-5.88" office:value-type="float" office:value="-97.191783" calcext:value-type="float">
            <text:p>-97,2</text:p>
          </table:table-cell>
          <table:table-cell table:formula="of:=[.D708]-[.B708]" office:value-type="float" office:value="-4.169383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7622.753906" calcext:value-type="float">
            <text:p>7622,8</text:p>
          </table:table-cell>
          <table:table-cell office:value-type="float" office:value="-93.403725" calcext:value-type="float">
            <text:p>-93,4</text:p>
          </table:table-cell>
          <table:table-cell office:value-type="float" office:value="-92.319527" calcext:value-type="float">
            <text:p>-92,3</text:p>
          </table:table-cell>
          <table:table-cell table:formula="of:=[.C709]-5.88" office:value-type="float" office:value="-98.199527" calcext:value-type="float">
            <text:p>-98,2</text:p>
          </table:table-cell>
          <table:table-cell table:formula="of:=[.D709]-[.B709]" office:value-type="float" office:value="-4.795802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7633.520508" calcext:value-type="float">
            <text:p>7633,5</text:p>
          </table:table-cell>
          <table:table-cell office:value-type="float" office:value="-94.928963" calcext:value-type="float">
            <text:p>-94,9</text:p>
          </table:table-cell>
          <table:table-cell office:value-type="float" office:value="-91.898483" calcext:value-type="float">
            <text:p>-91,9</text:p>
          </table:table-cell>
          <table:table-cell table:formula="of:=[.C710]-5.88" office:value-type="float" office:value="-97.778483" calcext:value-type="float">
            <text:p>-97,8</text:p>
          </table:table-cell>
          <table:table-cell table:formula="of:=[.D710]-[.B710]" office:value-type="float" office:value="-2.84952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7644.287109" calcext:value-type="float">
            <text:p>7644,3</text:p>
          </table:table-cell>
          <table:table-cell office:value-type="float" office:value="-95.290855" calcext:value-type="float">
            <text:p>-95,3</text:p>
          </table:table-cell>
          <table:table-cell office:value-type="float" office:value="-91.365646" calcext:value-type="float">
            <text:p>-91,4</text:p>
          </table:table-cell>
          <table:table-cell table:formula="of:=[.C711]-5.88" office:value-type="float" office:value="-97.245646" calcext:value-type="float">
            <text:p>-97,2</text:p>
          </table:table-cell>
          <table:table-cell table:formula="of:=[.D711]-[.B711]" office:value-type="float" office:value="-1.95479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7655.053711" calcext:value-type="float">
            <text:p>7655,1</text:p>
          </table:table-cell>
          <table:table-cell office:value-type="float" office:value="-92.356186" calcext:value-type="float">
            <text:p>-92,4</text:p>
          </table:table-cell>
          <table:table-cell office:value-type="float" office:value="-88.863945" calcext:value-type="float">
            <text:p>-88,9</text:p>
          </table:table-cell>
          <table:table-cell table:formula="of:=[.C712]-5.88" office:value-type="float" office:value="-94.743945" calcext:value-type="float">
            <text:p>-94,7</text:p>
          </table:table-cell>
          <table:table-cell table:formula="of:=[.D712]-[.B712]" office:value-type="float" office:value="-2.38775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7665.820312" calcext:value-type="float">
            <text:p>7665,8</text:p>
          </table:table-cell>
          <table:table-cell office:value-type="float" office:value="-92.607742" calcext:value-type="float">
            <text:p>-92,6</text:p>
          </table:table-cell>
          <table:table-cell office:value-type="float" office:value="-91.277504" calcext:value-type="float">
            <text:p>-91,3</text:p>
          </table:table-cell>
          <table:table-cell table:formula="of:=[.C713]-5.88" office:value-type="float" office:value="-97.157504" calcext:value-type="float">
            <text:p>-97,2</text:p>
          </table:table-cell>
          <table:table-cell table:formula="of:=[.D713]-[.B713]" office:value-type="float" office:value="-4.549761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7676.586914" calcext:value-type="float">
            <text:p>7676,6</text:p>
          </table:table-cell>
          <table:table-cell office:value-type="float" office:value="-94.146149" calcext:value-type="float">
            <text:p>-94,1</text:p>
          </table:table-cell>
          <table:table-cell office:value-type="float" office:value="-92.807785" calcext:value-type="float">
            <text:p>-92,8</text:p>
          </table:table-cell>
          <table:table-cell table:formula="of:=[.C714]-5.88" office:value-type="float" office:value="-98.687785" calcext:value-type="float">
            <text:p>-98,7</text:p>
          </table:table-cell>
          <table:table-cell table:formula="of:=[.D714]-[.B714]" office:value-type="float" office:value="-4.541636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7687.353516" calcext:value-type="float">
            <text:p>7687,4</text:p>
          </table:table-cell>
          <table:table-cell office:value-type="float" office:value="-93.679695" calcext:value-type="float">
            <text:p>-93,7</text:p>
          </table:table-cell>
          <table:table-cell office:value-type="float" office:value="-90.779022" calcext:value-type="float">
            <text:p>-90,8</text:p>
          </table:table-cell>
          <table:table-cell table:formula="of:=[.C715]-5.88" office:value-type="float" office:value="-96.659022" calcext:value-type="float">
            <text:p>-96,7</text:p>
          </table:table-cell>
          <table:table-cell table:formula="of:=[.D715]-[.B715]" office:value-type="float" office:value="-2.979327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7698.120117" calcext:value-type="float">
            <text:p>7698,1</text:p>
          </table:table-cell>
          <table:table-cell office:value-type="float" office:value="-94.879791" calcext:value-type="float">
            <text:p>-94,9</text:p>
          </table:table-cell>
          <table:table-cell office:value-type="float" office:value="-93.441772" calcext:value-type="float">
            <text:p>-93,4</text:p>
          </table:table-cell>
          <table:table-cell table:formula="of:=[.C716]-5.88" office:value-type="float" office:value="-99.321772" calcext:value-type="float">
            <text:p>-99,3</text:p>
          </table:table-cell>
          <table:table-cell table:formula="of:=[.D716]-[.B716]" office:value-type="float" office:value="-4.441981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7708.886719" calcext:value-type="float">
            <text:p>7708,9</text:p>
          </table:table-cell>
          <table:table-cell office:value-type="float" office:value="-94.115967" calcext:value-type="float">
            <text:p>-94,1</text:p>
          </table:table-cell>
          <table:table-cell office:value-type="float" office:value="-94.495827" calcext:value-type="float">
            <text:p>-94,5</text:p>
          </table:table-cell>
          <table:table-cell table:formula="of:=[.C717]-5.88" office:value-type="float" office:value="-100.375827" calcext:value-type="float">
            <text:p>-100,4</text:p>
          </table:table-cell>
          <table:table-cell table:formula="of:=[.D717]-[.B717]" office:value-type="float" office:value="-6.25986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7719.65332" calcext:value-type="float">
            <text:p>7719,7</text:p>
          </table:table-cell>
          <table:table-cell office:value-type="float" office:value="-95.704254" calcext:value-type="float">
            <text:p>-95,7</text:p>
          </table:table-cell>
          <table:table-cell office:value-type="float" office:value="-93.277283" calcext:value-type="float">
            <text:p>-93,3</text:p>
          </table:table-cell>
          <table:table-cell table:formula="of:=[.C718]-5.88" office:value-type="float" office:value="-99.157283" calcext:value-type="float">
            <text:p>-99,2</text:p>
          </table:table-cell>
          <table:table-cell table:formula="of:=[.D718]-[.B718]" office:value-type="float" office:value="-3.453028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7730.419922" calcext:value-type="float">
            <text:p>7730,4</text:p>
          </table:table-cell>
          <table:table-cell office:value-type="float" office:value="-95.538879" calcext:value-type="float">
            <text:p>-95,5</text:p>
          </table:table-cell>
          <table:table-cell office:value-type="float" office:value="-93.484863" calcext:value-type="float">
            <text:p>-93,5</text:p>
          </table:table-cell>
          <table:table-cell table:formula="of:=[.C719]-5.88" office:value-type="float" office:value="-99.364863" calcext:value-type="float">
            <text:p>-99,4</text:p>
          </table:table-cell>
          <table:table-cell table:formula="of:=[.D719]-[.B719]" office:value-type="float" office:value="-3.82598400000001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7741.186523" calcext:value-type="float">
            <text:p>7741,2</text:p>
          </table:table-cell>
          <table:table-cell office:value-type="float" office:value="-96.226143" calcext:value-type="float">
            <text:p>-96,2</text:p>
          </table:table-cell>
          <table:table-cell office:value-type="float" office:value="-92.72477" calcext:value-type="float">
            <text:p>-92,7</text:p>
          </table:table-cell>
          <table:table-cell table:formula="of:=[.C720]-5.88" office:value-type="float" office:value="-98.60477" calcext:value-type="float">
            <text:p>-98,6</text:p>
          </table:table-cell>
          <table:table-cell table:formula="of:=[.D720]-[.B720]" office:value-type="float" office:value="-2.37862700000001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7751.953125" calcext:value-type="float">
            <text:p>7752,0</text:p>
          </table:table-cell>
          <table:table-cell office:value-type="float" office:value="-93.936783" calcext:value-type="float">
            <text:p>-93,9</text:p>
          </table:table-cell>
          <table:table-cell office:value-type="float" office:value="-89.735779" calcext:value-type="float">
            <text:p>-89,7</text:p>
          </table:table-cell>
          <table:table-cell table:formula="of:=[.C721]-5.88" office:value-type="float" office:value="-95.615779" calcext:value-type="float">
            <text:p>-95,6</text:p>
          </table:table-cell>
          <table:table-cell table:formula="of:=[.D721]-[.B721]" office:value-type="float" office:value="-1.67899599999998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7762.719727" calcext:value-type="float">
            <text:p>7762,7</text:p>
          </table:table-cell>
          <table:table-cell office:value-type="float" office:value="-96.777809" calcext:value-type="float">
            <text:p>-96,8</text:p>
          </table:table-cell>
          <table:table-cell office:value-type="float" office:value="-84.725182" calcext:value-type="float">
            <text:p>-84,7</text:p>
          </table:table-cell>
          <table:table-cell table:formula="of:=[.C722]-5.88" office:value-type="float" office:value="-90.605182" calcext:value-type="float">
            <text:p>-90,6</text:p>
          </table:table-cell>
          <table:table-cell table:formula="of:=[.D722]-[.B722]" office:value-type="float" office:value="6.17262700000001" calcext:value-type="float">
            <text:p>6,2</text:p>
          </table:table-cell>
          <table:table-cell table:number-columns-repeated="1019"/>
        </table:table-row>
        <table:table-row table:style-name="ro1">
          <table:table-cell office:value-type="float" office:value="7773.486328" calcext:value-type="float">
            <text:p>7773,5</text:p>
          </table:table-cell>
          <table:table-cell office:value-type="float" office:value="-94.809952" calcext:value-type="float">
            <text:p>-94,8</text:p>
          </table:table-cell>
          <table:table-cell office:value-type="float" office:value="-82.732285" calcext:value-type="float">
            <text:p>-82,7</text:p>
          </table:table-cell>
          <table:table-cell table:formula="of:=[.C723]-5.88" office:value-type="float" office:value="-88.612285" calcext:value-type="float">
            <text:p>-88,6</text:p>
          </table:table-cell>
          <table:table-cell table:formula="of:=[.D723]-[.B723]" office:value-type="float" office:value="6.197667" calcext:value-type="float">
            <text:p>6,2</text:p>
          </table:table-cell>
          <table:table-cell table:number-columns-repeated="1019"/>
        </table:table-row>
        <table:table-row table:style-name="ro1">
          <table:table-cell office:value-type="float" office:value="7784.25293" calcext:value-type="float">
            <text:p>7784,3</text:p>
          </table:table-cell>
          <table:table-cell office:value-type="float" office:value="-86.95208" calcext:value-type="float">
            <text:p>-87,0</text:p>
          </table:table-cell>
          <table:table-cell office:value-type="float" office:value="-81.610374" calcext:value-type="float">
            <text:p>-81,6</text:p>
          </table:table-cell>
          <table:table-cell table:formula="of:=[.C724]-5.88" office:value-type="float" office:value="-87.490374" calcext:value-type="float">
            <text:p>-87,5</text:p>
          </table:table-cell>
          <table:table-cell table:formula="of:=[.D724]-[.B724]" office:value-type="float" office:value="-0.538293999999993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7795.019531" calcext:value-type="float">
            <text:p>7795,0</text:p>
          </table:table-cell>
          <table:table-cell office:value-type="float" office:value="-88.465607" calcext:value-type="float">
            <text:p>-88,5</text:p>
          </table:table-cell>
          <table:table-cell office:value-type="float" office:value="-81.697571" calcext:value-type="float">
            <text:p>-81,7</text:p>
          </table:table-cell>
          <table:table-cell table:formula="of:=[.C725]-5.88" office:value-type="float" office:value="-87.577571" calcext:value-type="float">
            <text:p>-87,6</text:p>
          </table:table-cell>
          <table:table-cell table:formula="of:=[.D725]-[.B725]" office:value-type="float" office:value="0.888036000000014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7805.786133" calcext:value-type="float">
            <text:p>7805,8</text:p>
          </table:table-cell>
          <table:table-cell office:value-type="float" office:value="-96.962563" calcext:value-type="float">
            <text:p>-97,0</text:p>
          </table:table-cell>
          <table:table-cell office:value-type="float" office:value="-84.808792" calcext:value-type="float">
            <text:p>-84,8</text:p>
          </table:table-cell>
          <table:table-cell table:formula="of:=[.C726]-5.88" office:value-type="float" office:value="-90.688792" calcext:value-type="float">
            <text:p>-90,7</text:p>
          </table:table-cell>
          <table:table-cell table:formula="of:=[.D726]-[.B726]" office:value-type="float" office:value="6.27377100000001" calcext:value-type="float">
            <text:p>6,3</text:p>
          </table:table-cell>
          <table:table-cell table:number-columns-repeated="1019"/>
        </table:table-row>
        <table:table-row table:style-name="ro1">
          <table:table-cell office:value-type="float" office:value="7816.552734" calcext:value-type="float">
            <text:p>7816,6</text:p>
          </table:table-cell>
          <table:table-cell office:value-type="float" office:value="-94.937469" calcext:value-type="float">
            <text:p>-94,9</text:p>
          </table:table-cell>
          <table:table-cell office:value-type="float" office:value="-88.450356" calcext:value-type="float">
            <text:p>-88,5</text:p>
          </table:table-cell>
          <table:table-cell table:formula="of:=[.C727]-5.88" office:value-type="float" office:value="-94.330356" calcext:value-type="float">
            <text:p>-94,3</text:p>
          </table:table-cell>
          <table:table-cell table:formula="of:=[.D727]-[.B727]" office:value-type="float" office:value="0.607112999999998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7827.319336" calcext:value-type="float">
            <text:p>7827,3</text:p>
          </table:table-cell>
          <table:table-cell office:value-type="float" office:value="-91.291832" calcext:value-type="float">
            <text:p>-91,3</text:p>
          </table:table-cell>
          <table:table-cell office:value-type="float" office:value="-86.249588" calcext:value-type="float">
            <text:p>-86,2</text:p>
          </table:table-cell>
          <table:table-cell table:formula="of:=[.C728]-5.88" office:value-type="float" office:value="-92.129588" calcext:value-type="float">
            <text:p>-92,1</text:p>
          </table:table-cell>
          <table:table-cell table:formula="of:=[.D728]-[.B728]" office:value-type="float" office:value="-0.837755999999999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7838.085938" calcext:value-type="float">
            <text:p>7838,1</text:p>
          </table:table-cell>
          <table:table-cell office:value-type="float" office:value="-92.697029" calcext:value-type="float">
            <text:p>-92,7</text:p>
          </table:table-cell>
          <table:table-cell office:value-type="float" office:value="-85.754906" calcext:value-type="float">
            <text:p>-85,8</text:p>
          </table:table-cell>
          <table:table-cell table:formula="of:=[.C729]-5.88" office:value-type="float" office:value="-91.634906" calcext:value-type="float">
            <text:p>-91,6</text:p>
          </table:table-cell>
          <table:table-cell table:formula="of:=[.D729]-[.B729]" office:value-type="float" office:value="1.062123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7848.852539" calcext:value-type="float">
            <text:p>7848,9</text:p>
          </table:table-cell>
          <table:table-cell office:value-type="float" office:value="-91.938232" calcext:value-type="float">
            <text:p>-91,9</text:p>
          </table:table-cell>
          <table:table-cell office:value-type="float" office:value="-89.434227" calcext:value-type="float">
            <text:p>-89,4</text:p>
          </table:table-cell>
          <table:table-cell table:formula="of:=[.C730]-5.88" office:value-type="float" office:value="-95.314227" calcext:value-type="float">
            <text:p>-95,3</text:p>
          </table:table-cell>
          <table:table-cell table:formula="of:=[.D730]-[.B730]" office:value-type="float" office:value="-3.375995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7859.619141" calcext:value-type="float">
            <text:p>7859,6</text:p>
          </table:table-cell>
          <table:table-cell office:value-type="float" office:value="-91.576141" calcext:value-type="float">
            <text:p>-91,6</text:p>
          </table:table-cell>
          <table:table-cell office:value-type="float" office:value="-87.470695" calcext:value-type="float">
            <text:p>-87,5</text:p>
          </table:table-cell>
          <table:table-cell table:formula="of:=[.C731]-5.88" office:value-type="float" office:value="-93.350695" calcext:value-type="float">
            <text:p>-93,4</text:p>
          </table:table-cell>
          <table:table-cell table:formula="of:=[.D731]-[.B731]" office:value-type="float" office:value="-1.774554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7870.385742" calcext:value-type="float">
            <text:p>7870,4</text:p>
          </table:table-cell>
          <table:table-cell office:value-type="float" office:value="-91.083923" calcext:value-type="float">
            <text:p>-91,1</text:p>
          </table:table-cell>
          <table:table-cell office:value-type="float" office:value="-85.039749" calcext:value-type="float">
            <text:p>-85,0</text:p>
          </table:table-cell>
          <table:table-cell table:formula="of:=[.C732]-5.88" office:value-type="float" office:value="-90.919749" calcext:value-type="float">
            <text:p>-90,9</text:p>
          </table:table-cell>
          <table:table-cell table:formula="of:=[.D732]-[.B732]" office:value-type="float" office:value="0.164174000000003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7881.152344" calcext:value-type="float">
            <text:p>7881,2</text:p>
          </table:table-cell>
          <table:table-cell office:value-type="float" office:value="-94.004738" calcext:value-type="float">
            <text:p>-94,0</text:p>
          </table:table-cell>
          <table:table-cell office:value-type="float" office:value="-87.516151" calcext:value-type="float">
            <text:p>-87,5</text:p>
          </table:table-cell>
          <table:table-cell table:formula="of:=[.C733]-5.88" office:value-type="float" office:value="-93.396151" calcext:value-type="float">
            <text:p>-93,4</text:p>
          </table:table-cell>
          <table:table-cell table:formula="of:=[.D733]-[.B733]" office:value-type="float" office:value="0.60858700000001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7891.918945" calcext:value-type="float">
            <text:p>7891,9</text:p>
          </table:table-cell>
          <table:table-cell office:value-type="float" office:value="-93.103477" calcext:value-type="float">
            <text:p>-93,1</text:p>
          </table:table-cell>
          <table:table-cell office:value-type="float" office:value="-87.197685" calcext:value-type="float">
            <text:p>-87,2</text:p>
          </table:table-cell>
          <table:table-cell table:formula="of:=[.C734]-5.88" office:value-type="float" office:value="-93.077685" calcext:value-type="float">
            <text:p>-93,1</text:p>
          </table:table-cell>
          <table:table-cell table:formula="of:=[.D734]-[.B734]" office:value-type="float" office:value="0.0257919999999956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7902.685547" calcext:value-type="float">
            <text:p>7902,7</text:p>
          </table:table-cell>
          <table:table-cell office:value-type="float" office:value="-95.851578" calcext:value-type="float">
            <text:p>-95,9</text:p>
          </table:table-cell>
          <table:table-cell office:value-type="float" office:value="-88.017052" calcext:value-type="float">
            <text:p>-88,0</text:p>
          </table:table-cell>
          <table:table-cell table:formula="of:=[.C735]-5.88" office:value-type="float" office:value="-93.897052" calcext:value-type="float">
            <text:p>-93,9</text:p>
          </table:table-cell>
          <table:table-cell table:formula="of:=[.D735]-[.B735]" office:value-type="float" office:value="1.954526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7913.452148" calcext:value-type="float">
            <text:p>7913,5</text:p>
          </table:table-cell>
          <table:table-cell office:value-type="float" office:value="-96.067024" calcext:value-type="float">
            <text:p>-96,1</text:p>
          </table:table-cell>
          <table:table-cell office:value-type="float" office:value="-91.712959" calcext:value-type="float">
            <text:p>-91,7</text:p>
          </table:table-cell>
          <table:table-cell table:formula="of:=[.C736]-5.88" office:value-type="float" office:value="-97.592959" calcext:value-type="float">
            <text:p>-97,6</text:p>
          </table:table-cell>
          <table:table-cell table:formula="of:=[.D736]-[.B736]" office:value-type="float" office:value="-1.525934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7924.21875" calcext:value-type="float">
            <text:p>7924,2</text:p>
          </table:table-cell>
          <table:table-cell office:value-type="float" office:value="-93.927483" calcext:value-type="float">
            <text:p>-93,9</text:p>
          </table:table-cell>
          <table:table-cell office:value-type="float" office:value="-92.721344" calcext:value-type="float">
            <text:p>-92,7</text:p>
          </table:table-cell>
          <table:table-cell table:formula="of:=[.C737]-5.88" office:value-type="float" office:value="-98.601344" calcext:value-type="float">
            <text:p>-98,6</text:p>
          </table:table-cell>
          <table:table-cell table:formula="of:=[.D737]-[.B737]" office:value-type="float" office:value="-4.673861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7934.985352" calcext:value-type="float">
            <text:p>7935,0</text:p>
          </table:table-cell>
          <table:table-cell office:value-type="float" office:value="-95.900726" calcext:value-type="float">
            <text:p>-95,9</text:p>
          </table:table-cell>
          <table:table-cell office:value-type="float" office:value="-91.789719" calcext:value-type="float">
            <text:p>-91,8</text:p>
          </table:table-cell>
          <table:table-cell table:formula="of:=[.C738]-5.88" office:value-type="float" office:value="-97.669719" calcext:value-type="float">
            <text:p>-97,7</text:p>
          </table:table-cell>
          <table:table-cell table:formula="of:=[.D738]-[.B738]" office:value-type="float" office:value="-1.768992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7945.751953" calcext:value-type="float">
            <text:p>7945,8</text:p>
          </table:table-cell>
          <table:table-cell office:value-type="float" office:value="-96.120659" calcext:value-type="float">
            <text:p>-96,1</text:p>
          </table:table-cell>
          <table:table-cell office:value-type="float" office:value="-93.378319" calcext:value-type="float">
            <text:p>-93,4</text:p>
          </table:table-cell>
          <table:table-cell table:formula="of:=[.C739]-5.88" office:value-type="float" office:value="-99.258319" calcext:value-type="float">
            <text:p>-99,3</text:p>
          </table:table-cell>
          <table:table-cell table:formula="of:=[.D739]-[.B739]" office:value-type="float" office:value="-3.13766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7956.518555" calcext:value-type="float">
            <text:p>7956,5</text:p>
          </table:table-cell>
          <table:table-cell office:value-type="float" office:value="-97.157005" calcext:value-type="float">
            <text:p>-97,2</text:p>
          </table:table-cell>
          <table:table-cell office:value-type="float" office:value="-93.021049" calcext:value-type="float">
            <text:p>-93,0</text:p>
          </table:table-cell>
          <table:table-cell table:formula="of:=[.C740]-5.88" office:value-type="float" office:value="-98.901049" calcext:value-type="float">
            <text:p>-98,9</text:p>
          </table:table-cell>
          <table:table-cell table:formula="of:=[.D740]-[.B740]" office:value-type="float" office:value="-1.744044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7967.285156" calcext:value-type="float">
            <text:p>7967,3</text:p>
          </table:table-cell>
          <table:table-cell office:value-type="float" office:value="-97.24511" calcext:value-type="float">
            <text:p>-97,2</text:p>
          </table:table-cell>
          <table:table-cell office:value-type="float" office:value="-93.24482" calcext:value-type="float">
            <text:p>-93,2</text:p>
          </table:table-cell>
          <table:table-cell table:formula="of:=[.C741]-5.88" office:value-type="float" office:value="-99.12482" calcext:value-type="float">
            <text:p>-99,1</text:p>
          </table:table-cell>
          <table:table-cell table:formula="of:=[.D741]-[.B741]" office:value-type="float" office:value="-1.87971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7978.051758" calcext:value-type="float">
            <text:p>7978,1</text:p>
          </table:table-cell>
          <table:table-cell office:value-type="float" office:value="-93.379593" calcext:value-type="float">
            <text:p>-93,4</text:p>
          </table:table-cell>
          <table:table-cell office:value-type="float" office:value="-88.736359" calcext:value-type="float">
            <text:p>-88,7</text:p>
          </table:table-cell>
          <table:table-cell table:formula="of:=[.C742]-5.88" office:value-type="float" office:value="-94.616359" calcext:value-type="float">
            <text:p>-94,6</text:p>
          </table:table-cell>
          <table:table-cell table:formula="of:=[.D742]-[.B742]" office:value-type="float" office:value="-1.236765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7988.818359" calcext:value-type="float">
            <text:p>7988,8</text:p>
          </table:table-cell>
          <table:table-cell office:value-type="float" office:value="-91.284195" calcext:value-type="float">
            <text:p>-91,3</text:p>
          </table:table-cell>
          <table:table-cell office:value-type="float" office:value="-88.470131" calcext:value-type="float">
            <text:p>-88,5</text:p>
          </table:table-cell>
          <table:table-cell table:formula="of:=[.C743]-5.88" office:value-type="float" office:value="-94.350131" calcext:value-type="float">
            <text:p>-94,4</text:p>
          </table:table-cell>
          <table:table-cell table:formula="of:=[.D743]-[.B743]" office:value-type="float" office:value="-3.065935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7999.584961" calcext:value-type="float">
            <text:p>7999,6</text:p>
          </table:table-cell>
          <table:table-cell office:value-type="float" office:value="-92.97451" calcext:value-type="float">
            <text:p>-93,0</text:p>
          </table:table-cell>
          <table:table-cell office:value-type="float" office:value="-90.652023" calcext:value-type="float">
            <text:p>-90,7</text:p>
          </table:table-cell>
          <table:table-cell table:formula="of:=[.C744]-5.88" office:value-type="float" office:value="-96.532023" calcext:value-type="float">
            <text:p>-96,5</text:p>
          </table:table-cell>
          <table:table-cell table:formula="of:=[.D744]-[.B744]" office:value-type="float" office:value="-3.557513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8010.351562" calcext:value-type="float">
            <text:p>8010,4</text:p>
          </table:table-cell>
          <table:table-cell office:value-type="float" office:value="-94.65094" calcext:value-type="float">
            <text:p>-94,7</text:p>
          </table:table-cell>
          <table:table-cell office:value-type="float" office:value="-90.766907" calcext:value-type="float">
            <text:p>-90,8</text:p>
          </table:table-cell>
          <table:table-cell table:formula="of:=[.C745]-5.88" office:value-type="float" office:value="-96.646907" calcext:value-type="float">
            <text:p>-96,6</text:p>
          </table:table-cell>
          <table:table-cell table:formula="of:=[.D745]-[.B745]" office:value-type="float" office:value="-1.995966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8021.118164" calcext:value-type="float">
            <text:p>8021,1</text:p>
          </table:table-cell>
          <table:table-cell office:value-type="float" office:value="-96.268707" calcext:value-type="float">
            <text:p>-96,3</text:p>
          </table:table-cell>
          <table:table-cell office:value-type="float" office:value="-92.724365" calcext:value-type="float">
            <text:p>-92,7</text:p>
          </table:table-cell>
          <table:table-cell table:formula="of:=[.C746]-5.88" office:value-type="float" office:value="-98.604365" calcext:value-type="float">
            <text:p>-98,6</text:p>
          </table:table-cell>
          <table:table-cell table:formula="of:=[.D746]-[.B746]" office:value-type="float" office:value="-2.335658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8031.884766" calcext:value-type="float">
            <text:p>8031,9</text:p>
          </table:table-cell>
          <table:table-cell office:value-type="float" office:value="-96.820389" calcext:value-type="float">
            <text:p>-96,8</text:p>
          </table:table-cell>
          <table:table-cell office:value-type="float" office:value="-91.924904" calcext:value-type="float">
            <text:p>-91,9</text:p>
          </table:table-cell>
          <table:table-cell table:formula="of:=[.C747]-5.88" office:value-type="float" office:value="-97.804904" calcext:value-type="float">
            <text:p>-97,8</text:p>
          </table:table-cell>
          <table:table-cell table:formula="of:=[.D747]-[.B747]" office:value-type="float" office:value="-0.984514999999988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8042.651367" calcext:value-type="float">
            <text:p>8042,7</text:p>
          </table:table-cell>
          <table:table-cell office:value-type="float" office:value="-94.580032" calcext:value-type="float">
            <text:p>-94,6</text:p>
          </table:table-cell>
          <table:table-cell office:value-type="float" office:value="-91.947044" calcext:value-type="float">
            <text:p>-91,9</text:p>
          </table:table-cell>
          <table:table-cell table:formula="of:=[.C748]-5.88" office:value-type="float" office:value="-97.827044" calcext:value-type="float">
            <text:p>-97,8</text:p>
          </table:table-cell>
          <table:table-cell table:formula="of:=[.D748]-[.B748]" office:value-type="float" office:value="-3.247012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8053.417969" calcext:value-type="float">
            <text:p>8053,4</text:p>
          </table:table-cell>
          <table:table-cell office:value-type="float" office:value="-94.836548" calcext:value-type="float">
            <text:p>-94,8</text:p>
          </table:table-cell>
          <table:table-cell office:value-type="float" office:value="-93.634941" calcext:value-type="float">
            <text:p>-93,6</text:p>
          </table:table-cell>
          <table:table-cell table:formula="of:=[.C749]-5.88" office:value-type="float" office:value="-99.514941" calcext:value-type="float">
            <text:p>-99,5</text:p>
          </table:table-cell>
          <table:table-cell table:formula="of:=[.D749]-[.B749]" office:value-type="float" office:value="-4.678393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8064.18457" calcext:value-type="float">
            <text:p>8064,2</text:p>
          </table:table-cell>
          <table:table-cell office:value-type="float" office:value="-94.914993" calcext:value-type="float">
            <text:p>-94,9</text:p>
          </table:table-cell>
          <table:table-cell office:value-type="float" office:value="-91.403687" calcext:value-type="float">
            <text:p>-91,4</text:p>
          </table:table-cell>
          <table:table-cell table:formula="of:=[.C750]-5.88" office:value-type="float" office:value="-97.283687" calcext:value-type="float">
            <text:p>-97,3</text:p>
          </table:table-cell>
          <table:table-cell table:formula="of:=[.D750]-[.B750]" office:value-type="float" office:value="-2.368694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8074.951172" calcext:value-type="float">
            <text:p>8075,0</text:p>
          </table:table-cell>
          <table:table-cell office:value-type="float" office:value="-94.956413" calcext:value-type="float">
            <text:p>-95,0</text:p>
          </table:table-cell>
          <table:table-cell office:value-type="float" office:value="-92.363289" calcext:value-type="float">
            <text:p>-92,4</text:p>
          </table:table-cell>
          <table:table-cell table:formula="of:=[.C751]-5.88" office:value-type="float" office:value="-98.243289" calcext:value-type="float">
            <text:p>-98,2</text:p>
          </table:table-cell>
          <table:table-cell table:formula="of:=[.D751]-[.B751]" office:value-type="float" office:value="-3.286875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8085.717773" calcext:value-type="float">
            <text:p>8085,7</text:p>
          </table:table-cell>
          <table:table-cell office:value-type="float" office:value="-94.570175" calcext:value-type="float">
            <text:p>-94,6</text:p>
          </table:table-cell>
          <table:table-cell office:value-type="float" office:value="-91.604424" calcext:value-type="float">
            <text:p>-91,6</text:p>
          </table:table-cell>
          <table:table-cell table:formula="of:=[.C752]-5.88" office:value-type="float" office:value="-97.484424" calcext:value-type="float">
            <text:p>-97,5</text:p>
          </table:table-cell>
          <table:table-cell table:formula="of:=[.D752]-[.B752]" office:value-type="float" office:value="-2.91424899999998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8096.484375" calcext:value-type="float">
            <text:p>8096,5</text:p>
          </table:table-cell>
          <table:table-cell office:value-type="float" office:value="-95.52581" calcext:value-type="float">
            <text:p>-95,5</text:p>
          </table:table-cell>
          <table:table-cell office:value-type="float" office:value="-90.973297" calcext:value-type="float">
            <text:p>-91,0</text:p>
          </table:table-cell>
          <table:table-cell table:formula="of:=[.C753]-5.88" office:value-type="float" office:value="-96.853297" calcext:value-type="float">
            <text:p>-96,9</text:p>
          </table:table-cell>
          <table:table-cell table:formula="of:=[.D753]-[.B753]" office:value-type="float" office:value="-1.327486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8107.250977" calcext:value-type="float">
            <text:p>8107,3</text:p>
          </table:table-cell>
          <table:table-cell office:value-type="float" office:value="-96.31662" calcext:value-type="float">
            <text:p>-96,3</text:p>
          </table:table-cell>
          <table:table-cell office:value-type="float" office:value="-91.594666" calcext:value-type="float">
            <text:p>-91,6</text:p>
          </table:table-cell>
          <table:table-cell table:formula="of:=[.C754]-5.88" office:value-type="float" office:value="-97.474666" calcext:value-type="float">
            <text:p>-97,5</text:p>
          </table:table-cell>
          <table:table-cell table:formula="of:=[.D754]-[.B754]" office:value-type="float" office:value="-1.158046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8118.017578" calcext:value-type="float">
            <text:p>8118,0</text:p>
          </table:table-cell>
          <table:table-cell office:value-type="float" office:value="-95.180077" calcext:value-type="float">
            <text:p>-95,2</text:p>
          </table:table-cell>
          <table:table-cell office:value-type="float" office:value="-90.647575" calcext:value-type="float">
            <text:p>-90,6</text:p>
          </table:table-cell>
          <table:table-cell table:formula="of:=[.C755]-5.88" office:value-type="float" office:value="-96.527575" calcext:value-type="float">
            <text:p>-96,5</text:p>
          </table:table-cell>
          <table:table-cell table:formula="of:=[.D755]-[.B755]" office:value-type="float" office:value="-1.347498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8128.78418" calcext:value-type="float">
            <text:p>8128,8</text:p>
          </table:table-cell>
          <table:table-cell office:value-type="float" office:value="-95.731003" calcext:value-type="float">
            <text:p>-95,7</text:p>
          </table:table-cell>
          <table:table-cell office:value-type="float" office:value="-90.113983" calcext:value-type="float">
            <text:p>-90,1</text:p>
          </table:table-cell>
          <table:table-cell table:formula="of:=[.C756]-5.88" office:value-type="float" office:value="-95.993983" calcext:value-type="float">
            <text:p>-96,0</text:p>
          </table:table-cell>
          <table:table-cell table:formula="of:=[.D756]-[.B756]" office:value-type="float" office:value="-0.262979999999999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8139.550781" calcext:value-type="float">
            <text:p>8139,6</text:p>
          </table:table-cell>
          <table:table-cell office:value-type="float" office:value="-95.543549" calcext:value-type="float">
            <text:p>-95,5</text:p>
          </table:table-cell>
          <table:table-cell office:value-type="float" office:value="-91.248566" calcext:value-type="float">
            <text:p>-91,2</text:p>
          </table:table-cell>
          <table:table-cell table:formula="of:=[.C757]-5.88" office:value-type="float" office:value="-97.128566" calcext:value-type="float">
            <text:p>-97,1</text:p>
          </table:table-cell>
          <table:table-cell table:formula="of:=[.D757]-[.B757]" office:value-type="float" office:value="-1.585016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8150.317383" calcext:value-type="float">
            <text:p>8150,3</text:p>
          </table:table-cell>
          <table:table-cell office:value-type="float" office:value="-96.195862" calcext:value-type="float">
            <text:p>-96,2</text:p>
          </table:table-cell>
          <table:table-cell office:value-type="float" office:value="-92.88047" calcext:value-type="float">
            <text:p>-92,9</text:p>
          </table:table-cell>
          <table:table-cell table:formula="of:=[.C758]-5.88" office:value-type="float" office:value="-98.76047" calcext:value-type="float">
            <text:p>-98,8</text:p>
          </table:table-cell>
          <table:table-cell table:formula="of:=[.D758]-[.B758]" office:value-type="float" office:value="-2.564607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8161.083984" calcext:value-type="float">
            <text:p>8161,1</text:p>
          </table:table-cell>
          <table:table-cell office:value-type="float" office:value="-93.183586" calcext:value-type="float">
            <text:p>-93,2</text:p>
          </table:table-cell>
          <table:table-cell office:value-type="float" office:value="-92.169609" calcext:value-type="float">
            <text:p>-92,2</text:p>
          </table:table-cell>
          <table:table-cell table:formula="of:=[.C759]-5.88" office:value-type="float" office:value="-98.049609" calcext:value-type="float">
            <text:p>-98,0</text:p>
          </table:table-cell>
          <table:table-cell table:formula="of:=[.D759]-[.B759]" office:value-type="float" office:value="-4.86602299999998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8171.850586" calcext:value-type="float">
            <text:p>8171,9</text:p>
          </table:table-cell>
          <table:table-cell office:value-type="float" office:value="-95.955666" calcext:value-type="float">
            <text:p>-96,0</text:p>
          </table:table-cell>
          <table:table-cell office:value-type="float" office:value="-96.772621" calcext:value-type="float">
            <text:p>-96,8</text:p>
          </table:table-cell>
          <table:table-cell table:formula="of:=[.C760]-5.88" office:value-type="float" office:value="-102.652621" calcext:value-type="float">
            <text:p>-102,7</text:p>
          </table:table-cell>
          <table:table-cell table:formula="of:=[.D760]-[.B760]" office:value-type="float" office:value="-6.696955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8182.617188" calcext:value-type="float">
            <text:p>8182,6</text:p>
          </table:table-cell>
          <table:table-cell office:value-type="float" office:value="-94.312576" calcext:value-type="float">
            <text:p>-94,3</text:p>
          </table:table-cell>
          <table:table-cell office:value-type="float" office:value="-91.884888" calcext:value-type="float">
            <text:p>-91,9</text:p>
          </table:table-cell>
          <table:table-cell table:formula="of:=[.C761]-5.88" office:value-type="float" office:value="-97.764888" calcext:value-type="float">
            <text:p>-97,8</text:p>
          </table:table-cell>
          <table:table-cell table:formula="of:=[.D761]-[.B761]" office:value-type="float" office:value="-3.452311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8193.383789" calcext:value-type="float">
            <text:p>8193,4</text:p>
          </table:table-cell>
          <table:table-cell office:value-type="float" office:value="-96.736671" calcext:value-type="float">
            <text:p>-96,7</text:p>
          </table:table-cell>
          <table:table-cell office:value-type="float" office:value="-90.597542" calcext:value-type="float">
            <text:p>-90,6</text:p>
          </table:table-cell>
          <table:table-cell table:formula="of:=[.C762]-5.88" office:value-type="float" office:value="-96.477542" calcext:value-type="float">
            <text:p>-96,5</text:p>
          </table:table-cell>
          <table:table-cell table:formula="of:=[.D762]-[.B762]" office:value-type="float" office:value="0.259129000000001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8204.150391" calcext:value-type="float">
            <text:p>8204,2</text:p>
          </table:table-cell>
          <table:table-cell office:value-type="float" office:value="-96.518257" calcext:value-type="float">
            <text:p>-96,5</text:p>
          </table:table-cell>
          <table:table-cell office:value-type="float" office:value="-88.184174" calcext:value-type="float">
            <text:p>-88,2</text:p>
          </table:table-cell>
          <table:table-cell table:formula="of:=[.C763]-5.88" office:value-type="float" office:value="-94.064174" calcext:value-type="float">
            <text:p>-94,1</text:p>
          </table:table-cell>
          <table:table-cell table:formula="of:=[.D763]-[.B763]" office:value-type="float" office:value="2.45408300000001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8214.916992" calcext:value-type="float">
            <text:p>8214,9</text:p>
          </table:table-cell>
          <table:table-cell office:value-type="float" office:value="-93.260086" calcext:value-type="float">
            <text:p>-93,3</text:p>
          </table:table-cell>
          <table:table-cell office:value-type="float" office:value="-86.637375" calcext:value-type="float">
            <text:p>-86,6</text:p>
          </table:table-cell>
          <table:table-cell table:formula="of:=[.C764]-5.88" office:value-type="float" office:value="-92.517375" calcext:value-type="float">
            <text:p>-92,5</text:p>
          </table:table-cell>
          <table:table-cell table:formula="of:=[.D764]-[.B764]" office:value-type="float" office:value="0.742711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8225.683594" calcext:value-type="float">
            <text:p>8225,7</text:p>
          </table:table-cell>
          <table:table-cell office:value-type="float" office:value="-90.547447" calcext:value-type="float">
            <text:p>-90,5</text:p>
          </table:table-cell>
          <table:table-cell office:value-type="float" office:value="-87.855835" calcext:value-type="float">
            <text:p>-87,9</text:p>
          </table:table-cell>
          <table:table-cell table:formula="of:=[.C765]-5.88" office:value-type="float" office:value="-93.735835" calcext:value-type="float">
            <text:p>-93,7</text:p>
          </table:table-cell>
          <table:table-cell table:formula="of:=[.D765]-[.B765]" office:value-type="float" office:value="-3.188387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8236.450195" calcext:value-type="float">
            <text:p>8236,5</text:p>
          </table:table-cell>
          <table:table-cell office:value-type="float" office:value="-91.242554" calcext:value-type="float">
            <text:p>-91,2</text:p>
          </table:table-cell>
          <table:table-cell office:value-type="float" office:value="-86.047867" calcext:value-type="float">
            <text:p>-86,0</text:p>
          </table:table-cell>
          <table:table-cell table:formula="of:=[.C766]-5.88" office:value-type="float" office:value="-91.927867" calcext:value-type="float">
            <text:p>-91,9</text:p>
          </table:table-cell>
          <table:table-cell table:formula="of:=[.D766]-[.B766]" office:value-type="float" office:value="-0.685312999999994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8247.216797" calcext:value-type="float">
            <text:p>8247,2</text:p>
          </table:table-cell>
          <table:table-cell office:value-type="float" office:value="-94.342102" calcext:value-type="float">
            <text:p>-94,3</text:p>
          </table:table-cell>
          <table:table-cell office:value-type="float" office:value="-84.299171" calcext:value-type="float">
            <text:p>-84,3</text:p>
          </table:table-cell>
          <table:table-cell table:formula="of:=[.C767]-5.88" office:value-type="float" office:value="-90.179171" calcext:value-type="float">
            <text:p>-90,2</text:p>
          </table:table-cell>
          <table:table-cell table:formula="of:=[.D767]-[.B767]" office:value-type="float" office:value="4.162931" calcext:value-type="float">
            <text:p>4,2</text:p>
          </table:table-cell>
          <table:table-cell table:number-columns-repeated="1019"/>
        </table:table-row>
        <table:table-row table:style-name="ro1">
          <table:table-cell office:value-type="float" office:value="8257.983398" calcext:value-type="float">
            <text:p>8258,0</text:p>
          </table:table-cell>
          <table:table-cell office:value-type="float" office:value="-95.652908" calcext:value-type="float">
            <text:p>-95,7</text:p>
          </table:table-cell>
          <table:table-cell office:value-type="float" office:value="-85.081253" calcext:value-type="float">
            <text:p>-85,1</text:p>
          </table:table-cell>
          <table:table-cell table:formula="of:=[.C768]-5.88" office:value-type="float" office:value="-90.961253" calcext:value-type="float">
            <text:p>-91,0</text:p>
          </table:table-cell>
          <table:table-cell table:formula="of:=[.D768]-[.B768]" office:value-type="float" office:value="4.691655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8268.75" calcext:value-type="float">
            <text:p>8268,8</text:p>
          </table:table-cell>
          <table:table-cell office:value-type="float" office:value="-93.926102" calcext:value-type="float">
            <text:p>-93,9</text:p>
          </table:table-cell>
          <table:table-cell office:value-type="float" office:value="-88.754181" calcext:value-type="float">
            <text:p>-88,8</text:p>
          </table:table-cell>
          <table:table-cell table:formula="of:=[.C769]-5.88" office:value-type="float" office:value="-94.634181" calcext:value-type="float">
            <text:p>-94,6</text:p>
          </table:table-cell>
          <table:table-cell table:formula="of:=[.D769]-[.B769]" office:value-type="float" office:value="-0.708078999999998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8279.516602" calcext:value-type="float">
            <text:p>8279,5</text:p>
          </table:table-cell>
          <table:table-cell office:value-type="float" office:value="-90.938019" calcext:value-type="float">
            <text:p>-90,9</text:p>
          </table:table-cell>
          <table:table-cell office:value-type="float" office:value="-86.470398" calcext:value-type="float">
            <text:p>-86,5</text:p>
          </table:table-cell>
          <table:table-cell table:formula="of:=[.C770]-5.88" office:value-type="float" office:value="-92.350398" calcext:value-type="float">
            <text:p>-92,4</text:p>
          </table:table-cell>
          <table:table-cell table:formula="of:=[.D770]-[.B770]" office:value-type="float" office:value="-1.41237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8290.283203" calcext:value-type="float">
            <text:p>8290,3</text:p>
          </table:table-cell>
          <table:table-cell office:value-type="float" office:value="-93.967659" calcext:value-type="float">
            <text:p>-94,0</text:p>
          </table:table-cell>
          <table:table-cell office:value-type="float" office:value="-87.170837" calcext:value-type="float">
            <text:p>-87,2</text:p>
          </table:table-cell>
          <table:table-cell table:formula="of:=[.C771]-5.88" office:value-type="float" office:value="-93.050837" calcext:value-type="float">
            <text:p>-93,1</text:p>
          </table:table-cell>
          <table:table-cell table:formula="of:=[.D771]-[.B771]" office:value-type="float" office:value="0.916821999999996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8301.049805" calcext:value-type="float">
            <text:p>8301,0</text:p>
          </table:table-cell>
          <table:table-cell office:value-type="float" office:value="-95.750679" calcext:value-type="float">
            <text:p>-95,8</text:p>
          </table:table-cell>
          <table:table-cell office:value-type="float" office:value="-90.906013" calcext:value-type="float">
            <text:p>-90,9</text:p>
          </table:table-cell>
          <table:table-cell table:formula="of:=[.C772]-5.88" office:value-type="float" office:value="-96.786013" calcext:value-type="float">
            <text:p>-96,8</text:p>
          </table:table-cell>
          <table:table-cell table:formula="of:=[.D772]-[.B772]" office:value-type="float" office:value="-1.035333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8311.816406" calcext:value-type="float">
            <text:p>8311,8</text:p>
          </table:table-cell>
          <table:table-cell office:value-type="float" office:value="-97.090431" calcext:value-type="float">
            <text:p>-97,1</text:p>
          </table:table-cell>
          <table:table-cell office:value-type="float" office:value="-93.346786" calcext:value-type="float">
            <text:p>-93,3</text:p>
          </table:table-cell>
          <table:table-cell table:formula="of:=[.C773]-5.88" office:value-type="float" office:value="-99.226786" calcext:value-type="float">
            <text:p>-99,2</text:p>
          </table:table-cell>
          <table:table-cell table:formula="of:=[.D773]-[.B773]" office:value-type="float" office:value="-2.136354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8322.583008" calcext:value-type="float">
            <text:p>8322,6</text:p>
          </table:table-cell>
          <table:table-cell office:value-type="float" office:value="-97.074867" calcext:value-type="float">
            <text:p>-97,1</text:p>
          </table:table-cell>
          <table:table-cell office:value-type="float" office:value="-90.174194" calcext:value-type="float">
            <text:p>-90,2</text:p>
          </table:table-cell>
          <table:table-cell table:formula="of:=[.C774]-5.88" office:value-type="float" office:value="-96.054194" calcext:value-type="float">
            <text:p>-96,1</text:p>
          </table:table-cell>
          <table:table-cell table:formula="of:=[.D774]-[.B774]" office:value-type="float" office:value="1.020673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8333.349609" calcext:value-type="float">
            <text:p>8333,3</text:p>
          </table:table-cell>
          <table:table-cell office:value-type="float" office:value="-98.568604" calcext:value-type="float">
            <text:p>-98,6</text:p>
          </table:table-cell>
          <table:table-cell office:value-type="float" office:value="-91.003372" calcext:value-type="float">
            <text:p>-91,0</text:p>
          </table:table-cell>
          <table:table-cell table:formula="of:=[.C775]-5.88" office:value-type="float" office:value="-96.883372" calcext:value-type="float">
            <text:p>-96,9</text:p>
          </table:table-cell>
          <table:table-cell table:formula="of:=[.D775]-[.B775]" office:value-type="float" office:value="1.685232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8344.116211" calcext:value-type="float">
            <text:p>8344,1</text:p>
          </table:table-cell>
          <table:table-cell office:value-type="float" office:value="-97.236191" calcext:value-type="float">
            <text:p>-97,2</text:p>
          </table:table-cell>
          <table:table-cell office:value-type="float" office:value="-91.844872" calcext:value-type="float">
            <text:p>-91,8</text:p>
          </table:table-cell>
          <table:table-cell table:formula="of:=[.C776]-5.88" office:value-type="float" office:value="-97.724872" calcext:value-type="float">
            <text:p>-97,7</text:p>
          </table:table-cell>
          <table:table-cell table:formula="of:=[.D776]-[.B776]" office:value-type="float" office:value="-0.488680999999986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8354.882812" calcext:value-type="float">
            <text:p>8354,9</text:p>
          </table:table-cell>
          <table:table-cell office:value-type="float" office:value="-97.319481" calcext:value-type="float">
            <text:p>-97,3</text:p>
          </table:table-cell>
          <table:table-cell office:value-type="float" office:value="-91.990402" calcext:value-type="float">
            <text:p>-92,0</text:p>
          </table:table-cell>
          <table:table-cell table:formula="of:=[.C777]-5.88" office:value-type="float" office:value="-97.870402" calcext:value-type="float">
            <text:p>-97,9</text:p>
          </table:table-cell>
          <table:table-cell table:formula="of:=[.D777]-[.B777]" office:value-type="float" office:value="-0.550921000000002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8365.649414" calcext:value-type="float">
            <text:p>8365,6</text:p>
          </table:table-cell>
          <table:table-cell office:value-type="float" office:value="-96.290237" calcext:value-type="float">
            <text:p>-96,3</text:p>
          </table:table-cell>
          <table:table-cell office:value-type="float" office:value="-94.569122" calcext:value-type="float">
            <text:p>-94,6</text:p>
          </table:table-cell>
          <table:table-cell table:formula="of:=[.C778]-5.88" office:value-type="float" office:value="-100.449122" calcext:value-type="float">
            <text:p>-100,4</text:p>
          </table:table-cell>
          <table:table-cell table:formula="of:=[.D778]-[.B778]" office:value-type="float" office:value="-4.15888499999998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8376.416016" calcext:value-type="float">
            <text:p>8376,4</text:p>
          </table:table-cell>
          <table:table-cell office:value-type="float" office:value="-95.143242" calcext:value-type="float">
            <text:p>-95,1</text:p>
          </table:table-cell>
          <table:table-cell office:value-type="float" office:value="-94.303253" calcext:value-type="float">
            <text:p>-94,3</text:p>
          </table:table-cell>
          <table:table-cell table:formula="of:=[.C779]-5.88" office:value-type="float" office:value="-100.183253" calcext:value-type="float">
            <text:p>-100,2</text:p>
          </table:table-cell>
          <table:table-cell table:formula="of:=[.D779]-[.B779]" office:value-type="float" office:value="-5.040010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8387.182617" calcext:value-type="float">
            <text:p>8387,2</text:p>
          </table:table-cell>
          <table:table-cell office:value-type="float" office:value="-93.797165" calcext:value-type="float">
            <text:p>-93,8</text:p>
          </table:table-cell>
          <table:table-cell office:value-type="float" office:value="-91.814163" calcext:value-type="float">
            <text:p>-91,8</text:p>
          </table:table-cell>
          <table:table-cell table:formula="of:=[.C780]-5.88" office:value-type="float" office:value="-97.694163" calcext:value-type="float">
            <text:p>-97,7</text:p>
          </table:table-cell>
          <table:table-cell table:formula="of:=[.D780]-[.B780]" office:value-type="float" office:value="-3.89699799999998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8397.949219" calcext:value-type="float">
            <text:p>8397,9</text:p>
          </table:table-cell>
          <table:table-cell office:value-type="float" office:value="-92.916046" calcext:value-type="float">
            <text:p>-92,9</text:p>
          </table:table-cell>
          <table:table-cell office:value-type="float" office:value="-90.555008" calcext:value-type="float">
            <text:p>-90,6</text:p>
          </table:table-cell>
          <table:table-cell table:formula="of:=[.C781]-5.88" office:value-type="float" office:value="-96.435008" calcext:value-type="float">
            <text:p>-96,4</text:p>
          </table:table-cell>
          <table:table-cell table:formula="of:=[.D781]-[.B781]" office:value-type="float" office:value="-3.518962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8408.71582" calcext:value-type="float">
            <text:p>8408,7</text:p>
          </table:table-cell>
          <table:table-cell office:value-type="float" office:value="-95.002785" calcext:value-type="float">
            <text:p>-95,0</text:p>
          </table:table-cell>
          <table:table-cell office:value-type="float" office:value="-89.410149" calcext:value-type="float">
            <text:p>-89,4</text:p>
          </table:table-cell>
          <table:table-cell table:formula="of:=[.C782]-5.88" office:value-type="float" office:value="-95.290149" calcext:value-type="float">
            <text:p>-95,3</text:p>
          </table:table-cell>
          <table:table-cell table:formula="of:=[.D782]-[.B782]" office:value-type="float" office:value="-0.287363999999997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8419.482422" calcext:value-type="float">
            <text:p>8419,5</text:p>
          </table:table-cell>
          <table:table-cell office:value-type="float" office:value="-93.848518" calcext:value-type="float">
            <text:p>-93,8</text:p>
          </table:table-cell>
          <table:table-cell office:value-type="float" office:value="-91.044914" calcext:value-type="float">
            <text:p>-91,0</text:p>
          </table:table-cell>
          <table:table-cell table:formula="of:=[.C783]-5.88" office:value-type="float" office:value="-96.924914" calcext:value-type="float">
            <text:p>-96,9</text:p>
          </table:table-cell>
          <table:table-cell table:formula="of:=[.D783]-[.B783]" office:value-type="float" office:value="-3.076396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8430.249023" calcext:value-type="float">
            <text:p>8430,2</text:p>
          </table:table-cell>
          <table:table-cell office:value-type="float" office:value="-93.874756" calcext:value-type="float">
            <text:p>-93,9</text:p>
          </table:table-cell>
          <table:table-cell office:value-type="float" office:value="-94.465492" calcext:value-type="float">
            <text:p>-94,5</text:p>
          </table:table-cell>
          <table:table-cell table:formula="of:=[.C784]-5.88" office:value-type="float" office:value="-100.345492" calcext:value-type="float">
            <text:p>-100,3</text:p>
          </table:table-cell>
          <table:table-cell table:formula="of:=[.D784]-[.B784]" office:value-type="float" office:value="-6.47073599999999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8441.015625" calcext:value-type="float">
            <text:p>8441,0</text:p>
          </table:table-cell>
          <table:table-cell office:value-type="float" office:value="-92.938354" calcext:value-type="float">
            <text:p>-92,9</text:p>
          </table:table-cell>
          <table:table-cell office:value-type="float" office:value="-93.428902" calcext:value-type="float">
            <text:p>-93,4</text:p>
          </table:table-cell>
          <table:table-cell table:formula="of:=[.C785]-5.88" office:value-type="float" office:value="-99.308902" calcext:value-type="float">
            <text:p>-99,3</text:p>
          </table:table-cell>
          <table:table-cell table:formula="of:=[.D785]-[.B785]" office:value-type="float" office:value="-6.37054799999999" calcext:value-type="float">
            <text:p>-6,4</text:p>
          </table:table-cell>
          <table:table-cell table:number-columns-repeated="1019"/>
        </table:table-row>
        <table:table-row table:style-name="ro1">
          <table:table-cell office:value-type="float" office:value="8451.782227" calcext:value-type="float">
            <text:p>8451,8</text:p>
          </table:table-cell>
          <table:table-cell office:value-type="float" office:value="-92.975365" calcext:value-type="float">
            <text:p>-93,0</text:p>
          </table:table-cell>
          <table:table-cell office:value-type="float" office:value="-94.354332" calcext:value-type="float">
            <text:p>-94,4</text:p>
          </table:table-cell>
          <table:table-cell table:formula="of:=[.C786]-5.88" office:value-type="float" office:value="-100.234332" calcext:value-type="float">
            <text:p>-100,2</text:p>
          </table:table-cell>
          <table:table-cell table:formula="of:=[.D786]-[.B786]" office:value-type="float" office:value="-7.258967" calcext:value-type="float">
            <text:p>-7,3</text:p>
          </table:table-cell>
          <table:table-cell table:number-columns-repeated="1019"/>
        </table:table-row>
        <table:table-row table:style-name="ro1">
          <table:table-cell office:value-type="float" office:value="8462.548828" calcext:value-type="float">
            <text:p>8462,5</text:p>
          </table:table-cell>
          <table:table-cell office:value-type="float" office:value="-93.555595" calcext:value-type="float">
            <text:p>-93,6</text:p>
          </table:table-cell>
          <table:table-cell office:value-type="float" office:value="-93.10894" calcext:value-type="float">
            <text:p>-93,1</text:p>
          </table:table-cell>
          <table:table-cell table:formula="of:=[.C787]-5.88" office:value-type="float" office:value="-98.98894" calcext:value-type="float">
            <text:p>-99,0</text:p>
          </table:table-cell>
          <table:table-cell table:formula="of:=[.D787]-[.B787]" office:value-type="float" office:value="-5.433345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8473.31543" calcext:value-type="float">
            <text:p>8473,3</text:p>
          </table:table-cell>
          <table:table-cell office:value-type="float" office:value="-94.690765" calcext:value-type="float">
            <text:p>-94,7</text:p>
          </table:table-cell>
          <table:table-cell office:value-type="float" office:value="-88.53907" calcext:value-type="float">
            <text:p>-88,5</text:p>
          </table:table-cell>
          <table:table-cell table:formula="of:=[.C788]-5.88" office:value-type="float" office:value="-94.41907" calcext:value-type="float">
            <text:p>-94,4</text:p>
          </table:table-cell>
          <table:table-cell table:formula="of:=[.D788]-[.B788]" office:value-type="float" office:value="0.271695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8484.082031" calcext:value-type="float">
            <text:p>8484,1</text:p>
          </table:table-cell>
          <table:table-cell office:value-type="float" office:value="-91.582657" calcext:value-type="float">
            <text:p>-91,6</text:p>
          </table:table-cell>
          <table:table-cell office:value-type="float" office:value="-88.899139" calcext:value-type="float">
            <text:p>-88,9</text:p>
          </table:table-cell>
          <table:table-cell table:formula="of:=[.C789]-5.88" office:value-type="float" office:value="-94.779139" calcext:value-type="float">
            <text:p>-94,8</text:p>
          </table:table-cell>
          <table:table-cell table:formula="of:=[.D789]-[.B789]" office:value-type="float" office:value="-3.196482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8494.848633" calcext:value-type="float">
            <text:p>8494,8</text:p>
          </table:table-cell>
          <table:table-cell office:value-type="float" office:value="-94.011475" calcext:value-type="float">
            <text:p>-94,0</text:p>
          </table:table-cell>
          <table:table-cell office:value-type="float" office:value="-93.034523" calcext:value-type="float">
            <text:p>-93,0</text:p>
          </table:table-cell>
          <table:table-cell table:formula="of:=[.C790]-5.88" office:value-type="float" office:value="-98.914523" calcext:value-type="float">
            <text:p>-98,9</text:p>
          </table:table-cell>
          <table:table-cell table:formula="of:=[.D790]-[.B790]" office:value-type="float" office:value="-4.90304799999998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8505.615234" calcext:value-type="float">
            <text:p>8505,6</text:p>
          </table:table-cell>
          <table:table-cell office:value-type="float" office:value="-93.462456" calcext:value-type="float">
            <text:p>-93,5</text:p>
          </table:table-cell>
          <table:table-cell office:value-type="float" office:value="-91.976357" calcext:value-type="float">
            <text:p>-92,0</text:p>
          </table:table-cell>
          <table:table-cell table:formula="of:=[.C791]-5.88" office:value-type="float" office:value="-97.856357" calcext:value-type="float">
            <text:p>-97,9</text:p>
          </table:table-cell>
          <table:table-cell table:formula="of:=[.D791]-[.B791]" office:value-type="float" office:value="-4.393900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8516.381836" calcext:value-type="float">
            <text:p>8516,4</text:p>
          </table:table-cell>
          <table:table-cell office:value-type="float" office:value="-94.27166" calcext:value-type="float">
            <text:p>-94,3</text:p>
          </table:table-cell>
          <table:table-cell office:value-type="float" office:value="-92.459763" calcext:value-type="float">
            <text:p>-92,5</text:p>
          </table:table-cell>
          <table:table-cell table:formula="of:=[.C792]-5.88" office:value-type="float" office:value="-98.339763" calcext:value-type="float">
            <text:p>-98,3</text:p>
          </table:table-cell>
          <table:table-cell table:formula="of:=[.D792]-[.B792]" office:value-type="float" office:value="-4.068102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8527.148438" calcext:value-type="float">
            <text:p>8527,1</text:p>
          </table:table-cell>
          <table:table-cell office:value-type="float" office:value="-95.444687" calcext:value-type="float">
            <text:p>-95,4</text:p>
          </table:table-cell>
          <table:table-cell office:value-type="float" office:value="-95.789658" calcext:value-type="float">
            <text:p>-95,8</text:p>
          </table:table-cell>
          <table:table-cell table:formula="of:=[.C793]-5.88" office:value-type="float" office:value="-101.669658" calcext:value-type="float">
            <text:p>-101,7</text:p>
          </table:table-cell>
          <table:table-cell table:formula="of:=[.D793]-[.B793]" office:value-type="float" office:value="-6.224971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8537.915039" calcext:value-type="float">
            <text:p>8537,9</text:p>
          </table:table-cell>
          <table:table-cell office:value-type="float" office:value="-92.831947" calcext:value-type="float">
            <text:p>-92,8</text:p>
          </table:table-cell>
          <table:table-cell office:value-type="float" office:value="-96.431046" calcext:value-type="float">
            <text:p>-96,4</text:p>
          </table:table-cell>
          <table:table-cell table:formula="of:=[.C794]-5.88" office:value-type="float" office:value="-102.311046" calcext:value-type="float">
            <text:p>-102,3</text:p>
          </table:table-cell>
          <table:table-cell table:formula="of:=[.D794]-[.B794]" office:value-type="float" office:value="-9.47909899999999" calcext:value-type="float">
            <text:p>-9,5</text:p>
          </table:table-cell>
          <table:table-cell table:number-columns-repeated="1019"/>
        </table:table-row>
        <table:table-row table:style-name="ro1">
          <table:table-cell office:value-type="float" office:value="8548.681641" calcext:value-type="float">
            <text:p>8548,7</text:p>
          </table:table-cell>
          <table:table-cell office:value-type="float" office:value="-94.890266" calcext:value-type="float">
            <text:p>-94,9</text:p>
          </table:table-cell>
          <table:table-cell office:value-type="float" office:value="-92.189751" calcext:value-type="float">
            <text:p>-92,2</text:p>
          </table:table-cell>
          <table:table-cell table:formula="of:=[.C795]-5.88" office:value-type="float" office:value="-98.069751" calcext:value-type="float">
            <text:p>-98,1</text:p>
          </table:table-cell>
          <table:table-cell table:formula="of:=[.D795]-[.B795]" office:value-type="float" office:value="-3.179485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8559.448242" calcext:value-type="float">
            <text:p>8559,4</text:p>
          </table:table-cell>
          <table:table-cell office:value-type="float" office:value="-96.012299" calcext:value-type="float">
            <text:p>-96,0</text:p>
          </table:table-cell>
          <table:table-cell office:value-type="float" office:value="-94.010605" calcext:value-type="float">
            <text:p>-94,0</text:p>
          </table:table-cell>
          <table:table-cell table:formula="of:=[.C796]-5.88" office:value-type="float" office:value="-99.890605" calcext:value-type="float">
            <text:p>-99,9</text:p>
          </table:table-cell>
          <table:table-cell table:formula="of:=[.D796]-[.B796]" office:value-type="float" office:value="-3.878305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8570.214844" calcext:value-type="float">
            <text:p>8570,2</text:p>
          </table:table-cell>
          <table:table-cell office:value-type="float" office:value="-96.086456" calcext:value-type="float">
            <text:p>-96,1</text:p>
          </table:table-cell>
          <table:table-cell office:value-type="float" office:value="-90.428658" calcext:value-type="float">
            <text:p>-90,4</text:p>
          </table:table-cell>
          <table:table-cell table:formula="of:=[.C797]-5.88" office:value-type="float" office:value="-96.308658" calcext:value-type="float">
            <text:p>-96,3</text:p>
          </table:table-cell>
          <table:table-cell table:formula="of:=[.D797]-[.B797]" office:value-type="float" office:value="-0.222201999999996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8580.981445" calcext:value-type="float">
            <text:p>8581,0</text:p>
          </table:table-cell>
          <table:table-cell office:value-type="float" office:value="-96.660477" calcext:value-type="float">
            <text:p>-96,7</text:p>
          </table:table-cell>
          <table:table-cell office:value-type="float" office:value="-83.416229" calcext:value-type="float">
            <text:p>-83,4</text:p>
          </table:table-cell>
          <table:table-cell table:formula="of:=[.C798]-5.88" office:value-type="float" office:value="-89.296229" calcext:value-type="float">
            <text:p>-89,3</text:p>
          </table:table-cell>
          <table:table-cell table:formula="of:=[.D798]-[.B798]" office:value-type="float" office:value="7.364248" calcext:value-type="float">
            <text:p>7,4</text:p>
          </table:table-cell>
          <table:table-cell table:number-columns-repeated="1019"/>
        </table:table-row>
        <table:table-row table:style-name="ro1">
          <table:table-cell office:value-type="float" office:value="8591.748047" calcext:value-type="float">
            <text:p>8591,7</text:p>
          </table:table-cell>
          <table:table-cell office:value-type="float" office:value="-96.276161" calcext:value-type="float">
            <text:p>-96,3</text:p>
          </table:table-cell>
          <table:table-cell office:value-type="float" office:value="-83.949051" calcext:value-type="float">
            <text:p>-83,9</text:p>
          </table:table-cell>
          <table:table-cell table:formula="of:=[.C799]-5.88" office:value-type="float" office:value="-89.829051" calcext:value-type="float">
            <text:p>-89,8</text:p>
          </table:table-cell>
          <table:table-cell table:formula="of:=[.D799]-[.B799]" office:value-type="float" office:value="6.44711000000001" calcext:value-type="float">
            <text:p>6,4</text:p>
          </table:table-cell>
          <table:table-cell table:number-columns-repeated="1019"/>
        </table:table-row>
        <table:table-row table:style-name="ro1">
          <table:table-cell office:value-type="float" office:value="8602.514648" calcext:value-type="float">
            <text:p>8602,5</text:p>
          </table:table-cell>
          <table:table-cell office:value-type="float" office:value="-95.837357" calcext:value-type="float">
            <text:p>-95,8</text:p>
          </table:table-cell>
          <table:table-cell office:value-type="float" office:value="-91.662682" calcext:value-type="float">
            <text:p>-91,7</text:p>
          </table:table-cell>
          <table:table-cell table:formula="of:=[.C800]-5.88" office:value-type="float" office:value="-97.542682" calcext:value-type="float">
            <text:p>-97,5</text:p>
          </table:table-cell>
          <table:table-cell table:formula="of:=[.D800]-[.B800]" office:value-type="float" office:value="-1.705325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8613.28125" calcext:value-type="float">
            <text:p>8613,3</text:p>
          </table:table-cell>
          <table:table-cell office:value-type="float" office:value="-93.771896" calcext:value-type="float">
            <text:p>-93,8</text:p>
          </table:table-cell>
          <table:table-cell office:value-type="float" office:value="-82.825279" calcext:value-type="float">
            <text:p>-82,8</text:p>
          </table:table-cell>
          <table:table-cell table:formula="of:=[.C801]-5.88" office:value-type="float" office:value="-88.705279" calcext:value-type="float">
            <text:p>-88,7</text:p>
          </table:table-cell>
          <table:table-cell table:formula="of:=[.D801]-[.B801]" office:value-type="float" office:value="5.06661700000001" calcext:value-type="float">
            <text:p>5,1</text:p>
          </table:table-cell>
          <table:table-cell table:number-columns-repeated="1019"/>
        </table:table-row>
        <table:table-row table:style-name="ro1">
          <table:table-cell office:value-type="float" office:value="8624.047852" calcext:value-type="float">
            <text:p>8624,0</text:p>
          </table:table-cell>
          <table:table-cell office:value-type="float" office:value="-96.538071" calcext:value-type="float">
            <text:p>-96,5</text:p>
          </table:table-cell>
          <table:table-cell office:value-type="float" office:value="-76.714211" calcext:value-type="float">
            <text:p>-76,7</text:p>
          </table:table-cell>
          <table:table-cell table:formula="of:=[.C802]-5.88" office:value-type="float" office:value="-82.594211" calcext:value-type="float">
            <text:p>-82,6</text:p>
          </table:table-cell>
          <table:table-cell table:formula="of:=[.D802]-[.B802]" office:value-type="float" office:value="13.94386" calcext:value-type="float">
            <text:p>13,9</text:p>
          </table:table-cell>
          <table:table-cell table:number-columns-repeated="1019"/>
        </table:table-row>
        <table:table-row table:style-name="ro1">
          <table:table-cell office:value-type="float" office:value="8634.814453" calcext:value-type="float">
            <text:p>8634,8</text:p>
          </table:table-cell>
          <table:table-cell office:value-type="float" office:value="-95.783585" calcext:value-type="float">
            <text:p>-95,8</text:p>
          </table:table-cell>
          <table:table-cell office:value-type="float" office:value="-80.709549" calcext:value-type="float">
            <text:p>-80,7</text:p>
          </table:table-cell>
          <table:table-cell table:formula="of:=[.C803]-5.88" office:value-type="float" office:value="-86.589549" calcext:value-type="float">
            <text:p>-86,6</text:p>
          </table:table-cell>
          <table:table-cell table:formula="of:=[.D803]-[.B803]" office:value-type="float" office:value="9.19403600000001" calcext:value-type="float">
            <text:p>9,2</text:p>
          </table:table-cell>
          <table:table-cell table:number-columns-repeated="1019"/>
        </table:table-row>
        <table:table-row table:style-name="ro1">
          <table:table-cell office:value-type="float" office:value="8645.581055" calcext:value-type="float">
            <text:p>8645,6</text:p>
          </table:table-cell>
          <table:table-cell office:value-type="float" office:value="-87.101364" calcext:value-type="float">
            <text:p>-87,1</text:p>
          </table:table-cell>
          <table:table-cell office:value-type="float" office:value="-82.251801" calcext:value-type="float">
            <text:p>-82,3</text:p>
          </table:table-cell>
          <table:table-cell table:formula="of:=[.C804]-5.88" office:value-type="float" office:value="-88.131801" calcext:value-type="float">
            <text:p>-88,1</text:p>
          </table:table-cell>
          <table:table-cell table:formula="of:=[.D804]-[.B804]" office:value-type="float" office:value="-1.030436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8656.347656" calcext:value-type="float">
            <text:p>8656,3</text:p>
          </table:table-cell>
          <table:table-cell office:value-type="float" office:value="-86.345879" calcext:value-type="float">
            <text:p>-86,3</text:p>
          </table:table-cell>
          <table:table-cell office:value-type="float" office:value="-80.858185" calcext:value-type="float">
            <text:p>-80,9</text:p>
          </table:table-cell>
          <table:table-cell table:formula="of:=[.C805]-5.88" office:value-type="float" office:value="-86.738185" calcext:value-type="float">
            <text:p>-86,7</text:p>
          </table:table-cell>
          <table:table-cell table:formula="of:=[.D805]-[.B805]" office:value-type="float" office:value="-0.392306000000005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8667.114258" calcext:value-type="float">
            <text:p>8667,1</text:p>
          </table:table-cell>
          <table:table-cell office:value-type="float" office:value="-93.498878" calcext:value-type="float">
            <text:p>-93,5</text:p>
          </table:table-cell>
          <table:table-cell office:value-type="float" office:value="-83.911957" calcext:value-type="float">
            <text:p>-83,9</text:p>
          </table:table-cell>
          <table:table-cell table:formula="of:=[.C806]-5.88" office:value-type="float" office:value="-89.791957" calcext:value-type="float">
            <text:p>-89,8</text:p>
          </table:table-cell>
          <table:table-cell table:formula="of:=[.D806]-[.B806]" office:value-type="float" office:value="3.70692100000001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8677.880859" calcext:value-type="float">
            <text:p>8677,9</text:p>
          </table:table-cell>
          <table:table-cell office:value-type="float" office:value="-94.681259" calcext:value-type="float">
            <text:p>-94,7</text:p>
          </table:table-cell>
          <table:table-cell office:value-type="float" office:value="-84.504105" calcext:value-type="float">
            <text:p>-84,5</text:p>
          </table:table-cell>
          <table:table-cell table:formula="of:=[.C807]-5.88" office:value-type="float" office:value="-90.384105" calcext:value-type="float">
            <text:p>-90,4</text:p>
          </table:table-cell>
          <table:table-cell table:formula="of:=[.D807]-[.B807]" office:value-type="float" office:value="4.29715400000001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8688.647461" calcext:value-type="float">
            <text:p>8688,6</text:p>
          </table:table-cell>
          <table:table-cell office:value-type="float" office:value="-91.772743" calcext:value-type="float">
            <text:p>-91,8</text:p>
          </table:table-cell>
          <table:table-cell office:value-type="float" office:value="-86.561165" calcext:value-type="float">
            <text:p>-86,6</text:p>
          </table:table-cell>
          <table:table-cell table:formula="of:=[.C808]-5.88" office:value-type="float" office:value="-92.441165" calcext:value-type="float">
            <text:p>-92,4</text:p>
          </table:table-cell>
          <table:table-cell table:formula="of:=[.D808]-[.B808]" office:value-type="float" office:value="-0.668421999999993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8699.414062" calcext:value-type="float">
            <text:p>8699,4</text:p>
          </table:table-cell>
          <table:table-cell office:value-type="float" office:value="-93.973976" calcext:value-type="float">
            <text:p>-94,0</text:p>
          </table:table-cell>
          <table:table-cell office:value-type="float" office:value="-83.258423" calcext:value-type="float">
            <text:p>-83,3</text:p>
          </table:table-cell>
          <table:table-cell table:formula="of:=[.C809]-5.88" office:value-type="float" office:value="-89.138423" calcext:value-type="float">
            <text:p>-89,1</text:p>
          </table:table-cell>
          <table:table-cell table:formula="of:=[.D809]-[.B809]" office:value-type="float" office:value="4.835553" calcext:value-type="float">
            <text:p>4,8</text:p>
          </table:table-cell>
          <table:table-cell table:number-columns-repeated="1019"/>
        </table:table-row>
        <table:table-row table:style-name="ro1">
          <table:table-cell office:value-type="float" office:value="8710.180664" calcext:value-type="float">
            <text:p>8710,2</text:p>
          </table:table-cell>
          <table:table-cell office:value-type="float" office:value="-94.262642" calcext:value-type="float">
            <text:p>-94,3</text:p>
          </table:table-cell>
          <table:table-cell office:value-type="float" office:value="-83.395828" calcext:value-type="float">
            <text:p>-83,4</text:p>
          </table:table-cell>
          <table:table-cell table:formula="of:=[.C810]-5.88" office:value-type="float" office:value="-89.275828" calcext:value-type="float">
            <text:p>-89,3</text:p>
          </table:table-cell>
          <table:table-cell table:formula="of:=[.D810]-[.B810]" office:value-type="float" office:value="4.98681400000001" calcext:value-type="float">
            <text:p>5,0</text:p>
          </table:table-cell>
          <table:table-cell table:number-columns-repeated="1019"/>
        </table:table-row>
        <table:table-row table:style-name="ro1">
          <table:table-cell office:value-type="float" office:value="8720.947266" calcext:value-type="float">
            <text:p>8720,9</text:p>
          </table:table-cell>
          <table:table-cell office:value-type="float" office:value="-95.960388" calcext:value-type="float">
            <text:p>-96,0</text:p>
          </table:table-cell>
          <table:table-cell office:value-type="float" office:value="-88.54879" calcext:value-type="float">
            <text:p>-88,5</text:p>
          </table:table-cell>
          <table:table-cell table:formula="of:=[.C811]-5.88" office:value-type="float" office:value="-94.42879" calcext:value-type="float">
            <text:p>-94,4</text:p>
          </table:table-cell>
          <table:table-cell table:formula="of:=[.D811]-[.B811]" office:value-type="float" office:value="1.531598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8731.713867" calcext:value-type="float">
            <text:p>8731,7</text:p>
          </table:table-cell>
          <table:table-cell office:value-type="float" office:value="-95.024101" calcext:value-type="float">
            <text:p>-95,0</text:p>
          </table:table-cell>
          <table:table-cell office:value-type="float" office:value="-91.624039" calcext:value-type="float">
            <text:p>-91,6</text:p>
          </table:table-cell>
          <table:table-cell table:formula="of:=[.C812]-5.88" office:value-type="float" office:value="-97.504039" calcext:value-type="float">
            <text:p>-97,5</text:p>
          </table:table-cell>
          <table:table-cell table:formula="of:=[.D812]-[.B812]" office:value-type="float" office:value="-2.4799379999999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8742.480469" calcext:value-type="float">
            <text:p>8742,5</text:p>
          </table:table-cell>
          <table:table-cell office:value-type="float" office:value="-93.685692" calcext:value-type="float">
            <text:p>-93,7</text:p>
          </table:table-cell>
          <table:table-cell office:value-type="float" office:value="-89.824181" calcext:value-type="float">
            <text:p>-89,8</text:p>
          </table:table-cell>
          <table:table-cell table:formula="of:=[.C813]-5.88" office:value-type="float" office:value="-95.704181" calcext:value-type="float">
            <text:p>-95,7</text:p>
          </table:table-cell>
          <table:table-cell table:formula="of:=[.D813]-[.B813]" office:value-type="float" office:value="-2.018488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8753.24707" calcext:value-type="float">
            <text:p>8753,2</text:p>
          </table:table-cell>
          <table:table-cell office:value-type="float" office:value="-95.721375" calcext:value-type="float">
            <text:p>-95,7</text:p>
          </table:table-cell>
          <table:table-cell office:value-type="float" office:value="-92.872955" calcext:value-type="float">
            <text:p>-92,9</text:p>
          </table:table-cell>
          <table:table-cell table:formula="of:=[.C814]-5.88" office:value-type="float" office:value="-98.752955" calcext:value-type="float">
            <text:p>-98,8</text:p>
          </table:table-cell>
          <table:table-cell table:formula="of:=[.D814]-[.B814]" office:value-type="float" office:value="-3.03158000000001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8764.013672" calcext:value-type="float">
            <text:p>8764,0</text:p>
          </table:table-cell>
          <table:table-cell office:value-type="float" office:value="-94.757629" calcext:value-type="float">
            <text:p>-94,8</text:p>
          </table:table-cell>
          <table:table-cell office:value-type="float" office:value="-93.263985" calcext:value-type="float">
            <text:p>-93,3</text:p>
          </table:table-cell>
          <table:table-cell table:formula="of:=[.C815]-5.88" office:value-type="float" office:value="-99.143985" calcext:value-type="float">
            <text:p>-99,1</text:p>
          </table:table-cell>
          <table:table-cell table:formula="of:=[.D815]-[.B815]" office:value-type="float" office:value="-4.38635600000001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8774.780273" calcext:value-type="float">
            <text:p>8774,8</text:p>
          </table:table-cell>
          <table:table-cell office:value-type="float" office:value="-95.251884" calcext:value-type="float">
            <text:p>-95,3</text:p>
          </table:table-cell>
          <table:table-cell office:value-type="float" office:value="-96.965164" calcext:value-type="float">
            <text:p>-97,0</text:p>
          </table:table-cell>
          <table:table-cell table:formula="of:=[.C816]-5.88" office:value-type="float" office:value="-102.845164" calcext:value-type="float">
            <text:p>-102,8</text:p>
          </table:table-cell>
          <table:table-cell table:formula="of:=[.D816]-[.B816]" office:value-type="float" office:value="-7.59327999999999" calcext:value-type="float">
            <text:p>-7,6</text:p>
          </table:table-cell>
          <table:table-cell table:number-columns-repeated="1019"/>
        </table:table-row>
        <table:table-row table:style-name="ro1">
          <table:table-cell office:value-type="float" office:value="8785.546875" calcext:value-type="float">
            <text:p>8785,5</text:p>
          </table:table-cell>
          <table:table-cell office:value-type="float" office:value="-96.195007" calcext:value-type="float">
            <text:p>-96,2</text:p>
          </table:table-cell>
          <table:table-cell office:value-type="float" office:value="-92.301186" calcext:value-type="float">
            <text:p>-92,3</text:p>
          </table:table-cell>
          <table:table-cell table:formula="of:=[.C817]-5.88" office:value-type="float" office:value="-98.181186" calcext:value-type="float">
            <text:p>-98,2</text:p>
          </table:table-cell>
          <table:table-cell table:formula="of:=[.D817]-[.B817]" office:value-type="float" office:value="-1.986178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8796.313477" calcext:value-type="float">
            <text:p>8796,3</text:p>
          </table:table-cell>
          <table:table-cell office:value-type="float" office:value="-95.832474" calcext:value-type="float">
            <text:p>-95,8</text:p>
          </table:table-cell>
          <table:table-cell office:value-type="float" office:value="-88.388985" calcext:value-type="float">
            <text:p>-88,4</text:p>
          </table:table-cell>
          <table:table-cell table:formula="of:=[.C818]-5.88" office:value-type="float" office:value="-94.268985" calcext:value-type="float">
            <text:p>-94,3</text:p>
          </table:table-cell>
          <table:table-cell table:formula="of:=[.D818]-[.B818]" office:value-type="float" office:value="1.563489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8807.080078" calcext:value-type="float">
            <text:p>8807,1</text:p>
          </table:table-cell>
          <table:table-cell office:value-type="float" office:value="-94.981621" calcext:value-type="float">
            <text:p>-95,0</text:p>
          </table:table-cell>
          <table:table-cell office:value-type="float" office:value="-88.634682" calcext:value-type="float">
            <text:p>-88,6</text:p>
          </table:table-cell>
          <table:table-cell table:formula="of:=[.C819]-5.88" office:value-type="float" office:value="-94.514682" calcext:value-type="float">
            <text:p>-94,5</text:p>
          </table:table-cell>
          <table:table-cell table:formula="of:=[.D819]-[.B819]" office:value-type="float" office:value="0.466939000000011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8817.84668" calcext:value-type="float">
            <text:p>8817,8</text:p>
          </table:table-cell>
          <table:table-cell office:value-type="float" office:value="-92.550797" calcext:value-type="float">
            <text:p>-92,6</text:p>
          </table:table-cell>
          <table:table-cell office:value-type="float" office:value="-87.520248" calcext:value-type="float">
            <text:p>-87,5</text:p>
          </table:table-cell>
          <table:table-cell table:formula="of:=[.C820]-5.88" office:value-type="float" office:value="-93.400248" calcext:value-type="float">
            <text:p>-93,4</text:p>
          </table:table-cell>
          <table:table-cell table:formula="of:=[.D820]-[.B820]" office:value-type="float" office:value="-0.849450999999988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8828.613281" calcext:value-type="float">
            <text:p>8828,6</text:p>
          </table:table-cell>
          <table:table-cell office:value-type="float" office:value="-94.006241" calcext:value-type="float">
            <text:p>-94,0</text:p>
          </table:table-cell>
          <table:table-cell office:value-type="float" office:value="-90.463936" calcext:value-type="float">
            <text:p>-90,5</text:p>
          </table:table-cell>
          <table:table-cell table:formula="of:=[.C821]-5.88" office:value-type="float" office:value="-96.343936" calcext:value-type="float">
            <text:p>-96,3</text:p>
          </table:table-cell>
          <table:table-cell table:formula="of:=[.D821]-[.B821]" office:value-type="float" office:value="-2.337695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8839.379883" calcext:value-type="float">
            <text:p>8839,4</text:p>
          </table:table-cell>
          <table:table-cell office:value-type="float" office:value="-94.443253" calcext:value-type="float">
            <text:p>-94,4</text:p>
          </table:table-cell>
          <table:table-cell office:value-type="float" office:value="-92.955742" calcext:value-type="float">
            <text:p>-93,0</text:p>
          </table:table-cell>
          <table:table-cell table:formula="of:=[.C822]-5.88" office:value-type="float" office:value="-98.835742" calcext:value-type="float">
            <text:p>-98,8</text:p>
          </table:table-cell>
          <table:table-cell table:formula="of:=[.D822]-[.B822]" office:value-type="float" office:value="-4.39248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8850.146484" calcext:value-type="float">
            <text:p>8850,1</text:p>
          </table:table-cell>
          <table:table-cell office:value-type="float" office:value="-96.926308" calcext:value-type="float">
            <text:p>-96,9</text:p>
          </table:table-cell>
          <table:table-cell office:value-type="float" office:value="-93.504997" calcext:value-type="float">
            <text:p>-93,5</text:p>
          </table:table-cell>
          <table:table-cell table:formula="of:=[.C823]-5.88" office:value-type="float" office:value="-99.384997" calcext:value-type="float">
            <text:p>-99,4</text:p>
          </table:table-cell>
          <table:table-cell table:formula="of:=[.D823]-[.B823]" office:value-type="float" office:value="-2.4586889999999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8860.913086" calcext:value-type="float">
            <text:p>8860,9</text:p>
          </table:table-cell>
          <table:table-cell office:value-type="float" office:value="-95.190704" calcext:value-type="float">
            <text:p>-95,2</text:p>
          </table:table-cell>
          <table:table-cell office:value-type="float" office:value="-92.897934" calcext:value-type="float">
            <text:p>-92,9</text:p>
          </table:table-cell>
          <table:table-cell table:formula="of:=[.C824]-5.88" office:value-type="float" office:value="-98.777934" calcext:value-type="float">
            <text:p>-98,8</text:p>
          </table:table-cell>
          <table:table-cell table:formula="of:=[.D824]-[.B824]" office:value-type="float" office:value="-3.58723000000001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8871.679688" calcext:value-type="float">
            <text:p>8871,7</text:p>
          </table:table-cell>
          <table:table-cell office:value-type="float" office:value="-95.209015" calcext:value-type="float">
            <text:p>-95,2</text:p>
          </table:table-cell>
          <table:table-cell office:value-type="float" office:value="-89.271744" calcext:value-type="float">
            <text:p>-89,3</text:p>
          </table:table-cell>
          <table:table-cell table:formula="of:=[.C825]-5.88" office:value-type="float" office:value="-95.151744" calcext:value-type="float">
            <text:p>-95,2</text:p>
          </table:table-cell>
          <table:table-cell table:formula="of:=[.D825]-[.B825]" office:value-type="float" office:value="0.0572710000000001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8882.446289" calcext:value-type="float">
            <text:p>8882,4</text:p>
          </table:table-cell>
          <table:table-cell office:value-type="float" office:value="-95.37059" calcext:value-type="float">
            <text:p>-95,4</text:p>
          </table:table-cell>
          <table:table-cell office:value-type="float" office:value="-88.176964" calcext:value-type="float">
            <text:p>-88,2</text:p>
          </table:table-cell>
          <table:table-cell table:formula="of:=[.C826]-5.88" office:value-type="float" office:value="-94.056964" calcext:value-type="float">
            <text:p>-94,1</text:p>
          </table:table-cell>
          <table:table-cell table:formula="of:=[.D826]-[.B826]" office:value-type="float" office:value="1.313626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8893.212891" calcext:value-type="float">
            <text:p>8893,2</text:p>
          </table:table-cell>
          <table:table-cell office:value-type="float" office:value="-92.716789" calcext:value-type="float">
            <text:p>-92,7</text:p>
          </table:table-cell>
          <table:table-cell office:value-type="float" office:value="-90.285896" calcext:value-type="float">
            <text:p>-90,3</text:p>
          </table:table-cell>
          <table:table-cell table:formula="of:=[.C827]-5.88" office:value-type="float" office:value="-96.165896" calcext:value-type="float">
            <text:p>-96,2</text:p>
          </table:table-cell>
          <table:table-cell table:formula="of:=[.D827]-[.B827]" office:value-type="float" office:value="-3.44910699999998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8903.979492" calcext:value-type="float">
            <text:p>8904,0</text:p>
          </table:table-cell>
          <table:table-cell office:value-type="float" office:value="-89.886932" calcext:value-type="float">
            <text:p>-89,9</text:p>
          </table:table-cell>
          <table:table-cell office:value-type="float" office:value="-88.684059" calcext:value-type="float">
            <text:p>-88,7</text:p>
          </table:table-cell>
          <table:table-cell table:formula="of:=[.C828]-5.88" office:value-type="float" office:value="-94.564059" calcext:value-type="float">
            <text:p>-94,6</text:p>
          </table:table-cell>
          <table:table-cell table:formula="of:=[.D828]-[.B828]" office:value-type="float" office:value="-4.677127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8914.746094" calcext:value-type="float">
            <text:p>8914,7</text:p>
          </table:table-cell>
          <table:table-cell office:value-type="float" office:value="-93.485245" calcext:value-type="float">
            <text:p>-93,5</text:p>
          </table:table-cell>
          <table:table-cell office:value-type="float" office:value="-89.014061" calcext:value-type="float">
            <text:p>-89,0</text:p>
          </table:table-cell>
          <table:table-cell table:formula="of:=[.C829]-5.88" office:value-type="float" office:value="-94.894061" calcext:value-type="float">
            <text:p>-94,9</text:p>
          </table:table-cell>
          <table:table-cell table:formula="of:=[.D829]-[.B829]" office:value-type="float" office:value="-1.408815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8925.512695" calcext:value-type="float">
            <text:p>8925,5</text:p>
          </table:table-cell>
          <table:table-cell office:value-type="float" office:value="-95.700859" calcext:value-type="float">
            <text:p>-95,7</text:p>
          </table:table-cell>
          <table:table-cell office:value-type="float" office:value="-93.127411" calcext:value-type="float">
            <text:p>-93,1</text:p>
          </table:table-cell>
          <table:table-cell table:formula="of:=[.C830]-5.88" office:value-type="float" office:value="-99.007411" calcext:value-type="float">
            <text:p>-99,0</text:p>
          </table:table-cell>
          <table:table-cell table:formula="of:=[.D830]-[.B830]" office:value-type="float" office:value="-3.306552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8936.279297" calcext:value-type="float">
            <text:p>8936,3</text:p>
          </table:table-cell>
          <table:table-cell office:value-type="float" office:value="-95.654205" calcext:value-type="float">
            <text:p>-95,7</text:p>
          </table:table-cell>
          <table:table-cell office:value-type="float" office:value="-93.912979" calcext:value-type="float">
            <text:p>-93,9</text:p>
          </table:table-cell>
          <table:table-cell table:formula="of:=[.C831]-5.88" office:value-type="float" office:value="-99.792979" calcext:value-type="float">
            <text:p>-99,8</text:p>
          </table:table-cell>
          <table:table-cell table:formula="of:=[.D831]-[.B831]" office:value-type="float" office:value="-4.13877399999998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8947.045898" calcext:value-type="float">
            <text:p>8947,0</text:p>
          </table:table-cell>
          <table:table-cell office:value-type="float" office:value="-97.133888" calcext:value-type="float">
            <text:p>-97,1</text:p>
          </table:table-cell>
          <table:table-cell office:value-type="float" office:value="-90.691063" calcext:value-type="float">
            <text:p>-90,7</text:p>
          </table:table-cell>
          <table:table-cell table:formula="of:=[.C832]-5.88" office:value-type="float" office:value="-96.571063" calcext:value-type="float">
            <text:p>-96,6</text:p>
          </table:table-cell>
          <table:table-cell table:formula="of:=[.D832]-[.B832]" office:value-type="float" office:value="0.56282500000000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8957.8125" calcext:value-type="float">
            <text:p>8957,8</text:p>
          </table:table-cell>
          <table:table-cell office:value-type="float" office:value="-97.194565" calcext:value-type="float">
            <text:p>-97,2</text:p>
          </table:table-cell>
          <table:table-cell office:value-type="float" office:value="-90.865189" calcext:value-type="float">
            <text:p>-90,9</text:p>
          </table:table-cell>
          <table:table-cell table:formula="of:=[.C833]-5.88" office:value-type="float" office:value="-96.745189" calcext:value-type="float">
            <text:p>-96,7</text:p>
          </table:table-cell>
          <table:table-cell table:formula="of:=[.D833]-[.B833]" office:value-type="float" office:value="0.449376000000001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8968.579102" calcext:value-type="float">
            <text:p>8968,6</text:p>
          </table:table-cell>
          <table:table-cell office:value-type="float" office:value="-95.128288" calcext:value-type="float">
            <text:p>-95,1</text:p>
          </table:table-cell>
          <table:table-cell office:value-type="float" office:value="-90.613686" calcext:value-type="float">
            <text:p>-90,6</text:p>
          </table:table-cell>
          <table:table-cell table:formula="of:=[.C834]-5.88" office:value-type="float" office:value="-96.493686" calcext:value-type="float">
            <text:p>-96,5</text:p>
          </table:table-cell>
          <table:table-cell table:formula="of:=[.D834]-[.B834]" office:value-type="float" office:value="-1.365398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8979.345703" calcext:value-type="float">
            <text:p>8979,3</text:p>
          </table:table-cell>
          <table:table-cell office:value-type="float" office:value="-94.344673" calcext:value-type="float">
            <text:p>-94,3</text:p>
          </table:table-cell>
          <table:table-cell office:value-type="float" office:value="-87.594849" calcext:value-type="float">
            <text:p>-87,6</text:p>
          </table:table-cell>
          <table:table-cell table:formula="of:=[.C835]-5.88" office:value-type="float" office:value="-93.474849" calcext:value-type="float">
            <text:p>-93,5</text:p>
          </table:table-cell>
          <table:table-cell table:formula="of:=[.D835]-[.B835]" office:value-type="float" office:value="0.869824000000008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8990.112305" calcext:value-type="float">
            <text:p>8990,1</text:p>
          </table:table-cell>
          <table:table-cell office:value-type="float" office:value="-94.459892" calcext:value-type="float">
            <text:p>-94,5</text:p>
          </table:table-cell>
          <table:table-cell office:value-type="float" office:value="-87.943459" calcext:value-type="float">
            <text:p>-87,9</text:p>
          </table:table-cell>
          <table:table-cell table:formula="of:=[.C836]-5.88" office:value-type="float" office:value="-93.823459" calcext:value-type="float">
            <text:p>-93,8</text:p>
          </table:table-cell>
          <table:table-cell table:formula="of:=[.D836]-[.B836]" office:value-type="float" office:value="0.636432999999997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9000.878906" calcext:value-type="float">
            <text:p>9000,9</text:p>
          </table:table-cell>
          <table:table-cell office:value-type="float" office:value="-94.1996" calcext:value-type="float">
            <text:p>-94,2</text:p>
          </table:table-cell>
          <table:table-cell office:value-type="float" office:value="-95.438644" calcext:value-type="float">
            <text:p>-95,4</text:p>
          </table:table-cell>
          <table:table-cell table:formula="of:=[.C837]-5.88" office:value-type="float" office:value="-101.318644" calcext:value-type="float">
            <text:p>-101,3</text:p>
          </table:table-cell>
          <table:table-cell table:formula="of:=[.D837]-[.B837]" office:value-type="float" office:value="-7.11904399999999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9011.645508" calcext:value-type="float">
            <text:p>9011,6</text:p>
          </table:table-cell>
          <table:table-cell office:value-type="float" office:value="-95.069321" calcext:value-type="float">
            <text:p>-95,1</text:p>
          </table:table-cell>
          <table:table-cell office:value-type="float" office:value="-91.007874" calcext:value-type="float">
            <text:p>-91,0</text:p>
          </table:table-cell>
          <table:table-cell table:formula="of:=[.C838]-5.88" office:value-type="float" office:value="-96.887874" calcext:value-type="float">
            <text:p>-96,9</text:p>
          </table:table-cell>
          <table:table-cell table:formula="of:=[.D838]-[.B838]" office:value-type="float" office:value="-1.818552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9022.412109" calcext:value-type="float">
            <text:p>9022,4</text:p>
          </table:table-cell>
          <table:table-cell office:value-type="float" office:value="-93.882652" calcext:value-type="float">
            <text:p>-93,9</text:p>
          </table:table-cell>
          <table:table-cell office:value-type="float" office:value="-88.530479" calcext:value-type="float">
            <text:p>-88,5</text:p>
          </table:table-cell>
          <table:table-cell table:formula="of:=[.C839]-5.88" office:value-type="float" office:value="-94.410479" calcext:value-type="float">
            <text:p>-94,4</text:p>
          </table:table-cell>
          <table:table-cell table:formula="of:=[.D839]-[.B839]" office:value-type="float" office:value="-0.527827000000002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9033.178711" calcext:value-type="float">
            <text:p>9033,2</text:p>
          </table:table-cell>
          <table:table-cell office:value-type="float" office:value="-94.650093" calcext:value-type="float">
            <text:p>-94,7</text:p>
          </table:table-cell>
          <table:table-cell office:value-type="float" office:value="-92.087456" calcext:value-type="float">
            <text:p>-92,1</text:p>
          </table:table-cell>
          <table:table-cell table:formula="of:=[.C840]-5.88" office:value-type="float" office:value="-97.967456" calcext:value-type="float">
            <text:p>-98,0</text:p>
          </table:table-cell>
          <table:table-cell table:formula="of:=[.D840]-[.B840]" office:value-type="float" office:value="-3.317363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9043.945312" calcext:value-type="float">
            <text:p>9043,9</text:p>
          </table:table-cell>
          <table:table-cell office:value-type="float" office:value="-94.428986" calcext:value-type="float">
            <text:p>-94,4</text:p>
          </table:table-cell>
          <table:table-cell office:value-type="float" office:value="-85.17308" calcext:value-type="float">
            <text:p>-85,2</text:p>
          </table:table-cell>
          <table:table-cell table:formula="of:=[.C841]-5.88" office:value-type="float" office:value="-91.05308" calcext:value-type="float">
            <text:p>-91,1</text:p>
          </table:table-cell>
          <table:table-cell table:formula="of:=[.D841]-[.B841]" office:value-type="float" office:value="3.375906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9054.711914" calcext:value-type="float">
            <text:p>9054,7</text:p>
          </table:table-cell>
          <table:table-cell office:value-type="float" office:value="-92.515137" calcext:value-type="float">
            <text:p>-92,5</text:p>
          </table:table-cell>
          <table:table-cell office:value-type="float" office:value="-82.357819" calcext:value-type="float">
            <text:p>-82,4</text:p>
          </table:table-cell>
          <table:table-cell table:formula="of:=[.C842]-5.88" office:value-type="float" office:value="-88.237819" calcext:value-type="float">
            <text:p>-88,2</text:p>
          </table:table-cell>
          <table:table-cell table:formula="of:=[.D842]-[.B842]" office:value-type="float" office:value="4.27731799999999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9065.478516" calcext:value-type="float">
            <text:p>9065,5</text:p>
          </table:table-cell>
          <table:table-cell office:value-type="float" office:value="-88.233345" calcext:value-type="float">
            <text:p>-88,2</text:p>
          </table:table-cell>
          <table:table-cell office:value-type="float" office:value="-83.334419" calcext:value-type="float">
            <text:p>-83,3</text:p>
          </table:table-cell>
          <table:table-cell table:formula="of:=[.C843]-5.88" office:value-type="float" office:value="-89.214419" calcext:value-type="float">
            <text:p>-89,2</text:p>
          </table:table-cell>
          <table:table-cell table:formula="of:=[.D843]-[.B843]" office:value-type="float" office:value="-0.981073999999992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9076.245117" calcext:value-type="float">
            <text:p>9076,2</text:p>
          </table:table-cell>
          <table:table-cell office:value-type="float" office:value="-89.034348" calcext:value-type="float">
            <text:p>-89,0</text:p>
          </table:table-cell>
          <table:table-cell office:value-type="float" office:value="-87.816269" calcext:value-type="float">
            <text:p>-87,8</text:p>
          </table:table-cell>
          <table:table-cell table:formula="of:=[.C844]-5.88" office:value-type="float" office:value="-93.696269" calcext:value-type="float">
            <text:p>-93,7</text:p>
          </table:table-cell>
          <table:table-cell table:formula="of:=[.D844]-[.B844]" office:value-type="float" office:value="-4.66192100000001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9087.011719" calcext:value-type="float">
            <text:p>9087,0</text:p>
          </table:table-cell>
          <table:table-cell office:value-type="float" office:value="-94.210945" calcext:value-type="float">
            <text:p>-94,2</text:p>
          </table:table-cell>
          <table:table-cell office:value-type="float" office:value="-87.644142" calcext:value-type="float">
            <text:p>-87,6</text:p>
          </table:table-cell>
          <table:table-cell table:formula="of:=[.C845]-5.88" office:value-type="float" office:value="-93.524142" calcext:value-type="float">
            <text:p>-93,5</text:p>
          </table:table-cell>
          <table:table-cell table:formula="of:=[.D845]-[.B845]" office:value-type="float" office:value="0.686802999999998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9097.77832" calcext:value-type="float">
            <text:p>9097,8</text:p>
          </table:table-cell>
          <table:table-cell office:value-type="float" office:value="-93.598778" calcext:value-type="float">
            <text:p>-93,6</text:p>
          </table:table-cell>
          <table:table-cell office:value-type="float" office:value="-90.029053" calcext:value-type="float">
            <text:p>-90,0</text:p>
          </table:table-cell>
          <table:table-cell table:formula="of:=[.C846]-5.88" office:value-type="float" office:value="-95.909053" calcext:value-type="float">
            <text:p>-95,9</text:p>
          </table:table-cell>
          <table:table-cell table:formula="of:=[.D846]-[.B846]" office:value-type="float" office:value="-2.310275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9108.544922" calcext:value-type="float">
            <text:p>9108,5</text:p>
          </table:table-cell>
          <table:table-cell office:value-type="float" office:value="-95.176514" calcext:value-type="float">
            <text:p>-95,2</text:p>
          </table:table-cell>
          <table:table-cell office:value-type="float" office:value="-90.805229" calcext:value-type="float">
            <text:p>-90,8</text:p>
          </table:table-cell>
          <table:table-cell table:formula="of:=[.C847]-5.88" office:value-type="float" office:value="-96.685229" calcext:value-type="float">
            <text:p>-96,7</text:p>
          </table:table-cell>
          <table:table-cell table:formula="of:=[.D847]-[.B847]" office:value-type="float" office:value="-1.508715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9119.311523" calcext:value-type="float">
            <text:p>9119,3</text:p>
          </table:table-cell>
          <table:table-cell office:value-type="float" office:value="-97.885361" calcext:value-type="float">
            <text:p>-97,9</text:p>
          </table:table-cell>
          <table:table-cell office:value-type="float" office:value="-91.689262" calcext:value-type="float">
            <text:p>-91,7</text:p>
          </table:table-cell>
          <table:table-cell table:formula="of:=[.C848]-5.88" office:value-type="float" office:value="-97.569262" calcext:value-type="float">
            <text:p>-97,6</text:p>
          </table:table-cell>
          <table:table-cell table:formula="of:=[.D848]-[.B848]" office:value-type="float" office:value="0.316099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9130.078125" calcext:value-type="float">
            <text:p>9130,1</text:p>
          </table:table-cell>
          <table:table-cell office:value-type="float" office:value="-97.487167" calcext:value-type="float">
            <text:p>-97,5</text:p>
          </table:table-cell>
          <table:table-cell office:value-type="float" office:value="-93.167793" calcext:value-type="float">
            <text:p>-93,2</text:p>
          </table:table-cell>
          <table:table-cell table:formula="of:=[.C849]-5.88" office:value-type="float" office:value="-99.047793" calcext:value-type="float">
            <text:p>-99,0</text:p>
          </table:table-cell>
          <table:table-cell table:formula="of:=[.D849]-[.B849]" office:value-type="float" office:value="-1.560626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9140.844727" calcext:value-type="float">
            <text:p>9140,8</text:p>
          </table:table-cell>
          <table:table-cell office:value-type="float" office:value="-96.347221" calcext:value-type="float">
            <text:p>-96,3</text:p>
          </table:table-cell>
          <table:table-cell office:value-type="float" office:value="-92.401741" calcext:value-type="float">
            <text:p>-92,4</text:p>
          </table:table-cell>
          <table:table-cell table:formula="of:=[.C850]-5.88" office:value-type="float" office:value="-98.281741" calcext:value-type="float">
            <text:p>-98,3</text:p>
          </table:table-cell>
          <table:table-cell table:formula="of:=[.D850]-[.B850]" office:value-type="float" office:value="-1.934519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9151.611328" calcext:value-type="float">
            <text:p>9151,6</text:p>
          </table:table-cell>
          <table:table-cell office:value-type="float" office:value="-98.55648" calcext:value-type="float">
            <text:p>-98,6</text:p>
          </table:table-cell>
          <table:table-cell office:value-type="float" office:value="-94.36161" calcext:value-type="float">
            <text:p>-94,4</text:p>
          </table:table-cell>
          <table:table-cell table:formula="of:=[.C851]-5.88" office:value-type="float" office:value="-100.24161" calcext:value-type="float">
            <text:p>-100,2</text:p>
          </table:table-cell>
          <table:table-cell table:formula="of:=[.D851]-[.B851]" office:value-type="float" office:value="-1.68513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9162.37793" calcext:value-type="float">
            <text:p>9162,4</text:p>
          </table:table-cell>
          <table:table-cell office:value-type="float" office:value="-96.545464" calcext:value-type="float">
            <text:p>-96,5</text:p>
          </table:table-cell>
          <table:table-cell office:value-type="float" office:value="-94.351715" calcext:value-type="float">
            <text:p>-94,4</text:p>
          </table:table-cell>
          <table:table-cell table:formula="of:=[.C852]-5.88" office:value-type="float" office:value="-100.231715" calcext:value-type="float">
            <text:p>-100,2</text:p>
          </table:table-cell>
          <table:table-cell table:formula="of:=[.D852]-[.B852]" office:value-type="float" office:value="-3.686251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9173.144531" calcext:value-type="float">
            <text:p>9173,1</text:p>
          </table:table-cell>
          <table:table-cell office:value-type="float" office:value="-95.527367" calcext:value-type="float">
            <text:p>-95,5</text:p>
          </table:table-cell>
          <table:table-cell office:value-type="float" office:value="-92.877861" calcext:value-type="float">
            <text:p>-92,9</text:p>
          </table:table-cell>
          <table:table-cell table:formula="of:=[.C853]-5.88" office:value-type="float" office:value="-98.757861" calcext:value-type="float">
            <text:p>-98,8</text:p>
          </table:table-cell>
          <table:table-cell table:formula="of:=[.D853]-[.B853]" office:value-type="float" office:value="-3.230493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9183.911133" calcext:value-type="float">
            <text:p>9183,9</text:p>
          </table:table-cell>
          <table:table-cell office:value-type="float" office:value="-95.765091" calcext:value-type="float">
            <text:p>-95,8</text:p>
          </table:table-cell>
          <table:table-cell office:value-type="float" office:value="-96.476013" calcext:value-type="float">
            <text:p>-96,5</text:p>
          </table:table-cell>
          <table:table-cell table:formula="of:=[.C854]-5.88" office:value-type="float" office:value="-102.356013" calcext:value-type="float">
            <text:p>-102,4</text:p>
          </table:table-cell>
          <table:table-cell table:formula="of:=[.D854]-[.B854]" office:value-type="float" office:value="-6.59092199999999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9194.677734" calcext:value-type="float">
            <text:p>9194,7</text:p>
          </table:table-cell>
          <table:table-cell office:value-type="float" office:value="-96.258606" calcext:value-type="float">
            <text:p>-96,3</text:p>
          </table:table-cell>
          <table:table-cell office:value-type="float" office:value="-93.087334" calcext:value-type="float">
            <text:p>-93,1</text:p>
          </table:table-cell>
          <table:table-cell table:formula="of:=[.C855]-5.88" office:value-type="float" office:value="-98.967334" calcext:value-type="float">
            <text:p>-99,0</text:p>
          </table:table-cell>
          <table:table-cell table:formula="of:=[.D855]-[.B855]" office:value-type="float" office:value="-2.708727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9205.444336" calcext:value-type="float">
            <text:p>9205,4</text:p>
          </table:table-cell>
          <table:table-cell office:value-type="float" office:value="-95.495399" calcext:value-type="float">
            <text:p>-95,5</text:p>
          </table:table-cell>
          <table:table-cell office:value-type="float" office:value="-90.842628" calcext:value-type="float">
            <text:p>-90,8</text:p>
          </table:table-cell>
          <table:table-cell table:formula="of:=[.C856]-5.88" office:value-type="float" office:value="-96.722628" calcext:value-type="float">
            <text:p>-96,7</text:p>
          </table:table-cell>
          <table:table-cell table:formula="of:=[.D856]-[.B856]" office:value-type="float" office:value="-1.227228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9216.210938" calcext:value-type="float">
            <text:p>9216,2</text:p>
          </table:table-cell>
          <table:table-cell office:value-type="float" office:value="-96.148155" calcext:value-type="float">
            <text:p>-96,1</text:p>
          </table:table-cell>
          <table:table-cell office:value-type="float" office:value="-90.224617" calcext:value-type="float">
            <text:p>-90,2</text:p>
          </table:table-cell>
          <table:table-cell table:formula="of:=[.C857]-5.88" office:value-type="float" office:value="-96.104617" calcext:value-type="float">
            <text:p>-96,1</text:p>
          </table:table-cell>
          <table:table-cell table:formula="of:=[.D857]-[.B857]" office:value-type="float" office:value="0.0435380000000123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9226.977539" calcext:value-type="float">
            <text:p>9227,0</text:p>
          </table:table-cell>
          <table:table-cell office:value-type="float" office:value="-96.142845" calcext:value-type="float">
            <text:p>-96,1</text:p>
          </table:table-cell>
          <table:table-cell office:value-type="float" office:value="-91.401649" calcext:value-type="float">
            <text:p>-91,4</text:p>
          </table:table-cell>
          <table:table-cell table:formula="of:=[.C858]-5.88" office:value-type="float" office:value="-97.281649" calcext:value-type="float">
            <text:p>-97,3</text:p>
          </table:table-cell>
          <table:table-cell table:formula="of:=[.D858]-[.B858]" office:value-type="float" office:value="-1.13880400000001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9237.744141" calcext:value-type="float">
            <text:p>9237,7</text:p>
          </table:table-cell>
          <table:table-cell office:value-type="float" office:value="-95.780495" calcext:value-type="float">
            <text:p>-95,8</text:p>
          </table:table-cell>
          <table:table-cell office:value-type="float" office:value="-91.943336" calcext:value-type="float">
            <text:p>-91,9</text:p>
          </table:table-cell>
          <table:table-cell table:formula="of:=[.C859]-5.88" office:value-type="float" office:value="-97.823336" calcext:value-type="float">
            <text:p>-97,8</text:p>
          </table:table-cell>
          <table:table-cell table:formula="of:=[.D859]-[.B859]" office:value-type="float" office:value="-2.04284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9248.510742" calcext:value-type="float">
            <text:p>9248,5</text:p>
          </table:table-cell>
          <table:table-cell office:value-type="float" office:value="-93.115768" calcext:value-type="float">
            <text:p>-93,1</text:p>
          </table:table-cell>
          <table:table-cell office:value-type="float" office:value="-91.27581" calcext:value-type="float">
            <text:p>-91,3</text:p>
          </table:table-cell>
          <table:table-cell table:formula="of:=[.C860]-5.88" office:value-type="float" office:value="-97.15581" calcext:value-type="float">
            <text:p>-97,2</text:p>
          </table:table-cell>
          <table:table-cell table:formula="of:=[.D860]-[.B860]" office:value-type="float" office:value="-4.040042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9259.277344" calcext:value-type="float">
            <text:p>9259,3</text:p>
          </table:table-cell>
          <table:table-cell office:value-type="float" office:value="-94.317078" calcext:value-type="float">
            <text:p>-94,3</text:p>
          </table:table-cell>
          <table:table-cell office:value-type="float" office:value="-90.422318" calcext:value-type="float">
            <text:p>-90,4</text:p>
          </table:table-cell>
          <table:table-cell table:formula="of:=[.C861]-5.88" office:value-type="float" office:value="-96.302318" calcext:value-type="float">
            <text:p>-96,3</text:p>
          </table:table-cell>
          <table:table-cell table:formula="of:=[.D861]-[.B861]" office:value-type="float" office:value="-1.98524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9270.043945" calcext:value-type="float">
            <text:p>9270,0</text:p>
          </table:table-cell>
          <table:table-cell office:value-type="float" office:value="-93.54155" calcext:value-type="float">
            <text:p>-93,5</text:p>
          </table:table-cell>
          <table:table-cell office:value-type="float" office:value="-88.58049" calcext:value-type="float">
            <text:p>-88,6</text:p>
          </table:table-cell>
          <table:table-cell table:formula="of:=[.C862]-5.88" office:value-type="float" office:value="-94.46049" calcext:value-type="float">
            <text:p>-94,5</text:p>
          </table:table-cell>
          <table:table-cell table:formula="of:=[.D862]-[.B862]" office:value-type="float" office:value="-0.918939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9280.810547" calcext:value-type="float">
            <text:p>9280,8</text:p>
          </table:table-cell>
          <table:table-cell office:value-type="float" office:value="-98.554359" calcext:value-type="float">
            <text:p>-98,6</text:p>
          </table:table-cell>
          <table:table-cell office:value-type="float" office:value="-88.781464" calcext:value-type="float">
            <text:p>-88,8</text:p>
          </table:table-cell>
          <table:table-cell table:formula="of:=[.C863]-5.88" office:value-type="float" office:value="-94.661464" calcext:value-type="float">
            <text:p>-94,7</text:p>
          </table:table-cell>
          <table:table-cell table:formula="of:=[.D863]-[.B863]" office:value-type="float" office:value="3.892895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9291.577148" calcext:value-type="float">
            <text:p>9291,6</text:p>
          </table:table-cell>
          <table:table-cell office:value-type="float" office:value="-94.768082" calcext:value-type="float">
            <text:p>-94,8</text:p>
          </table:table-cell>
          <table:table-cell office:value-type="float" office:value="-92.97419" calcext:value-type="float">
            <text:p>-93,0</text:p>
          </table:table-cell>
          <table:table-cell table:formula="of:=[.C864]-5.88" office:value-type="float" office:value="-98.85419" calcext:value-type="float">
            <text:p>-98,9</text:p>
          </table:table-cell>
          <table:table-cell table:formula="of:=[.D864]-[.B864]" office:value-type="float" office:value="-4.08610799999998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9302.34375" calcext:value-type="float">
            <text:p>9302,3</text:p>
          </table:table-cell>
          <table:table-cell office:value-type="float" office:value="-91.080368" calcext:value-type="float">
            <text:p>-91,1</text:p>
          </table:table-cell>
          <table:table-cell office:value-type="float" office:value="-89.174065" calcext:value-type="float">
            <text:p>-89,2</text:p>
          </table:table-cell>
          <table:table-cell table:formula="of:=[.C865]-5.88" office:value-type="float" office:value="-95.054065" calcext:value-type="float">
            <text:p>-95,1</text:p>
          </table:table-cell>
          <table:table-cell table:formula="of:=[.D865]-[.B865]" office:value-type="float" office:value="-3.973697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9313.110352" calcext:value-type="float">
            <text:p>9313,1</text:p>
          </table:table-cell>
          <table:table-cell office:value-type="float" office:value="-90.748222" calcext:value-type="float">
            <text:p>-90,7</text:p>
          </table:table-cell>
          <table:table-cell office:value-type="float" office:value="-90.559914" calcext:value-type="float">
            <text:p>-90,6</text:p>
          </table:table-cell>
          <table:table-cell table:formula="of:=[.C866]-5.88" office:value-type="float" office:value="-96.439914" calcext:value-type="float">
            <text:p>-96,4</text:p>
          </table:table-cell>
          <table:table-cell table:formula="of:=[.D866]-[.B866]" office:value-type="float" office:value="-5.691692" calcext:value-type="float">
            <text:p>-5,7</text:p>
          </table:table-cell>
          <table:table-cell table:number-columns-repeated="1019"/>
        </table:table-row>
        <table:table-row table:style-name="ro1">
          <table:table-cell office:value-type="float" office:value="9323.876953" calcext:value-type="float">
            <text:p>9323,9</text:p>
          </table:table-cell>
          <table:table-cell office:value-type="float" office:value="-92.620087" calcext:value-type="float">
            <text:p>-92,6</text:p>
          </table:table-cell>
          <table:table-cell office:value-type="float" office:value="-91.985641" calcext:value-type="float">
            <text:p>-92,0</text:p>
          </table:table-cell>
          <table:table-cell table:formula="of:=[.C867]-5.88" office:value-type="float" office:value="-97.865641" calcext:value-type="float">
            <text:p>-97,9</text:p>
          </table:table-cell>
          <table:table-cell table:formula="of:=[.D867]-[.B867]" office:value-type="float" office:value="-5.245554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9334.643555" calcext:value-type="float">
            <text:p>9334,6</text:p>
          </table:table-cell>
          <table:table-cell office:value-type="float" office:value="-94.494041" calcext:value-type="float">
            <text:p>-94,5</text:p>
          </table:table-cell>
          <table:table-cell office:value-type="float" office:value="-91.54052" calcext:value-type="float">
            <text:p>-91,5</text:p>
          </table:table-cell>
          <table:table-cell table:formula="of:=[.C868]-5.88" office:value-type="float" office:value="-97.42052" calcext:value-type="float">
            <text:p>-97,4</text:p>
          </table:table-cell>
          <table:table-cell table:formula="of:=[.D868]-[.B868]" office:value-type="float" office:value="-2.92647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9345.410156" calcext:value-type="float">
            <text:p>9345,4</text:p>
          </table:table-cell>
          <table:table-cell office:value-type="float" office:value="-96.253822" calcext:value-type="float">
            <text:p>-96,3</text:p>
          </table:table-cell>
          <table:table-cell office:value-type="float" office:value="-93.328224" calcext:value-type="float">
            <text:p>-93,3</text:p>
          </table:table-cell>
          <table:table-cell table:formula="of:=[.C869]-5.88" office:value-type="float" office:value="-99.208224" calcext:value-type="float">
            <text:p>-99,2</text:p>
          </table:table-cell>
          <table:table-cell table:formula="of:=[.D869]-[.B869]" office:value-type="float" office:value="-2.954402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9356.176758" calcext:value-type="float">
            <text:p>9356,2</text:p>
          </table:table-cell>
          <table:table-cell office:value-type="float" office:value="-96.007622" calcext:value-type="float">
            <text:p>-96,0</text:p>
          </table:table-cell>
          <table:table-cell office:value-type="float" office:value="-92.806793" calcext:value-type="float">
            <text:p>-92,8</text:p>
          </table:table-cell>
          <table:table-cell table:formula="of:=[.C870]-5.88" office:value-type="float" office:value="-98.686793" calcext:value-type="float">
            <text:p>-98,7</text:p>
          </table:table-cell>
          <table:table-cell table:formula="of:=[.D870]-[.B870]" office:value-type="float" office:value="-2.679171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9366.943359" calcext:value-type="float">
            <text:p>9366,9</text:p>
          </table:table-cell>
          <table:table-cell office:value-type="float" office:value="-96.121399" calcext:value-type="float">
            <text:p>-96,1</text:p>
          </table:table-cell>
          <table:table-cell office:value-type="float" office:value="-94.053139" calcext:value-type="float">
            <text:p>-94,1</text:p>
          </table:table-cell>
          <table:table-cell table:formula="of:=[.C871]-5.88" office:value-type="float" office:value="-99.933139" calcext:value-type="float">
            <text:p>-99,9</text:p>
          </table:table-cell>
          <table:table-cell table:formula="of:=[.D871]-[.B871]" office:value-type="float" office:value="-3.81174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9377.709961" calcext:value-type="float">
            <text:p>9377,7</text:p>
          </table:table-cell>
          <table:table-cell office:value-type="float" office:value="-96.315445" calcext:value-type="float">
            <text:p>-96,3</text:p>
          </table:table-cell>
          <table:table-cell office:value-type="float" office:value="-96.487854" calcext:value-type="float">
            <text:p>-96,5</text:p>
          </table:table-cell>
          <table:table-cell table:formula="of:=[.C872]-5.88" office:value-type="float" office:value="-102.367854" calcext:value-type="float">
            <text:p>-102,4</text:p>
          </table:table-cell>
          <table:table-cell table:formula="of:=[.D872]-[.B872]" office:value-type="float" office:value="-6.052409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9388.476562" calcext:value-type="float">
            <text:p>9388,5</text:p>
          </table:table-cell>
          <table:table-cell office:value-type="float" office:value="-98.430626" calcext:value-type="float">
            <text:p>-98,4</text:p>
          </table:table-cell>
          <table:table-cell office:value-type="float" office:value="-93.202065" calcext:value-type="float">
            <text:p>-93,2</text:p>
          </table:table-cell>
          <table:table-cell table:formula="of:=[.C873]-5.88" office:value-type="float" office:value="-99.082065" calcext:value-type="float">
            <text:p>-99,1</text:p>
          </table:table-cell>
          <table:table-cell table:formula="of:=[.D873]-[.B873]" office:value-type="float" office:value="-0.65143899999999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9399.243164" calcext:value-type="float">
            <text:p>9399,2</text:p>
          </table:table-cell>
          <table:table-cell office:value-type="float" office:value="-99.0112" calcext:value-type="float">
            <text:p>-99,0</text:p>
          </table:table-cell>
          <table:table-cell office:value-type="float" office:value="-89.427582" calcext:value-type="float">
            <text:p>-89,4</text:p>
          </table:table-cell>
          <table:table-cell table:formula="of:=[.C874]-5.88" office:value-type="float" office:value="-95.307582" calcext:value-type="float">
            <text:p>-95,3</text:p>
          </table:table-cell>
          <table:table-cell table:formula="of:=[.D874]-[.B874]" office:value-type="float" office:value="3.70361800000001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9410.009766" calcext:value-type="float">
            <text:p>9410,0</text:p>
          </table:table-cell>
          <table:table-cell office:value-type="float" office:value="-96.276611" calcext:value-type="float">
            <text:p>-96,3</text:p>
          </table:table-cell>
          <table:table-cell office:value-type="float" office:value="-88.083374" calcext:value-type="float">
            <text:p>-88,1</text:p>
          </table:table-cell>
          <table:table-cell table:formula="of:=[.C875]-5.88" office:value-type="float" office:value="-93.963374" calcext:value-type="float">
            <text:p>-94,0</text:p>
          </table:table-cell>
          <table:table-cell table:formula="of:=[.D875]-[.B875]" office:value-type="float" office:value="2.313237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9420.776367" calcext:value-type="float">
            <text:p>9420,8</text:p>
          </table:table-cell>
          <table:table-cell office:value-type="float" office:value="-95.439049" calcext:value-type="float">
            <text:p>-95,4</text:p>
          </table:table-cell>
          <table:table-cell office:value-type="float" office:value="-83.919548" calcext:value-type="float">
            <text:p>-83,9</text:p>
          </table:table-cell>
          <table:table-cell table:formula="of:=[.C876]-5.88" office:value-type="float" office:value="-89.799548" calcext:value-type="float">
            <text:p>-89,8</text:p>
          </table:table-cell>
          <table:table-cell table:formula="of:=[.D876]-[.B876]" office:value-type="float" office:value="5.639501" calcext:value-type="float">
            <text:p>5,6</text:p>
          </table:table-cell>
          <table:table-cell table:number-columns-repeated="1019"/>
        </table:table-row>
        <table:table-row table:style-name="ro1">
          <table:table-cell office:value-type="float" office:value="9431.542969" calcext:value-type="float">
            <text:p>9431,5</text:p>
          </table:table-cell>
          <table:table-cell office:value-type="float" office:value="-97.69696" calcext:value-type="float">
            <text:p>-97,7</text:p>
          </table:table-cell>
          <table:table-cell office:value-type="float" office:value="-85.699722" calcext:value-type="float">
            <text:p>-85,7</text:p>
          </table:table-cell>
          <table:table-cell table:formula="of:=[.C877]-5.88" office:value-type="float" office:value="-91.579722" calcext:value-type="float">
            <text:p>-91,6</text:p>
          </table:table-cell>
          <table:table-cell table:formula="of:=[.D877]-[.B877]" office:value-type="float" office:value="6.11723800000001" calcext:value-type="float">
            <text:p>6,1</text:p>
          </table:table-cell>
          <table:table-cell table:number-columns-repeated="1019"/>
        </table:table-row>
        <table:table-row table:style-name="ro1">
          <table:table-cell office:value-type="float" office:value="9442.30957" calcext:value-type="float">
            <text:p>9442,3</text:p>
          </table:table-cell>
          <table:table-cell office:value-type="float" office:value="-97.083885" calcext:value-type="float">
            <text:p>-97,1</text:p>
          </table:table-cell>
          <table:table-cell office:value-type="float" office:value="-87.309113" calcext:value-type="float">
            <text:p>-87,3</text:p>
          </table:table-cell>
          <table:table-cell table:formula="of:=[.C878]-5.88" office:value-type="float" office:value="-93.189113" calcext:value-type="float">
            <text:p>-93,2</text:p>
          </table:table-cell>
          <table:table-cell table:formula="of:=[.D878]-[.B878]" office:value-type="float" office:value="3.894772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9453.076172" calcext:value-type="float">
            <text:p>9453,1</text:p>
          </table:table-cell>
          <table:table-cell office:value-type="float" office:value="-95.815742" calcext:value-type="float">
            <text:p>-95,8</text:p>
          </table:table-cell>
          <table:table-cell office:value-type="float" office:value="-82.439728" calcext:value-type="float">
            <text:p>-82,4</text:p>
          </table:table-cell>
          <table:table-cell table:formula="of:=[.C879]-5.88" office:value-type="float" office:value="-88.319728" calcext:value-type="float">
            <text:p>-88,3</text:p>
          </table:table-cell>
          <table:table-cell table:formula="of:=[.D879]-[.B879]" office:value-type="float" office:value="7.496014" calcext:value-type="float">
            <text:p>7,5</text:p>
          </table:table-cell>
          <table:table-cell table:number-columns-repeated="1019"/>
        </table:table-row>
        <table:table-row table:style-name="ro1">
          <table:table-cell office:value-type="float" office:value="9463.842773" calcext:value-type="float">
            <text:p>9463,8</text:p>
          </table:table-cell>
          <table:table-cell office:value-type="float" office:value="-92.109833" calcext:value-type="float">
            <text:p>-92,1</text:p>
          </table:table-cell>
          <table:table-cell office:value-type="float" office:value="-79.837677" calcext:value-type="float">
            <text:p>-79,8</text:p>
          </table:table-cell>
          <table:table-cell table:formula="of:=[.C880]-5.88" office:value-type="float" office:value="-85.717677" calcext:value-type="float">
            <text:p>-85,7</text:p>
          </table:table-cell>
          <table:table-cell table:formula="of:=[.D880]-[.B880]" office:value-type="float" office:value="6.392156" calcext:value-type="float">
            <text:p>6,4</text:p>
          </table:table-cell>
          <table:table-cell table:number-columns-repeated="1019"/>
        </table:table-row>
        <table:table-row table:style-name="ro1">
          <table:table-cell office:value-type="float" office:value="9474.609375" calcext:value-type="float">
            <text:p>9474,6</text:p>
          </table:table-cell>
          <table:table-cell office:value-type="float" office:value="-85.729286" calcext:value-type="float">
            <text:p>-85,7</text:p>
          </table:table-cell>
          <table:table-cell office:value-type="float" office:value="-80.330154" calcext:value-type="float">
            <text:p>-80,3</text:p>
          </table:table-cell>
          <table:table-cell table:formula="of:=[.C881]-5.88" office:value-type="float" office:value="-86.210154" calcext:value-type="float">
            <text:p>-86,2</text:p>
          </table:table-cell>
          <table:table-cell table:formula="of:=[.D881]-[.B881]" office:value-type="float" office:value="-0.480867999999987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9485.375977" calcext:value-type="float">
            <text:p>9485,4</text:p>
          </table:table-cell>
          <table:table-cell office:value-type="float" office:value="-90.276848" calcext:value-type="float">
            <text:p>-90,3</text:p>
          </table:table-cell>
          <table:table-cell office:value-type="float" office:value="-83.876122" calcext:value-type="float">
            <text:p>-83,9</text:p>
          </table:table-cell>
          <table:table-cell table:formula="of:=[.C882]-5.88" office:value-type="float" office:value="-89.756122" calcext:value-type="float">
            <text:p>-89,8</text:p>
          </table:table-cell>
          <table:table-cell table:formula="of:=[.D882]-[.B882]" office:value-type="float" office:value="0.52072600000001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9496.142578" calcext:value-type="float">
            <text:p>9496,1</text:p>
          </table:table-cell>
          <table:table-cell office:value-type="float" office:value="-96.398346" calcext:value-type="float">
            <text:p>-96,4</text:p>
          </table:table-cell>
          <table:table-cell office:value-type="float" office:value="-84.989563" calcext:value-type="float">
            <text:p>-85,0</text:p>
          </table:table-cell>
          <table:table-cell table:formula="of:=[.C883]-5.88" office:value-type="float" office:value="-90.869563" calcext:value-type="float">
            <text:p>-90,9</text:p>
          </table:table-cell>
          <table:table-cell table:formula="of:=[.D883]-[.B883]" office:value-type="float" office:value="5.528783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float" office:value="9506.90918" calcext:value-type="float">
            <text:p>9506,9</text:p>
          </table:table-cell>
          <table:table-cell office:value-type="float" office:value="-95.627647" calcext:value-type="float">
            <text:p>-95,6</text:p>
          </table:table-cell>
          <table:table-cell office:value-type="float" office:value="-85.497795" calcext:value-type="float">
            <text:p>-85,5</text:p>
          </table:table-cell>
          <table:table-cell table:formula="of:=[.C884]-5.88" office:value-type="float" office:value="-91.377795" calcext:value-type="float">
            <text:p>-91,4</text:p>
          </table:table-cell>
          <table:table-cell table:formula="of:=[.D884]-[.B884]" office:value-type="float" office:value="4.249852" calcext:value-type="float">
            <text:p>4,2</text:p>
          </table:table-cell>
          <table:table-cell table:number-columns-repeated="1019"/>
        </table:table-row>
        <table:table-row table:style-name="ro1">
          <table:table-cell office:value-type="float" office:value="9517.675781" calcext:value-type="float">
            <text:p>9517,7</text:p>
          </table:table-cell>
          <table:table-cell office:value-type="float" office:value="-94.979965" calcext:value-type="float">
            <text:p>-95,0</text:p>
          </table:table-cell>
          <table:table-cell office:value-type="float" office:value="-88.565071" calcext:value-type="float">
            <text:p>-88,6</text:p>
          </table:table-cell>
          <table:table-cell table:formula="of:=[.C885]-5.88" office:value-type="float" office:value="-94.445071" calcext:value-type="float">
            <text:p>-94,4</text:p>
          </table:table-cell>
          <table:table-cell table:formula="of:=[.D885]-[.B885]" office:value-type="float" office:value="0.534893999999994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9528.442383" calcext:value-type="float">
            <text:p>9528,4</text:p>
          </table:table-cell>
          <table:table-cell office:value-type="float" office:value="-95.745995" calcext:value-type="float">
            <text:p>-95,7</text:p>
          </table:table-cell>
          <table:table-cell office:value-type="float" office:value="-91.730309" calcext:value-type="float">
            <text:p>-91,7</text:p>
          </table:table-cell>
          <table:table-cell table:formula="of:=[.C886]-5.88" office:value-type="float" office:value="-97.610309" calcext:value-type="float">
            <text:p>-97,6</text:p>
          </table:table-cell>
          <table:table-cell table:formula="of:=[.D886]-[.B886]" office:value-type="float" office:value="-1.86431400000001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9539.208984" calcext:value-type="float">
            <text:p>9539,2</text:p>
          </table:table-cell>
          <table:table-cell office:value-type="float" office:value="-96.647713" calcext:value-type="float">
            <text:p>-96,6</text:p>
          </table:table-cell>
          <table:table-cell office:value-type="float" office:value="-92.52211" calcext:value-type="float">
            <text:p>-92,5</text:p>
          </table:table-cell>
          <table:table-cell table:formula="of:=[.C887]-5.88" office:value-type="float" office:value="-98.40211" calcext:value-type="float">
            <text:p>-98,4</text:p>
          </table:table-cell>
          <table:table-cell table:formula="of:=[.D887]-[.B887]" office:value-type="float" office:value="-1.754397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9549.975586" calcext:value-type="float">
            <text:p>9550,0</text:p>
          </table:table-cell>
          <table:table-cell office:value-type="float" office:value="-94.594444" calcext:value-type="float">
            <text:p>-94,6</text:p>
          </table:table-cell>
          <table:table-cell office:value-type="float" office:value="-89.555099" calcext:value-type="float">
            <text:p>-89,6</text:p>
          </table:table-cell>
          <table:table-cell table:formula="of:=[.C888]-5.88" office:value-type="float" office:value="-95.435099" calcext:value-type="float">
            <text:p>-95,4</text:p>
          </table:table-cell>
          <table:table-cell table:formula="of:=[.D888]-[.B888]" office:value-type="float" office:value="-0.840654999999998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9560.742188" calcext:value-type="float">
            <text:p>9560,7</text:p>
          </table:table-cell>
          <table:table-cell office:value-type="float" office:value="-94.295776" calcext:value-type="float">
            <text:p>-94,3</text:p>
          </table:table-cell>
          <table:table-cell office:value-type="float" office:value="-90.322861" calcext:value-type="float">
            <text:p>-90,3</text:p>
          </table:table-cell>
          <table:table-cell table:formula="of:=[.C889]-5.88" office:value-type="float" office:value="-96.202861" calcext:value-type="float">
            <text:p>-96,2</text:p>
          </table:table-cell>
          <table:table-cell table:formula="of:=[.D889]-[.B889]" office:value-type="float" office:value="-1.907085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9571.508789" calcext:value-type="float">
            <text:p>9571,5</text:p>
          </table:table-cell>
          <table:table-cell office:value-type="float" office:value="-94.20356" calcext:value-type="float">
            <text:p>-94,2</text:p>
          </table:table-cell>
          <table:table-cell office:value-type="float" office:value="-92.19297" calcext:value-type="float">
            <text:p>-92,2</text:p>
          </table:table-cell>
          <table:table-cell table:formula="of:=[.C890]-5.88" office:value-type="float" office:value="-98.07297" calcext:value-type="float">
            <text:p>-98,1</text:p>
          </table:table-cell>
          <table:table-cell table:formula="of:=[.D890]-[.B890]" office:value-type="float" office:value="-3.86941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9582.275391" calcext:value-type="float">
            <text:p>9582,3</text:p>
          </table:table-cell>
          <table:table-cell office:value-type="float" office:value="-94.890091" calcext:value-type="float">
            <text:p>-94,9</text:p>
          </table:table-cell>
          <table:table-cell office:value-type="float" office:value="-90.664856" calcext:value-type="float">
            <text:p>-90,7</text:p>
          </table:table-cell>
          <table:table-cell table:formula="of:=[.C891]-5.88" office:value-type="float" office:value="-96.544856" calcext:value-type="float">
            <text:p>-96,5</text:p>
          </table:table-cell>
          <table:table-cell table:formula="of:=[.D891]-[.B891]" office:value-type="float" office:value="-1.654765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9593.041992" calcext:value-type="float">
            <text:p>9593,0</text:p>
          </table:table-cell>
          <table:table-cell office:value-type="float" office:value="-95.230263" calcext:value-type="float">
            <text:p>-95,2</text:p>
          </table:table-cell>
          <table:table-cell office:value-type="float" office:value="-93.618759" calcext:value-type="float">
            <text:p>-93,6</text:p>
          </table:table-cell>
          <table:table-cell table:formula="of:=[.C892]-5.88" office:value-type="float" office:value="-99.498759" calcext:value-type="float">
            <text:p>-99,5</text:p>
          </table:table-cell>
          <table:table-cell table:formula="of:=[.D892]-[.B892]" office:value-type="float" office:value="-4.268496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9603.808594" calcext:value-type="float">
            <text:p>9603,8</text:p>
          </table:table-cell>
          <table:table-cell office:value-type="float" office:value="-94.987091" calcext:value-type="float">
            <text:p>-95,0</text:p>
          </table:table-cell>
          <table:table-cell office:value-type="float" office:value="-92.117554" calcext:value-type="float">
            <text:p>-92,1</text:p>
          </table:table-cell>
          <table:table-cell table:formula="of:=[.C893]-5.88" office:value-type="float" office:value="-97.997554" calcext:value-type="float">
            <text:p>-98,0</text:p>
          </table:table-cell>
          <table:table-cell table:formula="of:=[.D893]-[.B893]" office:value-type="float" office:value="-3.010462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9614.575195" calcext:value-type="float">
            <text:p>9614,6</text:p>
          </table:table-cell>
          <table:table-cell office:value-type="float" office:value="-97.538803" calcext:value-type="float">
            <text:p>-97,5</text:p>
          </table:table-cell>
          <table:table-cell office:value-type="float" office:value="-88.444519" calcext:value-type="float">
            <text:p>-88,4</text:p>
          </table:table-cell>
          <table:table-cell table:formula="of:=[.C894]-5.88" office:value-type="float" office:value="-94.324519" calcext:value-type="float">
            <text:p>-94,3</text:p>
          </table:table-cell>
          <table:table-cell table:formula="of:=[.D894]-[.B894]" office:value-type="float" office:value="3.21428400000001" calcext:value-type="float">
            <text:p>3,2</text:p>
          </table:table-cell>
          <table:table-cell table:number-columns-repeated="1019"/>
        </table:table-row>
        <table:table-row table:style-name="ro1">
          <table:table-cell office:value-type="float" office:value="9625.341797" calcext:value-type="float">
            <text:p>9625,3</text:p>
          </table:table-cell>
          <table:table-cell office:value-type="float" office:value="-95.788345" calcext:value-type="float">
            <text:p>-95,8</text:p>
          </table:table-cell>
          <table:table-cell office:value-type="float" office:value="-89.430702" calcext:value-type="float">
            <text:p>-89,4</text:p>
          </table:table-cell>
          <table:table-cell table:formula="of:=[.C895]-5.88" office:value-type="float" office:value="-95.310702" calcext:value-type="float">
            <text:p>-95,3</text:p>
          </table:table-cell>
          <table:table-cell table:formula="of:=[.D895]-[.B895]" office:value-type="float" office:value="0.47764300000001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9636.108398" calcext:value-type="float">
            <text:p>9636,1</text:p>
          </table:table-cell>
          <table:table-cell office:value-type="float" office:value="-92.728088" calcext:value-type="float">
            <text:p>-92,7</text:p>
          </table:table-cell>
          <table:table-cell office:value-type="float" office:value="-89.519913" calcext:value-type="float">
            <text:p>-89,5</text:p>
          </table:table-cell>
          <table:table-cell table:formula="of:=[.C896]-5.88" office:value-type="float" office:value="-95.399913" calcext:value-type="float">
            <text:p>-95,4</text:p>
          </table:table-cell>
          <table:table-cell table:formula="of:=[.D896]-[.B896]" office:value-type="float" office:value="-2.671825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9646.875" calcext:value-type="float">
            <text:p>9646,9</text:p>
          </table:table-cell>
          <table:table-cell office:value-type="float" office:value="-92.774902" calcext:value-type="float">
            <text:p>-92,8</text:p>
          </table:table-cell>
          <table:table-cell office:value-type="float" office:value="-91.281044" calcext:value-type="float">
            <text:p>-91,3</text:p>
          </table:table-cell>
          <table:table-cell table:formula="of:=[.C897]-5.88" office:value-type="float" office:value="-97.161044" calcext:value-type="float">
            <text:p>-97,2</text:p>
          </table:table-cell>
          <table:table-cell table:formula="of:=[.D897]-[.B897]" office:value-type="float" office:value="-4.386141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9657.641602" calcext:value-type="float">
            <text:p>9657,6</text:p>
          </table:table-cell>
          <table:table-cell office:value-type="float" office:value="-94.704597" calcext:value-type="float">
            <text:p>-94,7</text:p>
          </table:table-cell>
          <table:table-cell office:value-type="float" office:value="-90.232536" calcext:value-type="float">
            <text:p>-90,2</text:p>
          </table:table-cell>
          <table:table-cell table:formula="of:=[.C898]-5.88" office:value-type="float" office:value="-96.112536" calcext:value-type="float">
            <text:p>-96,1</text:p>
          </table:table-cell>
          <table:table-cell table:formula="of:=[.D898]-[.B898]" office:value-type="float" office:value="-1.40793899999998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9668.408203" calcext:value-type="float">
            <text:p>9668,4</text:p>
          </table:table-cell>
          <table:table-cell office:value-type="float" office:value="-95.192314" calcext:value-type="float">
            <text:p>-95,2</text:p>
          </table:table-cell>
          <table:table-cell office:value-type="float" office:value="-88.608299" calcext:value-type="float">
            <text:p>-88,6</text:p>
          </table:table-cell>
          <table:table-cell table:formula="of:=[.C899]-5.88" office:value-type="float" office:value="-94.488299" calcext:value-type="float">
            <text:p>-94,5</text:p>
          </table:table-cell>
          <table:table-cell table:formula="of:=[.D899]-[.B899]" office:value-type="float" office:value="0.704014999999998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9679.174805" calcext:value-type="float">
            <text:p>9679,2</text:p>
          </table:table-cell>
          <table:table-cell office:value-type="float" office:value="-96.304214" calcext:value-type="float">
            <text:p>-96,3</text:p>
          </table:table-cell>
          <table:table-cell office:value-type="float" office:value="-91.942062" calcext:value-type="float">
            <text:p>-91,9</text:p>
          </table:table-cell>
          <table:table-cell table:formula="of:=[.C900]-5.88" office:value-type="float" office:value="-97.822062" calcext:value-type="float">
            <text:p>-97,8</text:p>
          </table:table-cell>
          <table:table-cell table:formula="of:=[.D900]-[.B900]" office:value-type="float" office:value="-1.517847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9689.941406" calcext:value-type="float">
            <text:p>9689,9</text:p>
          </table:table-cell>
          <table:table-cell office:value-type="float" office:value="-95.756371" calcext:value-type="float">
            <text:p>-95,8</text:p>
          </table:table-cell>
          <table:table-cell office:value-type="float" office:value="-92.238426" calcext:value-type="float">
            <text:p>-92,2</text:p>
          </table:table-cell>
          <table:table-cell table:formula="of:=[.C901]-5.88" office:value-type="float" office:value="-98.118426" calcext:value-type="float">
            <text:p>-98,1</text:p>
          </table:table-cell>
          <table:table-cell table:formula="of:=[.D901]-[.B901]" office:value-type="float" office:value="-2.362055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9700.708008" calcext:value-type="float">
            <text:p>9700,7</text:p>
          </table:table-cell>
          <table:table-cell office:value-type="float" office:value="-95.632484" calcext:value-type="float">
            <text:p>-95,6</text:p>
          </table:table-cell>
          <table:table-cell office:value-type="float" office:value="-90.583481" calcext:value-type="float">
            <text:p>-90,6</text:p>
          </table:table-cell>
          <table:table-cell table:formula="of:=[.C902]-5.88" office:value-type="float" office:value="-96.463481" calcext:value-type="float">
            <text:p>-96,5</text:p>
          </table:table-cell>
          <table:table-cell table:formula="of:=[.D902]-[.B902]" office:value-type="float" office:value="-0.830996999999996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9711.474609" calcext:value-type="float">
            <text:p>9711,5</text:p>
          </table:table-cell>
          <table:table-cell office:value-type="float" office:value="-94.300682" calcext:value-type="float">
            <text:p>-94,3</text:p>
          </table:table-cell>
          <table:table-cell office:value-type="float" office:value="-90.627144" calcext:value-type="float">
            <text:p>-90,6</text:p>
          </table:table-cell>
          <table:table-cell table:formula="of:=[.C903]-5.88" office:value-type="float" office:value="-96.507144" calcext:value-type="float">
            <text:p>-96,5</text:p>
          </table:table-cell>
          <table:table-cell table:formula="of:=[.D903]-[.B903]" office:value-type="float" office:value="-2.206462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9722.241211" calcext:value-type="float">
            <text:p>9722,2</text:p>
          </table:table-cell>
          <table:table-cell office:value-type="float" office:value="-94.829681" calcext:value-type="float">
            <text:p>-94,8</text:p>
          </table:table-cell>
          <table:table-cell office:value-type="float" office:value="-92.252617" calcext:value-type="float">
            <text:p>-92,3</text:p>
          </table:table-cell>
          <table:table-cell table:formula="of:=[.C904]-5.88" office:value-type="float" office:value="-98.132617" calcext:value-type="float">
            <text:p>-98,1</text:p>
          </table:table-cell>
          <table:table-cell table:formula="of:=[.D904]-[.B904]" office:value-type="float" office:value="-3.302936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9733.007812" calcext:value-type="float">
            <text:p>9733,0</text:p>
          </table:table-cell>
          <table:table-cell office:value-type="float" office:value="-94.911995" calcext:value-type="float">
            <text:p>-94,9</text:p>
          </table:table-cell>
          <table:table-cell office:value-type="float" office:value="-89.519279" calcext:value-type="float">
            <text:p>-89,5</text:p>
          </table:table-cell>
          <table:table-cell table:formula="of:=[.C905]-5.88" office:value-type="float" office:value="-95.399279" calcext:value-type="float">
            <text:p>-95,4</text:p>
          </table:table-cell>
          <table:table-cell table:formula="of:=[.D905]-[.B905]" office:value-type="float" office:value="-0.487283999999988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9743.774414" calcext:value-type="float">
            <text:p>9743,8</text:p>
          </table:table-cell>
          <table:table-cell office:value-type="float" office:value="-96.077736" calcext:value-type="float">
            <text:p>-96,1</text:p>
          </table:table-cell>
          <table:table-cell office:value-type="float" office:value="-88.526039" calcext:value-type="float">
            <text:p>-88,5</text:p>
          </table:table-cell>
          <table:table-cell table:formula="of:=[.C906]-5.88" office:value-type="float" office:value="-94.406039" calcext:value-type="float">
            <text:p>-94,4</text:p>
          </table:table-cell>
          <table:table-cell table:formula="of:=[.D906]-[.B906]" office:value-type="float" office:value="1.671697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9754.541016" calcext:value-type="float">
            <text:p>9754,5</text:p>
          </table:table-cell>
          <table:table-cell office:value-type="float" office:value="-97.275688" calcext:value-type="float">
            <text:p>-97,3</text:p>
          </table:table-cell>
          <table:table-cell office:value-type="float" office:value="-90.599854" calcext:value-type="float">
            <text:p>-90,6</text:p>
          </table:table-cell>
          <table:table-cell table:formula="of:=[.C907]-5.88" office:value-type="float" office:value="-96.479854" calcext:value-type="float">
            <text:p>-96,5</text:p>
          </table:table-cell>
          <table:table-cell table:formula="of:=[.D907]-[.B907]" office:value-type="float" office:value="0.795834000000014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9765.307617" calcext:value-type="float">
            <text:p>9765,3</text:p>
          </table:table-cell>
          <table:table-cell office:value-type="float" office:value="-96.862793" calcext:value-type="float">
            <text:p>-96,9</text:p>
          </table:table-cell>
          <table:table-cell office:value-type="float" office:value="-90.395454" calcext:value-type="float">
            <text:p>-90,4</text:p>
          </table:table-cell>
          <table:table-cell table:formula="of:=[.C908]-5.88" office:value-type="float" office:value="-96.275454" calcext:value-type="float">
            <text:p>-96,3</text:p>
          </table:table-cell>
          <table:table-cell table:formula="of:=[.D908]-[.B908]" office:value-type="float" office:value="0.587339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9776.074219" calcext:value-type="float">
            <text:p>9776,1</text:p>
          </table:table-cell>
          <table:table-cell office:value-type="float" office:value="-97.222595" calcext:value-type="float">
            <text:p>-97,2</text:p>
          </table:table-cell>
          <table:table-cell office:value-type="float" office:value="-91.587715" calcext:value-type="float">
            <text:p>-91,6</text:p>
          </table:table-cell>
          <table:table-cell table:formula="of:=[.C909]-5.88" office:value-type="float" office:value="-97.467715" calcext:value-type="float">
            <text:p>-97,5</text:p>
          </table:table-cell>
          <table:table-cell table:formula="of:=[.D909]-[.B909]" office:value-type="float" office:value="-0.24512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9786.84082" calcext:value-type="float">
            <text:p>9786,8</text:p>
          </table:table-cell>
          <table:table-cell office:value-type="float" office:value="-96.748871" calcext:value-type="float">
            <text:p>-96,7</text:p>
          </table:table-cell>
          <table:table-cell office:value-type="float" office:value="-87.078529" calcext:value-type="float">
            <text:p>-87,1</text:p>
          </table:table-cell>
          <table:table-cell table:formula="of:=[.C910]-5.88" office:value-type="float" office:value="-92.958529" calcext:value-type="float">
            <text:p>-93,0</text:p>
          </table:table-cell>
          <table:table-cell table:formula="of:=[.D910]-[.B910]" office:value-type="float" office:value="3.790342" calcext:value-type="float">
            <text:p>3,8</text:p>
          </table:table-cell>
          <table:table-cell table:number-columns-repeated="1019"/>
        </table:table-row>
        <table:table-row table:style-name="ro1">
          <table:table-cell office:value-type="float" office:value="9797.607422" calcext:value-type="float">
            <text:p>9797,6</text:p>
          </table:table-cell>
          <table:table-cell office:value-type="float" office:value="-95.187653" calcext:value-type="float">
            <text:p>-95,2</text:p>
          </table:table-cell>
          <table:table-cell office:value-type="float" office:value="-88.288925" calcext:value-type="float">
            <text:p>-88,3</text:p>
          </table:table-cell>
          <table:table-cell table:formula="of:=[.C911]-5.88" office:value-type="float" office:value="-94.168925" calcext:value-type="float">
            <text:p>-94,2</text:p>
          </table:table-cell>
          <table:table-cell table:formula="of:=[.D911]-[.B911]" office:value-type="float" office:value="1.018728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9808.374023" calcext:value-type="float">
            <text:p>9808,4</text:p>
          </table:table-cell>
          <table:table-cell office:value-type="float" office:value="-93.996574" calcext:value-type="float">
            <text:p>-94,0</text:p>
          </table:table-cell>
          <table:table-cell office:value-type="float" office:value="-89.246773" calcext:value-type="float">
            <text:p>-89,2</text:p>
          </table:table-cell>
          <table:table-cell table:formula="of:=[.C912]-5.88" office:value-type="float" office:value="-95.126773" calcext:value-type="float">
            <text:p>-95,1</text:p>
          </table:table-cell>
          <table:table-cell table:formula="of:=[.D912]-[.B912]" office:value-type="float" office:value="-1.1301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9819.140625" calcext:value-type="float">
            <text:p>9819,1</text:p>
          </table:table-cell>
          <table:table-cell office:value-type="float" office:value="-95.245659" calcext:value-type="float">
            <text:p>-95,2</text:p>
          </table:table-cell>
          <table:table-cell office:value-type="float" office:value="-88.801201" calcext:value-type="float">
            <text:p>-88,8</text:p>
          </table:table-cell>
          <table:table-cell table:formula="of:=[.C913]-5.88" office:value-type="float" office:value="-94.681201" calcext:value-type="float">
            <text:p>-94,7</text:p>
          </table:table-cell>
          <table:table-cell table:formula="of:=[.D913]-[.B913]" office:value-type="float" office:value="0.564458000000002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9829.907227" calcext:value-type="float">
            <text:p>9829,9</text:p>
          </table:table-cell>
          <table:table-cell office:value-type="float" office:value="-94.864792" calcext:value-type="float">
            <text:p>-94,9</text:p>
          </table:table-cell>
          <table:table-cell office:value-type="float" office:value="-91.104904" calcext:value-type="float">
            <text:p>-91,1</text:p>
          </table:table-cell>
          <table:table-cell table:formula="of:=[.C914]-5.88" office:value-type="float" office:value="-96.984904" calcext:value-type="float">
            <text:p>-97,0</text:p>
          </table:table-cell>
          <table:table-cell table:formula="of:=[.D914]-[.B914]" office:value-type="float" office:value="-2.1201120000000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9840.673828" calcext:value-type="float">
            <text:p>9840,7</text:p>
          </table:table-cell>
          <table:table-cell office:value-type="float" office:value="-94.676277" calcext:value-type="float">
            <text:p>-94,7</text:p>
          </table:table-cell>
          <table:table-cell office:value-type="float" office:value="-91.72921" calcext:value-type="float">
            <text:p>-91,7</text:p>
          </table:table-cell>
          <table:table-cell table:formula="of:=[.C915]-5.88" office:value-type="float" office:value="-97.60921" calcext:value-type="float">
            <text:p>-97,6</text:p>
          </table:table-cell>
          <table:table-cell table:formula="of:=[.D915]-[.B915]" office:value-type="float" office:value="-2.932932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9851.44043" calcext:value-type="float">
            <text:p>9851,4</text:p>
          </table:table-cell>
          <table:table-cell office:value-type="float" office:value="-95.356636" calcext:value-type="float">
            <text:p>-95,4</text:p>
          </table:table-cell>
          <table:table-cell office:value-type="float" office:value="-89.967323" calcext:value-type="float">
            <text:p>-90,0</text:p>
          </table:table-cell>
          <table:table-cell table:formula="of:=[.C916]-5.88" office:value-type="float" office:value="-95.847323" calcext:value-type="float">
            <text:p>-95,8</text:p>
          </table:table-cell>
          <table:table-cell table:formula="of:=[.D916]-[.B916]" office:value-type="float" office:value="-0.49068699999999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9862.207031" calcext:value-type="float">
            <text:p>9862,2</text:p>
          </table:table-cell>
          <table:table-cell office:value-type="float" office:value="-96.285522" calcext:value-type="float">
            <text:p>-96,3</text:p>
          </table:table-cell>
          <table:table-cell office:value-type="float" office:value="-86.678497" calcext:value-type="float">
            <text:p>-86,7</text:p>
          </table:table-cell>
          <table:table-cell table:formula="of:=[.C917]-5.88" office:value-type="float" office:value="-92.558497" calcext:value-type="float">
            <text:p>-92,6</text:p>
          </table:table-cell>
          <table:table-cell table:formula="of:=[.D917]-[.B917]" office:value-type="float" office:value="3.72702500000001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9872.973633" calcext:value-type="float">
            <text:p>9873,0</text:p>
          </table:table-cell>
          <table:table-cell office:value-type="float" office:value="-97.361122" calcext:value-type="float">
            <text:p>-97,4</text:p>
          </table:table-cell>
          <table:table-cell office:value-type="float" office:value="-80.86087" calcext:value-type="float">
            <text:p>-80,9</text:p>
          </table:table-cell>
          <table:table-cell table:formula="of:=[.C918]-5.88" office:value-type="float" office:value="-86.74087" calcext:value-type="float">
            <text:p>-86,7</text:p>
          </table:table-cell>
          <table:table-cell table:formula="of:=[.D918]-[.B918]" office:value-type="float" office:value="10.620252" calcext:value-type="float">
            <text:p>10,6</text:p>
          </table:table-cell>
          <table:table-cell table:number-columns-repeated="1019"/>
        </table:table-row>
        <table:table-row table:style-name="ro1">
          <table:table-cell office:value-type="float" office:value="9883.740234" calcext:value-type="float">
            <text:p>9883,7</text:p>
          </table:table-cell>
          <table:table-cell office:value-type="float" office:value="-94.417282" calcext:value-type="float">
            <text:p>-94,4</text:p>
          </table:table-cell>
          <table:table-cell office:value-type="float" office:value="-80.870079" calcext:value-type="float">
            <text:p>-80,9</text:p>
          </table:table-cell>
          <table:table-cell table:formula="of:=[.C919]-5.88" office:value-type="float" office:value="-86.750079" calcext:value-type="float">
            <text:p>-86,8</text:p>
          </table:table-cell>
          <table:table-cell table:formula="of:=[.D919]-[.B919]" office:value-type="float" office:value="7.667203" calcext:value-type="float">
            <text:p>7,7</text:p>
          </table:table-cell>
          <table:table-cell table:number-columns-repeated="1019"/>
        </table:table-row>
        <table:table-row table:style-name="ro1">
          <table:table-cell office:value-type="float" office:value="9894.506836" calcext:value-type="float">
            <text:p>9894,5</text:p>
          </table:table-cell>
          <table:table-cell office:value-type="float" office:value="-93.64106" calcext:value-type="float">
            <text:p>-93,6</text:p>
          </table:table-cell>
          <table:table-cell office:value-type="float" office:value="-87.930191" calcext:value-type="float">
            <text:p>-87,9</text:p>
          </table:table-cell>
          <table:table-cell table:formula="of:=[.C920]-5.88" office:value-type="float" office:value="-93.810191" calcext:value-type="float">
            <text:p>-93,8</text:p>
          </table:table-cell>
          <table:table-cell table:formula="of:=[.D920]-[.B920]" office:value-type="float" office:value="-0.169130999999993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9905.273438" calcext:value-type="float">
            <text:p>9905,3</text:p>
          </table:table-cell>
          <table:table-cell office:value-type="float" office:value="-94.939919" calcext:value-type="float">
            <text:p>-94,9</text:p>
          </table:table-cell>
          <table:table-cell office:value-type="float" office:value="-89.58065" calcext:value-type="float">
            <text:p>-89,6</text:p>
          </table:table-cell>
          <table:table-cell table:formula="of:=[.C921]-5.88" office:value-type="float" office:value="-95.46065" calcext:value-type="float">
            <text:p>-95,5</text:p>
          </table:table-cell>
          <table:table-cell table:formula="of:=[.D921]-[.B921]" office:value-type="float" office:value="-0.520730999999998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9916.040039" calcext:value-type="float">
            <text:p>9916,0</text:p>
          </table:table-cell>
          <table:table-cell office:value-type="float" office:value="-95.971848" calcext:value-type="float">
            <text:p>-96,0</text:p>
          </table:table-cell>
          <table:table-cell office:value-type="float" office:value="-90.007881" calcext:value-type="float">
            <text:p>-90,0</text:p>
          </table:table-cell>
          <table:table-cell table:formula="of:=[.C922]-5.88" office:value-type="float" office:value="-95.887881" calcext:value-type="float">
            <text:p>-95,9</text:p>
          </table:table-cell>
          <table:table-cell table:formula="of:=[.D922]-[.B922]" office:value-type="float" office:value="0.0839670000000012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9926.806641" calcext:value-type="float">
            <text:p>9926,8</text:p>
          </table:table-cell>
          <table:table-cell office:value-type="float" office:value="-93.793465" calcext:value-type="float">
            <text:p>-93,8</text:p>
          </table:table-cell>
          <table:table-cell office:value-type="float" office:value="-87.882126" calcext:value-type="float">
            <text:p>-87,9</text:p>
          </table:table-cell>
          <table:table-cell table:formula="of:=[.C923]-5.88" office:value-type="float" office:value="-93.762126" calcext:value-type="float">
            <text:p>-93,8</text:p>
          </table:table-cell>
          <table:table-cell table:formula="of:=[.D923]-[.B923]" office:value-type="float" office:value="0.0313390000000027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9937.573242" calcext:value-type="float">
            <text:p>9937,6</text:p>
          </table:table-cell>
          <table:table-cell office:value-type="float" office:value="-96.044312" calcext:value-type="float">
            <text:p>-96,0</text:p>
          </table:table-cell>
          <table:table-cell office:value-type="float" office:value="-87.390488" calcext:value-type="float">
            <text:p>-87,4</text:p>
          </table:table-cell>
          <table:table-cell table:formula="of:=[.C924]-5.88" office:value-type="float" office:value="-93.270488" calcext:value-type="float">
            <text:p>-93,3</text:p>
          </table:table-cell>
          <table:table-cell table:formula="of:=[.D924]-[.B924]" office:value-type="float" office:value="2.773824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9948.339844" calcext:value-type="float">
            <text:p>9948,3</text:p>
          </table:table-cell>
          <table:table-cell office:value-type="float" office:value="-98.217857" calcext:value-type="float">
            <text:p>-98,2</text:p>
          </table:table-cell>
          <table:table-cell office:value-type="float" office:value="-89.669884" calcext:value-type="float">
            <text:p>-89,7</text:p>
          </table:table-cell>
          <table:table-cell table:formula="of:=[.C925]-5.88" office:value-type="float" office:value="-95.549884" calcext:value-type="float">
            <text:p>-95,5</text:p>
          </table:table-cell>
          <table:table-cell table:formula="of:=[.D925]-[.B925]" office:value-type="float" office:value="2.667973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9959.106445" calcext:value-type="float">
            <text:p>9959,1</text:p>
          </table:table-cell>
          <table:table-cell office:value-type="float" office:value="-96.154579" calcext:value-type="float">
            <text:p>-96,2</text:p>
          </table:table-cell>
          <table:table-cell office:value-type="float" office:value="-91.469002" calcext:value-type="float">
            <text:p>-91,5</text:p>
          </table:table-cell>
          <table:table-cell table:formula="of:=[.C926]-5.88" office:value-type="float" office:value="-97.349002" calcext:value-type="float">
            <text:p>-97,3</text:p>
          </table:table-cell>
          <table:table-cell table:formula="of:=[.D926]-[.B926]" office:value-type="float" office:value="-1.194423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9969.873047" calcext:value-type="float">
            <text:p>9969,9</text:p>
          </table:table-cell>
          <table:table-cell office:value-type="float" office:value="-94.204506" calcext:value-type="float">
            <text:p>-94,2</text:p>
          </table:table-cell>
          <table:table-cell office:value-type="float" office:value="-92.015671" calcext:value-type="float">
            <text:p>-92,0</text:p>
          </table:table-cell>
          <table:table-cell table:formula="of:=[.C927]-5.88" office:value-type="float" office:value="-97.895671" calcext:value-type="float">
            <text:p>-97,9</text:p>
          </table:table-cell>
          <table:table-cell table:formula="of:=[.D927]-[.B927]" office:value-type="float" office:value="-3.691165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9980.639648" calcext:value-type="float">
            <text:p>9980,6</text:p>
          </table:table-cell>
          <table:table-cell office:value-type="float" office:value="-95.401855" calcext:value-type="float">
            <text:p>-95,4</text:p>
          </table:table-cell>
          <table:table-cell office:value-type="float" office:value="-92.079567" calcext:value-type="float">
            <text:p>-92,1</text:p>
          </table:table-cell>
          <table:table-cell table:formula="of:=[.C928]-5.88" office:value-type="float" office:value="-97.959567" calcext:value-type="float">
            <text:p>-98,0</text:p>
          </table:table-cell>
          <table:table-cell table:formula="of:=[.D928]-[.B928]" office:value-type="float" office:value="-2.557711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9991.40625" calcext:value-type="float">
            <text:p>9991,4</text:p>
          </table:table-cell>
          <table:table-cell office:value-type="float" office:value="-95.498154" calcext:value-type="float">
            <text:p>-95,5</text:p>
          </table:table-cell>
          <table:table-cell office:value-type="float" office:value="-91.475708" calcext:value-type="float">
            <text:p>-91,5</text:p>
          </table:table-cell>
          <table:table-cell table:formula="of:=[.C929]-5.88" office:value-type="float" office:value="-97.355708" calcext:value-type="float">
            <text:p>-97,4</text:p>
          </table:table-cell>
          <table:table-cell table:formula="of:=[.D929]-[.B929]" office:value-type="float" office:value="-1.857553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0002.172852" calcext:value-type="float">
            <text:p>10002,2</text:p>
          </table:table-cell>
          <table:table-cell office:value-type="float" office:value="-94.003052" calcext:value-type="float">
            <text:p>-94,0</text:p>
          </table:table-cell>
          <table:table-cell office:value-type="float" office:value="-91.841637" calcext:value-type="float">
            <text:p>-91,8</text:p>
          </table:table-cell>
          <table:table-cell table:formula="of:=[.C930]-5.88" office:value-type="float" office:value="-97.721637" calcext:value-type="float">
            <text:p>-97,7</text:p>
          </table:table-cell>
          <table:table-cell table:formula="of:=[.D930]-[.B930]" office:value-type="float" office:value="-3.718585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0012.939453" calcext:value-type="float">
            <text:p>10012,9</text:p>
          </table:table-cell>
          <table:table-cell office:value-type="float" office:value="-96.7836" calcext:value-type="float">
            <text:p>-96,8</text:p>
          </table:table-cell>
          <table:table-cell office:value-type="float" office:value="-91.743202" calcext:value-type="float">
            <text:p>-91,7</text:p>
          </table:table-cell>
          <table:table-cell table:formula="of:=[.C931]-5.88" office:value-type="float" office:value="-97.623202" calcext:value-type="float">
            <text:p>-97,6</text:p>
          </table:table-cell>
          <table:table-cell table:formula="of:=[.D931]-[.B931]" office:value-type="float" office:value="-0.839601999999985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0023.706055" calcext:value-type="float">
            <text:p>10023,7</text:p>
          </table:table-cell>
          <table:table-cell office:value-type="float" office:value="-94.981804" calcext:value-type="float">
            <text:p>-95,0</text:p>
          </table:table-cell>
          <table:table-cell office:value-type="float" office:value="-90.982773" calcext:value-type="float">
            <text:p>-91,0</text:p>
          </table:table-cell>
          <table:table-cell table:formula="of:=[.C932]-5.88" office:value-type="float" office:value="-96.862773" calcext:value-type="float">
            <text:p>-96,9</text:p>
          </table:table-cell>
          <table:table-cell table:formula="of:=[.D932]-[.B932]" office:value-type="float" office:value="-1.880968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0034.472656" calcext:value-type="float">
            <text:p>10034,5</text:p>
          </table:table-cell>
          <table:table-cell office:value-type="float" office:value="-95.137863" calcext:value-type="float">
            <text:p>-95,1</text:p>
          </table:table-cell>
          <table:table-cell office:value-type="float" office:value="-90.464294" calcext:value-type="float">
            <text:p>-90,5</text:p>
          </table:table-cell>
          <table:table-cell table:formula="of:=[.C933]-5.88" office:value-type="float" office:value="-96.344294" calcext:value-type="float">
            <text:p>-96,3</text:p>
          </table:table-cell>
          <table:table-cell table:formula="of:=[.D933]-[.B933]" office:value-type="float" office:value="-1.206431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0045.239258" calcext:value-type="float">
            <text:p>10045,2</text:p>
          </table:table-cell>
          <table:table-cell office:value-type="float" office:value="-95.086861" calcext:value-type="float">
            <text:p>-95,1</text:p>
          </table:table-cell>
          <table:table-cell office:value-type="float" office:value="-90.88588" calcext:value-type="float">
            <text:p>-90,9</text:p>
          </table:table-cell>
          <table:table-cell table:formula="of:=[.C934]-5.88" office:value-type="float" office:value="-96.76588" calcext:value-type="float">
            <text:p>-96,8</text:p>
          </table:table-cell>
          <table:table-cell table:formula="of:=[.D934]-[.B934]" office:value-type="float" office:value="-1.67901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0056.005859" calcext:value-type="float">
            <text:p>10056,0</text:p>
          </table:table-cell>
          <table:table-cell office:value-type="float" office:value="-96.910202" calcext:value-type="float">
            <text:p>-96,9</text:p>
          </table:table-cell>
          <table:table-cell office:value-type="float" office:value="-91.185181" calcext:value-type="float">
            <text:p>-91,2</text:p>
          </table:table-cell>
          <table:table-cell table:formula="of:=[.C935]-5.88" office:value-type="float" office:value="-97.065181" calcext:value-type="float">
            <text:p>-97,1</text:p>
          </table:table-cell>
          <table:table-cell table:formula="of:=[.D935]-[.B935]" office:value-type="float" office:value="-0.154978999999997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0066.772461" calcext:value-type="float">
            <text:p>10066,8</text:p>
          </table:table-cell>
          <table:table-cell office:value-type="float" office:value="-94.238365" calcext:value-type="float">
            <text:p>-94,2</text:p>
          </table:table-cell>
          <table:table-cell office:value-type="float" office:value="-92.387062" calcext:value-type="float">
            <text:p>-92,4</text:p>
          </table:table-cell>
          <table:table-cell table:formula="of:=[.C936]-5.88" office:value-type="float" office:value="-98.267062" calcext:value-type="float">
            <text:p>-98,3</text:p>
          </table:table-cell>
          <table:table-cell table:formula="of:=[.D936]-[.B936]" office:value-type="float" office:value="-4.028696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0077.539062" calcext:value-type="float">
            <text:p>10077,5</text:p>
          </table:table-cell>
          <table:table-cell office:value-type="float" office:value="-93.70639" calcext:value-type="float">
            <text:p>-93,7</text:p>
          </table:table-cell>
          <table:table-cell office:value-type="float" office:value="-93.510506" calcext:value-type="float">
            <text:p>-93,5</text:p>
          </table:table-cell>
          <table:table-cell table:formula="of:=[.C937]-5.88" office:value-type="float" office:value="-99.390506" calcext:value-type="float">
            <text:p>-99,4</text:p>
          </table:table-cell>
          <table:table-cell table:formula="of:=[.D937]-[.B937]" office:value-type="float" office:value="-5.684116" calcext:value-type="float">
            <text:p>-5,7</text:p>
          </table:table-cell>
          <table:table-cell table:number-columns-repeated="1019"/>
        </table:table-row>
        <table:table-row table:style-name="ro1">
          <table:table-cell office:value-type="float" office:value="10088.305664" calcext:value-type="float">
            <text:p>10088,3</text:p>
          </table:table-cell>
          <table:table-cell office:value-type="float" office:value="-93.686577" calcext:value-type="float">
            <text:p>-93,7</text:p>
          </table:table-cell>
          <table:table-cell office:value-type="float" office:value="-92.998085" calcext:value-type="float">
            <text:p>-93,0</text:p>
          </table:table-cell>
          <table:table-cell table:formula="of:=[.C938]-5.88" office:value-type="float" office:value="-98.878085" calcext:value-type="float">
            <text:p>-98,9</text:p>
          </table:table-cell>
          <table:table-cell table:formula="of:=[.D938]-[.B938]" office:value-type="float" office:value="-5.191508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0099.072266" calcext:value-type="float">
            <text:p>10099,1</text:p>
          </table:table-cell>
          <table:table-cell office:value-type="float" office:value="-95.914215" calcext:value-type="float">
            <text:p>-95,9</text:p>
          </table:table-cell>
          <table:table-cell office:value-type="float" office:value="-92.775566" calcext:value-type="float">
            <text:p>-92,8</text:p>
          </table:table-cell>
          <table:table-cell table:formula="of:=[.C939]-5.88" office:value-type="float" office:value="-98.655566" calcext:value-type="float">
            <text:p>-98,7</text:p>
          </table:table-cell>
          <table:table-cell table:formula="of:=[.D939]-[.B939]" office:value-type="float" office:value="-2.741350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0109.838867" calcext:value-type="float">
            <text:p>10109,8</text:p>
          </table:table-cell>
          <table:table-cell office:value-type="float" office:value="-95.406609" calcext:value-type="float">
            <text:p>-95,4</text:p>
          </table:table-cell>
          <table:table-cell office:value-type="float" office:value="-90.798653" calcext:value-type="float">
            <text:p>-90,8</text:p>
          </table:table-cell>
          <table:table-cell table:formula="of:=[.C940]-5.88" office:value-type="float" office:value="-96.678653" calcext:value-type="float">
            <text:p>-96,7</text:p>
          </table:table-cell>
          <table:table-cell table:formula="of:=[.D940]-[.B940]" office:value-type="float" office:value="-1.272043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0120.605469" calcext:value-type="float">
            <text:p>10120,6</text:p>
          </table:table-cell>
          <table:table-cell office:value-type="float" office:value="-94.987518" calcext:value-type="float">
            <text:p>-95,0</text:p>
          </table:table-cell>
          <table:table-cell office:value-type="float" office:value="-89.135132" calcext:value-type="float">
            <text:p>-89,1</text:p>
          </table:table-cell>
          <table:table-cell table:formula="of:=[.C941]-5.88" office:value-type="float" office:value="-95.015132" calcext:value-type="float">
            <text:p>-95,0</text:p>
          </table:table-cell>
          <table:table-cell table:formula="of:=[.D941]-[.B941]" office:value-type="float" office:value="-0.0276139999999998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0131.37207" calcext:value-type="float">
            <text:p>10131,4</text:p>
          </table:table-cell>
          <table:table-cell office:value-type="float" office:value="-91.989174" calcext:value-type="float">
            <text:p>-92,0</text:p>
          </table:table-cell>
          <table:table-cell office:value-type="float" office:value="-87.243652" calcext:value-type="float">
            <text:p>-87,2</text:p>
          </table:table-cell>
          <table:table-cell table:formula="of:=[.C942]-5.88" office:value-type="float" office:value="-93.123652" calcext:value-type="float">
            <text:p>-93,1</text:p>
          </table:table-cell>
          <table:table-cell table:formula="of:=[.D942]-[.B942]" office:value-type="float" office:value="-1.134477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0142.138672" calcext:value-type="float">
            <text:p>10142,1</text:p>
          </table:table-cell>
          <table:table-cell office:value-type="float" office:value="-92.068947" calcext:value-type="float">
            <text:p>-92,1</text:p>
          </table:table-cell>
          <table:table-cell office:value-type="float" office:value="-91.558563" calcext:value-type="float">
            <text:p>-91,6</text:p>
          </table:table-cell>
          <table:table-cell table:formula="of:=[.C943]-5.88" office:value-type="float" office:value="-97.438563" calcext:value-type="float">
            <text:p>-97,4</text:p>
          </table:table-cell>
          <table:table-cell table:formula="of:=[.D943]-[.B943]" office:value-type="float" office:value="-5.36961600000001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10152.905273" calcext:value-type="float">
            <text:p>10152,9</text:p>
          </table:table-cell>
          <table:table-cell office:value-type="float" office:value="-92.631592" calcext:value-type="float">
            <text:p>-92,6</text:p>
          </table:table-cell>
          <table:table-cell office:value-type="float" office:value="-89.951752" calcext:value-type="float">
            <text:p>-90,0</text:p>
          </table:table-cell>
          <table:table-cell table:formula="of:=[.C944]-5.88" office:value-type="float" office:value="-95.831752" calcext:value-type="float">
            <text:p>-95,8</text:p>
          </table:table-cell>
          <table:table-cell table:formula="of:=[.D944]-[.B944]" office:value-type="float" office:value="-3.20016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0163.671875" calcext:value-type="float">
            <text:p>10163,7</text:p>
          </table:table-cell>
          <table:table-cell office:value-type="float" office:value="-94.372818" calcext:value-type="float">
            <text:p>-94,4</text:p>
          </table:table-cell>
          <table:table-cell office:value-type="float" office:value="-88.492035" calcext:value-type="float">
            <text:p>-88,5</text:p>
          </table:table-cell>
          <table:table-cell table:formula="of:=[.C945]-5.88" office:value-type="float" office:value="-94.372035" calcext:value-type="float">
            <text:p>-94,4</text:p>
          </table:table-cell>
          <table:table-cell table:formula="of:=[.D945]-[.B945]" office:value-type="float" office:value="0.000782999999998424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0174.438477" calcext:value-type="float">
            <text:p>10174,4</text:p>
          </table:table-cell>
          <table:table-cell office:value-type="float" office:value="-95.016602" calcext:value-type="float">
            <text:p>-95,0</text:p>
          </table:table-cell>
          <table:table-cell office:value-type="float" office:value="-88.915154" calcext:value-type="float">
            <text:p>-88,9</text:p>
          </table:table-cell>
          <table:table-cell table:formula="of:=[.C946]-5.88" office:value-type="float" office:value="-94.795154" calcext:value-type="float">
            <text:p>-94,8</text:p>
          </table:table-cell>
          <table:table-cell table:formula="of:=[.D946]-[.B946]" office:value-type="float" office:value="0.221448000000009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0185.205078" calcext:value-type="float">
            <text:p>10185,2</text:p>
          </table:table-cell>
          <table:table-cell office:value-type="float" office:value="-94.826462" calcext:value-type="float">
            <text:p>-94,8</text:p>
          </table:table-cell>
          <table:table-cell office:value-type="float" office:value="-90.367889" calcext:value-type="float">
            <text:p>-90,4</text:p>
          </table:table-cell>
          <table:table-cell table:formula="of:=[.C947]-5.88" office:value-type="float" office:value="-96.247889" calcext:value-type="float">
            <text:p>-96,2</text:p>
          </table:table-cell>
          <table:table-cell table:formula="of:=[.D947]-[.B947]" office:value-type="float" office:value="-1.421426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0195.97168" calcext:value-type="float">
            <text:p>10196,0</text:p>
          </table:table-cell>
          <table:table-cell office:value-type="float" office:value="-94.766541" calcext:value-type="float">
            <text:p>-94,8</text:p>
          </table:table-cell>
          <table:table-cell office:value-type="float" office:value="-91.200447" calcext:value-type="float">
            <text:p>-91,2</text:p>
          </table:table-cell>
          <table:table-cell table:formula="of:=[.C948]-5.88" office:value-type="float" office:value="-97.080447" calcext:value-type="float">
            <text:p>-97,1</text:p>
          </table:table-cell>
          <table:table-cell table:formula="of:=[.D948]-[.B948]" office:value-type="float" office:value="-2.313905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0206.738281" calcext:value-type="float">
            <text:p>10206,7</text:p>
          </table:table-cell>
          <table:table-cell office:value-type="float" office:value="-94.817841" calcext:value-type="float">
            <text:p>-94,8</text:p>
          </table:table-cell>
          <table:table-cell office:value-type="float" office:value="-95.534843" calcext:value-type="float">
            <text:p>-95,5</text:p>
          </table:table-cell>
          <table:table-cell table:formula="of:=[.C949]-5.88" office:value-type="float" office:value="-101.414843" calcext:value-type="float">
            <text:p>-101,4</text:p>
          </table:table-cell>
          <table:table-cell table:formula="of:=[.D949]-[.B949]" office:value-type="float" office:value="-6.59700199999999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10217.504883" calcext:value-type="float">
            <text:p>10217,5</text:p>
          </table:table-cell>
          <table:table-cell office:value-type="float" office:value="-93.048172" calcext:value-type="float">
            <text:p>-93,0</text:p>
          </table:table-cell>
          <table:table-cell office:value-type="float" office:value="-93.393646" calcext:value-type="float">
            <text:p>-93,4</text:p>
          </table:table-cell>
          <table:table-cell table:formula="of:=[.C950]-5.88" office:value-type="float" office:value="-99.273646" calcext:value-type="float">
            <text:p>-99,3</text:p>
          </table:table-cell>
          <table:table-cell table:formula="of:=[.D950]-[.B950]" office:value-type="float" office:value="-6.22547400000001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0228.271484" calcext:value-type="float">
            <text:p>10228,3</text:p>
          </table:table-cell>
          <table:table-cell office:value-type="float" office:value="-94.408211" calcext:value-type="float">
            <text:p>-94,4</text:p>
          </table:table-cell>
          <table:table-cell office:value-type="float" office:value="-87.406883" calcext:value-type="float">
            <text:p>-87,4</text:p>
          </table:table-cell>
          <table:table-cell table:formula="of:=[.C951]-5.88" office:value-type="float" office:value="-93.286883" calcext:value-type="float">
            <text:p>-93,3</text:p>
          </table:table-cell>
          <table:table-cell table:formula="of:=[.D951]-[.B951]" office:value-type="float" office:value="1.121328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0239.038086" calcext:value-type="float">
            <text:p>10239,0</text:p>
          </table:table-cell>
          <table:table-cell office:value-type="float" office:value="-96.465714" calcext:value-type="float">
            <text:p>-96,5</text:p>
          </table:table-cell>
          <table:table-cell office:value-type="float" office:value="-86.731323" calcext:value-type="float">
            <text:p>-86,7</text:p>
          </table:table-cell>
          <table:table-cell table:formula="of:=[.C952]-5.88" office:value-type="float" office:value="-92.611323" calcext:value-type="float">
            <text:p>-92,6</text:p>
          </table:table-cell>
          <table:table-cell table:formula="of:=[.D952]-[.B952]" office:value-type="float" office:value="3.854391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10249.804688" calcext:value-type="float">
            <text:p>10249,8</text:p>
          </table:table-cell>
          <table:table-cell office:value-type="float" office:value="-97.820076" calcext:value-type="float">
            <text:p>-97,8</text:p>
          </table:table-cell>
          <table:table-cell office:value-type="float" office:value="-90.08493" calcext:value-type="float">
            <text:p>-90,1</text:p>
          </table:table-cell>
          <table:table-cell table:formula="of:=[.C953]-5.88" office:value-type="float" office:value="-95.96493" calcext:value-type="float">
            <text:p>-96,0</text:p>
          </table:table-cell>
          <table:table-cell table:formula="of:=[.D953]-[.B953]" office:value-type="float" office:value="1.855146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10260.571289" calcext:value-type="float">
            <text:p>10260,6</text:p>
          </table:table-cell>
          <table:table-cell office:value-type="float" office:value="-96.030434" calcext:value-type="float">
            <text:p>-96,0</text:p>
          </table:table-cell>
          <table:table-cell office:value-type="float" office:value="-92.328064" calcext:value-type="float">
            <text:p>-92,3</text:p>
          </table:table-cell>
          <table:table-cell table:formula="of:=[.C954]-5.88" office:value-type="float" office:value="-98.208064" calcext:value-type="float">
            <text:p>-98,2</text:p>
          </table:table-cell>
          <table:table-cell table:formula="of:=[.D954]-[.B954]" office:value-type="float" office:value="-2.177629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0271.337891" calcext:value-type="float">
            <text:p>10271,3</text:p>
          </table:table-cell>
          <table:table-cell office:value-type="float" office:value="-97.361198" calcext:value-type="float">
            <text:p>-97,4</text:p>
          </table:table-cell>
          <table:table-cell office:value-type="float" office:value="-90.852051" calcext:value-type="float">
            <text:p>-90,9</text:p>
          </table:table-cell>
          <table:table-cell table:formula="of:=[.C955]-5.88" office:value-type="float" office:value="-96.732051" calcext:value-type="float">
            <text:p>-96,7</text:p>
          </table:table-cell>
          <table:table-cell table:formula="of:=[.D955]-[.B955]" office:value-type="float" office:value="0.629147000000003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0282.104492" calcext:value-type="float">
            <text:p>10282,1</text:p>
          </table:table-cell>
          <table:table-cell office:value-type="float" office:value="-95.812454" calcext:value-type="float">
            <text:p>-95,8</text:p>
          </table:table-cell>
          <table:table-cell office:value-type="float" office:value="-89.654411" calcext:value-type="float">
            <text:p>-89,7</text:p>
          </table:table-cell>
          <table:table-cell table:formula="of:=[.C956]-5.88" office:value-type="float" office:value="-95.534411" calcext:value-type="float">
            <text:p>-95,5</text:p>
          </table:table-cell>
          <table:table-cell table:formula="of:=[.D956]-[.B956]" office:value-type="float" office:value="0.278043000000011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0292.871094" calcext:value-type="float">
            <text:p>10292,9</text:p>
          </table:table-cell>
          <table:table-cell office:value-type="float" office:value="-92.907082" calcext:value-type="float">
            <text:p>-92,9</text:p>
          </table:table-cell>
          <table:table-cell office:value-type="float" office:value="-87.132011" calcext:value-type="float">
            <text:p>-87,1</text:p>
          </table:table-cell>
          <table:table-cell table:formula="of:=[.C957]-5.88" office:value-type="float" office:value="-93.012011" calcext:value-type="float">
            <text:p>-93,0</text:p>
          </table:table-cell>
          <table:table-cell table:formula="of:=[.D957]-[.B957]" office:value-type="float" office:value="-0.104928999999999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0303.637695" calcext:value-type="float">
            <text:p>10303,6</text:p>
          </table:table-cell>
          <table:table-cell office:value-type="float" office:value="-92.700462" calcext:value-type="float">
            <text:p>-92,7</text:p>
          </table:table-cell>
          <table:table-cell office:value-type="float" office:value="-84.097939" calcext:value-type="float">
            <text:p>-84,1</text:p>
          </table:table-cell>
          <table:table-cell table:formula="of:=[.C958]-5.88" office:value-type="float" office:value="-89.977939" calcext:value-type="float">
            <text:p>-90,0</text:p>
          </table:table-cell>
          <table:table-cell table:formula="of:=[.D958]-[.B958]" office:value-type="float" office:value="2.72252300000001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10314.404297" calcext:value-type="float">
            <text:p>10314,4</text:p>
          </table:table-cell>
          <table:table-cell office:value-type="float" office:value="-94.861465" calcext:value-type="float">
            <text:p>-94,9</text:p>
          </table:table-cell>
          <table:table-cell office:value-type="float" office:value="-83.632172" calcext:value-type="float">
            <text:p>-83,6</text:p>
          </table:table-cell>
          <table:table-cell table:formula="of:=[.C959]-5.88" office:value-type="float" office:value="-89.512172" calcext:value-type="float">
            <text:p>-89,5</text:p>
          </table:table-cell>
          <table:table-cell table:formula="of:=[.D959]-[.B959]" office:value-type="float" office:value="5.349293" calcext:value-type="float">
            <text:p>5,3</text:p>
          </table:table-cell>
          <table:table-cell table:number-columns-repeated="1019"/>
        </table:table-row>
        <table:table-row table:style-name="ro1">
          <table:table-cell office:value-type="float" office:value="10325.170898" calcext:value-type="float">
            <text:p>10325,2</text:p>
          </table:table-cell>
          <table:table-cell office:value-type="float" office:value="-95.854355" calcext:value-type="float">
            <text:p>-95,9</text:p>
          </table:table-cell>
          <table:table-cell office:value-type="float" office:value="-83.32695" calcext:value-type="float">
            <text:p>-83,3</text:p>
          </table:table-cell>
          <table:table-cell table:formula="of:=[.C960]-5.88" office:value-type="float" office:value="-89.20695" calcext:value-type="float">
            <text:p>-89,2</text:p>
          </table:table-cell>
          <table:table-cell table:formula="of:=[.D960]-[.B960]" office:value-type="float" office:value="6.64740500000001" calcext:value-type="float">
            <text:p>6,6</text:p>
          </table:table-cell>
          <table:table-cell table:number-columns-repeated="1019"/>
        </table:table-row>
        <table:table-row table:style-name="ro1">
          <table:table-cell office:value-type="float" office:value="10335.9375" calcext:value-type="float">
            <text:p>10335,9</text:p>
          </table:table-cell>
          <table:table-cell office:value-type="float" office:value="-95.798744" calcext:value-type="float">
            <text:p>-95,8</text:p>
          </table:table-cell>
          <table:table-cell office:value-type="float" office:value="-86.560135" calcext:value-type="float">
            <text:p>-86,6</text:p>
          </table:table-cell>
          <table:table-cell table:formula="of:=[.C961]-5.88" office:value-type="float" office:value="-92.440135" calcext:value-type="float">
            <text:p>-92,4</text:p>
          </table:table-cell>
          <table:table-cell table:formula="of:=[.D961]-[.B961]" office:value-type="float" office:value="3.358609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10346.704102" calcext:value-type="float">
            <text:p>10346,7</text:p>
          </table:table-cell>
          <table:table-cell office:value-type="float" office:value="-95.394707" calcext:value-type="float">
            <text:p>-95,4</text:p>
          </table:table-cell>
          <table:table-cell office:value-type="float" office:value="-80.754585" calcext:value-type="float">
            <text:p>-80,8</text:p>
          </table:table-cell>
          <table:table-cell table:formula="of:=[.C962]-5.88" office:value-type="float" office:value="-86.634585" calcext:value-type="float">
            <text:p>-86,6</text:p>
          </table:table-cell>
          <table:table-cell table:formula="of:=[.D962]-[.B962]" office:value-type="float" office:value="8.760122" calcext:value-type="float">
            <text:p>8,8</text:p>
          </table:table-cell>
          <table:table-cell table:number-columns-repeated="1019"/>
        </table:table-row>
        <table:table-row table:style-name="ro1">
          <table:table-cell office:value-type="float" office:value="10357.470703" calcext:value-type="float">
            <text:p>10357,5</text:p>
          </table:table-cell>
          <table:table-cell office:value-type="float" office:value="-96.77562" calcext:value-type="float">
            <text:p>-96,8</text:p>
          </table:table-cell>
          <table:table-cell office:value-type="float" office:value="-80.275826" calcext:value-type="float">
            <text:p>-80,3</text:p>
          </table:table-cell>
          <table:table-cell table:formula="of:=[.C963]-5.88" office:value-type="float" office:value="-86.155826" calcext:value-type="float">
            <text:p>-86,2</text:p>
          </table:table-cell>
          <table:table-cell table:formula="of:=[.D963]-[.B963]" office:value-type="float" office:value="10.619794" calcext:value-type="float">
            <text:p>10,6</text:p>
          </table:table-cell>
          <table:table-cell table:number-columns-repeated="1019"/>
        </table:table-row>
        <table:table-row table:style-name="ro1">
          <table:table-cell office:value-type="float" office:value="10368.237305" calcext:value-type="float">
            <text:p>10368,2</text:p>
          </table:table-cell>
          <table:table-cell office:value-type="float" office:value="-96.522072" calcext:value-type="float">
            <text:p>-96,5</text:p>
          </table:table-cell>
          <table:table-cell office:value-type="float" office:value="-83.590134" calcext:value-type="float">
            <text:p>-83,6</text:p>
          </table:table-cell>
          <table:table-cell table:formula="of:=[.C964]-5.88" office:value-type="float" office:value="-89.470134" calcext:value-type="float">
            <text:p>-89,5</text:p>
          </table:table-cell>
          <table:table-cell table:formula="of:=[.D964]-[.B964]" office:value-type="float" office:value="7.05193799999999" calcext:value-type="float">
            <text:p>7,1</text:p>
          </table:table-cell>
          <table:table-cell table:number-columns-repeated="1019"/>
        </table:table-row>
        <table:table-row table:style-name="ro1">
          <table:table-cell office:value-type="float" office:value="10379.003906" calcext:value-type="float">
            <text:p>10379,0</text:p>
          </table:table-cell>
          <table:table-cell office:value-type="float" office:value="-95.776268" calcext:value-type="float">
            <text:p>-95,8</text:p>
          </table:table-cell>
          <table:table-cell office:value-type="float" office:value="-88.18589" calcext:value-type="float">
            <text:p>-88,2</text:p>
          </table:table-cell>
          <table:table-cell table:formula="of:=[.C965]-5.88" office:value-type="float" office:value="-94.06589" calcext:value-type="float">
            <text:p>-94,1</text:p>
          </table:table-cell>
          <table:table-cell table:formula="of:=[.D965]-[.B965]" office:value-type="float" office:value="1.710378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10389.770508" calcext:value-type="float">
            <text:p>10389,8</text:p>
          </table:table-cell>
          <table:table-cell office:value-type="float" office:value="-95.763138" calcext:value-type="float">
            <text:p>-95,8</text:p>
          </table:table-cell>
          <table:table-cell office:value-type="float" office:value="-92.984383" calcext:value-type="float">
            <text:p>-93,0</text:p>
          </table:table-cell>
          <table:table-cell table:formula="of:=[.C966]-5.88" office:value-type="float" office:value="-98.864383" calcext:value-type="float">
            <text:p>-98,9</text:p>
          </table:table-cell>
          <table:table-cell table:formula="of:=[.D966]-[.B966]" office:value-type="float" office:value="-3.101244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0400.537109" calcext:value-type="float">
            <text:p>10400,5</text:p>
          </table:table-cell>
          <table:table-cell office:value-type="float" office:value="-95.66526" calcext:value-type="float">
            <text:p>-95,7</text:p>
          </table:table-cell>
          <table:table-cell office:value-type="float" office:value="-95.747406" calcext:value-type="float">
            <text:p>-95,7</text:p>
          </table:table-cell>
          <table:table-cell table:formula="of:=[.C967]-5.88" office:value-type="float" office:value="-101.627406" calcext:value-type="float">
            <text:p>-101,6</text:p>
          </table:table-cell>
          <table:table-cell table:formula="of:=[.D967]-[.B967]" office:value-type="float" office:value="-5.962145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0411.303711" calcext:value-type="float">
            <text:p>10411,3</text:p>
          </table:table-cell>
          <table:table-cell office:value-type="float" office:value="-96.162483" calcext:value-type="float">
            <text:p>-96,2</text:p>
          </table:table-cell>
          <table:table-cell office:value-type="float" office:value="-92.648918" calcext:value-type="float">
            <text:p>-92,6</text:p>
          </table:table-cell>
          <table:table-cell table:formula="of:=[.C968]-5.88" office:value-type="float" office:value="-98.528918" calcext:value-type="float">
            <text:p>-98,5</text:p>
          </table:table-cell>
          <table:table-cell table:formula="of:=[.D968]-[.B968]" office:value-type="float" office:value="-2.366435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0422.070312" calcext:value-type="float">
            <text:p>10422,1</text:p>
          </table:table-cell>
          <table:table-cell office:value-type="float" office:value="-95.363396" calcext:value-type="float">
            <text:p>-95,4</text:p>
          </table:table-cell>
          <table:table-cell office:value-type="float" office:value="-90.414757" calcext:value-type="float">
            <text:p>-90,4</text:p>
          </table:table-cell>
          <table:table-cell table:formula="of:=[.C969]-5.88" office:value-type="float" office:value="-96.294757" calcext:value-type="float">
            <text:p>-96,3</text:p>
          </table:table-cell>
          <table:table-cell table:formula="of:=[.D969]-[.B969]" office:value-type="float" office:value="-0.931360999999995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0432.836914" calcext:value-type="float">
            <text:p>10432,8</text:p>
          </table:table-cell>
          <table:table-cell office:value-type="float" office:value="-96.709671" calcext:value-type="float">
            <text:p>-96,7</text:p>
          </table:table-cell>
          <table:table-cell office:value-type="float" office:value="-89.046036" calcext:value-type="float">
            <text:p>-89,0</text:p>
          </table:table-cell>
          <table:table-cell table:formula="of:=[.C970]-5.88" office:value-type="float" office:value="-94.926036" calcext:value-type="float">
            <text:p>-94,9</text:p>
          </table:table-cell>
          <table:table-cell table:formula="of:=[.D970]-[.B970]" office:value-type="float" office:value="1.783635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0443.603516" calcext:value-type="float">
            <text:p>10443,6</text:p>
          </table:table-cell>
          <table:table-cell office:value-type="float" office:value="-97.246315" calcext:value-type="float">
            <text:p>-97,2</text:p>
          </table:table-cell>
          <table:table-cell office:value-type="float" office:value="-90.068153" calcext:value-type="float">
            <text:p>-90,1</text:p>
          </table:table-cell>
          <table:table-cell table:formula="of:=[.C971]-5.88" office:value-type="float" office:value="-95.948153" calcext:value-type="float">
            <text:p>-95,9</text:p>
          </table:table-cell>
          <table:table-cell table:formula="of:=[.D971]-[.B971]" office:value-type="float" office:value="1.298162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0454.370117" calcext:value-type="float">
            <text:p>10454,4</text:p>
          </table:table-cell>
          <table:table-cell office:value-type="float" office:value="-95.401886" calcext:value-type="float">
            <text:p>-95,4</text:p>
          </table:table-cell>
          <table:table-cell office:value-type="float" office:value="-90.433098" calcext:value-type="float">
            <text:p>-90,4</text:p>
          </table:table-cell>
          <table:table-cell table:formula="of:=[.C972]-5.88" office:value-type="float" office:value="-96.313098" calcext:value-type="float">
            <text:p>-96,3</text:p>
          </table:table-cell>
          <table:table-cell table:formula="of:=[.D972]-[.B972]" office:value-type="float" office:value="-0.911211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0465.136719" calcext:value-type="float">
            <text:p>10465,1</text:p>
          </table:table-cell>
          <table:table-cell office:value-type="float" office:value="-91.462448" calcext:value-type="float">
            <text:p>-91,5</text:p>
          </table:table-cell>
          <table:table-cell office:value-type="float" office:value="-88.804955" calcext:value-type="float">
            <text:p>-88,8</text:p>
          </table:table-cell>
          <table:table-cell table:formula="of:=[.C973]-5.88" office:value-type="float" office:value="-94.684955" calcext:value-type="float">
            <text:p>-94,7</text:p>
          </table:table-cell>
          <table:table-cell table:formula="of:=[.D973]-[.B973]" office:value-type="float" office:value="-3.22250700000001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0475.90332" calcext:value-type="float">
            <text:p>10475,9</text:p>
          </table:table-cell>
          <table:table-cell office:value-type="float" office:value="-92.452797" calcext:value-type="float">
            <text:p>-92,5</text:p>
          </table:table-cell>
          <table:table-cell office:value-type="float" office:value="-89.343033" calcext:value-type="float">
            <text:p>-89,3</text:p>
          </table:table-cell>
          <table:table-cell table:formula="of:=[.C974]-5.88" office:value-type="float" office:value="-95.223033" calcext:value-type="float">
            <text:p>-95,2</text:p>
          </table:table-cell>
          <table:table-cell table:formula="of:=[.D974]-[.B974]" office:value-type="float" office:value="-2.770236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0486.669922" calcext:value-type="float">
            <text:p>10486,7</text:p>
          </table:table-cell>
          <table:table-cell office:value-type="float" office:value="-91.95269" calcext:value-type="float">
            <text:p>-92,0</text:p>
          </table:table-cell>
          <table:table-cell office:value-type="float" office:value="-91.446175" calcext:value-type="float">
            <text:p>-91,4</text:p>
          </table:table-cell>
          <table:table-cell table:formula="of:=[.C975]-5.88" office:value-type="float" office:value="-97.326175" calcext:value-type="float">
            <text:p>-97,3</text:p>
          </table:table-cell>
          <table:table-cell table:formula="of:=[.D975]-[.B975]" office:value-type="float" office:value="-5.37348499999999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10497.436523" calcext:value-type="float">
            <text:p>10497,4</text:p>
          </table:table-cell>
          <table:table-cell office:value-type="float" office:value="-95.840347" calcext:value-type="float">
            <text:p>-95,8</text:p>
          </table:table-cell>
          <table:table-cell office:value-type="float" office:value="-91.737335" calcext:value-type="float">
            <text:p>-91,7</text:p>
          </table:table-cell>
          <table:table-cell table:formula="of:=[.C976]-5.88" office:value-type="float" office:value="-97.617335" calcext:value-type="float">
            <text:p>-97,6</text:p>
          </table:table-cell>
          <table:table-cell table:formula="of:=[.D976]-[.B976]" office:value-type="float" office:value="-1.776988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0508.203125" calcext:value-type="float">
            <text:p>10508,2</text:p>
          </table:table-cell>
          <table:table-cell office:value-type="float" office:value="-95.588364" calcext:value-type="float">
            <text:p>-95,6</text:p>
          </table:table-cell>
          <table:table-cell office:value-type="float" office:value="-90.370453" calcext:value-type="float">
            <text:p>-90,4</text:p>
          </table:table-cell>
          <table:table-cell table:formula="of:=[.C977]-5.88" office:value-type="float" office:value="-96.250453" calcext:value-type="float">
            <text:p>-96,3</text:p>
          </table:table-cell>
          <table:table-cell table:formula="of:=[.D977]-[.B977]" office:value-type="float" office:value="-0.662088999999995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0518.969727" calcext:value-type="float">
            <text:p>10519,0</text:p>
          </table:table-cell>
          <table:table-cell office:value-type="float" office:value="-93.480576" calcext:value-type="float">
            <text:p>-93,5</text:p>
          </table:table-cell>
          <table:table-cell office:value-type="float" office:value="-90.011528" calcext:value-type="float">
            <text:p>-90,0</text:p>
          </table:table-cell>
          <table:table-cell table:formula="of:=[.C978]-5.88" office:value-type="float" office:value="-95.891528" calcext:value-type="float">
            <text:p>-95,9</text:p>
          </table:table-cell>
          <table:table-cell table:formula="of:=[.D978]-[.B978]" office:value-type="float" office:value="-2.410951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0529.736328" calcext:value-type="float">
            <text:p>10529,7</text:p>
          </table:table-cell>
          <table:table-cell office:value-type="float" office:value="-92.57383" calcext:value-type="float">
            <text:p>-92,6</text:p>
          </table:table-cell>
          <table:table-cell office:value-type="float" office:value="-89.753914" calcext:value-type="float">
            <text:p>-89,8</text:p>
          </table:table-cell>
          <table:table-cell table:formula="of:=[.C979]-5.88" office:value-type="float" office:value="-95.633914" calcext:value-type="float">
            <text:p>-95,6</text:p>
          </table:table-cell>
          <table:table-cell table:formula="of:=[.D979]-[.B979]" office:value-type="float" office:value="-3.060083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0540.50293" calcext:value-type="float">
            <text:p>10540,5</text:p>
          </table:table-cell>
          <table:table-cell office:value-type="float" office:value="-94.031715" calcext:value-type="float">
            <text:p>-94,0</text:p>
          </table:table-cell>
          <table:table-cell office:value-type="float" office:value="-91.824905" calcext:value-type="float">
            <text:p>-91,8</text:p>
          </table:table-cell>
          <table:table-cell table:formula="of:=[.C980]-5.88" office:value-type="float" office:value="-97.704905" calcext:value-type="float">
            <text:p>-97,7</text:p>
          </table:table-cell>
          <table:table-cell table:formula="of:=[.D980]-[.B980]" office:value-type="float" office:value="-3.673189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0551.269531" calcext:value-type="float">
            <text:p>10551,3</text:p>
          </table:table-cell>
          <table:table-cell office:value-type="float" office:value="-94.10276" calcext:value-type="float">
            <text:p>-94,1</text:p>
          </table:table-cell>
          <table:table-cell office:value-type="float" office:value="-90.150093" calcext:value-type="float">
            <text:p>-90,2</text:p>
          </table:table-cell>
          <table:table-cell table:formula="of:=[.C981]-5.88" office:value-type="float" office:value="-96.030093" calcext:value-type="float">
            <text:p>-96,0</text:p>
          </table:table-cell>
          <table:table-cell table:formula="of:=[.D981]-[.B981]" office:value-type="float" office:value="-1.927332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0562.036133" calcext:value-type="float">
            <text:p>10562,0</text:p>
          </table:table-cell>
          <table:table-cell office:value-type="float" office:value="-93.700706" calcext:value-type="float">
            <text:p>-93,7</text:p>
          </table:table-cell>
          <table:table-cell office:value-type="float" office:value="-91.246529" calcext:value-type="float">
            <text:p>-91,2</text:p>
          </table:table-cell>
          <table:table-cell table:formula="of:=[.C982]-5.88" office:value-type="float" office:value="-97.126529" calcext:value-type="float">
            <text:p>-97,1</text:p>
          </table:table-cell>
          <table:table-cell table:formula="of:=[.D982]-[.B982]" office:value-type="float" office:value="-3.425822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0572.802734" calcext:value-type="float">
            <text:p>10572,8</text:p>
          </table:table-cell>
          <table:table-cell office:value-type="float" office:value="-93.680244" calcext:value-type="float">
            <text:p>-93,7</text:p>
          </table:table-cell>
          <table:table-cell office:value-type="float" office:value="-92.323654" calcext:value-type="float">
            <text:p>-92,3</text:p>
          </table:table-cell>
          <table:table-cell table:formula="of:=[.C983]-5.88" office:value-type="float" office:value="-98.203654" calcext:value-type="float">
            <text:p>-98,2</text:p>
          </table:table-cell>
          <table:table-cell table:formula="of:=[.D983]-[.B983]" office:value-type="float" office:value="-4.52341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0583.569336" calcext:value-type="float">
            <text:p>10583,6</text:p>
          </table:table-cell>
          <table:table-cell office:value-type="float" office:value="-95.19458" calcext:value-type="float">
            <text:p>-95,2</text:p>
          </table:table-cell>
          <table:table-cell office:value-type="float" office:value="-92.38736" calcext:value-type="float">
            <text:p>-92,4</text:p>
          </table:table-cell>
          <table:table-cell table:formula="of:=[.C984]-5.88" office:value-type="float" office:value="-98.26736" calcext:value-type="float">
            <text:p>-98,3</text:p>
          </table:table-cell>
          <table:table-cell table:formula="of:=[.D984]-[.B984]" office:value-type="float" office:value="-3.072779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0594.335938" calcext:value-type="float">
            <text:p>10594,3</text:p>
          </table:table-cell>
          <table:table-cell office:value-type="float" office:value="-95.696793" calcext:value-type="float">
            <text:p>-95,7</text:p>
          </table:table-cell>
          <table:table-cell office:value-type="float" office:value="-91.740562" calcext:value-type="float">
            <text:p>-91,7</text:p>
          </table:table-cell>
          <table:table-cell table:formula="of:=[.C985]-5.88" office:value-type="float" office:value="-97.620562" calcext:value-type="float">
            <text:p>-97,6</text:p>
          </table:table-cell>
          <table:table-cell table:formula="of:=[.D985]-[.B985]" office:value-type="float" office:value="-1.923768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0605.102539" calcext:value-type="float">
            <text:p>10605,1</text:p>
          </table:table-cell>
          <table:table-cell office:value-type="float" office:value="-96.706734" calcext:value-type="float">
            <text:p>-96,7</text:p>
          </table:table-cell>
          <table:table-cell office:value-type="float" office:value="-89.72438" calcext:value-type="float">
            <text:p>-89,7</text:p>
          </table:table-cell>
          <table:table-cell table:formula="of:=[.C986]-5.88" office:value-type="float" office:value="-95.60438" calcext:value-type="float">
            <text:p>-95,6</text:p>
          </table:table-cell>
          <table:table-cell table:formula="of:=[.D986]-[.B986]" office:value-type="float" office:value="1.102354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0615.869141" calcext:value-type="float">
            <text:p>10615,9</text:p>
          </table:table-cell>
          <table:table-cell office:value-type="float" office:value="-93.683365" calcext:value-type="float">
            <text:p>-93,7</text:p>
          </table:table-cell>
          <table:table-cell office:value-type="float" office:value="-88.816208" calcext:value-type="float">
            <text:p>-88,8</text:p>
          </table:table-cell>
          <table:table-cell table:formula="of:=[.C987]-5.88" office:value-type="float" office:value="-94.696208" calcext:value-type="float">
            <text:p>-94,7</text:p>
          </table:table-cell>
          <table:table-cell table:formula="of:=[.D987]-[.B987]" office:value-type="float" office:value="-1.012843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0626.635742" calcext:value-type="float">
            <text:p>10626,6</text:p>
          </table:table-cell>
          <table:table-cell office:value-type="float" office:value="-94.034248" calcext:value-type="float">
            <text:p>-94,0</text:p>
          </table:table-cell>
          <table:table-cell office:value-type="float" office:value="-90.763519" calcext:value-type="float">
            <text:p>-90,8</text:p>
          </table:table-cell>
          <table:table-cell table:formula="of:=[.C988]-5.88" office:value-type="float" office:value="-96.643519" calcext:value-type="float">
            <text:p>-96,6</text:p>
          </table:table-cell>
          <table:table-cell table:formula="of:=[.D988]-[.B988]" office:value-type="float" office:value="-2.609270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0637.402344" calcext:value-type="float">
            <text:p>10637,4</text:p>
          </table:table-cell>
          <table:table-cell office:value-type="float" office:value="-94.427811" calcext:value-type="float">
            <text:p>-94,4</text:p>
          </table:table-cell>
          <table:table-cell office:value-type="float" office:value="-87.754089" calcext:value-type="float">
            <text:p>-87,8</text:p>
          </table:table-cell>
          <table:table-cell table:formula="of:=[.C989]-5.88" office:value-type="float" office:value="-93.634089" calcext:value-type="float">
            <text:p>-93,6</text:p>
          </table:table-cell>
          <table:table-cell table:formula="of:=[.D989]-[.B989]" office:value-type="float" office:value="0.793722000000017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0648.168945" calcext:value-type="float">
            <text:p>10648,2</text:p>
          </table:table-cell>
          <table:table-cell office:value-type="float" office:value="-96.665176" calcext:value-type="float">
            <text:p>-96,7</text:p>
          </table:table-cell>
          <table:table-cell office:value-type="float" office:value="-88.325821" calcext:value-type="float">
            <text:p>-88,3</text:p>
          </table:table-cell>
          <table:table-cell table:formula="of:=[.C990]-5.88" office:value-type="float" office:value="-94.205821" calcext:value-type="float">
            <text:p>-94,2</text:p>
          </table:table-cell>
          <table:table-cell table:formula="of:=[.D990]-[.B990]" office:value-type="float" office:value="2.459355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10658.935547" calcext:value-type="float">
            <text:p>10658,9</text:p>
          </table:table-cell>
          <table:table-cell office:value-type="float" office:value="-95.72702" calcext:value-type="float">
            <text:p>-95,7</text:p>
          </table:table-cell>
          <table:table-cell office:value-type="float" office:value="-89.224113" calcext:value-type="float">
            <text:p>-89,2</text:p>
          </table:table-cell>
          <table:table-cell table:formula="of:=[.C991]-5.88" office:value-type="float" office:value="-95.104113" calcext:value-type="float">
            <text:p>-95,1</text:p>
          </table:table-cell>
          <table:table-cell table:formula="of:=[.D991]-[.B991]" office:value-type="float" office:value="0.622906999999998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0669.702148" calcext:value-type="float">
            <text:p>10669,7</text:p>
          </table:table-cell>
          <table:table-cell office:value-type="float" office:value="-93.558151" calcext:value-type="float">
            <text:p>-93,6</text:p>
          </table:table-cell>
          <table:table-cell office:value-type="float" office:value="-91.89743" calcext:value-type="float">
            <text:p>-91,9</text:p>
          </table:table-cell>
          <table:table-cell table:formula="of:=[.C992]-5.88" office:value-type="float" office:value="-97.77743" calcext:value-type="float">
            <text:p>-97,8</text:p>
          </table:table-cell>
          <table:table-cell table:formula="of:=[.D992]-[.B992]" office:value-type="float" office:value="-4.21927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0680.46875" calcext:value-type="float">
            <text:p>10680,5</text:p>
          </table:table-cell>
          <table:table-cell office:value-type="float" office:value="-92.446777" calcext:value-type="float">
            <text:p>-92,4</text:p>
          </table:table-cell>
          <table:table-cell office:value-type="float" office:value="-89.934395" calcext:value-type="float">
            <text:p>-89,9</text:p>
          </table:table-cell>
          <table:table-cell table:formula="of:=[.C993]-5.88" office:value-type="float" office:value="-95.814395" calcext:value-type="float">
            <text:p>-95,8</text:p>
          </table:table-cell>
          <table:table-cell table:formula="of:=[.D993]-[.B993]" office:value-type="float" office:value="-3.367617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0691.235352" calcext:value-type="float">
            <text:p>10691,2</text:p>
          </table:table-cell>
          <table:table-cell office:value-type="float" office:value="-92.522346" calcext:value-type="float">
            <text:p>-92,5</text:p>
          </table:table-cell>
          <table:table-cell office:value-type="float" office:value="-85.417244" calcext:value-type="float">
            <text:p>-85,4</text:p>
          </table:table-cell>
          <table:table-cell table:formula="of:=[.C994]-5.88" office:value-type="float" office:value="-91.297244" calcext:value-type="float">
            <text:p>-91,3</text:p>
          </table:table-cell>
          <table:table-cell table:formula="of:=[.D994]-[.B994]" office:value-type="float" office:value="1.225102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0702.001953" calcext:value-type="float">
            <text:p>10702,0</text:p>
          </table:table-cell>
          <table:table-cell office:value-type="float" office:value="-91.64267" calcext:value-type="float">
            <text:p>-91,6</text:p>
          </table:table-cell>
          <table:table-cell office:value-type="float" office:value="-83.576393" calcext:value-type="float">
            <text:p>-83,6</text:p>
          </table:table-cell>
          <table:table-cell table:formula="of:=[.C995]-5.88" office:value-type="float" office:value="-89.456393" calcext:value-type="float">
            <text:p>-89,5</text:p>
          </table:table-cell>
          <table:table-cell table:formula="of:=[.D995]-[.B995]" office:value-type="float" office:value="2.186277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10712.768555" calcext:value-type="float">
            <text:p>10712,8</text:p>
          </table:table-cell>
          <table:table-cell office:value-type="float" office:value="-89.513298" calcext:value-type="float">
            <text:p>-89,5</text:p>
          </table:table-cell>
          <table:table-cell office:value-type="float" office:value="-84.161919" calcext:value-type="float">
            <text:p>-84,2</text:p>
          </table:table-cell>
          <table:table-cell table:formula="of:=[.C996]-5.88" office:value-type="float" office:value="-90.041919" calcext:value-type="float">
            <text:p>-90,0</text:p>
          </table:table-cell>
          <table:table-cell table:formula="of:=[.D996]-[.B996]" office:value-type="float" office:value="-0.528620999999987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0723.535156" calcext:value-type="float">
            <text:p>10723,5</text:p>
          </table:table-cell>
          <table:table-cell office:value-type="float" office:value="-92.581131" calcext:value-type="float">
            <text:p>-92,6</text:p>
          </table:table-cell>
          <table:table-cell office:value-type="float" office:value="-85.561142" calcext:value-type="float">
            <text:p>-85,6</text:p>
          </table:table-cell>
          <table:table-cell table:formula="of:=[.C997]-5.88" office:value-type="float" office:value="-91.441142" calcext:value-type="float">
            <text:p>-91,4</text:p>
          </table:table-cell>
          <table:table-cell table:formula="of:=[.D997]-[.B997]" office:value-type="float" office:value="1.139989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0734.301758" calcext:value-type="float">
            <text:p>10734,3</text:p>
          </table:table-cell>
          <table:table-cell office:value-type="float" office:value="-94.277412" calcext:value-type="float">
            <text:p>-94,3</text:p>
          </table:table-cell>
          <table:table-cell office:value-type="float" office:value="-86.821548" calcext:value-type="float">
            <text:p>-86,8</text:p>
          </table:table-cell>
          <table:table-cell table:formula="of:=[.C998]-5.88" office:value-type="float" office:value="-92.701548" calcext:value-type="float">
            <text:p>-92,7</text:p>
          </table:table-cell>
          <table:table-cell table:formula="of:=[.D998]-[.B998]" office:value-type="float" office:value="1.575864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0745.068359" calcext:value-type="float">
            <text:p>10745,1</text:p>
          </table:table-cell>
          <table:table-cell office:value-type="float" office:value="-92.455956" calcext:value-type="float">
            <text:p>-92,5</text:p>
          </table:table-cell>
          <table:table-cell office:value-type="float" office:value="-87.435799" calcext:value-type="float">
            <text:p>-87,4</text:p>
          </table:table-cell>
          <table:table-cell table:formula="of:=[.C999]-5.88" office:value-type="float" office:value="-93.315799" calcext:value-type="float">
            <text:p>-93,3</text:p>
          </table:table-cell>
          <table:table-cell table:formula="of:=[.D999]-[.B999]" office:value-type="float" office:value="-0.859842999999998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0755.834961" calcext:value-type="float">
            <text:p>10755,8</text:p>
          </table:table-cell>
          <table:table-cell office:value-type="float" office:value="-93.06678" calcext:value-type="float">
            <text:p>-93,1</text:p>
          </table:table-cell>
          <table:table-cell office:value-type="float" office:value="-88.053848" calcext:value-type="float">
            <text:p>-88,1</text:p>
          </table:table-cell>
          <table:table-cell table:formula="of:=[.C1000]-5.88" office:value-type="float" office:value="-93.933848" calcext:value-type="float">
            <text:p>-93,9</text:p>
          </table:table-cell>
          <table:table-cell table:formula="of:=[.D1000]-[.B1000]" office:value-type="float" office:value="-0.867068000000003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0766.601562" calcext:value-type="float">
            <text:p>10766,6</text:p>
          </table:table-cell>
          <table:table-cell office:value-type="float" office:value="-94.050484" calcext:value-type="float">
            <text:p>-94,1</text:p>
          </table:table-cell>
          <table:table-cell office:value-type="float" office:value="-89.618217" calcext:value-type="float">
            <text:p>-89,6</text:p>
          </table:table-cell>
          <table:table-cell table:formula="of:=[.C1001]-5.88" office:value-type="float" office:value="-95.498217" calcext:value-type="float">
            <text:p>-95,5</text:p>
          </table:table-cell>
          <table:table-cell table:formula="of:=[.D1001]-[.B1001]" office:value-type="float" office:value="-1.447733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0777.368164" calcext:value-type="float">
            <text:p>10777,4</text:p>
          </table:table-cell>
          <table:table-cell office:value-type="float" office:value="-93.512726" calcext:value-type="float">
            <text:p>-93,5</text:p>
          </table:table-cell>
          <table:table-cell office:value-type="float" office:value="-90.805237" calcext:value-type="float">
            <text:p>-90,8</text:p>
          </table:table-cell>
          <table:table-cell table:formula="of:=[.C1002]-5.88" office:value-type="float" office:value="-96.685237" calcext:value-type="float">
            <text:p>-96,7</text:p>
          </table:table-cell>
          <table:table-cell table:formula="of:=[.D1002]-[.B1002]" office:value-type="float" office:value="-3.172511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0788.134766" calcext:value-type="float">
            <text:p>10788,1</text:p>
          </table:table-cell>
          <table:table-cell office:value-type="float" office:value="-93.275841" calcext:value-type="float">
            <text:p>-93,3</text:p>
          </table:table-cell>
          <table:table-cell office:value-type="float" office:value="-91.399948" calcext:value-type="float">
            <text:p>-91,4</text:p>
          </table:table-cell>
          <table:table-cell table:formula="of:=[.C1003]-5.88" office:value-type="float" office:value="-97.279948" calcext:value-type="float">
            <text:p>-97,3</text:p>
          </table:table-cell>
          <table:table-cell table:formula="of:=[.D1003]-[.B1003]" office:value-type="float" office:value="-4.004106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0798.901367" calcext:value-type="float">
            <text:p>10798,9</text:p>
          </table:table-cell>
          <table:table-cell office:value-type="float" office:value="-93.594765" calcext:value-type="float">
            <text:p>-93,6</text:p>
          </table:table-cell>
          <table:table-cell office:value-type="float" office:value="-95.517479" calcext:value-type="float">
            <text:p>-95,5</text:p>
          </table:table-cell>
          <table:table-cell table:formula="of:=[.C1004]-5.88" office:value-type="float" office:value="-101.397479" calcext:value-type="float">
            <text:p>-101,4</text:p>
          </table:table-cell>
          <table:table-cell table:formula="of:=[.D1004]-[.B1004]" office:value-type="float" office:value="-7.80271399999999" calcext:value-type="float">
            <text:p>-7,8</text:p>
          </table:table-cell>
          <table:table-cell table:number-columns-repeated="1019"/>
        </table:table-row>
        <table:table-row table:style-name="ro1">
          <table:table-cell office:value-type="float" office:value="10809.667969" calcext:value-type="float">
            <text:p>10809,7</text:p>
          </table:table-cell>
          <table:table-cell office:value-type="float" office:value="-94.606651" calcext:value-type="float">
            <text:p>-94,6</text:p>
          </table:table-cell>
          <table:table-cell office:value-type="float" office:value="-93.847961" calcext:value-type="float">
            <text:p>-93,8</text:p>
          </table:table-cell>
          <table:table-cell table:formula="of:=[.C1005]-5.88" office:value-type="float" office:value="-99.727961" calcext:value-type="float">
            <text:p>-99,7</text:p>
          </table:table-cell>
          <table:table-cell table:formula="of:=[.D1005]-[.B1005]" office:value-type="float" office:value="-5.12130999999999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10820.43457" calcext:value-type="float">
            <text:p>10820,4</text:p>
          </table:table-cell>
          <table:table-cell office:value-type="float" office:value="-95.319382" calcext:value-type="float">
            <text:p>-95,3</text:p>
          </table:table-cell>
          <table:table-cell office:value-type="float" office:value="-91.371346" calcext:value-type="float">
            <text:p>-91,4</text:p>
          </table:table-cell>
          <table:table-cell table:formula="of:=[.C1006]-5.88" office:value-type="float" office:value="-97.251346" calcext:value-type="float">
            <text:p>-97,3</text:p>
          </table:table-cell>
          <table:table-cell table:formula="of:=[.D1006]-[.B1006]" office:value-type="float" office:value="-1.931963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0831.201172" calcext:value-type="float">
            <text:p>10831,2</text:p>
          </table:table-cell>
          <table:table-cell office:value-type="float" office:value="-95.986031" calcext:value-type="float">
            <text:p>-96,0</text:p>
          </table:table-cell>
          <table:table-cell office:value-type="float" office:value="-91.781952" calcext:value-type="float">
            <text:p>-91,8</text:p>
          </table:table-cell>
          <table:table-cell table:formula="of:=[.C1007]-5.88" office:value-type="float" office:value="-97.661952" calcext:value-type="float">
            <text:p>-97,7</text:p>
          </table:table-cell>
          <table:table-cell table:formula="of:=[.D1007]-[.B1007]" office:value-type="float" office:value="-1.675921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0841.967773" calcext:value-type="float">
            <text:p>10842,0</text:p>
          </table:table-cell>
          <table:table-cell office:value-type="float" office:value="-97.797737" calcext:value-type="float">
            <text:p>-97,8</text:p>
          </table:table-cell>
          <table:table-cell office:value-type="float" office:value="-94.287987" calcext:value-type="float">
            <text:p>-94,3</text:p>
          </table:table-cell>
          <table:table-cell table:formula="of:=[.C1008]-5.88" office:value-type="float" office:value="-100.167987" calcext:value-type="float">
            <text:p>-100,2</text:p>
          </table:table-cell>
          <table:table-cell table:formula="of:=[.D1008]-[.B1008]" office:value-type="float" office:value="-2.37025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0852.734375" calcext:value-type="float">
            <text:p>10852,7</text:p>
          </table:table-cell>
          <table:table-cell office:value-type="float" office:value="-95.948059" calcext:value-type="float">
            <text:p>-95,9</text:p>
          </table:table-cell>
          <table:table-cell office:value-type="float" office:value="-89.881256" calcext:value-type="float">
            <text:p>-89,9</text:p>
          </table:table-cell>
          <table:table-cell table:formula="of:=[.C1009]-5.88" office:value-type="float" office:value="-95.761256" calcext:value-type="float">
            <text:p>-95,8</text:p>
          </table:table-cell>
          <table:table-cell table:formula="of:=[.D1009]-[.B1009]" office:value-type="float" office:value="0.18680300000001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0863.500977" calcext:value-type="float">
            <text:p>10863,5</text:p>
          </table:table-cell>
          <table:table-cell office:value-type="float" office:value="-93.734215" calcext:value-type="float">
            <text:p>-93,7</text:p>
          </table:table-cell>
          <table:table-cell office:value-type="float" office:value="-88.88871" calcext:value-type="float">
            <text:p>-88,9</text:p>
          </table:table-cell>
          <table:table-cell table:formula="of:=[.C1010]-5.88" office:value-type="float" office:value="-94.76871" calcext:value-type="float">
            <text:p>-94,8</text:p>
          </table:table-cell>
          <table:table-cell table:formula="of:=[.D1010]-[.B1010]" office:value-type="float" office:value="-1.03449499999999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0874.267578" calcext:value-type="float">
            <text:p>10874,3</text:p>
          </table:table-cell>
          <table:table-cell office:value-type="float" office:value="-95.058037" calcext:value-type="float">
            <text:p>-95,1</text:p>
          </table:table-cell>
          <table:table-cell office:value-type="float" office:value="-90.590073" calcext:value-type="float">
            <text:p>-90,6</text:p>
          </table:table-cell>
          <table:table-cell table:formula="of:=[.C1011]-5.88" office:value-type="float" office:value="-96.470073" calcext:value-type="float">
            <text:p>-96,5</text:p>
          </table:table-cell>
          <table:table-cell table:formula="of:=[.D1011]-[.B1011]" office:value-type="float" office:value="-1.412036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0885.03418" calcext:value-type="float">
            <text:p>10885,0</text:p>
          </table:table-cell>
          <table:table-cell office:value-type="float" office:value="-96.693466" calcext:value-type="float">
            <text:p>-96,7</text:p>
          </table:table-cell>
          <table:table-cell office:value-type="float" office:value="-92.100258" calcext:value-type="float">
            <text:p>-92,1</text:p>
          </table:table-cell>
          <table:table-cell table:formula="of:=[.C1012]-5.88" office:value-type="float" office:value="-97.980258" calcext:value-type="float">
            <text:p>-98,0</text:p>
          </table:table-cell>
          <table:table-cell table:formula="of:=[.D1012]-[.B1012]" office:value-type="float" office:value="-1.286791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0895.800781" calcext:value-type="float">
            <text:p>10895,8</text:p>
          </table:table-cell>
          <table:table-cell office:value-type="float" office:value="-93.860054" calcext:value-type="float">
            <text:p>-93,9</text:p>
          </table:table-cell>
          <table:table-cell office:value-type="float" office:value="-89.490738" calcext:value-type="float">
            <text:p>-89,5</text:p>
          </table:table-cell>
          <table:table-cell table:formula="of:=[.C1013]-5.88" office:value-type="float" office:value="-95.370738" calcext:value-type="float">
            <text:p>-95,4</text:p>
          </table:table-cell>
          <table:table-cell table:formula="of:=[.D1013]-[.B1013]" office:value-type="float" office:value="-1.51068399999998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0906.567383" calcext:value-type="float">
            <text:p>10906,6</text:p>
          </table:table-cell>
          <table:table-cell office:value-type="float" office:value="-92.047646" calcext:value-type="float">
            <text:p>-92,0</text:p>
          </table:table-cell>
          <table:table-cell office:value-type="float" office:value="-89.764412" calcext:value-type="float">
            <text:p>-89,8</text:p>
          </table:table-cell>
          <table:table-cell table:formula="of:=[.C1014]-5.88" office:value-type="float" office:value="-95.644412" calcext:value-type="float">
            <text:p>-95,6</text:p>
          </table:table-cell>
          <table:table-cell table:formula="of:=[.D1014]-[.B1014]" office:value-type="float" office:value="-3.596765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0917.333984" calcext:value-type="float">
            <text:p>10917,3</text:p>
          </table:table-cell>
          <table:table-cell office:value-type="float" office:value="-92.733818" calcext:value-type="float">
            <text:p>-92,7</text:p>
          </table:table-cell>
          <table:table-cell office:value-type="float" office:value="-88.83786" calcext:value-type="float">
            <text:p>-88,8</text:p>
          </table:table-cell>
          <table:table-cell table:formula="of:=[.C1015]-5.88" office:value-type="float" office:value="-94.71786" calcext:value-type="float">
            <text:p>-94,7</text:p>
          </table:table-cell>
          <table:table-cell table:formula="of:=[.D1015]-[.B1015]" office:value-type="float" office:value="-1.984042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0928.100586" calcext:value-type="float">
            <text:p>10928,1</text:p>
          </table:table-cell>
          <table:table-cell office:value-type="float" office:value="-93.677513" calcext:value-type="float">
            <text:p>-93,7</text:p>
          </table:table-cell>
          <table:table-cell office:value-type="float" office:value="-88.937325" calcext:value-type="float">
            <text:p>-88,9</text:p>
          </table:table-cell>
          <table:table-cell table:formula="of:=[.C1016]-5.88" office:value-type="float" office:value="-94.817325" calcext:value-type="float">
            <text:p>-94,8</text:p>
          </table:table-cell>
          <table:table-cell table:formula="of:=[.D1016]-[.B1016]" office:value-type="float" office:value="-1.139811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0938.867188" calcext:value-type="float">
            <text:p>10938,9</text:p>
          </table:table-cell>
          <table:table-cell office:value-type="float" office:value="-94.660049" calcext:value-type="float">
            <text:p>-94,7</text:p>
          </table:table-cell>
          <table:table-cell office:value-type="float" office:value="-90.068405" calcext:value-type="float">
            <text:p>-90,1</text:p>
          </table:table-cell>
          <table:table-cell table:formula="of:=[.C1017]-5.88" office:value-type="float" office:value="-95.948405" calcext:value-type="float">
            <text:p>-95,9</text:p>
          </table:table-cell>
          <table:table-cell table:formula="of:=[.D1017]-[.B1017]" office:value-type="float" office:value="-1.288355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0949.633789" calcext:value-type="float">
            <text:p>10949,6</text:p>
          </table:table-cell>
          <table:table-cell office:value-type="float" office:value="-93.272675" calcext:value-type="float">
            <text:p>-93,3</text:p>
          </table:table-cell>
          <table:table-cell office:value-type="float" office:value="-88.743973" calcext:value-type="float">
            <text:p>-88,7</text:p>
          </table:table-cell>
          <table:table-cell table:formula="of:=[.C1018]-5.88" office:value-type="float" office:value="-94.623973" calcext:value-type="float">
            <text:p>-94,6</text:p>
          </table:table-cell>
          <table:table-cell table:formula="of:=[.D1018]-[.B1018]" office:value-type="float" office:value="-1.351297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0960.400391" calcext:value-type="float">
            <text:p>10960,4</text:p>
          </table:table-cell>
          <table:table-cell office:value-type="float" office:value="-92.888794" calcext:value-type="float">
            <text:p>-92,9</text:p>
          </table:table-cell>
          <table:table-cell office:value-type="float" office:value="-91.250153" calcext:value-type="float">
            <text:p>-91,3</text:p>
          </table:table-cell>
          <table:table-cell table:formula="of:=[.C1019]-5.88" office:value-type="float" office:value="-97.130153" calcext:value-type="float">
            <text:p>-97,1</text:p>
          </table:table-cell>
          <table:table-cell table:formula="of:=[.D1019]-[.B1019]" office:value-type="float" office:value="-4.241358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0971.166992" calcext:value-type="float">
            <text:p>10971,2</text:p>
          </table:table-cell>
          <table:table-cell office:value-type="float" office:value="-93.942169" calcext:value-type="float">
            <text:p>-93,9</text:p>
          </table:table-cell>
          <table:table-cell office:value-type="float" office:value="-91.069305" calcext:value-type="float">
            <text:p>-91,1</text:p>
          </table:table-cell>
          <table:table-cell table:formula="of:=[.C1020]-5.88" office:value-type="float" office:value="-96.949305" calcext:value-type="float">
            <text:p>-96,9</text:p>
          </table:table-cell>
          <table:table-cell table:formula="of:=[.D1020]-[.B1020]" office:value-type="float" office:value="-3.007135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0981.933594" calcext:value-type="float">
            <text:p>10981,9</text:p>
          </table:table-cell>
          <table:table-cell office:value-type="float" office:value="-94.219101" calcext:value-type="float">
            <text:p>-94,2</text:p>
          </table:table-cell>
          <table:table-cell office:value-type="float" office:value="-90.642464" calcext:value-type="float">
            <text:p>-90,6</text:p>
          </table:table-cell>
          <table:table-cell table:formula="of:=[.C1021]-5.88" office:value-type="float" office:value="-96.522464" calcext:value-type="float">
            <text:p>-96,5</text:p>
          </table:table-cell>
          <table:table-cell table:formula="of:=[.D1021]-[.B1021]" office:value-type="float" office:value="-2.303363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0992.700195" calcext:value-type="float">
            <text:p>10992,7</text:p>
          </table:table-cell>
          <table:table-cell office:value-type="float" office:value="-95.094879" calcext:value-type="float">
            <text:p>-95,1</text:p>
          </table:table-cell>
          <table:table-cell office:value-type="float" office:value="-90.251495" calcext:value-type="float">
            <text:p>-90,3</text:p>
          </table:table-cell>
          <table:table-cell table:formula="of:=[.C1022]-5.88" office:value-type="float" office:value="-96.131495" calcext:value-type="float">
            <text:p>-96,1</text:p>
          </table:table-cell>
          <table:table-cell table:formula="of:=[.D1022]-[.B1022]" office:value-type="float" office:value="-1.036616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1003.466797" calcext:value-type="float">
            <text:p>11003,5</text:p>
          </table:table-cell>
          <table:table-cell office:value-type="float" office:value="-95.496292" calcext:value-type="float">
            <text:p>-95,5</text:p>
          </table:table-cell>
          <table:table-cell office:value-type="float" office:value="-90.025826" calcext:value-type="float">
            <text:p>-90,0</text:p>
          </table:table-cell>
          <table:table-cell table:formula="of:=[.C1023]-5.88" office:value-type="float" office:value="-95.905826" calcext:value-type="float">
            <text:p>-95,9</text:p>
          </table:table-cell>
          <table:table-cell table:formula="of:=[.D1023]-[.B1023]" office:value-type="float" office:value="-0.409533999999994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1014.233398" calcext:value-type="float">
            <text:p>11014,2</text:p>
          </table:table-cell>
          <table:table-cell office:value-type="float" office:value="-95.316612" calcext:value-type="float">
            <text:p>-95,3</text:p>
          </table:table-cell>
          <table:table-cell office:value-type="float" office:value="-92.521057" calcext:value-type="float">
            <text:p>-92,5</text:p>
          </table:table-cell>
          <table:table-cell table:formula="of:=[.C1024]-5.88" office:value-type="float" office:value="-98.401057" calcext:value-type="float">
            <text:p>-98,4</text:p>
          </table:table-cell>
          <table:table-cell table:formula="of:=[.D1024]-[.B1024]" office:value-type="float" office:value="-3.084444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1025" calcext:value-type="float">
            <text:p>11025,0</text:p>
          </table:table-cell>
          <table:table-cell office:value-type="float" office:value="-96.25309" calcext:value-type="float">
            <text:p>-96,3</text:p>
          </table:table-cell>
          <table:table-cell office:value-type="float" office:value="-90.45372" calcext:value-type="float">
            <text:p>-90,5</text:p>
          </table:table-cell>
          <table:table-cell table:formula="of:=[.C1025]-5.88" office:value-type="float" office:value="-96.33372" calcext:value-type="float">
            <text:p>-96,3</text:p>
          </table:table-cell>
          <table:table-cell table:formula="of:=[.D1025]-[.B1025]" office:value-type="float" office:value="-0.0806299999999993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1035.766602" calcext:value-type="float">
            <text:p>11035,8</text:p>
          </table:table-cell>
          <table:table-cell office:value-type="float" office:value="-96.206398" calcext:value-type="float">
            <text:p>-96,2</text:p>
          </table:table-cell>
          <table:table-cell office:value-type="float" office:value="-89.701225" calcext:value-type="float">
            <text:p>-89,7</text:p>
          </table:table-cell>
          <table:table-cell table:formula="of:=[.C1026]-5.88" office:value-type="float" office:value="-95.581225" calcext:value-type="float">
            <text:p>-95,6</text:p>
          </table:table-cell>
          <table:table-cell table:formula="of:=[.D1026]-[.B1026]" office:value-type="float" office:value="0.62517300000000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1046.533203" calcext:value-type="float">
            <text:p>11046,5</text:p>
          </table:table-cell>
          <table:table-cell office:value-type="float" office:value="-93.87114" calcext:value-type="float">
            <text:p>-93,9</text:p>
          </table:table-cell>
          <table:table-cell office:value-type="float" office:value="-89.650955" calcext:value-type="float">
            <text:p>-89,7</text:p>
          </table:table-cell>
          <table:table-cell table:formula="of:=[.C1027]-5.88" office:value-type="float" office:value="-95.530955" calcext:value-type="float">
            <text:p>-95,5</text:p>
          </table:table-cell>
          <table:table-cell table:formula="of:=[.D1027]-[.B1027]" office:value-type="float" office:value="-1.659814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1057.299805" calcext:value-type="float">
            <text:p>11057,3</text:p>
          </table:table-cell>
          <table:table-cell office:value-type="float" office:value="-94.442291" calcext:value-type="float">
            <text:p>-94,4</text:p>
          </table:table-cell>
          <table:table-cell office:value-type="float" office:value="-87.002586" calcext:value-type="float">
            <text:p>-87,0</text:p>
          </table:table-cell>
          <table:table-cell table:formula="of:=[.C1028]-5.88" office:value-type="float" office:value="-92.882586" calcext:value-type="float">
            <text:p>-92,9</text:p>
          </table:table-cell>
          <table:table-cell table:formula="of:=[.D1028]-[.B1028]" office:value-type="float" office:value="1.55970500000001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1068.066406" calcext:value-type="float">
            <text:p>11068,1</text:p>
          </table:table-cell>
          <table:table-cell office:value-type="float" office:value="-96.615234" calcext:value-type="float">
            <text:p>-96,6</text:p>
          </table:table-cell>
          <table:table-cell office:value-type="float" office:value="-89.242294" calcext:value-type="float">
            <text:p>-89,2</text:p>
          </table:table-cell>
          <table:table-cell table:formula="of:=[.C1029]-5.88" office:value-type="float" office:value="-95.122294" calcext:value-type="float">
            <text:p>-95,1</text:p>
          </table:table-cell>
          <table:table-cell table:formula="of:=[.D1029]-[.B1029]" office:value-type="float" office:value="1.49294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1078.833008" calcext:value-type="float">
            <text:p>11078,8</text:p>
          </table:table-cell>
          <table:table-cell office:value-type="float" office:value="-90.698097" calcext:value-type="float">
            <text:p>-90,7</text:p>
          </table:table-cell>
          <table:table-cell office:value-type="float" office:value="-84.359818" calcext:value-type="float">
            <text:p>-84,4</text:p>
          </table:table-cell>
          <table:table-cell table:formula="of:=[.C1030]-5.88" office:value-type="float" office:value="-90.239818" calcext:value-type="float">
            <text:p>-90,2</text:p>
          </table:table-cell>
          <table:table-cell table:formula="of:=[.D1030]-[.B1030]" office:value-type="float" office:value="0.45827900000000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1089.599609" calcext:value-type="float">
            <text:p>11089,6</text:p>
          </table:table-cell>
          <table:table-cell office:value-type="float" office:value="-89.962029" calcext:value-type="float">
            <text:p>-90,0</text:p>
          </table:table-cell>
          <table:table-cell office:value-type="float" office:value="-83.0634" calcext:value-type="float">
            <text:p>-83,1</text:p>
          </table:table-cell>
          <table:table-cell table:formula="of:=[.C1031]-5.88" office:value-type="float" office:value="-88.9434" calcext:value-type="float">
            <text:p>-88,9</text:p>
          </table:table-cell>
          <table:table-cell table:formula="of:=[.D1031]-[.B1031]" office:value-type="float" office:value="1.018629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1100.366211" calcext:value-type="float">
            <text:p>11100,4</text:p>
          </table:table-cell>
          <table:table-cell office:value-type="float" office:value="-91.903404" calcext:value-type="float">
            <text:p>-91,9</text:p>
          </table:table-cell>
          <table:table-cell office:value-type="float" office:value="-84.889359" calcext:value-type="float">
            <text:p>-84,9</text:p>
          </table:table-cell>
          <table:table-cell table:formula="of:=[.C1032]-5.88" office:value-type="float" office:value="-90.769359" calcext:value-type="float">
            <text:p>-90,8</text:p>
          </table:table-cell>
          <table:table-cell table:formula="of:=[.D1032]-[.B1032]" office:value-type="float" office:value="1.134045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1111.132812" calcext:value-type="float">
            <text:p>11111,1</text:p>
          </table:table-cell>
          <table:table-cell office:value-type="float" office:value="-93.469292" calcext:value-type="float">
            <text:p>-93,5</text:p>
          </table:table-cell>
          <table:table-cell office:value-type="float" office:value="-86.324684" calcext:value-type="float">
            <text:p>-86,3</text:p>
          </table:table-cell>
          <table:table-cell table:formula="of:=[.C1033]-5.88" office:value-type="float" office:value="-92.204684" calcext:value-type="float">
            <text:p>-92,2</text:p>
          </table:table-cell>
          <table:table-cell table:formula="of:=[.D1033]-[.B1033]" office:value-type="float" office:value="1.264608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1121.899414" calcext:value-type="float">
            <text:p>11121,9</text:p>
          </table:table-cell>
          <table:table-cell office:value-type="float" office:value="-94.907684" calcext:value-type="float">
            <text:p>-94,9</text:p>
          </table:table-cell>
          <table:table-cell office:value-type="float" office:value="-87.022514" calcext:value-type="float">
            <text:p>-87,0</text:p>
          </table:table-cell>
          <table:table-cell table:formula="of:=[.C1034]-5.88" office:value-type="float" office:value="-92.902514" calcext:value-type="float">
            <text:p>-92,9</text:p>
          </table:table-cell>
          <table:table-cell table:formula="of:=[.D1034]-[.B1034]" office:value-type="float" office:value="2.00517000000001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11132.666016" calcext:value-type="float">
            <text:p>11132,7</text:p>
          </table:table-cell>
          <table:table-cell office:value-type="float" office:value="-95.274445" calcext:value-type="float">
            <text:p>-95,3</text:p>
          </table:table-cell>
          <table:table-cell office:value-type="float" office:value="-86.322403" calcext:value-type="float">
            <text:p>-86,3</text:p>
          </table:table-cell>
          <table:table-cell table:formula="of:=[.C1035]-5.88" office:value-type="float" office:value="-92.202403" calcext:value-type="float">
            <text:p>-92,2</text:p>
          </table:table-cell>
          <table:table-cell table:formula="of:=[.D1035]-[.B1035]" office:value-type="float" office:value="3.07204200000001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11143.432617" calcext:value-type="float">
            <text:p>11143,4</text:p>
          </table:table-cell>
          <table:table-cell office:value-type="float" office:value="-91.468254" calcext:value-type="float">
            <text:p>-91,5</text:p>
          </table:table-cell>
          <table:table-cell office:value-type="float" office:value="-87.17218" calcext:value-type="float">
            <text:p>-87,2</text:p>
          </table:table-cell>
          <table:table-cell table:formula="of:=[.C1036]-5.88" office:value-type="float" office:value="-93.05218" calcext:value-type="float">
            <text:p>-93,1</text:p>
          </table:table-cell>
          <table:table-cell table:formula="of:=[.D1036]-[.B1036]" office:value-type="float" office:value="-1.583925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1154.199219" calcext:value-type="float">
            <text:p>11154,2</text:p>
          </table:table-cell>
          <table:table-cell office:value-type="float" office:value="-93.302162" calcext:value-type="float">
            <text:p>-93,3</text:p>
          </table:table-cell>
          <table:table-cell office:value-type="float" office:value="-89.193817" calcext:value-type="float">
            <text:p>-89,2</text:p>
          </table:table-cell>
          <table:table-cell table:formula="of:=[.C1037]-5.88" office:value-type="float" office:value="-95.073817" calcext:value-type="float">
            <text:p>-95,1</text:p>
          </table:table-cell>
          <table:table-cell table:formula="of:=[.D1037]-[.B1037]" office:value-type="float" office:value="-1.771655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1164.96582" calcext:value-type="float">
            <text:p>11165,0</text:p>
          </table:table-cell>
          <table:table-cell office:value-type="float" office:value="-93.547714" calcext:value-type="float">
            <text:p>-93,5</text:p>
          </table:table-cell>
          <table:table-cell office:value-type="float" office:value="-92.076218" calcext:value-type="float">
            <text:p>-92,1</text:p>
          </table:table-cell>
          <table:table-cell table:formula="of:=[.C1038]-5.88" office:value-type="float" office:value="-97.956218" calcext:value-type="float">
            <text:p>-98,0</text:p>
          </table:table-cell>
          <table:table-cell table:formula="of:=[.D1038]-[.B1038]" office:value-type="float" office:value="-4.408503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1175.732422" calcext:value-type="float">
            <text:p>11175,7</text:p>
          </table:table-cell>
          <table:table-cell office:value-type="float" office:value="-95.400543" calcext:value-type="float">
            <text:p>-95,4</text:p>
          </table:table-cell>
          <table:table-cell office:value-type="float" office:value="-92.240402" calcext:value-type="float">
            <text:p>-92,2</text:p>
          </table:table-cell>
          <table:table-cell table:formula="of:=[.C1039]-5.88" office:value-type="float" office:value="-98.120402" calcext:value-type="float">
            <text:p>-98,1</text:p>
          </table:table-cell>
          <table:table-cell table:formula="of:=[.D1039]-[.B1039]" office:value-type="float" office:value="-2.71985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1186.499023" calcext:value-type="float">
            <text:p>11186,5</text:p>
          </table:table-cell>
          <table:table-cell office:value-type="float" office:value="-94.604118" calcext:value-type="float">
            <text:p>-94,6</text:p>
          </table:table-cell>
          <table:table-cell office:value-type="float" office:value="-95.379112" calcext:value-type="float">
            <text:p>-95,4</text:p>
          </table:table-cell>
          <table:table-cell table:formula="of:=[.C1040]-5.88" office:value-type="float" office:value="-101.259112" calcext:value-type="float">
            <text:p>-101,3</text:p>
          </table:table-cell>
          <table:table-cell table:formula="of:=[.D1040]-[.B1040]" office:value-type="float" office:value="-6.654994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11197.265625" calcext:value-type="float">
            <text:p>11197,3</text:p>
          </table:table-cell>
          <table:table-cell office:value-type="float" office:value="-94.228386" calcext:value-type="float">
            <text:p>-94,2</text:p>
          </table:table-cell>
          <table:table-cell office:value-type="float" office:value="-92.800293" calcext:value-type="float">
            <text:p>-92,8</text:p>
          </table:table-cell>
          <table:table-cell table:formula="of:=[.C1041]-5.88" office:value-type="float" office:value="-98.680293" calcext:value-type="float">
            <text:p>-98,7</text:p>
          </table:table-cell>
          <table:table-cell table:formula="of:=[.D1041]-[.B1041]" office:value-type="float" office:value="-4.451906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1208.032227" calcext:value-type="float">
            <text:p>11208,0</text:p>
          </table:table-cell>
          <table:table-cell office:value-type="float" office:value="-95.124374" calcext:value-type="float">
            <text:p>-95,1</text:p>
          </table:table-cell>
          <table:table-cell office:value-type="float" office:value="-92.83268" calcext:value-type="float">
            <text:p>-92,8</text:p>
          </table:table-cell>
          <table:table-cell table:formula="of:=[.C1042]-5.88" office:value-type="float" office:value="-98.71268" calcext:value-type="float">
            <text:p>-98,7</text:p>
          </table:table-cell>
          <table:table-cell table:formula="of:=[.D1042]-[.B1042]" office:value-type="float" office:value="-3.588305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1218.798828" calcext:value-type="float">
            <text:p>11218,8</text:p>
          </table:table-cell>
          <table:table-cell office:value-type="float" office:value="-95.738113" calcext:value-type="float">
            <text:p>-95,7</text:p>
          </table:table-cell>
          <table:table-cell office:value-type="float" office:value="-90.920403" calcext:value-type="float">
            <text:p>-90,9</text:p>
          </table:table-cell>
          <table:table-cell table:formula="of:=[.C1043]-5.88" office:value-type="float" office:value="-96.800403" calcext:value-type="float">
            <text:p>-96,8</text:p>
          </table:table-cell>
          <table:table-cell table:formula="of:=[.D1043]-[.B1043]" office:value-type="float" office:value="-1.062289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1229.56543" calcext:value-type="float">
            <text:p>11229,6</text:p>
          </table:table-cell>
          <table:table-cell office:value-type="float" office:value="-94.562569" calcext:value-type="float">
            <text:p>-94,6</text:p>
          </table:table-cell>
          <table:table-cell office:value-type="float" office:value="-91.850777" calcext:value-type="float">
            <text:p>-91,9</text:p>
          </table:table-cell>
          <table:table-cell table:formula="of:=[.C1044]-5.88" office:value-type="float" office:value="-97.730777" calcext:value-type="float">
            <text:p>-97,7</text:p>
          </table:table-cell>
          <table:table-cell table:formula="of:=[.D1044]-[.B1044]" office:value-type="float" office:value="-3.168207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1240.332031" calcext:value-type="float">
            <text:p>11240,3</text:p>
          </table:table-cell>
          <table:table-cell office:value-type="float" office:value="-93.951477" calcext:value-type="float">
            <text:p>-94,0</text:p>
          </table:table-cell>
          <table:table-cell office:value-type="float" office:value="-93.677574" calcext:value-type="float">
            <text:p>-93,7</text:p>
          </table:table-cell>
          <table:table-cell table:formula="of:=[.C1045]-5.88" office:value-type="float" office:value="-99.557574" calcext:value-type="float">
            <text:p>-99,6</text:p>
          </table:table-cell>
          <table:table-cell table:formula="of:=[.D1045]-[.B1045]" office:value-type="float" office:value="-5.60609700000001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1251.098633" calcext:value-type="float">
            <text:p>11251,1</text:p>
          </table:table-cell>
          <table:table-cell office:value-type="float" office:value="-93.885826" calcext:value-type="float">
            <text:p>-93,9</text:p>
          </table:table-cell>
          <table:table-cell office:value-type="float" office:value="-88.424126" calcext:value-type="float">
            <text:p>-88,4</text:p>
          </table:table-cell>
          <table:table-cell table:formula="of:=[.C1046]-5.88" office:value-type="float" office:value="-94.304126" calcext:value-type="float">
            <text:p>-94,3</text:p>
          </table:table-cell>
          <table:table-cell table:formula="of:=[.D1046]-[.B1046]" office:value-type="float" office:value="-0.418300000000002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1261.865234" calcext:value-type="float">
            <text:p>11261,9</text:p>
          </table:table-cell>
          <table:table-cell office:value-type="float" office:value="-92.779991" calcext:value-type="float">
            <text:p>-92,8</text:p>
          </table:table-cell>
          <table:table-cell office:value-type="float" office:value="-87.549408" calcext:value-type="float">
            <text:p>-87,5</text:p>
          </table:table-cell>
          <table:table-cell table:formula="of:=[.C1047]-5.88" office:value-type="float" office:value="-93.429408" calcext:value-type="float">
            <text:p>-93,4</text:p>
          </table:table-cell>
          <table:table-cell table:formula="of:=[.D1047]-[.B1047]" office:value-type="float" office:value="-0.649417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1272.631836" calcext:value-type="float">
            <text:p>11272,6</text:p>
          </table:table-cell>
          <table:table-cell office:value-type="float" office:value="-93.604698" calcext:value-type="float">
            <text:p>-93,6</text:p>
          </table:table-cell>
          <table:table-cell office:value-type="float" office:value="-88.913086" calcext:value-type="float">
            <text:p>-88,9</text:p>
          </table:table-cell>
          <table:table-cell table:formula="of:=[.C1048]-5.88" office:value-type="float" office:value="-94.793086" calcext:value-type="float">
            <text:p>-94,8</text:p>
          </table:table-cell>
          <table:table-cell table:formula="of:=[.D1048]-[.B1048]" office:value-type="float" office:value="-1.188388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1283.398438" calcext:value-type="float">
            <text:p>11283,4</text:p>
          </table:table-cell>
          <table:table-cell office:value-type="float" office:value="-92.256195" calcext:value-type="float">
            <text:p>-92,3</text:p>
          </table:table-cell>
          <table:table-cell office:value-type="float" office:value="-87.889809" calcext:value-type="float">
            <text:p>-87,9</text:p>
          </table:table-cell>
          <table:table-cell table:formula="of:=[.C1049]-5.88" office:value-type="float" office:value="-93.769809" calcext:value-type="float">
            <text:p>-93,8</text:p>
          </table:table-cell>
          <table:table-cell table:formula="of:=[.D1049]-[.B1049]" office:value-type="float" office:value="-1.513613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1294.165039" calcext:value-type="float">
            <text:p>11294,2</text:p>
          </table:table-cell>
          <table:table-cell office:value-type="float" office:value="-91.682053" calcext:value-type="float">
            <text:p>-91,7</text:p>
          </table:table-cell>
          <table:table-cell office:value-type="float" office:value="-89.575264" calcext:value-type="float">
            <text:p>-89,6</text:p>
          </table:table-cell>
          <table:table-cell table:formula="of:=[.C1050]-5.88" office:value-type="float" office:value="-95.455264" calcext:value-type="float">
            <text:p>-95,5</text:p>
          </table:table-cell>
          <table:table-cell table:formula="of:=[.D1050]-[.B1050]" office:value-type="float" office:value="-3.773211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11304.931641" calcext:value-type="float">
            <text:p>11304,9</text:p>
          </table:table-cell>
          <table:table-cell office:value-type="float" office:value="-91.580673" calcext:value-type="float">
            <text:p>-91,6</text:p>
          </table:table-cell>
          <table:table-cell office:value-type="float" office:value="-97.054169" calcext:value-type="float">
            <text:p>-97,1</text:p>
          </table:table-cell>
          <table:table-cell table:formula="of:=[.C1051]-5.88" office:value-type="float" office:value="-102.934169" calcext:value-type="float">
            <text:p>-102,9</text:p>
          </table:table-cell>
          <table:table-cell table:formula="of:=[.D1051]-[.B1051]" office:value-type="float" office:value="-11.353496" calcext:value-type="float">
            <text:p>-11,4</text:p>
          </table:table-cell>
          <table:table-cell table:number-columns-repeated="1019"/>
        </table:table-row>
        <table:table-row table:style-name="ro1">
          <table:table-cell office:value-type="float" office:value="11315.698242" calcext:value-type="float">
            <text:p>11315,7</text:p>
          </table:table-cell>
          <table:table-cell office:value-type="float" office:value="-92.014648" calcext:value-type="float">
            <text:p>-92,0</text:p>
          </table:table-cell>
          <table:table-cell office:value-type="float" office:value="-90.783333" calcext:value-type="float">
            <text:p>-90,8</text:p>
          </table:table-cell>
          <table:table-cell table:formula="of:=[.C1052]-5.88" office:value-type="float" office:value="-96.663333" calcext:value-type="float">
            <text:p>-96,7</text:p>
          </table:table-cell>
          <table:table-cell table:formula="of:=[.D1052]-[.B1052]" office:value-type="float" office:value="-4.648685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1326.464844" calcext:value-type="float">
            <text:p>11326,5</text:p>
          </table:table-cell>
          <table:table-cell office:value-type="float" office:value="-94.783813" calcext:value-type="float">
            <text:p>-94,8</text:p>
          </table:table-cell>
          <table:table-cell office:value-type="float" office:value="-90.64119" calcext:value-type="float">
            <text:p>-90,6</text:p>
          </table:table-cell>
          <table:table-cell table:formula="of:=[.C1053]-5.88" office:value-type="float" office:value="-96.52119" calcext:value-type="float">
            <text:p>-96,5</text:p>
          </table:table-cell>
          <table:table-cell table:formula="of:=[.D1053]-[.B1053]" office:value-type="float" office:value="-1.737377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1337.231445" calcext:value-type="float">
            <text:p>11337,2</text:p>
          </table:table-cell>
          <table:table-cell office:value-type="float" office:value="-93.445808" calcext:value-type="float">
            <text:p>-93,4</text:p>
          </table:table-cell>
          <table:table-cell office:value-type="float" office:value="-91.555283" calcext:value-type="float">
            <text:p>-91,6</text:p>
          </table:table-cell>
          <table:table-cell table:formula="of:=[.C1054]-5.88" office:value-type="float" office:value="-97.435283" calcext:value-type="float">
            <text:p>-97,4</text:p>
          </table:table-cell>
          <table:table-cell table:formula="of:=[.D1054]-[.B1054]" office:value-type="float" office:value="-3.989475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1347.998047" calcext:value-type="float">
            <text:p>11348,0</text:p>
          </table:table-cell>
          <table:table-cell office:value-type="float" office:value="-92.80307" calcext:value-type="float">
            <text:p>-92,8</text:p>
          </table:table-cell>
          <table:table-cell office:value-type="float" office:value="-91.759483" calcext:value-type="float">
            <text:p>-91,8</text:p>
          </table:table-cell>
          <table:table-cell table:formula="of:=[.C1055]-5.88" office:value-type="float" office:value="-97.639483" calcext:value-type="float">
            <text:p>-97,6</text:p>
          </table:table-cell>
          <table:table-cell table:formula="of:=[.D1055]-[.B1055]" office:value-type="float" office:value="-4.836412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1358.764648" calcext:value-type="float">
            <text:p>11358,8</text:p>
          </table:table-cell>
          <table:table-cell office:value-type="float" office:value="-94.135147" calcext:value-type="float">
            <text:p>-94,1</text:p>
          </table:table-cell>
          <table:table-cell office:value-type="float" office:value="-91.522064" calcext:value-type="float">
            <text:p>-91,5</text:p>
          </table:table-cell>
          <table:table-cell table:formula="of:=[.C1056]-5.88" office:value-type="float" office:value="-97.402064" calcext:value-type="float">
            <text:p>-97,4</text:p>
          </table:table-cell>
          <table:table-cell table:formula="of:=[.D1056]-[.B1056]" office:value-type="float" office:value="-3.266916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1369.53125" calcext:value-type="float">
            <text:p>11369,5</text:p>
          </table:table-cell>
          <table:table-cell office:value-type="float" office:value="-93.474113" calcext:value-type="float">
            <text:p>-93,5</text:p>
          </table:table-cell>
          <table:table-cell office:value-type="float" office:value="-92.297295" calcext:value-type="float">
            <text:p>-92,3</text:p>
          </table:table-cell>
          <table:table-cell table:formula="of:=[.C1057]-5.88" office:value-type="float" office:value="-98.177295" calcext:value-type="float">
            <text:p>-98,2</text:p>
          </table:table-cell>
          <table:table-cell table:formula="of:=[.D1057]-[.B1057]" office:value-type="float" office:value="-4.703182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1380.297852" calcext:value-type="float">
            <text:p>11380,3</text:p>
          </table:table-cell>
          <table:table-cell office:value-type="float" office:value="-91.771461" calcext:value-type="float">
            <text:p>-91,8</text:p>
          </table:table-cell>
          <table:table-cell office:value-type="float" office:value="-89.234589" calcext:value-type="float">
            <text:p>-89,2</text:p>
          </table:table-cell>
          <table:table-cell table:formula="of:=[.C1058]-5.88" office:value-type="float" office:value="-95.114589" calcext:value-type="float">
            <text:p>-95,1</text:p>
          </table:table-cell>
          <table:table-cell table:formula="of:=[.D1058]-[.B1058]" office:value-type="float" office:value="-3.343127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1391.064453" calcext:value-type="float">
            <text:p>11391,1</text:p>
          </table:table-cell>
          <table:table-cell office:value-type="float" office:value="-92.455986" calcext:value-type="float">
            <text:p>-92,5</text:p>
          </table:table-cell>
          <table:table-cell office:value-type="float" office:value="-89.703125" calcext:value-type="float">
            <text:p>-89,7</text:p>
          </table:table-cell>
          <table:table-cell table:formula="of:=[.C1059]-5.88" office:value-type="float" office:value="-95.583125" calcext:value-type="float">
            <text:p>-95,6</text:p>
          </table:table-cell>
          <table:table-cell table:formula="of:=[.D1059]-[.B1059]" office:value-type="float" office:value="-3.12713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1401.831055" calcext:value-type="float">
            <text:p>11401,8</text:p>
          </table:table-cell>
          <table:table-cell office:value-type="float" office:value="-93.943672" calcext:value-type="float">
            <text:p>-93,9</text:p>
          </table:table-cell>
          <table:table-cell office:value-type="float" office:value="-91.062386" calcext:value-type="float">
            <text:p>-91,1</text:p>
          </table:table-cell>
          <table:table-cell table:formula="of:=[.C1060]-5.88" office:value-type="float" office:value="-96.942386" calcext:value-type="float">
            <text:p>-96,9</text:p>
          </table:table-cell>
          <table:table-cell table:formula="of:=[.D1060]-[.B1060]" office:value-type="float" office:value="-2.998713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1412.597656" calcext:value-type="float">
            <text:p>11412,6</text:p>
          </table:table-cell>
          <table:table-cell office:value-type="float" office:value="-92.981667" calcext:value-type="float">
            <text:p>-93,0</text:p>
          </table:table-cell>
          <table:table-cell office:value-type="float" office:value="-88.196846" calcext:value-type="float">
            <text:p>-88,2</text:p>
          </table:table-cell>
          <table:table-cell table:formula="of:=[.C1061]-5.88" office:value-type="float" office:value="-94.076846" calcext:value-type="float">
            <text:p>-94,1</text:p>
          </table:table-cell>
          <table:table-cell table:formula="of:=[.D1061]-[.B1061]" office:value-type="float" office:value="-1.095178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1423.364258" calcext:value-type="float">
            <text:p>11423,4</text:p>
          </table:table-cell>
          <table:table-cell office:value-type="float" office:value="-93.898521" calcext:value-type="float">
            <text:p>-93,9</text:p>
          </table:table-cell>
          <table:table-cell office:value-type="float" office:value="-88.181679" calcext:value-type="float">
            <text:p>-88,2</text:p>
          </table:table-cell>
          <table:table-cell table:formula="of:=[.C1062]-5.88" office:value-type="float" office:value="-94.061679" calcext:value-type="float">
            <text:p>-94,1</text:p>
          </table:table-cell>
          <table:table-cell table:formula="of:=[.D1062]-[.B1062]" office:value-type="float" office:value="-0.163157999999996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1434.130859" calcext:value-type="float">
            <text:p>11434,1</text:p>
          </table:table-cell>
          <table:table-cell office:value-type="float" office:value="-95.332268" calcext:value-type="float">
            <text:p>-95,3</text:p>
          </table:table-cell>
          <table:table-cell office:value-type="float" office:value="-91.052391" calcext:value-type="float">
            <text:p>-91,1</text:p>
          </table:table-cell>
          <table:table-cell table:formula="of:=[.C1063]-5.88" office:value-type="float" office:value="-96.932391" calcext:value-type="float">
            <text:p>-96,9</text:p>
          </table:table-cell>
          <table:table-cell table:formula="of:=[.D1063]-[.B1063]" office:value-type="float" office:value="-1.600123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1444.897461" calcext:value-type="float">
            <text:p>11444,9</text:p>
          </table:table-cell>
          <table:table-cell office:value-type="float" office:value="-94.724358" calcext:value-type="float">
            <text:p>-94,7</text:p>
          </table:table-cell>
          <table:table-cell office:value-type="float" office:value="-93.152443" calcext:value-type="float">
            <text:p>-93,2</text:p>
          </table:table-cell>
          <table:table-cell table:formula="of:=[.C1064]-5.88" office:value-type="float" office:value="-99.032443" calcext:value-type="float">
            <text:p>-99,0</text:p>
          </table:table-cell>
          <table:table-cell table:formula="of:=[.D1064]-[.B1064]" office:value-type="float" office:value="-4.30808500000001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1455.664062" calcext:value-type="float">
            <text:p>11455,7</text:p>
          </table:table-cell>
          <table:table-cell office:value-type="float" office:value="-94.838219" calcext:value-type="float">
            <text:p>-94,8</text:p>
          </table:table-cell>
          <table:table-cell office:value-type="float" office:value="-89.281021" calcext:value-type="float">
            <text:p>-89,3</text:p>
          </table:table-cell>
          <table:table-cell table:formula="of:=[.C1065]-5.88" office:value-type="float" office:value="-95.161021" calcext:value-type="float">
            <text:p>-95,2</text:p>
          </table:table-cell>
          <table:table-cell table:formula="of:=[.D1065]-[.B1065]" office:value-type="float" office:value="-0.322801999999996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1466.430664" calcext:value-type="float">
            <text:p>11466,4</text:p>
          </table:table-cell>
          <table:table-cell office:value-type="float" office:value="-96.055389" calcext:value-type="float">
            <text:p>-96,1</text:p>
          </table:table-cell>
          <table:table-cell office:value-type="float" office:value="-87.193756" calcext:value-type="float">
            <text:p>-87,2</text:p>
          </table:table-cell>
          <table:table-cell table:formula="of:=[.C1066]-5.88" office:value-type="float" office:value="-93.073756" calcext:value-type="float">
            <text:p>-93,1</text:p>
          </table:table-cell>
          <table:table-cell table:formula="of:=[.D1066]-[.B1066]" office:value-type="float" office:value="2.98163300000002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11477.197266" calcext:value-type="float">
            <text:p>11477,2</text:p>
          </table:table-cell>
          <table:table-cell office:value-type="float" office:value="-97.117607" calcext:value-type="float">
            <text:p>-97,1</text:p>
          </table:table-cell>
          <table:table-cell office:value-type="float" office:value="-89.896904" calcext:value-type="float">
            <text:p>-89,9</text:p>
          </table:table-cell>
          <table:table-cell table:formula="of:=[.C1067]-5.88" office:value-type="float" office:value="-95.776904" calcext:value-type="float">
            <text:p>-95,8</text:p>
          </table:table-cell>
          <table:table-cell table:formula="of:=[.D1067]-[.B1067]" office:value-type="float" office:value="1.340703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1487.963867" calcext:value-type="float">
            <text:p>11488,0</text:p>
          </table:table-cell>
          <table:table-cell office:value-type="float" office:value="-96.214905" calcext:value-type="float">
            <text:p>-96,2</text:p>
          </table:table-cell>
          <table:table-cell office:value-type="float" office:value="-90.271172" calcext:value-type="float">
            <text:p>-90,3</text:p>
          </table:table-cell>
          <table:table-cell table:formula="of:=[.C1068]-5.88" office:value-type="float" office:value="-96.151172" calcext:value-type="float">
            <text:p>-96,2</text:p>
          </table:table-cell>
          <table:table-cell table:formula="of:=[.D1068]-[.B1068]" office:value-type="float" office:value="0.0637329999999992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1498.730469" calcext:value-type="float">
            <text:p>11498,7</text:p>
          </table:table-cell>
          <table:table-cell office:value-type="float" office:value="-94.570702" calcext:value-type="float">
            <text:p>-94,6</text:p>
          </table:table-cell>
          <table:table-cell office:value-type="float" office:value="-87.439178" calcext:value-type="float">
            <text:p>-87,4</text:p>
          </table:table-cell>
          <table:table-cell table:formula="of:=[.C1069]-5.88" office:value-type="float" office:value="-93.319178" calcext:value-type="float">
            <text:p>-93,3</text:p>
          </table:table-cell>
          <table:table-cell table:formula="of:=[.D1069]-[.B1069]" office:value-type="float" office:value="1.251524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1509.49707" calcext:value-type="float">
            <text:p>11509,5</text:p>
          </table:table-cell>
          <table:table-cell office:value-type="float" office:value="-95.292336" calcext:value-type="float">
            <text:p>-95,3</text:p>
          </table:table-cell>
          <table:table-cell office:value-type="float" office:value="-86.552467" calcext:value-type="float">
            <text:p>-86,6</text:p>
          </table:table-cell>
          <table:table-cell table:formula="of:=[.C1070]-5.88" office:value-type="float" office:value="-92.432467" calcext:value-type="float">
            <text:p>-92,4</text:p>
          </table:table-cell>
          <table:table-cell table:formula="of:=[.D1070]-[.B1070]" office:value-type="float" office:value="2.85986900000002" calcext:value-type="float">
            <text:p>2,9</text:p>
          </table:table-cell>
          <table:table-cell table:number-columns-repeated="1019"/>
        </table:table-row>
        <table:table-row table:style-name="ro1">
          <table:table-cell office:value-type="float" office:value="11520.263672" calcext:value-type="float">
            <text:p>11520,3</text:p>
          </table:table-cell>
          <table:table-cell office:value-type="float" office:value="-95.598885" calcext:value-type="float">
            <text:p>-95,6</text:p>
          </table:table-cell>
          <table:table-cell office:value-type="float" office:value="-87.897896" calcext:value-type="float">
            <text:p>-87,9</text:p>
          </table:table-cell>
          <table:table-cell table:formula="of:=[.C1071]-5.88" office:value-type="float" office:value="-93.777896" calcext:value-type="float">
            <text:p>-93,8</text:p>
          </table:table-cell>
          <table:table-cell table:formula="of:=[.D1071]-[.B1071]" office:value-type="float" office:value="1.820989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1531.030273" calcext:value-type="float">
            <text:p>11531,0</text:p>
          </table:table-cell>
          <table:table-cell office:value-type="float" office:value="-93.292496" calcext:value-type="float">
            <text:p>-93,3</text:p>
          </table:table-cell>
          <table:table-cell office:value-type="float" office:value="-86.892647" calcext:value-type="float">
            <text:p>-86,9</text:p>
          </table:table-cell>
          <table:table-cell table:formula="of:=[.C1072]-5.88" office:value-type="float" office:value="-92.772647" calcext:value-type="float">
            <text:p>-92,8</text:p>
          </table:table-cell>
          <table:table-cell table:formula="of:=[.D1072]-[.B1072]" office:value-type="float" office:value="0.519849000000008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1541.796875" calcext:value-type="float">
            <text:p>11541,8</text:p>
          </table:table-cell>
          <table:table-cell office:value-type="float" office:value="-92.806053" calcext:value-type="float">
            <text:p>-92,8</text:p>
          </table:table-cell>
          <table:table-cell office:value-type="float" office:value="-87.206604" calcext:value-type="float">
            <text:p>-87,2</text:p>
          </table:table-cell>
          <table:table-cell table:formula="of:=[.C1073]-5.88" office:value-type="float" office:value="-93.086604" calcext:value-type="float">
            <text:p>-93,1</text:p>
          </table:table-cell>
          <table:table-cell table:formula="of:=[.D1073]-[.B1073]" office:value-type="float" office:value="-0.280550999999988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1552.563477" calcext:value-type="float">
            <text:p>11552,6</text:p>
          </table:table-cell>
          <table:table-cell office:value-type="float" office:value="-92.89093" calcext:value-type="float">
            <text:p>-92,9</text:p>
          </table:table-cell>
          <table:table-cell office:value-type="float" office:value="-87.621872" calcext:value-type="float">
            <text:p>-87,6</text:p>
          </table:table-cell>
          <table:table-cell table:formula="of:=[.C1074]-5.88" office:value-type="float" office:value="-93.501872" calcext:value-type="float">
            <text:p>-93,5</text:p>
          </table:table-cell>
          <table:table-cell table:formula="of:=[.D1074]-[.B1074]" office:value-type="float" office:value="-0.610941999999994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1563.330078" calcext:value-type="float">
            <text:p>11563,3</text:p>
          </table:table-cell>
          <table:table-cell office:value-type="float" office:value="-93.604309" calcext:value-type="float">
            <text:p>-93,6</text:p>
          </table:table-cell>
          <table:table-cell office:value-type="float" office:value="-88.973198" calcext:value-type="float">
            <text:p>-89,0</text:p>
          </table:table-cell>
          <table:table-cell table:formula="of:=[.C1075]-5.88" office:value-type="float" office:value="-94.853198" calcext:value-type="float">
            <text:p>-94,9</text:p>
          </table:table-cell>
          <table:table-cell table:formula="of:=[.D1075]-[.B1075]" office:value-type="float" office:value="-1.248888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1574.09668" calcext:value-type="float">
            <text:p>11574,1</text:p>
          </table:table-cell>
          <table:table-cell office:value-type="float" office:value="-93.304489" calcext:value-type="float">
            <text:p>-93,3</text:p>
          </table:table-cell>
          <table:table-cell office:value-type="float" office:value="-90.052422" calcext:value-type="float">
            <text:p>-90,1</text:p>
          </table:table-cell>
          <table:table-cell table:formula="of:=[.C1076]-5.88" office:value-type="float" office:value="-95.932422" calcext:value-type="float">
            <text:p>-95,9</text:p>
          </table:table-cell>
          <table:table-cell table:formula="of:=[.D1076]-[.B1076]" office:value-type="float" office:value="-2.627933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1584.863281" calcext:value-type="float">
            <text:p>11584,9</text:p>
          </table:table-cell>
          <table:table-cell office:value-type="float" office:value="-94.665024" calcext:value-type="float">
            <text:p>-94,7</text:p>
          </table:table-cell>
          <table:table-cell office:value-type="float" office:value="-90.683952" calcext:value-type="float">
            <text:p>-90,7</text:p>
          </table:table-cell>
          <table:table-cell table:formula="of:=[.C1077]-5.88" office:value-type="float" office:value="-96.563952" calcext:value-type="float">
            <text:p>-96,6</text:p>
          </table:table-cell>
          <table:table-cell table:formula="of:=[.D1077]-[.B1077]" office:value-type="float" office:value="-1.898928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1595.629883" calcext:value-type="float">
            <text:p>11595,6</text:p>
          </table:table-cell>
          <table:table-cell office:value-type="float" office:value="-94.245483" calcext:value-type="float">
            <text:p>-94,2</text:p>
          </table:table-cell>
          <table:table-cell office:value-type="float" office:value="-88.414757" calcext:value-type="float">
            <text:p>-88,4</text:p>
          </table:table-cell>
          <table:table-cell table:formula="of:=[.C1078]-5.88" office:value-type="float" office:value="-94.294757" calcext:value-type="float">
            <text:p>-94,3</text:p>
          </table:table-cell>
          <table:table-cell table:formula="of:=[.D1078]-[.B1078]" office:value-type="float" office:value="-0.0492739999999969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1606.396484" calcext:value-type="float">
            <text:p>11606,4</text:p>
          </table:table-cell>
          <table:table-cell office:value-type="float" office:value="-94.345215" calcext:value-type="float">
            <text:p>-94,3</text:p>
          </table:table-cell>
          <table:table-cell office:value-type="float" office:value="-86.917648" calcext:value-type="float">
            <text:p>-86,9</text:p>
          </table:table-cell>
          <table:table-cell table:formula="of:=[.C1079]-5.88" office:value-type="float" office:value="-92.797648" calcext:value-type="float">
            <text:p>-92,8</text:p>
          </table:table-cell>
          <table:table-cell table:formula="of:=[.D1079]-[.B1079]" office:value-type="float" office:value="1.547567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1617.163086" calcext:value-type="float">
            <text:p>11617,2</text:p>
          </table:table-cell>
          <table:table-cell office:value-type="float" office:value="-93.721848" calcext:value-type="float">
            <text:p>-93,7</text:p>
          </table:table-cell>
          <table:table-cell office:value-type="float" office:value="-87.310806" calcext:value-type="float">
            <text:p>-87,3</text:p>
          </table:table-cell>
          <table:table-cell table:formula="of:=[.C1080]-5.88" office:value-type="float" office:value="-93.190806" calcext:value-type="float">
            <text:p>-93,2</text:p>
          </table:table-cell>
          <table:table-cell table:formula="of:=[.D1080]-[.B1080]" office:value-type="float" office:value="0.531041999999999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1627.929688" calcext:value-type="float">
            <text:p>11627,9</text:p>
          </table:table-cell>
          <table:table-cell office:value-type="float" office:value="-96.346855" calcext:value-type="float">
            <text:p>-96,3</text:p>
          </table:table-cell>
          <table:table-cell office:value-type="float" office:value="-91.667397" calcext:value-type="float">
            <text:p>-91,7</text:p>
          </table:table-cell>
          <table:table-cell table:formula="of:=[.C1081]-5.88" office:value-type="float" office:value="-97.547397" calcext:value-type="float">
            <text:p>-97,5</text:p>
          </table:table-cell>
          <table:table-cell table:formula="of:=[.D1081]-[.B1081]" office:value-type="float" office:value="-1.20054199999998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1638.696289" calcext:value-type="float">
            <text:p>11638,7</text:p>
          </table:table-cell>
          <table:table-cell office:value-type="float" office:value="-95.787041" calcext:value-type="float">
            <text:p>-95,8</text:p>
          </table:table-cell>
          <table:table-cell office:value-type="float" office:value="-94.489548" calcext:value-type="float">
            <text:p>-94,5</text:p>
          </table:table-cell>
          <table:table-cell table:formula="of:=[.C1082]-5.88" office:value-type="float" office:value="-100.369548" calcext:value-type="float">
            <text:p>-100,4</text:p>
          </table:table-cell>
          <table:table-cell table:formula="of:=[.D1082]-[.B1082]" office:value-type="float" office:value="-4.582506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1649.462891" calcext:value-type="float">
            <text:p>11649,5</text:p>
          </table:table-cell>
          <table:table-cell office:value-type="float" office:value="-94.498466" calcext:value-type="float">
            <text:p>-94,5</text:p>
          </table:table-cell>
          <table:table-cell office:value-type="float" office:value="-93.078529" calcext:value-type="float">
            <text:p>-93,1</text:p>
          </table:table-cell>
          <table:table-cell table:formula="of:=[.C1083]-5.88" office:value-type="float" office:value="-98.958529" calcext:value-type="float">
            <text:p>-99,0</text:p>
          </table:table-cell>
          <table:table-cell table:formula="of:=[.D1083]-[.B1083]" office:value-type="float" office:value="-4.46006300000001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1660.229492" calcext:value-type="float">
            <text:p>11660,2</text:p>
          </table:table-cell>
          <table:table-cell office:value-type="float" office:value="-95.138664" calcext:value-type="float">
            <text:p>-95,1</text:p>
          </table:table-cell>
          <table:table-cell office:value-type="float" office:value="-92.184868" calcext:value-type="float">
            <text:p>-92,2</text:p>
          </table:table-cell>
          <table:table-cell table:formula="of:=[.C1084]-5.88" office:value-type="float" office:value="-98.064868" calcext:value-type="float">
            <text:p>-98,1</text:p>
          </table:table-cell>
          <table:table-cell table:formula="of:=[.D1084]-[.B1084]" office:value-type="float" office:value="-2.92620399999998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1670.996094" calcext:value-type="float">
            <text:p>11671,0</text:p>
          </table:table-cell>
          <table:table-cell office:value-type="float" office:value="-94.015099" calcext:value-type="float">
            <text:p>-94,0</text:p>
          </table:table-cell>
          <table:table-cell office:value-type="float" office:value="-90.706268" calcext:value-type="float">
            <text:p>-90,7</text:p>
          </table:table-cell>
          <table:table-cell table:formula="of:=[.C1085]-5.88" office:value-type="float" office:value="-96.586268" calcext:value-type="float">
            <text:p>-96,6</text:p>
          </table:table-cell>
          <table:table-cell table:formula="of:=[.D1085]-[.B1085]" office:value-type="float" office:value="-2.57116899999998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1681.762695" calcext:value-type="float">
            <text:p>11681,8</text:p>
          </table:table-cell>
          <table:table-cell office:value-type="float" office:value="-94.070992" calcext:value-type="float">
            <text:p>-94,1</text:p>
          </table:table-cell>
          <table:table-cell office:value-type="float" office:value="-90.510788" calcext:value-type="float">
            <text:p>-90,5</text:p>
          </table:table-cell>
          <table:table-cell table:formula="of:=[.C1086]-5.88" office:value-type="float" office:value="-96.390788" calcext:value-type="float">
            <text:p>-96,4</text:p>
          </table:table-cell>
          <table:table-cell table:formula="of:=[.D1086]-[.B1086]" office:value-type="float" office:value="-2.319796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1692.529297" calcext:value-type="float">
            <text:p>11692,5</text:p>
          </table:table-cell>
          <table:table-cell office:value-type="float" office:value="-94.805908" calcext:value-type="float">
            <text:p>-94,8</text:p>
          </table:table-cell>
          <table:table-cell office:value-type="float" office:value="-89.931374" calcext:value-type="float">
            <text:p>-89,9</text:p>
          </table:table-cell>
          <table:table-cell table:formula="of:=[.C1087]-5.88" office:value-type="float" office:value="-95.811374" calcext:value-type="float">
            <text:p>-95,8</text:p>
          </table:table-cell>
          <table:table-cell table:formula="of:=[.D1087]-[.B1087]" office:value-type="float" office:value="-1.005466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1703.295898" calcext:value-type="float">
            <text:p>11703,3</text:p>
          </table:table-cell>
          <table:table-cell office:value-type="float" office:value="-97.007622" calcext:value-type="float">
            <text:p>-97,0</text:p>
          </table:table-cell>
          <table:table-cell office:value-type="float" office:value="-90.106209" calcext:value-type="float">
            <text:p>-90,1</text:p>
          </table:table-cell>
          <table:table-cell table:formula="of:=[.C1088]-5.88" office:value-type="float" office:value="-95.986209" calcext:value-type="float">
            <text:p>-96,0</text:p>
          </table:table-cell>
          <table:table-cell table:formula="of:=[.D1088]-[.B1088]" office:value-type="float" office:value="1.021413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1714.0625" calcext:value-type="float">
            <text:p>11714,1</text:p>
          </table:table-cell>
          <table:table-cell office:value-type="float" office:value="-95.96907" calcext:value-type="float">
            <text:p>-96,0</text:p>
          </table:table-cell>
          <table:table-cell office:value-type="float" office:value="-90.036064" calcext:value-type="float">
            <text:p>-90,0</text:p>
          </table:table-cell>
          <table:table-cell table:formula="of:=[.C1089]-5.88" office:value-type="float" office:value="-95.916064" calcext:value-type="float">
            <text:p>-95,9</text:p>
          </table:table-cell>
          <table:table-cell table:formula="of:=[.D1089]-[.B1089]" office:value-type="float" office:value="0.0530060000000105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1724.829102" calcext:value-type="float">
            <text:p>11724,8</text:p>
          </table:table-cell>
          <table:table-cell office:value-type="float" office:value="-92.247375" calcext:value-type="float">
            <text:p>-92,2</text:p>
          </table:table-cell>
          <table:table-cell office:value-type="float" office:value="-91.35611" calcext:value-type="float">
            <text:p>-91,4</text:p>
          </table:table-cell>
          <table:table-cell table:formula="of:=[.C1090]-5.88" office:value-type="float" office:value="-97.23611" calcext:value-type="float">
            <text:p>-97,2</text:p>
          </table:table-cell>
          <table:table-cell table:formula="of:=[.D1090]-[.B1090]" office:value-type="float" office:value="-4.988734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11735.595703" calcext:value-type="float">
            <text:p>11735,6</text:p>
          </table:table-cell>
          <table:table-cell office:value-type="float" office:value="-91.312767" calcext:value-type="float">
            <text:p>-91,3</text:p>
          </table:table-cell>
          <table:table-cell office:value-type="float" office:value="-91.394104" calcext:value-type="float">
            <text:p>-91,4</text:p>
          </table:table-cell>
          <table:table-cell table:formula="of:=[.C1091]-5.88" office:value-type="float" office:value="-97.274104" calcext:value-type="float">
            <text:p>-97,3</text:p>
          </table:table-cell>
          <table:table-cell table:formula="of:=[.D1091]-[.B1091]" office:value-type="float" office:value="-5.961337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1746.362305" calcext:value-type="float">
            <text:p>11746,4</text:p>
          </table:table-cell>
          <table:table-cell office:value-type="float" office:value="-93.804245" calcext:value-type="float">
            <text:p>-93,8</text:p>
          </table:table-cell>
          <table:table-cell office:value-type="float" office:value="-93.1996" calcext:value-type="float">
            <text:p>-93,2</text:p>
          </table:table-cell>
          <table:table-cell table:formula="of:=[.C1092]-5.88" office:value-type="float" office:value="-99.0796" calcext:value-type="float">
            <text:p>-99,1</text:p>
          </table:table-cell>
          <table:table-cell table:formula="of:=[.D1092]-[.B1092]" office:value-type="float" office:value="-5.27535500000001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1757.128906" calcext:value-type="float">
            <text:p>11757,1</text:p>
          </table:table-cell>
          <table:table-cell office:value-type="float" office:value="-93.954765" calcext:value-type="float">
            <text:p>-94,0</text:p>
          </table:table-cell>
          <table:table-cell office:value-type="float" office:value="-90.19384" calcext:value-type="float">
            <text:p>-90,2</text:p>
          </table:table-cell>
          <table:table-cell table:formula="of:=[.C1093]-5.88" office:value-type="float" office:value="-96.07384" calcext:value-type="float">
            <text:p>-96,1</text:p>
          </table:table-cell>
          <table:table-cell table:formula="of:=[.D1093]-[.B1093]" office:value-type="float" office:value="-2.119075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1767.895508" calcext:value-type="float">
            <text:p>11767,9</text:p>
          </table:table-cell>
          <table:table-cell office:value-type="float" office:value="-94.529663" calcext:value-type="float">
            <text:p>-94,5</text:p>
          </table:table-cell>
          <table:table-cell office:value-type="float" office:value="-90.288109" calcext:value-type="float">
            <text:p>-90,3</text:p>
          </table:table-cell>
          <table:table-cell table:formula="of:=[.C1094]-5.88" office:value-type="float" office:value="-96.168109" calcext:value-type="float">
            <text:p>-96,2</text:p>
          </table:table-cell>
          <table:table-cell table:formula="of:=[.D1094]-[.B1094]" office:value-type="float" office:value="-1.638446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1778.662109" calcext:value-type="float">
            <text:p>11778,7</text:p>
          </table:table-cell>
          <table:table-cell office:value-type="float" office:value="-90.767067" calcext:value-type="float">
            <text:p>-90,8</text:p>
          </table:table-cell>
          <table:table-cell office:value-type="float" office:value="-89.229599" calcext:value-type="float">
            <text:p>-89,2</text:p>
          </table:table-cell>
          <table:table-cell table:formula="of:=[.C1095]-5.88" office:value-type="float" office:value="-95.109599" calcext:value-type="float">
            <text:p>-95,1</text:p>
          </table:table-cell>
          <table:table-cell table:formula="of:=[.D1095]-[.B1095]" office:value-type="float" office:value="-4.342531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1789.428711" calcext:value-type="float">
            <text:p>11789,4</text:p>
          </table:table-cell>
          <table:table-cell office:value-type="float" office:value="-91.862488" calcext:value-type="float">
            <text:p>-91,9</text:p>
          </table:table-cell>
          <table:table-cell office:value-type="float" office:value="-89.924271" calcext:value-type="float">
            <text:p>-89,9</text:p>
          </table:table-cell>
          <table:table-cell table:formula="of:=[.C1096]-5.88" office:value-type="float" office:value="-95.804271" calcext:value-type="float">
            <text:p>-95,8</text:p>
          </table:table-cell>
          <table:table-cell table:formula="of:=[.D1096]-[.B1096]" office:value-type="float" office:value="-3.941783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1800.195312" calcext:value-type="float">
            <text:p>11800,2</text:p>
          </table:table-cell>
          <table:table-cell office:value-type="float" office:value="-93.901627" calcext:value-type="float">
            <text:p>-93,9</text:p>
          </table:table-cell>
          <table:table-cell office:value-type="float" office:value="-86.481606" calcext:value-type="float">
            <text:p>-86,5</text:p>
          </table:table-cell>
          <table:table-cell table:formula="of:=[.C1097]-5.88" office:value-type="float" office:value="-92.361606" calcext:value-type="float">
            <text:p>-92,4</text:p>
          </table:table-cell>
          <table:table-cell table:formula="of:=[.D1097]-[.B1097]" office:value-type="float" office:value="1.5400210000000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1810.961914" calcext:value-type="float">
            <text:p>11811,0</text:p>
          </table:table-cell>
          <table:table-cell office:value-type="float" office:value="-94.863113" calcext:value-type="float">
            <text:p>-94,9</text:p>
          </table:table-cell>
          <table:table-cell office:value-type="float" office:value="-86.832314" calcext:value-type="float">
            <text:p>-86,8</text:p>
          </table:table-cell>
          <table:table-cell table:formula="of:=[.C1098]-5.88" office:value-type="float" office:value="-92.712314" calcext:value-type="float">
            <text:p>-92,7</text:p>
          </table:table-cell>
          <table:table-cell table:formula="of:=[.D1098]-[.B1098]" office:value-type="float" office:value="2.15079900000001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11821.728516" calcext:value-type="float">
            <text:p>11821,7</text:p>
          </table:table-cell>
          <table:table-cell office:value-type="float" office:value="-95.726395" calcext:value-type="float">
            <text:p>-95,7</text:p>
          </table:table-cell>
          <table:table-cell office:value-type="float" office:value="-88.057785" calcext:value-type="float">
            <text:p>-88,1</text:p>
          </table:table-cell>
          <table:table-cell table:formula="of:=[.C1099]-5.88" office:value-type="float" office:value="-93.937785" calcext:value-type="float">
            <text:p>-93,9</text:p>
          </table:table-cell>
          <table:table-cell table:formula="of:=[.D1099]-[.B1099]" office:value-type="float" office:value="1.78861000000001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1832.495117" calcext:value-type="float">
            <text:p>11832,5</text:p>
          </table:table-cell>
          <table:table-cell office:value-type="float" office:value="-93.850868" calcext:value-type="float">
            <text:p>-93,9</text:p>
          </table:table-cell>
          <table:table-cell office:value-type="float" office:value="-89.507095" calcext:value-type="float">
            <text:p>-89,5</text:p>
          </table:table-cell>
          <table:table-cell table:formula="of:=[.C1100]-5.88" office:value-type="float" office:value="-95.387095" calcext:value-type="float">
            <text:p>-95,4</text:p>
          </table:table-cell>
          <table:table-cell table:formula="of:=[.D1100]-[.B1100]" office:value-type="float" office:value="-1.536227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1843.261719" calcext:value-type="float">
            <text:p>11843,3</text:p>
          </table:table-cell>
          <table:table-cell office:value-type="float" office:value="-94.985764" calcext:value-type="float">
            <text:p>-95,0</text:p>
          </table:table-cell>
          <table:table-cell office:value-type="float" office:value="-94.988892" calcext:value-type="float">
            <text:p>-95,0</text:p>
          </table:table-cell>
          <table:table-cell table:formula="of:=[.C1101]-5.88" office:value-type="float" office:value="-100.868892" calcext:value-type="float">
            <text:p>-100,9</text:p>
          </table:table-cell>
          <table:table-cell table:formula="of:=[.D1101]-[.B1101]" office:value-type="float" office:value="-5.883128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11854.02832" calcext:value-type="float">
            <text:p>11854,0</text:p>
          </table:table-cell>
          <table:table-cell office:value-type="float" office:value="-95.958466" calcext:value-type="float">
            <text:p>-96,0</text:p>
          </table:table-cell>
          <table:table-cell office:value-type="float" office:value="-92.653564" calcext:value-type="float">
            <text:p>-92,7</text:p>
          </table:table-cell>
          <table:table-cell table:formula="of:=[.C1102]-5.88" office:value-type="float" office:value="-98.533564" calcext:value-type="float">
            <text:p>-98,5</text:p>
          </table:table-cell>
          <table:table-cell table:formula="of:=[.D1102]-[.B1102]" office:value-type="float" office:value="-2.575098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1864.794922" calcext:value-type="float">
            <text:p>11864,8</text:p>
          </table:table-cell>
          <table:table-cell office:value-type="float" office:value="-94.339714" calcext:value-type="float">
            <text:p>-94,3</text:p>
          </table:table-cell>
          <table:table-cell office:value-type="float" office:value="-90.834824" calcext:value-type="float">
            <text:p>-90,8</text:p>
          </table:table-cell>
          <table:table-cell table:formula="of:=[.C1103]-5.88" office:value-type="float" office:value="-96.714824" calcext:value-type="float">
            <text:p>-96,7</text:p>
          </table:table-cell>
          <table:table-cell table:formula="of:=[.D1103]-[.B1103]" office:value-type="float" office:value="-2.375109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1875.561523" calcext:value-type="float">
            <text:p>11875,6</text:p>
          </table:table-cell>
          <table:table-cell office:value-type="float" office:value="-94.524742" calcext:value-type="float">
            <text:p>-94,5</text:p>
          </table:table-cell>
          <table:table-cell office:value-type="float" office:value="-90.925835" calcext:value-type="float">
            <text:p>-90,9</text:p>
          </table:table-cell>
          <table:table-cell table:formula="of:=[.C1104]-5.88" office:value-type="float" office:value="-96.805835" calcext:value-type="float">
            <text:p>-96,8</text:p>
          </table:table-cell>
          <table:table-cell table:formula="of:=[.D1104]-[.B1104]" office:value-type="float" office:value="-2.281093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1886.328125" calcext:value-type="float">
            <text:p>11886,3</text:p>
          </table:table-cell>
          <table:table-cell office:value-type="float" office:value="-94.532715" calcext:value-type="float">
            <text:p>-94,5</text:p>
          </table:table-cell>
          <table:table-cell office:value-type="float" office:value="-89.708191" calcext:value-type="float">
            <text:p>-89,7</text:p>
          </table:table-cell>
          <table:table-cell table:formula="of:=[.C1105]-5.88" office:value-type="float" office:value="-95.588191" calcext:value-type="float">
            <text:p>-95,6</text:p>
          </table:table-cell>
          <table:table-cell table:formula="of:=[.D1105]-[.B1105]" office:value-type="float" office:value="-1.055476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1897.094727" calcext:value-type="float">
            <text:p>11897,1</text:p>
          </table:table-cell>
          <table:table-cell office:value-type="float" office:value="-94.653015" calcext:value-type="float">
            <text:p>-94,7</text:p>
          </table:table-cell>
          <table:table-cell office:value-type="float" office:value="-88.487968" calcext:value-type="float">
            <text:p>-88,5</text:p>
          </table:table-cell>
          <table:table-cell table:formula="of:=[.C1106]-5.88" office:value-type="float" office:value="-94.367968" calcext:value-type="float">
            <text:p>-94,4</text:p>
          </table:table-cell>
          <table:table-cell table:formula="of:=[.D1106]-[.B1106]" office:value-type="float" office:value="0.285047000000006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1907.861328" calcext:value-type="float">
            <text:p>11907,9</text:p>
          </table:table-cell>
          <table:table-cell office:value-type="float" office:value="-92.754654" calcext:value-type="float">
            <text:p>-92,8</text:p>
          </table:table-cell>
          <table:table-cell office:value-type="float" office:value="-87.244423" calcext:value-type="float">
            <text:p>-87,2</text:p>
          </table:table-cell>
          <table:table-cell table:formula="of:=[.C1107]-5.88" office:value-type="float" office:value="-93.124423" calcext:value-type="float">
            <text:p>-93,1</text:p>
          </table:table-cell>
          <table:table-cell table:formula="of:=[.D1107]-[.B1107]" office:value-type="float" office:value="-0.369768999999991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1918.62793" calcext:value-type="float">
            <text:p>11918,6</text:p>
          </table:table-cell>
          <table:table-cell office:value-type="float" office:value="-94.858299" calcext:value-type="float">
            <text:p>-94,9</text:p>
          </table:table-cell>
          <table:table-cell office:value-type="float" office:value="-83.753136" calcext:value-type="float">
            <text:p>-83,8</text:p>
          </table:table-cell>
          <table:table-cell table:formula="of:=[.C1108]-5.88" office:value-type="float" office:value="-89.633136" calcext:value-type="float">
            <text:p>-89,6</text:p>
          </table:table-cell>
          <table:table-cell table:formula="of:=[.D1108]-[.B1108]" office:value-type="float" office:value="5.22516300000001" calcext:value-type="float">
            <text:p>5,2</text:p>
          </table:table-cell>
          <table:table-cell table:number-columns-repeated="1019"/>
        </table:table-row>
        <table:table-row table:style-name="ro1">
          <table:table-cell office:value-type="float" office:value="11929.394531" calcext:value-type="float">
            <text:p>11929,4</text:p>
          </table:table-cell>
          <table:table-cell office:value-type="float" office:value="-94.909332" calcext:value-type="float">
            <text:p>-94,9</text:p>
          </table:table-cell>
          <table:table-cell office:value-type="float" office:value="-83.235428" calcext:value-type="float">
            <text:p>-83,2</text:p>
          </table:table-cell>
          <table:table-cell table:formula="of:=[.C1109]-5.88" office:value-type="float" office:value="-89.115428" calcext:value-type="float">
            <text:p>-89,1</text:p>
          </table:table-cell>
          <table:table-cell table:formula="of:=[.D1109]-[.B1109]" office:value-type="float" office:value="5.79390400000001" calcext:value-type="float">
            <text:p>5,8</text:p>
          </table:table-cell>
          <table:table-cell table:number-columns-repeated="1019"/>
        </table:table-row>
        <table:table-row table:style-name="ro1">
          <table:table-cell office:value-type="float" office:value="11940.161133" calcext:value-type="float">
            <text:p>11940,2</text:p>
          </table:table-cell>
          <table:table-cell office:value-type="float" office:value="-93.447159" calcext:value-type="float">
            <text:p>-93,4</text:p>
          </table:table-cell>
          <table:table-cell office:value-type="float" office:value="-84.49659" calcext:value-type="float">
            <text:p>-84,5</text:p>
          </table:table-cell>
          <table:table-cell table:formula="of:=[.C1110]-5.88" office:value-type="float" office:value="-90.37659" calcext:value-type="float">
            <text:p>-90,4</text:p>
          </table:table-cell>
          <table:table-cell table:formula="of:=[.D1110]-[.B1110]" office:value-type="float" office:value="3.07056900000001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11950.927734" calcext:value-type="float">
            <text:p>11950,9</text:p>
          </table:table-cell>
          <table:table-cell office:value-type="float" office:value="-91.911827" calcext:value-type="float">
            <text:p>-91,9</text:p>
          </table:table-cell>
          <table:table-cell office:value-type="float" office:value="-86.776611" calcext:value-type="float">
            <text:p>-86,8</text:p>
          </table:table-cell>
          <table:table-cell table:formula="of:=[.C1111]-5.88" office:value-type="float" office:value="-92.656611" calcext:value-type="float">
            <text:p>-92,7</text:p>
          </table:table-cell>
          <table:table-cell table:formula="of:=[.D1111]-[.B1111]" office:value-type="float" office:value="-0.74478399999999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1961.694336" calcext:value-type="float">
            <text:p>11961,7</text:p>
          </table:table-cell>
          <table:table-cell office:value-type="float" office:value="-89.86879" calcext:value-type="float">
            <text:p>-89,9</text:p>
          </table:table-cell>
          <table:table-cell office:value-type="float" office:value="-86.87072" calcext:value-type="float">
            <text:p>-86,9</text:p>
          </table:table-cell>
          <table:table-cell table:formula="of:=[.C1112]-5.88" office:value-type="float" office:value="-92.75072" calcext:value-type="float">
            <text:p>-92,8</text:p>
          </table:table-cell>
          <table:table-cell table:formula="of:=[.D1112]-[.B1112]" office:value-type="float" office:value="-2.88193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1972.460938" calcext:value-type="float">
            <text:p>11972,5</text:p>
          </table:table-cell>
          <table:table-cell office:value-type="float" office:value="-90.798393" calcext:value-type="float">
            <text:p>-90,8</text:p>
          </table:table-cell>
          <table:table-cell office:value-type="float" office:value="-88.3582" calcext:value-type="float">
            <text:p>-88,4</text:p>
          </table:table-cell>
          <table:table-cell table:formula="of:=[.C1113]-5.88" office:value-type="float" office:value="-94.2382" calcext:value-type="float">
            <text:p>-94,2</text:p>
          </table:table-cell>
          <table:table-cell table:formula="of:=[.D1113]-[.B1113]" office:value-type="float" office:value="-3.439806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1983.227539" calcext:value-type="float">
            <text:p>11983,2</text:p>
          </table:table-cell>
          <table:table-cell office:value-type="float" office:value="-87.563675" calcext:value-type="float">
            <text:p>-87,6</text:p>
          </table:table-cell>
          <table:table-cell office:value-type="float" office:value="-84.334465" calcext:value-type="float">
            <text:p>-84,3</text:p>
          </table:table-cell>
          <table:table-cell table:formula="of:=[.C1114]-5.88" office:value-type="float" office:value="-90.214465" calcext:value-type="float">
            <text:p>-90,2</text:p>
          </table:table-cell>
          <table:table-cell table:formula="of:=[.D1114]-[.B1114]" office:value-type="float" office:value="-2.650789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1993.994141" calcext:value-type="float">
            <text:p>11994,0</text:p>
          </table:table-cell>
          <table:table-cell office:value-type="float" office:value="-89.025864" calcext:value-type="float">
            <text:p>-89,0</text:p>
          </table:table-cell>
          <table:table-cell office:value-type="float" office:value="-84.809967" calcext:value-type="float">
            <text:p>-84,8</text:p>
          </table:table-cell>
          <table:table-cell table:formula="of:=[.C1115]-5.88" office:value-type="float" office:value="-90.689967" calcext:value-type="float">
            <text:p>-90,7</text:p>
          </table:table-cell>
          <table:table-cell table:formula="of:=[.D1115]-[.B1115]" office:value-type="float" office:value="-1.664103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2004.760742" calcext:value-type="float">
            <text:p>12004,8</text:p>
          </table:table-cell>
          <table:table-cell office:value-type="float" office:value="-94.21434" calcext:value-type="float">
            <text:p>-94,2</text:p>
          </table:table-cell>
          <table:table-cell office:value-type="float" office:value="-84.848656" calcext:value-type="float">
            <text:p>-84,8</text:p>
          </table:table-cell>
          <table:table-cell table:formula="of:=[.C1116]-5.88" office:value-type="float" office:value="-90.728656" calcext:value-type="float">
            <text:p>-90,7</text:p>
          </table:table-cell>
          <table:table-cell table:formula="of:=[.D1116]-[.B1116]" office:value-type="float" office:value="3.48568400000001" calcext:value-type="float">
            <text:p>3,5</text:p>
          </table:table-cell>
          <table:table-cell table:number-columns-repeated="1019"/>
        </table:table-row>
        <table:table-row table:style-name="ro1">
          <table:table-cell office:value-type="float" office:value="12015.527344" calcext:value-type="float">
            <text:p>12015,5</text:p>
          </table:table-cell>
          <table:table-cell office:value-type="float" office:value="-95.681511" calcext:value-type="float">
            <text:p>-95,7</text:p>
          </table:table-cell>
          <table:table-cell office:value-type="float" office:value="-85.245323" calcext:value-type="float">
            <text:p>-85,2</text:p>
          </table:table-cell>
          <table:table-cell table:formula="of:=[.C1117]-5.88" office:value-type="float" office:value="-91.125323" calcext:value-type="float">
            <text:p>-91,1</text:p>
          </table:table-cell>
          <table:table-cell table:formula="of:=[.D1117]-[.B1117]" office:value-type="float" office:value="4.55618800000001" calcext:value-type="float">
            <text:p>4,6</text:p>
          </table:table-cell>
          <table:table-cell table:number-columns-repeated="1019"/>
        </table:table-row>
        <table:table-row table:style-name="ro1">
          <table:table-cell office:value-type="float" office:value="12026.293945" calcext:value-type="float">
            <text:p>12026,3</text:p>
          </table:table-cell>
          <table:table-cell office:value-type="float" office:value="-95.808235" calcext:value-type="float">
            <text:p>-95,8</text:p>
          </table:table-cell>
          <table:table-cell office:value-type="float" office:value="-91.62114" calcext:value-type="float">
            <text:p>-91,6</text:p>
          </table:table-cell>
          <table:table-cell table:formula="of:=[.C1118]-5.88" office:value-type="float" office:value="-97.50114" calcext:value-type="float">
            <text:p>-97,5</text:p>
          </table:table-cell>
          <table:table-cell table:formula="of:=[.D1118]-[.B1118]" office:value-type="float" office:value="-1.692905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2037.060547" calcext:value-type="float">
            <text:p>12037,1</text:p>
          </table:table-cell>
          <table:table-cell office:value-type="float" office:value="-94.30616" calcext:value-type="float">
            <text:p>-94,3</text:p>
          </table:table-cell>
          <table:table-cell office:value-type="float" office:value="-91.874435" calcext:value-type="float">
            <text:p>-91,9</text:p>
          </table:table-cell>
          <table:table-cell table:formula="of:=[.C1119]-5.88" office:value-type="float" office:value="-97.754435" calcext:value-type="float">
            <text:p>-97,8</text:p>
          </table:table-cell>
          <table:table-cell table:formula="of:=[.D1119]-[.B1119]" office:value-type="float" office:value="-3.448275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2047.827148" calcext:value-type="float">
            <text:p>12047,8</text:p>
          </table:table-cell>
          <table:table-cell office:value-type="float" office:value="-93.641899" calcext:value-type="float">
            <text:p>-93,6</text:p>
          </table:table-cell>
          <table:table-cell office:value-type="float" office:value="-90.499352" calcext:value-type="float">
            <text:p>-90,5</text:p>
          </table:table-cell>
          <table:table-cell table:formula="of:=[.C1120]-5.88" office:value-type="float" office:value="-96.379352" calcext:value-type="float">
            <text:p>-96,4</text:p>
          </table:table-cell>
          <table:table-cell table:formula="of:=[.D1120]-[.B1120]" office:value-type="float" office:value="-2.737453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2058.59375" calcext:value-type="float">
            <text:p>12058,6</text:p>
          </table:table-cell>
          <table:table-cell office:value-type="float" office:value="-95.988312" calcext:value-type="float">
            <text:p>-96,0</text:p>
          </table:table-cell>
          <table:table-cell office:value-type="float" office:value="-91.258926" calcext:value-type="float">
            <text:p>-91,3</text:p>
          </table:table-cell>
          <table:table-cell table:formula="of:=[.C1121]-5.88" office:value-type="float" office:value="-97.138926" calcext:value-type="float">
            <text:p>-97,1</text:p>
          </table:table-cell>
          <table:table-cell table:formula="of:=[.D1121]-[.B1121]" office:value-type="float" office:value="-1.150614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2069.360352" calcext:value-type="float">
            <text:p>12069,4</text:p>
          </table:table-cell>
          <table:table-cell office:value-type="float" office:value="-95.646759" calcext:value-type="float">
            <text:p>-95,6</text:p>
          </table:table-cell>
          <table:table-cell office:value-type="float" office:value="-89.952377" calcext:value-type="float">
            <text:p>-90,0</text:p>
          </table:table-cell>
          <table:table-cell table:formula="of:=[.C1122]-5.88" office:value-type="float" office:value="-95.832377" calcext:value-type="float">
            <text:p>-95,8</text:p>
          </table:table-cell>
          <table:table-cell table:formula="of:=[.D1122]-[.B1122]" office:value-type="float" office:value="-0.185617999999991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2080.126953" calcext:value-type="float">
            <text:p>12080,1</text:p>
          </table:table-cell>
          <table:table-cell office:value-type="float" office:value="-96.009216" calcext:value-type="float">
            <text:p>-96,0</text:p>
          </table:table-cell>
          <table:table-cell office:value-type="float" office:value="-90.181046" calcext:value-type="float">
            <text:p>-90,2</text:p>
          </table:table-cell>
          <table:table-cell table:formula="of:=[.C1123]-5.88" office:value-type="float" office:value="-96.061046" calcext:value-type="float">
            <text:p>-96,1</text:p>
          </table:table-cell>
          <table:table-cell table:formula="of:=[.D1123]-[.B1123]" office:value-type="float" office:value="-0.0518299999999954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2090.893555" calcext:value-type="float">
            <text:p>12090,9</text:p>
          </table:table-cell>
          <table:table-cell office:value-type="float" office:value="-95.904907" calcext:value-type="float">
            <text:p>-95,9</text:p>
          </table:table-cell>
          <table:table-cell office:value-type="float" office:value="-90.717445" calcext:value-type="float">
            <text:p>-90,7</text:p>
          </table:table-cell>
          <table:table-cell table:formula="of:=[.C1124]-5.88" office:value-type="float" office:value="-96.597445" calcext:value-type="float">
            <text:p>-96,6</text:p>
          </table:table-cell>
          <table:table-cell table:formula="of:=[.D1124]-[.B1124]" office:value-type="float" office:value="-0.692537999999999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2101.660156" calcext:value-type="float">
            <text:p>12101,7</text:p>
          </table:table-cell>
          <table:table-cell office:value-type="float" office:value="-91.776894" calcext:value-type="float">
            <text:p>-91,8</text:p>
          </table:table-cell>
          <table:table-cell office:value-type="float" office:value="-87.581642" calcext:value-type="float">
            <text:p>-87,6</text:p>
          </table:table-cell>
          <table:table-cell table:formula="of:=[.C1125]-5.88" office:value-type="float" office:value="-93.461642" calcext:value-type="float">
            <text:p>-93,5</text:p>
          </table:table-cell>
          <table:table-cell table:formula="of:=[.D1125]-[.B1125]" office:value-type="float" office:value="-1.684748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2112.426758" calcext:value-type="float">
            <text:p>12112,4</text:p>
          </table:table-cell>
          <table:table-cell office:value-type="float" office:value="-90.764145" calcext:value-type="float">
            <text:p>-90,8</text:p>
          </table:table-cell>
          <table:table-cell office:value-type="float" office:value="-89.283295" calcext:value-type="float">
            <text:p>-89,3</text:p>
          </table:table-cell>
          <table:table-cell table:formula="of:=[.C1126]-5.88" office:value-type="float" office:value="-95.163295" calcext:value-type="float">
            <text:p>-95,2</text:p>
          </table:table-cell>
          <table:table-cell table:formula="of:=[.D1126]-[.B1126]" office:value-type="float" office:value="-4.399149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2123.193359" calcext:value-type="float">
            <text:p>12123,2</text:p>
          </table:table-cell>
          <table:table-cell office:value-type="float" office:value="-92.159081" calcext:value-type="float">
            <text:p>-92,2</text:p>
          </table:table-cell>
          <table:table-cell office:value-type="float" office:value="-92.23455" calcext:value-type="float">
            <text:p>-92,2</text:p>
          </table:table-cell>
          <table:table-cell table:formula="of:=[.C1127]-5.88" office:value-type="float" office:value="-98.11455" calcext:value-type="float">
            <text:p>-98,1</text:p>
          </table:table-cell>
          <table:table-cell table:formula="of:=[.D1127]-[.B1127]" office:value-type="float" office:value="-5.955468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2133.959961" calcext:value-type="float">
            <text:p>12134,0</text:p>
          </table:table-cell>
          <table:table-cell office:value-type="float" office:value="-91.750282" calcext:value-type="float">
            <text:p>-91,8</text:p>
          </table:table-cell>
          <table:table-cell office:value-type="float" office:value="-92.340416" calcext:value-type="float">
            <text:p>-92,3</text:p>
          </table:table-cell>
          <table:table-cell table:formula="of:=[.C1128]-5.88" office:value-type="float" office:value="-98.220416" calcext:value-type="float">
            <text:p>-98,2</text:p>
          </table:table-cell>
          <table:table-cell table:formula="of:=[.D1128]-[.B1128]" office:value-type="float" office:value="-6.470134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12144.726562" calcext:value-type="float">
            <text:p>12144,7</text:p>
          </table:table-cell>
          <table:table-cell office:value-type="float" office:value="-94.112137" calcext:value-type="float">
            <text:p>-94,1</text:p>
          </table:table-cell>
          <table:table-cell office:value-type="float" office:value="-90.201759" calcext:value-type="float">
            <text:p>-90,2</text:p>
          </table:table-cell>
          <table:table-cell table:formula="of:=[.C1129]-5.88" office:value-type="float" office:value="-96.081759" calcext:value-type="float">
            <text:p>-96,1</text:p>
          </table:table-cell>
          <table:table-cell table:formula="of:=[.D1129]-[.B1129]" office:value-type="float" office:value="-1.969621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2155.493164" calcext:value-type="float">
            <text:p>12155,5</text:p>
          </table:table-cell>
          <table:table-cell office:value-type="float" office:value="-93.016457" calcext:value-type="float">
            <text:p>-93,0</text:p>
          </table:table-cell>
          <table:table-cell office:value-type="float" office:value="-90.095345" calcext:value-type="float">
            <text:p>-90,1</text:p>
          </table:table-cell>
          <table:table-cell table:formula="of:=[.C1130]-5.88" office:value-type="float" office:value="-95.975345" calcext:value-type="float">
            <text:p>-96,0</text:p>
          </table:table-cell>
          <table:table-cell table:formula="of:=[.D1130]-[.B1130]" office:value-type="float" office:value="-2.958887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2166.259766" calcext:value-type="float">
            <text:p>12166,3</text:p>
          </table:table-cell>
          <table:table-cell office:value-type="float" office:value="-93.451576" calcext:value-type="float">
            <text:p>-93,5</text:p>
          </table:table-cell>
          <table:table-cell office:value-type="float" office:value="-92.9757" calcext:value-type="float">
            <text:p>-93,0</text:p>
          </table:table-cell>
          <table:table-cell table:formula="of:=[.C1131]-5.88" office:value-type="float" office:value="-98.8557" calcext:value-type="float">
            <text:p>-98,9</text:p>
          </table:table-cell>
          <table:table-cell table:formula="of:=[.D1131]-[.B1131]" office:value-type="float" office:value="-5.404124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12177.026367" calcext:value-type="float">
            <text:p>12177,0</text:p>
          </table:table-cell>
          <table:table-cell office:value-type="float" office:value="-94.448753" calcext:value-type="float">
            <text:p>-94,4</text:p>
          </table:table-cell>
          <table:table-cell office:value-type="float" office:value="-90.617569" calcext:value-type="float">
            <text:p>-90,6</text:p>
          </table:table-cell>
          <table:table-cell table:formula="of:=[.C1132]-5.88" office:value-type="float" office:value="-96.497569" calcext:value-type="float">
            <text:p>-96,5</text:p>
          </table:table-cell>
          <table:table-cell table:formula="of:=[.D1132]-[.B1132]" office:value-type="float" office:value="-2.048816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2187.792969" calcext:value-type="float">
            <text:p>12187,8</text:p>
          </table:table-cell>
          <table:table-cell office:value-type="float" office:value="-93.256432" calcext:value-type="float">
            <text:p>-93,3</text:p>
          </table:table-cell>
          <table:table-cell office:value-type="float" office:value="-90.600243" calcext:value-type="float">
            <text:p>-90,6</text:p>
          </table:table-cell>
          <table:table-cell table:formula="of:=[.C1133]-5.88" office:value-type="float" office:value="-96.480243" calcext:value-type="float">
            <text:p>-96,5</text:p>
          </table:table-cell>
          <table:table-cell table:formula="of:=[.D1133]-[.B1133]" office:value-type="float" office:value="-3.223811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2198.55957" calcext:value-type="float">
            <text:p>12198,6</text:p>
          </table:table-cell>
          <table:table-cell office:value-type="float" office:value="-92.387184" calcext:value-type="float">
            <text:p>-92,4</text:p>
          </table:table-cell>
          <table:table-cell office:value-type="float" office:value="-90.996147" calcext:value-type="float">
            <text:p>-91,0</text:p>
          </table:table-cell>
          <table:table-cell table:formula="of:=[.C1134]-5.88" office:value-type="float" office:value="-96.876147" calcext:value-type="float">
            <text:p>-96,9</text:p>
          </table:table-cell>
          <table:table-cell table:formula="of:=[.D1134]-[.B1134]" office:value-type="float" office:value="-4.48896299999998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2209.326172" calcext:value-type="float">
            <text:p>12209,3</text:p>
          </table:table-cell>
          <table:table-cell office:value-type="float" office:value="-92.075455" calcext:value-type="float">
            <text:p>-92,1</text:p>
          </table:table-cell>
          <table:table-cell office:value-type="float" office:value="-92.542053" calcext:value-type="float">
            <text:p>-92,5</text:p>
          </table:table-cell>
          <table:table-cell table:formula="of:=[.C1135]-5.88" office:value-type="float" office:value="-98.422053" calcext:value-type="float">
            <text:p>-98,4</text:p>
          </table:table-cell>
          <table:table-cell table:formula="of:=[.D1135]-[.B1135]" office:value-type="float" office:value="-6.34659799999999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12220.092773" calcext:value-type="float">
            <text:p>12220,1</text:p>
          </table:table-cell>
          <table:table-cell office:value-type="float" office:value="-92.355225" calcext:value-type="float">
            <text:p>-92,4</text:p>
          </table:table-cell>
          <table:table-cell office:value-type="float" office:value="-89.4086" calcext:value-type="float">
            <text:p>-89,4</text:p>
          </table:table-cell>
          <table:table-cell table:formula="of:=[.C1136]-5.88" office:value-type="float" office:value="-95.2886" calcext:value-type="float">
            <text:p>-95,3</text:p>
          </table:table-cell>
          <table:table-cell table:formula="of:=[.D1136]-[.B1136]" office:value-type="float" office:value="-2.933375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2230.859375" calcext:value-type="float">
            <text:p>12230,9</text:p>
          </table:table-cell>
          <table:table-cell office:value-type="float" office:value="-93.327354" calcext:value-type="float">
            <text:p>-93,3</text:p>
          </table:table-cell>
          <table:table-cell office:value-type="float" office:value="-88.909485" calcext:value-type="float">
            <text:p>-88,9</text:p>
          </table:table-cell>
          <table:table-cell table:formula="of:=[.C1137]-5.88" office:value-type="float" office:value="-94.789485" calcext:value-type="float">
            <text:p>-94,8</text:p>
          </table:table-cell>
          <table:table-cell table:formula="of:=[.D1137]-[.B1137]" office:value-type="float" office:value="-1.462131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2241.625977" calcext:value-type="float">
            <text:p>12241,6</text:p>
          </table:table-cell>
          <table:table-cell office:value-type="float" office:value="-95.972221" calcext:value-type="float">
            <text:p>-96,0</text:p>
          </table:table-cell>
          <table:table-cell office:value-type="float" office:value="-92.944054" calcext:value-type="float">
            <text:p>-92,9</text:p>
          </table:table-cell>
          <table:table-cell table:formula="of:=[.C1138]-5.88" office:value-type="float" office:value="-98.824054" calcext:value-type="float">
            <text:p>-98,8</text:p>
          </table:table-cell>
          <table:table-cell table:formula="of:=[.D1138]-[.B1138]" office:value-type="float" office:value="-2.85183299999998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2252.392578" calcext:value-type="float">
            <text:p>12252,4</text:p>
          </table:table-cell>
          <table:table-cell office:value-type="float" office:value="-95.227844" calcext:value-type="float">
            <text:p>-95,2</text:p>
          </table:table-cell>
          <table:table-cell office:value-type="float" office:value="-93.964119" calcext:value-type="float">
            <text:p>-94,0</text:p>
          </table:table-cell>
          <table:table-cell table:formula="of:=[.C1139]-5.88" office:value-type="float" office:value="-99.844119" calcext:value-type="float">
            <text:p>-99,8</text:p>
          </table:table-cell>
          <table:table-cell table:formula="of:=[.D1139]-[.B1139]" office:value-type="float" office:value="-4.616274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2263.15918" calcext:value-type="float">
            <text:p>12263,2</text:p>
          </table:table-cell>
          <table:table-cell office:value-type="float" office:value="-92.948174" calcext:value-type="float">
            <text:p>-92,9</text:p>
          </table:table-cell>
          <table:table-cell office:value-type="float" office:value="-94.736084" calcext:value-type="float">
            <text:p>-94,7</text:p>
          </table:table-cell>
          <table:table-cell table:formula="of:=[.C1140]-5.88" office:value-type="float" office:value="-100.616084" calcext:value-type="float">
            <text:p>-100,6</text:p>
          </table:table-cell>
          <table:table-cell table:formula="of:=[.D1140]-[.B1140]" office:value-type="float" office:value="-7.66791000000001" calcext:value-type="float">
            <text:p>-7,7</text:p>
          </table:table-cell>
          <table:table-cell table:number-columns-repeated="1019"/>
        </table:table-row>
        <table:table-row table:style-name="ro1">
          <table:table-cell office:value-type="float" office:value="12273.925781" calcext:value-type="float">
            <text:p>12273,9</text:p>
          </table:table-cell>
          <table:table-cell office:value-type="float" office:value="-93.941452" calcext:value-type="float">
            <text:p>-93,9</text:p>
          </table:table-cell>
          <table:table-cell office:value-type="float" office:value="-93.621361" calcext:value-type="float">
            <text:p>-93,6</text:p>
          </table:table-cell>
          <table:table-cell table:formula="of:=[.C1141]-5.88" office:value-type="float" office:value="-99.501361" calcext:value-type="float">
            <text:p>-99,5</text:p>
          </table:table-cell>
          <table:table-cell table:formula="of:=[.D1141]-[.B1141]" office:value-type="float" office:value="-5.559908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2284.692383" calcext:value-type="float">
            <text:p>12284,7</text:p>
          </table:table-cell>
          <table:table-cell office:value-type="float" office:value="-95.044884" calcext:value-type="float">
            <text:p>-95,0</text:p>
          </table:table-cell>
          <table:table-cell office:value-type="float" office:value="-92.054108" calcext:value-type="float">
            <text:p>-92,1</text:p>
          </table:table-cell>
          <table:table-cell table:formula="of:=[.C1142]-5.88" office:value-type="float" office:value="-97.934108" calcext:value-type="float">
            <text:p>-97,9</text:p>
          </table:table-cell>
          <table:table-cell table:formula="of:=[.D1142]-[.B1142]" office:value-type="float" office:value="-2.889224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2295.458984" calcext:value-type="float">
            <text:p>12295,5</text:p>
          </table:table-cell>
          <table:table-cell office:value-type="float" office:value="-92.536995" calcext:value-type="float">
            <text:p>-92,5</text:p>
          </table:table-cell>
          <table:table-cell office:value-type="float" office:value="-92.336151" calcext:value-type="float">
            <text:p>-92,3</text:p>
          </table:table-cell>
          <table:table-cell table:formula="of:=[.C1143]-5.88" office:value-type="float" office:value="-98.216151" calcext:value-type="float">
            <text:p>-98,2</text:p>
          </table:table-cell>
          <table:table-cell table:formula="of:=[.D1143]-[.B1143]" office:value-type="float" office:value="-5.67915599999999" calcext:value-type="float">
            <text:p>-5,7</text:p>
          </table:table-cell>
          <table:table-cell table:number-columns-repeated="1019"/>
        </table:table-row>
        <table:table-row table:style-name="ro1">
          <table:table-cell office:value-type="float" office:value="12306.225586" calcext:value-type="float">
            <text:p>12306,2</text:p>
          </table:table-cell>
          <table:table-cell office:value-type="float" office:value="-92.038002" calcext:value-type="float">
            <text:p>-92,0</text:p>
          </table:table-cell>
          <table:table-cell office:value-type="float" office:value="-92.199493" calcext:value-type="float">
            <text:p>-92,2</text:p>
          </table:table-cell>
          <table:table-cell table:formula="of:=[.C1144]-5.88" office:value-type="float" office:value="-98.079493" calcext:value-type="float">
            <text:p>-98,1</text:p>
          </table:table-cell>
          <table:table-cell table:formula="of:=[.D1144]-[.B1144]" office:value-type="float" office:value="-6.041490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2316.992188" calcext:value-type="float">
            <text:p>12317,0</text:p>
          </table:table-cell>
          <table:table-cell office:value-type="float" office:value="-92.728661" calcext:value-type="float">
            <text:p>-92,7</text:p>
          </table:table-cell>
          <table:table-cell office:value-type="float" office:value="-88.475288" calcext:value-type="float">
            <text:p>-88,5</text:p>
          </table:table-cell>
          <table:table-cell table:formula="of:=[.C1145]-5.88" office:value-type="float" office:value="-94.355288" calcext:value-type="float">
            <text:p>-94,4</text:p>
          </table:table-cell>
          <table:table-cell table:formula="of:=[.D1145]-[.B1145]" office:value-type="float" office:value="-1.626627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2327.758789" calcext:value-type="float">
            <text:p>12327,8</text:p>
          </table:table-cell>
          <table:table-cell office:value-type="float" office:value="-92.263672" calcext:value-type="float">
            <text:p>-92,3</text:p>
          </table:table-cell>
          <table:table-cell office:value-type="float" office:value="-88.400864" calcext:value-type="float">
            <text:p>-88,4</text:p>
          </table:table-cell>
          <table:table-cell table:formula="of:=[.C1146]-5.88" office:value-type="float" office:value="-94.280864" calcext:value-type="float">
            <text:p>-94,3</text:p>
          </table:table-cell>
          <table:table-cell table:formula="of:=[.D1146]-[.B1146]" office:value-type="float" office:value="-2.017191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2338.525391" calcext:value-type="float">
            <text:p>12338,5</text:p>
          </table:table-cell>
          <table:table-cell office:value-type="float" office:value="-90.821266" calcext:value-type="float">
            <text:p>-90,8</text:p>
          </table:table-cell>
          <table:table-cell office:value-type="float" office:value="-86.074013" calcext:value-type="float">
            <text:p>-86,1</text:p>
          </table:table-cell>
          <table:table-cell table:formula="of:=[.C1147]-5.88" office:value-type="float" office:value="-91.954013" calcext:value-type="float">
            <text:p>-92,0</text:p>
          </table:table-cell>
          <table:table-cell table:formula="of:=[.D1147]-[.B1147]" office:value-type="float" office:value="-1.132746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2349.291992" calcext:value-type="float">
            <text:p>12349,3</text:p>
          </table:table-cell>
          <table:table-cell office:value-type="float" office:value="-89.817474" calcext:value-type="float">
            <text:p>-89,8</text:p>
          </table:table-cell>
          <table:table-cell office:value-type="float" office:value="-83.612099" calcext:value-type="float">
            <text:p>-83,6</text:p>
          </table:table-cell>
          <table:table-cell table:formula="of:=[.C1148]-5.88" office:value-type="float" office:value="-89.492099" calcext:value-type="float">
            <text:p>-89,5</text:p>
          </table:table-cell>
          <table:table-cell table:formula="of:=[.D1148]-[.B1148]" office:value-type="float" office:value="0.325375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2360.058594" calcext:value-type="float">
            <text:p>12360,1</text:p>
          </table:table-cell>
          <table:table-cell office:value-type="float" office:value="-88.304642" calcext:value-type="float">
            <text:p>-88,3</text:p>
          </table:table-cell>
          <table:table-cell office:value-type="float" office:value="-86.847969" calcext:value-type="float">
            <text:p>-86,8</text:p>
          </table:table-cell>
          <table:table-cell table:formula="of:=[.C1149]-5.88" office:value-type="float" office:value="-92.727969" calcext:value-type="float">
            <text:p>-92,7</text:p>
          </table:table-cell>
          <table:table-cell table:formula="of:=[.D1149]-[.B1149]" office:value-type="float" office:value="-4.423327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2370.825195" calcext:value-type="float">
            <text:p>12370,8</text:p>
          </table:table-cell>
          <table:table-cell office:value-type="float" office:value="-90.542953" calcext:value-type="float">
            <text:p>-90,5</text:p>
          </table:table-cell>
          <table:table-cell office:value-type="float" office:value="-89.989723" calcext:value-type="float">
            <text:p>-90,0</text:p>
          </table:table-cell>
          <table:table-cell table:formula="of:=[.C1150]-5.88" office:value-type="float" office:value="-95.869723" calcext:value-type="float">
            <text:p>-95,9</text:p>
          </table:table-cell>
          <table:table-cell table:formula="of:=[.D1150]-[.B1150]" office:value-type="float" office:value="-5.32677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2381.591797" calcext:value-type="float">
            <text:p>12381,6</text:p>
          </table:table-cell>
          <table:table-cell office:value-type="float" office:value="-91.599358" calcext:value-type="float">
            <text:p>-91,6</text:p>
          </table:table-cell>
          <table:table-cell office:value-type="float" office:value="-87.084045" calcext:value-type="float">
            <text:p>-87,1</text:p>
          </table:table-cell>
          <table:table-cell table:formula="of:=[.C1151]-5.88" office:value-type="float" office:value="-92.964045" calcext:value-type="float">
            <text:p>-93,0</text:p>
          </table:table-cell>
          <table:table-cell table:formula="of:=[.D1151]-[.B1151]" office:value-type="float" office:value="-1.364687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2392.358398" calcext:value-type="float">
            <text:p>12392,4</text:p>
          </table:table-cell>
          <table:table-cell office:value-type="float" office:value="-90.85881" calcext:value-type="float">
            <text:p>-90,9</text:p>
          </table:table-cell>
          <table:table-cell office:value-type="float" office:value="-89.38089" calcext:value-type="float">
            <text:p>-89,4</text:p>
          </table:table-cell>
          <table:table-cell table:formula="of:=[.C1152]-5.88" office:value-type="float" office:value="-95.26089" calcext:value-type="float">
            <text:p>-95,3</text:p>
          </table:table-cell>
          <table:table-cell table:formula="of:=[.D1152]-[.B1152]" office:value-type="float" office:value="-4.40207999999998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2403.125" calcext:value-type="float">
            <text:p>12403,1</text:p>
          </table:table-cell>
          <table:table-cell office:value-type="float" office:value="-90.745285" calcext:value-type="float">
            <text:p>-90,7</text:p>
          </table:table-cell>
          <table:table-cell office:value-type="float" office:value="-89.64959" calcext:value-type="float">
            <text:p>-89,6</text:p>
          </table:table-cell>
          <table:table-cell table:formula="of:=[.C1153]-5.88" office:value-type="float" office:value="-95.52959" calcext:value-type="float">
            <text:p>-95,5</text:p>
          </table:table-cell>
          <table:table-cell table:formula="of:=[.D1153]-[.B1153]" office:value-type="float" office:value="-4.784305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2413.891602" calcext:value-type="float">
            <text:p>12413,9</text:p>
          </table:table-cell>
          <table:table-cell office:value-type="float" office:value="-93.882912" calcext:value-type="float">
            <text:p>-93,9</text:p>
          </table:table-cell>
          <table:table-cell office:value-type="float" office:value="-90.935638" calcext:value-type="float">
            <text:p>-90,9</text:p>
          </table:table-cell>
          <table:table-cell table:formula="of:=[.C1154]-5.88" office:value-type="float" office:value="-96.815638" calcext:value-type="float">
            <text:p>-96,8</text:p>
          </table:table-cell>
          <table:table-cell table:formula="of:=[.D1154]-[.B1154]" office:value-type="float" office:value="-2.932725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2424.658203" calcext:value-type="float">
            <text:p>12424,7</text:p>
          </table:table-cell>
          <table:table-cell office:value-type="float" office:value="-94.722885" calcext:value-type="float">
            <text:p>-94,7</text:p>
          </table:table-cell>
          <table:table-cell office:value-type="float" office:value="-90.848885" calcext:value-type="float">
            <text:p>-90,8</text:p>
          </table:table-cell>
          <table:table-cell table:formula="of:=[.C1155]-5.88" office:value-type="float" office:value="-96.728885" calcext:value-type="float">
            <text:p>-96,7</text:p>
          </table:table-cell>
          <table:table-cell table:formula="of:=[.D1155]-[.B1155]" office:value-type="float" office:value="-2.005999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2435.424805" calcext:value-type="float">
            <text:p>12435,4</text:p>
          </table:table-cell>
          <table:table-cell office:value-type="float" office:value="-93.861816" calcext:value-type="float">
            <text:p>-93,9</text:p>
          </table:table-cell>
          <table:table-cell office:value-type="float" office:value="-90.550819" calcext:value-type="float">
            <text:p>-90,6</text:p>
          </table:table-cell>
          <table:table-cell table:formula="of:=[.C1156]-5.88" office:value-type="float" office:value="-96.430819" calcext:value-type="float">
            <text:p>-96,4</text:p>
          </table:table-cell>
          <table:table-cell table:formula="of:=[.D1156]-[.B1156]" office:value-type="float" office:value="-2.569002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2446.191406" calcext:value-type="float">
            <text:p>12446,2</text:p>
          </table:table-cell>
          <table:table-cell office:value-type="float" office:value="-95.482536" calcext:value-type="float">
            <text:p>-95,5</text:p>
          </table:table-cell>
          <table:table-cell office:value-type="float" office:value="-93.212425" calcext:value-type="float">
            <text:p>-93,2</text:p>
          </table:table-cell>
          <table:table-cell table:formula="of:=[.C1157]-5.88" office:value-type="float" office:value="-99.092425" calcext:value-type="float">
            <text:p>-99,1</text:p>
          </table:table-cell>
          <table:table-cell table:formula="of:=[.D1157]-[.B1157]" office:value-type="float" office:value="-3.60988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2456.958008" calcext:value-type="float">
            <text:p>12457,0</text:p>
          </table:table-cell>
          <table:table-cell office:value-type="float" office:value="-92.414131" calcext:value-type="float">
            <text:p>-92,4</text:p>
          </table:table-cell>
          <table:table-cell office:value-type="float" office:value="-93.172333" calcext:value-type="float">
            <text:p>-93,2</text:p>
          </table:table-cell>
          <table:table-cell table:formula="of:=[.C1158]-5.88" office:value-type="float" office:value="-99.052333" calcext:value-type="float">
            <text:p>-99,1</text:p>
          </table:table-cell>
          <table:table-cell table:formula="of:=[.D1158]-[.B1158]" office:value-type="float" office:value="-6.63820199999999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12467.724609" calcext:value-type="float">
            <text:p>12467,7</text:p>
          </table:table-cell>
          <table:table-cell office:value-type="float" office:value="-92.678741" calcext:value-type="float">
            <text:p>-92,7</text:p>
          </table:table-cell>
          <table:table-cell office:value-type="float" office:value="-92.063721" calcext:value-type="float">
            <text:p>-92,1</text:p>
          </table:table-cell>
          <table:table-cell table:formula="of:=[.C1159]-5.88" office:value-type="float" office:value="-97.943721" calcext:value-type="float">
            <text:p>-97,9</text:p>
          </table:table-cell>
          <table:table-cell table:formula="of:=[.D1159]-[.B1159]" office:value-type="float" office:value="-5.26497999999999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2478.491211" calcext:value-type="float">
            <text:p>12478,5</text:p>
          </table:table-cell>
          <table:table-cell office:value-type="float" office:value="-96.164101" calcext:value-type="float">
            <text:p>-96,2</text:p>
          </table:table-cell>
          <table:table-cell office:value-type="float" office:value="-89.697388" calcext:value-type="float">
            <text:p>-89,7</text:p>
          </table:table-cell>
          <table:table-cell table:formula="of:=[.C1160]-5.88" office:value-type="float" office:value="-95.577388" calcext:value-type="float">
            <text:p>-95,6</text:p>
          </table:table-cell>
          <table:table-cell table:formula="of:=[.D1160]-[.B1160]" office:value-type="float" office:value="0.586713000000003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2489.257812" calcext:value-type="float">
            <text:p>12489,3</text:p>
          </table:table-cell>
          <table:table-cell office:value-type="float" office:value="-95.515686" calcext:value-type="float">
            <text:p>-95,5</text:p>
          </table:table-cell>
          <table:table-cell office:value-type="float" office:value="-91.558113" calcext:value-type="float">
            <text:p>-91,6</text:p>
          </table:table-cell>
          <table:table-cell table:formula="of:=[.C1161]-5.88" office:value-type="float" office:value="-97.438113" calcext:value-type="float">
            <text:p>-97,4</text:p>
          </table:table-cell>
          <table:table-cell table:formula="of:=[.D1161]-[.B1161]" office:value-type="float" office:value="-1.922427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2500.024414" calcext:value-type="float">
            <text:p>12500,0</text:p>
          </table:table-cell>
          <table:table-cell office:value-type="float" office:value="-94.067154" calcext:value-type="float">
            <text:p>-94,1</text:p>
          </table:table-cell>
          <table:table-cell office:value-type="float" office:value="-88.080208" calcext:value-type="float">
            <text:p>-88,1</text:p>
          </table:table-cell>
          <table:table-cell table:formula="of:=[.C1162]-5.88" office:value-type="float" office:value="-93.960208" calcext:value-type="float">
            <text:p>-94,0</text:p>
          </table:table-cell>
          <table:table-cell table:formula="of:=[.D1162]-[.B1162]" office:value-type="float" office:value="0.106946000000008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2510.791016" calcext:value-type="float">
            <text:p>12510,8</text:p>
          </table:table-cell>
          <table:table-cell office:value-type="float" office:value="-87.865112" calcext:value-type="float">
            <text:p>-87,9</text:p>
          </table:table-cell>
          <table:table-cell office:value-type="float" office:value="-84.483238" calcext:value-type="float">
            <text:p>-84,5</text:p>
          </table:table-cell>
          <table:table-cell table:formula="of:=[.C1163]-5.88" office:value-type="float" office:value="-90.363238" calcext:value-type="float">
            <text:p>-90,4</text:p>
          </table:table-cell>
          <table:table-cell table:formula="of:=[.D1163]-[.B1163]" office:value-type="float" office:value="-2.498126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2521.557617" calcext:value-type="float">
            <text:p>12521,6</text:p>
          </table:table-cell>
          <table:table-cell office:value-type="float" office:value="-83.313515" calcext:value-type="float">
            <text:p>-83,3</text:p>
          </table:table-cell>
          <table:table-cell office:value-type="float" office:value="-82.145226" calcext:value-type="float">
            <text:p>-82,1</text:p>
          </table:table-cell>
          <table:table-cell table:formula="of:=[.C1164]-5.88" office:value-type="float" office:value="-88.025226" calcext:value-type="float">
            <text:p>-88,0</text:p>
          </table:table-cell>
          <table:table-cell table:formula="of:=[.D1164]-[.B1164]" office:value-type="float" office:value="-4.71171099999999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2532.324219" calcext:value-type="float">
            <text:p>12532,3</text:p>
          </table:table-cell>
          <table:table-cell office:value-type="float" office:value="-88.369331" calcext:value-type="float">
            <text:p>-88,4</text:p>
          </table:table-cell>
          <table:table-cell office:value-type="float" office:value="-87.118416" calcext:value-type="float">
            <text:p>-87,1</text:p>
          </table:table-cell>
          <table:table-cell table:formula="of:=[.C1165]-5.88" office:value-type="float" office:value="-92.998416" calcext:value-type="float">
            <text:p>-93,0</text:p>
          </table:table-cell>
          <table:table-cell table:formula="of:=[.D1165]-[.B1165]" office:value-type="float" office:value="-4.629084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2543.09082" calcext:value-type="float">
            <text:p>12543,1</text:p>
          </table:table-cell>
          <table:table-cell office:value-type="float" office:value="-93.291847" calcext:value-type="float">
            <text:p>-93,3</text:p>
          </table:table-cell>
          <table:table-cell office:value-type="float" office:value="-92.161888" calcext:value-type="float">
            <text:p>-92,2</text:p>
          </table:table-cell>
          <table:table-cell table:formula="of:=[.C1166]-5.88" office:value-type="float" office:value="-98.041888" calcext:value-type="float">
            <text:p>-98,0</text:p>
          </table:table-cell>
          <table:table-cell table:formula="of:=[.D1166]-[.B1166]" office:value-type="float" office:value="-4.750041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2553.857422" calcext:value-type="float">
            <text:p>12553,9</text:p>
          </table:table-cell>
          <table:table-cell office:value-type="float" office:value="-93.147942" calcext:value-type="float">
            <text:p>-93,1</text:p>
          </table:table-cell>
          <table:table-cell office:value-type="float" office:value="-91.58828" calcext:value-type="float">
            <text:p>-91,6</text:p>
          </table:table-cell>
          <table:table-cell table:formula="of:=[.C1167]-5.88" office:value-type="float" office:value="-97.46828" calcext:value-type="float">
            <text:p>-97,5</text:p>
          </table:table-cell>
          <table:table-cell table:formula="of:=[.D1167]-[.B1167]" office:value-type="float" office:value="-4.320337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2564.624023" calcext:value-type="float">
            <text:p>12564,6</text:p>
          </table:table-cell>
          <table:table-cell office:value-type="float" office:value="-93.100044" calcext:value-type="float">
            <text:p>-93,1</text:p>
          </table:table-cell>
          <table:table-cell office:value-type="float" office:value="-92.098152" calcext:value-type="float">
            <text:p>-92,1</text:p>
          </table:table-cell>
          <table:table-cell table:formula="of:=[.C1168]-5.88" office:value-type="float" office:value="-97.978152" calcext:value-type="float">
            <text:p>-98,0</text:p>
          </table:table-cell>
          <table:table-cell table:formula="of:=[.D1168]-[.B1168]" office:value-type="float" office:value="-4.878108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2575.390625" calcext:value-type="float">
            <text:p>12575,4</text:p>
          </table:table-cell>
          <table:table-cell office:value-type="float" office:value="-91.938393" calcext:value-type="float">
            <text:p>-91,9</text:p>
          </table:table-cell>
          <table:table-cell office:value-type="float" office:value="-88.042015" calcext:value-type="float">
            <text:p>-88,0</text:p>
          </table:table-cell>
          <table:table-cell table:formula="of:=[.C1169]-5.88" office:value-type="float" office:value="-93.922015" calcext:value-type="float">
            <text:p>-93,9</text:p>
          </table:table-cell>
          <table:table-cell table:formula="of:=[.D1169]-[.B1169]" office:value-type="float" office:value="-1.983622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2586.157227" calcext:value-type="float">
            <text:p>12586,2</text:p>
          </table:table-cell>
          <table:table-cell office:value-type="float" office:value="-91.844124" calcext:value-type="float">
            <text:p>-91,8</text:p>
          </table:table-cell>
          <table:table-cell office:value-type="float" office:value="-86.67083" calcext:value-type="float">
            <text:p>-86,7</text:p>
          </table:table-cell>
          <table:table-cell table:formula="of:=[.C1170]-5.88" office:value-type="float" office:value="-92.55083" calcext:value-type="float">
            <text:p>-92,6</text:p>
          </table:table-cell>
          <table:table-cell table:formula="of:=[.D1170]-[.B1170]" office:value-type="float" office:value="-0.706705999999997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2596.923828" calcext:value-type="float">
            <text:p>12596,9</text:p>
          </table:table-cell>
          <table:table-cell office:value-type="float" office:value="-92.810066" calcext:value-type="float">
            <text:p>-92,8</text:p>
          </table:table-cell>
          <table:table-cell office:value-type="float" office:value="-90.411865" calcext:value-type="float">
            <text:p>-90,4</text:p>
          </table:table-cell>
          <table:table-cell table:formula="of:=[.C1171]-5.88" office:value-type="float" office:value="-96.291865" calcext:value-type="float">
            <text:p>-96,3</text:p>
          </table:table-cell>
          <table:table-cell table:formula="of:=[.D1171]-[.B1171]" office:value-type="float" office:value="-3.4817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2607.69043" calcext:value-type="float">
            <text:p>12607,7</text:p>
          </table:table-cell>
          <table:table-cell office:value-type="float" office:value="-90.973305" calcext:value-type="float">
            <text:p>-91,0</text:p>
          </table:table-cell>
          <table:table-cell office:value-type="float" office:value="-90.280266" calcext:value-type="float">
            <text:p>-90,3</text:p>
          </table:table-cell>
          <table:table-cell table:formula="of:=[.C1172]-5.88" office:value-type="float" office:value="-96.160266" calcext:value-type="float">
            <text:p>-96,2</text:p>
          </table:table-cell>
          <table:table-cell table:formula="of:=[.D1172]-[.B1172]" office:value-type="float" office:value="-5.186961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2618.457031" calcext:value-type="float">
            <text:p>12618,5</text:p>
          </table:table-cell>
          <table:table-cell office:value-type="float" office:value="-93.385002" calcext:value-type="float">
            <text:p>-93,4</text:p>
          </table:table-cell>
          <table:table-cell office:value-type="float" office:value="-91.962181" calcext:value-type="float">
            <text:p>-92,0</text:p>
          </table:table-cell>
          <table:table-cell table:formula="of:=[.C1173]-5.88" office:value-type="float" office:value="-97.842181" calcext:value-type="float">
            <text:p>-97,8</text:p>
          </table:table-cell>
          <table:table-cell table:formula="of:=[.D1173]-[.B1173]" office:value-type="float" office:value="-4.45717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2629.223633" calcext:value-type="float">
            <text:p>12629,2</text:p>
          </table:table-cell>
          <table:table-cell office:value-type="float" office:value="-94.776337" calcext:value-type="float">
            <text:p>-94,8</text:p>
          </table:table-cell>
          <table:table-cell office:value-type="float" office:value="-92.536858" calcext:value-type="float">
            <text:p>-92,5</text:p>
          </table:table-cell>
          <table:table-cell table:formula="of:=[.C1174]-5.88" office:value-type="float" office:value="-98.416858" calcext:value-type="float">
            <text:p>-98,4</text:p>
          </table:table-cell>
          <table:table-cell table:formula="of:=[.D1174]-[.B1174]" office:value-type="float" office:value="-3.640520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2639.990234" calcext:value-type="float">
            <text:p>12640,0</text:p>
          </table:table-cell>
          <table:table-cell office:value-type="float" office:value="-93.960922" calcext:value-type="float">
            <text:p>-94,0</text:p>
          </table:table-cell>
          <table:table-cell office:value-type="float" office:value="-91.156754" calcext:value-type="float">
            <text:p>-91,2</text:p>
          </table:table-cell>
          <table:table-cell table:formula="of:=[.C1175]-5.88" office:value-type="float" office:value="-97.036754" calcext:value-type="float">
            <text:p>-97,0</text:p>
          </table:table-cell>
          <table:table-cell table:formula="of:=[.D1175]-[.B1175]" office:value-type="float" office:value="-3.07583200000001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2650.756836" calcext:value-type="float">
            <text:p>12650,8</text:p>
          </table:table-cell>
          <table:table-cell office:value-type="float" office:value="-95.423347" calcext:value-type="float">
            <text:p>-95,4</text:p>
          </table:table-cell>
          <table:table-cell office:value-type="float" office:value="-91.139526" calcext:value-type="float">
            <text:p>-91,1</text:p>
          </table:table-cell>
          <table:table-cell table:formula="of:=[.C1176]-5.88" office:value-type="float" office:value="-97.019526" calcext:value-type="float">
            <text:p>-97,0</text:p>
          </table:table-cell>
          <table:table-cell table:formula="of:=[.D1176]-[.B1176]" office:value-type="float" office:value="-1.596178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2661.523438" calcext:value-type="float">
            <text:p>12661,5</text:p>
          </table:table-cell>
          <table:table-cell office:value-type="float" office:value="-95.251122" calcext:value-type="float">
            <text:p>-95,3</text:p>
          </table:table-cell>
          <table:table-cell office:value-type="float" office:value="-93.295113" calcext:value-type="float">
            <text:p>-93,3</text:p>
          </table:table-cell>
          <table:table-cell table:formula="of:=[.C1177]-5.88" office:value-type="float" office:value="-99.175113" calcext:value-type="float">
            <text:p>-99,2</text:p>
          </table:table-cell>
          <table:table-cell table:formula="of:=[.D1177]-[.B1177]" office:value-type="float" office:value="-3.923991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2672.290039" calcext:value-type="float">
            <text:p>12672,3</text:p>
          </table:table-cell>
          <table:table-cell office:value-type="float" office:value="-96.901741" calcext:value-type="float">
            <text:p>-96,9</text:p>
          </table:table-cell>
          <table:table-cell office:value-type="float" office:value="-92.379723" calcext:value-type="float">
            <text:p>-92,4</text:p>
          </table:table-cell>
          <table:table-cell table:formula="of:=[.C1178]-5.88" office:value-type="float" office:value="-98.259723" calcext:value-type="float">
            <text:p>-98,3</text:p>
          </table:table-cell>
          <table:table-cell table:formula="of:=[.D1178]-[.B1178]" office:value-type="float" office:value="-1.357981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2683.056641" calcext:value-type="float">
            <text:p>12683,1</text:p>
          </table:table-cell>
          <table:table-cell office:value-type="float" office:value="-96.061752" calcext:value-type="float">
            <text:p>-96,1</text:p>
          </table:table-cell>
          <table:table-cell office:value-type="float" office:value="-89.458908" calcext:value-type="float">
            <text:p>-89,5</text:p>
          </table:table-cell>
          <table:table-cell table:formula="of:=[.C1179]-5.88" office:value-type="float" office:value="-95.338908" calcext:value-type="float">
            <text:p>-95,3</text:p>
          </table:table-cell>
          <table:table-cell table:formula="of:=[.D1179]-[.B1179]" office:value-type="float" office:value="0.722844000000009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2693.823242" calcext:value-type="float">
            <text:p>12693,8</text:p>
          </table:table-cell>
          <table:table-cell office:value-type="float" office:value="-94.584282" calcext:value-type="float">
            <text:p>-94,6</text:p>
          </table:table-cell>
          <table:table-cell office:value-type="float" office:value="-87.712387" calcext:value-type="float">
            <text:p>-87,7</text:p>
          </table:table-cell>
          <table:table-cell table:formula="of:=[.C1180]-5.88" office:value-type="float" office:value="-93.592387" calcext:value-type="float">
            <text:p>-93,6</text:p>
          </table:table-cell>
          <table:table-cell table:formula="of:=[.D1180]-[.B1180]" office:value-type="float" office:value="0.991895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2704.589844" calcext:value-type="float">
            <text:p>12704,6</text:p>
          </table:table-cell>
          <table:table-cell office:value-type="float" office:value="-94.9627" calcext:value-type="float">
            <text:p>-95,0</text:p>
          </table:table-cell>
          <table:table-cell office:value-type="float" office:value="-90.178986" calcext:value-type="float">
            <text:p>-90,2</text:p>
          </table:table-cell>
          <table:table-cell table:formula="of:=[.C1181]-5.88" office:value-type="float" office:value="-96.058986" calcext:value-type="float">
            <text:p>-96,1</text:p>
          </table:table-cell>
          <table:table-cell table:formula="of:=[.D1181]-[.B1181]" office:value-type="float" office:value="-1.096285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2715.356445" calcext:value-type="float">
            <text:p>12715,4</text:p>
          </table:table-cell>
          <table:table-cell office:value-type="float" office:value="-95.903275" calcext:value-type="float">
            <text:p>-95,9</text:p>
          </table:table-cell>
          <table:table-cell office:value-type="float" office:value="-91.891159" calcext:value-type="float">
            <text:p>-91,9</text:p>
          </table:table-cell>
          <table:table-cell table:formula="of:=[.C1182]-5.88" office:value-type="float" office:value="-97.771159" calcext:value-type="float">
            <text:p>-97,8</text:p>
          </table:table-cell>
          <table:table-cell table:formula="of:=[.D1182]-[.B1182]" office:value-type="float" office:value="-1.867884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2726.123047" calcext:value-type="float">
            <text:p>12726,1</text:p>
          </table:table-cell>
          <table:table-cell office:value-type="float" office:value="-92.865974" calcext:value-type="float">
            <text:p>-92,9</text:p>
          </table:table-cell>
          <table:table-cell office:value-type="float" office:value="-89.557732" calcext:value-type="float">
            <text:p>-89,6</text:p>
          </table:table-cell>
          <table:table-cell table:formula="of:=[.C1183]-5.88" office:value-type="float" office:value="-95.437732" calcext:value-type="float">
            <text:p>-95,4</text:p>
          </table:table-cell>
          <table:table-cell table:formula="of:=[.D1183]-[.B1183]" office:value-type="float" office:value="-2.571758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2736.889648" calcext:value-type="float">
            <text:p>12736,9</text:p>
          </table:table-cell>
          <table:table-cell office:value-type="float" office:value="-92.315926" calcext:value-type="float">
            <text:p>-92,3</text:p>
          </table:table-cell>
          <table:table-cell office:value-type="float" office:value="-88.788353" calcext:value-type="float">
            <text:p>-88,8</text:p>
          </table:table-cell>
          <table:table-cell table:formula="of:=[.C1184]-5.88" office:value-type="float" office:value="-94.668353" calcext:value-type="float">
            <text:p>-94,7</text:p>
          </table:table-cell>
          <table:table-cell table:formula="of:=[.D1184]-[.B1184]" office:value-type="float" office:value="-2.352426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2747.65625" calcext:value-type="float">
            <text:p>12747,7</text:p>
          </table:table-cell>
          <table:table-cell office:value-type="float" office:value="-93.297142" calcext:value-type="float">
            <text:p>-93,3</text:p>
          </table:table-cell>
          <table:table-cell office:value-type="float" office:value="-87.454079" calcext:value-type="float">
            <text:p>-87,5</text:p>
          </table:table-cell>
          <table:table-cell table:formula="of:=[.C1185]-5.88" office:value-type="float" office:value="-93.334079" calcext:value-type="float">
            <text:p>-93,3</text:p>
          </table:table-cell>
          <table:table-cell table:formula="of:=[.D1185]-[.B1185]" office:value-type="float" office:value="-0.0369369999999947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2758.422852" calcext:value-type="float">
            <text:p>12758,4</text:p>
          </table:table-cell>
          <table:table-cell office:value-type="float" office:value="-95.161217" calcext:value-type="float">
            <text:p>-95,2</text:p>
          </table:table-cell>
          <table:table-cell office:value-type="float" office:value="-84.637115" calcext:value-type="float">
            <text:p>-84,6</text:p>
          </table:table-cell>
          <table:table-cell table:formula="of:=[.C1186]-5.88" office:value-type="float" office:value="-90.517115" calcext:value-type="float">
            <text:p>-90,5</text:p>
          </table:table-cell>
          <table:table-cell table:formula="of:=[.D1186]-[.B1186]" office:value-type="float" office:value="4.644102" calcext:value-type="float">
            <text:p>4,6</text:p>
          </table:table-cell>
          <table:table-cell table:number-columns-repeated="1019"/>
        </table:table-row>
        <table:table-row table:style-name="ro1">
          <table:table-cell office:value-type="float" office:value="12769.189453" calcext:value-type="float">
            <text:p>12769,2</text:p>
          </table:table-cell>
          <table:table-cell office:value-type="float" office:value="-94.049294" calcext:value-type="float">
            <text:p>-94,0</text:p>
          </table:table-cell>
          <table:table-cell office:value-type="float" office:value="-86.572212" calcext:value-type="float">
            <text:p>-86,6</text:p>
          </table:table-cell>
          <table:table-cell table:formula="of:=[.C1187]-5.88" office:value-type="float" office:value="-92.452212" calcext:value-type="float">
            <text:p>-92,5</text:p>
          </table:table-cell>
          <table:table-cell table:formula="of:=[.D1187]-[.B1187]" office:value-type="float" office:value="1.59708200000001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2779.956055" calcext:value-type="float">
            <text:p>12780,0</text:p>
          </table:table-cell>
          <table:table-cell office:value-type="float" office:value="-93.967438" calcext:value-type="float">
            <text:p>-94,0</text:p>
          </table:table-cell>
          <table:table-cell office:value-type="float" office:value="-82.717651" calcext:value-type="float">
            <text:p>-82,7</text:p>
          </table:table-cell>
          <table:table-cell table:formula="of:=[.C1188]-5.88" office:value-type="float" office:value="-88.597651" calcext:value-type="float">
            <text:p>-88,6</text:p>
          </table:table-cell>
          <table:table-cell table:formula="of:=[.D1188]-[.B1188]" office:value-type="float" office:value="5.369787" calcext:value-type="float">
            <text:p>5,4</text:p>
          </table:table-cell>
          <table:table-cell table:number-columns-repeated="1019"/>
        </table:table-row>
        <table:table-row table:style-name="ro1">
          <table:table-cell office:value-type="float" office:value="12790.722656" calcext:value-type="float">
            <text:p>12790,7</text:p>
          </table:table-cell>
          <table:table-cell office:value-type="float" office:value="-93.318314" calcext:value-type="float">
            <text:p>-93,3</text:p>
          </table:table-cell>
          <table:table-cell office:value-type="float" office:value="-82.09845" calcext:value-type="float">
            <text:p>-82,1</text:p>
          </table:table-cell>
          <table:table-cell table:formula="of:=[.C1189]-5.88" office:value-type="float" office:value="-87.97845" calcext:value-type="float">
            <text:p>-88,0</text:p>
          </table:table-cell>
          <table:table-cell table:formula="of:=[.D1189]-[.B1189]" office:value-type="float" office:value="5.33986400000001" calcext:value-type="float">
            <text:p>5,3</text:p>
          </table:table-cell>
          <table:table-cell table:number-columns-repeated="1019"/>
        </table:table-row>
        <table:table-row table:style-name="ro1">
          <table:table-cell office:value-type="float" office:value="12801.489258" calcext:value-type="float">
            <text:p>12801,5</text:p>
          </table:table-cell>
          <table:table-cell office:value-type="float" office:value="-88.382927" calcext:value-type="float">
            <text:p>-88,4</text:p>
          </table:table-cell>
          <table:table-cell office:value-type="float" office:value="-80.780609" calcext:value-type="float">
            <text:p>-80,8</text:p>
          </table:table-cell>
          <table:table-cell table:formula="of:=[.C1190]-5.88" office:value-type="float" office:value="-86.660609" calcext:value-type="float">
            <text:p>-86,7</text:p>
          </table:table-cell>
          <table:table-cell table:formula="of:=[.D1190]-[.B1190]" office:value-type="float" office:value="1.722318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12812.255859" calcext:value-type="float">
            <text:p>12812,3</text:p>
          </table:table-cell>
          <table:table-cell office:value-type="float" office:value="-84.631371" calcext:value-type="float">
            <text:p>-84,6</text:p>
          </table:table-cell>
          <table:table-cell office:value-type="float" office:value="-78.238838" calcext:value-type="float">
            <text:p>-78,2</text:p>
          </table:table-cell>
          <table:table-cell table:formula="of:=[.C1191]-5.88" office:value-type="float" office:value="-84.118838" calcext:value-type="float">
            <text:p>-84,1</text:p>
          </table:table-cell>
          <table:table-cell table:formula="of:=[.D1191]-[.B1191]" office:value-type="float" office:value="0.51253300000000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2823.022461" calcext:value-type="float">
            <text:p>12823,0</text:p>
          </table:table-cell>
          <table:table-cell office:value-type="float" office:value="-90.562202" calcext:value-type="float">
            <text:p>-90,6</text:p>
          </table:table-cell>
          <table:table-cell office:value-type="float" office:value="-84.415253" calcext:value-type="float">
            <text:p>-84,4</text:p>
          </table:table-cell>
          <table:table-cell table:formula="of:=[.C1192]-5.88" office:value-type="float" office:value="-90.295253" calcext:value-type="float">
            <text:p>-90,3</text:p>
          </table:table-cell>
          <table:table-cell table:formula="of:=[.D1192]-[.B1192]" office:value-type="float" office:value="0.266948999999997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2833.789062" calcext:value-type="float">
            <text:p>12833,8</text:p>
          </table:table-cell>
          <table:table-cell office:value-type="float" office:value="-95.124687" calcext:value-type="float">
            <text:p>-95,1</text:p>
          </table:table-cell>
          <table:table-cell office:value-type="float" office:value="-89.137405" calcext:value-type="float">
            <text:p>-89,1</text:p>
          </table:table-cell>
          <table:table-cell table:formula="of:=[.C1193]-5.88" office:value-type="float" office:value="-95.017405" calcext:value-type="float">
            <text:p>-95,0</text:p>
          </table:table-cell>
          <table:table-cell table:formula="of:=[.D1193]-[.B1193]" office:value-type="float" office:value="0.107281999999998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2844.555664" calcext:value-type="float">
            <text:p>12844,6</text:p>
          </table:table-cell>
          <table:table-cell office:value-type="float" office:value="-98.182228" calcext:value-type="float">
            <text:p>-98,2</text:p>
          </table:table-cell>
          <table:table-cell office:value-type="float" office:value="-90.93605" calcext:value-type="float">
            <text:p>-90,9</text:p>
          </table:table-cell>
          <table:table-cell table:formula="of:=[.C1194]-5.88" office:value-type="float" office:value="-96.81605" calcext:value-type="float">
            <text:p>-96,8</text:p>
          </table:table-cell>
          <table:table-cell table:formula="of:=[.D1194]-[.B1194]" office:value-type="float" office:value="1.366178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12855.322266" calcext:value-type="float">
            <text:p>12855,3</text:p>
          </table:table-cell>
          <table:table-cell office:value-type="float" office:value="-94.932373" calcext:value-type="float">
            <text:p>-94,9</text:p>
          </table:table-cell>
          <table:table-cell office:value-type="float" office:value="-89.176903" calcext:value-type="float">
            <text:p>-89,2</text:p>
          </table:table-cell>
          <table:table-cell table:formula="of:=[.C1195]-5.88" office:value-type="float" office:value="-95.056903" calcext:value-type="float">
            <text:p>-95,1</text:p>
          </table:table-cell>
          <table:table-cell table:formula="of:=[.D1195]-[.B1195]" office:value-type="float" office:value="-0.124529999999993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2866.088867" calcext:value-type="float">
            <text:p>12866,1</text:p>
          </table:table-cell>
          <table:table-cell office:value-type="float" office:value="-93.937195" calcext:value-type="float">
            <text:p>-93,9</text:p>
          </table:table-cell>
          <table:table-cell office:value-type="float" office:value="-89.84362" calcext:value-type="float">
            <text:p>-89,8</text:p>
          </table:table-cell>
          <table:table-cell table:formula="of:=[.C1196]-5.88" office:value-type="float" office:value="-95.72362" calcext:value-type="float">
            <text:p>-95,7</text:p>
          </table:table-cell>
          <table:table-cell table:formula="of:=[.D1196]-[.B1196]" office:value-type="float" office:value="-1.786424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2876.855469" calcext:value-type="float">
            <text:p>12876,9</text:p>
          </table:table-cell>
          <table:table-cell office:value-type="float" office:value="-95.486763" calcext:value-type="float">
            <text:p>-95,5</text:p>
          </table:table-cell>
          <table:table-cell office:value-type="float" office:value="-89.690247" calcext:value-type="float">
            <text:p>-89,7</text:p>
          </table:table-cell>
          <table:table-cell table:formula="of:=[.C1197]-5.88" office:value-type="float" office:value="-95.570247" calcext:value-type="float">
            <text:p>-95,6</text:p>
          </table:table-cell>
          <table:table-cell table:formula="of:=[.D1197]-[.B1197]" office:value-type="float" office:value="-0.0834839999999986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2887.62207" calcext:value-type="float">
            <text:p>12887,6</text:p>
          </table:table-cell>
          <table:table-cell office:value-type="float" office:value="-93.731232" calcext:value-type="float">
            <text:p>-93,7</text:p>
          </table:table-cell>
          <table:table-cell office:value-type="float" office:value="-90.405708" calcext:value-type="float">
            <text:p>-90,4</text:p>
          </table:table-cell>
          <table:table-cell table:formula="of:=[.C1198]-5.88" office:value-type="float" office:value="-96.285708" calcext:value-type="float">
            <text:p>-96,3</text:p>
          </table:table-cell>
          <table:table-cell table:formula="of:=[.D1198]-[.B1198]" office:value-type="float" office:value="-2.554475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2898.388672" calcext:value-type="float">
            <text:p>12898,4</text:p>
          </table:table-cell>
          <table:table-cell office:value-type="float" office:value="-92.987358" calcext:value-type="float">
            <text:p>-93,0</text:p>
          </table:table-cell>
          <table:table-cell office:value-type="float" office:value="-88.369431" calcext:value-type="float">
            <text:p>-88,4</text:p>
          </table:table-cell>
          <table:table-cell table:formula="of:=[.C1199]-5.88" office:value-type="float" office:value="-94.249431" calcext:value-type="float">
            <text:p>-94,2</text:p>
          </table:table-cell>
          <table:table-cell table:formula="of:=[.D1199]-[.B1199]" office:value-type="float" office:value="-1.262073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2909.155273" calcext:value-type="float">
            <text:p>12909,2</text:p>
          </table:table-cell>
          <table:table-cell office:value-type="float" office:value="-93.860138" calcext:value-type="float">
            <text:p>-93,9</text:p>
          </table:table-cell>
          <table:table-cell office:value-type="float" office:value="-87.87072" calcext:value-type="float">
            <text:p>-87,9</text:p>
          </table:table-cell>
          <table:table-cell table:formula="of:=[.C1200]-5.88" office:value-type="float" office:value="-93.75072" calcext:value-type="float">
            <text:p>-93,8</text:p>
          </table:table-cell>
          <table:table-cell table:formula="of:=[.D1200]-[.B1200]" office:value-type="float" office:value="0.109418000000005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2919.921875" calcext:value-type="float">
            <text:p>12919,9</text:p>
          </table:table-cell>
          <table:table-cell office:value-type="float" office:value="-95.723137" calcext:value-type="float">
            <text:p>-95,7</text:p>
          </table:table-cell>
          <table:table-cell office:value-type="float" office:value="-88.87899" calcext:value-type="float">
            <text:p>-88,9</text:p>
          </table:table-cell>
          <table:table-cell table:formula="of:=[.C1201]-5.88" office:value-type="float" office:value="-94.75899" calcext:value-type="float">
            <text:p>-94,8</text:p>
          </table:table-cell>
          <table:table-cell table:formula="of:=[.D1201]-[.B1201]" office:value-type="float" office:value="0.964146999999997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2930.688477" calcext:value-type="float">
            <text:p>12930,7</text:p>
          </table:table-cell>
          <table:table-cell office:value-type="float" office:value="-91.911095" calcext:value-type="float">
            <text:p>-91,9</text:p>
          </table:table-cell>
          <table:table-cell office:value-type="float" office:value="-88.499107" calcext:value-type="float">
            <text:p>-88,5</text:p>
          </table:table-cell>
          <table:table-cell table:formula="of:=[.C1202]-5.88" office:value-type="float" office:value="-94.379107" calcext:value-type="float">
            <text:p>-94,4</text:p>
          </table:table-cell>
          <table:table-cell table:formula="of:=[.D1202]-[.B1202]" office:value-type="float" office:value="-2.4680119999999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2941.455078" calcext:value-type="float">
            <text:p>12941,5</text:p>
          </table:table-cell>
          <table:table-cell office:value-type="float" office:value="-89.435455" calcext:value-type="float">
            <text:p>-89,4</text:p>
          </table:table-cell>
          <table:table-cell office:value-type="float" office:value="-92.322372" calcext:value-type="float">
            <text:p>-92,3</text:p>
          </table:table-cell>
          <table:table-cell table:formula="of:=[.C1203]-5.88" office:value-type="float" office:value="-98.202372" calcext:value-type="float">
            <text:p>-98,2</text:p>
          </table:table-cell>
          <table:table-cell table:formula="of:=[.D1203]-[.B1203]" office:value-type="float" office:value="-8.76691699999999" calcext:value-type="float">
            <text:p>-8,8</text:p>
          </table:table-cell>
          <table:table-cell table:number-columns-repeated="1019"/>
        </table:table-row>
        <table:table-row table:style-name="ro1">
          <table:table-cell office:value-type="float" office:value="12952.22168" calcext:value-type="float">
            <text:p>12952,2</text:p>
          </table:table-cell>
          <table:table-cell office:value-type="float" office:value="-90.915321" calcext:value-type="float">
            <text:p>-90,9</text:p>
          </table:table-cell>
          <table:table-cell office:value-type="float" office:value="-93.234406" calcext:value-type="float">
            <text:p>-93,2</text:p>
          </table:table-cell>
          <table:table-cell table:formula="of:=[.C1204]-5.88" office:value-type="float" office:value="-99.114406" calcext:value-type="float">
            <text:p>-99,1</text:p>
          </table:table-cell>
          <table:table-cell table:formula="of:=[.D1204]-[.B1204]" office:value-type="float" office:value="-8.199085" calcext:value-type="float">
            <text:p>-8,2</text:p>
          </table:table-cell>
          <table:table-cell table:number-columns-repeated="1019"/>
        </table:table-row>
        <table:table-row table:style-name="ro1">
          <table:table-cell office:value-type="float" office:value="12962.988281" calcext:value-type="float">
            <text:p>12963,0</text:p>
          </table:table-cell>
          <table:table-cell office:value-type="float" office:value="-91.113174" calcext:value-type="float">
            <text:p>-91,1</text:p>
          </table:table-cell>
          <table:table-cell office:value-type="float" office:value="-90.274513" calcext:value-type="float">
            <text:p>-90,3</text:p>
          </table:table-cell>
          <table:table-cell table:formula="of:=[.C1205]-5.88" office:value-type="float" office:value="-96.154513" calcext:value-type="float">
            <text:p>-96,2</text:p>
          </table:table-cell>
          <table:table-cell table:formula="of:=[.D1205]-[.B1205]" office:value-type="float" office:value="-5.0413389999999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12973.754883" calcext:value-type="float">
            <text:p>12973,8</text:p>
          </table:table-cell>
          <table:table-cell office:value-type="float" office:value="-92.902756" calcext:value-type="float">
            <text:p>-92,9</text:p>
          </table:table-cell>
          <table:table-cell office:value-type="float" office:value="-79.955521" calcext:value-type="float">
            <text:p>-80,0</text:p>
          </table:table-cell>
          <table:table-cell table:formula="of:=[.C1206]-5.88" office:value-type="float" office:value="-85.835521" calcext:value-type="float">
            <text:p>-85,8</text:p>
          </table:table-cell>
          <table:table-cell table:formula="of:=[.D1206]-[.B1206]" office:value-type="float" office:value="7.067235" calcext:value-type="float">
            <text:p>7,1</text:p>
          </table:table-cell>
          <table:table-cell table:number-columns-repeated="1019"/>
        </table:table-row>
        <table:table-row table:style-name="ro1">
          <table:table-cell office:value-type="float" office:value="12984.521484" calcext:value-type="float">
            <text:p>12984,5</text:p>
          </table:table-cell>
          <table:table-cell office:value-type="float" office:value="-93.173317" calcext:value-type="float">
            <text:p>-93,2</text:p>
          </table:table-cell>
          <table:table-cell office:value-type="float" office:value="-78.76194" calcext:value-type="float">
            <text:p>-78,8</text:p>
          </table:table-cell>
          <table:table-cell table:formula="of:=[.C1207]-5.88" office:value-type="float" office:value="-84.64194" calcext:value-type="float">
            <text:p>-84,6</text:p>
          </table:table-cell>
          <table:table-cell table:formula="of:=[.D1207]-[.B1207]" office:value-type="float" office:value="8.53137700000001" calcext:value-type="float">
            <text:p>8,5</text:p>
          </table:table-cell>
          <table:table-cell table:number-columns-repeated="1019"/>
        </table:table-row>
        <table:table-row table:style-name="ro1">
          <table:table-cell office:value-type="float" office:value="12995.288086" calcext:value-type="float">
            <text:p>12995,3</text:p>
          </table:table-cell>
          <table:table-cell office:value-type="float" office:value="-92.851044" calcext:value-type="float">
            <text:p>-92,9</text:p>
          </table:table-cell>
          <table:table-cell office:value-type="float" office:value="-89.223854" calcext:value-type="float">
            <text:p>-89,2</text:p>
          </table:table-cell>
          <table:table-cell table:formula="of:=[.C1208]-5.88" office:value-type="float" office:value="-95.103854" calcext:value-type="float">
            <text:p>-95,1</text:p>
          </table:table-cell>
          <table:table-cell table:formula="of:=[.D1208]-[.B1208]" office:value-type="float" office:value="-2.25281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3006.054688" calcext:value-type="float">
            <text:p>13006,1</text:p>
          </table:table-cell>
          <table:table-cell office:value-type="float" office:value="-92.45153" calcext:value-type="float">
            <text:p>-92,5</text:p>
          </table:table-cell>
          <table:table-cell office:value-type="float" office:value="-93.086243" calcext:value-type="float">
            <text:p>-93,1</text:p>
          </table:table-cell>
          <table:table-cell table:formula="of:=[.C1209]-5.88" office:value-type="float" office:value="-98.966243" calcext:value-type="float">
            <text:p>-99,0</text:p>
          </table:table-cell>
          <table:table-cell table:formula="of:=[.D1209]-[.B1209]" office:value-type="float" office:value="-6.51471299999999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13016.821289" calcext:value-type="float">
            <text:p>13016,8</text:p>
          </table:table-cell>
          <table:table-cell office:value-type="float" office:value="-92.8172" calcext:value-type="float">
            <text:p>-92,8</text:p>
          </table:table-cell>
          <table:table-cell office:value-type="float" office:value="-91.88533" calcext:value-type="float">
            <text:p>-91,9</text:p>
          </table:table-cell>
          <table:table-cell table:formula="of:=[.C1210]-5.88" office:value-type="float" office:value="-97.76533" calcext:value-type="float">
            <text:p>-97,8</text:p>
          </table:table-cell>
          <table:table-cell table:formula="of:=[.D1210]-[.B1210]" office:value-type="float" office:value="-4.94812999999999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3027.587891" calcext:value-type="float">
            <text:p>13027,6</text:p>
          </table:table-cell>
          <table:table-cell office:value-type="float" office:value="-93.540901" calcext:value-type="float">
            <text:p>-93,5</text:p>
          </table:table-cell>
          <table:table-cell office:value-type="float" office:value="-89.971901" calcext:value-type="float">
            <text:p>-90,0</text:p>
          </table:table-cell>
          <table:table-cell table:formula="of:=[.C1211]-5.88" office:value-type="float" office:value="-95.851901" calcext:value-type="float">
            <text:p>-95,9</text:p>
          </table:table-cell>
          <table:table-cell table:formula="of:=[.D1211]-[.B1211]" office:value-type="float" office:value="-2.310999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3038.354492" calcext:value-type="float">
            <text:p>13038,4</text:p>
          </table:table-cell>
          <table:table-cell office:value-type="float" office:value="-93.548851" calcext:value-type="float">
            <text:p>-93,5</text:p>
          </table:table-cell>
          <table:table-cell office:value-type="float" office:value="-91.31163" calcext:value-type="float">
            <text:p>-91,3</text:p>
          </table:table-cell>
          <table:table-cell table:formula="of:=[.C1212]-5.88" office:value-type="float" office:value="-97.19163" calcext:value-type="float">
            <text:p>-97,2</text:p>
          </table:table-cell>
          <table:table-cell table:formula="of:=[.D1212]-[.B1212]" office:value-type="float" office:value="-3.642778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3049.121094" calcext:value-type="float">
            <text:p>13049,1</text:p>
          </table:table-cell>
          <table:table-cell office:value-type="float" office:value="-94.903496" calcext:value-type="float">
            <text:p>-94,9</text:p>
          </table:table-cell>
          <table:table-cell office:value-type="float" office:value="-94.272888" calcext:value-type="float">
            <text:p>-94,3</text:p>
          </table:table-cell>
          <table:table-cell table:formula="of:=[.C1213]-5.88" office:value-type="float" office:value="-100.152888" calcext:value-type="float">
            <text:p>-100,2</text:p>
          </table:table-cell>
          <table:table-cell table:formula="of:=[.D1213]-[.B1213]" office:value-type="float" office:value="-5.249391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3059.887695" calcext:value-type="float">
            <text:p>13059,9</text:p>
          </table:table-cell>
          <table:table-cell office:value-type="float" office:value="-95.478607" calcext:value-type="float">
            <text:p>-95,5</text:p>
          </table:table-cell>
          <table:table-cell office:value-type="float" office:value="-94.411758" calcext:value-type="float">
            <text:p>-94,4</text:p>
          </table:table-cell>
          <table:table-cell table:formula="of:=[.C1214]-5.88" office:value-type="float" office:value="-100.291758" calcext:value-type="float">
            <text:p>-100,3</text:p>
          </table:table-cell>
          <table:table-cell table:formula="of:=[.D1214]-[.B1214]" office:value-type="float" office:value="-4.81315100000001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3070.654297" calcext:value-type="float">
            <text:p>13070,7</text:p>
          </table:table-cell>
          <table:table-cell office:value-type="float" office:value="-96.176353" calcext:value-type="float">
            <text:p>-96,2</text:p>
          </table:table-cell>
          <table:table-cell office:value-type="float" office:value="-90.960968" calcext:value-type="float">
            <text:p>-91,0</text:p>
          </table:table-cell>
          <table:table-cell table:formula="of:=[.C1215]-5.88" office:value-type="float" office:value="-96.840968" calcext:value-type="float">
            <text:p>-96,8</text:p>
          </table:table-cell>
          <table:table-cell table:formula="of:=[.D1215]-[.B1215]" office:value-type="float" office:value="-0.664614999999984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3081.420898" calcext:value-type="float">
            <text:p>13081,4</text:p>
          </table:table-cell>
          <table:table-cell office:value-type="float" office:value="-92.90905" calcext:value-type="float">
            <text:p>-92,9</text:p>
          </table:table-cell>
          <table:table-cell office:value-type="float" office:value="-91.173409" calcext:value-type="float">
            <text:p>-91,2</text:p>
          </table:table-cell>
          <table:table-cell table:formula="of:=[.C1216]-5.88" office:value-type="float" office:value="-97.053409" calcext:value-type="float">
            <text:p>-97,1</text:p>
          </table:table-cell>
          <table:table-cell table:formula="of:=[.D1216]-[.B1216]" office:value-type="float" office:value="-4.14435900000001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3092.1875" calcext:value-type="float">
            <text:p>13092,2</text:p>
          </table:table-cell>
          <table:table-cell office:value-type="float" office:value="-92.337975" calcext:value-type="float">
            <text:p>-92,3</text:p>
          </table:table-cell>
          <table:table-cell office:value-type="float" office:value="-88.652969" calcext:value-type="float">
            <text:p>-88,7</text:p>
          </table:table-cell>
          <table:table-cell table:formula="of:=[.C1217]-5.88" office:value-type="float" office:value="-94.532969" calcext:value-type="float">
            <text:p>-94,5</text:p>
          </table:table-cell>
          <table:table-cell table:formula="of:=[.D1217]-[.B1217]" office:value-type="float" office:value="-2.194993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3102.954102" calcext:value-type="float">
            <text:p>13103,0</text:p>
          </table:table-cell>
          <table:table-cell office:value-type="float" office:value="-93.179741" calcext:value-type="float">
            <text:p>-93,2</text:p>
          </table:table-cell>
          <table:table-cell office:value-type="float" office:value="-88.552391" calcext:value-type="float">
            <text:p>-88,6</text:p>
          </table:table-cell>
          <table:table-cell table:formula="of:=[.C1218]-5.88" office:value-type="float" office:value="-94.432391" calcext:value-type="float">
            <text:p>-94,4</text:p>
          </table:table-cell>
          <table:table-cell table:formula="of:=[.D1218]-[.B1218]" office:value-type="float" office:value="-1.252649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3113.720703" calcext:value-type="float">
            <text:p>13113,7</text:p>
          </table:table-cell>
          <table:table-cell office:value-type="float" office:value="-94.58802" calcext:value-type="float">
            <text:p>-94,6</text:p>
          </table:table-cell>
          <table:table-cell office:value-type="float" office:value="-90.691719" calcext:value-type="float">
            <text:p>-90,7</text:p>
          </table:table-cell>
          <table:table-cell table:formula="of:=[.C1219]-5.88" office:value-type="float" office:value="-96.571719" calcext:value-type="float">
            <text:p>-96,6</text:p>
          </table:table-cell>
          <table:table-cell table:formula="of:=[.D1219]-[.B1219]" office:value-type="float" office:value="-1.9836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3124.487305" calcext:value-type="float">
            <text:p>13124,5</text:p>
          </table:table-cell>
          <table:table-cell office:value-type="float" office:value="-93.923576" calcext:value-type="float">
            <text:p>-93,9</text:p>
          </table:table-cell>
          <table:table-cell office:value-type="float" office:value="-92.773972" calcext:value-type="float">
            <text:p>-92,8</text:p>
          </table:table-cell>
          <table:table-cell table:formula="of:=[.C1220]-5.88" office:value-type="float" office:value="-98.653972" calcext:value-type="float">
            <text:p>-98,7</text:p>
          </table:table-cell>
          <table:table-cell table:formula="of:=[.D1220]-[.B1220]" office:value-type="float" office:value="-4.730396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3135.253906" calcext:value-type="float">
            <text:p>13135,3</text:p>
          </table:table-cell>
          <table:table-cell office:value-type="float" office:value="-93.189552" calcext:value-type="float">
            <text:p>-93,2</text:p>
          </table:table-cell>
          <table:table-cell office:value-type="float" office:value="-92.836052" calcext:value-type="float">
            <text:p>-92,8</text:p>
          </table:table-cell>
          <table:table-cell table:formula="of:=[.C1221]-5.88" office:value-type="float" office:value="-98.716052" calcext:value-type="float">
            <text:p>-98,7</text:p>
          </table:table-cell>
          <table:table-cell table:formula="of:=[.D1221]-[.B1221]" office:value-type="float" office:value="-5.52649999999998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13146.020508" calcext:value-type="float">
            <text:p>13146,0</text:p>
          </table:table-cell>
          <table:table-cell office:value-type="float" office:value="-90.892151" calcext:value-type="float">
            <text:p>-90,9</text:p>
          </table:table-cell>
          <table:table-cell office:value-type="float" office:value="-86.847763" calcext:value-type="float">
            <text:p>-86,8</text:p>
          </table:table-cell>
          <table:table-cell table:formula="of:=[.C1222]-5.88" office:value-type="float" office:value="-92.727763" calcext:value-type="float">
            <text:p>-92,7</text:p>
          </table:table-cell>
          <table:table-cell table:formula="of:=[.D1222]-[.B1222]" office:value-type="float" office:value="-1.835612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3156.787109" calcext:value-type="float">
            <text:p>13156,8</text:p>
          </table:table-cell>
          <table:table-cell office:value-type="float" office:value="-94.189667" calcext:value-type="float">
            <text:p>-94,2</text:p>
          </table:table-cell>
          <table:table-cell office:value-type="float" office:value="-92.474907" calcext:value-type="float">
            <text:p>-92,5</text:p>
          </table:table-cell>
          <table:table-cell table:formula="of:=[.C1223]-5.88" office:value-type="float" office:value="-98.354907" calcext:value-type="float">
            <text:p>-98,4</text:p>
          </table:table-cell>
          <table:table-cell table:formula="of:=[.D1223]-[.B1223]" office:value-type="float" office:value="-4.16524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3167.553711" calcext:value-type="float">
            <text:p>13167,6</text:p>
          </table:table-cell>
          <table:table-cell office:value-type="float" office:value="-96.132584" calcext:value-type="float">
            <text:p>-96,1</text:p>
          </table:table-cell>
          <table:table-cell office:value-type="float" office:value="-87.844856" calcext:value-type="float">
            <text:p>-87,8</text:p>
          </table:table-cell>
          <table:table-cell table:formula="of:=[.C1224]-5.88" office:value-type="float" office:value="-93.724856" calcext:value-type="float">
            <text:p>-93,7</text:p>
          </table:table-cell>
          <table:table-cell table:formula="of:=[.D1224]-[.B1224]" office:value-type="float" office:value="2.40772800000001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13178.320312" calcext:value-type="float">
            <text:p>13178,3</text:p>
          </table:table-cell>
          <table:table-cell office:value-type="float" office:value="-93.359207" calcext:value-type="float">
            <text:p>-93,4</text:p>
          </table:table-cell>
          <table:table-cell office:value-type="float" office:value="-85.512863" calcext:value-type="float">
            <text:p>-85,5</text:p>
          </table:table-cell>
          <table:table-cell table:formula="of:=[.C1225]-5.88" office:value-type="float" office:value="-91.392863" calcext:value-type="float">
            <text:p>-91,4</text:p>
          </table:table-cell>
          <table:table-cell table:formula="of:=[.D1225]-[.B1225]" office:value-type="float" office:value="1.96634400000001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13189.086914" calcext:value-type="float">
            <text:p>13189,1</text:p>
          </table:table-cell>
          <table:table-cell office:value-type="float" office:value="-93.147415" calcext:value-type="float">
            <text:p>-93,1</text:p>
          </table:table-cell>
          <table:table-cell office:value-type="float" office:value="-86.254761" calcext:value-type="float">
            <text:p>-86,3</text:p>
          </table:table-cell>
          <table:table-cell table:formula="of:=[.C1226]-5.88" office:value-type="float" office:value="-92.134761" calcext:value-type="float">
            <text:p>-92,1</text:p>
          </table:table-cell>
          <table:table-cell table:formula="of:=[.D1226]-[.B1226]" office:value-type="float" office:value="1.012654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3199.853516" calcext:value-type="float">
            <text:p>13199,9</text:p>
          </table:table-cell>
          <table:table-cell office:value-type="float" office:value="-89.567863" calcext:value-type="float">
            <text:p>-89,6</text:p>
          </table:table-cell>
          <table:table-cell office:value-type="float" office:value="-87.022125" calcext:value-type="float">
            <text:p>-87,0</text:p>
          </table:table-cell>
          <table:table-cell table:formula="of:=[.C1227]-5.88" office:value-type="float" office:value="-92.902125" calcext:value-type="float">
            <text:p>-92,9</text:p>
          </table:table-cell>
          <table:table-cell table:formula="of:=[.D1227]-[.B1227]" office:value-type="float" office:value="-3.334262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3210.620117" calcext:value-type="float">
            <text:p>13210,6</text:p>
          </table:table-cell>
          <table:table-cell office:value-type="float" office:value="-91.959763" calcext:value-type="float">
            <text:p>-92,0</text:p>
          </table:table-cell>
          <table:table-cell office:value-type="float" office:value="-84.957794" calcext:value-type="float">
            <text:p>-85,0</text:p>
          </table:table-cell>
          <table:table-cell table:formula="of:=[.C1228]-5.88" office:value-type="float" office:value="-90.837794" calcext:value-type="float">
            <text:p>-90,8</text:p>
          </table:table-cell>
          <table:table-cell table:formula="of:=[.D1228]-[.B1228]" office:value-type="float" office:value="1.12196899999999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3221.386719" calcext:value-type="float">
            <text:p>13221,4</text:p>
          </table:table-cell>
          <table:table-cell office:value-type="float" office:value="-93.10881" calcext:value-type="float">
            <text:p>-93,1</text:p>
          </table:table-cell>
          <table:table-cell office:value-type="float" office:value="-90.13504" calcext:value-type="float">
            <text:p>-90,1</text:p>
          </table:table-cell>
          <table:table-cell table:formula="of:=[.C1229]-5.88" office:value-type="float" office:value="-96.01504" calcext:value-type="float">
            <text:p>-96,0</text:p>
          </table:table-cell>
          <table:table-cell table:formula="of:=[.D1229]-[.B1229]" office:value-type="float" office:value="-2.906229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3232.15332" calcext:value-type="float">
            <text:p>13232,2</text:p>
          </table:table-cell>
          <table:table-cell office:value-type="float" office:value="-95.889732" calcext:value-type="float">
            <text:p>-95,9</text:p>
          </table:table-cell>
          <table:table-cell office:value-type="float" office:value="-90.078079" calcext:value-type="float">
            <text:p>-90,1</text:p>
          </table:table-cell>
          <table:table-cell table:formula="of:=[.C1230]-5.88" office:value-type="float" office:value="-95.958079" calcext:value-type="float">
            <text:p>-96,0</text:p>
          </table:table-cell>
          <table:table-cell table:formula="of:=[.D1230]-[.B1230]" office:value-type="float" office:value="-0.0683470000000028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3242.919922" calcext:value-type="float">
            <text:p>13242,9</text:p>
          </table:table-cell>
          <table:table-cell office:value-type="float" office:value="-95.558136" calcext:value-type="float">
            <text:p>-95,6</text:p>
          </table:table-cell>
          <table:table-cell office:value-type="float" office:value="-88.995331" calcext:value-type="float">
            <text:p>-89,0</text:p>
          </table:table-cell>
          <table:table-cell table:formula="of:=[.C1231]-5.88" office:value-type="float" office:value="-94.875331" calcext:value-type="float">
            <text:p>-94,9</text:p>
          </table:table-cell>
          <table:table-cell table:formula="of:=[.D1231]-[.B1231]" office:value-type="float" office:value="0.682805000000016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3253.686523" calcext:value-type="float">
            <text:p>13253,7</text:p>
          </table:table-cell>
          <table:table-cell office:value-type="float" office:value="-95.313919" calcext:value-type="float">
            <text:p>-95,3</text:p>
          </table:table-cell>
          <table:table-cell office:value-type="float" office:value="-89.057205" calcext:value-type="float">
            <text:p>-89,1</text:p>
          </table:table-cell>
          <table:table-cell table:formula="of:=[.C1232]-5.88" office:value-type="float" office:value="-94.937205" calcext:value-type="float">
            <text:p>-94,9</text:p>
          </table:table-cell>
          <table:table-cell table:formula="of:=[.D1232]-[.B1232]" office:value-type="float" office:value="0.376714000000007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3264.453125" calcext:value-type="float">
            <text:p>13264,5</text:p>
          </table:table-cell>
          <table:table-cell office:value-type="float" office:value="-94.890221" calcext:value-type="float">
            <text:p>-94,9</text:p>
          </table:table-cell>
          <table:table-cell office:value-type="float" office:value="-91.690132" calcext:value-type="float">
            <text:p>-91,7</text:p>
          </table:table-cell>
          <table:table-cell table:formula="of:=[.C1233]-5.88" office:value-type="float" office:value="-97.570132" calcext:value-type="float">
            <text:p>-97,6</text:p>
          </table:table-cell>
          <table:table-cell table:formula="of:=[.D1233]-[.B1233]" office:value-type="float" office:value="-2.679911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3275.219727" calcext:value-type="float">
            <text:p>13275,2</text:p>
          </table:table-cell>
          <table:table-cell office:value-type="float" office:value="-95.573959" calcext:value-type="float">
            <text:p>-95,6</text:p>
          </table:table-cell>
          <table:table-cell office:value-type="float" office:value="-93.669113" calcext:value-type="float">
            <text:p>-93,7</text:p>
          </table:table-cell>
          <table:table-cell table:formula="of:=[.C1234]-5.88" office:value-type="float" office:value="-99.549113" calcext:value-type="float">
            <text:p>-99,5</text:p>
          </table:table-cell>
          <table:table-cell table:formula="of:=[.D1234]-[.B1234]" office:value-type="float" office:value="-3.975153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3285.986328" calcext:value-type="float">
            <text:p>13286,0</text:p>
          </table:table-cell>
          <table:table-cell office:value-type="float" office:value="-94.481865" calcext:value-type="float">
            <text:p>-94,5</text:p>
          </table:table-cell>
          <table:table-cell office:value-type="float" office:value="-92.184341" calcext:value-type="float">
            <text:p>-92,2</text:p>
          </table:table-cell>
          <table:table-cell table:formula="of:=[.C1235]-5.88" office:value-type="float" office:value="-98.064341" calcext:value-type="float">
            <text:p>-98,1</text:p>
          </table:table-cell>
          <table:table-cell table:formula="of:=[.D1235]-[.B1235]" office:value-type="float" office:value="-3.582476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3296.75293" calcext:value-type="float">
            <text:p>13296,8</text:p>
          </table:table-cell>
          <table:table-cell office:value-type="float" office:value="-94.951042" calcext:value-type="float">
            <text:p>-95,0</text:p>
          </table:table-cell>
          <table:table-cell office:value-type="float" office:value="-90.698891" calcext:value-type="float">
            <text:p>-90,7</text:p>
          </table:table-cell>
          <table:table-cell table:formula="of:=[.C1236]-5.88" office:value-type="float" office:value="-96.578891" calcext:value-type="float">
            <text:p>-96,6</text:p>
          </table:table-cell>
          <table:table-cell table:formula="of:=[.D1236]-[.B1236]" office:value-type="float" office:value="-1.62784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3307.519531" calcext:value-type="float">
            <text:p>13307,5</text:p>
          </table:table-cell>
          <table:table-cell office:value-type="float" office:value="-96.676216" calcext:value-type="float">
            <text:p>-96,7</text:p>
          </table:table-cell>
          <table:table-cell office:value-type="float" office:value="-91.992256" calcext:value-type="float">
            <text:p>-92,0</text:p>
          </table:table-cell>
          <table:table-cell table:formula="of:=[.C1237]-5.88" office:value-type="float" office:value="-97.872256" calcext:value-type="float">
            <text:p>-97,9</text:p>
          </table:table-cell>
          <table:table-cell table:formula="of:=[.D1237]-[.B1237]" office:value-type="float" office:value="-1.19604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3318.286133" calcext:value-type="float">
            <text:p>13318,3</text:p>
          </table:table-cell>
          <table:table-cell office:value-type="float" office:value="-97.548508" calcext:value-type="float">
            <text:p>-97,5</text:p>
          </table:table-cell>
          <table:table-cell office:value-type="float" office:value="-90.177017" calcext:value-type="float">
            <text:p>-90,2</text:p>
          </table:table-cell>
          <table:table-cell table:formula="of:=[.C1238]-5.88" office:value-type="float" office:value="-96.057017" calcext:value-type="float">
            <text:p>-96,1</text:p>
          </table:table-cell>
          <table:table-cell table:formula="of:=[.D1238]-[.B1238]" office:value-type="float" office:value="1.49149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3329.052734" calcext:value-type="float">
            <text:p>13329,1</text:p>
          </table:table-cell>
          <table:table-cell office:value-type="float" office:value="-97.207008" calcext:value-type="float">
            <text:p>-97,2</text:p>
          </table:table-cell>
          <table:table-cell office:value-type="float" office:value="-90.404854" calcext:value-type="float">
            <text:p>-90,4</text:p>
          </table:table-cell>
          <table:table-cell table:formula="of:=[.C1239]-5.88" office:value-type="float" office:value="-96.284854" calcext:value-type="float">
            <text:p>-96,3</text:p>
          </table:table-cell>
          <table:table-cell table:formula="of:=[.D1239]-[.B1239]" office:value-type="float" office:value="0.922154000000006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13339.819336" calcext:value-type="float">
            <text:p>13339,8</text:p>
          </table:table-cell>
          <table:table-cell office:value-type="float" office:value="-97.791664" calcext:value-type="float">
            <text:p>-97,8</text:p>
          </table:table-cell>
          <table:table-cell office:value-type="float" office:value="-89.468506" calcext:value-type="float">
            <text:p>-89,5</text:p>
          </table:table-cell>
          <table:table-cell table:formula="of:=[.C1240]-5.88" office:value-type="float" office:value="-95.348506" calcext:value-type="float">
            <text:p>-95,3</text:p>
          </table:table-cell>
          <table:table-cell table:formula="of:=[.D1240]-[.B1240]" office:value-type="float" office:value="2.443158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13350.585938" calcext:value-type="float">
            <text:p>13350,6</text:p>
          </table:table-cell>
          <table:table-cell office:value-type="float" office:value="-96.775002" calcext:value-type="float">
            <text:p>-96,8</text:p>
          </table:table-cell>
          <table:table-cell office:value-type="float" office:value="-88.307571" calcext:value-type="float">
            <text:p>-88,3</text:p>
          </table:table-cell>
          <table:table-cell table:formula="of:=[.C1241]-5.88" office:value-type="float" office:value="-94.187571" calcext:value-type="float">
            <text:p>-94,2</text:p>
          </table:table-cell>
          <table:table-cell table:formula="of:=[.D1241]-[.B1241]" office:value-type="float" office:value="2.58743100000001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float" office:value="13361.352539" calcext:value-type="float">
            <text:p>13361,4</text:p>
          </table:table-cell>
          <table:table-cell office:value-type="float" office:value="-95.064171" calcext:value-type="float">
            <text:p>-95,1</text:p>
          </table:table-cell>
          <table:table-cell office:value-type="float" office:value="-91.62854" calcext:value-type="float">
            <text:p>-91,6</text:p>
          </table:table-cell>
          <table:table-cell table:formula="of:=[.C1242]-5.88" office:value-type="float" office:value="-97.50854" calcext:value-type="float">
            <text:p>-97,5</text:p>
          </table:table-cell>
          <table:table-cell table:formula="of:=[.D1242]-[.B1242]" office:value-type="float" office:value="-2.444368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3372.119141" calcext:value-type="float">
            <text:p>13372,1</text:p>
          </table:table-cell>
          <table:table-cell office:value-type="float" office:value="-93.822601" calcext:value-type="float">
            <text:p>-93,8</text:p>
          </table:table-cell>
          <table:table-cell office:value-type="float" office:value="-93.285477" calcext:value-type="float">
            <text:p>-93,3</text:p>
          </table:table-cell>
          <table:table-cell table:formula="of:=[.C1243]-5.88" office:value-type="float" office:value="-99.165477" calcext:value-type="float">
            <text:p>-99,2</text:p>
          </table:table-cell>
          <table:table-cell table:formula="of:=[.D1243]-[.B1243]" office:value-type="float" office:value="-5.34287599999999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3382.885742" calcext:value-type="float">
            <text:p>13382,9</text:p>
          </table:table-cell>
          <table:table-cell office:value-type="float" office:value="-94.374336" calcext:value-type="float">
            <text:p>-94,4</text:p>
          </table:table-cell>
          <table:table-cell office:value-type="float" office:value="-90.466911" calcext:value-type="float">
            <text:p>-90,5</text:p>
          </table:table-cell>
          <table:table-cell table:formula="of:=[.C1244]-5.88" office:value-type="float" office:value="-96.346911" calcext:value-type="float">
            <text:p>-96,3</text:p>
          </table:table-cell>
          <table:table-cell table:formula="of:=[.D1244]-[.B1244]" office:value-type="float" office:value="-1.972574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3393.652344" calcext:value-type="float">
            <text:p>13393,7</text:p>
          </table:table-cell>
          <table:table-cell office:value-type="float" office:value="-96.186035" calcext:value-type="float">
            <text:p>-96,2</text:p>
          </table:table-cell>
          <table:table-cell office:value-type="float" office:value="-89.009293" calcext:value-type="float">
            <text:p>-89,0</text:p>
          </table:table-cell>
          <table:table-cell table:formula="of:=[.C1245]-5.88" office:value-type="float" office:value="-94.889293" calcext:value-type="float">
            <text:p>-94,9</text:p>
          </table:table-cell>
          <table:table-cell table:formula="of:=[.D1245]-[.B1245]" office:value-type="float" office:value="1.296742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3404.418945" calcext:value-type="float">
            <text:p>13404,4</text:p>
          </table:table-cell>
          <table:table-cell office:value-type="float" office:value="-94.952805" calcext:value-type="float">
            <text:p>-95,0</text:p>
          </table:table-cell>
          <table:table-cell office:value-type="float" office:value="-87.169373" calcext:value-type="float">
            <text:p>-87,2</text:p>
          </table:table-cell>
          <table:table-cell table:formula="of:=[.C1246]-5.88" office:value-type="float" office:value="-93.049373" calcext:value-type="float">
            <text:p>-93,0</text:p>
          </table:table-cell>
          <table:table-cell table:formula="of:=[.D1246]-[.B1246]" office:value-type="float" office:value="1.90343200000001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13415.185547" calcext:value-type="float">
            <text:p>13415,2</text:p>
          </table:table-cell>
          <table:table-cell office:value-type="float" office:value="-93.980453" calcext:value-type="float">
            <text:p>-94,0</text:p>
          </table:table-cell>
          <table:table-cell office:value-type="float" office:value="-88.269997" calcext:value-type="float">
            <text:p>-88,3</text:p>
          </table:table-cell>
          <table:table-cell table:formula="of:=[.C1247]-5.88" office:value-type="float" office:value="-94.149997" calcext:value-type="float">
            <text:p>-94,1</text:p>
          </table:table-cell>
          <table:table-cell table:formula="of:=[.D1247]-[.B1247]" office:value-type="float" office:value="-0.169544000000002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3425.952148" calcext:value-type="float">
            <text:p>13426,0</text:p>
          </table:table-cell>
          <table:table-cell office:value-type="float" office:value="-91.594078" calcext:value-type="float">
            <text:p>-91,6</text:p>
          </table:table-cell>
          <table:table-cell office:value-type="float" office:value="-91.720459" calcext:value-type="float">
            <text:p>-91,7</text:p>
          </table:table-cell>
          <table:table-cell table:formula="of:=[.C1248]-5.88" office:value-type="float" office:value="-97.600459" calcext:value-type="float">
            <text:p>-97,6</text:p>
          </table:table-cell>
          <table:table-cell table:formula="of:=[.D1248]-[.B1248]" office:value-type="float" office:value="-6.006381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3436.71875" calcext:value-type="float">
            <text:p>13436,7</text:p>
          </table:table-cell>
          <table:table-cell office:value-type="float" office:value="-91.90448" calcext:value-type="float">
            <text:p>-91,9</text:p>
          </table:table-cell>
          <table:table-cell office:value-type="float" office:value="-87.850922" calcext:value-type="float">
            <text:p>-87,9</text:p>
          </table:table-cell>
          <table:table-cell table:formula="of:=[.C1249]-5.88" office:value-type="float" office:value="-93.730922" calcext:value-type="float">
            <text:p>-93,7</text:p>
          </table:table-cell>
          <table:table-cell table:formula="of:=[.D1249]-[.B1249]" office:value-type="float" office:value="-1.826441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3447.485352" calcext:value-type="float">
            <text:p>13447,5</text:p>
          </table:table-cell>
          <table:table-cell office:value-type="float" office:value="-93.451683" calcext:value-type="float">
            <text:p>-93,5</text:p>
          </table:table-cell>
          <table:table-cell office:value-type="float" office:value="-92.332756" calcext:value-type="float">
            <text:p>-92,3</text:p>
          </table:table-cell>
          <table:table-cell table:formula="of:=[.C1250]-5.88" office:value-type="float" office:value="-98.212756" calcext:value-type="float">
            <text:p>-98,2</text:p>
          </table:table-cell>
          <table:table-cell table:formula="of:=[.D1250]-[.B1250]" office:value-type="float" office:value="-4.761073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3458.251953" calcext:value-type="float">
            <text:p>13458,3</text:p>
          </table:table-cell>
          <table:table-cell office:value-type="float" office:value="-95.98365" calcext:value-type="float">
            <text:p>-96,0</text:p>
          </table:table-cell>
          <table:table-cell office:value-type="float" office:value="-87.887527" calcext:value-type="float">
            <text:p>-87,9</text:p>
          </table:table-cell>
          <table:table-cell table:formula="of:=[.C1251]-5.88" office:value-type="float" office:value="-93.767527" calcext:value-type="float">
            <text:p>-93,8</text:p>
          </table:table-cell>
          <table:table-cell table:formula="of:=[.D1251]-[.B1251]" office:value-type="float" office:value="2.216123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13469.018555" calcext:value-type="float">
            <text:p>13469,0</text:p>
          </table:table-cell>
          <table:table-cell office:value-type="float" office:value="-97.956635" calcext:value-type="float">
            <text:p>-98,0</text:p>
          </table:table-cell>
          <table:table-cell office:value-type="float" office:value="-88.080437" calcext:value-type="float">
            <text:p>-88,1</text:p>
          </table:table-cell>
          <table:table-cell table:formula="of:=[.C1252]-5.88" office:value-type="float" office:value="-93.960437" calcext:value-type="float">
            <text:p>-94,0</text:p>
          </table:table-cell>
          <table:table-cell table:formula="of:=[.D1252]-[.B1252]" office:value-type="float" office:value="3.99619800000001" calcext:value-type="float">
            <text:p>4,0</text:p>
          </table:table-cell>
          <table:table-cell table:number-columns-repeated="1019"/>
        </table:table-row>
        <table:table-row table:style-name="ro1">
          <table:table-cell office:value-type="float" office:value="13479.785156" calcext:value-type="float">
            <text:p>13479,8</text:p>
          </table:table-cell>
          <table:table-cell office:value-type="float" office:value="-96.684479" calcext:value-type="float">
            <text:p>-96,7</text:p>
          </table:table-cell>
          <table:table-cell office:value-type="float" office:value="-89.966011" calcext:value-type="float">
            <text:p>-90,0</text:p>
          </table:table-cell>
          <table:table-cell table:formula="of:=[.C1253]-5.88" office:value-type="float" office:value="-95.846011" calcext:value-type="float">
            <text:p>-95,8</text:p>
          </table:table-cell>
          <table:table-cell table:formula="of:=[.D1253]-[.B1253]" office:value-type="float" office:value="0.838468000000006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3490.551758" calcext:value-type="float">
            <text:p>13490,6</text:p>
          </table:table-cell>
          <table:table-cell office:value-type="float" office:value="-94.32457" calcext:value-type="float">
            <text:p>-94,3</text:p>
          </table:table-cell>
          <table:table-cell office:value-type="float" office:value="-94.365585" calcext:value-type="float">
            <text:p>-94,4</text:p>
          </table:table-cell>
          <table:table-cell table:formula="of:=[.C1254]-5.88" office:value-type="float" office:value="-100.245585" calcext:value-type="float">
            <text:p>-100,2</text:p>
          </table:table-cell>
          <table:table-cell table:formula="of:=[.D1254]-[.B1254]" office:value-type="float" office:value="-5.921015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13501.318359" calcext:value-type="float">
            <text:p>13501,3</text:p>
          </table:table-cell>
          <table:table-cell office:value-type="float" office:value="-94.919258" calcext:value-type="float">
            <text:p>-94,9</text:p>
          </table:table-cell>
          <table:table-cell office:value-type="float" office:value="-94.749847" calcext:value-type="float">
            <text:p>-94,7</text:p>
          </table:table-cell>
          <table:table-cell table:formula="of:=[.C1255]-5.88" office:value-type="float" office:value="-100.629847" calcext:value-type="float">
            <text:p>-100,6</text:p>
          </table:table-cell>
          <table:table-cell table:formula="of:=[.D1255]-[.B1255]" office:value-type="float" office:value="-5.710589" calcext:value-type="float">
            <text:p>-5,7</text:p>
          </table:table-cell>
          <table:table-cell table:number-columns-repeated="1019"/>
        </table:table-row>
        <table:table-row table:style-name="ro1">
          <table:table-cell office:value-type="float" office:value="13512.084961" calcext:value-type="float">
            <text:p>13512,1</text:p>
          </table:table-cell>
          <table:table-cell office:value-type="float" office:value="-94.32399" calcext:value-type="float">
            <text:p>-94,3</text:p>
          </table:table-cell>
          <table:table-cell office:value-type="float" office:value="-89.559814" calcext:value-type="float">
            <text:p>-89,6</text:p>
          </table:table-cell>
          <table:table-cell table:formula="of:=[.C1256]-5.88" office:value-type="float" office:value="-95.439814" calcext:value-type="float">
            <text:p>-95,4</text:p>
          </table:table-cell>
          <table:table-cell table:formula="of:=[.D1256]-[.B1256]" office:value-type="float" office:value="-1.115824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3522.851562" calcext:value-type="float">
            <text:p>13522,9</text:p>
          </table:table-cell>
          <table:table-cell office:value-type="float" office:value="-94.598534" calcext:value-type="float">
            <text:p>-94,6</text:p>
          </table:table-cell>
          <table:table-cell office:value-type="float" office:value="-89.939873" calcext:value-type="float">
            <text:p>-89,9</text:p>
          </table:table-cell>
          <table:table-cell table:formula="of:=[.C1257]-5.88" office:value-type="float" office:value="-95.819873" calcext:value-type="float">
            <text:p>-95,8</text:p>
          </table:table-cell>
          <table:table-cell table:formula="of:=[.D1257]-[.B1257]" office:value-type="float" office:value="-1.22133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3533.618164" calcext:value-type="float">
            <text:p>13533,6</text:p>
          </table:table-cell>
          <table:table-cell office:value-type="float" office:value="-94.748238" calcext:value-type="float">
            <text:p>-94,7</text:p>
          </table:table-cell>
          <table:table-cell office:value-type="float" office:value="-88.817444" calcext:value-type="float">
            <text:p>-88,8</text:p>
          </table:table-cell>
          <table:table-cell table:formula="of:=[.C1258]-5.88" office:value-type="float" office:value="-94.697444" calcext:value-type="float">
            <text:p>-94,7</text:p>
          </table:table-cell>
          <table:table-cell table:formula="of:=[.D1258]-[.B1258]" office:value-type="float" office:value="0.0507940000000104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3544.384766" calcext:value-type="float">
            <text:p>13544,4</text:p>
          </table:table-cell>
          <table:table-cell office:value-type="float" office:value="-92.423058" calcext:value-type="float">
            <text:p>-92,4</text:p>
          </table:table-cell>
          <table:table-cell office:value-type="float" office:value="-86.930626" calcext:value-type="float">
            <text:p>-86,9</text:p>
          </table:table-cell>
          <table:table-cell table:formula="of:=[.C1259]-5.88" office:value-type="float" office:value="-92.810626" calcext:value-type="float">
            <text:p>-92,8</text:p>
          </table:table-cell>
          <table:table-cell table:formula="of:=[.D1259]-[.B1259]" office:value-type="float" office:value="-0.387568000000002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3555.151367" calcext:value-type="float">
            <text:p>13555,2</text:p>
          </table:table-cell>
          <table:table-cell office:value-type="float" office:value="-89.219872" calcext:value-type="float">
            <text:p>-89,2</text:p>
          </table:table-cell>
          <table:table-cell office:value-type="float" office:value="-85.711937" calcext:value-type="float">
            <text:p>-85,7</text:p>
          </table:table-cell>
          <table:table-cell table:formula="of:=[.C1260]-5.88" office:value-type="float" office:value="-91.591937" calcext:value-type="float">
            <text:p>-91,6</text:p>
          </table:table-cell>
          <table:table-cell table:formula="of:=[.D1260]-[.B1260]" office:value-type="float" office:value="-2.37206500000001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3565.917969" calcext:value-type="float">
            <text:p>13565,9</text:p>
          </table:table-cell>
          <table:table-cell office:value-type="float" office:value="-92.52388" calcext:value-type="float">
            <text:p>-92,5</text:p>
          </table:table-cell>
          <table:table-cell office:value-type="float" office:value="-88.244476" calcext:value-type="float">
            <text:p>-88,2</text:p>
          </table:table-cell>
          <table:table-cell table:formula="of:=[.C1261]-5.88" office:value-type="float" office:value="-94.124476" calcext:value-type="float">
            <text:p>-94,1</text:p>
          </table:table-cell>
          <table:table-cell table:formula="of:=[.D1261]-[.B1261]" office:value-type="float" office:value="-1.600596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3576.68457" calcext:value-type="float">
            <text:p>13576,7</text:p>
          </table:table-cell>
          <table:table-cell office:value-type="float" office:value="-94.748993" calcext:value-type="float">
            <text:p>-94,7</text:p>
          </table:table-cell>
          <table:table-cell office:value-type="float" office:value="-88.666405" calcext:value-type="float">
            <text:p>-88,7</text:p>
          </table:table-cell>
          <table:table-cell table:formula="of:=[.C1262]-5.88" office:value-type="float" office:value="-94.546405" calcext:value-type="float">
            <text:p>-94,5</text:p>
          </table:table-cell>
          <table:table-cell table:formula="of:=[.D1262]-[.B1262]" office:value-type="float" office:value="0.202588000000006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3587.451172" calcext:value-type="float">
            <text:p>13587,5</text:p>
          </table:table-cell>
          <table:table-cell office:value-type="float" office:value="-96.145973" calcext:value-type="float">
            <text:p>-96,1</text:p>
          </table:table-cell>
          <table:table-cell office:value-type="float" office:value="-88.873657" calcext:value-type="float">
            <text:p>-88,9</text:p>
          </table:table-cell>
          <table:table-cell table:formula="of:=[.C1263]-5.88" office:value-type="float" office:value="-94.753657" calcext:value-type="float">
            <text:p>-94,8</text:p>
          </table:table-cell>
          <table:table-cell table:formula="of:=[.D1263]-[.B1263]" office:value-type="float" office:value="1.392316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13598.217773" calcext:value-type="float">
            <text:p>13598,2</text:p>
          </table:table-cell>
          <table:table-cell office:value-type="float" office:value="-96.118019" calcext:value-type="float">
            <text:p>-96,1</text:p>
          </table:table-cell>
          <table:table-cell office:value-type="float" office:value="-90.182846" calcext:value-type="float">
            <text:p>-90,2</text:p>
          </table:table-cell>
          <table:table-cell table:formula="of:=[.C1264]-5.88" office:value-type="float" office:value="-96.062846" calcext:value-type="float">
            <text:p>-96,1</text:p>
          </table:table-cell>
          <table:table-cell table:formula="of:=[.D1264]-[.B1264]" office:value-type="float" office:value="0.0551730000000106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3608.984375" calcext:value-type="float">
            <text:p>13609,0</text:p>
          </table:table-cell>
          <table:table-cell office:value-type="float" office:value="-95.584244" calcext:value-type="float">
            <text:p>-95,6</text:p>
          </table:table-cell>
          <table:table-cell office:value-type="float" office:value="-87.961693" calcext:value-type="float">
            <text:p>-88,0</text:p>
          </table:table-cell>
          <table:table-cell table:formula="of:=[.C1265]-5.88" office:value-type="float" office:value="-93.841693" calcext:value-type="float">
            <text:p>-93,8</text:p>
          </table:table-cell>
          <table:table-cell table:formula="of:=[.D1265]-[.B1265]" office:value-type="float" office:value="1.742551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13619.750977" calcext:value-type="float">
            <text:p>13619,8</text:p>
          </table:table-cell>
          <table:table-cell office:value-type="float" office:value="-95.72097" calcext:value-type="float">
            <text:p>-95,7</text:p>
          </table:table-cell>
          <table:table-cell office:value-type="float" office:value="-89.641655" calcext:value-type="float">
            <text:p>-89,6</text:p>
          </table:table-cell>
          <table:table-cell table:formula="of:=[.C1266]-5.88" office:value-type="float" office:value="-95.521655" calcext:value-type="float">
            <text:p>-95,5</text:p>
          </table:table-cell>
          <table:table-cell table:formula="of:=[.D1266]-[.B1266]" office:value-type="float" office:value="0.199314999999999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3630.517578" calcext:value-type="float">
            <text:p>13630,5</text:p>
          </table:table-cell>
          <table:table-cell office:value-type="float" office:value="-88.959236" calcext:value-type="float">
            <text:p>-89,0</text:p>
          </table:table-cell>
          <table:table-cell office:value-type="float" office:value="-86.171768" calcext:value-type="float">
            <text:p>-86,2</text:p>
          </table:table-cell>
          <table:table-cell table:formula="of:=[.C1267]-5.88" office:value-type="float" office:value="-92.051768" calcext:value-type="float">
            <text:p>-92,1</text:p>
          </table:table-cell>
          <table:table-cell table:formula="of:=[.D1267]-[.B1267]" office:value-type="float" office:value="-3.092531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3641.28418" calcext:value-type="float">
            <text:p>13641,3</text:p>
          </table:table-cell>
          <table:table-cell office:value-type="float" office:value="-89.783936" calcext:value-type="float">
            <text:p>-89,8</text:p>
          </table:table-cell>
          <table:table-cell office:value-type="float" office:value="-88.024834" calcext:value-type="float">
            <text:p>-88,0</text:p>
          </table:table-cell>
          <table:table-cell table:formula="of:=[.C1268]-5.88" office:value-type="float" office:value="-93.904834" calcext:value-type="float">
            <text:p>-93,9</text:p>
          </table:table-cell>
          <table:table-cell table:formula="of:=[.D1268]-[.B1268]" office:value-type="float" office:value="-4.120898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3652.050781" calcext:value-type="float">
            <text:p>13652,1</text:p>
          </table:table-cell>
          <table:table-cell office:value-type="float" office:value="-95.82679" calcext:value-type="float">
            <text:p>-95,8</text:p>
          </table:table-cell>
          <table:table-cell office:value-type="float" office:value="-86.66201" calcext:value-type="float">
            <text:p>-86,7</text:p>
          </table:table-cell>
          <table:table-cell table:formula="of:=[.C1269]-5.88" office:value-type="float" office:value="-92.54201" calcext:value-type="float">
            <text:p>-92,5</text:p>
          </table:table-cell>
          <table:table-cell table:formula="of:=[.D1269]-[.B1269]" office:value-type="float" office:value="3.28478000000001" calcext:value-type="float">
            <text:p>3,3</text:p>
          </table:table-cell>
          <table:table-cell table:number-columns-repeated="1019"/>
        </table:table-row>
        <table:table-row table:style-name="ro1">
          <table:table-cell office:value-type="float" office:value="13662.817383" calcext:value-type="float">
            <text:p>13662,8</text:p>
          </table:table-cell>
          <table:table-cell office:value-type="float" office:value="-94.791977" calcext:value-type="float">
            <text:p>-94,8</text:p>
          </table:table-cell>
          <table:table-cell office:value-type="float" office:value="-86.232315" calcext:value-type="float">
            <text:p>-86,2</text:p>
          </table:table-cell>
          <table:table-cell table:formula="of:=[.C1270]-5.88" office:value-type="float" office:value="-92.112315" calcext:value-type="float">
            <text:p>-92,1</text:p>
          </table:table-cell>
          <table:table-cell table:formula="of:=[.D1270]-[.B1270]" office:value-type="float" office:value="2.67966200000001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13673.583984" calcext:value-type="float">
            <text:p>13673,6</text:p>
          </table:table-cell>
          <table:table-cell office:value-type="float" office:value="-94.441422" calcext:value-type="float">
            <text:p>-94,4</text:p>
          </table:table-cell>
          <table:table-cell office:value-type="float" office:value="-89.76709" calcext:value-type="float">
            <text:p>-89,8</text:p>
          </table:table-cell>
          <table:table-cell table:formula="of:=[.C1271]-5.88" office:value-type="float" office:value="-95.64709" calcext:value-type="float">
            <text:p>-95,6</text:p>
          </table:table-cell>
          <table:table-cell table:formula="of:=[.D1271]-[.B1271]" office:value-type="float" office:value="-1.205667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3684.350586" calcext:value-type="float">
            <text:p>13684,4</text:p>
          </table:table-cell>
          <table:table-cell office:value-type="float" office:value="-93.778496" calcext:value-type="float">
            <text:p>-93,8</text:p>
          </table:table-cell>
          <table:table-cell office:value-type="float" office:value="-91.16375" calcext:value-type="float">
            <text:p>-91,2</text:p>
          </table:table-cell>
          <table:table-cell table:formula="of:=[.C1272]-5.88" office:value-type="float" office:value="-97.04375" calcext:value-type="float">
            <text:p>-97,0</text:p>
          </table:table-cell>
          <table:table-cell table:formula="of:=[.D1272]-[.B1272]" office:value-type="float" office:value="-3.26525399999998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3695.117188" calcext:value-type="float">
            <text:p>13695,1</text:p>
          </table:table-cell>
          <table:table-cell office:value-type="float" office:value="-93.742203" calcext:value-type="float">
            <text:p>-93,7</text:p>
          </table:table-cell>
          <table:table-cell office:value-type="float" office:value="-90.071732" calcext:value-type="float">
            <text:p>-90,1</text:p>
          </table:table-cell>
          <table:table-cell table:formula="of:=[.C1273]-5.88" office:value-type="float" office:value="-95.951732" calcext:value-type="float">
            <text:p>-96,0</text:p>
          </table:table-cell>
          <table:table-cell table:formula="of:=[.D1273]-[.B1273]" office:value-type="float" office:value="-2.209528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3705.883789" calcext:value-type="float">
            <text:p>13705,9</text:p>
          </table:table-cell>
          <table:table-cell office:value-type="float" office:value="-92.978584" calcext:value-type="float">
            <text:p>-93,0</text:p>
          </table:table-cell>
          <table:table-cell office:value-type="float" office:value="-90.558929" calcext:value-type="float">
            <text:p>-90,6</text:p>
          </table:table-cell>
          <table:table-cell table:formula="of:=[.C1274]-5.88" office:value-type="float" office:value="-96.438929" calcext:value-type="float">
            <text:p>-96,4</text:p>
          </table:table-cell>
          <table:table-cell table:formula="of:=[.D1274]-[.B1274]" office:value-type="float" office:value="-3.460345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3716.650391" calcext:value-type="float">
            <text:p>13716,7</text:p>
          </table:table-cell>
          <table:table-cell office:value-type="float" office:value="-93.574226" calcext:value-type="float">
            <text:p>-93,6</text:p>
          </table:table-cell>
          <table:table-cell office:value-type="float" office:value="-90.014641" calcext:value-type="float">
            <text:p>-90,0</text:p>
          </table:table-cell>
          <table:table-cell table:formula="of:=[.C1275]-5.88" office:value-type="float" office:value="-95.894641" calcext:value-type="float">
            <text:p>-95,9</text:p>
          </table:table-cell>
          <table:table-cell table:formula="of:=[.D1275]-[.B1275]" office:value-type="float" office:value="-2.320415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3727.416992" calcext:value-type="float">
            <text:p>13727,4</text:p>
          </table:table-cell>
          <table:table-cell office:value-type="float" office:value="-94.485878" calcext:value-type="float">
            <text:p>-94,5</text:p>
          </table:table-cell>
          <table:table-cell office:value-type="float" office:value="-88.789551" calcext:value-type="float">
            <text:p>-88,8</text:p>
          </table:table-cell>
          <table:table-cell table:formula="of:=[.C1276]-5.88" office:value-type="float" office:value="-94.669551" calcext:value-type="float">
            <text:p>-94,7</text:p>
          </table:table-cell>
          <table:table-cell table:formula="of:=[.D1276]-[.B1276]" office:value-type="float" office:value="-0.183672999999999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3738.183594" calcext:value-type="float">
            <text:p>13738,2</text:p>
          </table:table-cell>
          <table:table-cell office:value-type="float" office:value="-96.077034" calcext:value-type="float">
            <text:p>-96,1</text:p>
          </table:table-cell>
          <table:table-cell office:value-type="float" office:value="-91.89463" calcext:value-type="float">
            <text:p>-91,9</text:p>
          </table:table-cell>
          <table:table-cell table:formula="of:=[.C1277]-5.88" office:value-type="float" office:value="-97.77463" calcext:value-type="float">
            <text:p>-97,8</text:p>
          </table:table-cell>
          <table:table-cell table:formula="of:=[.D1277]-[.B1277]" office:value-type="float" office:value="-1.697596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3748.950195" calcext:value-type="float">
            <text:p>13749,0</text:p>
          </table:table-cell>
          <table:table-cell office:value-type="float" office:value="-93.172821" calcext:value-type="float">
            <text:p>-93,2</text:p>
          </table:table-cell>
          <table:table-cell office:value-type="float" office:value="-93.887421" calcext:value-type="float">
            <text:p>-93,9</text:p>
          </table:table-cell>
          <table:table-cell table:formula="of:=[.C1278]-5.88" office:value-type="float" office:value="-99.767421" calcext:value-type="float">
            <text:p>-99,8</text:p>
          </table:table-cell>
          <table:table-cell table:formula="of:=[.D1278]-[.B1278]" office:value-type="float" office:value="-6.5946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13759.716797" calcext:value-type="float">
            <text:p>13759,7</text:p>
          </table:table-cell>
          <table:table-cell office:value-type="float" office:value="-89.921577" calcext:value-type="float">
            <text:p>-89,9</text:p>
          </table:table-cell>
          <table:table-cell office:value-type="float" office:value="-93.333115" calcext:value-type="float">
            <text:p>-93,3</text:p>
          </table:table-cell>
          <table:table-cell table:formula="of:=[.C1279]-5.88" office:value-type="float" office:value="-99.213115" calcext:value-type="float">
            <text:p>-99,2</text:p>
          </table:table-cell>
          <table:table-cell table:formula="of:=[.D1279]-[.B1279]" office:value-type="float" office:value="-9.291538" calcext:value-type="float">
            <text:p>-9,3</text:p>
          </table:table-cell>
          <table:table-cell table:number-columns-repeated="1019"/>
        </table:table-row>
        <table:table-row table:style-name="ro1">
          <table:table-cell office:value-type="float" office:value="13770.483398" calcext:value-type="float">
            <text:p>13770,5</text:p>
          </table:table-cell>
          <table:table-cell office:value-type="float" office:value="-91.192047" calcext:value-type="float">
            <text:p>-91,2</text:p>
          </table:table-cell>
          <table:table-cell office:value-type="float" office:value="-90.869034" calcext:value-type="float">
            <text:p>-90,9</text:p>
          </table:table-cell>
          <table:table-cell table:formula="of:=[.C1280]-5.88" office:value-type="float" office:value="-96.749034" calcext:value-type="float">
            <text:p>-96,7</text:p>
          </table:table-cell>
          <table:table-cell table:formula="of:=[.D1280]-[.B1280]" office:value-type="float" office:value="-5.556986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3781.25" calcext:value-type="float">
            <text:p>13781,3</text:p>
          </table:table-cell>
          <table:table-cell office:value-type="float" office:value="-90.903984" calcext:value-type="float">
            <text:p>-90,9</text:p>
          </table:table-cell>
          <table:table-cell office:value-type="float" office:value="-87.997787" calcext:value-type="float">
            <text:p>-88,0</text:p>
          </table:table-cell>
          <table:table-cell table:formula="of:=[.C1281]-5.88" office:value-type="float" office:value="-93.877787" calcext:value-type="float">
            <text:p>-93,9</text:p>
          </table:table-cell>
          <table:table-cell table:formula="of:=[.D1281]-[.B1281]" office:value-type="float" office:value="-2.973803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3792.016602" calcext:value-type="float">
            <text:p>13792,0</text:p>
          </table:table-cell>
          <table:table-cell office:value-type="float" office:value="-92.95623" calcext:value-type="float">
            <text:p>-93,0</text:p>
          </table:table-cell>
          <table:table-cell office:value-type="float" office:value="-83.633614" calcext:value-type="float">
            <text:p>-83,6</text:p>
          </table:table-cell>
          <table:table-cell table:formula="of:=[.C1282]-5.88" office:value-type="float" office:value="-89.513614" calcext:value-type="float">
            <text:p>-89,5</text:p>
          </table:table-cell>
          <table:table-cell table:formula="of:=[.D1282]-[.B1282]" office:value-type="float" office:value="3.44261600000002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13802.783203" calcext:value-type="float">
            <text:p>13802,8</text:p>
          </table:table-cell>
          <table:table-cell office:value-type="float" office:value="-92.350525" calcext:value-type="float">
            <text:p>-92,4</text:p>
          </table:table-cell>
          <table:table-cell office:value-type="float" office:value="-78.936211" calcext:value-type="float">
            <text:p>-78,9</text:p>
          </table:table-cell>
          <table:table-cell table:formula="of:=[.C1283]-5.88" office:value-type="float" office:value="-84.816211" calcext:value-type="float">
            <text:p>-84,8</text:p>
          </table:table-cell>
          <table:table-cell table:formula="of:=[.D1283]-[.B1283]" office:value-type="float" office:value="7.53431400000001" calcext:value-type="float">
            <text:p>7,5</text:p>
          </table:table-cell>
          <table:table-cell table:number-columns-repeated="1019"/>
        </table:table-row>
        <table:table-row table:style-name="ro1">
          <table:table-cell office:value-type="float" office:value="13813.549805" calcext:value-type="float">
            <text:p>13813,5</text:p>
          </table:table-cell>
          <table:table-cell office:value-type="float" office:value="-91.451447" calcext:value-type="float">
            <text:p>-91,5</text:p>
          </table:table-cell>
          <table:table-cell office:value-type="float" office:value="-82.540024" calcext:value-type="float">
            <text:p>-82,5</text:p>
          </table:table-cell>
          <table:table-cell table:formula="of:=[.C1284]-5.88" office:value-type="float" office:value="-88.420024" calcext:value-type="float">
            <text:p>-88,4</text:p>
          </table:table-cell>
          <table:table-cell table:formula="of:=[.D1284]-[.B1284]" office:value-type="float" office:value="3.031423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13824.316406" calcext:value-type="float">
            <text:p>13824,3</text:p>
          </table:table-cell>
          <table:table-cell office:value-type="float" office:value="-92.298141" calcext:value-type="float">
            <text:p>-92,3</text:p>
          </table:table-cell>
          <table:table-cell office:value-type="float" office:value="-89.291382" calcext:value-type="float">
            <text:p>-89,3</text:p>
          </table:table-cell>
          <table:table-cell table:formula="of:=[.C1285]-5.88" office:value-type="float" office:value="-95.171382" calcext:value-type="float">
            <text:p>-95,2</text:p>
          </table:table-cell>
          <table:table-cell table:formula="of:=[.D1285]-[.B1285]" office:value-type="float" office:value="-2.873240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3835.083008" calcext:value-type="float">
            <text:p>13835,1</text:p>
          </table:table-cell>
          <table:table-cell office:value-type="float" office:value="-92.771141" calcext:value-type="float">
            <text:p>-92,8</text:p>
          </table:table-cell>
          <table:table-cell office:value-type="float" office:value="-90.933044" calcext:value-type="float">
            <text:p>-90,9</text:p>
          </table:table-cell>
          <table:table-cell table:formula="of:=[.C1286]-5.88" office:value-type="float" office:value="-96.813044" calcext:value-type="float">
            <text:p>-96,8</text:p>
          </table:table-cell>
          <table:table-cell table:formula="of:=[.D1286]-[.B1286]" office:value-type="float" office:value="-4.041902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3845.849609" calcext:value-type="float">
            <text:p>13845,8</text:p>
          </table:table-cell>
          <table:table-cell office:value-type="float" office:value="-92.658806" calcext:value-type="float">
            <text:p>-92,7</text:p>
          </table:table-cell>
          <table:table-cell office:value-type="float" office:value="-90.480652" calcext:value-type="float">
            <text:p>-90,5</text:p>
          </table:table-cell>
          <table:table-cell table:formula="of:=[.C1287]-5.88" office:value-type="float" office:value="-96.360652" calcext:value-type="float">
            <text:p>-96,4</text:p>
          </table:table-cell>
          <table:table-cell table:formula="of:=[.D1287]-[.B1287]" office:value-type="float" office:value="-3.701846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3856.616211" calcext:value-type="float">
            <text:p>13856,6</text:p>
          </table:table-cell>
          <table:table-cell office:value-type="float" office:value="-92.895424" calcext:value-type="float">
            <text:p>-92,9</text:p>
          </table:table-cell>
          <table:table-cell office:value-type="float" office:value="-89.251572" calcext:value-type="float">
            <text:p>-89,3</text:p>
          </table:table-cell>
          <table:table-cell table:formula="of:=[.C1288]-5.88" office:value-type="float" office:value="-95.131572" calcext:value-type="float">
            <text:p>-95,1</text:p>
          </table:table-cell>
          <table:table-cell table:formula="of:=[.D1288]-[.B1288]" office:value-type="float" office:value="-2.236147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3867.382812" calcext:value-type="float">
            <text:p>13867,4</text:p>
          </table:table-cell>
          <table:table-cell office:value-type="float" office:value="-93.708824" calcext:value-type="float">
            <text:p>-93,7</text:p>
          </table:table-cell>
          <table:table-cell office:value-type="float" office:value="-88.750519" calcext:value-type="float">
            <text:p>-88,8</text:p>
          </table:table-cell>
          <table:table-cell table:formula="of:=[.C1289]-5.88" office:value-type="float" office:value="-94.630519" calcext:value-type="float">
            <text:p>-94,6</text:p>
          </table:table-cell>
          <table:table-cell table:formula="of:=[.D1289]-[.B1289]" office:value-type="float" office:value="-0.921694999999986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3878.149414" calcext:value-type="float">
            <text:p>13878,1</text:p>
          </table:table-cell>
          <table:table-cell office:value-type="float" office:value="-95.425835" calcext:value-type="float">
            <text:p>-95,4</text:p>
          </table:table-cell>
          <table:table-cell office:value-type="float" office:value="-91.040344" calcext:value-type="float">
            <text:p>-91,0</text:p>
          </table:table-cell>
          <table:table-cell table:formula="of:=[.C1290]-5.88" office:value-type="float" office:value="-96.920344" calcext:value-type="float">
            <text:p>-96,9</text:p>
          </table:table-cell>
          <table:table-cell table:formula="of:=[.D1290]-[.B1290]" office:value-type="float" office:value="-1.494508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3888.916016" calcext:value-type="float">
            <text:p>13888,9</text:p>
          </table:table-cell>
          <table:table-cell office:value-type="float" office:value="-94.935173" calcext:value-type="float">
            <text:p>-94,9</text:p>
          </table:table-cell>
          <table:table-cell office:value-type="float" office:value="-89.957848" calcext:value-type="float">
            <text:p>-90,0</text:p>
          </table:table-cell>
          <table:table-cell table:formula="of:=[.C1291]-5.88" office:value-type="float" office:value="-95.837848" calcext:value-type="float">
            <text:p>-95,8</text:p>
          </table:table-cell>
          <table:table-cell table:formula="of:=[.D1291]-[.B1291]" office:value-type="float" office:value="-0.902674999999988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3899.682617" calcext:value-type="float">
            <text:p>13899,7</text:p>
          </table:table-cell>
          <table:table-cell office:value-type="float" office:value="-94.586105" calcext:value-type="float">
            <text:p>-94,6</text:p>
          </table:table-cell>
          <table:table-cell office:value-type="float" office:value="-90.517372" calcext:value-type="float">
            <text:p>-90,5</text:p>
          </table:table-cell>
          <table:table-cell table:formula="of:=[.C1292]-5.88" office:value-type="float" office:value="-96.397372" calcext:value-type="float">
            <text:p>-96,4</text:p>
          </table:table-cell>
          <table:table-cell table:formula="of:=[.D1292]-[.B1292]" office:value-type="float" office:value="-1.811266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3910.449219" calcext:value-type="float">
            <text:p>13910,4</text:p>
          </table:table-cell>
          <table:table-cell office:value-type="float" office:value="-93.43837" calcext:value-type="float">
            <text:p>-93,4</text:p>
          </table:table-cell>
          <table:table-cell office:value-type="float" office:value="-89.303391" calcext:value-type="float">
            <text:p>-89,3</text:p>
          </table:table-cell>
          <table:table-cell table:formula="of:=[.C1293]-5.88" office:value-type="float" office:value="-95.183391" calcext:value-type="float">
            <text:p>-95,2</text:p>
          </table:table-cell>
          <table:table-cell table:formula="of:=[.D1293]-[.B1293]" office:value-type="float" office:value="-1.745020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3921.21582" calcext:value-type="float">
            <text:p>13921,2</text:p>
          </table:table-cell>
          <table:table-cell office:value-type="float" office:value="-94.218437" calcext:value-type="float">
            <text:p>-94,2</text:p>
          </table:table-cell>
          <table:table-cell office:value-type="float" office:value="-89.81739" calcext:value-type="float">
            <text:p>-89,8</text:p>
          </table:table-cell>
          <table:table-cell table:formula="of:=[.C1294]-5.88" office:value-type="float" office:value="-95.69739" calcext:value-type="float">
            <text:p>-95,7</text:p>
          </table:table-cell>
          <table:table-cell table:formula="of:=[.D1294]-[.B1294]" office:value-type="float" office:value="-1.478953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3931.982422" calcext:value-type="float">
            <text:p>13932,0</text:p>
          </table:table-cell>
          <table:table-cell office:value-type="float" office:value="-95.854515" calcext:value-type="float">
            <text:p>-95,9</text:p>
          </table:table-cell>
          <table:table-cell office:value-type="float" office:value="-90.523033" calcext:value-type="float">
            <text:p>-90,5</text:p>
          </table:table-cell>
          <table:table-cell table:formula="of:=[.C1295]-5.88" office:value-type="float" office:value="-96.403033" calcext:value-type="float">
            <text:p>-96,4</text:p>
          </table:table-cell>
          <table:table-cell table:formula="of:=[.D1295]-[.B1295]" office:value-type="float" office:value="-0.548517999999987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3942.749023" calcext:value-type="float">
            <text:p>13942,7</text:p>
          </table:table-cell>
          <table:table-cell office:value-type="float" office:value="-95.849312" calcext:value-type="float">
            <text:p>-95,8</text:p>
          </table:table-cell>
          <table:table-cell office:value-type="float" office:value="-88.416534" calcext:value-type="float">
            <text:p>-88,4</text:p>
          </table:table-cell>
          <table:table-cell table:formula="of:=[.C1296]-5.88" office:value-type="float" office:value="-94.296534" calcext:value-type="float">
            <text:p>-94,3</text:p>
          </table:table-cell>
          <table:table-cell table:formula="of:=[.D1296]-[.B1296]" office:value-type="float" office:value="1.552778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3953.515625" calcext:value-type="float">
            <text:p>13953,5</text:p>
          </table:table-cell>
          <table:table-cell office:value-type="float" office:value="-96.86499" calcext:value-type="float">
            <text:p>-96,9</text:p>
          </table:table-cell>
          <table:table-cell office:value-type="float" office:value="-88.204018" calcext:value-type="float">
            <text:p>-88,2</text:p>
          </table:table-cell>
          <table:table-cell table:formula="of:=[.C1297]-5.88" office:value-type="float" office:value="-94.084018" calcext:value-type="float">
            <text:p>-94,1</text:p>
          </table:table-cell>
          <table:table-cell table:formula="of:=[.D1297]-[.B1297]" office:value-type="float" office:value="2.78097200000001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13964.282227" calcext:value-type="float">
            <text:p>13964,3</text:p>
          </table:table-cell>
          <table:table-cell office:value-type="float" office:value="-95.459274" calcext:value-type="float">
            <text:p>-95,5</text:p>
          </table:table-cell>
          <table:table-cell office:value-type="float" office:value="-88.428207" calcext:value-type="float">
            <text:p>-88,4</text:p>
          </table:table-cell>
          <table:table-cell table:formula="of:=[.C1298]-5.88" office:value-type="float" office:value="-94.308207" calcext:value-type="float">
            <text:p>-94,3</text:p>
          </table:table-cell>
          <table:table-cell table:formula="of:=[.D1298]-[.B1298]" office:value-type="float" office:value="1.151067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3975.048828" calcext:value-type="float">
            <text:p>13975,0</text:p>
          </table:table-cell>
          <table:table-cell office:value-type="float" office:value="-94.902573" calcext:value-type="float">
            <text:p>-94,9</text:p>
          </table:table-cell>
          <table:table-cell office:value-type="float" office:value="-88.413727" calcext:value-type="float">
            <text:p>-88,4</text:p>
          </table:table-cell>
          <table:table-cell table:formula="of:=[.C1299]-5.88" office:value-type="float" office:value="-94.293727" calcext:value-type="float">
            <text:p>-94,3</text:p>
          </table:table-cell>
          <table:table-cell table:formula="of:=[.D1299]-[.B1299]" office:value-type="float" office:value="0.60884600000001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3985.81543" calcext:value-type="float">
            <text:p>13985,8</text:p>
          </table:table-cell>
          <table:table-cell office:value-type="float" office:value="-93.223732" calcext:value-type="float">
            <text:p>-93,2</text:p>
          </table:table-cell>
          <table:table-cell office:value-type="float" office:value="-85.918884" calcext:value-type="float">
            <text:p>-85,9</text:p>
          </table:table-cell>
          <table:table-cell table:formula="of:=[.C1300]-5.88" office:value-type="float" office:value="-91.798884" calcext:value-type="float">
            <text:p>-91,8</text:p>
          </table:table-cell>
          <table:table-cell table:formula="of:=[.D1300]-[.B1300]" office:value-type="float" office:value="1.424848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13996.582031" calcext:value-type="float">
            <text:p>13996,6</text:p>
          </table:table-cell>
          <table:table-cell office:value-type="float" office:value="-95.034035" calcext:value-type="float">
            <text:p>-95,0</text:p>
          </table:table-cell>
          <table:table-cell office:value-type="float" office:value="-87.571251" calcext:value-type="float">
            <text:p>-87,6</text:p>
          </table:table-cell>
          <table:table-cell table:formula="of:=[.C1301]-5.88" office:value-type="float" office:value="-93.451251" calcext:value-type="float">
            <text:p>-93,5</text:p>
          </table:table-cell>
          <table:table-cell table:formula="of:=[.D1301]-[.B1301]" office:value-type="float" office:value="1.582784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4007.348633" calcext:value-type="float">
            <text:p>14007,3</text:p>
          </table:table-cell>
          <table:table-cell office:value-type="float" office:value="-93.573578" calcext:value-type="float">
            <text:p>-93,6</text:p>
          </table:table-cell>
          <table:table-cell office:value-type="float" office:value="-91.677094" calcext:value-type="float">
            <text:p>-91,7</text:p>
          </table:table-cell>
          <table:table-cell table:formula="of:=[.C1302]-5.88" office:value-type="float" office:value="-97.557094" calcext:value-type="float">
            <text:p>-97,6</text:p>
          </table:table-cell>
          <table:table-cell table:formula="of:=[.D1302]-[.B1302]" office:value-type="float" office:value="-3.983515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4018.115234" calcext:value-type="float">
            <text:p>14018,1</text:p>
          </table:table-cell>
          <table:table-cell office:value-type="float" office:value="-94.423042" calcext:value-type="float">
            <text:p>-94,4</text:p>
          </table:table-cell>
          <table:table-cell office:value-type="float" office:value="-89.344513" calcext:value-type="float">
            <text:p>-89,3</text:p>
          </table:table-cell>
          <table:table-cell table:formula="of:=[.C1303]-5.88" office:value-type="float" office:value="-95.224513" calcext:value-type="float">
            <text:p>-95,2</text:p>
          </table:table-cell>
          <table:table-cell table:formula="of:=[.D1303]-[.B1303]" office:value-type="float" office:value="-0.80147100000000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4028.881836" calcext:value-type="float">
            <text:p>14028,9</text:p>
          </table:table-cell>
          <table:table-cell office:value-type="float" office:value="-94.727295" calcext:value-type="float">
            <text:p>-94,7</text:p>
          </table:table-cell>
          <table:table-cell office:value-type="float" office:value="-86.857025" calcext:value-type="float">
            <text:p>-86,9</text:p>
          </table:table-cell>
          <table:table-cell table:formula="of:=[.C1304]-5.88" office:value-type="float" office:value="-92.737025" calcext:value-type="float">
            <text:p>-92,7</text:p>
          </table:table-cell>
          <table:table-cell table:formula="of:=[.D1304]-[.B1304]" office:value-type="float" office:value="1.99027000000001" calcext:value-type="float">
            <text:p>2,0</text:p>
          </table:table-cell>
          <table:table-cell table:number-columns-repeated="1019"/>
        </table:table-row>
        <table:table-row table:style-name="ro1">
          <table:table-cell office:value-type="float" office:value="14039.648438" calcext:value-type="float">
            <text:p>14039,6</text:p>
          </table:table-cell>
          <table:table-cell office:value-type="float" office:value="-93.4263" calcext:value-type="float">
            <text:p>-93,4</text:p>
          </table:table-cell>
          <table:table-cell office:value-type="float" office:value="-86.569336" calcext:value-type="float">
            <text:p>-86,6</text:p>
          </table:table-cell>
          <table:table-cell table:formula="of:=[.C1305]-5.88" office:value-type="float" office:value="-92.449336" calcext:value-type="float">
            <text:p>-92,4</text:p>
          </table:table-cell>
          <table:table-cell table:formula="of:=[.D1305]-[.B1305]" office:value-type="float" office:value="0.976963999999995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4050.415039" calcext:value-type="float">
            <text:p>14050,4</text:p>
          </table:table-cell>
          <table:table-cell office:value-type="float" office:value="-95.034714" calcext:value-type="float">
            <text:p>-95,0</text:p>
          </table:table-cell>
          <table:table-cell office:value-type="float" office:value="-88.784294" calcext:value-type="float">
            <text:p>-88,8</text:p>
          </table:table-cell>
          <table:table-cell table:formula="of:=[.C1306]-5.88" office:value-type="float" office:value="-94.664294" calcext:value-type="float">
            <text:p>-94,7</text:p>
          </table:table-cell>
          <table:table-cell table:formula="of:=[.D1306]-[.B1306]" office:value-type="float" office:value="0.370419999999996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4061.181641" calcext:value-type="float">
            <text:p>14061,2</text:p>
          </table:table-cell>
          <table:table-cell office:value-type="float" office:value="-94.391426" calcext:value-type="float">
            <text:p>-94,4</text:p>
          </table:table-cell>
          <table:table-cell office:value-type="float" office:value="-87.441833" calcext:value-type="float">
            <text:p>-87,4</text:p>
          </table:table-cell>
          <table:table-cell table:formula="of:=[.C1307]-5.88" office:value-type="float" office:value="-93.321833" calcext:value-type="float">
            <text:p>-93,3</text:p>
          </table:table-cell>
          <table:table-cell table:formula="of:=[.D1307]-[.B1307]" office:value-type="float" office:value="1.069593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4071.948242" calcext:value-type="float">
            <text:p>14071,9</text:p>
          </table:table-cell>
          <table:table-cell office:value-type="float" office:value="-93.902992" calcext:value-type="float">
            <text:p>-93,9</text:p>
          </table:table-cell>
          <table:table-cell office:value-type="float" office:value="-89.925644" calcext:value-type="float">
            <text:p>-89,9</text:p>
          </table:table-cell>
          <table:table-cell table:formula="of:=[.C1308]-5.88" office:value-type="float" office:value="-95.805644" calcext:value-type="float">
            <text:p>-95,8</text:p>
          </table:table-cell>
          <table:table-cell table:formula="of:=[.D1308]-[.B1308]" office:value-type="float" office:value="-1.902652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4082.714844" calcext:value-type="float">
            <text:p>14082,7</text:p>
          </table:table-cell>
          <table:table-cell office:value-type="float" office:value="-94.393082" calcext:value-type="float">
            <text:p>-94,4</text:p>
          </table:table-cell>
          <table:table-cell office:value-type="float" office:value="-89.733665" calcext:value-type="float">
            <text:p>-89,7</text:p>
          </table:table-cell>
          <table:table-cell table:formula="of:=[.C1309]-5.88" office:value-type="float" office:value="-95.613665" calcext:value-type="float">
            <text:p>-95,6</text:p>
          </table:table-cell>
          <table:table-cell table:formula="of:=[.D1309]-[.B1309]" office:value-type="float" office:value="-1.220582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4093.481445" calcext:value-type="float">
            <text:p>14093,5</text:p>
          </table:table-cell>
          <table:table-cell office:value-type="float" office:value="-94.662788" calcext:value-type="float">
            <text:p>-94,7</text:p>
          </table:table-cell>
          <table:table-cell office:value-type="float" office:value="-91.611847" calcext:value-type="float">
            <text:p>-91,6</text:p>
          </table:table-cell>
          <table:table-cell table:formula="of:=[.C1310]-5.88" office:value-type="float" office:value="-97.491847" calcext:value-type="float">
            <text:p>-97,5</text:p>
          </table:table-cell>
          <table:table-cell table:formula="of:=[.D1310]-[.B1310]" office:value-type="float" office:value="-2.829058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4104.248047" calcext:value-type="float">
            <text:p>14104,2</text:p>
          </table:table-cell>
          <table:table-cell office:value-type="float" office:value="-95.014427" calcext:value-type="float">
            <text:p>-95,0</text:p>
          </table:table-cell>
          <table:table-cell office:value-type="float" office:value="-92.779068" calcext:value-type="float">
            <text:p>-92,8</text:p>
          </table:table-cell>
          <table:table-cell table:formula="of:=[.C1311]-5.88" office:value-type="float" office:value="-98.659068" calcext:value-type="float">
            <text:p>-98,7</text:p>
          </table:table-cell>
          <table:table-cell table:formula="of:=[.D1311]-[.B1311]" office:value-type="float" office:value="-3.644640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4115.014648" calcext:value-type="float">
            <text:p>14115,0</text:p>
          </table:table-cell>
          <table:table-cell office:value-type="float" office:value="-93.380196" calcext:value-type="float">
            <text:p>-93,4</text:p>
          </table:table-cell>
          <table:table-cell office:value-type="float" office:value="-91.59388" calcext:value-type="float">
            <text:p>-91,6</text:p>
          </table:table-cell>
          <table:table-cell table:formula="of:=[.C1312]-5.88" office:value-type="float" office:value="-97.47388" calcext:value-type="float">
            <text:p>-97,5</text:p>
          </table:table-cell>
          <table:table-cell table:formula="of:=[.D1312]-[.B1312]" office:value-type="float" office:value="-4.093684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4125.78125" calcext:value-type="float">
            <text:p>14125,8</text:p>
          </table:table-cell>
          <table:table-cell office:value-type="float" office:value="-93.00312" calcext:value-type="float">
            <text:p>-93,0</text:p>
          </table:table-cell>
          <table:table-cell office:value-type="float" office:value="-90.863815" calcext:value-type="float">
            <text:p>-90,9</text:p>
          </table:table-cell>
          <table:table-cell table:formula="of:=[.C1313]-5.88" office:value-type="float" office:value="-96.743815" calcext:value-type="float">
            <text:p>-96,7</text:p>
          </table:table-cell>
          <table:table-cell table:formula="of:=[.D1313]-[.B1313]" office:value-type="float" office:value="-3.740695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4136.547852" calcext:value-type="float">
            <text:p>14136,5</text:p>
          </table:table-cell>
          <table:table-cell office:value-type="float" office:value="-96.689774" calcext:value-type="float">
            <text:p>-96,7</text:p>
          </table:table-cell>
          <table:table-cell office:value-type="float" office:value="-87.453392" calcext:value-type="float">
            <text:p>-87,5</text:p>
          </table:table-cell>
          <table:table-cell table:formula="of:=[.C1314]-5.88" office:value-type="float" office:value="-93.333392" calcext:value-type="float">
            <text:p>-93,3</text:p>
          </table:table-cell>
          <table:table-cell table:formula="of:=[.D1314]-[.B1314]" office:value-type="float" office:value="3.35638200000001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14147.314453" calcext:value-type="float">
            <text:p>14147,3</text:p>
          </table:table-cell>
          <table:table-cell office:value-type="float" office:value="-95.645538" calcext:value-type="float">
            <text:p>-95,6</text:p>
          </table:table-cell>
          <table:table-cell office:value-type="float" office:value="-87.265694" calcext:value-type="float">
            <text:p>-87,3</text:p>
          </table:table-cell>
          <table:table-cell table:formula="of:=[.C1315]-5.88" office:value-type="float" office:value="-93.145694" calcext:value-type="float">
            <text:p>-93,1</text:p>
          </table:table-cell>
          <table:table-cell table:formula="of:=[.D1315]-[.B1315]" office:value-type="float" office:value="2.49984400000001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14158.081055" calcext:value-type="float">
            <text:p>14158,1</text:p>
          </table:table-cell>
          <table:table-cell office:value-type="float" office:value="-94.630424" calcext:value-type="float">
            <text:p>-94,6</text:p>
          </table:table-cell>
          <table:table-cell office:value-type="float" office:value="-88.684982" calcext:value-type="float">
            <text:p>-88,7</text:p>
          </table:table-cell>
          <table:table-cell table:formula="of:=[.C1316]-5.88" office:value-type="float" office:value="-94.564982" calcext:value-type="float">
            <text:p>-94,6</text:p>
          </table:table-cell>
          <table:table-cell table:formula="of:=[.D1316]-[.B1316]" office:value-type="float" office:value="0.0654420000000044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4168.847656" calcext:value-type="float">
            <text:p>14168,8</text:p>
          </table:table-cell>
          <table:table-cell office:value-type="float" office:value="-94.644501" calcext:value-type="float">
            <text:p>-94,6</text:p>
          </table:table-cell>
          <table:table-cell office:value-type="float" office:value="-89.251038" calcext:value-type="float">
            <text:p>-89,3</text:p>
          </table:table-cell>
          <table:table-cell table:formula="of:=[.C1317]-5.88" office:value-type="float" office:value="-95.131038" calcext:value-type="float">
            <text:p>-95,1</text:p>
          </table:table-cell>
          <table:table-cell table:formula="of:=[.D1317]-[.B1317]" office:value-type="float" office:value="-0.48653699999998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4179.614258" calcext:value-type="float">
            <text:p>14179,6</text:p>
          </table:table-cell>
          <table:table-cell office:value-type="float" office:value="-95.42115" calcext:value-type="float">
            <text:p>-95,4</text:p>
          </table:table-cell>
          <table:table-cell office:value-type="float" office:value="-90.389725" calcext:value-type="float">
            <text:p>-90,4</text:p>
          </table:table-cell>
          <table:table-cell table:formula="of:=[.C1318]-5.88" office:value-type="float" office:value="-96.269725" calcext:value-type="float">
            <text:p>-96,3</text:p>
          </table:table-cell>
          <table:table-cell table:formula="of:=[.D1318]-[.B1318]" office:value-type="float" office:value="-0.84857499999999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4190.380859" calcext:value-type="float">
            <text:p>14190,4</text:p>
          </table:table-cell>
          <table:table-cell office:value-type="float" office:value="-95.037857" calcext:value-type="float">
            <text:p>-95,0</text:p>
          </table:table-cell>
          <table:table-cell office:value-type="float" office:value="-93.126846" calcext:value-type="float">
            <text:p>-93,1</text:p>
          </table:table-cell>
          <table:table-cell table:formula="of:=[.C1319]-5.88" office:value-type="float" office:value="-99.006846" calcext:value-type="float">
            <text:p>-99,0</text:p>
          </table:table-cell>
          <table:table-cell table:formula="of:=[.D1319]-[.B1319]" office:value-type="float" office:value="-3.968988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4201.147461" calcext:value-type="float">
            <text:p>14201,1</text:p>
          </table:table-cell>
          <table:table-cell office:value-type="float" office:value="-94.580124" calcext:value-type="float">
            <text:p>-94,6</text:p>
          </table:table-cell>
          <table:table-cell office:value-type="float" office:value="-89.864769" calcext:value-type="float">
            <text:p>-89,9</text:p>
          </table:table-cell>
          <table:table-cell table:formula="of:=[.C1320]-5.88" office:value-type="float" office:value="-95.744769" calcext:value-type="float">
            <text:p>-95,7</text:p>
          </table:table-cell>
          <table:table-cell table:formula="of:=[.D1320]-[.B1320]" office:value-type="float" office:value="-1.164644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4211.914062" calcext:value-type="float">
            <text:p>14211,9</text:p>
          </table:table-cell>
          <table:table-cell office:value-type="float" office:value="-94.016235" calcext:value-type="float">
            <text:p>-94,0</text:p>
          </table:table-cell>
          <table:table-cell office:value-type="float" office:value="-91.448135" calcext:value-type="float">
            <text:p>-91,4</text:p>
          </table:table-cell>
          <table:table-cell table:formula="of:=[.C1321]-5.88" office:value-type="float" office:value="-97.328135" calcext:value-type="float">
            <text:p>-97,3</text:p>
          </table:table-cell>
          <table:table-cell table:formula="of:=[.D1321]-[.B1321]" office:value-type="float" office:value="-3.311899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4222.680664" calcext:value-type="float">
            <text:p>14222,7</text:p>
          </table:table-cell>
          <table:table-cell office:value-type="float" office:value="-96.043045" calcext:value-type="float">
            <text:p>-96,0</text:p>
          </table:table-cell>
          <table:table-cell office:value-type="float" office:value="-89.232353" calcext:value-type="float">
            <text:p>-89,2</text:p>
          </table:table-cell>
          <table:table-cell table:formula="of:=[.C1322]-5.88" office:value-type="float" office:value="-95.112353" calcext:value-type="float">
            <text:p>-95,1</text:p>
          </table:table-cell>
          <table:table-cell table:formula="of:=[.D1322]-[.B1322]" office:value-type="float" office:value="0.930692000000008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14233.447266" calcext:value-type="float">
            <text:p>14233,4</text:p>
          </table:table-cell>
          <table:table-cell office:value-type="float" office:value="-94.413139" calcext:value-type="float">
            <text:p>-94,4</text:p>
          </table:table-cell>
          <table:table-cell office:value-type="float" office:value="-87.573524" calcext:value-type="float">
            <text:p>-87,6</text:p>
          </table:table-cell>
          <table:table-cell table:formula="of:=[.C1323]-5.88" office:value-type="float" office:value="-93.453524" calcext:value-type="float">
            <text:p>-93,5</text:p>
          </table:table-cell>
          <table:table-cell table:formula="of:=[.D1323]-[.B1323]" office:value-type="float" office:value="0.959614999999999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4244.213867" calcext:value-type="float">
            <text:p>14244,2</text:p>
          </table:table-cell>
          <table:table-cell office:value-type="float" office:value="-92.795021" calcext:value-type="float">
            <text:p>-92,8</text:p>
          </table:table-cell>
          <table:table-cell office:value-type="float" office:value="-92.431068" calcext:value-type="float">
            <text:p>-92,4</text:p>
          </table:table-cell>
          <table:table-cell table:formula="of:=[.C1324]-5.88" office:value-type="float" office:value="-98.311068" calcext:value-type="float">
            <text:p>-98,3</text:p>
          </table:table-cell>
          <table:table-cell table:formula="of:=[.D1324]-[.B1324]" office:value-type="float" office:value="-5.51604699999999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14254.980469" calcext:value-type="float">
            <text:p>14255,0</text:p>
          </table:table-cell>
          <table:table-cell office:value-type="float" office:value="-91.399307" calcext:value-type="float">
            <text:p>-91,4</text:p>
          </table:table-cell>
          <table:table-cell office:value-type="float" office:value="-89.971977" calcext:value-type="float">
            <text:p>-90,0</text:p>
          </table:table-cell>
          <table:table-cell table:formula="of:=[.C1325]-5.88" office:value-type="float" office:value="-95.851977" calcext:value-type="float">
            <text:p>-95,9</text:p>
          </table:table-cell>
          <table:table-cell table:formula="of:=[.D1325]-[.B1325]" office:value-type="float" office:value="-4.45267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4265.74707" calcext:value-type="float">
            <text:p>14265,7</text:p>
          </table:table-cell>
          <table:table-cell office:value-type="float" office:value="-91.581383" calcext:value-type="float">
            <text:p>-91,6</text:p>
          </table:table-cell>
          <table:table-cell office:value-type="float" office:value="-87.070267" calcext:value-type="float">
            <text:p>-87,1</text:p>
          </table:table-cell>
          <table:table-cell table:formula="of:=[.C1326]-5.88" office:value-type="float" office:value="-92.950267" calcext:value-type="float">
            <text:p>-93,0</text:p>
          </table:table-cell>
          <table:table-cell table:formula="of:=[.D1326]-[.B1326]" office:value-type="float" office:value="-1.368883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4276.513672" calcext:value-type="float">
            <text:p>14276,5</text:p>
          </table:table-cell>
          <table:table-cell office:value-type="float" office:value="-93.172318" calcext:value-type="float">
            <text:p>-93,2</text:p>
          </table:table-cell>
          <table:table-cell office:value-type="float" office:value="-87.089348" calcext:value-type="float">
            <text:p>-87,1</text:p>
          </table:table-cell>
          <table:table-cell table:formula="of:=[.C1327]-5.88" office:value-type="float" office:value="-92.969348" calcext:value-type="float">
            <text:p>-93,0</text:p>
          </table:table-cell>
          <table:table-cell table:formula="of:=[.D1327]-[.B1327]" office:value-type="float" office:value="0.202970000000008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4287.280273" calcext:value-type="float">
            <text:p>14287,3</text:p>
          </table:table-cell>
          <table:table-cell office:value-type="float" office:value="-95.696678" calcext:value-type="float">
            <text:p>-95,7</text:p>
          </table:table-cell>
          <table:table-cell office:value-type="float" office:value="-89.622215" calcext:value-type="float">
            <text:p>-89,6</text:p>
          </table:table-cell>
          <table:table-cell table:formula="of:=[.C1328]-5.88" office:value-type="float" office:value="-95.502215" calcext:value-type="float">
            <text:p>-95,5</text:p>
          </table:table-cell>
          <table:table-cell table:formula="of:=[.D1328]-[.B1328]" office:value-type="float" office:value="0.194463000000013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4298.046875" calcext:value-type="float">
            <text:p>14298,0</text:p>
          </table:table-cell>
          <table:table-cell office:value-type="float" office:value="-94.248283" calcext:value-type="float">
            <text:p>-94,2</text:p>
          </table:table-cell>
          <table:table-cell office:value-type="float" office:value="-91.541611" calcext:value-type="float">
            <text:p>-91,5</text:p>
          </table:table-cell>
          <table:table-cell table:formula="of:=[.C1329]-5.88" office:value-type="float" office:value="-97.421611" calcext:value-type="float">
            <text:p>-97,4</text:p>
          </table:table-cell>
          <table:table-cell table:formula="of:=[.D1329]-[.B1329]" office:value-type="float" office:value="-3.173328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4308.813477" calcext:value-type="float">
            <text:p>14308,8</text:p>
          </table:table-cell>
          <table:table-cell office:value-type="float" office:value="-94.518173" calcext:value-type="float">
            <text:p>-94,5</text:p>
          </table:table-cell>
          <table:table-cell office:value-type="float" office:value="-90.952454" calcext:value-type="float">
            <text:p>-91,0</text:p>
          </table:table-cell>
          <table:table-cell table:formula="of:=[.C1330]-5.88" office:value-type="float" office:value="-96.832454" calcext:value-type="float">
            <text:p>-96,8</text:p>
          </table:table-cell>
          <table:table-cell table:formula="of:=[.D1330]-[.B1330]" office:value-type="float" office:value="-2.314280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4319.580078" calcext:value-type="float">
            <text:p>14319,6</text:p>
          </table:table-cell>
          <table:table-cell office:value-type="float" office:value="-94.913597" calcext:value-type="float">
            <text:p>-94,9</text:p>
          </table:table-cell>
          <table:table-cell office:value-type="float" office:value="-91.775711" calcext:value-type="float">
            <text:p>-91,8</text:p>
          </table:table-cell>
          <table:table-cell table:formula="of:=[.C1331]-5.88" office:value-type="float" office:value="-97.655711" calcext:value-type="float">
            <text:p>-97,7</text:p>
          </table:table-cell>
          <table:table-cell table:formula="of:=[.D1331]-[.B1331]" office:value-type="float" office:value="-2.742114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4330.34668" calcext:value-type="float">
            <text:p>14330,3</text:p>
          </table:table-cell>
          <table:table-cell office:value-type="float" office:value="-97.458519" calcext:value-type="float">
            <text:p>-97,5</text:p>
          </table:table-cell>
          <table:table-cell office:value-type="float" office:value="-92.70256" calcext:value-type="float">
            <text:p>-92,7</text:p>
          </table:table-cell>
          <table:table-cell table:formula="of:=[.C1332]-5.88" office:value-type="float" office:value="-98.58256" calcext:value-type="float">
            <text:p>-98,6</text:p>
          </table:table-cell>
          <table:table-cell table:formula="of:=[.D1332]-[.B1332]" office:value-type="float" office:value="-1.12404100000001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4341.113281" calcext:value-type="float">
            <text:p>14341,1</text:p>
          </table:table-cell>
          <table:table-cell office:value-type="float" office:value="-94.770149" calcext:value-type="float">
            <text:p>-94,8</text:p>
          </table:table-cell>
          <table:table-cell office:value-type="float" office:value="-92.299454" calcext:value-type="float">
            <text:p>-92,3</text:p>
          </table:table-cell>
          <table:table-cell table:formula="of:=[.C1333]-5.88" office:value-type="float" office:value="-98.179454" calcext:value-type="float">
            <text:p>-98,2</text:p>
          </table:table-cell>
          <table:table-cell table:formula="of:=[.D1333]-[.B1333]" office:value-type="float" office:value="-3.409304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4351.879883" calcext:value-type="float">
            <text:p>14351,9</text:p>
          </table:table-cell>
          <table:table-cell office:value-type="float" office:value="-93.506432" calcext:value-type="float">
            <text:p>-93,5</text:p>
          </table:table-cell>
          <table:table-cell office:value-type="float" office:value="-89.946762" calcext:value-type="float">
            <text:p>-89,9</text:p>
          </table:table-cell>
          <table:table-cell table:formula="of:=[.C1334]-5.88" office:value-type="float" office:value="-95.826762" calcext:value-type="float">
            <text:p>-95,8</text:p>
          </table:table-cell>
          <table:table-cell table:formula="of:=[.D1334]-[.B1334]" office:value-type="float" office:value="-2.32033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4362.646484" calcext:value-type="float">
            <text:p>14362,6</text:p>
          </table:table-cell>
          <table:table-cell office:value-type="float" office:value="-92.552147" calcext:value-type="float">
            <text:p>-92,6</text:p>
          </table:table-cell>
          <table:table-cell office:value-type="float" office:value="-86.972435" calcext:value-type="float">
            <text:p>-87,0</text:p>
          </table:table-cell>
          <table:table-cell table:formula="of:=[.C1335]-5.88" office:value-type="float" office:value="-92.852435" calcext:value-type="float">
            <text:p>-92,9</text:p>
          </table:table-cell>
          <table:table-cell table:formula="of:=[.D1335]-[.B1335]" office:value-type="float" office:value="-0.300287999999995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4373.413086" calcext:value-type="float">
            <text:p>14373,4</text:p>
          </table:table-cell>
          <table:table-cell office:value-type="float" office:value="-89.663887" calcext:value-type="float">
            <text:p>-89,7</text:p>
          </table:table-cell>
          <table:table-cell office:value-type="float" office:value="-81.981583" calcext:value-type="float">
            <text:p>-82,0</text:p>
          </table:table-cell>
          <table:table-cell table:formula="of:=[.C1336]-5.88" office:value-type="float" office:value="-87.861583" calcext:value-type="float">
            <text:p>-87,9</text:p>
          </table:table-cell>
          <table:table-cell table:formula="of:=[.D1336]-[.B1336]" office:value-type="float" office:value="1.80230400000001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4384.179688" calcext:value-type="float">
            <text:p>14384,2</text:p>
          </table:table-cell>
          <table:table-cell office:value-type="float" office:value="-88.871819" calcext:value-type="float">
            <text:p>-88,9</text:p>
          </table:table-cell>
          <table:table-cell office:value-type="float" office:value="-82.114594" calcext:value-type="float">
            <text:p>-82,1</text:p>
          </table:table-cell>
          <table:table-cell table:formula="of:=[.C1337]-5.88" office:value-type="float" office:value="-87.994594" calcext:value-type="float">
            <text:p>-88,0</text:p>
          </table:table-cell>
          <table:table-cell table:formula="of:=[.D1337]-[.B1337]" office:value-type="float" office:value="0.87722500000001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14394.946289" calcext:value-type="float">
            <text:p>14394,9</text:p>
          </table:table-cell>
          <table:table-cell office:value-type="float" office:value="-93.619408" calcext:value-type="float">
            <text:p>-93,6</text:p>
          </table:table-cell>
          <table:table-cell office:value-type="float" office:value="-86.38707" calcext:value-type="float">
            <text:p>-86,4</text:p>
          </table:table-cell>
          <table:table-cell table:formula="of:=[.C1338]-5.88" office:value-type="float" office:value="-92.26707" calcext:value-type="float">
            <text:p>-92,3</text:p>
          </table:table-cell>
          <table:table-cell table:formula="of:=[.D1338]-[.B1338]" office:value-type="float" office:value="1.35233800000002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14405.712891" calcext:value-type="float">
            <text:p>14405,7</text:p>
          </table:table-cell>
          <table:table-cell office:value-type="float" office:value="-93.172615" calcext:value-type="float">
            <text:p>-93,2</text:p>
          </table:table-cell>
          <table:table-cell office:value-type="float" office:value="-83.840897" calcext:value-type="float">
            <text:p>-83,8</text:p>
          </table:table-cell>
          <table:table-cell table:formula="of:=[.C1339]-5.88" office:value-type="float" office:value="-89.720897" calcext:value-type="float">
            <text:p>-89,7</text:p>
          </table:table-cell>
          <table:table-cell table:formula="of:=[.D1339]-[.B1339]" office:value-type="float" office:value="3.451718" calcext:value-type="float">
            <text:p>3,5</text:p>
          </table:table-cell>
          <table:table-cell table:number-columns-repeated="1019"/>
        </table:table-row>
        <table:table-row table:style-name="ro1">
          <table:table-cell office:value-type="float" office:value="14416.479492" calcext:value-type="float">
            <text:p>14416,5</text:p>
          </table:table-cell>
          <table:table-cell office:value-type="float" office:value="-90.603554" calcext:value-type="float">
            <text:p>-90,6</text:p>
          </table:table-cell>
          <table:table-cell office:value-type="float" office:value="-84.133484" calcext:value-type="float">
            <text:p>-84,1</text:p>
          </table:table-cell>
          <table:table-cell table:formula="of:=[.C1340]-5.88" office:value-type="float" office:value="-90.013484" calcext:value-type="float">
            <text:p>-90,0</text:p>
          </table:table-cell>
          <table:table-cell table:formula="of:=[.D1340]-[.B1340]" office:value-type="float" office:value="0.590070000000011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4427.246094" calcext:value-type="float">
            <text:p>14427,2</text:p>
          </table:table-cell>
          <table:table-cell office:value-type="float" office:value="-92.868546" calcext:value-type="float">
            <text:p>-92,9</text:p>
          </table:table-cell>
          <table:table-cell office:value-type="float" office:value="-82.662521" calcext:value-type="float">
            <text:p>-82,7</text:p>
          </table:table-cell>
          <table:table-cell table:formula="of:=[.C1341]-5.88" office:value-type="float" office:value="-88.542521" calcext:value-type="float">
            <text:p>-88,5</text:p>
          </table:table-cell>
          <table:table-cell table:formula="of:=[.D1341]-[.B1341]" office:value-type="float" office:value="4.326025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14438.012695" calcext:value-type="float">
            <text:p>14438,0</text:p>
          </table:table-cell>
          <table:table-cell office:value-type="float" office:value="-90.913406" calcext:value-type="float">
            <text:p>-90,9</text:p>
          </table:table-cell>
          <table:table-cell office:value-type="float" office:value="-84.20414" calcext:value-type="float">
            <text:p>-84,2</text:p>
          </table:table-cell>
          <table:table-cell table:formula="of:=[.C1342]-5.88" office:value-type="float" office:value="-90.08414" calcext:value-type="float">
            <text:p>-90,1</text:p>
          </table:table-cell>
          <table:table-cell table:formula="of:=[.D1342]-[.B1342]" office:value-type="float" office:value="0.829266000000004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4448.779297" calcext:value-type="float">
            <text:p>14448,8</text:p>
          </table:table-cell>
          <table:table-cell office:value-type="float" office:value="-90.97139" calcext:value-type="float">
            <text:p>-91,0</text:p>
          </table:table-cell>
          <table:table-cell office:value-type="float" office:value="-88.206642" calcext:value-type="float">
            <text:p>-88,2</text:p>
          </table:table-cell>
          <table:table-cell table:formula="of:=[.C1343]-5.88" office:value-type="float" office:value="-94.086642" calcext:value-type="float">
            <text:p>-94,1</text:p>
          </table:table-cell>
          <table:table-cell table:formula="of:=[.D1343]-[.B1343]" office:value-type="float" office:value="-3.115252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4459.545898" calcext:value-type="float">
            <text:p>14459,5</text:p>
          </table:table-cell>
          <table:table-cell office:value-type="float" office:value="-86.695633" calcext:value-type="float">
            <text:p>-86,7</text:p>
          </table:table-cell>
          <table:table-cell office:value-type="float" office:value="-81.806061" calcext:value-type="float">
            <text:p>-81,8</text:p>
          </table:table-cell>
          <table:table-cell table:formula="of:=[.C1344]-5.88" office:value-type="float" office:value="-87.686061" calcext:value-type="float">
            <text:p>-87,7</text:p>
          </table:table-cell>
          <table:table-cell table:formula="of:=[.D1344]-[.B1344]" office:value-type="float" office:value="-0.990427999999994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4470.3125" calcext:value-type="float">
            <text:p>14470,3</text:p>
          </table:table-cell>
          <table:table-cell office:value-type="float" office:value="-92.366257" calcext:value-type="float">
            <text:p>-92,4</text:p>
          </table:table-cell>
          <table:table-cell office:value-type="float" office:value="-84.062851" calcext:value-type="float">
            <text:p>-84,1</text:p>
          </table:table-cell>
          <table:table-cell table:formula="of:=[.C1345]-5.88" office:value-type="float" office:value="-89.942851" calcext:value-type="float">
            <text:p>-89,9</text:p>
          </table:table-cell>
          <table:table-cell table:formula="of:=[.D1345]-[.B1345]" office:value-type="float" office:value="2.42340600000001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14481.079102" calcext:value-type="float">
            <text:p>14481,1</text:p>
          </table:table-cell>
          <table:table-cell office:value-type="float" office:value="-96.899094" calcext:value-type="float">
            <text:p>-96,9</text:p>
          </table:table-cell>
          <table:table-cell office:value-type="float" office:value="-86.356049" calcext:value-type="float">
            <text:p>-86,4</text:p>
          </table:table-cell>
          <table:table-cell table:formula="of:=[.C1346]-5.88" office:value-type="float" office:value="-92.236049" calcext:value-type="float">
            <text:p>-92,2</text:p>
          </table:table-cell>
          <table:table-cell table:formula="of:=[.D1346]-[.B1346]" office:value-type="float" office:value="4.66304500000001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14491.845703" calcext:value-type="float">
            <text:p>14491,8</text:p>
          </table:table-cell>
          <table:table-cell office:value-type="float" office:value="-95.427948" calcext:value-type="float">
            <text:p>-95,4</text:p>
          </table:table-cell>
          <table:table-cell office:value-type="float" office:value="-90.083321" calcext:value-type="float">
            <text:p>-90,1</text:p>
          </table:table-cell>
          <table:table-cell table:formula="of:=[.C1347]-5.88" office:value-type="float" office:value="-95.963321" calcext:value-type="float">
            <text:p>-96,0</text:p>
          </table:table-cell>
          <table:table-cell table:formula="of:=[.D1347]-[.B1347]" office:value-type="float" office:value="-0.535372999999993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4502.612305" calcext:value-type="float">
            <text:p>14502,6</text:p>
          </table:table-cell>
          <table:table-cell office:value-type="float" office:value="-95.035667" calcext:value-type="float">
            <text:p>-95,0</text:p>
          </table:table-cell>
          <table:table-cell office:value-type="float" office:value="-94.214508" calcext:value-type="float">
            <text:p>-94,2</text:p>
          </table:table-cell>
          <table:table-cell table:formula="of:=[.C1348]-5.88" office:value-type="float" office:value="-100.094508" calcext:value-type="float">
            <text:p>-100,1</text:p>
          </table:table-cell>
          <table:table-cell table:formula="of:=[.D1348]-[.B1348]" office:value-type="float" office:value="-5.05884099999999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14513.378906" calcext:value-type="float">
            <text:p>14513,4</text:p>
          </table:table-cell>
          <table:table-cell office:value-type="float" office:value="-94.687416" calcext:value-type="float">
            <text:p>-94,7</text:p>
          </table:table-cell>
          <table:table-cell office:value-type="float" office:value="-95.862564" calcext:value-type="float">
            <text:p>-95,9</text:p>
          </table:table-cell>
          <table:table-cell table:formula="of:=[.C1349]-5.88" office:value-type="float" office:value="-101.742564" calcext:value-type="float">
            <text:p>-101,7</text:p>
          </table:table-cell>
          <table:table-cell table:formula="of:=[.D1349]-[.B1349]" office:value-type="float" office:value="-7.055148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14524.145508" calcext:value-type="float">
            <text:p>14524,1</text:p>
          </table:table-cell>
          <table:table-cell office:value-type="float" office:value="-94.618927" calcext:value-type="float">
            <text:p>-94,6</text:p>
          </table:table-cell>
          <table:table-cell office:value-type="float" office:value="-92.627686" calcext:value-type="float">
            <text:p>-92,6</text:p>
          </table:table-cell>
          <table:table-cell table:formula="of:=[.C1350]-5.88" office:value-type="float" office:value="-98.507686" calcext:value-type="float">
            <text:p>-98,5</text:p>
          </table:table-cell>
          <table:table-cell table:formula="of:=[.D1350]-[.B1350]" office:value-type="float" office:value="-3.888758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4534.912109" calcext:value-type="float">
            <text:p>14534,9</text:p>
          </table:table-cell>
          <table:table-cell office:value-type="float" office:value="-94.108093" calcext:value-type="float">
            <text:p>-94,1</text:p>
          </table:table-cell>
          <table:table-cell office:value-type="float" office:value="-94.008751" calcext:value-type="float">
            <text:p>-94,0</text:p>
          </table:table-cell>
          <table:table-cell table:formula="of:=[.C1351]-5.88" office:value-type="float" office:value="-99.888751" calcext:value-type="float">
            <text:p>-99,9</text:p>
          </table:table-cell>
          <table:table-cell table:formula="of:=[.D1351]-[.B1351]" office:value-type="float" office:value="-5.780658" calcext:value-type="float">
            <text:p>-5,8</text:p>
          </table:table-cell>
          <table:table-cell table:number-columns-repeated="1019"/>
        </table:table-row>
        <table:table-row table:style-name="ro1">
          <table:table-cell office:value-type="float" office:value="14545.678711" calcext:value-type="float">
            <text:p>14545,7</text:p>
          </table:table-cell>
          <table:table-cell office:value-type="float" office:value="-94.006256" calcext:value-type="float">
            <text:p>-94,0</text:p>
          </table:table-cell>
          <table:table-cell office:value-type="float" office:value="-92.974884" calcext:value-type="float">
            <text:p>-93,0</text:p>
          </table:table-cell>
          <table:table-cell table:formula="of:=[.C1352]-5.88" office:value-type="float" office:value="-98.854884" calcext:value-type="float">
            <text:p>-98,9</text:p>
          </table:table-cell>
          <table:table-cell table:formula="of:=[.D1352]-[.B1352]" office:value-type="float" office:value="-4.84862800000001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4556.445312" calcext:value-type="float">
            <text:p>14556,4</text:p>
          </table:table-cell>
          <table:table-cell office:value-type="float" office:value="-94.764824" calcext:value-type="float">
            <text:p>-94,8</text:p>
          </table:table-cell>
          <table:table-cell office:value-type="float" office:value="-86.986038" calcext:value-type="float">
            <text:p>-87,0</text:p>
          </table:table-cell>
          <table:table-cell table:formula="of:=[.C1353]-5.88" office:value-type="float" office:value="-92.866038" calcext:value-type="float">
            <text:p>-92,9</text:p>
          </table:table-cell>
          <table:table-cell table:formula="of:=[.D1353]-[.B1353]" office:value-type="float" office:value="1.89878600000002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14567.211914" calcext:value-type="float">
            <text:p>14567,2</text:p>
          </table:table-cell>
          <table:table-cell office:value-type="float" office:value="-95.954773" calcext:value-type="float">
            <text:p>-96,0</text:p>
          </table:table-cell>
          <table:table-cell office:value-type="float" office:value="-86.196022" calcext:value-type="float">
            <text:p>-86,2</text:p>
          </table:table-cell>
          <table:table-cell table:formula="of:=[.C1354]-5.88" office:value-type="float" office:value="-92.076022" calcext:value-type="float">
            <text:p>-92,1</text:p>
          </table:table-cell>
          <table:table-cell table:formula="of:=[.D1354]-[.B1354]" office:value-type="float" office:value="3.87875100000001" calcext:value-type="float">
            <text:p>3,9</text:p>
          </table:table-cell>
          <table:table-cell table:number-columns-repeated="1019"/>
        </table:table-row>
        <table:table-row table:style-name="ro1">
          <table:table-cell office:value-type="float" office:value="14577.978516" calcext:value-type="float">
            <text:p>14578,0</text:p>
          </table:table-cell>
          <table:table-cell office:value-type="float" office:value="-91.893288" calcext:value-type="float">
            <text:p>-91,9</text:p>
          </table:table-cell>
          <table:table-cell office:value-type="float" office:value="-91.926041" calcext:value-type="float">
            <text:p>-91,9</text:p>
          </table:table-cell>
          <table:table-cell table:formula="of:=[.C1355]-5.88" office:value-type="float" office:value="-97.806041" calcext:value-type="float">
            <text:p>-97,8</text:p>
          </table:table-cell>
          <table:table-cell table:formula="of:=[.D1355]-[.B1355]" office:value-type="float" office:value="-5.912753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14588.745117" calcext:value-type="float">
            <text:p>14588,7</text:p>
          </table:table-cell>
          <table:table-cell office:value-type="float" office:value="-89.873169" calcext:value-type="float">
            <text:p>-89,9</text:p>
          </table:table-cell>
          <table:table-cell office:value-type="float" office:value="-89.626419" calcext:value-type="float">
            <text:p>-89,6</text:p>
          </table:table-cell>
          <table:table-cell table:formula="of:=[.C1356]-5.88" office:value-type="float" office:value="-95.506419" calcext:value-type="float">
            <text:p>-95,5</text:p>
          </table:table-cell>
          <table:table-cell table:formula="of:=[.D1356]-[.B1356]" office:value-type="float" office:value="-5.633249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4599.511719" calcext:value-type="float">
            <text:p>14599,5</text:p>
          </table:table-cell>
          <table:table-cell office:value-type="float" office:value="-91.015976" calcext:value-type="float">
            <text:p>-91,0</text:p>
          </table:table-cell>
          <table:table-cell office:value-type="float" office:value="-90.817268" calcext:value-type="float">
            <text:p>-90,8</text:p>
          </table:table-cell>
          <table:table-cell table:formula="of:=[.C1357]-5.88" office:value-type="float" office:value="-96.697268" calcext:value-type="float">
            <text:p>-96,7</text:p>
          </table:table-cell>
          <table:table-cell table:formula="of:=[.D1357]-[.B1357]" office:value-type="float" office:value="-5.681292" calcext:value-type="float">
            <text:p>-5,7</text:p>
          </table:table-cell>
          <table:table-cell table:number-columns-repeated="1019"/>
        </table:table-row>
        <table:table-row table:style-name="ro1">
          <table:table-cell office:value-type="float" office:value="14610.27832" calcext:value-type="float">
            <text:p>14610,3</text:p>
          </table:table-cell>
          <table:table-cell office:value-type="float" office:value="-90.921982" calcext:value-type="float">
            <text:p>-90,9</text:p>
          </table:table-cell>
          <table:table-cell office:value-type="float" office:value="-87.85965" calcext:value-type="float">
            <text:p>-87,9</text:p>
          </table:table-cell>
          <table:table-cell table:formula="of:=[.C1358]-5.88" office:value-type="float" office:value="-93.73965" calcext:value-type="float">
            <text:p>-93,7</text:p>
          </table:table-cell>
          <table:table-cell table:formula="of:=[.D1358]-[.B1358]" office:value-type="float" office:value="-2.817668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4621.044922" calcext:value-type="float">
            <text:p>14621,0</text:p>
          </table:table-cell>
          <table:table-cell office:value-type="float" office:value="-92.643608" calcext:value-type="float">
            <text:p>-92,6</text:p>
          </table:table-cell>
          <table:table-cell office:value-type="float" office:value="-89.91082" calcext:value-type="float">
            <text:p>-89,9</text:p>
          </table:table-cell>
          <table:table-cell table:formula="of:=[.C1359]-5.88" office:value-type="float" office:value="-95.79082" calcext:value-type="float">
            <text:p>-95,8</text:p>
          </table:table-cell>
          <table:table-cell table:formula="of:=[.D1359]-[.B1359]" office:value-type="float" office:value="-3.147212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4631.811523" calcext:value-type="float">
            <text:p>14631,8</text:p>
          </table:table-cell>
          <table:table-cell office:value-type="float" office:value="-93.278572" calcext:value-type="float">
            <text:p>-93,3</text:p>
          </table:table-cell>
          <table:table-cell office:value-type="float" office:value="-90.134232" calcext:value-type="float">
            <text:p>-90,1</text:p>
          </table:table-cell>
          <table:table-cell table:formula="of:=[.C1360]-5.88" office:value-type="float" office:value="-96.014232" calcext:value-type="float">
            <text:p>-96,0</text:p>
          </table:table-cell>
          <table:table-cell table:formula="of:=[.D1360]-[.B1360]" office:value-type="float" office:value="-2.73566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4642.578125" calcext:value-type="float">
            <text:p>14642,6</text:p>
          </table:table-cell>
          <table:table-cell office:value-type="float" office:value="-93.442589" calcext:value-type="float">
            <text:p>-93,4</text:p>
          </table:table-cell>
          <table:table-cell office:value-type="float" office:value="-91.739677" calcext:value-type="float">
            <text:p>-91,7</text:p>
          </table:table-cell>
          <table:table-cell table:formula="of:=[.C1361]-5.88" office:value-type="float" office:value="-97.619677" calcext:value-type="float">
            <text:p>-97,6</text:p>
          </table:table-cell>
          <table:table-cell table:formula="of:=[.D1361]-[.B1361]" office:value-type="float" office:value="-4.177088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4653.344727" calcext:value-type="float">
            <text:p>14653,3</text:p>
          </table:table-cell>
          <table:table-cell office:value-type="float" office:value="-93.770576" calcext:value-type="float">
            <text:p>-93,8</text:p>
          </table:table-cell>
          <table:table-cell office:value-type="float" office:value="-92.727798" calcext:value-type="float">
            <text:p>-92,7</text:p>
          </table:table-cell>
          <table:table-cell table:formula="of:=[.C1362]-5.88" office:value-type="float" office:value="-98.607798" calcext:value-type="float">
            <text:p>-98,6</text:p>
          </table:table-cell>
          <table:table-cell table:formula="of:=[.D1362]-[.B1362]" office:value-type="float" office:value="-4.837222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4664.111328" calcext:value-type="float">
            <text:p>14664,1</text:p>
          </table:table-cell>
          <table:table-cell office:value-type="float" office:value="-91.889" calcext:value-type="float">
            <text:p>-91,9</text:p>
          </table:table-cell>
          <table:table-cell office:value-type="float" office:value="-89.994118" calcext:value-type="float">
            <text:p>-90,0</text:p>
          </table:table-cell>
          <table:table-cell table:formula="of:=[.C1363]-5.88" office:value-type="float" office:value="-95.874118" calcext:value-type="float">
            <text:p>-95,9</text:p>
          </table:table-cell>
          <table:table-cell table:formula="of:=[.D1363]-[.B1363]" office:value-type="float" office:value="-3.985118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4674.87793" calcext:value-type="float">
            <text:p>14674,9</text:p>
          </table:table-cell>
          <table:table-cell office:value-type="float" office:value="-91.904388" calcext:value-type="float">
            <text:p>-91,9</text:p>
          </table:table-cell>
          <table:table-cell office:value-type="float" office:value="-89.221107" calcext:value-type="float">
            <text:p>-89,2</text:p>
          </table:table-cell>
          <table:table-cell table:formula="of:=[.C1364]-5.88" office:value-type="float" office:value="-95.101107" calcext:value-type="float">
            <text:p>-95,1</text:p>
          </table:table-cell>
          <table:table-cell table:formula="of:=[.D1364]-[.B1364]" office:value-type="float" office:value="-3.19671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4685.644531" calcext:value-type="float">
            <text:p>14685,6</text:p>
          </table:table-cell>
          <table:table-cell office:value-type="float" office:value="-91.473511" calcext:value-type="float">
            <text:p>-91,5</text:p>
          </table:table-cell>
          <table:table-cell office:value-type="float" office:value="-93.460983" calcext:value-type="float">
            <text:p>-93,5</text:p>
          </table:table-cell>
          <table:table-cell table:formula="of:=[.C1365]-5.88" office:value-type="float" office:value="-99.340983" calcext:value-type="float">
            <text:p>-99,3</text:p>
          </table:table-cell>
          <table:table-cell table:formula="of:=[.D1365]-[.B1365]" office:value-type="float" office:value="-7.86747199999999" calcext:value-type="float">
            <text:p>-7,9</text:p>
          </table:table-cell>
          <table:table-cell table:number-columns-repeated="1019"/>
        </table:table-row>
        <table:table-row table:style-name="ro1">
          <table:table-cell office:value-type="float" office:value="14696.411133" calcext:value-type="float">
            <text:p>14696,4</text:p>
          </table:table-cell>
          <table:table-cell office:value-type="float" office:value="-92.679626" calcext:value-type="float">
            <text:p>-92,7</text:p>
          </table:table-cell>
          <table:table-cell office:value-type="float" office:value="-91.58065" calcext:value-type="float">
            <text:p>-91,6</text:p>
          </table:table-cell>
          <table:table-cell table:formula="of:=[.C1366]-5.88" office:value-type="float" office:value="-97.46065" calcext:value-type="float">
            <text:p>-97,5</text:p>
          </table:table-cell>
          <table:table-cell table:formula="of:=[.D1366]-[.B1366]" office:value-type="float" office:value="-4.781024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4707.177734" calcext:value-type="float">
            <text:p>14707,2</text:p>
          </table:table-cell>
          <table:table-cell office:value-type="float" office:value="-94.320198" calcext:value-type="float">
            <text:p>-94,3</text:p>
          </table:table-cell>
          <table:table-cell office:value-type="float" office:value="-94.624054" calcext:value-type="float">
            <text:p>-94,6</text:p>
          </table:table-cell>
          <table:table-cell table:formula="of:=[.C1367]-5.88" office:value-type="float" office:value="-100.504054" calcext:value-type="float">
            <text:p>-100,5</text:p>
          </table:table-cell>
          <table:table-cell table:formula="of:=[.D1367]-[.B1367]" office:value-type="float" office:value="-6.18385599999999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4717.944336" calcext:value-type="float">
            <text:p>14717,9</text:p>
          </table:table-cell>
          <table:table-cell office:value-type="float" office:value="-96.759956" calcext:value-type="float">
            <text:p>-96,8</text:p>
          </table:table-cell>
          <table:table-cell office:value-type="float" office:value="-89.663689" calcext:value-type="float">
            <text:p>-89,7</text:p>
          </table:table-cell>
          <table:table-cell table:formula="of:=[.C1368]-5.88" office:value-type="float" office:value="-95.543689" calcext:value-type="float">
            <text:p>-95,5</text:p>
          </table:table-cell>
          <table:table-cell table:formula="of:=[.D1368]-[.B1368]" office:value-type="float" office:value="1.216267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4728.710938" calcext:value-type="float">
            <text:p>14728,7</text:p>
          </table:table-cell>
          <table:table-cell office:value-type="float" office:value="-94.813026" calcext:value-type="float">
            <text:p>-94,8</text:p>
          </table:table-cell>
          <table:table-cell office:value-type="float" office:value="-87.313286" calcext:value-type="float">
            <text:p>-87,3</text:p>
          </table:table-cell>
          <table:table-cell table:formula="of:=[.C1369]-5.88" office:value-type="float" office:value="-93.193286" calcext:value-type="float">
            <text:p>-93,2</text:p>
          </table:table-cell>
          <table:table-cell table:formula="of:=[.D1369]-[.B1369]" office:value-type="float" office:value="1.61973999999999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4739.477539" calcext:value-type="float">
            <text:p>14739,5</text:p>
          </table:table-cell>
          <table:table-cell office:value-type="float" office:value="-92.839043" calcext:value-type="float">
            <text:p>-92,8</text:p>
          </table:table-cell>
          <table:table-cell office:value-type="float" office:value="-86.167549" calcext:value-type="float">
            <text:p>-86,2</text:p>
          </table:table-cell>
          <table:table-cell table:formula="of:=[.C1370]-5.88" office:value-type="float" office:value="-92.047549" calcext:value-type="float">
            <text:p>-92,0</text:p>
          </table:table-cell>
          <table:table-cell table:formula="of:=[.D1370]-[.B1370]" office:value-type="float" office:value="0.791494000000014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4750.244141" calcext:value-type="float">
            <text:p>14750,2</text:p>
          </table:table-cell>
          <table:table-cell office:value-type="float" office:value="-91.642082" calcext:value-type="float">
            <text:p>-91,6</text:p>
          </table:table-cell>
          <table:table-cell office:value-type="float" office:value="-88.48465" calcext:value-type="float">
            <text:p>-88,5</text:p>
          </table:table-cell>
          <table:table-cell table:formula="of:=[.C1371]-5.88" office:value-type="float" office:value="-94.36465" calcext:value-type="float">
            <text:p>-94,4</text:p>
          </table:table-cell>
          <table:table-cell table:formula="of:=[.D1371]-[.B1371]" office:value-type="float" office:value="-2.722568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4761.010742" calcext:value-type="float">
            <text:p>14761,0</text:p>
          </table:table-cell>
          <table:table-cell office:value-type="float" office:value="-93.746948" calcext:value-type="float">
            <text:p>-93,7</text:p>
          </table:table-cell>
          <table:table-cell office:value-type="float" office:value="-90.283249" calcext:value-type="float">
            <text:p>-90,3</text:p>
          </table:table-cell>
          <table:table-cell table:formula="of:=[.C1372]-5.88" office:value-type="float" office:value="-96.163249" calcext:value-type="float">
            <text:p>-96,2</text:p>
          </table:table-cell>
          <table:table-cell table:formula="of:=[.D1372]-[.B1372]" office:value-type="float" office:value="-2.416300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4771.777344" calcext:value-type="float">
            <text:p>14771,8</text:p>
          </table:table-cell>
          <table:table-cell office:value-type="float" office:value="-93.590012" calcext:value-type="float">
            <text:p>-93,6</text:p>
          </table:table-cell>
          <table:table-cell office:value-type="float" office:value="-90.816376" calcext:value-type="float">
            <text:p>-90,8</text:p>
          </table:table-cell>
          <table:table-cell table:formula="of:=[.C1373]-5.88" office:value-type="float" office:value="-96.696376" calcext:value-type="float">
            <text:p>-96,7</text:p>
          </table:table-cell>
          <table:table-cell table:formula="of:=[.D1373]-[.B1373]" office:value-type="float" office:value="-3.106364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4782.543945" calcext:value-type="float">
            <text:p>14782,5</text:p>
          </table:table-cell>
          <table:table-cell office:value-type="float" office:value="-93.700356" calcext:value-type="float">
            <text:p>-93,7</text:p>
          </table:table-cell>
          <table:table-cell office:value-type="float" office:value="-91.086967" calcext:value-type="float">
            <text:p>-91,1</text:p>
          </table:table-cell>
          <table:table-cell table:formula="of:=[.C1374]-5.88" office:value-type="float" office:value="-96.966967" calcext:value-type="float">
            <text:p>-97,0</text:p>
          </table:table-cell>
          <table:table-cell table:formula="of:=[.D1374]-[.B1374]" office:value-type="float" office:value="-3.266611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4793.310547" calcext:value-type="float">
            <text:p>14793,3</text:p>
          </table:table-cell>
          <table:table-cell office:value-type="float" office:value="-92.619148" calcext:value-type="float">
            <text:p>-92,6</text:p>
          </table:table-cell>
          <table:table-cell office:value-type="float" office:value="-90.539284" calcext:value-type="float">
            <text:p>-90,5</text:p>
          </table:table-cell>
          <table:table-cell table:formula="of:=[.C1375]-5.88" office:value-type="float" office:value="-96.419284" calcext:value-type="float">
            <text:p>-96,4</text:p>
          </table:table-cell>
          <table:table-cell table:formula="of:=[.D1375]-[.B1375]" office:value-type="float" office:value="-3.800135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14804.077148" calcext:value-type="float">
            <text:p>14804,1</text:p>
          </table:table-cell>
          <table:table-cell office:value-type="float" office:value="-90.901367" calcext:value-type="float">
            <text:p>-90,9</text:p>
          </table:table-cell>
          <table:table-cell office:value-type="float" office:value="-89.966393" calcext:value-type="float">
            <text:p>-90,0</text:p>
          </table:table-cell>
          <table:table-cell table:formula="of:=[.C1376]-5.88" office:value-type="float" office:value="-95.846393" calcext:value-type="float">
            <text:p>-95,8</text:p>
          </table:table-cell>
          <table:table-cell table:formula="of:=[.D1376]-[.B1376]" office:value-type="float" office:value="-4.945026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4814.84375" calcext:value-type="float">
            <text:p>14814,8</text:p>
          </table:table-cell>
          <table:table-cell office:value-type="float" office:value="-92.069328" calcext:value-type="float">
            <text:p>-92,1</text:p>
          </table:table-cell>
          <table:table-cell office:value-type="float" office:value="-86.975716" calcext:value-type="float">
            <text:p>-87,0</text:p>
          </table:table-cell>
          <table:table-cell table:formula="of:=[.C1377]-5.88" office:value-type="float" office:value="-92.855716" calcext:value-type="float">
            <text:p>-92,9</text:p>
          </table:table-cell>
          <table:table-cell table:formula="of:=[.D1377]-[.B1377]" office:value-type="float" office:value="-0.786388000000002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4825.610352" calcext:value-type="float">
            <text:p>14825,6</text:p>
          </table:table-cell>
          <table:table-cell office:value-type="float" office:value="-89.793159" calcext:value-type="float">
            <text:p>-89,8</text:p>
          </table:table-cell>
          <table:table-cell office:value-type="float" office:value="-84.320686" calcext:value-type="float">
            <text:p>-84,3</text:p>
          </table:table-cell>
          <table:table-cell table:formula="of:=[.C1378]-5.88" office:value-type="float" office:value="-90.200686" calcext:value-type="float">
            <text:p>-90,2</text:p>
          </table:table-cell>
          <table:table-cell table:formula="of:=[.D1378]-[.B1378]" office:value-type="float" office:value="-0.407526999999988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4836.376953" calcext:value-type="float">
            <text:p>14836,4</text:p>
          </table:table-cell>
          <table:table-cell office:value-type="float" office:value="-89.952942" calcext:value-type="float">
            <text:p>-90,0</text:p>
          </table:table-cell>
          <table:table-cell office:value-type="float" office:value="-85.943726" calcext:value-type="float">
            <text:p>-85,9</text:p>
          </table:table-cell>
          <table:table-cell table:formula="of:=[.C1379]-5.88" office:value-type="float" office:value="-91.823726" calcext:value-type="float">
            <text:p>-91,8</text:p>
          </table:table-cell>
          <table:table-cell table:formula="of:=[.D1379]-[.B1379]" office:value-type="float" office:value="-1.870784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4847.143555" calcext:value-type="float">
            <text:p>14847,1</text:p>
          </table:table-cell>
          <table:table-cell office:value-type="float" office:value="-90.662346" calcext:value-type="float">
            <text:p>-90,7</text:p>
          </table:table-cell>
          <table:table-cell office:value-type="float" office:value="-86.775536" calcext:value-type="float">
            <text:p>-86,8</text:p>
          </table:table-cell>
          <table:table-cell table:formula="of:=[.C1380]-5.88" office:value-type="float" office:value="-92.655536" calcext:value-type="float">
            <text:p>-92,7</text:p>
          </table:table-cell>
          <table:table-cell table:formula="of:=[.D1380]-[.B1380]" office:value-type="float" office:value="-1.9931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4857.910156" calcext:value-type="float">
            <text:p>14857,9</text:p>
          </table:table-cell>
          <table:table-cell office:value-type="float" office:value="-91.640778" calcext:value-type="float">
            <text:p>-91,6</text:p>
          </table:table-cell>
          <table:table-cell office:value-type="float" office:value="-82.967499" calcext:value-type="float">
            <text:p>-83,0</text:p>
          </table:table-cell>
          <table:table-cell table:formula="of:=[.C1381]-5.88" office:value-type="float" office:value="-88.847499" calcext:value-type="float">
            <text:p>-88,8</text:p>
          </table:table-cell>
          <table:table-cell table:formula="of:=[.D1381]-[.B1381]" office:value-type="float" office:value="2.793279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14868.676758" calcext:value-type="float">
            <text:p>14868,7</text:p>
          </table:table-cell>
          <table:table-cell office:value-type="float" office:value="-92.332726" calcext:value-type="float">
            <text:p>-92,3</text:p>
          </table:table-cell>
          <table:table-cell office:value-type="float" office:value="-85.434814" calcext:value-type="float">
            <text:p>-85,4</text:p>
          </table:table-cell>
          <table:table-cell table:formula="of:=[.C1382]-5.88" office:value-type="float" office:value="-91.314814" calcext:value-type="float">
            <text:p>-91,3</text:p>
          </table:table-cell>
          <table:table-cell table:formula="of:=[.D1382]-[.B1382]" office:value-type="float" office:value="1.017912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4879.443359" calcext:value-type="float">
            <text:p>14879,4</text:p>
          </table:table-cell>
          <table:table-cell office:value-type="float" office:value="-93.391029" calcext:value-type="float">
            <text:p>-93,4</text:p>
          </table:table-cell>
          <table:table-cell office:value-type="float" office:value="-89.320374" calcext:value-type="float">
            <text:p>-89,3</text:p>
          </table:table-cell>
          <table:table-cell table:formula="of:=[.C1383]-5.88" office:value-type="float" office:value="-95.200374" calcext:value-type="float">
            <text:p>-95,2</text:p>
          </table:table-cell>
          <table:table-cell table:formula="of:=[.D1383]-[.B1383]" office:value-type="float" office:value="-1.809344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4890.209961" calcext:value-type="float">
            <text:p>14890,2</text:p>
          </table:table-cell>
          <table:table-cell office:value-type="float" office:value="-91.399384" calcext:value-type="float">
            <text:p>-91,4</text:p>
          </table:table-cell>
          <table:table-cell office:value-type="float" office:value="-90.109558" calcext:value-type="float">
            <text:p>-90,1</text:p>
          </table:table-cell>
          <table:table-cell table:formula="of:=[.C1384]-5.88" office:value-type="float" office:value="-95.989558" calcext:value-type="float">
            <text:p>-96,0</text:p>
          </table:table-cell>
          <table:table-cell table:formula="of:=[.D1384]-[.B1384]" office:value-type="float" office:value="-4.590174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4900.976562" calcext:value-type="float">
            <text:p>14901,0</text:p>
          </table:table-cell>
          <table:table-cell office:value-type="float" office:value="-92.943993" calcext:value-type="float">
            <text:p>-92,9</text:p>
          </table:table-cell>
          <table:table-cell office:value-type="float" office:value="-90.842758" calcext:value-type="float">
            <text:p>-90,8</text:p>
          </table:table-cell>
          <table:table-cell table:formula="of:=[.C1385]-5.88" office:value-type="float" office:value="-96.722758" calcext:value-type="float">
            <text:p>-96,7</text:p>
          </table:table-cell>
          <table:table-cell table:formula="of:=[.D1385]-[.B1385]" office:value-type="float" office:value="-3.778764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14911.743164" calcext:value-type="float">
            <text:p>14911,7</text:p>
          </table:table-cell>
          <table:table-cell office:value-type="float" office:value="-93.056458" calcext:value-type="float">
            <text:p>-93,1</text:p>
          </table:table-cell>
          <table:table-cell office:value-type="float" office:value="-91.657738" calcext:value-type="float">
            <text:p>-91,7</text:p>
          </table:table-cell>
          <table:table-cell table:formula="of:=[.C1386]-5.88" office:value-type="float" office:value="-97.537738" calcext:value-type="float">
            <text:p>-97,5</text:p>
          </table:table-cell>
          <table:table-cell table:formula="of:=[.D1386]-[.B1386]" office:value-type="float" office:value="-4.48127999999998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4922.509766" calcext:value-type="float">
            <text:p>14922,5</text:p>
          </table:table-cell>
          <table:table-cell office:value-type="float" office:value="-94.150482" calcext:value-type="float">
            <text:p>-94,2</text:p>
          </table:table-cell>
          <table:table-cell office:value-type="float" office:value="-94.346375" calcext:value-type="float">
            <text:p>-94,3</text:p>
          </table:table-cell>
          <table:table-cell table:formula="of:=[.C1387]-5.88" office:value-type="float" office:value="-100.226375" calcext:value-type="float">
            <text:p>-100,2</text:p>
          </table:table-cell>
          <table:table-cell table:formula="of:=[.D1387]-[.B1387]" office:value-type="float" office:value="-6.07589299999999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14933.276367" calcext:value-type="float">
            <text:p>14933,3</text:p>
          </table:table-cell>
          <table:table-cell office:value-type="float" office:value="-94.10601" calcext:value-type="float">
            <text:p>-94,1</text:p>
          </table:table-cell>
          <table:table-cell office:value-type="float" office:value="-90.538918" calcext:value-type="float">
            <text:p>-90,5</text:p>
          </table:table-cell>
          <table:table-cell table:formula="of:=[.C1388]-5.88" office:value-type="float" office:value="-96.418918" calcext:value-type="float">
            <text:p>-96,4</text:p>
          </table:table-cell>
          <table:table-cell table:formula="of:=[.D1388]-[.B1388]" office:value-type="float" office:value="-2.312907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4944.042969" calcext:value-type="float">
            <text:p>14944,0</text:p>
          </table:table-cell>
          <table:table-cell office:value-type="float" office:value="-93.735458" calcext:value-type="float">
            <text:p>-93,7</text:p>
          </table:table-cell>
          <table:table-cell office:value-type="float" office:value="-88.279472" calcext:value-type="float">
            <text:p>-88,3</text:p>
          </table:table-cell>
          <table:table-cell table:formula="of:=[.C1389]-5.88" office:value-type="float" office:value="-94.159472" calcext:value-type="float">
            <text:p>-94,2</text:p>
          </table:table-cell>
          <table:table-cell table:formula="of:=[.D1389]-[.B1389]" office:value-type="float" office:value="-0.424014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4954.80957" calcext:value-type="float">
            <text:p>14954,8</text:p>
          </table:table-cell>
          <table:table-cell office:value-type="float" office:value="-94.697739" calcext:value-type="float">
            <text:p>-94,7</text:p>
          </table:table-cell>
          <table:table-cell office:value-type="float" office:value="-88.627495" calcext:value-type="float">
            <text:p>-88,6</text:p>
          </table:table-cell>
          <table:table-cell table:formula="of:=[.C1390]-5.88" office:value-type="float" office:value="-94.507495" calcext:value-type="float">
            <text:p>-94,5</text:p>
          </table:table-cell>
          <table:table-cell table:formula="of:=[.D1390]-[.B1390]" office:value-type="float" office:value="0.190244000000007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4965.576172" calcext:value-type="float">
            <text:p>14965,6</text:p>
          </table:table-cell>
          <table:table-cell office:value-type="float" office:value="-95.509163" calcext:value-type="float">
            <text:p>-95,5</text:p>
          </table:table-cell>
          <table:table-cell office:value-type="float" office:value="-88.387985" calcext:value-type="float">
            <text:p>-88,4</text:p>
          </table:table-cell>
          <table:table-cell table:formula="of:=[.C1391]-5.88" office:value-type="float" office:value="-94.267985" calcext:value-type="float">
            <text:p>-94,3</text:p>
          </table:table-cell>
          <table:table-cell table:formula="of:=[.D1391]-[.B1391]" office:value-type="float" office:value="1.24117800000001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4976.342773" calcext:value-type="float">
            <text:p>14976,3</text:p>
          </table:table-cell>
          <table:table-cell office:value-type="float" office:value="-95.470078" calcext:value-type="float">
            <text:p>-95,5</text:p>
          </table:table-cell>
          <table:table-cell office:value-type="float" office:value="-89.208015" calcext:value-type="float">
            <text:p>-89,2</text:p>
          </table:table-cell>
          <table:table-cell table:formula="of:=[.C1392]-5.88" office:value-type="float" office:value="-95.088015" calcext:value-type="float">
            <text:p>-95,1</text:p>
          </table:table-cell>
          <table:table-cell table:formula="of:=[.D1392]-[.B1392]" office:value-type="float" office:value="0.382063000000002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4987.109375" calcext:value-type="float">
            <text:p>14987,1</text:p>
          </table:table-cell>
          <table:table-cell office:value-type="float" office:value="-94.651443" calcext:value-type="float">
            <text:p>-94,7</text:p>
          </table:table-cell>
          <table:table-cell office:value-type="float" office:value="-90.849724" calcext:value-type="float">
            <text:p>-90,8</text:p>
          </table:table-cell>
          <table:table-cell table:formula="of:=[.C1393]-5.88" office:value-type="float" office:value="-96.729724" calcext:value-type="float">
            <text:p>-96,7</text:p>
          </table:table-cell>
          <table:table-cell table:formula="of:=[.D1393]-[.B1393]" office:value-type="float" office:value="-2.078280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4997.875977" calcext:value-type="float">
            <text:p>14997,9</text:p>
          </table:table-cell>
          <table:table-cell office:value-type="float" office:value="-94.906395" calcext:value-type="float">
            <text:p>-94,9</text:p>
          </table:table-cell>
          <table:table-cell office:value-type="float" office:value="-93.507034" calcext:value-type="float">
            <text:p>-93,5</text:p>
          </table:table-cell>
          <table:table-cell table:formula="of:=[.C1394]-5.88" office:value-type="float" office:value="-99.387034" calcext:value-type="float">
            <text:p>-99,4</text:p>
          </table:table-cell>
          <table:table-cell table:formula="of:=[.D1394]-[.B1394]" office:value-type="float" office:value="-4.48063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5008.642578" calcext:value-type="float">
            <text:p>15008,6</text:p>
          </table:table-cell>
          <table:table-cell office:value-type="float" office:value="-94.941154" calcext:value-type="float">
            <text:p>-94,9</text:p>
          </table:table-cell>
          <table:table-cell office:value-type="float" office:value="-90.981148" calcext:value-type="float">
            <text:p>-91,0</text:p>
          </table:table-cell>
          <table:table-cell table:formula="of:=[.C1395]-5.88" office:value-type="float" office:value="-96.861148" calcext:value-type="float">
            <text:p>-96,9</text:p>
          </table:table-cell>
          <table:table-cell table:formula="of:=[.D1395]-[.B1395]" office:value-type="float" office:value="-1.919994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5019.40918" calcext:value-type="float">
            <text:p>15019,4</text:p>
          </table:table-cell>
          <table:table-cell office:value-type="float" office:value="-94.365761" calcext:value-type="float">
            <text:p>-94,4</text:p>
          </table:table-cell>
          <table:table-cell office:value-type="float" office:value="-89.791458" calcext:value-type="float">
            <text:p>-89,8</text:p>
          </table:table-cell>
          <table:table-cell table:formula="of:=[.C1396]-5.88" office:value-type="float" office:value="-95.671458" calcext:value-type="float">
            <text:p>-95,7</text:p>
          </table:table-cell>
          <table:table-cell table:formula="of:=[.D1396]-[.B1396]" office:value-type="float" office:value="-1.305697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5030.175781" calcext:value-type="float">
            <text:p>15030,2</text:p>
          </table:table-cell>
          <table:table-cell office:value-type="float" office:value="-92.204163" calcext:value-type="float">
            <text:p>-92,2</text:p>
          </table:table-cell>
          <table:table-cell office:value-type="float" office:value="-91.004616" calcext:value-type="float">
            <text:p>-91,0</text:p>
          </table:table-cell>
          <table:table-cell table:formula="of:=[.C1397]-5.88" office:value-type="float" office:value="-96.884616" calcext:value-type="float">
            <text:p>-96,9</text:p>
          </table:table-cell>
          <table:table-cell table:formula="of:=[.D1397]-[.B1397]" office:value-type="float" office:value="-4.680453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5040.942383" calcext:value-type="float">
            <text:p>15040,9</text:p>
          </table:table-cell>
          <table:table-cell office:value-type="float" office:value="-92.790466" calcext:value-type="float">
            <text:p>-92,8</text:p>
          </table:table-cell>
          <table:table-cell office:value-type="float" office:value="-90.205391" calcext:value-type="float">
            <text:p>-90,2</text:p>
          </table:table-cell>
          <table:table-cell table:formula="of:=[.C1398]-5.88" office:value-type="float" office:value="-96.085391" calcext:value-type="float">
            <text:p>-96,1</text:p>
          </table:table-cell>
          <table:table-cell table:formula="of:=[.D1398]-[.B1398]" office:value-type="float" office:value="-3.29492500000001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5051.708984" calcext:value-type="float">
            <text:p>15051,7</text:p>
          </table:table-cell>
          <table:table-cell office:value-type="float" office:value="-91.899895" calcext:value-type="float">
            <text:p>-91,9</text:p>
          </table:table-cell>
          <table:table-cell office:value-type="float" office:value="-89.10183" calcext:value-type="float">
            <text:p>-89,1</text:p>
          </table:table-cell>
          <table:table-cell table:formula="of:=[.C1399]-5.88" office:value-type="float" office:value="-94.98183" calcext:value-type="float">
            <text:p>-95,0</text:p>
          </table:table-cell>
          <table:table-cell table:formula="of:=[.D1399]-[.B1399]" office:value-type="float" office:value="-3.081935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5062.475586" calcext:value-type="float">
            <text:p>15062,5</text:p>
          </table:table-cell>
          <table:table-cell office:value-type="float" office:value="-91.033646" calcext:value-type="float">
            <text:p>-91,0</text:p>
          </table:table-cell>
          <table:table-cell office:value-type="float" office:value="-89.822121" calcext:value-type="float">
            <text:p>-89,8</text:p>
          </table:table-cell>
          <table:table-cell table:formula="of:=[.C1400]-5.88" office:value-type="float" office:value="-95.702121" calcext:value-type="float">
            <text:p>-95,7</text:p>
          </table:table-cell>
          <table:table-cell table:formula="of:=[.D1400]-[.B1400]" office:value-type="float" office:value="-4.66847499999999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5073.242188" calcext:value-type="float">
            <text:p>15073,2</text:p>
          </table:table-cell>
          <table:table-cell office:value-type="float" office:value="-90.402077" calcext:value-type="float">
            <text:p>-90,4</text:p>
          </table:table-cell>
          <table:table-cell office:value-type="float" office:value="-92.828354" calcext:value-type="float">
            <text:p>-92,8</text:p>
          </table:table-cell>
          <table:table-cell table:formula="of:=[.C1401]-5.88" office:value-type="float" office:value="-98.708354" calcext:value-type="float">
            <text:p>-98,7</text:p>
          </table:table-cell>
          <table:table-cell table:formula="of:=[.D1401]-[.B1401]" office:value-type="float" office:value="-8.30627699999999" calcext:value-type="float">
            <text:p>-8,3</text:p>
          </table:table-cell>
          <table:table-cell table:number-columns-repeated="1019"/>
        </table:table-row>
        <table:table-row table:style-name="ro1">
          <table:table-cell office:value-type="float" office:value="15084.008789" calcext:value-type="float">
            <text:p>15084,0</text:p>
          </table:table-cell>
          <table:table-cell office:value-type="float" office:value="-91.753563" calcext:value-type="float">
            <text:p>-91,8</text:p>
          </table:table-cell>
          <table:table-cell office:value-type="float" office:value="-89.522011" calcext:value-type="float">
            <text:p>-89,5</text:p>
          </table:table-cell>
          <table:table-cell table:formula="of:=[.C1402]-5.88" office:value-type="float" office:value="-95.402011" calcext:value-type="float">
            <text:p>-95,4</text:p>
          </table:table-cell>
          <table:table-cell table:formula="of:=[.D1402]-[.B1402]" office:value-type="float" office:value="-3.648448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5094.775391" calcext:value-type="float">
            <text:p>15094,8</text:p>
          </table:table-cell>
          <table:table-cell office:value-type="float" office:value="-93.189087" calcext:value-type="float">
            <text:p>-93,2</text:p>
          </table:table-cell>
          <table:table-cell office:value-type="float" office:value="-90.780258" calcext:value-type="float">
            <text:p>-90,8</text:p>
          </table:table-cell>
          <table:table-cell table:formula="of:=[.C1403]-5.88" office:value-type="float" office:value="-96.660258" calcext:value-type="float">
            <text:p>-96,7</text:p>
          </table:table-cell>
          <table:table-cell table:formula="of:=[.D1403]-[.B1403]" office:value-type="float" office:value="-3.471171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5105.541992" calcext:value-type="float">
            <text:p>15105,5</text:p>
          </table:table-cell>
          <table:table-cell office:value-type="float" office:value="-94.069603" calcext:value-type="float">
            <text:p>-94,1</text:p>
          </table:table-cell>
          <table:table-cell office:value-type="float" office:value="-89.054649" calcext:value-type="float">
            <text:p>-89,1</text:p>
          </table:table-cell>
          <table:table-cell table:formula="of:=[.C1404]-5.88" office:value-type="float" office:value="-94.934649" calcext:value-type="float">
            <text:p>-94,9</text:p>
          </table:table-cell>
          <table:table-cell table:formula="of:=[.D1404]-[.B1404]" office:value-type="float" office:value="-0.865045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5116.308594" calcext:value-type="float">
            <text:p>15116,3</text:p>
          </table:table-cell>
          <table:table-cell office:value-type="float" office:value="-93.48037" calcext:value-type="float">
            <text:p>-93,5</text:p>
          </table:table-cell>
          <table:table-cell office:value-type="float" office:value="-89.08329" calcext:value-type="float">
            <text:p>-89,1</text:p>
          </table:table-cell>
          <table:table-cell table:formula="of:=[.C1405]-5.88" office:value-type="float" office:value="-94.96329" calcext:value-type="float">
            <text:p>-95,0</text:p>
          </table:table-cell>
          <table:table-cell table:formula="of:=[.D1405]-[.B1405]" office:value-type="float" office:value="-1.48292000000001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5127.075195" calcext:value-type="float">
            <text:p>15127,1</text:p>
          </table:table-cell>
          <table:table-cell office:value-type="float" office:value="-91.771729" calcext:value-type="float">
            <text:p>-91,8</text:p>
          </table:table-cell>
          <table:table-cell office:value-type="float" office:value="-91.278694" calcext:value-type="float">
            <text:p>-91,3</text:p>
          </table:table-cell>
          <table:table-cell table:formula="of:=[.C1406]-5.88" office:value-type="float" office:value="-97.158694" calcext:value-type="float">
            <text:p>-97,2</text:p>
          </table:table-cell>
          <table:table-cell table:formula="of:=[.D1406]-[.B1406]" office:value-type="float" office:value="-5.386965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15137.841797" calcext:value-type="float">
            <text:p>15137,8</text:p>
          </table:table-cell>
          <table:table-cell office:value-type="float" office:value="-92.669823" calcext:value-type="float">
            <text:p>-92,7</text:p>
          </table:table-cell>
          <table:table-cell office:value-type="float" office:value="-91.382851" calcext:value-type="float">
            <text:p>-91,4</text:p>
          </table:table-cell>
          <table:table-cell table:formula="of:=[.C1407]-5.88" office:value-type="float" office:value="-97.262851" calcext:value-type="float">
            <text:p>-97,3</text:p>
          </table:table-cell>
          <table:table-cell table:formula="of:=[.D1407]-[.B1407]" office:value-type="float" office:value="-4.593028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5148.608398" calcext:value-type="float">
            <text:p>15148,6</text:p>
          </table:table-cell>
          <table:table-cell office:value-type="float" office:value="-93.684647" calcext:value-type="float">
            <text:p>-93,7</text:p>
          </table:table-cell>
          <table:table-cell office:value-type="float" office:value="-91.726967" calcext:value-type="float">
            <text:p>-91,7</text:p>
          </table:table-cell>
          <table:table-cell table:formula="of:=[.C1408]-5.88" office:value-type="float" office:value="-97.606967" calcext:value-type="float">
            <text:p>-97,6</text:p>
          </table:table-cell>
          <table:table-cell table:formula="of:=[.D1408]-[.B1408]" office:value-type="float" office:value="-3.92232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5159.375" calcext:value-type="float">
            <text:p>15159,4</text:p>
          </table:table-cell>
          <table:table-cell office:value-type="float" office:value="-94.824135" calcext:value-type="float">
            <text:p>-94,8</text:p>
          </table:table-cell>
          <table:table-cell office:value-type="float" office:value="-89.898613" calcext:value-type="float">
            <text:p>-89,9</text:p>
          </table:table-cell>
          <table:table-cell table:formula="of:=[.C1409]-5.88" office:value-type="float" office:value="-95.778613" calcext:value-type="float">
            <text:p>-95,8</text:p>
          </table:table-cell>
          <table:table-cell table:formula="of:=[.D1409]-[.B1409]" office:value-type="float" office:value="-0.954477999999995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5170.141602" calcext:value-type="float">
            <text:p>15170,1</text:p>
          </table:table-cell>
          <table:table-cell office:value-type="float" office:value="-94.76815" calcext:value-type="float">
            <text:p>-94,8</text:p>
          </table:table-cell>
          <table:table-cell office:value-type="float" office:value="-88.240112" calcext:value-type="float">
            <text:p>-88,2</text:p>
          </table:table-cell>
          <table:table-cell table:formula="of:=[.C1410]-5.88" office:value-type="float" office:value="-94.120112" calcext:value-type="float">
            <text:p>-94,1</text:p>
          </table:table-cell>
          <table:table-cell table:formula="of:=[.D1410]-[.B1410]" office:value-type="float" office:value="0.64803800000001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5180.908203" calcext:value-type="float">
            <text:p>15180,9</text:p>
          </table:table-cell>
          <table:table-cell office:value-type="float" office:value="-92.373276" calcext:value-type="float">
            <text:p>-92,4</text:p>
          </table:table-cell>
          <table:table-cell office:value-type="float" office:value="-89.169785" calcext:value-type="float">
            <text:p>-89,2</text:p>
          </table:table-cell>
          <table:table-cell table:formula="of:=[.C1411]-5.88" office:value-type="float" office:value="-95.049785" calcext:value-type="float">
            <text:p>-95,0</text:p>
          </table:table-cell>
          <table:table-cell table:formula="of:=[.D1411]-[.B1411]" office:value-type="float" office:value="-2.67650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5191.674805" calcext:value-type="float">
            <text:p>15191,7</text:p>
          </table:table-cell>
          <table:table-cell office:value-type="float" office:value="-94.113144" calcext:value-type="float">
            <text:p>-94,1</text:p>
          </table:table-cell>
          <table:table-cell office:value-type="float" office:value="-89.233093" calcext:value-type="float">
            <text:p>-89,2</text:p>
          </table:table-cell>
          <table:table-cell table:formula="of:=[.C1412]-5.88" office:value-type="float" office:value="-95.113093" calcext:value-type="float">
            <text:p>-95,1</text:p>
          </table:table-cell>
          <table:table-cell table:formula="of:=[.D1412]-[.B1412]" office:value-type="float" office:value="-0.999948999999987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5202.441406" calcext:value-type="float">
            <text:p>15202,4</text:p>
          </table:table-cell>
          <table:table-cell office:value-type="float" office:value="-94.719688" calcext:value-type="float">
            <text:p>-94,7</text:p>
          </table:table-cell>
          <table:table-cell office:value-type="float" office:value="-88.209137" calcext:value-type="float">
            <text:p>-88,2</text:p>
          </table:table-cell>
          <table:table-cell table:formula="of:=[.C1413]-5.88" office:value-type="float" office:value="-94.089137" calcext:value-type="float">
            <text:p>-94,1</text:p>
          </table:table-cell>
          <table:table-cell table:formula="of:=[.D1413]-[.B1413]" office:value-type="float" office:value="0.630551000000011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5213.208008" calcext:value-type="float">
            <text:p>15213,2</text:p>
          </table:table-cell>
          <table:table-cell office:value-type="float" office:value="-94.268013" calcext:value-type="float">
            <text:p>-94,3</text:p>
          </table:table-cell>
          <table:table-cell office:value-type="float" office:value="-89.747665" calcext:value-type="float">
            <text:p>-89,7</text:p>
          </table:table-cell>
          <table:table-cell table:formula="of:=[.C1414]-5.88" office:value-type="float" office:value="-95.627665" calcext:value-type="float">
            <text:p>-95,6</text:p>
          </table:table-cell>
          <table:table-cell table:formula="of:=[.D1414]-[.B1414]" office:value-type="float" office:value="-1.359652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5223.974609" calcext:value-type="float">
            <text:p>15224,0</text:p>
          </table:table-cell>
          <table:table-cell office:value-type="float" office:value="-91.722908" calcext:value-type="float">
            <text:p>-91,7</text:p>
          </table:table-cell>
          <table:table-cell office:value-type="float" office:value="-88.347237" calcext:value-type="float">
            <text:p>-88,3</text:p>
          </table:table-cell>
          <table:table-cell table:formula="of:=[.C1415]-5.88" office:value-type="float" office:value="-94.227237" calcext:value-type="float">
            <text:p>-94,2</text:p>
          </table:table-cell>
          <table:table-cell table:formula="of:=[.D1415]-[.B1415]" office:value-type="float" office:value="-2.50432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5234.741211" calcext:value-type="float">
            <text:p>15234,7</text:p>
          </table:table-cell>
          <table:table-cell office:value-type="float" office:value="-89.008438" calcext:value-type="float">
            <text:p>-89,0</text:p>
          </table:table-cell>
          <table:table-cell office:value-type="float" office:value="-85.079338" calcext:value-type="float">
            <text:p>-85,1</text:p>
          </table:table-cell>
          <table:table-cell table:formula="of:=[.C1416]-5.88" office:value-type="float" office:value="-90.959338" calcext:value-type="float">
            <text:p>-91,0</text:p>
          </table:table-cell>
          <table:table-cell table:formula="of:=[.D1416]-[.B1416]" office:value-type="float" office:value="-1.950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5245.507812" calcext:value-type="float">
            <text:p>15245,5</text:p>
          </table:table-cell>
          <table:table-cell office:value-type="float" office:value="-86.267532" calcext:value-type="float">
            <text:p>-86,3</text:p>
          </table:table-cell>
          <table:table-cell office:value-type="float" office:value="-83.15303" calcext:value-type="float">
            <text:p>-83,2</text:p>
          </table:table-cell>
          <table:table-cell table:formula="of:=[.C1417]-5.88" office:value-type="float" office:value="-89.03303" calcext:value-type="float">
            <text:p>-89,0</text:p>
          </table:table-cell>
          <table:table-cell table:formula="of:=[.D1417]-[.B1417]" office:value-type="float" office:value="-2.765497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5256.274414" calcext:value-type="float">
            <text:p>15256,3</text:p>
          </table:table-cell>
          <table:table-cell office:value-type="float" office:value="-90.451088" calcext:value-type="float">
            <text:p>-90,5</text:p>
          </table:table-cell>
          <table:table-cell office:value-type="float" office:value="-85.23848" calcext:value-type="float">
            <text:p>-85,2</text:p>
          </table:table-cell>
          <table:table-cell table:formula="of:=[.C1418]-5.88" office:value-type="float" office:value="-91.11848" calcext:value-type="float">
            <text:p>-91,1</text:p>
          </table:table-cell>
          <table:table-cell table:formula="of:=[.D1418]-[.B1418]" office:value-type="float" office:value="-0.667391999999992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5267.041016" calcext:value-type="float">
            <text:p>15267,0</text:p>
          </table:table-cell>
          <table:table-cell office:value-type="float" office:value="-89.743767" calcext:value-type="float">
            <text:p>-89,7</text:p>
          </table:table-cell>
          <table:table-cell office:value-type="float" office:value="-85.589195" calcext:value-type="float">
            <text:p>-85,6</text:p>
          </table:table-cell>
          <table:table-cell table:formula="of:=[.C1419]-5.88" office:value-type="float" office:value="-91.469195" calcext:value-type="float">
            <text:p>-91,5</text:p>
          </table:table-cell>
          <table:table-cell table:formula="of:=[.D1419]-[.B1419]" office:value-type="float" office:value="-1.725427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5277.807617" calcext:value-type="float">
            <text:p>15277,8</text:p>
          </table:table-cell>
          <table:table-cell office:value-type="float" office:value="-85.432816" calcext:value-type="float">
            <text:p>-85,4</text:p>
          </table:table-cell>
          <table:table-cell office:value-type="float" office:value="-81.582222" calcext:value-type="float">
            <text:p>-81,6</text:p>
          </table:table-cell>
          <table:table-cell table:formula="of:=[.C1420]-5.88" office:value-type="float" office:value="-87.462222" calcext:value-type="float">
            <text:p>-87,5</text:p>
          </table:table-cell>
          <table:table-cell table:formula="of:=[.D1420]-[.B1420]" office:value-type="float" office:value="-2.029405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5288.574219" calcext:value-type="float">
            <text:p>15288,6</text:p>
          </table:table-cell>
          <table:table-cell office:value-type="float" office:value="-86.953766" calcext:value-type="float">
            <text:p>-87,0</text:p>
          </table:table-cell>
          <table:table-cell office:value-type="float" office:value="-82.278275" calcext:value-type="float">
            <text:p>-82,3</text:p>
          </table:table-cell>
          <table:table-cell table:formula="of:=[.C1421]-5.88" office:value-type="float" office:value="-88.158275" calcext:value-type="float">
            <text:p>-88,2</text:p>
          </table:table-cell>
          <table:table-cell table:formula="of:=[.D1421]-[.B1421]" office:value-type="float" office:value="-1.204508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5299.34082" calcext:value-type="float">
            <text:p>15299,3</text:p>
          </table:table-cell>
          <table:table-cell office:value-type="float" office:value="-93.5028" calcext:value-type="float">
            <text:p>-93,5</text:p>
          </table:table-cell>
          <table:table-cell office:value-type="float" office:value="-86.844124" calcext:value-type="float">
            <text:p>-86,8</text:p>
          </table:table-cell>
          <table:table-cell table:formula="of:=[.C1422]-5.88" office:value-type="float" office:value="-92.724124" calcext:value-type="float">
            <text:p>-92,7</text:p>
          </table:table-cell>
          <table:table-cell table:formula="of:=[.D1422]-[.B1422]" office:value-type="float" office:value="0.778676000000004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5310.107422" calcext:value-type="float">
            <text:p>15310,1</text:p>
          </table:table-cell>
          <table:table-cell office:value-type="float" office:value="-93.482285" calcext:value-type="float">
            <text:p>-93,5</text:p>
          </table:table-cell>
          <table:table-cell office:value-type="float" office:value="-89.535797" calcext:value-type="float">
            <text:p>-89,5</text:p>
          </table:table-cell>
          <table:table-cell table:formula="of:=[.C1423]-5.88" office:value-type="float" office:value="-95.415797" calcext:value-type="float">
            <text:p>-95,4</text:p>
          </table:table-cell>
          <table:table-cell table:formula="of:=[.D1423]-[.B1423]" office:value-type="float" office:value="-1.933511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5320.874023" calcext:value-type="float">
            <text:p>15320,9</text:p>
          </table:table-cell>
          <table:table-cell office:value-type="float" office:value="-92.503113" calcext:value-type="float">
            <text:p>-92,5</text:p>
          </table:table-cell>
          <table:table-cell office:value-type="float" office:value="-89.215744" calcext:value-type="float">
            <text:p>-89,2</text:p>
          </table:table-cell>
          <table:table-cell table:formula="of:=[.C1424]-5.88" office:value-type="float" office:value="-95.095744" calcext:value-type="float">
            <text:p>-95,1</text:p>
          </table:table-cell>
          <table:table-cell table:formula="of:=[.D1424]-[.B1424]" office:value-type="float" office:value="-2.592631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5331.640625" calcext:value-type="float">
            <text:p>15331,6</text:p>
          </table:table-cell>
          <table:table-cell office:value-type="float" office:value="-92.812454" calcext:value-type="float">
            <text:p>-92,8</text:p>
          </table:table-cell>
          <table:table-cell office:value-type="float" office:value="-92.541946" calcext:value-type="float">
            <text:p>-92,5</text:p>
          </table:table-cell>
          <table:table-cell table:formula="of:=[.C1425]-5.88" office:value-type="float" office:value="-98.421946" calcext:value-type="float">
            <text:p>-98,4</text:p>
          </table:table-cell>
          <table:table-cell table:formula="of:=[.D1425]-[.B1425]" office:value-type="float" office:value="-5.609491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5342.407227" calcext:value-type="float">
            <text:p>15342,4</text:p>
          </table:table-cell>
          <table:table-cell office:value-type="float" office:value="-91.869301" calcext:value-type="float">
            <text:p>-91,9</text:p>
          </table:table-cell>
          <table:table-cell office:value-type="float" office:value="-91.282341" calcext:value-type="float">
            <text:p>-91,3</text:p>
          </table:table-cell>
          <table:table-cell table:formula="of:=[.C1426]-5.88" office:value-type="float" office:value="-97.162341" calcext:value-type="float">
            <text:p>-97,2</text:p>
          </table:table-cell>
          <table:table-cell table:formula="of:=[.D1426]-[.B1426]" office:value-type="float" office:value="-5.29304000000001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5353.173828" calcext:value-type="float">
            <text:p>15353,2</text:p>
          </table:table-cell>
          <table:table-cell office:value-type="float" office:value="-92.083847" calcext:value-type="float">
            <text:p>-92,1</text:p>
          </table:table-cell>
          <table:table-cell office:value-type="float" office:value="-89.363052" calcext:value-type="float">
            <text:p>-89,4</text:p>
          </table:table-cell>
          <table:table-cell table:formula="of:=[.C1427]-5.88" office:value-type="float" office:value="-95.243052" calcext:value-type="float">
            <text:p>-95,2</text:p>
          </table:table-cell>
          <table:table-cell table:formula="of:=[.D1427]-[.B1427]" office:value-type="float" office:value="-3.159204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5363.94043" calcext:value-type="float">
            <text:p>15363,9</text:p>
          </table:table-cell>
          <table:table-cell office:value-type="float" office:value="-93.948563" calcext:value-type="float">
            <text:p>-93,9</text:p>
          </table:table-cell>
          <table:table-cell office:value-type="float" office:value="-94.965813" calcext:value-type="float">
            <text:p>-95,0</text:p>
          </table:table-cell>
          <table:table-cell table:formula="of:=[.C1428]-5.88" office:value-type="float" office:value="-100.845813" calcext:value-type="float">
            <text:p>-100,8</text:p>
          </table:table-cell>
          <table:table-cell table:formula="of:=[.D1428]-[.B1428]" office:value-type="float" office:value="-6.89725" calcext:value-type="float">
            <text:p>-6,9</text:p>
          </table:table-cell>
          <table:table-cell table:number-columns-repeated="1019"/>
        </table:table-row>
        <table:table-row table:style-name="ro1">
          <table:table-cell office:value-type="float" office:value="15374.707031" calcext:value-type="float">
            <text:p>15374,7</text:p>
          </table:table-cell>
          <table:table-cell office:value-type="float" office:value="-93.41378" calcext:value-type="float">
            <text:p>-93,4</text:p>
          </table:table-cell>
          <table:table-cell office:value-type="float" office:value="-92.710617" calcext:value-type="float">
            <text:p>-92,7</text:p>
          </table:table-cell>
          <table:table-cell table:formula="of:=[.C1429]-5.88" office:value-type="float" office:value="-98.590617" calcext:value-type="float">
            <text:p>-98,6</text:p>
          </table:table-cell>
          <table:table-cell table:formula="of:=[.D1429]-[.B1429]" office:value-type="float" office:value="-5.176836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5385.473633" calcext:value-type="float">
            <text:p>15385,5</text:p>
          </table:table-cell>
          <table:table-cell office:value-type="float" office:value="-93.058144" calcext:value-type="float">
            <text:p>-93,1</text:p>
          </table:table-cell>
          <table:table-cell office:value-type="float" office:value="-89.108185" calcext:value-type="float">
            <text:p>-89,1</text:p>
          </table:table-cell>
          <table:table-cell table:formula="of:=[.C1430]-5.88" office:value-type="float" office:value="-94.988185" calcext:value-type="float">
            <text:p>-95,0</text:p>
          </table:table-cell>
          <table:table-cell table:formula="of:=[.D1430]-[.B1430]" office:value-type="float" office:value="-1.930041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5396.240234" calcext:value-type="float">
            <text:p>15396,2</text:p>
          </table:table-cell>
          <table:table-cell office:value-type="float" office:value="-91.264626" calcext:value-type="float">
            <text:p>-91,3</text:p>
          </table:table-cell>
          <table:table-cell office:value-type="float" office:value="-89.622444" calcext:value-type="float">
            <text:p>-89,6</text:p>
          </table:table-cell>
          <table:table-cell table:formula="of:=[.C1431]-5.88" office:value-type="float" office:value="-95.502444" calcext:value-type="float">
            <text:p>-95,5</text:p>
          </table:table-cell>
          <table:table-cell table:formula="of:=[.D1431]-[.B1431]" office:value-type="float" office:value="-4.237817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5407.006836" calcext:value-type="float">
            <text:p>15407,0</text:p>
          </table:table-cell>
          <table:table-cell office:value-type="float" office:value="-89.281334" calcext:value-type="float">
            <text:p>-89,3</text:p>
          </table:table-cell>
          <table:table-cell office:value-type="float" office:value="-87.92955" calcext:value-type="float">
            <text:p>-87,9</text:p>
          </table:table-cell>
          <table:table-cell table:formula="of:=[.C1432]-5.88" office:value-type="float" office:value="-93.80955" calcext:value-type="float">
            <text:p>-93,8</text:p>
          </table:table-cell>
          <table:table-cell table:formula="of:=[.D1432]-[.B1432]" office:value-type="float" office:value="-4.528216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5417.773438" calcext:value-type="float">
            <text:p>15417,8</text:p>
          </table:table-cell>
          <table:table-cell office:value-type="float" office:value="-89.77211" calcext:value-type="float">
            <text:p>-89,8</text:p>
          </table:table-cell>
          <table:table-cell office:value-type="float" office:value="-87.897125" calcext:value-type="float">
            <text:p>-87,9</text:p>
          </table:table-cell>
          <table:table-cell table:formula="of:=[.C1433]-5.88" office:value-type="float" office:value="-93.777125" calcext:value-type="float">
            <text:p>-93,8</text:p>
          </table:table-cell>
          <table:table-cell table:formula="of:=[.D1433]-[.B1433]" office:value-type="float" office:value="-4.005015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5428.540039" calcext:value-type="float">
            <text:p>15428,5</text:p>
          </table:table-cell>
          <table:table-cell office:value-type="float" office:value="-88.882629" calcext:value-type="float">
            <text:p>-88,9</text:p>
          </table:table-cell>
          <table:table-cell office:value-type="float" office:value="-86.738091" calcext:value-type="float">
            <text:p>-86,7</text:p>
          </table:table-cell>
          <table:table-cell table:formula="of:=[.C1434]-5.88" office:value-type="float" office:value="-92.618091" calcext:value-type="float">
            <text:p>-92,6</text:p>
          </table:table-cell>
          <table:table-cell table:formula="of:=[.D1434]-[.B1434]" office:value-type="float" office:value="-3.735462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5439.306641" calcext:value-type="float">
            <text:p>15439,3</text:p>
          </table:table-cell>
          <table:table-cell office:value-type="float" office:value="-91.599068" calcext:value-type="float">
            <text:p>-91,6</text:p>
          </table:table-cell>
          <table:table-cell office:value-type="float" office:value="-87.517715" calcext:value-type="float">
            <text:p>-87,5</text:p>
          </table:table-cell>
          <table:table-cell table:formula="of:=[.C1435]-5.88" office:value-type="float" office:value="-93.397715" calcext:value-type="float">
            <text:p>-93,4</text:p>
          </table:table-cell>
          <table:table-cell table:formula="of:=[.D1435]-[.B1435]" office:value-type="float" office:value="-1.798646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5450.073242" calcext:value-type="float">
            <text:p>15450,1</text:p>
          </table:table-cell>
          <table:table-cell office:value-type="float" office:value="-92.217918" calcext:value-type="float">
            <text:p>-92,2</text:p>
          </table:table-cell>
          <table:table-cell office:value-type="float" office:value="-86.604851" calcext:value-type="float">
            <text:p>-86,6</text:p>
          </table:table-cell>
          <table:table-cell table:formula="of:=[.C1436]-5.88" office:value-type="float" office:value="-92.484851" calcext:value-type="float">
            <text:p>-92,5</text:p>
          </table:table-cell>
          <table:table-cell table:formula="of:=[.D1436]-[.B1436]" office:value-type="float" office:value="-0.266932999999995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5460.839844" calcext:value-type="float">
            <text:p>15460,8</text:p>
          </table:table-cell>
          <table:table-cell office:value-type="float" office:value="-92.537323" calcext:value-type="float">
            <text:p>-92,5</text:p>
          </table:table-cell>
          <table:table-cell office:value-type="float" office:value="-86.406403" calcext:value-type="float">
            <text:p>-86,4</text:p>
          </table:table-cell>
          <table:table-cell table:formula="of:=[.C1437]-5.88" office:value-type="float" office:value="-92.286403" calcext:value-type="float">
            <text:p>-92,3</text:p>
          </table:table-cell>
          <table:table-cell table:formula="of:=[.D1437]-[.B1437]" office:value-type="float" office:value="0.250920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5471.606445" calcext:value-type="float">
            <text:p>15471,6</text:p>
          </table:table-cell>
          <table:table-cell office:value-type="float" office:value="-92.365257" calcext:value-type="float">
            <text:p>-92,4</text:p>
          </table:table-cell>
          <table:table-cell office:value-type="float" office:value="-91.338913" calcext:value-type="float">
            <text:p>-91,3</text:p>
          </table:table-cell>
          <table:table-cell table:formula="of:=[.C1438]-5.88" office:value-type="float" office:value="-97.218913" calcext:value-type="float">
            <text:p>-97,2</text:p>
          </table:table-cell>
          <table:table-cell table:formula="of:=[.D1438]-[.B1438]" office:value-type="float" office:value="-4.853656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5482.373047" calcext:value-type="float">
            <text:p>15482,4</text:p>
          </table:table-cell>
          <table:table-cell office:value-type="float" office:value="-90.606689" calcext:value-type="float">
            <text:p>-90,6</text:p>
          </table:table-cell>
          <table:table-cell office:value-type="float" office:value="-93.417419" calcext:value-type="float">
            <text:p>-93,4</text:p>
          </table:table-cell>
          <table:table-cell table:formula="of:=[.C1439]-5.88" office:value-type="float" office:value="-99.297419" calcext:value-type="float">
            <text:p>-99,3</text:p>
          </table:table-cell>
          <table:table-cell table:formula="of:=[.D1439]-[.B1439]" office:value-type="float" office:value="-8.69072999999999" calcext:value-type="float">
            <text:p>-8,7</text:p>
          </table:table-cell>
          <table:table-cell table:number-columns-repeated="1019"/>
        </table:table-row>
        <table:table-row table:style-name="ro1">
          <table:table-cell office:value-type="float" office:value="15493.139648" calcext:value-type="float">
            <text:p>15493,1</text:p>
          </table:table-cell>
          <table:table-cell office:value-type="float" office:value="-90.740219" calcext:value-type="float">
            <text:p>-90,7</text:p>
          </table:table-cell>
          <table:table-cell office:value-type="float" office:value="-89.015434" calcext:value-type="float">
            <text:p>-89,0</text:p>
          </table:table-cell>
          <table:table-cell table:formula="of:=[.C1440]-5.88" office:value-type="float" office:value="-94.895434" calcext:value-type="float">
            <text:p>-94,9</text:p>
          </table:table-cell>
          <table:table-cell table:formula="of:=[.D1440]-[.B1440]" office:value-type="float" office:value="-4.155215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5503.90625" calcext:value-type="float">
            <text:p>15503,9</text:p>
          </table:table-cell>
          <table:table-cell office:value-type="float" office:value="-90.351379" calcext:value-type="float">
            <text:p>-90,4</text:p>
          </table:table-cell>
          <table:table-cell office:value-type="float" office:value="-88.33255" calcext:value-type="float">
            <text:p>-88,3</text:p>
          </table:table-cell>
          <table:table-cell table:formula="of:=[.C1441]-5.88" office:value-type="float" office:value="-94.21255" calcext:value-type="float">
            <text:p>-94,2</text:p>
          </table:table-cell>
          <table:table-cell table:formula="of:=[.D1441]-[.B1441]" office:value-type="float" office:value="-3.861171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5514.672852" calcext:value-type="float">
            <text:p>15514,7</text:p>
          </table:table-cell>
          <table:table-cell office:value-type="float" office:value="-91.965462" calcext:value-type="float">
            <text:p>-92,0</text:p>
          </table:table-cell>
          <table:table-cell office:value-type="float" office:value="-90.854172" calcext:value-type="float">
            <text:p>-90,9</text:p>
          </table:table-cell>
          <table:table-cell table:formula="of:=[.C1442]-5.88" office:value-type="float" office:value="-96.734172" calcext:value-type="float">
            <text:p>-96,7</text:p>
          </table:table-cell>
          <table:table-cell table:formula="of:=[.D1442]-[.B1442]" office:value-type="float" office:value="-4.76871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5525.439453" calcext:value-type="float">
            <text:p>15525,4</text:p>
          </table:table-cell>
          <table:table-cell office:value-type="float" office:value="-92.960358" calcext:value-type="float">
            <text:p>-93,0</text:p>
          </table:table-cell>
          <table:table-cell office:value-type="float" office:value="-93.390709" calcext:value-type="float">
            <text:p>-93,4</text:p>
          </table:table-cell>
          <table:table-cell table:formula="of:=[.C1443]-5.88" office:value-type="float" office:value="-99.270709" calcext:value-type="float">
            <text:p>-99,3</text:p>
          </table:table-cell>
          <table:table-cell table:formula="of:=[.D1443]-[.B1443]" office:value-type="float" office:value="-6.310351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15536.206055" calcext:value-type="float">
            <text:p>15536,2</text:p>
          </table:table-cell>
          <table:table-cell office:value-type="float" office:value="-92.500084" calcext:value-type="float">
            <text:p>-92,5</text:p>
          </table:table-cell>
          <table:table-cell office:value-type="float" office:value="-90.843964" calcext:value-type="float">
            <text:p>-90,8</text:p>
          </table:table-cell>
          <table:table-cell table:formula="of:=[.C1444]-5.88" office:value-type="float" office:value="-96.723964" calcext:value-type="float">
            <text:p>-96,7</text:p>
          </table:table-cell>
          <table:table-cell table:formula="of:=[.D1444]-[.B1444]" office:value-type="float" office:value="-4.223879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5546.972656" calcext:value-type="float">
            <text:p>15547,0</text:p>
          </table:table-cell>
          <table:table-cell office:value-type="float" office:value="-94.645493" calcext:value-type="float">
            <text:p>-94,6</text:p>
          </table:table-cell>
          <table:table-cell office:value-type="float" office:value="-88.428284" calcext:value-type="float">
            <text:p>-88,4</text:p>
          </table:table-cell>
          <table:table-cell table:formula="of:=[.C1445]-5.88" office:value-type="float" office:value="-94.308284" calcext:value-type="float">
            <text:p>-94,3</text:p>
          </table:table-cell>
          <table:table-cell table:formula="of:=[.D1445]-[.B1445]" office:value-type="float" office:value="0.337209000000001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5557.739258" calcext:value-type="float">
            <text:p>15557,7</text:p>
          </table:table-cell>
          <table:table-cell office:value-type="float" office:value="-92.871758" calcext:value-type="float">
            <text:p>-92,9</text:p>
          </table:table-cell>
          <table:table-cell office:value-type="float" office:value="-88.993942" calcext:value-type="float">
            <text:p>-89,0</text:p>
          </table:table-cell>
          <table:table-cell table:formula="of:=[.C1446]-5.88" office:value-type="float" office:value="-94.873942" calcext:value-type="float">
            <text:p>-94,9</text:p>
          </table:table-cell>
          <table:table-cell table:formula="of:=[.D1446]-[.B1446]" office:value-type="float" office:value="-2.002184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5568.505859" calcext:value-type="float">
            <text:p>15568,5</text:p>
          </table:table-cell>
          <table:table-cell office:value-type="float" office:value="-93.733437" calcext:value-type="float">
            <text:p>-93,7</text:p>
          </table:table-cell>
          <table:table-cell office:value-type="float" office:value="-93.818527" calcext:value-type="float">
            <text:p>-93,8</text:p>
          </table:table-cell>
          <table:table-cell table:formula="of:=[.C1447]-5.88" office:value-type="float" office:value="-99.698527" calcext:value-type="float">
            <text:p>-99,7</text:p>
          </table:table-cell>
          <table:table-cell table:formula="of:=[.D1447]-[.B1447]" office:value-type="float" office:value="-5.9650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5579.272461" calcext:value-type="float">
            <text:p>15579,3</text:p>
          </table:table-cell>
          <table:table-cell office:value-type="float" office:value="-94.946487" calcext:value-type="float">
            <text:p>-94,9</text:p>
          </table:table-cell>
          <table:table-cell office:value-type="float" office:value="-89.152687" calcext:value-type="float">
            <text:p>-89,2</text:p>
          </table:table-cell>
          <table:table-cell table:formula="of:=[.C1448]-5.88" office:value-type="float" office:value="-95.032687" calcext:value-type="float">
            <text:p>-95,0</text:p>
          </table:table-cell>
          <table:table-cell table:formula="of:=[.D1448]-[.B1448]" office:value-type="float" office:value="-0.086199999999991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5590.039062" calcext:value-type="float">
            <text:p>15590,0</text:p>
          </table:table-cell>
          <table:table-cell office:value-type="float" office:value="-95.995857" calcext:value-type="float">
            <text:p>-96,0</text:p>
          </table:table-cell>
          <table:table-cell office:value-type="float" office:value="-87.748062" calcext:value-type="float">
            <text:p>-87,7</text:p>
          </table:table-cell>
          <table:table-cell table:formula="of:=[.C1449]-5.88" office:value-type="float" office:value="-93.628062" calcext:value-type="float">
            <text:p>-93,6</text:p>
          </table:table-cell>
          <table:table-cell table:formula="of:=[.D1449]-[.B1449]" office:value-type="float" office:value="2.367795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15600.805664" calcext:value-type="float">
            <text:p>15600,8</text:p>
          </table:table-cell>
          <table:table-cell office:value-type="float" office:value="-94.041496" calcext:value-type="float">
            <text:p>-94,0</text:p>
          </table:table-cell>
          <table:table-cell office:value-type="float" office:value="-88.825172" calcext:value-type="float">
            <text:p>-88,8</text:p>
          </table:table-cell>
          <table:table-cell table:formula="of:=[.C1450]-5.88" office:value-type="float" office:value="-94.705172" calcext:value-type="float">
            <text:p>-94,7</text:p>
          </table:table-cell>
          <table:table-cell table:formula="of:=[.D1450]-[.B1450]" office:value-type="float" office:value="-0.663675999999995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5611.572266" calcext:value-type="float">
            <text:p>15611,6</text:p>
          </table:table-cell>
          <table:table-cell office:value-type="float" office:value="-95.076851" calcext:value-type="float">
            <text:p>-95,1</text:p>
          </table:table-cell>
          <table:table-cell office:value-type="float" office:value="-88.12915" calcext:value-type="float">
            <text:p>-88,1</text:p>
          </table:table-cell>
          <table:table-cell table:formula="of:=[.C1451]-5.88" office:value-type="float" office:value="-94.00915" calcext:value-type="float">
            <text:p>-94,0</text:p>
          </table:table-cell>
          <table:table-cell table:formula="of:=[.D1451]-[.B1451]" office:value-type="float" office:value="1.067701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5622.338867" calcext:value-type="float">
            <text:p>15622,3</text:p>
          </table:table-cell>
          <table:table-cell office:value-type="float" office:value="-94.375809" calcext:value-type="float">
            <text:p>-94,4</text:p>
          </table:table-cell>
          <table:table-cell office:value-type="float" office:value="-87.906456" calcext:value-type="float">
            <text:p>-87,9</text:p>
          </table:table-cell>
          <table:table-cell table:formula="of:=[.C1452]-5.88" office:value-type="float" office:value="-93.786456" calcext:value-type="float">
            <text:p>-93,8</text:p>
          </table:table-cell>
          <table:table-cell table:formula="of:=[.D1452]-[.B1452]" office:value-type="float" office:value="0.589353000000003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5633.105469" calcext:value-type="float">
            <text:p>15633,1</text:p>
          </table:table-cell>
          <table:table-cell office:value-type="float" office:value="-92.159767" calcext:value-type="float">
            <text:p>-92,2</text:p>
          </table:table-cell>
          <table:table-cell office:value-type="float" office:value="-87.708351" calcext:value-type="float">
            <text:p>-87,7</text:p>
          </table:table-cell>
          <table:table-cell table:formula="of:=[.C1453]-5.88" office:value-type="float" office:value="-93.588351" calcext:value-type="float">
            <text:p>-93,6</text:p>
          </table:table-cell>
          <table:table-cell table:formula="of:=[.D1453]-[.B1453]" office:value-type="float" office:value="-1.428583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5643.87207" calcext:value-type="float">
            <text:p>15643,9</text:p>
          </table:table-cell>
          <table:table-cell office:value-type="float" office:value="-93.783531" calcext:value-type="float">
            <text:p>-93,8</text:p>
          </table:table-cell>
          <table:table-cell office:value-type="float" office:value="-88.093819" calcext:value-type="float">
            <text:p>-88,1</text:p>
          </table:table-cell>
          <table:table-cell table:formula="of:=[.C1454]-5.88" office:value-type="float" office:value="-93.973819" calcext:value-type="float">
            <text:p>-94,0</text:p>
          </table:table-cell>
          <table:table-cell table:formula="of:=[.D1454]-[.B1454]" office:value-type="float" office:value="-0.190287999999995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5654.638672" calcext:value-type="float">
            <text:p>15654,6</text:p>
          </table:table-cell>
          <table:table-cell office:value-type="float" office:value="-93.834579" calcext:value-type="float">
            <text:p>-93,8</text:p>
          </table:table-cell>
          <table:table-cell office:value-type="float" office:value="-92.43885" calcext:value-type="float">
            <text:p>-92,4</text:p>
          </table:table-cell>
          <table:table-cell table:formula="of:=[.C1455]-5.88" office:value-type="float" office:value="-98.31885" calcext:value-type="float">
            <text:p>-98,3</text:p>
          </table:table-cell>
          <table:table-cell table:formula="of:=[.D1455]-[.B1455]" office:value-type="float" office:value="-4.484270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5665.405273" calcext:value-type="float">
            <text:p>15665,4</text:p>
          </table:table-cell>
          <table:table-cell office:value-type="float" office:value="-92.730858" calcext:value-type="float">
            <text:p>-92,7</text:p>
          </table:table-cell>
          <table:table-cell office:value-type="float" office:value="-90.423241" calcext:value-type="float">
            <text:p>-90,4</text:p>
          </table:table-cell>
          <table:table-cell table:formula="of:=[.C1456]-5.88" office:value-type="float" office:value="-96.303241" calcext:value-type="float">
            <text:p>-96,3</text:p>
          </table:table-cell>
          <table:table-cell table:formula="of:=[.D1456]-[.B1456]" office:value-type="float" office:value="-3.572383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5676.171875" calcext:value-type="float">
            <text:p>15676,2</text:p>
          </table:table-cell>
          <table:table-cell office:value-type="float" office:value="-92.90583" calcext:value-type="float">
            <text:p>-92,9</text:p>
          </table:table-cell>
          <table:table-cell office:value-type="float" office:value="-82.244232" calcext:value-type="float">
            <text:p>-82,2</text:p>
          </table:table-cell>
          <table:table-cell table:formula="of:=[.C1457]-5.88" office:value-type="float" office:value="-88.124232" calcext:value-type="float">
            <text:p>-88,1</text:p>
          </table:table-cell>
          <table:table-cell table:formula="of:=[.D1457]-[.B1457]" office:value-type="float" office:value="4.781598" calcext:value-type="float">
            <text:p>4,8</text:p>
          </table:table-cell>
          <table:table-cell table:number-columns-repeated="1019"/>
        </table:table-row>
        <table:table-row table:style-name="ro1">
          <table:table-cell office:value-type="float" office:value="15686.938477" calcext:value-type="float">
            <text:p>15686,9</text:p>
          </table:table-cell>
          <table:table-cell office:value-type="float" office:value="-93.158615" calcext:value-type="float">
            <text:p>-93,2</text:p>
          </table:table-cell>
          <table:table-cell office:value-type="float" office:value="-82.712296" calcext:value-type="float">
            <text:p>-82,7</text:p>
          </table:table-cell>
          <table:table-cell table:formula="of:=[.C1458]-5.88" office:value-type="float" office:value="-88.592296" calcext:value-type="float">
            <text:p>-88,6</text:p>
          </table:table-cell>
          <table:table-cell table:formula="of:=[.D1458]-[.B1458]" office:value-type="float" office:value="4.56631900000001" calcext:value-type="float">
            <text:p>4,6</text:p>
          </table:table-cell>
          <table:table-cell table:number-columns-repeated="1019"/>
        </table:table-row>
        <table:table-row table:style-name="ro1">
          <table:table-cell office:value-type="float" office:value="15697.705078" calcext:value-type="float">
            <text:p>15697,7</text:p>
          </table:table-cell>
          <table:table-cell office:value-type="float" office:value="-92.348305" calcext:value-type="float">
            <text:p>-92,3</text:p>
          </table:table-cell>
          <table:table-cell office:value-type="float" office:value="-92.996864" calcext:value-type="float">
            <text:p>-93,0</text:p>
          </table:table-cell>
          <table:table-cell table:formula="of:=[.C1459]-5.88" office:value-type="float" office:value="-98.876864" calcext:value-type="float">
            <text:p>-98,9</text:p>
          </table:table-cell>
          <table:table-cell table:formula="of:=[.D1459]-[.B1459]" office:value-type="float" office:value="-6.528559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15708.47168" calcext:value-type="float">
            <text:p>15708,5</text:p>
          </table:table-cell>
          <table:table-cell office:value-type="float" office:value="-91.109314" calcext:value-type="float">
            <text:p>-91,1</text:p>
          </table:table-cell>
          <table:table-cell office:value-type="float" office:value="-90.127144" calcext:value-type="float">
            <text:p>-90,1</text:p>
          </table:table-cell>
          <table:table-cell table:formula="of:=[.C1460]-5.88" office:value-type="float" office:value="-96.007144" calcext:value-type="float">
            <text:p>-96,0</text:p>
          </table:table-cell>
          <table:table-cell table:formula="of:=[.D1460]-[.B1460]" office:value-type="float" office:value="-4.89783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5719.238281" calcext:value-type="float">
            <text:p>15719,2</text:p>
          </table:table-cell>
          <table:table-cell office:value-type="float" office:value="-90.773514" calcext:value-type="float">
            <text:p>-90,8</text:p>
          </table:table-cell>
          <table:table-cell office:value-type="float" office:value="-94.922615" calcext:value-type="float">
            <text:p>-94,9</text:p>
          </table:table-cell>
          <table:table-cell table:formula="of:=[.C1461]-5.88" office:value-type="float" office:value="-100.802615" calcext:value-type="float">
            <text:p>-100,8</text:p>
          </table:table-cell>
          <table:table-cell table:formula="of:=[.D1461]-[.B1461]" office:value-type="float" office:value="-10.029101" calcext:value-type="float">
            <text:p>-10,0</text:p>
          </table:table-cell>
          <table:table-cell table:number-columns-repeated="1019"/>
        </table:table-row>
        <table:table-row table:style-name="ro1">
          <table:table-cell office:value-type="float" office:value="15730.004883" calcext:value-type="float">
            <text:p>15730,0</text:p>
          </table:table-cell>
          <table:table-cell office:value-type="float" office:value="-91.690605" calcext:value-type="float">
            <text:p>-91,7</text:p>
          </table:table-cell>
          <table:table-cell office:value-type="float" office:value="-91.755104" calcext:value-type="float">
            <text:p>-91,8</text:p>
          </table:table-cell>
          <table:table-cell table:formula="of:=[.C1462]-5.88" office:value-type="float" office:value="-97.635104" calcext:value-type="float">
            <text:p>-97,6</text:p>
          </table:table-cell>
          <table:table-cell table:formula="of:=[.D1462]-[.B1462]" office:value-type="float" office:value="-5.94449899999999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15740.771484" calcext:value-type="float">
            <text:p>15740,8</text:p>
          </table:table-cell>
          <table:table-cell office:value-type="float" office:value="-93.80899" calcext:value-type="float">
            <text:p>-93,8</text:p>
          </table:table-cell>
          <table:table-cell office:value-type="float" office:value="-90.013107" calcext:value-type="float">
            <text:p>-90,0</text:p>
          </table:table-cell>
          <table:table-cell table:formula="of:=[.C1463]-5.88" office:value-type="float" office:value="-95.893107" calcext:value-type="float">
            <text:p>-95,9</text:p>
          </table:table-cell>
          <table:table-cell table:formula="of:=[.D1463]-[.B1463]" office:value-type="float" office:value="-2.0841170000000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5751.538086" calcext:value-type="float">
            <text:p>15751,5</text:p>
          </table:table-cell>
          <table:table-cell office:value-type="float" office:value="-95.088005" calcext:value-type="float">
            <text:p>-95,1</text:p>
          </table:table-cell>
          <table:table-cell office:value-type="float" office:value="-92.002357" calcext:value-type="float">
            <text:p>-92,0</text:p>
          </table:table-cell>
          <table:table-cell table:formula="of:=[.C1464]-5.88" office:value-type="float" office:value="-97.882357" calcext:value-type="float">
            <text:p>-97,9</text:p>
          </table:table-cell>
          <table:table-cell table:formula="of:=[.D1464]-[.B1464]" office:value-type="float" office:value="-2.794352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5762.304688" calcext:value-type="float">
            <text:p>15762,3</text:p>
          </table:table-cell>
          <table:table-cell office:value-type="float" office:value="-94.085892" calcext:value-type="float">
            <text:p>-94,1</text:p>
          </table:table-cell>
          <table:table-cell office:value-type="float" office:value="-92.67308" calcext:value-type="float">
            <text:p>-92,7</text:p>
          </table:table-cell>
          <table:table-cell table:formula="of:=[.C1465]-5.88" office:value-type="float" office:value="-98.55308" calcext:value-type="float">
            <text:p>-98,6</text:p>
          </table:table-cell>
          <table:table-cell table:formula="of:=[.D1465]-[.B1465]" office:value-type="float" office:value="-4.467187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5773.071289" calcext:value-type="float">
            <text:p>15773,1</text:p>
          </table:table-cell>
          <table:table-cell office:value-type="float" office:value="-91.579018" calcext:value-type="float">
            <text:p>-91,6</text:p>
          </table:table-cell>
          <table:table-cell office:value-type="float" office:value="-94.034439" calcext:value-type="float">
            <text:p>-94,0</text:p>
          </table:table-cell>
          <table:table-cell table:formula="of:=[.C1466]-5.88" office:value-type="float" office:value="-99.914439" calcext:value-type="float">
            <text:p>-99,9</text:p>
          </table:table-cell>
          <table:table-cell table:formula="of:=[.D1466]-[.B1466]" office:value-type="float" office:value="-8.335421" calcext:value-type="float">
            <text:p>-8,3</text:p>
          </table:table-cell>
          <table:table-cell table:number-columns-repeated="1019"/>
        </table:table-row>
        <table:table-row table:style-name="ro1">
          <table:table-cell office:value-type="float" office:value="15783.837891" calcext:value-type="float">
            <text:p>15783,8</text:p>
          </table:table-cell>
          <table:table-cell office:value-type="float" office:value="-86.013611" calcext:value-type="float">
            <text:p>-86,0</text:p>
          </table:table-cell>
          <table:table-cell office:value-type="float" office:value="-87.328972" calcext:value-type="float">
            <text:p>-87,3</text:p>
          </table:table-cell>
          <table:table-cell table:formula="of:=[.C1467]-5.88" office:value-type="float" office:value="-93.208972" calcext:value-type="float">
            <text:p>-93,2</text:p>
          </table:table-cell>
          <table:table-cell table:formula="of:=[.D1467]-[.B1467]" office:value-type="float" office:value="-7.19536099999999" calcext:value-type="float">
            <text:p>-7,2</text:p>
          </table:table-cell>
          <table:table-cell table:number-columns-repeated="1019"/>
        </table:table-row>
        <table:table-row table:style-name="ro1">
          <table:table-cell office:value-type="float" office:value="15794.604492" calcext:value-type="float">
            <text:p>15794,6</text:p>
          </table:table-cell>
          <table:table-cell office:value-type="float" office:value="-86.059105" calcext:value-type="float">
            <text:p>-86,1</text:p>
          </table:table-cell>
          <table:table-cell office:value-type="float" office:value="-86.755127" calcext:value-type="float">
            <text:p>-86,8</text:p>
          </table:table-cell>
          <table:table-cell table:formula="of:=[.C1468]-5.88" office:value-type="float" office:value="-92.635127" calcext:value-type="float">
            <text:p>-92,6</text:p>
          </table:table-cell>
          <table:table-cell table:formula="of:=[.D1468]-[.B1468]" office:value-type="float" office:value="-6.576022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15805.371094" calcext:value-type="float">
            <text:p>15805,4</text:p>
          </table:table-cell>
          <table:table-cell office:value-type="float" office:value="-94.133873" calcext:value-type="float">
            <text:p>-94,1</text:p>
          </table:table-cell>
          <table:table-cell office:value-type="float" office:value="-91.369896" calcext:value-type="float">
            <text:p>-91,4</text:p>
          </table:table-cell>
          <table:table-cell table:formula="of:=[.C1469]-5.88" office:value-type="float" office:value="-97.249896" calcext:value-type="float">
            <text:p>-97,2</text:p>
          </table:table-cell>
          <table:table-cell table:formula="of:=[.D1469]-[.B1469]" office:value-type="float" office:value="-3.116023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5816.137695" calcext:value-type="float">
            <text:p>15816,1</text:p>
          </table:table-cell>
          <table:table-cell office:value-type="float" office:value="-94.944366" calcext:value-type="float">
            <text:p>-94,9</text:p>
          </table:table-cell>
          <table:table-cell office:value-type="float" office:value="-90.095589" calcext:value-type="float">
            <text:p>-90,1</text:p>
          </table:table-cell>
          <table:table-cell table:formula="of:=[.C1470]-5.88" office:value-type="float" office:value="-95.975589" calcext:value-type="float">
            <text:p>-96,0</text:p>
          </table:table-cell>
          <table:table-cell table:formula="of:=[.D1470]-[.B1470]" office:value-type="float" office:value="-1.031223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5826.904297" calcext:value-type="float">
            <text:p>15826,9</text:p>
          </table:table-cell>
          <table:table-cell office:value-type="float" office:value="-97.090149" calcext:value-type="float">
            <text:p>-97,1</text:p>
          </table:table-cell>
          <table:table-cell office:value-type="float" office:value="-90.63813" calcext:value-type="float">
            <text:p>-90,6</text:p>
          </table:table-cell>
          <table:table-cell table:formula="of:=[.C1471]-5.88" office:value-type="float" office:value="-96.51813" calcext:value-type="float">
            <text:p>-96,5</text:p>
          </table:table-cell>
          <table:table-cell table:formula="of:=[.D1471]-[.B1471]" office:value-type="float" office:value="0.572018999999997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5837.670898" calcext:value-type="float">
            <text:p>15837,7</text:p>
          </table:table-cell>
          <table:table-cell office:value-type="float" office:value="-95.644417" calcext:value-type="float">
            <text:p>-95,6</text:p>
          </table:table-cell>
          <table:table-cell office:value-type="float" office:value="-91.188057" calcext:value-type="float">
            <text:p>-91,2</text:p>
          </table:table-cell>
          <table:table-cell table:formula="of:=[.C1472]-5.88" office:value-type="float" office:value="-97.068057" calcext:value-type="float">
            <text:p>-97,1</text:p>
          </table:table-cell>
          <table:table-cell table:formula="of:=[.D1472]-[.B1472]" office:value-type="float" office:value="-1.423639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5848.4375" calcext:value-type="float">
            <text:p>15848,4</text:p>
          </table:table-cell>
          <table:table-cell office:value-type="float" office:value="-91.500305" calcext:value-type="float">
            <text:p>-91,5</text:p>
          </table:table-cell>
          <table:table-cell office:value-type="float" office:value="-88.510475" calcext:value-type="float">
            <text:p>-88,5</text:p>
          </table:table-cell>
          <table:table-cell table:formula="of:=[.C1473]-5.88" office:value-type="float" office:value="-94.390475" calcext:value-type="float">
            <text:p>-94,4</text:p>
          </table:table-cell>
          <table:table-cell table:formula="of:=[.D1473]-[.B1473]" office:value-type="float" office:value="-2.89017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5859.204102" calcext:value-type="float">
            <text:p>15859,2</text:p>
          </table:table-cell>
          <table:table-cell office:value-type="float" office:value="-91.884827" calcext:value-type="float">
            <text:p>-91,9</text:p>
          </table:table-cell>
          <table:table-cell office:value-type="float" office:value="-88.763908" calcext:value-type="float">
            <text:p>-88,8</text:p>
          </table:table-cell>
          <table:table-cell table:formula="of:=[.C1474]-5.88" office:value-type="float" office:value="-94.643908" calcext:value-type="float">
            <text:p>-94,6</text:p>
          </table:table-cell>
          <table:table-cell table:formula="of:=[.D1474]-[.B1474]" office:value-type="float" office:value="-2.759080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5869.970703" calcext:value-type="float">
            <text:p>15870,0</text:p>
          </table:table-cell>
          <table:table-cell office:value-type="float" office:value="-94.67115" calcext:value-type="float">
            <text:p>-94,7</text:p>
          </table:table-cell>
          <table:table-cell office:value-type="float" office:value="-90.772621" calcext:value-type="float">
            <text:p>-90,8</text:p>
          </table:table-cell>
          <table:table-cell table:formula="of:=[.C1475]-5.88" office:value-type="float" office:value="-96.652621" calcext:value-type="float">
            <text:p>-96,7</text:p>
          </table:table-cell>
          <table:table-cell table:formula="of:=[.D1475]-[.B1475]" office:value-type="float" office:value="-1.98147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5880.737305" calcext:value-type="float">
            <text:p>15880,7</text:p>
          </table:table-cell>
          <table:table-cell office:value-type="float" office:value="-93.096588" calcext:value-type="float">
            <text:p>-93,1</text:p>
          </table:table-cell>
          <table:table-cell office:value-type="float" office:value="-91.735191" calcext:value-type="float">
            <text:p>-91,7</text:p>
          </table:table-cell>
          <table:table-cell table:formula="of:=[.C1476]-5.88" office:value-type="float" office:value="-97.615191" calcext:value-type="float">
            <text:p>-97,6</text:p>
          </table:table-cell>
          <table:table-cell table:formula="of:=[.D1476]-[.B1476]" office:value-type="float" office:value="-4.518603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5891.503906" calcext:value-type="float">
            <text:p>15891,5</text:p>
          </table:table-cell>
          <table:table-cell office:value-type="float" office:value="-92.480858" calcext:value-type="float">
            <text:p>-92,5</text:p>
          </table:table-cell>
          <table:table-cell office:value-type="float" office:value="-89.70182" calcext:value-type="float">
            <text:p>-89,7</text:p>
          </table:table-cell>
          <table:table-cell table:formula="of:=[.C1477]-5.88" office:value-type="float" office:value="-95.58182" calcext:value-type="float">
            <text:p>-95,6</text:p>
          </table:table-cell>
          <table:table-cell table:formula="of:=[.D1477]-[.B1477]" office:value-type="float" office:value="-3.100962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5902.270508" calcext:value-type="float">
            <text:p>15902,3</text:p>
          </table:table-cell>
          <table:table-cell office:value-type="float" office:value="-90.940628" calcext:value-type="float">
            <text:p>-90,9</text:p>
          </table:table-cell>
          <table:table-cell office:value-type="float" office:value="-88.349159" calcext:value-type="float">
            <text:p>-88,3</text:p>
          </table:table-cell>
          <table:table-cell table:formula="of:=[.C1478]-5.88" office:value-type="float" office:value="-94.229159" calcext:value-type="float">
            <text:p>-94,2</text:p>
          </table:table-cell>
          <table:table-cell table:formula="of:=[.D1478]-[.B1478]" office:value-type="float" office:value="-3.288530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5913.037109" calcext:value-type="float">
            <text:p>15913,0</text:p>
          </table:table-cell>
          <table:table-cell office:value-type="float" office:value="-93.517632" calcext:value-type="float">
            <text:p>-93,5</text:p>
          </table:table-cell>
          <table:table-cell office:value-type="float" office:value="-88.241188" calcext:value-type="float">
            <text:p>-88,2</text:p>
          </table:table-cell>
          <table:table-cell table:formula="of:=[.C1479]-5.88" office:value-type="float" office:value="-94.121188" calcext:value-type="float">
            <text:p>-94,1</text:p>
          </table:table-cell>
          <table:table-cell table:formula="of:=[.D1479]-[.B1479]" office:value-type="float" office:value="-0.603555999999983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5923.803711" calcext:value-type="float">
            <text:p>15923,8</text:p>
          </table:table-cell>
          <table:table-cell office:value-type="float" office:value="-94.801025" calcext:value-type="float">
            <text:p>-94,8</text:p>
          </table:table-cell>
          <table:table-cell office:value-type="float" office:value="-87.728455" calcext:value-type="float">
            <text:p>-87,7</text:p>
          </table:table-cell>
          <table:table-cell table:formula="of:=[.C1480]-5.88" office:value-type="float" office:value="-93.608455" calcext:value-type="float">
            <text:p>-93,6</text:p>
          </table:table-cell>
          <table:table-cell table:formula="of:=[.D1480]-[.B1480]" office:value-type="float" office:value="1.19257" calcext:value-type="float">
            <text:p>1,2</text:p>
          </table:table-cell>
          <table:table-cell table:number-columns-repeated="1019"/>
        </table:table-row>
        <table:table-row table:style-name="ro1">
          <table:table-cell office:value-type="float" office:value="15934.570312" calcext:value-type="float">
            <text:p>15934,6</text:p>
          </table:table-cell>
          <table:table-cell office:value-type="float" office:value="-94.459816" calcext:value-type="float">
            <text:p>-94,5</text:p>
          </table:table-cell>
          <table:table-cell office:value-type="float" office:value="-87.907051" calcext:value-type="float">
            <text:p>-87,9</text:p>
          </table:table-cell>
          <table:table-cell table:formula="of:=[.C1481]-5.88" office:value-type="float" office:value="-93.787051" calcext:value-type="float">
            <text:p>-93,8</text:p>
          </table:table-cell>
          <table:table-cell table:formula="of:=[.D1481]-[.B1481]" office:value-type="float" office:value="0.672765000000013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5945.336914" calcext:value-type="float">
            <text:p>15945,3</text:p>
          </table:table-cell>
          <table:table-cell office:value-type="float" office:value="-92.926147" calcext:value-type="float">
            <text:p>-92,9</text:p>
          </table:table-cell>
          <table:table-cell office:value-type="float" office:value="-90.313339" calcext:value-type="float">
            <text:p>-90,3</text:p>
          </table:table-cell>
          <table:table-cell table:formula="of:=[.C1482]-5.88" office:value-type="float" office:value="-96.193339" calcext:value-type="float">
            <text:p>-96,2</text:p>
          </table:table-cell>
          <table:table-cell table:formula="of:=[.D1482]-[.B1482]" office:value-type="float" office:value="-3.26719199999999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5956.103516" calcext:value-type="float">
            <text:p>15956,1</text:p>
          </table:table-cell>
          <table:table-cell office:value-type="float" office:value="-92.709007" calcext:value-type="float">
            <text:p>-92,7</text:p>
          </table:table-cell>
          <table:table-cell office:value-type="float" office:value="-91.62867" calcext:value-type="float">
            <text:p>-91,6</text:p>
          </table:table-cell>
          <table:table-cell table:formula="of:=[.C1483]-5.88" office:value-type="float" office:value="-97.50867" calcext:value-type="float">
            <text:p>-97,5</text:p>
          </table:table-cell>
          <table:table-cell table:formula="of:=[.D1483]-[.B1483]" office:value-type="float" office:value="-4.799663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5966.870117" calcext:value-type="float">
            <text:p>15966,9</text:p>
          </table:table-cell>
          <table:table-cell office:value-type="float" office:value="-93.473717" calcext:value-type="float">
            <text:p>-93,5</text:p>
          </table:table-cell>
          <table:table-cell office:value-type="float" office:value="-90.898193" calcext:value-type="float">
            <text:p>-90,9</text:p>
          </table:table-cell>
          <table:table-cell table:formula="of:=[.C1484]-5.88" office:value-type="float" office:value="-96.778193" calcext:value-type="float">
            <text:p>-96,8</text:p>
          </table:table-cell>
          <table:table-cell table:formula="of:=[.D1484]-[.B1484]" office:value-type="float" office:value="-3.30447600000001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5977.636719" calcext:value-type="float">
            <text:p>15977,6</text:p>
          </table:table-cell>
          <table:table-cell office:value-type="float" office:value="-93.738708" calcext:value-type="float">
            <text:p>-93,7</text:p>
          </table:table-cell>
          <table:table-cell office:value-type="float" office:value="-90.241577" calcext:value-type="float">
            <text:p>-90,2</text:p>
          </table:table-cell>
          <table:table-cell table:formula="of:=[.C1485]-5.88" office:value-type="float" office:value="-96.121577" calcext:value-type="float">
            <text:p>-96,1</text:p>
          </table:table-cell>
          <table:table-cell table:formula="of:=[.D1485]-[.B1485]" office:value-type="float" office:value="-2.38286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5988.40332" calcext:value-type="float">
            <text:p>15988,4</text:p>
          </table:table-cell>
          <table:table-cell office:value-type="float" office:value="-93.630257" calcext:value-type="float">
            <text:p>-93,6</text:p>
          </table:table-cell>
          <table:table-cell office:value-type="float" office:value="-91.942703" calcext:value-type="float">
            <text:p>-91,9</text:p>
          </table:table-cell>
          <table:table-cell table:formula="of:=[.C1486]-5.88" office:value-type="float" office:value="-97.822703" calcext:value-type="float">
            <text:p>-97,8</text:p>
          </table:table-cell>
          <table:table-cell table:formula="of:=[.D1486]-[.B1486]" office:value-type="float" office:value="-4.192445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5999.169922" calcext:value-type="float">
            <text:p>15999,2</text:p>
          </table:table-cell>
          <table:table-cell office:value-type="float" office:value="-94.183075" calcext:value-type="float">
            <text:p>-94,2</text:p>
          </table:table-cell>
          <table:table-cell office:value-type="float" office:value="-89.877121" calcext:value-type="float">
            <text:p>-89,9</text:p>
          </table:table-cell>
          <table:table-cell table:formula="of:=[.C1487]-5.88" office:value-type="float" office:value="-95.757121" calcext:value-type="float">
            <text:p>-95,8</text:p>
          </table:table-cell>
          <table:table-cell table:formula="of:=[.D1487]-[.B1487]" office:value-type="float" office:value="-1.574046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6009.936523" calcext:value-type="float">
            <text:p>16009,9</text:p>
          </table:table-cell>
          <table:table-cell office:value-type="float" office:value="-92.923813" calcext:value-type="float">
            <text:p>-92,9</text:p>
          </table:table-cell>
          <table:table-cell office:value-type="float" office:value="-87.951576" calcext:value-type="float">
            <text:p>-88,0</text:p>
          </table:table-cell>
          <table:table-cell table:formula="of:=[.C1488]-5.88" office:value-type="float" office:value="-93.831576" calcext:value-type="float">
            <text:p>-93,8</text:p>
          </table:table-cell>
          <table:table-cell table:formula="of:=[.D1488]-[.B1488]" office:value-type="float" office:value="-0.907763000000003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6020.703125" calcext:value-type="float">
            <text:p>16020,7</text:p>
          </table:table-cell>
          <table:table-cell office:value-type="float" office:value="-94.142715" calcext:value-type="float">
            <text:p>-94,1</text:p>
          </table:table-cell>
          <table:table-cell office:value-type="float" office:value="-91.665955" calcext:value-type="float">
            <text:p>-91,7</text:p>
          </table:table-cell>
          <table:table-cell table:formula="of:=[.C1489]-5.88" office:value-type="float" office:value="-97.545955" calcext:value-type="float">
            <text:p>-97,5</text:p>
          </table:table-cell>
          <table:table-cell table:formula="of:=[.D1489]-[.B1489]" office:value-type="float" office:value="-3.40324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6031.469727" calcext:value-type="float">
            <text:p>16031,5</text:p>
          </table:table-cell>
          <table:table-cell office:value-type="float" office:value="-92.849678" calcext:value-type="float">
            <text:p>-92,8</text:p>
          </table:table-cell>
          <table:table-cell office:value-type="float" office:value="-92.155205" calcext:value-type="float">
            <text:p>-92,2</text:p>
          </table:table-cell>
          <table:table-cell table:formula="of:=[.C1490]-5.88" office:value-type="float" office:value="-98.035205" calcext:value-type="float">
            <text:p>-98,0</text:p>
          </table:table-cell>
          <table:table-cell table:formula="of:=[.D1490]-[.B1490]" office:value-type="float" office:value="-5.185526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6042.236328" calcext:value-type="float">
            <text:p>16042,2</text:p>
          </table:table-cell>
          <table:table-cell office:value-type="float" office:value="-93.366142" calcext:value-type="float">
            <text:p>-93,4</text:p>
          </table:table-cell>
          <table:table-cell office:value-type="float" office:value="-87.467834" calcext:value-type="float">
            <text:p>-87,5</text:p>
          </table:table-cell>
          <table:table-cell table:formula="of:=[.C1491]-5.88" office:value-type="float" office:value="-93.347834" calcext:value-type="float">
            <text:p>-93,3</text:p>
          </table:table-cell>
          <table:table-cell table:formula="of:=[.D1491]-[.B1491]" office:value-type="float" office:value="0.0183080000000047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6053.00293" calcext:value-type="float">
            <text:p>16053,0</text:p>
          </table:table-cell>
          <table:table-cell office:value-type="float" office:value="-94.801407" calcext:value-type="float">
            <text:p>-94,8</text:p>
          </table:table-cell>
          <table:table-cell office:value-type="float" office:value="-84.647789" calcext:value-type="float">
            <text:p>-84,6</text:p>
          </table:table-cell>
          <table:table-cell table:formula="of:=[.C1492]-5.88" office:value-type="float" office:value="-90.527789" calcext:value-type="float">
            <text:p>-90,5</text:p>
          </table:table-cell>
          <table:table-cell table:formula="of:=[.D1492]-[.B1492]" office:value-type="float" office:value="4.273618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16063.769531" calcext:value-type="float">
            <text:p>16063,8</text:p>
          </table:table-cell>
          <table:table-cell office:value-type="float" office:value="-93.63031" calcext:value-type="float">
            <text:p>-93,6</text:p>
          </table:table-cell>
          <table:table-cell office:value-type="float" office:value="-85.89061" calcext:value-type="float">
            <text:p>-85,9</text:p>
          </table:table-cell>
          <table:table-cell table:formula="of:=[.C1493]-5.88" office:value-type="float" office:value="-91.77061" calcext:value-type="float">
            <text:p>-91,8</text:p>
          </table:table-cell>
          <table:table-cell table:formula="of:=[.D1493]-[.B1493]" office:value-type="float" office:value="1.8597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16074.536133" calcext:value-type="float">
            <text:p>16074,5</text:p>
          </table:table-cell>
          <table:table-cell office:value-type="float" office:value="-94.136818" calcext:value-type="float">
            <text:p>-94,1</text:p>
          </table:table-cell>
          <table:table-cell office:value-type="float" office:value="-87.559898" calcext:value-type="float">
            <text:p>-87,6</text:p>
          </table:table-cell>
          <table:table-cell table:formula="of:=[.C1494]-5.88" office:value-type="float" office:value="-93.439898" calcext:value-type="float">
            <text:p>-93,4</text:p>
          </table:table-cell>
          <table:table-cell table:formula="of:=[.D1494]-[.B1494]" office:value-type="float" office:value="0.696920000000006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6085.302734" calcext:value-type="float">
            <text:p>16085,3</text:p>
          </table:table-cell>
          <table:table-cell office:value-type="float" office:value="-89.646568" calcext:value-type="float">
            <text:p>-89,6</text:p>
          </table:table-cell>
          <table:table-cell office:value-type="float" office:value="-86.406235" calcext:value-type="float">
            <text:p>-86,4</text:p>
          </table:table-cell>
          <table:table-cell table:formula="of:=[.C1495]-5.88" office:value-type="float" office:value="-92.286235" calcext:value-type="float">
            <text:p>-92,3</text:p>
          </table:table-cell>
          <table:table-cell table:formula="of:=[.D1495]-[.B1495]" office:value-type="float" office:value="-2.639666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6096.069336" calcext:value-type="float">
            <text:p>16096,1</text:p>
          </table:table-cell>
          <table:table-cell office:value-type="float" office:value="-91.749603" calcext:value-type="float">
            <text:p>-91,7</text:p>
          </table:table-cell>
          <table:table-cell office:value-type="float" office:value="-86.592514" calcext:value-type="float">
            <text:p>-86,6</text:p>
          </table:table-cell>
          <table:table-cell table:formula="of:=[.C1496]-5.88" office:value-type="float" office:value="-92.472514" calcext:value-type="float">
            <text:p>-92,5</text:p>
          </table:table-cell>
          <table:table-cell table:formula="of:=[.D1496]-[.B1496]" office:value-type="float" office:value="-0.72291099999999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6106.835938" calcext:value-type="float">
            <text:p>16106,8</text:p>
          </table:table-cell>
          <table:table-cell office:value-type="float" office:value="-91.809723" calcext:value-type="float">
            <text:p>-91,8</text:p>
          </table:table-cell>
          <table:table-cell office:value-type="float" office:value="-86.423073" calcext:value-type="float">
            <text:p>-86,4</text:p>
          </table:table-cell>
          <table:table-cell table:formula="of:=[.C1497]-5.88" office:value-type="float" office:value="-92.303073" calcext:value-type="float">
            <text:p>-92,3</text:p>
          </table:table-cell>
          <table:table-cell table:formula="of:=[.D1497]-[.B1497]" office:value-type="float" office:value="-0.493349999999992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6117.602539" calcext:value-type="float">
            <text:p>16117,6</text:p>
          </table:table-cell>
          <table:table-cell office:value-type="float" office:value="-92.931694" calcext:value-type="float">
            <text:p>-92,9</text:p>
          </table:table-cell>
          <table:table-cell office:value-type="float" office:value="-86.037239" calcext:value-type="float">
            <text:p>-86,0</text:p>
          </table:table-cell>
          <table:table-cell table:formula="of:=[.C1498]-5.88" office:value-type="float" office:value="-91.917239" calcext:value-type="float">
            <text:p>-91,9</text:p>
          </table:table-cell>
          <table:table-cell table:formula="of:=[.D1498]-[.B1498]" office:value-type="float" office:value="1.014455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6128.369141" calcext:value-type="float">
            <text:p>16128,4</text:p>
          </table:table-cell>
          <table:table-cell office:value-type="float" office:value="-93.780083" calcext:value-type="float">
            <text:p>-93,8</text:p>
          </table:table-cell>
          <table:table-cell office:value-type="float" office:value="-86.802132" calcext:value-type="float">
            <text:p>-86,8</text:p>
          </table:table-cell>
          <table:table-cell table:formula="of:=[.C1499]-5.88" office:value-type="float" office:value="-92.682132" calcext:value-type="float">
            <text:p>-92,7</text:p>
          </table:table-cell>
          <table:table-cell table:formula="of:=[.D1499]-[.B1499]" office:value-type="float" office:value="1.097951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6139.135742" calcext:value-type="float">
            <text:p>16139,1</text:p>
          </table:table-cell>
          <table:table-cell office:value-type="float" office:value="-94.357437" calcext:value-type="float">
            <text:p>-94,4</text:p>
          </table:table-cell>
          <table:table-cell office:value-type="float" office:value="-89.446037" calcext:value-type="float">
            <text:p>-89,4</text:p>
          </table:table-cell>
          <table:table-cell table:formula="of:=[.C1500]-5.88" office:value-type="float" office:value="-95.326037" calcext:value-type="float">
            <text:p>-95,3</text:p>
          </table:table-cell>
          <table:table-cell table:formula="of:=[.D1500]-[.B1500]" office:value-type="float" office:value="-0.968599999999995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6149.902344" calcext:value-type="float">
            <text:p>16149,9</text:p>
          </table:table-cell>
          <table:table-cell office:value-type="float" office:value="-92.498375" calcext:value-type="float">
            <text:p>-92,5</text:p>
          </table:table-cell>
          <table:table-cell office:value-type="float" office:value="-91.044411" calcext:value-type="float">
            <text:p>-91,0</text:p>
          </table:table-cell>
          <table:table-cell table:formula="of:=[.C1501]-5.88" office:value-type="float" office:value="-96.924411" calcext:value-type="float">
            <text:p>-96,9</text:p>
          </table:table-cell>
          <table:table-cell table:formula="of:=[.D1501]-[.B1501]" office:value-type="float" office:value="-4.426036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6160.668945" calcext:value-type="float">
            <text:p>16160,7</text:p>
          </table:table-cell>
          <table:table-cell office:value-type="float" office:value="-91.833504" calcext:value-type="float">
            <text:p>-91,8</text:p>
          </table:table-cell>
          <table:table-cell office:value-type="float" office:value="-89.409698" calcext:value-type="float">
            <text:p>-89,4</text:p>
          </table:table-cell>
          <table:table-cell table:formula="of:=[.C1502]-5.88" office:value-type="float" office:value="-95.289698" calcext:value-type="float">
            <text:p>-95,3</text:p>
          </table:table-cell>
          <table:table-cell table:formula="of:=[.D1502]-[.B1502]" office:value-type="float" office:value="-3.456194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6171.435547" calcext:value-type="float">
            <text:p>16171,4</text:p>
          </table:table-cell>
          <table:table-cell office:value-type="float" office:value="-92.885445" calcext:value-type="float">
            <text:p>-92,9</text:p>
          </table:table-cell>
          <table:table-cell office:value-type="float" office:value="-87.599907" calcext:value-type="float">
            <text:p>-87,6</text:p>
          </table:table-cell>
          <table:table-cell table:formula="of:=[.C1503]-5.88" office:value-type="float" office:value="-93.479907" calcext:value-type="float">
            <text:p>-93,5</text:p>
          </table:table-cell>
          <table:table-cell table:formula="of:=[.D1503]-[.B1503]" office:value-type="float" office:value="-0.594461999999993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6182.202148" calcext:value-type="float">
            <text:p>16182,2</text:p>
          </table:table-cell>
          <table:table-cell office:value-type="float" office:value="-93.227341" calcext:value-type="float">
            <text:p>-93,2</text:p>
          </table:table-cell>
          <table:table-cell office:value-type="float" office:value="-90.119507" calcext:value-type="float">
            <text:p>-90,1</text:p>
          </table:table-cell>
          <table:table-cell table:formula="of:=[.C1504]-5.88" office:value-type="float" office:value="-95.999507" calcext:value-type="float">
            <text:p>-96,0</text:p>
          </table:table-cell>
          <table:table-cell table:formula="of:=[.D1504]-[.B1504]" office:value-type="float" office:value="-2.772166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6192.96875" calcext:value-type="float">
            <text:p>16193,0</text:p>
          </table:table-cell>
          <table:table-cell office:value-type="float" office:value="-94.07077" calcext:value-type="float">
            <text:p>-94,1</text:p>
          </table:table-cell>
          <table:table-cell office:value-type="float" office:value="-89.967705" calcext:value-type="float">
            <text:p>-90,0</text:p>
          </table:table-cell>
          <table:table-cell table:formula="of:=[.C1505]-5.88" office:value-type="float" office:value="-95.847705" calcext:value-type="float">
            <text:p>-95,8</text:p>
          </table:table-cell>
          <table:table-cell table:formula="of:=[.D1505]-[.B1505]" office:value-type="float" office:value="-1.776934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6203.735352" calcext:value-type="float">
            <text:p>16203,7</text:p>
          </table:table-cell>
          <table:table-cell office:value-type="float" office:value="-94.184616" calcext:value-type="float">
            <text:p>-94,2</text:p>
          </table:table-cell>
          <table:table-cell office:value-type="float" office:value="-86.53701" calcext:value-type="float">
            <text:p>-86,5</text:p>
          </table:table-cell>
          <table:table-cell table:formula="of:=[.C1506]-5.88" office:value-type="float" office:value="-92.41701" calcext:value-type="float">
            <text:p>-92,4</text:p>
          </table:table-cell>
          <table:table-cell table:formula="of:=[.D1506]-[.B1506]" office:value-type="float" office:value="1.76760600000002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6214.501953" calcext:value-type="float">
            <text:p>16214,5</text:p>
          </table:table-cell>
          <table:table-cell office:value-type="float" office:value="-93.913155" calcext:value-type="float">
            <text:p>-93,9</text:p>
          </table:table-cell>
          <table:table-cell office:value-type="float" office:value="-85.381935" calcext:value-type="float">
            <text:p>-85,4</text:p>
          </table:table-cell>
          <table:table-cell table:formula="of:=[.C1507]-5.88" office:value-type="float" office:value="-91.261935" calcext:value-type="float">
            <text:p>-91,3</text:p>
          </table:table-cell>
          <table:table-cell table:formula="of:=[.D1507]-[.B1507]" office:value-type="float" office:value="2.65122000000001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16225.268555" calcext:value-type="float">
            <text:p>16225,3</text:p>
          </table:table-cell>
          <table:table-cell office:value-type="float" office:value="-91.830177" calcext:value-type="float">
            <text:p>-91,8</text:p>
          </table:table-cell>
          <table:table-cell office:value-type="float" office:value="-91.918007" calcext:value-type="float">
            <text:p>-91,9</text:p>
          </table:table-cell>
          <table:table-cell table:formula="of:=[.C1508]-5.88" office:value-type="float" office:value="-97.798007" calcext:value-type="float">
            <text:p>-97,8</text:p>
          </table:table-cell>
          <table:table-cell table:formula="of:=[.D1508]-[.B1508]" office:value-type="float" office:value="-5.967829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6236.035156" calcext:value-type="float">
            <text:p>16236,0</text:p>
          </table:table-cell>
          <table:table-cell office:value-type="float" office:value="-89.946259" calcext:value-type="float">
            <text:p>-89,9</text:p>
          </table:table-cell>
          <table:table-cell office:value-type="float" office:value="-92.700317" calcext:value-type="float">
            <text:p>-92,7</text:p>
          </table:table-cell>
          <table:table-cell table:formula="of:=[.C1509]-5.88" office:value-type="float" office:value="-98.580317" calcext:value-type="float">
            <text:p>-98,6</text:p>
          </table:table-cell>
          <table:table-cell table:formula="of:=[.D1509]-[.B1509]" office:value-type="float" office:value="-8.634058" calcext:value-type="float">
            <text:p>-8,6</text:p>
          </table:table-cell>
          <table:table-cell table:number-columns-repeated="1019"/>
        </table:table-row>
        <table:table-row table:style-name="ro1">
          <table:table-cell office:value-type="float" office:value="16246.801758" calcext:value-type="float">
            <text:p>16246,8</text:p>
          </table:table-cell>
          <table:table-cell office:value-type="float" office:value="-90.805481" calcext:value-type="float">
            <text:p>-90,8</text:p>
          </table:table-cell>
          <table:table-cell office:value-type="float" office:value="-90.54158" calcext:value-type="float">
            <text:p>-90,5</text:p>
          </table:table-cell>
          <table:table-cell table:formula="of:=[.C1510]-5.88" office:value-type="float" office:value="-96.42158" calcext:value-type="float">
            <text:p>-96,4</text:p>
          </table:table-cell>
          <table:table-cell table:formula="of:=[.D1510]-[.B1510]" office:value-type="float" office:value="-5.61609899999999" calcext:value-type="float">
            <text:p>-5,6</text:p>
          </table:table-cell>
          <table:table-cell table:number-columns-repeated="1019"/>
        </table:table-row>
        <table:table-row table:style-name="ro1">
          <table:table-cell office:value-type="float" office:value="16257.568359" calcext:value-type="float">
            <text:p>16257,6</text:p>
          </table:table-cell>
          <table:table-cell office:value-type="float" office:value="-91.269447" calcext:value-type="float">
            <text:p>-91,3</text:p>
          </table:table-cell>
          <table:table-cell office:value-type="float" office:value="-89.682564" calcext:value-type="float">
            <text:p>-89,7</text:p>
          </table:table-cell>
          <table:table-cell table:formula="of:=[.C1511]-5.88" office:value-type="float" office:value="-95.562564" calcext:value-type="float">
            <text:p>-95,6</text:p>
          </table:table-cell>
          <table:table-cell table:formula="of:=[.D1511]-[.B1511]" office:value-type="float" office:value="-4.293117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6268.334961" calcext:value-type="float">
            <text:p>16268,3</text:p>
          </table:table-cell>
          <table:table-cell office:value-type="float" office:value="-92.565285" calcext:value-type="float">
            <text:p>-92,6</text:p>
          </table:table-cell>
          <table:table-cell office:value-type="float" office:value="-94.458382" calcext:value-type="float">
            <text:p>-94,5</text:p>
          </table:table-cell>
          <table:table-cell table:formula="of:=[.C1512]-5.88" office:value-type="float" office:value="-100.338382" calcext:value-type="float">
            <text:p>-100,3</text:p>
          </table:table-cell>
          <table:table-cell table:formula="of:=[.D1512]-[.B1512]" office:value-type="float" office:value="-7.77309699999999" calcext:value-type="float">
            <text:p>-7,8</text:p>
          </table:table-cell>
          <table:table-cell table:number-columns-repeated="1019"/>
        </table:table-row>
        <table:table-row table:style-name="ro1">
          <table:table-cell office:value-type="float" office:value="16279.101562" calcext:value-type="float">
            <text:p>16279,1</text:p>
          </table:table-cell>
          <table:table-cell office:value-type="float" office:value="-92.436981" calcext:value-type="float">
            <text:p>-92,4</text:p>
          </table:table-cell>
          <table:table-cell office:value-type="float" office:value="-91.919853" calcext:value-type="float">
            <text:p>-91,9</text:p>
          </table:table-cell>
          <table:table-cell table:formula="of:=[.C1513]-5.88" office:value-type="float" office:value="-97.799853" calcext:value-type="float">
            <text:p>-97,8</text:p>
          </table:table-cell>
          <table:table-cell table:formula="of:=[.D1513]-[.B1513]" office:value-type="float" office:value="-5.362872" calcext:value-type="float">
            <text:p>-5,4</text:p>
          </table:table-cell>
          <table:table-cell table:number-columns-repeated="1019"/>
        </table:table-row>
        <table:table-row table:style-name="ro1">
          <table:table-cell office:value-type="float" office:value="16289.868164" calcext:value-type="float">
            <text:p>16289,9</text:p>
          </table:table-cell>
          <table:table-cell office:value-type="float" office:value="-92.927475" calcext:value-type="float">
            <text:p>-92,9</text:p>
          </table:table-cell>
          <table:table-cell office:value-type="float" office:value="-90.913857" calcext:value-type="float">
            <text:p>-90,9</text:p>
          </table:table-cell>
          <table:table-cell table:formula="of:=[.C1514]-5.88" office:value-type="float" office:value="-96.793857" calcext:value-type="float">
            <text:p>-96,8</text:p>
          </table:table-cell>
          <table:table-cell table:formula="of:=[.D1514]-[.B1514]" office:value-type="float" office:value="-3.866381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6300.634766" calcext:value-type="float">
            <text:p>16300,6</text:p>
          </table:table-cell>
          <table:table-cell office:value-type="float" office:value="-93.488113" calcext:value-type="float">
            <text:p>-93,5</text:p>
          </table:table-cell>
          <table:table-cell office:value-type="float" office:value="-92.252151" calcext:value-type="float">
            <text:p>-92,3</text:p>
          </table:table-cell>
          <table:table-cell table:formula="of:=[.C1515]-5.88" office:value-type="float" office:value="-98.132151" calcext:value-type="float">
            <text:p>-98,1</text:p>
          </table:table-cell>
          <table:table-cell table:formula="of:=[.D1515]-[.B1515]" office:value-type="float" office:value="-4.644038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6311.401367" calcext:value-type="float">
            <text:p>16311,4</text:p>
          </table:table-cell>
          <table:table-cell office:value-type="float" office:value="-91.507126" calcext:value-type="float">
            <text:p>-91,5</text:p>
          </table:table-cell>
          <table:table-cell office:value-type="float" office:value="-90.913948" calcext:value-type="float">
            <text:p>-90,9</text:p>
          </table:table-cell>
          <table:table-cell table:formula="of:=[.C1516]-5.88" office:value-type="float" office:value="-96.793948" calcext:value-type="float">
            <text:p>-96,8</text:p>
          </table:table-cell>
          <table:table-cell table:formula="of:=[.D1516]-[.B1516]" office:value-type="float" office:value="-5.286822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6322.167969" calcext:value-type="float">
            <text:p>16322,2</text:p>
          </table:table-cell>
          <table:table-cell office:value-type="float" office:value="-91.229095" calcext:value-type="float">
            <text:p>-91,2</text:p>
          </table:table-cell>
          <table:table-cell office:value-type="float" office:value="-88.564491" calcext:value-type="float">
            <text:p>-88,6</text:p>
          </table:table-cell>
          <table:table-cell table:formula="of:=[.C1517]-5.88" office:value-type="float" office:value="-94.444491" calcext:value-type="float">
            <text:p>-94,4</text:p>
          </table:table-cell>
          <table:table-cell table:formula="of:=[.D1517]-[.B1517]" office:value-type="float" office:value="-3.215396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6332.93457" calcext:value-type="float">
            <text:p>16332,9</text:p>
          </table:table-cell>
          <table:table-cell office:value-type="float" office:value="-90.673004" calcext:value-type="float">
            <text:p>-90,7</text:p>
          </table:table-cell>
          <table:table-cell office:value-type="float" office:value="-89.601776" calcext:value-type="float">
            <text:p>-89,6</text:p>
          </table:table-cell>
          <table:table-cell table:formula="of:=[.C1518]-5.88" office:value-type="float" office:value="-95.481776" calcext:value-type="float">
            <text:p>-95,5</text:p>
          </table:table-cell>
          <table:table-cell table:formula="of:=[.D1518]-[.B1518]" office:value-type="float" office:value="-4.808771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6343.701172" calcext:value-type="float">
            <text:p>16343,7</text:p>
          </table:table-cell>
          <table:table-cell office:value-type="float" office:value="-92.227142" calcext:value-type="float">
            <text:p>-92,2</text:p>
          </table:table-cell>
          <table:table-cell office:value-type="float" office:value="-88.493439" calcext:value-type="float">
            <text:p>-88,5</text:p>
          </table:table-cell>
          <table:table-cell table:formula="of:=[.C1519]-5.88" office:value-type="float" office:value="-94.373439" calcext:value-type="float">
            <text:p>-94,4</text:p>
          </table:table-cell>
          <table:table-cell table:formula="of:=[.D1519]-[.B1519]" office:value-type="float" office:value="-2.146296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6354.467773" calcext:value-type="float">
            <text:p>16354,5</text:p>
          </table:table-cell>
          <table:table-cell office:value-type="float" office:value="-94.617165" calcext:value-type="float">
            <text:p>-94,6</text:p>
          </table:table-cell>
          <table:table-cell office:value-type="float" office:value="-88.747108" calcext:value-type="float">
            <text:p>-88,7</text:p>
          </table:table-cell>
          <table:table-cell table:formula="of:=[.C1520]-5.88" office:value-type="float" office:value="-94.627108" calcext:value-type="float">
            <text:p>-94,6</text:p>
          </table:table-cell>
          <table:table-cell table:formula="of:=[.D1520]-[.B1520]" office:value-type="float" office:value="-0.0099429999999927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6365.234375" calcext:value-type="float">
            <text:p>16365,2</text:p>
          </table:table-cell>
          <table:table-cell office:value-type="float" office:value="-95.195107" calcext:value-type="float">
            <text:p>-95,2</text:p>
          </table:table-cell>
          <table:table-cell office:value-type="float" office:value="-91.457863" calcext:value-type="float">
            <text:p>-91,5</text:p>
          </table:table-cell>
          <table:table-cell table:formula="of:=[.C1521]-5.88" office:value-type="float" office:value="-97.337863" calcext:value-type="float">
            <text:p>-97,3</text:p>
          </table:table-cell>
          <table:table-cell table:formula="of:=[.D1521]-[.B1521]" office:value-type="float" office:value="-2.1427560000000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6376.000977" calcext:value-type="float">
            <text:p>16376,0</text:p>
          </table:table-cell>
          <table:table-cell office:value-type="float" office:value="-91.975227" calcext:value-type="float">
            <text:p>-92,0</text:p>
          </table:table-cell>
          <table:table-cell office:value-type="float" office:value="-89.658661" calcext:value-type="float">
            <text:p>-89,7</text:p>
          </table:table-cell>
          <table:table-cell table:formula="of:=[.C1522]-5.88" office:value-type="float" office:value="-95.538661" calcext:value-type="float">
            <text:p>-95,5</text:p>
          </table:table-cell>
          <table:table-cell table:formula="of:=[.D1522]-[.B1522]" office:value-type="float" office:value="-3.563433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6386.767578" calcext:value-type="float">
            <text:p>16386,8</text:p>
          </table:table-cell>
          <table:table-cell office:value-type="float" office:value="-90.376518" calcext:value-type="float">
            <text:p>-90,4</text:p>
          </table:table-cell>
          <table:table-cell office:value-type="float" office:value="-91.077057" calcext:value-type="float">
            <text:p>-91,1</text:p>
          </table:table-cell>
          <table:table-cell table:formula="of:=[.C1523]-5.88" office:value-type="float" office:value="-96.957057" calcext:value-type="float">
            <text:p>-97,0</text:p>
          </table:table-cell>
          <table:table-cell table:formula="of:=[.D1523]-[.B1523]" office:value-type="float" office:value="-6.58053899999999" calcext:value-type="float">
            <text:p>-6,6</text:p>
          </table:table-cell>
          <table:table-cell table:number-columns-repeated="1019"/>
        </table:table-row>
        <table:table-row table:style-name="ro1">
          <table:table-cell office:value-type="float" office:value="16397.53418" calcext:value-type="float">
            <text:p>16397,5</text:p>
          </table:table-cell>
          <table:table-cell office:value-type="float" office:value="-92.430771" calcext:value-type="float">
            <text:p>-92,4</text:p>
          </table:table-cell>
          <table:table-cell office:value-type="float" office:value="-91.191406" calcext:value-type="float">
            <text:p>-91,2</text:p>
          </table:table-cell>
          <table:table-cell table:formula="of:=[.C1524]-5.88" office:value-type="float" office:value="-97.071406" calcext:value-type="float">
            <text:p>-97,1</text:p>
          </table:table-cell>
          <table:table-cell table:formula="of:=[.D1524]-[.B1524]" office:value-type="float" office:value="-4.640635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6408.300781" calcext:value-type="float">
            <text:p>16408,3</text:p>
          </table:table-cell>
          <table:table-cell office:value-type="float" office:value="-94.41053" calcext:value-type="float">
            <text:p>-94,4</text:p>
          </table:table-cell>
          <table:table-cell office:value-type="float" office:value="-89.5737" calcext:value-type="float">
            <text:p>-89,6</text:p>
          </table:table-cell>
          <table:table-cell table:formula="of:=[.C1525]-5.88" office:value-type="float" office:value="-95.4537" calcext:value-type="float">
            <text:p>-95,5</text:p>
          </table:table-cell>
          <table:table-cell table:formula="of:=[.D1525]-[.B1525]" office:value-type="float" office:value="-1.04317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6419.067383" calcext:value-type="float">
            <text:p>16419,1</text:p>
          </table:table-cell>
          <table:table-cell office:value-type="float" office:value="-92.463562" calcext:value-type="float">
            <text:p>-92,5</text:p>
          </table:table-cell>
          <table:table-cell office:value-type="float" office:value="-90.318634" calcext:value-type="float">
            <text:p>-90,3</text:p>
          </table:table-cell>
          <table:table-cell table:formula="of:=[.C1526]-5.88" office:value-type="float" office:value="-96.198634" calcext:value-type="float">
            <text:p>-96,2</text:p>
          </table:table-cell>
          <table:table-cell table:formula="of:=[.D1526]-[.B1526]" office:value-type="float" office:value="-3.735072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6429.833984" calcext:value-type="float">
            <text:p>16429,8</text:p>
          </table:table-cell>
          <table:table-cell office:value-type="float" office:value="-92.188431" calcext:value-type="float">
            <text:p>-92,2</text:p>
          </table:table-cell>
          <table:table-cell office:value-type="float" office:value="-89.740768" calcext:value-type="float">
            <text:p>-89,7</text:p>
          </table:table-cell>
          <table:table-cell table:formula="of:=[.C1527]-5.88" office:value-type="float" office:value="-95.620768" calcext:value-type="float">
            <text:p>-95,6</text:p>
          </table:table-cell>
          <table:table-cell table:formula="of:=[.D1527]-[.B1527]" office:value-type="float" office:value="-3.432337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6440.600586" calcext:value-type="float">
            <text:p>16440,6</text:p>
          </table:table-cell>
          <table:table-cell office:value-type="float" office:value="-89.877373" calcext:value-type="float">
            <text:p>-89,9</text:p>
          </table:table-cell>
          <table:table-cell office:value-type="float" office:value="-85.914833" calcext:value-type="float">
            <text:p>-85,9</text:p>
          </table:table-cell>
          <table:table-cell table:formula="of:=[.C1528]-5.88" office:value-type="float" office:value="-91.794833" calcext:value-type="float">
            <text:p>-91,8</text:p>
          </table:table-cell>
          <table:table-cell table:formula="of:=[.D1528]-[.B1528]" office:value-type="float" office:value="-1.917459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6451.367188" calcext:value-type="float">
            <text:p>16451,4</text:p>
          </table:table-cell>
          <table:table-cell office:value-type="float" office:value="-91.366928" calcext:value-type="float">
            <text:p>-91,4</text:p>
          </table:table-cell>
          <table:table-cell office:value-type="float" office:value="-86.311806" calcext:value-type="float">
            <text:p>-86,3</text:p>
          </table:table-cell>
          <table:table-cell table:formula="of:=[.C1529]-5.88" office:value-type="float" office:value="-92.191806" calcext:value-type="float">
            <text:p>-92,2</text:p>
          </table:table-cell>
          <table:table-cell table:formula="of:=[.D1529]-[.B1529]" office:value-type="float" office:value="-0.824877999999998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6462.133789" calcext:value-type="float">
            <text:p>16462,1</text:p>
          </table:table-cell>
          <table:table-cell office:value-type="float" office:value="-90.468552" calcext:value-type="float">
            <text:p>-90,5</text:p>
          </table:table-cell>
          <table:table-cell office:value-type="float" office:value="-86.600639" calcext:value-type="float">
            <text:p>-86,6</text:p>
          </table:table-cell>
          <table:table-cell table:formula="of:=[.C1530]-5.88" office:value-type="float" office:value="-92.480639" calcext:value-type="float">
            <text:p>-92,5</text:p>
          </table:table-cell>
          <table:table-cell table:formula="of:=[.D1530]-[.B1530]" office:value-type="float" office:value="-2.012086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6472.900391" calcext:value-type="float">
            <text:p>16472,9</text:p>
          </table:table-cell>
          <table:table-cell office:value-type="float" office:value="-90.788055" calcext:value-type="float">
            <text:p>-90,8</text:p>
          </table:table-cell>
          <table:table-cell office:value-type="float" office:value="-85.341125" calcext:value-type="float">
            <text:p>-85,3</text:p>
          </table:table-cell>
          <table:table-cell table:formula="of:=[.C1531]-5.88" office:value-type="float" office:value="-91.221125" calcext:value-type="float">
            <text:p>-91,2</text:p>
          </table:table-cell>
          <table:table-cell table:formula="of:=[.D1531]-[.B1531]" office:value-type="float" office:value="-0.433070000000001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6483.666992" calcext:value-type="float">
            <text:p>16483,7</text:p>
          </table:table-cell>
          <table:table-cell office:value-type="float" office:value="-90.063995" calcext:value-type="float">
            <text:p>-90,1</text:p>
          </table:table-cell>
          <table:table-cell office:value-type="float" office:value="-87.17218" calcext:value-type="float">
            <text:p>-87,2</text:p>
          </table:table-cell>
          <table:table-cell table:formula="of:=[.C1532]-5.88" office:value-type="float" office:value="-93.05218" calcext:value-type="float">
            <text:p>-93,1</text:p>
          </table:table-cell>
          <table:table-cell table:formula="of:=[.D1532]-[.B1532]" office:value-type="float" office:value="-2.988184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6494.433594" calcext:value-type="float">
            <text:p>16494,4</text:p>
          </table:table-cell>
          <table:table-cell office:value-type="float" office:value="-88.898369" calcext:value-type="float">
            <text:p>-88,9</text:p>
          </table:table-cell>
          <table:table-cell office:value-type="float" office:value="-84.624748" calcext:value-type="float">
            <text:p>-84,6</text:p>
          </table:table-cell>
          <table:table-cell table:formula="of:=[.C1533]-5.88" office:value-type="float" office:value="-90.504748" calcext:value-type="float">
            <text:p>-90,5</text:p>
          </table:table-cell>
          <table:table-cell table:formula="of:=[.D1533]-[.B1533]" office:value-type="float" office:value="-1.606378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6505.200195" calcext:value-type="float">
            <text:p>16505,2</text:p>
          </table:table-cell>
          <table:table-cell office:value-type="float" office:value="-89.572571" calcext:value-type="float">
            <text:p>-89,6</text:p>
          </table:table-cell>
          <table:table-cell office:value-type="float" office:value="-82.078743" calcext:value-type="float">
            <text:p>-82,1</text:p>
          </table:table-cell>
          <table:table-cell table:formula="of:=[.C1534]-5.88" office:value-type="float" office:value="-87.958743" calcext:value-type="float">
            <text:p>-88,0</text:p>
          </table:table-cell>
          <table:table-cell table:formula="of:=[.D1534]-[.B1534]" office:value-type="float" office:value="1.613828" calcext:value-type="float">
            <text:p>1,6</text:p>
          </table:table-cell>
          <table:table-cell table:number-columns-repeated="1019"/>
        </table:table-row>
        <table:table-row table:style-name="ro1">
          <table:table-cell office:value-type="float" office:value="16515.966797" calcext:value-type="float">
            <text:p>16516,0</text:p>
          </table:table-cell>
          <table:table-cell office:value-type="float" office:value="-90.360695" calcext:value-type="float">
            <text:p>-90,4</text:p>
          </table:table-cell>
          <table:table-cell office:value-type="float" office:value="-85.872421" calcext:value-type="float">
            <text:p>-85,9</text:p>
          </table:table-cell>
          <table:table-cell table:formula="of:=[.C1535]-5.88" office:value-type="float" office:value="-91.752421" calcext:value-type="float">
            <text:p>-91,8</text:p>
          </table:table-cell>
          <table:table-cell table:formula="of:=[.D1535]-[.B1535]" office:value-type="float" office:value="-1.391725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6526.733398" calcext:value-type="float">
            <text:p>16526,7</text:p>
          </table:table-cell>
          <table:table-cell office:value-type="float" office:value="-91.931389" calcext:value-type="float">
            <text:p>-91,9</text:p>
          </table:table-cell>
          <table:table-cell office:value-type="float" office:value="-90.326485" calcext:value-type="float">
            <text:p>-90,3</text:p>
          </table:table-cell>
          <table:table-cell table:formula="of:=[.C1536]-5.88" office:value-type="float" office:value="-96.206485" calcext:value-type="float">
            <text:p>-96,2</text:p>
          </table:table-cell>
          <table:table-cell table:formula="of:=[.D1536]-[.B1536]" office:value-type="float" office:value="-4.27509600000001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6537.5" calcext:value-type="float">
            <text:p>16537,5</text:p>
          </table:table-cell>
          <table:table-cell office:value-type="float" office:value="-93.584244" calcext:value-type="float">
            <text:p>-93,6</text:p>
          </table:table-cell>
          <table:table-cell office:value-type="float" office:value="-92.073761" calcext:value-type="float">
            <text:p>-92,1</text:p>
          </table:table-cell>
          <table:table-cell table:formula="of:=[.C1537]-5.88" office:value-type="float" office:value="-97.953761" calcext:value-type="float">
            <text:p>-98,0</text:p>
          </table:table-cell>
          <table:table-cell table:formula="of:=[.D1537]-[.B1537]" office:value-type="float" office:value="-4.369517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6548.266602" calcext:value-type="float">
            <text:p>16548,3</text:p>
          </table:table-cell>
          <table:table-cell office:value-type="float" office:value="-92.667435" calcext:value-type="float">
            <text:p>-92,7</text:p>
          </table:table-cell>
          <table:table-cell office:value-type="float" office:value="-89.907944" calcext:value-type="float">
            <text:p>-89,9</text:p>
          </table:table-cell>
          <table:table-cell table:formula="of:=[.C1538]-5.88" office:value-type="float" office:value="-95.787944" calcext:value-type="float">
            <text:p>-95,8</text:p>
          </table:table-cell>
          <table:table-cell table:formula="of:=[.D1538]-[.B1538]" office:value-type="float" office:value="-3.12050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6559.033203" calcext:value-type="float">
            <text:p>16559,0</text:p>
          </table:table-cell>
          <table:table-cell office:value-type="float" office:value="-91.930634" calcext:value-type="float">
            <text:p>-91,9</text:p>
          </table:table-cell>
          <table:table-cell office:value-type="float" office:value="-91.932518" calcext:value-type="float">
            <text:p>-91,9</text:p>
          </table:table-cell>
          <table:table-cell table:formula="of:=[.C1539]-5.88" office:value-type="float" office:value="-97.812518" calcext:value-type="float">
            <text:p>-97,8</text:p>
          </table:table-cell>
          <table:table-cell table:formula="of:=[.D1539]-[.B1539]" office:value-type="float" office:value="-5.881884" calcext:value-type="float">
            <text:p>-5,9</text:p>
          </table:table-cell>
          <table:table-cell table:number-columns-repeated="1019"/>
        </table:table-row>
        <table:table-row table:style-name="ro1">
          <table:table-cell office:value-type="float" office:value="16569.799805" calcext:value-type="float">
            <text:p>16569,8</text:p>
          </table:table-cell>
          <table:table-cell office:value-type="float" office:value="-94.929031" calcext:value-type="float">
            <text:p>-94,9</text:p>
          </table:table-cell>
          <table:table-cell office:value-type="float" office:value="-92.000748" calcext:value-type="float">
            <text:p>-92,0</text:p>
          </table:table-cell>
          <table:table-cell table:formula="of:=[.C1540]-5.88" office:value-type="float" office:value="-97.880748" calcext:value-type="float">
            <text:p>-97,9</text:p>
          </table:table-cell>
          <table:table-cell table:formula="of:=[.D1540]-[.B1540]" office:value-type="float" office:value="-2.951717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6580.566406" calcext:value-type="float">
            <text:p>16580,6</text:p>
          </table:table-cell>
          <table:table-cell office:value-type="float" office:value="-94.22261" calcext:value-type="float">
            <text:p>-94,2</text:p>
          </table:table-cell>
          <table:table-cell office:value-type="float" office:value="-92.764336" calcext:value-type="float">
            <text:p>-92,8</text:p>
          </table:table-cell>
          <table:table-cell table:formula="of:=[.C1541]-5.88" office:value-type="float" office:value="-98.644336" calcext:value-type="float">
            <text:p>-98,6</text:p>
          </table:table-cell>
          <table:table-cell table:formula="of:=[.D1541]-[.B1541]" office:value-type="float" office:value="-4.42172599999999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6591.333008" calcext:value-type="float">
            <text:p>16591,3</text:p>
          </table:table-cell>
          <table:table-cell office:value-type="float" office:value="-93.555763" calcext:value-type="float">
            <text:p>-93,6</text:p>
          </table:table-cell>
          <table:table-cell office:value-type="float" office:value="-90.063118" calcext:value-type="float">
            <text:p>-90,1</text:p>
          </table:table-cell>
          <table:table-cell table:formula="of:=[.C1542]-5.88" office:value-type="float" office:value="-95.943118" calcext:value-type="float">
            <text:p>-95,9</text:p>
          </table:table-cell>
          <table:table-cell table:formula="of:=[.D1542]-[.B1542]" office:value-type="float" office:value="-2.387355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6602.099609" calcext:value-type="float">
            <text:p>16602,1</text:p>
          </table:table-cell>
          <table:table-cell office:value-type="float" office:value="-94.52874" calcext:value-type="float">
            <text:p>-94,5</text:p>
          </table:table-cell>
          <table:table-cell office:value-type="float" office:value="-92.107811" calcext:value-type="float">
            <text:p>-92,1</text:p>
          </table:table-cell>
          <table:table-cell table:formula="of:=[.C1543]-5.88" office:value-type="float" office:value="-97.987811" calcext:value-type="float">
            <text:p>-98,0</text:p>
          </table:table-cell>
          <table:table-cell table:formula="of:=[.D1543]-[.B1543]" office:value-type="float" office:value="-3.45907099999999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6612.866211" calcext:value-type="float">
            <text:p>16612,9</text:p>
          </table:table-cell>
          <table:table-cell office:value-type="float" office:value="-95.24073" calcext:value-type="float">
            <text:p>-95,2</text:p>
          </table:table-cell>
          <table:table-cell office:value-type="float" office:value="-89.832809" calcext:value-type="float">
            <text:p>-89,8</text:p>
          </table:table-cell>
          <table:table-cell table:formula="of:=[.C1544]-5.88" office:value-type="float" office:value="-95.712809" calcext:value-type="float">
            <text:p>-95,7</text:p>
          </table:table-cell>
          <table:table-cell table:formula="of:=[.D1544]-[.B1544]" office:value-type="float" office:value="-0.47207899999999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6623.632812" calcext:value-type="float">
            <text:p>16623,6</text:p>
          </table:table-cell>
          <table:table-cell office:value-type="float" office:value="-94.369576" calcext:value-type="float">
            <text:p>-94,4</text:p>
          </table:table-cell>
          <table:table-cell office:value-type="float" office:value="-90.896065" calcext:value-type="float">
            <text:p>-90,9</text:p>
          </table:table-cell>
          <table:table-cell table:formula="of:=[.C1545]-5.88" office:value-type="float" office:value="-96.776065" calcext:value-type="float">
            <text:p>-96,8</text:p>
          </table:table-cell>
          <table:table-cell table:formula="of:=[.D1545]-[.B1545]" office:value-type="float" office:value="-2.406488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6634.399414" calcext:value-type="float">
            <text:p>16634,4</text:p>
          </table:table-cell>
          <table:table-cell office:value-type="float" office:value="-94.840698" calcext:value-type="float">
            <text:p>-94,8</text:p>
          </table:table-cell>
          <table:table-cell office:value-type="float" office:value="-89.730164" calcext:value-type="float">
            <text:p>-89,7</text:p>
          </table:table-cell>
          <table:table-cell table:formula="of:=[.C1546]-5.88" office:value-type="float" office:value="-95.610164" calcext:value-type="float">
            <text:p>-95,6</text:p>
          </table:table-cell>
          <table:table-cell table:formula="of:=[.D1546]-[.B1546]" office:value-type="float" office:value="-0.769465999999994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6645.166016" calcext:value-type="float">
            <text:p>16645,2</text:p>
          </table:table-cell>
          <table:table-cell office:value-type="float" office:value="-95.840355" calcext:value-type="float">
            <text:p>-95,8</text:p>
          </table:table-cell>
          <table:table-cell office:value-type="float" office:value="-89.769341" calcext:value-type="float">
            <text:p>-89,8</text:p>
          </table:table-cell>
          <table:table-cell table:formula="of:=[.C1547]-5.88" office:value-type="float" office:value="-95.649341" calcext:value-type="float">
            <text:p>-95,6</text:p>
          </table:table-cell>
          <table:table-cell table:formula="of:=[.D1547]-[.B1547]" office:value-type="float" office:value="0.19101400000001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6655.932617" calcext:value-type="float">
            <text:p>16655,9</text:p>
          </table:table-cell>
          <table:table-cell office:value-type="float" office:value="-94.793884" calcext:value-type="float">
            <text:p>-94,8</text:p>
          </table:table-cell>
          <table:table-cell office:value-type="float" office:value="-91.540718" calcext:value-type="float">
            <text:p>-91,5</text:p>
          </table:table-cell>
          <table:table-cell table:formula="of:=[.C1548]-5.88" office:value-type="float" office:value="-97.420718" calcext:value-type="float">
            <text:p>-97,4</text:p>
          </table:table-cell>
          <table:table-cell table:formula="of:=[.D1548]-[.B1548]" office:value-type="float" office:value="-2.626833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6666.699219" calcext:value-type="float">
            <text:p>16666,7</text:p>
          </table:table-cell>
          <table:table-cell office:value-type="float" office:value="-92.765511" calcext:value-type="float">
            <text:p>-92,8</text:p>
          </table:table-cell>
          <table:table-cell office:value-type="float" office:value="-88.905487" calcext:value-type="float">
            <text:p>-88,9</text:p>
          </table:table-cell>
          <table:table-cell table:formula="of:=[.C1549]-5.88" office:value-type="float" office:value="-94.785487" calcext:value-type="float">
            <text:p>-94,8</text:p>
          </table:table-cell>
          <table:table-cell table:formula="of:=[.D1549]-[.B1549]" office:value-type="float" office:value="-2.019975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6677.46582" calcext:value-type="float">
            <text:p>16677,5</text:p>
          </table:table-cell>
          <table:table-cell office:value-type="float" office:value="-92.572258" calcext:value-type="float">
            <text:p>-92,6</text:p>
          </table:table-cell>
          <table:table-cell office:value-type="float" office:value="-86.62709" calcext:value-type="float">
            <text:p>-86,6</text:p>
          </table:table-cell>
          <table:table-cell table:formula="of:=[.C1550]-5.88" office:value-type="float" office:value="-92.50709" calcext:value-type="float">
            <text:p>-92,5</text:p>
          </table:table-cell>
          <table:table-cell table:formula="of:=[.D1550]-[.B1550]" office:value-type="float" office:value="0.0651680000000141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6688.232422" calcext:value-type="float">
            <text:p>16688,2</text:p>
          </table:table-cell>
          <table:table-cell office:value-type="float" office:value="-93.29985" calcext:value-type="float">
            <text:p>-93,3</text:p>
          </table:table-cell>
          <table:table-cell office:value-type="float" office:value="-89.125565" calcext:value-type="float">
            <text:p>-89,1</text:p>
          </table:table-cell>
          <table:table-cell table:formula="of:=[.C1551]-5.88" office:value-type="float" office:value="-95.005565" calcext:value-type="float">
            <text:p>-95,0</text:p>
          </table:table-cell>
          <table:table-cell table:formula="of:=[.D1551]-[.B1551]" office:value-type="float" office:value="-1.70571499999998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6698.999023" calcext:value-type="float">
            <text:p>16699,0</text:p>
          </table:table-cell>
          <table:table-cell office:value-type="float" office:value="-92.801163" calcext:value-type="float">
            <text:p>-92,8</text:p>
          </table:table-cell>
          <table:table-cell office:value-type="float" office:value="-88.00135" calcext:value-type="float">
            <text:p>-88,0</text:p>
          </table:table-cell>
          <table:table-cell table:formula="of:=[.C1552]-5.88" office:value-type="float" office:value="-93.88135" calcext:value-type="float">
            <text:p>-93,9</text:p>
          </table:table-cell>
          <table:table-cell table:formula="of:=[.D1552]-[.B1552]" office:value-type="float" office:value="-1.080187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6709.765625" calcext:value-type="float">
            <text:p>16709,8</text:p>
          </table:table-cell>
          <table:table-cell office:value-type="float" office:value="-93.786316" calcext:value-type="float">
            <text:p>-93,8</text:p>
          </table:table-cell>
          <table:table-cell office:value-type="float" office:value="-88.160088" calcext:value-type="float">
            <text:p>-88,2</text:p>
          </table:table-cell>
          <table:table-cell table:formula="of:=[.C1553]-5.88" office:value-type="float" office:value="-94.040088" calcext:value-type="float">
            <text:p>-94,0</text:p>
          </table:table-cell>
          <table:table-cell table:formula="of:=[.D1553]-[.B1553]" office:value-type="float" office:value="-0.253771999999998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6720.532227" calcext:value-type="float">
            <text:p>16720,5</text:p>
          </table:table-cell>
          <table:table-cell office:value-type="float" office:value="-91.408356" calcext:value-type="float">
            <text:p>-91,4</text:p>
          </table:table-cell>
          <table:table-cell office:value-type="float" office:value="-89.938736" calcext:value-type="float">
            <text:p>-89,9</text:p>
          </table:table-cell>
          <table:table-cell table:formula="of:=[.C1554]-5.88" office:value-type="float" office:value="-95.818736" calcext:value-type="float">
            <text:p>-95,8</text:p>
          </table:table-cell>
          <table:table-cell table:formula="of:=[.D1554]-[.B1554]" office:value-type="float" office:value="-4.41038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6731.298828" calcext:value-type="float">
            <text:p>16731,3</text:p>
          </table:table-cell>
          <table:table-cell office:value-type="float" office:value="-92.733887" calcext:value-type="float">
            <text:p>-92,7</text:p>
          </table:table-cell>
          <table:table-cell office:value-type="float" office:value="-91.390541" calcext:value-type="float">
            <text:p>-91,4</text:p>
          </table:table-cell>
          <table:table-cell table:formula="of:=[.C1555]-5.88" office:value-type="float" office:value="-97.270541" calcext:value-type="float">
            <text:p>-97,3</text:p>
          </table:table-cell>
          <table:table-cell table:formula="of:=[.D1555]-[.B1555]" office:value-type="float" office:value="-4.536654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6742.06543" calcext:value-type="float">
            <text:p>16742,1</text:p>
          </table:table-cell>
          <table:table-cell office:value-type="float" office:value="-94.625641" calcext:value-type="float">
            <text:p>-94,6</text:p>
          </table:table-cell>
          <table:table-cell office:value-type="float" office:value="-93.328842" calcext:value-type="float">
            <text:p>-93,3</text:p>
          </table:table-cell>
          <table:table-cell table:formula="of:=[.C1556]-5.88" office:value-type="float" office:value="-99.208842" calcext:value-type="float">
            <text:p>-99,2</text:p>
          </table:table-cell>
          <table:table-cell table:formula="of:=[.D1556]-[.B1556]" office:value-type="float" office:value="-4.583200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6752.832031" calcext:value-type="float">
            <text:p>16752,8</text:p>
          </table:table-cell>
          <table:table-cell office:value-type="float" office:value="-92.692047" calcext:value-type="float">
            <text:p>-92,7</text:p>
          </table:table-cell>
          <table:table-cell office:value-type="float" office:value="-90.966072" calcext:value-type="float">
            <text:p>-91,0</text:p>
          </table:table-cell>
          <table:table-cell table:formula="of:=[.C1557]-5.88" office:value-type="float" office:value="-96.846072" calcext:value-type="float">
            <text:p>-96,8</text:p>
          </table:table-cell>
          <table:table-cell table:formula="of:=[.D1557]-[.B1557]" office:value-type="float" office:value="-4.154024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6763.598633" calcext:value-type="float">
            <text:p>16763,6</text:p>
          </table:table-cell>
          <table:table-cell office:value-type="float" office:value="-94.077713" calcext:value-type="float">
            <text:p>-94,1</text:p>
          </table:table-cell>
          <table:table-cell office:value-type="float" office:value="-92.613037" calcext:value-type="float">
            <text:p>-92,6</text:p>
          </table:table-cell>
          <table:table-cell table:formula="of:=[.C1558]-5.88" office:value-type="float" office:value="-98.493037" calcext:value-type="float">
            <text:p>-98,5</text:p>
          </table:table-cell>
          <table:table-cell table:formula="of:=[.D1558]-[.B1558]" office:value-type="float" office:value="-4.415324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6774.365234" calcext:value-type="float">
            <text:p>16774,4</text:p>
          </table:table-cell>
          <table:table-cell office:value-type="float" office:value="-93.682457" calcext:value-type="float">
            <text:p>-93,7</text:p>
          </table:table-cell>
          <table:table-cell office:value-type="float" office:value="-90.56208" calcext:value-type="float">
            <text:p>-90,6</text:p>
          </table:table-cell>
          <table:table-cell table:formula="of:=[.C1559]-5.88" office:value-type="float" office:value="-96.44208" calcext:value-type="float">
            <text:p>-96,4</text:p>
          </table:table-cell>
          <table:table-cell table:formula="of:=[.D1559]-[.B1559]" office:value-type="float" office:value="-2.759622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6785.131836" calcext:value-type="float">
            <text:p>16785,1</text:p>
          </table:table-cell>
          <table:table-cell office:value-type="float" office:value="-93.173973" calcext:value-type="float">
            <text:p>-93,2</text:p>
          </table:table-cell>
          <table:table-cell office:value-type="float" office:value="-91.759735" calcext:value-type="float">
            <text:p>-91,8</text:p>
          </table:table-cell>
          <table:table-cell table:formula="of:=[.C1560]-5.88" office:value-type="float" office:value="-97.639735" calcext:value-type="float">
            <text:p>-97,6</text:p>
          </table:table-cell>
          <table:table-cell table:formula="of:=[.D1560]-[.B1560]" office:value-type="float" office:value="-4.465762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6795.898438" calcext:value-type="float">
            <text:p>16795,9</text:p>
          </table:table-cell>
          <table:table-cell office:value-type="float" office:value="-94.818497" calcext:value-type="float">
            <text:p>-94,8</text:p>
          </table:table-cell>
          <table:table-cell office:value-type="float" office:value="-87.920685" calcext:value-type="float">
            <text:p>-87,9</text:p>
          </table:table-cell>
          <table:table-cell table:formula="of:=[.C1561]-5.88" office:value-type="float" office:value="-93.800685" calcext:value-type="float">
            <text:p>-93,8</text:p>
          </table:table-cell>
          <table:table-cell table:formula="of:=[.D1561]-[.B1561]" office:value-type="float" office:value="1.01781199999999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16806.665039" calcext:value-type="float">
            <text:p>16806,7</text:p>
          </table:table-cell>
          <table:table-cell office:value-type="float" office:value="-95.547173" calcext:value-type="float">
            <text:p>-95,5</text:p>
          </table:table-cell>
          <table:table-cell office:value-type="float" office:value="-86.924355" calcext:value-type="float">
            <text:p>-86,9</text:p>
          </table:table-cell>
          <table:table-cell table:formula="of:=[.C1562]-5.88" office:value-type="float" office:value="-92.804355" calcext:value-type="float">
            <text:p>-92,8</text:p>
          </table:table-cell>
          <table:table-cell table:formula="of:=[.D1562]-[.B1562]" office:value-type="float" office:value="2.742818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16817.431641" calcext:value-type="float">
            <text:p>16817,4</text:p>
          </table:table-cell>
          <table:table-cell office:value-type="float" office:value="-95.283272" calcext:value-type="float">
            <text:p>-95,3</text:p>
          </table:table-cell>
          <table:table-cell office:value-type="float" office:value="-89.158882" calcext:value-type="float">
            <text:p>-89,2</text:p>
          </table:table-cell>
          <table:table-cell table:formula="of:=[.C1563]-5.88" office:value-type="float" office:value="-95.038882" calcext:value-type="float">
            <text:p>-95,0</text:p>
          </table:table-cell>
          <table:table-cell table:formula="of:=[.D1563]-[.B1563]" office:value-type="float" office:value="0.244389999999996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6828.198242" calcext:value-type="float">
            <text:p>16828,2</text:p>
          </table:table-cell>
          <table:table-cell office:value-type="float" office:value="-94.670662" calcext:value-type="float">
            <text:p>-94,7</text:p>
          </table:table-cell>
          <table:table-cell office:value-type="float" office:value="-90.813042" calcext:value-type="float">
            <text:p>-90,8</text:p>
          </table:table-cell>
          <table:table-cell table:formula="of:=[.C1564]-5.88" office:value-type="float" office:value="-96.693042" calcext:value-type="float">
            <text:p>-96,7</text:p>
          </table:table-cell>
          <table:table-cell table:formula="of:=[.D1564]-[.B1564]" office:value-type="float" office:value="-2.02238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6838.964844" calcext:value-type="float">
            <text:p>16839,0</text:p>
          </table:table-cell>
          <table:table-cell office:value-type="float" office:value="-93.937088" calcext:value-type="float">
            <text:p>-93,9</text:p>
          </table:table-cell>
          <table:table-cell office:value-type="float" office:value="-88.400955" calcext:value-type="float">
            <text:p>-88,4</text:p>
          </table:table-cell>
          <table:table-cell table:formula="of:=[.C1565]-5.88" office:value-type="float" office:value="-94.280955" calcext:value-type="float">
            <text:p>-94,3</text:p>
          </table:table-cell>
          <table:table-cell table:formula="of:=[.D1565]-[.B1565]" office:value-type="float" office:value="-0.343866999999989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6849.731445" calcext:value-type="float">
            <text:p>16849,7</text:p>
          </table:table-cell>
          <table:table-cell office:value-type="float" office:value="-91.448471" calcext:value-type="float">
            <text:p>-91,4</text:p>
          </table:table-cell>
          <table:table-cell office:value-type="float" office:value="-87.995827" calcext:value-type="float">
            <text:p>-88,0</text:p>
          </table:table-cell>
          <table:table-cell table:formula="of:=[.C1566]-5.88" office:value-type="float" office:value="-93.875827" calcext:value-type="float">
            <text:p>-93,9</text:p>
          </table:table-cell>
          <table:table-cell table:formula="of:=[.D1566]-[.B1566]" office:value-type="float" office:value="-2.427356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6860.498047" calcext:value-type="float">
            <text:p>16860,5</text:p>
          </table:table-cell>
          <table:table-cell office:value-type="float" office:value="-92.086159" calcext:value-type="float">
            <text:p>-92,1</text:p>
          </table:table-cell>
          <table:table-cell office:value-type="float" office:value="-88.671227" calcext:value-type="float">
            <text:p>-88,7</text:p>
          </table:table-cell>
          <table:table-cell table:formula="of:=[.C1567]-5.88" office:value-type="float" office:value="-94.551227" calcext:value-type="float">
            <text:p>-94,6</text:p>
          </table:table-cell>
          <table:table-cell table:formula="of:=[.D1567]-[.B1567]" office:value-type="float" office:value="-2.465068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6871.264648" calcext:value-type="float">
            <text:p>16871,3</text:p>
          </table:table-cell>
          <table:table-cell office:value-type="float" office:value="-93.353172" calcext:value-type="float">
            <text:p>-93,4</text:p>
          </table:table-cell>
          <table:table-cell office:value-type="float" office:value="-88.91626" calcext:value-type="float">
            <text:p>-88,9</text:p>
          </table:table-cell>
          <table:table-cell table:formula="of:=[.C1568]-5.88" office:value-type="float" office:value="-94.79626" calcext:value-type="float">
            <text:p>-94,8</text:p>
          </table:table-cell>
          <table:table-cell table:formula="of:=[.D1568]-[.B1568]" office:value-type="float" office:value="-1.443087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6882.03125" calcext:value-type="float">
            <text:p>16882,0</text:p>
          </table:table-cell>
          <table:table-cell office:value-type="float" office:value="-94.780121" calcext:value-type="float">
            <text:p>-94,8</text:p>
          </table:table-cell>
          <table:table-cell office:value-type="float" office:value="-90.539513" calcext:value-type="float">
            <text:p>-90,5</text:p>
          </table:table-cell>
          <table:table-cell table:formula="of:=[.C1569]-5.88" office:value-type="float" office:value="-96.419513" calcext:value-type="float">
            <text:p>-96,4</text:p>
          </table:table-cell>
          <table:table-cell table:formula="of:=[.D1569]-[.B1569]" office:value-type="float" office:value="-1.639392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6892.797852" calcext:value-type="float">
            <text:p>16892,8</text:p>
          </table:table-cell>
          <table:table-cell office:value-type="float" office:value="-92.043129" calcext:value-type="float">
            <text:p>-92,0</text:p>
          </table:table-cell>
          <table:table-cell office:value-type="float" office:value="-87.263855" calcext:value-type="float">
            <text:p>-87,3</text:p>
          </table:table-cell>
          <table:table-cell table:formula="of:=[.C1570]-5.88" office:value-type="float" office:value="-93.143855" calcext:value-type="float">
            <text:p>-93,1</text:p>
          </table:table-cell>
          <table:table-cell table:formula="of:=[.D1570]-[.B1570]" office:value-type="float" office:value="-1.10072600000001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6903.564453" calcext:value-type="float">
            <text:p>16903,6</text:p>
          </table:table-cell>
          <table:table-cell office:value-type="float" office:value="-95.805923" calcext:value-type="float">
            <text:p>-95,8</text:p>
          </table:table-cell>
          <table:table-cell office:value-type="float" office:value="-83.522842" calcext:value-type="float">
            <text:p>-83,5</text:p>
          </table:table-cell>
          <table:table-cell table:formula="of:=[.C1571]-5.88" office:value-type="float" office:value="-89.402842" calcext:value-type="float">
            <text:p>-89,4</text:p>
          </table:table-cell>
          <table:table-cell table:formula="of:=[.D1571]-[.B1571]" office:value-type="float" office:value="6.40308100000001" calcext:value-type="float">
            <text:p>6,4</text:p>
          </table:table-cell>
          <table:table-cell table:number-columns-repeated="1019"/>
        </table:table-row>
        <table:table-row table:style-name="ro1">
          <table:table-cell office:value-type="float" office:value="16914.331055" calcext:value-type="float">
            <text:p>16914,3</text:p>
          </table:table-cell>
          <table:table-cell office:value-type="float" office:value="-94.586594" calcext:value-type="float">
            <text:p>-94,6</text:p>
          </table:table-cell>
          <table:table-cell office:value-type="float" office:value="-83.487022" calcext:value-type="float">
            <text:p>-83,5</text:p>
          </table:table-cell>
          <table:table-cell table:formula="of:=[.C1572]-5.88" office:value-type="float" office:value="-89.367022" calcext:value-type="float">
            <text:p>-89,4</text:p>
          </table:table-cell>
          <table:table-cell table:formula="of:=[.D1572]-[.B1572]" office:value-type="float" office:value="5.21957200000001" calcext:value-type="float">
            <text:p>5,2</text:p>
          </table:table-cell>
          <table:table-cell table:number-columns-repeated="1019"/>
        </table:table-row>
        <table:table-row table:style-name="ro1">
          <table:table-cell office:value-type="float" office:value="16925.097656" calcext:value-type="float">
            <text:p>16925,1</text:p>
          </table:table-cell>
          <table:table-cell office:value-type="float" office:value="-89.175125" calcext:value-type="float">
            <text:p>-89,2</text:p>
          </table:table-cell>
          <table:table-cell office:value-type="float" office:value="-83.075974" calcext:value-type="float">
            <text:p>-83,1</text:p>
          </table:table-cell>
          <table:table-cell table:formula="of:=[.C1573]-5.88" office:value-type="float" office:value="-88.955974" calcext:value-type="float">
            <text:p>-89,0</text:p>
          </table:table-cell>
          <table:table-cell table:formula="of:=[.D1573]-[.B1573]" office:value-type="float" office:value="0.219150999999997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6935.864258" calcext:value-type="float">
            <text:p>16935,9</text:p>
          </table:table-cell>
          <table:table-cell office:value-type="float" office:value="-89.211082" calcext:value-type="float">
            <text:p>-89,2</text:p>
          </table:table-cell>
          <table:table-cell office:value-type="float" office:value="-85.726784" calcext:value-type="float">
            <text:p>-85,7</text:p>
          </table:table-cell>
          <table:table-cell table:formula="of:=[.C1574]-5.88" office:value-type="float" office:value="-91.606784" calcext:value-type="float">
            <text:p>-91,6</text:p>
          </table:table-cell>
          <table:table-cell table:formula="of:=[.D1574]-[.B1574]" office:value-type="float" office:value="-2.395701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6946.630859" calcext:value-type="float">
            <text:p>16946,6</text:p>
          </table:table-cell>
          <table:table-cell office:value-type="float" office:value="-93.659081" calcext:value-type="float">
            <text:p>-93,7</text:p>
          </table:table-cell>
          <table:table-cell office:value-type="float" office:value="-90.286736" calcext:value-type="float">
            <text:p>-90,3</text:p>
          </table:table-cell>
          <table:table-cell table:formula="of:=[.C1575]-5.88" office:value-type="float" office:value="-96.166736" calcext:value-type="float">
            <text:p>-96,2</text:p>
          </table:table-cell>
          <table:table-cell table:formula="of:=[.D1575]-[.B1575]" office:value-type="float" office:value="-2.507655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6957.397461" calcext:value-type="float">
            <text:p>16957,4</text:p>
          </table:table-cell>
          <table:table-cell office:value-type="float" office:value="-94.901909" calcext:value-type="float">
            <text:p>-94,9</text:p>
          </table:table-cell>
          <table:table-cell office:value-type="float" office:value="-93.663231" calcext:value-type="float">
            <text:p>-93,7</text:p>
          </table:table-cell>
          <table:table-cell table:formula="of:=[.C1576]-5.88" office:value-type="float" office:value="-99.543231" calcext:value-type="float">
            <text:p>-99,5</text:p>
          </table:table-cell>
          <table:table-cell table:formula="of:=[.D1576]-[.B1576]" office:value-type="float" office:value="-4.641321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6968.164062" calcext:value-type="float">
            <text:p>16968,2</text:p>
          </table:table-cell>
          <table:table-cell office:value-type="float" office:value="-94.505806" calcext:value-type="float">
            <text:p>-94,5</text:p>
          </table:table-cell>
          <table:table-cell office:value-type="float" office:value="-97.151886" calcext:value-type="float">
            <text:p>-97,2</text:p>
          </table:table-cell>
          <table:table-cell table:formula="of:=[.C1577]-5.88" office:value-type="float" office:value="-103.031886" calcext:value-type="float">
            <text:p>-103,0</text:p>
          </table:table-cell>
          <table:table-cell table:formula="of:=[.D1577]-[.B1577]" office:value-type="float" office:value="-8.52607999999999" calcext:value-type="float">
            <text:p>-8,5</text:p>
          </table:table-cell>
          <table:table-cell table:number-columns-repeated="1019"/>
        </table:table-row>
        <table:table-row table:style-name="ro1">
          <table:table-cell office:value-type="float" office:value="16978.930664" calcext:value-type="float">
            <text:p>16978,9</text:p>
          </table:table-cell>
          <table:table-cell office:value-type="float" office:value="-92.863602" calcext:value-type="float">
            <text:p>-92,9</text:p>
          </table:table-cell>
          <table:table-cell office:value-type="float" office:value="-92.777283" calcext:value-type="float">
            <text:p>-92,8</text:p>
          </table:table-cell>
          <table:table-cell table:formula="of:=[.C1578]-5.88" office:value-type="float" office:value="-98.657283" calcext:value-type="float">
            <text:p>-98,7</text:p>
          </table:table-cell>
          <table:table-cell table:formula="of:=[.D1578]-[.B1578]" office:value-type="float" office:value="-5.79368099999999" calcext:value-type="float">
            <text:p>-5,8</text:p>
          </table:table-cell>
          <table:table-cell table:number-columns-repeated="1019"/>
        </table:table-row>
        <table:table-row table:style-name="ro1">
          <table:table-cell office:value-type="float" office:value="16989.697266" calcext:value-type="float">
            <text:p>16989,7</text:p>
          </table:table-cell>
          <table:table-cell office:value-type="float" office:value="-94.036377" calcext:value-type="float">
            <text:p>-94,0</text:p>
          </table:table-cell>
          <table:table-cell office:value-type="float" office:value="-90.155106" calcext:value-type="float">
            <text:p>-90,2</text:p>
          </table:table-cell>
          <table:table-cell table:formula="of:=[.C1579]-5.88" office:value-type="float" office:value="-96.035106" calcext:value-type="float">
            <text:p>-96,0</text:p>
          </table:table-cell>
          <table:table-cell table:formula="of:=[.D1579]-[.B1579]" office:value-type="float" office:value="-1.99872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7000.463867" calcext:value-type="float">
            <text:p>17000,5</text:p>
          </table:table-cell>
          <table:table-cell office:value-type="float" office:value="-93.403557" calcext:value-type="float">
            <text:p>-93,4</text:p>
          </table:table-cell>
          <table:table-cell office:value-type="float" office:value="-88.192322" calcext:value-type="float">
            <text:p>-88,2</text:p>
          </table:table-cell>
          <table:table-cell table:formula="of:=[.C1580]-5.88" office:value-type="float" office:value="-94.072322" calcext:value-type="float">
            <text:p>-94,1</text:p>
          </table:table-cell>
          <table:table-cell table:formula="of:=[.D1580]-[.B1580]" office:value-type="float" office:value="-0.668764999999993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7011.230469" calcext:value-type="float">
            <text:p>17011,2</text:p>
          </table:table-cell>
          <table:table-cell office:value-type="float" office:value="-92.210686" calcext:value-type="float">
            <text:p>-92,2</text:p>
          </table:table-cell>
          <table:table-cell office:value-type="float" office:value="-88.261032" calcext:value-type="float">
            <text:p>-88,3</text:p>
          </table:table-cell>
          <table:table-cell table:formula="of:=[.C1581]-5.88" office:value-type="float" office:value="-94.141032" calcext:value-type="float">
            <text:p>-94,1</text:p>
          </table:table-cell>
          <table:table-cell table:formula="of:=[.D1581]-[.B1581]" office:value-type="float" office:value="-1.930346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7021.99707" calcext:value-type="float">
            <text:p>17022,0</text:p>
          </table:table-cell>
          <table:table-cell office:value-type="float" office:value="-92.003174" calcext:value-type="float">
            <text:p>-92,0</text:p>
          </table:table-cell>
          <table:table-cell office:value-type="float" office:value="-87.450645" calcext:value-type="float">
            <text:p>-87,5</text:p>
          </table:table-cell>
          <table:table-cell table:formula="of:=[.C1582]-5.88" office:value-type="float" office:value="-93.330645" calcext:value-type="float">
            <text:p>-93,3</text:p>
          </table:table-cell>
          <table:table-cell table:formula="of:=[.D1582]-[.B1582]" office:value-type="float" office:value="-1.327470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7032.763672" calcext:value-type="float">
            <text:p>17032,8</text:p>
          </table:table-cell>
          <table:table-cell office:value-type="float" office:value="-92.965004" calcext:value-type="float">
            <text:p>-93,0</text:p>
          </table:table-cell>
          <table:table-cell office:value-type="float" office:value="-90.067772" calcext:value-type="float">
            <text:p>-90,1</text:p>
          </table:table-cell>
          <table:table-cell table:formula="of:=[.C1583]-5.88" office:value-type="float" office:value="-95.947772" calcext:value-type="float">
            <text:p>-95,9</text:p>
          </table:table-cell>
          <table:table-cell table:formula="of:=[.D1583]-[.B1583]" office:value-type="float" office:value="-2.98276800000001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7043.530273" calcext:value-type="float">
            <text:p>17043,5</text:p>
          </table:table-cell>
          <table:table-cell office:value-type="float" office:value="-91.84201" calcext:value-type="float">
            <text:p>-91,8</text:p>
          </table:table-cell>
          <table:table-cell office:value-type="float" office:value="-90.49942" calcext:value-type="float">
            <text:p>-90,5</text:p>
          </table:table-cell>
          <table:table-cell table:formula="of:=[.C1584]-5.88" office:value-type="float" office:value="-96.37942" calcext:value-type="float">
            <text:p>-96,4</text:p>
          </table:table-cell>
          <table:table-cell table:formula="of:=[.D1584]-[.B1584]" office:value-type="float" office:value="-4.537409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7054.296875" calcext:value-type="float">
            <text:p>17054,3</text:p>
          </table:table-cell>
          <table:table-cell office:value-type="float" office:value="-89.740448" calcext:value-type="float">
            <text:p>-89,7</text:p>
          </table:table-cell>
          <table:table-cell office:value-type="float" office:value="-90.90255" calcext:value-type="float">
            <text:p>-90,9</text:p>
          </table:table-cell>
          <table:table-cell table:formula="of:=[.C1585]-5.88" office:value-type="float" office:value="-96.78255" calcext:value-type="float">
            <text:p>-96,8</text:p>
          </table:table-cell>
          <table:table-cell table:formula="of:=[.D1585]-[.B1585]" office:value-type="float" office:value="-7.042102" calcext:value-type="float">
            <text:p>-7,0</text:p>
          </table:table-cell>
          <table:table-cell table:number-columns-repeated="1019"/>
        </table:table-row>
        <table:table-row table:style-name="ro1">
          <table:table-cell office:value-type="float" office:value="17065.063477" calcext:value-type="float">
            <text:p>17065,1</text:p>
          </table:table-cell>
          <table:table-cell office:value-type="float" office:value="-89.485275" calcext:value-type="float">
            <text:p>-89,5</text:p>
          </table:table-cell>
          <table:table-cell office:value-type="float" office:value="-93.424606" calcext:value-type="float">
            <text:p>-93,4</text:p>
          </table:table-cell>
          <table:table-cell table:formula="of:=[.C1586]-5.88" office:value-type="float" office:value="-99.304606" calcext:value-type="float">
            <text:p>-99,3</text:p>
          </table:table-cell>
          <table:table-cell table:formula="of:=[.D1586]-[.B1586]" office:value-type="float" office:value="-9.81933099999999" calcext:value-type="float">
            <text:p>-9,8</text:p>
          </table:table-cell>
          <table:table-cell table:number-columns-repeated="1019"/>
        </table:table-row>
        <table:table-row table:style-name="ro1">
          <table:table-cell office:value-type="float" office:value="17075.830078" calcext:value-type="float">
            <text:p>17075,8</text:p>
          </table:table-cell>
          <table:table-cell office:value-type="float" office:value="-89.543274" calcext:value-type="float">
            <text:p>-89,5</text:p>
          </table:table-cell>
          <table:table-cell office:value-type="float" office:value="-91.897148" calcext:value-type="float">
            <text:p>-91,9</text:p>
          </table:table-cell>
          <table:table-cell table:formula="of:=[.C1587]-5.88" office:value-type="float" office:value="-97.777148" calcext:value-type="float">
            <text:p>-97,8</text:p>
          </table:table-cell>
          <table:table-cell table:formula="of:=[.D1587]-[.B1587]" office:value-type="float" office:value="-8.233874" calcext:value-type="float">
            <text:p>-8,2</text:p>
          </table:table-cell>
          <table:table-cell table:number-columns-repeated="1019"/>
        </table:table-row>
        <table:table-row table:style-name="ro1">
          <table:table-cell office:value-type="float" office:value="17086.59668" calcext:value-type="float">
            <text:p>17086,6</text:p>
          </table:table-cell>
          <table:table-cell office:value-type="float" office:value="-89.923401" calcext:value-type="float">
            <text:p>-89,9</text:p>
          </table:table-cell>
          <table:table-cell office:value-type="float" office:value="-90.561127" calcext:value-type="float">
            <text:p>-90,6</text:p>
          </table:table-cell>
          <table:table-cell table:formula="of:=[.C1588]-5.88" office:value-type="float" office:value="-96.441127" calcext:value-type="float">
            <text:p>-96,4</text:p>
          </table:table-cell>
          <table:table-cell table:formula="of:=[.D1588]-[.B1588]" office:value-type="float" office:value="-6.517726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17097.363281" calcext:value-type="float">
            <text:p>17097,4</text:p>
          </table:table-cell>
          <table:table-cell office:value-type="float" office:value="-91.229454" calcext:value-type="float">
            <text:p>-91,2</text:p>
          </table:table-cell>
          <table:table-cell office:value-type="float" office:value="-88.11525" calcext:value-type="float">
            <text:p>-88,1</text:p>
          </table:table-cell>
          <table:table-cell table:formula="of:=[.C1589]-5.88" office:value-type="float" office:value="-93.99525" calcext:value-type="float">
            <text:p>-94,0</text:p>
          </table:table-cell>
          <table:table-cell table:formula="of:=[.D1589]-[.B1589]" office:value-type="float" office:value="-2.765795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7108.129883" calcext:value-type="float">
            <text:p>17108,1</text:p>
          </table:table-cell>
          <table:table-cell office:value-type="float" office:value="-91.802696" calcext:value-type="float">
            <text:p>-91,8</text:p>
          </table:table-cell>
          <table:table-cell office:value-type="float" office:value="-89.058968" calcext:value-type="float">
            <text:p>-89,1</text:p>
          </table:table-cell>
          <table:table-cell table:formula="of:=[.C1590]-5.88" office:value-type="float" office:value="-94.938968" calcext:value-type="float">
            <text:p>-94,9</text:p>
          </table:table-cell>
          <table:table-cell table:formula="of:=[.D1590]-[.B1590]" office:value-type="float" office:value="-3.136271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7118.896484" calcext:value-type="float">
            <text:p>17118,9</text:p>
          </table:table-cell>
          <table:table-cell office:value-type="float" office:value="-92.860435" calcext:value-type="float">
            <text:p>-92,9</text:p>
          </table:table-cell>
          <table:table-cell office:value-type="float" office:value="-90.575348" calcext:value-type="float">
            <text:p>-90,6</text:p>
          </table:table-cell>
          <table:table-cell table:formula="of:=[.C1591]-5.88" office:value-type="float" office:value="-96.455348" calcext:value-type="float">
            <text:p>-96,5</text:p>
          </table:table-cell>
          <table:table-cell table:formula="of:=[.D1591]-[.B1591]" office:value-type="float" office:value="-3.59491300000001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7129.663086" calcext:value-type="float">
            <text:p>17129,7</text:p>
          </table:table-cell>
          <table:table-cell office:value-type="float" office:value="-91.661407" calcext:value-type="float">
            <text:p>-91,7</text:p>
          </table:table-cell>
          <table:table-cell office:value-type="float" office:value="-90.58931" calcext:value-type="float">
            <text:p>-90,6</text:p>
          </table:table-cell>
          <table:table-cell table:formula="of:=[.C1592]-5.88" office:value-type="float" office:value="-96.46931" calcext:value-type="float">
            <text:p>-96,5</text:p>
          </table:table-cell>
          <table:table-cell table:formula="of:=[.D1592]-[.B1592]" office:value-type="float" office:value="-4.807903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7140.429688" calcext:value-type="float">
            <text:p>17140,4</text:p>
          </table:table-cell>
          <table:table-cell office:value-type="float" office:value="-91.719917" calcext:value-type="float">
            <text:p>-91,7</text:p>
          </table:table-cell>
          <table:table-cell office:value-type="float" office:value="-97.786903" calcext:value-type="float">
            <text:p>-97,8</text:p>
          </table:table-cell>
          <table:table-cell table:formula="of:=[.C1593]-5.88" office:value-type="float" office:value="-103.666903" calcext:value-type="float">
            <text:p>-103,7</text:p>
          </table:table-cell>
          <table:table-cell table:formula="of:=[.D1593]-[.B1593]" office:value-type="float" office:value="-11.946986" calcext:value-type="float">
            <text:p>-11,9</text:p>
          </table:table-cell>
          <table:table-cell table:number-columns-repeated="1019"/>
        </table:table-row>
        <table:table-row table:style-name="ro1">
          <table:table-cell office:value-type="float" office:value="17151.196289" calcext:value-type="float">
            <text:p>17151,2</text:p>
          </table:table-cell>
          <table:table-cell office:value-type="float" office:value="-91.503242" calcext:value-type="float">
            <text:p>-91,5</text:p>
          </table:table-cell>
          <table:table-cell office:value-type="float" office:value="-90.535118" calcext:value-type="float">
            <text:p>-90,5</text:p>
          </table:table-cell>
          <table:table-cell table:formula="of:=[.C1594]-5.88" office:value-type="float" office:value="-96.415118" calcext:value-type="float">
            <text:p>-96,4</text:p>
          </table:table-cell>
          <table:table-cell table:formula="of:=[.D1594]-[.B1594]" office:value-type="float" office:value="-4.91187599999999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7161.962891" calcext:value-type="float">
            <text:p>17162,0</text:p>
          </table:table-cell>
          <table:table-cell office:value-type="float" office:value="-92.430557" calcext:value-type="float">
            <text:p>-92,4</text:p>
          </table:table-cell>
          <table:table-cell office:value-type="float" office:value="-89.903381" calcext:value-type="float">
            <text:p>-89,9</text:p>
          </table:table-cell>
          <table:table-cell table:formula="of:=[.C1595]-5.88" office:value-type="float" office:value="-95.783381" calcext:value-type="float">
            <text:p>-95,8</text:p>
          </table:table-cell>
          <table:table-cell table:formula="of:=[.D1595]-[.B1595]" office:value-type="float" office:value="-3.352824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7172.729492" calcext:value-type="float">
            <text:p>17172,7</text:p>
          </table:table-cell>
          <table:table-cell office:value-type="float" office:value="-93.827621" calcext:value-type="float">
            <text:p>-93,8</text:p>
          </table:table-cell>
          <table:table-cell office:value-type="float" office:value="-88.649826" calcext:value-type="float">
            <text:p>-88,6</text:p>
          </table:table-cell>
          <table:table-cell table:formula="of:=[.C1596]-5.88" office:value-type="float" office:value="-94.529826" calcext:value-type="float">
            <text:p>-94,5</text:p>
          </table:table-cell>
          <table:table-cell table:formula="of:=[.D1596]-[.B1596]" office:value-type="float" office:value="-0.702205000000006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7183.496094" calcext:value-type="float">
            <text:p>17183,5</text:p>
          </table:table-cell>
          <table:table-cell office:value-type="float" office:value="-95.919998" calcext:value-type="float">
            <text:p>-95,9</text:p>
          </table:table-cell>
          <table:table-cell office:value-type="float" office:value="-90.198792" calcext:value-type="float">
            <text:p>-90,2</text:p>
          </table:table-cell>
          <table:table-cell table:formula="of:=[.C1597]-5.88" office:value-type="float" office:value="-96.078792" calcext:value-type="float">
            <text:p>-96,1</text:p>
          </table:table-cell>
          <table:table-cell table:formula="of:=[.D1597]-[.B1597]" office:value-type="float" office:value="-0.158793999999986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7194.262695" calcext:value-type="float">
            <text:p>17194,3</text:p>
          </table:table-cell>
          <table:table-cell office:value-type="float" office:value="-95.109764" calcext:value-type="float">
            <text:p>-95,1</text:p>
          </table:table-cell>
          <table:table-cell office:value-type="float" office:value="-92.928741" calcext:value-type="float">
            <text:p>-92,9</text:p>
          </table:table-cell>
          <table:table-cell table:formula="of:=[.C1598]-5.88" office:value-type="float" office:value="-98.808741" calcext:value-type="float">
            <text:p>-98,8</text:p>
          </table:table-cell>
          <table:table-cell table:formula="of:=[.D1598]-[.B1598]" office:value-type="float" office:value="-3.698977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7205.029297" calcext:value-type="float">
            <text:p>17205,0</text:p>
          </table:table-cell>
          <table:table-cell office:value-type="float" office:value="-91.858757" calcext:value-type="float">
            <text:p>-91,9</text:p>
          </table:table-cell>
          <table:table-cell office:value-type="float" office:value="-90.965012" calcext:value-type="float">
            <text:p>-91,0</text:p>
          </table:table-cell>
          <table:table-cell table:formula="of:=[.C1599]-5.88" office:value-type="float" office:value="-96.845012" calcext:value-type="float">
            <text:p>-96,8</text:p>
          </table:table-cell>
          <table:table-cell table:formula="of:=[.D1599]-[.B1599]" office:value-type="float" office:value="-4.986255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17215.795898" calcext:value-type="float">
            <text:p>17215,8</text:p>
          </table:table-cell>
          <table:table-cell office:value-type="float" office:value="-91.026459" calcext:value-type="float">
            <text:p>-91,0</text:p>
          </table:table-cell>
          <table:table-cell office:value-type="float" office:value="-88.770256" calcext:value-type="float">
            <text:p>-88,8</text:p>
          </table:table-cell>
          <table:table-cell table:formula="of:=[.C1600]-5.88" office:value-type="float" office:value="-94.650256" calcext:value-type="float">
            <text:p>-94,7</text:p>
          </table:table-cell>
          <table:table-cell table:formula="of:=[.D1600]-[.B1600]" office:value-type="float" office:value="-3.623797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7226.5625" calcext:value-type="float">
            <text:p>17226,6</text:p>
          </table:table-cell>
          <table:table-cell office:value-type="float" office:value="-90.915054" calcext:value-type="float">
            <text:p>-90,9</text:p>
          </table:table-cell>
          <table:table-cell office:value-type="float" office:value="-88.107613" calcext:value-type="float">
            <text:p>-88,1</text:p>
          </table:table-cell>
          <table:table-cell table:formula="of:=[.C1601]-5.88" office:value-type="float" office:value="-93.987613" calcext:value-type="float">
            <text:p>-94,0</text:p>
          </table:table-cell>
          <table:table-cell table:formula="of:=[.D1601]-[.B1601]" office:value-type="float" office:value="-3.07255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7237.329102" calcext:value-type="float">
            <text:p>17237,3</text:p>
          </table:table-cell>
          <table:table-cell office:value-type="float" office:value="-95.238747" calcext:value-type="float">
            <text:p>-95,2</text:p>
          </table:table-cell>
          <table:table-cell office:value-type="float" office:value="-88.763008" calcext:value-type="float">
            <text:p>-88,8</text:p>
          </table:table-cell>
          <table:table-cell table:formula="of:=[.C1602]-5.88" office:value-type="float" office:value="-94.643008" calcext:value-type="float">
            <text:p>-94,6</text:p>
          </table:table-cell>
          <table:table-cell table:formula="of:=[.D1602]-[.B1602]" office:value-type="float" office:value="0.595739000000009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7248.095703" calcext:value-type="float">
            <text:p>17248,1</text:p>
          </table:table-cell>
          <table:table-cell office:value-type="float" office:value="-95.488792" calcext:value-type="float">
            <text:p>-95,5</text:p>
          </table:table-cell>
          <table:table-cell office:value-type="float" office:value="-89.965012" calcext:value-type="float">
            <text:p>-90,0</text:p>
          </table:table-cell>
          <table:table-cell table:formula="of:=[.C1603]-5.88" office:value-type="float" office:value="-95.845012" calcext:value-type="float">
            <text:p>-95,8</text:p>
          </table:table-cell>
          <table:table-cell table:formula="of:=[.D1603]-[.B1603]" office:value-type="float" office:value="-0.356219999999993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7258.862305" calcext:value-type="float">
            <text:p>17258,9</text:p>
          </table:table-cell>
          <table:table-cell office:value-type="float" office:value="-93.81826" calcext:value-type="float">
            <text:p>-93,8</text:p>
          </table:table-cell>
          <table:table-cell office:value-type="float" office:value="-89.649658" calcext:value-type="float">
            <text:p>-89,6</text:p>
          </table:table-cell>
          <table:table-cell table:formula="of:=[.C1604]-5.88" office:value-type="float" office:value="-95.529658" calcext:value-type="float">
            <text:p>-95,5</text:p>
          </table:table-cell>
          <table:table-cell table:formula="of:=[.D1604]-[.B1604]" office:value-type="float" office:value="-1.711398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7269.628906" calcext:value-type="float">
            <text:p>17269,6</text:p>
          </table:table-cell>
          <table:table-cell office:value-type="float" office:value="-92.698906" calcext:value-type="float">
            <text:p>-92,7</text:p>
          </table:table-cell>
          <table:table-cell office:value-type="float" office:value="-91.106071" calcext:value-type="float">
            <text:p>-91,1</text:p>
          </table:table-cell>
          <table:table-cell table:formula="of:=[.C1605]-5.88" office:value-type="float" office:value="-96.986071" calcext:value-type="float">
            <text:p>-97,0</text:p>
          </table:table-cell>
          <table:table-cell table:formula="of:=[.D1605]-[.B1605]" office:value-type="float" office:value="-4.287165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7280.395508" calcext:value-type="float">
            <text:p>17280,4</text:p>
          </table:table-cell>
          <table:table-cell office:value-type="float" office:value="-91.905022" calcext:value-type="float">
            <text:p>-91,9</text:p>
          </table:table-cell>
          <table:table-cell office:value-type="float" office:value="-93.557838" calcext:value-type="float">
            <text:p>-93,6</text:p>
          </table:table-cell>
          <table:table-cell table:formula="of:=[.C1606]-5.88" office:value-type="float" office:value="-99.437838" calcext:value-type="float">
            <text:p>-99,4</text:p>
          </table:table-cell>
          <table:table-cell table:formula="of:=[.D1606]-[.B1606]" office:value-type="float" office:value="-7.532816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17291.162109" calcext:value-type="float">
            <text:p>17291,2</text:p>
          </table:table-cell>
          <table:table-cell office:value-type="float" office:value="-93.643631" calcext:value-type="float">
            <text:p>-93,6</text:p>
          </table:table-cell>
          <table:table-cell office:value-type="float" office:value="-87.70192" calcext:value-type="float">
            <text:p>-87,7</text:p>
          </table:table-cell>
          <table:table-cell table:formula="of:=[.C1607]-5.88" office:value-type="float" office:value="-93.58192" calcext:value-type="float">
            <text:p>-93,6</text:p>
          </table:table-cell>
          <table:table-cell table:formula="of:=[.D1607]-[.B1607]" office:value-type="float" office:value="0.0617110000000025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7301.928711" calcext:value-type="float">
            <text:p>17301,9</text:p>
          </table:table-cell>
          <table:table-cell office:value-type="float" office:value="-91.488197" calcext:value-type="float">
            <text:p>-91,5</text:p>
          </table:table-cell>
          <table:table-cell office:value-type="float" office:value="-87.521324" calcext:value-type="float">
            <text:p>-87,5</text:p>
          </table:table-cell>
          <table:table-cell table:formula="of:=[.C1608]-5.88" office:value-type="float" office:value="-93.401324" calcext:value-type="float">
            <text:p>-93,4</text:p>
          </table:table-cell>
          <table:table-cell table:formula="of:=[.D1608]-[.B1608]" office:value-type="float" office:value="-1.913127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7312.695312" calcext:value-type="float">
            <text:p>17312,7</text:p>
          </table:table-cell>
          <table:table-cell office:value-type="float" office:value="-90.515045" calcext:value-type="float">
            <text:p>-90,5</text:p>
          </table:table-cell>
          <table:table-cell office:value-type="float" office:value="-85.841644" calcext:value-type="float">
            <text:p>-85,8</text:p>
          </table:table-cell>
          <table:table-cell table:formula="of:=[.C1609]-5.88" office:value-type="float" office:value="-91.721644" calcext:value-type="float">
            <text:p>-91,7</text:p>
          </table:table-cell>
          <table:table-cell table:formula="of:=[.D1609]-[.B1609]" office:value-type="float" office:value="-1.2065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7323.461914" calcext:value-type="float">
            <text:p>17323,5</text:p>
          </table:table-cell>
          <table:table-cell office:value-type="float" office:value="-87.381706" calcext:value-type="float">
            <text:p>-87,4</text:p>
          </table:table-cell>
          <table:table-cell office:value-type="float" office:value="-85.066154" calcext:value-type="float">
            <text:p>-85,1</text:p>
          </table:table-cell>
          <table:table-cell table:formula="of:=[.C1610]-5.88" office:value-type="float" office:value="-90.946154" calcext:value-type="float">
            <text:p>-90,9</text:p>
          </table:table-cell>
          <table:table-cell table:formula="of:=[.D1610]-[.B1610]" office:value-type="float" office:value="-3.564448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7334.228516" calcext:value-type="float">
            <text:p>17334,2</text:p>
          </table:table-cell>
          <table:table-cell office:value-type="float" office:value="-91.121696" calcext:value-type="float">
            <text:p>-91,1</text:p>
          </table:table-cell>
          <table:table-cell office:value-type="float" office:value="-86.128159" calcext:value-type="float">
            <text:p>-86,1</text:p>
          </table:table-cell>
          <table:table-cell table:formula="of:=[.C1611]-5.88" office:value-type="float" office:value="-92.008159" calcext:value-type="float">
            <text:p>-92,0</text:p>
          </table:table-cell>
          <table:table-cell table:formula="of:=[.D1611]-[.B1611]" office:value-type="float" office:value="-0.886462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7344.995117" calcext:value-type="float">
            <text:p>17345,0</text:p>
          </table:table-cell>
          <table:table-cell office:value-type="float" office:value="-93.880714" calcext:value-type="float">
            <text:p>-93,9</text:p>
          </table:table-cell>
          <table:table-cell office:value-type="float" office:value="-88.851845" calcext:value-type="float">
            <text:p>-88,9</text:p>
          </table:table-cell>
          <table:table-cell table:formula="of:=[.C1612]-5.88" office:value-type="float" office:value="-94.731845" calcext:value-type="float">
            <text:p>-94,7</text:p>
          </table:table-cell>
          <table:table-cell table:formula="of:=[.D1612]-[.B1612]" office:value-type="float" office:value="-0.851130999999995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7355.761719" calcext:value-type="float">
            <text:p>17355,8</text:p>
          </table:table-cell>
          <table:table-cell office:value-type="float" office:value="-97.498894" calcext:value-type="float">
            <text:p>-97,5</text:p>
          </table:table-cell>
          <table:table-cell office:value-type="float" office:value="-86.944016" calcext:value-type="float">
            <text:p>-86,9</text:p>
          </table:table-cell>
          <table:table-cell table:formula="of:=[.C1613]-5.88" office:value-type="float" office:value="-92.824016" calcext:value-type="float">
            <text:p>-92,8</text:p>
          </table:table-cell>
          <table:table-cell table:formula="of:=[.D1613]-[.B1613]" office:value-type="float" office:value="4.67487800000001" calcext:value-type="float">
            <text:p>4,7</text:p>
          </table:table-cell>
          <table:table-cell table:number-columns-repeated="1019"/>
        </table:table-row>
        <table:table-row table:style-name="ro1">
          <table:table-cell office:value-type="float" office:value="17366.52832" calcext:value-type="float">
            <text:p>17366,5</text:p>
          </table:table-cell>
          <table:table-cell office:value-type="float" office:value="-96.554993" calcext:value-type="float">
            <text:p>-96,6</text:p>
          </table:table-cell>
          <table:table-cell office:value-type="float" office:value="-88.987991" calcext:value-type="float">
            <text:p>-89,0</text:p>
          </table:table-cell>
          <table:table-cell table:formula="of:=[.C1614]-5.88" office:value-type="float" office:value="-94.867991" calcext:value-type="float">
            <text:p>-94,9</text:p>
          </table:table-cell>
          <table:table-cell table:formula="of:=[.D1614]-[.B1614]" office:value-type="float" office:value="1.687002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17377.294922" calcext:value-type="float">
            <text:p>17377,3</text:p>
          </table:table-cell>
          <table:table-cell office:value-type="float" office:value="-92.55397" calcext:value-type="float">
            <text:p>-92,6</text:p>
          </table:table-cell>
          <table:table-cell office:value-type="float" office:value="-89.201263" calcext:value-type="float">
            <text:p>-89,2</text:p>
          </table:table-cell>
          <table:table-cell table:formula="of:=[.C1615]-5.88" office:value-type="float" office:value="-95.081263" calcext:value-type="float">
            <text:p>-95,1</text:p>
          </table:table-cell>
          <table:table-cell table:formula="of:=[.D1615]-[.B1615]" office:value-type="float" office:value="-2.52729299999999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7388.061523" calcext:value-type="float">
            <text:p>17388,1</text:p>
          </table:table-cell>
          <table:table-cell office:value-type="float" office:value="-93.882233" calcext:value-type="float">
            <text:p>-93,9</text:p>
          </table:table-cell>
          <table:table-cell office:value-type="float" office:value="-91.623329" calcext:value-type="float">
            <text:p>-91,6</text:p>
          </table:table-cell>
          <table:table-cell table:formula="of:=[.C1616]-5.88" office:value-type="float" office:value="-97.503329" calcext:value-type="float">
            <text:p>-97,5</text:p>
          </table:table-cell>
          <table:table-cell table:formula="of:=[.D1616]-[.B1616]" office:value-type="float" office:value="-3.621095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7398.828125" calcext:value-type="float">
            <text:p>17398,8</text:p>
          </table:table-cell>
          <table:table-cell office:value-type="float" office:value="-93.838379" calcext:value-type="float">
            <text:p>-93,8</text:p>
          </table:table-cell>
          <table:table-cell office:value-type="float" office:value="-91.321968" calcext:value-type="float">
            <text:p>-91,3</text:p>
          </table:table-cell>
          <table:table-cell table:formula="of:=[.C1617]-5.88" office:value-type="float" office:value="-97.201968" calcext:value-type="float">
            <text:p>-97,2</text:p>
          </table:table-cell>
          <table:table-cell table:formula="of:=[.D1617]-[.B1617]" office:value-type="float" office:value="-3.363588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7409.594727" calcext:value-type="float">
            <text:p>17409,6</text:p>
          </table:table-cell>
          <table:table-cell office:value-type="float" office:value="-93.211288" calcext:value-type="float">
            <text:p>-93,2</text:p>
          </table:table-cell>
          <table:table-cell office:value-type="float" office:value="-90.675758" calcext:value-type="float">
            <text:p>-90,7</text:p>
          </table:table-cell>
          <table:table-cell table:formula="of:=[.C1618]-5.88" office:value-type="float" office:value="-96.555758" calcext:value-type="float">
            <text:p>-96,6</text:p>
          </table:table-cell>
          <table:table-cell table:formula="of:=[.D1618]-[.B1618]" office:value-type="float" office:value="-3.34447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7420.361328" calcext:value-type="float">
            <text:p>17420,4</text:p>
          </table:table-cell>
          <table:table-cell office:value-type="float" office:value="-92.271912" calcext:value-type="float">
            <text:p>-92,3</text:p>
          </table:table-cell>
          <table:table-cell office:value-type="float" office:value="-90.210625" calcext:value-type="float">
            <text:p>-90,2</text:p>
          </table:table-cell>
          <table:table-cell table:formula="of:=[.C1619]-5.88" office:value-type="float" office:value="-96.090625" calcext:value-type="float">
            <text:p>-96,1</text:p>
          </table:table-cell>
          <table:table-cell table:formula="of:=[.D1619]-[.B1619]" office:value-type="float" office:value="-3.818712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17431.12793" calcext:value-type="float">
            <text:p>17431,1</text:p>
          </table:table-cell>
          <table:table-cell office:value-type="float" office:value="-96.359093" calcext:value-type="float">
            <text:p>-96,4</text:p>
          </table:table-cell>
          <table:table-cell office:value-type="float" office:value="-90.059868" calcext:value-type="float">
            <text:p>-90,1</text:p>
          </table:table-cell>
          <table:table-cell table:formula="of:=[.C1620]-5.88" office:value-type="float" office:value="-95.939868" calcext:value-type="float">
            <text:p>-95,9</text:p>
          </table:table-cell>
          <table:table-cell table:formula="of:=[.D1620]-[.B1620]" office:value-type="float" office:value="0.419225000000012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7441.894531" calcext:value-type="float">
            <text:p>17441,9</text:p>
          </table:table-cell>
          <table:table-cell office:value-type="float" office:value="-96.542999" calcext:value-type="float">
            <text:p>-96,5</text:p>
          </table:table-cell>
          <table:table-cell office:value-type="float" office:value="-90.872177" calcext:value-type="float">
            <text:p>-90,9</text:p>
          </table:table-cell>
          <table:table-cell table:formula="of:=[.C1621]-5.88" office:value-type="float" office:value="-96.752177" calcext:value-type="float">
            <text:p>-96,8</text:p>
          </table:table-cell>
          <table:table-cell table:formula="of:=[.D1621]-[.B1621]" office:value-type="float" office:value="-0.209177999999994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7452.661133" calcext:value-type="float">
            <text:p>17452,7</text:p>
          </table:table-cell>
          <table:table-cell office:value-type="float" office:value="-94.422791" calcext:value-type="float">
            <text:p>-94,4</text:p>
          </table:table-cell>
          <table:table-cell office:value-type="float" office:value="-89.964729" calcext:value-type="float">
            <text:p>-90,0</text:p>
          </table:table-cell>
          <table:table-cell table:formula="of:=[.C1622]-5.88" office:value-type="float" office:value="-95.844729" calcext:value-type="float">
            <text:p>-95,8</text:p>
          </table:table-cell>
          <table:table-cell table:formula="of:=[.D1622]-[.B1622]" office:value-type="float" office:value="-1.421938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7463.427734" calcext:value-type="float">
            <text:p>17463,4</text:p>
          </table:table-cell>
          <table:table-cell office:value-type="float" office:value="-93.698013" calcext:value-type="float">
            <text:p>-93,7</text:p>
          </table:table-cell>
          <table:table-cell office:value-type="float" office:value="-89.769669" calcext:value-type="float">
            <text:p>-89,8</text:p>
          </table:table-cell>
          <table:table-cell table:formula="of:=[.C1623]-5.88" office:value-type="float" office:value="-95.649669" calcext:value-type="float">
            <text:p>-95,6</text:p>
          </table:table-cell>
          <table:table-cell table:formula="of:=[.D1623]-[.B1623]" office:value-type="float" office:value="-1.951655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7474.194336" calcext:value-type="float">
            <text:p>17474,2</text:p>
          </table:table-cell>
          <table:table-cell office:value-type="float" office:value="-95.12851" calcext:value-type="float">
            <text:p>-95,1</text:p>
          </table:table-cell>
          <table:table-cell office:value-type="float" office:value="-91.081635" calcext:value-type="float">
            <text:p>-91,1</text:p>
          </table:table-cell>
          <table:table-cell table:formula="of:=[.C1624]-5.88" office:value-type="float" office:value="-96.961635" calcext:value-type="float">
            <text:p>-97,0</text:p>
          </table:table-cell>
          <table:table-cell table:formula="of:=[.D1624]-[.B1624]" office:value-type="float" office:value="-1.833125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7484.960938" calcext:value-type="float">
            <text:p>17485,0</text:p>
          </table:table-cell>
          <table:table-cell office:value-type="float" office:value="-94.457481" calcext:value-type="float">
            <text:p>-94,5</text:p>
          </table:table-cell>
          <table:table-cell office:value-type="float" office:value="-92.148247" calcext:value-type="float">
            <text:p>-92,1</text:p>
          </table:table-cell>
          <table:table-cell table:formula="of:=[.C1625]-5.88" office:value-type="float" office:value="-98.028247" calcext:value-type="float">
            <text:p>-98,0</text:p>
          </table:table-cell>
          <table:table-cell table:formula="of:=[.D1625]-[.B1625]" office:value-type="float" office:value="-3.57076599999999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7495.727539" calcext:value-type="float">
            <text:p>17495,7</text:p>
          </table:table-cell>
          <table:table-cell office:value-type="float" office:value="-92.810295" calcext:value-type="float">
            <text:p>-92,8</text:p>
          </table:table-cell>
          <table:table-cell office:value-type="float" office:value="-90.33992" calcext:value-type="float">
            <text:p>-90,3</text:p>
          </table:table-cell>
          <table:table-cell table:formula="of:=[.C1626]-5.88" office:value-type="float" office:value="-96.21992" calcext:value-type="float">
            <text:p>-96,2</text:p>
          </table:table-cell>
          <table:table-cell table:formula="of:=[.D1626]-[.B1626]" office:value-type="float" office:value="-3.40962500000001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7506.494141" calcext:value-type="float">
            <text:p>17506,5</text:p>
          </table:table-cell>
          <table:table-cell office:value-type="float" office:value="-92.826973" calcext:value-type="float">
            <text:p>-92,8</text:p>
          </table:table-cell>
          <table:table-cell office:value-type="float" office:value="-88.080978" calcext:value-type="float">
            <text:p>-88,1</text:p>
          </table:table-cell>
          <table:table-cell table:formula="of:=[.C1627]-5.88" office:value-type="float" office:value="-93.960978" calcext:value-type="float">
            <text:p>-94,0</text:p>
          </table:table-cell>
          <table:table-cell table:formula="of:=[.D1627]-[.B1627]" office:value-type="float" office:value="-1.134005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7517.260742" calcext:value-type="float">
            <text:p>17517,3</text:p>
          </table:table-cell>
          <table:table-cell office:value-type="float" office:value="-95.412331" calcext:value-type="float">
            <text:p>-95,4</text:p>
          </table:table-cell>
          <table:table-cell office:value-type="float" office:value="-90.345757" calcext:value-type="float">
            <text:p>-90,3</text:p>
          </table:table-cell>
          <table:table-cell table:formula="of:=[.C1628]-5.88" office:value-type="float" office:value="-96.225757" calcext:value-type="float">
            <text:p>-96,2</text:p>
          </table:table-cell>
          <table:table-cell table:formula="of:=[.D1628]-[.B1628]" office:value-type="float" office:value="-0.81342600000000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7528.027344" calcext:value-type="float">
            <text:p>17528,0</text:p>
          </table:table-cell>
          <table:table-cell office:value-type="float" office:value="-93.388176" calcext:value-type="float">
            <text:p>-93,4</text:p>
          </table:table-cell>
          <table:table-cell office:value-type="float" office:value="-92.271591" calcext:value-type="float">
            <text:p>-92,3</text:p>
          </table:table-cell>
          <table:table-cell table:formula="of:=[.C1629]-5.88" office:value-type="float" office:value="-98.151591" calcext:value-type="float">
            <text:p>-98,2</text:p>
          </table:table-cell>
          <table:table-cell table:formula="of:=[.D1629]-[.B1629]" office:value-type="float" office:value="-4.763415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7538.793945" calcext:value-type="float">
            <text:p>17538,8</text:p>
          </table:table-cell>
          <table:table-cell office:value-type="float" office:value="-94.080055" calcext:value-type="float">
            <text:p>-94,1</text:p>
          </table:table-cell>
          <table:table-cell office:value-type="float" office:value="-88.006996" calcext:value-type="float">
            <text:p>-88,0</text:p>
          </table:table-cell>
          <table:table-cell table:formula="of:=[.C1630]-5.88" office:value-type="float" office:value="-93.886996" calcext:value-type="float">
            <text:p>-93,9</text:p>
          </table:table-cell>
          <table:table-cell table:formula="of:=[.D1630]-[.B1630]" office:value-type="float" office:value="0.193059000000005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7549.560547" calcext:value-type="float">
            <text:p>17549,6</text:p>
          </table:table-cell>
          <table:table-cell office:value-type="float" office:value="-91.813683" calcext:value-type="float">
            <text:p>-91,8</text:p>
          </table:table-cell>
          <table:table-cell office:value-type="float" office:value="-86.63279" calcext:value-type="float">
            <text:p>-86,6</text:p>
          </table:table-cell>
          <table:table-cell table:formula="of:=[.C1631]-5.88" office:value-type="float" office:value="-92.51279" calcext:value-type="float">
            <text:p>-92,5</text:p>
          </table:table-cell>
          <table:table-cell table:formula="of:=[.D1631]-[.B1631]" office:value-type="float" office:value="-0.699106999999998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7560.327148" calcext:value-type="float">
            <text:p>17560,3</text:p>
          </table:table-cell>
          <table:table-cell office:value-type="float" office:value="-93.07692" calcext:value-type="float">
            <text:p>-93,1</text:p>
          </table:table-cell>
          <table:table-cell office:value-type="float" office:value="-89.217003" calcext:value-type="float">
            <text:p>-89,2</text:p>
          </table:table-cell>
          <table:table-cell table:formula="of:=[.C1632]-5.88" office:value-type="float" office:value="-95.097003" calcext:value-type="float">
            <text:p>-95,1</text:p>
          </table:table-cell>
          <table:table-cell table:formula="of:=[.D1632]-[.B1632]" office:value-type="float" office:value="-2.020083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7571.09375" calcext:value-type="float">
            <text:p>17571,1</text:p>
          </table:table-cell>
          <table:table-cell office:value-type="float" office:value="-94.296776" calcext:value-type="float">
            <text:p>-94,3</text:p>
          </table:table-cell>
          <table:table-cell office:value-type="float" office:value="-88.401855" calcext:value-type="float">
            <text:p>-88,4</text:p>
          </table:table-cell>
          <table:table-cell table:formula="of:=[.C1633]-5.88" office:value-type="float" office:value="-94.281855" calcext:value-type="float">
            <text:p>-94,3</text:p>
          </table:table-cell>
          <table:table-cell table:formula="of:=[.D1633]-[.B1633]" office:value-type="float" office:value="0.0149210000000011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7581.860352" calcext:value-type="float">
            <text:p>17581,9</text:p>
          </table:table-cell>
          <table:table-cell office:value-type="float" office:value="-95.60257" calcext:value-type="float">
            <text:p>-95,6</text:p>
          </table:table-cell>
          <table:table-cell office:value-type="float" office:value="-88.291321" calcext:value-type="float">
            <text:p>-88,3</text:p>
          </table:table-cell>
          <table:table-cell table:formula="of:=[.C1634]-5.88" office:value-type="float" office:value="-94.171321" calcext:value-type="float">
            <text:p>-94,2</text:p>
          </table:table-cell>
          <table:table-cell table:formula="of:=[.D1634]-[.B1634]" office:value-type="float" office:value="1.431249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17592.626953" calcext:value-type="float">
            <text:p>17592,6</text:p>
          </table:table-cell>
          <table:table-cell office:value-type="float" office:value="-96.98954" calcext:value-type="float">
            <text:p>-97,0</text:p>
          </table:table-cell>
          <table:table-cell office:value-type="float" office:value="-88.073105" calcext:value-type="float">
            <text:p>-88,1</text:p>
          </table:table-cell>
          <table:table-cell table:formula="of:=[.C1635]-5.88" office:value-type="float" office:value="-93.953105" calcext:value-type="float">
            <text:p>-94,0</text:p>
          </table:table-cell>
          <table:table-cell table:formula="of:=[.D1635]-[.B1635]" office:value-type="float" office:value="3.03643500000001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17603.393555" calcext:value-type="float">
            <text:p>17603,4</text:p>
          </table:table-cell>
          <table:table-cell office:value-type="float" office:value="-96.566681" calcext:value-type="float">
            <text:p>-96,6</text:p>
          </table:table-cell>
          <table:table-cell office:value-type="float" office:value="-90.484039" calcext:value-type="float">
            <text:p>-90,5</text:p>
          </table:table-cell>
          <table:table-cell table:formula="of:=[.C1636]-5.88" office:value-type="float" office:value="-96.364039" calcext:value-type="float">
            <text:p>-96,4</text:p>
          </table:table-cell>
          <table:table-cell table:formula="of:=[.D1636]-[.B1636]" office:value-type="float" office:value="0.20264200000001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7614.160156" calcext:value-type="float">
            <text:p>17614,2</text:p>
          </table:table-cell>
          <table:table-cell office:value-type="float" office:value="-96.62397" calcext:value-type="float">
            <text:p>-96,6</text:p>
          </table:table-cell>
          <table:table-cell office:value-type="float" office:value="-92.997696" calcext:value-type="float">
            <text:p>-93,0</text:p>
          </table:table-cell>
          <table:table-cell table:formula="of:=[.C1637]-5.88" office:value-type="float" office:value="-98.877696" calcext:value-type="float">
            <text:p>-98,9</text:p>
          </table:table-cell>
          <table:table-cell table:formula="of:=[.D1637]-[.B1637]" office:value-type="float" office:value="-2.253726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7624.926758" calcext:value-type="float">
            <text:p>17624,9</text:p>
          </table:table-cell>
          <table:table-cell office:value-type="float" office:value="-95.351753" calcext:value-type="float">
            <text:p>-95,4</text:p>
          </table:table-cell>
          <table:table-cell office:value-type="float" office:value="-91.501266" calcext:value-type="float">
            <text:p>-91,5</text:p>
          </table:table-cell>
          <table:table-cell table:formula="of:=[.C1638]-5.88" office:value-type="float" office:value="-97.381266" calcext:value-type="float">
            <text:p>-97,4</text:p>
          </table:table-cell>
          <table:table-cell table:formula="of:=[.D1638]-[.B1638]" office:value-type="float" office:value="-2.029512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7635.693359" calcext:value-type="float">
            <text:p>17635,7</text:p>
          </table:table-cell>
          <table:table-cell office:value-type="float" office:value="-94.050842" calcext:value-type="float">
            <text:p>-94,1</text:p>
          </table:table-cell>
          <table:table-cell office:value-type="float" office:value="-90.871361" calcext:value-type="float">
            <text:p>-90,9</text:p>
          </table:table-cell>
          <table:table-cell table:formula="of:=[.C1639]-5.88" office:value-type="float" office:value="-96.751361" calcext:value-type="float">
            <text:p>-96,8</text:p>
          </table:table-cell>
          <table:table-cell table:formula="of:=[.D1639]-[.B1639]" office:value-type="float" office:value="-2.700518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7646.459961" calcext:value-type="float">
            <text:p>17646,5</text:p>
          </table:table-cell>
          <table:table-cell office:value-type="float" office:value="-94.974258" calcext:value-type="float">
            <text:p>-95,0</text:p>
          </table:table-cell>
          <table:table-cell office:value-type="float" office:value="-90.430923" calcext:value-type="float">
            <text:p>-90,4</text:p>
          </table:table-cell>
          <table:table-cell table:formula="of:=[.C1640]-5.88" office:value-type="float" office:value="-96.310923" calcext:value-type="float">
            <text:p>-96,3</text:p>
          </table:table-cell>
          <table:table-cell table:formula="of:=[.D1640]-[.B1640]" office:value-type="float" office:value="-1.336665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7657.226562" calcext:value-type="float">
            <text:p>17657,2</text:p>
          </table:table-cell>
          <table:table-cell office:value-type="float" office:value="-95.989319" calcext:value-type="float">
            <text:p>-96,0</text:p>
          </table:table-cell>
          <table:table-cell office:value-type="float" office:value="-87.285248" calcext:value-type="float">
            <text:p>-87,3</text:p>
          </table:table-cell>
          <table:table-cell table:formula="of:=[.C1641]-5.88" office:value-type="float" office:value="-93.165248" calcext:value-type="float">
            <text:p>-93,2</text:p>
          </table:table-cell>
          <table:table-cell table:formula="of:=[.D1641]-[.B1641]" office:value-type="float" office:value="2.824071" calcext:value-type="float">
            <text:p>2,8</text:p>
          </table:table-cell>
          <table:table-cell table:number-columns-repeated="1019"/>
        </table:table-row>
        <table:table-row table:style-name="ro1">
          <table:table-cell office:value-type="float" office:value="17667.993164" calcext:value-type="float">
            <text:p>17668,0</text:p>
          </table:table-cell>
          <table:table-cell office:value-type="float" office:value="-94.134087" calcext:value-type="float">
            <text:p>-94,1</text:p>
          </table:table-cell>
          <table:table-cell office:value-type="float" office:value="-88.347382" calcext:value-type="float">
            <text:p>-88,3</text:p>
          </table:table-cell>
          <table:table-cell table:formula="of:=[.C1642]-5.88" office:value-type="float" office:value="-94.227382" calcext:value-type="float">
            <text:p>-94,2</text:p>
          </table:table-cell>
          <table:table-cell table:formula="of:=[.D1642]-[.B1642]" office:value-type="float" office:value="-0.0932949999999977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17678.759766" calcext:value-type="float">
            <text:p>17678,8</text:p>
          </table:table-cell>
          <table:table-cell office:value-type="float" office:value="-93.76368" calcext:value-type="float">
            <text:p>-93,8</text:p>
          </table:table-cell>
          <table:table-cell office:value-type="float" office:value="-92.148117" calcext:value-type="float">
            <text:p>-92,1</text:p>
          </table:table-cell>
          <table:table-cell table:formula="of:=[.C1643]-5.88" office:value-type="float" office:value="-98.028117" calcext:value-type="float">
            <text:p>-98,0</text:p>
          </table:table-cell>
          <table:table-cell table:formula="of:=[.D1643]-[.B1643]" office:value-type="float" office:value="-4.264437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7689.526367" calcext:value-type="float">
            <text:p>17689,5</text:p>
          </table:table-cell>
          <table:table-cell office:value-type="float" office:value="-95.121521" calcext:value-type="float">
            <text:p>-95,1</text:p>
          </table:table-cell>
          <table:table-cell office:value-type="float" office:value="-92.406662" calcext:value-type="float">
            <text:p>-92,4</text:p>
          </table:table-cell>
          <table:table-cell table:formula="of:=[.C1644]-5.88" office:value-type="float" office:value="-98.286662" calcext:value-type="float">
            <text:p>-98,3</text:p>
          </table:table-cell>
          <table:table-cell table:formula="of:=[.D1644]-[.B1644]" office:value-type="float" office:value="-3.1651409999999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7700.292969" calcext:value-type="float">
            <text:p>17700,3</text:p>
          </table:table-cell>
          <table:table-cell office:value-type="float" office:value="-95.210091" calcext:value-type="float">
            <text:p>-95,2</text:p>
          </table:table-cell>
          <table:table-cell office:value-type="float" office:value="-91.369789" calcext:value-type="float">
            <text:p>-91,4</text:p>
          </table:table-cell>
          <table:table-cell table:formula="of:=[.C1645]-5.88" office:value-type="float" office:value="-97.249789" calcext:value-type="float">
            <text:p>-97,2</text:p>
          </table:table-cell>
          <table:table-cell table:formula="of:=[.D1645]-[.B1645]" office:value-type="float" office:value="-2.03969799999999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7711.05957" calcext:value-type="float">
            <text:p>17711,1</text:p>
          </table:table-cell>
          <table:table-cell office:value-type="float" office:value="-92.695717" calcext:value-type="float">
            <text:p>-92,7</text:p>
          </table:table-cell>
          <table:table-cell office:value-type="float" office:value="-88.906792" calcext:value-type="float">
            <text:p>-88,9</text:p>
          </table:table-cell>
          <table:table-cell table:formula="of:=[.C1646]-5.88" office:value-type="float" office:value="-94.786792" calcext:value-type="float">
            <text:p>-94,8</text:p>
          </table:table-cell>
          <table:table-cell table:formula="of:=[.D1646]-[.B1646]" office:value-type="float" office:value="-2.091074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7721.826172" calcext:value-type="float">
            <text:p>17721,8</text:p>
          </table:table-cell>
          <table:table-cell office:value-type="float" office:value="-92.768074" calcext:value-type="float">
            <text:p>-92,8</text:p>
          </table:table-cell>
          <table:table-cell office:value-type="float" office:value="-84.791336" calcext:value-type="float">
            <text:p>-84,8</text:p>
          </table:table-cell>
          <table:table-cell table:formula="of:=[.C1647]-5.88" office:value-type="float" office:value="-90.671336" calcext:value-type="float">
            <text:p>-90,7</text:p>
          </table:table-cell>
          <table:table-cell table:formula="of:=[.D1647]-[.B1647]" office:value-type="float" office:value="2.096738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17732.592773" calcext:value-type="float">
            <text:p>17732,6</text:p>
          </table:table-cell>
          <table:table-cell office:value-type="float" office:value="-93.746796" calcext:value-type="float">
            <text:p>-93,7</text:p>
          </table:table-cell>
          <table:table-cell office:value-type="float" office:value="-83.584396" calcext:value-type="float">
            <text:p>-83,6</text:p>
          </table:table-cell>
          <table:table-cell table:formula="of:=[.C1648]-5.88" office:value-type="float" office:value="-89.464396" calcext:value-type="float">
            <text:p>-89,5</text:p>
          </table:table-cell>
          <table:table-cell table:formula="of:=[.D1648]-[.B1648]" office:value-type="float" office:value="4.28240000000001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17743.359375" calcext:value-type="float">
            <text:p>17743,4</text:p>
          </table:table-cell>
          <table:table-cell office:value-type="float" office:value="-91.791138" calcext:value-type="float">
            <text:p>-91,8</text:p>
          </table:table-cell>
          <table:table-cell office:value-type="float" office:value="-85.874054" calcext:value-type="float">
            <text:p>-85,9</text:p>
          </table:table-cell>
          <table:table-cell table:formula="of:=[.C1649]-5.88" office:value-type="float" office:value="-91.754054" calcext:value-type="float">
            <text:p>-91,8</text:p>
          </table:table-cell>
          <table:table-cell table:formula="of:=[.D1649]-[.B1649]" office:value-type="float" office:value="0.0370840000000072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7754.125977" calcext:value-type="float">
            <text:p>17754,1</text:p>
          </table:table-cell>
          <table:table-cell office:value-type="float" office:value="-87.955582" calcext:value-type="float">
            <text:p>-88,0</text:p>
          </table:table-cell>
          <table:table-cell office:value-type="float" office:value="-86.395493" calcext:value-type="float">
            <text:p>-86,4</text:p>
          </table:table-cell>
          <table:table-cell table:formula="of:=[.C1650]-5.88" office:value-type="float" office:value="-92.275493" calcext:value-type="float">
            <text:p>-92,3</text:p>
          </table:table-cell>
          <table:table-cell table:formula="of:=[.D1650]-[.B1650]" office:value-type="float" office:value="-4.319910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7764.892578" calcext:value-type="float">
            <text:p>17764,9</text:p>
          </table:table-cell>
          <table:table-cell office:value-type="float" office:value="-89.235039" calcext:value-type="float">
            <text:p>-89,2</text:p>
          </table:table-cell>
          <table:table-cell office:value-type="float" office:value="-87.87307" calcext:value-type="float">
            <text:p>-87,9</text:p>
          </table:table-cell>
          <table:table-cell table:formula="of:=[.C1651]-5.88" office:value-type="float" office:value="-93.75307" calcext:value-type="float">
            <text:p>-93,8</text:p>
          </table:table-cell>
          <table:table-cell table:formula="of:=[.D1651]-[.B1651]" office:value-type="float" office:value="-4.51803099999999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17775.65918" calcext:value-type="float">
            <text:p>17775,7</text:p>
          </table:table-cell>
          <table:table-cell office:value-type="float" office:value="-95.277222" calcext:value-type="float">
            <text:p>-95,3</text:p>
          </table:table-cell>
          <table:table-cell office:value-type="float" office:value="-87.117622" calcext:value-type="float">
            <text:p>-87,1</text:p>
          </table:table-cell>
          <table:table-cell table:formula="of:=[.C1652]-5.88" office:value-type="float" office:value="-92.997622" calcext:value-type="float">
            <text:p>-93,0</text:p>
          </table:table-cell>
          <table:table-cell table:formula="of:=[.D1652]-[.B1652]" office:value-type="float" office:value="2.2796" calcext:value-type="float">
            <text:p>2,3</text:p>
          </table:table-cell>
          <table:table-cell table:number-columns-repeated="1019"/>
        </table:table-row>
        <table:table-row table:style-name="ro1">
          <table:table-cell office:value-type="float" office:value="17786.425781" calcext:value-type="float">
            <text:p>17786,4</text:p>
          </table:table-cell>
          <table:table-cell office:value-type="float" office:value="-92.251205" calcext:value-type="float">
            <text:p>-92,3</text:p>
          </table:table-cell>
          <table:table-cell office:value-type="float" office:value="-87.967339" calcext:value-type="float">
            <text:p>-88,0</text:p>
          </table:table-cell>
          <table:table-cell table:formula="of:=[.C1653]-5.88" office:value-type="float" office:value="-93.847339" calcext:value-type="float">
            <text:p>-93,8</text:p>
          </table:table-cell>
          <table:table-cell table:formula="of:=[.D1653]-[.B1653]" office:value-type="float" office:value="-1.596133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7797.192383" calcext:value-type="float">
            <text:p>17797,2</text:p>
          </table:table-cell>
          <table:table-cell office:value-type="float" office:value="-91.875084" calcext:value-type="float">
            <text:p>-91,9</text:p>
          </table:table-cell>
          <table:table-cell office:value-type="float" office:value="-88.738182" calcext:value-type="float">
            <text:p>-88,7</text:p>
          </table:table-cell>
          <table:table-cell table:formula="of:=[.C1654]-5.88" office:value-type="float" office:value="-94.618182" calcext:value-type="float">
            <text:p>-94,6</text:p>
          </table:table-cell>
          <table:table-cell table:formula="of:=[.D1654]-[.B1654]" office:value-type="float" office:value="-2.743097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7807.958984" calcext:value-type="float">
            <text:p>17808,0</text:p>
          </table:table-cell>
          <table:table-cell office:value-type="float" office:value="-94.250389" calcext:value-type="float">
            <text:p>-94,3</text:p>
          </table:table-cell>
          <table:table-cell office:value-type="float" office:value="-89.236099" calcext:value-type="float">
            <text:p>-89,2</text:p>
          </table:table-cell>
          <table:table-cell table:formula="of:=[.C1655]-5.88" office:value-type="float" office:value="-95.116099" calcext:value-type="float">
            <text:p>-95,1</text:p>
          </table:table-cell>
          <table:table-cell table:formula="of:=[.D1655]-[.B1655]" office:value-type="float" office:value="-0.865709999999993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7818.725586" calcext:value-type="float">
            <text:p>17818,7</text:p>
          </table:table-cell>
          <table:table-cell office:value-type="float" office:value="-96.238503" calcext:value-type="float">
            <text:p>-96,2</text:p>
          </table:table-cell>
          <table:table-cell office:value-type="float" office:value="-90.577843" calcext:value-type="float">
            <text:p>-90,6</text:p>
          </table:table-cell>
          <table:table-cell table:formula="of:=[.C1656]-5.88" office:value-type="float" office:value="-96.457843" calcext:value-type="float">
            <text:p>-96,5</text:p>
          </table:table-cell>
          <table:table-cell table:formula="of:=[.D1656]-[.B1656]" office:value-type="float" office:value="-0.219340000000003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7829.492188" calcext:value-type="float">
            <text:p>17829,5</text:p>
          </table:table-cell>
          <table:table-cell office:value-type="float" office:value="-93.983109" calcext:value-type="float">
            <text:p>-94,0</text:p>
          </table:table-cell>
          <table:table-cell office:value-type="float" office:value="-91.581894" calcext:value-type="float">
            <text:p>-91,6</text:p>
          </table:table-cell>
          <table:table-cell table:formula="of:=[.C1657]-5.88" office:value-type="float" office:value="-97.461894" calcext:value-type="float">
            <text:p>-97,5</text:p>
          </table:table-cell>
          <table:table-cell table:formula="of:=[.D1657]-[.B1657]" office:value-type="float" office:value="-3.478785" calcext:value-type="float">
            <text:p>-3,5</text:p>
          </table:table-cell>
          <table:table-cell table:number-columns-repeated="1019"/>
        </table:table-row>
        <table:table-row table:style-name="ro1">
          <table:table-cell office:value-type="float" office:value="17840.258789" calcext:value-type="float">
            <text:p>17840,3</text:p>
          </table:table-cell>
          <table:table-cell office:value-type="float" office:value="-93.829086" calcext:value-type="float">
            <text:p>-93,8</text:p>
          </table:table-cell>
          <table:table-cell office:value-type="float" office:value="-87.454048" calcext:value-type="float">
            <text:p>-87,5</text:p>
          </table:table-cell>
          <table:table-cell table:formula="of:=[.C1658]-5.88" office:value-type="float" office:value="-93.334048" calcext:value-type="float">
            <text:p>-93,3</text:p>
          </table:table-cell>
          <table:table-cell table:formula="of:=[.D1658]-[.B1658]" office:value-type="float" office:value="0.495038000000008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7851.025391" calcext:value-type="float">
            <text:p>17851,0</text:p>
          </table:table-cell>
          <table:table-cell office:value-type="float" office:value="-94.303963" calcext:value-type="float">
            <text:p>-94,3</text:p>
          </table:table-cell>
          <table:table-cell office:value-type="float" office:value="-90.566925" calcext:value-type="float">
            <text:p>-90,6</text:p>
          </table:table-cell>
          <table:table-cell table:formula="of:=[.C1659]-5.88" office:value-type="float" office:value="-96.446925" calcext:value-type="float">
            <text:p>-96,4</text:p>
          </table:table-cell>
          <table:table-cell table:formula="of:=[.D1659]-[.B1659]" office:value-type="float" office:value="-2.142962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7861.791992" calcext:value-type="float">
            <text:p>17861,8</text:p>
          </table:table-cell>
          <table:table-cell office:value-type="float" office:value="-95.535858" calcext:value-type="float">
            <text:p>-95,5</text:p>
          </table:table-cell>
          <table:table-cell office:value-type="float" office:value="-90.864799" calcext:value-type="float">
            <text:p>-90,9</text:p>
          </table:table-cell>
          <table:table-cell table:formula="of:=[.C1660]-5.88" office:value-type="float" office:value="-96.744799" calcext:value-type="float">
            <text:p>-96,7</text:p>
          </table:table-cell>
          <table:table-cell table:formula="of:=[.D1660]-[.B1660]" office:value-type="float" office:value="-1.208941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7872.558594" calcext:value-type="float">
            <text:p>17872,6</text:p>
          </table:table-cell>
          <table:table-cell office:value-type="float" office:value="-91.413361" calcext:value-type="float">
            <text:p>-91,4</text:p>
          </table:table-cell>
          <table:table-cell office:value-type="float" office:value="-90.845306" calcext:value-type="float">
            <text:p>-90,8</text:p>
          </table:table-cell>
          <table:table-cell table:formula="of:=[.C1661]-5.88" office:value-type="float" office:value="-96.725306" calcext:value-type="float">
            <text:p>-96,7</text:p>
          </table:table-cell>
          <table:table-cell table:formula="of:=[.D1661]-[.B1661]" office:value-type="float" office:value="-5.31194499999999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7883.325195" calcext:value-type="float">
            <text:p>17883,3</text:p>
          </table:table-cell>
          <table:table-cell office:value-type="float" office:value="-88.961082" calcext:value-type="float">
            <text:p>-89,0</text:p>
          </table:table-cell>
          <table:table-cell office:value-type="float" office:value="-90.15567" calcext:value-type="float">
            <text:p>-90,2</text:p>
          </table:table-cell>
          <table:table-cell table:formula="of:=[.C1662]-5.88" office:value-type="float" office:value="-96.03567" calcext:value-type="float">
            <text:p>-96,0</text:p>
          </table:table-cell>
          <table:table-cell table:formula="of:=[.D1662]-[.B1662]" office:value-type="float" office:value="-7.07458799999999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17894.091797" calcext:value-type="float">
            <text:p>17894,1</text:p>
          </table:table-cell>
          <table:table-cell office:value-type="float" office:value="-89.840843" calcext:value-type="float">
            <text:p>-89,8</text:p>
          </table:table-cell>
          <table:table-cell office:value-type="float" office:value="-89.451416" calcext:value-type="float">
            <text:p>-89,5</text:p>
          </table:table-cell>
          <table:table-cell table:formula="of:=[.C1663]-5.88" office:value-type="float" office:value="-95.331416" calcext:value-type="float">
            <text:p>-95,3</text:p>
          </table:table-cell>
          <table:table-cell table:formula="of:=[.D1663]-[.B1663]" office:value-type="float" office:value="-5.49057299999998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17904.858398" calcext:value-type="float">
            <text:p>17904,9</text:p>
          </table:table-cell>
          <table:table-cell office:value-type="float" office:value="-88.821846" calcext:value-type="float">
            <text:p>-88,8</text:p>
          </table:table-cell>
          <table:table-cell office:value-type="float" office:value="-89.287613" calcext:value-type="float">
            <text:p>-89,3</text:p>
          </table:table-cell>
          <table:table-cell table:formula="of:=[.C1664]-5.88" office:value-type="float" office:value="-95.167613" calcext:value-type="float">
            <text:p>-95,2</text:p>
          </table:table-cell>
          <table:table-cell table:formula="of:=[.D1664]-[.B1664]" office:value-type="float" office:value="-6.345767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17915.625" calcext:value-type="float">
            <text:p>17915,6</text:p>
          </table:table-cell>
          <table:table-cell office:value-type="float" office:value="-91.104874" calcext:value-type="float">
            <text:p>-91,1</text:p>
          </table:table-cell>
          <table:table-cell office:value-type="float" office:value="-90.297028" calcext:value-type="float">
            <text:p>-90,3</text:p>
          </table:table-cell>
          <table:table-cell table:formula="of:=[.C1665]-5.88" office:value-type="float" office:value="-96.177028" calcext:value-type="float">
            <text:p>-96,2</text:p>
          </table:table-cell>
          <table:table-cell table:formula="of:=[.D1665]-[.B1665]" office:value-type="float" office:value="-5.072154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17926.391602" calcext:value-type="float">
            <text:p>17926,4</text:p>
          </table:table-cell>
          <table:table-cell office:value-type="float" office:value="-92.876526" calcext:value-type="float">
            <text:p>-92,9</text:p>
          </table:table-cell>
          <table:table-cell office:value-type="float" office:value="-93.189659" calcext:value-type="float">
            <text:p>-93,2</text:p>
          </table:table-cell>
          <table:table-cell table:formula="of:=[.C1666]-5.88" office:value-type="float" office:value="-99.069659" calcext:value-type="float">
            <text:p>-99,1</text:p>
          </table:table-cell>
          <table:table-cell table:formula="of:=[.D1666]-[.B1666]" office:value-type="float" office:value="-6.193133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7937.158203" calcext:value-type="float">
            <text:p>17937,2</text:p>
          </table:table-cell>
          <table:table-cell office:value-type="float" office:value="-92.663689" calcext:value-type="float">
            <text:p>-92,7</text:p>
          </table:table-cell>
          <table:table-cell office:value-type="float" office:value="-94.835785" calcext:value-type="float">
            <text:p>-94,8</text:p>
          </table:table-cell>
          <table:table-cell table:formula="of:=[.C1667]-5.88" office:value-type="float" office:value="-100.715785" calcext:value-type="float">
            <text:p>-100,7</text:p>
          </table:table-cell>
          <table:table-cell table:formula="of:=[.D1667]-[.B1667]" office:value-type="float" office:value="-8.05209599999999" calcext:value-type="float">
            <text:p>-8,1</text:p>
          </table:table-cell>
          <table:table-cell table:number-columns-repeated="1019"/>
        </table:table-row>
        <table:table-row table:style-name="ro1">
          <table:table-cell office:value-type="float" office:value="17947.924805" calcext:value-type="float">
            <text:p>17947,9</text:p>
          </table:table-cell>
          <table:table-cell office:value-type="float" office:value="-92.393677" calcext:value-type="float">
            <text:p>-92,4</text:p>
          </table:table-cell>
          <table:table-cell office:value-type="float" office:value="-91.817879" calcext:value-type="float">
            <text:p>-91,8</text:p>
          </table:table-cell>
          <table:table-cell table:formula="of:=[.C1668]-5.88" office:value-type="float" office:value="-97.697879" calcext:value-type="float">
            <text:p>-97,7</text:p>
          </table:table-cell>
          <table:table-cell table:formula="of:=[.D1668]-[.B1668]" office:value-type="float" office:value="-5.304202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17958.691406" calcext:value-type="float">
            <text:p>17958,7</text:p>
          </table:table-cell>
          <table:table-cell office:value-type="float" office:value="-90.1129" calcext:value-type="float">
            <text:p>-90,1</text:p>
          </table:table-cell>
          <table:table-cell office:value-type="float" office:value="-91.358192" calcext:value-type="float">
            <text:p>-91,4</text:p>
          </table:table-cell>
          <table:table-cell table:formula="of:=[.C1669]-5.88" office:value-type="float" office:value="-97.238192" calcext:value-type="float">
            <text:p>-97,2</text:p>
          </table:table-cell>
          <table:table-cell table:formula="of:=[.D1669]-[.B1669]" office:value-type="float" office:value="-7.125292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17969.458008" calcext:value-type="float">
            <text:p>17969,5</text:p>
          </table:table-cell>
          <table:table-cell office:value-type="float" office:value="-91.134056" calcext:value-type="float">
            <text:p>-91,1</text:p>
          </table:table-cell>
          <table:table-cell office:value-type="float" office:value="-89.177368" calcext:value-type="float">
            <text:p>-89,2</text:p>
          </table:table-cell>
          <table:table-cell table:formula="of:=[.C1670]-5.88" office:value-type="float" office:value="-95.057368" calcext:value-type="float">
            <text:p>-95,1</text:p>
          </table:table-cell>
          <table:table-cell table:formula="of:=[.D1670]-[.B1670]" office:value-type="float" office:value="-3.923312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7980.224609" calcext:value-type="float">
            <text:p>17980,2</text:p>
          </table:table-cell>
          <table:table-cell office:value-type="float" office:value="-90.746849" calcext:value-type="float">
            <text:p>-90,7</text:p>
          </table:table-cell>
          <table:table-cell office:value-type="float" office:value="-92.029251" calcext:value-type="float">
            <text:p>-92,0</text:p>
          </table:table-cell>
          <table:table-cell table:formula="of:=[.C1671]-5.88" office:value-type="float" office:value="-97.909251" calcext:value-type="float">
            <text:p>-97,9</text:p>
          </table:table-cell>
          <table:table-cell table:formula="of:=[.D1671]-[.B1671]" office:value-type="float" office:value="-7.162402" calcext:value-type="float">
            <text:p>-7,2</text:p>
          </table:table-cell>
          <table:table-cell table:number-columns-repeated="1019"/>
        </table:table-row>
        <table:table-row table:style-name="ro1">
          <table:table-cell office:value-type="float" office:value="17990.991211" calcext:value-type="float">
            <text:p>17991,0</text:p>
          </table:table-cell>
          <table:table-cell office:value-type="float" office:value="-93.376846" calcext:value-type="float">
            <text:p>-93,4</text:p>
          </table:table-cell>
          <table:table-cell office:value-type="float" office:value="-89.264595" calcext:value-type="float">
            <text:p>-89,3</text:p>
          </table:table-cell>
          <table:table-cell table:formula="of:=[.C1672]-5.88" office:value-type="float" office:value="-95.144595" calcext:value-type="float">
            <text:p>-95,1</text:p>
          </table:table-cell>
          <table:table-cell table:formula="of:=[.D1672]-[.B1672]" office:value-type="float" office:value="-1.76774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8001.757812" calcext:value-type="float">
            <text:p>18001,8</text:p>
          </table:table-cell>
          <table:table-cell office:value-type="float" office:value="-93.589195" calcext:value-type="float">
            <text:p>-93,6</text:p>
          </table:table-cell>
          <table:table-cell office:value-type="float" office:value="-87.197586" calcext:value-type="float">
            <text:p>-87,2</text:p>
          </table:table-cell>
          <table:table-cell table:formula="of:=[.C1673]-5.88" office:value-type="float" office:value="-93.077586" calcext:value-type="float">
            <text:p>-93,1</text:p>
          </table:table-cell>
          <table:table-cell table:formula="of:=[.D1673]-[.B1673]" office:value-type="float" office:value="0.511609000000007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8012.524414" calcext:value-type="float">
            <text:p>18012,5</text:p>
          </table:table-cell>
          <table:table-cell office:value-type="float" office:value="-93.55471" calcext:value-type="float">
            <text:p>-93,6</text:p>
          </table:table-cell>
          <table:table-cell office:value-type="float" office:value="-89.799744" calcext:value-type="float">
            <text:p>-89,8</text:p>
          </table:table-cell>
          <table:table-cell table:formula="of:=[.C1674]-5.88" office:value-type="float" office:value="-95.679744" calcext:value-type="float">
            <text:p>-95,7</text:p>
          </table:table-cell>
          <table:table-cell table:formula="of:=[.D1674]-[.B1674]" office:value-type="float" office:value="-2.125034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8023.291016" calcext:value-type="float">
            <text:p>18023,3</text:p>
          </table:table-cell>
          <table:table-cell office:value-type="float" office:value="-94.652176" calcext:value-type="float">
            <text:p>-94,7</text:p>
          </table:table-cell>
          <table:table-cell office:value-type="float" office:value="-90.747414" calcext:value-type="float">
            <text:p>-90,7</text:p>
          </table:table-cell>
          <table:table-cell table:formula="of:=[.C1675]-5.88" office:value-type="float" office:value="-96.627414" calcext:value-type="float">
            <text:p>-96,6</text:p>
          </table:table-cell>
          <table:table-cell table:formula="of:=[.D1675]-[.B1675]" office:value-type="float" office:value="-1.975238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8034.057617" calcext:value-type="float">
            <text:p>18034,1</text:p>
          </table:table-cell>
          <table:table-cell office:value-type="float" office:value="-93.687958" calcext:value-type="float">
            <text:p>-93,7</text:p>
          </table:table-cell>
          <table:table-cell office:value-type="float" office:value="-91.196426" calcext:value-type="float">
            <text:p>-91,2</text:p>
          </table:table-cell>
          <table:table-cell table:formula="of:=[.C1676]-5.88" office:value-type="float" office:value="-97.076426" calcext:value-type="float">
            <text:p>-97,1</text:p>
          </table:table-cell>
          <table:table-cell table:formula="of:=[.D1676]-[.B1676]" office:value-type="float" office:value="-3.388468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8044.824219" calcext:value-type="float">
            <text:p>18044,8</text:p>
          </table:table-cell>
          <table:table-cell office:value-type="float" office:value="-90.246185" calcext:value-type="float">
            <text:p>-90,2</text:p>
          </table:table-cell>
          <table:table-cell office:value-type="float" office:value="-87.739952" calcext:value-type="float">
            <text:p>-87,7</text:p>
          </table:table-cell>
          <table:table-cell table:formula="of:=[.C1677]-5.88" office:value-type="float" office:value="-93.619952" calcext:value-type="float">
            <text:p>-93,6</text:p>
          </table:table-cell>
          <table:table-cell table:formula="of:=[.D1677]-[.B1677]" office:value-type="float" office:value="-3.373767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8055.59082" calcext:value-type="float">
            <text:p>18055,6</text:p>
          </table:table-cell>
          <table:table-cell office:value-type="float" office:value="-83.574951" calcext:value-type="float">
            <text:p>-83,6</text:p>
          </table:table-cell>
          <table:table-cell office:value-type="float" office:value="-81.807686" calcext:value-type="float">
            <text:p>-81,8</text:p>
          </table:table-cell>
          <table:table-cell table:formula="of:=[.C1678]-5.88" office:value-type="float" office:value="-87.687686" calcext:value-type="float">
            <text:p>-87,7</text:p>
          </table:table-cell>
          <table:table-cell table:formula="of:=[.D1678]-[.B1678]" office:value-type="float" office:value="-4.112735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8066.357422" calcext:value-type="float">
            <text:p>18066,4</text:p>
          </table:table-cell>
          <table:table-cell office:value-type="float" office:value="-85.959969" calcext:value-type="float">
            <text:p>-86,0</text:p>
          </table:table-cell>
          <table:table-cell office:value-type="float" office:value="-83.654251" calcext:value-type="float">
            <text:p>-83,7</text:p>
          </table:table-cell>
          <table:table-cell table:formula="of:=[.C1679]-5.88" office:value-type="float" office:value="-89.534251" calcext:value-type="float">
            <text:p>-89,5</text:p>
          </table:table-cell>
          <table:table-cell table:formula="of:=[.D1679]-[.B1679]" office:value-type="float" office:value="-3.574282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8077.124023" calcext:value-type="float">
            <text:p>18077,1</text:p>
          </table:table-cell>
          <table:table-cell office:value-type="float" office:value="-94.571938" calcext:value-type="float">
            <text:p>-94,6</text:p>
          </table:table-cell>
          <table:table-cell office:value-type="float" office:value="-89.411209" calcext:value-type="float">
            <text:p>-89,4</text:p>
          </table:table-cell>
          <table:table-cell table:formula="of:=[.C1680]-5.88" office:value-type="float" office:value="-95.291209" calcext:value-type="float">
            <text:p>-95,3</text:p>
          </table:table-cell>
          <table:table-cell table:formula="of:=[.D1680]-[.B1680]" office:value-type="float" office:value="-0.719270999999992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18087.890625" calcext:value-type="float">
            <text:p>18087,9</text:p>
          </table:table-cell>
          <table:table-cell office:value-type="float" office:value="-92.451294" calcext:value-type="float">
            <text:p>-92,5</text:p>
          </table:table-cell>
          <table:table-cell office:value-type="float" office:value="-90.189034" calcext:value-type="float">
            <text:p>-90,2</text:p>
          </table:table-cell>
          <table:table-cell table:formula="of:=[.C1681]-5.88" office:value-type="float" office:value="-96.069034" calcext:value-type="float">
            <text:p>-96,1</text:p>
          </table:table-cell>
          <table:table-cell table:formula="of:=[.D1681]-[.B1681]" office:value-type="float" office:value="-3.61774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18098.657227" calcext:value-type="float">
            <text:p>18098,7</text:p>
          </table:table-cell>
          <table:table-cell office:value-type="float" office:value="-92.159973" calcext:value-type="float">
            <text:p>-92,2</text:p>
          </table:table-cell>
          <table:table-cell office:value-type="float" office:value="-89.997147" calcext:value-type="float">
            <text:p>-90,0</text:p>
          </table:table-cell>
          <table:table-cell table:formula="of:=[.C1682]-5.88" office:value-type="float" office:value="-95.877147" calcext:value-type="float">
            <text:p>-95,9</text:p>
          </table:table-cell>
          <table:table-cell table:formula="of:=[.D1682]-[.B1682]" office:value-type="float" office:value="-3.717174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8109.423828" calcext:value-type="float">
            <text:p>18109,4</text:p>
          </table:table-cell>
          <table:table-cell office:value-type="float" office:value="-91.466805" calcext:value-type="float">
            <text:p>-91,5</text:p>
          </table:table-cell>
          <table:table-cell office:value-type="float" office:value="-85.560196" calcext:value-type="float">
            <text:p>-85,6</text:p>
          </table:table-cell>
          <table:table-cell table:formula="of:=[.C1683]-5.88" office:value-type="float" office:value="-91.440196" calcext:value-type="float">
            <text:p>-91,4</text:p>
          </table:table-cell>
          <table:table-cell table:formula="of:=[.D1683]-[.B1683]" office:value-type="float" office:value="0.0266089999999934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8120.19043" calcext:value-type="float">
            <text:p>18120,2</text:p>
          </table:table-cell>
          <table:table-cell office:value-type="float" office:value="-92.322067" calcext:value-type="float">
            <text:p>-92,3</text:p>
          </table:table-cell>
          <table:table-cell office:value-type="float" office:value="-83.737877" calcext:value-type="float">
            <text:p>-83,7</text:p>
          </table:table-cell>
          <table:table-cell table:formula="of:=[.C1684]-5.88" office:value-type="float" office:value="-89.617877" calcext:value-type="float">
            <text:p>-89,6</text:p>
          </table:table-cell>
          <table:table-cell table:formula="of:=[.D1684]-[.B1684]" office:value-type="float" office:value="2.70419000000001" calcext:value-type="float">
            <text:p>2,7</text:p>
          </table:table-cell>
          <table:table-cell table:number-columns-repeated="1019"/>
        </table:table-row>
        <table:table-row table:style-name="ro1">
          <table:table-cell office:value-type="float" office:value="18130.957031" calcext:value-type="float">
            <text:p>18131,0</text:p>
          </table:table-cell>
          <table:table-cell office:value-type="float" office:value="-93.316391" calcext:value-type="float">
            <text:p>-93,3</text:p>
          </table:table-cell>
          <table:table-cell office:value-type="float" office:value="-85.675774" calcext:value-type="float">
            <text:p>-85,7</text:p>
          </table:table-cell>
          <table:table-cell table:formula="of:=[.C1685]-5.88" office:value-type="float" office:value="-91.555774" calcext:value-type="float">
            <text:p>-91,6</text:p>
          </table:table-cell>
          <table:table-cell table:formula="of:=[.D1685]-[.B1685]" office:value-type="float" office:value="1.760617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18141.723633" calcext:value-type="float">
            <text:p>18141,7</text:p>
          </table:table-cell>
          <table:table-cell office:value-type="float" office:value="-90.228958" calcext:value-type="float">
            <text:p>-90,2</text:p>
          </table:table-cell>
          <table:table-cell office:value-type="float" office:value="-86.93232" calcext:value-type="float">
            <text:p>-86,9</text:p>
          </table:table-cell>
          <table:table-cell table:formula="of:=[.C1686]-5.88" office:value-type="float" office:value="-92.81232" calcext:value-type="float">
            <text:p>-92,8</text:p>
          </table:table-cell>
          <table:table-cell table:formula="of:=[.D1686]-[.B1686]" office:value-type="float" office:value="-2.583361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8152.490234" calcext:value-type="float">
            <text:p>18152,5</text:p>
          </table:table-cell>
          <table:table-cell office:value-type="float" office:value="-91.061501" calcext:value-type="float">
            <text:p>-91,1</text:p>
          </table:table-cell>
          <table:table-cell office:value-type="float" office:value="-85.003067" calcext:value-type="float">
            <text:p>-85,0</text:p>
          </table:table-cell>
          <table:table-cell table:formula="of:=[.C1687]-5.88" office:value-type="float" office:value="-90.883067" calcext:value-type="float">
            <text:p>-90,9</text:p>
          </table:table-cell>
          <table:table-cell table:formula="of:=[.D1687]-[.B1687]" office:value-type="float" office:value="0.17843400000001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float" office:value="18163.256836" calcext:value-type="float">
            <text:p>18163,3</text:p>
          </table:table-cell>
          <table:table-cell office:value-type="float" office:value="-93.659782" calcext:value-type="float">
            <text:p>-93,7</text:p>
          </table:table-cell>
          <table:table-cell office:value-type="float" office:value="-87.789391" calcext:value-type="float">
            <text:p>-87,8</text:p>
          </table:table-cell>
          <table:table-cell table:formula="of:=[.C1688]-5.88" office:value-type="float" office:value="-93.669391" calcext:value-type="float">
            <text:p>-93,7</text:p>
          </table:table-cell>
          <table:table-cell table:formula="of:=[.D1688]-[.B1688]" office:value-type="float" office:value="-0.00960899999998333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8174.023438" calcext:value-type="float">
            <text:p>18174,0</text:p>
          </table:table-cell>
          <table:table-cell office:value-type="float" office:value="-95.234543" calcext:value-type="float">
            <text:p>-95,2</text:p>
          </table:table-cell>
          <table:table-cell office:value-type="float" office:value="-91.768677" calcext:value-type="float">
            <text:p>-91,8</text:p>
          </table:table-cell>
          <table:table-cell table:formula="of:=[.C1689]-5.88" office:value-type="float" office:value="-97.648677" calcext:value-type="float">
            <text:p>-97,6</text:p>
          </table:table-cell>
          <table:table-cell table:formula="of:=[.D1689]-[.B1689]" office:value-type="float" office:value="-2.414133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8184.790039" calcext:value-type="float">
            <text:p>18184,8</text:p>
          </table:table-cell>
          <table:table-cell office:value-type="float" office:value="-93.115959" calcext:value-type="float">
            <text:p>-93,1</text:p>
          </table:table-cell>
          <table:table-cell office:value-type="float" office:value="-91.869011" calcext:value-type="float">
            <text:p>-91,9</text:p>
          </table:table-cell>
          <table:table-cell table:formula="of:=[.C1690]-5.88" office:value-type="float" office:value="-97.749011" calcext:value-type="float">
            <text:p>-97,7</text:p>
          </table:table-cell>
          <table:table-cell table:formula="of:=[.D1690]-[.B1690]" office:value-type="float" office:value="-4.633051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8195.556641" calcext:value-type="float">
            <text:p>18195,6</text:p>
          </table:table-cell>
          <table:table-cell office:value-type="float" office:value="-96.33033" calcext:value-type="float">
            <text:p>-96,3</text:p>
          </table:table-cell>
          <table:table-cell office:value-type="float" office:value="-90.139015" calcext:value-type="float">
            <text:p>-90,1</text:p>
          </table:table-cell>
          <table:table-cell table:formula="of:=[.C1691]-5.88" office:value-type="float" office:value="-96.019015" calcext:value-type="float">
            <text:p>-96,0</text:p>
          </table:table-cell>
          <table:table-cell table:formula="of:=[.D1691]-[.B1691]" office:value-type="float" office:value="0.311315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8206.323242" calcext:value-type="float">
            <text:p>18206,3</text:p>
          </table:table-cell>
          <table:table-cell office:value-type="float" office:value="-94.081139" calcext:value-type="float">
            <text:p>-94,1</text:p>
          </table:table-cell>
          <table:table-cell office:value-type="float" office:value="-88.805603" calcext:value-type="float">
            <text:p>-88,8</text:p>
          </table:table-cell>
          <table:table-cell table:formula="of:=[.C1692]-5.88" office:value-type="float" office:value="-94.685603" calcext:value-type="float">
            <text:p>-94,7</text:p>
          </table:table-cell>
          <table:table-cell table:formula="of:=[.D1692]-[.B1692]" office:value-type="float" office:value="-0.604464000000007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8217.089844" calcext:value-type="float">
            <text:p>18217,1</text:p>
          </table:table-cell>
          <table:table-cell office:value-type="float" office:value="-92.269287" calcext:value-type="float">
            <text:p>-92,3</text:p>
          </table:table-cell>
          <table:table-cell office:value-type="float" office:value="-93.852249" calcext:value-type="float">
            <text:p>-93,9</text:p>
          </table:table-cell>
          <table:table-cell table:formula="of:=[.C1693]-5.88" office:value-type="float" office:value="-99.732249" calcext:value-type="float">
            <text:p>-99,7</text:p>
          </table:table-cell>
          <table:table-cell table:formula="of:=[.D1693]-[.B1693]" office:value-type="float" office:value="-7.46296199999999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18227.856445" calcext:value-type="float">
            <text:p>18227,9</text:p>
          </table:table-cell>
          <table:table-cell office:value-type="float" office:value="-92.667984" calcext:value-type="float">
            <text:p>-92,7</text:p>
          </table:table-cell>
          <table:table-cell office:value-type="float" office:value="-90.715927" calcext:value-type="float">
            <text:p>-90,7</text:p>
          </table:table-cell>
          <table:table-cell table:formula="of:=[.C1694]-5.88" office:value-type="float" office:value="-96.595927" calcext:value-type="float">
            <text:p>-96,6</text:p>
          </table:table-cell>
          <table:table-cell table:formula="of:=[.D1694]-[.B1694]" office:value-type="float" office:value="-3.92794299999998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8238.623047" calcext:value-type="float">
            <text:p>18238,6</text:p>
          </table:table-cell>
          <table:table-cell office:value-type="float" office:value="-93.113777" calcext:value-type="float">
            <text:p>-93,1</text:p>
          </table:table-cell>
          <table:table-cell office:value-type="float" office:value="-91.19799" calcext:value-type="float">
            <text:p>-91,2</text:p>
          </table:table-cell>
          <table:table-cell table:formula="of:=[.C1695]-5.88" office:value-type="float" office:value="-97.07799" calcext:value-type="float">
            <text:p>-97,1</text:p>
          </table:table-cell>
          <table:table-cell table:formula="of:=[.D1695]-[.B1695]" office:value-type="float" office:value="-3.964213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8249.389648" calcext:value-type="float">
            <text:p>18249,4</text:p>
          </table:table-cell>
          <table:table-cell office:value-type="float" office:value="-93.890541" calcext:value-type="float">
            <text:p>-93,9</text:p>
          </table:table-cell>
          <table:table-cell office:value-type="float" office:value="-92.852074" calcext:value-type="float">
            <text:p>-92,9</text:p>
          </table:table-cell>
          <table:table-cell table:formula="of:=[.C1696]-5.88" office:value-type="float" office:value="-98.732074" calcext:value-type="float">
            <text:p>-98,7</text:p>
          </table:table-cell>
          <table:table-cell table:formula="of:=[.D1696]-[.B1696]" office:value-type="float" office:value="-4.841533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8260.15625" calcext:value-type="float">
            <text:p>18260,2</text:p>
          </table:table-cell>
          <table:table-cell office:value-type="float" office:value="-96.077255" calcext:value-type="float">
            <text:p>-96,1</text:p>
          </table:table-cell>
          <table:table-cell office:value-type="float" office:value="-89.627869" calcext:value-type="float">
            <text:p>-89,6</text:p>
          </table:table-cell>
          <table:table-cell table:formula="of:=[.C1697]-5.88" office:value-type="float" office:value="-95.507869" calcext:value-type="float">
            <text:p>-95,5</text:p>
          </table:table-cell>
          <table:table-cell table:formula="of:=[.D1697]-[.B1697]" office:value-type="float" office:value="0.569385999999994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18270.922852" calcext:value-type="float">
            <text:p>18270,9</text:p>
          </table:table-cell>
          <table:table-cell office:value-type="float" office:value="-94.671379" calcext:value-type="float">
            <text:p>-94,7</text:p>
          </table:table-cell>
          <table:table-cell office:value-type="float" office:value="-86.868523" calcext:value-type="float">
            <text:p>-86,9</text:p>
          </table:table-cell>
          <table:table-cell table:formula="of:=[.C1698]-5.88" office:value-type="float" office:value="-92.748523" calcext:value-type="float">
            <text:p>-92,7</text:p>
          </table:table-cell>
          <table:table-cell table:formula="of:=[.D1698]-[.B1698]" office:value-type="float" office:value="1.92285600000001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18281.689453" calcext:value-type="float">
            <text:p>18281,7</text:p>
          </table:table-cell>
          <table:table-cell office:value-type="float" office:value="-93.176674" calcext:value-type="float">
            <text:p>-93,2</text:p>
          </table:table-cell>
          <table:table-cell office:value-type="float" office:value="-87.808846" calcext:value-type="float">
            <text:p>-87,8</text:p>
          </table:table-cell>
          <table:table-cell table:formula="of:=[.C1699]-5.88" office:value-type="float" office:value="-93.688846" calcext:value-type="float">
            <text:p>-93,7</text:p>
          </table:table-cell>
          <table:table-cell table:formula="of:=[.D1699]-[.B1699]" office:value-type="float" office:value="-0.512171999999993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8292.456055" calcext:value-type="float">
            <text:p>18292,5</text:p>
          </table:table-cell>
          <table:table-cell office:value-type="float" office:value="-95.161873" calcext:value-type="float">
            <text:p>-95,2</text:p>
          </table:table-cell>
          <table:table-cell office:value-type="float" office:value="-88.964333" calcext:value-type="float">
            <text:p>-89,0</text:p>
          </table:table-cell>
          <table:table-cell table:formula="of:=[.C1700]-5.88" office:value-type="float" office:value="-94.844333" calcext:value-type="float">
            <text:p>-94,8</text:p>
          </table:table-cell>
          <table:table-cell table:formula="of:=[.D1700]-[.B1700]" office:value-type="float" office:value="0.317540000000008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18303.222656" calcext:value-type="float">
            <text:p>18303,2</text:p>
          </table:table-cell>
          <table:table-cell office:value-type="float" office:value="-95.553566" calcext:value-type="float">
            <text:p>-95,6</text:p>
          </table:table-cell>
          <table:table-cell office:value-type="float" office:value="-90.495247" calcext:value-type="float">
            <text:p>-90,5</text:p>
          </table:table-cell>
          <table:table-cell table:formula="of:=[.C1701]-5.88" office:value-type="float" office:value="-96.375247" calcext:value-type="float">
            <text:p>-96,4</text:p>
          </table:table-cell>
          <table:table-cell table:formula="of:=[.D1701]-[.B1701]" office:value-type="float" office:value="-0.821680999999998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8313.989258" calcext:value-type="float">
            <text:p>18314,0</text:p>
          </table:table-cell>
          <table:table-cell office:value-type="float" office:value="-94.827652" calcext:value-type="float">
            <text:p>-94,8</text:p>
          </table:table-cell>
          <table:table-cell office:value-type="float" office:value="-89.271416" calcext:value-type="float">
            <text:p>-89,3</text:p>
          </table:table-cell>
          <table:table-cell table:formula="of:=[.C1702]-5.88" office:value-type="float" office:value="-95.151416" calcext:value-type="float">
            <text:p>-95,2</text:p>
          </table:table-cell>
          <table:table-cell table:formula="of:=[.D1702]-[.B1702]" office:value-type="float" office:value="-0.323763999999997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8324.755859" calcext:value-type="float">
            <text:p>18324,8</text:p>
          </table:table-cell>
          <table:table-cell office:value-type="float" office:value="-93.240166" calcext:value-type="float">
            <text:p>-93,2</text:p>
          </table:table-cell>
          <table:table-cell office:value-type="float" office:value="-87.007935" calcext:value-type="float">
            <text:p>-87,0</text:p>
          </table:table-cell>
          <table:table-cell table:formula="of:=[.C1703]-5.88" office:value-type="float" office:value="-92.887935" calcext:value-type="float">
            <text:p>-92,9</text:p>
          </table:table-cell>
          <table:table-cell table:formula="of:=[.D1703]-[.B1703]" office:value-type="float" office:value="0.352231000000003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18335.522461" calcext:value-type="float">
            <text:p>18335,5</text:p>
          </table:table-cell>
          <table:table-cell office:value-type="float" office:value="-93.497353" calcext:value-type="float">
            <text:p>-93,5</text:p>
          </table:table-cell>
          <table:table-cell office:value-type="float" office:value="-86.949646" calcext:value-type="float">
            <text:p>-86,9</text:p>
          </table:table-cell>
          <table:table-cell table:formula="of:=[.C1704]-5.88" office:value-type="float" office:value="-92.829646" calcext:value-type="float">
            <text:p>-92,8</text:p>
          </table:table-cell>
          <table:table-cell table:formula="of:=[.D1704]-[.B1704]" office:value-type="float" office:value="0.667707000000007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8346.289062" calcext:value-type="float">
            <text:p>18346,3</text:p>
          </table:table-cell>
          <table:table-cell office:value-type="float" office:value="-93.158592" calcext:value-type="float">
            <text:p>-93,2</text:p>
          </table:table-cell>
          <table:table-cell office:value-type="float" office:value="-86.42411" calcext:value-type="float">
            <text:p>-86,4</text:p>
          </table:table-cell>
          <table:table-cell table:formula="of:=[.C1705]-5.88" office:value-type="float" office:value="-92.30411" calcext:value-type="float">
            <text:p>-92,3</text:p>
          </table:table-cell>
          <table:table-cell table:formula="of:=[.D1705]-[.B1705]" office:value-type="float" office:value="0.854482000000004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18357.055664" calcext:value-type="float">
            <text:p>18357,1</text:p>
          </table:table-cell>
          <table:table-cell office:value-type="float" office:value="-93.203033" calcext:value-type="float">
            <text:p>-93,2</text:p>
          </table:table-cell>
          <table:table-cell office:value-type="float" office:value="-86.517616" calcext:value-type="float">
            <text:p>-86,5</text:p>
          </table:table-cell>
          <table:table-cell table:formula="of:=[.C1706]-5.88" office:value-type="float" office:value="-92.397616" calcext:value-type="float">
            <text:p>-92,4</text:p>
          </table:table-cell>
          <table:table-cell table:formula="of:=[.D1706]-[.B1706]" office:value-type="float" office:value="0.805417000000006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8367.822266" calcext:value-type="float">
            <text:p>18367,8</text:p>
          </table:table-cell>
          <table:table-cell office:value-type="float" office:value="-92.685379" calcext:value-type="float">
            <text:p>-92,7</text:p>
          </table:table-cell>
          <table:table-cell office:value-type="float" office:value="-90.128731" calcext:value-type="float">
            <text:p>-90,1</text:p>
          </table:table-cell>
          <table:table-cell table:formula="of:=[.C1707]-5.88" office:value-type="float" office:value="-96.008731" calcext:value-type="float">
            <text:p>-96,0</text:p>
          </table:table-cell>
          <table:table-cell table:formula="of:=[.D1707]-[.B1707]" office:value-type="float" office:value="-3.323352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8378.588867" calcext:value-type="float">
            <text:p>18378,6</text:p>
          </table:table-cell>
          <table:table-cell office:value-type="float" office:value="-93.285461" calcext:value-type="float">
            <text:p>-93,3</text:p>
          </table:table-cell>
          <table:table-cell office:value-type="float" office:value="-89.654259" calcext:value-type="float">
            <text:p>-89,7</text:p>
          </table:table-cell>
          <table:table-cell table:formula="of:=[.C1708]-5.88" office:value-type="float" office:value="-95.534259" calcext:value-type="float">
            <text:p>-95,5</text:p>
          </table:table-cell>
          <table:table-cell table:formula="of:=[.D1708]-[.B1708]" office:value-type="float" office:value="-2.248797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8389.355469" calcext:value-type="float">
            <text:p>18389,4</text:p>
          </table:table-cell>
          <table:table-cell office:value-type="float" office:value="-94.783524" calcext:value-type="float">
            <text:p>-94,8</text:p>
          </table:table-cell>
          <table:table-cell office:value-type="float" office:value="-89.091377" calcext:value-type="float">
            <text:p>-89,1</text:p>
          </table:table-cell>
          <table:table-cell table:formula="of:=[.C1709]-5.88" office:value-type="float" office:value="-94.971377" calcext:value-type="float">
            <text:p>-95,0</text:p>
          </table:table-cell>
          <table:table-cell table:formula="of:=[.D1709]-[.B1709]" office:value-type="float" office:value="-0.18785299999999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8400.12207" calcext:value-type="float">
            <text:p>18400,1</text:p>
          </table:table-cell>
          <table:table-cell office:value-type="float" office:value="-92.960381" calcext:value-type="float">
            <text:p>-93,0</text:p>
          </table:table-cell>
          <table:table-cell office:value-type="float" office:value="-90.028114" calcext:value-type="float">
            <text:p>-90,0</text:p>
          </table:table-cell>
          <table:table-cell table:formula="of:=[.C1710]-5.88" office:value-type="float" office:value="-95.908114" calcext:value-type="float">
            <text:p>-95,9</text:p>
          </table:table-cell>
          <table:table-cell table:formula="of:=[.D1710]-[.B1710]" office:value-type="float" office:value="-2.947733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18410.888672" calcext:value-type="float">
            <text:p>18410,9</text:p>
          </table:table-cell>
          <table:table-cell office:value-type="float" office:value="-93.534096" calcext:value-type="float">
            <text:p>-93,5</text:p>
          </table:table-cell>
          <table:table-cell office:value-type="float" office:value="-91.401031" calcext:value-type="float">
            <text:p>-91,4</text:p>
          </table:table-cell>
          <table:table-cell table:formula="of:=[.C1711]-5.88" office:value-type="float" office:value="-97.281031" calcext:value-type="float">
            <text:p>-97,3</text:p>
          </table:table-cell>
          <table:table-cell table:formula="of:=[.D1711]-[.B1711]" office:value-type="float" office:value="-3.746934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8421.655273" calcext:value-type="float">
            <text:p>18421,7</text:p>
          </table:table-cell>
          <table:table-cell office:value-type="float" office:value="-94.096794" calcext:value-type="float">
            <text:p>-94,1</text:p>
          </table:table-cell>
          <table:table-cell office:value-type="float" office:value="-90.542625" calcext:value-type="float">
            <text:p>-90,5</text:p>
          </table:table-cell>
          <table:table-cell table:formula="of:=[.C1712]-5.88" office:value-type="float" office:value="-96.422625" calcext:value-type="float">
            <text:p>-96,4</text:p>
          </table:table-cell>
          <table:table-cell table:formula="of:=[.D1712]-[.B1712]" office:value-type="float" office:value="-2.325830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8432.421875" calcext:value-type="float">
            <text:p>18432,4</text:p>
          </table:table-cell>
          <table:table-cell office:value-type="float" office:value="-94.836708" calcext:value-type="float">
            <text:p>-94,8</text:p>
          </table:table-cell>
          <table:table-cell office:value-type="float" office:value="-93.283958" calcext:value-type="float">
            <text:p>-93,3</text:p>
          </table:table-cell>
          <table:table-cell table:formula="of:=[.C1713]-5.88" office:value-type="float" office:value="-99.163958" calcext:value-type="float">
            <text:p>-99,2</text:p>
          </table:table-cell>
          <table:table-cell table:formula="of:=[.D1713]-[.B1713]" office:value-type="float" office:value="-4.327249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8443.188477" calcext:value-type="float">
            <text:p>18443,2</text:p>
          </table:table-cell>
          <table:table-cell office:value-type="float" office:value="-95.378021" calcext:value-type="float">
            <text:p>-95,4</text:p>
          </table:table-cell>
          <table:table-cell office:value-type="float" office:value="-90.74321" calcext:value-type="float">
            <text:p>-90,7</text:p>
          </table:table-cell>
          <table:table-cell table:formula="of:=[.C1714]-5.88" office:value-type="float" office:value="-96.62321" calcext:value-type="float">
            <text:p>-96,6</text:p>
          </table:table-cell>
          <table:table-cell table:formula="of:=[.D1714]-[.B1714]" office:value-type="float" office:value="-1.24518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8453.955078" calcext:value-type="float">
            <text:p>18454,0</text:p>
          </table:table-cell>
          <table:table-cell office:value-type="float" office:value="-96.00985" calcext:value-type="float">
            <text:p>-96,0</text:p>
          </table:table-cell>
          <table:table-cell office:value-type="float" office:value="-87.942596" calcext:value-type="float">
            <text:p>-87,9</text:p>
          </table:table-cell>
          <table:table-cell table:formula="of:=[.C1715]-5.88" office:value-type="float" office:value="-93.822596" calcext:value-type="float">
            <text:p>-93,8</text:p>
          </table:table-cell>
          <table:table-cell table:formula="of:=[.D1715]-[.B1715]" office:value-type="float" office:value="2.18725400000001" calcext:value-type="float">
            <text:p>2,2</text:p>
          </table:table-cell>
          <table:table-cell table:number-columns-repeated="1019"/>
        </table:table-row>
        <table:table-row table:style-name="ro1">
          <table:table-cell office:value-type="float" office:value="18464.72168" calcext:value-type="float">
            <text:p>18464,7</text:p>
          </table:table-cell>
          <table:table-cell office:value-type="float" office:value="-94.126686" calcext:value-type="float">
            <text:p>-94,1</text:p>
          </table:table-cell>
          <table:table-cell office:value-type="float" office:value="-89.430771" calcext:value-type="float">
            <text:p>-89,4</text:p>
          </table:table-cell>
          <table:table-cell table:formula="of:=[.C1716]-5.88" office:value-type="float" office:value="-95.310771" calcext:value-type="float">
            <text:p>-95,3</text:p>
          </table:table-cell>
          <table:table-cell table:formula="of:=[.D1716]-[.B1716]" office:value-type="float" office:value="-1.18408499999998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8475.488281" calcext:value-type="float">
            <text:p>18475,5</text:p>
          </table:table-cell>
          <table:table-cell office:value-type="float" office:value="-93.266579" calcext:value-type="float">
            <text:p>-93,3</text:p>
          </table:table-cell>
          <table:table-cell office:value-type="float" office:value="-88.626808" calcext:value-type="float">
            <text:p>-88,6</text:p>
          </table:table-cell>
          <table:table-cell table:formula="of:=[.C1717]-5.88" office:value-type="float" office:value="-94.506808" calcext:value-type="float">
            <text:p>-94,5</text:p>
          </table:table-cell>
          <table:table-cell table:formula="of:=[.D1717]-[.B1717]" office:value-type="float" office:value="-1.24022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8486.254883" calcext:value-type="float">
            <text:p>18486,3</text:p>
          </table:table-cell>
          <table:table-cell office:value-type="float" office:value="-94.198898" calcext:value-type="float">
            <text:p>-94,2</text:p>
          </table:table-cell>
          <table:table-cell office:value-type="float" office:value="-87.257118" calcext:value-type="float">
            <text:p>-87,3</text:p>
          </table:table-cell>
          <table:table-cell table:formula="of:=[.C1718]-5.88" office:value-type="float" office:value="-93.137118" calcext:value-type="float">
            <text:p>-93,1</text:p>
          </table:table-cell>
          <table:table-cell table:formula="of:=[.D1718]-[.B1718]" office:value-type="float" office:value="1.06178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8497.021484" calcext:value-type="float">
            <text:p>18497,0</text:p>
          </table:table-cell>
          <table:table-cell office:value-type="float" office:value="-92.119797" calcext:value-type="float">
            <text:p>-92,1</text:p>
          </table:table-cell>
          <table:table-cell office:value-type="float" office:value="-90.238289" calcext:value-type="float">
            <text:p>-90,2</text:p>
          </table:table-cell>
          <table:table-cell table:formula="of:=[.C1719]-5.88" office:value-type="float" office:value="-96.118289" calcext:value-type="float">
            <text:p>-96,1</text:p>
          </table:table-cell>
          <table:table-cell table:formula="of:=[.D1719]-[.B1719]" office:value-type="float" office:value="-3.99849199999998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8507.788086" calcext:value-type="float">
            <text:p>18507,8</text:p>
          </table:table-cell>
          <table:table-cell office:value-type="float" office:value="-93.329948" calcext:value-type="float">
            <text:p>-93,3</text:p>
          </table:table-cell>
          <table:table-cell office:value-type="float" office:value="-92.288353" calcext:value-type="float">
            <text:p>-92,3</text:p>
          </table:table-cell>
          <table:table-cell table:formula="of:=[.C1720]-5.88" office:value-type="float" office:value="-98.168353" calcext:value-type="float">
            <text:p>-98,2</text:p>
          </table:table-cell>
          <table:table-cell table:formula="of:=[.D1720]-[.B1720]" office:value-type="float" office:value="-4.838404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8518.554688" calcext:value-type="float">
            <text:p>18518,6</text:p>
          </table:table-cell>
          <table:table-cell office:value-type="float" office:value="-92.55629" calcext:value-type="float">
            <text:p>-92,6</text:p>
          </table:table-cell>
          <table:table-cell office:value-type="float" office:value="-88.904068" calcext:value-type="float">
            <text:p>-88,9</text:p>
          </table:table-cell>
          <table:table-cell table:formula="of:=[.C1721]-5.88" office:value-type="float" office:value="-94.784068" calcext:value-type="float">
            <text:p>-94,8</text:p>
          </table:table-cell>
          <table:table-cell table:formula="of:=[.D1721]-[.B1721]" office:value-type="float" office:value="-2.227777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8529.321289" calcext:value-type="float">
            <text:p>18529,3</text:p>
          </table:table-cell>
          <table:table-cell office:value-type="float" office:value="-90.406609" calcext:value-type="float">
            <text:p>-90,4</text:p>
          </table:table-cell>
          <table:table-cell office:value-type="float" office:value="-86.421722" calcext:value-type="float">
            <text:p>-86,4</text:p>
          </table:table-cell>
          <table:table-cell table:formula="of:=[.C1722]-5.88" office:value-type="float" office:value="-92.301722" calcext:value-type="float">
            <text:p>-92,3</text:p>
          </table:table-cell>
          <table:table-cell table:formula="of:=[.D1722]-[.B1722]" office:value-type="float" office:value="-1.895113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8540.087891" calcext:value-type="float">
            <text:p>18540,1</text:p>
          </table:table-cell>
          <table:table-cell office:value-type="float" office:value="-89.237289" calcext:value-type="float">
            <text:p>-89,2</text:p>
          </table:table-cell>
          <table:table-cell office:value-type="float" office:value="-85.682365" calcext:value-type="float">
            <text:p>-85,7</text:p>
          </table:table-cell>
          <table:table-cell table:formula="of:=[.C1723]-5.88" office:value-type="float" office:value="-91.562365" calcext:value-type="float">
            <text:p>-91,6</text:p>
          </table:table-cell>
          <table:table-cell table:formula="of:=[.D1723]-[.B1723]" office:value-type="float" office:value="-2.325076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8550.854492" calcext:value-type="float">
            <text:p>18550,9</text:p>
          </table:table-cell>
          <table:table-cell office:value-type="float" office:value="-92.781746" calcext:value-type="float">
            <text:p>-92,8</text:p>
          </table:table-cell>
          <table:table-cell office:value-type="float" office:value="-83.191574" calcext:value-type="float">
            <text:p>-83,2</text:p>
          </table:table-cell>
          <table:table-cell table:formula="of:=[.C1724]-5.88" office:value-type="float" office:value="-89.071574" calcext:value-type="float">
            <text:p>-89,1</text:p>
          </table:table-cell>
          <table:table-cell table:formula="of:=[.D1724]-[.B1724]" office:value-type="float" office:value="3.710172" calcext:value-type="float">
            <text:p>3,7</text:p>
          </table:table-cell>
          <table:table-cell table:number-columns-repeated="1019"/>
        </table:table-row>
        <table:table-row table:style-name="ro1">
          <table:table-cell office:value-type="float" office:value="18561.621094" calcext:value-type="float">
            <text:p>18561,6</text:p>
          </table:table-cell>
          <table:table-cell office:value-type="float" office:value="-92.577133" calcext:value-type="float">
            <text:p>-92,6</text:p>
          </table:table-cell>
          <table:table-cell office:value-type="float" office:value="-85.351646" calcext:value-type="float">
            <text:p>-85,4</text:p>
          </table:table-cell>
          <table:table-cell table:formula="of:=[.C1725]-5.88" office:value-type="float" office:value="-91.231646" calcext:value-type="float">
            <text:p>-91,2</text:p>
          </table:table-cell>
          <table:table-cell table:formula="of:=[.D1725]-[.B1725]" office:value-type="float" office:value="1.34548700000001" calcext:value-type="float">
            <text:p>1,3</text:p>
          </table:table-cell>
          <table:table-cell table:number-columns-repeated="1019"/>
        </table:table-row>
        <table:table-row table:style-name="ro1">
          <table:table-cell office:value-type="float" office:value="18572.387695" calcext:value-type="float">
            <text:p>18572,4</text:p>
          </table:table-cell>
          <table:table-cell office:value-type="float" office:value="-93.479202" calcext:value-type="float">
            <text:p>-93,5</text:p>
          </table:table-cell>
          <table:table-cell office:value-type="float" office:value="-89.446396" calcext:value-type="float">
            <text:p>-89,4</text:p>
          </table:table-cell>
          <table:table-cell table:formula="of:=[.C1726]-5.88" office:value-type="float" office:value="-95.326396" calcext:value-type="float">
            <text:p>-95,3</text:p>
          </table:table-cell>
          <table:table-cell table:formula="of:=[.D1726]-[.B1726]" office:value-type="float" office:value="-1.847193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8583.154297" calcext:value-type="float">
            <text:p>18583,2</text:p>
          </table:table-cell>
          <table:table-cell office:value-type="float" office:value="-95.025322" calcext:value-type="float">
            <text:p>-95,0</text:p>
          </table:table-cell>
          <table:table-cell office:value-type="float" office:value="-90.582314" calcext:value-type="float">
            <text:p>-90,6</text:p>
          </table:table-cell>
          <table:table-cell table:formula="of:=[.C1727]-5.88" office:value-type="float" office:value="-96.462314" calcext:value-type="float">
            <text:p>-96,5</text:p>
          </table:table-cell>
          <table:table-cell table:formula="of:=[.D1727]-[.B1727]" office:value-type="float" office:value="-1.43699199999999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8593.920898" calcext:value-type="float">
            <text:p>18593,9</text:p>
          </table:table-cell>
          <table:table-cell office:value-type="float" office:value="-94.957497" calcext:value-type="float">
            <text:p>-95,0</text:p>
          </table:table-cell>
          <table:table-cell office:value-type="float" office:value="-87.996918" calcext:value-type="float">
            <text:p>-88,0</text:p>
          </table:table-cell>
          <table:table-cell table:formula="of:=[.C1728]-5.88" office:value-type="float" office:value="-93.876918" calcext:value-type="float">
            <text:p>-93,9</text:p>
          </table:table-cell>
          <table:table-cell table:formula="of:=[.D1728]-[.B1728]" office:value-type="float" office:value="1.080579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18604.6875" calcext:value-type="float">
            <text:p>18604,7</text:p>
          </table:table-cell>
          <table:table-cell office:value-type="float" office:value="-93.75341" calcext:value-type="float">
            <text:p>-93,8</text:p>
          </table:table-cell>
          <table:table-cell office:value-type="float" office:value="-89.396248" calcext:value-type="float">
            <text:p>-89,4</text:p>
          </table:table-cell>
          <table:table-cell table:formula="of:=[.C1729]-5.88" office:value-type="float" office:value="-95.276248" calcext:value-type="float">
            <text:p>-95,3</text:p>
          </table:table-cell>
          <table:table-cell table:formula="of:=[.D1729]-[.B1729]" office:value-type="float" office:value="-1.522837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8615.454102" calcext:value-type="float">
            <text:p>18615,5</text:p>
          </table:table-cell>
          <table:table-cell office:value-type="float" office:value="-91.466759" calcext:value-type="float">
            <text:p>-91,5</text:p>
          </table:table-cell>
          <table:table-cell office:value-type="float" office:value="-93.596588" calcext:value-type="float">
            <text:p>-93,6</text:p>
          </table:table-cell>
          <table:table-cell table:formula="of:=[.C1730]-5.88" office:value-type="float" office:value="-99.476588" calcext:value-type="float">
            <text:p>-99,5</text:p>
          </table:table-cell>
          <table:table-cell table:formula="of:=[.D1730]-[.B1730]" office:value-type="float" office:value="-8.009829" calcext:value-type="float">
            <text:p>-8,0</text:p>
          </table:table-cell>
          <table:table-cell table:number-columns-repeated="1019"/>
        </table:table-row>
        <table:table-row table:style-name="ro1">
          <table:table-cell office:value-type="float" office:value="18626.220703" calcext:value-type="float">
            <text:p>18626,2</text:p>
          </table:table-cell>
          <table:table-cell office:value-type="float" office:value="-93.010498" calcext:value-type="float">
            <text:p>-93,0</text:p>
          </table:table-cell>
          <table:table-cell office:value-type="float" office:value="-91.442329" calcext:value-type="float">
            <text:p>-91,4</text:p>
          </table:table-cell>
          <table:table-cell table:formula="of:=[.C1731]-5.88" office:value-type="float" office:value="-97.322329" calcext:value-type="float">
            <text:p>-97,3</text:p>
          </table:table-cell>
          <table:table-cell table:formula="of:=[.D1731]-[.B1731]" office:value-type="float" office:value="-4.311831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8636.987305" calcext:value-type="float">
            <text:p>18637,0</text:p>
          </table:table-cell>
          <table:table-cell office:value-type="float" office:value="-94.28334" calcext:value-type="float">
            <text:p>-94,3</text:p>
          </table:table-cell>
          <table:table-cell office:value-type="float" office:value="-92.756401" calcext:value-type="float">
            <text:p>-92,8</text:p>
          </table:table-cell>
          <table:table-cell table:formula="of:=[.C1732]-5.88" office:value-type="float" office:value="-98.636401" calcext:value-type="float">
            <text:p>-98,6</text:p>
          </table:table-cell>
          <table:table-cell table:formula="of:=[.D1732]-[.B1732]" office:value-type="float" office:value="-4.353061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8647.753906" calcext:value-type="float">
            <text:p>18647,8</text:p>
          </table:table-cell>
          <table:table-cell office:value-type="float" office:value="-93.87648" calcext:value-type="float">
            <text:p>-93,9</text:p>
          </table:table-cell>
          <table:table-cell office:value-type="float" office:value="-91.675514" calcext:value-type="float">
            <text:p>-91,7</text:p>
          </table:table-cell>
          <table:table-cell table:formula="of:=[.C1733]-5.88" office:value-type="float" office:value="-97.555514" calcext:value-type="float">
            <text:p>-97,6</text:p>
          </table:table-cell>
          <table:table-cell table:formula="of:=[.D1733]-[.B1733]" office:value-type="float" office:value="-3.679034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8658.520508" calcext:value-type="float">
            <text:p>18658,5</text:p>
          </table:table-cell>
          <table:table-cell office:value-type="float" office:value="-94.636681" calcext:value-type="float">
            <text:p>-94,6</text:p>
          </table:table-cell>
          <table:table-cell office:value-type="float" office:value="-90.416771" calcext:value-type="float">
            <text:p>-90,4</text:p>
          </table:table-cell>
          <table:table-cell table:formula="of:=[.C1734]-5.88" office:value-type="float" office:value="-96.296771" calcext:value-type="float">
            <text:p>-96,3</text:p>
          </table:table-cell>
          <table:table-cell table:formula="of:=[.D1734]-[.B1734]" office:value-type="float" office:value="-1.6600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8669.287109" calcext:value-type="float">
            <text:p>18669,3</text:p>
          </table:table-cell>
          <table:table-cell office:value-type="float" office:value="-93.483246" calcext:value-type="float">
            <text:p>-93,5</text:p>
          </table:table-cell>
          <table:table-cell office:value-type="float" office:value="-87.965019" calcext:value-type="float">
            <text:p>-88,0</text:p>
          </table:table-cell>
          <table:table-cell table:formula="of:=[.C1735]-5.88" office:value-type="float" office:value="-93.845019" calcext:value-type="float">
            <text:p>-93,8</text:p>
          </table:table-cell>
          <table:table-cell table:formula="of:=[.D1735]-[.B1735]" office:value-type="float" office:value="-0.361772999999999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8680.053711" calcext:value-type="float">
            <text:p>18680,1</text:p>
          </table:table-cell>
          <table:table-cell office:value-type="float" office:value="-94.023811" calcext:value-type="float">
            <text:p>-94,0</text:p>
          </table:table-cell>
          <table:table-cell office:value-type="float" office:value="-87.450722" calcext:value-type="float">
            <text:p>-87,5</text:p>
          </table:table-cell>
          <table:table-cell table:formula="of:=[.C1736]-5.88" office:value-type="float" office:value="-93.330722" calcext:value-type="float">
            <text:p>-93,3</text:p>
          </table:table-cell>
          <table:table-cell table:formula="of:=[.D1736]-[.B1736]" office:value-type="float" office:value="0.693089000000001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18690.820312" calcext:value-type="float">
            <text:p>18690,8</text:p>
          </table:table-cell>
          <table:table-cell office:value-type="float" office:value="-92.752785" calcext:value-type="float">
            <text:p>-92,8</text:p>
          </table:table-cell>
          <table:table-cell office:value-type="float" office:value="-88.775818" calcext:value-type="float">
            <text:p>-88,8</text:p>
          </table:table-cell>
          <table:table-cell table:formula="of:=[.C1737]-5.88" office:value-type="float" office:value="-94.655818" calcext:value-type="float">
            <text:p>-94,7</text:p>
          </table:table-cell>
          <table:table-cell table:formula="of:=[.D1737]-[.B1737]" office:value-type="float" office:value="-1.903032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8701.586914" calcext:value-type="float">
            <text:p>18701,6</text:p>
          </table:table-cell>
          <table:table-cell office:value-type="float" office:value="-89.730453" calcext:value-type="float">
            <text:p>-89,7</text:p>
          </table:table-cell>
          <table:table-cell office:value-type="float" office:value="-90.338341" calcext:value-type="float">
            <text:p>-90,3</text:p>
          </table:table-cell>
          <table:table-cell table:formula="of:=[.C1738]-5.88" office:value-type="float" office:value="-96.218341" calcext:value-type="float">
            <text:p>-96,2</text:p>
          </table:table-cell>
          <table:table-cell table:formula="of:=[.D1738]-[.B1738]" office:value-type="float" office:value="-6.487888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18712.353516" calcext:value-type="float">
            <text:p>18712,4</text:p>
          </table:table-cell>
          <table:table-cell office:value-type="float" office:value="-89.473991" calcext:value-type="float">
            <text:p>-89,5</text:p>
          </table:table-cell>
          <table:table-cell office:value-type="float" office:value="-89.556709" calcext:value-type="float">
            <text:p>-89,6</text:p>
          </table:table-cell>
          <table:table-cell table:formula="of:=[.C1739]-5.88" office:value-type="float" office:value="-95.436709" calcext:value-type="float">
            <text:p>-95,4</text:p>
          </table:table-cell>
          <table:table-cell table:formula="of:=[.D1739]-[.B1739]" office:value-type="float" office:value="-5.962718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8723.120117" calcext:value-type="float">
            <text:p>18723,1</text:p>
          </table:table-cell>
          <table:table-cell office:value-type="float" office:value="-88.962502" calcext:value-type="float">
            <text:p>-89,0</text:p>
          </table:table-cell>
          <table:table-cell office:value-type="float" office:value="-89.260422" calcext:value-type="float">
            <text:p>-89,3</text:p>
          </table:table-cell>
          <table:table-cell table:formula="of:=[.C1740]-5.88" office:value-type="float" office:value="-95.140422" calcext:value-type="float">
            <text:p>-95,1</text:p>
          </table:table-cell>
          <table:table-cell table:formula="of:=[.D1740]-[.B1740]" office:value-type="float" office:value="-6.17792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8733.886719" calcext:value-type="float">
            <text:p>18733,9</text:p>
          </table:table-cell>
          <table:table-cell office:value-type="float" office:value="-89.021713" calcext:value-type="float">
            <text:p>-89,0</text:p>
          </table:table-cell>
          <table:table-cell office:value-type="float" office:value="-90.653015" calcext:value-type="float">
            <text:p>-90,7</text:p>
          </table:table-cell>
          <table:table-cell table:formula="of:=[.C1741]-5.88" office:value-type="float" office:value="-96.533015" calcext:value-type="float">
            <text:p>-96,5</text:p>
          </table:table-cell>
          <table:table-cell table:formula="of:=[.D1741]-[.B1741]" office:value-type="float" office:value="-7.51130199999999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18744.65332" calcext:value-type="float">
            <text:p>18744,7</text:p>
          </table:table-cell>
          <table:table-cell office:value-type="float" office:value="-91.269821" calcext:value-type="float">
            <text:p>-91,3</text:p>
          </table:table-cell>
          <table:table-cell office:value-type="float" office:value="-92.14109" calcext:value-type="float">
            <text:p>-92,1</text:p>
          </table:table-cell>
          <table:table-cell table:formula="of:=[.C1742]-5.88" office:value-type="float" office:value="-98.02109" calcext:value-type="float">
            <text:p>-98,0</text:p>
          </table:table-cell>
          <table:table-cell table:formula="of:=[.D1742]-[.B1742]" office:value-type="float" office:value="-6.75126900000001" calcext:value-type="float">
            <text:p>-6,8</text:p>
          </table:table-cell>
          <table:table-cell table:number-columns-repeated="1019"/>
        </table:table-row>
        <table:table-row table:style-name="ro1">
          <table:table-cell office:value-type="float" office:value="18755.419922" calcext:value-type="float">
            <text:p>18755,4</text:p>
          </table:table-cell>
          <table:table-cell office:value-type="float" office:value="-92.126976" calcext:value-type="float">
            <text:p>-92,1</text:p>
          </table:table-cell>
          <table:table-cell office:value-type="float" office:value="-90.822159" calcext:value-type="float">
            <text:p>-90,8</text:p>
          </table:table-cell>
          <table:table-cell table:formula="of:=[.C1743]-5.88" office:value-type="float" office:value="-96.702159" calcext:value-type="float">
            <text:p>-96,7</text:p>
          </table:table-cell>
          <table:table-cell table:formula="of:=[.D1743]-[.B1743]" office:value-type="float" office:value="-4.575183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8766.186523" calcext:value-type="float">
            <text:p>18766,2</text:p>
          </table:table-cell>
          <table:table-cell office:value-type="float" office:value="-91.431808" calcext:value-type="float">
            <text:p>-91,4</text:p>
          </table:table-cell>
          <table:table-cell office:value-type="float" office:value="-93.901169" calcext:value-type="float">
            <text:p>-93,9</text:p>
          </table:table-cell>
          <table:table-cell table:formula="of:=[.C1744]-5.88" office:value-type="float" office:value="-99.781169" calcext:value-type="float">
            <text:p>-99,8</text:p>
          </table:table-cell>
          <table:table-cell table:formula="of:=[.D1744]-[.B1744]" office:value-type="float" office:value="-8.34936099999999" calcext:value-type="float">
            <text:p>-8,3</text:p>
          </table:table-cell>
          <table:table-cell table:number-columns-repeated="1019"/>
        </table:table-row>
        <table:table-row table:style-name="ro1">
          <table:table-cell office:value-type="float" office:value="18776.953125" calcext:value-type="float">
            <text:p>18777,0</text:p>
          </table:table-cell>
          <table:table-cell office:value-type="float" office:value="-90.929214" calcext:value-type="float">
            <text:p>-90,9</text:p>
          </table:table-cell>
          <table:table-cell office:value-type="float" office:value="-91.236824" calcext:value-type="float">
            <text:p>-91,2</text:p>
          </table:table-cell>
          <table:table-cell table:formula="of:=[.C1745]-5.88" office:value-type="float" office:value="-97.116824" calcext:value-type="float">
            <text:p>-97,1</text:p>
          </table:table-cell>
          <table:table-cell table:formula="of:=[.D1745]-[.B1745]" office:value-type="float" office:value="-6.18760999999999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18787.719727" calcext:value-type="float">
            <text:p>18787,7</text:p>
          </table:table-cell>
          <table:table-cell office:value-type="float" office:value="-90.540451" calcext:value-type="float">
            <text:p>-90,5</text:p>
          </table:table-cell>
          <table:table-cell office:value-type="float" office:value="-90.967361" calcext:value-type="float">
            <text:p>-91,0</text:p>
          </table:table-cell>
          <table:table-cell table:formula="of:=[.C1746]-5.88" office:value-type="float" office:value="-96.847361" calcext:value-type="float">
            <text:p>-96,8</text:p>
          </table:table-cell>
          <table:table-cell table:formula="of:=[.D1746]-[.B1746]" office:value-type="float" office:value="-6.30690999999999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18798.486328" calcext:value-type="float">
            <text:p>18798,5</text:p>
          </table:table-cell>
          <table:table-cell office:value-type="float" office:value="-90.076447" calcext:value-type="float">
            <text:p>-90,1</text:p>
          </table:table-cell>
          <table:table-cell office:value-type="float" office:value="-92.693619" calcext:value-type="float">
            <text:p>-92,7</text:p>
          </table:table-cell>
          <table:table-cell table:formula="of:=[.C1747]-5.88" office:value-type="float" office:value="-98.573619" calcext:value-type="float">
            <text:p>-98,6</text:p>
          </table:table-cell>
          <table:table-cell table:formula="of:=[.D1747]-[.B1747]" office:value-type="float" office:value="-8.49717199999999" calcext:value-type="float">
            <text:p>-8,5</text:p>
          </table:table-cell>
          <table:table-cell table:number-columns-repeated="1019"/>
        </table:table-row>
        <table:table-row table:style-name="ro1">
          <table:table-cell office:value-type="float" office:value="18809.25293" calcext:value-type="float">
            <text:p>18809,3</text:p>
          </table:table-cell>
          <table:table-cell office:value-type="float" office:value="-90.924538" calcext:value-type="float">
            <text:p>-90,9</text:p>
          </table:table-cell>
          <table:table-cell office:value-type="float" office:value="-91.403046" calcext:value-type="float">
            <text:p>-91,4</text:p>
          </table:table-cell>
          <table:table-cell table:formula="of:=[.C1748]-5.88" office:value-type="float" office:value="-97.283046" calcext:value-type="float">
            <text:p>-97,3</text:p>
          </table:table-cell>
          <table:table-cell table:formula="of:=[.D1748]-[.B1748]" office:value-type="float" office:value="-6.358508" calcext:value-type="float">
            <text:p>-6,4</text:p>
          </table:table-cell>
          <table:table-cell table:number-columns-repeated="1019"/>
        </table:table-row>
        <table:table-row table:style-name="ro1">
          <table:table-cell office:value-type="float" office:value="18820.019531" calcext:value-type="float">
            <text:p>18820,0</text:p>
          </table:table-cell>
          <table:table-cell office:value-type="float" office:value="-94.053345" calcext:value-type="float">
            <text:p>-94,1</text:p>
          </table:table-cell>
          <table:table-cell office:value-type="float" office:value="-92.92878" calcext:value-type="float">
            <text:p>-92,9</text:p>
          </table:table-cell>
          <table:table-cell table:formula="of:=[.C1749]-5.88" office:value-type="float" office:value="-98.80878" calcext:value-type="float">
            <text:p>-98,8</text:p>
          </table:table-cell>
          <table:table-cell table:formula="of:=[.D1749]-[.B1749]" office:value-type="float" office:value="-4.75543500000001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18830.786133" calcext:value-type="float">
            <text:p>18830,8</text:p>
          </table:table-cell>
          <table:table-cell office:value-type="float" office:value="-94.754982" calcext:value-type="float">
            <text:p>-94,8</text:p>
          </table:table-cell>
          <table:table-cell office:value-type="float" office:value="-89.392746" calcext:value-type="float">
            <text:p>-89,4</text:p>
          </table:table-cell>
          <table:table-cell table:formula="of:=[.C1750]-5.88" office:value-type="float" office:value="-95.272746" calcext:value-type="float">
            <text:p>-95,3</text:p>
          </table:table-cell>
          <table:table-cell table:formula="of:=[.D1750]-[.B1750]" office:value-type="float" office:value="-0.51776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8841.552734" calcext:value-type="float">
            <text:p>18841,6</text:p>
          </table:table-cell>
          <table:table-cell office:value-type="float" office:value="-94.037788" calcext:value-type="float">
            <text:p>-94,0</text:p>
          </table:table-cell>
          <table:table-cell office:value-type="float" office:value="-88.692017" calcext:value-type="float">
            <text:p>-88,7</text:p>
          </table:table-cell>
          <table:table-cell table:formula="of:=[.C1751]-5.88" office:value-type="float" office:value="-94.572017" calcext:value-type="float">
            <text:p>-94,6</text:p>
          </table:table-cell>
          <table:table-cell table:formula="of:=[.D1751]-[.B1751]" office:value-type="float" office:value="-0.534228999999996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8852.319336" calcext:value-type="float">
            <text:p>18852,3</text:p>
          </table:table-cell>
          <table:table-cell office:value-type="float" office:value="-92.530075" calcext:value-type="float">
            <text:p>-92,5</text:p>
          </table:table-cell>
          <table:table-cell office:value-type="float" office:value="-88.459724" calcext:value-type="float">
            <text:p>-88,5</text:p>
          </table:table-cell>
          <table:table-cell table:formula="of:=[.C1752]-5.88" office:value-type="float" office:value="-94.339724" calcext:value-type="float">
            <text:p>-94,3</text:p>
          </table:table-cell>
          <table:table-cell table:formula="of:=[.D1752]-[.B1752]" office:value-type="float" office:value="-1.809648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8863.085938" calcext:value-type="float">
            <text:p>18863,1</text:p>
          </table:table-cell>
          <table:table-cell office:value-type="float" office:value="-92.2845" calcext:value-type="float">
            <text:p>-92,3</text:p>
          </table:table-cell>
          <table:table-cell office:value-type="float" office:value="-87.723396" calcext:value-type="float">
            <text:p>-87,7</text:p>
          </table:table-cell>
          <table:table-cell table:formula="of:=[.C1753]-5.88" office:value-type="float" office:value="-93.603396" calcext:value-type="float">
            <text:p>-93,6</text:p>
          </table:table-cell>
          <table:table-cell table:formula="of:=[.D1753]-[.B1753]" office:value-type="float" office:value="-1.318896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8873.852539" calcext:value-type="float">
            <text:p>18873,9</text:p>
          </table:table-cell>
          <table:table-cell office:value-type="float" office:value="-91.249588" calcext:value-type="float">
            <text:p>-91,2</text:p>
          </table:table-cell>
          <table:table-cell office:value-type="float" office:value="-87.446823" calcext:value-type="float">
            <text:p>-87,4</text:p>
          </table:table-cell>
          <table:table-cell table:formula="of:=[.C1754]-5.88" office:value-type="float" office:value="-93.326823" calcext:value-type="float">
            <text:p>-93,3</text:p>
          </table:table-cell>
          <table:table-cell table:formula="of:=[.D1754]-[.B1754]" office:value-type="float" office:value="-2.077234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8884.619141" calcext:value-type="float">
            <text:p>18884,6</text:p>
          </table:table-cell>
          <table:table-cell office:value-type="float" office:value="-93.523468" calcext:value-type="float">
            <text:p>-93,5</text:p>
          </table:table-cell>
          <table:table-cell office:value-type="float" office:value="-89.747612" calcext:value-type="float">
            <text:p>-89,7</text:p>
          </table:table-cell>
          <table:table-cell table:formula="of:=[.C1755]-5.88" office:value-type="float" office:value="-95.627612" calcext:value-type="float">
            <text:p>-95,6</text:p>
          </table:table-cell>
          <table:table-cell table:formula="of:=[.D1755]-[.B1755]" office:value-type="float" office:value="-2.10414400000001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8895.385742" calcext:value-type="float">
            <text:p>18895,4</text:p>
          </table:table-cell>
          <table:table-cell office:value-type="float" office:value="-93.09037" calcext:value-type="float">
            <text:p>-93,1</text:p>
          </table:table-cell>
          <table:table-cell office:value-type="float" office:value="-91.487961" calcext:value-type="float">
            <text:p>-91,5</text:p>
          </table:table-cell>
          <table:table-cell table:formula="of:=[.C1756]-5.88" office:value-type="float" office:value="-97.367961" calcext:value-type="float">
            <text:p>-97,4</text:p>
          </table:table-cell>
          <table:table-cell table:formula="of:=[.D1756]-[.B1756]" office:value-type="float" office:value="-4.277591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8906.152344" calcext:value-type="float">
            <text:p>18906,2</text:p>
          </table:table-cell>
          <table:table-cell office:value-type="float" office:value="-91.132851" calcext:value-type="float">
            <text:p>-91,1</text:p>
          </table:table-cell>
          <table:table-cell office:value-type="float" office:value="-88.928322" calcext:value-type="float">
            <text:p>-88,9</text:p>
          </table:table-cell>
          <table:table-cell table:formula="of:=[.C1757]-5.88" office:value-type="float" office:value="-94.808322" calcext:value-type="float">
            <text:p>-94,8</text:p>
          </table:table-cell>
          <table:table-cell table:formula="of:=[.D1757]-[.B1757]" office:value-type="float" office:value="-3.675470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8916.918945" calcext:value-type="float">
            <text:p>18916,9</text:p>
          </table:table-cell>
          <table:table-cell office:value-type="float" office:value="-90.14257" calcext:value-type="float">
            <text:p>-90,1</text:p>
          </table:table-cell>
          <table:table-cell office:value-type="float" office:value="-85.591843" calcext:value-type="float">
            <text:p>-85,6</text:p>
          </table:table-cell>
          <table:table-cell table:formula="of:=[.C1758]-5.88" office:value-type="float" office:value="-91.471843" calcext:value-type="float">
            <text:p>-91,5</text:p>
          </table:table-cell>
          <table:table-cell table:formula="of:=[.D1758]-[.B1758]" office:value-type="float" office:value="-1.329272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8927.685547" calcext:value-type="float">
            <text:p>18927,7</text:p>
          </table:table-cell>
          <table:table-cell office:value-type="float" office:value="-90.814018" calcext:value-type="float">
            <text:p>-90,8</text:p>
          </table:table-cell>
          <table:table-cell office:value-type="float" office:value="-86.429016" calcext:value-type="float">
            <text:p>-86,4</text:p>
          </table:table-cell>
          <table:table-cell table:formula="of:=[.C1759]-5.88" office:value-type="float" office:value="-92.309016" calcext:value-type="float">
            <text:p>-92,3</text:p>
          </table:table-cell>
          <table:table-cell table:formula="of:=[.D1759]-[.B1759]" office:value-type="float" office:value="-1.494998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8938.452148" calcext:value-type="float">
            <text:p>18938,5</text:p>
          </table:table-cell>
          <table:table-cell office:value-type="float" office:value="-93.440704" calcext:value-type="float">
            <text:p>-93,4</text:p>
          </table:table-cell>
          <table:table-cell office:value-type="float" office:value="-84.586746" calcext:value-type="float">
            <text:p>-84,6</text:p>
          </table:table-cell>
          <table:table-cell table:formula="of:=[.C1760]-5.88" office:value-type="float" office:value="-90.466746" calcext:value-type="float">
            <text:p>-90,5</text:p>
          </table:table-cell>
          <table:table-cell table:formula="of:=[.D1760]-[.B1760]" office:value-type="float" office:value="2.973958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18949.21875" calcext:value-type="float">
            <text:p>18949,2</text:p>
          </table:table-cell>
          <table:table-cell office:value-type="float" office:value="-91.74115" calcext:value-type="float">
            <text:p>-91,7</text:p>
          </table:table-cell>
          <table:table-cell office:value-type="float" office:value="-84.37542" calcext:value-type="float">
            <text:p>-84,4</text:p>
          </table:table-cell>
          <table:table-cell table:formula="of:=[.C1761]-5.88" office:value-type="float" office:value="-90.25542" calcext:value-type="float">
            <text:p>-90,3</text:p>
          </table:table-cell>
          <table:table-cell table:formula="of:=[.D1761]-[.B1761]" office:value-type="float" office:value="1.48573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8959.985352" calcext:value-type="float">
            <text:p>18960,0</text:p>
          </table:table-cell>
          <table:table-cell office:value-type="float" office:value="-92.612244" calcext:value-type="float">
            <text:p>-92,6</text:p>
          </table:table-cell>
          <table:table-cell office:value-type="float" office:value="-89.238785" calcext:value-type="float">
            <text:p>-89,2</text:p>
          </table:table-cell>
          <table:table-cell table:formula="of:=[.C1762]-5.88" office:value-type="float" office:value="-95.118785" calcext:value-type="float">
            <text:p>-95,1</text:p>
          </table:table-cell>
          <table:table-cell table:formula="of:=[.D1762]-[.B1762]" office:value-type="float" office:value="-2.50654099999998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8970.751953" calcext:value-type="float">
            <text:p>18970,8</text:p>
          </table:table-cell>
          <table:table-cell office:value-type="float" office:value="-88.469872" calcext:value-type="float">
            <text:p>-88,5</text:p>
          </table:table-cell>
          <table:table-cell office:value-type="float" office:value="-88.56427" calcext:value-type="float">
            <text:p>-88,6</text:p>
          </table:table-cell>
          <table:table-cell table:formula="of:=[.C1763]-5.88" office:value-type="float" office:value="-94.44427" calcext:value-type="float">
            <text:p>-94,4</text:p>
          </table:table-cell>
          <table:table-cell table:formula="of:=[.D1763]-[.B1763]" office:value-type="float" office:value="-5.974397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18981.518555" calcext:value-type="float">
            <text:p>18981,5</text:p>
          </table:table-cell>
          <table:table-cell office:value-type="float" office:value="-92.363197" calcext:value-type="float">
            <text:p>-92,4</text:p>
          </table:table-cell>
          <table:table-cell office:value-type="float" office:value="-88.533569" calcext:value-type="float">
            <text:p>-88,5</text:p>
          </table:table-cell>
          <table:table-cell table:formula="of:=[.C1764]-5.88" office:value-type="float" office:value="-94.413569" calcext:value-type="float">
            <text:p>-94,4</text:p>
          </table:table-cell>
          <table:table-cell table:formula="of:=[.D1764]-[.B1764]" office:value-type="float" office:value="-2.050372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8992.285156" calcext:value-type="float">
            <text:p>18992,3</text:p>
          </table:table-cell>
          <table:table-cell office:value-type="float" office:value="-94.0075" calcext:value-type="float">
            <text:p>-94,0</text:p>
          </table:table-cell>
          <table:table-cell office:value-type="float" office:value="-89.106476" calcext:value-type="float">
            <text:p>-89,1</text:p>
          </table:table-cell>
          <table:table-cell table:formula="of:=[.C1765]-5.88" office:value-type="float" office:value="-94.986476" calcext:value-type="float">
            <text:p>-95,0</text:p>
          </table:table-cell>
          <table:table-cell table:formula="of:=[.D1765]-[.B1765]" office:value-type="float" office:value="-0.978976000000003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9003.051758" calcext:value-type="float">
            <text:p>19003,1</text:p>
          </table:table-cell>
          <table:table-cell office:value-type="float" office:value="-91.557228" calcext:value-type="float">
            <text:p>-91,6</text:p>
          </table:table-cell>
          <table:table-cell office:value-type="float" office:value="-88.285881" calcext:value-type="float">
            <text:p>-88,3</text:p>
          </table:table-cell>
          <table:table-cell table:formula="of:=[.C1766]-5.88" office:value-type="float" office:value="-94.165881" calcext:value-type="float">
            <text:p>-94,2</text:p>
          </table:table-cell>
          <table:table-cell table:formula="of:=[.D1766]-[.B1766]" office:value-type="float" office:value="-2.608653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9013.818359" calcext:value-type="float">
            <text:p>19013,8</text:p>
          </table:table-cell>
          <table:table-cell office:value-type="float" office:value="-90.616478" calcext:value-type="float">
            <text:p>-90,6</text:p>
          </table:table-cell>
          <table:table-cell office:value-type="float" office:value="-87.42012" calcext:value-type="float">
            <text:p>-87,4</text:p>
          </table:table-cell>
          <table:table-cell table:formula="of:=[.C1767]-5.88" office:value-type="float" office:value="-93.30012" calcext:value-type="float">
            <text:p>-93,3</text:p>
          </table:table-cell>
          <table:table-cell table:formula="of:=[.D1767]-[.B1767]" office:value-type="float" office:value="-2.683641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9024.584961" calcext:value-type="float">
            <text:p>19024,6</text:p>
          </table:table-cell>
          <table:table-cell office:value-type="float" office:value="-91.904961" calcext:value-type="float">
            <text:p>-91,9</text:p>
          </table:table-cell>
          <table:table-cell office:value-type="float" office:value="-87.840424" calcext:value-type="float">
            <text:p>-87,8</text:p>
          </table:table-cell>
          <table:table-cell table:formula="of:=[.C1768]-5.88" office:value-type="float" office:value="-93.720424" calcext:value-type="float">
            <text:p>-93,7</text:p>
          </table:table-cell>
          <table:table-cell table:formula="of:=[.D1768]-[.B1768]" office:value-type="float" office:value="-1.815462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9035.351562" calcext:value-type="float">
            <text:p>19035,4</text:p>
          </table:table-cell>
          <table:table-cell office:value-type="float" office:value="-93.624641" calcext:value-type="float">
            <text:p>-93,6</text:p>
          </table:table-cell>
          <table:table-cell office:value-type="float" office:value="-89.183678" calcext:value-type="float">
            <text:p>-89,2</text:p>
          </table:table-cell>
          <table:table-cell table:formula="of:=[.C1769]-5.88" office:value-type="float" office:value="-95.063678" calcext:value-type="float">
            <text:p>-95,1</text:p>
          </table:table-cell>
          <table:table-cell table:formula="of:=[.D1769]-[.B1769]" office:value-type="float" office:value="-1.439037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9046.118164" calcext:value-type="float">
            <text:p>19046,1</text:p>
          </table:table-cell>
          <table:table-cell office:value-type="float" office:value="-93.264587" calcext:value-type="float">
            <text:p>-93,3</text:p>
          </table:table-cell>
          <table:table-cell office:value-type="float" office:value="-90.090729" calcext:value-type="float">
            <text:p>-90,1</text:p>
          </table:table-cell>
          <table:table-cell table:formula="of:=[.C1770]-5.88" office:value-type="float" office:value="-95.970729" calcext:value-type="float">
            <text:p>-96,0</text:p>
          </table:table-cell>
          <table:table-cell table:formula="of:=[.D1770]-[.B1770]" office:value-type="float" office:value="-2.706141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9056.884766" calcext:value-type="float">
            <text:p>19056,9</text:p>
          </table:table-cell>
          <table:table-cell office:value-type="float" office:value="-93.467552" calcext:value-type="float">
            <text:p>-93,5</text:p>
          </table:table-cell>
          <table:table-cell office:value-type="float" office:value="-92.471886" calcext:value-type="float">
            <text:p>-92,5</text:p>
          </table:table-cell>
          <table:table-cell table:formula="of:=[.C1771]-5.88" office:value-type="float" office:value="-98.351886" calcext:value-type="float">
            <text:p>-98,4</text:p>
          </table:table-cell>
          <table:table-cell table:formula="of:=[.D1771]-[.B1771]" office:value-type="float" office:value="-4.884334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19067.651367" calcext:value-type="float">
            <text:p>19067,7</text:p>
          </table:table-cell>
          <table:table-cell office:value-type="float" office:value="-91.90686" calcext:value-type="float">
            <text:p>-91,9</text:p>
          </table:table-cell>
          <table:table-cell office:value-type="float" office:value="-91.102425" calcext:value-type="float">
            <text:p>-91,1</text:p>
          </table:table-cell>
          <table:table-cell table:formula="of:=[.C1772]-5.88" office:value-type="float" office:value="-96.982425" calcext:value-type="float">
            <text:p>-97,0</text:p>
          </table:table-cell>
          <table:table-cell table:formula="of:=[.D1772]-[.B1772]" office:value-type="float" office:value="-5.075565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19078.417969" calcext:value-type="float">
            <text:p>19078,4</text:p>
          </table:table-cell>
          <table:table-cell office:value-type="float" office:value="-93.986694" calcext:value-type="float">
            <text:p>-94,0</text:p>
          </table:table-cell>
          <table:table-cell office:value-type="float" office:value="-90.69532" calcext:value-type="float">
            <text:p>-90,7</text:p>
          </table:table-cell>
          <table:table-cell table:formula="of:=[.C1773]-5.88" office:value-type="float" office:value="-96.57532" calcext:value-type="float">
            <text:p>-96,6</text:p>
          </table:table-cell>
          <table:table-cell table:formula="of:=[.D1773]-[.B1773]" office:value-type="float" office:value="-2.588625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9089.18457" calcext:value-type="float">
            <text:p>19089,2</text:p>
          </table:table-cell>
          <table:table-cell office:value-type="float" office:value="-94.578613" calcext:value-type="float">
            <text:p>-94,6</text:p>
          </table:table-cell>
          <table:table-cell office:value-type="float" office:value="-89.301918" calcext:value-type="float">
            <text:p>-89,3</text:p>
          </table:table-cell>
          <table:table-cell table:formula="of:=[.C1774]-5.88" office:value-type="float" office:value="-95.181918" calcext:value-type="float">
            <text:p>-95,2</text:p>
          </table:table-cell>
          <table:table-cell table:formula="of:=[.D1774]-[.B1774]" office:value-type="float" office:value="-0.603304999999992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9099.951172" calcext:value-type="float">
            <text:p>19100,0</text:p>
          </table:table-cell>
          <table:table-cell office:value-type="float" office:value="-92.838631" calcext:value-type="float">
            <text:p>-92,8</text:p>
          </table:table-cell>
          <table:table-cell office:value-type="float" office:value="-89.137962" calcext:value-type="float">
            <text:p>-89,1</text:p>
          </table:table-cell>
          <table:table-cell table:formula="of:=[.C1775]-5.88" office:value-type="float" office:value="-95.017962" calcext:value-type="float">
            <text:p>-95,0</text:p>
          </table:table-cell>
          <table:table-cell table:formula="of:=[.D1775]-[.B1775]" office:value-type="float" office:value="-2.179330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9110.717773" calcext:value-type="float">
            <text:p>19110,7</text:p>
          </table:table-cell>
          <table:table-cell office:value-type="float" office:value="-92.329468" calcext:value-type="float">
            <text:p>-92,3</text:p>
          </table:table-cell>
          <table:table-cell office:value-type="float" office:value="-90.573196" calcext:value-type="float">
            <text:p>-90,6</text:p>
          </table:table-cell>
          <table:table-cell table:formula="of:=[.C1776]-5.88" office:value-type="float" office:value="-96.453196" calcext:value-type="float">
            <text:p>-96,5</text:p>
          </table:table-cell>
          <table:table-cell table:formula="of:=[.D1776]-[.B1776]" office:value-type="float" office:value="-4.123727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19121.484375" calcext:value-type="float">
            <text:p>19121,5</text:p>
          </table:table-cell>
          <table:table-cell office:value-type="float" office:value="-93.880272" calcext:value-type="float">
            <text:p>-93,9</text:p>
          </table:table-cell>
          <table:table-cell office:value-type="float" office:value="-91.106857" calcext:value-type="float">
            <text:p>-91,1</text:p>
          </table:table-cell>
          <table:table-cell table:formula="of:=[.C1777]-5.88" office:value-type="float" office:value="-96.986857" calcext:value-type="float">
            <text:p>-97,0</text:p>
          </table:table-cell>
          <table:table-cell table:formula="of:=[.D1777]-[.B1777]" office:value-type="float" office:value="-3.106585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9132.250977" calcext:value-type="float">
            <text:p>19132,3</text:p>
          </table:table-cell>
          <table:table-cell office:value-type="float" office:value="-96.085274" calcext:value-type="float">
            <text:p>-96,1</text:p>
          </table:table-cell>
          <table:table-cell office:value-type="float" office:value="-92.391472" calcext:value-type="float">
            <text:p>-92,4</text:p>
          </table:table-cell>
          <table:table-cell table:formula="of:=[.C1778]-5.88" office:value-type="float" office:value="-98.271472" calcext:value-type="float">
            <text:p>-98,3</text:p>
          </table:table-cell>
          <table:table-cell table:formula="of:=[.D1778]-[.B1778]" office:value-type="float" office:value="-2.186197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9143.017578" calcext:value-type="float">
            <text:p>19143,0</text:p>
          </table:table-cell>
          <table:table-cell office:value-type="float" office:value="-96.791565" calcext:value-type="float">
            <text:p>-96,8</text:p>
          </table:table-cell>
          <table:table-cell office:value-type="float" office:value="-91.453537" calcext:value-type="float">
            <text:p>-91,5</text:p>
          </table:table-cell>
          <table:table-cell table:formula="of:=[.C1779]-5.88" office:value-type="float" office:value="-97.333537" calcext:value-type="float">
            <text:p>-97,3</text:p>
          </table:table-cell>
          <table:table-cell table:formula="of:=[.D1779]-[.B1779]" office:value-type="float" office:value="-0.541971999999987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9153.78418" calcext:value-type="float">
            <text:p>19153,8</text:p>
          </table:table-cell>
          <table:table-cell office:value-type="float" office:value="-93.148987" calcext:value-type="float">
            <text:p>-93,1</text:p>
          </table:table-cell>
          <table:table-cell office:value-type="float" office:value="-90.048149" calcext:value-type="float">
            <text:p>-90,0</text:p>
          </table:table-cell>
          <table:table-cell table:formula="of:=[.C1780]-5.88" office:value-type="float" office:value="-95.928149" calcext:value-type="float">
            <text:p>-95,9</text:p>
          </table:table-cell>
          <table:table-cell table:formula="of:=[.D1780]-[.B1780]" office:value-type="float" office:value="-2.779161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9164.550781" calcext:value-type="float">
            <text:p>19164,6</text:p>
          </table:table-cell>
          <table:table-cell office:value-type="float" office:value="-92.821449" calcext:value-type="float">
            <text:p>-92,8</text:p>
          </table:table-cell>
          <table:table-cell office:value-type="float" office:value="-89.513573" calcext:value-type="float">
            <text:p>-89,5</text:p>
          </table:table-cell>
          <table:table-cell table:formula="of:=[.C1781]-5.88" office:value-type="float" office:value="-95.393573" calcext:value-type="float">
            <text:p>-95,4</text:p>
          </table:table-cell>
          <table:table-cell table:formula="of:=[.D1781]-[.B1781]" office:value-type="float" office:value="-2.572123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9175.317383" calcext:value-type="float">
            <text:p>19175,3</text:p>
          </table:table-cell>
          <table:table-cell office:value-type="float" office:value="-92.390732" calcext:value-type="float">
            <text:p>-92,4</text:p>
          </table:table-cell>
          <table:table-cell office:value-type="float" office:value="-91.559441" calcext:value-type="float">
            <text:p>-91,6</text:p>
          </table:table-cell>
          <table:table-cell table:formula="of:=[.C1782]-5.88" office:value-type="float" office:value="-97.439441" calcext:value-type="float">
            <text:p>-97,4</text:p>
          </table:table-cell>
          <table:table-cell table:formula="of:=[.D1782]-[.B1782]" office:value-type="float" office:value="-5.048709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19186.083984" calcext:value-type="float">
            <text:p>19186,1</text:p>
          </table:table-cell>
          <table:table-cell office:value-type="float" office:value="-93.385414" calcext:value-type="float">
            <text:p>-93,4</text:p>
          </table:table-cell>
          <table:table-cell office:value-type="float" office:value="-91.777298" calcext:value-type="float">
            <text:p>-91,8</text:p>
          </table:table-cell>
          <table:table-cell table:formula="of:=[.C1783]-5.88" office:value-type="float" office:value="-97.657298" calcext:value-type="float">
            <text:p>-97,7</text:p>
          </table:table-cell>
          <table:table-cell table:formula="of:=[.D1783]-[.B1783]" office:value-type="float" office:value="-4.271884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19196.850586" calcext:value-type="float">
            <text:p>19196,9</text:p>
          </table:table-cell>
          <table:table-cell office:value-type="float" office:value="-92.275391" calcext:value-type="float">
            <text:p>-92,3</text:p>
          </table:table-cell>
          <table:table-cell office:value-type="float" office:value="-89.001793" calcext:value-type="float">
            <text:p>-89,0</text:p>
          </table:table-cell>
          <table:table-cell table:formula="of:=[.C1784]-5.88" office:value-type="float" office:value="-94.881793" calcext:value-type="float">
            <text:p>-94,9</text:p>
          </table:table-cell>
          <table:table-cell table:formula="of:=[.D1784]-[.B1784]" office:value-type="float" office:value="-2.606402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19207.617188" calcext:value-type="float">
            <text:p>19207,6</text:p>
          </table:table-cell>
          <table:table-cell office:value-type="float" office:value="-94.240562" calcext:value-type="float">
            <text:p>-94,2</text:p>
          </table:table-cell>
          <table:table-cell office:value-type="float" office:value="-87.834373" calcext:value-type="float">
            <text:p>-87,8</text:p>
          </table:table-cell>
          <table:table-cell table:formula="of:=[.C1785]-5.88" office:value-type="float" office:value="-93.714373" calcext:value-type="float">
            <text:p>-93,7</text:p>
          </table:table-cell>
          <table:table-cell table:formula="of:=[.D1785]-[.B1785]" office:value-type="float" office:value="0.526189000000002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19218.383789" calcext:value-type="float">
            <text:p>19218,4</text:p>
          </table:table-cell>
          <table:table-cell office:value-type="float" office:value="-94.619339" calcext:value-type="float">
            <text:p>-94,6</text:p>
          </table:table-cell>
          <table:table-cell office:value-type="float" office:value="-90.369423" calcext:value-type="float">
            <text:p>-90,4</text:p>
          </table:table-cell>
          <table:table-cell table:formula="of:=[.C1786]-5.88" office:value-type="float" office:value="-96.249423" calcext:value-type="float">
            <text:p>-96,2</text:p>
          </table:table-cell>
          <table:table-cell table:formula="of:=[.D1786]-[.B1786]" office:value-type="float" office:value="-1.630084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19229.150391" calcext:value-type="float">
            <text:p>19229,2</text:p>
          </table:table-cell>
          <table:table-cell office:value-type="float" office:value="-93.617722" calcext:value-type="float">
            <text:p>-93,6</text:p>
          </table:table-cell>
          <table:table-cell office:value-type="float" office:value="-89.203178" calcext:value-type="float">
            <text:p>-89,2</text:p>
          </table:table-cell>
          <table:table-cell table:formula="of:=[.C1787]-5.88" office:value-type="float" office:value="-95.083178" calcext:value-type="float">
            <text:p>-95,1</text:p>
          </table:table-cell>
          <table:table-cell table:formula="of:=[.D1787]-[.B1787]" office:value-type="float" office:value="-1.465455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9239.916992" calcext:value-type="float">
            <text:p>19239,9</text:p>
          </table:table-cell>
          <table:table-cell office:value-type="float" office:value="-92.254929" calcext:value-type="float">
            <text:p>-92,3</text:p>
          </table:table-cell>
          <table:table-cell office:value-type="float" office:value="-89.42971" calcext:value-type="float">
            <text:p>-89,4</text:p>
          </table:table-cell>
          <table:table-cell table:formula="of:=[.C1788]-5.88" office:value-type="float" office:value="-95.30971" calcext:value-type="float">
            <text:p>-95,3</text:p>
          </table:table-cell>
          <table:table-cell table:formula="of:=[.D1788]-[.B1788]" office:value-type="float" office:value="-3.054780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9250.683594" calcext:value-type="float">
            <text:p>19250,7</text:p>
          </table:table-cell>
          <table:table-cell office:value-type="float" office:value="-91.844551" calcext:value-type="float">
            <text:p>-91,8</text:p>
          </table:table-cell>
          <table:table-cell office:value-type="float" office:value="-89.012016" calcext:value-type="float">
            <text:p>-89,0</text:p>
          </table:table-cell>
          <table:table-cell table:formula="of:=[.C1789]-5.88" office:value-type="float" office:value="-94.892016" calcext:value-type="float">
            <text:p>-94,9</text:p>
          </table:table-cell>
          <table:table-cell table:formula="of:=[.D1789]-[.B1789]" office:value-type="float" office:value="-3.047465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9261.450195" calcext:value-type="float">
            <text:p>19261,5</text:p>
          </table:table-cell>
          <table:table-cell office:value-type="float" office:value="-94.245087" calcext:value-type="float">
            <text:p>-94,2</text:p>
          </table:table-cell>
          <table:table-cell office:value-type="float" office:value="-91.134682" calcext:value-type="float">
            <text:p>-91,1</text:p>
          </table:table-cell>
          <table:table-cell table:formula="of:=[.C1790]-5.88" office:value-type="float" office:value="-97.014682" calcext:value-type="float">
            <text:p>-97,0</text:p>
          </table:table-cell>
          <table:table-cell table:formula="of:=[.D1790]-[.B1790]" office:value-type="float" office:value="-2.769595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9272.216797" calcext:value-type="float">
            <text:p>19272,2</text:p>
          </table:table-cell>
          <table:table-cell office:value-type="float" office:value="-95.159798" calcext:value-type="float">
            <text:p>-95,2</text:p>
          </table:table-cell>
          <table:table-cell office:value-type="float" office:value="-92.66861" calcext:value-type="float">
            <text:p>-92,7</text:p>
          </table:table-cell>
          <table:table-cell table:formula="of:=[.C1791]-5.88" office:value-type="float" office:value="-98.54861" calcext:value-type="float">
            <text:p>-98,5</text:p>
          </table:table-cell>
          <table:table-cell table:formula="of:=[.D1791]-[.B1791]" office:value-type="float" office:value="-3.388812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9282.983398" calcext:value-type="float">
            <text:p>19283,0</text:p>
          </table:table-cell>
          <table:table-cell office:value-type="float" office:value="-95.506004" calcext:value-type="float">
            <text:p>-95,5</text:p>
          </table:table-cell>
          <table:table-cell office:value-type="float" office:value="-90.399055" calcext:value-type="float">
            <text:p>-90,4</text:p>
          </table:table-cell>
          <table:table-cell table:formula="of:=[.C1792]-5.88" office:value-type="float" office:value="-96.279055" calcext:value-type="float">
            <text:p>-96,3</text:p>
          </table:table-cell>
          <table:table-cell table:formula="of:=[.D1792]-[.B1792]" office:value-type="float" office:value="-0.773050999999995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9293.75" calcext:value-type="float">
            <text:p>19293,8</text:p>
          </table:table-cell>
          <table:table-cell office:value-type="float" office:value="-96.317863" calcext:value-type="float">
            <text:p>-96,3</text:p>
          </table:table-cell>
          <table:table-cell office:value-type="float" office:value="-90.852882" calcext:value-type="float">
            <text:p>-90,9</text:p>
          </table:table-cell>
          <table:table-cell table:formula="of:=[.C1793]-5.88" office:value-type="float" office:value="-96.732882" calcext:value-type="float">
            <text:p>-96,7</text:p>
          </table:table-cell>
          <table:table-cell table:formula="of:=[.D1793]-[.B1793]" office:value-type="float" office:value="-0.415018999999987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19304.516602" calcext:value-type="float">
            <text:p>19304,5</text:p>
          </table:table-cell>
          <table:table-cell office:value-type="float" office:value="-94.453674" calcext:value-type="float">
            <text:p>-94,5</text:p>
          </table:table-cell>
          <table:table-cell office:value-type="float" office:value="-89.066071" calcext:value-type="float">
            <text:p>-89,1</text:p>
          </table:table-cell>
          <table:table-cell table:formula="of:=[.C1794]-5.88" office:value-type="float" office:value="-94.946071" calcext:value-type="float">
            <text:p>-94,9</text:p>
          </table:table-cell>
          <table:table-cell table:formula="of:=[.D1794]-[.B1794]" office:value-type="float" office:value="-0.492396999999983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9315.283203" calcext:value-type="float">
            <text:p>19315,3</text:p>
          </table:table-cell>
          <table:table-cell office:value-type="float" office:value="-92.184654" calcext:value-type="float">
            <text:p>-92,2</text:p>
          </table:table-cell>
          <table:table-cell office:value-type="float" office:value="-87.853401" calcext:value-type="float">
            <text:p>-87,9</text:p>
          </table:table-cell>
          <table:table-cell table:formula="of:=[.C1795]-5.88" office:value-type="float" office:value="-93.733401" calcext:value-type="float">
            <text:p>-93,7</text:p>
          </table:table-cell>
          <table:table-cell table:formula="of:=[.D1795]-[.B1795]" office:value-type="float" office:value="-1.54874700000001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9326.049805" calcext:value-type="float">
            <text:p>19326,0</text:p>
          </table:table-cell>
          <table:table-cell office:value-type="float" office:value="-89.90493" calcext:value-type="float">
            <text:p>-89,9</text:p>
          </table:table-cell>
          <table:table-cell office:value-type="float" office:value="-90.997169" calcext:value-type="float">
            <text:p>-91,0</text:p>
          </table:table-cell>
          <table:table-cell table:formula="of:=[.C1796]-5.88" office:value-type="float" office:value="-96.877169" calcext:value-type="float">
            <text:p>-96,9</text:p>
          </table:table-cell>
          <table:table-cell table:formula="of:=[.D1796]-[.B1796]" office:value-type="float" office:value="-6.972239" calcext:value-type="float">
            <text:p>-7,0</text:p>
          </table:table-cell>
          <table:table-cell table:number-columns-repeated="1019"/>
        </table:table-row>
        <table:table-row table:style-name="ro1">
          <table:table-cell office:value-type="float" office:value="19336.816406" calcext:value-type="float">
            <text:p>19336,8</text:p>
          </table:table-cell>
          <table:table-cell office:value-type="float" office:value="-91.137375" calcext:value-type="float">
            <text:p>-91,1</text:p>
          </table:table-cell>
          <table:table-cell office:value-type="float" office:value="-96.790176" calcext:value-type="float">
            <text:p>-96,8</text:p>
          </table:table-cell>
          <table:table-cell table:formula="of:=[.C1797]-5.88" office:value-type="float" office:value="-102.670176" calcext:value-type="float">
            <text:p>-102,7</text:p>
          </table:table-cell>
          <table:table-cell table:formula="of:=[.D1797]-[.B1797]" office:value-type="float" office:value="-11.532801" calcext:value-type="float">
            <text:p>-11,5</text:p>
          </table:table-cell>
          <table:table-cell table:number-columns-repeated="1019"/>
        </table:table-row>
        <table:table-row table:style-name="ro1">
          <table:table-cell office:value-type="float" office:value="19347.583008" calcext:value-type="float">
            <text:p>19347,6</text:p>
          </table:table-cell>
          <table:table-cell office:value-type="float" office:value="-91.10965" calcext:value-type="float">
            <text:p>-91,1</text:p>
          </table:table-cell>
          <table:table-cell office:value-type="float" office:value="-91.482376" calcext:value-type="float">
            <text:p>-91,5</text:p>
          </table:table-cell>
          <table:table-cell table:formula="of:=[.C1798]-5.88" office:value-type="float" office:value="-97.362376" calcext:value-type="float">
            <text:p>-97,4</text:p>
          </table:table-cell>
          <table:table-cell table:formula="of:=[.D1798]-[.B1798]" office:value-type="float" office:value="-6.252726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19358.349609" calcext:value-type="float">
            <text:p>19358,3</text:p>
          </table:table-cell>
          <table:table-cell office:value-type="float" office:value="-92.972389" calcext:value-type="float">
            <text:p>-93,0</text:p>
          </table:table-cell>
          <table:table-cell office:value-type="float" office:value="-91.306618" calcext:value-type="float">
            <text:p>-91,3</text:p>
          </table:table-cell>
          <table:table-cell table:formula="of:=[.C1799]-5.88" office:value-type="float" office:value="-97.186618" calcext:value-type="float">
            <text:p>-97,2</text:p>
          </table:table-cell>
          <table:table-cell table:formula="of:=[.D1799]-[.B1799]" office:value-type="float" office:value="-4.214228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19369.116211" calcext:value-type="float">
            <text:p>19369,1</text:p>
          </table:table-cell>
          <table:table-cell office:value-type="float" office:value="-94.210014" calcext:value-type="float">
            <text:p>-94,2</text:p>
          </table:table-cell>
          <table:table-cell office:value-type="float" office:value="-89.571053" calcext:value-type="float">
            <text:p>-89,6</text:p>
          </table:table-cell>
          <table:table-cell table:formula="of:=[.C1800]-5.88" office:value-type="float" office:value="-95.451053" calcext:value-type="float">
            <text:p>-95,5</text:p>
          </table:table-cell>
          <table:table-cell table:formula="of:=[.D1800]-[.B1800]" office:value-type="float" office:value="-1.24103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9379.882812" calcext:value-type="float">
            <text:p>19379,9</text:p>
          </table:table-cell>
          <table:table-cell office:value-type="float" office:value="-94.161942" calcext:value-type="float">
            <text:p>-94,2</text:p>
          </table:table-cell>
          <table:table-cell office:value-type="float" office:value="-89.446838" calcext:value-type="float">
            <text:p>-89,4</text:p>
          </table:table-cell>
          <table:table-cell table:formula="of:=[.C1801]-5.88" office:value-type="float" office:value="-95.326838" calcext:value-type="float">
            <text:p>-95,3</text:p>
          </table:table-cell>
          <table:table-cell table:formula="of:=[.D1801]-[.B1801]" office:value-type="float" office:value="-1.164896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19390.649414" calcext:value-type="float">
            <text:p>19390,6</text:p>
          </table:table-cell>
          <table:table-cell office:value-type="float" office:value="-92.070709" calcext:value-type="float">
            <text:p>-92,1</text:p>
          </table:table-cell>
          <table:table-cell office:value-type="float" office:value="-90.008934" calcext:value-type="float">
            <text:p>-90,0</text:p>
          </table:table-cell>
          <table:table-cell table:formula="of:=[.C1802]-5.88" office:value-type="float" office:value="-95.888934" calcext:value-type="float">
            <text:p>-95,9</text:p>
          </table:table-cell>
          <table:table-cell table:formula="of:=[.D1802]-[.B1802]" office:value-type="float" office:value="-3.818225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19401.416016" calcext:value-type="float">
            <text:p>19401,4</text:p>
          </table:table-cell>
          <table:table-cell office:value-type="float" office:value="-89.004623" calcext:value-type="float">
            <text:p>-89,0</text:p>
          </table:table-cell>
          <table:table-cell office:value-type="float" office:value="-90.09243" calcext:value-type="float">
            <text:p>-90,1</text:p>
          </table:table-cell>
          <table:table-cell table:formula="of:=[.C1803]-5.88" office:value-type="float" office:value="-95.97243" calcext:value-type="float">
            <text:p>-96,0</text:p>
          </table:table-cell>
          <table:table-cell table:formula="of:=[.D1803]-[.B1803]" office:value-type="float" office:value="-6.96780699999999" calcext:value-type="float">
            <text:p>-7,0</text:p>
          </table:table-cell>
          <table:table-cell table:number-columns-repeated="1019"/>
        </table:table-row>
        <table:table-row table:style-name="ro1">
          <table:table-cell office:value-type="float" office:value="19412.182617" calcext:value-type="float">
            <text:p>19412,2</text:p>
          </table:table-cell>
          <table:table-cell office:value-type="float" office:value="-91.890762" calcext:value-type="float">
            <text:p>-91,9</text:p>
          </table:table-cell>
          <table:table-cell office:value-type="float" office:value="-89.334427" calcext:value-type="float">
            <text:p>-89,3</text:p>
          </table:table-cell>
          <table:table-cell table:formula="of:=[.C1804]-5.88" office:value-type="float" office:value="-95.214427" calcext:value-type="float">
            <text:p>-95,2</text:p>
          </table:table-cell>
          <table:table-cell table:formula="of:=[.D1804]-[.B1804]" office:value-type="float" office:value="-3.32366500000001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19422.949219" calcext:value-type="float">
            <text:p>19422,9</text:p>
          </table:table-cell>
          <table:table-cell office:value-type="float" office:value="-94.363106" calcext:value-type="float">
            <text:p>-94,4</text:p>
          </table:table-cell>
          <table:table-cell office:value-type="float" office:value="-88.44059" calcext:value-type="float">
            <text:p>-88,4</text:p>
          </table:table-cell>
          <table:table-cell table:formula="of:=[.C1805]-5.88" office:value-type="float" office:value="-94.32059" calcext:value-type="float">
            <text:p>-94,3</text:p>
          </table:table-cell>
          <table:table-cell table:formula="of:=[.D1805]-[.B1805]" office:value-type="float" office:value="0.0425160000000062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19433.71582" calcext:value-type="float">
            <text:p>19433,7</text:p>
          </table:table-cell>
          <table:table-cell office:value-type="float" office:value="-93.550003" calcext:value-type="float">
            <text:p>-93,6</text:p>
          </table:table-cell>
          <table:table-cell office:value-type="float" office:value="-90.110672" calcext:value-type="float">
            <text:p>-90,1</text:p>
          </table:table-cell>
          <table:table-cell table:formula="of:=[.C1806]-5.88" office:value-type="float" office:value="-95.990672" calcext:value-type="float">
            <text:p>-96,0</text:p>
          </table:table-cell>
          <table:table-cell table:formula="of:=[.D1806]-[.B1806]" office:value-type="float" office:value="-2.440668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9444.482422" calcext:value-type="float">
            <text:p>19444,5</text:p>
          </table:table-cell>
          <table:table-cell office:value-type="float" office:value="-93.28756" calcext:value-type="float">
            <text:p>-93,3</text:p>
          </table:table-cell>
          <table:table-cell office:value-type="float" office:value="-90.452156" calcext:value-type="float">
            <text:p>-90,5</text:p>
          </table:table-cell>
          <table:table-cell table:formula="of:=[.C1807]-5.88" office:value-type="float" office:value="-96.332156" calcext:value-type="float">
            <text:p>-96,3</text:p>
          </table:table-cell>
          <table:table-cell table:formula="of:=[.D1807]-[.B1807]" office:value-type="float" office:value="-3.044596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19455.249023" calcext:value-type="float">
            <text:p>19455,2</text:p>
          </table:table-cell>
          <table:table-cell office:value-type="float" office:value="-92.988159" calcext:value-type="float">
            <text:p>-93,0</text:p>
          </table:table-cell>
          <table:table-cell office:value-type="float" office:value="-89.011543" calcext:value-type="float">
            <text:p>-89,0</text:p>
          </table:table-cell>
          <table:table-cell table:formula="of:=[.C1808]-5.88" office:value-type="float" office:value="-94.891543" calcext:value-type="float">
            <text:p>-94,9</text:p>
          </table:table-cell>
          <table:table-cell table:formula="of:=[.D1808]-[.B1808]" office:value-type="float" office:value="-1.903384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9466.015625" calcext:value-type="float">
            <text:p>19466,0</text:p>
          </table:table-cell>
          <table:table-cell office:value-type="float" office:value="-91.701622" calcext:value-type="float">
            <text:p>-91,7</text:p>
          </table:table-cell>
          <table:table-cell office:value-type="float" office:value="-89.047531" calcext:value-type="float">
            <text:p>-89,0</text:p>
          </table:table-cell>
          <table:table-cell table:formula="of:=[.C1809]-5.88" office:value-type="float" office:value="-94.927531" calcext:value-type="float">
            <text:p>-94,9</text:p>
          </table:table-cell>
          <table:table-cell table:formula="of:=[.D1809]-[.B1809]" office:value-type="float" office:value="-3.225909" calcext:value-type="float">
            <text:p>-3,2</text:p>
          </table:table-cell>
          <table:table-cell table:number-columns-repeated="1019"/>
        </table:table-row>
        <table:table-row table:style-name="ro1">
          <table:table-cell office:value-type="float" office:value="19476.782227" calcext:value-type="float">
            <text:p>19476,8</text:p>
          </table:table-cell>
          <table:table-cell office:value-type="float" office:value="-90.938446" calcext:value-type="float">
            <text:p>-90,9</text:p>
          </table:table-cell>
          <table:table-cell office:value-type="float" office:value="-89.740761" calcext:value-type="float">
            <text:p>-89,7</text:p>
          </table:table-cell>
          <table:table-cell table:formula="of:=[.C1810]-5.88" office:value-type="float" office:value="-95.620761" calcext:value-type="float">
            <text:p>-95,6</text:p>
          </table:table-cell>
          <table:table-cell table:formula="of:=[.D1810]-[.B1810]" office:value-type="float" office:value="-4.682315" calcext:value-type="float">
            <text:p>-4,7</text:p>
          </table:table-cell>
          <table:table-cell table:number-columns-repeated="1019"/>
        </table:table-row>
        <table:table-row table:style-name="ro1">
          <table:table-cell office:value-type="float" office:value="19487.548828" calcext:value-type="float">
            <text:p>19487,5</text:p>
          </table:table-cell>
          <table:table-cell office:value-type="float" office:value="-94.08094" calcext:value-type="float">
            <text:p>-94,1</text:p>
          </table:table-cell>
          <table:table-cell office:value-type="float" office:value="-88.716652" calcext:value-type="float">
            <text:p>-88,7</text:p>
          </table:table-cell>
          <table:table-cell table:formula="of:=[.C1811]-5.88" office:value-type="float" office:value="-94.596652" calcext:value-type="float">
            <text:p>-94,6</text:p>
          </table:table-cell>
          <table:table-cell table:formula="of:=[.D1811]-[.B1811]" office:value-type="float" office:value="-0.515711999999994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19498.31543" calcext:value-type="float">
            <text:p>19498,3</text:p>
          </table:table-cell>
          <table:table-cell office:value-type="float" office:value="-92.98674" calcext:value-type="float">
            <text:p>-93,0</text:p>
          </table:table-cell>
          <table:table-cell office:value-type="float" office:value="-87.258934" calcext:value-type="float">
            <text:p>-87,3</text:p>
          </table:table-cell>
          <table:table-cell table:formula="of:=[.C1812]-5.88" office:value-type="float" office:value="-93.138934" calcext:value-type="float">
            <text:p>-93,1</text:p>
          </table:table-cell>
          <table:table-cell table:formula="of:=[.D1812]-[.B1812]" office:value-type="float" office:value="-0.152193999999994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9509.082031" calcext:value-type="float">
            <text:p>19509,1</text:p>
          </table:table-cell>
          <table:table-cell office:value-type="float" office:value="-93.160637" calcext:value-type="float">
            <text:p>-93,2</text:p>
          </table:table-cell>
          <table:table-cell office:value-type="float" office:value="-85.801277" calcext:value-type="float">
            <text:p>-85,8</text:p>
          </table:table-cell>
          <table:table-cell table:formula="of:=[.C1813]-5.88" office:value-type="float" office:value="-91.681277" calcext:value-type="float">
            <text:p>-91,7</text:p>
          </table:table-cell>
          <table:table-cell table:formula="of:=[.D1813]-[.B1813]" office:value-type="float" office:value="1.47936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19519.848633" calcext:value-type="float">
            <text:p>19519,8</text:p>
          </table:table-cell>
          <table:table-cell office:value-type="float" office:value="-91.9785" calcext:value-type="float">
            <text:p>-92,0</text:p>
          </table:table-cell>
          <table:table-cell office:value-type="float" office:value="-90.448601" calcext:value-type="float">
            <text:p>-90,4</text:p>
          </table:table-cell>
          <table:table-cell table:formula="of:=[.C1814]-5.88" office:value-type="float" office:value="-96.328601" calcext:value-type="float">
            <text:p>-96,3</text:p>
          </table:table-cell>
          <table:table-cell table:formula="of:=[.D1814]-[.B1814]" office:value-type="float" office:value="-4.350101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19530.615234" calcext:value-type="float">
            <text:p>19530,6</text:p>
          </table:table-cell>
          <table:table-cell office:value-type="float" office:value="-89.615189" calcext:value-type="float">
            <text:p>-89,6</text:p>
          </table:table-cell>
          <table:table-cell office:value-type="float" office:value="-95.239212" calcext:value-type="float">
            <text:p>-95,2</text:p>
          </table:table-cell>
          <table:table-cell table:formula="of:=[.C1815]-5.88" office:value-type="float" office:value="-101.119212" calcext:value-type="float">
            <text:p>-101,1</text:p>
          </table:table-cell>
          <table:table-cell table:formula="of:=[.D1815]-[.B1815]" office:value-type="float" office:value="-11.504023" calcext:value-type="float">
            <text:p>-11,5</text:p>
          </table:table-cell>
          <table:table-cell table:number-columns-repeated="1019"/>
        </table:table-row>
        <table:table-row table:style-name="ro1">
          <table:table-cell office:value-type="float" office:value="19541.381836" calcext:value-type="float">
            <text:p>19541,4</text:p>
          </table:table-cell>
          <table:table-cell office:value-type="float" office:value="-89.847496" calcext:value-type="float">
            <text:p>-89,8</text:p>
          </table:table-cell>
          <table:table-cell office:value-type="float" office:value="-91.180107" calcext:value-type="float">
            <text:p>-91,2</text:p>
          </table:table-cell>
          <table:table-cell table:formula="of:=[.C1816]-5.88" office:value-type="float" office:value="-97.060107" calcext:value-type="float">
            <text:p>-97,1</text:p>
          </table:table-cell>
          <table:table-cell table:formula="of:=[.D1816]-[.B1816]" office:value-type="float" office:value="-7.212611" calcext:value-type="float">
            <text:p>-7,2</text:p>
          </table:table-cell>
          <table:table-cell table:number-columns-repeated="1019"/>
        </table:table-row>
        <table:table-row table:style-name="ro1">
          <table:table-cell office:value-type="float" office:value="19552.148438" calcext:value-type="float">
            <text:p>19552,1</text:p>
          </table:table-cell>
          <table:table-cell office:value-type="float" office:value="-89.681168" calcext:value-type="float">
            <text:p>-89,7</text:p>
          </table:table-cell>
          <table:table-cell office:value-type="float" office:value="-87.805763" calcext:value-type="float">
            <text:p>-87,8</text:p>
          </table:table-cell>
          <table:table-cell table:formula="of:=[.C1817]-5.88" office:value-type="float" office:value="-93.685763" calcext:value-type="float">
            <text:p>-93,7</text:p>
          </table:table-cell>
          <table:table-cell table:formula="of:=[.D1817]-[.B1817]" office:value-type="float" office:value="-4.004595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9562.915039" calcext:value-type="float">
            <text:p>19562,9</text:p>
          </table:table-cell>
          <table:table-cell office:value-type="float" office:value="-92.413818" calcext:value-type="float">
            <text:p>-92,4</text:p>
          </table:table-cell>
          <table:table-cell office:value-type="float" office:value="-86.84539" calcext:value-type="float">
            <text:p>-86,8</text:p>
          </table:table-cell>
          <table:table-cell table:formula="of:=[.C1818]-5.88" office:value-type="float" office:value="-92.72539" calcext:value-type="float">
            <text:p>-92,7</text:p>
          </table:table-cell>
          <table:table-cell table:formula="of:=[.D1818]-[.B1818]" office:value-type="float" office:value="-0.311571999999984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19573.681641" calcext:value-type="float">
            <text:p>19573,7</text:p>
          </table:table-cell>
          <table:table-cell office:value-type="float" office:value="-91.938843" calcext:value-type="float">
            <text:p>-91,9</text:p>
          </table:table-cell>
          <table:table-cell office:value-type="float" office:value="-85.283127" calcext:value-type="float">
            <text:p>-85,3</text:p>
          </table:table-cell>
          <table:table-cell table:formula="of:=[.C1819]-5.88" office:value-type="float" office:value="-91.163127" calcext:value-type="float">
            <text:p>-91,2</text:p>
          </table:table-cell>
          <table:table-cell table:formula="of:=[.D1819]-[.B1819]" office:value-type="float" office:value="0.775716000000017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9584.448242" calcext:value-type="float">
            <text:p>19584,4</text:p>
          </table:table-cell>
          <table:table-cell office:value-type="float" office:value="-91.522285" calcext:value-type="float">
            <text:p>-91,5</text:p>
          </table:table-cell>
          <table:table-cell office:value-type="float" office:value="-87.788391" calcext:value-type="float">
            <text:p>-87,8</text:p>
          </table:table-cell>
          <table:table-cell table:formula="of:=[.C1820]-5.88" office:value-type="float" office:value="-93.668391" calcext:value-type="float">
            <text:p>-93,7</text:p>
          </table:table-cell>
          <table:table-cell table:formula="of:=[.D1820]-[.B1820]" office:value-type="float" office:value="-2.146106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19595.214844" calcext:value-type="float">
            <text:p>19595,2</text:p>
          </table:table-cell>
          <table:table-cell office:value-type="float" office:value="-91.784378" calcext:value-type="float">
            <text:p>-91,8</text:p>
          </table:table-cell>
          <table:table-cell office:value-type="float" office:value="-86.790741" calcext:value-type="float">
            <text:p>-86,8</text:p>
          </table:table-cell>
          <table:table-cell table:formula="of:=[.C1821]-5.88" office:value-type="float" office:value="-92.670741" calcext:value-type="float">
            <text:p>-92,7</text:p>
          </table:table-cell>
          <table:table-cell table:formula="of:=[.D1821]-[.B1821]" office:value-type="float" office:value="-0.886362999999989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9605.981445" calcext:value-type="float">
            <text:p>19606,0</text:p>
          </table:table-cell>
          <table:table-cell office:value-type="float" office:value="-90.206085" calcext:value-type="float">
            <text:p>-90,2</text:p>
          </table:table-cell>
          <table:table-cell office:value-type="float" office:value="-86.857742" calcext:value-type="float">
            <text:p>-86,9</text:p>
          </table:table-cell>
          <table:table-cell table:formula="of:=[.C1822]-5.88" office:value-type="float" office:value="-92.737742" calcext:value-type="float">
            <text:p>-92,7</text:p>
          </table:table-cell>
          <table:table-cell table:formula="of:=[.D1822]-[.B1822]" office:value-type="float" office:value="-2.531657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19616.748047" calcext:value-type="float">
            <text:p>19616,7</text:p>
          </table:table-cell>
          <table:table-cell office:value-type="float" office:value="-89.580223" calcext:value-type="float">
            <text:p>-89,6</text:p>
          </table:table-cell>
          <table:table-cell office:value-type="float" office:value="-85.954803" calcext:value-type="float">
            <text:p>-86,0</text:p>
          </table:table-cell>
          <table:table-cell table:formula="of:=[.C1823]-5.88" office:value-type="float" office:value="-91.834803" calcext:value-type="float">
            <text:p>-91,8</text:p>
          </table:table-cell>
          <table:table-cell table:formula="of:=[.D1823]-[.B1823]" office:value-type="float" office:value="-2.25457999999999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9627.514648" calcext:value-type="float">
            <text:p>19627,5</text:p>
          </table:table-cell>
          <table:table-cell office:value-type="float" office:value="-89.180847" calcext:value-type="float">
            <text:p>-89,2</text:p>
          </table:table-cell>
          <table:table-cell office:value-type="float" office:value="-88.493477" calcext:value-type="float">
            <text:p>-88,5</text:p>
          </table:table-cell>
          <table:table-cell table:formula="of:=[.C1824]-5.88" office:value-type="float" office:value="-94.373477" calcext:value-type="float">
            <text:p>-94,4</text:p>
          </table:table-cell>
          <table:table-cell table:formula="of:=[.D1824]-[.B1824]" office:value-type="float" office:value="-5.192629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9638.28125" calcext:value-type="float">
            <text:p>19638,3</text:p>
          </table:table-cell>
          <table:table-cell office:value-type="float" office:value="-92.723724" calcext:value-type="float">
            <text:p>-92,7</text:p>
          </table:table-cell>
          <table:table-cell office:value-type="float" office:value="-90.501526" calcext:value-type="float">
            <text:p>-90,5</text:p>
          </table:table-cell>
          <table:table-cell table:formula="of:=[.C1825]-5.88" office:value-type="float" office:value="-96.381526" calcext:value-type="float">
            <text:p>-96,4</text:p>
          </table:table-cell>
          <table:table-cell table:formula="of:=[.D1825]-[.B1825]" office:value-type="float" office:value="-3.657801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19649.047852" calcext:value-type="float">
            <text:p>19649,0</text:p>
          </table:table-cell>
          <table:table-cell office:value-type="float" office:value="-92.461868" calcext:value-type="float">
            <text:p>-92,5</text:p>
          </table:table-cell>
          <table:table-cell office:value-type="float" office:value="-87.548126" calcext:value-type="float">
            <text:p>-87,5</text:p>
          </table:table-cell>
          <table:table-cell table:formula="of:=[.C1826]-5.88" office:value-type="float" office:value="-93.428126" calcext:value-type="float">
            <text:p>-93,4</text:p>
          </table:table-cell>
          <table:table-cell table:formula="of:=[.D1826]-[.B1826]" office:value-type="float" office:value="-0.966257999999996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19659.814453" calcext:value-type="float">
            <text:p>19659,8</text:p>
          </table:table-cell>
          <table:table-cell office:value-type="float" office:value="-91.711113" calcext:value-type="float">
            <text:p>-91,7</text:p>
          </table:table-cell>
          <table:table-cell office:value-type="float" office:value="-87.215477" calcext:value-type="float">
            <text:p>-87,2</text:p>
          </table:table-cell>
          <table:table-cell table:formula="of:=[.C1827]-5.88" office:value-type="float" office:value="-93.095477" calcext:value-type="float">
            <text:p>-93,1</text:p>
          </table:table-cell>
          <table:table-cell table:formula="of:=[.D1827]-[.B1827]" office:value-type="float" office:value="-1.38436400000001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9670.581055" calcext:value-type="float">
            <text:p>19670,6</text:p>
          </table:table-cell>
          <table:table-cell office:value-type="float" office:value="-88.731079" calcext:value-type="float">
            <text:p>-88,7</text:p>
          </table:table-cell>
          <table:table-cell office:value-type="float" office:value="-84.120232" calcext:value-type="float">
            <text:p>-84,1</text:p>
          </table:table-cell>
          <table:table-cell table:formula="of:=[.C1828]-5.88" office:value-type="float" office:value="-90.000232" calcext:value-type="float">
            <text:p>-90,0</text:p>
          </table:table-cell>
          <table:table-cell table:formula="of:=[.D1828]-[.B1828]" office:value-type="float" office:value="-1.269153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9681.347656" calcext:value-type="float">
            <text:p>19681,3</text:p>
          </table:table-cell>
          <table:table-cell office:value-type="float" office:value="-87.614059" calcext:value-type="float">
            <text:p>-87,6</text:p>
          </table:table-cell>
          <table:table-cell office:value-type="float" office:value="-84.473259" calcext:value-type="float">
            <text:p>-84,5</text:p>
          </table:table-cell>
          <table:table-cell table:formula="of:=[.C1829]-5.88" office:value-type="float" office:value="-90.353259" calcext:value-type="float">
            <text:p>-90,4</text:p>
          </table:table-cell>
          <table:table-cell table:formula="of:=[.D1829]-[.B1829]" office:value-type="float" office:value="-2.7392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19692.114258" calcext:value-type="float">
            <text:p>19692,1</text:p>
          </table:table-cell>
          <table:table-cell office:value-type="float" office:value="-94.287033" calcext:value-type="float">
            <text:p>-94,3</text:p>
          </table:table-cell>
          <table:table-cell office:value-type="float" office:value="-89.947067" calcext:value-type="float">
            <text:p>-89,9</text:p>
          </table:table-cell>
          <table:table-cell table:formula="of:=[.C1830]-5.88" office:value-type="float" office:value="-95.827067" calcext:value-type="float">
            <text:p>-95,8</text:p>
          </table:table-cell>
          <table:table-cell table:formula="of:=[.D1830]-[.B1830]" office:value-type="float" office:value="-1.54003400000001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9702.880859" calcext:value-type="float">
            <text:p>19702,9</text:p>
          </table:table-cell>
          <table:table-cell office:value-type="float" office:value="-95.138245" calcext:value-type="float">
            <text:p>-95,1</text:p>
          </table:table-cell>
          <table:table-cell office:value-type="float" office:value="-90.57869" calcext:value-type="float">
            <text:p>-90,6</text:p>
          </table:table-cell>
          <table:table-cell table:formula="of:=[.C1831]-5.88" office:value-type="float" office:value="-96.45869" calcext:value-type="float">
            <text:p>-96,5</text:p>
          </table:table-cell>
          <table:table-cell table:formula="of:=[.D1831]-[.B1831]" office:value-type="float" office:value="-1.32044499999999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19713.647461" calcext:value-type="float">
            <text:p>19713,6</text:p>
          </table:table-cell>
          <table:table-cell office:value-type="float" office:value="-94.993286" calcext:value-type="float">
            <text:p>-95,0</text:p>
          </table:table-cell>
          <table:table-cell office:value-type="float" office:value="-90.939514" calcext:value-type="float">
            <text:p>-90,9</text:p>
          </table:table-cell>
          <table:table-cell table:formula="of:=[.C1832]-5.88" office:value-type="float" office:value="-96.819514" calcext:value-type="float">
            <text:p>-96,8</text:p>
          </table:table-cell>
          <table:table-cell table:formula="of:=[.D1832]-[.B1832]" office:value-type="float" office:value="-1.826228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9724.414062" calcext:value-type="float">
            <text:p>19724,4</text:p>
          </table:table-cell>
          <table:table-cell office:value-type="float" office:value="-94.003113" calcext:value-type="float">
            <text:p>-94,0</text:p>
          </table:table-cell>
          <table:table-cell office:value-type="float" office:value="-90.308205" calcext:value-type="float">
            <text:p>-90,3</text:p>
          </table:table-cell>
          <table:table-cell table:formula="of:=[.C1833]-5.88" office:value-type="float" office:value="-96.188205" calcext:value-type="float">
            <text:p>-96,2</text:p>
          </table:table-cell>
          <table:table-cell table:formula="of:=[.D1833]-[.B1833]" office:value-type="float" office:value="-2.185092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19735.180664" calcext:value-type="float">
            <text:p>19735,2</text:p>
          </table:table-cell>
          <table:table-cell office:value-type="float" office:value="-93.231071" calcext:value-type="float">
            <text:p>-93,2</text:p>
          </table:table-cell>
          <table:table-cell office:value-type="float" office:value="-90.41951" calcext:value-type="float">
            <text:p>-90,4</text:p>
          </table:table-cell>
          <table:table-cell table:formula="of:=[.C1834]-5.88" office:value-type="float" office:value="-96.29951" calcext:value-type="float">
            <text:p>-96,3</text:p>
          </table:table-cell>
          <table:table-cell table:formula="of:=[.D1834]-[.B1834]" office:value-type="float" office:value="-3.06843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19745.947266" calcext:value-type="float">
            <text:p>19745,9</text:p>
          </table:table-cell>
          <table:table-cell office:value-type="float" office:value="-93.445297" calcext:value-type="float">
            <text:p>-93,4</text:p>
          </table:table-cell>
          <table:table-cell office:value-type="float" office:value="-90.995346" calcext:value-type="float">
            <text:p>-91,0</text:p>
          </table:table-cell>
          <table:table-cell table:formula="of:=[.C1835]-5.88" office:value-type="float" office:value="-96.875346" calcext:value-type="float">
            <text:p>-96,9</text:p>
          </table:table-cell>
          <table:table-cell table:formula="of:=[.D1835]-[.B1835]" office:value-type="float" office:value="-3.43004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19756.713867" calcext:value-type="float">
            <text:p>19756,7</text:p>
          </table:table-cell>
          <table:table-cell office:value-type="float" office:value="-92.116241" calcext:value-type="float">
            <text:p>-92,1</text:p>
          </table:table-cell>
          <table:table-cell office:value-type="float" office:value="-86.997398" calcext:value-type="float">
            <text:p>-87,0</text:p>
          </table:table-cell>
          <table:table-cell table:formula="of:=[.C1836]-5.88" office:value-type="float" office:value="-92.877398" calcext:value-type="float">
            <text:p>-92,9</text:p>
          </table:table-cell>
          <table:table-cell table:formula="of:=[.D1836]-[.B1836]" office:value-type="float" office:value="-0.76115699999999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9767.480469" calcext:value-type="float">
            <text:p>19767,5</text:p>
          </table:table-cell>
          <table:table-cell office:value-type="float" office:value="-93.366219" calcext:value-type="float">
            <text:p>-93,4</text:p>
          </table:table-cell>
          <table:table-cell office:value-type="float" office:value="-85.381493" calcext:value-type="float">
            <text:p>-85,4</text:p>
          </table:table-cell>
          <table:table-cell table:formula="of:=[.C1837]-5.88" office:value-type="float" office:value="-91.261493" calcext:value-type="float">
            <text:p>-91,3</text:p>
          </table:table-cell>
          <table:table-cell table:formula="of:=[.D1837]-[.B1837]" office:value-type="float" office:value="2.104726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19778.24707" calcext:value-type="float">
            <text:p>19778,2</text:p>
          </table:table-cell>
          <table:table-cell office:value-type="float" office:value="-93.09153" calcext:value-type="float">
            <text:p>-93,1</text:p>
          </table:table-cell>
          <table:table-cell office:value-type="float" office:value="-88.132378" calcext:value-type="float">
            <text:p>-88,1</text:p>
          </table:table-cell>
          <table:table-cell table:formula="of:=[.C1838]-5.88" office:value-type="float" office:value="-94.012378" calcext:value-type="float">
            <text:p>-94,0</text:p>
          </table:table-cell>
          <table:table-cell table:formula="of:=[.D1838]-[.B1838]" office:value-type="float" office:value="-0.920847999999992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19789.013672" calcext:value-type="float">
            <text:p>19789,0</text:p>
          </table:table-cell>
          <table:table-cell office:value-type="float" office:value="-92.13633" calcext:value-type="float">
            <text:p>-92,1</text:p>
          </table:table-cell>
          <table:table-cell office:value-type="float" office:value="-90.870773" calcext:value-type="float">
            <text:p>-90,9</text:p>
          </table:table-cell>
          <table:table-cell table:formula="of:=[.C1839]-5.88" office:value-type="float" office:value="-96.750773" calcext:value-type="float">
            <text:p>-96,8</text:p>
          </table:table-cell>
          <table:table-cell table:formula="of:=[.D1839]-[.B1839]" office:value-type="float" office:value="-4.614442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19799.780273" calcext:value-type="float">
            <text:p>19799,8</text:p>
          </table:table-cell>
          <table:table-cell office:value-type="float" office:value="-91.609573" calcext:value-type="float">
            <text:p>-91,6</text:p>
          </table:table-cell>
          <table:table-cell office:value-type="float" office:value="-88.566216" calcext:value-type="float">
            <text:p>-88,6</text:p>
          </table:table-cell>
          <table:table-cell table:formula="of:=[.C1840]-5.88" office:value-type="float" office:value="-94.446216" calcext:value-type="float">
            <text:p>-94,4</text:p>
          </table:table-cell>
          <table:table-cell table:formula="of:=[.D1840]-[.B1840]" office:value-type="float" office:value="-2.836643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19810.546875" calcext:value-type="float">
            <text:p>19810,5</text:p>
          </table:table-cell>
          <table:table-cell office:value-type="float" office:value="-92.21524" calcext:value-type="float">
            <text:p>-92,2</text:p>
          </table:table-cell>
          <table:table-cell office:value-type="float" office:value="-90.224945" calcext:value-type="float">
            <text:p>-90,2</text:p>
          </table:table-cell>
          <table:table-cell table:formula="of:=[.C1841]-5.88" office:value-type="float" office:value="-96.104945" calcext:value-type="float">
            <text:p>-96,1</text:p>
          </table:table-cell>
          <table:table-cell table:formula="of:=[.D1841]-[.B1841]" office:value-type="float" office:value="-3.88970500000001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19821.313477" calcext:value-type="float">
            <text:p>19821,3</text:p>
          </table:table-cell>
          <table:table-cell office:value-type="float" office:value="-93.857613" calcext:value-type="float">
            <text:p>-93,9</text:p>
          </table:table-cell>
          <table:table-cell office:value-type="float" office:value="-89.687035" calcext:value-type="float">
            <text:p>-89,7</text:p>
          </table:table-cell>
          <table:table-cell table:formula="of:=[.C1842]-5.88" office:value-type="float" office:value="-95.567035" calcext:value-type="float">
            <text:p>-95,6</text:p>
          </table:table-cell>
          <table:table-cell table:formula="of:=[.D1842]-[.B1842]" office:value-type="float" office:value="-1.70942199999999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19832.080078" calcext:value-type="float">
            <text:p>19832,1</text:p>
          </table:table-cell>
          <table:table-cell office:value-type="float" office:value="-95.083862" calcext:value-type="float">
            <text:p>-95,1</text:p>
          </table:table-cell>
          <table:table-cell office:value-type="float" office:value="-91.520172" calcext:value-type="float">
            <text:p>-91,5</text:p>
          </table:table-cell>
          <table:table-cell table:formula="of:=[.C1843]-5.88" office:value-type="float" office:value="-97.400172" calcext:value-type="float">
            <text:p>-97,4</text:p>
          </table:table-cell>
          <table:table-cell table:formula="of:=[.D1843]-[.B1843]" office:value-type="float" office:value="-2.31631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19842.84668" calcext:value-type="float">
            <text:p>19842,8</text:p>
          </table:table-cell>
          <table:table-cell office:value-type="float" office:value="-94.954384" calcext:value-type="float">
            <text:p>-95,0</text:p>
          </table:table-cell>
          <table:table-cell office:value-type="float" office:value="-90.840858" calcext:value-type="float">
            <text:p>-90,8</text:p>
          </table:table-cell>
          <table:table-cell table:formula="of:=[.C1844]-5.88" office:value-type="float" office:value="-96.720858" calcext:value-type="float">
            <text:p>-96,7</text:p>
          </table:table-cell>
          <table:table-cell table:formula="of:=[.D1844]-[.B1844]" office:value-type="float" office:value="-1.766473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19853.613281" calcext:value-type="float">
            <text:p>19853,6</text:p>
          </table:table-cell>
          <table:table-cell office:value-type="float" office:value="-96.03289" calcext:value-type="float">
            <text:p>-96,0</text:p>
          </table:table-cell>
          <table:table-cell office:value-type="float" office:value="-92.091202" calcext:value-type="float">
            <text:p>-92,1</text:p>
          </table:table-cell>
          <table:table-cell table:formula="of:=[.C1845]-5.88" office:value-type="float" office:value="-97.971202" calcext:value-type="float">
            <text:p>-98,0</text:p>
          </table:table-cell>
          <table:table-cell table:formula="of:=[.D1845]-[.B1845]" office:value-type="float" office:value="-1.938312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9864.379883" calcext:value-type="float">
            <text:p>19864,4</text:p>
          </table:table-cell>
          <table:table-cell office:value-type="float" office:value="-94.192787" calcext:value-type="float">
            <text:p>-94,2</text:p>
          </table:table-cell>
          <table:table-cell office:value-type="float" office:value="-90.345451" calcext:value-type="float">
            <text:p>-90,3</text:p>
          </table:table-cell>
          <table:table-cell table:formula="of:=[.C1846]-5.88" office:value-type="float" office:value="-96.225451" calcext:value-type="float">
            <text:p>-96,2</text:p>
          </table:table-cell>
          <table:table-cell table:formula="of:=[.D1846]-[.B1846]" office:value-type="float" office:value="-2.032664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19875.146484" calcext:value-type="float">
            <text:p>19875,1</text:p>
          </table:table-cell>
          <table:table-cell office:value-type="float" office:value="-93.347198" calcext:value-type="float">
            <text:p>-93,3</text:p>
          </table:table-cell>
          <table:table-cell office:value-type="float" office:value="-88.885933" calcext:value-type="float">
            <text:p>-88,9</text:p>
          </table:table-cell>
          <table:table-cell table:formula="of:=[.C1847]-5.88" office:value-type="float" office:value="-94.765933" calcext:value-type="float">
            <text:p>-94,8</text:p>
          </table:table-cell>
          <table:table-cell table:formula="of:=[.D1847]-[.B1847]" office:value-type="float" office:value="-1.41873499999998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19885.913086" calcext:value-type="float">
            <text:p>19885,9</text:p>
          </table:table-cell>
          <table:table-cell office:value-type="float" office:value="-92.871048" calcext:value-type="float">
            <text:p>-92,9</text:p>
          </table:table-cell>
          <table:table-cell office:value-type="float" office:value="-89.394272" calcext:value-type="float">
            <text:p>-89,4</text:p>
          </table:table-cell>
          <table:table-cell table:formula="of:=[.C1848]-5.88" office:value-type="float" office:value="-95.274272" calcext:value-type="float">
            <text:p>-95,3</text:p>
          </table:table-cell>
          <table:table-cell table:formula="of:=[.D1848]-[.B1848]" office:value-type="float" office:value="-2.403223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19896.679688" calcext:value-type="float">
            <text:p>19896,7</text:p>
          </table:table-cell>
          <table:table-cell office:value-type="float" office:value="-92.28775" calcext:value-type="float">
            <text:p>-92,3</text:p>
          </table:table-cell>
          <table:table-cell office:value-type="float" office:value="-91.63121" calcext:value-type="float">
            <text:p>-91,6</text:p>
          </table:table-cell>
          <table:table-cell table:formula="of:=[.C1849]-5.88" office:value-type="float" office:value="-97.51121" calcext:value-type="float">
            <text:p>-97,5</text:p>
          </table:table-cell>
          <table:table-cell table:formula="of:=[.D1849]-[.B1849]" office:value-type="float" office:value="-5.22345999999999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19907.446289" calcext:value-type="float">
            <text:p>19907,4</text:p>
          </table:table-cell>
          <table:table-cell office:value-type="float" office:value="-93.924622" calcext:value-type="float">
            <text:p>-93,9</text:p>
          </table:table-cell>
          <table:table-cell office:value-type="float" office:value="-89.498886" calcext:value-type="float">
            <text:p>-89,5</text:p>
          </table:table-cell>
          <table:table-cell table:formula="of:=[.C1850]-5.88" office:value-type="float" office:value="-95.378886" calcext:value-type="float">
            <text:p>-95,4</text:p>
          </table:table-cell>
          <table:table-cell table:formula="of:=[.D1850]-[.B1850]" office:value-type="float" office:value="-1.454264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19918.212891" calcext:value-type="float">
            <text:p>19918,2</text:p>
          </table:table-cell>
          <table:table-cell office:value-type="float" office:value="-94.037109" calcext:value-type="float">
            <text:p>-94,0</text:p>
          </table:table-cell>
          <table:table-cell office:value-type="float" office:value="-88.760887" calcext:value-type="float">
            <text:p>-88,8</text:p>
          </table:table-cell>
          <table:table-cell table:formula="of:=[.C1851]-5.88" office:value-type="float" office:value="-94.640887" calcext:value-type="float">
            <text:p>-94,6</text:p>
          </table:table-cell>
          <table:table-cell table:formula="of:=[.D1851]-[.B1851]" office:value-type="float" office:value="-0.603777999999991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19928.979492" calcext:value-type="float">
            <text:p>19929,0</text:p>
          </table:table-cell>
          <table:table-cell office:value-type="float" office:value="-94.485664" calcext:value-type="float">
            <text:p>-94,5</text:p>
          </table:table-cell>
          <table:table-cell office:value-type="float" office:value="-89.442581" calcext:value-type="float">
            <text:p>-89,4</text:p>
          </table:table-cell>
          <table:table-cell table:formula="of:=[.C1852]-5.88" office:value-type="float" office:value="-95.322581" calcext:value-type="float">
            <text:p>-95,3</text:p>
          </table:table-cell>
          <table:table-cell table:formula="of:=[.D1852]-[.B1852]" office:value-type="float" office:value="-0.836917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19939.746094" calcext:value-type="float">
            <text:p>19939,7</text:p>
          </table:table-cell>
          <table:table-cell office:value-type="float" office:value="-94.685532" calcext:value-type="float">
            <text:p>-94,7</text:p>
          </table:table-cell>
          <table:table-cell office:value-type="float" office:value="-89.007751" calcext:value-type="float">
            <text:p>-89,0</text:p>
          </table:table-cell>
          <table:table-cell table:formula="of:=[.C1853]-5.88" office:value-type="float" office:value="-94.887751" calcext:value-type="float">
            <text:p>-94,9</text:p>
          </table:table-cell>
          <table:table-cell table:formula="of:=[.D1853]-[.B1853]" office:value-type="float" office:value="-0.202218999999999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19950.512695" calcext:value-type="float">
            <text:p>19950,5</text:p>
          </table:table-cell>
          <table:table-cell office:value-type="float" office:value="-94.329941" calcext:value-type="float">
            <text:p>-94,3</text:p>
          </table:table-cell>
          <table:table-cell office:value-type="float" office:value="-90.387283" calcext:value-type="float">
            <text:p>-90,4</text:p>
          </table:table-cell>
          <table:table-cell table:formula="of:=[.C1854]-5.88" office:value-type="float" office:value="-96.267283" calcext:value-type="float">
            <text:p>-96,3</text:p>
          </table:table-cell>
          <table:table-cell table:formula="of:=[.D1854]-[.B1854]" office:value-type="float" office:value="-1.93734199999999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19961.279297" calcext:value-type="float">
            <text:p>19961,3</text:p>
          </table:table-cell>
          <table:table-cell office:value-type="float" office:value="-94.444778" calcext:value-type="float">
            <text:p>-94,4</text:p>
          </table:table-cell>
          <table:table-cell office:value-type="float" office:value="-92.580254" calcext:value-type="float">
            <text:p>-92,6</text:p>
          </table:table-cell>
          <table:table-cell table:formula="of:=[.C1855]-5.88" office:value-type="float" office:value="-98.460254" calcext:value-type="float">
            <text:p>-98,5</text:p>
          </table:table-cell>
          <table:table-cell table:formula="of:=[.D1855]-[.B1855]" office:value-type="float" office:value="-4.01547599999999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19972.045898" calcext:value-type="float">
            <text:p>19972,0</text:p>
          </table:table-cell>
          <table:table-cell office:value-type="float" office:value="-94.280045" calcext:value-type="float">
            <text:p>-94,3</text:p>
          </table:table-cell>
          <table:table-cell office:value-type="float" office:value="-88.28376" calcext:value-type="float">
            <text:p>-88,3</text:p>
          </table:table-cell>
          <table:table-cell table:formula="of:=[.C1856]-5.88" office:value-type="float" office:value="-94.16376" calcext:value-type="float">
            <text:p>-94,2</text:p>
          </table:table-cell>
          <table:table-cell table:formula="of:=[.D1856]-[.B1856]" office:value-type="float" office:value="0.116285000000005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19982.8125" calcext:value-type="float">
            <text:p>19982,8</text:p>
          </table:table-cell>
          <table:table-cell office:value-type="float" office:value="-93.651375" calcext:value-type="float">
            <text:p>-93,7</text:p>
          </table:table-cell>
          <table:table-cell office:value-type="float" office:value="-88.912926" calcext:value-type="float">
            <text:p>-88,9</text:p>
          </table:table-cell>
          <table:table-cell table:formula="of:=[.C1857]-5.88" office:value-type="float" office:value="-94.792926" calcext:value-type="float">
            <text:p>-94,8</text:p>
          </table:table-cell>
          <table:table-cell table:formula="of:=[.D1857]-[.B1857]" office:value-type="float" office:value="-1.141550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19993.579102" calcext:value-type="float">
            <text:p>19993,6</text:p>
          </table:table-cell>
          <table:table-cell office:value-type="float" office:value="-95.397919" calcext:value-type="float">
            <text:p>-95,4</text:p>
          </table:table-cell>
          <table:table-cell office:value-type="float" office:value="-90.06913" calcext:value-type="float">
            <text:p>-90,1</text:p>
          </table:table-cell>
          <table:table-cell table:formula="of:=[.C1858]-5.88" office:value-type="float" office:value="-95.94913" calcext:value-type="float">
            <text:p>-95,9</text:p>
          </table:table-cell>
          <table:table-cell table:formula="of:=[.D1858]-[.B1858]" office:value-type="float" office:value="-0.551210999999995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20004.345703" calcext:value-type="float">
            <text:p>20004,3</text:p>
          </table:table-cell>
          <table:table-cell office:value-type="float" office:value="-94.185318" calcext:value-type="float">
            <text:p>-94,2</text:p>
          </table:table-cell>
          <table:table-cell office:value-type="float" office:value="-89.687805" calcext:value-type="float">
            <text:p>-89,7</text:p>
          </table:table-cell>
          <table:table-cell table:formula="of:=[.C1859]-5.88" office:value-type="float" office:value="-95.567805" calcext:value-type="float">
            <text:p>-95,6</text:p>
          </table:table-cell>
          <table:table-cell table:formula="of:=[.D1859]-[.B1859]" office:value-type="float" office:value="-1.382487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20015.112305" calcext:value-type="float">
            <text:p>20015,1</text:p>
          </table:table-cell>
          <table:table-cell office:value-type="float" office:value="-91.579025" calcext:value-type="float">
            <text:p>-91,6</text:p>
          </table:table-cell>
          <table:table-cell office:value-type="float" office:value="-91.024742" calcext:value-type="float">
            <text:p>-91,0</text:p>
          </table:table-cell>
          <table:table-cell table:formula="of:=[.C1860]-5.88" office:value-type="float" office:value="-96.904742" calcext:value-type="float">
            <text:p>-96,9</text:p>
          </table:table-cell>
          <table:table-cell table:formula="of:=[.D1860]-[.B1860]" office:value-type="float" office:value="-5.325717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20025.878906" calcext:value-type="float">
            <text:p>20025,9</text:p>
          </table:table-cell>
          <table:table-cell office:value-type="float" office:value="-91.910576" calcext:value-type="float">
            <text:p>-91,9</text:p>
          </table:table-cell>
          <table:table-cell office:value-type="float" office:value="-88.264359" calcext:value-type="float">
            <text:p>-88,3</text:p>
          </table:table-cell>
          <table:table-cell table:formula="of:=[.C1861]-5.88" office:value-type="float" office:value="-94.144359" calcext:value-type="float">
            <text:p>-94,1</text:p>
          </table:table-cell>
          <table:table-cell table:formula="of:=[.D1861]-[.B1861]" office:value-type="float" office:value="-2.233782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20036.645508" calcext:value-type="float">
            <text:p>20036,6</text:p>
          </table:table-cell>
          <table:table-cell office:value-type="float" office:value="-94.945587" calcext:value-type="float">
            <text:p>-94,9</text:p>
          </table:table-cell>
          <table:table-cell office:value-type="float" office:value="-88.436134" calcext:value-type="float">
            <text:p>-88,4</text:p>
          </table:table-cell>
          <table:table-cell table:formula="of:=[.C1862]-5.88" office:value-type="float" office:value="-94.316134" calcext:value-type="float">
            <text:p>-94,3</text:p>
          </table:table-cell>
          <table:table-cell table:formula="of:=[.D1862]-[.B1862]" office:value-type="float" office:value="0.629453000000012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20047.412109" calcext:value-type="float">
            <text:p>20047,4</text:p>
          </table:table-cell>
          <table:table-cell office:value-type="float" office:value="-95.089226" calcext:value-type="float">
            <text:p>-95,1</text:p>
          </table:table-cell>
          <table:table-cell office:value-type="float" office:value="-88.537956" calcext:value-type="float">
            <text:p>-88,5</text:p>
          </table:table-cell>
          <table:table-cell table:formula="of:=[.C1863]-5.88" office:value-type="float" office:value="-94.417956" calcext:value-type="float">
            <text:p>-94,4</text:p>
          </table:table-cell>
          <table:table-cell table:formula="of:=[.D1863]-[.B1863]" office:value-type="float" office:value="0.671270000000007" calcext:value-type="float">
            <text:p>0,7</text:p>
          </table:table-cell>
          <table:table-cell table:number-columns-repeated="1019"/>
        </table:table-row>
        <table:table-row table:style-name="ro1">
          <table:table-cell office:value-type="float" office:value="20058.178711" calcext:value-type="float">
            <text:p>20058,2</text:p>
          </table:table-cell>
          <table:table-cell office:value-type="float" office:value="-94.516251" calcext:value-type="float">
            <text:p>-94,5</text:p>
          </table:table-cell>
          <table:table-cell office:value-type="float" office:value="-87.688988" calcext:value-type="float">
            <text:p>-87,7</text:p>
          </table:table-cell>
          <table:table-cell table:formula="of:=[.C1864]-5.88" office:value-type="float" office:value="-93.568988" calcext:value-type="float">
            <text:p>-93,6</text:p>
          </table:table-cell>
          <table:table-cell table:formula="of:=[.D1864]-[.B1864]" office:value-type="float" office:value="0.947263000000007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20068.945312" calcext:value-type="float">
            <text:p>20068,9</text:p>
          </table:table-cell>
          <table:table-cell office:value-type="float" office:value="-92.538147" calcext:value-type="float">
            <text:p>-92,5</text:p>
          </table:table-cell>
          <table:table-cell office:value-type="float" office:value="-91.767555" calcext:value-type="float">
            <text:p>-91,8</text:p>
          </table:table-cell>
          <table:table-cell table:formula="of:=[.C1865]-5.88" office:value-type="float" office:value="-97.647555" calcext:value-type="float">
            <text:p>-97,6</text:p>
          </table:table-cell>
          <table:table-cell table:formula="of:=[.D1865]-[.B1865]" office:value-type="float" office:value="-5.109408" calcext:value-type="float">
            <text:p>-5,1</text:p>
          </table:table-cell>
          <table:table-cell table:number-columns-repeated="1019"/>
        </table:table-row>
        <table:table-row table:style-name="ro1">
          <table:table-cell office:value-type="float" office:value="20079.711914" calcext:value-type="float">
            <text:p>20079,7</text:p>
          </table:table-cell>
          <table:table-cell office:value-type="float" office:value="-91.965996" calcext:value-type="float">
            <text:p>-92,0</text:p>
          </table:table-cell>
          <table:table-cell office:value-type="float" office:value="-90.918594" calcext:value-type="float">
            <text:p>-90,9</text:p>
          </table:table-cell>
          <table:table-cell table:formula="of:=[.C1866]-5.88" office:value-type="float" office:value="-96.798594" calcext:value-type="float">
            <text:p>-96,8</text:p>
          </table:table-cell>
          <table:table-cell table:formula="of:=[.D1866]-[.B1866]" office:value-type="float" office:value="-4.832597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20090.478516" calcext:value-type="float">
            <text:p>20090,5</text:p>
          </table:table-cell>
          <table:table-cell office:value-type="float" office:value="-92.601761" calcext:value-type="float">
            <text:p>-92,6</text:p>
          </table:table-cell>
          <table:table-cell office:value-type="float" office:value="-92.016273" calcext:value-type="float">
            <text:p>-92,0</text:p>
          </table:table-cell>
          <table:table-cell table:formula="of:=[.C1867]-5.88" office:value-type="float" office:value="-97.896273" calcext:value-type="float">
            <text:p>-97,9</text:p>
          </table:table-cell>
          <table:table-cell table:formula="of:=[.D1867]-[.B1867]" office:value-type="float" office:value="-5.294512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20101.245117" calcext:value-type="float">
            <text:p>20101,2</text:p>
          </table:table-cell>
          <table:table-cell office:value-type="float" office:value="-93.519936" calcext:value-type="float">
            <text:p>-93,5</text:p>
          </table:table-cell>
          <table:table-cell office:value-type="float" office:value="-90.550003" calcext:value-type="float">
            <text:p>-90,6</text:p>
          </table:table-cell>
          <table:table-cell table:formula="of:=[.C1868]-5.88" office:value-type="float" office:value="-96.430003" calcext:value-type="float">
            <text:p>-96,4</text:p>
          </table:table-cell>
          <table:table-cell table:formula="of:=[.D1868]-[.B1868]" office:value-type="float" office:value="-2.910067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0112.011719" calcext:value-type="float">
            <text:p>20112,0</text:p>
          </table:table-cell>
          <table:table-cell office:value-type="float" office:value="-92.691307" calcext:value-type="float">
            <text:p>-92,7</text:p>
          </table:table-cell>
          <table:table-cell office:value-type="float" office:value="-89.892311" calcext:value-type="float">
            <text:p>-89,9</text:p>
          </table:table-cell>
          <table:table-cell table:formula="of:=[.C1869]-5.88" office:value-type="float" office:value="-95.772311" calcext:value-type="float">
            <text:p>-95,8</text:p>
          </table:table-cell>
          <table:table-cell table:formula="of:=[.D1869]-[.B1869]" office:value-type="float" office:value="-3.08100400000001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0122.77832" calcext:value-type="float">
            <text:p>20122,8</text:p>
          </table:table-cell>
          <table:table-cell office:value-type="float" office:value="-93.976562" calcext:value-type="float">
            <text:p>-94,0</text:p>
          </table:table-cell>
          <table:table-cell office:value-type="float" office:value="-88.083122" calcext:value-type="float">
            <text:p>-88,1</text:p>
          </table:table-cell>
          <table:table-cell table:formula="of:=[.C1870]-5.88" office:value-type="float" office:value="-93.963122" calcext:value-type="float">
            <text:p>-94,0</text:p>
          </table:table-cell>
          <table:table-cell table:formula="of:=[.D1870]-[.B1870]" office:value-type="float" office:value="0.0134400000000028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0133.544922" calcext:value-type="float">
            <text:p>20133,5</text:p>
          </table:table-cell>
          <table:table-cell office:value-type="float" office:value="-93.671173" calcext:value-type="float">
            <text:p>-93,7</text:p>
          </table:table-cell>
          <table:table-cell office:value-type="float" office:value="-88.662758" calcext:value-type="float">
            <text:p>-88,7</text:p>
          </table:table-cell>
          <table:table-cell table:formula="of:=[.C1871]-5.88" office:value-type="float" office:value="-94.542758" calcext:value-type="float">
            <text:p>-94,5</text:p>
          </table:table-cell>
          <table:table-cell table:formula="of:=[.D1871]-[.B1871]" office:value-type="float" office:value="-0.871584999999996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20144.311523" calcext:value-type="float">
            <text:p>20144,3</text:p>
          </table:table-cell>
          <table:table-cell office:value-type="float" office:value="-93.040878" calcext:value-type="float">
            <text:p>-93,0</text:p>
          </table:table-cell>
          <table:table-cell office:value-type="float" office:value="-88.989891" calcext:value-type="float">
            <text:p>-89,0</text:p>
          </table:table-cell>
          <table:table-cell table:formula="of:=[.C1872]-5.88" office:value-type="float" office:value="-94.869891" calcext:value-type="float">
            <text:p>-94,9</text:p>
          </table:table-cell>
          <table:table-cell table:formula="of:=[.D1872]-[.B1872]" office:value-type="float" office:value="-1.8290129999999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20155.078125" calcext:value-type="float">
            <text:p>20155,1</text:p>
          </table:table-cell>
          <table:table-cell office:value-type="float" office:value="-93.635651" calcext:value-type="float">
            <text:p>-93,6</text:p>
          </table:table-cell>
          <table:table-cell office:value-type="float" office:value="-88.889877" calcext:value-type="float">
            <text:p>-88,9</text:p>
          </table:table-cell>
          <table:table-cell table:formula="of:=[.C1873]-5.88" office:value-type="float" office:value="-94.769877" calcext:value-type="float">
            <text:p>-94,8</text:p>
          </table:table-cell>
          <table:table-cell table:formula="of:=[.D1873]-[.B1873]" office:value-type="float" office:value="-1.134226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20165.844727" calcext:value-type="float">
            <text:p>20165,8</text:p>
          </table:table-cell>
          <table:table-cell office:value-type="float" office:value="-93.855255" calcext:value-type="float">
            <text:p>-93,9</text:p>
          </table:table-cell>
          <table:table-cell office:value-type="float" office:value="-90.533249" calcext:value-type="float">
            <text:p>-90,5</text:p>
          </table:table-cell>
          <table:table-cell table:formula="of:=[.C1874]-5.88" office:value-type="float" office:value="-96.413249" calcext:value-type="float">
            <text:p>-96,4</text:p>
          </table:table-cell>
          <table:table-cell table:formula="of:=[.D1874]-[.B1874]" office:value-type="float" office:value="-2.557993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20176.611328" calcext:value-type="float">
            <text:p>20176,6</text:p>
          </table:table-cell>
          <table:table-cell office:value-type="float" office:value="-93.795601" calcext:value-type="float">
            <text:p>-93,8</text:p>
          </table:table-cell>
          <table:table-cell office:value-type="float" office:value="-87.882713" calcext:value-type="float">
            <text:p>-87,9</text:p>
          </table:table-cell>
          <table:table-cell table:formula="of:=[.C1875]-5.88" office:value-type="float" office:value="-93.762713" calcext:value-type="float">
            <text:p>-93,8</text:p>
          </table:table-cell>
          <table:table-cell table:formula="of:=[.D1875]-[.B1875]" office:value-type="float" office:value="0.032888000000014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0187.37793" calcext:value-type="float">
            <text:p>20187,4</text:p>
          </table:table-cell>
          <table:table-cell office:value-type="float" office:value="-93.176613" calcext:value-type="float">
            <text:p>-93,2</text:p>
          </table:table-cell>
          <table:table-cell office:value-type="float" office:value="-89.669518" calcext:value-type="float">
            <text:p>-89,7</text:p>
          </table:table-cell>
          <table:table-cell table:formula="of:=[.C1876]-5.88" office:value-type="float" office:value="-95.549518" calcext:value-type="float">
            <text:p>-95,5</text:p>
          </table:table-cell>
          <table:table-cell table:formula="of:=[.D1876]-[.B1876]" office:value-type="float" office:value="-2.372904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0198.144531" calcext:value-type="float">
            <text:p>20198,1</text:p>
          </table:table-cell>
          <table:table-cell office:value-type="float" office:value="-93.729919" calcext:value-type="float">
            <text:p>-93,7</text:p>
          </table:table-cell>
          <table:table-cell office:value-type="float" office:value="-89.911217" calcext:value-type="float">
            <text:p>-89,9</text:p>
          </table:table-cell>
          <table:table-cell table:formula="of:=[.C1877]-5.88" office:value-type="float" office:value="-95.791217" calcext:value-type="float">
            <text:p>-95,8</text:p>
          </table:table-cell>
          <table:table-cell table:formula="of:=[.D1877]-[.B1877]" office:value-type="float" office:value="-2.061297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20208.911133" calcext:value-type="float">
            <text:p>20208,9</text:p>
          </table:table-cell>
          <table:table-cell office:value-type="float" office:value="-92.103058" calcext:value-type="float">
            <text:p>-92,1</text:p>
          </table:table-cell>
          <table:table-cell office:value-type="float" office:value="-84.558739" calcext:value-type="float">
            <text:p>-84,6</text:p>
          </table:table-cell>
          <table:table-cell table:formula="of:=[.C1878]-5.88" office:value-type="float" office:value="-90.438739" calcext:value-type="float">
            <text:p>-90,4</text:p>
          </table:table-cell>
          <table:table-cell table:formula="of:=[.D1878]-[.B1878]" office:value-type="float" office:value="1.6643190000000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20219.677734" calcext:value-type="float">
            <text:p>20219,7</text:p>
          </table:table-cell>
          <table:table-cell office:value-type="float" office:value="-90.554222" calcext:value-type="float">
            <text:p>-90,6</text:p>
          </table:table-cell>
          <table:table-cell office:value-type="float" office:value="-84.257858" calcext:value-type="float">
            <text:p>-84,3</text:p>
          </table:table-cell>
          <table:table-cell table:formula="of:=[.C1879]-5.88" office:value-type="float" office:value="-90.137858" calcext:value-type="float">
            <text:p>-90,1</text:p>
          </table:table-cell>
          <table:table-cell table:formula="of:=[.D1879]-[.B1879]" office:value-type="float" office:value="0.416364000000002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20230.444336" calcext:value-type="float">
            <text:p>20230,4</text:p>
          </table:table-cell>
          <table:table-cell office:value-type="float" office:value="-90.274803" calcext:value-type="float">
            <text:p>-90,3</text:p>
          </table:table-cell>
          <table:table-cell office:value-type="float" office:value="-85.442619" calcext:value-type="float">
            <text:p>-85,4</text:p>
          </table:table-cell>
          <table:table-cell table:formula="of:=[.C1880]-5.88" office:value-type="float" office:value="-91.322619" calcext:value-type="float">
            <text:p>-91,3</text:p>
          </table:table-cell>
          <table:table-cell table:formula="of:=[.D1880]-[.B1880]" office:value-type="float" office:value="-1.04781599999998" calcext:value-type="float">
            <text:p>-1,0</text:p>
          </table:table-cell>
          <table:table-cell table:number-columns-repeated="1019"/>
        </table:table-row>
        <table:table-row table:style-name="ro1">
          <table:table-cell office:value-type="float" office:value="20241.210938" calcext:value-type="float">
            <text:p>20241,2</text:p>
          </table:table-cell>
          <table:table-cell office:value-type="float" office:value="-92.008766" calcext:value-type="float">
            <text:p>-92,0</text:p>
          </table:table-cell>
          <table:table-cell office:value-type="float" office:value="-88.119057" calcext:value-type="float">
            <text:p>-88,1</text:p>
          </table:table-cell>
          <table:table-cell table:formula="of:=[.C1881]-5.88" office:value-type="float" office:value="-93.999057" calcext:value-type="float">
            <text:p>-94,0</text:p>
          </table:table-cell>
          <table:table-cell table:formula="of:=[.D1881]-[.B1881]" office:value-type="float" office:value="-1.99029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20251.977539" calcext:value-type="float">
            <text:p>20252,0</text:p>
          </table:table-cell>
          <table:table-cell office:value-type="float" office:value="-92.591492" calcext:value-type="float">
            <text:p>-92,6</text:p>
          </table:table-cell>
          <table:table-cell office:value-type="float" office:value="-88.63205" calcext:value-type="float">
            <text:p>-88,6</text:p>
          </table:table-cell>
          <table:table-cell table:formula="of:=[.C1882]-5.88" office:value-type="float" office:value="-94.51205" calcext:value-type="float">
            <text:p>-94,5</text:p>
          </table:table-cell>
          <table:table-cell table:formula="of:=[.D1882]-[.B1882]" office:value-type="float" office:value="-1.920558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20262.744141" calcext:value-type="float">
            <text:p>20262,7</text:p>
          </table:table-cell>
          <table:table-cell office:value-type="float" office:value="-94.345322" calcext:value-type="float">
            <text:p>-94,3</text:p>
          </table:table-cell>
          <table:table-cell office:value-type="float" office:value="-90.860916" calcext:value-type="float">
            <text:p>-90,9</text:p>
          </table:table-cell>
          <table:table-cell table:formula="of:=[.C1883]-5.88" office:value-type="float" office:value="-96.740916" calcext:value-type="float">
            <text:p>-96,7</text:p>
          </table:table-cell>
          <table:table-cell table:formula="of:=[.D1883]-[.B1883]" office:value-type="float" office:value="-2.395594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0273.510742" calcext:value-type="float">
            <text:p>20273,5</text:p>
          </table:table-cell>
          <table:table-cell office:value-type="float" office:value="-94.701988" calcext:value-type="float">
            <text:p>-94,7</text:p>
          </table:table-cell>
          <table:table-cell office:value-type="float" office:value="-90.585037" calcext:value-type="float">
            <text:p>-90,6</text:p>
          </table:table-cell>
          <table:table-cell table:formula="of:=[.C1884]-5.88" office:value-type="float" office:value="-96.465037" calcext:value-type="float">
            <text:p>-96,5</text:p>
          </table:table-cell>
          <table:table-cell table:formula="of:=[.D1884]-[.B1884]" office:value-type="float" office:value="-1.763049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20284.277344" calcext:value-type="float">
            <text:p>20284,3</text:p>
          </table:table-cell>
          <table:table-cell office:value-type="float" office:value="-94.9515" calcext:value-type="float">
            <text:p>-95,0</text:p>
          </table:table-cell>
          <table:table-cell office:value-type="float" office:value="-91.903404" calcext:value-type="float">
            <text:p>-91,9</text:p>
          </table:table-cell>
          <table:table-cell table:formula="of:=[.C1885]-5.88" office:value-type="float" office:value="-97.783404" calcext:value-type="float">
            <text:p>-97,8</text:p>
          </table:table-cell>
          <table:table-cell table:formula="of:=[.D1885]-[.B1885]" office:value-type="float" office:value="-2.8319039999999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20295.043945" calcext:value-type="float">
            <text:p>20295,0</text:p>
          </table:table-cell>
          <table:table-cell office:value-type="float" office:value="-92.781815" calcext:value-type="float">
            <text:p>-92,8</text:p>
          </table:table-cell>
          <table:table-cell office:value-type="float" office:value="-95.480728" calcext:value-type="float">
            <text:p>-95,5</text:p>
          </table:table-cell>
          <table:table-cell table:formula="of:=[.C1886]-5.88" office:value-type="float" office:value="-101.360728" calcext:value-type="float">
            <text:p>-101,4</text:p>
          </table:table-cell>
          <table:table-cell table:formula="of:=[.D1886]-[.B1886]" office:value-type="float" office:value="-8.578913" calcext:value-type="float">
            <text:p>-8,6</text:p>
          </table:table-cell>
          <table:table-cell table:number-columns-repeated="1019"/>
        </table:table-row>
        <table:table-row table:style-name="ro1">
          <table:table-cell office:value-type="float" office:value="20305.810547" calcext:value-type="float">
            <text:p>20305,8</text:p>
          </table:table-cell>
          <table:table-cell office:value-type="float" office:value="-93.0186" calcext:value-type="float">
            <text:p>-93,0</text:p>
          </table:table-cell>
          <table:table-cell office:value-type="float" office:value="-91.398689" calcext:value-type="float">
            <text:p>-91,4</text:p>
          </table:table-cell>
          <table:table-cell table:formula="of:=[.C1887]-5.88" office:value-type="float" office:value="-97.278689" calcext:value-type="float">
            <text:p>-97,3</text:p>
          </table:table-cell>
          <table:table-cell table:formula="of:=[.D1887]-[.B1887]" office:value-type="float" office:value="-4.26008899999999" calcext:value-type="float">
            <text:p>-4,3</text:p>
          </table:table-cell>
          <table:table-cell table:number-columns-repeated="1019"/>
        </table:table-row>
        <table:table-row table:style-name="ro1">
          <table:table-cell office:value-type="float" office:value="20316.577148" calcext:value-type="float">
            <text:p>20316,6</text:p>
          </table:table-cell>
          <table:table-cell office:value-type="float" office:value="-93.299706" calcext:value-type="float">
            <text:p>-93,3</text:p>
          </table:table-cell>
          <table:table-cell office:value-type="float" office:value="-88.731628" calcext:value-type="float">
            <text:p>-88,7</text:p>
          </table:table-cell>
          <table:table-cell table:formula="of:=[.C1888]-5.88" office:value-type="float" office:value="-94.611628" calcext:value-type="float">
            <text:p>-94,6</text:p>
          </table:table-cell>
          <table:table-cell table:formula="of:=[.D1888]-[.B1888]" office:value-type="float" office:value="-1.311922" calcext:value-type="float">
            <text:p>-1,3</text:p>
          </table:table-cell>
          <table:table-cell table:number-columns-repeated="1019"/>
        </table:table-row>
        <table:table-row table:style-name="ro1">
          <table:table-cell office:value-type="float" office:value="20327.34375" calcext:value-type="float">
            <text:p>20327,3</text:p>
          </table:table-cell>
          <table:table-cell office:value-type="float" office:value="-93.274406" calcext:value-type="float">
            <text:p>-93,3</text:p>
          </table:table-cell>
          <table:table-cell office:value-type="float" office:value="-85.334808" calcext:value-type="float">
            <text:p>-85,3</text:p>
          </table:table-cell>
          <table:table-cell table:formula="of:=[.C1889]-5.88" office:value-type="float" office:value="-91.214808" calcext:value-type="float">
            <text:p>-91,2</text:p>
          </table:table-cell>
          <table:table-cell table:formula="of:=[.D1889]-[.B1889]" office:value-type="float" office:value="2.05959800000001" calcext:value-type="float">
            <text:p>2,1</text:p>
          </table:table-cell>
          <table:table-cell table:number-columns-repeated="1019"/>
        </table:table-row>
        <table:table-row table:style-name="ro1">
          <table:table-cell office:value-type="float" office:value="20338.110352" calcext:value-type="float">
            <text:p>20338,1</text:p>
          </table:table-cell>
          <table:table-cell office:value-type="float" office:value="-93.003403" calcext:value-type="float">
            <text:p>-93,0</text:p>
          </table:table-cell>
          <table:table-cell office:value-type="float" office:value="-85.999702" calcext:value-type="float">
            <text:p>-86,0</text:p>
          </table:table-cell>
          <table:table-cell table:formula="of:=[.C1890]-5.88" office:value-type="float" office:value="-91.879702" calcext:value-type="float">
            <text:p>-91,9</text:p>
          </table:table-cell>
          <table:table-cell table:formula="of:=[.D1890]-[.B1890]" office:value-type="float" office:value="1.1237010000000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float" office:value="20348.876953" calcext:value-type="float">
            <text:p>20348,9</text:p>
          </table:table-cell>
          <table:table-cell office:value-type="float" office:value="-89.782196" calcext:value-type="float">
            <text:p>-89,8</text:p>
          </table:table-cell>
          <table:table-cell office:value-type="float" office:value="-89.958702" calcext:value-type="float">
            <text:p>-90,0</text:p>
          </table:table-cell>
          <table:table-cell table:formula="of:=[.C1891]-5.88" office:value-type="float" office:value="-95.838702" calcext:value-type="float">
            <text:p>-95,8</text:p>
          </table:table-cell>
          <table:table-cell table:formula="of:=[.D1891]-[.B1891]" office:value-type="float" office:value="-6.056506" calcext:value-type="float">
            <text:p>-6,1</text:p>
          </table:table-cell>
          <table:table-cell table:number-columns-repeated="1019"/>
        </table:table-row>
        <table:table-row table:style-name="ro1">
          <table:table-cell office:value-type="float" office:value="20359.643555" calcext:value-type="float">
            <text:p>20359,6</text:p>
          </table:table-cell>
          <table:table-cell office:value-type="float" office:value="-89.116623" calcext:value-type="float">
            <text:p>-89,1</text:p>
          </table:table-cell>
          <table:table-cell office:value-type="float" office:value="-91.574562" calcext:value-type="float">
            <text:p>-91,6</text:p>
          </table:table-cell>
          <table:table-cell table:formula="of:=[.C1892]-5.88" office:value-type="float" office:value="-97.454562" calcext:value-type="float">
            <text:p>-97,5</text:p>
          </table:table-cell>
          <table:table-cell table:formula="of:=[.D1892]-[.B1892]" office:value-type="float" office:value="-8.33793899999999" calcext:value-type="float">
            <text:p>-8,3</text:p>
          </table:table-cell>
          <table:table-cell table:number-columns-repeated="1019"/>
        </table:table-row>
        <table:table-row table:style-name="ro1">
          <table:table-cell office:value-type="float" office:value="20370.410156" calcext:value-type="float">
            <text:p>20370,4</text:p>
          </table:table-cell>
          <table:table-cell office:value-type="float" office:value="-89.111107" calcext:value-type="float">
            <text:p>-89,1</text:p>
          </table:table-cell>
          <table:table-cell office:value-type="float" office:value="-89.724098" calcext:value-type="float">
            <text:p>-89,7</text:p>
          </table:table-cell>
          <table:table-cell table:formula="of:=[.C1893]-5.88" office:value-type="float" office:value="-95.604098" calcext:value-type="float">
            <text:p>-95,6</text:p>
          </table:table-cell>
          <table:table-cell table:formula="of:=[.D1893]-[.B1893]" office:value-type="float" office:value="-6.49299099999999" calcext:value-type="float">
            <text:p>-6,5</text:p>
          </table:table-cell>
          <table:table-cell table:number-columns-repeated="1019"/>
        </table:table-row>
        <table:table-row table:style-name="ro1">
          <table:table-cell office:value-type="float" office:value="20381.176758" calcext:value-type="float">
            <text:p>20381,2</text:p>
          </table:table-cell>
          <table:table-cell office:value-type="float" office:value="-91.029808" calcext:value-type="float">
            <text:p>-91,0</text:p>
          </table:table-cell>
          <table:table-cell office:value-type="float" office:value="-89.774963" calcext:value-type="float">
            <text:p>-89,8</text:p>
          </table:table-cell>
          <table:table-cell table:formula="of:=[.C1894]-5.88" office:value-type="float" office:value="-95.654963" calcext:value-type="float">
            <text:p>-95,7</text:p>
          </table:table-cell>
          <table:table-cell table:formula="of:=[.D1894]-[.B1894]" office:value-type="float" office:value="-4.62515499999999" calcext:value-type="float">
            <text:p>-4,6</text:p>
          </table:table-cell>
          <table:table-cell table:number-columns-repeated="1019"/>
        </table:table-row>
        <table:table-row table:style-name="ro1">
          <table:table-cell office:value-type="float" office:value="20391.943359" calcext:value-type="float">
            <text:p>20391,9</text:p>
          </table:table-cell>
          <table:table-cell office:value-type="float" office:value="-91.391327" calcext:value-type="float">
            <text:p>-91,4</text:p>
          </table:table-cell>
          <table:table-cell office:value-type="float" office:value="-91.467957" calcext:value-type="float">
            <text:p>-91,5</text:p>
          </table:table-cell>
          <table:table-cell table:formula="of:=[.C1895]-5.88" office:value-type="float" office:value="-97.347957" calcext:value-type="float">
            <text:p>-97,3</text:p>
          </table:table-cell>
          <table:table-cell table:formula="of:=[.D1895]-[.B1895]" office:value-type="float" office:value="-5.95662999999999" calcext:value-type="float">
            <text:p>-6,0</text:p>
          </table:table-cell>
          <table:table-cell table:number-columns-repeated="1019"/>
        </table:table-row>
        <table:table-row table:style-name="ro1">
          <table:table-cell office:value-type="float" office:value="20402.709961" calcext:value-type="float">
            <text:p>20402,7</text:p>
          </table:table-cell>
          <table:table-cell office:value-type="float" office:value="-91.520187" calcext:value-type="float">
            <text:p>-91,5</text:p>
          </table:table-cell>
          <table:table-cell office:value-type="float" office:value="-89.325317" calcext:value-type="float">
            <text:p>-89,3</text:p>
          </table:table-cell>
          <table:table-cell table:formula="of:=[.C1896]-5.88" office:value-type="float" office:value="-95.205317" calcext:value-type="float">
            <text:p>-95,2</text:p>
          </table:table-cell>
          <table:table-cell table:formula="of:=[.D1896]-[.B1896]" office:value-type="float" office:value="-3.685129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20413.476562" calcext:value-type="float">
            <text:p>20413,5</text:p>
          </table:table-cell>
          <table:table-cell office:value-type="float" office:value="-91.200706" calcext:value-type="float">
            <text:p>-91,2</text:p>
          </table:table-cell>
          <table:table-cell office:value-type="float" office:value="-92.370323" calcext:value-type="float">
            <text:p>-92,4</text:p>
          </table:table-cell>
          <table:table-cell table:formula="of:=[.C1897]-5.88" office:value-type="float" office:value="-98.250323" calcext:value-type="float">
            <text:p>-98,3</text:p>
          </table:table-cell>
          <table:table-cell table:formula="of:=[.D1897]-[.B1897]" office:value-type="float" office:value="-7.049617" calcext:value-type="float">
            <text:p>-7,0</text:p>
          </table:table-cell>
          <table:table-cell table:number-columns-repeated="1019"/>
        </table:table-row>
        <table:table-row table:style-name="ro1">
          <table:table-cell office:value-type="float" office:value="20424.243164" calcext:value-type="float">
            <text:p>20424,2</text:p>
          </table:table-cell>
          <table:table-cell office:value-type="float" office:value="-90.407593" calcext:value-type="float">
            <text:p>-90,4</text:p>
          </table:table-cell>
          <table:table-cell office:value-type="float" office:value="-91.263016" calcext:value-type="float">
            <text:p>-91,3</text:p>
          </table:table-cell>
          <table:table-cell table:formula="of:=[.C1898]-5.88" office:value-type="float" office:value="-97.143016" calcext:value-type="float">
            <text:p>-97,1</text:p>
          </table:table-cell>
          <table:table-cell table:formula="of:=[.D1898]-[.B1898]" office:value-type="float" office:value="-6.73542299999998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20435.009766" calcext:value-type="float">
            <text:p>20435,0</text:p>
          </table:table-cell>
          <table:table-cell office:value-type="float" office:value="-89.772659" calcext:value-type="float">
            <text:p>-89,8</text:p>
          </table:table-cell>
          <table:table-cell office:value-type="float" office:value="-87.295609" calcext:value-type="float">
            <text:p>-87,3</text:p>
          </table:table-cell>
          <table:table-cell table:formula="of:=[.C1899]-5.88" office:value-type="float" office:value="-93.175609" calcext:value-type="float">
            <text:p>-93,2</text:p>
          </table:table-cell>
          <table:table-cell table:formula="of:=[.D1899]-[.B1899]" office:value-type="float" office:value="-3.40294999999999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20445.776367" calcext:value-type="float">
            <text:p>20445,8</text:p>
          </table:table-cell>
          <table:table-cell office:value-type="float" office:value="-90.405273" calcext:value-type="float">
            <text:p>-90,4</text:p>
          </table:table-cell>
          <table:table-cell office:value-type="float" office:value="-87.907906" calcext:value-type="float">
            <text:p>-87,9</text:p>
          </table:table-cell>
          <table:table-cell table:formula="of:=[.C1900]-5.88" office:value-type="float" office:value="-93.787906" calcext:value-type="float">
            <text:p>-93,8</text:p>
          </table:table-cell>
          <table:table-cell table:formula="of:=[.D1900]-[.B1900]" office:value-type="float" office:value="-3.382633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20456.542969" calcext:value-type="float">
            <text:p>20456,5</text:p>
          </table:table-cell>
          <table:table-cell office:value-type="float" office:value="-91.996849" calcext:value-type="float">
            <text:p>-92,0</text:p>
          </table:table-cell>
          <table:table-cell office:value-type="float" office:value="-90.962273" calcext:value-type="float">
            <text:p>-91,0</text:p>
          </table:table-cell>
          <table:table-cell table:formula="of:=[.C1901]-5.88" office:value-type="float" office:value="-96.842273" calcext:value-type="float">
            <text:p>-96,8</text:p>
          </table:table-cell>
          <table:table-cell table:formula="of:=[.D1901]-[.B1901]" office:value-type="float" office:value="-4.84542399999999" calcext:value-type="float">
            <text:p>-4,8</text:p>
          </table:table-cell>
          <table:table-cell table:number-columns-repeated="1019"/>
        </table:table-row>
        <table:table-row table:style-name="ro1">
          <table:table-cell office:value-type="float" office:value="20467.30957" calcext:value-type="float">
            <text:p>20467,3</text:p>
          </table:table-cell>
          <table:table-cell office:value-type="float" office:value="-94.667526" calcext:value-type="float">
            <text:p>-94,7</text:p>
          </table:table-cell>
          <table:table-cell office:value-type="float" office:value="-92.343681" calcext:value-type="float">
            <text:p>-92,3</text:p>
          </table:table-cell>
          <table:table-cell table:formula="of:=[.C1902]-5.88" office:value-type="float" office:value="-98.223681" calcext:value-type="float">
            <text:p>-98,2</text:p>
          </table:table-cell>
          <table:table-cell table:formula="of:=[.D1902]-[.B1902]" office:value-type="float" office:value="-3.556155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20478.076172" calcext:value-type="float">
            <text:p>20478,1</text:p>
          </table:table-cell>
          <table:table-cell office:value-type="float" office:value="-93.953201" calcext:value-type="float">
            <text:p>-94,0</text:p>
          </table:table-cell>
          <table:table-cell office:value-type="float" office:value="-91.668106" calcext:value-type="float">
            <text:p>-91,7</text:p>
          </table:table-cell>
          <table:table-cell table:formula="of:=[.C1903]-5.88" office:value-type="float" office:value="-97.548106" calcext:value-type="float">
            <text:p>-97,5</text:p>
          </table:table-cell>
          <table:table-cell table:formula="of:=[.D1903]-[.B1903]" office:value-type="float" office:value="-3.594905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20488.842773" calcext:value-type="float">
            <text:p>20488,8</text:p>
          </table:table-cell>
          <table:table-cell office:value-type="float" office:value="-93.224556" calcext:value-type="float">
            <text:p>-93,2</text:p>
          </table:table-cell>
          <table:table-cell office:value-type="float" office:value="-88.003746" calcext:value-type="float">
            <text:p>-88,0</text:p>
          </table:table-cell>
          <table:table-cell table:formula="of:=[.C1904]-5.88" office:value-type="float" office:value="-93.883746" calcext:value-type="float">
            <text:p>-93,9</text:p>
          </table:table-cell>
          <table:table-cell table:formula="of:=[.D1904]-[.B1904]" office:value-type="float" office:value="-0.659189999999995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20499.609375" calcext:value-type="float">
            <text:p>20499,6</text:p>
          </table:table-cell>
          <table:table-cell office:value-type="float" office:value="-88.936974" calcext:value-type="float">
            <text:p>-88,9</text:p>
          </table:table-cell>
          <table:table-cell office:value-type="float" office:value="-84.945366" calcext:value-type="float">
            <text:p>-84,9</text:p>
          </table:table-cell>
          <table:table-cell table:formula="of:=[.C1905]-5.88" office:value-type="float" office:value="-90.825366" calcext:value-type="float">
            <text:p>-90,8</text:p>
          </table:table-cell>
          <table:table-cell table:formula="of:=[.D1905]-[.B1905]" office:value-type="float" office:value="-1.888392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20510.375977" calcext:value-type="float">
            <text:p>20510,4</text:p>
          </table:table-cell>
          <table:table-cell office:value-type="float" office:value="-90.066635" calcext:value-type="float">
            <text:p>-90,1</text:p>
          </table:table-cell>
          <table:table-cell office:value-type="float" office:value="-89.112785" calcext:value-type="float">
            <text:p>-89,1</text:p>
          </table:table-cell>
          <table:table-cell table:formula="of:=[.C1906]-5.88" office:value-type="float" office:value="-94.992785" calcext:value-type="float">
            <text:p>-95,0</text:p>
          </table:table-cell>
          <table:table-cell table:formula="of:=[.D1906]-[.B1906]" office:value-type="float" office:value="-4.92614999999999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20521.142578" calcext:value-type="float">
            <text:p>20521,1</text:p>
          </table:table-cell>
          <table:table-cell office:value-type="float" office:value="-92.360931" calcext:value-type="float">
            <text:p>-92,4</text:p>
          </table:table-cell>
          <table:table-cell office:value-type="float" office:value="-91.665855" calcext:value-type="float">
            <text:p>-91,7</text:p>
          </table:table-cell>
          <table:table-cell table:formula="of:=[.C1907]-5.88" office:value-type="float" office:value="-97.545855" calcext:value-type="float">
            <text:p>-97,5</text:p>
          </table:table-cell>
          <table:table-cell table:formula="of:=[.D1907]-[.B1907]" office:value-type="float" office:value="-5.184924" calcext:value-type="float">
            <text:p>-5,2</text:p>
          </table:table-cell>
          <table:table-cell table:number-columns-repeated="1019"/>
        </table:table-row>
        <table:table-row table:style-name="ro1">
          <table:table-cell office:value-type="float" office:value="20531.90918" calcext:value-type="float">
            <text:p>20531,9</text:p>
          </table:table-cell>
          <table:table-cell office:value-type="float" office:value="-92.467972" calcext:value-type="float">
            <text:p>-92,5</text:p>
          </table:table-cell>
          <table:table-cell office:value-type="float" office:value="-89.459549" calcext:value-type="float">
            <text:p>-89,5</text:p>
          </table:table-cell>
          <table:table-cell table:formula="of:=[.C1908]-5.88" office:value-type="float" office:value="-95.339549" calcext:value-type="float">
            <text:p>-95,3</text:p>
          </table:table-cell>
          <table:table-cell table:formula="of:=[.D1908]-[.B1908]" office:value-type="float" office:value="-2.871576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0542.675781" calcext:value-type="float">
            <text:p>20542,7</text:p>
          </table:table-cell>
          <table:table-cell office:value-type="float" office:value="-91.356125" calcext:value-type="float">
            <text:p>-91,4</text:p>
          </table:table-cell>
          <table:table-cell office:value-type="float" office:value="-88.583031" calcext:value-type="float">
            <text:p>-88,6</text:p>
          </table:table-cell>
          <table:table-cell table:formula="of:=[.C1909]-5.88" office:value-type="float" office:value="-94.463031" calcext:value-type="float">
            <text:p>-94,5</text:p>
          </table:table-cell>
          <table:table-cell table:formula="of:=[.D1909]-[.B1909]" office:value-type="float" office:value="-3.106905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0553.442383" calcext:value-type="float">
            <text:p>20553,4</text:p>
          </table:table-cell>
          <table:table-cell office:value-type="float" office:value="-94.012047" calcext:value-type="float">
            <text:p>-94,0</text:p>
          </table:table-cell>
          <table:table-cell office:value-type="float" office:value="-88.833282" calcext:value-type="float">
            <text:p>-88,8</text:p>
          </table:table-cell>
          <table:table-cell table:formula="of:=[.C1910]-5.88" office:value-type="float" office:value="-94.713282" calcext:value-type="float">
            <text:p>-94,7</text:p>
          </table:table-cell>
          <table:table-cell table:formula="of:=[.D1910]-[.B1910]" office:value-type="float" office:value="-0.701234999999997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20564.208984" calcext:value-type="float">
            <text:p>20564,2</text:p>
          </table:table-cell>
          <table:table-cell office:value-type="float" office:value="-93.425957" calcext:value-type="float">
            <text:p>-93,4</text:p>
          </table:table-cell>
          <table:table-cell office:value-type="float" office:value="-88.955673" calcext:value-type="float">
            <text:p>-89,0</text:p>
          </table:table-cell>
          <table:table-cell table:formula="of:=[.C1911]-5.88" office:value-type="float" office:value="-94.835673" calcext:value-type="float">
            <text:p>-94,8</text:p>
          </table:table-cell>
          <table:table-cell table:formula="of:=[.D1911]-[.B1911]" office:value-type="float" office:value="-1.409716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20574.975586" calcext:value-type="float">
            <text:p>20575,0</text:p>
          </table:table-cell>
          <table:table-cell office:value-type="float" office:value="-89.297279" calcext:value-type="float">
            <text:p>-89,3</text:p>
          </table:table-cell>
          <table:table-cell office:value-type="float" office:value="-86.321678" calcext:value-type="float">
            <text:p>-86,3</text:p>
          </table:table-cell>
          <table:table-cell table:formula="of:=[.C1912]-5.88" office:value-type="float" office:value="-92.201678" calcext:value-type="float">
            <text:p>-92,2</text:p>
          </table:table-cell>
          <table:table-cell table:formula="of:=[.D1912]-[.B1912]" office:value-type="float" office:value="-2.9043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0585.742188" calcext:value-type="float">
            <text:p>20585,7</text:p>
          </table:table-cell>
          <table:table-cell office:value-type="float" office:value="-89.413315" calcext:value-type="float">
            <text:p>-89,4</text:p>
          </table:table-cell>
          <table:table-cell office:value-type="float" office:value="-83.920082" calcext:value-type="float">
            <text:p>-83,9</text:p>
          </table:table-cell>
          <table:table-cell table:formula="of:=[.C1913]-5.88" office:value-type="float" office:value="-89.800082" calcext:value-type="float">
            <text:p>-89,8</text:p>
          </table:table-cell>
          <table:table-cell table:formula="of:=[.D1913]-[.B1913]" office:value-type="float" office:value="-0.386766999999992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20596.508789" calcext:value-type="float">
            <text:p>20596,5</text:p>
          </table:table-cell>
          <table:table-cell office:value-type="float" office:value="-91.483849" calcext:value-type="float">
            <text:p>-91,5</text:p>
          </table:table-cell>
          <table:table-cell office:value-type="float" office:value="-85.455688" calcext:value-type="float">
            <text:p>-85,5</text:p>
          </table:table-cell>
          <table:table-cell table:formula="of:=[.C1914]-5.88" office:value-type="float" office:value="-91.335688" calcext:value-type="float">
            <text:p>-91,3</text:p>
          </table:table-cell>
          <table:table-cell table:formula="of:=[.D1914]-[.B1914]" office:value-type="float" office:value="0.148161000000016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20607.275391" calcext:value-type="float">
            <text:p>20607,3</text:p>
          </table:table-cell>
          <table:table-cell office:value-type="float" office:value="-91.377396" calcext:value-type="float">
            <text:p>-91,4</text:p>
          </table:table-cell>
          <table:table-cell office:value-type="float" office:value="-88.122185" calcext:value-type="float">
            <text:p>-88,1</text:p>
          </table:table-cell>
          <table:table-cell table:formula="of:=[.C1915]-5.88" office:value-type="float" office:value="-94.002185" calcext:value-type="float">
            <text:p>-94,0</text:p>
          </table:table-cell>
          <table:table-cell table:formula="of:=[.D1915]-[.B1915]" office:value-type="float" office:value="-2.62478899999999" calcext:value-type="float">
            <text:p>-2,6</text:p>
          </table:table-cell>
          <table:table-cell table:number-columns-repeated="1019"/>
        </table:table-row>
        <table:table-row table:style-name="ro1">
          <table:table-cell office:value-type="float" office:value="20618.041992" calcext:value-type="float">
            <text:p>20618,0</text:p>
          </table:table-cell>
          <table:table-cell office:value-type="float" office:value="-90.247444" calcext:value-type="float">
            <text:p>-90,2</text:p>
          </table:table-cell>
          <table:table-cell office:value-type="float" office:value="-87.254829" calcext:value-type="float">
            <text:p>-87,3</text:p>
          </table:table-cell>
          <table:table-cell table:formula="of:=[.C1916]-5.88" office:value-type="float" office:value="-93.134829" calcext:value-type="float">
            <text:p>-93,1</text:p>
          </table:table-cell>
          <table:table-cell table:formula="of:=[.D1916]-[.B1916]" office:value-type="float" office:value="-2.887384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0628.808594" calcext:value-type="float">
            <text:p>20628,8</text:p>
          </table:table-cell>
          <table:table-cell office:value-type="float" office:value="-90.596535" calcext:value-type="float">
            <text:p>-90,6</text:p>
          </table:table-cell>
          <table:table-cell office:value-type="float" office:value="-88.84227" calcext:value-type="float">
            <text:p>-88,8</text:p>
          </table:table-cell>
          <table:table-cell table:formula="of:=[.C1917]-5.88" office:value-type="float" office:value="-94.72227" calcext:value-type="float">
            <text:p>-94,7</text:p>
          </table:table-cell>
          <table:table-cell table:formula="of:=[.D1917]-[.B1917]" office:value-type="float" office:value="-4.125734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20639.575195" calcext:value-type="float">
            <text:p>20639,6</text:p>
          </table:table-cell>
          <table:table-cell office:value-type="float" office:value="-90.2351" calcext:value-type="float">
            <text:p>-90,2</text:p>
          </table:table-cell>
          <table:table-cell office:value-type="float" office:value="-89.868134" calcext:value-type="float">
            <text:p>-89,9</text:p>
          </table:table-cell>
          <table:table-cell table:formula="of:=[.C1918]-5.88" office:value-type="float" office:value="-95.748134" calcext:value-type="float">
            <text:p>-95,7</text:p>
          </table:table-cell>
          <table:table-cell table:formula="of:=[.D1918]-[.B1918]" office:value-type="float" office:value="-5.51303399999999" calcext:value-type="float">
            <text:p>-5,5</text:p>
          </table:table-cell>
          <table:table-cell table:number-columns-repeated="1019"/>
        </table:table-row>
        <table:table-row table:style-name="ro1">
          <table:table-cell office:value-type="float" office:value="20650.341797" calcext:value-type="float">
            <text:p>20650,3</text:p>
          </table:table-cell>
          <table:table-cell office:value-type="float" office:value="-92.42852" calcext:value-type="float">
            <text:p>-92,4</text:p>
          </table:table-cell>
          <table:table-cell office:value-type="float" office:value="-91.49221" calcext:value-type="float">
            <text:p>-91,5</text:p>
          </table:table-cell>
          <table:table-cell table:formula="of:=[.C1919]-5.88" office:value-type="float" office:value="-97.37221" calcext:value-type="float">
            <text:p>-97,4</text:p>
          </table:table-cell>
          <table:table-cell table:formula="of:=[.D1919]-[.B1919]" office:value-type="float" office:value="-4.94368999999999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20661.108398" calcext:value-type="float">
            <text:p>20661,1</text:p>
          </table:table-cell>
          <table:table-cell office:value-type="float" office:value="-93.745468" calcext:value-type="float">
            <text:p>-93,7</text:p>
          </table:table-cell>
          <table:table-cell office:value-type="float" office:value="-90.412209" calcext:value-type="float">
            <text:p>-90,4</text:p>
          </table:table-cell>
          <table:table-cell table:formula="of:=[.C1920]-5.88" office:value-type="float" office:value="-96.292209" calcext:value-type="float">
            <text:p>-96,3</text:p>
          </table:table-cell>
          <table:table-cell table:formula="of:=[.D1920]-[.B1920]" office:value-type="float" office:value="-2.546741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0671.875" calcext:value-type="float">
            <text:p>20671,9</text:p>
          </table:table-cell>
          <table:table-cell office:value-type="float" office:value="-93.344955" calcext:value-type="float">
            <text:p>-93,3</text:p>
          </table:table-cell>
          <table:table-cell office:value-type="float" office:value="-89.495766" calcext:value-type="float">
            <text:p>-89,5</text:p>
          </table:table-cell>
          <table:table-cell table:formula="of:=[.C1921]-5.88" office:value-type="float" office:value="-95.375766" calcext:value-type="float">
            <text:p>-95,4</text:p>
          </table:table-cell>
          <table:table-cell table:formula="of:=[.D1921]-[.B1921]" office:value-type="float" office:value="-2.03081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20682.641602" calcext:value-type="float">
            <text:p>20682,6</text:p>
          </table:table-cell>
          <table:table-cell office:value-type="float" office:value="-94.224541" calcext:value-type="float">
            <text:p>-94,2</text:p>
          </table:table-cell>
          <table:table-cell office:value-type="float" office:value="-91.1782" calcext:value-type="float">
            <text:p>-91,2</text:p>
          </table:table-cell>
          <table:table-cell table:formula="of:=[.C1922]-5.88" office:value-type="float" office:value="-97.0582" calcext:value-type="float">
            <text:p>-97,1</text:p>
          </table:table-cell>
          <table:table-cell table:formula="of:=[.D1922]-[.B1922]" office:value-type="float" office:value="-2.833659" calcext:value-type="float">
            <text:p>-2,8</text:p>
          </table:table-cell>
          <table:table-cell table:number-columns-repeated="1019"/>
        </table:table-row>
        <table:table-row table:style-name="ro1">
          <table:table-cell office:value-type="float" office:value="20693.408203" calcext:value-type="float">
            <text:p>20693,4</text:p>
          </table:table-cell>
          <table:table-cell office:value-type="float" office:value="-94.284134" calcext:value-type="float">
            <text:p>-94,3</text:p>
          </table:table-cell>
          <table:table-cell office:value-type="float" office:value="-89.352951" calcext:value-type="float">
            <text:p>-89,4</text:p>
          </table:table-cell>
          <table:table-cell table:formula="of:=[.C1923]-5.88" office:value-type="float" office:value="-95.232951" calcext:value-type="float">
            <text:p>-95,2</text:p>
          </table:table-cell>
          <table:table-cell table:formula="of:=[.D1923]-[.B1923]" office:value-type="float" office:value="-0.948817000000005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20704.174805" calcext:value-type="float">
            <text:p>20704,2</text:p>
          </table:table-cell>
          <table:table-cell office:value-type="float" office:value="-93.994217" calcext:value-type="float">
            <text:p>-94,0</text:p>
          </table:table-cell>
          <table:table-cell office:value-type="float" office:value="-89.005173" calcext:value-type="float">
            <text:p>-89,0</text:p>
          </table:table-cell>
          <table:table-cell table:formula="of:=[.C1924]-5.88" office:value-type="float" office:value="-94.885173" calcext:value-type="float">
            <text:p>-94,9</text:p>
          </table:table-cell>
          <table:table-cell table:formula="of:=[.D1924]-[.B1924]" office:value-type="float" office:value="-0.890955999999989" calcext:value-type="float">
            <text:p>-0,9</text:p>
          </table:table-cell>
          <table:table-cell table:number-columns-repeated="1019"/>
        </table:table-row>
        <table:table-row table:style-name="ro1">
          <table:table-cell office:value-type="float" office:value="20714.941406" calcext:value-type="float">
            <text:p>20714,9</text:p>
          </table:table-cell>
          <table:table-cell office:value-type="float" office:value="-92.257423" calcext:value-type="float">
            <text:p>-92,3</text:p>
          </table:table-cell>
          <table:table-cell office:value-type="float" office:value="-90.117142" calcext:value-type="float">
            <text:p>-90,1</text:p>
          </table:table-cell>
          <table:table-cell table:formula="of:=[.C1925]-5.88" office:value-type="float" office:value="-95.997142" calcext:value-type="float">
            <text:p>-96,0</text:p>
          </table:table-cell>
          <table:table-cell table:formula="of:=[.D1925]-[.B1925]" office:value-type="float" office:value="-3.739718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20725.708008" calcext:value-type="float">
            <text:p>20725,7</text:p>
          </table:table-cell>
          <table:table-cell office:value-type="float" office:value="-94.366402" calcext:value-type="float">
            <text:p>-94,4</text:p>
          </table:table-cell>
          <table:table-cell office:value-type="float" office:value="-90.504883" calcext:value-type="float">
            <text:p>-90,5</text:p>
          </table:table-cell>
          <table:table-cell table:formula="of:=[.C1926]-5.88" office:value-type="float" office:value="-96.384883" calcext:value-type="float">
            <text:p>-96,4</text:p>
          </table:table-cell>
          <table:table-cell table:formula="of:=[.D1926]-[.B1926]" office:value-type="float" office:value="-2.01848100000001" calcext:value-type="float">
            <text:p>-2,0</text:p>
          </table:table-cell>
          <table:table-cell table:number-columns-repeated="1019"/>
        </table:table-row>
        <table:table-row table:style-name="ro1">
          <table:table-cell office:value-type="float" office:value="20736.474609" calcext:value-type="float">
            <text:p>20736,5</text:p>
          </table:table-cell>
          <table:table-cell office:value-type="float" office:value="-95.381111" calcext:value-type="float">
            <text:p>-95,4</text:p>
          </table:table-cell>
          <table:table-cell office:value-type="float" office:value="-89.957512" calcext:value-type="float">
            <text:p>-90,0</text:p>
          </table:table-cell>
          <table:table-cell table:formula="of:=[.C1927]-5.88" office:value-type="float" office:value="-95.837512" calcext:value-type="float">
            <text:p>-95,8</text:p>
          </table:table-cell>
          <table:table-cell table:formula="of:=[.D1927]-[.B1927]" office:value-type="float" office:value="-0.456400999999985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20747.241211" calcext:value-type="float">
            <text:p>20747,2</text:p>
          </table:table-cell>
          <table:table-cell office:value-type="float" office:value="-95.524033" calcext:value-type="float">
            <text:p>-95,5</text:p>
          </table:table-cell>
          <table:table-cell office:value-type="float" office:value="-90.395966" calcext:value-type="float">
            <text:p>-90,4</text:p>
          </table:table-cell>
          <table:table-cell table:formula="of:=[.C1928]-5.88" office:value-type="float" office:value="-96.275966" calcext:value-type="float">
            <text:p>-96,3</text:p>
          </table:table-cell>
          <table:table-cell table:formula="of:=[.D1928]-[.B1928]" office:value-type="float" office:value="-0.751932999999994" calcext:value-type="float">
            <text:p>-0,8</text:p>
          </table:table-cell>
          <table:table-cell table:number-columns-repeated="1019"/>
        </table:table-row>
        <table:table-row table:style-name="ro1">
          <table:table-cell office:value-type="float" office:value="20758.007812" calcext:value-type="float">
            <text:p>20758,0</text:p>
          </table:table-cell>
          <table:table-cell office:value-type="float" office:value="-96.816666" calcext:value-type="float">
            <text:p>-96,8</text:p>
          </table:table-cell>
          <table:table-cell office:value-type="float" office:value="-89.55291" calcext:value-type="float">
            <text:p>-89,6</text:p>
          </table:table-cell>
          <table:table-cell table:formula="of:=[.C1929]-5.88" office:value-type="float" office:value="-95.43291" calcext:value-type="float">
            <text:p>-95,4</text:p>
          </table:table-cell>
          <table:table-cell table:formula="of:=[.D1929]-[.B1929]" office:value-type="float" office:value="1.38375600000001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20768.774414" calcext:value-type="float">
            <text:p>20768,8</text:p>
          </table:table-cell>
          <table:table-cell office:value-type="float" office:value="-97.729202" calcext:value-type="float">
            <text:p>-97,7</text:p>
          </table:table-cell>
          <table:table-cell office:value-type="float" office:value="-88.743713" calcext:value-type="float">
            <text:p>-88,7</text:p>
          </table:table-cell>
          <table:table-cell table:formula="of:=[.C1930]-5.88" office:value-type="float" office:value="-94.623713" calcext:value-type="float">
            <text:p>-94,6</text:p>
          </table:table-cell>
          <table:table-cell table:formula="of:=[.D1930]-[.B1930]" office:value-type="float" office:value="3.10548900000001" calcext:value-type="float">
            <text:p>3,1</text:p>
          </table:table-cell>
          <table:table-cell table:number-columns-repeated="1019"/>
        </table:table-row>
        <table:table-row table:style-name="ro1">
          <table:table-cell office:value-type="float" office:value="20779.541016" calcext:value-type="float">
            <text:p>20779,5</text:p>
          </table:table-cell>
          <table:table-cell office:value-type="float" office:value="-94.393524" calcext:value-type="float">
            <text:p>-94,4</text:p>
          </table:table-cell>
          <table:table-cell office:value-type="float" office:value="-89.993759" calcext:value-type="float">
            <text:p>-90,0</text:p>
          </table:table-cell>
          <table:table-cell table:formula="of:=[.C1931]-5.88" office:value-type="float" office:value="-95.873759" calcext:value-type="float">
            <text:p>-95,9</text:p>
          </table:table-cell>
          <table:table-cell table:formula="of:=[.D1931]-[.B1931]" office:value-type="float" office:value="-1.48023499999999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20790.307617" calcext:value-type="float">
            <text:p>20790,3</text:p>
          </table:table-cell>
          <table:table-cell office:value-type="float" office:value="-95.322357" calcext:value-type="float">
            <text:p>-95,3</text:p>
          </table:table-cell>
          <table:table-cell office:value-type="float" office:value="-88.006828" calcext:value-type="float">
            <text:p>-88,0</text:p>
          </table:table-cell>
          <table:table-cell table:formula="of:=[.C1932]-5.88" office:value-type="float" office:value="-93.886828" calcext:value-type="float">
            <text:p>-93,9</text:p>
          </table:table-cell>
          <table:table-cell table:formula="of:=[.D1932]-[.B1932]" office:value-type="float" office:value="1.435529" calcext:value-type="float">
            <text:p>1,4</text:p>
          </table:table-cell>
          <table:table-cell table:number-columns-repeated="1019"/>
        </table:table-row>
        <table:table-row table:style-name="ro1">
          <table:table-cell office:value-type="float" office:value="20801.074219" calcext:value-type="float">
            <text:p>20801,1</text:p>
          </table:table-cell>
          <table:table-cell office:value-type="float" office:value="-94.591988" calcext:value-type="float">
            <text:p>-94,6</text:p>
          </table:table-cell>
          <table:table-cell office:value-type="float" office:value="-87.184593" calcext:value-type="float">
            <text:p>-87,2</text:p>
          </table:table-cell>
          <table:table-cell table:formula="of:=[.C1933]-5.88" office:value-type="float" office:value="-93.064593" calcext:value-type="float">
            <text:p>-93,1</text:p>
          </table:table-cell>
          <table:table-cell table:formula="of:=[.D1933]-[.B1933]" office:value-type="float" office:value="1.527395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20811.84082" calcext:value-type="float">
            <text:p>20811,8</text:p>
          </table:table-cell>
          <table:table-cell office:value-type="float" office:value="-92.520012" calcext:value-type="float">
            <text:p>-92,5</text:p>
          </table:table-cell>
          <table:table-cell office:value-type="float" office:value="-87.074211" calcext:value-type="float">
            <text:p>-87,1</text:p>
          </table:table-cell>
          <table:table-cell table:formula="of:=[.C1934]-5.88" office:value-type="float" office:value="-92.954211" calcext:value-type="float">
            <text:p>-93,0</text:p>
          </table:table-cell>
          <table:table-cell table:formula="of:=[.D1934]-[.B1934]" office:value-type="float" office:value="-0.434199000000007" calcext:value-type="float">
            <text:p>-0,4</text:p>
          </table:table-cell>
          <table:table-cell table:number-columns-repeated="1019"/>
        </table:table-row>
        <table:table-row table:style-name="ro1">
          <table:table-cell office:value-type="float" office:value="20822.607422" calcext:value-type="float">
            <text:p>20822,6</text:p>
          </table:table-cell>
          <table:table-cell office:value-type="float" office:value="-91.628769" calcext:value-type="float">
            <text:p>-91,6</text:p>
          </table:table-cell>
          <table:table-cell office:value-type="float" office:value="-85.804344" calcext:value-type="float">
            <text:p>-85,8</text:p>
          </table:table-cell>
          <table:table-cell table:formula="of:=[.C1935]-5.88" office:value-type="float" office:value="-91.684344" calcext:value-type="float">
            <text:p>-91,7</text:p>
          </table:table-cell>
          <table:table-cell table:formula="of:=[.D1935]-[.B1935]" office:value-type="float" office:value="-0.0555749999999904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20833.374023" calcext:value-type="float">
            <text:p>20833,4</text:p>
          </table:table-cell>
          <table:table-cell office:value-type="float" office:value="-92.35051" calcext:value-type="float">
            <text:p>-92,4</text:p>
          </table:table-cell>
          <table:table-cell office:value-type="float" office:value="-86.973785" calcext:value-type="float">
            <text:p>-87,0</text:p>
          </table:table-cell>
          <table:table-cell table:formula="of:=[.C1936]-5.88" office:value-type="float" office:value="-92.853785" calcext:value-type="float">
            <text:p>-92,9</text:p>
          </table:table-cell>
          <table:table-cell table:formula="of:=[.D1936]-[.B1936]" office:value-type="float" office:value="-0.503275000000002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20844.140625" calcext:value-type="float">
            <text:p>20844,1</text:p>
          </table:table-cell>
          <table:table-cell office:value-type="float" office:value="-92.237045" calcext:value-type="float">
            <text:p>-92,2</text:p>
          </table:table-cell>
          <table:table-cell office:value-type="float" office:value="-90.259682" calcext:value-type="float">
            <text:p>-90,3</text:p>
          </table:table-cell>
          <table:table-cell table:formula="of:=[.C1937]-5.88" office:value-type="float" office:value="-96.139682" calcext:value-type="float">
            <text:p>-96,1</text:p>
          </table:table-cell>
          <table:table-cell table:formula="of:=[.D1937]-[.B1937]" office:value-type="float" office:value="-3.902637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0854.907227" calcext:value-type="float">
            <text:p>20854,9</text:p>
          </table:table-cell>
          <table:table-cell office:value-type="float" office:value="-93.392487" calcext:value-type="float">
            <text:p>-93,4</text:p>
          </table:table-cell>
          <table:table-cell office:value-type="float" office:value="-89.813202" calcext:value-type="float">
            <text:p>-89,8</text:p>
          </table:table-cell>
          <table:table-cell table:formula="of:=[.C1938]-5.88" office:value-type="float" office:value="-95.693202" calcext:value-type="float">
            <text:p>-95,7</text:p>
          </table:table-cell>
          <table:table-cell table:formula="of:=[.D1938]-[.B1938]" office:value-type="float" office:value="-2.300715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20865.673828" calcext:value-type="float">
            <text:p>20865,7</text:p>
          </table:table-cell>
          <table:table-cell office:value-type="float" office:value="-92.283501" calcext:value-type="float">
            <text:p>-92,3</text:p>
          </table:table-cell>
          <table:table-cell office:value-type="float" office:value="-92.749435" calcext:value-type="float">
            <text:p>-92,7</text:p>
          </table:table-cell>
          <table:table-cell table:formula="of:=[.C1939]-5.88" office:value-type="float" office:value="-98.629435" calcext:value-type="float">
            <text:p>-98,6</text:p>
          </table:table-cell>
          <table:table-cell table:formula="of:=[.D1939]-[.B1939]" office:value-type="float" office:value="-6.345934" calcext:value-type="float">
            <text:p>-6,3</text:p>
          </table:table-cell>
          <table:table-cell table:number-columns-repeated="1019"/>
        </table:table-row>
        <table:table-row table:style-name="ro1">
          <table:table-cell office:value-type="float" office:value="20876.44043" calcext:value-type="float">
            <text:p>20876,4</text:p>
          </table:table-cell>
          <table:table-cell office:value-type="float" office:value="-92.13105" calcext:value-type="float">
            <text:p>-92,1</text:p>
          </table:table-cell>
          <table:table-cell office:value-type="float" office:value="-89.954155" calcext:value-type="float">
            <text:p>-90,0</text:p>
          </table:table-cell>
          <table:table-cell table:formula="of:=[.C1940]-5.88" office:value-type="float" office:value="-95.834155" calcext:value-type="float">
            <text:p>-95,8</text:p>
          </table:table-cell>
          <table:table-cell table:formula="of:=[.D1940]-[.B1940]" office:value-type="float" office:value="-3.70310499999999" calcext:value-type="float">
            <text:p>-3,7</text:p>
          </table:table-cell>
          <table:table-cell table:number-columns-repeated="1019"/>
        </table:table-row>
        <table:table-row table:style-name="ro1">
          <table:table-cell office:value-type="float" office:value="20887.207031" calcext:value-type="float">
            <text:p>20887,2</text:p>
          </table:table-cell>
          <table:table-cell office:value-type="float" office:value="-93.87899" calcext:value-type="float">
            <text:p>-93,9</text:p>
          </table:table-cell>
          <table:table-cell office:value-type="float" office:value="-92.217445" calcext:value-type="float">
            <text:p>-92,2</text:p>
          </table:table-cell>
          <table:table-cell table:formula="of:=[.C1941]-5.88" office:value-type="float" office:value="-98.097445" calcext:value-type="float">
            <text:p>-98,1</text:p>
          </table:table-cell>
          <table:table-cell table:formula="of:=[.D1941]-[.B1941]" office:value-type="float" office:value="-4.21845499999999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20897.973633" calcext:value-type="float">
            <text:p>20898,0</text:p>
          </table:table-cell>
          <table:table-cell office:value-type="float" office:value="-92.367043" calcext:value-type="float">
            <text:p>-92,4</text:p>
          </table:table-cell>
          <table:table-cell office:value-type="float" office:value="-94.567917" calcext:value-type="float">
            <text:p>-94,6</text:p>
          </table:table-cell>
          <table:table-cell table:formula="of:=[.C1942]-5.88" office:value-type="float" office:value="-100.447917" calcext:value-type="float">
            <text:p>-100,4</text:p>
          </table:table-cell>
          <table:table-cell table:formula="of:=[.D1942]-[.B1942]" office:value-type="float" office:value="-8.08087399999999" calcext:value-type="float">
            <text:p>-8,1</text:p>
          </table:table-cell>
          <table:table-cell table:number-columns-repeated="1019"/>
        </table:table-row>
        <table:table-row table:style-name="ro1">
          <table:table-cell office:value-type="float" office:value="20908.740234" calcext:value-type="float">
            <text:p>20908,7</text:p>
          </table:table-cell>
          <table:table-cell office:value-type="float" office:value="-91.716217" calcext:value-type="float">
            <text:p>-91,7</text:p>
          </table:table-cell>
          <table:table-cell office:value-type="float" office:value="-92.540291" calcext:value-type="float">
            <text:p>-92,5</text:p>
          </table:table-cell>
          <table:table-cell table:formula="of:=[.C1943]-5.88" office:value-type="float" office:value="-98.420291" calcext:value-type="float">
            <text:p>-98,4</text:p>
          </table:table-cell>
          <table:table-cell table:formula="of:=[.D1943]-[.B1943]" office:value-type="float" office:value="-6.70407399999999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20919.506836" calcext:value-type="float">
            <text:p>20919,5</text:p>
          </table:table-cell>
          <table:table-cell office:value-type="float" office:value="-92.279991" calcext:value-type="float">
            <text:p>-92,3</text:p>
          </table:table-cell>
          <table:table-cell office:value-type="float" office:value="-88.205719" calcext:value-type="float">
            <text:p>-88,2</text:p>
          </table:table-cell>
          <table:table-cell table:formula="of:=[.C1944]-5.88" office:value-type="float" office:value="-94.085719" calcext:value-type="float">
            <text:p>-94,1</text:p>
          </table:table-cell>
          <table:table-cell table:formula="of:=[.D1944]-[.B1944]" office:value-type="float" office:value="-1.805728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20930.273438" calcext:value-type="float">
            <text:p>20930,3</text:p>
          </table:table-cell>
          <table:table-cell office:value-type="float" office:value="-90.851814" calcext:value-type="float">
            <text:p>-90,9</text:p>
          </table:table-cell>
          <table:table-cell office:value-type="float" office:value="-88.73555" calcext:value-type="float">
            <text:p>-88,7</text:p>
          </table:table-cell>
          <table:table-cell table:formula="of:=[.C1945]-5.88" office:value-type="float" office:value="-94.61555" calcext:value-type="float">
            <text:p>-94,6</text:p>
          </table:table-cell>
          <table:table-cell table:formula="of:=[.D1945]-[.B1945]" office:value-type="float" office:value="-3.76373599999999" calcext:value-type="float">
            <text:p>-3,8</text:p>
          </table:table-cell>
          <table:table-cell table:number-columns-repeated="1019"/>
        </table:table-row>
        <table:table-row table:style-name="ro1">
          <table:table-cell office:value-type="float" office:value="20941.040039" calcext:value-type="float">
            <text:p>20941,0</text:p>
          </table:table-cell>
          <table:table-cell office:value-type="float" office:value="-92.572029" calcext:value-type="float">
            <text:p>-92,6</text:p>
          </table:table-cell>
          <table:table-cell office:value-type="float" office:value="-89.360092" calcext:value-type="float">
            <text:p>-89,4</text:p>
          </table:table-cell>
          <table:table-cell table:formula="of:=[.C1946]-5.88" office:value-type="float" office:value="-95.240092" calcext:value-type="float">
            <text:p>-95,2</text:p>
          </table:table-cell>
          <table:table-cell table:formula="of:=[.D1946]-[.B1946]" office:value-type="float" office:value="-2.668062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20951.806641" calcext:value-type="float">
            <text:p>20951,8</text:p>
          </table:table-cell>
          <table:table-cell office:value-type="float" office:value="-92.059418" calcext:value-type="float">
            <text:p>-92,1</text:p>
          </table:table-cell>
          <table:table-cell office:value-type="float" office:value="-88.435753" calcext:value-type="float">
            <text:p>-88,4</text:p>
          </table:table-cell>
          <table:table-cell table:formula="of:=[.C1947]-5.88" office:value-type="float" office:value="-94.315753" calcext:value-type="float">
            <text:p>-94,3</text:p>
          </table:table-cell>
          <table:table-cell table:formula="of:=[.D1947]-[.B1947]" office:value-type="float" office:value="-2.25633500000001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20962.573242" calcext:value-type="float">
            <text:p>20962,6</text:p>
          </table:table-cell>
          <table:table-cell office:value-type="float" office:value="-92.136223" calcext:value-type="float">
            <text:p>-92,1</text:p>
          </table:table-cell>
          <table:table-cell office:value-type="float" office:value="-87.496643" calcext:value-type="float">
            <text:p>-87,5</text:p>
          </table:table-cell>
          <table:table-cell table:formula="of:=[.C1948]-5.88" office:value-type="float" office:value="-93.376643" calcext:value-type="float">
            <text:p>-93,4</text:p>
          </table:table-cell>
          <table:table-cell table:formula="of:=[.D1948]-[.B1948]" office:value-type="float" office:value="-1.24042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0973.339844" calcext:value-type="float">
            <text:p>20973,3</text:p>
          </table:table-cell>
          <table:table-cell office:value-type="float" office:value="-90.230545" calcext:value-type="float">
            <text:p>-90,2</text:p>
          </table:table-cell>
          <table:table-cell office:value-type="float" office:value="-85.418167" calcext:value-type="float">
            <text:p>-85,4</text:p>
          </table:table-cell>
          <table:table-cell table:formula="of:=[.C1949]-5.88" office:value-type="float" office:value="-91.298167" calcext:value-type="float">
            <text:p>-91,3</text:p>
          </table:table-cell>
          <table:table-cell table:formula="of:=[.D1949]-[.B1949]" office:value-type="float" office:value="-1.067621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20984.106445" calcext:value-type="float">
            <text:p>20984,1</text:p>
          </table:table-cell>
          <table:table-cell office:value-type="float" office:value="-93.59021" calcext:value-type="float">
            <text:p>-93,6</text:p>
          </table:table-cell>
          <table:table-cell office:value-type="float" office:value="-90.595367" calcext:value-type="float">
            <text:p>-90,6</text:p>
          </table:table-cell>
          <table:table-cell table:formula="of:=[.C1950]-5.88" office:value-type="float" office:value="-96.475367" calcext:value-type="float">
            <text:p>-96,5</text:p>
          </table:table-cell>
          <table:table-cell table:formula="of:=[.D1950]-[.B1950]" office:value-type="float" office:value="-2.885156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0994.873047" calcext:value-type="float">
            <text:p>20994,9</text:p>
          </table:table-cell>
          <table:table-cell office:value-type="float" office:value="-94.88308" calcext:value-type="float">
            <text:p>-94,9</text:p>
          </table:table-cell>
          <table:table-cell office:value-type="float" office:value="-92.853859" calcext:value-type="float">
            <text:p>-92,9</text:p>
          </table:table-cell>
          <table:table-cell table:formula="of:=[.C1951]-5.88" office:value-type="float" office:value="-98.733859" calcext:value-type="float">
            <text:p>-98,7</text:p>
          </table:table-cell>
          <table:table-cell table:formula="of:=[.D1951]-[.B1951]" office:value-type="float" office:value="-3.850778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1005.639648" calcext:value-type="float">
            <text:p>21005,6</text:p>
          </table:table-cell>
          <table:table-cell office:value-type="float" office:value="-88.852966" calcext:value-type="float">
            <text:p>-88,9</text:p>
          </table:table-cell>
          <table:table-cell office:value-type="float" office:value="-89.324951" calcext:value-type="float">
            <text:p>-89,3</text:p>
          </table:table-cell>
          <table:table-cell table:formula="of:=[.C1952]-5.88" office:value-type="float" office:value="-95.204951" calcext:value-type="float">
            <text:p>-95,2</text:p>
          </table:table-cell>
          <table:table-cell table:formula="of:=[.D1952]-[.B1952]" office:value-type="float" office:value="-6.351985" calcext:value-type="float">
            <text:p>-6,4</text:p>
          </table:table-cell>
          <table:table-cell table:number-columns-repeated="1019"/>
        </table:table-row>
        <table:table-row table:style-name="ro1">
          <table:table-cell office:value-type="float" office:value="21016.40625" calcext:value-type="float">
            <text:p>21016,4</text:p>
          </table:table-cell>
          <table:table-cell office:value-type="float" office:value="-89.20385" calcext:value-type="float">
            <text:p>-89,2</text:p>
          </table:table-cell>
          <table:table-cell office:value-type="float" office:value="-87.400864" calcext:value-type="float">
            <text:p>-87,4</text:p>
          </table:table-cell>
          <table:table-cell table:formula="of:=[.C1953]-5.88" office:value-type="float" office:value="-93.280864" calcext:value-type="float">
            <text:p>-93,3</text:p>
          </table:table-cell>
          <table:table-cell table:formula="of:=[.D1953]-[.B1953]" office:value-type="float" office:value="-4.077013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21027.172852" calcext:value-type="float">
            <text:p>21027,2</text:p>
          </table:table-cell>
          <table:table-cell office:value-type="float" office:value="-93.671982" calcext:value-type="float">
            <text:p>-93,7</text:p>
          </table:table-cell>
          <table:table-cell office:value-type="float" office:value="-85.996681" calcext:value-type="float">
            <text:p>-86,0</text:p>
          </table:table-cell>
          <table:table-cell table:formula="of:=[.C1954]-5.88" office:value-type="float" office:value="-91.876681" calcext:value-type="float">
            <text:p>-91,9</text:p>
          </table:table-cell>
          <table:table-cell table:formula="of:=[.D1954]-[.B1954]" office:value-type="float" office:value="1.79530100000001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21037.939453" calcext:value-type="float">
            <text:p>21037,9</text:p>
          </table:table-cell>
          <table:table-cell office:value-type="float" office:value="-93.57991" calcext:value-type="float">
            <text:p>-93,6</text:p>
          </table:table-cell>
          <table:table-cell office:value-type="float" office:value="-87.880119" calcext:value-type="float">
            <text:p>-87,9</text:p>
          </table:table-cell>
          <table:table-cell table:formula="of:=[.C1955]-5.88" office:value-type="float" office:value="-93.760119" calcext:value-type="float">
            <text:p>-93,8</text:p>
          </table:table-cell>
          <table:table-cell table:formula="of:=[.D1955]-[.B1955]" office:value-type="float" office:value="-0.180208999999991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21048.706055" calcext:value-type="float">
            <text:p>21048,7</text:p>
          </table:table-cell>
          <table:table-cell office:value-type="float" office:value="-91.444069" calcext:value-type="float">
            <text:p>-91,4</text:p>
          </table:table-cell>
          <table:table-cell office:value-type="float" office:value="-89.495232" calcext:value-type="float">
            <text:p>-89,5</text:p>
          </table:table-cell>
          <table:table-cell table:formula="of:=[.C1956]-5.88" office:value-type="float" office:value="-95.375232" calcext:value-type="float">
            <text:p>-95,4</text:p>
          </table:table-cell>
          <table:table-cell table:formula="of:=[.D1956]-[.B1956]" office:value-type="float" office:value="-3.931163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1059.472656" calcext:value-type="float">
            <text:p>21059,5</text:p>
          </table:table-cell>
          <table:table-cell office:value-type="float" office:value="-91.68634" calcext:value-type="float">
            <text:p>-91,7</text:p>
          </table:table-cell>
          <table:table-cell office:value-type="float" office:value="-88.195732" calcext:value-type="float">
            <text:p>-88,2</text:p>
          </table:table-cell>
          <table:table-cell table:formula="of:=[.C1957]-5.88" office:value-type="float" office:value="-94.075732" calcext:value-type="float">
            <text:p>-94,1</text:p>
          </table:table-cell>
          <table:table-cell table:formula="of:=[.D1957]-[.B1957]" office:value-type="float" office:value="-2.389392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1070.239258" calcext:value-type="float">
            <text:p>21070,2</text:p>
          </table:table-cell>
          <table:table-cell office:value-type="float" office:value="-92.702782" calcext:value-type="float">
            <text:p>-92,7</text:p>
          </table:table-cell>
          <table:table-cell office:value-type="float" office:value="-87.15168" calcext:value-type="float">
            <text:p>-87,2</text:p>
          </table:table-cell>
          <table:table-cell table:formula="of:=[.C1958]-5.88" office:value-type="float" office:value="-93.03168" calcext:value-type="float">
            <text:p>-93,0</text:p>
          </table:table-cell>
          <table:table-cell table:formula="of:=[.D1958]-[.B1958]" office:value-type="float" office:value="-0.328897999999995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21081.005859" calcext:value-type="float">
            <text:p>21081,0</text:p>
          </table:table-cell>
          <table:table-cell office:value-type="float" office:value="-92.742485" calcext:value-type="float">
            <text:p>-92,7</text:p>
          </table:table-cell>
          <table:table-cell office:value-type="float" office:value="-86.723381" calcext:value-type="float">
            <text:p>-86,7</text:p>
          </table:table-cell>
          <table:table-cell table:formula="of:=[.C1959]-5.88" office:value-type="float" office:value="-92.603381" calcext:value-type="float">
            <text:p>-92,6</text:p>
          </table:table-cell>
          <table:table-cell table:formula="of:=[.D1959]-[.B1959]" office:value-type="float" office:value="0.139104000000003" calcext:value-type="float">
            <text:p>0,1</text:p>
          </table:table-cell>
          <table:table-cell table:number-columns-repeated="1019"/>
        </table:table-row>
        <table:table-row table:style-name="ro1">
          <table:table-cell office:value-type="float" office:value="21091.772461" calcext:value-type="float">
            <text:p>21091,8</text:p>
          </table:table-cell>
          <table:table-cell office:value-type="float" office:value="-93.2033" calcext:value-type="float">
            <text:p>-93,2</text:p>
          </table:table-cell>
          <table:table-cell office:value-type="float" office:value="-89.724709" calcext:value-type="float">
            <text:p>-89,7</text:p>
          </table:table-cell>
          <table:table-cell table:formula="of:=[.C1960]-5.88" office:value-type="float" office:value="-95.604709" calcext:value-type="float">
            <text:p>-95,6</text:p>
          </table:table-cell>
          <table:table-cell table:formula="of:=[.D1960]-[.B1960]" office:value-type="float" office:value="-2.40140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1102.539062" calcext:value-type="float">
            <text:p>21102,5</text:p>
          </table:table-cell>
          <table:table-cell office:value-type="float" office:value="-94.771614" calcext:value-type="float">
            <text:p>-94,8</text:p>
          </table:table-cell>
          <table:table-cell office:value-type="float" office:value="-90.368774" calcext:value-type="float">
            <text:p>-90,4</text:p>
          </table:table-cell>
          <table:table-cell table:formula="of:=[.C1961]-5.88" office:value-type="float" office:value="-96.248774" calcext:value-type="float">
            <text:p>-96,2</text:p>
          </table:table-cell>
          <table:table-cell table:formula="of:=[.D1961]-[.B1961]" office:value-type="float" office:value="-1.47716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21113.305664" calcext:value-type="float">
            <text:p>21113,3</text:p>
          </table:table-cell>
          <table:table-cell office:value-type="float" office:value="-94.007156" calcext:value-type="float">
            <text:p>-94,0</text:p>
          </table:table-cell>
          <table:table-cell office:value-type="float" office:value="-87.509399" calcext:value-type="float">
            <text:p>-87,5</text:p>
          </table:table-cell>
          <table:table-cell table:formula="of:=[.C1962]-5.88" office:value-type="float" office:value="-93.389399" calcext:value-type="float">
            <text:p>-93,4</text:p>
          </table:table-cell>
          <table:table-cell table:formula="of:=[.D1962]-[.B1962]" office:value-type="float" office:value="0.617756999999997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21124.072266" calcext:value-type="float">
            <text:p>21124,1</text:p>
          </table:table-cell>
          <table:table-cell office:value-type="float" office:value="-92.536392" calcext:value-type="float">
            <text:p>-92,5</text:p>
          </table:table-cell>
          <table:table-cell office:value-type="float" office:value="-88.341805" calcext:value-type="float">
            <text:p>-88,3</text:p>
          </table:table-cell>
          <table:table-cell table:formula="of:=[.C1963]-5.88" office:value-type="float" office:value="-94.221805" calcext:value-type="float">
            <text:p>-94,2</text:p>
          </table:table-cell>
          <table:table-cell table:formula="of:=[.D1963]-[.B1963]" office:value-type="float" office:value="-1.68541299999998" calcext:value-type="float">
            <text:p>-1,7</text:p>
          </table:table-cell>
          <table:table-cell table:number-columns-repeated="1019"/>
        </table:table-row>
        <table:table-row table:style-name="ro1">
          <table:table-cell office:value-type="float" office:value="21134.838867" calcext:value-type="float">
            <text:p>21134,8</text:p>
          </table:table-cell>
          <table:table-cell office:value-type="float" office:value="-92.427826" calcext:value-type="float">
            <text:p>-92,4</text:p>
          </table:table-cell>
          <table:table-cell office:value-type="float" office:value="-93.73629" calcext:value-type="float">
            <text:p>-93,7</text:p>
          </table:table-cell>
          <table:table-cell table:formula="of:=[.C1964]-5.88" office:value-type="float" office:value="-99.61629" calcext:value-type="float">
            <text:p>-99,6</text:p>
          </table:table-cell>
          <table:table-cell table:formula="of:=[.D1964]-[.B1964]" office:value-type="float" office:value="-7.188464" calcext:value-type="float">
            <text:p>-7,2</text:p>
          </table:table-cell>
          <table:table-cell table:number-columns-repeated="1019"/>
        </table:table-row>
        <table:table-row table:style-name="ro1">
          <table:table-cell office:value-type="float" office:value="21145.605469" calcext:value-type="float">
            <text:p>21145,6</text:p>
          </table:table-cell>
          <table:table-cell office:value-type="float" office:value="-93.517418" calcext:value-type="float">
            <text:p>-93,5</text:p>
          </table:table-cell>
          <table:table-cell office:value-type="float" office:value="-89.741127" calcext:value-type="float">
            <text:p>-89,7</text:p>
          </table:table-cell>
          <table:table-cell table:formula="of:=[.C1965]-5.88" office:value-type="float" office:value="-95.621127" calcext:value-type="float">
            <text:p>-95,6</text:p>
          </table:table-cell>
          <table:table-cell table:formula="of:=[.D1965]-[.B1965]" office:value-type="float" office:value="-2.10370899999999" calcext:value-type="float">
            <text:p>-2,1</text:p>
          </table:table-cell>
          <table:table-cell table:number-columns-repeated="1019"/>
        </table:table-row>
        <table:table-row table:style-name="ro1">
          <table:table-cell office:value-type="float" office:value="21156.37207" calcext:value-type="float">
            <text:p>21156,4</text:p>
          </table:table-cell>
          <table:table-cell office:value-type="float" office:value="-94.248528" calcext:value-type="float">
            <text:p>-94,2</text:p>
          </table:table-cell>
          <table:table-cell office:value-type="float" office:value="-85.048477" calcext:value-type="float">
            <text:p>-85,0</text:p>
          </table:table-cell>
          <table:table-cell table:formula="of:=[.C1966]-5.88" office:value-type="float" office:value="-90.928477" calcext:value-type="float">
            <text:p>-90,9</text:p>
          </table:table-cell>
          <table:table-cell table:formula="of:=[.D1966]-[.B1966]" office:value-type="float" office:value="3.32005099999999" calcext:value-type="float">
            <text:p>3,3</text:p>
          </table:table-cell>
          <table:table-cell table:number-columns-repeated="1019"/>
        </table:table-row>
        <table:table-row table:style-name="ro1">
          <table:table-cell office:value-type="float" office:value="21167.138672" calcext:value-type="float">
            <text:p>21167,1</text:p>
          </table:table-cell>
          <table:table-cell office:value-type="float" office:value="-92.251343" calcext:value-type="float">
            <text:p>-92,3</text:p>
          </table:table-cell>
          <table:table-cell office:value-type="float" office:value="-89.470459" calcext:value-type="float">
            <text:p>-89,5</text:p>
          </table:table-cell>
          <table:table-cell table:formula="of:=[.C1967]-5.88" office:value-type="float" office:value="-95.350459" calcext:value-type="float">
            <text:p>-95,4</text:p>
          </table:table-cell>
          <table:table-cell table:formula="of:=[.D1967]-[.B1967]" office:value-type="float" office:value="-3.099115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1177.905273" calcext:value-type="float">
            <text:p>21177,9</text:p>
          </table:table-cell>
          <table:table-cell office:value-type="float" office:value="-89.361145" calcext:value-type="float">
            <text:p>-89,4</text:p>
          </table:table-cell>
          <table:table-cell office:value-type="float" office:value="-90.803696" calcext:value-type="float">
            <text:p>-90,8</text:p>
          </table:table-cell>
          <table:table-cell table:formula="of:=[.C1968]-5.88" office:value-type="float" office:value="-96.683696" calcext:value-type="float">
            <text:p>-96,7</text:p>
          </table:table-cell>
          <table:table-cell table:formula="of:=[.D1968]-[.B1968]" office:value-type="float" office:value="-7.322551" calcext:value-type="float">
            <text:p>-7,3</text:p>
          </table:table-cell>
          <table:table-cell table:number-columns-repeated="1019"/>
        </table:table-row>
        <table:table-row table:style-name="ro1">
          <table:table-cell office:value-type="float" office:value="21188.671875" calcext:value-type="float">
            <text:p>21188,7</text:p>
          </table:table-cell>
          <table:table-cell office:value-type="float" office:value="-89.74221" calcext:value-type="float">
            <text:p>-89,7</text:p>
          </table:table-cell>
          <table:table-cell office:value-type="float" office:value="-90.603477" calcext:value-type="float">
            <text:p>-90,6</text:p>
          </table:table-cell>
          <table:table-cell table:formula="of:=[.C1969]-5.88" office:value-type="float" office:value="-96.483477" calcext:value-type="float">
            <text:p>-96,5</text:p>
          </table:table-cell>
          <table:table-cell table:formula="of:=[.D1969]-[.B1969]" office:value-type="float" office:value="-6.74126699999999" calcext:value-type="float">
            <text:p>-6,7</text:p>
          </table:table-cell>
          <table:table-cell table:number-columns-repeated="1019"/>
        </table:table-row>
        <table:table-row table:style-name="ro1">
          <table:table-cell office:value-type="float" office:value="21199.438477" calcext:value-type="float">
            <text:p>21199,4</text:p>
          </table:table-cell>
          <table:table-cell office:value-type="float" office:value="-88.971947" calcext:value-type="float">
            <text:p>-89,0</text:p>
          </table:table-cell>
          <table:table-cell office:value-type="float" office:value="-90.58992" calcext:value-type="float">
            <text:p>-90,6</text:p>
          </table:table-cell>
          <table:table-cell table:formula="of:=[.C1970]-5.88" office:value-type="float" office:value="-96.46992" calcext:value-type="float">
            <text:p>-96,5</text:p>
          </table:table-cell>
          <table:table-cell table:formula="of:=[.D1970]-[.B1970]" office:value-type="float" office:value="-7.497973" calcext:value-type="float">
            <text:p>-7,5</text:p>
          </table:table-cell>
          <table:table-cell table:number-columns-repeated="1019"/>
        </table:table-row>
        <table:table-row table:style-name="ro1">
          <table:table-cell office:value-type="float" office:value="21210.205078" calcext:value-type="float">
            <text:p>21210,2</text:p>
          </table:table-cell>
          <table:table-cell office:value-type="float" office:value="-90.506378" calcext:value-type="float">
            <text:p>-90,5</text:p>
          </table:table-cell>
          <table:table-cell office:value-type="float" office:value="-87.761253" calcext:value-type="float">
            <text:p>-87,8</text:p>
          </table:table-cell>
          <table:table-cell table:formula="of:=[.C1971]-5.88" office:value-type="float" office:value="-93.641253" calcext:value-type="float">
            <text:p>-93,6</text:p>
          </table:table-cell>
          <table:table-cell table:formula="of:=[.D1971]-[.B1971]" office:value-type="float" office:value="-3.134874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1220.97168" calcext:value-type="float">
            <text:p>21221,0</text:p>
          </table:table-cell>
          <table:table-cell office:value-type="float" office:value="-90.602562" calcext:value-type="float">
            <text:p>-90,6</text:p>
          </table:table-cell>
          <table:table-cell office:value-type="float" office:value="-84.86911" calcext:value-type="float">
            <text:p>-84,9</text:p>
          </table:table-cell>
          <table:table-cell table:formula="of:=[.C1972]-5.88" office:value-type="float" office:value="-90.74911" calcext:value-type="float">
            <text:p>-90,7</text:p>
          </table:table-cell>
          <table:table-cell table:formula="of:=[.D1972]-[.B1972]" office:value-type="float" office:value="-0.146547999999996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21231.738281" calcext:value-type="float">
            <text:p>21231,7</text:p>
          </table:table-cell>
          <table:table-cell office:value-type="float" office:value="-90.633858" calcext:value-type="float">
            <text:p>-90,6</text:p>
          </table:table-cell>
          <table:table-cell office:value-type="float" office:value="-85.940491" calcext:value-type="float">
            <text:p>-85,9</text:p>
          </table:table-cell>
          <table:table-cell table:formula="of:=[.C1973]-5.88" office:value-type="float" office:value="-91.820491" calcext:value-type="float">
            <text:p>-91,8</text:p>
          </table:table-cell>
          <table:table-cell table:formula="of:=[.D1973]-[.B1973]" office:value-type="float" office:value="-1.186632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1242.504883" calcext:value-type="float">
            <text:p>21242,5</text:p>
          </table:table-cell>
          <table:table-cell office:value-type="float" office:value="-89.162621" calcext:value-type="float">
            <text:p>-89,2</text:p>
          </table:table-cell>
          <table:table-cell office:value-type="float" office:value="-90.451866" calcext:value-type="float">
            <text:p>-90,5</text:p>
          </table:table-cell>
          <table:table-cell table:formula="of:=[.C1974]-5.88" office:value-type="float" office:value="-96.331866" calcext:value-type="float">
            <text:p>-96,3</text:p>
          </table:table-cell>
          <table:table-cell table:formula="of:=[.D1974]-[.B1974]" office:value-type="float" office:value="-7.16924499999999" calcext:value-type="float">
            <text:p>-7,2</text:p>
          </table:table-cell>
          <table:table-cell table:number-columns-repeated="1019"/>
        </table:table-row>
        <table:table-row table:style-name="ro1">
          <table:table-cell office:value-type="float" office:value="21253.271484" calcext:value-type="float">
            <text:p>21253,3</text:p>
          </table:table-cell>
          <table:table-cell office:value-type="float" office:value="-88.737373" calcext:value-type="float">
            <text:p>-88,7</text:p>
          </table:table-cell>
          <table:table-cell office:value-type="float" office:value="-89.066399" calcext:value-type="float">
            <text:p>-89,1</text:p>
          </table:table-cell>
          <table:table-cell table:formula="of:=[.C1975]-5.88" office:value-type="float" office:value="-94.946399" calcext:value-type="float">
            <text:p>-94,9</text:p>
          </table:table-cell>
          <table:table-cell table:formula="of:=[.D1975]-[.B1975]" office:value-type="float" office:value="-6.20902599999999" calcext:value-type="float">
            <text:p>-6,2</text:p>
          </table:table-cell>
          <table:table-cell table:number-columns-repeated="1019"/>
        </table:table-row>
        <table:table-row table:style-name="ro1">
          <table:table-cell office:value-type="float" office:value="21264.038086" calcext:value-type="float">
            <text:p>21264,0</text:p>
          </table:table-cell>
          <table:table-cell office:value-type="float" office:value="-90.540977" calcext:value-type="float">
            <text:p>-90,5</text:p>
          </table:table-cell>
          <table:table-cell office:value-type="float" office:value="-87.378464" calcext:value-type="float">
            <text:p>-87,4</text:p>
          </table:table-cell>
          <table:table-cell table:formula="of:=[.C1976]-5.88" office:value-type="float" office:value="-93.258464" calcext:value-type="float">
            <text:p>-93,3</text:p>
          </table:table-cell>
          <table:table-cell table:formula="of:=[.D1976]-[.B1976]" office:value-type="float" office:value="-2.71748699999999" calcext:value-type="float">
            <text:p>-2,7</text:p>
          </table:table-cell>
          <table:table-cell table:number-columns-repeated="1019"/>
        </table:table-row>
        <table:table-row table:style-name="ro1">
          <table:table-cell office:value-type="float" office:value="21274.804688" calcext:value-type="float">
            <text:p>21274,8</text:p>
          </table:table-cell>
          <table:table-cell office:value-type="float" office:value="-90.368958" calcext:value-type="float">
            <text:p>-90,4</text:p>
          </table:table-cell>
          <table:table-cell office:value-type="float" office:value="-91.58963" calcext:value-type="float">
            <text:p>-91,6</text:p>
          </table:table-cell>
          <table:table-cell table:formula="of:=[.C1977]-5.88" office:value-type="float" office:value="-97.46963" calcext:value-type="float">
            <text:p>-97,5</text:p>
          </table:table-cell>
          <table:table-cell table:formula="of:=[.D1977]-[.B1977]" office:value-type="float" office:value="-7.10067199999999" calcext:value-type="float">
            <text:p>-7,1</text:p>
          </table:table-cell>
          <table:table-cell table:number-columns-repeated="1019"/>
        </table:table-row>
        <table:table-row table:style-name="ro1">
          <table:table-cell office:value-type="float" office:value="21285.571289" calcext:value-type="float">
            <text:p>21285,6</text:p>
          </table:table-cell>
          <table:table-cell office:value-type="float" office:value="-91.926941" calcext:value-type="float">
            <text:p>-91,9</text:p>
          </table:table-cell>
          <table:table-cell office:value-type="float" office:value="-91.885002" calcext:value-type="float">
            <text:p>-91,9</text:p>
          </table:table-cell>
          <table:table-cell table:formula="of:=[.C1978]-5.88" office:value-type="float" office:value="-97.765002" calcext:value-type="float">
            <text:p>-97,8</text:p>
          </table:table-cell>
          <table:table-cell table:formula="of:=[.D1978]-[.B1978]" office:value-type="float" office:value="-5.838061" calcext:value-type="float">
            <text:p>-5,8</text:p>
          </table:table-cell>
          <table:table-cell table:number-columns-repeated="1019"/>
        </table:table-row>
        <table:table-row table:style-name="ro1">
          <table:table-cell office:value-type="float" office:value="21296.337891" calcext:value-type="float">
            <text:p>21296,3</text:p>
          </table:table-cell>
          <table:table-cell office:value-type="float" office:value="-94.767715" calcext:value-type="float">
            <text:p>-94,8</text:p>
          </table:table-cell>
          <table:table-cell office:value-type="float" office:value="-88.573196" calcext:value-type="float">
            <text:p>-88,6</text:p>
          </table:table-cell>
          <table:table-cell table:formula="of:=[.C1979]-5.88" office:value-type="float" office:value="-94.453196" calcext:value-type="float">
            <text:p>-94,5</text:p>
          </table:table-cell>
          <table:table-cell table:formula="of:=[.D1979]-[.B1979]" office:value-type="float" office:value="0.314519000000004" calcext:value-type="float">
            <text:p>0,3</text:p>
          </table:table-cell>
          <table:table-cell table:number-columns-repeated="1019"/>
        </table:table-row>
        <table:table-row table:style-name="ro1">
          <table:table-cell office:value-type="float" office:value="21307.104492" calcext:value-type="float">
            <text:p>21307,1</text:p>
          </table:table-cell>
          <table:table-cell office:value-type="float" office:value="-94.773071" calcext:value-type="float">
            <text:p>-94,8</text:p>
          </table:table-cell>
          <table:table-cell office:value-type="float" office:value="-87.1838" calcext:value-type="float">
            <text:p>-87,2</text:p>
          </table:table-cell>
          <table:table-cell table:formula="of:=[.C1980]-5.88" office:value-type="float" office:value="-93.0638" calcext:value-type="float">
            <text:p>-93,1</text:p>
          </table:table-cell>
          <table:table-cell table:formula="of:=[.D1980]-[.B1980]" office:value-type="float" office:value="1.709271" calcext:value-type="float">
            <text:p>1,7</text:p>
          </table:table-cell>
          <table:table-cell table:number-columns-repeated="1019"/>
        </table:table-row>
        <table:table-row table:style-name="ro1">
          <table:table-cell office:value-type="float" office:value="21317.871094" calcext:value-type="float">
            <text:p>21317,9</text:p>
          </table:table-cell>
          <table:table-cell office:value-type="float" office:value="-93.640709" calcext:value-type="float">
            <text:p>-93,6</text:p>
          </table:table-cell>
          <table:table-cell office:value-type="float" office:value="-88.083916" calcext:value-type="float">
            <text:p>-88,1</text:p>
          </table:table-cell>
          <table:table-cell table:formula="of:=[.C1981]-5.88" office:value-type="float" office:value="-93.963916" calcext:value-type="float">
            <text:p>-94,0</text:p>
          </table:table-cell>
          <table:table-cell table:formula="of:=[.D1981]-[.B1981]" office:value-type="float" office:value="-0.323206999999996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21328.637695" calcext:value-type="float">
            <text:p>21328,6</text:p>
          </table:table-cell>
          <table:table-cell office:value-type="float" office:value="-91.717514" calcext:value-type="float">
            <text:p>-91,7</text:p>
          </table:table-cell>
          <table:table-cell office:value-type="float" office:value="-89.251289" calcext:value-type="float">
            <text:p>-89,3</text:p>
          </table:table-cell>
          <table:table-cell table:formula="of:=[.C1982]-5.88" office:value-type="float" office:value="-95.131289" calcext:value-type="float">
            <text:p>-95,1</text:p>
          </table:table-cell>
          <table:table-cell table:formula="of:=[.D1982]-[.B1982]" office:value-type="float" office:value="-3.413775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21339.404297" calcext:value-type="float">
            <text:p>21339,4</text:p>
          </table:table-cell>
          <table:table-cell office:value-type="float" office:value="-92.756035" calcext:value-type="float">
            <text:p>-92,8</text:p>
          </table:table-cell>
          <table:table-cell office:value-type="float" office:value="-88.631416" calcext:value-type="float">
            <text:p>-88,6</text:p>
          </table:table-cell>
          <table:table-cell table:formula="of:=[.C1983]-5.88" office:value-type="float" office:value="-94.511416" calcext:value-type="float">
            <text:p>-94,5</text:p>
          </table:table-cell>
          <table:table-cell table:formula="of:=[.D1983]-[.B1983]" office:value-type="float" office:value="-1.755381" calcext:value-type="float">
            <text:p>-1,8</text:p>
          </table:table-cell>
          <table:table-cell table:number-columns-repeated="1019"/>
        </table:table-row>
        <table:table-row table:style-name="ro1">
          <table:table-cell office:value-type="float" office:value="21350.170898" calcext:value-type="float">
            <text:p>21350,2</text:p>
          </table:table-cell>
          <table:table-cell office:value-type="float" office:value="-94.312691" calcext:value-type="float">
            <text:p>-94,3</text:p>
          </table:table-cell>
          <table:table-cell office:value-type="float" office:value="-89.55545" calcext:value-type="float">
            <text:p>-89,6</text:p>
          </table:table-cell>
          <table:table-cell table:formula="of:=[.C1984]-5.88" office:value-type="float" office:value="-95.43545" calcext:value-type="float">
            <text:p>-95,4</text:p>
          </table:table-cell>
          <table:table-cell table:formula="of:=[.D1984]-[.B1984]" office:value-type="float" office:value="-1.122758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21360.9375" calcext:value-type="float">
            <text:p>21360,9</text:p>
          </table:table-cell>
          <table:table-cell office:value-type="float" office:value="-93.008232" calcext:value-type="float">
            <text:p>-93,0</text:p>
          </table:table-cell>
          <table:table-cell office:value-type="float" office:value="-89.981544" calcext:value-type="float">
            <text:p>-90,0</text:p>
          </table:table-cell>
          <table:table-cell table:formula="of:=[.C1985]-5.88" office:value-type="float" office:value="-95.861544" calcext:value-type="float">
            <text:p>-95,9</text:p>
          </table:table-cell>
          <table:table-cell table:formula="of:=[.D1985]-[.B1985]" office:value-type="float" office:value="-2.85331199999999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1371.704102" calcext:value-type="float">
            <text:p>21371,7</text:p>
          </table:table-cell>
          <table:table-cell office:value-type="float" office:value="-93.26284" calcext:value-type="float">
            <text:p>-93,3</text:p>
          </table:table-cell>
          <table:table-cell office:value-type="float" office:value="-91.609818" calcext:value-type="float">
            <text:p>-91,6</text:p>
          </table:table-cell>
          <table:table-cell table:formula="of:=[.C1986]-5.88" office:value-type="float" office:value="-97.489818" calcext:value-type="float">
            <text:p>-97,5</text:p>
          </table:table-cell>
          <table:table-cell table:formula="of:=[.D1986]-[.B1986]" office:value-type="float" office:value="-4.226978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21382.470703" calcext:value-type="float">
            <text:p>21382,5</text:p>
          </table:table-cell>
          <table:table-cell office:value-type="float" office:value="-92.838882" calcext:value-type="float">
            <text:p>-92,8</text:p>
          </table:table-cell>
          <table:table-cell office:value-type="float" office:value="-90.268105" calcext:value-type="float">
            <text:p>-90,3</text:p>
          </table:table-cell>
          <table:table-cell table:formula="of:=[.C1987]-5.88" office:value-type="float" office:value="-96.148105" calcext:value-type="float">
            <text:p>-96,1</text:p>
          </table:table-cell>
          <table:table-cell table:formula="of:=[.D1987]-[.B1987]" office:value-type="float" office:value="-3.309223" calcext:value-type="float">
            <text:p>-3,3</text:p>
          </table:table-cell>
          <table:table-cell table:number-columns-repeated="1019"/>
        </table:table-row>
        <table:table-row table:style-name="ro1">
          <table:table-cell office:value-type="float" office:value="21393.237305" calcext:value-type="float">
            <text:p>21393,2</text:p>
          </table:table-cell>
          <table:table-cell office:value-type="float" office:value="-94.464111" calcext:value-type="float">
            <text:p>-94,5</text:p>
          </table:table-cell>
          <table:table-cell office:value-type="float" office:value="-90.196648" calcext:value-type="float">
            <text:p>-90,2</text:p>
          </table:table-cell>
          <table:table-cell table:formula="of:=[.C1988]-5.88" office:value-type="float" office:value="-96.076648" calcext:value-type="float">
            <text:p>-96,1</text:p>
          </table:table-cell>
          <table:table-cell table:formula="of:=[.D1988]-[.B1988]" office:value-type="float" office:value="-1.612536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21404.003906" calcext:value-type="float">
            <text:p>21404,0</text:p>
          </table:table-cell>
          <table:table-cell office:value-type="float" office:value="-92.485344" calcext:value-type="float">
            <text:p>-92,5</text:p>
          </table:table-cell>
          <table:table-cell office:value-type="float" office:value="-90.713272" calcext:value-type="float">
            <text:p>-90,7</text:p>
          </table:table-cell>
          <table:table-cell table:formula="of:=[.C1989]-5.88" office:value-type="float" office:value="-96.593272" calcext:value-type="float">
            <text:p>-96,6</text:p>
          </table:table-cell>
          <table:table-cell table:formula="of:=[.D1989]-[.B1989]" office:value-type="float" office:value="-4.107928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21414.770508" calcext:value-type="float">
            <text:p>21414,8</text:p>
          </table:table-cell>
          <table:table-cell office:value-type="float" office:value="-93.767883" calcext:value-type="float">
            <text:p>-93,8</text:p>
          </table:table-cell>
          <table:table-cell office:value-type="float" office:value="-89.453529" calcext:value-type="float">
            <text:p>-89,5</text:p>
          </table:table-cell>
          <table:table-cell table:formula="of:=[.C1990]-5.88" office:value-type="float" office:value="-95.333529" calcext:value-type="float">
            <text:p>-95,3</text:p>
          </table:table-cell>
          <table:table-cell table:formula="of:=[.D1990]-[.B1990]" office:value-type="float" office:value="-1.565646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21425.537109" calcext:value-type="float">
            <text:p>21425,5</text:p>
          </table:table-cell>
          <table:table-cell office:value-type="float" office:value="-92.960876" calcext:value-type="float">
            <text:p>-93,0</text:p>
          </table:table-cell>
          <table:table-cell office:value-type="float" office:value="-88.307892" calcext:value-type="float">
            <text:p>-88,3</text:p>
          </table:table-cell>
          <table:table-cell table:formula="of:=[.C1991]-5.88" office:value-type="float" office:value="-94.187892" calcext:value-type="float">
            <text:p>-94,2</text:p>
          </table:table-cell>
          <table:table-cell table:formula="of:=[.D1991]-[.B1991]" office:value-type="float" office:value="-1.22701599999999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1436.303711" calcext:value-type="float">
            <text:p>21436,3</text:p>
          </table:table-cell>
          <table:table-cell office:value-type="float" office:value="-87.89447" calcext:value-type="float">
            <text:p>-87,9</text:p>
          </table:table-cell>
          <table:table-cell office:value-type="float" office:value="-90.129227" calcext:value-type="float">
            <text:p>-90,1</text:p>
          </table:table-cell>
          <table:table-cell table:formula="of:=[.C1992]-5.88" office:value-type="float" office:value="-96.009227" calcext:value-type="float">
            <text:p>-96,0</text:p>
          </table:table-cell>
          <table:table-cell table:formula="of:=[.D1992]-[.B1992]" office:value-type="float" office:value="-8.114757" calcext:value-type="float">
            <text:p>-8,1</text:p>
          </table:table-cell>
          <table:table-cell table:number-columns-repeated="1019"/>
        </table:table-row>
        <table:table-row table:style-name="ro1">
          <table:table-cell office:value-type="float" office:value="21447.070312" calcext:value-type="float">
            <text:p>21447,1</text:p>
          </table:table-cell>
          <table:table-cell office:value-type="float" office:value="-88.019821" calcext:value-type="float">
            <text:p>-88,0</text:p>
          </table:table-cell>
          <table:table-cell office:value-type="float" office:value="-87.064056" calcext:value-type="float">
            <text:p>-87,1</text:p>
          </table:table-cell>
          <table:table-cell table:formula="of:=[.C1993]-5.88" office:value-type="float" office:value="-92.944056" calcext:value-type="float">
            <text:p>-92,9</text:p>
          </table:table-cell>
          <table:table-cell table:formula="of:=[.D1993]-[.B1993]" office:value-type="float" office:value="-4.924235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21457.836914" calcext:value-type="float">
            <text:p>21457,8</text:p>
          </table:table-cell>
          <table:table-cell office:value-type="float" office:value="-93.890297" calcext:value-type="float">
            <text:p>-93,9</text:p>
          </table:table-cell>
          <table:table-cell office:value-type="float" office:value="-88.154556" calcext:value-type="float">
            <text:p>-88,2</text:p>
          </table:table-cell>
          <table:table-cell table:formula="of:=[.C1994]-5.88" office:value-type="float" office:value="-94.034556" calcext:value-type="float">
            <text:p>-94,0</text:p>
          </table:table-cell>
          <table:table-cell table:formula="of:=[.D1994]-[.B1994]" office:value-type="float" office:value="-0.144258999999991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21468.603516" calcext:value-type="float">
            <text:p>21468,6</text:p>
          </table:table-cell>
          <table:table-cell office:value-type="float" office:value="-95.004463" calcext:value-type="float">
            <text:p>-95,0</text:p>
          </table:table-cell>
          <table:table-cell office:value-type="float" office:value="-90.178146" calcext:value-type="float">
            <text:p>-90,2</text:p>
          </table:table-cell>
          <table:table-cell table:formula="of:=[.C1995]-5.88" office:value-type="float" office:value="-96.058146" calcext:value-type="float">
            <text:p>-96,1</text:p>
          </table:table-cell>
          <table:table-cell table:formula="of:=[.D1995]-[.B1995]" office:value-type="float" office:value="-1.05368299999999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21479.370117" calcext:value-type="float">
            <text:p>21479,4</text:p>
          </table:table-cell>
          <table:table-cell office:value-type="float" office:value="-92.437683" calcext:value-type="float">
            <text:p>-92,4</text:p>
          </table:table-cell>
          <table:table-cell office:value-type="float" office:value="-91.842781" calcext:value-type="float">
            <text:p>-91,8</text:p>
          </table:table-cell>
          <table:table-cell table:formula="of:=[.C1996]-5.88" office:value-type="float" office:value="-97.722781" calcext:value-type="float">
            <text:p>-97,7</text:p>
          </table:table-cell>
          <table:table-cell table:formula="of:=[.D1996]-[.B1996]" office:value-type="float" office:value="-5.28509799999999" calcext:value-type="float">
            <text:p>-5,3</text:p>
          </table:table-cell>
          <table:table-cell table:number-columns-repeated="1019"/>
        </table:table-row>
        <table:table-row table:style-name="ro1">
          <table:table-cell office:value-type="float" office:value="21490.136719" calcext:value-type="float">
            <text:p>21490,1</text:p>
          </table:table-cell>
          <table:table-cell office:value-type="float" office:value="-93.807465" calcext:value-type="float">
            <text:p>-93,8</text:p>
          </table:table-cell>
          <table:table-cell office:value-type="float" office:value="-89.284409" calcext:value-type="float">
            <text:p>-89,3</text:p>
          </table:table-cell>
          <table:table-cell table:formula="of:=[.C1997]-5.88" office:value-type="float" office:value="-95.164409" calcext:value-type="float">
            <text:p>-95,2</text:p>
          </table:table-cell>
          <table:table-cell table:formula="of:=[.D1997]-[.B1997]" office:value-type="float" office:value="-1.356944" calcext:value-type="float">
            <text:p>-1,4</text:p>
          </table:table-cell>
          <table:table-cell table:number-columns-repeated="1019"/>
        </table:table-row>
        <table:table-row table:style-name="ro1">
          <table:table-cell office:value-type="float" office:value="21500.90332" calcext:value-type="float">
            <text:p>21500,9</text:p>
          </table:table-cell>
          <table:table-cell office:value-type="float" office:value="-92.377686" calcext:value-type="float">
            <text:p>-92,4</text:p>
          </table:table-cell>
          <table:table-cell office:value-type="float" office:value="-90.725616" calcext:value-type="float">
            <text:p>-90,7</text:p>
          </table:table-cell>
          <table:table-cell table:formula="of:=[.C1998]-5.88" office:value-type="float" office:value="-96.605616" calcext:value-type="float">
            <text:p>-96,6</text:p>
          </table:table-cell>
          <table:table-cell table:formula="of:=[.D1998]-[.B1998]" office:value-type="float" office:value="-4.22793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21511.669922" calcext:value-type="float">
            <text:p>21511,7</text:p>
          </table:table-cell>
          <table:table-cell office:value-type="float" office:value="-93.977211" calcext:value-type="float">
            <text:p>-94,0</text:p>
          </table:table-cell>
          <table:table-cell office:value-type="float" office:value="-90.600464" calcext:value-type="float">
            <text:p>-90,6</text:p>
          </table:table-cell>
          <table:table-cell table:formula="of:=[.C1999]-5.88" office:value-type="float" office:value="-96.480464" calcext:value-type="float">
            <text:p>-96,5</text:p>
          </table:table-cell>
          <table:table-cell table:formula="of:=[.D1999]-[.B1999]" office:value-type="float" office:value="-2.503253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1522.436523" calcext:value-type="float">
            <text:p>21522,4</text:p>
          </table:table-cell>
          <table:table-cell office:value-type="float" office:value="-95.024345" calcext:value-type="float">
            <text:p>-95,0</text:p>
          </table:table-cell>
          <table:table-cell office:value-type="float" office:value="-89.437744" calcext:value-type="float">
            <text:p>-89,4</text:p>
          </table:table-cell>
          <table:table-cell table:formula="of:=[.C2000]-5.88" office:value-type="float" office:value="-95.317744" calcext:value-type="float">
            <text:p>-95,3</text:p>
          </table:table-cell>
          <table:table-cell table:formula="of:=[.D2000]-[.B2000]" office:value-type="float" office:value="-0.293398999999994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21533.203125" calcext:value-type="float">
            <text:p>21533,2</text:p>
          </table:table-cell>
          <table:table-cell office:value-type="float" office:value="-95.132927" calcext:value-type="float">
            <text:p>-95,1</text:p>
          </table:table-cell>
          <table:table-cell office:value-type="float" office:value="-88.310936" calcext:value-type="float">
            <text:p>-88,3</text:p>
          </table:table-cell>
          <table:table-cell table:formula="of:=[.C2001]-5.88" office:value-type="float" office:value="-94.190936" calcext:value-type="float">
            <text:p>-94,2</text:p>
          </table:table-cell>
          <table:table-cell table:formula="of:=[.D2001]-[.B2001]" office:value-type="float" office:value="0.941991000000002" calcext:value-type="float">
            <text:p>0,9</text:p>
          </table:table-cell>
          <table:table-cell table:number-columns-repeated="1019"/>
        </table:table-row>
        <table:table-row table:style-name="ro1">
          <table:table-cell office:value-type="float" office:value="21543.969727" calcext:value-type="float">
            <text:p>21544,0</text:p>
          </table:table-cell>
          <table:table-cell office:value-type="float" office:value="-93.531639" calcext:value-type="float">
            <text:p>-93,5</text:p>
          </table:table-cell>
          <table:table-cell office:value-type="float" office:value="-91.771774" calcext:value-type="float">
            <text:p>-91,8</text:p>
          </table:table-cell>
          <table:table-cell table:formula="of:=[.C2002]-5.88" office:value-type="float" office:value="-97.651774" calcext:value-type="float">
            <text:p>-97,7</text:p>
          </table:table-cell>
          <table:table-cell table:formula="of:=[.D2002]-[.B2002]" office:value-type="float" office:value="-4.12013499999999" calcext:value-type="float">
            <text:p>-4,1</text:p>
          </table:table-cell>
          <table:table-cell table:number-columns-repeated="1019"/>
        </table:table-row>
        <table:table-row table:style-name="ro1">
          <table:table-cell office:value-type="float" office:value="21554.736328" calcext:value-type="float">
            <text:p>21554,7</text:p>
          </table:table-cell>
          <table:table-cell office:value-type="float" office:value="-94.651428" calcext:value-type="float">
            <text:p>-94,7</text:p>
          </table:table-cell>
          <table:table-cell office:value-type="float" office:value="-92.682098" calcext:value-type="float">
            <text:p>-92,7</text:p>
          </table:table-cell>
          <table:table-cell table:formula="of:=[.C2003]-5.88" office:value-type="float" office:value="-98.562098" calcext:value-type="float">
            <text:p>-98,6</text:p>
          </table:table-cell>
          <table:table-cell table:formula="of:=[.D2003]-[.B2003]" office:value-type="float" office:value="-3.91067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1565.50293" calcext:value-type="float">
            <text:p>21565,5</text:p>
          </table:table-cell>
          <table:table-cell office:value-type="float" office:value="-95.609421" calcext:value-type="float">
            <text:p>-95,6</text:p>
          </table:table-cell>
          <table:table-cell office:value-type="float" office:value="-92.581573" calcext:value-type="float">
            <text:p>-92,6</text:p>
          </table:table-cell>
          <table:table-cell table:formula="of:=[.C2004]-5.88" office:value-type="float" office:value="-98.461573" calcext:value-type="float">
            <text:p>-98,5</text:p>
          </table:table-cell>
          <table:table-cell table:formula="of:=[.D2004]-[.B2004]" office:value-type="float" office:value="-2.852152" calcext:value-type="float">
            <text:p>-2,9</text:p>
          </table:table-cell>
          <table:table-cell table:number-columns-repeated="1019"/>
        </table:table-row>
        <table:table-row table:style-name="ro1">
          <table:table-cell office:value-type="float" office:value="21576.269531" calcext:value-type="float">
            <text:p>21576,3</text:p>
          </table:table-cell>
          <table:table-cell office:value-type="float" office:value="-92.669716" calcext:value-type="float">
            <text:p>-92,7</text:p>
          </table:table-cell>
          <table:table-cell office:value-type="float" office:value="-89.294327" calcext:value-type="float">
            <text:p>-89,3</text:p>
          </table:table-cell>
          <table:table-cell table:formula="of:=[.C2005]-5.88" office:value-type="float" office:value="-95.174327" calcext:value-type="float">
            <text:p>-95,2</text:p>
          </table:table-cell>
          <table:table-cell table:formula="of:=[.D2005]-[.B2005]" office:value-type="float" office:value="-2.504611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1587.036133" calcext:value-type="float">
            <text:p>21587,0</text:p>
          </table:table-cell>
          <table:table-cell office:value-type="float" office:value="-93.217392" calcext:value-type="float">
            <text:p>-93,2</text:p>
          </table:table-cell>
          <table:table-cell office:value-type="float" office:value="-89.756393" calcext:value-type="float">
            <text:p>-89,8</text:p>
          </table:table-cell>
          <table:table-cell table:formula="of:=[.C2006]-5.88" office:value-type="float" office:value="-95.636393" calcext:value-type="float">
            <text:p>-95,6</text:p>
          </table:table-cell>
          <table:table-cell table:formula="of:=[.D2006]-[.B2006]" office:value-type="float" office:value="-2.41900099999999" calcext:value-type="float">
            <text:p>-2,4</text:p>
          </table:table-cell>
          <table:table-cell table:number-columns-repeated="1019"/>
        </table:table-row>
        <table:table-row table:style-name="ro1">
          <table:table-cell office:value-type="float" office:value="21597.802734" calcext:value-type="float">
            <text:p>21597,8</text:p>
          </table:table-cell>
          <table:table-cell office:value-type="float" office:value="-93.858353" calcext:value-type="float">
            <text:p>-93,9</text:p>
          </table:table-cell>
          <table:table-cell office:value-type="float" office:value="-89.834213" calcext:value-type="float">
            <text:p>-89,8</text:p>
          </table:table-cell>
          <table:table-cell table:formula="of:=[.C2007]-5.88" office:value-type="float" office:value="-95.714213" calcext:value-type="float">
            <text:p>-95,7</text:p>
          </table:table-cell>
          <table:table-cell table:formula="of:=[.D2007]-[.B2007]" office:value-type="float" office:value="-1.85586000000001" calcext:value-type="float">
            <text:p>-1,9</text:p>
          </table:table-cell>
          <table:table-cell table:number-columns-repeated="1019"/>
        </table:table-row>
        <table:table-row table:style-name="ro1">
          <table:table-cell office:value-type="float" office:value="21608.569336" calcext:value-type="float">
            <text:p>21608,6</text:p>
          </table:table-cell>
          <table:table-cell office:value-type="float" office:value="-94.667007" calcext:value-type="float">
            <text:p>-94,7</text:p>
          </table:table-cell>
          <table:table-cell office:value-type="float" office:value="-88.737411" calcext:value-type="float">
            <text:p>-88,7</text:p>
          </table:table-cell>
          <table:table-cell table:formula="of:=[.C2008]-5.88" office:value-type="float" office:value="-94.617411" calcext:value-type="float">
            <text:p>-94,6</text:p>
          </table:table-cell>
          <table:table-cell table:formula="of:=[.D2008]-[.B2008]" office:value-type="float" office:value="0.0495960000000082" calcext:value-type="float">
            <text:p>0,0</text:p>
          </table:table-cell>
          <table:table-cell table:number-columns-repeated="1019"/>
        </table:table-row>
        <table:table-row table:style-name="ro1">
          <table:table-cell office:value-type="float" office:value="21619.335938" calcext:value-type="float">
            <text:p>21619,3</text:p>
          </table:table-cell>
          <table:table-cell office:value-type="float" office:value="-95.474983" calcext:value-type="float">
            <text:p>-95,5</text:p>
          </table:table-cell>
          <table:table-cell office:value-type="float" office:value="-86.157906" calcext:value-type="float">
            <text:p>-86,2</text:p>
          </table:table-cell>
          <table:table-cell table:formula="of:=[.C2009]-5.88" office:value-type="float" office:value="-92.037906" calcext:value-type="float">
            <text:p>-92,0</text:p>
          </table:table-cell>
          <table:table-cell table:formula="of:=[.D2009]-[.B2009]" office:value-type="float" office:value="3.437077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21630.102539" calcext:value-type="float">
            <text:p>21630,1</text:p>
          </table:table-cell>
          <table:table-cell office:value-type="float" office:value="-95.702011" calcext:value-type="float">
            <text:p>-95,7</text:p>
          </table:table-cell>
          <table:table-cell office:value-type="float" office:value="-84.826035" calcext:value-type="float">
            <text:p>-84,8</text:p>
          </table:table-cell>
          <table:table-cell table:formula="of:=[.C2010]-5.88" office:value-type="float" office:value="-90.706035" calcext:value-type="float">
            <text:p>-90,7</text:p>
          </table:table-cell>
          <table:table-cell table:formula="of:=[.D2010]-[.B2010]" office:value-type="float" office:value="4.995976" calcext:value-type="float">
            <text:p>5,0</text:p>
          </table:table-cell>
          <table:table-cell table:number-columns-repeated="1019"/>
        </table:table-row>
        <table:table-row table:style-name="ro1">
          <table:table-cell office:value-type="float" office:value="21640.869141" calcext:value-type="float">
            <text:p>21640,9</text:p>
          </table:table-cell>
          <table:table-cell office:value-type="float" office:value="-94.961433" calcext:value-type="float">
            <text:p>-95,0</text:p>
          </table:table-cell>
          <table:table-cell office:value-type="float" office:value="-87.615082" calcext:value-type="float">
            <text:p>-87,6</text:p>
          </table:table-cell>
          <table:table-cell table:formula="of:=[.C2011]-5.88" office:value-type="float" office:value="-93.495082" calcext:value-type="float">
            <text:p>-93,5</text:p>
          </table:table-cell>
          <table:table-cell table:formula="of:=[.D2011]-[.B2011]" office:value-type="float" office:value="1.466351" calcext:value-type="float">
            <text:p>1,5</text:p>
          </table:table-cell>
          <table:table-cell table:number-columns-repeated="1019"/>
        </table:table-row>
        <table:table-row table:style-name="ro1">
          <table:table-cell office:value-type="float" office:value="21651.635742" calcext:value-type="float">
            <text:p>21651,6</text:p>
          </table:table-cell>
          <table:table-cell office:value-type="float" office:value="-94.092865" calcext:value-type="float">
            <text:p>-94,1</text:p>
          </table:table-cell>
          <table:table-cell office:value-type="float" office:value="-86.396957" calcext:value-type="float">
            <text:p>-86,4</text:p>
          </table:table-cell>
          <table:table-cell table:formula="of:=[.C2012]-5.88" office:value-type="float" office:value="-92.276957" calcext:value-type="float">
            <text:p>-92,3</text:p>
          </table:table-cell>
          <table:table-cell table:formula="of:=[.D2012]-[.B2012]" office:value-type="float" office:value="1.81590800000001" calcext:value-type="float">
            <text:p>1,8</text:p>
          </table:table-cell>
          <table:table-cell table:number-columns-repeated="1019"/>
        </table:table-row>
        <table:table-row table:style-name="ro1">
          <table:table-cell office:value-type="float" office:value="21662.402344" calcext:value-type="float">
            <text:p>21662,4</text:p>
          </table:table-cell>
          <table:table-cell office:value-type="float" office:value="-94.412712" calcext:value-type="float">
            <text:p>-94,4</text:p>
          </table:table-cell>
          <table:table-cell office:value-type="float" office:value="-86.089973" calcext:value-type="float">
            <text:p>-86,1</text:p>
          </table:table-cell>
          <table:table-cell table:formula="of:=[.C2013]-5.88" office:value-type="float" office:value="-91.969973" calcext:value-type="float">
            <text:p>-92,0</text:p>
          </table:table-cell>
          <table:table-cell table:formula="of:=[.D2013]-[.B2013]" office:value-type="float" office:value="2.442739" calcext:value-type="float">
            <text:p>2,4</text:p>
          </table:table-cell>
          <table:table-cell table:number-columns-repeated="1019"/>
        </table:table-row>
        <table:table-row table:style-name="ro1">
          <table:table-cell office:value-type="float" office:value="21673.168945" calcext:value-type="float">
            <text:p>21673,2</text:p>
          </table:table-cell>
          <table:table-cell office:value-type="float" office:value="-92.905716" calcext:value-type="float">
            <text:p>-92,9</text:p>
          </table:table-cell>
          <table:table-cell office:value-type="float" office:value="-87.321274" calcext:value-type="float">
            <text:p>-87,3</text:p>
          </table:table-cell>
          <table:table-cell table:formula="of:=[.C2014]-5.88" office:value-type="float" office:value="-93.201274" calcext:value-type="float">
            <text:p>-93,2</text:p>
          </table:table-cell>
          <table:table-cell table:formula="of:=[.D2014]-[.B2014]" office:value-type="float" office:value="-0.295558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21683.935547" calcext:value-type="float">
            <text:p>21683,9</text:p>
          </table:table-cell>
          <table:table-cell office:value-type="float" office:value="-93.273842" calcext:value-type="float">
            <text:p>-93,3</text:p>
          </table:table-cell>
          <table:table-cell office:value-type="float" office:value="-87.670082" calcext:value-type="float">
            <text:p>-87,7</text:p>
          </table:table-cell>
          <table:table-cell table:formula="of:=[.C2015]-5.88" office:value-type="float" office:value="-93.550082" calcext:value-type="float">
            <text:p>-93,6</text:p>
          </table:table-cell>
          <table:table-cell table:formula="of:=[.D2015]-[.B2015]" office:value-type="float" office:value="-0.276239999999987" calcext:value-type="float">
            <text:p>-0,3</text:p>
          </table:table-cell>
          <table:table-cell table:number-columns-repeated="1019"/>
        </table:table-row>
        <table:table-row table:style-name="ro1">
          <table:table-cell office:value-type="float" office:value="21694.702148" calcext:value-type="float">
            <text:p>21694,7</text:p>
          </table:table-cell>
          <table:table-cell office:value-type="float" office:value="-92.970291" calcext:value-type="float">
            <text:p>-93,0</text:p>
          </table:table-cell>
          <table:table-cell office:value-type="float" office:value="-88.305046" calcext:value-type="float">
            <text:p>-88,3</text:p>
          </table:table-cell>
          <table:table-cell table:formula="of:=[.C2016]-5.88" office:value-type="float" office:value="-94.185046" calcext:value-type="float">
            <text:p>-94,2</text:p>
          </table:table-cell>
          <table:table-cell table:formula="of:=[.D2016]-[.B2016]" office:value-type="float" office:value="-1.214755" calcext:value-type="float">
            <text:p>-1,2</text:p>
          </table:table-cell>
          <table:table-cell table:number-columns-repeated="1019"/>
        </table:table-row>
        <table:table-row table:style-name="ro1">
          <table:table-cell office:value-type="float" office:value="21705.46875" calcext:value-type="float">
            <text:p>21705,5</text:p>
          </table:table-cell>
          <table:table-cell office:value-type="float" office:value="-94.070427" calcext:value-type="float">
            <text:p>-94,1</text:p>
          </table:table-cell>
          <table:table-cell office:value-type="float" office:value="-91.331512" calcext:value-type="float">
            <text:p>-91,3</text:p>
          </table:table-cell>
          <table:table-cell table:formula="of:=[.C2017]-5.88" office:value-type="float" office:value="-97.211512" calcext:value-type="float">
            <text:p>-97,2</text:p>
          </table:table-cell>
          <table:table-cell table:formula="of:=[.D2017]-[.B2017]" office:value-type="float" office:value="-3.141085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1716.235352" calcext:value-type="float">
            <text:p>21716,2</text:p>
          </table:table-cell>
          <table:table-cell office:value-type="float" office:value="-95.535019" calcext:value-type="float">
            <text:p>-95,5</text:p>
          </table:table-cell>
          <table:table-cell office:value-type="float" office:value="-92.680977" calcext:value-type="float">
            <text:p>-92,7</text:p>
          </table:table-cell>
          <table:table-cell table:formula="of:=[.C2018]-5.88" office:value-type="float" office:value="-98.560977" calcext:value-type="float">
            <text:p>-98,6</text:p>
          </table:table-cell>
          <table:table-cell table:formula="of:=[.D2018]-[.B2018]" office:value-type="float" office:value="-3.02595799999999" calcext:value-type="float">
            <text:p>-3,0</text:p>
          </table:table-cell>
          <table:table-cell table:number-columns-repeated="1019"/>
        </table:table-row>
        <table:table-row table:style-name="ro1">
          <table:table-cell office:value-type="float" office:value="21727.001953" calcext:value-type="float">
            <text:p>21727,0</text:p>
          </table:table-cell>
          <table:table-cell office:value-type="float" office:value="-94.947006" calcext:value-type="float">
            <text:p>-94,9</text:p>
          </table:table-cell>
          <table:table-cell office:value-type="float" office:value="-93.497246" calcext:value-type="float">
            <text:p>-93,5</text:p>
          </table:table-cell>
          <table:table-cell table:formula="of:=[.C2019]-5.88" office:value-type="float" office:value="-99.377246" calcext:value-type="float">
            <text:p>-99,4</text:p>
          </table:table-cell>
          <table:table-cell table:formula="of:=[.D2019]-[.B2019]" office:value-type="float" office:value="-4.43024" calcext:value-type="float">
            <text:p>-4,4</text:p>
          </table:table-cell>
          <table:table-cell table:number-columns-repeated="1019"/>
        </table:table-row>
        <table:table-row table:style-name="ro1">
          <table:table-cell office:value-type="float" office:value="21737.768555" calcext:value-type="float">
            <text:p>21737,8</text:p>
          </table:table-cell>
          <table:table-cell office:value-type="float" office:value="-94.029793" calcext:value-type="float">
            <text:p>-94,0</text:p>
          </table:table-cell>
          <table:table-cell office:value-type="float" office:value="-88.791389" calcext:value-type="float">
            <text:p>-88,8</text:p>
          </table:table-cell>
          <table:table-cell table:formula="of:=[.C2020]-5.88" office:value-type="float" office:value="-94.671389" calcext:value-type="float">
            <text:p>-94,7</text:p>
          </table:table-cell>
          <table:table-cell table:formula="of:=[.D2020]-[.B2020]" office:value-type="float" office:value="-0.641595999999993" calcext:value-type="float">
            <text:p>-0,6</text:p>
          </table:table-cell>
          <table:table-cell table:number-columns-repeated="1019"/>
        </table:table-row>
        <table:table-row table:style-name="ro1">
          <table:table-cell office:value-type="float" office:value="21748.535156" calcext:value-type="float">
            <text:p>21748,5</text:p>
          </table:table-cell>
          <table:table-cell office:value-type="float" office:value="-93.41935" calcext:value-type="float">
            <text:p>-93,4</text:p>
          </table:table-cell>
          <table:table-cell office:value-type="float" office:value="-86.752594" calcext:value-type="float">
            <text:p>-86,8</text:p>
          </table:table-cell>
          <table:table-cell table:formula="of:=[.C2021]-5.88" office:value-type="float" office:value="-92.632594" calcext:value-type="float">
            <text:p>-92,6</text:p>
          </table:table-cell>
          <table:table-cell table:formula="of:=[.D2021]-[.B2021]" office:value-type="float" office:value="0.786755999999997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21759.301758" calcext:value-type="float">
            <text:p>21759,3</text:p>
          </table:table-cell>
          <table:table-cell office:value-type="float" office:value="-93.229935" calcext:value-type="float">
            <text:p>-93,2</text:p>
          </table:table-cell>
          <table:table-cell office:value-type="float" office:value="-89.676491" calcext:value-type="float">
            <text:p>-89,7</text:p>
          </table:table-cell>
          <table:table-cell table:formula="of:=[.C2022]-5.88" office:value-type="float" office:value="-95.556491" calcext:value-type="float">
            <text:p>-95,6</text:p>
          </table:table-cell>
          <table:table-cell table:formula="of:=[.D2022]-[.B2022]" office:value-type="float" office:value="-2.326556" calcext:value-type="float">
            <text:p>-2,3</text:p>
          </table:table-cell>
          <table:table-cell table:number-columns-repeated="1019"/>
        </table:table-row>
        <table:table-row table:style-name="ro1">
          <table:table-cell office:value-type="float" office:value="21770.068359" calcext:value-type="float">
            <text:p>21770,1</text:p>
          </table:table-cell>
          <table:table-cell office:value-type="float" office:value="-95.627319" calcext:value-type="float">
            <text:p>-95,6</text:p>
          </table:table-cell>
          <table:table-cell office:value-type="float" office:value="-88.774597" calcext:value-type="float">
            <text:p>-88,8</text:p>
          </table:table-cell>
          <table:table-cell table:formula="of:=[.C2023]-5.88" office:value-type="float" office:value="-94.654597" calcext:value-type="float">
            <text:p>-94,7</text:p>
          </table:table-cell>
          <table:table-cell table:formula="of:=[.D2023]-[.B2023]" office:value-type="float" office:value="0.972722000000005" calcext:value-type="float">
            <text:p>1,0</text:p>
          </table:table-cell>
          <table:table-cell table:number-columns-repeated="1019"/>
        </table:table-row>
        <table:table-row table:style-name="ro1">
          <table:table-cell office:value-type="float" office:value="21780.834961" calcext:value-type="float">
            <text:p>21780,8</text:p>
          </table:table-cell>
          <table:table-cell office:value-type="float" office:value="-94.894531" calcext:value-type="float">
            <text:p>-94,9</text:p>
          </table:table-cell>
          <table:table-cell office:value-type="float" office:value="-86.484962" calcext:value-type="float">
            <text:p>-86,5</text:p>
          </table:table-cell>
          <table:table-cell table:formula="of:=[.C2024]-5.88" office:value-type="float" office:value="-92.364962" calcext:value-type="float">
            <text:p>-92,4</text:p>
          </table:table-cell>
          <table:table-cell table:formula="of:=[.D2024]-[.B2024]" office:value-type="float" office:value="2.52956900000001" calcext:value-type="float">
            <text:p>2,5</text:p>
          </table:table-cell>
          <table:table-cell table:number-columns-repeated="1019"/>
        </table:table-row>
        <table:table-row table:style-name="ro1">
          <table:table-cell office:value-type="float" office:value="21791.601562" calcext:value-type="float">
            <text:p>21791,6</text:p>
          </table:table-cell>
          <table:table-cell office:value-type="float" office:value="-94.139175" calcext:value-type="float">
            <text:p>-94,1</text:p>
          </table:table-cell>
          <table:table-cell office:value-type="float" office:value="-89.335945" calcext:value-type="float">
            <text:p>-89,3</text:p>
          </table:table-cell>
          <table:table-cell table:formula="of:=[.C2025]-5.88" office:value-type="float" office:value="-95.215945" calcext:value-type="float">
            <text:p>-95,2</text:p>
          </table:table-cell>
          <table:table-cell table:formula="of:=[.D2025]-[.B2025]" office:value-type="float" office:value="-1.07677" calcext:value-type="float">
            <text:p>-1,1</text:p>
          </table:table-cell>
          <table:table-cell table:number-columns-repeated="1019"/>
        </table:table-row>
        <table:table-row table:style-name="ro1">
          <table:table-cell office:value-type="float" office:value="21802.368164" calcext:value-type="float">
            <text:p>21802,4</text:p>
          </table:table-cell>
          <table:table-cell office:value-type="float" office:value="-95.096085" calcext:value-type="float">
            <text:p>-95,1</text:p>
          </table:table-cell>
          <table:table-cell office:value-type="float" office:value="-89.392097" calcext:value-type="float">
            <text:p>-89,4</text:p>
          </table:table-cell>
          <table:table-cell table:formula="of:=[.C2026]-5.88" office:value-type="float" office:value="-95.272097" calcext:value-type="float">
            <text:p>-95,3</text:p>
          </table:table-cell>
          <table:table-cell table:formula="of:=[.D2026]-[.B2026]" office:value-type="float" office:value="-0.176012" calcext:value-type="float">
            <text:p>-0,2</text:p>
          </table:table-cell>
          <table:table-cell table:number-columns-repeated="1019"/>
        </table:table-row>
        <table:table-row table:style-name="ro1">
          <table:table-cell office:value-type="float" office:value="21813.134766" calcext:value-type="float">
            <text:p>21813,1</text:p>
          </table:table-cell>
          <table:table-cell office:value-type="float" office:value="-93.227867" calcext:value-type="float">
            <text:p>-93,2</text:p>
          </table:table-cell>
          <table:table-cell office:value-type="float" office:value="-88.945702" calcext:value-type="float">
            <text:p>-88,9</text:p>
          </table:table-cell>
          <table:table-cell table:formula="of:=[.C2027]-5.88" office:value-type="float" office:value="-94.825702" calcext:value-type="float">
            <text:p>-94,8</text:p>
          </table:table-cell>
          <table:table-cell table:formula="of:=[.D2027]-[.B2027]" office:value-type="float" office:value="-1.59783499999999" calcext:value-type="float">
            <text:p>-1,6</text:p>
          </table:table-cell>
          <table:table-cell table:number-columns-repeated="1019"/>
        </table:table-row>
        <table:table-row table:style-name="ro1">
          <table:table-cell office:value-type="float" office:value="21823.901367" calcext:value-type="float">
            <text:p>21823,9</text:p>
          </table:table-cell>
          <table:table-cell office:value-type="float" office:value="-93.161896" calcext:value-type="float">
            <text:p>-93,2</text:p>
          </table:table-cell>
          <table:table-cell office:value-type="float" office:value="-87.758644" calcext:value-type="float">
            <text:p>-87,8</text:p>
          </table:table-cell>
          <table:table-cell table:formula="of:=[.C2028]-5.88" office:value-type="float" office:value="-93.638644" calcext:value-type="float">
            <text:p>-93,6</text:p>
          </table:table-cell>
          <table:table-cell table:formula="of:=[.D2028]-[.B2028]" office:value-type="float" office:value="-0.476748000000001" calcext:value-type="float">
            <text:p>-0,5</text:p>
          </table:table-cell>
          <table:table-cell table:number-columns-repeated="1019"/>
        </table:table-row>
        <table:table-row table:style-name="ro1">
          <table:table-cell office:value-type="float" office:value="21834.667969" calcext:value-type="float">
            <text:p>21834,7</text:p>
          </table:table-cell>
          <table:table-cell office:value-type="float" office:value="-87.686058" calcext:value-type="float">
            <text:p>-87,7</text:p>
          </table:table-cell>
          <table:table-cell office:value-type="float" office:value="-85.437538" calcext:value-type="float">
            <text:p>-85,4</text:p>
          </table:table-cell>
          <table:table-cell table:formula="of:=[.C2029]-5.88" office:value-type="float" office:value="-91.317538" calcext:value-type="float">
            <text:p>-91,3</text:p>
          </table:table-cell>
          <table:table-cell table:formula="of:=[.D2029]-[.B2029]" office:value-type="float" office:value="-3.63148" calcext:value-type="float">
            <text:p>-3,6</text:p>
          </table:table-cell>
          <table:table-cell table:number-columns-repeated="1019"/>
        </table:table-row>
        <table:table-row table:style-name="ro1">
          <table:table-cell office:value-type="float" office:value="21845.43457" calcext:value-type="float">
            <text:p>21845,4</text:p>
          </table:table-cell>
          <table:table-cell office:value-type="float" office:value="-92.555702" calcext:value-type="float">
            <text:p>-92,6</text:p>
          </table:table-cell>
          <table:table-cell office:value-type="float" office:value="-82.378761" calcext:value-type="float">
            <text:p>-82,4</text:p>
          </table:table-cell>
          <table:table-cell table:formula="of:=[.C2030]-5.88" office:value-type="float" office:value="-88.258761" calcext:value-type="float">
            <text:p>-88,3</text:p>
          </table:table-cell>
          <table:table-cell table:formula="of:=[.D2030]-[.B2030]" office:value-type="float" office:value="4.296941" calcext:value-type="float">
            <text:p>4,3</text:p>
          </table:table-cell>
          <table:table-cell table:number-columns-repeated="1019"/>
        </table:table-row>
        <table:table-row table:style-name="ro1">
          <table:table-cell office:value-type="float" office:value="21856.201172" calcext:value-type="float">
            <text:p>21856,2</text:p>
          </table:table-cell>
          <table:table-cell office:value-type="float" office:value="-93.870323" calcext:value-type="float">
            <text:p>-93,9</text:p>
          </table:table-cell>
          <table:table-cell office:value-type="float" office:value="-84.605827" calcext:value-type="float">
            <text:p>-84,6</text:p>
          </table:table-cell>
          <table:table-cell table:formula="of:=[.C2031]-5.88" office:value-type="float" office:value="-90.485827" calcext:value-type="float">
            <text:p>-90,5</text:p>
          </table:table-cell>
          <table:table-cell table:formula="of:=[.D2031]-[.B2031]" office:value-type="float" office:value="3.384496" calcext:value-type="float">
            <text:p>3,4</text:p>
          </table:table-cell>
          <table:table-cell table:number-columns-repeated="1019"/>
        </table:table-row>
        <table:table-row table:style-name="ro1">
          <table:table-cell office:value-type="float" office:value="21866.967773" calcext:value-type="float">
            <text:p>21867,0</text:p>
          </table:table-cell>
          <table:table-cell office:value-type="float" office:value="-91.433388" calcext:value-type="float">
            <text:p>-91,4</text:p>
          </table:table-cell>
          <table:table-cell office:value-type="float" office:value="-87.090492" calcext:value-type="float">
            <text:p>-87,1</text:p>
          </table:table-cell>
          <table:table-cell table:formula="of:=[.C2032]-5.88" office:value-type="float" office:value="-92.970492" calcext:value-type="float">
            <text:p>-93,0</text:p>
          </table:table-cell>
          <table:table-cell table:formula="of:=[.D2032]-[.B2032]" office:value-type="float" office:value="-1.537104" calcext:value-type="float">
            <text:p>-1,5</text:p>
          </table:table-cell>
          <table:table-cell table:number-columns-repeated="1019"/>
        </table:table-row>
        <table:table-row table:style-name="ro1">
          <table:table-cell office:value-type="float" office:value="21877.734375" calcext:value-type="float">
            <text:p>21877,7</text:p>
          </table:table-cell>
          <table:table-cell office:value-type="float" office:value="-90.68383" calcext:value-type="float">
            <text:p>-90,7</text:p>
          </table:table-cell>
          <table:table-cell office:value-type="float" office:value="-86.992065" calcext:value-type="float">
            <text:p>-87,0</text:p>
          </table:table-cell>
          <table:table-cell table:formula="of:=[.C2033]-5.88" office:value-type="float" office:value="-92.872065" calcext:value-type="float">
            <text:p>-92,9</text:p>
          </table:table-cell>
          <table:table-cell table:formula="of:=[.D2033]-[.B2033]" office:value-type="float" office:value="-2.18823499999999" calcext:value-type="float">
            <text:p>-2,2</text:p>
          </table:table-cell>
          <table:table-cell table:number-columns-repeated="1019"/>
        </table:table-row>
        <table:table-row table:style-name="ro1">
          <table:table-cell office:value-type="float" office:value="21888.500977" calcext:value-type="float">
            <text:p>21888,5</text:p>
          </table:table-cell>
          <table:table-cell office:value-type="float" office:value="-91.453659" calcext:value-type="float">
            <text:p>-91,5</text:p>
          </table:table-cell>
          <table:table-cell office:value-type="float" office:value="-88.096771" calcext:value-type="float">
            <text:p>-88,1</text:p>
          </table:table-cell>
          <table:table-cell table:formula="of:=[.C2034]-5.88" office:value-type="float" office:value="-93.976771" calcext:value-type="float">
            <text:p>-94,0</text:p>
          </table:table-cell>
          <table:table-cell table:formula="of:=[.D2034]-[.B2034]" office:value-type="float" office:value="-2.523112" calcext:value-type="float">
            <text:p>-2,5</text:p>
          </table:table-cell>
          <table:table-cell table:number-columns-repeated="1019"/>
        </table:table-row>
        <table:table-row table:style-name="ro1">
          <table:table-cell office:value-type="float" office:value="21899.267578" calcext:value-type="float">
            <text:p>21899,3</text:p>
          </table:table-cell>
          <table:table-cell office:value-type="float" office:value="-92.686829" calcext:value-type="float">
            <text:p>-92,7</text:p>
          </table:table-cell>
          <table:table-cell office:value-type="float" office:value="-87.497513" calcext:value-type="float">
            <text:p>-87,5</text:p>
          </table:table-cell>
          <table:table-cell table:formula="of:=[.C2035]-5.88" office:value-type="float" office:value="-93.377513" calcext:value-type="float">
            <text:p>-93,4</text:p>
          </table:table-cell>
          <table:table-cell table:formula="of:=[.D2035]-[.B2035]" office:value-type="float" office:value="-0.69068399999999" calcext:value-type="float">
            <text:p>-0,7</text:p>
          </table:table-cell>
          <table:table-cell table:number-columns-repeated="1019"/>
        </table:table-row>
        <table:table-row table:style-name="ro1">
          <table:table-cell office:value-type="float" office:value="21910.03418" calcext:value-type="float">
            <text:p>21910,0</text:p>
          </table:table-cell>
          <table:table-cell office:value-type="float" office:value="-91.177765" calcext:value-type="float">
            <text:p>-91,2</text:p>
          </table:table-cell>
          <table:table-cell office:value-type="float" office:value="-89.347" calcext:value-type="float">
            <text:p>-89,3</text:p>
          </table:table-cell>
          <table:table-cell table:formula="of:=[.C2036]-5.88" office:value-type="float" office:value="-95.227" calcext:value-type="float">
            <text:p>-95,2</text:p>
          </table:table-cell>
          <table:table-cell table:formula="of:=[.D2036]-[.B2036]" office:value-type="float" office:value="-4.049235" calcext:value-type="float">
            <text:p>-4,0</text:p>
          </table:table-cell>
          <table:table-cell table:number-columns-repeated="1019"/>
        </table:table-row>
        <table:table-row table:style-name="ro1">
          <table:table-cell office:value-type="float" office:value="21920.800781" calcext:value-type="float">
            <text:p>21920,8</text:p>
          </table:table-cell>
          <table:table-cell office:value-type="float" office:value="-91.568512" calcext:value-type="float">
            <text:p>-91,6</text:p>
          </table:table-cell>
          <table:table-cell office:value-type="float" office:value="-89.591568" calcext:value-type="float">
            <text:p>-89,6</text:p>
          </table:table-cell>
          <table:table-cell table:formula="of:=[.C2037]-5.88" office:value-type="float" office:value="-95.471568" calcext:value-type="float">
            <text:p>-95,5</text:p>
          </table:table-cell>
          <table:table-cell table:formula="of:=[.D2037]-[.B2037]" office:value-type="float" office:value="-3.90305599999999" calcext:value-type="float">
            <text:p>-3,9</text:p>
          </table:table-cell>
          <table:table-cell table:number-columns-repeated="1019"/>
        </table:table-row>
        <table:table-row table:style-name="ro1">
          <table:table-cell office:value-type="float" office:value="21931.567383" calcext:value-type="float">
            <text:p>21931,6</text:p>
          </table:table-cell>
          <table:table-cell office:value-type="float" office:value="-93.460915" calcext:value-type="float">
            <text:p>-93,5</text:p>
          </table:table-cell>
          <table:table-cell office:value-type="float" office:value="-90.982101" calcext:value-type="float">
            <text:p>-91,0</text:p>
          </table:table-cell>
          <table:table-cell table:formula="of:=[.C2038]-5.88" office:value-type="float" office:value="-96.862101" calcext:value-type="float">
            <text:p>-96,9</text:p>
          </table:table-cell>
          <table:table-cell table:formula="of:=[.D2038]-[.B2038]" office:value-type="float" office:value="-3.401186" calcext:value-type="float">
            <text:p>-3,4</text:p>
          </table:table-cell>
          <table:table-cell table:number-columns-repeated="1019"/>
        </table:table-row>
        <table:table-row table:style-name="ro1">
          <table:table-cell office:value-type="float" office:value="21942.333984" calcext:value-type="float">
            <text:p>21942,3</text:p>
          </table:table-cell>
          <table:table-cell office:value-type="float" office:value="-92.478249" calcext:value-type="float">
            <text:p>-92,5</text:p>
          </table:table-cell>
          <table:table-cell office:value-type="float" office:value="-91.596848" calcext:value-type="float">
            <text:p>-91,6</text:p>
          </table:table-cell>
          <table:table-cell table:formula="of:=[.C2039]-5.88" office:value-type="float" office:value="-97.476848" calcext:value-type="float">
            <text:p>-97,5</text:p>
          </table:table-cell>
          <table:table-cell table:formula="of:=[.D2039]-[.B2039]" office:value-type="float" office:value="-4.99859899999998" calcext:value-type="float">
            <text:p>-5,0</text:p>
          </table:table-cell>
          <table:table-cell table:number-columns-repeated="1019"/>
        </table:table-row>
        <table:table-row table:style-name="ro1">
          <table:table-cell office:value-type="float" office:value="21953.100586" calcext:value-type="float">
            <text:p>21953,1</text:p>
          </table:table-cell>
          <table:table-cell office:value-type="float" office:value="-92.531006" calcext:value-type="float">
            <text:p>-92,5</text:p>
          </table:table-cell>
          <table:table-cell office:value-type="float" office:value="-89.709312" calcext:value-type="float">
            <text:p>-89,7</text:p>
          </table:table-cell>
          <table:table-cell table:formula="of:=[.C2040]-5.88" office:value-type="float" office:value="-95.589312" calcext:value-type="float">
            <text:p>-95,6</text:p>
          </table:table-cell>
          <table:table-cell table:formula="of:=[.D2040]-[.B2040]" office:value-type="float" office:value="-3.05830599999999" calcext:value-type="float">
            <text:p>-3,1</text:p>
          </table:table-cell>
          <table:table-cell table:number-columns-repeated="1019"/>
        </table:table-row>
        <table:table-row table:style-name="ro1">
          <table:table-cell office:value-type="float" office:value="21963.867188" calcext:value-type="float">
            <text:p>21963,9</text:p>
          </table:table-cell>
          <table:table-cell office:value-type="float" office:value="-93.555099" calcext:value-type="float">
            <text:p>-93,6</text:p>
          </table:table-cell>
          <table:table-cell office:value-type="float" office:value="-87.751976" calcext:value-type="float">
            <text:p>-87,8</text:p>
          </table:table-cell>
          <table:table-cell table:formula="of:=[.C2041]-5.88" office:value-type="float" office:value="-93.631976" calcext:value-type="float">
            <text:p>-93,6</text:p>
          </table:table-cell>
          <table:table-cell table:formula="of:=[.D2041]-[.B2041]" office:value-type="float" office:value="-0.0768769999999961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float" office:value="21974.633789" calcext:value-type="float">
            <text:p>21974,6</text:p>
          </table:table-cell>
          <table:table-cell office:value-type="float" office:value="-94.365944" calcext:value-type="float">
            <text:p>-94,4</text:p>
          </table:table-cell>
          <table:table-cell office:value-type="float" office:value="-85.466621" calcext:value-type="float">
            <text:p>-85,5</text:p>
          </table:table-cell>
          <table:table-cell table:formula="of:=[.C2042]-5.88" office:value-type="float" office:value="-91.346621" calcext:value-type="float">
            <text:p>-91,3</text:p>
          </table:table-cell>
          <table:table-cell table:formula="of:=[.D2042]-[.B2042]" office:value-type="float" office:value="3.019323" calcext:value-type="float">
            <text:p>3,0</text:p>
          </table:table-cell>
          <table:table-cell table:number-columns-repeated="1019"/>
        </table:table-row>
        <table:table-row table:style-name="ro1">
          <table:table-cell office:value-type="float" office:value="21985.400391" calcext:value-type="float">
            <text:p>21985,4</text:p>
          </table:table-cell>
          <table:table-cell office:value-type="float" office:value="-94.589851" calcext:value-type="float">
            <text:p>-94,6</text:p>
          </table:table-cell>
          <table:table-cell office:value-type="float" office:value="-86.830284" calcext:value-type="float">
            <text:p>-86,8</text:p>
          </table:table-cell>
          <table:table-cell table:formula="of:=[.C2043]-5.88" office:value-type="float" office:value="-92.710284" calcext:value-type="float">
            <text:p>-92,7</text:p>
          </table:table-cell>
          <table:table-cell table:formula="of:=[.D2043]-[.B2043]" office:value-type="float" office:value="1.87956699999999" calcext:value-type="float">
            <text:p>1,9</text:p>
          </table:table-cell>
          <table:table-cell table:number-columns-repeated="1019"/>
        </table:table-row>
        <table:table-row table:style-name="ro1">
          <table:table-cell office:value-type="float" office:value="21996.166992" calcext:value-type="float">
            <text:p>21996,2</text:p>
          </table:table-cell>
          <table:table-cell office:value-type="float" office:value="-90.067268" calcext:value-type="float">
            <text:p>-90,1</text:p>
          </table:table-cell>
          <table:table-cell office:value-type="float" office:value="-88.380341" calcext:value-type="float">
            <text:p>-88,4</text:p>
          </table:table-cell>
          <table:table-cell table:formula="of:=[.C2044]-5.88" office:value-type="float" office:value="-94.260341" calcext:value-type="float">
            <text:p>-94,3</text:p>
          </table:table-cell>
          <table:table-cell table:formula="of:=[.D2044]-[.B2044]" office:value-type="float" office:value="-4.193073" calcext:value-type="float">
            <text:p>-4,2</text:p>
          </table:table-cell>
          <table:table-cell table:number-columns-repeated="1019"/>
        </table:table-row>
        <table:table-row table:style-name="ro1">
          <table:table-cell office:value-type="float" office:value="22006.933594" calcext:value-type="float">
            <text:p>22006,9</text:p>
          </table:table-cell>
          <table:table-cell office:value-type="float" office:value="-89.53968" calcext:value-type="float">
            <text:p>-89,5</text:p>
          </table:table-cell>
          <table:table-cell office:value-type="float" office:value="-88.156952" calcext:value-type="float">
            <text:p>-88,2</text:p>
          </table:table-cell>
          <table:table-cell table:formula="of:=[.C2045]-5.88" office:value-type="float" office:value="-94.036952" calcext:value-type="float">
            <text:p>-94,0</text:p>
          </table:table-cell>
          <table:table-cell table:formula="of:=[.D2045]-[.B2045]" office:value-type="float" office:value="-4.497272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22017.700195" calcext:value-type="float">
            <text:p>22017,7</text:p>
          </table:table-cell>
          <table:table-cell office:value-type="float" office:value="-89.123154" calcext:value-type="float">
            <text:p>-89,1</text:p>
          </table:table-cell>
          <table:table-cell office:value-type="float" office:value="-87.698524" calcext:value-type="float">
            <text:p>-87,7</text:p>
          </table:table-cell>
          <table:table-cell table:formula="of:=[.C2046]-5.88" office:value-type="float" office:value="-93.578524" calcext:value-type="float">
            <text:p>-93,6</text:p>
          </table:table-cell>
          <table:table-cell table:formula="of:=[.D2046]-[.B2046]" office:value-type="float" office:value="-4.45537" calcext:value-type="float">
            <text:p>-4,5</text:p>
          </table:table-cell>
          <table:table-cell table:number-columns-repeated="1019"/>
        </table:table-row>
        <table:table-row table:style-name="ro1">
          <table:table-cell office:value-type="float" office:value="22028.466797" calcext:value-type="float">
            <text:p>22028,5</text:p>
          </table:table-cell>
          <table:table-cell office:value-type="float" office:value="-89.242935" calcext:value-type="float">
            <text:p>-89,2</text:p>
          </table:table-cell>
          <table:table-cell office:value-type="float" office:value="-88.227333" calcext:value-type="float">
            <text:p>-88,2</text:p>
          </table:table-cell>
          <table:table-cell table:formula="of:=[.C2047]-5.88" office:value-type="float" office:value="-94.107333" calcext:value-type="float">
            <text:p>-94,1</text:p>
          </table:table-cell>
          <table:table-cell table:formula="of:=[.D2047]-[.B2047]" office:value-type="float" office:value="-4.86439799999999" calcext:value-type="float">
            <text:p>-4,9</text:p>
          </table:table-cell>
          <table:table-cell table:number-columns-repeated="1019"/>
        </table:table-row>
        <table:table-row table:style-name="ro1">
          <table:table-cell office:value-type="float" office:value="22039.233398" calcext:value-type="float">
            <text:p>22039,2</text:p>
          </table:table-cell>
          <table:table-cell office:value-type="float" office:value="-90.700233" calcext:value-type="float">
            <text:p>-90,7</text:p>
          </table:table-cell>
          <table:table-cell office:value-type="float" office:value="-89.177368" calcext:value-type="float">
            <text:p>-89,2</text:p>
          </table:table-cell>
          <table:table-cell table:formula="of:=[.C2048]-5.88" office:value-type="float" office:value="-95.057368" calcext:value-type="float">
            <text:p>-95,1</text:p>
          </table:table-cell>
          <table:table-cell table:formula="of:=[.D2048]-[.B2048]" office:value-type="float" office:value="-4.357135" calcext:value-type="float">
            <text:p>-4,4</text:p>
          </table:table-cell>
          <table:table-cell table:number-columns-repeated="1019"/>
        </table:table-row>
        <table:table-row table:style-name="ro1" table:number-rows-repeated="1046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8:47:23.857914558</meta:creation-date>
    <dc:date>2018-12-25T18:56:51.087251328</dc:date>
    <meta:editing-duration>PT9M27S</meta:editing-duration>
    <meta:editing-cycles>5</meta:editing-cycles>
    <meta:generator>LibreOffice/6.0.6.2$Linux_x86 LibreOffice_project/00m0$Build-2</meta:generator>
    <meta:document-statistic meta:table-count="1" meta:cell-count="10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15cm" svg:height="11.192cm" xlink:href=".." xlink:type="simple" chart:class="chart:scatter" chart:style-name="ch1">
        <chart:title svg:x="6.27cm" svg:y="0.359cm" chart:style-name="ch2">
          <text:p>Single Tone at TL=10</text:p>
        </chart:title>
        <chart:legend chart:legend-position="end" svg:x="12.845cm" svg:y="5.048cm" style:legend-expansion="high" chart:style-name="ch3"/>
        <chart:plot-area chart:style-name="ch4" table:cell-range-address="Hoja1.A1:Hoja1.B2048 Hoja1.D1:Hoja1.D2048" chart:data-source-has-labels="row" svg:x="1.349cm" svg:y="1.361cm" svg:width="11.159cm" svg:height="8.627cm">
          <chartooo:coordinate-region svg:x="2.553cm" svg:y="1.361cm" svg:width="9.345cm" svg:height="8.229cm"/>
          <chart:axis chart:dimension="x" chart:name="primary-x" chart:style-name="ch5">
            <chart:title svg:x="6.103cm" svg:y="10.211cm" chart:style-name="ch6">
              <text:p>Frequency</text:p>
            </chart:title>
          </chart:axis>
          <chart:axis chart:dimension="y" chart:name="primary-y" chart:style-name="ch5">
            <chart:title svg:x="0.451cm" svg:y="5.93cm" chart:style-name="ch7">
              <text:p>dB</text:p>
            </chart:title>
            <chart:grid chart:style-name="ch8" chart:class="major"/>
          </chart:axis>
          <chart:series chart:style-name="ch9" chart:values-cell-range-address="Hoja1.B2:Hoja1.B2048" chart:label-cell-address="Hoja1.B1:Hoja1.B1" chart:class="chart:scatter">
            <chart:domain table:cell-range-address="Hoja1.A2:Hoja1.A2048"/>
            <chart:data-point chart:repeated="2047"/>
          </chart:series>
          <chart:series chart:style-name="ch10" chart:values-cell-range-address="Hoja1.D2:Hoja1.D2048" chart:label-cell-address="Hoja1.D1:Hoja1.D1" chart:class="chart:scatter">
            <chart:data-point chart:repeated="20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No genmix</text:p>
                <draw:g>
                  <svg:desc>Hoja1.B1:Hoja1.B1</svg:desc>
                </draw:g>
              </table:table-cell>
              <table:table-cell office:value-type="string">
                <text:p>genmix (gain adj.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66602">
                <text:p>10.766602</text:p>
                <draw:g>
                  <svg:desc>Hoja1.A2:Hoja1.A2048</svg:desc>
                </draw:g>
              </table:table-cell>
              <table:table-cell office:value-type="float" office:value="-45.012051">
                <text:p>-45.012051</text:p>
                <draw:g>
                  <svg:desc>Hoja1.B2:Hoja1.B2048</svg:desc>
                </draw:g>
              </table:table-cell>
              <table:table-cell office:value-type="float" office:value="-50.822471">
                <text:p>-50.822471</text:p>
                <draw:g>
                  <svg:desc>Hoja1.D2:Hoja1.D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33203">
                <text:p>21.533203</text:p>
              </table:table-cell>
              <table:table-cell office:value-type="float" office:value="-90.09333">
                <text:p>-90.09333</text:p>
              </table:table-cell>
              <table:table-cell office:value-type="float" office:value="-81.680713">
                <text:p>-81.680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99805">
                <text:p>32.299805</text:p>
              </table:table-cell>
              <table:table-cell office:value-type="float" office:value="-92.329025">
                <text:p>-92.329025</text:p>
              </table:table-cell>
              <table:table-cell office:value-type="float" office:value="-88.501071">
                <text:p>-88.50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066406">
                <text:p>43.066406</text:p>
              </table:table-cell>
              <table:table-cell office:value-type="float" office:value="-80.422455">
                <text:p>-80.422455</text:p>
              </table:table-cell>
              <table:table-cell office:value-type="float" office:value="-84.637652">
                <text:p>-84.637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833008">
                <text:p>53.833008</text:p>
              </table:table-cell>
              <table:table-cell office:value-type="float" office:value="-76.09771">
                <text:p>-76.09771</text:p>
              </table:table-cell>
              <table:table-cell office:value-type="float" office:value="-83.167621">
                <text:p>-83.167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599609">
                <text:p>64.599609</text:p>
              </table:table-cell>
              <table:table-cell office:value-type="float" office:value="-77.737274">
                <text:p>-77.737274</text:p>
              </table:table-cell>
              <table:table-cell office:value-type="float" office:value="-88.533656">
                <text:p>-88.533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366211">
                <text:p>75.366211</text:p>
              </table:table-cell>
              <table:table-cell office:value-type="float" office:value="-90.109825">
                <text:p>-90.109825</text:p>
              </table:table-cell>
              <table:table-cell office:value-type="float" office:value="-97.948672">
                <text:p>-97.948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132812">
                <text:p>86.132812</text:p>
              </table:table-cell>
              <table:table-cell office:value-type="float" office:value="-93.487717">
                <text:p>-93.487717</text:p>
              </table:table-cell>
              <table:table-cell office:value-type="float" office:value="-96.184001">
                <text:p>-96.184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899414">
                <text:p>96.899414</text:p>
              </table:table-cell>
              <table:table-cell office:value-type="float" office:value="-88.631592">
                <text:p>-88.631592</text:p>
              </table:table-cell>
              <table:table-cell office:value-type="float" office:value="-93.570796">
                <text:p>-93.570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666016">
                <text:p>107.666016</text:p>
              </table:table-cell>
              <table:table-cell office:value-type="float" office:value="-88.155899">
                <text:p>-88.155899</text:p>
              </table:table-cell>
              <table:table-cell office:value-type="float" office:value="-93.717456">
                <text:p>-93.717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.432617">
                <text:p>118.432617</text:p>
              </table:table-cell>
              <table:table-cell office:value-type="float" office:value="-82.352951">
                <text:p>-82.352951</text:p>
              </table:table-cell>
              <table:table-cell office:value-type="float" office:value="-94.307116">
                <text:p>-94.307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.199219">
                <text:p>129.199219</text:p>
              </table:table-cell>
              <table:table-cell office:value-type="float" office:value="-85.900131">
                <text:p>-85.900131</text:p>
              </table:table-cell>
              <table:table-cell office:value-type="float" office:value="-95.542964">
                <text:p>-95.542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96582">
                <text:p>139.96582</text:p>
              </table:table-cell>
              <table:table-cell office:value-type="float" office:value="-94.16832">
                <text:p>-94.16832</text:p>
              </table:table-cell>
              <table:table-cell office:value-type="float" office:value="-98.409587">
                <text:p>-98.409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732422">
                <text:p>150.732422</text:p>
              </table:table-cell>
              <table:table-cell office:value-type="float" office:value="-94.989723">
                <text:p>-94.989723</text:p>
              </table:table-cell>
              <table:table-cell office:value-type="float" office:value="-104.326106">
                <text:p>-104.326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.499023">
                <text:p>161.499023</text:p>
              </table:table-cell>
              <table:table-cell office:value-type="float" office:value="-95.103851">
                <text:p>-95.103851</text:p>
              </table:table-cell>
              <table:table-cell office:value-type="float" office:value="-97.041095">
                <text:p>-97.041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.265625">
                <text:p>172.265625</text:p>
              </table:table-cell>
              <table:table-cell office:value-type="float" office:value="-90.18396">
                <text:p>-90.18396</text:p>
              </table:table-cell>
              <table:table-cell office:value-type="float" office:value="-97.051539">
                <text:p>-97.051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.032227">
                <text:p>183.032227</text:p>
              </table:table-cell>
              <table:table-cell office:value-type="float" office:value="-87.372765">
                <text:p>-87.372765</text:p>
              </table:table-cell>
              <table:table-cell office:value-type="float" office:value="-99.011569">
                <text:p>-99.01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.798828">
                <text:p>193.798828</text:p>
              </table:table-cell>
              <table:table-cell office:value-type="float" office:value="-91.199028">
                <text:p>-91.199028</text:p>
              </table:table-cell>
              <table:table-cell office:value-type="float" office:value="-99.694819">
                <text:p>-99.694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.56543">
                <text:p>204.56543</text:p>
              </table:table-cell>
              <table:table-cell office:value-type="float" office:value="-91.607208">
                <text:p>-91.607208</text:p>
              </table:table-cell>
              <table:table-cell office:value-type="float" office:value="-99.508967">
                <text:p>-99.508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.332031">
                <text:p>215.332031</text:p>
              </table:table-cell>
              <table:table-cell office:value-type="float" office:value="-96.828186">
                <text:p>-96.828186</text:p>
              </table:table-cell>
              <table:table-cell office:value-type="float" office:value="-96.87559">
                <text:p>-96.87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.098633">
                <text:p>226.098633</text:p>
              </table:table-cell>
              <table:table-cell office:value-type="float" office:value="-94.549179">
                <text:p>-94.549179</text:p>
              </table:table-cell>
              <table:table-cell office:value-type="float" office:value="-95.754382">
                <text:p>-95.754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.865234">
                <text:p>236.865234</text:p>
              </table:table-cell>
              <table:table-cell office:value-type="float" office:value="-85.669266">
                <text:p>-85.669266</text:p>
              </table:table-cell>
              <table:table-cell office:value-type="float" office:value="-95.336612">
                <text:p>-95.33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7.631836">
                <text:p>247.631836</text:p>
              </table:table-cell>
              <table:table-cell office:value-type="float" office:value="-87.989044">
                <text:p>-87.989044</text:p>
              </table:table-cell>
              <table:table-cell office:value-type="float" office:value="-94.639125">
                <text:p>-94.639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.398438">
                <text:p>258.398438</text:p>
              </table:table-cell>
              <table:table-cell office:value-type="float" office:value="-95.528984">
                <text:p>-95.528984</text:p>
              </table:table-cell>
              <table:table-cell office:value-type="float" office:value="-92.166026">
                <text:p>-92.166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9.165039">
                <text:p>269.165039</text:p>
              </table:table-cell>
              <table:table-cell office:value-type="float" office:value="-91.541245">
                <text:p>-91.541245</text:p>
              </table:table-cell>
              <table:table-cell office:value-type="float" office:value="-91.205401">
                <text:p>-91.205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9.931641">
                <text:p>279.931641</text:p>
              </table:table-cell>
              <table:table-cell office:value-type="float" office:value="-92.153717">
                <text:p>-92.153717</text:p>
              </table:table-cell>
              <table:table-cell office:value-type="float" office:value="-90.700496">
                <text:p>-90.700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698242">
                <text:p>290.698242</text:p>
              </table:table-cell>
              <table:table-cell office:value-type="float" office:value="-88.428085">
                <text:p>-88.428085</text:p>
              </table:table-cell>
              <table:table-cell office:value-type="float" office:value="-90.561145">
                <text:p>-90.561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.464844">
                <text:p>301.464844</text:p>
              </table:table-cell>
              <table:table-cell office:value-type="float" office:value="-85.572632">
                <text:p>-85.572632</text:p>
              </table:table-cell>
              <table:table-cell office:value-type="float" office:value="-87.715503">
                <text:p>-87.715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.231445">
                <text:p>312.231445</text:p>
              </table:table-cell>
              <table:table-cell office:value-type="float" office:value="-85.174057">
                <text:p>-85.174057</text:p>
              </table:table-cell>
              <table:table-cell office:value-type="float" office:value="-84.985049">
                <text:p>-84.985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.998047">
                <text:p>322.998047</text:p>
              </table:table-cell>
              <table:table-cell office:value-type="float" office:value="-82.266495">
                <text:p>-82.266495</text:p>
              </table:table-cell>
              <table:table-cell office:value-type="float" office:value="-82.640696">
                <text:p>-82.640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764648">
                <text:p>333.764648</text:p>
              </table:table-cell>
              <table:table-cell office:value-type="float" office:value="-78.621635">
                <text:p>-78.621635</text:p>
              </table:table-cell>
              <table:table-cell office:value-type="float" office:value="-78.196444">
                <text:p>-78.196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4.53125">
                <text:p>344.53125</text:p>
              </table:table-cell>
              <table:table-cell office:value-type="float" office:value="-74.929939">
                <text:p>-74.929939</text:p>
              </table:table-cell>
              <table:table-cell office:value-type="float" office:value="-75.65771">
                <text:p>-75.65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.297852">
                <text:p>355.297852</text:p>
              </table:table-cell>
              <table:table-cell office:value-type="float" office:value="-70.442818">
                <text:p>-70.442818</text:p>
              </table:table-cell>
              <table:table-cell office:value-type="float" office:value="-70.047587">
                <text:p>-70.047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6.064453">
                <text:p>366.064453</text:p>
              </table:table-cell>
              <table:table-cell office:value-type="float" office:value="-64.771103">
                <text:p>-64.771103</text:p>
              </table:table-cell>
              <table:table-cell office:value-type="float" office:value="-64.778911">
                <text:p>-64.778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.831055">
                <text:p>376.831055</text:p>
              </table:table-cell>
              <table:table-cell office:value-type="float" office:value="-57.418415">
                <text:p>-57.418415</text:p>
              </table:table-cell>
              <table:table-cell office:value-type="float" office:value="-57.417212">
                <text:p>-57.417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7.597656">
                <text:p>387.597656</text:p>
              </table:table-cell>
              <table:table-cell office:value-type="float" office:value="-46.862423">
                <text:p>-46.862423</text:p>
              </table:table-cell>
              <table:table-cell office:value-type="float" office:value="-46.850764">
                <text:p>-46.850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.364258">
                <text:p>398.364258</text:p>
              </table:table-cell>
              <table:table-cell office:value-type="float" office:value="-25.027334">
                <text:p>-25.027334</text:p>
              </table:table-cell>
              <table:table-cell office:value-type="float" office:value="-25.023787">
                <text:p>-25.02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.130859">
                <text:p>409.130859</text:p>
              </table:table-cell>
              <table:table-cell office:value-type="float" office:value="-15.261679">
                <text:p>-15.261679</text:p>
              </table:table-cell>
              <table:table-cell office:value-type="float" office:value="-15.257596">
                <text:p>-15.257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.897461">
                <text:p>419.897461</text:p>
              </table:table-cell>
              <table:table-cell office:value-type="float" office:value="-18.007694">
                <text:p>-18.007694</text:p>
              </table:table-cell>
              <table:table-cell office:value-type="float" office:value="-18.003856">
                <text:p>-18.003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0.664062">
                <text:p>430.664062</text:p>
              </table:table-cell>
              <table:table-cell office:value-type="float" office:value="-38.273792">
                <text:p>-38.273792</text:p>
              </table:table-cell>
              <table:table-cell office:value-type="float" office:value="-38.275695">
                <text:p>-38.275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.430664">
                <text:p>441.430664</text:p>
              </table:table-cell>
              <table:table-cell office:value-type="float" office:value="-52.390663">
                <text:p>-52.390663</text:p>
              </table:table-cell>
              <table:table-cell office:value-type="float" office:value="-52.367312">
                <text:p>-52.367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2.197266">
                <text:p>452.197266</text:p>
              </table:table-cell>
              <table:table-cell office:value-type="float" office:value="-61.092419">
                <text:p>-61.092419</text:p>
              </table:table-cell>
              <table:table-cell office:value-type="float" office:value="-61.079848">
                <text:p>-61.079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2.963867">
                <text:p>462.963867</text:p>
              </table:table-cell>
              <table:table-cell office:value-type="float" office:value="-67.538216">
                <text:p>-67.538216</text:p>
              </table:table-cell>
              <table:table-cell office:value-type="float" office:value="-67.332126">
                <text:p>-67.332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3.730469">
                <text:p>473.730469</text:p>
              </table:table-cell>
              <table:table-cell office:value-type="float" office:value="-72.409264">
                <text:p>-72.409264</text:p>
              </table:table-cell>
              <table:table-cell office:value-type="float" office:value="-73.621371">
                <text:p>-73.621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.49707">
                <text:p>484.49707</text:p>
              </table:table-cell>
              <table:table-cell office:value-type="float" office:value="-76.371971">
                <text:p>-76.371971</text:p>
              </table:table-cell>
              <table:table-cell office:value-type="float" office:value="-75.830035">
                <text:p>-75.830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5.263672">
                <text:p>495.263672</text:p>
              </table:table-cell>
              <table:table-cell office:value-type="float" office:value="-80.202377">
                <text:p>-80.202377</text:p>
              </table:table-cell>
              <table:table-cell office:value-type="float" office:value="-80.079081">
                <text:p>-80.079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6.030273">
                <text:p>506.030273</text:p>
              </table:table-cell>
              <table:table-cell office:value-type="float" office:value="-83.370941">
                <text:p>-83.370941</text:p>
              </table:table-cell>
              <table:table-cell office:value-type="float" office:value="-84.30804">
                <text:p>-84.30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6.796875">
                <text:p>516.796875</text:p>
              </table:table-cell>
              <table:table-cell office:value-type="float" office:value="-86.769249">
                <text:p>-86.769249</text:p>
              </table:table-cell>
              <table:table-cell office:value-type="float" office:value="-86.176753">
                <text:p>-86.176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7.563477">
                <text:p>527.563477</text:p>
              </table:table-cell>
              <table:table-cell office:value-type="float" office:value="-88.189354">
                <text:p>-88.189354</text:p>
              </table:table-cell>
              <table:table-cell office:value-type="float" office:value="-88.494487">
                <text:p>-88.494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8.330078">
                <text:p>538.330078</text:p>
              </table:table-cell>
              <table:table-cell office:value-type="float" office:value="-88.975014">
                <text:p>-88.975014</text:p>
              </table:table-cell>
              <table:table-cell office:value-type="float" office:value="-93.515002">
                <text:p>-93.515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9.09668">
                <text:p>549.09668</text:p>
              </table:table-cell>
              <table:table-cell office:value-type="float" office:value="-89.642929">
                <text:p>-89.642929</text:p>
              </table:table-cell>
              <table:table-cell office:value-type="float" office:value="-90.578738">
                <text:p>-90.578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9.863281">
                <text:p>559.863281</text:p>
              </table:table-cell>
              <table:table-cell office:value-type="float" office:value="-93.076767">
                <text:p>-93.076767</text:p>
              </table:table-cell>
              <table:table-cell office:value-type="float" office:value="-96.531459">
                <text:p>-96.531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.629883">
                <text:p>570.629883</text:p>
              </table:table-cell>
              <table:table-cell office:value-type="float" office:value="-94.252129">
                <text:p>-94.252129</text:p>
              </table:table-cell>
              <table:table-cell office:value-type="float" office:value="-94.586367">
                <text:p>-94.586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.396484">
                <text:p>581.396484</text:p>
              </table:table-cell>
              <table:table-cell office:value-type="float" office:value="-96.659271">
                <text:p>-96.659271</text:p>
              </table:table-cell>
              <table:table-cell office:value-type="float" office:value="-91.040057">
                <text:p>-91.040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2.163086">
                <text:p>592.163086</text:p>
              </table:table-cell>
              <table:table-cell office:value-type="float" office:value="-94.938568">
                <text:p>-94.938568</text:p>
              </table:table-cell>
              <table:table-cell office:value-type="float" office:value="-96.379489">
                <text:p>-96.379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2.929688">
                <text:p>602.929688</text:p>
              </table:table-cell>
              <table:table-cell office:value-type="float" office:value="-92.766258">
                <text:p>-92.766258</text:p>
              </table:table-cell>
              <table:table-cell office:value-type="float" office:value="-97.447184">
                <text:p>-97.447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3.696289">
                <text:p>613.696289</text:p>
              </table:table-cell>
              <table:table-cell office:value-type="float" office:value="-95.051643">
                <text:p>-95.051643</text:p>
              </table:table-cell>
              <table:table-cell office:value-type="float" office:value="-96.820712">
                <text:p>-96.820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4.462891">
                <text:p>624.462891</text:p>
              </table:table-cell>
              <table:table-cell office:value-type="float" office:value="-97.932663">
                <text:p>-97.932663</text:p>
              </table:table-cell>
              <table:table-cell office:value-type="float" office:value="-98.567851">
                <text:p>-98.567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5.229492">
                <text:p>635.229492</text:p>
              </table:table-cell>
              <table:table-cell office:value-type="float" office:value="-98.22123">
                <text:p>-98.22123</text:p>
              </table:table-cell>
              <table:table-cell office:value-type="float" office:value="-101.335681">
                <text:p>-101.335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5.996094">
                <text:p>645.996094</text:p>
              </table:table-cell>
              <table:table-cell office:value-type="float" office:value="-95.504189">
                <text:p>-95.504189</text:p>
              </table:table-cell>
              <table:table-cell office:value-type="float" office:value="-98.169215">
                <text:p>-98.169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6.762695">
                <text:p>656.762695</text:p>
              </table:table-cell>
              <table:table-cell office:value-type="float" office:value="-91.081062">
                <text:p>-91.081062</text:p>
              </table:table-cell>
              <table:table-cell office:value-type="float" office:value="-98.619159">
                <text:p>-98.619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7.529297">
                <text:p>667.529297</text:p>
              </table:table-cell>
              <table:table-cell office:value-type="float" office:value="-90.609573">
                <text:p>-90.609573</text:p>
              </table:table-cell>
              <table:table-cell office:value-type="float" office:value="-96.986804">
                <text:p>-96.9868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8.295898">
                <text:p>678.295898</text:p>
              </table:table-cell>
              <table:table-cell office:value-type="float" office:value="-96.646759">
                <text:p>-96.646759</text:p>
              </table:table-cell>
              <table:table-cell office:value-type="float" office:value="-99.41421">
                <text:p>-99.414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9.0625">
                <text:p>689.0625</text:p>
              </table:table-cell>
              <table:table-cell office:value-type="float" office:value="-98.434761">
                <text:p>-98.434761</text:p>
              </table:table-cell>
              <table:table-cell office:value-type="float" office:value="-101.43864">
                <text:p>-101.43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.829102">
                <text:p>699.829102</text:p>
              </table:table-cell>
              <table:table-cell office:value-type="float" office:value="-97.843941">
                <text:p>-97.843941</text:p>
              </table:table-cell>
              <table:table-cell office:value-type="float" office:value="-99.422496">
                <text:p>-99.422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.595703">
                <text:p>710.595703</text:p>
              </table:table-cell>
              <table:table-cell office:value-type="float" office:value="-95.667725">
                <text:p>-95.667725</text:p>
              </table:table-cell>
              <table:table-cell office:value-type="float" office:value="-104.144816">
                <text:p>-104.144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1.362305">
                <text:p>721.362305</text:p>
              </table:table-cell>
              <table:table-cell office:value-type="float" office:value="-90.417725">
                <text:p>-90.417725</text:p>
              </table:table-cell>
              <table:table-cell office:value-type="float" office:value="-102.801188">
                <text:p>-102.801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2.128906">
                <text:p>732.128906</text:p>
              </table:table-cell>
              <table:table-cell office:value-type="float" office:value="-92.789238">
                <text:p>-92.789238</text:p>
              </table:table-cell>
              <table:table-cell office:value-type="float" office:value="-101.026935">
                <text:p>-101.0269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2.895508">
                <text:p>742.895508</text:p>
              </table:table-cell>
              <table:table-cell office:value-type="float" office:value="-96.674316">
                <text:p>-96.674316</text:p>
              </table:table-cell>
              <table:table-cell office:value-type="float" office:value="-100.154536">
                <text:p>-100.154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3.662109">
                <text:p>753.662109</text:p>
              </table:table-cell>
              <table:table-cell office:value-type="float" office:value="-98.235771">
                <text:p>-98.235771</text:p>
              </table:table-cell>
              <table:table-cell office:value-type="float" office:value="-99.887713">
                <text:p>-99.887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4.428711">
                <text:p>764.428711</text:p>
              </table:table-cell>
              <table:table-cell office:value-type="float" office:value="-98.373116">
                <text:p>-98.373116</text:p>
              </table:table-cell>
              <table:table-cell office:value-type="float" office:value="-99.040202">
                <text:p>-99.040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5.195312">
                <text:p>775.195312</text:p>
              </table:table-cell>
              <table:table-cell office:value-type="float" office:value="-93.825829">
                <text:p>-93.825829</text:p>
              </table:table-cell>
              <table:table-cell office:value-type="float" office:value="-97.149791">
                <text:p>-97.149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5.961914">
                <text:p>785.961914</text:p>
              </table:table-cell>
              <table:table-cell office:value-type="float" office:value="-91.626625">
                <text:p>-91.626625</text:p>
              </table:table-cell>
              <table:table-cell office:value-type="float" office:value="-93.915194">
                <text:p>-93.915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6.728516">
                <text:p>796.728516</text:p>
              </table:table-cell>
              <table:table-cell office:value-type="float" office:value="-97.500069">
                <text:p>-97.500069</text:p>
              </table:table-cell>
              <table:table-cell office:value-type="float" office:value="-94.187571">
                <text:p>-94.1875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7.495117">
                <text:p>807.495117</text:p>
              </table:table-cell>
              <table:table-cell office:value-type="float" office:value="-91.403633">
                <text:p>-91.403633</text:p>
              </table:table-cell>
              <table:table-cell office:value-type="float" office:value="-89.70769">
                <text:p>-89.7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8.261719">
                <text:p>818.261719</text:p>
              </table:table-cell>
              <table:table-cell office:value-type="float" office:value="-77.762566">
                <text:p>-77.762566</text:p>
              </table:table-cell>
              <table:table-cell office:value-type="float" office:value="-79.353175">
                <text:p>-79.353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9.02832">
                <text:p>829.02832</text:p>
              </table:table-cell>
              <table:table-cell office:value-type="float" office:value="-77.498207">
                <text:p>-77.498207</text:p>
              </table:table-cell>
              <table:table-cell office:value-type="float" office:value="-78.561595">
                <text:p>-78.561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9.794922">
                <text:p>839.794922</text:p>
              </table:table-cell>
              <table:table-cell office:value-type="float" office:value="-90.509232">
                <text:p>-90.509232</text:p>
              </table:table-cell>
              <table:table-cell office:value-type="float" office:value="-85.880046">
                <text:p>-85.880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0.561523">
                <text:p>850.561523</text:p>
              </table:table-cell>
              <table:table-cell office:value-type="float" office:value="-93.475533">
                <text:p>-93.475533</text:p>
              </table:table-cell>
              <table:table-cell office:value-type="float" office:value="-92.240191">
                <text:p>-92.24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1.328125">
                <text:p>861.328125</text:p>
              </table:table-cell>
              <table:table-cell office:value-type="float" office:value="-92.619186">
                <text:p>-92.619186</text:p>
              </table:table-cell>
              <table:table-cell office:value-type="float" office:value="-93.340602">
                <text:p>-93.340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2.094727">
                <text:p>872.094727</text:p>
              </table:table-cell>
              <table:table-cell office:value-type="float" office:value="-94.344223">
                <text:p>-94.344223</text:p>
              </table:table-cell>
              <table:table-cell office:value-type="float" office:value="-97.367488">
                <text:p>-97.367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2.861328">
                <text:p>882.861328</text:p>
              </table:table-cell>
              <table:table-cell office:value-type="float" office:value="-96.757393">
                <text:p>-96.757393</text:p>
              </table:table-cell>
              <table:table-cell office:value-type="float" office:value="-99.877185">
                <text:p>-99.877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3.62793">
                <text:p>893.62793</text:p>
              </table:table-cell>
              <table:table-cell office:value-type="float" office:value="-96.101677">
                <text:p>-96.101677</text:p>
              </table:table-cell>
              <table:table-cell office:value-type="float" office:value="-96.074321">
                <text:p>-96.074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4.394531">
                <text:p>904.394531</text:p>
              </table:table-cell>
              <table:table-cell office:value-type="float" office:value="-92.921967">
                <text:p>-92.921967</text:p>
              </table:table-cell>
              <table:table-cell office:value-type="float" office:value="-93.654353">
                <text:p>-93.654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5.161133">
                <text:p>915.161133</text:p>
              </table:table-cell>
              <table:table-cell office:value-type="float" office:value="-97.36235">
                <text:p>-97.36235</text:p>
              </table:table-cell>
              <table:table-cell office:value-type="float" office:value="-97.314242">
                <text:p>-97.314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5.927734">
                <text:p>925.927734</text:p>
              </table:table-cell>
              <table:table-cell office:value-type="float" office:value="-100.809372">
                <text:p>-100.809372</text:p>
              </table:table-cell>
              <table:table-cell office:value-type="float" office:value="-102.247241">
                <text:p>-102.247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6.694336">
                <text:p>936.694336</text:p>
              </table:table-cell>
              <table:table-cell office:value-type="float" office:value="-99.360229">
                <text:p>-99.360229</text:p>
              </table:table-cell>
              <table:table-cell office:value-type="float" office:value="-105.423404">
                <text:p>-105.423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7.460938">
                <text:p>947.460938</text:p>
              </table:table-cell>
              <table:table-cell office:value-type="float" office:value="-97.426834">
                <text:p>-97.426834</text:p>
              </table:table-cell>
              <table:table-cell office:value-type="float" office:value="-100.528232">
                <text:p>-100.528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8.227539">
                <text:p>958.227539</text:p>
              </table:table-cell>
              <table:table-cell office:value-type="float" office:value="-91.954628">
                <text:p>-91.954628</text:p>
              </table:table-cell>
              <table:table-cell office:value-type="float" office:value="-98.771502">
                <text:p>-98.771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8.994141">
                <text:p>968.994141</text:p>
              </table:table-cell>
              <table:table-cell office:value-type="float" office:value="-91.535202">
                <text:p>-91.535202</text:p>
              </table:table-cell>
              <table:table-cell office:value-type="float" office:value="-98.480166">
                <text:p>-98.480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9.760742">
                <text:p>979.760742</text:p>
              </table:table-cell>
              <table:table-cell office:value-type="float" office:value="-97.715775">
                <text:p>-97.715775</text:p>
              </table:table-cell>
              <table:table-cell office:value-type="float" office:value="-96.703204">
                <text:p>-96.7032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0.527344">
                <text:p>990.527344</text:p>
              </table:table-cell>
              <table:table-cell office:value-type="float" office:value="-98.187653">
                <text:p>-98.187653</text:p>
              </table:table-cell>
              <table:table-cell office:value-type="float" office:value="-97.352786">
                <text:p>-97.352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1.293945">
                <text:p>1001.293945</text:p>
              </table:table-cell>
              <table:table-cell office:value-type="float" office:value="-95.395737">
                <text:p>-95.395737</text:p>
              </table:table-cell>
              <table:table-cell office:value-type="float" office:value="-102.735736">
                <text:p>-102.7357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2.060547">
                <text:p>1012.060547</text:p>
              </table:table-cell>
              <table:table-cell office:value-type="float" office:value="-93.535934">
                <text:p>-93.535934</text:p>
              </table:table-cell>
              <table:table-cell office:value-type="float" office:value="-101.059428">
                <text:p>-101.059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2.827148">
                <text:p>1022.827148</text:p>
              </table:table-cell>
              <table:table-cell office:value-type="float" office:value="-89.600616">
                <text:p>-89.600616</text:p>
              </table:table-cell>
              <table:table-cell office:value-type="float" office:value="-96.523402">
                <text:p>-96.523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3.59375">
                <text:p>1033.59375</text:p>
              </table:table-cell>
              <table:table-cell office:value-type="float" office:value="-92.322258">
                <text:p>-92.322258</text:p>
              </table:table-cell>
              <table:table-cell office:value-type="float" office:value="-96.702548">
                <text:p>-96.702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4.360352">
                <text:p>1044.360352</text:p>
              </table:table-cell>
              <table:table-cell office:value-type="float" office:value="-98.679176">
                <text:p>-98.679176</text:p>
              </table:table-cell>
              <table:table-cell office:value-type="float" office:value="-99.299022">
                <text:p>-99.299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5.126953">
                <text:p>1055.126953</text:p>
              </table:table-cell>
              <table:table-cell office:value-type="float" office:value="-95.96254">
                <text:p>-95.96254</text:p>
              </table:table-cell>
              <table:table-cell office:value-type="float" office:value="-97.992495">
                <text:p>-97.992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5.893555">
                <text:p>1065.893555</text:p>
              </table:table-cell>
              <table:table-cell office:value-type="float" office:value="-95.473595">
                <text:p>-95.473595</text:p>
              </table:table-cell>
              <table:table-cell office:value-type="float" office:value="-96.041392">
                <text:p>-96.041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6.660156">
                <text:p>1076.660156</text:p>
              </table:table-cell>
              <table:table-cell office:value-type="float" office:value="-94.195442">
                <text:p>-94.195442</text:p>
              </table:table-cell>
              <table:table-cell office:value-type="float" office:value="-96.954585">
                <text:p>-96.954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7.426758">
                <text:p>1087.426758</text:p>
              </table:table-cell>
              <table:table-cell office:value-type="float" office:value="-93.215843">
                <text:p>-93.215843</text:p>
              </table:table-cell>
              <table:table-cell office:value-type="float" office:value="-95.510844">
                <text:p>-95.510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8.193359">
                <text:p>1098.193359</text:p>
              </table:table-cell>
              <table:table-cell office:value-type="float" office:value="-97.070412">
                <text:p>-97.070412</text:p>
              </table:table-cell>
              <table:table-cell office:value-type="float" office:value="-95.483958">
                <text:p>-95.483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8.959961">
                <text:p>1108.959961</text:p>
              </table:table-cell>
              <table:table-cell office:value-type="float" office:value="-99.805763">
                <text:p>-99.805763</text:p>
              </table:table-cell>
              <table:table-cell office:value-type="float" office:value="-97.827716">
                <text:p>-97.827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9.726562">
                <text:p>1119.726562</text:p>
              </table:table-cell>
              <table:table-cell office:value-type="float" office:value="-100.124664">
                <text:p>-100.124664</text:p>
              </table:table-cell>
              <table:table-cell office:value-type="float" office:value="-102.778361">
                <text:p>-102.7783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0.493164">
                <text:p>1130.493164</text:p>
              </table:table-cell>
              <table:table-cell office:value-type="float" office:value="-101.337685">
                <text:p>-101.337685</text:p>
              </table:table-cell>
              <table:table-cell office:value-type="float" office:value="-102.354342">
                <text:p>-102.3543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1.259766">
                <text:p>1141.259766</text:p>
              </table:table-cell>
              <table:table-cell office:value-type="float" office:value="-97.169327">
                <text:p>-97.169327</text:p>
              </table:table-cell>
              <table:table-cell office:value-type="float" office:value="-99.20431">
                <text:p>-99.20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2.026367">
                <text:p>1152.026367</text:p>
              </table:table-cell>
              <table:table-cell office:value-type="float" office:value="-97.323006">
                <text:p>-97.323006</text:p>
              </table:table-cell>
              <table:table-cell office:value-type="float" office:value="-99.542498">
                <text:p>-99.542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2.792969">
                <text:p>1162.792969</text:p>
              </table:table-cell>
              <table:table-cell office:value-type="float" office:value="-98.476372">
                <text:p>-98.476372</text:p>
              </table:table-cell>
              <table:table-cell office:value-type="float" office:value="-97.855227">
                <text:p>-97.85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3.55957">
                <text:p>1173.55957</text:p>
              </table:table-cell>
              <table:table-cell office:value-type="float" office:value="-97.043427">
                <text:p>-97.043427</text:p>
              </table:table-cell>
              <table:table-cell office:value-type="float" office:value="-93.69868">
                <text:p>-93.69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4.326172">
                <text:p>1184.326172</text:p>
              </table:table-cell>
              <table:table-cell office:value-type="float" office:value="-96.354004">
                <text:p>-96.354004</text:p>
              </table:table-cell>
              <table:table-cell office:value-type="float" office:value="-92.292888">
                <text:p>-92.292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5.092773">
                <text:p>1195.092773</text:p>
              </table:table-cell>
              <table:table-cell office:value-type="float" office:value="-90.850708">
                <text:p>-90.850708</text:p>
              </table:table-cell>
              <table:table-cell office:value-type="float" office:value="-90.40903">
                <text:p>-90.409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5.859375">
                <text:p>1205.859375</text:p>
              </table:table-cell>
              <table:table-cell office:value-type="float" office:value="-93.006386">
                <text:p>-93.006386</text:p>
              </table:table-cell>
              <table:table-cell office:value-type="float" office:value="-90.862201">
                <text:p>-90.8622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6.625977">
                <text:p>1216.625977</text:p>
              </table:table-cell>
              <table:table-cell office:value-type="float" office:value="-99.226379">
                <text:p>-99.226379</text:p>
              </table:table-cell>
              <table:table-cell office:value-type="float" office:value="-90.529376">
                <text:p>-90.529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7.392578">
                <text:p>1227.392578</text:p>
              </table:table-cell>
              <table:table-cell office:value-type="float" office:value="-84.32267">
                <text:p>-84.32267</text:p>
              </table:table-cell>
              <table:table-cell office:value-type="float" office:value="-83.984187">
                <text:p>-83.984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8.15918">
                <text:p>1238.15918</text:p>
              </table:table-cell>
              <table:table-cell office:value-type="float" office:value="-81.01136">
                <text:p>-81.01136</text:p>
              </table:table-cell>
              <table:table-cell office:value-type="float" office:value="-81.265902">
                <text:p>-81.265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8.925781">
                <text:p>1248.925781</text:p>
              </table:table-cell>
              <table:table-cell office:value-type="float" office:value="-90.238846">
                <text:p>-90.238846</text:p>
              </table:table-cell>
              <table:table-cell office:value-type="float" office:value="-89.387858">
                <text:p>-89.387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9.692383">
                <text:p>1259.692383</text:p>
              </table:table-cell>
              <table:table-cell office:value-type="float" office:value="-95.419502">
                <text:p>-95.419502</text:p>
              </table:table-cell>
              <table:table-cell office:value-type="float" office:value="-89.779117">
                <text:p>-89.779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0.458984">
                <text:p>1270.458984</text:p>
              </table:table-cell>
              <table:table-cell office:value-type="float" office:value="-95.301003">
                <text:p>-95.301003</text:p>
              </table:table-cell>
              <table:table-cell office:value-type="float" office:value="-93.452418">
                <text:p>-93.452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1.225586">
                <text:p>1281.225586</text:p>
              </table:table-cell>
              <table:table-cell office:value-type="float" office:value="-97.704819">
                <text:p>-97.704819</text:p>
              </table:table-cell>
              <table:table-cell office:value-type="float" office:value="-90.19636">
                <text:p>-90.19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1.992188">
                <text:p>1291.992188</text:p>
              </table:table-cell>
              <table:table-cell office:value-type="float" office:value="-98.986389">
                <text:p>-98.986389</text:p>
              </table:table-cell>
              <table:table-cell office:value-type="float" office:value="-88.303851">
                <text:p>-88.3038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2.758789">
                <text:p>1302.758789</text:p>
              </table:table-cell>
              <table:table-cell office:value-type="float" office:value="-100.495811">
                <text:p>-100.495811</text:p>
              </table:table-cell>
              <table:table-cell office:value-type="float" office:value="-92.723712">
                <text:p>-92.7237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3.525391">
                <text:p>1313.525391</text:p>
              </table:table-cell>
              <table:table-cell office:value-type="float" office:value="-98.261772">
                <text:p>-98.261772</text:p>
              </table:table-cell>
              <table:table-cell office:value-type="float" office:value="-98.368213">
                <text:p>-98.368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4.291992">
                <text:p>1324.291992</text:p>
              </table:table-cell>
              <table:table-cell office:value-type="float" office:value="-94.091743">
                <text:p>-94.091743</text:p>
              </table:table-cell>
              <table:table-cell office:value-type="float" office:value="-100.151355">
                <text:p>-100.1513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5.058594">
                <text:p>1335.058594</text:p>
              </table:table-cell>
              <table:table-cell office:value-type="float" office:value="-95.643959">
                <text:p>-95.643959</text:p>
              </table:table-cell>
              <table:table-cell office:value-type="float" office:value="-101.626017">
                <text:p>-101.626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5.825195">
                <text:p>1345.825195</text:p>
              </table:table-cell>
              <table:table-cell office:value-type="float" office:value="-96.262947">
                <text:p>-96.262947</text:p>
              </table:table-cell>
              <table:table-cell office:value-type="float" office:value="-104.25542">
                <text:p>-104.25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6.591797">
                <text:p>1356.591797</text:p>
              </table:table-cell>
              <table:table-cell office:value-type="float" office:value="-95.831779">
                <text:p>-95.831779</text:p>
              </table:table-cell>
              <table:table-cell office:value-type="float" office:value="-102.485019">
                <text:p>-102.485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7.358398">
                <text:p>1367.358398</text:p>
              </table:table-cell>
              <table:table-cell office:value-type="float" office:value="-99.634422">
                <text:p>-99.634422</text:p>
              </table:table-cell>
              <table:table-cell office:value-type="float" office:value="-96.752398">
                <text:p>-96.7523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8.125">
                <text:p>1378.125</text:p>
              </table:table-cell>
              <table:table-cell office:value-type="float" office:value="-97.687729">
                <text:p>-97.687729</text:p>
              </table:table-cell>
              <table:table-cell office:value-type="float" office:value="-94.533931">
                <text:p>-94.5339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8.891602">
                <text:p>1388.891602</text:p>
              </table:table-cell>
              <table:table-cell office:value-type="float" office:value="-94.451317">
                <text:p>-94.451317</text:p>
              </table:table-cell>
              <table:table-cell office:value-type="float" office:value="-96.945048">
                <text:p>-96.945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9.658203">
                <text:p>1399.658203</text:p>
              </table:table-cell>
              <table:table-cell office:value-type="float" office:value="-97.119263">
                <text:p>-97.119263</text:p>
              </table:table-cell>
              <table:table-cell office:value-type="float" office:value="-97.833728">
                <text:p>-97.833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0.424805">
                <text:p>1410.424805</text:p>
              </table:table-cell>
              <table:table-cell office:value-type="float" office:value="-99.22168">
                <text:p>-99.22168</text:p>
              </table:table-cell>
              <table:table-cell office:value-type="float" office:value="-99.493289">
                <text:p>-99.4932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1.191406">
                <text:p>1421.191406</text:p>
              </table:table-cell>
              <table:table-cell office:value-type="float" office:value="-99.112679">
                <text:p>-99.112679</text:p>
              </table:table-cell>
              <table:table-cell office:value-type="float" office:value="-102.825946">
                <text:p>-102.825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1.958008">
                <text:p>1431.958008</text:p>
              </table:table-cell>
              <table:table-cell office:value-type="float" office:value="-100.340736">
                <text:p>-100.340736</text:p>
              </table:table-cell>
              <table:table-cell office:value-type="float" office:value="-100.794795">
                <text:p>-100.794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2.724609">
                <text:p>1442.724609</text:p>
              </table:table-cell>
              <table:table-cell office:value-type="float" office:value="-93.643639">
                <text:p>-93.643639</text:p>
              </table:table-cell>
              <table:table-cell office:value-type="float" office:value="-101.600451">
                <text:p>-101.6004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3.491211">
                <text:p>1453.491211</text:p>
              </table:table-cell>
              <table:table-cell office:value-type="float" office:value="-94.751022">
                <text:p>-94.751022</text:p>
              </table:table-cell>
              <table:table-cell office:value-type="float" office:value="-102.507312">
                <text:p>-102.5073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4.257812">
                <text:p>1464.257812</text:p>
              </table:table-cell>
              <table:table-cell office:value-type="float" office:value="-96.834015">
                <text:p>-96.834015</text:p>
              </table:table-cell>
              <table:table-cell office:value-type="float" office:value="-101.580684">
                <text:p>-101.580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5.024414">
                <text:p>1475.024414</text:p>
              </table:table-cell>
              <table:table-cell office:value-type="float" office:value="-96.92627">
                <text:p>-96.92627</text:p>
              </table:table-cell>
              <table:table-cell office:value-type="float" office:value="-99.752276">
                <text:p>-99.7522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.791016">
                <text:p>1485.791016</text:p>
              </table:table-cell>
              <table:table-cell office:value-type="float" office:value="-99.051788">
                <text:p>-99.051788</text:p>
              </table:table-cell>
              <table:table-cell office:value-type="float" office:value="-98.732798">
                <text:p>-98.732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6.557617">
                <text:p>1496.557617</text:p>
              </table:table-cell>
              <table:table-cell office:value-type="float" office:value="-95.568222">
                <text:p>-95.568222</text:p>
              </table:table-cell>
              <table:table-cell office:value-type="float" office:value="-98.800494">
                <text:p>-98.8004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7.324219">
                <text:p>1507.324219</text:p>
              </table:table-cell>
              <table:table-cell office:value-type="float" office:value="-91.541901">
                <text:p>-91.541901</text:p>
              </table:table-cell>
              <table:table-cell office:value-type="float" office:value="-100.616366">
                <text:p>-100.616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8.09082">
                <text:p>1518.09082</text:p>
              </table:table-cell>
              <table:table-cell office:value-type="float" office:value="-96.248314">
                <text:p>-96.248314</text:p>
              </table:table-cell>
              <table:table-cell office:value-type="float" office:value="-104.279223">
                <text:p>-104.279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8.857422">
                <text:p>1528.857422</text:p>
              </table:table-cell>
              <table:table-cell office:value-type="float" office:value="-99.652794">
                <text:p>-99.652794</text:p>
              </table:table-cell>
              <table:table-cell office:value-type="float" office:value="-105.16508">
                <text:p>-105.165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9.624023">
                <text:p>1539.624023</text:p>
              </table:table-cell>
              <table:table-cell office:value-type="float" office:value="-98.766655">
                <text:p>-98.766655</text:p>
              </table:table-cell>
              <table:table-cell office:value-type="float" office:value="-103.55141">
                <text:p>-103.551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0.390625">
                <text:p>1550.390625</text:p>
              </table:table-cell>
              <table:table-cell office:value-type="float" office:value="-96.991287">
                <text:p>-96.991287</text:p>
              </table:table-cell>
              <table:table-cell office:value-type="float" office:value="-100.357837">
                <text:p>-100.357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1.157227">
                <text:p>1561.157227</text:p>
              </table:table-cell>
              <table:table-cell office:value-type="float" office:value="-97.758049">
                <text:p>-97.758049</text:p>
              </table:table-cell>
              <table:table-cell office:value-type="float" office:value="-98.469874">
                <text:p>-98.4698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1.923828">
                <text:p>1571.923828</text:p>
              </table:table-cell>
              <table:table-cell office:value-type="float" office:value="-97.042816">
                <text:p>-97.042816</text:p>
              </table:table-cell>
              <table:table-cell office:value-type="float" office:value="-99.428851">
                <text:p>-99.4288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2.69043">
                <text:p>1582.69043</text:p>
              </table:table-cell>
              <table:table-cell office:value-type="float" office:value="-95.981773">
                <text:p>-95.981773</text:p>
              </table:table-cell>
              <table:table-cell office:value-type="float" office:value="-95.415782">
                <text:p>-95.4157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3.457031">
                <text:p>1593.457031</text:p>
              </table:table-cell>
              <table:table-cell office:value-type="float" office:value="-95.700424">
                <text:p>-95.700424</text:p>
              </table:table-cell>
              <table:table-cell office:value-type="float" office:value="-95.400309">
                <text:p>-95.400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4.223633">
                <text:p>1604.223633</text:p>
              </table:table-cell>
              <table:table-cell office:value-type="float" office:value="-95.665726">
                <text:p>-95.665726</text:p>
              </table:table-cell>
              <table:table-cell office:value-type="float" office:value="-95.527575">
                <text:p>-95.5275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4.990234">
                <text:p>1614.990234</text:p>
              </table:table-cell>
              <table:table-cell office:value-type="float" office:value="-96.632507">
                <text:p>-96.632507</text:p>
              </table:table-cell>
              <table:table-cell office:value-type="float" office:value="-90.92435">
                <text:p>-90.92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5.756836">
                <text:p>1625.756836</text:p>
              </table:table-cell>
              <table:table-cell office:value-type="float" office:value="-100.154091">
                <text:p>-100.154091</text:p>
              </table:table-cell>
              <table:table-cell office:value-type="float" office:value="-89.040156">
                <text:p>-89.040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6.523438">
                <text:p>1636.523438</text:p>
              </table:table-cell>
              <table:table-cell office:value-type="float" office:value="-91.162575">
                <text:p>-91.162575</text:p>
              </table:table-cell>
              <table:table-cell office:value-type="float" office:value="-87.796618">
                <text:p>-87.796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7.290039">
                <text:p>1647.290039</text:p>
              </table:table-cell>
              <table:table-cell office:value-type="float" office:value="-85.254158">
                <text:p>-85.254158</text:p>
              </table:table-cell>
              <table:table-cell office:value-type="float" office:value="-84.094783">
                <text:p>-84.0947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8.056641">
                <text:p>1658.056641</text:p>
              </table:table-cell>
              <table:table-cell office:value-type="float" office:value="-89.992531">
                <text:p>-89.992531</text:p>
              </table:table-cell>
              <table:table-cell office:value-type="float" office:value="-84.91463">
                <text:p>-84.91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8.823242">
                <text:p>1668.823242</text:p>
              </table:table-cell>
              <table:table-cell office:value-type="float" office:value="-96.866119">
                <text:p>-96.866119</text:p>
              </table:table-cell>
              <table:table-cell office:value-type="float" office:value="-87.240161">
                <text:p>-87.240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79.589844">
                <text:p>1679.589844</text:p>
              </table:table-cell>
              <table:table-cell office:value-type="float" office:value="-96.073257">
                <text:p>-96.073257</text:p>
              </table:table-cell>
              <table:table-cell office:value-type="float" office:value="-93.997218">
                <text:p>-93.997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0.356445">
                <text:p>1690.356445</text:p>
              </table:table-cell>
              <table:table-cell office:value-type="float" office:value="-94.081688">
                <text:p>-94.081688</text:p>
              </table:table-cell>
              <table:table-cell office:value-type="float" office:value="-96.202105">
                <text:p>-96.202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1.123047">
                <text:p>1701.123047</text:p>
              </table:table-cell>
              <table:table-cell office:value-type="float" office:value="-97.588165">
                <text:p>-97.588165</text:p>
              </table:table-cell>
              <table:table-cell office:value-type="float" office:value="-92.386355">
                <text:p>-92.386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1.889648">
                <text:p>1711.889648</text:p>
              </table:table-cell>
              <table:table-cell office:value-type="float" office:value="-98.681755">
                <text:p>-98.681755</text:p>
              </table:table-cell>
              <table:table-cell office:value-type="float" office:value="-95.069995">
                <text:p>-95.069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22.65625">
                <text:p>1722.65625</text:p>
              </table:table-cell>
              <table:table-cell office:value-type="float" office:value="-96.486137">
                <text:p>-96.486137</text:p>
              </table:table-cell>
              <table:table-cell office:value-type="float" office:value="-98.276019">
                <text:p>-98.276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33.422852">
                <text:p>1733.422852</text:p>
              </table:table-cell>
              <table:table-cell office:value-type="float" office:value="-97.736053">
                <text:p>-97.736053</text:p>
              </table:table-cell>
              <table:table-cell office:value-type="float" office:value="-99.969066">
                <text:p>-99.969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4.189453">
                <text:p>1744.189453</text:p>
              </table:table-cell>
              <table:table-cell office:value-type="float" office:value="-96.584656">
                <text:p>-96.584656</text:p>
              </table:table-cell>
              <table:table-cell office:value-type="float" office:value="-102.163447">
                <text:p>-102.1634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4.956055">
                <text:p>1754.956055</text:p>
              </table:table-cell>
              <table:table-cell office:value-type="float" office:value="-97.482567">
                <text:p>-97.482567</text:p>
              </table:table-cell>
              <table:table-cell office:value-type="float" office:value="-103.12131">
                <text:p>-103.12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5.722656">
                <text:p>1765.722656</text:p>
              </table:table-cell>
              <table:table-cell office:value-type="float" office:value="-99.835762">
                <text:p>-99.835762</text:p>
              </table:table-cell>
              <table:table-cell office:value-type="float" office:value="-97.739489">
                <text:p>-97.739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6.489258">
                <text:p>1776.489258</text:p>
              </table:table-cell>
              <table:table-cell office:value-type="float" office:value="-99.800514">
                <text:p>-99.800514</text:p>
              </table:table-cell>
              <table:table-cell office:value-type="float" office:value="-98.486445">
                <text:p>-98.486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7.255859">
                <text:p>1787.255859</text:p>
              </table:table-cell>
              <table:table-cell office:value-type="float" office:value="-100.0224">
                <text:p>-100.0224</text:p>
              </table:table-cell>
              <table:table-cell office:value-type="float" office:value="-100.703395">
                <text:p>-100.703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98.022461">
                <text:p>1798.022461</text:p>
              </table:table-cell>
              <table:table-cell office:value-type="float" office:value="-98.575096">
                <text:p>-98.575096</text:p>
              </table:table-cell>
              <table:table-cell office:value-type="float" office:value="-99.879474">
                <text:p>-99.8794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08.789062">
                <text:p>1808.789062</text:p>
              </table:table-cell>
              <table:table-cell office:value-type="float" office:value="-98.061615">
                <text:p>-98.061615</text:p>
              </table:table-cell>
              <table:table-cell office:value-type="float" office:value="-96.608821">
                <text:p>-96.6088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19.555664">
                <text:p>1819.555664</text:p>
              </table:table-cell>
              <table:table-cell office:value-type="float" office:value="-98.353287">
                <text:p>-98.353287</text:p>
              </table:table-cell>
              <table:table-cell office:value-type="float" office:value="-98.11172">
                <text:p>-98.11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30.322266">
                <text:p>1830.322266</text:p>
              </table:table-cell>
              <table:table-cell office:value-type="float" office:value="-97.69989">
                <text:p>-97.69989</text:p>
              </table:table-cell>
              <table:table-cell office:value-type="float" office:value="-100.835345">
                <text:p>-100.835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1.088867">
                <text:p>1841.088867</text:p>
              </table:table-cell>
              <table:table-cell office:value-type="float" office:value="-96.481552">
                <text:p>-96.481552</text:p>
              </table:table-cell>
              <table:table-cell office:value-type="float" office:value="-101.750277">
                <text:p>-101.7502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51.855469">
                <text:p>1851.855469</text:p>
              </table:table-cell>
              <table:table-cell office:value-type="float" office:value="-94.267754">
                <text:p>-94.267754</text:p>
              </table:table-cell>
              <table:table-cell office:value-type="float" office:value="-105.468547">
                <text:p>-105.4685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62.62207">
                <text:p>1862.62207</text:p>
              </table:table-cell>
              <table:table-cell office:value-type="float" office:value="-98.232635">
                <text:p>-98.232635</text:p>
              </table:table-cell>
              <table:table-cell office:value-type="float" office:value="-100.366099">
                <text:p>-100.366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73.388672">
                <text:p>1873.388672</text:p>
              </table:table-cell>
              <table:table-cell office:value-type="float" office:value="-97.023712">
                <text:p>-97.023712</text:p>
              </table:table-cell>
              <table:table-cell office:value-type="float" office:value="-96.85551">
                <text:p>-96.85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4.155273">
                <text:p>1884.155273</text:p>
              </table:table-cell>
              <table:table-cell office:value-type="float" office:value="-94.550636">
                <text:p>-94.550636</text:p>
              </table:table-cell>
              <table:table-cell office:value-type="float" office:value="-93.04082">
                <text:p>-93.040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94.921875">
                <text:p>1894.921875</text:p>
              </table:table-cell>
              <table:table-cell office:value-type="float" office:value="-95.267632">
                <text:p>-95.267632</text:p>
              </table:table-cell>
              <table:table-cell office:value-type="float" office:value="-93.605075">
                <text:p>-93.605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5.688477">
                <text:p>1905.688477</text:p>
              </table:table-cell>
              <table:table-cell office:value-type="float" office:value="-95.626221">
                <text:p>-95.626221</text:p>
              </table:table-cell>
              <table:table-cell office:value-type="float" office:value="-97.610927">
                <text:p>-97.6109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16.455078">
                <text:p>1916.455078</text:p>
              </table:table-cell>
              <table:table-cell office:value-type="float" office:value="-94.933235">
                <text:p>-94.933235</text:p>
              </table:table-cell>
              <table:table-cell office:value-type="float" office:value="-97.804622">
                <text:p>-97.8046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27.22168">
                <text:p>1927.22168</text:p>
              </table:table-cell>
              <table:table-cell office:value-type="float" office:value="-90.562279">
                <text:p>-90.562279</text:p>
              </table:table-cell>
              <table:table-cell office:value-type="float" office:value="-90.490046">
                <text:p>-90.4900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37.988281">
                <text:p>1937.988281</text:p>
              </table:table-cell>
              <table:table-cell office:value-type="float" office:value="-92.981812">
                <text:p>-92.981812</text:p>
              </table:table-cell>
              <table:table-cell office:value-type="float" office:value="-93.542483">
                <text:p>-93.542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8.754883">
                <text:p>1948.754883</text:p>
              </table:table-cell>
              <table:table-cell office:value-type="float" office:value="-97.955132">
                <text:p>-97.955132</text:p>
              </table:table-cell>
              <table:table-cell office:value-type="float" office:value="-104.145892">
                <text:p>-104.145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9.521484">
                <text:p>1959.521484</text:p>
              </table:table-cell>
              <table:table-cell office:value-type="float" office:value="-98.68383">
                <text:p>-98.68383</text:p>
              </table:table-cell>
              <table:table-cell office:value-type="float" office:value="-104.00101">
                <text:p>-104.00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0.288086">
                <text:p>1970.288086</text:p>
              </table:table-cell>
              <table:table-cell office:value-type="float" office:value="-98.389832">
                <text:p>-98.389832</text:p>
              </table:table-cell>
              <table:table-cell office:value-type="float" office:value="-100.095248">
                <text:p>-100.0952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1.054688">
                <text:p>1981.054688</text:p>
              </table:table-cell>
              <table:table-cell office:value-type="float" office:value="-91.886482">
                <text:p>-91.886482</text:p>
              </table:table-cell>
              <table:table-cell office:value-type="float" office:value="-95.943805">
                <text:p>-95.943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1.821289">
                <text:p>1991.821289</text:p>
              </table:table-cell>
              <table:table-cell office:value-type="float" office:value="-90.257851">
                <text:p>-90.257851</text:p>
              </table:table-cell>
              <table:table-cell office:value-type="float" office:value="-91.518939">
                <text:p>-91.5189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2.587891">
                <text:p>2002.587891</text:p>
              </table:table-cell>
              <table:table-cell office:value-type="float" office:value="-95.309647">
                <text:p>-95.309647</text:p>
              </table:table-cell>
              <table:table-cell office:value-type="float" office:value="-87.008906">
                <text:p>-87.008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3.354492">
                <text:p>2013.354492</text:p>
              </table:table-cell>
              <table:table-cell office:value-type="float" office:value="-88.650665">
                <text:p>-88.650665</text:p>
              </table:table-cell>
              <table:table-cell office:value-type="float" office:value="-85.836924">
                <text:p>-85.836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4.121094">
                <text:p>2024.121094</text:p>
              </table:table-cell>
              <table:table-cell office:value-type="float" office:value="-86.628685">
                <text:p>-86.628685</text:p>
              </table:table-cell>
              <table:table-cell office:value-type="float" office:value="-86.140986">
                <text:p>-86.1409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4.887695">
                <text:p>2034.887695</text:p>
              </table:table-cell>
              <table:table-cell office:value-type="float" office:value="-94.836975">
                <text:p>-94.836975</text:p>
              </table:table-cell>
              <table:table-cell office:value-type="float" office:value="-90.180003">
                <text:p>-90.18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5.654297">
                <text:p>2045.654297</text:p>
              </table:table-cell>
              <table:table-cell office:value-type="float" office:value="-94.483925">
                <text:p>-94.483925</text:p>
              </table:table-cell>
              <table:table-cell office:value-type="float" office:value="-87.22861">
                <text:p>-87.22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6.420898">
                <text:p>2056.420898</text:p>
              </table:table-cell>
              <table:table-cell office:value-type="float" office:value="-90.055901">
                <text:p>-90.055901</text:p>
              </table:table-cell>
              <table:table-cell office:value-type="float" office:value="-87.45618">
                <text:p>-87.456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7.1875">
                <text:p>2067.1875</text:p>
              </table:table-cell>
              <table:table-cell office:value-type="float" office:value="-92.454369">
                <text:p>-92.454369</text:p>
              </table:table-cell>
              <table:table-cell office:value-type="float" office:value="-87.359912">
                <text:p>-87.359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7.954102">
                <text:p>2077.954102</text:p>
              </table:table-cell>
              <table:table-cell office:value-type="float" office:value="-100.369171">
                <text:p>-100.369171</text:p>
              </table:table-cell>
              <table:table-cell office:value-type="float" office:value="-89.492755">
                <text:p>-89.4927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8.720703">
                <text:p>2088.720703</text:p>
              </table:table-cell>
              <table:table-cell office:value-type="float" office:value="-86.981293">
                <text:p>-86.981293</text:p>
              </table:table-cell>
              <table:table-cell office:value-type="float" office:value="-87.040202">
                <text:p>-87.0402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9.487305">
                <text:p>2099.487305</text:p>
              </table:table-cell>
              <table:table-cell office:value-type="float" office:value="-81.479294">
                <text:p>-81.479294</text:p>
              </table:table-cell>
              <table:table-cell office:value-type="float" office:value="-81.444178">
                <text:p>-81.444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0.253906">
                <text:p>2110.253906</text:p>
              </table:table-cell>
              <table:table-cell office:value-type="float" office:value="-87.402733">
                <text:p>-87.402733</text:p>
              </table:table-cell>
              <table:table-cell office:value-type="float" office:value="-85.736384">
                <text:p>-85.7363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1.020508">
                <text:p>2121.020508</text:p>
              </table:table-cell>
              <table:table-cell office:value-type="float" office:value="-98.038139">
                <text:p>-98.038139</text:p>
              </table:table-cell>
              <table:table-cell office:value-type="float" office:value="-88.229319">
                <text:p>-88.2293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1.787109">
                <text:p>2131.787109</text:p>
              </table:table-cell>
              <table:table-cell office:value-type="float" office:value="-100.859375">
                <text:p>-100.859375</text:p>
              </table:table-cell>
              <table:table-cell office:value-type="float" office:value="-90.359477">
                <text:p>-90.3594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2.553711">
                <text:p>2142.553711</text:p>
              </table:table-cell>
              <table:table-cell office:value-type="float" office:value="-99.461334">
                <text:p>-99.461334</text:p>
              </table:table-cell>
              <table:table-cell office:value-type="float" office:value="-100.021006">
                <text:p>-100.021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3.320312">
                <text:p>2153.320312</text:p>
              </table:table-cell>
              <table:table-cell office:value-type="float" office:value="-99.145058">
                <text:p>-99.145058</text:p>
              </table:table-cell>
              <table:table-cell office:value-type="float" office:value="-102.663722">
                <text:p>-102.6637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4.086914">
                <text:p>2164.086914</text:p>
              </table:table-cell>
              <table:table-cell office:value-type="float" office:value="-100.492264">
                <text:p>-100.492264</text:p>
              </table:table-cell>
              <table:table-cell office:value-type="float" office:value="-99.388949">
                <text:p>-99.388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4.853516">
                <text:p>2174.853516</text:p>
              </table:table-cell>
              <table:table-cell office:value-type="float" office:value="-97.472977">
                <text:p>-97.472977</text:p>
              </table:table-cell>
              <table:table-cell office:value-type="float" office:value="-99.545985">
                <text:p>-99.5459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5.620117">
                <text:p>2185.620117</text:p>
              </table:table-cell>
              <table:table-cell office:value-type="float" office:value="-99.361191">
                <text:p>-99.361191</text:p>
              </table:table-cell>
              <table:table-cell office:value-type="float" office:value="-102.187762">
                <text:p>-102.187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6.386719">
                <text:p>2196.386719</text:p>
              </table:table-cell>
              <table:table-cell office:value-type="float" office:value="-98.333382">
                <text:p>-98.333382</text:p>
              </table:table-cell>
              <table:table-cell office:value-type="float" office:value="-106.235171">
                <text:p>-106.235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7.15332">
                <text:p>2207.15332</text:p>
              </table:table-cell>
              <table:table-cell office:value-type="float" office:value="-99.195503">
                <text:p>-99.195503</text:p>
              </table:table-cell>
              <table:table-cell office:value-type="float" office:value="-107.219249">
                <text:p>-107.2192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7.919922">
                <text:p>2217.919922</text:p>
              </table:table-cell>
              <table:table-cell office:value-type="float" office:value="-99.322121">
                <text:p>-99.322121</text:p>
              </table:table-cell>
              <table:table-cell office:value-type="float" office:value="-102.649142">
                <text:p>-102.649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8.686523">
                <text:p>2228.686523</text:p>
              </table:table-cell>
              <table:table-cell office:value-type="float" office:value="-96.052299">
                <text:p>-96.052299</text:p>
              </table:table-cell>
              <table:table-cell office:value-type="float" office:value="-98.061725">
                <text:p>-98.061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9.453125">
                <text:p>2239.453125</text:p>
              </table:table-cell>
              <table:table-cell office:value-type="float" office:value="-97.077271">
                <text:p>-97.077271</text:p>
              </table:table-cell>
              <table:table-cell office:value-type="float" office:value="-99.584193">
                <text:p>-99.584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50.219727">
                <text:p>2250.219727</text:p>
              </table:table-cell>
              <table:table-cell office:value-type="float" office:value="-98.356384">
                <text:p>-98.356384</text:p>
              </table:table-cell>
              <table:table-cell office:value-type="float" office:value="-103.497592">
                <text:p>-103.4975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60.986328">
                <text:p>2260.986328</text:p>
              </table:table-cell>
              <table:table-cell office:value-type="float" office:value="-96.531006">
                <text:p>-96.531006</text:p>
              </table:table-cell>
              <table:table-cell office:value-type="float" office:value="-99.514094">
                <text:p>-99.514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71.75293">
                <text:p>2271.75293</text:p>
              </table:table-cell>
              <table:table-cell office:value-type="float" office:value="-94.692085">
                <text:p>-94.692085</text:p>
              </table:table-cell>
              <table:table-cell office:value-type="float" office:value="-98.437312">
                <text:p>-98.437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82.519531">
                <text:p>2282.519531</text:p>
              </table:table-cell>
              <table:table-cell office:value-type="float" office:value="-93.341064">
                <text:p>-93.341064</text:p>
              </table:table-cell>
              <table:table-cell office:value-type="float" office:value="-97.211825">
                <text:p>-97.211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93.286133">
                <text:p>2293.286133</text:p>
              </table:table-cell>
              <table:table-cell office:value-type="float" office:value="-89.507278">
                <text:p>-89.507278</text:p>
              </table:table-cell>
              <table:table-cell office:value-type="float" office:value="-95.549014">
                <text:p>-95.549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4.052734">
                <text:p>2304.052734</text:p>
              </table:table-cell>
              <table:table-cell office:value-type="float" office:value="-93.262344">
                <text:p>-93.262344</text:p>
              </table:table-cell>
              <table:table-cell office:value-type="float" office:value="-97.339251">
                <text:p>-97.3392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14.819336">
                <text:p>2314.819336</text:p>
              </table:table-cell>
              <table:table-cell office:value-type="float" office:value="-97.586006">
                <text:p>-97.586006</text:p>
              </table:table-cell>
              <table:table-cell office:value-type="float" office:value="-99.633387">
                <text:p>-99.6333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25.585938">
                <text:p>2325.585938</text:p>
              </table:table-cell>
              <table:table-cell office:value-type="float" office:value="-98.315399">
                <text:p>-98.315399</text:p>
              </table:table-cell>
              <table:table-cell office:value-type="float" office:value="-98.522204">
                <text:p>-98.522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36.352539">
                <text:p>2336.352539</text:p>
              </table:table-cell>
              <table:table-cell office:value-type="float" office:value="-97.378464">
                <text:p>-97.378464</text:p>
              </table:table-cell>
              <table:table-cell office:value-type="float" office:value="-97.789576">
                <text:p>-97.7895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47.119141">
                <text:p>2347.119141</text:p>
              </table:table-cell>
              <table:table-cell office:value-type="float" office:value="-97.917747">
                <text:p>-97.917747</text:p>
              </table:table-cell>
              <table:table-cell office:value-type="float" office:value="-98.320941">
                <text:p>-98.3209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7.885742">
                <text:p>2357.885742</text:p>
              </table:table-cell>
              <table:table-cell office:value-type="float" office:value="-98.273972">
                <text:p>-98.273972</text:p>
              </table:table-cell>
              <table:table-cell office:value-type="float" office:value="-102.130046">
                <text:p>-102.1300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68.652344">
                <text:p>2368.652344</text:p>
              </table:table-cell>
              <table:table-cell office:value-type="float" office:value="-98.937149">
                <text:p>-98.937149</text:p>
              </table:table-cell>
              <table:table-cell office:value-type="float" office:value="-107.268611">
                <text:p>-107.2686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79.418945">
                <text:p>2379.418945</text:p>
              </table:table-cell>
              <table:table-cell office:value-type="float" office:value="-98.171783">
                <text:p>-98.171783</text:p>
              </table:table-cell>
              <table:table-cell office:value-type="float" office:value="-100.814837">
                <text:p>-100.8148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0.185547">
                <text:p>2390.185547</text:p>
              </table:table-cell>
              <table:table-cell office:value-type="float" office:value="-98.632271">
                <text:p>-98.632271</text:p>
              </table:table-cell>
              <table:table-cell office:value-type="float" office:value="-99.785182">
                <text:p>-99.785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0.952148">
                <text:p>2400.952148</text:p>
              </table:table-cell>
              <table:table-cell office:value-type="float" office:value="-98.734322">
                <text:p>-98.734322</text:p>
              </table:table-cell>
              <table:table-cell office:value-type="float" office:value="-101.446147">
                <text:p>-101.446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11.71875">
                <text:p>2411.71875</text:p>
              </table:table-cell>
              <table:table-cell office:value-type="float" office:value="-96.081223">
                <text:p>-96.081223</text:p>
              </table:table-cell>
              <table:table-cell office:value-type="float" office:value="-99.552073">
                <text:p>-99.5520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2.485352">
                <text:p>2422.485352</text:p>
              </table:table-cell>
              <table:table-cell office:value-type="float" office:value="-95.594795">
                <text:p>-95.594795</text:p>
              </table:table-cell>
              <table:table-cell office:value-type="float" office:value="-98.00188">
                <text:p>-98.00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33.251953">
                <text:p>2433.251953</text:p>
              </table:table-cell>
              <table:table-cell office:value-type="float" office:value="-93.518166">
                <text:p>-93.518166</text:p>
              </table:table-cell>
              <table:table-cell office:value-type="float" office:value="-96.32857">
                <text:p>-96.328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4.018555">
                <text:p>2444.018555</text:p>
              </table:table-cell>
              <table:table-cell office:value-type="float" office:value="-96.819862">
                <text:p>-96.819862</text:p>
              </table:table-cell>
              <table:table-cell office:value-type="float" office:value="-94.810122">
                <text:p>-94.8101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54.785156">
                <text:p>2454.785156</text:p>
              </table:table-cell>
              <table:table-cell office:value-type="float" office:value="-94.696808">
                <text:p>-94.696808</text:p>
              </table:table-cell>
              <table:table-cell office:value-type="float" office:value="-90.702456">
                <text:p>-90.702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65.551758">
                <text:p>2465.551758</text:p>
              </table:table-cell>
              <table:table-cell office:value-type="float" office:value="-89.990746">
                <text:p>-89.990746</text:p>
              </table:table-cell>
              <table:table-cell office:value-type="float" office:value="-85.756373">
                <text:p>-85.756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76.318359">
                <text:p>2476.318359</text:p>
              </table:table-cell>
              <table:table-cell office:value-type="float" office:value="-89.712883">
                <text:p>-89.712883</text:p>
              </table:table-cell>
              <table:table-cell office:value-type="float" office:value="-85.814296">
                <text:p>-85.814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87.084961">
                <text:p>2487.084961</text:p>
              </table:table-cell>
              <table:table-cell office:value-type="float" office:value="-97.688736">
                <text:p>-97.688736</text:p>
              </table:table-cell>
              <table:table-cell office:value-type="float" office:value="-92.141131">
                <text:p>-92.1411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97.851562">
                <text:p>2497.851562</text:p>
              </table:table-cell>
              <table:table-cell office:value-type="float" office:value="-100.210503">
                <text:p>-100.210503</text:p>
              </table:table-cell>
              <table:table-cell office:value-type="float" office:value="-91.707164">
                <text:p>-91.7071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08.618164">
                <text:p>2508.618164</text:p>
              </table:table-cell>
              <table:table-cell office:value-type="float" office:value="-100.313797">
                <text:p>-100.313797</text:p>
              </table:table-cell>
              <table:table-cell office:value-type="float" office:value="-95.976626">
                <text:p>-95.9766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19.384766">
                <text:p>2519.384766</text:p>
              </table:table-cell>
              <table:table-cell office:value-type="float" office:value="-100.185966">
                <text:p>-100.185966</text:p>
              </table:table-cell>
              <table:table-cell office:value-type="float" office:value="-97.321696">
                <text:p>-97.321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0.151367">
                <text:p>2530.151367</text:p>
              </table:table-cell>
              <table:table-cell office:value-type="float" office:value="-97.362595">
                <text:p>-97.362595</text:p>
              </table:table-cell>
              <table:table-cell office:value-type="float" office:value="-94.151118">
                <text:p>-94.1511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0.917969">
                <text:p>2540.917969</text:p>
              </table:table-cell>
              <table:table-cell office:value-type="float" office:value="-98.457062">
                <text:p>-98.457062</text:p>
              </table:table-cell>
              <table:table-cell office:value-type="float" office:value="-94.757701">
                <text:p>-94.7577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1.68457">
                <text:p>2551.68457</text:p>
              </table:table-cell>
              <table:table-cell office:value-type="float" office:value="-97.622353">
                <text:p>-97.622353</text:p>
              </table:table-cell>
              <table:table-cell office:value-type="float" office:value="-99.367968">
                <text:p>-99.367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2.451172">
                <text:p>2562.451172</text:p>
              </table:table-cell>
              <table:table-cell office:value-type="float" office:value="-100.754601">
                <text:p>-100.754601</text:p>
              </table:table-cell>
              <table:table-cell office:value-type="float" office:value="-103.040187">
                <text:p>-103.040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3.217773">
                <text:p>2573.217773</text:p>
              </table:table-cell>
              <table:table-cell office:value-type="float" office:value="-99.836037">
                <text:p>-99.836037</text:p>
              </table:table-cell>
              <table:table-cell office:value-type="float" office:value="-103.108622">
                <text:p>-103.1086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3.984375">
                <text:p>2583.984375</text:p>
              </table:table-cell>
              <table:table-cell office:value-type="float" office:value="-99.320869">
                <text:p>-99.320869</text:p>
              </table:table-cell>
              <table:table-cell office:value-type="float" office:value="-99.286799">
                <text:p>-99.2867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4.750977">
                <text:p>2594.750977</text:p>
              </table:table-cell>
              <table:table-cell office:value-type="float" office:value="-99.142517">
                <text:p>-99.142517</text:p>
              </table:table-cell>
              <table:table-cell office:value-type="float" office:value="-100.773341">
                <text:p>-100.773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5.517578">
                <text:p>2605.517578</text:p>
              </table:table-cell>
              <table:table-cell office:value-type="float" office:value="-100.647324">
                <text:p>-100.647324</text:p>
              </table:table-cell>
              <table:table-cell office:value-type="float" office:value="-101.429538">
                <text:p>-101.4295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16.28418">
                <text:p>2616.28418</text:p>
              </table:table-cell>
              <table:table-cell office:value-type="float" office:value="-100.200104">
                <text:p>-100.200104</text:p>
              </table:table-cell>
              <table:table-cell office:value-type="float" office:value="-101.450473">
                <text:p>-101.450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27.050781">
                <text:p>2627.050781</text:p>
              </table:table-cell>
              <table:table-cell office:value-type="float" office:value="-99.390335">
                <text:p>-99.390335</text:p>
              </table:table-cell>
              <table:table-cell office:value-type="float" office:value="-100.777018">
                <text:p>-100.777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37.817383">
                <text:p>2637.817383</text:p>
              </table:table-cell>
              <table:table-cell office:value-type="float" office:value="-99.199623">
                <text:p>-99.199623</text:p>
              </table:table-cell>
              <table:table-cell office:value-type="float" office:value="-98.718631">
                <text:p>-98.718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8.583984">
                <text:p>2648.583984</text:p>
              </table:table-cell>
              <table:table-cell office:value-type="float" office:value="-97.521111">
                <text:p>-97.521111</text:p>
              </table:table-cell>
              <table:table-cell office:value-type="float" office:value="-99.832843">
                <text:p>-99.8328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9.350586">
                <text:p>2659.350586</text:p>
              </table:table-cell>
              <table:table-cell office:value-type="float" office:value="-96.013245">
                <text:p>-96.013245</text:p>
              </table:table-cell>
              <table:table-cell office:value-type="float" office:value="-100.777591">
                <text:p>-100.7775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0.117188">
                <text:p>2670.117188</text:p>
              </table:table-cell>
              <table:table-cell office:value-type="float" office:value="-96.843681">
                <text:p>-96.843681</text:p>
              </table:table-cell>
              <table:table-cell office:value-type="float" office:value="-102.02328">
                <text:p>-102.023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80.883789">
                <text:p>2680.883789</text:p>
              </table:table-cell>
              <table:table-cell office:value-type="float" office:value="-96.611961">
                <text:p>-96.611961</text:p>
              </table:table-cell>
              <table:table-cell office:value-type="float" office:value="-103.258334">
                <text:p>-103.2583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1.650391">
                <text:p>2691.650391</text:p>
              </table:table-cell>
              <table:table-cell office:value-type="float" office:value="-98.14547">
                <text:p>-98.14547</text:p>
              </table:table-cell>
              <table:table-cell office:value-type="float" office:value="-100.607882">
                <text:p>-100.6078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02.416992">
                <text:p>2702.416992</text:p>
              </table:table-cell>
              <table:table-cell office:value-type="float" office:value="-96.077843">
                <text:p>-96.077843</text:p>
              </table:table-cell>
              <table:table-cell office:value-type="float" office:value="-99.406093">
                <text:p>-99.4060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13.183594">
                <text:p>2713.183594</text:p>
              </table:table-cell>
              <table:table-cell office:value-type="float" office:value="-94.879974">
                <text:p>-94.879974</text:p>
              </table:table-cell>
              <table:table-cell office:value-type="float" office:value="-100.918361">
                <text:p>-100.9183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23.950195">
                <text:p>2723.950195</text:p>
              </table:table-cell>
              <table:table-cell office:value-type="float" office:value="-94.708656">
                <text:p>-94.708656</text:p>
              </table:table-cell>
              <table:table-cell office:value-type="float" office:value="-96.080272">
                <text:p>-96.0802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34.716797">
                <text:p>2734.716797</text:p>
              </table:table-cell>
              <table:table-cell office:value-type="float" office:value="-95.513458">
                <text:p>-95.513458</text:p>
              </table:table-cell>
              <table:table-cell office:value-type="float" office:value="-97.343661">
                <text:p>-97.3436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45.483398">
                <text:p>2745.483398</text:p>
              </table:table-cell>
              <table:table-cell office:value-type="float" office:value="-97.728722">
                <text:p>-97.728722</text:p>
              </table:table-cell>
              <table:table-cell office:value-type="float" office:value="-98.2904">
                <text:p>-98.29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56.25">
                <text:p>2756.25</text:p>
              </table:table-cell>
              <table:table-cell office:value-type="float" office:value="-100.42981">
                <text:p>-100.42981</text:p>
              </table:table-cell>
              <table:table-cell office:value-type="float" office:value="-97.055049">
                <text:p>-97.0550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67.016602">
                <text:p>2767.016602</text:p>
              </table:table-cell>
              <table:table-cell office:value-type="float" office:value="-98.418327">
                <text:p>-98.418327</text:p>
              </table:table-cell>
              <table:table-cell office:value-type="float" office:value="-98.801524">
                <text:p>-98.8015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77.783203">
                <text:p>2777.783203</text:p>
              </table:table-cell>
              <table:table-cell office:value-type="float" office:value="-98.172371">
                <text:p>-98.172371</text:p>
              </table:table-cell>
              <table:table-cell office:value-type="float" office:value="-102.505092">
                <text:p>-102.5050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88.549805">
                <text:p>2788.549805</text:p>
              </table:table-cell>
              <table:table-cell office:value-type="float" office:value="-98.415642">
                <text:p>-98.415642</text:p>
              </table:table-cell>
              <table:table-cell office:value-type="float" office:value="-100.815989">
                <text:p>-100.8159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99.316406">
                <text:p>2799.316406</text:p>
              </table:table-cell>
              <table:table-cell office:value-type="float" office:value="-96.907433">
                <text:p>-96.907433</text:p>
              </table:table-cell>
              <table:table-cell office:value-type="float" office:value="-96.634852">
                <text:p>-96.6348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10.083008">
                <text:p>2810.083008</text:p>
              </table:table-cell>
              <table:table-cell office:value-type="float" office:value="-96.633789">
                <text:p>-96.633789</text:p>
              </table:table-cell>
              <table:table-cell office:value-type="float" office:value="-95.54687">
                <text:p>-95.546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0.849609">
                <text:p>2820.849609</text:p>
              </table:table-cell>
              <table:table-cell office:value-type="float" office:value="-99.103462">
                <text:p>-99.103462</text:p>
              </table:table-cell>
              <table:table-cell office:value-type="float" office:value="-98.198825">
                <text:p>-98.1988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31.616211">
                <text:p>2831.616211</text:p>
              </table:table-cell>
              <table:table-cell office:value-type="float" office:value="-97.857544">
                <text:p>-97.857544</text:p>
              </table:table-cell>
              <table:table-cell office:value-type="float" office:value="-97.832782">
                <text:p>-97.8327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42.382812">
                <text:p>2842.382812</text:p>
              </table:table-cell>
              <table:table-cell office:value-type="float" office:value="-96.161736">
                <text:p>-96.161736</text:p>
              </table:table-cell>
              <table:table-cell office:value-type="float" office:value="-99.854808">
                <text:p>-99.8548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3.149414">
                <text:p>2853.149414</text:p>
              </table:table-cell>
              <table:table-cell office:value-type="float" office:value="-98.037971">
                <text:p>-98.037971</text:p>
              </table:table-cell>
              <table:table-cell office:value-type="float" office:value="-93.766345">
                <text:p>-93.7663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3.916016">
                <text:p>2863.916016</text:p>
              </table:table-cell>
              <table:table-cell office:value-type="float" office:value="-97.689674">
                <text:p>-97.689674</text:p>
              </table:table-cell>
              <table:table-cell office:value-type="float" office:value="-88.859401">
                <text:p>-88.8594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74.682617">
                <text:p>2874.682617</text:p>
              </table:table-cell>
              <table:table-cell office:value-type="float" office:value="-94.206146">
                <text:p>-94.206146</text:p>
              </table:table-cell>
              <table:table-cell office:value-type="float" office:value="-88.458537">
                <text:p>-88.458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5.449219">
                <text:p>2885.449219</text:p>
              </table:table-cell>
              <table:table-cell office:value-type="float" office:value="-91.297417">
                <text:p>-91.297417</text:p>
              </table:table-cell>
              <table:table-cell office:value-type="float" office:value="-92.273089">
                <text:p>-92.2730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6.21582">
                <text:p>2896.21582</text:p>
              </table:table-cell>
              <table:table-cell office:value-type="float" office:value="-96.136032">
                <text:p>-96.136032</text:p>
              </table:table-cell>
              <table:table-cell office:value-type="float" office:value="-93.592929">
                <text:p>-93.5929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06.982422">
                <text:p>2906.982422</text:p>
              </table:table-cell>
              <table:table-cell office:value-type="float" office:value="-96.478775">
                <text:p>-96.478775</text:p>
              </table:table-cell>
              <table:table-cell office:value-type="float" office:value="-89.163775">
                <text:p>-89.1637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17.749023">
                <text:p>2917.749023</text:p>
              </table:table-cell>
              <table:table-cell office:value-type="float" office:value="-86.504318">
                <text:p>-86.504318</text:p>
              </table:table-cell>
              <table:table-cell office:value-type="float" office:value="-85.900973">
                <text:p>-85.900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28.515625">
                <text:p>2928.515625</text:p>
              </table:table-cell>
              <table:table-cell office:value-type="float" office:value="-86.480324">
                <text:p>-86.480324</text:p>
              </table:table-cell>
              <table:table-cell office:value-type="float" office:value="-86.17155">
                <text:p>-86.171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39.282227">
                <text:p>2939.282227</text:p>
              </table:table-cell>
              <table:table-cell office:value-type="float" office:value="-96.666023">
                <text:p>-96.666023</text:p>
              </table:table-cell>
              <table:table-cell office:value-type="float" office:value="-94.208133">
                <text:p>-94.2081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50.048828">
                <text:p>2950.048828</text:p>
              </table:table-cell>
              <table:table-cell office:value-type="float" office:value="-98.637115">
                <text:p>-98.637115</text:p>
              </table:table-cell>
              <table:table-cell office:value-type="float" office:value="-92.7746">
                <text:p>-92.7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60.81543">
                <text:p>2960.81543</text:p>
              </table:table-cell>
              <table:table-cell office:value-type="float" office:value="-94.508858">
                <text:p>-94.508858</text:p>
              </table:table-cell>
              <table:table-cell office:value-type="float" office:value="-94.515849">
                <text:p>-94.515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71.582031">
                <text:p>2971.582031</text:p>
              </table:table-cell>
              <table:table-cell office:value-type="float" office:value="-97.048607">
                <text:p>-97.048607</text:p>
              </table:table-cell>
              <table:table-cell office:value-type="float" office:value="-98.346873">
                <text:p>-98.3468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82.348633">
                <text:p>2982.348633</text:p>
              </table:table-cell>
              <table:table-cell office:value-type="float" office:value="-99.00531">
                <text:p>-99.00531</text:p>
              </table:table-cell>
              <table:table-cell office:value-type="float" office:value="-101.417483">
                <text:p>-101.4174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93.115234">
                <text:p>2993.115234</text:p>
              </table:table-cell>
              <table:table-cell office:value-type="float" office:value="-99.702606">
                <text:p>-99.702606</text:p>
              </table:table-cell>
              <table:table-cell office:value-type="float" office:value="-103.424739">
                <text:p>-103.4247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03.881836">
                <text:p>3003.881836</text:p>
              </table:table-cell>
              <table:table-cell office:value-type="float" office:value="-98.359589">
                <text:p>-98.359589</text:p>
              </table:table-cell>
              <table:table-cell office:value-type="float" office:value="-101.334529">
                <text:p>-101.3345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14.648438">
                <text:p>3014.648438</text:p>
              </table:table-cell>
              <table:table-cell office:value-type="float" office:value="-97.195419">
                <text:p>-97.195419</text:p>
              </table:table-cell>
              <table:table-cell office:value-type="float" office:value="-99.900584">
                <text:p>-99.9005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25.415039">
                <text:p>3025.415039</text:p>
              </table:table-cell>
              <table:table-cell office:value-type="float" office:value="-97.702477">
                <text:p>-97.702477</text:p>
              </table:table-cell>
              <table:table-cell office:value-type="float" office:value="-95.378451">
                <text:p>-95.3784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36.181641">
                <text:p>3036.181641</text:p>
              </table:table-cell>
              <table:table-cell office:value-type="float" office:value="-91.421814">
                <text:p>-91.421814</text:p>
              </table:table-cell>
              <table:table-cell office:value-type="float" office:value="-92.432979">
                <text:p>-92.4329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46.948242">
                <text:p>3046.948242</text:p>
              </table:table-cell>
              <table:table-cell office:value-type="float" office:value="-91.929512">
                <text:p>-91.929512</text:p>
              </table:table-cell>
              <table:table-cell office:value-type="float" office:value="-91.995494">
                <text:p>-91.995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57.714844">
                <text:p>3057.714844</text:p>
              </table:table-cell>
              <table:table-cell office:value-type="float" office:value="-96.691368">
                <text:p>-96.691368</text:p>
              </table:table-cell>
              <table:table-cell office:value-type="float" office:value="-98.376254">
                <text:p>-98.3762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68.481445">
                <text:p>3068.481445</text:p>
              </table:table-cell>
              <table:table-cell office:value-type="float" office:value="-97.098366">
                <text:p>-97.098366</text:p>
              </table:table-cell>
              <table:table-cell office:value-type="float" office:value="-103.540187">
                <text:p>-103.5401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79.248047">
                <text:p>3079.248047</text:p>
              </table:table-cell>
              <table:table-cell office:value-type="float" office:value="-98.556465">
                <text:p>-98.556465</text:p>
              </table:table-cell>
              <table:table-cell office:value-type="float" office:value="-103.833377">
                <text:p>-103.8333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90.014648">
                <text:p>3090.014648</text:p>
              </table:table-cell>
              <table:table-cell office:value-type="float" office:value="-99.250893">
                <text:p>-99.250893</text:p>
              </table:table-cell>
              <table:table-cell office:value-type="float" office:value="-101.578013">
                <text:p>-101.5780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00.78125">
                <text:p>3100.78125</text:p>
              </table:table-cell>
              <table:table-cell office:value-type="float" office:value="-99.874748">
                <text:p>-99.874748</text:p>
              </table:table-cell>
              <table:table-cell office:value-type="float" office:value="-100.284213">
                <text:p>-100.2842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11.547852">
                <text:p>3111.547852</text:p>
              </table:table-cell>
              <table:table-cell office:value-type="float" office:value="-99.658096">
                <text:p>-99.658096</text:p>
              </table:table-cell>
              <table:table-cell office:value-type="float" office:value="-98.100383">
                <text:p>-98.1003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22.314453">
                <text:p>3122.314453</text:p>
              </table:table-cell>
              <table:table-cell office:value-type="float" office:value="-98.616089">
                <text:p>-98.616089</text:p>
              </table:table-cell>
              <table:table-cell office:value-type="float" office:value="-99.242587">
                <text:p>-99.2425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33.081055">
                <text:p>3133.081055</text:p>
              </table:table-cell>
              <table:table-cell office:value-type="float" office:value="-97.809441">
                <text:p>-97.809441</text:p>
              </table:table-cell>
              <table:table-cell office:value-type="float" office:value="-99.502231">
                <text:p>-99.502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43.847656">
                <text:p>3143.847656</text:p>
              </table:table-cell>
              <table:table-cell office:value-type="float" office:value="-97.533836">
                <text:p>-97.533836</text:p>
              </table:table-cell>
              <table:table-cell office:value-type="float" office:value="-99.790088">
                <text:p>-99.790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54.614258">
                <text:p>3154.614258</text:p>
              </table:table-cell>
              <table:table-cell office:value-type="float" office:value="-97.961838">
                <text:p>-97.961838</text:p>
              </table:table-cell>
              <table:table-cell office:value-type="float" office:value="-98.390292">
                <text:p>-98.390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65.380859">
                <text:p>3165.380859</text:p>
              </table:table-cell>
              <table:table-cell office:value-type="float" office:value="-99.79512">
                <text:p>-99.79512</text:p>
              </table:table-cell>
              <table:table-cell office:value-type="float" office:value="-97.387141">
                <text:p>-97.387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76.147461">
                <text:p>3176.147461</text:p>
              </table:table-cell>
              <table:table-cell office:value-type="float" office:value="-99.082932">
                <text:p>-99.082932</text:p>
              </table:table-cell>
              <table:table-cell office:value-type="float" office:value="-98.3389">
                <text:p>-98.33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86.914062">
                <text:p>3186.914062</text:p>
              </table:table-cell>
              <table:table-cell office:value-type="float" office:value="-98.630737">
                <text:p>-98.630737</text:p>
              </table:table-cell>
              <table:table-cell office:value-type="float" office:value="-102.5517">
                <text:p>-102.55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97.680664">
                <text:p>3197.680664</text:p>
              </table:table-cell>
              <table:table-cell office:value-type="float" office:value="-98.039757">
                <text:p>-98.039757</text:p>
              </table:table-cell>
              <table:table-cell office:value-type="float" office:value="-102.689906">
                <text:p>-102.6899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08.447266">
                <text:p>3208.447266</text:p>
              </table:table-cell>
              <table:table-cell office:value-type="float" office:value="-99.41069">
                <text:p>-99.41069</text:p>
              </table:table-cell>
              <table:table-cell office:value-type="float" office:value="-101.685725">
                <text:p>-101.6857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19.213867">
                <text:p>3219.213867</text:p>
              </table:table-cell>
              <table:table-cell office:value-type="float" office:value="-100.115082">
                <text:p>-100.115082</text:p>
              </table:table-cell>
              <table:table-cell office:value-type="float" office:value="-100.690257">
                <text:p>-100.690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29.980469">
                <text:p>3229.980469</text:p>
              </table:table-cell>
              <table:table-cell office:value-type="float" office:value="-100.848801">
                <text:p>-100.848801</text:p>
              </table:table-cell>
              <table:table-cell office:value-type="float" office:value="-101.116702">
                <text:p>-101.1167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40.74707">
                <text:p>3240.74707</text:p>
              </table:table-cell>
              <table:table-cell office:value-type="float" office:value="-97.985497">
                <text:p>-97.985497</text:p>
              </table:table-cell>
              <table:table-cell office:value-type="float" office:value="-99.471911">
                <text:p>-99.471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51.513672">
                <text:p>3251.513672</text:p>
              </table:table-cell>
              <table:table-cell office:value-type="float" office:value="-94.665062">
                <text:p>-94.665062</text:p>
              </table:table-cell>
              <table:table-cell office:value-type="float" office:value="-95.753444">
                <text:p>-95.753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62.280273">
                <text:p>3262.280273</text:p>
              </table:table-cell>
              <table:table-cell office:value-type="float" office:value="-94.618469">
                <text:p>-94.618469</text:p>
              </table:table-cell>
              <table:table-cell office:value-type="float" office:value="-90.691066">
                <text:p>-90.691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73.046875">
                <text:p>3273.046875</text:p>
              </table:table-cell>
              <table:table-cell office:value-type="float" office:value="-97.228012">
                <text:p>-97.228012</text:p>
              </table:table-cell>
              <table:table-cell office:value-type="float" office:value="-88.229709">
                <text:p>-88.2297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83.813477">
                <text:p>3283.813477</text:p>
              </table:table-cell>
              <table:table-cell office:value-type="float" office:value="-96.940384">
                <text:p>-96.940384</text:p>
              </table:table-cell>
              <table:table-cell office:value-type="float" office:value="-91.907512">
                <text:p>-91.907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94.580078">
                <text:p>3294.580078</text:p>
              </table:table-cell>
              <table:table-cell office:value-type="float" office:value="-93.509758">
                <text:p>-93.509758</text:p>
              </table:table-cell>
              <table:table-cell office:value-type="float" office:value="-96.407481">
                <text:p>-96.4074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05.34668">
                <text:p>3305.34668</text:p>
              </table:table-cell>
              <table:table-cell office:value-type="float" office:value="-96.716805">
                <text:p>-96.716805</text:p>
              </table:table-cell>
              <table:table-cell office:value-type="float" office:value="-91.273593">
                <text:p>-91.2735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16.113281">
                <text:p>3316.113281</text:p>
              </table:table-cell>
              <table:table-cell office:value-type="float" office:value="-95.413696">
                <text:p>-95.413696</text:p>
              </table:table-cell>
              <table:table-cell office:value-type="float" office:value="-92.408061">
                <text:p>-92.408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26.879883">
                <text:p>3326.879883</text:p>
              </table:table-cell>
              <table:table-cell office:value-type="float" office:value="-94.299278">
                <text:p>-94.299278</text:p>
              </table:table-cell>
              <table:table-cell office:value-type="float" office:value="-94.104892">
                <text:p>-94.1048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37.646484">
                <text:p>3337.646484</text:p>
              </table:table-cell>
              <table:table-cell office:value-type="float" office:value="-93.987244">
                <text:p>-93.987244</text:p>
              </table:table-cell>
              <table:table-cell office:value-type="float" office:value="-94.205813">
                <text:p>-94.2058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48.413086">
                <text:p>3348.413086</text:p>
              </table:table-cell>
              <table:table-cell office:value-type="float" office:value="-99.949806">
                <text:p>-99.949806</text:p>
              </table:table-cell>
              <table:table-cell office:value-type="float" office:value="-95.562343">
                <text:p>-95.5623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59.179688">
                <text:p>3359.179688</text:p>
              </table:table-cell>
              <table:table-cell office:value-type="float" office:value="-100.249947">
                <text:p>-100.249947</text:p>
              </table:table-cell>
              <table:table-cell office:value-type="float" office:value="-98.141604">
                <text:p>-98.1416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69.946289">
                <text:p>3369.946289</text:p>
              </table:table-cell>
              <table:table-cell office:value-type="float" office:value="-99.624992">
                <text:p>-99.624992</text:p>
              </table:table-cell>
              <table:table-cell office:value-type="float" office:value="-102.78657">
                <text:p>-102.786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80.712891">
                <text:p>3380.712891</text:p>
              </table:table-cell>
              <table:table-cell office:value-type="float" office:value="-97.667023">
                <text:p>-97.667023</text:p>
              </table:table-cell>
              <table:table-cell office:value-type="float" office:value="-102.076121">
                <text:p>-102.0761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91.479492">
                <text:p>3391.479492</text:p>
              </table:table-cell>
              <table:table-cell office:value-type="float" office:value="-98.586197">
                <text:p>-98.586197</text:p>
              </table:table-cell>
              <table:table-cell office:value-type="float" office:value="-100.156276">
                <text:p>-100.1562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2.246094">
                <text:p>3402.246094</text:p>
              </table:table-cell>
              <table:table-cell office:value-type="float" office:value="-99.504044">
                <text:p>-99.504044</text:p>
              </table:table-cell>
              <table:table-cell office:value-type="float" office:value="-99.750071">
                <text:p>-99.7500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13.012695">
                <text:p>3413.012695</text:p>
              </table:table-cell>
              <table:table-cell office:value-type="float" office:value="-98.147614">
                <text:p>-98.147614</text:p>
              </table:table-cell>
              <table:table-cell office:value-type="float" office:value="-100.019183">
                <text:p>-100.019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23.779297">
                <text:p>3423.779297</text:p>
              </table:table-cell>
              <table:table-cell office:value-type="float" office:value="-98.721214">
                <text:p>-98.721214</text:p>
              </table:table-cell>
              <table:table-cell office:value-type="float" office:value="-97.66614">
                <text:p>-97.666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34.545898">
                <text:p>3434.545898</text:p>
              </table:table-cell>
              <table:table-cell office:value-type="float" office:value="-97.011688">
                <text:p>-97.011688</text:p>
              </table:table-cell>
              <table:table-cell office:value-type="float" office:value="-100.550166">
                <text:p>-100.5501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45.3125">
                <text:p>3445.3125</text:p>
              </table:table-cell>
              <table:table-cell office:value-type="float" office:value="-97.331688">
                <text:p>-97.331688</text:p>
              </table:table-cell>
              <table:table-cell office:value-type="float" office:value="-95.585383">
                <text:p>-95.5853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56.079102">
                <text:p>3456.079102</text:p>
              </table:table-cell>
              <table:table-cell office:value-type="float" office:value="-98.003563">
                <text:p>-98.003563</text:p>
              </table:table-cell>
              <table:table-cell office:value-type="float" office:value="-95.824267">
                <text:p>-95.8242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66.845703">
                <text:p>3466.845703</text:p>
              </table:table-cell>
              <table:table-cell office:value-type="float" office:value="-99.923264">
                <text:p>-99.923264</text:p>
              </table:table-cell>
              <table:table-cell office:value-type="float" office:value="-99.102916">
                <text:p>-99.1029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7.612305">
                <text:p>3477.612305</text:p>
              </table:table-cell>
              <table:table-cell office:value-type="float" office:value="-98.099251">
                <text:p>-98.099251</text:p>
              </table:table-cell>
              <table:table-cell office:value-type="float" office:value="-101.678065">
                <text:p>-101.6780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8.378906">
                <text:p>3488.378906</text:p>
              </table:table-cell>
              <table:table-cell office:value-type="float" office:value="-97.387054">
                <text:p>-97.387054</text:p>
              </table:table-cell>
              <table:table-cell office:value-type="float" office:value="-99.956584">
                <text:p>-99.956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99.145508">
                <text:p>3499.145508</text:p>
              </table:table-cell>
              <table:table-cell office:value-type="float" office:value="-94.717949">
                <text:p>-94.717949</text:p>
              </table:table-cell>
              <table:table-cell office:value-type="float" office:value="-102.892711">
                <text:p>-102.8927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9.912109">
                <text:p>3509.912109</text:p>
              </table:table-cell>
              <table:table-cell office:value-type="float" office:value="-96.118378">
                <text:p>-96.118378</text:p>
              </table:table-cell>
              <table:table-cell office:value-type="float" office:value="-100.211131">
                <text:p>-100.2111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20.678711">
                <text:p>3520.678711</text:p>
              </table:table-cell>
              <table:table-cell office:value-type="float" office:value="-96.567055">
                <text:p>-96.567055</text:p>
              </table:table-cell>
              <table:table-cell office:value-type="float" office:value="-97.402217">
                <text:p>-97.4022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31.445312">
                <text:p>3531.445312</text:p>
              </table:table-cell>
              <table:table-cell office:value-type="float" office:value="-96.559387">
                <text:p>-96.559387</text:p>
              </table:table-cell>
              <table:table-cell office:value-type="float" office:value="-95.477961">
                <text:p>-95.4779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42.211914">
                <text:p>3542.211914</text:p>
              </table:table-cell>
              <table:table-cell office:value-type="float" office:value="-95.214714">
                <text:p>-95.214714</text:p>
              </table:table-cell>
              <table:table-cell office:value-type="float" office:value="-95.381587">
                <text:p>-95.381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52.978516">
                <text:p>3552.978516</text:p>
              </table:table-cell>
              <table:table-cell office:value-type="float" office:value="-94.932716">
                <text:p>-94.932716</text:p>
              </table:table-cell>
              <table:table-cell office:value-type="float" office:value="-97.586367">
                <text:p>-97.5863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63.745117">
                <text:p>3563.745117</text:p>
              </table:table-cell>
              <table:table-cell office:value-type="float" office:value="-95.615349">
                <text:p>-95.615349</text:p>
              </table:table-cell>
              <table:table-cell office:value-type="float" office:value="-100.117396">
                <text:p>-100.1173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4.511719">
                <text:p>3574.511719</text:p>
              </table:table-cell>
              <table:table-cell office:value-type="float" office:value="-98.047836">
                <text:p>-98.047836</text:p>
              </table:table-cell>
              <table:table-cell office:value-type="float" office:value="-97.50764">
                <text:p>-97.507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85.27832">
                <text:p>3585.27832</text:p>
              </table:table-cell>
              <table:table-cell office:value-type="float" office:value="-99.002571">
                <text:p>-99.002571</text:p>
              </table:table-cell>
              <table:table-cell office:value-type="float" office:value="-98.516589">
                <text:p>-98.516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96.044922">
                <text:p>3596.044922</text:p>
              </table:table-cell>
              <table:table-cell office:value-type="float" office:value="-98.049469">
                <text:p>-98.049469</text:p>
              </table:table-cell>
              <table:table-cell office:value-type="float" office:value="-99.826686">
                <text:p>-99.8266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6.811523">
                <text:p>3606.811523</text:p>
              </table:table-cell>
              <table:table-cell office:value-type="float" office:value="-97.344368">
                <text:p>-97.344368</text:p>
              </table:table-cell>
              <table:table-cell office:value-type="float" office:value="-99.190081">
                <text:p>-99.1900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17.578125">
                <text:p>3617.578125</text:p>
              </table:table-cell>
              <table:table-cell office:value-type="float" office:value="-97.000908">
                <text:p>-97.000908</text:p>
              </table:table-cell>
              <table:table-cell office:value-type="float" office:value="-98.368792">
                <text:p>-98.3687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28.344727">
                <text:p>3628.344727</text:p>
              </table:table-cell>
              <table:table-cell office:value-type="float" office:value="-94.590828">
                <text:p>-94.590828</text:p>
              </table:table-cell>
              <table:table-cell office:value-type="float" office:value="-93.263423">
                <text:p>-93.263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39.111328">
                <text:p>3639.111328</text:p>
              </table:table-cell>
              <table:table-cell office:value-type="float" office:value="-96.993881">
                <text:p>-96.993881</text:p>
              </table:table-cell>
              <table:table-cell office:value-type="float" office:value="-95.565768">
                <text:p>-95.565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49.87793">
                <text:p>3649.87793</text:p>
              </table:table-cell>
              <table:table-cell office:value-type="float" office:value="-97.430008">
                <text:p>-97.430008</text:p>
              </table:table-cell>
              <table:table-cell office:value-type="float" office:value="-85.527057">
                <text:p>-85.527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60.644531">
                <text:p>3660.644531</text:p>
              </table:table-cell>
              <table:table-cell office:value-type="float" office:value="-87.131912">
                <text:p>-87.131912</text:p>
              </table:table-cell>
              <table:table-cell office:value-type="float" office:value="-83.265201">
                <text:p>-83.265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71.411133">
                <text:p>3671.411133</text:p>
              </table:table-cell>
              <table:table-cell office:value-type="float" office:value="-84.667557">
                <text:p>-84.667557</text:p>
              </table:table-cell>
              <table:table-cell office:value-type="float" office:value="-83.974444">
                <text:p>-83.974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82.177734">
                <text:p>3682.177734</text:p>
              </table:table-cell>
              <table:table-cell office:value-type="float" office:value="-94.196579">
                <text:p>-94.196579</text:p>
              </table:table-cell>
              <table:table-cell office:value-type="float" office:value="-91.066935">
                <text:p>-91.0669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92.944336">
                <text:p>3692.944336</text:p>
              </table:table-cell>
              <table:table-cell office:value-type="float" office:value="-99.831184">
                <text:p>-99.831184</text:p>
              </table:table-cell>
              <table:table-cell office:value-type="float" office:value="-92.674693">
                <text:p>-92.6746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03.710938">
                <text:p>3703.710938</text:p>
              </table:table-cell>
              <table:table-cell office:value-type="float" office:value="-93.827522">
                <text:p>-93.827522</text:p>
              </table:table-cell>
              <table:table-cell office:value-type="float" office:value="-91.781436">
                <text:p>-91.7814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14.477539">
                <text:p>3714.477539</text:p>
              </table:table-cell>
              <table:table-cell office:value-type="float" office:value="-94.037849">
                <text:p>-94.037849</text:p>
              </table:table-cell>
              <table:table-cell office:value-type="float" office:value="-88.899279">
                <text:p>-88.8992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25.244141">
                <text:p>3725.244141</text:p>
              </table:table-cell>
              <table:table-cell office:value-type="float" office:value="-96.458778">
                <text:p>-96.458778</text:p>
              </table:table-cell>
              <table:table-cell office:value-type="float" office:value="-86.918651">
                <text:p>-86.9186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36.010742">
                <text:p>3736.010742</text:p>
              </table:table-cell>
              <table:table-cell office:value-type="float" office:value="-94.218773">
                <text:p>-94.218773</text:p>
              </table:table-cell>
              <table:table-cell office:value-type="float" office:value="-86.10184">
                <text:p>-86.101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46.777344">
                <text:p>3746.777344</text:p>
              </table:table-cell>
              <table:table-cell office:value-type="float" office:value="-88.330894">
                <text:p>-88.330894</text:p>
              </table:table-cell>
              <table:table-cell office:value-type="float" office:value="-88.742007">
                <text:p>-88.7420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57.543945">
                <text:p>3757.543945</text:p>
              </table:table-cell>
              <table:table-cell office:value-type="float" office:value="-93.075241">
                <text:p>-93.075241</text:p>
              </table:table-cell>
              <table:table-cell office:value-type="float" office:value="-91.923419">
                <text:p>-91.9234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68.310547">
                <text:p>3768.310547</text:p>
              </table:table-cell>
              <table:table-cell office:value-type="float" office:value="-99.517296">
                <text:p>-99.517296</text:p>
              </table:table-cell>
              <table:table-cell office:value-type="float" office:value="-89.564311">
                <text:p>-89.5643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79.077148">
                <text:p>3779.077148</text:p>
              </table:table-cell>
              <table:table-cell office:value-type="float" office:value="-97.836914">
                <text:p>-97.836914</text:p>
              </table:table-cell>
              <table:table-cell office:value-type="float" office:value="-89.858935">
                <text:p>-89.8589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89.84375">
                <text:p>3789.84375</text:p>
              </table:table-cell>
              <table:table-cell office:value-type="float" office:value="-96.291046">
                <text:p>-96.291046</text:p>
              </table:table-cell>
              <table:table-cell office:value-type="float" office:value="-96.851832">
                <text:p>-96.851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00.610352">
                <text:p>3800.610352</text:p>
              </table:table-cell>
              <table:table-cell office:value-type="float" office:value="-97.130913">
                <text:p>-97.130913</text:p>
              </table:table-cell>
              <table:table-cell office:value-type="float" office:value="-101.835032">
                <text:p>-101.8350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11.376953">
                <text:p>3811.376953</text:p>
              </table:table-cell>
              <table:table-cell office:value-type="float" office:value="-98.915962">
                <text:p>-98.915962</text:p>
              </table:table-cell>
              <table:table-cell office:value-type="float" office:value="-97.267634">
                <text:p>-97.2676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22.143555">
                <text:p>3822.143555</text:p>
              </table:table-cell>
              <table:table-cell office:value-type="float" office:value="-100.492584">
                <text:p>-100.492584</text:p>
              </table:table-cell>
              <table:table-cell office:value-type="float" office:value="-97.594417">
                <text:p>-97.594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32.910156">
                <text:p>3832.910156</text:p>
              </table:table-cell>
              <table:table-cell office:value-type="float" office:value="-100.549416">
                <text:p>-100.549416</text:p>
              </table:table-cell>
              <table:table-cell office:value-type="float" office:value="-98.289119">
                <text:p>-98.2891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43.676758">
                <text:p>3843.676758</text:p>
              </table:table-cell>
              <table:table-cell office:value-type="float" office:value="-98.801422">
                <text:p>-98.801422</text:p>
              </table:table-cell>
              <table:table-cell office:value-type="float" office:value="-100.377948">
                <text:p>-100.3779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54.443359">
                <text:p>3854.443359</text:p>
              </table:table-cell>
              <table:table-cell office:value-type="float" office:value="-99.023979">
                <text:p>-99.023979</text:p>
              </table:table-cell>
              <table:table-cell office:value-type="float" office:value="-100.292285">
                <text:p>-100.2922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65.209961">
                <text:p>3865.209961</text:p>
              </table:table-cell>
              <table:table-cell office:value-type="float" office:value="-97.939316">
                <text:p>-97.939316</text:p>
              </table:table-cell>
              <table:table-cell office:value-type="float" office:value="-98.752612">
                <text:p>-98.7526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75.976562">
                <text:p>3875.976562</text:p>
              </table:table-cell>
              <table:table-cell office:value-type="float" office:value="-97.317413">
                <text:p>-97.317413</text:p>
              </table:table-cell>
              <table:table-cell office:value-type="float" office:value="-98.823611">
                <text:p>-98.8236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86.743164">
                <text:p>3886.743164</text:p>
              </table:table-cell>
              <table:table-cell office:value-type="float" office:value="-98.594086">
                <text:p>-98.594086</text:p>
              </table:table-cell>
              <table:table-cell office:value-type="float" office:value="-100.115359">
                <text:p>-100.1153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97.509766">
                <text:p>3897.509766</text:p>
              </table:table-cell>
              <table:table-cell office:value-type="float" office:value="-97.965919">
                <text:p>-97.965919</text:p>
              </table:table-cell>
              <table:table-cell office:value-type="float" office:value="-103.050967">
                <text:p>-103.0509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08.276367">
                <text:p>3908.276367</text:p>
              </table:table-cell>
              <table:table-cell office:value-type="float" office:value="-96.941963">
                <text:p>-96.941963</text:p>
              </table:table-cell>
              <table:table-cell office:value-type="float" office:value="-98.496646">
                <text:p>-98.4966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19.042969">
                <text:p>3919.042969</text:p>
              </table:table-cell>
              <table:table-cell office:value-type="float" office:value="-93.759888">
                <text:p>-93.759888</text:p>
              </table:table-cell>
              <table:table-cell office:value-type="float" office:value="-96.721049">
                <text:p>-96.7210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9.80957">
                <text:p>3929.80957</text:p>
              </table:table-cell>
              <table:table-cell office:value-type="float" office:value="-96.877632">
                <text:p>-96.877632</text:p>
              </table:table-cell>
              <table:table-cell office:value-type="float" office:value="-97.690295">
                <text:p>-97.6902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40.576172">
                <text:p>3940.576172</text:p>
              </table:table-cell>
              <table:table-cell office:value-type="float" office:value="-99.171684">
                <text:p>-99.171684</text:p>
              </table:table-cell>
              <table:table-cell office:value-type="float" office:value="-96.265307">
                <text:p>-96.265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51.342773">
                <text:p>3951.342773</text:p>
              </table:table-cell>
              <table:table-cell office:value-type="float" office:value="-98.823936">
                <text:p>-98.823936</text:p>
              </table:table-cell>
              <table:table-cell office:value-type="float" office:value="-100.822665">
                <text:p>-100.822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62.109375">
                <text:p>3962.109375</text:p>
              </table:table-cell>
              <table:table-cell office:value-type="float" office:value="-97.16806">
                <text:p>-97.16806</text:p>
              </table:table-cell>
              <table:table-cell office:value-type="float" office:value="-102.119426">
                <text:p>-102.1194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72.875977">
                <text:p>3972.875977</text:p>
              </table:table-cell>
              <table:table-cell office:value-type="float" office:value="-94.527901">
                <text:p>-94.527901</text:p>
              </table:table-cell>
              <table:table-cell office:value-type="float" office:value="-101.923129">
                <text:p>-101.923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83.642578">
                <text:p>3983.642578</text:p>
              </table:table-cell>
              <table:table-cell office:value-type="float" office:value="-94.464722">
                <text:p>-94.464722</text:p>
              </table:table-cell>
              <table:table-cell office:value-type="float" office:value="-102.686122">
                <text:p>-102.6861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94.40918">
                <text:p>3994.40918</text:p>
              </table:table-cell>
              <table:table-cell office:value-type="float" office:value="-97.718681">
                <text:p>-97.718681</text:p>
              </table:table-cell>
              <table:table-cell office:value-type="float" office:value="-100.378421">
                <text:p>-100.378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05.175781">
                <text:p>4005.175781</text:p>
              </table:table-cell>
              <table:table-cell office:value-type="float" office:value="-98.629585">
                <text:p>-98.629585</text:p>
              </table:table-cell>
              <table:table-cell office:value-type="float" office:value="-99.705424">
                <text:p>-99.7054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15.942383">
                <text:p>4015.942383</text:p>
              </table:table-cell>
              <table:table-cell office:value-type="float" office:value="-98.86937">
                <text:p>-98.86937</text:p>
              </table:table-cell>
              <table:table-cell office:value-type="float" office:value="-101.402659">
                <text:p>-101.4026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26.708984">
                <text:p>4026.708984</text:p>
              </table:table-cell>
              <table:table-cell office:value-type="float" office:value="-98.006737">
                <text:p>-98.006737</text:p>
              </table:table-cell>
              <table:table-cell office:value-type="float" office:value="-99.727099">
                <text:p>-99.7270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37.475586">
                <text:p>4037.475586</text:p>
              </table:table-cell>
              <table:table-cell office:value-type="float" office:value="-97.117477">
                <text:p>-97.117477</text:p>
              </table:table-cell>
              <table:table-cell office:value-type="float" office:value="-102.701907">
                <text:p>-102.7019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48.242188">
                <text:p>4048.242188</text:p>
              </table:table-cell>
              <table:table-cell office:value-type="float" office:value="-98.229149">
                <text:p>-98.229149</text:p>
              </table:table-cell>
              <table:table-cell office:value-type="float" office:value="-100.498942">
                <text:p>-100.4989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59.008789">
                <text:p>4059.008789</text:p>
              </table:table-cell>
              <table:table-cell office:value-type="float" office:value="-99.368935">
                <text:p>-99.368935</text:p>
              </table:table-cell>
              <table:table-cell office:value-type="float" office:value="-97.531779">
                <text:p>-97.5317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69.775391">
                <text:p>4069.775391</text:p>
              </table:table-cell>
              <table:table-cell office:value-type="float" office:value="-97.016273">
                <text:p>-97.016273</text:p>
              </table:table-cell>
              <table:table-cell office:value-type="float" office:value="-93.944468">
                <text:p>-93.944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80.541992">
                <text:p>4080.541992</text:p>
              </table:table-cell>
              <table:table-cell office:value-type="float" office:value="-94.433632">
                <text:p>-94.433632</text:p>
              </table:table-cell>
              <table:table-cell office:value-type="float" office:value="-92.835902">
                <text:p>-92.835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1.308594">
                <text:p>4091.308594</text:p>
              </table:table-cell>
              <table:table-cell office:value-type="float" office:value="-96.309914">
                <text:p>-96.309914</text:p>
              </table:table-cell>
              <table:table-cell office:value-type="float" office:value="-97.375522">
                <text:p>-97.3755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02.075195">
                <text:p>4102.075195</text:p>
              </table:table-cell>
              <table:table-cell office:value-type="float" office:value="-96.540283">
                <text:p>-96.540283</text:p>
              </table:table-cell>
              <table:table-cell office:value-type="float" office:value="-87.28451">
                <text:p>-87.284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12.841797">
                <text:p>4112.841797</text:p>
              </table:table-cell>
              <table:table-cell office:value-type="float" office:value="-87.441788">
                <text:p>-87.441788</text:p>
              </table:table-cell>
              <table:table-cell office:value-type="float" office:value="-84.979556">
                <text:p>-84.979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23.608398">
                <text:p>4123.608398</text:p>
              </table:table-cell>
              <table:table-cell office:value-type="float" office:value="-85.828484">
                <text:p>-85.828484</text:p>
              </table:table-cell>
              <table:table-cell office:value-type="float" office:value="-85.010363">
                <text:p>-85.0103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34.375">
                <text:p>4134.375</text:p>
              </table:table-cell>
              <table:table-cell office:value-type="float" office:value="-94.966125">
                <text:p>-94.966125</text:p>
              </table:table-cell>
              <table:table-cell office:value-type="float" office:value="-87.392894">
                <text:p>-87.3928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45.141602">
                <text:p>4145.141602</text:p>
              </table:table-cell>
              <table:table-cell office:value-type="float" office:value="-96.626495">
                <text:p>-96.626495</text:p>
              </table:table-cell>
              <table:table-cell office:value-type="float" office:value="-94.047068">
                <text:p>-94.0470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55.908203">
                <text:p>4155.908203</text:p>
              </table:table-cell>
              <table:table-cell office:value-type="float" office:value="-91.13134">
                <text:p>-91.13134</text:p>
              </table:table-cell>
              <table:table-cell office:value-type="float" office:value="-93.220759">
                <text:p>-93.2207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66.674805">
                <text:p>4166.674805</text:p>
              </table:table-cell>
              <table:table-cell office:value-type="float" office:value="-93.271965">
                <text:p>-93.271965</text:p>
              </table:table-cell>
              <table:table-cell office:value-type="float" office:value="-93.235156">
                <text:p>-93.235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77.441406">
                <text:p>4177.441406</text:p>
              </table:table-cell>
              <table:table-cell office:value-type="float" office:value="-99.521736">
                <text:p>-99.521736</text:p>
              </table:table-cell>
              <table:table-cell office:value-type="float" office:value="-95.858317">
                <text:p>-95.8583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88.208008">
                <text:p>4188.208008</text:p>
              </table:table-cell>
              <table:table-cell office:value-type="float" office:value="-98.715858">
                <text:p>-98.715858</text:p>
              </table:table-cell>
              <table:table-cell office:value-type="float" office:value="-100.759265">
                <text:p>-100.7592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98.974609">
                <text:p>4198.974609</text:p>
              </table:table-cell>
              <table:table-cell office:value-type="float" office:value="-97.950821">
                <text:p>-97.950821</text:p>
              </table:table-cell>
              <table:table-cell office:value-type="float" office:value="-100.915851">
                <text:p>-100.9158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09.741211">
                <text:p>4209.741211</text:p>
              </table:table-cell>
              <table:table-cell office:value-type="float" office:value="-99.462456">
                <text:p>-99.462456</text:p>
              </table:table-cell>
              <table:table-cell office:value-type="float" office:value="-100.329356">
                <text:p>-100.3293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20.507812">
                <text:p>4220.507812</text:p>
              </table:table-cell>
              <table:table-cell office:value-type="float" office:value="-98.663742">
                <text:p>-98.663742</text:p>
              </table:table-cell>
              <table:table-cell office:value-type="float" office:value="-99.947192">
                <text:p>-99.9471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31.274414">
                <text:p>4231.274414</text:p>
              </table:table-cell>
              <table:table-cell office:value-type="float" office:value="-97.954849">
                <text:p>-97.954849</text:p>
              </table:table-cell>
              <table:table-cell office:value-type="float" office:value="-100.788676">
                <text:p>-100.7886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42.041016">
                <text:p>4242.041016</text:p>
              </table:table-cell>
              <table:table-cell office:value-type="float" office:value="-97.381332">
                <text:p>-97.381332</text:p>
              </table:table-cell>
              <table:table-cell office:value-type="float" office:value="-100.971728">
                <text:p>-100.9717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52.807617">
                <text:p>4252.807617</text:p>
              </table:table-cell>
              <table:table-cell office:value-type="float" office:value="-97.364365">
                <text:p>-97.364365</text:p>
              </table:table-cell>
              <table:table-cell office:value-type="float" office:value="-100.951129">
                <text:p>-100.951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63.574219">
                <text:p>4263.574219</text:p>
              </table:table-cell>
              <table:table-cell office:value-type="float" office:value="-97.627167">
                <text:p>-97.627167</text:p>
              </table:table-cell>
              <table:table-cell office:value-type="float" office:value="-99.535983">
                <text:p>-99.5359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74.34082">
                <text:p>4274.34082</text:p>
              </table:table-cell>
              <table:table-cell office:value-type="float" office:value="-95.888481">
                <text:p>-95.888481</text:p>
              </table:table-cell>
              <table:table-cell office:value-type="float" office:value="-99.397326">
                <text:p>-99.3973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85.107422">
                <text:p>4285.107422</text:p>
              </table:table-cell>
              <table:table-cell office:value-type="float" office:value="-95.850349">
                <text:p>-95.850349</text:p>
              </table:table-cell>
              <table:table-cell office:value-type="float" office:value="-100.442309">
                <text:p>-100.442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95.874023">
                <text:p>4295.874023</text:p>
              </table:table-cell>
              <table:table-cell office:value-type="float" office:value="-95.973503">
                <text:p>-95.973503</text:p>
              </table:table-cell>
              <table:table-cell office:value-type="float" office:value="-101.980571">
                <text:p>-101.9805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06.640625">
                <text:p>4306.640625</text:p>
              </table:table-cell>
              <table:table-cell office:value-type="float" office:value="-95.064049">
                <text:p>-95.064049</text:p>
              </table:table-cell>
              <table:table-cell office:value-type="float" office:value="-101.279117">
                <text:p>-101.2791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17.407227">
                <text:p>4317.407227</text:p>
              </table:table-cell>
              <table:table-cell office:value-type="float" office:value="-94.331596">
                <text:p>-94.331596</text:p>
              </table:table-cell>
              <table:table-cell office:value-type="float" office:value="-99.408526">
                <text:p>-99.4085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28.173828">
                <text:p>4328.173828</text:p>
              </table:table-cell>
              <table:table-cell office:value-type="float" office:value="-92.960495">
                <text:p>-92.960495</text:p>
              </table:table-cell>
              <table:table-cell office:value-type="float" office:value="-99.083011">
                <text:p>-99.083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38.94043">
                <text:p>4338.94043</text:p>
              </table:table-cell>
              <table:table-cell office:value-type="float" office:value="-95.580643">
                <text:p>-95.580643</text:p>
              </table:table-cell>
              <table:table-cell office:value-type="float" office:value="-99.546893">
                <text:p>-99.5468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49.707031">
                <text:p>4349.707031</text:p>
              </table:table-cell>
              <table:table-cell office:value-type="float" office:value="-97.534676">
                <text:p>-97.534676</text:p>
              </table:table-cell>
              <table:table-cell office:value-type="float" office:value="-100.712581">
                <text:p>-100.7125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60.473633">
                <text:p>4360.473633</text:p>
              </table:table-cell>
              <table:table-cell office:value-type="float" office:value="-94.854843">
                <text:p>-94.854843</text:p>
              </table:table-cell>
              <table:table-cell office:value-type="float" office:value="-98.659343">
                <text:p>-98.6593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71.240234">
                <text:p>4371.240234</text:p>
              </table:table-cell>
              <table:table-cell office:value-type="float" office:value="-96.312965">
                <text:p>-96.312965</text:p>
              </table:table-cell>
              <table:table-cell office:value-type="float" office:value="-98.007319">
                <text:p>-98.0073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82.006836">
                <text:p>4382.006836</text:p>
              </table:table-cell>
              <table:table-cell office:value-type="float" office:value="-96.107941">
                <text:p>-96.107941</text:p>
              </table:table-cell>
              <table:table-cell office:value-type="float" office:value="-99.161715">
                <text:p>-99.1617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92.773438">
                <text:p>4392.773438</text:p>
              </table:table-cell>
              <table:table-cell office:value-type="float" office:value="-97.923874">
                <text:p>-97.923874</text:p>
              </table:table-cell>
              <table:table-cell office:value-type="float" office:value="-97.6626">
                <text:p>-97.66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03.540039">
                <text:p>4403.540039</text:p>
              </table:table-cell>
              <table:table-cell office:value-type="float" office:value="-97.868423">
                <text:p>-97.868423</text:p>
              </table:table-cell>
              <table:table-cell office:value-type="float" office:value="-97.251628">
                <text:p>-97.251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14.306641">
                <text:p>4414.306641</text:p>
              </table:table-cell>
              <table:table-cell office:value-type="float" office:value="-96.647781">
                <text:p>-96.647781</text:p>
              </table:table-cell>
              <table:table-cell office:value-type="float" office:value="-98.645388">
                <text:p>-98.6453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25.073242">
                <text:p>4425.073242</text:p>
              </table:table-cell>
              <table:table-cell office:value-type="float" office:value="-97.427757">
                <text:p>-97.427757</text:p>
              </table:table-cell>
              <table:table-cell office:value-type="float" office:value="-101.312922">
                <text:p>-101.3129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35.839844">
                <text:p>4435.839844</text:p>
              </table:table-cell>
              <table:table-cell office:value-type="float" office:value="-97.342148">
                <text:p>-97.342148</text:p>
              </table:table-cell>
              <table:table-cell office:value-type="float" office:value="-98.060862">
                <text:p>-98.0608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46.606445">
                <text:p>4446.606445</text:p>
              </table:table-cell>
              <table:table-cell office:value-type="float" office:value="-96.099236">
                <text:p>-96.099236</text:p>
              </table:table-cell>
              <table:table-cell office:value-type="float" office:value="-96.558604">
                <text:p>-96.5586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57.373047">
                <text:p>4457.373047</text:p>
              </table:table-cell>
              <table:table-cell office:value-type="float" office:value="-96.819298">
                <text:p>-96.819298</text:p>
              </table:table-cell>
              <table:table-cell office:value-type="float" office:value="-100.041331">
                <text:p>-100.0413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68.139648">
                <text:p>4468.139648</text:p>
              </table:table-cell>
              <table:table-cell office:value-type="float" office:value="-98.535126">
                <text:p>-98.535126</text:p>
              </table:table-cell>
              <table:table-cell office:value-type="float" office:value="-101.17409">
                <text:p>-101.174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78.90625">
                <text:p>4478.90625</text:p>
              </table:table-cell>
              <table:table-cell office:value-type="float" office:value="-98.062935">
                <text:p>-98.062935</text:p>
              </table:table-cell>
              <table:table-cell office:value-type="float" office:value="-95.682002">
                <text:p>-95.6820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89.672852">
                <text:p>4489.672852</text:p>
              </table:table-cell>
              <table:table-cell office:value-type="float" office:value="-96.948181">
                <text:p>-96.948181</text:p>
              </table:table-cell>
              <table:table-cell office:value-type="float" office:value="-98.253695">
                <text:p>-98.2536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00.439453">
                <text:p>4500.439453</text:p>
              </table:table-cell>
              <table:table-cell office:value-type="float" office:value="-97.119064">
                <text:p>-97.119064</text:p>
              </table:table-cell>
              <table:table-cell office:value-type="float" office:value="-98.745067">
                <text:p>-98.7450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11.206055">
                <text:p>4511.206055</text:p>
              </table:table-cell>
              <table:table-cell office:value-type="float" office:value="-97.375397">
                <text:p>-97.375397</text:p>
              </table:table-cell>
              <table:table-cell office:value-type="float" office:value="-88.134204">
                <text:p>-88.13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21.972656">
                <text:p>4521.972656</text:p>
              </table:table-cell>
              <table:table-cell office:value-type="float" office:value="-93.451042">
                <text:p>-93.451042</text:p>
              </table:table-cell>
              <table:table-cell office:value-type="float" office:value="-85.847903">
                <text:p>-85.8479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32.739258">
                <text:p>4532.739258</text:p>
              </table:table-cell>
              <table:table-cell office:value-type="float" office:value="-88.296043">
                <text:p>-88.296043</text:p>
              </table:table-cell>
              <table:table-cell office:value-type="float" office:value="-91.937533">
                <text:p>-91.9375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43.505859">
                <text:p>4543.505859</text:p>
              </table:table-cell>
              <table:table-cell office:value-type="float" office:value="-93.86953">
                <text:p>-93.86953</text:p>
              </table:table-cell>
              <table:table-cell office:value-type="float" office:value="-94.38898">
                <text:p>-94.388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54.272461">
                <text:p>4554.272461</text:p>
              </table:table-cell>
              <table:table-cell office:value-type="float" office:value="-96.13665">
                <text:p>-96.13665</text:p>
              </table:table-cell>
              <table:table-cell office:value-type="float" office:value="-95.541789">
                <text:p>-95.5417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65.039062">
                <text:p>4565.039062</text:p>
              </table:table-cell>
              <table:table-cell office:value-type="float" office:value="-86.990585">
                <text:p>-86.990585</text:p>
              </table:table-cell>
              <table:table-cell office:value-type="float" office:value="-86.29906">
                <text:p>-86.299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75.805664">
                <text:p>4575.805664</text:p>
              </table:table-cell>
              <table:table-cell office:value-type="float" office:value="-86.355553">
                <text:p>-86.355553</text:p>
              </table:table-cell>
              <table:table-cell office:value-type="float" office:value="-84.774165">
                <text:p>-84.7741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86.572266">
                <text:p>4586.572266</text:p>
              </table:table-cell>
              <table:table-cell office:value-type="float" office:value="-94.396858">
                <text:p>-94.396858</text:p>
              </table:table-cell>
              <table:table-cell office:value-type="float" office:value="-87.01858">
                <text:p>-87.018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97.338867">
                <text:p>4597.338867</text:p>
              </table:table-cell>
              <table:table-cell office:value-type="float" office:value="-99.158112">
                <text:p>-99.158112</text:p>
              </table:table-cell>
              <table:table-cell office:value-type="float" office:value="-86.02138">
                <text:p>-86.021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08.105469">
                <text:p>4608.105469</text:p>
              </table:table-cell>
              <table:table-cell office:value-type="float" office:value="-98.75676">
                <text:p>-98.75676</text:p>
              </table:table-cell>
              <table:table-cell office:value-type="float" office:value="-92.067004">
                <text:p>-92.0670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18.87207">
                <text:p>4618.87207</text:p>
              </table:table-cell>
              <table:table-cell office:value-type="float" office:value="-97.695534">
                <text:p>-97.695534</text:p>
              </table:table-cell>
              <table:table-cell office:value-type="float" office:value="-105.786555">
                <text:p>-105.786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29.638672">
                <text:p>4629.638672</text:p>
              </table:table-cell>
              <table:table-cell office:value-type="float" office:value="-97.400192">
                <text:p>-97.400192</text:p>
              </table:table-cell>
              <table:table-cell office:value-type="float" office:value="-100.174594">
                <text:p>-100.1745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40.405273">
                <text:p>4640.405273</text:p>
              </table:table-cell>
              <table:table-cell office:value-type="float" office:value="-98.302177">
                <text:p>-98.302177</text:p>
              </table:table-cell>
              <table:table-cell office:value-type="float" office:value="-98.470431">
                <text:p>-98.4704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651.171875">
                <text:p>4651.171875</text:p>
              </table:table-cell>
              <table:table-cell office:value-type="float" office:value="-97.210876">
                <text:p>-97.210876</text:p>
              </table:table-cell>
              <table:table-cell office:value-type="float" office:value="-97.286555">
                <text:p>-97.2865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61.938477">
                <text:p>4661.938477</text:p>
              </table:table-cell>
              <table:table-cell office:value-type="float" office:value="-99.101387">
                <text:p>-99.101387</text:p>
              </table:table-cell>
              <table:table-cell office:value-type="float" office:value="-96.750255">
                <text:p>-96.7502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72.705078">
                <text:p>4672.705078</text:p>
              </table:table-cell>
              <table:table-cell office:value-type="float" office:value="-99.750908">
                <text:p>-99.750908</text:p>
              </table:table-cell>
              <table:table-cell office:value-type="float" office:value="-93.343509">
                <text:p>-93.3435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83.47168">
                <text:p>4683.47168</text:p>
              </table:table-cell>
              <table:table-cell office:value-type="float" office:value="-95.040154">
                <text:p>-95.040154</text:p>
              </table:table-cell>
              <table:table-cell office:value-type="float" office:value="-93.885531">
                <text:p>-93.8855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94.238281">
                <text:p>4694.238281</text:p>
              </table:table-cell>
              <table:table-cell office:value-type="float" office:value="-94.2201">
                <text:p>-94.2201</text:p>
              </table:table-cell>
              <table:table-cell office:value-type="float" office:value="-95.978526">
                <text:p>-95.9785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05.004883">
                <text:p>4705.004883</text:p>
              </table:table-cell>
              <table:table-cell office:value-type="float" office:value="-96.793182">
                <text:p>-96.793182</text:p>
              </table:table-cell>
              <table:table-cell office:value-type="float" office:value="-98.979457">
                <text:p>-98.9794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715.771484">
                <text:p>4715.771484</text:p>
              </table:table-cell>
              <table:table-cell office:value-type="float" office:value="-98.085373">
                <text:p>-98.085373</text:p>
              </table:table-cell>
              <table:table-cell office:value-type="float" office:value="-97.771159">
                <text:p>-97.7711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26.538086">
                <text:p>4726.538086</text:p>
              </table:table-cell>
              <table:table-cell office:value-type="float" office:value="-98.20182">
                <text:p>-98.20182</text:p>
              </table:table-cell>
              <table:table-cell office:value-type="float" office:value="-98.054683">
                <text:p>-98.054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37.304688">
                <text:p>4737.304688</text:p>
              </table:table-cell>
              <table:table-cell office:value-type="float" office:value="-99.146072">
                <text:p>-99.146072</text:p>
              </table:table-cell>
              <table:table-cell office:value-type="float" office:value="-99.967074">
                <text:p>-99.9670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48.071289">
                <text:p>4748.071289</text:p>
              </table:table-cell>
              <table:table-cell office:value-type="float" office:value="-98.275108">
                <text:p>-98.275108</text:p>
              </table:table-cell>
              <table:table-cell office:value-type="float" office:value="-102.244342">
                <text:p>-102.2443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58.837891">
                <text:p>4758.837891</text:p>
              </table:table-cell>
              <table:table-cell office:value-type="float" office:value="-97.327339">
                <text:p>-97.327339</text:p>
              </table:table-cell>
              <table:table-cell office:value-type="float" office:value="-97.304423">
                <text:p>-97.3044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69.604492">
                <text:p>4769.604492</text:p>
              </table:table-cell>
              <table:table-cell office:value-type="float" office:value="-96.684273">
                <text:p>-96.684273</text:p>
              </table:table-cell>
              <table:table-cell office:value-type="float" office:value="-94.763369">
                <text:p>-94.7633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80.371094">
                <text:p>4780.371094</text:p>
              </table:table-cell>
              <table:table-cell office:value-type="float" office:value="-99.579216">
                <text:p>-99.579216</text:p>
              </table:table-cell>
              <table:table-cell office:value-type="float" office:value="-96.821376">
                <text:p>-96.8213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91.137695">
                <text:p>4791.137695</text:p>
              </table:table-cell>
              <table:table-cell office:value-type="float" office:value="-98.718361">
                <text:p>-98.718361</text:p>
              </table:table-cell>
              <table:table-cell office:value-type="float" office:value="-97.902224">
                <text:p>-97.9022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01.904297">
                <text:p>4801.904297</text:p>
              </table:table-cell>
              <table:table-cell office:value-type="float" office:value="-97.996017">
                <text:p>-97.996017</text:p>
              </table:table-cell>
              <table:table-cell office:value-type="float" office:value="-95.212558">
                <text:p>-95.2125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12.670898">
                <text:p>4812.670898</text:p>
              </table:table-cell>
              <table:table-cell office:value-type="float" office:value="-98.407806">
                <text:p>-98.407806</text:p>
              </table:table-cell>
              <table:table-cell office:value-type="float" office:value="-94.700114">
                <text:p>-94.7001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23.4375">
                <text:p>4823.4375</text:p>
              </table:table-cell>
              <table:table-cell office:value-type="float" office:value="-98.577133">
                <text:p>-98.577133</text:p>
              </table:table-cell>
              <table:table-cell office:value-type="float" office:value="-102.331706">
                <text:p>-102.3317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34.204102">
                <text:p>4834.204102</text:p>
              </table:table-cell>
              <table:table-cell office:value-type="float" office:value="-99.849335">
                <text:p>-99.849335</text:p>
              </table:table-cell>
              <table:table-cell office:value-type="float" office:value="-100.459994">
                <text:p>-100.4599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44.970703">
                <text:p>4844.970703</text:p>
              </table:table-cell>
              <table:table-cell office:value-type="float" office:value="-100.176308">
                <text:p>-100.176308</text:p>
              </table:table-cell>
              <table:table-cell office:value-type="float" office:value="-97.881518">
                <text:p>-97.8815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55.737305">
                <text:p>4855.737305</text:p>
              </table:table-cell>
              <table:table-cell office:value-type="float" office:value="-99.410942">
                <text:p>-99.410942</text:p>
              </table:table-cell>
              <table:table-cell office:value-type="float" office:value="-97.910258">
                <text:p>-97.9102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66.503906">
                <text:p>4866.503906</text:p>
              </table:table-cell>
              <table:table-cell office:value-type="float" office:value="-98.493729">
                <text:p>-98.493729</text:p>
              </table:table-cell>
              <table:table-cell office:value-type="float" office:value="-99.823726">
                <text:p>-99.823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77.270508">
                <text:p>4877.270508</text:p>
              </table:table-cell>
              <table:table-cell office:value-type="float" office:value="-98.092583">
                <text:p>-98.092583</text:p>
              </table:table-cell>
              <table:table-cell office:value-type="float" office:value="-96.899424">
                <text:p>-96.8994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88.037109">
                <text:p>4888.037109</text:p>
              </table:table-cell>
              <table:table-cell office:value-type="float" office:value="-98.850281">
                <text:p>-98.850281</text:p>
              </table:table-cell>
              <table:table-cell office:value-type="float" office:value="-99.248507">
                <text:p>-99.2485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98.803711">
                <text:p>4898.803711</text:p>
              </table:table-cell>
              <table:table-cell office:value-type="float" office:value="-98.529404">
                <text:p>-98.529404</text:p>
              </table:table-cell>
              <table:table-cell office:value-type="float" office:value="-95.462481">
                <text:p>-95.4624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09.570312">
                <text:p>4909.570312</text:p>
              </table:table-cell>
              <table:table-cell office:value-type="float" office:value="-97.12529">
                <text:p>-97.12529</text:p>
              </table:table-cell>
              <table:table-cell office:value-type="float" office:value="-92.383548">
                <text:p>-92.3835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20.336914">
                <text:p>4920.336914</text:p>
              </table:table-cell>
              <table:table-cell office:value-type="float" office:value="-96.944237">
                <text:p>-96.944237</text:p>
              </table:table-cell>
              <table:table-cell office:value-type="float" office:value="-87.680331">
                <text:p>-87.6803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31.103516">
                <text:p>4931.103516</text:p>
              </table:table-cell>
              <table:table-cell office:value-type="float" office:value="-94.67469">
                <text:p>-94.67469</text:p>
              </table:table-cell>
              <table:table-cell office:value-type="float" office:value="-85.276645">
                <text:p>-85.276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41.870117">
                <text:p>4941.870117</text:p>
              </table:table-cell>
              <table:table-cell office:value-type="float" office:value="-89.255859">
                <text:p>-89.255859</text:p>
              </table:table-cell>
              <table:table-cell office:value-type="float" office:value="-87.208674">
                <text:p>-87.208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52.636719">
                <text:p>4952.636719</text:p>
              </table:table-cell>
              <table:table-cell office:value-type="float" office:value="-92.444069">
                <text:p>-92.444069</text:p>
              </table:table-cell>
              <table:table-cell office:value-type="float" office:value="-92.0059">
                <text:p>-92.00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63.40332">
                <text:p>4963.40332</text:p>
              </table:table-cell>
              <table:table-cell office:value-type="float" office:value="-99.11998">
                <text:p>-99.11998</text:p>
              </table:table-cell>
              <table:table-cell office:value-type="float" office:value="-95.948932">
                <text:p>-95.9489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74.169922">
                <text:p>4974.169922</text:p>
              </table:table-cell>
              <table:table-cell office:value-type="float" office:value="-97.489044">
                <text:p>-97.489044</text:p>
              </table:table-cell>
              <table:table-cell office:value-type="float" office:value="-96.051204">
                <text:p>-96.0512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84.936523">
                <text:p>4984.936523</text:p>
              </table:table-cell>
              <table:table-cell office:value-type="float" office:value="-95.03492">
                <text:p>-95.03492</text:p>
              </table:table-cell>
              <table:table-cell office:value-type="float" office:value="-94.627452">
                <text:p>-94.6274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95.703125">
                <text:p>4995.703125</text:p>
              </table:table-cell>
              <table:table-cell office:value-type="float" office:value="-98.654434">
                <text:p>-98.654434</text:p>
              </table:table-cell>
              <table:table-cell office:value-type="float" office:value="-91.07265">
                <text:p>-91.072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06.469727">
                <text:p>5006.469727</text:p>
              </table:table-cell>
              <table:table-cell office:value-type="float" office:value="-99.489624">
                <text:p>-99.489624</text:p>
              </table:table-cell>
              <table:table-cell office:value-type="float" office:value="-95.102054">
                <text:p>-95.1020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17.236328">
                <text:p>5017.236328</text:p>
              </table:table-cell>
              <table:table-cell office:value-type="float" office:value="-99.778023">
                <text:p>-99.778023</text:p>
              </table:table-cell>
              <table:table-cell office:value-type="float" office:value="-98.443438">
                <text:p>-98.4434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28.00293">
                <text:p>5028.00293</text:p>
              </table:table-cell>
              <table:table-cell office:value-type="float" office:value="-99.092537">
                <text:p>-99.092537</text:p>
              </table:table-cell>
              <table:table-cell office:value-type="float" office:value="-95.815265">
                <text:p>-95.8152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38.769531">
                <text:p>5038.769531</text:p>
              </table:table-cell>
              <table:table-cell office:value-type="float" office:value="-100.140961">
                <text:p>-100.140961</text:p>
              </table:table-cell>
              <table:table-cell office:value-type="float" office:value="-96.600169">
                <text:p>-96.6001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49.536133">
                <text:p>5049.536133</text:p>
              </table:table-cell>
              <table:table-cell office:value-type="float" office:value="-98.639236">
                <text:p>-98.639236</text:p>
              </table:table-cell>
              <table:table-cell office:value-type="float" office:value="-99.455272">
                <text:p>-99.455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60.302734">
                <text:p>5060.302734</text:p>
              </table:table-cell>
              <table:table-cell office:value-type="float" office:value="-97.624901">
                <text:p>-97.624901</text:p>
              </table:table-cell>
              <table:table-cell office:value-type="float" office:value="-98.134356">
                <text:p>-98.1343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71.069336">
                <text:p>5071.069336</text:p>
              </table:table-cell>
              <table:table-cell office:value-type="float" office:value="-97.856285">
                <text:p>-97.856285</text:p>
              </table:table-cell>
              <table:table-cell office:value-type="float" office:value="-96.429637">
                <text:p>-96.4296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81.835938">
                <text:p>5081.835938</text:p>
              </table:table-cell>
              <table:table-cell office:value-type="float" office:value="-98.144646">
                <text:p>-98.144646</text:p>
              </table:table-cell>
              <table:table-cell office:value-type="float" office:value="-98.600184">
                <text:p>-98.600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92.602539">
                <text:p>5092.602539</text:p>
              </table:table-cell>
              <table:table-cell office:value-type="float" office:value="-97.537636">
                <text:p>-97.537636</text:p>
              </table:table-cell>
              <table:table-cell office:value-type="float" office:value="-97.943057">
                <text:p>-97.9430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103.369141">
                <text:p>5103.369141</text:p>
              </table:table-cell>
              <table:table-cell office:value-type="float" office:value="-96.929787">
                <text:p>-96.929787</text:p>
              </table:table-cell>
              <table:table-cell office:value-type="float" office:value="-98.424113">
                <text:p>-98.4241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114.135742">
                <text:p>5114.135742</text:p>
              </table:table-cell>
              <table:table-cell office:value-type="float" office:value="-96.119751">
                <text:p>-96.119751</text:p>
              </table:table-cell>
              <table:table-cell office:value-type="float" office:value="-101.411677">
                <text:p>-101.4116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24.902344">
                <text:p>5124.902344</text:p>
              </table:table-cell>
              <table:table-cell office:value-type="float" office:value="-94.483055">
                <text:p>-94.483055</text:p>
              </table:table-cell>
              <table:table-cell office:value-type="float" office:value="-99.059817">
                <text:p>-99.0598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35.668945">
                <text:p>5135.668945</text:p>
              </table:table-cell>
              <table:table-cell office:value-type="float" office:value="-94.931175">
                <text:p>-94.931175</text:p>
              </table:table-cell>
              <table:table-cell office:value-type="float" office:value="-98.648509">
                <text:p>-98.6485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146.435547">
                <text:p>5146.435547</text:p>
              </table:table-cell>
              <table:table-cell office:value-type="float" office:value="-93.750504">
                <text:p>-93.750504</text:p>
              </table:table-cell>
              <table:table-cell office:value-type="float" office:value="-100.361918">
                <text:p>-100.3619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57.202148">
                <text:p>5157.202148</text:p>
              </table:table-cell>
              <table:table-cell office:value-type="float" office:value="-97.705017">
                <text:p>-97.705017</text:p>
              </table:table-cell>
              <table:table-cell office:value-type="float" office:value="-101.5628">
                <text:p>-101.56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67.96875">
                <text:p>5167.96875</text:p>
              </table:table-cell>
              <table:table-cell office:value-type="float" office:value="-98.03476">
                <text:p>-98.03476</text:p>
              </table:table-cell>
              <table:table-cell office:value-type="float" office:value="-102.254237">
                <text:p>-102.2542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178.735352">
                <text:p>5178.735352</text:p>
              </table:table-cell>
              <table:table-cell office:value-type="float" office:value="-95.60257">
                <text:p>-95.60257</text:p>
              </table:table-cell>
              <table:table-cell office:value-type="float" office:value="-98.359645">
                <text:p>-98.3596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89.501953">
                <text:p>5189.501953</text:p>
              </table:table-cell>
              <table:table-cell office:value-type="float" office:value="-93.418701">
                <text:p>-93.418701</text:p>
              </table:table-cell>
              <table:table-cell office:value-type="float" office:value="-96.783122">
                <text:p>-96.7831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00.268555">
                <text:p>5200.268555</text:p>
              </table:table-cell>
              <table:table-cell office:value-type="float" office:value="-95.680016">
                <text:p>-95.680016</text:p>
              </table:table-cell>
              <table:table-cell office:value-type="float" office:value="-100.181933">
                <text:p>-100.1819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211.035156">
                <text:p>5211.035156</text:p>
              </table:table-cell>
              <table:table-cell office:value-type="float" office:value="-96.949364">
                <text:p>-96.949364</text:p>
              </table:table-cell>
              <table:table-cell office:value-type="float" office:value="-98.818622">
                <text:p>-98.8186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21.801758">
                <text:p>5221.801758</text:p>
              </table:table-cell>
              <table:table-cell office:value-type="float" office:value="-100.502708">
                <text:p>-100.502708</text:p>
              </table:table-cell>
              <table:table-cell office:value-type="float" office:value="-96.447818">
                <text:p>-96.4478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32.568359">
                <text:p>5232.568359</text:p>
              </table:table-cell>
              <table:table-cell office:value-type="float" office:value="-98.229836">
                <text:p>-98.229836</text:p>
              </table:table-cell>
              <table:table-cell office:value-type="float" office:value="-99.099734">
                <text:p>-99.0997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243.334961">
                <text:p>5243.334961</text:p>
              </table:table-cell>
              <table:table-cell office:value-type="float" office:value="-97.130478">
                <text:p>-97.130478</text:p>
              </table:table-cell>
              <table:table-cell office:value-type="float" office:value="-100.249667">
                <text:p>-100.249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54.101562">
                <text:p>5254.101562</text:p>
              </table:table-cell>
              <table:table-cell office:value-type="float" office:value="-97.848778">
                <text:p>-97.848778</text:p>
              </table:table-cell>
              <table:table-cell office:value-type="float" office:value="-97.493762">
                <text:p>-97.4937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264.868164">
                <text:p>5264.868164</text:p>
              </table:table-cell>
              <table:table-cell office:value-type="float" office:value="-98.652512">
                <text:p>-98.652512</text:p>
              </table:table-cell>
              <table:table-cell office:value-type="float" office:value="-98.564479">
                <text:p>-98.5644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275.634766">
                <text:p>5275.634766</text:p>
              </table:table-cell>
              <table:table-cell office:value-type="float" office:value="-98.295265">
                <text:p>-98.295265</text:p>
              </table:table-cell>
              <table:table-cell office:value-type="float" office:value="-98.590831">
                <text:p>-98.5908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86.401367">
                <text:p>5286.401367</text:p>
              </table:table-cell>
              <table:table-cell office:value-type="float" office:value="-100.158333">
                <text:p>-100.158333</text:p>
              </table:table-cell>
              <table:table-cell office:value-type="float" office:value="-90.820086">
                <text:p>-90.8200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97.167969">
                <text:p>5297.167969</text:p>
              </table:table-cell>
              <table:table-cell office:value-type="float" office:value="-100.006302">
                <text:p>-100.006302</text:p>
              </table:table-cell>
              <table:table-cell office:value-type="float" office:value="-88.672122">
                <text:p>-88.6721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307.93457">
                <text:p>5307.93457</text:p>
              </table:table-cell>
              <table:table-cell office:value-type="float" office:value="-87.392311">
                <text:p>-87.392311</text:p>
              </table:table-cell>
              <table:table-cell office:value-type="float" office:value="-85.863994">
                <text:p>-85.8639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318.701172">
                <text:p>5318.701172</text:p>
              </table:table-cell>
              <table:table-cell office:value-type="float" office:value="-83.942482">
                <text:p>-83.942482</text:p>
              </table:table-cell>
              <table:table-cell office:value-type="float" office:value="-83.981555">
                <text:p>-83.9815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29.467773">
                <text:p>5329.467773</text:p>
              </table:table-cell>
              <table:table-cell office:value-type="float" office:value="-91.736778">
                <text:p>-91.736778</text:p>
              </table:table-cell>
              <table:table-cell office:value-type="float" office:value="-89.137507">
                <text:p>-89.1375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340.234375">
                <text:p>5340.234375</text:p>
              </table:table-cell>
              <table:table-cell office:value-type="float" office:value="-100.300911">
                <text:p>-100.300911</text:p>
              </table:table-cell>
              <table:table-cell office:value-type="float" office:value="-93.174647">
                <text:p>-93.1746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351.000977">
                <text:p>5351.000977</text:p>
              </table:table-cell>
              <table:table-cell office:value-type="float" office:value="-95.811272">
                <text:p>-95.811272</text:p>
              </table:table-cell>
              <table:table-cell office:value-type="float" office:value="-94.203044">
                <text:p>-94.2030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361.767578">
                <text:p>5361.767578</text:p>
              </table:table-cell>
              <table:table-cell office:value-type="float" office:value="-95.221504">
                <text:p>-95.221504</text:p>
              </table:table-cell>
              <table:table-cell office:value-type="float" office:value="-86.991778">
                <text:p>-86.9917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72.53418">
                <text:p>5372.53418</text:p>
              </table:table-cell>
              <table:table-cell office:value-type="float" office:value="-98.026329">
                <text:p>-98.026329</text:p>
              </table:table-cell>
              <table:table-cell office:value-type="float" office:value="-85.472201">
                <text:p>-85.4722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83.300781">
                <text:p>5383.300781</text:p>
              </table:table-cell>
              <table:table-cell office:value-type="float" office:value="-94.17733">
                <text:p>-94.17733</text:p>
              </table:table-cell>
              <table:table-cell office:value-type="float" office:value="-92.970935">
                <text:p>-92.9709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394.067383">
                <text:p>5394.067383</text:p>
              </table:table-cell>
              <table:table-cell office:value-type="float" office:value="-89.53756">
                <text:p>-89.53756</text:p>
              </table:table-cell>
              <table:table-cell office:value-type="float" office:value="-88.63174">
                <text:p>-88.63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404.833984">
                <text:p>5404.833984</text:p>
              </table:table-cell>
              <table:table-cell office:value-type="float" office:value="-92.934662">
                <text:p>-92.934662</text:p>
              </table:table-cell>
              <table:table-cell office:value-type="float" office:value="-87.965434">
                <text:p>-87.9654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415.600586">
                <text:p>5415.600586</text:p>
              </table:table-cell>
              <table:table-cell office:value-type="float" office:value="-98.142548">
                <text:p>-98.142548</text:p>
              </table:table-cell>
              <table:table-cell office:value-type="float" office:value="-91.009768">
                <text:p>-91.0097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426.367188">
                <text:p>5426.367188</text:p>
              </table:table-cell>
              <table:table-cell office:value-type="float" office:value="-97.719635">
                <text:p>-97.719635</text:p>
              </table:table-cell>
              <table:table-cell office:value-type="float" office:value="-96.690463">
                <text:p>-96.6904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437.133789">
                <text:p>5437.133789</text:p>
              </table:table-cell>
              <table:table-cell office:value-type="float" office:value="-96.625648">
                <text:p>-96.625648</text:p>
              </table:table-cell>
              <table:table-cell office:value-type="float" office:value="-97.350642">
                <text:p>-97.3506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47.900391">
                <text:p>5447.900391</text:p>
              </table:table-cell>
              <table:table-cell office:value-type="float" office:value="-95.140709">
                <text:p>-95.140709</text:p>
              </table:table-cell>
              <table:table-cell office:value-type="float" office:value="-99.916728">
                <text:p>-99.9167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458.666992">
                <text:p>5458.666992</text:p>
              </table:table-cell>
              <table:table-cell office:value-type="float" office:value="-97.005943">
                <text:p>-97.005943</text:p>
              </table:table-cell>
              <table:table-cell office:value-type="float" office:value="-100.61381">
                <text:p>-100.613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469.433594">
                <text:p>5469.433594</text:p>
              </table:table-cell>
              <table:table-cell office:value-type="float" office:value="-97.568268">
                <text:p>-97.568268</text:p>
              </table:table-cell>
              <table:table-cell office:value-type="float" office:value="-99.407893">
                <text:p>-99.4078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480.200195">
                <text:p>5480.200195</text:p>
              </table:table-cell>
              <table:table-cell office:value-type="float" office:value="-98.05957">
                <text:p>-98.05957</text:p>
              </table:table-cell>
              <table:table-cell office:value-type="float" office:value="-98.623866">
                <text:p>-98.6238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490.966797">
                <text:p>5490.966797</text:p>
              </table:table-cell>
              <table:table-cell office:value-type="float" office:value="-97.76973">
                <text:p>-97.76973</text:p>
              </table:table-cell>
              <table:table-cell office:value-type="float" office:value="-100.055507">
                <text:p>-100.0555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01.733398">
                <text:p>5501.733398</text:p>
              </table:table-cell>
              <table:table-cell office:value-type="float" office:value="-97.159348">
                <text:p>-97.159348</text:p>
              </table:table-cell>
              <table:table-cell office:value-type="float" office:value="-101.030536">
                <text:p>-101.0305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12.5">
                <text:p>5512.5</text:p>
              </table:table-cell>
              <table:table-cell office:value-type="float" office:value="-94.830582">
                <text:p>-94.830582</text:p>
              </table:table-cell>
              <table:table-cell office:value-type="float" office:value="-98.408191">
                <text:p>-98.4081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23.266602">
                <text:p>5523.266602</text:p>
              </table:table-cell>
              <table:table-cell office:value-type="float" office:value="-94.666084">
                <text:p>-94.666084</text:p>
              </table:table-cell>
              <table:table-cell office:value-type="float" office:value="-97.175769">
                <text:p>-97.1757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34.033203">
                <text:p>5534.033203</text:p>
              </table:table-cell>
              <table:table-cell office:value-type="float" office:value="-96.062538">
                <text:p>-96.062538</text:p>
              </table:table-cell>
              <table:table-cell office:value-type="float" office:value="-98.329104">
                <text:p>-98.3291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544.799805">
                <text:p>5544.799805</text:p>
              </table:table-cell>
              <table:table-cell office:value-type="float" office:value="-95.899307">
                <text:p>-95.899307</text:p>
              </table:table-cell>
              <table:table-cell office:value-type="float" office:value="-102.115275">
                <text:p>-102.1152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55.566406">
                <text:p>5555.566406</text:p>
              </table:table-cell>
              <table:table-cell office:value-type="float" office:value="-98.77562">
                <text:p>-98.77562</text:p>
              </table:table-cell>
              <table:table-cell office:value-type="float" office:value="-99.311435">
                <text:p>-99.3114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66.333008">
                <text:p>5566.333008</text:p>
              </table:table-cell>
              <table:table-cell office:value-type="float" office:value="-99.105751">
                <text:p>-99.105751</text:p>
              </table:table-cell>
              <table:table-cell office:value-type="float" office:value="-97.712176">
                <text:p>-97.7121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577.099609">
                <text:p>5577.099609</text:p>
              </table:table-cell>
              <table:table-cell office:value-type="float" office:value="-98.19841">
                <text:p>-98.19841</text:p>
              </table:table-cell>
              <table:table-cell office:value-type="float" office:value="-103.095179">
                <text:p>-103.0951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587.866211">
                <text:p>5587.866211</text:p>
              </table:table-cell>
              <table:table-cell office:value-type="float" office:value="-98.663597">
                <text:p>-98.663597</text:p>
              </table:table-cell>
              <table:table-cell office:value-type="float" office:value="-99.729174">
                <text:p>-99.7291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98.632812">
                <text:p>5598.632812</text:p>
              </table:table-cell>
              <table:table-cell office:value-type="float" office:value="-95.178658">
                <text:p>-95.178658</text:p>
              </table:table-cell>
              <table:table-cell office:value-type="float" office:value="-96.946475">
                <text:p>-96.9464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609.399414">
                <text:p>5609.399414</text:p>
              </table:table-cell>
              <table:table-cell office:value-type="float" office:value="-96.787956">
                <text:p>-96.787956</text:p>
              </table:table-cell>
              <table:table-cell office:value-type="float" office:value="-96.757335">
                <text:p>-96.7573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620.166016">
                <text:p>5620.166016</text:p>
              </table:table-cell>
              <table:table-cell office:value-type="float" office:value="-97.514709">
                <text:p>-97.514709</text:p>
              </table:table-cell>
              <table:table-cell office:value-type="float" office:value="-95.87865">
                <text:p>-95.878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630.932617">
                <text:p>5630.932617</text:p>
              </table:table-cell>
              <table:table-cell office:value-type="float" office:value="-96.193405">
                <text:p>-96.193405</text:p>
              </table:table-cell>
              <table:table-cell office:value-type="float" office:value="-98.074153">
                <text:p>-98.0741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641.699219">
                <text:p>5641.699219</text:p>
              </table:table-cell>
              <table:table-cell office:value-type="float" office:value="-98.942055">
                <text:p>-98.942055</text:p>
              </table:table-cell>
              <table:table-cell office:value-type="float" office:value="-100.385791">
                <text:p>-100.3857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652.46582">
                <text:p>5652.46582</text:p>
              </table:table-cell>
              <table:table-cell office:value-type="float" office:value="-99.080132">
                <text:p>-99.080132</text:p>
              </table:table-cell>
              <table:table-cell office:value-type="float" office:value="-98.125796">
                <text:p>-98.1257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663.232422">
                <text:p>5663.232422</text:p>
              </table:table-cell>
              <table:table-cell office:value-type="float" office:value="-98.170235">
                <text:p>-98.170235</text:p>
              </table:table-cell>
              <table:table-cell office:value-type="float" office:value="-98.915339">
                <text:p>-98.9153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673.999023">
                <text:p>5673.999023</text:p>
              </table:table-cell>
              <table:table-cell office:value-type="float" office:value="-97.567833">
                <text:p>-97.567833</text:p>
              </table:table-cell>
              <table:table-cell office:value-type="float" office:value="-99.492602">
                <text:p>-99.492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684.765625">
                <text:p>5684.765625</text:p>
              </table:table-cell>
              <table:table-cell office:value-type="float" office:value="-96.830971">
                <text:p>-96.830971</text:p>
              </table:table-cell>
              <table:table-cell office:value-type="float" office:value="-100.141963">
                <text:p>-100.141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695.532227">
                <text:p>5695.532227</text:p>
              </table:table-cell>
              <table:table-cell office:value-type="float" office:value="-97.67379">
                <text:p>-97.67379</text:p>
              </table:table-cell>
              <table:table-cell office:value-type="float" office:value="-97.450572">
                <text:p>-97.4505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706.298828">
                <text:p>5706.298828</text:p>
              </table:table-cell>
              <table:table-cell office:value-type="float" office:value="-98.135132">
                <text:p>-98.135132</text:p>
              </table:table-cell>
              <table:table-cell office:value-type="float" office:value="-94.99393">
                <text:p>-94.993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717.06543">
                <text:p>5717.06543</text:p>
              </table:table-cell>
              <table:table-cell office:value-type="float" office:value="-97.792976">
                <text:p>-97.792976</text:p>
              </table:table-cell>
              <table:table-cell office:value-type="float" office:value="-95.492022">
                <text:p>-95.492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727.832031">
                <text:p>5727.832031</text:p>
              </table:table-cell>
              <table:table-cell office:value-type="float" office:value="-94.321991">
                <text:p>-94.321991</text:p>
              </table:table-cell>
              <table:table-cell office:value-type="float" office:value="-95.569598">
                <text:p>-95.5695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738.598633">
                <text:p>5738.598633</text:p>
              </table:table-cell>
              <table:table-cell office:value-type="float" office:value="-97.68644">
                <text:p>-97.68644</text:p>
              </table:table-cell>
              <table:table-cell office:value-type="float" office:value="-91.457728">
                <text:p>-91.4577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749.365234">
                <text:p>5749.365234</text:p>
              </table:table-cell>
              <table:table-cell office:value-type="float" office:value="-98.701874">
                <text:p>-98.701874</text:p>
              </table:table-cell>
              <table:table-cell office:value-type="float" office:value="-91.906321">
                <text:p>-91.9063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760.131836">
                <text:p>5760.131836</text:p>
              </table:table-cell>
              <table:table-cell office:value-type="float" office:value="-92.371117">
                <text:p>-92.371117</text:p>
              </table:table-cell>
              <table:table-cell office:value-type="float" office:value="-91.534114">
                <text:p>-91.5341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770.898438">
                <text:p>5770.898438</text:p>
              </table:table-cell>
              <table:table-cell office:value-type="float" office:value="-90.44873">
                <text:p>-90.44873</text:p>
              </table:table-cell>
              <table:table-cell office:value-type="float" office:value="-88.517611">
                <text:p>-88.5176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781.665039">
                <text:p>5781.665039</text:p>
              </table:table-cell>
              <table:table-cell office:value-type="float" office:value="-94.966927">
                <text:p>-94.966927</text:p>
              </table:table-cell>
              <table:table-cell office:value-type="float" office:value="-88.546115">
                <text:p>-88.5461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792.431641">
                <text:p>5792.431641</text:p>
              </table:table-cell>
              <table:table-cell office:value-type="float" office:value="-97.136757">
                <text:p>-97.136757</text:p>
              </table:table-cell>
              <table:table-cell office:value-type="float" office:value="-93.668628">
                <text:p>-93.6686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803.198242">
                <text:p>5803.198242</text:p>
              </table:table-cell>
              <table:table-cell office:value-type="float" office:value="-95.618469">
                <text:p>-95.618469</text:p>
              </table:table-cell>
              <table:table-cell office:value-type="float" office:value="-99.368495">
                <text:p>-99.3684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813.964844">
                <text:p>5813.964844</text:p>
              </table:table-cell>
              <table:table-cell office:value-type="float" office:value="-96.313744">
                <text:p>-96.313744</text:p>
              </table:table-cell>
              <table:table-cell office:value-type="float" office:value="-102.392497">
                <text:p>-102.3924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824.731445">
                <text:p>5824.731445</text:p>
              </table:table-cell>
              <table:table-cell office:value-type="float" office:value="-96.559456">
                <text:p>-96.559456</text:p>
              </table:table-cell>
              <table:table-cell office:value-type="float" office:value="-99.645366">
                <text:p>-99.6453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835.498047">
                <text:p>5835.498047</text:p>
              </table:table-cell>
              <table:table-cell office:value-type="float" office:value="-96.605362">
                <text:p>-96.605362</text:p>
              </table:table-cell>
              <table:table-cell office:value-type="float" office:value="-98.385165">
                <text:p>-98.3851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846.264648">
                <text:p>5846.264648</text:p>
              </table:table-cell>
              <table:table-cell office:value-type="float" office:value="-95.661324">
                <text:p>-95.661324</text:p>
              </table:table-cell>
              <table:table-cell office:value-type="float" office:value="-97.545222">
                <text:p>-97.5452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857.03125">
                <text:p>5857.03125</text:p>
              </table:table-cell>
              <table:table-cell office:value-type="float" office:value="-98.292931">
                <text:p>-98.292931</text:p>
              </table:table-cell>
              <table:table-cell office:value-type="float" office:value="-99.475352">
                <text:p>-99.4753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867.797852">
                <text:p>5867.797852</text:p>
              </table:table-cell>
              <table:table-cell office:value-type="float" office:value="-97.678238">
                <text:p>-97.678238</text:p>
              </table:table-cell>
              <table:table-cell office:value-type="float" office:value="-103.053401">
                <text:p>-103.0534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878.564453">
                <text:p>5878.564453</text:p>
              </table:table-cell>
              <table:table-cell office:value-type="float" office:value="-96.699951">
                <text:p>-96.699951</text:p>
              </table:table-cell>
              <table:table-cell office:value-type="float" office:value="-102.290767">
                <text:p>-102.2907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889.331055">
                <text:p>5889.331055</text:p>
              </table:table-cell>
              <table:table-cell office:value-type="float" office:value="-97.352791">
                <text:p>-97.352791</text:p>
              </table:table-cell>
              <table:table-cell office:value-type="float" office:value="-97.95811">
                <text:p>-97.958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00.097656">
                <text:p>5900.097656</text:p>
              </table:table-cell>
              <table:table-cell office:value-type="float" office:value="-97.670029">
                <text:p>-97.670029</text:p>
              </table:table-cell>
              <table:table-cell office:value-type="float" office:value="-99.817912">
                <text:p>-99.8179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10.864258">
                <text:p>5910.864258</text:p>
              </table:table-cell>
              <table:table-cell office:value-type="float" office:value="-97.121384">
                <text:p>-97.121384</text:p>
              </table:table-cell>
              <table:table-cell office:value-type="float" office:value="-96.616938">
                <text:p>-96.6169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21.630859">
                <text:p>5921.630859</text:p>
              </table:table-cell>
              <table:table-cell office:value-type="float" office:value="-95.94725">
                <text:p>-95.94725</text:p>
              </table:table-cell>
              <table:table-cell office:value-type="float" office:value="-97.491008">
                <text:p>-97.4910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32.397461">
                <text:p>5932.397461</text:p>
              </table:table-cell>
              <table:table-cell office:value-type="float" office:value="-98.008385">
                <text:p>-98.008385</text:p>
              </table:table-cell>
              <table:table-cell office:value-type="float" office:value="-98.0208">
                <text:p>-98.02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43.164062">
                <text:p>5943.164062</text:p>
              </table:table-cell>
              <table:table-cell office:value-type="float" office:value="-97.257072">
                <text:p>-97.257072</text:p>
              </table:table-cell>
              <table:table-cell office:value-type="float" office:value="-101.622767">
                <text:p>-101.6227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53.930664">
                <text:p>5953.930664</text:p>
              </table:table-cell>
              <table:table-cell office:value-type="float" office:value="-94.535912">
                <text:p>-94.535912</text:p>
              </table:table-cell>
              <table:table-cell office:value-type="float" office:value="-96.846469">
                <text:p>-96.8464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64.697266">
                <text:p>5964.697266</text:p>
              </table:table-cell>
              <table:table-cell office:value-type="float" office:value="-93.90641">
                <text:p>-93.90641</text:p>
              </table:table-cell>
              <table:table-cell office:value-type="float" office:value="-97.952426">
                <text:p>-97.9524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75.463867">
                <text:p>5975.463867</text:p>
              </table:table-cell>
              <table:table-cell office:value-type="float" office:value="-93.809044">
                <text:p>-93.809044</text:p>
              </table:table-cell>
              <table:table-cell office:value-type="float" office:value="-100.358325">
                <text:p>-100.3583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86.230469">
                <text:p>5986.230469</text:p>
              </table:table-cell>
              <table:table-cell office:value-type="float" office:value="-97.395699">
                <text:p>-97.395699</text:p>
              </table:table-cell>
              <table:table-cell office:value-type="float" office:value="-98.395114">
                <text:p>-98.3951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996.99707">
                <text:p>5996.99707</text:p>
              </table:table-cell>
              <table:table-cell office:value-type="float" office:value="-94.231476">
                <text:p>-94.231476</text:p>
              </table:table-cell>
              <table:table-cell office:value-type="float" office:value="-99.231349">
                <text:p>-99.2313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07.763672">
                <text:p>6007.763672</text:p>
              </table:table-cell>
              <table:table-cell office:value-type="float" office:value="-91.635712">
                <text:p>-91.635712</text:p>
              </table:table-cell>
              <table:table-cell office:value-type="float" office:value="-97.503413">
                <text:p>-97.503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18.530273">
                <text:p>6018.530273</text:p>
              </table:table-cell>
              <table:table-cell office:value-type="float" office:value="-92.45359">
                <text:p>-92.45359</text:p>
              </table:table-cell>
              <table:table-cell office:value-type="float" office:value="-98.205897">
                <text:p>-98.2058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29.296875">
                <text:p>6029.296875</text:p>
              </table:table-cell>
              <table:table-cell office:value-type="float" office:value="-93.527611">
                <text:p>-93.527611</text:p>
              </table:table-cell>
              <table:table-cell office:value-type="float" office:value="-97.294185">
                <text:p>-97.2941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40.063477">
                <text:p>6040.063477</text:p>
              </table:table-cell>
              <table:table-cell office:value-type="float" office:value="-95.545975">
                <text:p>-95.545975</text:p>
              </table:table-cell>
              <table:table-cell office:value-type="float" office:value="-96.402804">
                <text:p>-96.4028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50.830078">
                <text:p>6050.830078</text:p>
              </table:table-cell>
              <table:table-cell office:value-type="float" office:value="-99.189812">
                <text:p>-99.189812</text:p>
              </table:table-cell>
              <table:table-cell office:value-type="float" office:value="-98.094767">
                <text:p>-98.0947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61.59668">
                <text:p>6061.59668</text:p>
              </table:table-cell>
              <table:table-cell office:value-type="float" office:value="-97.662865">
                <text:p>-97.662865</text:p>
              </table:table-cell>
              <table:table-cell office:value-type="float" office:value="-100.930339">
                <text:p>-100.9303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72.363281">
                <text:p>6072.363281</text:p>
              </table:table-cell>
              <table:table-cell office:value-type="float" office:value="-97.067612">
                <text:p>-97.067612</text:p>
              </table:table-cell>
              <table:table-cell office:value-type="float" office:value="-96.954539">
                <text:p>-96.9545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83.129883">
                <text:p>6083.129883</text:p>
              </table:table-cell>
              <table:table-cell office:value-type="float" office:value="-97.198952">
                <text:p>-97.198952</text:p>
              </table:table-cell>
              <table:table-cell office:value-type="float" office:value="-94.906054">
                <text:p>-94.9060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93.896484">
                <text:p>6093.896484</text:p>
              </table:table-cell>
              <table:table-cell office:value-type="float" office:value="-98.270355">
                <text:p>-98.270355</text:p>
              </table:table-cell>
              <table:table-cell office:value-type="float" office:value="-98.288615">
                <text:p>-98.2886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04.663086">
                <text:p>6104.663086</text:p>
              </table:table-cell>
              <table:table-cell office:value-type="float" office:value="-97.435143">
                <text:p>-97.435143</text:p>
              </table:table-cell>
              <table:table-cell office:value-type="float" office:value="-91.927646">
                <text:p>-91.9276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15.429688">
                <text:p>6115.429688</text:p>
              </table:table-cell>
              <table:table-cell office:value-type="float" office:value="-98.674126">
                <text:p>-98.674126</text:p>
              </table:table-cell>
              <table:table-cell office:value-type="float" office:value="-87.402751">
                <text:p>-87.4027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26.196289">
                <text:p>6126.196289</text:p>
              </table:table-cell>
              <table:table-cell office:value-type="float" office:value="-98.576584">
                <text:p>-98.576584</text:p>
              </table:table-cell>
              <table:table-cell office:value-type="float" office:value="-90.524783">
                <text:p>-90.5247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36.962891">
                <text:p>6136.962891</text:p>
              </table:table-cell>
              <table:table-cell office:value-type="float" office:value="-92.43985">
                <text:p>-92.43985</text:p>
              </table:table-cell>
              <table:table-cell office:value-type="float" office:value="-91.441935">
                <text:p>-91.4419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47.729492">
                <text:p>6147.729492</text:p>
              </table:table-cell>
              <table:table-cell office:value-type="float" office:value="-93.607872">
                <text:p>-93.607872</text:p>
              </table:table-cell>
              <table:table-cell office:value-type="float" office:value="-91.299167">
                <text:p>-91.2991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58.496094">
                <text:p>6158.496094</text:p>
              </table:table-cell>
              <table:table-cell office:value-type="float" office:value="-97.17498">
                <text:p>-97.17498</text:p>
              </table:table-cell>
              <table:table-cell office:value-type="float" office:value="-88.453456">
                <text:p>-88.4534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69.262695">
                <text:p>6169.262695</text:p>
              </table:table-cell>
              <table:table-cell office:value-type="float" office:value="-98.042046">
                <text:p>-98.042046</text:p>
              </table:table-cell>
              <table:table-cell office:value-type="float" office:value="-86.532008">
                <text:p>-86.5320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80.029297">
                <text:p>6180.029297</text:p>
              </table:table-cell>
              <table:table-cell office:value-type="float" office:value="-94.466797">
                <text:p>-94.466797</text:p>
              </table:table-cell>
              <table:table-cell office:value-type="float" office:value="-89.952128">
                <text:p>-89.9521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90.795898">
                <text:p>6190.795898</text:p>
              </table:table-cell>
              <table:table-cell office:value-type="float" office:value="-95.482346">
                <text:p>-95.482346</text:p>
              </table:table-cell>
              <table:table-cell office:value-type="float" office:value="-86.940501">
                <text:p>-86.9405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201.5625">
                <text:p>6201.5625</text:p>
              </table:table-cell>
              <table:table-cell office:value-type="float" office:value="-93.809967">
                <text:p>-93.809967</text:p>
              </table:table-cell>
              <table:table-cell office:value-type="float" office:value="-89.169894">
                <text:p>-89.1698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12.329102">
                <text:p>6212.329102</text:p>
              </table:table-cell>
              <table:table-cell office:value-type="float" office:value="-86.476395">
                <text:p>-86.476395</text:p>
              </table:table-cell>
              <table:table-cell office:value-type="float" office:value="-86.318454">
                <text:p>-86.3184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223.095703">
                <text:p>6223.095703</text:p>
              </table:table-cell>
              <table:table-cell office:value-type="float" office:value="-85.52594">
                <text:p>-85.52594</text:p>
              </table:table-cell>
              <table:table-cell office:value-type="float" office:value="-84.759028">
                <text:p>-84.7590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233.862305">
                <text:p>6233.862305</text:p>
              </table:table-cell>
              <table:table-cell office:value-type="float" office:value="-95.54483">
                <text:p>-95.54483</text:p>
              </table:table-cell>
              <table:table-cell office:value-type="float" office:value="-90.655711">
                <text:p>-90.6557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244.628906">
                <text:p>6244.628906</text:p>
              </table:table-cell>
              <table:table-cell office:value-type="float" office:value="-96.856453">
                <text:p>-96.856453</text:p>
              </table:table-cell>
              <table:table-cell office:value-type="float" office:value="-94.758204">
                <text:p>-94.7582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255.395508">
                <text:p>6255.395508</text:p>
              </table:table-cell>
              <table:table-cell office:value-type="float" office:value="-97.61969">
                <text:p>-97.61969</text:p>
              </table:table-cell>
              <table:table-cell office:value-type="float" office:value="-97.219012">
                <text:p>-97.2190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266.162109">
                <text:p>6266.162109</text:p>
              </table:table-cell>
              <table:table-cell office:value-type="float" office:value="-98.048546">
                <text:p>-98.048546</text:p>
              </table:table-cell>
              <table:table-cell office:value-type="float" office:value="-94.060267">
                <text:p>-94.0602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76.928711">
                <text:p>6276.928711</text:p>
              </table:table-cell>
              <table:table-cell office:value-type="float" office:value="-96.719933">
                <text:p>-96.719933</text:p>
              </table:table-cell>
              <table:table-cell office:value-type="float" office:value="-79.122455">
                <text:p>-79.122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287.695312">
                <text:p>6287.695312</text:p>
              </table:table-cell>
              <table:table-cell office:value-type="float" office:value="-97.737213">
                <text:p>-97.737213</text:p>
              </table:table-cell>
              <table:table-cell office:value-type="float" office:value="-77.032245">
                <text:p>-77.0322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298.461914">
                <text:p>6298.461914</text:p>
              </table:table-cell>
              <table:table-cell office:value-type="float" office:value="-97.161003">
                <text:p>-97.161003</text:p>
              </table:table-cell>
              <table:table-cell office:value-type="float" office:value="-87.204791">
                <text:p>-87.2047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309.228516">
                <text:p>6309.228516</text:p>
              </table:table-cell>
              <table:table-cell office:value-type="float" office:value="-97.019043">
                <text:p>-97.019043</text:p>
              </table:table-cell>
              <table:table-cell office:value-type="float" office:value="-99.507441">
                <text:p>-99.5074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319.995117">
                <text:p>6319.995117</text:p>
              </table:table-cell>
              <table:table-cell office:value-type="float" office:value="-98.441521">
                <text:p>-98.441521</text:p>
              </table:table-cell>
              <table:table-cell office:value-type="float" office:value="-96.173816">
                <text:p>-96.1738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330.761719">
                <text:p>6330.761719</text:p>
              </table:table-cell>
              <table:table-cell office:value-type="float" office:value="-98.05864">
                <text:p>-98.05864</text:p>
              </table:table-cell>
              <table:table-cell office:value-type="float" office:value="-93.529071">
                <text:p>-93.5290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341.52832">
                <text:p>6341.52832</text:p>
              </table:table-cell>
              <table:table-cell office:value-type="float" office:value="-95.497169">
                <text:p>-95.497169</text:p>
              </table:table-cell>
              <table:table-cell office:value-type="float" office:value="-93.112941">
                <text:p>-93.1129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352.294922">
                <text:p>6352.294922</text:p>
              </table:table-cell>
              <table:table-cell office:value-type="float" office:value="-95.747269">
                <text:p>-95.747269</text:p>
              </table:table-cell>
              <table:table-cell office:value-type="float" office:value="-95.289256">
                <text:p>-95.2892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363.061523">
                <text:p>6363.061523</text:p>
              </table:table-cell>
              <table:table-cell office:value-type="float" office:value="-96.803551">
                <text:p>-96.803551</text:p>
              </table:table-cell>
              <table:table-cell office:value-type="float" office:value="-94.560344">
                <text:p>-94.5603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373.828125">
                <text:p>6373.828125</text:p>
              </table:table-cell>
              <table:table-cell office:value-type="float" office:value="-96.739479">
                <text:p>-96.739479</text:p>
              </table:table-cell>
              <table:table-cell office:value-type="float" office:value="-95.44356">
                <text:p>-95.443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384.594727">
                <text:p>6384.594727</text:p>
              </table:table-cell>
              <table:table-cell office:value-type="float" office:value="-97.4981">
                <text:p>-97.4981</text:p>
              </table:table-cell>
              <table:table-cell office:value-type="float" office:value="-98.182017">
                <text:p>-98.1820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95.361328">
                <text:p>6395.361328</text:p>
              </table:table-cell>
              <table:table-cell office:value-type="float" office:value="-97.341446">
                <text:p>-97.341446</text:p>
              </table:table-cell>
              <table:table-cell office:value-type="float" office:value="-99.440204">
                <text:p>-99.4402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406.12793">
                <text:p>6406.12793</text:p>
              </table:table-cell>
              <table:table-cell office:value-type="float" office:value="-96.759789">
                <text:p>-96.759789</text:p>
              </table:table-cell>
              <table:table-cell office:value-type="float" office:value="-100.81425">
                <text:p>-100.814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416.894531">
                <text:p>6416.894531</text:p>
              </table:table-cell>
              <table:table-cell office:value-type="float" office:value="-97.613045">
                <text:p>-97.613045</text:p>
              </table:table-cell>
              <table:table-cell office:value-type="float" office:value="-96.85506">
                <text:p>-96.855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427.661133">
                <text:p>6427.661133</text:p>
              </table:table-cell>
              <table:table-cell office:value-type="float" office:value="-97.286423">
                <text:p>-97.286423</text:p>
              </table:table-cell>
              <table:table-cell office:value-type="float" office:value="-95.952121">
                <text:p>-95.9521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438.427734">
                <text:p>6438.427734</text:p>
              </table:table-cell>
              <table:table-cell office:value-type="float" office:value="-97.768898">
                <text:p>-97.768898</text:p>
              </table:table-cell>
              <table:table-cell office:value-type="float" office:value="-98.114116">
                <text:p>-98.1141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449.194336">
                <text:p>6449.194336</text:p>
              </table:table-cell>
              <table:table-cell office:value-type="float" office:value="-95.953308">
                <text:p>-95.953308</text:p>
              </table:table-cell>
              <table:table-cell office:value-type="float" office:value="-95.675319">
                <text:p>-95.6753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459.960938">
                <text:p>6459.960938</text:p>
              </table:table-cell>
              <table:table-cell office:value-type="float" office:value="-95.34005">
                <text:p>-95.34005</text:p>
              </table:table-cell>
              <table:table-cell office:value-type="float" office:value="-99.183383">
                <text:p>-99.1833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470.727539">
                <text:p>6470.727539</text:p>
              </table:table-cell>
              <table:table-cell office:value-type="float" office:value="-97.81604">
                <text:p>-97.81604</text:p>
              </table:table-cell>
              <table:table-cell office:value-type="float" office:value="-99.873683">
                <text:p>-99.8736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481.494141">
                <text:p>6481.494141</text:p>
              </table:table-cell>
              <table:table-cell office:value-type="float" office:value="-98.678406">
                <text:p>-98.678406</text:p>
              </table:table-cell>
              <table:table-cell office:value-type="float" office:value="-98.256755">
                <text:p>-98.2567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492.260742">
                <text:p>6492.260742</text:p>
              </table:table-cell>
              <table:table-cell office:value-type="float" office:value="-95.780113">
                <text:p>-95.780113</text:p>
              </table:table-cell>
              <table:table-cell office:value-type="float" office:value="-98.487986">
                <text:p>-98.4879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03.027344">
                <text:p>6503.027344</text:p>
              </table:table-cell>
              <table:table-cell office:value-type="float" office:value="-95.545341">
                <text:p>-95.545341</text:p>
              </table:table-cell>
              <table:table-cell office:value-type="float" office:value="-98.419093">
                <text:p>-98.4190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13.793945">
                <text:p>6513.793945</text:p>
              </table:table-cell>
              <table:table-cell office:value-type="float" office:value="-93.350853">
                <text:p>-93.350853</text:p>
              </table:table-cell>
              <table:table-cell office:value-type="float" office:value="-98.501742">
                <text:p>-98.5017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24.560547">
                <text:p>6524.560547</text:p>
              </table:table-cell>
              <table:table-cell office:value-type="float" office:value="-96.253944">
                <text:p>-96.253944</text:p>
              </table:table-cell>
              <table:table-cell office:value-type="float" office:value="-99.66952">
                <text:p>-99.669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35.327148">
                <text:p>6535.327148</text:p>
              </table:table-cell>
              <table:table-cell office:value-type="float" office:value="-96.043839">
                <text:p>-96.043839</text:p>
              </table:table-cell>
              <table:table-cell office:value-type="float" office:value="-97.997859">
                <text:p>-97.9978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46.09375">
                <text:p>6546.09375</text:p>
              </table:table-cell>
              <table:table-cell office:value-type="float" office:value="-94.237534">
                <text:p>-94.237534</text:p>
              </table:table-cell>
              <table:table-cell office:value-type="float" office:value="-97.275348">
                <text:p>-97.2753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56.860352">
                <text:p>6556.860352</text:p>
              </table:table-cell>
              <table:table-cell office:value-type="float" office:value="-92.843735">
                <text:p>-92.843735</text:p>
              </table:table-cell>
              <table:table-cell office:value-type="float" office:value="-96.479152">
                <text:p>-96.4791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67.626953">
                <text:p>6567.626953</text:p>
              </table:table-cell>
              <table:table-cell office:value-type="float" office:value="-94.301437">
                <text:p>-94.301437</text:p>
              </table:table-cell>
              <table:table-cell office:value-type="float" office:value="-95.38219">
                <text:p>-95.382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78.393555">
                <text:p>6578.393555</text:p>
              </table:table-cell>
              <table:table-cell office:value-type="float" office:value="-95.624878">
                <text:p>-95.624878</text:p>
              </table:table-cell>
              <table:table-cell office:value-type="float" office:value="-90.266436">
                <text:p>-90.2664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589.160156">
                <text:p>6589.160156</text:p>
              </table:table-cell>
              <table:table-cell office:value-type="float" office:value="-89.123573">
                <text:p>-89.123573</text:p>
              </table:table-cell>
              <table:table-cell office:value-type="float" office:value="-89.039004">
                <text:p>-89.0390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99.926758">
                <text:p>6599.926758</text:p>
              </table:table-cell>
              <table:table-cell office:value-type="float" office:value="-90.901215">
                <text:p>-90.901215</text:p>
              </table:table-cell>
              <table:table-cell office:value-type="float" office:value="-90.892314">
                <text:p>-90.8923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10.693359">
                <text:p>6610.693359</text:p>
              </table:table-cell>
              <table:table-cell office:value-type="float" office:value="-95.844589">
                <text:p>-95.844589</text:p>
              </table:table-cell>
              <table:table-cell office:value-type="float" office:value="-95.93938">
                <text:p>-95.939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21.459961">
                <text:p>6621.459961</text:p>
              </table:table-cell>
              <table:table-cell office:value-type="float" office:value="-96.855789">
                <text:p>-96.855789</text:p>
              </table:table-cell>
              <table:table-cell office:value-type="float" office:value="-96.546809">
                <text:p>-96.546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32.226562">
                <text:p>6632.226562</text:p>
              </table:table-cell>
              <table:table-cell office:value-type="float" office:value="-96.346367">
                <text:p>-96.346367</text:p>
              </table:table-cell>
              <table:table-cell office:value-type="float" office:value="-97.168658">
                <text:p>-97.1686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42.993164">
                <text:p>6642.993164</text:p>
              </table:table-cell>
              <table:table-cell office:value-type="float" office:value="-96.594673">
                <text:p>-96.594673</text:p>
              </table:table-cell>
              <table:table-cell office:value-type="float" office:value="-101.608676">
                <text:p>-101.6086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653.759766">
                <text:p>6653.759766</text:p>
              </table:table-cell>
              <table:table-cell office:value-type="float" office:value="-95.479485">
                <text:p>-95.479485</text:p>
              </table:table-cell>
              <table:table-cell office:value-type="float" office:value="-97.791255">
                <text:p>-97.7912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64.526367">
                <text:p>6664.526367</text:p>
              </table:table-cell>
              <table:table-cell office:value-type="float" office:value="-95.144157">
                <text:p>-95.144157</text:p>
              </table:table-cell>
              <table:table-cell office:value-type="float" office:value="-98.116572">
                <text:p>-98.1165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75.292969">
                <text:p>6675.292969</text:p>
              </table:table-cell>
              <table:table-cell office:value-type="float" office:value="-94.992874">
                <text:p>-94.992874</text:p>
              </table:table-cell>
              <table:table-cell office:value-type="float" office:value="-97.914477">
                <text:p>-97.9144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686.05957">
                <text:p>6686.05957</text:p>
              </table:table-cell>
              <table:table-cell office:value-type="float" office:value="-98.349945">
                <text:p>-98.349945</text:p>
              </table:table-cell>
              <table:table-cell office:value-type="float" office:value="-98.957225">
                <text:p>-98.9572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696.826172">
                <text:p>6696.826172</text:p>
              </table:table-cell>
              <table:table-cell office:value-type="float" office:value="-98.339195">
                <text:p>-98.339195</text:p>
              </table:table-cell>
              <table:table-cell office:value-type="float" office:value="-99.387217">
                <text:p>-99.3872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07.592773">
                <text:p>6707.592773</text:p>
              </table:table-cell>
              <table:table-cell office:value-type="float" office:value="-97.689079">
                <text:p>-97.689079</text:p>
              </table:table-cell>
              <table:table-cell office:value-type="float" office:value="-97.612307">
                <text:p>-97.612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718.359375">
                <text:p>6718.359375</text:p>
              </table:table-cell>
              <table:table-cell office:value-type="float" office:value="-98.008904">
                <text:p>-98.008904</text:p>
              </table:table-cell>
              <table:table-cell office:value-type="float" office:value="-97.703128">
                <text:p>-97.7031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729.125977">
                <text:p>6729.125977</text:p>
              </table:table-cell>
              <table:table-cell office:value-type="float" office:value="-96.924393">
                <text:p>-96.924393</text:p>
              </table:table-cell>
              <table:table-cell office:value-type="float" office:value="-99.255542">
                <text:p>-99.2555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739.892578">
                <text:p>6739.892578</text:p>
              </table:table-cell>
              <table:table-cell office:value-type="float" office:value="-96.037094">
                <text:p>-96.037094</text:p>
              </table:table-cell>
              <table:table-cell office:value-type="float" office:value="-95.822886">
                <text:p>-95.8228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50.65918">
                <text:p>6750.65918</text:p>
              </table:table-cell>
              <table:table-cell office:value-type="float" office:value="-96.387764">
                <text:p>-96.387764</text:p>
              </table:table-cell>
              <table:table-cell office:value-type="float" office:value="-95.20885">
                <text:p>-95.208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61.425781">
                <text:p>6761.425781</text:p>
              </table:table-cell>
              <table:table-cell office:value-type="float" office:value="-99.281532">
                <text:p>-99.281532</text:p>
              </table:table-cell>
              <table:table-cell office:value-type="float" office:value="-96.325503">
                <text:p>-96.3255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72.192383">
                <text:p>6772.192383</text:p>
              </table:table-cell>
              <table:table-cell office:value-type="float" office:value="-94.604454">
                <text:p>-94.604454</text:p>
              </table:table-cell>
              <table:table-cell office:value-type="float" office:value="-97.246379">
                <text:p>-97.2463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782.958984">
                <text:p>6782.958984</text:p>
              </table:table-cell>
              <table:table-cell office:value-type="float" office:value="-94.085556">
                <text:p>-94.085556</text:p>
              </table:table-cell>
              <table:table-cell office:value-type="float" office:value="-97.723651">
                <text:p>-97.7236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793.725586">
                <text:p>6793.725586</text:p>
              </table:table-cell>
              <table:table-cell office:value-type="float" office:value="-93.570595">
                <text:p>-93.570595</text:p>
              </table:table-cell>
              <table:table-cell office:value-type="float" office:value="-99.506022">
                <text:p>-99.5060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804.492188">
                <text:p>6804.492188</text:p>
              </table:table-cell>
              <table:table-cell office:value-type="float" office:value="-94.283287">
                <text:p>-94.283287</text:p>
              </table:table-cell>
              <table:table-cell office:value-type="float" office:value="-99.657092">
                <text:p>-99.6570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815.258789">
                <text:p>6815.258789</text:p>
              </table:table-cell>
              <table:table-cell office:value-type="float" office:value="-94.595818">
                <text:p>-94.595818</text:p>
              </table:table-cell>
              <table:table-cell office:value-type="float" office:value="-95.45856">
                <text:p>-95.458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826.025391">
                <text:p>6826.025391</text:p>
              </table:table-cell>
              <table:table-cell office:value-type="float" office:value="-94.999672">
                <text:p>-94.999672</text:p>
              </table:table-cell>
              <table:table-cell office:value-type="float" office:value="-94.509791">
                <text:p>-94.5097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36.791992">
                <text:p>6836.791992</text:p>
              </table:table-cell>
              <table:table-cell office:value-type="float" office:value="-93.009239">
                <text:p>-93.009239</text:p>
              </table:table-cell>
              <table:table-cell office:value-type="float" office:value="-95.533572">
                <text:p>-95.5335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847.558594">
                <text:p>6847.558594</text:p>
              </table:table-cell>
              <table:table-cell office:value-type="float" office:value="-94.369385">
                <text:p>-94.369385</text:p>
              </table:table-cell>
              <table:table-cell office:value-type="float" office:value="-97.58713">
                <text:p>-97.587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858.325195">
                <text:p>6858.325195</text:p>
              </table:table-cell>
              <table:table-cell office:value-type="float" office:value="-94.798279">
                <text:p>-94.798279</text:p>
              </table:table-cell>
              <table:table-cell office:value-type="float" office:value="-99.764346">
                <text:p>-99.7643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869.091797">
                <text:p>6869.091797</text:p>
              </table:table-cell>
              <table:table-cell office:value-type="float" office:value="-95.377731">
                <text:p>-95.377731</text:p>
              </table:table-cell>
              <table:table-cell office:value-type="float" office:value="-99.498652">
                <text:p>-99.4986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79.858398">
                <text:p>6879.858398</text:p>
              </table:table-cell>
              <table:table-cell office:value-type="float" office:value="-96.855865">
                <text:p>-96.855865</text:p>
              </table:table-cell>
              <table:table-cell office:value-type="float" office:value="-100.848735">
                <text:p>-100.8487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890.625">
                <text:p>6890.625</text:p>
              </table:table-cell>
              <table:table-cell office:value-type="float" office:value="-96.737885">
                <text:p>-96.737885</text:p>
              </table:table-cell>
              <table:table-cell office:value-type="float" office:value="-97.595508">
                <text:p>-97.595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01.391602">
                <text:p>6901.391602</text:p>
              </table:table-cell>
              <table:table-cell office:value-type="float" office:value="-97.964256">
                <text:p>-97.964256</text:p>
              </table:table-cell>
              <table:table-cell office:value-type="float" office:value="-95.691432">
                <text:p>-95.6914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12.158203">
                <text:p>6912.158203</text:p>
              </table:table-cell>
              <table:table-cell office:value-type="float" office:value="-98.114693">
                <text:p>-98.114693</text:p>
              </table:table-cell>
              <table:table-cell office:value-type="float" office:value="-96.141765">
                <text:p>-96.1417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22.924805">
                <text:p>6922.924805</text:p>
              </table:table-cell>
              <table:table-cell office:value-type="float" office:value="-94.728729">
                <text:p>-94.728729</text:p>
              </table:table-cell>
              <table:table-cell office:value-type="float" office:value="-97.058741">
                <text:p>-97.0587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33.691406">
                <text:p>6933.691406</text:p>
              </table:table-cell>
              <table:table-cell office:value-type="float" office:value="-95.256958">
                <text:p>-95.256958</text:p>
              </table:table-cell>
              <table:table-cell office:value-type="float" office:value="-91.649119">
                <text:p>-91.6491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44.458008">
                <text:p>6944.458008</text:p>
              </table:table-cell>
              <table:table-cell office:value-type="float" office:value="-96.718178">
                <text:p>-96.718178</text:p>
              </table:table-cell>
              <table:table-cell office:value-type="float" office:value="-92.367892">
                <text:p>-92.3678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55.224609">
                <text:p>6955.224609</text:p>
              </table:table-cell>
              <table:table-cell office:value-type="float" office:value="-89.076118">
                <text:p>-89.076118</text:p>
              </table:table-cell>
              <table:table-cell office:value-type="float" office:value="-87.987147">
                <text:p>-87.9871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65.991211">
                <text:p>6965.991211</text:p>
              </table:table-cell>
              <table:table-cell office:value-type="float" office:value="-84.8946">
                <text:p>-84.8946</text:p>
              </table:table-cell>
              <table:table-cell office:value-type="float" office:value="-84.621035">
                <text:p>-84.6210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76.757812">
                <text:p>6976.757812</text:p>
              </table:table-cell>
              <table:table-cell office:value-type="float" office:value="-91.190948">
                <text:p>-91.190948</text:p>
              </table:table-cell>
              <table:table-cell office:value-type="float" office:value="-91.693408">
                <text:p>-91.6934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87.524414">
                <text:p>6987.524414</text:p>
              </table:table-cell>
              <table:table-cell office:value-type="float" office:value="-94.627678">
                <text:p>-94.627678</text:p>
              </table:table-cell>
              <table:table-cell office:value-type="float" office:value="-92.076396">
                <text:p>-92.0763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98.291016">
                <text:p>6998.291016</text:p>
              </table:table-cell>
              <table:table-cell office:value-type="float" office:value="-91.883308">
                <text:p>-91.883308</text:p>
              </table:table-cell>
              <table:table-cell office:value-type="float" office:value="-92.363345">
                <text:p>-92.3633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09.057617">
                <text:p>7009.057617</text:p>
              </table:table-cell>
              <table:table-cell office:value-type="float" office:value="-91.11499">
                <text:p>-91.11499</text:p>
              </table:table-cell>
              <table:table-cell office:value-type="float" office:value="-95.068721">
                <text:p>-95.0687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19.824219">
                <text:p>7019.824219</text:p>
              </table:table-cell>
              <table:table-cell office:value-type="float" office:value="-94.494499">
                <text:p>-94.494499</text:p>
              </table:table-cell>
              <table:table-cell office:value-type="float" office:value="-88.240237">
                <text:p>-88.2402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30.59082">
                <text:p>7030.59082</text:p>
              </table:table-cell>
              <table:table-cell office:value-type="float" office:value="-95.615387">
                <text:p>-95.615387</text:p>
              </table:table-cell>
              <table:table-cell office:value-type="float" office:value="-83.386966">
                <text:p>-83.3869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41.357422">
                <text:p>7041.357422</text:p>
              </table:table-cell>
              <table:table-cell office:value-type="float" office:value="-91.94976">
                <text:p>-91.94976</text:p>
              </table:table-cell>
              <table:table-cell office:value-type="float" office:value="-88.068393">
                <text:p>-88.0683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52.124023">
                <text:p>7052.124023</text:p>
              </table:table-cell>
              <table:table-cell office:value-type="float" office:value="-95.045288">
                <text:p>-95.045288</text:p>
              </table:table-cell>
              <table:table-cell office:value-type="float" office:value="-88.432704">
                <text:p>-88.43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62.890625">
                <text:p>7062.890625</text:p>
              </table:table-cell>
              <table:table-cell office:value-type="float" office:value="-96.124794">
                <text:p>-96.124794</text:p>
              </table:table-cell>
              <table:table-cell office:value-type="float" office:value="-90.290576">
                <text:p>-90.2905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73.657227">
                <text:p>7073.657227</text:p>
              </table:table-cell>
              <table:table-cell office:value-type="float" office:value="-96.968613">
                <text:p>-96.968613</text:p>
              </table:table-cell>
              <table:table-cell office:value-type="float" office:value="-100.321132">
                <text:p>-100.3211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84.423828">
                <text:p>7084.423828</text:p>
              </table:table-cell>
              <table:table-cell office:value-type="float" office:value="-97.496742">
                <text:p>-97.496742</text:p>
              </table:table-cell>
              <table:table-cell office:value-type="float" office:value="-99.392878">
                <text:p>-99.3928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95.19043">
                <text:p>7095.19043</text:p>
              </table:table-cell>
              <table:table-cell office:value-type="float" office:value="-97.146553">
                <text:p>-97.146553</text:p>
              </table:table-cell>
              <table:table-cell office:value-type="float" office:value="-85.459002">
                <text:p>-85.4590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105.957031">
                <text:p>7105.957031</text:p>
              </table:table-cell>
              <table:table-cell office:value-type="float" office:value="-96.60746">
                <text:p>-96.60746</text:p>
              </table:table-cell>
              <table:table-cell office:value-type="float" office:value="-76.813311">
                <text:p>-76.8133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116.723633">
                <text:p>7116.723633</text:p>
              </table:table-cell>
              <table:table-cell office:value-type="float" office:value="-95.26503">
                <text:p>-95.26503</text:p>
              </table:table-cell>
              <table:table-cell office:value-type="float" office:value="-80.022097">
                <text:p>-80.0220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127.490234">
                <text:p>7127.490234</text:p>
              </table:table-cell>
              <table:table-cell office:value-type="float" office:value="-94.951454">
                <text:p>-94.951454</text:p>
              </table:table-cell>
              <table:table-cell office:value-type="float" office:value="-95.956515">
                <text:p>-95.9565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138.256836">
                <text:p>7138.256836</text:p>
              </table:table-cell>
              <table:table-cell office:value-type="float" office:value="-94.99646">
                <text:p>-94.99646</text:p>
              </table:table-cell>
              <table:table-cell office:value-type="float" office:value="-96.198687">
                <text:p>-96.1986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149.023438">
                <text:p>7149.023438</text:p>
              </table:table-cell>
              <table:table-cell office:value-type="float" office:value="-94.961517">
                <text:p>-94.961517</text:p>
              </table:table-cell>
              <table:table-cell office:value-type="float" office:value="-98.975497">
                <text:p>-98.9754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159.790039">
                <text:p>7159.790039</text:p>
              </table:table-cell>
              <table:table-cell office:value-type="float" office:value="-92.290428">
                <text:p>-92.290428</text:p>
              </table:table-cell>
              <table:table-cell office:value-type="float" office:value="-99.181628">
                <text:p>-99.1816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170.556641">
                <text:p>7170.556641</text:p>
              </table:table-cell>
              <table:table-cell office:value-type="float" office:value="-93.411179">
                <text:p>-93.411179</text:p>
              </table:table-cell>
              <table:table-cell office:value-type="float" office:value="-94.743831">
                <text:p>-94.7438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81.323242">
                <text:p>7181.323242</text:p>
              </table:table-cell>
              <table:table-cell office:value-type="float" office:value="-95.389587">
                <text:p>-95.389587</text:p>
              </table:table-cell>
              <table:table-cell office:value-type="float" office:value="-95.915095">
                <text:p>-95.9150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192.089844">
                <text:p>7192.089844</text:p>
              </table:table-cell>
              <table:table-cell office:value-type="float" office:value="-94.129028">
                <text:p>-94.129028</text:p>
              </table:table-cell>
              <table:table-cell office:value-type="float" office:value="-97.44665">
                <text:p>-97.446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202.856445">
                <text:p>7202.856445</text:p>
              </table:table-cell>
              <table:table-cell office:value-type="float" office:value="-96.664719">
                <text:p>-96.664719</text:p>
              </table:table-cell>
              <table:table-cell office:value-type="float" office:value="-100.244334">
                <text:p>-100.2443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213.623047">
                <text:p>7213.623047</text:p>
              </table:table-cell>
              <table:table-cell office:value-type="float" office:value="-96.786102">
                <text:p>-96.786102</text:p>
              </table:table-cell>
              <table:table-cell office:value-type="float" office:value="-100.464328">
                <text:p>-100.4643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224.389648">
                <text:p>7224.389648</text:p>
              </table:table-cell>
              <table:table-cell office:value-type="float" office:value="-95.575478">
                <text:p>-95.575478</text:p>
              </table:table-cell>
              <table:table-cell office:value-type="float" office:value="-97.419558">
                <text:p>-97.4195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235.15625">
                <text:p>7235.15625</text:p>
              </table:table-cell>
              <table:table-cell office:value-type="float" office:value="-95.908691">
                <text:p>-95.908691</text:p>
              </table:table-cell>
              <table:table-cell office:value-type="float" office:value="-95.810428">
                <text:p>-95.810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245.922852">
                <text:p>7245.922852</text:p>
              </table:table-cell>
              <table:table-cell office:value-type="float" office:value="-97.340164">
                <text:p>-97.340164</text:p>
              </table:table-cell>
              <table:table-cell office:value-type="float" office:value="-96.638095">
                <text:p>-96.6380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256.689453">
                <text:p>7256.689453</text:p>
              </table:table-cell>
              <table:table-cell office:value-type="float" office:value="-95.643265">
                <text:p>-95.643265</text:p>
              </table:table-cell>
              <table:table-cell office:value-type="float" office:value="-98.503482">
                <text:p>-98.5034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267.456055">
                <text:p>7267.456055</text:p>
              </table:table-cell>
              <table:table-cell office:value-type="float" office:value="-95.068977">
                <text:p>-95.068977</text:p>
              </table:table-cell>
              <table:table-cell office:value-type="float" office:value="-96.646617">
                <text:p>-96.6466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278.222656">
                <text:p>7278.222656</text:p>
              </table:table-cell>
              <table:table-cell office:value-type="float" office:value="-95.096352">
                <text:p>-95.096352</text:p>
              </table:table-cell>
              <table:table-cell office:value-type="float" office:value="-93.848506">
                <text:p>-93.8485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288.989258">
                <text:p>7288.989258</text:p>
              </table:table-cell>
              <table:table-cell office:value-type="float" office:value="-97.806541">
                <text:p>-97.806541</text:p>
              </table:table-cell>
              <table:table-cell office:value-type="float" office:value="-93.934008">
                <text:p>-93.934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299.755859">
                <text:p>7299.755859</text:p>
              </table:table-cell>
              <table:table-cell office:value-type="float" office:value="-97.66951">
                <text:p>-97.66951</text:p>
              </table:table-cell>
              <table:table-cell office:value-type="float" office:value="-95.19234">
                <text:p>-95.192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310.522461">
                <text:p>7310.522461</text:p>
              </table:table-cell>
              <table:table-cell office:value-type="float" office:value="-97.396347">
                <text:p>-97.396347</text:p>
              </table:table-cell>
              <table:table-cell office:value-type="float" office:value="-98.940585">
                <text:p>-98.9405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321.289062">
                <text:p>7321.289062</text:p>
              </table:table-cell>
              <table:table-cell office:value-type="float" office:value="-96.893944">
                <text:p>-96.893944</text:p>
              </table:table-cell>
              <table:table-cell office:value-type="float" office:value="-100.216723">
                <text:p>-100.2167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332.055664">
                <text:p>7332.055664</text:p>
              </table:table-cell>
              <table:table-cell office:value-type="float" office:value="-99.386475">
                <text:p>-99.386475</text:p>
              </table:table-cell>
              <table:table-cell office:value-type="float" office:value="-95.941836">
                <text:p>-95.9418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342.822266">
                <text:p>7342.822266</text:p>
              </table:table-cell>
              <table:table-cell office:value-type="float" office:value="-99.961922">
                <text:p>-99.961922</text:p>
              </table:table-cell>
              <table:table-cell office:value-type="float" office:value="-96.265902">
                <text:p>-96.2659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353.588867">
                <text:p>7353.588867</text:p>
              </table:table-cell>
              <table:table-cell office:value-type="float" office:value="-96.839745">
                <text:p>-96.839745</text:p>
              </table:table-cell>
              <table:table-cell office:value-type="float" office:value="-99.476756">
                <text:p>-99.4767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364.355469">
                <text:p>7364.355469</text:p>
              </table:table-cell>
              <table:table-cell office:value-type="float" office:value="-98.34288">
                <text:p>-98.34288</text:p>
              </table:table-cell>
              <table:table-cell office:value-type="float" office:value="-98.832965">
                <text:p>-98.8329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375.12207">
                <text:p>7375.12207</text:p>
              </table:table-cell>
              <table:table-cell office:value-type="float" office:value="-101.227661">
                <text:p>-101.227661</text:p>
              </table:table-cell>
              <table:table-cell office:value-type="float" office:value="-99.495463">
                <text:p>-99.4954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385.888672">
                <text:p>7385.888672</text:p>
              </table:table-cell>
              <table:table-cell office:value-type="float" office:value="-98.972092">
                <text:p>-98.972092</text:p>
              </table:table-cell>
              <table:table-cell office:value-type="float" office:value="-90.229701">
                <text:p>-90.2297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396.655273">
                <text:p>7396.655273</text:p>
              </table:table-cell>
              <table:table-cell office:value-type="float" office:value="-95.991745">
                <text:p>-95.991745</text:p>
              </table:table-cell>
              <table:table-cell office:value-type="float" office:value="-89.386149">
                <text:p>-89.3861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407.421875">
                <text:p>7407.421875</text:p>
              </table:table-cell>
              <table:table-cell office:value-type="float" office:value="-94.818985">
                <text:p>-94.818985</text:p>
              </table:table-cell>
              <table:table-cell office:value-type="float" office:value="-92.160807">
                <text:p>-92.1608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418.188477">
                <text:p>7418.188477</text:p>
              </table:table-cell>
              <table:table-cell office:value-type="float" office:value="-93.744713">
                <text:p>-93.744713</text:p>
              </table:table-cell>
              <table:table-cell office:value-type="float" office:value="-93.287036">
                <text:p>-93.2870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428.955078">
                <text:p>7428.955078</text:p>
              </table:table-cell>
              <table:table-cell office:value-type="float" office:value="-96.07296">
                <text:p>-96.07296</text:p>
              </table:table-cell>
              <table:table-cell office:value-type="float" office:value="-91.35123">
                <text:p>-91.351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39.72168">
                <text:p>7439.72168</text:p>
              </table:table-cell>
              <table:table-cell office:value-type="float" office:value="-95.045006">
                <text:p>-95.045006</text:p>
              </table:table-cell>
              <table:table-cell office:value-type="float" office:value="-96.569003">
                <text:p>-96.5690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450.488281">
                <text:p>7450.488281</text:p>
              </table:table-cell>
              <table:table-cell office:value-type="float" office:value="-95.100189">
                <text:p>-95.100189</text:p>
              </table:table-cell>
              <table:table-cell office:value-type="float" office:value="-98.032222">
                <text:p>-98.032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461.254883">
                <text:p>7461.254883</text:p>
              </table:table-cell>
              <table:table-cell office:value-type="float" office:value="-95.864052">
                <text:p>-95.864052</text:p>
              </table:table-cell>
              <table:table-cell office:value-type="float" office:value="-94.834269">
                <text:p>-94.8342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472.021484">
                <text:p>7472.021484</text:p>
              </table:table-cell>
              <table:table-cell office:value-type="float" office:value="-95.432426">
                <text:p>-95.432426</text:p>
              </table:table-cell>
              <table:table-cell office:value-type="float" office:value="-94.605883">
                <text:p>-94.6058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482.788086">
                <text:p>7482.788086</text:p>
              </table:table-cell>
              <table:table-cell office:value-type="float" office:value="-97.028358">
                <text:p>-97.028358</text:p>
              </table:table-cell>
              <table:table-cell office:value-type="float" office:value="-97.918879">
                <text:p>-97.9188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493.554688">
                <text:p>7493.554688</text:p>
              </table:table-cell>
              <table:table-cell office:value-type="float" office:value="-96.009682">
                <text:p>-96.009682</text:p>
              </table:table-cell>
              <table:table-cell office:value-type="float" office:value="-101.509211">
                <text:p>-101.5092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04.321289">
                <text:p>7504.321289</text:p>
              </table:table-cell>
              <table:table-cell office:value-type="float" office:value="-96.404556">
                <text:p>-96.404556</text:p>
              </table:table-cell>
              <table:table-cell office:value-type="float" office:value="-98.036754">
                <text:p>-98.0367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515.087891">
                <text:p>7515.087891</text:p>
              </table:table-cell>
              <table:table-cell office:value-type="float" office:value="-95.759552">
                <text:p>-95.759552</text:p>
              </table:table-cell>
              <table:table-cell office:value-type="float" office:value="-98.556933">
                <text:p>-98.5569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525.854492">
                <text:p>7525.854492</text:p>
              </table:table-cell>
              <table:table-cell office:value-type="float" office:value="-96.491043">
                <text:p>-96.491043</text:p>
              </table:table-cell>
              <table:table-cell office:value-type="float" office:value="-96.908282">
                <text:p>-96.9082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536.621094">
                <text:p>7536.621094</text:p>
              </table:table-cell>
              <table:table-cell office:value-type="float" office:value="-95.536308">
                <text:p>-95.536308</text:p>
              </table:table-cell>
              <table:table-cell office:value-type="float" office:value="-96.248851">
                <text:p>-96.2488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47.387695">
                <text:p>7547.387695</text:p>
              </table:table-cell>
              <table:table-cell office:value-type="float" office:value="-96.813248">
                <text:p>-96.813248</text:p>
              </table:table-cell>
              <table:table-cell office:value-type="float" office:value="-99.15169">
                <text:p>-99.151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58.154297">
                <text:p>7558.154297</text:p>
              </table:table-cell>
              <table:table-cell office:value-type="float" office:value="-96.300026">
                <text:p>-96.300026</text:p>
              </table:table-cell>
              <table:table-cell office:value-type="float" office:value="-97.690593">
                <text:p>-97.6905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68.920898">
                <text:p>7568.920898</text:p>
              </table:table-cell>
              <table:table-cell office:value-type="float" office:value="-98.245354">
                <text:p>-98.245354</text:p>
              </table:table-cell>
              <table:table-cell office:value-type="float" office:value="-96.461856">
                <text:p>-96.4618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579.6875">
                <text:p>7579.6875</text:p>
              </table:table-cell>
              <table:table-cell office:value-type="float" office:value="-98.273483">
                <text:p>-98.273483</text:p>
              </table:table-cell>
              <table:table-cell office:value-type="float" office:value="-95.324946">
                <text:p>-95.3249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90.454102">
                <text:p>7590.454102</text:p>
              </table:table-cell>
              <table:table-cell office:value-type="float" office:value="-97.229118">
                <text:p>-97.229118</text:p>
              </table:table-cell>
              <table:table-cell office:value-type="float" office:value="-99.01707">
                <text:p>-99.017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601.220703">
                <text:p>7601.220703</text:p>
              </table:table-cell>
              <table:table-cell office:value-type="float" office:value="-93.481277">
                <text:p>-93.481277</text:p>
              </table:table-cell>
              <table:table-cell office:value-type="float" office:value="-96.938029">
                <text:p>-96.9380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611.987305">
                <text:p>7611.987305</text:p>
              </table:table-cell>
              <table:table-cell office:value-type="float" office:value="-93.0224">
                <text:p>-93.0224</text:p>
              </table:table-cell>
              <table:table-cell office:value-type="float" office:value="-97.191783">
                <text:p>-97.1917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622.753906">
                <text:p>7622.753906</text:p>
              </table:table-cell>
              <table:table-cell office:value-type="float" office:value="-93.403725">
                <text:p>-93.403725</text:p>
              </table:table-cell>
              <table:table-cell office:value-type="float" office:value="-98.199527">
                <text:p>-98.1995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633.520508">
                <text:p>7633.520508</text:p>
              </table:table-cell>
              <table:table-cell office:value-type="float" office:value="-94.928963">
                <text:p>-94.928963</text:p>
              </table:table-cell>
              <table:table-cell office:value-type="float" office:value="-97.778483">
                <text:p>-97.7784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644.287109">
                <text:p>7644.287109</text:p>
              </table:table-cell>
              <table:table-cell office:value-type="float" office:value="-95.290855">
                <text:p>-95.290855</text:p>
              </table:table-cell>
              <table:table-cell office:value-type="float" office:value="-97.245646">
                <text:p>-97.2456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655.053711">
                <text:p>7655.053711</text:p>
              </table:table-cell>
              <table:table-cell office:value-type="float" office:value="-92.356186">
                <text:p>-92.356186</text:p>
              </table:table-cell>
              <table:table-cell office:value-type="float" office:value="-94.743945">
                <text:p>-94.7439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665.820312">
                <text:p>7665.820312</text:p>
              </table:table-cell>
              <table:table-cell office:value-type="float" office:value="-92.607742">
                <text:p>-92.607742</text:p>
              </table:table-cell>
              <table:table-cell office:value-type="float" office:value="-97.157504">
                <text:p>-97.1575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676.586914">
                <text:p>7676.586914</text:p>
              </table:table-cell>
              <table:table-cell office:value-type="float" office:value="-94.146149">
                <text:p>-94.146149</text:p>
              </table:table-cell>
              <table:table-cell office:value-type="float" office:value="-98.687785">
                <text:p>-98.6877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687.353516">
                <text:p>7687.353516</text:p>
              </table:table-cell>
              <table:table-cell office:value-type="float" office:value="-93.679695">
                <text:p>-93.679695</text:p>
              </table:table-cell>
              <table:table-cell office:value-type="float" office:value="-96.659022">
                <text:p>-96.6590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698.120117">
                <text:p>7698.120117</text:p>
              </table:table-cell>
              <table:table-cell office:value-type="float" office:value="-94.879791">
                <text:p>-94.879791</text:p>
              </table:table-cell>
              <table:table-cell office:value-type="float" office:value="-99.321772">
                <text:p>-99.3217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708.886719">
                <text:p>7708.886719</text:p>
              </table:table-cell>
              <table:table-cell office:value-type="float" office:value="-94.115967">
                <text:p>-94.115967</text:p>
              </table:table-cell>
              <table:table-cell office:value-type="float" office:value="-100.375827">
                <text:p>-100.3758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719.65332">
                <text:p>7719.65332</text:p>
              </table:table-cell>
              <table:table-cell office:value-type="float" office:value="-95.704254">
                <text:p>-95.704254</text:p>
              </table:table-cell>
              <table:table-cell office:value-type="float" office:value="-99.157283">
                <text:p>-99.1572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30.419922">
                <text:p>7730.419922</text:p>
              </table:table-cell>
              <table:table-cell office:value-type="float" office:value="-95.538879">
                <text:p>-95.538879</text:p>
              </table:table-cell>
              <table:table-cell office:value-type="float" office:value="-99.364863">
                <text:p>-99.3648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741.186523">
                <text:p>7741.186523</text:p>
              </table:table-cell>
              <table:table-cell office:value-type="float" office:value="-96.226143">
                <text:p>-96.226143</text:p>
              </table:table-cell>
              <table:table-cell office:value-type="float" office:value="-98.60477">
                <text:p>-98.604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751.953125">
                <text:p>7751.953125</text:p>
              </table:table-cell>
              <table:table-cell office:value-type="float" office:value="-93.936783">
                <text:p>-93.936783</text:p>
              </table:table-cell>
              <table:table-cell office:value-type="float" office:value="-95.615779">
                <text:p>-95.6157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762.719727">
                <text:p>7762.719727</text:p>
              </table:table-cell>
              <table:table-cell office:value-type="float" office:value="-96.777809">
                <text:p>-96.777809</text:p>
              </table:table-cell>
              <table:table-cell office:value-type="float" office:value="-90.605182">
                <text:p>-90.6051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773.486328">
                <text:p>7773.486328</text:p>
              </table:table-cell>
              <table:table-cell office:value-type="float" office:value="-94.809952">
                <text:p>-94.809952</text:p>
              </table:table-cell>
              <table:table-cell office:value-type="float" office:value="-88.612285">
                <text:p>-88.6122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784.25293">
                <text:p>7784.25293</text:p>
              </table:table-cell>
              <table:table-cell office:value-type="float" office:value="-86.95208">
                <text:p>-86.95208</text:p>
              </table:table-cell>
              <table:table-cell office:value-type="float" office:value="-87.490374">
                <text:p>-87.4903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795.019531">
                <text:p>7795.019531</text:p>
              </table:table-cell>
              <table:table-cell office:value-type="float" office:value="-88.465607">
                <text:p>-88.465607</text:p>
              </table:table-cell>
              <table:table-cell office:value-type="float" office:value="-87.577571">
                <text:p>-87.5775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805.786133">
                <text:p>7805.786133</text:p>
              </table:table-cell>
              <table:table-cell office:value-type="float" office:value="-96.962563">
                <text:p>-96.962563</text:p>
              </table:table-cell>
              <table:table-cell office:value-type="float" office:value="-90.688792">
                <text:p>-90.6887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816.552734">
                <text:p>7816.552734</text:p>
              </table:table-cell>
              <table:table-cell office:value-type="float" office:value="-94.937469">
                <text:p>-94.937469</text:p>
              </table:table-cell>
              <table:table-cell office:value-type="float" office:value="-94.330356">
                <text:p>-94.3303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827.319336">
                <text:p>7827.319336</text:p>
              </table:table-cell>
              <table:table-cell office:value-type="float" office:value="-91.291832">
                <text:p>-91.291832</text:p>
              </table:table-cell>
              <table:table-cell office:value-type="float" office:value="-92.129588">
                <text:p>-92.1295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838.085938">
                <text:p>7838.085938</text:p>
              </table:table-cell>
              <table:table-cell office:value-type="float" office:value="-92.697029">
                <text:p>-92.697029</text:p>
              </table:table-cell>
              <table:table-cell office:value-type="float" office:value="-91.634906">
                <text:p>-91.6349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848.852539">
                <text:p>7848.852539</text:p>
              </table:table-cell>
              <table:table-cell office:value-type="float" office:value="-91.938232">
                <text:p>-91.938232</text:p>
              </table:table-cell>
              <table:table-cell office:value-type="float" office:value="-95.314227">
                <text:p>-95.3142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859.619141">
                <text:p>7859.619141</text:p>
              </table:table-cell>
              <table:table-cell office:value-type="float" office:value="-91.576141">
                <text:p>-91.576141</text:p>
              </table:table-cell>
              <table:table-cell office:value-type="float" office:value="-93.350695">
                <text:p>-93.3506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870.385742">
                <text:p>7870.385742</text:p>
              </table:table-cell>
              <table:table-cell office:value-type="float" office:value="-91.083923">
                <text:p>-91.083923</text:p>
              </table:table-cell>
              <table:table-cell office:value-type="float" office:value="-90.919749">
                <text:p>-90.9197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881.152344">
                <text:p>7881.152344</text:p>
              </table:table-cell>
              <table:table-cell office:value-type="float" office:value="-94.004738">
                <text:p>-94.004738</text:p>
              </table:table-cell>
              <table:table-cell office:value-type="float" office:value="-93.396151">
                <text:p>-93.3961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891.918945">
                <text:p>7891.918945</text:p>
              </table:table-cell>
              <table:table-cell office:value-type="float" office:value="-93.103477">
                <text:p>-93.103477</text:p>
              </table:table-cell>
              <table:table-cell office:value-type="float" office:value="-93.077685">
                <text:p>-93.0776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902.685547">
                <text:p>7902.685547</text:p>
              </table:table-cell>
              <table:table-cell office:value-type="float" office:value="-95.851578">
                <text:p>-95.851578</text:p>
              </table:table-cell>
              <table:table-cell office:value-type="float" office:value="-93.897052">
                <text:p>-93.8970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913.452148">
                <text:p>7913.452148</text:p>
              </table:table-cell>
              <table:table-cell office:value-type="float" office:value="-96.067024">
                <text:p>-96.067024</text:p>
              </table:table-cell>
              <table:table-cell office:value-type="float" office:value="-97.592959">
                <text:p>-97.5929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924.21875">
                <text:p>7924.21875</text:p>
              </table:table-cell>
              <table:table-cell office:value-type="float" office:value="-93.927483">
                <text:p>-93.927483</text:p>
              </table:table-cell>
              <table:table-cell office:value-type="float" office:value="-98.601344">
                <text:p>-98.6013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934.985352">
                <text:p>7934.985352</text:p>
              </table:table-cell>
              <table:table-cell office:value-type="float" office:value="-95.900726">
                <text:p>-95.900726</text:p>
              </table:table-cell>
              <table:table-cell office:value-type="float" office:value="-97.669719">
                <text:p>-97.6697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945.751953">
                <text:p>7945.751953</text:p>
              </table:table-cell>
              <table:table-cell office:value-type="float" office:value="-96.120659">
                <text:p>-96.120659</text:p>
              </table:table-cell>
              <table:table-cell office:value-type="float" office:value="-99.258319">
                <text:p>-99.2583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956.518555">
                <text:p>7956.518555</text:p>
              </table:table-cell>
              <table:table-cell office:value-type="float" office:value="-97.157005">
                <text:p>-97.157005</text:p>
              </table:table-cell>
              <table:table-cell office:value-type="float" office:value="-98.901049">
                <text:p>-98.9010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967.285156">
                <text:p>7967.285156</text:p>
              </table:table-cell>
              <table:table-cell office:value-type="float" office:value="-97.24511">
                <text:p>-97.24511</text:p>
              </table:table-cell>
              <table:table-cell office:value-type="float" office:value="-99.12482">
                <text:p>-99.124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78.051758">
                <text:p>7978.051758</text:p>
              </table:table-cell>
              <table:table-cell office:value-type="float" office:value="-93.379593">
                <text:p>-93.379593</text:p>
              </table:table-cell>
              <table:table-cell office:value-type="float" office:value="-94.616359">
                <text:p>-94.6163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988.818359">
                <text:p>7988.818359</text:p>
              </table:table-cell>
              <table:table-cell office:value-type="float" office:value="-91.284195">
                <text:p>-91.284195</text:p>
              </table:table-cell>
              <table:table-cell office:value-type="float" office:value="-94.350131">
                <text:p>-94.3501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999.584961">
                <text:p>7999.584961</text:p>
              </table:table-cell>
              <table:table-cell office:value-type="float" office:value="-92.97451">
                <text:p>-92.97451</text:p>
              </table:table-cell>
              <table:table-cell office:value-type="float" office:value="-96.532023">
                <text:p>-96.5320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010.351562">
                <text:p>8010.351562</text:p>
              </table:table-cell>
              <table:table-cell office:value-type="float" office:value="-94.65094">
                <text:p>-94.65094</text:p>
              </table:table-cell>
              <table:table-cell office:value-type="float" office:value="-96.646907">
                <text:p>-96.6469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021.118164">
                <text:p>8021.118164</text:p>
              </table:table-cell>
              <table:table-cell office:value-type="float" office:value="-96.268707">
                <text:p>-96.268707</text:p>
              </table:table-cell>
              <table:table-cell office:value-type="float" office:value="-98.604365">
                <text:p>-98.6043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031.884766">
                <text:p>8031.884766</text:p>
              </table:table-cell>
              <table:table-cell office:value-type="float" office:value="-96.820389">
                <text:p>-96.820389</text:p>
              </table:table-cell>
              <table:table-cell office:value-type="float" office:value="-97.804904">
                <text:p>-97.8049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042.651367">
                <text:p>8042.651367</text:p>
              </table:table-cell>
              <table:table-cell office:value-type="float" office:value="-94.580032">
                <text:p>-94.580032</text:p>
              </table:table-cell>
              <table:table-cell office:value-type="float" office:value="-97.827044">
                <text:p>-97.8270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053.417969">
                <text:p>8053.417969</text:p>
              </table:table-cell>
              <table:table-cell office:value-type="float" office:value="-94.836548">
                <text:p>-94.836548</text:p>
              </table:table-cell>
              <table:table-cell office:value-type="float" office:value="-99.514941">
                <text:p>-99.5149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064.18457">
                <text:p>8064.18457</text:p>
              </table:table-cell>
              <table:table-cell office:value-type="float" office:value="-94.914993">
                <text:p>-94.914993</text:p>
              </table:table-cell>
              <table:table-cell office:value-type="float" office:value="-97.283687">
                <text:p>-97.2836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074.951172">
                <text:p>8074.951172</text:p>
              </table:table-cell>
              <table:table-cell office:value-type="float" office:value="-94.956413">
                <text:p>-94.956413</text:p>
              </table:table-cell>
              <table:table-cell office:value-type="float" office:value="-98.243289">
                <text:p>-98.2432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85.717773">
                <text:p>8085.717773</text:p>
              </table:table-cell>
              <table:table-cell office:value-type="float" office:value="-94.570175">
                <text:p>-94.570175</text:p>
              </table:table-cell>
              <table:table-cell office:value-type="float" office:value="-97.484424">
                <text:p>-97.4844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96.484375">
                <text:p>8096.484375</text:p>
              </table:table-cell>
              <table:table-cell office:value-type="float" office:value="-95.52581">
                <text:p>-95.52581</text:p>
              </table:table-cell>
              <table:table-cell office:value-type="float" office:value="-96.853297">
                <text:p>-96.8532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107.250977">
                <text:p>8107.250977</text:p>
              </table:table-cell>
              <table:table-cell office:value-type="float" office:value="-96.31662">
                <text:p>-96.31662</text:p>
              </table:table-cell>
              <table:table-cell office:value-type="float" office:value="-97.474666">
                <text:p>-97.4746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18.017578">
                <text:p>8118.017578</text:p>
              </table:table-cell>
              <table:table-cell office:value-type="float" office:value="-95.180077">
                <text:p>-95.180077</text:p>
              </table:table-cell>
              <table:table-cell office:value-type="float" office:value="-96.527575">
                <text:p>-96.5275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128.78418">
                <text:p>8128.78418</text:p>
              </table:table-cell>
              <table:table-cell office:value-type="float" office:value="-95.731003">
                <text:p>-95.731003</text:p>
              </table:table-cell>
              <table:table-cell office:value-type="float" office:value="-95.993983">
                <text:p>-95.9939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139.550781">
                <text:p>8139.550781</text:p>
              </table:table-cell>
              <table:table-cell office:value-type="float" office:value="-95.543549">
                <text:p>-95.543549</text:p>
              </table:table-cell>
              <table:table-cell office:value-type="float" office:value="-97.128566">
                <text:p>-97.1285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150.317383">
                <text:p>8150.317383</text:p>
              </table:table-cell>
              <table:table-cell office:value-type="float" office:value="-96.195862">
                <text:p>-96.195862</text:p>
              </table:table-cell>
              <table:table-cell office:value-type="float" office:value="-98.76047">
                <text:p>-98.760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161.083984">
                <text:p>8161.083984</text:p>
              </table:table-cell>
              <table:table-cell office:value-type="float" office:value="-93.183586">
                <text:p>-93.183586</text:p>
              </table:table-cell>
              <table:table-cell office:value-type="float" office:value="-98.049609">
                <text:p>-98.0496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171.850586">
                <text:p>8171.850586</text:p>
              </table:table-cell>
              <table:table-cell office:value-type="float" office:value="-95.955666">
                <text:p>-95.955666</text:p>
              </table:table-cell>
              <table:table-cell office:value-type="float" office:value="-102.652621">
                <text:p>-102.6526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182.617188">
                <text:p>8182.617188</text:p>
              </table:table-cell>
              <table:table-cell office:value-type="float" office:value="-94.312576">
                <text:p>-94.312576</text:p>
              </table:table-cell>
              <table:table-cell office:value-type="float" office:value="-97.764888">
                <text:p>-97.7648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193.383789">
                <text:p>8193.383789</text:p>
              </table:table-cell>
              <table:table-cell office:value-type="float" office:value="-96.736671">
                <text:p>-96.736671</text:p>
              </table:table-cell>
              <table:table-cell office:value-type="float" office:value="-96.477542">
                <text:p>-96.4775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04.150391">
                <text:p>8204.150391</text:p>
              </table:table-cell>
              <table:table-cell office:value-type="float" office:value="-96.518257">
                <text:p>-96.518257</text:p>
              </table:table-cell>
              <table:table-cell office:value-type="float" office:value="-94.064174">
                <text:p>-94.0641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214.916992">
                <text:p>8214.916992</text:p>
              </table:table-cell>
              <table:table-cell office:value-type="float" office:value="-93.260086">
                <text:p>-93.260086</text:p>
              </table:table-cell>
              <table:table-cell office:value-type="float" office:value="-92.517375">
                <text:p>-92.5173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225.683594">
                <text:p>8225.683594</text:p>
              </table:table-cell>
              <table:table-cell office:value-type="float" office:value="-90.547447">
                <text:p>-90.547447</text:p>
              </table:table-cell>
              <table:table-cell office:value-type="float" office:value="-93.735835">
                <text:p>-93.7358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36.450195">
                <text:p>8236.450195</text:p>
              </table:table-cell>
              <table:table-cell office:value-type="float" office:value="-91.242554">
                <text:p>-91.242554</text:p>
              </table:table-cell>
              <table:table-cell office:value-type="float" office:value="-91.927867">
                <text:p>-91.9278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247.216797">
                <text:p>8247.216797</text:p>
              </table:table-cell>
              <table:table-cell office:value-type="float" office:value="-94.342102">
                <text:p>-94.342102</text:p>
              </table:table-cell>
              <table:table-cell office:value-type="float" office:value="-90.179171">
                <text:p>-90.1791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257.983398">
                <text:p>8257.983398</text:p>
              </table:table-cell>
              <table:table-cell office:value-type="float" office:value="-95.652908">
                <text:p>-95.652908</text:p>
              </table:table-cell>
              <table:table-cell office:value-type="float" office:value="-90.961253">
                <text:p>-90.9612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268.75">
                <text:p>8268.75</text:p>
              </table:table-cell>
              <table:table-cell office:value-type="float" office:value="-93.926102">
                <text:p>-93.926102</text:p>
              </table:table-cell>
              <table:table-cell office:value-type="float" office:value="-94.634181">
                <text:p>-94.634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279.516602">
                <text:p>8279.516602</text:p>
              </table:table-cell>
              <table:table-cell office:value-type="float" office:value="-90.938019">
                <text:p>-90.938019</text:p>
              </table:table-cell>
              <table:table-cell office:value-type="float" office:value="-92.350398">
                <text:p>-92.3503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290.283203">
                <text:p>8290.283203</text:p>
              </table:table-cell>
              <table:table-cell office:value-type="float" office:value="-93.967659">
                <text:p>-93.967659</text:p>
              </table:table-cell>
              <table:table-cell office:value-type="float" office:value="-93.050837">
                <text:p>-93.0508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01.049805">
                <text:p>8301.049805</text:p>
              </table:table-cell>
              <table:table-cell office:value-type="float" office:value="-95.750679">
                <text:p>-95.750679</text:p>
              </table:table-cell>
              <table:table-cell office:value-type="float" office:value="-96.786013">
                <text:p>-96.7860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11.816406">
                <text:p>8311.816406</text:p>
              </table:table-cell>
              <table:table-cell office:value-type="float" office:value="-97.090431">
                <text:p>-97.090431</text:p>
              </table:table-cell>
              <table:table-cell office:value-type="float" office:value="-99.226786">
                <text:p>-99.2267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22.583008">
                <text:p>8322.583008</text:p>
              </table:table-cell>
              <table:table-cell office:value-type="float" office:value="-97.074867">
                <text:p>-97.074867</text:p>
              </table:table-cell>
              <table:table-cell office:value-type="float" office:value="-96.054194">
                <text:p>-96.0541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333.349609">
                <text:p>8333.349609</text:p>
              </table:table-cell>
              <table:table-cell office:value-type="float" office:value="-98.568604">
                <text:p>-98.568604</text:p>
              </table:table-cell>
              <table:table-cell office:value-type="float" office:value="-96.883372">
                <text:p>-96.8833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44.116211">
                <text:p>8344.116211</text:p>
              </table:table-cell>
              <table:table-cell office:value-type="float" office:value="-97.236191">
                <text:p>-97.236191</text:p>
              </table:table-cell>
              <table:table-cell office:value-type="float" office:value="-97.724872">
                <text:p>-97.7248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54.882812">
                <text:p>8354.882812</text:p>
              </table:table-cell>
              <table:table-cell office:value-type="float" office:value="-97.319481">
                <text:p>-97.319481</text:p>
              </table:table-cell>
              <table:table-cell office:value-type="float" office:value="-97.870402">
                <text:p>-97.8704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65.649414">
                <text:p>8365.649414</text:p>
              </table:table-cell>
              <table:table-cell office:value-type="float" office:value="-96.290237">
                <text:p>-96.290237</text:p>
              </table:table-cell>
              <table:table-cell office:value-type="float" office:value="-100.449122">
                <text:p>-100.4491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376.416016">
                <text:p>8376.416016</text:p>
              </table:table-cell>
              <table:table-cell office:value-type="float" office:value="-95.143242">
                <text:p>-95.143242</text:p>
              </table:table-cell>
              <table:table-cell office:value-type="float" office:value="-100.183253">
                <text:p>-100.1832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87.182617">
                <text:p>8387.182617</text:p>
              </table:table-cell>
              <table:table-cell office:value-type="float" office:value="-93.797165">
                <text:p>-93.797165</text:p>
              </table:table-cell>
              <table:table-cell office:value-type="float" office:value="-97.694163">
                <text:p>-97.6941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397.949219">
                <text:p>8397.949219</text:p>
              </table:table-cell>
              <table:table-cell office:value-type="float" office:value="-92.916046">
                <text:p>-92.916046</text:p>
              </table:table-cell>
              <table:table-cell office:value-type="float" office:value="-96.435008">
                <text:p>-96.4350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408.71582">
                <text:p>8408.71582</text:p>
              </table:table-cell>
              <table:table-cell office:value-type="float" office:value="-95.002785">
                <text:p>-95.002785</text:p>
              </table:table-cell>
              <table:table-cell office:value-type="float" office:value="-95.290149">
                <text:p>-95.2901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19.482422">
                <text:p>8419.482422</text:p>
              </table:table-cell>
              <table:table-cell office:value-type="float" office:value="-93.848518">
                <text:p>-93.848518</text:p>
              </table:table-cell>
              <table:table-cell office:value-type="float" office:value="-96.924914">
                <text:p>-96.9249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430.249023">
                <text:p>8430.249023</text:p>
              </table:table-cell>
              <table:table-cell office:value-type="float" office:value="-93.874756">
                <text:p>-93.874756</text:p>
              </table:table-cell>
              <table:table-cell office:value-type="float" office:value="-100.345492">
                <text:p>-100.3454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41.015625">
                <text:p>8441.015625</text:p>
              </table:table-cell>
              <table:table-cell office:value-type="float" office:value="-92.938354">
                <text:p>-92.938354</text:p>
              </table:table-cell>
              <table:table-cell office:value-type="float" office:value="-99.308902">
                <text:p>-99.308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451.782227">
                <text:p>8451.782227</text:p>
              </table:table-cell>
              <table:table-cell office:value-type="float" office:value="-92.975365">
                <text:p>-92.975365</text:p>
              </table:table-cell>
              <table:table-cell office:value-type="float" office:value="-100.234332">
                <text:p>-100.2343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462.548828">
                <text:p>8462.548828</text:p>
              </table:table-cell>
              <table:table-cell office:value-type="float" office:value="-93.555595">
                <text:p>-93.555595</text:p>
              </table:table-cell>
              <table:table-cell office:value-type="float" office:value="-98.98894">
                <text:p>-98.988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473.31543">
                <text:p>8473.31543</text:p>
              </table:table-cell>
              <table:table-cell office:value-type="float" office:value="-94.690765">
                <text:p>-94.690765</text:p>
              </table:table-cell>
              <table:table-cell office:value-type="float" office:value="-94.41907">
                <text:p>-94.419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84.082031">
                <text:p>8484.082031</text:p>
              </table:table-cell>
              <table:table-cell office:value-type="float" office:value="-91.582657">
                <text:p>-91.582657</text:p>
              </table:table-cell>
              <table:table-cell office:value-type="float" office:value="-94.779139">
                <text:p>-94.7791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494.848633">
                <text:p>8494.848633</text:p>
              </table:table-cell>
              <table:table-cell office:value-type="float" office:value="-94.011475">
                <text:p>-94.011475</text:p>
              </table:table-cell>
              <table:table-cell office:value-type="float" office:value="-98.914523">
                <text:p>-98.9145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505.615234">
                <text:p>8505.615234</text:p>
              </table:table-cell>
              <table:table-cell office:value-type="float" office:value="-93.462456">
                <text:p>-93.462456</text:p>
              </table:table-cell>
              <table:table-cell office:value-type="float" office:value="-97.856357">
                <text:p>-97.8563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516.381836">
                <text:p>8516.381836</text:p>
              </table:table-cell>
              <table:table-cell office:value-type="float" office:value="-94.27166">
                <text:p>-94.27166</text:p>
              </table:table-cell>
              <table:table-cell office:value-type="float" office:value="-98.339763">
                <text:p>-98.3397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527.148438">
                <text:p>8527.148438</text:p>
              </table:table-cell>
              <table:table-cell office:value-type="float" office:value="-95.444687">
                <text:p>-95.444687</text:p>
              </table:table-cell>
              <table:table-cell office:value-type="float" office:value="-101.669658">
                <text:p>-101.66965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537.915039">
                <text:p>8537.915039</text:p>
              </table:table-cell>
              <table:table-cell office:value-type="float" office:value="-92.831947">
                <text:p>-92.831947</text:p>
              </table:table-cell>
              <table:table-cell office:value-type="float" office:value="-102.311046">
                <text:p>-102.3110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48.681641">
                <text:p>8548.681641</text:p>
              </table:table-cell>
              <table:table-cell office:value-type="float" office:value="-94.890266">
                <text:p>-94.890266</text:p>
              </table:table-cell>
              <table:table-cell office:value-type="float" office:value="-98.069751">
                <text:p>-98.0697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559.448242">
                <text:p>8559.448242</text:p>
              </table:table-cell>
              <table:table-cell office:value-type="float" office:value="-96.012299">
                <text:p>-96.012299</text:p>
              </table:table-cell>
              <table:table-cell office:value-type="float" office:value="-99.890605">
                <text:p>-99.8906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70.214844">
                <text:p>8570.214844</text:p>
              </table:table-cell>
              <table:table-cell office:value-type="float" office:value="-96.086456">
                <text:p>-96.086456</text:p>
              </table:table-cell>
              <table:table-cell office:value-type="float" office:value="-96.308658">
                <text:p>-96.3086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580.981445">
                <text:p>8580.981445</text:p>
              </table:table-cell>
              <table:table-cell office:value-type="float" office:value="-96.660477">
                <text:p>-96.660477</text:p>
              </table:table-cell>
              <table:table-cell office:value-type="float" office:value="-89.296229">
                <text:p>-89.2962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591.748047">
                <text:p>8591.748047</text:p>
              </table:table-cell>
              <table:table-cell office:value-type="float" office:value="-96.276161">
                <text:p>-96.276161</text:p>
              </table:table-cell>
              <table:table-cell office:value-type="float" office:value="-89.829051">
                <text:p>-89.8290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602.514648">
                <text:p>8602.514648</text:p>
              </table:table-cell>
              <table:table-cell office:value-type="float" office:value="-95.837357">
                <text:p>-95.837357</text:p>
              </table:table-cell>
              <table:table-cell office:value-type="float" office:value="-97.542682">
                <text:p>-97.5426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613.28125">
                <text:p>8613.28125</text:p>
              </table:table-cell>
              <table:table-cell office:value-type="float" office:value="-93.771896">
                <text:p>-93.771896</text:p>
              </table:table-cell>
              <table:table-cell office:value-type="float" office:value="-88.705279">
                <text:p>-88.7052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24.047852">
                <text:p>8624.047852</text:p>
              </table:table-cell>
              <table:table-cell office:value-type="float" office:value="-96.538071">
                <text:p>-96.538071</text:p>
              </table:table-cell>
              <table:table-cell office:value-type="float" office:value="-82.594211">
                <text:p>-82.5942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634.814453">
                <text:p>8634.814453</text:p>
              </table:table-cell>
              <table:table-cell office:value-type="float" office:value="-95.783585">
                <text:p>-95.783585</text:p>
              </table:table-cell>
              <table:table-cell office:value-type="float" office:value="-86.589549">
                <text:p>-86.5895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645.581055">
                <text:p>8645.581055</text:p>
              </table:table-cell>
              <table:table-cell office:value-type="float" office:value="-87.101364">
                <text:p>-87.101364</text:p>
              </table:table-cell>
              <table:table-cell office:value-type="float" office:value="-88.131801">
                <text:p>-88.1318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656.347656">
                <text:p>8656.347656</text:p>
              </table:table-cell>
              <table:table-cell office:value-type="float" office:value="-86.345879">
                <text:p>-86.345879</text:p>
              </table:table-cell>
              <table:table-cell office:value-type="float" office:value="-86.738185">
                <text:p>-86.7381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667.114258">
                <text:p>8667.114258</text:p>
              </table:table-cell>
              <table:table-cell office:value-type="float" office:value="-93.498878">
                <text:p>-93.498878</text:p>
              </table:table-cell>
              <table:table-cell office:value-type="float" office:value="-89.791957">
                <text:p>-89.7919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677.880859">
                <text:p>8677.880859</text:p>
              </table:table-cell>
              <table:table-cell office:value-type="float" office:value="-94.681259">
                <text:p>-94.681259</text:p>
              </table:table-cell>
              <table:table-cell office:value-type="float" office:value="-90.384105">
                <text:p>-90.3841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688.647461">
                <text:p>8688.647461</text:p>
              </table:table-cell>
              <table:table-cell office:value-type="float" office:value="-91.772743">
                <text:p>-91.772743</text:p>
              </table:table-cell>
              <table:table-cell office:value-type="float" office:value="-92.441165">
                <text:p>-92.4411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699.414062">
                <text:p>8699.414062</text:p>
              </table:table-cell>
              <table:table-cell office:value-type="float" office:value="-93.973976">
                <text:p>-93.973976</text:p>
              </table:table-cell>
              <table:table-cell office:value-type="float" office:value="-89.138423">
                <text:p>-89.1384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10.180664">
                <text:p>8710.180664</text:p>
              </table:table-cell>
              <table:table-cell office:value-type="float" office:value="-94.262642">
                <text:p>-94.262642</text:p>
              </table:table-cell>
              <table:table-cell office:value-type="float" office:value="-89.275828">
                <text:p>-89.2758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20.947266">
                <text:p>8720.947266</text:p>
              </table:table-cell>
              <table:table-cell office:value-type="float" office:value="-95.960388">
                <text:p>-95.960388</text:p>
              </table:table-cell>
              <table:table-cell office:value-type="float" office:value="-94.42879">
                <text:p>-94.428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731.713867">
                <text:p>8731.713867</text:p>
              </table:table-cell>
              <table:table-cell office:value-type="float" office:value="-95.024101">
                <text:p>-95.024101</text:p>
              </table:table-cell>
              <table:table-cell office:value-type="float" office:value="-97.504039">
                <text:p>-97.5040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742.480469">
                <text:p>8742.480469</text:p>
              </table:table-cell>
              <table:table-cell office:value-type="float" office:value="-93.685692">
                <text:p>-93.685692</text:p>
              </table:table-cell>
              <table:table-cell office:value-type="float" office:value="-95.704181">
                <text:p>-95.7041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753.24707">
                <text:p>8753.24707</text:p>
              </table:table-cell>
              <table:table-cell office:value-type="float" office:value="-95.721375">
                <text:p>-95.721375</text:p>
              </table:table-cell>
              <table:table-cell office:value-type="float" office:value="-98.752955">
                <text:p>-98.7529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764.013672">
                <text:p>8764.013672</text:p>
              </table:table-cell>
              <table:table-cell office:value-type="float" office:value="-94.757629">
                <text:p>-94.757629</text:p>
              </table:table-cell>
              <table:table-cell office:value-type="float" office:value="-99.143985">
                <text:p>-99.1439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774.780273">
                <text:p>8774.780273</text:p>
              </table:table-cell>
              <table:table-cell office:value-type="float" office:value="-95.251884">
                <text:p>-95.251884</text:p>
              </table:table-cell>
              <table:table-cell office:value-type="float" office:value="-102.845164">
                <text:p>-102.8451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785.546875">
                <text:p>8785.546875</text:p>
              </table:table-cell>
              <table:table-cell office:value-type="float" office:value="-96.195007">
                <text:p>-96.195007</text:p>
              </table:table-cell>
              <table:table-cell office:value-type="float" office:value="-98.181186">
                <text:p>-98.1811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796.313477">
                <text:p>8796.313477</text:p>
              </table:table-cell>
              <table:table-cell office:value-type="float" office:value="-95.832474">
                <text:p>-95.832474</text:p>
              </table:table-cell>
              <table:table-cell office:value-type="float" office:value="-94.268985">
                <text:p>-94.2689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807.080078">
                <text:p>8807.080078</text:p>
              </table:table-cell>
              <table:table-cell office:value-type="float" office:value="-94.981621">
                <text:p>-94.981621</text:p>
              </table:table-cell>
              <table:table-cell office:value-type="float" office:value="-94.514682">
                <text:p>-94.5146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817.84668">
                <text:p>8817.84668</text:p>
              </table:table-cell>
              <table:table-cell office:value-type="float" office:value="-92.550797">
                <text:p>-92.550797</text:p>
              </table:table-cell>
              <table:table-cell office:value-type="float" office:value="-93.400248">
                <text:p>-93.4002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828.613281">
                <text:p>8828.613281</text:p>
              </table:table-cell>
              <table:table-cell office:value-type="float" office:value="-94.006241">
                <text:p>-94.006241</text:p>
              </table:table-cell>
              <table:table-cell office:value-type="float" office:value="-96.343936">
                <text:p>-96.3439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839.379883">
                <text:p>8839.379883</text:p>
              </table:table-cell>
              <table:table-cell office:value-type="float" office:value="-94.443253">
                <text:p>-94.443253</text:p>
              </table:table-cell>
              <table:table-cell office:value-type="float" office:value="-98.835742">
                <text:p>-98.8357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850.146484">
                <text:p>8850.146484</text:p>
              </table:table-cell>
              <table:table-cell office:value-type="float" office:value="-96.926308">
                <text:p>-96.926308</text:p>
              </table:table-cell>
              <table:table-cell office:value-type="float" office:value="-99.384997">
                <text:p>-99.3849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60.913086">
                <text:p>8860.913086</text:p>
              </table:table-cell>
              <table:table-cell office:value-type="float" office:value="-95.190704">
                <text:p>-95.190704</text:p>
              </table:table-cell>
              <table:table-cell office:value-type="float" office:value="-98.777934">
                <text:p>-98.7779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71.679688">
                <text:p>8871.679688</text:p>
              </table:table-cell>
              <table:table-cell office:value-type="float" office:value="-95.209015">
                <text:p>-95.209015</text:p>
              </table:table-cell>
              <table:table-cell office:value-type="float" office:value="-95.151744">
                <text:p>-95.1517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82.446289">
                <text:p>8882.446289</text:p>
              </table:table-cell>
              <table:table-cell office:value-type="float" office:value="-95.37059">
                <text:p>-95.37059</text:p>
              </table:table-cell>
              <table:table-cell office:value-type="float" office:value="-94.056964">
                <text:p>-94.0569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893.212891">
                <text:p>8893.212891</text:p>
              </table:table-cell>
              <table:table-cell office:value-type="float" office:value="-92.716789">
                <text:p>-92.716789</text:p>
              </table:table-cell>
              <table:table-cell office:value-type="float" office:value="-96.165896">
                <text:p>-96.1658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903.979492">
                <text:p>8903.979492</text:p>
              </table:table-cell>
              <table:table-cell office:value-type="float" office:value="-89.886932">
                <text:p>-89.886932</text:p>
              </table:table-cell>
              <table:table-cell office:value-type="float" office:value="-94.564059">
                <text:p>-94.5640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914.746094">
                <text:p>8914.746094</text:p>
              </table:table-cell>
              <table:table-cell office:value-type="float" office:value="-93.485245">
                <text:p>-93.485245</text:p>
              </table:table-cell>
              <table:table-cell office:value-type="float" office:value="-94.894061">
                <text:p>-94.8940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25.512695">
                <text:p>8925.512695</text:p>
              </table:table-cell>
              <table:table-cell office:value-type="float" office:value="-95.700859">
                <text:p>-95.700859</text:p>
              </table:table-cell>
              <table:table-cell office:value-type="float" office:value="-99.007411">
                <text:p>-99.0074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36.279297">
                <text:p>8936.279297</text:p>
              </table:table-cell>
              <table:table-cell office:value-type="float" office:value="-95.654205">
                <text:p>-95.654205</text:p>
              </table:table-cell>
              <table:table-cell office:value-type="float" office:value="-99.792979">
                <text:p>-99.7929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47.045898">
                <text:p>8947.045898</text:p>
              </table:table-cell>
              <table:table-cell office:value-type="float" office:value="-97.133888">
                <text:p>-97.133888</text:p>
              </table:table-cell>
              <table:table-cell office:value-type="float" office:value="-96.571063">
                <text:p>-96.5710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57.8125">
                <text:p>8957.8125</text:p>
              </table:table-cell>
              <table:table-cell office:value-type="float" office:value="-97.194565">
                <text:p>-97.194565</text:p>
              </table:table-cell>
              <table:table-cell office:value-type="float" office:value="-96.745189">
                <text:p>-96.74518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68.579102">
                <text:p>8968.579102</text:p>
              </table:table-cell>
              <table:table-cell office:value-type="float" office:value="-95.128288">
                <text:p>-95.128288</text:p>
              </table:table-cell>
              <table:table-cell office:value-type="float" office:value="-96.493686">
                <text:p>-96.4936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79.345703">
                <text:p>8979.345703</text:p>
              </table:table-cell>
              <table:table-cell office:value-type="float" office:value="-94.344673">
                <text:p>-94.344673</text:p>
              </table:table-cell>
              <table:table-cell office:value-type="float" office:value="-93.474849">
                <text:p>-93.4748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90.112305">
                <text:p>8990.112305</text:p>
              </table:table-cell>
              <table:table-cell office:value-type="float" office:value="-94.459892">
                <text:p>-94.459892</text:p>
              </table:table-cell>
              <table:table-cell office:value-type="float" office:value="-93.823459">
                <text:p>-93.8234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000.878906">
                <text:p>9000.878906</text:p>
              </table:table-cell>
              <table:table-cell office:value-type="float" office:value="-94.1996">
                <text:p>-94.1996</text:p>
              </table:table-cell>
              <table:table-cell office:value-type="float" office:value="-101.318644">
                <text:p>-101.3186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11.645508">
                <text:p>9011.645508</text:p>
              </table:table-cell>
              <table:table-cell office:value-type="float" office:value="-95.069321">
                <text:p>-95.069321</text:p>
              </table:table-cell>
              <table:table-cell office:value-type="float" office:value="-96.887874">
                <text:p>-96.8878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22.412109">
                <text:p>9022.412109</text:p>
              </table:table-cell>
              <table:table-cell office:value-type="float" office:value="-93.882652">
                <text:p>-93.882652</text:p>
              </table:table-cell>
              <table:table-cell office:value-type="float" office:value="-94.410479">
                <text:p>-94.4104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33.178711">
                <text:p>9033.178711</text:p>
              </table:table-cell>
              <table:table-cell office:value-type="float" office:value="-94.650093">
                <text:p>-94.650093</text:p>
              </table:table-cell>
              <table:table-cell office:value-type="float" office:value="-97.967456">
                <text:p>-97.9674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043.945312">
                <text:p>9043.945312</text:p>
              </table:table-cell>
              <table:table-cell office:value-type="float" office:value="-94.428986">
                <text:p>-94.428986</text:p>
              </table:table-cell>
              <table:table-cell office:value-type="float" office:value="-91.05308">
                <text:p>-91.053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54.711914">
                <text:p>9054.711914</text:p>
              </table:table-cell>
              <table:table-cell office:value-type="float" office:value="-92.515137">
                <text:p>-92.515137</text:p>
              </table:table-cell>
              <table:table-cell office:value-type="float" office:value="-88.237819">
                <text:p>-88.2378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065.478516">
                <text:p>9065.478516</text:p>
              </table:table-cell>
              <table:table-cell office:value-type="float" office:value="-88.233345">
                <text:p>-88.233345</text:p>
              </table:table-cell>
              <table:table-cell office:value-type="float" office:value="-89.214419">
                <text:p>-89.2144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076.245117">
                <text:p>9076.245117</text:p>
              </table:table-cell>
              <table:table-cell office:value-type="float" office:value="-89.034348">
                <text:p>-89.034348</text:p>
              </table:table-cell>
              <table:table-cell office:value-type="float" office:value="-93.696269">
                <text:p>-93.6962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087.011719">
                <text:p>9087.011719</text:p>
              </table:table-cell>
              <table:table-cell office:value-type="float" office:value="-94.210945">
                <text:p>-94.210945</text:p>
              </table:table-cell>
              <table:table-cell office:value-type="float" office:value="-93.524142">
                <text:p>-93.5241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097.77832">
                <text:p>9097.77832</text:p>
              </table:table-cell>
              <table:table-cell office:value-type="float" office:value="-93.598778">
                <text:p>-93.598778</text:p>
              </table:table-cell>
              <table:table-cell office:value-type="float" office:value="-95.909053">
                <text:p>-95.9090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108.544922">
                <text:p>9108.544922</text:p>
              </table:table-cell>
              <table:table-cell office:value-type="float" office:value="-95.176514">
                <text:p>-95.176514</text:p>
              </table:table-cell>
              <table:table-cell office:value-type="float" office:value="-96.685229">
                <text:p>-96.6852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19.311523">
                <text:p>9119.311523</text:p>
              </table:table-cell>
              <table:table-cell office:value-type="float" office:value="-97.885361">
                <text:p>-97.885361</text:p>
              </table:table-cell>
              <table:table-cell office:value-type="float" office:value="-97.569262">
                <text:p>-97.5692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130.078125">
                <text:p>9130.078125</text:p>
              </table:table-cell>
              <table:table-cell office:value-type="float" office:value="-97.487167">
                <text:p>-97.487167</text:p>
              </table:table-cell>
              <table:table-cell office:value-type="float" office:value="-99.047793">
                <text:p>-99.0477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140.844727">
                <text:p>9140.844727</text:p>
              </table:table-cell>
              <table:table-cell office:value-type="float" office:value="-96.347221">
                <text:p>-96.347221</text:p>
              </table:table-cell>
              <table:table-cell office:value-type="float" office:value="-98.281741">
                <text:p>-98.2817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151.611328">
                <text:p>9151.611328</text:p>
              </table:table-cell>
              <table:table-cell office:value-type="float" office:value="-98.55648">
                <text:p>-98.55648</text:p>
              </table:table-cell>
              <table:table-cell office:value-type="float" office:value="-100.24161">
                <text:p>-100.241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162.37793">
                <text:p>9162.37793</text:p>
              </table:table-cell>
              <table:table-cell office:value-type="float" office:value="-96.545464">
                <text:p>-96.545464</text:p>
              </table:table-cell>
              <table:table-cell office:value-type="float" office:value="-100.231715">
                <text:p>-100.2317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173.144531">
                <text:p>9173.144531</text:p>
              </table:table-cell>
              <table:table-cell office:value-type="float" office:value="-95.527367">
                <text:p>-95.527367</text:p>
              </table:table-cell>
              <table:table-cell office:value-type="float" office:value="-98.757861">
                <text:p>-98.7578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183.911133">
                <text:p>9183.911133</text:p>
              </table:table-cell>
              <table:table-cell office:value-type="float" office:value="-95.765091">
                <text:p>-95.765091</text:p>
              </table:table-cell>
              <table:table-cell office:value-type="float" office:value="-102.356013">
                <text:p>-102.3560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194.677734">
                <text:p>9194.677734</text:p>
              </table:table-cell>
              <table:table-cell office:value-type="float" office:value="-96.258606">
                <text:p>-96.258606</text:p>
              </table:table-cell>
              <table:table-cell office:value-type="float" office:value="-98.967334">
                <text:p>-98.9673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05.444336">
                <text:p>9205.444336</text:p>
              </table:table-cell>
              <table:table-cell office:value-type="float" office:value="-95.495399">
                <text:p>-95.495399</text:p>
              </table:table-cell>
              <table:table-cell office:value-type="float" office:value="-96.722628">
                <text:p>-96.7226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216.210938">
                <text:p>9216.210938</text:p>
              </table:table-cell>
              <table:table-cell office:value-type="float" office:value="-96.148155">
                <text:p>-96.148155</text:p>
              </table:table-cell>
              <table:table-cell office:value-type="float" office:value="-96.104617">
                <text:p>-96.1046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226.977539">
                <text:p>9226.977539</text:p>
              </table:table-cell>
              <table:table-cell office:value-type="float" office:value="-96.142845">
                <text:p>-96.142845</text:p>
              </table:table-cell>
              <table:table-cell office:value-type="float" office:value="-97.281649">
                <text:p>-97.2816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237.744141">
                <text:p>9237.744141</text:p>
              </table:table-cell>
              <table:table-cell office:value-type="float" office:value="-95.780495">
                <text:p>-95.780495</text:p>
              </table:table-cell>
              <table:table-cell office:value-type="float" office:value="-97.823336">
                <text:p>-97.8233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248.510742">
                <text:p>9248.510742</text:p>
              </table:table-cell>
              <table:table-cell office:value-type="float" office:value="-93.115768">
                <text:p>-93.115768</text:p>
              </table:table-cell>
              <table:table-cell office:value-type="float" office:value="-97.15581">
                <text:p>-97.155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259.277344">
                <text:p>9259.277344</text:p>
              </table:table-cell>
              <table:table-cell office:value-type="float" office:value="-94.317078">
                <text:p>-94.317078</text:p>
              </table:table-cell>
              <table:table-cell office:value-type="float" office:value="-96.302318">
                <text:p>-96.3023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270.043945">
                <text:p>9270.043945</text:p>
              </table:table-cell>
              <table:table-cell office:value-type="float" office:value="-93.54155">
                <text:p>-93.54155</text:p>
              </table:table-cell>
              <table:table-cell office:value-type="float" office:value="-94.46049">
                <text:p>-94.460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280.810547">
                <text:p>9280.810547</text:p>
              </table:table-cell>
              <table:table-cell office:value-type="float" office:value="-98.554359">
                <text:p>-98.554359</text:p>
              </table:table-cell>
              <table:table-cell office:value-type="float" office:value="-94.661464">
                <text:p>-94.6614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291.577148">
                <text:p>9291.577148</text:p>
              </table:table-cell>
              <table:table-cell office:value-type="float" office:value="-94.768082">
                <text:p>-94.768082</text:p>
              </table:table-cell>
              <table:table-cell office:value-type="float" office:value="-98.85419">
                <text:p>-98.854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302.34375">
                <text:p>9302.34375</text:p>
              </table:table-cell>
              <table:table-cell office:value-type="float" office:value="-91.080368">
                <text:p>-91.080368</text:p>
              </table:table-cell>
              <table:table-cell office:value-type="float" office:value="-95.054065">
                <text:p>-95.0540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313.110352">
                <text:p>9313.110352</text:p>
              </table:table-cell>
              <table:table-cell office:value-type="float" office:value="-90.748222">
                <text:p>-90.748222</text:p>
              </table:table-cell>
              <table:table-cell office:value-type="float" office:value="-96.439914">
                <text:p>-96.4399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323.876953">
                <text:p>9323.876953</text:p>
              </table:table-cell>
              <table:table-cell office:value-type="float" office:value="-92.620087">
                <text:p>-92.620087</text:p>
              </table:table-cell>
              <table:table-cell office:value-type="float" office:value="-97.865641">
                <text:p>-97.8656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334.643555">
                <text:p>9334.643555</text:p>
              </table:table-cell>
              <table:table-cell office:value-type="float" office:value="-94.494041">
                <text:p>-94.494041</text:p>
              </table:table-cell>
              <table:table-cell office:value-type="float" office:value="-97.42052">
                <text:p>-97.420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345.410156">
                <text:p>9345.410156</text:p>
              </table:table-cell>
              <table:table-cell office:value-type="float" office:value="-96.253822">
                <text:p>-96.253822</text:p>
              </table:table-cell>
              <table:table-cell office:value-type="float" office:value="-99.208224">
                <text:p>-99.2082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356.176758">
                <text:p>9356.176758</text:p>
              </table:table-cell>
              <table:table-cell office:value-type="float" office:value="-96.007622">
                <text:p>-96.007622</text:p>
              </table:table-cell>
              <table:table-cell office:value-type="float" office:value="-98.686793">
                <text:p>-98.6867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366.943359">
                <text:p>9366.943359</text:p>
              </table:table-cell>
              <table:table-cell office:value-type="float" office:value="-96.121399">
                <text:p>-96.121399</text:p>
              </table:table-cell>
              <table:table-cell office:value-type="float" office:value="-99.933139">
                <text:p>-99.9331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377.709961">
                <text:p>9377.709961</text:p>
              </table:table-cell>
              <table:table-cell office:value-type="float" office:value="-96.315445">
                <text:p>-96.315445</text:p>
              </table:table-cell>
              <table:table-cell office:value-type="float" office:value="-102.367854">
                <text:p>-102.3678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388.476562">
                <text:p>9388.476562</text:p>
              </table:table-cell>
              <table:table-cell office:value-type="float" office:value="-98.430626">
                <text:p>-98.430626</text:p>
              </table:table-cell>
              <table:table-cell office:value-type="float" office:value="-99.082065">
                <text:p>-99.0820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399.243164">
                <text:p>9399.243164</text:p>
              </table:table-cell>
              <table:table-cell office:value-type="float" office:value="-99.0112">
                <text:p>-99.0112</text:p>
              </table:table-cell>
              <table:table-cell office:value-type="float" office:value="-95.307582">
                <text:p>-95.3075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410.009766">
                <text:p>9410.009766</text:p>
              </table:table-cell>
              <table:table-cell office:value-type="float" office:value="-96.276611">
                <text:p>-96.276611</text:p>
              </table:table-cell>
              <table:table-cell office:value-type="float" office:value="-93.963374">
                <text:p>-93.9633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20.776367">
                <text:p>9420.776367</text:p>
              </table:table-cell>
              <table:table-cell office:value-type="float" office:value="-95.439049">
                <text:p>-95.439049</text:p>
              </table:table-cell>
              <table:table-cell office:value-type="float" office:value="-89.799548">
                <text:p>-89.7995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431.542969">
                <text:p>9431.542969</text:p>
              </table:table-cell>
              <table:table-cell office:value-type="float" office:value="-97.69696">
                <text:p>-97.69696</text:p>
              </table:table-cell>
              <table:table-cell office:value-type="float" office:value="-91.579722">
                <text:p>-91.5797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42.30957">
                <text:p>9442.30957</text:p>
              </table:table-cell>
              <table:table-cell office:value-type="float" office:value="-97.083885">
                <text:p>-97.083885</text:p>
              </table:table-cell>
              <table:table-cell office:value-type="float" office:value="-93.189113">
                <text:p>-93.189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453.076172">
                <text:p>9453.076172</text:p>
              </table:table-cell>
              <table:table-cell office:value-type="float" office:value="-95.815742">
                <text:p>-95.815742</text:p>
              </table:table-cell>
              <table:table-cell office:value-type="float" office:value="-88.319728">
                <text:p>-88.3197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463.842773">
                <text:p>9463.842773</text:p>
              </table:table-cell>
              <table:table-cell office:value-type="float" office:value="-92.109833">
                <text:p>-92.109833</text:p>
              </table:table-cell>
              <table:table-cell office:value-type="float" office:value="-85.717677">
                <text:p>-85.7176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474.609375">
                <text:p>9474.609375</text:p>
              </table:table-cell>
              <table:table-cell office:value-type="float" office:value="-85.729286">
                <text:p>-85.729286</text:p>
              </table:table-cell>
              <table:table-cell office:value-type="float" office:value="-86.210154">
                <text:p>-86.2101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485.375977">
                <text:p>9485.375977</text:p>
              </table:table-cell>
              <table:table-cell office:value-type="float" office:value="-90.276848">
                <text:p>-90.276848</text:p>
              </table:table-cell>
              <table:table-cell office:value-type="float" office:value="-89.756122">
                <text:p>-89.7561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496.142578">
                <text:p>9496.142578</text:p>
              </table:table-cell>
              <table:table-cell office:value-type="float" office:value="-96.398346">
                <text:p>-96.398346</text:p>
              </table:table-cell>
              <table:table-cell office:value-type="float" office:value="-90.869563">
                <text:p>-90.8695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506.90918">
                <text:p>9506.90918</text:p>
              </table:table-cell>
              <table:table-cell office:value-type="float" office:value="-95.627647">
                <text:p>-95.627647</text:p>
              </table:table-cell>
              <table:table-cell office:value-type="float" office:value="-91.377795">
                <text:p>-91.3777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517.675781">
                <text:p>9517.675781</text:p>
              </table:table-cell>
              <table:table-cell office:value-type="float" office:value="-94.979965">
                <text:p>-94.979965</text:p>
              </table:table-cell>
              <table:table-cell office:value-type="float" office:value="-94.445071">
                <text:p>-94.4450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528.442383">
                <text:p>9528.442383</text:p>
              </table:table-cell>
              <table:table-cell office:value-type="float" office:value="-95.745995">
                <text:p>-95.745995</text:p>
              </table:table-cell>
              <table:table-cell office:value-type="float" office:value="-97.610309">
                <text:p>-97.6103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39.208984">
                <text:p>9539.208984</text:p>
              </table:table-cell>
              <table:table-cell office:value-type="float" office:value="-96.647713">
                <text:p>-96.647713</text:p>
              </table:table-cell>
              <table:table-cell office:value-type="float" office:value="-98.40211">
                <text:p>-98.402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549.975586">
                <text:p>9549.975586</text:p>
              </table:table-cell>
              <table:table-cell office:value-type="float" office:value="-94.594444">
                <text:p>-94.594444</text:p>
              </table:table-cell>
              <table:table-cell office:value-type="float" office:value="-95.435099">
                <text:p>-95.4350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560.742188">
                <text:p>9560.742188</text:p>
              </table:table-cell>
              <table:table-cell office:value-type="float" office:value="-94.295776">
                <text:p>-94.295776</text:p>
              </table:table-cell>
              <table:table-cell office:value-type="float" office:value="-96.202861">
                <text:p>-96.2028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571.508789">
                <text:p>9571.508789</text:p>
              </table:table-cell>
              <table:table-cell office:value-type="float" office:value="-94.20356">
                <text:p>-94.20356</text:p>
              </table:table-cell>
              <table:table-cell office:value-type="float" office:value="-98.07297">
                <text:p>-98.072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582.275391">
                <text:p>9582.275391</text:p>
              </table:table-cell>
              <table:table-cell office:value-type="float" office:value="-94.890091">
                <text:p>-94.890091</text:p>
              </table:table-cell>
              <table:table-cell office:value-type="float" office:value="-96.544856">
                <text:p>-96.5448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593.041992">
                <text:p>9593.041992</text:p>
              </table:table-cell>
              <table:table-cell office:value-type="float" office:value="-95.230263">
                <text:p>-95.230263</text:p>
              </table:table-cell>
              <table:table-cell office:value-type="float" office:value="-99.498759">
                <text:p>-99.4987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603.808594">
                <text:p>9603.808594</text:p>
              </table:table-cell>
              <table:table-cell office:value-type="float" office:value="-94.987091">
                <text:p>-94.987091</text:p>
              </table:table-cell>
              <table:table-cell office:value-type="float" office:value="-97.997554">
                <text:p>-97.9975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614.575195">
                <text:p>9614.575195</text:p>
              </table:table-cell>
              <table:table-cell office:value-type="float" office:value="-97.538803">
                <text:p>-97.538803</text:p>
              </table:table-cell>
              <table:table-cell office:value-type="float" office:value="-94.324519">
                <text:p>-94.3245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625.341797">
                <text:p>9625.341797</text:p>
              </table:table-cell>
              <table:table-cell office:value-type="float" office:value="-95.788345">
                <text:p>-95.788345</text:p>
              </table:table-cell>
              <table:table-cell office:value-type="float" office:value="-95.310702">
                <text:p>-95.3107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636.108398">
                <text:p>9636.108398</text:p>
              </table:table-cell>
              <table:table-cell office:value-type="float" office:value="-92.728088">
                <text:p>-92.728088</text:p>
              </table:table-cell>
              <table:table-cell office:value-type="float" office:value="-95.399913">
                <text:p>-95.3999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646.875">
                <text:p>9646.875</text:p>
              </table:table-cell>
              <table:table-cell office:value-type="float" office:value="-92.774902">
                <text:p>-92.774902</text:p>
              </table:table-cell>
              <table:table-cell office:value-type="float" office:value="-97.161044">
                <text:p>-97.1610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657.641602">
                <text:p>9657.641602</text:p>
              </table:table-cell>
              <table:table-cell office:value-type="float" office:value="-94.704597">
                <text:p>-94.704597</text:p>
              </table:table-cell>
              <table:table-cell office:value-type="float" office:value="-96.112536">
                <text:p>-96.1125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668.408203">
                <text:p>9668.408203</text:p>
              </table:table-cell>
              <table:table-cell office:value-type="float" office:value="-95.192314">
                <text:p>-95.192314</text:p>
              </table:table-cell>
              <table:table-cell office:value-type="float" office:value="-94.488299">
                <text:p>-94.4882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679.174805">
                <text:p>9679.174805</text:p>
              </table:table-cell>
              <table:table-cell office:value-type="float" office:value="-96.304214">
                <text:p>-96.304214</text:p>
              </table:table-cell>
              <table:table-cell office:value-type="float" office:value="-97.822062">
                <text:p>-97.8220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689.941406">
                <text:p>9689.941406</text:p>
              </table:table-cell>
              <table:table-cell office:value-type="float" office:value="-95.756371">
                <text:p>-95.756371</text:p>
              </table:table-cell>
              <table:table-cell office:value-type="float" office:value="-98.118426">
                <text:p>-98.1184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700.708008">
                <text:p>9700.708008</text:p>
              </table:table-cell>
              <table:table-cell office:value-type="float" office:value="-95.632484">
                <text:p>-95.632484</text:p>
              </table:table-cell>
              <table:table-cell office:value-type="float" office:value="-96.463481">
                <text:p>-96.4634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711.474609">
                <text:p>9711.474609</text:p>
              </table:table-cell>
              <table:table-cell office:value-type="float" office:value="-94.300682">
                <text:p>-94.300682</text:p>
              </table:table-cell>
              <table:table-cell office:value-type="float" office:value="-96.507144">
                <text:p>-96.5071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22.241211">
                <text:p>9722.241211</text:p>
              </table:table-cell>
              <table:table-cell office:value-type="float" office:value="-94.829681">
                <text:p>-94.829681</text:p>
              </table:table-cell>
              <table:table-cell office:value-type="float" office:value="-98.132617">
                <text:p>-98.1326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733.007812">
                <text:p>9733.007812</text:p>
              </table:table-cell>
              <table:table-cell office:value-type="float" office:value="-94.911995">
                <text:p>-94.911995</text:p>
              </table:table-cell>
              <table:table-cell office:value-type="float" office:value="-95.399279">
                <text:p>-95.3992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43.774414">
                <text:p>9743.774414</text:p>
              </table:table-cell>
              <table:table-cell office:value-type="float" office:value="-96.077736">
                <text:p>-96.077736</text:p>
              </table:table-cell>
              <table:table-cell office:value-type="float" office:value="-94.406039">
                <text:p>-94.4060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754.541016">
                <text:p>9754.541016</text:p>
              </table:table-cell>
              <table:table-cell office:value-type="float" office:value="-97.275688">
                <text:p>-97.275688</text:p>
              </table:table-cell>
              <table:table-cell office:value-type="float" office:value="-96.479854">
                <text:p>-96.4798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765.307617">
                <text:p>9765.307617</text:p>
              </table:table-cell>
              <table:table-cell office:value-type="float" office:value="-96.862793">
                <text:p>-96.862793</text:p>
              </table:table-cell>
              <table:table-cell office:value-type="float" office:value="-96.275454">
                <text:p>-96.2754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776.074219">
                <text:p>9776.074219</text:p>
              </table:table-cell>
              <table:table-cell office:value-type="float" office:value="-97.222595">
                <text:p>-97.222595</text:p>
              </table:table-cell>
              <table:table-cell office:value-type="float" office:value="-97.467715">
                <text:p>-97.4677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786.84082">
                <text:p>9786.84082</text:p>
              </table:table-cell>
              <table:table-cell office:value-type="float" office:value="-96.748871">
                <text:p>-96.748871</text:p>
              </table:table-cell>
              <table:table-cell office:value-type="float" office:value="-92.958529">
                <text:p>-92.9585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797.607422">
                <text:p>9797.607422</text:p>
              </table:table-cell>
              <table:table-cell office:value-type="float" office:value="-95.187653">
                <text:p>-95.187653</text:p>
              </table:table-cell>
              <table:table-cell office:value-type="float" office:value="-94.168925">
                <text:p>-94.1689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808.374023">
                <text:p>9808.374023</text:p>
              </table:table-cell>
              <table:table-cell office:value-type="float" office:value="-93.996574">
                <text:p>-93.996574</text:p>
              </table:table-cell>
              <table:table-cell office:value-type="float" office:value="-95.126773">
                <text:p>-95.1267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819.140625">
                <text:p>9819.140625</text:p>
              </table:table-cell>
              <table:table-cell office:value-type="float" office:value="-95.245659">
                <text:p>-95.245659</text:p>
              </table:table-cell>
              <table:table-cell office:value-type="float" office:value="-94.681201">
                <text:p>-94.6812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829.907227">
                <text:p>9829.907227</text:p>
              </table:table-cell>
              <table:table-cell office:value-type="float" office:value="-94.864792">
                <text:p>-94.864792</text:p>
              </table:table-cell>
              <table:table-cell office:value-type="float" office:value="-96.984904">
                <text:p>-96.9849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840.673828">
                <text:p>9840.673828</text:p>
              </table:table-cell>
              <table:table-cell office:value-type="float" office:value="-94.676277">
                <text:p>-94.676277</text:p>
              </table:table-cell>
              <table:table-cell office:value-type="float" office:value="-97.60921">
                <text:p>-97.609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851.44043">
                <text:p>9851.44043</text:p>
              </table:table-cell>
              <table:table-cell office:value-type="float" office:value="-95.356636">
                <text:p>-95.356636</text:p>
              </table:table-cell>
              <table:table-cell office:value-type="float" office:value="-95.847323">
                <text:p>-95.8473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862.207031">
                <text:p>9862.207031</text:p>
              </table:table-cell>
              <table:table-cell office:value-type="float" office:value="-96.285522">
                <text:p>-96.285522</text:p>
              </table:table-cell>
              <table:table-cell office:value-type="float" office:value="-92.558497">
                <text:p>-92.5584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872.973633">
                <text:p>9872.973633</text:p>
              </table:table-cell>
              <table:table-cell office:value-type="float" office:value="-97.361122">
                <text:p>-97.361122</text:p>
              </table:table-cell>
              <table:table-cell office:value-type="float" office:value="-86.74087">
                <text:p>-86.740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883.740234">
                <text:p>9883.740234</text:p>
              </table:table-cell>
              <table:table-cell office:value-type="float" office:value="-94.417282">
                <text:p>-94.417282</text:p>
              </table:table-cell>
              <table:table-cell office:value-type="float" office:value="-86.750079">
                <text:p>-86.7500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94.506836">
                <text:p>9894.506836</text:p>
              </table:table-cell>
              <table:table-cell office:value-type="float" office:value="-93.64106">
                <text:p>-93.64106</text:p>
              </table:table-cell>
              <table:table-cell office:value-type="float" office:value="-93.810191">
                <text:p>-93.8101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05.273438">
                <text:p>9905.273438</text:p>
              </table:table-cell>
              <table:table-cell office:value-type="float" office:value="-94.939919">
                <text:p>-94.939919</text:p>
              </table:table-cell>
              <table:table-cell office:value-type="float" office:value="-95.46065">
                <text:p>-95.460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16.040039">
                <text:p>9916.040039</text:p>
              </table:table-cell>
              <table:table-cell office:value-type="float" office:value="-95.971848">
                <text:p>-95.971848</text:p>
              </table:table-cell>
              <table:table-cell office:value-type="float" office:value="-95.887881">
                <text:p>-95.8878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26.806641">
                <text:p>9926.806641</text:p>
              </table:table-cell>
              <table:table-cell office:value-type="float" office:value="-93.793465">
                <text:p>-93.793465</text:p>
              </table:table-cell>
              <table:table-cell office:value-type="float" office:value="-93.762126">
                <text:p>-93.7621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37.573242">
                <text:p>9937.573242</text:p>
              </table:table-cell>
              <table:table-cell office:value-type="float" office:value="-96.044312">
                <text:p>-96.044312</text:p>
              </table:table-cell>
              <table:table-cell office:value-type="float" office:value="-93.270488">
                <text:p>-93.2704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48.339844">
                <text:p>9948.339844</text:p>
              </table:table-cell>
              <table:table-cell office:value-type="float" office:value="-98.217857">
                <text:p>-98.217857</text:p>
              </table:table-cell>
              <table:table-cell office:value-type="float" office:value="-95.549884">
                <text:p>-95.5498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59.106445">
                <text:p>9959.106445</text:p>
              </table:table-cell>
              <table:table-cell office:value-type="float" office:value="-96.154579">
                <text:p>-96.154579</text:p>
              </table:table-cell>
              <table:table-cell office:value-type="float" office:value="-97.349002">
                <text:p>-97.3490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69.873047">
                <text:p>9969.873047</text:p>
              </table:table-cell>
              <table:table-cell office:value-type="float" office:value="-94.204506">
                <text:p>-94.204506</text:p>
              </table:table-cell>
              <table:table-cell office:value-type="float" office:value="-97.895671">
                <text:p>-97.8956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80.639648">
                <text:p>9980.639648</text:p>
              </table:table-cell>
              <table:table-cell office:value-type="float" office:value="-95.401855">
                <text:p>-95.401855</text:p>
              </table:table-cell>
              <table:table-cell office:value-type="float" office:value="-97.959567">
                <text:p>-97.9595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91.40625">
                <text:p>9991.40625</text:p>
              </table:table-cell>
              <table:table-cell office:value-type="float" office:value="-95.498154">
                <text:p>-95.498154</text:p>
              </table:table-cell>
              <table:table-cell office:value-type="float" office:value="-97.355708">
                <text:p>-97.3557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02.172852">
                <text:p>10002.172852</text:p>
              </table:table-cell>
              <table:table-cell office:value-type="float" office:value="-94.003052">
                <text:p>-94.003052</text:p>
              </table:table-cell>
              <table:table-cell office:value-type="float" office:value="-97.721637">
                <text:p>-97.7216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12.939453">
                <text:p>10012.939453</text:p>
              </table:table-cell>
              <table:table-cell office:value-type="float" office:value="-96.7836">
                <text:p>-96.7836</text:p>
              </table:table-cell>
              <table:table-cell office:value-type="float" office:value="-97.623202">
                <text:p>-97.6232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23.706055">
                <text:p>10023.706055</text:p>
              </table:table-cell>
              <table:table-cell office:value-type="float" office:value="-94.981804">
                <text:p>-94.981804</text:p>
              </table:table-cell>
              <table:table-cell office:value-type="float" office:value="-96.862773">
                <text:p>-96.8627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34.472656">
                <text:p>10034.472656</text:p>
              </table:table-cell>
              <table:table-cell office:value-type="float" office:value="-95.137863">
                <text:p>-95.137863</text:p>
              </table:table-cell>
              <table:table-cell office:value-type="float" office:value="-96.344294">
                <text:p>-96.3442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45.239258">
                <text:p>10045.239258</text:p>
              </table:table-cell>
              <table:table-cell office:value-type="float" office:value="-95.086861">
                <text:p>-95.086861</text:p>
              </table:table-cell>
              <table:table-cell office:value-type="float" office:value="-96.76588">
                <text:p>-96.765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56.005859">
                <text:p>10056.005859</text:p>
              </table:table-cell>
              <table:table-cell office:value-type="float" office:value="-96.910202">
                <text:p>-96.910202</text:p>
              </table:table-cell>
              <table:table-cell office:value-type="float" office:value="-97.065181">
                <text:p>-97.0651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66.772461">
                <text:p>10066.772461</text:p>
              </table:table-cell>
              <table:table-cell office:value-type="float" office:value="-94.238365">
                <text:p>-94.238365</text:p>
              </table:table-cell>
              <table:table-cell office:value-type="float" office:value="-98.267062">
                <text:p>-98.2670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77.539062">
                <text:p>10077.539062</text:p>
              </table:table-cell>
              <table:table-cell office:value-type="float" office:value="-93.70639">
                <text:p>-93.70639</text:p>
              </table:table-cell>
              <table:table-cell office:value-type="float" office:value="-99.390506">
                <text:p>-99.3905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88.305664">
                <text:p>10088.305664</text:p>
              </table:table-cell>
              <table:table-cell office:value-type="float" office:value="-93.686577">
                <text:p>-93.686577</text:p>
              </table:table-cell>
              <table:table-cell office:value-type="float" office:value="-98.878085">
                <text:p>-98.8780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99.072266">
                <text:p>10099.072266</text:p>
              </table:table-cell>
              <table:table-cell office:value-type="float" office:value="-95.914215">
                <text:p>-95.914215</text:p>
              </table:table-cell>
              <table:table-cell office:value-type="float" office:value="-98.655566">
                <text:p>-98.6555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109.838867">
                <text:p>10109.838867</text:p>
              </table:table-cell>
              <table:table-cell office:value-type="float" office:value="-95.406609">
                <text:p>-95.406609</text:p>
              </table:table-cell>
              <table:table-cell office:value-type="float" office:value="-96.678653">
                <text:p>-96.6786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120.605469">
                <text:p>10120.605469</text:p>
              </table:table-cell>
              <table:table-cell office:value-type="float" office:value="-94.987518">
                <text:p>-94.987518</text:p>
              </table:table-cell>
              <table:table-cell office:value-type="float" office:value="-95.015132">
                <text:p>-95.0151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131.37207">
                <text:p>10131.37207</text:p>
              </table:table-cell>
              <table:table-cell office:value-type="float" office:value="-91.989174">
                <text:p>-91.989174</text:p>
              </table:table-cell>
              <table:table-cell office:value-type="float" office:value="-93.123652">
                <text:p>-93.1236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142.138672">
                <text:p>10142.138672</text:p>
              </table:table-cell>
              <table:table-cell office:value-type="float" office:value="-92.068947">
                <text:p>-92.068947</text:p>
              </table:table-cell>
              <table:table-cell office:value-type="float" office:value="-97.438563">
                <text:p>-97.4385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152.905273">
                <text:p>10152.905273</text:p>
              </table:table-cell>
              <table:table-cell office:value-type="float" office:value="-92.631592">
                <text:p>-92.631592</text:p>
              </table:table-cell>
              <table:table-cell office:value-type="float" office:value="-95.831752">
                <text:p>-95.8317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163.671875">
                <text:p>10163.671875</text:p>
              </table:table-cell>
              <table:table-cell office:value-type="float" office:value="-94.372818">
                <text:p>-94.372818</text:p>
              </table:table-cell>
              <table:table-cell office:value-type="float" office:value="-94.372035">
                <text:p>-94.3720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174.438477">
                <text:p>10174.438477</text:p>
              </table:table-cell>
              <table:table-cell office:value-type="float" office:value="-95.016602">
                <text:p>-95.016602</text:p>
              </table:table-cell>
              <table:table-cell office:value-type="float" office:value="-94.795154">
                <text:p>-94.7951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85.205078">
                <text:p>10185.205078</text:p>
              </table:table-cell>
              <table:table-cell office:value-type="float" office:value="-94.826462">
                <text:p>-94.826462</text:p>
              </table:table-cell>
              <table:table-cell office:value-type="float" office:value="-96.247889">
                <text:p>-96.2478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95.97168">
                <text:p>10195.97168</text:p>
              </table:table-cell>
              <table:table-cell office:value-type="float" office:value="-94.766541">
                <text:p>-94.766541</text:p>
              </table:table-cell>
              <table:table-cell office:value-type="float" office:value="-97.080447">
                <text:p>-97.0804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206.738281">
                <text:p>10206.738281</text:p>
              </table:table-cell>
              <table:table-cell office:value-type="float" office:value="-94.817841">
                <text:p>-94.817841</text:p>
              </table:table-cell>
              <table:table-cell office:value-type="float" office:value="-101.414843">
                <text:p>-101.4148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217.504883">
                <text:p>10217.504883</text:p>
              </table:table-cell>
              <table:table-cell office:value-type="float" office:value="-93.048172">
                <text:p>-93.048172</text:p>
              </table:table-cell>
              <table:table-cell office:value-type="float" office:value="-99.273646">
                <text:p>-99.2736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228.271484">
                <text:p>10228.271484</text:p>
              </table:table-cell>
              <table:table-cell office:value-type="float" office:value="-94.408211">
                <text:p>-94.408211</text:p>
              </table:table-cell>
              <table:table-cell office:value-type="float" office:value="-93.286883">
                <text:p>-93.2868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239.038086">
                <text:p>10239.038086</text:p>
              </table:table-cell>
              <table:table-cell office:value-type="float" office:value="-96.465714">
                <text:p>-96.465714</text:p>
              </table:table-cell>
              <table:table-cell office:value-type="float" office:value="-92.611323">
                <text:p>-92.6113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249.804688">
                <text:p>10249.804688</text:p>
              </table:table-cell>
              <table:table-cell office:value-type="float" office:value="-97.820076">
                <text:p>-97.820076</text:p>
              </table:table-cell>
              <table:table-cell office:value-type="float" office:value="-95.96493">
                <text:p>-95.964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260.571289">
                <text:p>10260.571289</text:p>
              </table:table-cell>
              <table:table-cell office:value-type="float" office:value="-96.030434">
                <text:p>-96.030434</text:p>
              </table:table-cell>
              <table:table-cell office:value-type="float" office:value="-98.208064">
                <text:p>-98.2080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271.337891">
                <text:p>10271.337891</text:p>
              </table:table-cell>
              <table:table-cell office:value-type="float" office:value="-97.361198">
                <text:p>-97.361198</text:p>
              </table:table-cell>
              <table:table-cell office:value-type="float" office:value="-96.732051">
                <text:p>-96.7320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282.104492">
                <text:p>10282.104492</text:p>
              </table:table-cell>
              <table:table-cell office:value-type="float" office:value="-95.812454">
                <text:p>-95.812454</text:p>
              </table:table-cell>
              <table:table-cell office:value-type="float" office:value="-95.534411">
                <text:p>-95.5344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292.871094">
                <text:p>10292.871094</text:p>
              </table:table-cell>
              <table:table-cell office:value-type="float" office:value="-92.907082">
                <text:p>-92.907082</text:p>
              </table:table-cell>
              <table:table-cell office:value-type="float" office:value="-93.012011">
                <text:p>-93.012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03.637695">
                <text:p>10303.637695</text:p>
              </table:table-cell>
              <table:table-cell office:value-type="float" office:value="-92.700462">
                <text:p>-92.700462</text:p>
              </table:table-cell>
              <table:table-cell office:value-type="float" office:value="-89.977939">
                <text:p>-89.9779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314.404297">
                <text:p>10314.404297</text:p>
              </table:table-cell>
              <table:table-cell office:value-type="float" office:value="-94.861465">
                <text:p>-94.861465</text:p>
              </table:table-cell>
              <table:table-cell office:value-type="float" office:value="-89.512172">
                <text:p>-89.5121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325.170898">
                <text:p>10325.170898</text:p>
              </table:table-cell>
              <table:table-cell office:value-type="float" office:value="-95.854355">
                <text:p>-95.854355</text:p>
              </table:table-cell>
              <table:table-cell office:value-type="float" office:value="-89.20695">
                <text:p>-89.206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335.9375">
                <text:p>10335.9375</text:p>
              </table:table-cell>
              <table:table-cell office:value-type="float" office:value="-95.798744">
                <text:p>-95.798744</text:p>
              </table:table-cell>
              <table:table-cell office:value-type="float" office:value="-92.440135">
                <text:p>-92.4401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346.704102">
                <text:p>10346.704102</text:p>
              </table:table-cell>
              <table:table-cell office:value-type="float" office:value="-95.394707">
                <text:p>-95.394707</text:p>
              </table:table-cell>
              <table:table-cell office:value-type="float" office:value="-86.634585">
                <text:p>-86.6345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357.470703">
                <text:p>10357.470703</text:p>
              </table:table-cell>
              <table:table-cell office:value-type="float" office:value="-96.77562">
                <text:p>-96.77562</text:p>
              </table:table-cell>
              <table:table-cell office:value-type="float" office:value="-86.155826">
                <text:p>-86.1558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368.237305">
                <text:p>10368.237305</text:p>
              </table:table-cell>
              <table:table-cell office:value-type="float" office:value="-96.522072">
                <text:p>-96.522072</text:p>
              </table:table-cell>
              <table:table-cell office:value-type="float" office:value="-89.470134">
                <text:p>-89.4701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379.003906">
                <text:p>10379.003906</text:p>
              </table:table-cell>
              <table:table-cell office:value-type="float" office:value="-95.776268">
                <text:p>-95.776268</text:p>
              </table:table-cell>
              <table:table-cell office:value-type="float" office:value="-94.06589">
                <text:p>-94.065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89.770508">
                <text:p>10389.770508</text:p>
              </table:table-cell>
              <table:table-cell office:value-type="float" office:value="-95.763138">
                <text:p>-95.763138</text:p>
              </table:table-cell>
              <table:table-cell office:value-type="float" office:value="-98.864383">
                <text:p>-98.8643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400.537109">
                <text:p>10400.537109</text:p>
              </table:table-cell>
              <table:table-cell office:value-type="float" office:value="-95.66526">
                <text:p>-95.66526</text:p>
              </table:table-cell>
              <table:table-cell office:value-type="float" office:value="-101.627406">
                <text:p>-101.6274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411.303711">
                <text:p>10411.303711</text:p>
              </table:table-cell>
              <table:table-cell office:value-type="float" office:value="-96.162483">
                <text:p>-96.162483</text:p>
              </table:table-cell>
              <table:table-cell office:value-type="float" office:value="-98.528918">
                <text:p>-98.5289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422.070312">
                <text:p>10422.070312</text:p>
              </table:table-cell>
              <table:table-cell office:value-type="float" office:value="-95.363396">
                <text:p>-95.363396</text:p>
              </table:table-cell>
              <table:table-cell office:value-type="float" office:value="-96.294757">
                <text:p>-96.2947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432.836914">
                <text:p>10432.836914</text:p>
              </table:table-cell>
              <table:table-cell office:value-type="float" office:value="-96.709671">
                <text:p>-96.709671</text:p>
              </table:table-cell>
              <table:table-cell office:value-type="float" office:value="-94.926036">
                <text:p>-94.9260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443.603516">
                <text:p>10443.603516</text:p>
              </table:table-cell>
              <table:table-cell office:value-type="float" office:value="-97.246315">
                <text:p>-97.246315</text:p>
              </table:table-cell>
              <table:table-cell office:value-type="float" office:value="-95.948153">
                <text:p>-95.9481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454.370117">
                <text:p>10454.370117</text:p>
              </table:table-cell>
              <table:table-cell office:value-type="float" office:value="-95.401886">
                <text:p>-95.401886</text:p>
              </table:table-cell>
              <table:table-cell office:value-type="float" office:value="-96.313098">
                <text:p>-96.3130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465.136719">
                <text:p>10465.136719</text:p>
              </table:table-cell>
              <table:table-cell office:value-type="float" office:value="-91.462448">
                <text:p>-91.462448</text:p>
              </table:table-cell>
              <table:table-cell office:value-type="float" office:value="-94.684955">
                <text:p>-94.6849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475.90332">
                <text:p>10475.90332</text:p>
              </table:table-cell>
              <table:table-cell office:value-type="float" office:value="-92.452797">
                <text:p>-92.452797</text:p>
              </table:table-cell>
              <table:table-cell office:value-type="float" office:value="-95.223033">
                <text:p>-95.2230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486.669922">
                <text:p>10486.669922</text:p>
              </table:table-cell>
              <table:table-cell office:value-type="float" office:value="-91.95269">
                <text:p>-91.95269</text:p>
              </table:table-cell>
              <table:table-cell office:value-type="float" office:value="-97.326175">
                <text:p>-97.3261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497.436523">
                <text:p>10497.436523</text:p>
              </table:table-cell>
              <table:table-cell office:value-type="float" office:value="-95.840347">
                <text:p>-95.840347</text:p>
              </table:table-cell>
              <table:table-cell office:value-type="float" office:value="-97.617335">
                <text:p>-97.6173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508.203125">
                <text:p>10508.203125</text:p>
              </table:table-cell>
              <table:table-cell office:value-type="float" office:value="-95.588364">
                <text:p>-95.588364</text:p>
              </table:table-cell>
              <table:table-cell office:value-type="float" office:value="-96.250453">
                <text:p>-96.2504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518.969727">
                <text:p>10518.969727</text:p>
              </table:table-cell>
              <table:table-cell office:value-type="float" office:value="-93.480576">
                <text:p>-93.480576</text:p>
              </table:table-cell>
              <table:table-cell office:value-type="float" office:value="-95.891528">
                <text:p>-95.8915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529.736328">
                <text:p>10529.736328</text:p>
              </table:table-cell>
              <table:table-cell office:value-type="float" office:value="-92.57383">
                <text:p>-92.57383</text:p>
              </table:table-cell>
              <table:table-cell office:value-type="float" office:value="-95.633914">
                <text:p>-95.6339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540.50293">
                <text:p>10540.50293</text:p>
              </table:table-cell>
              <table:table-cell office:value-type="float" office:value="-94.031715">
                <text:p>-94.031715</text:p>
              </table:table-cell>
              <table:table-cell office:value-type="float" office:value="-97.704905">
                <text:p>-97.7049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551.269531">
                <text:p>10551.269531</text:p>
              </table:table-cell>
              <table:table-cell office:value-type="float" office:value="-94.10276">
                <text:p>-94.10276</text:p>
              </table:table-cell>
              <table:table-cell office:value-type="float" office:value="-96.030093">
                <text:p>-96.03009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562.036133">
                <text:p>10562.036133</text:p>
              </table:table-cell>
              <table:table-cell office:value-type="float" office:value="-93.700706">
                <text:p>-93.700706</text:p>
              </table:table-cell>
              <table:table-cell office:value-type="float" office:value="-97.126529">
                <text:p>-97.1265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572.802734">
                <text:p>10572.802734</text:p>
              </table:table-cell>
              <table:table-cell office:value-type="float" office:value="-93.680244">
                <text:p>-93.680244</text:p>
              </table:table-cell>
              <table:table-cell office:value-type="float" office:value="-98.203654">
                <text:p>-98.2036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583.569336">
                <text:p>10583.569336</text:p>
              </table:table-cell>
              <table:table-cell office:value-type="float" office:value="-95.19458">
                <text:p>-95.19458</text:p>
              </table:table-cell>
              <table:table-cell office:value-type="float" office:value="-98.26736">
                <text:p>-98.267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594.335938">
                <text:p>10594.335938</text:p>
              </table:table-cell>
              <table:table-cell office:value-type="float" office:value="-95.696793">
                <text:p>-95.696793</text:p>
              </table:table-cell>
              <table:table-cell office:value-type="float" office:value="-97.620562">
                <text:p>-97.6205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605.102539">
                <text:p>10605.102539</text:p>
              </table:table-cell>
              <table:table-cell office:value-type="float" office:value="-96.706734">
                <text:p>-96.706734</text:p>
              </table:table-cell>
              <table:table-cell office:value-type="float" office:value="-95.60438">
                <text:p>-95.604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615.869141">
                <text:p>10615.869141</text:p>
              </table:table-cell>
              <table:table-cell office:value-type="float" office:value="-93.683365">
                <text:p>-93.683365</text:p>
              </table:table-cell>
              <table:table-cell office:value-type="float" office:value="-94.696208">
                <text:p>-94.6962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626.635742">
                <text:p>10626.635742</text:p>
              </table:table-cell>
              <table:table-cell office:value-type="float" office:value="-94.034248">
                <text:p>-94.034248</text:p>
              </table:table-cell>
              <table:table-cell office:value-type="float" office:value="-96.643519">
                <text:p>-96.6435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637.402344">
                <text:p>10637.402344</text:p>
              </table:table-cell>
              <table:table-cell office:value-type="float" office:value="-94.427811">
                <text:p>-94.427811</text:p>
              </table:table-cell>
              <table:table-cell office:value-type="float" office:value="-93.634089">
                <text:p>-93.6340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648.168945">
                <text:p>10648.168945</text:p>
              </table:table-cell>
              <table:table-cell office:value-type="float" office:value="-96.665176">
                <text:p>-96.665176</text:p>
              </table:table-cell>
              <table:table-cell office:value-type="float" office:value="-94.205821">
                <text:p>-94.2058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658.935547">
                <text:p>10658.935547</text:p>
              </table:table-cell>
              <table:table-cell office:value-type="float" office:value="-95.72702">
                <text:p>-95.72702</text:p>
              </table:table-cell>
              <table:table-cell office:value-type="float" office:value="-95.104113">
                <text:p>-95.1041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669.702148">
                <text:p>10669.702148</text:p>
              </table:table-cell>
              <table:table-cell office:value-type="float" office:value="-93.558151">
                <text:p>-93.558151</text:p>
              </table:table-cell>
              <table:table-cell office:value-type="float" office:value="-97.77743">
                <text:p>-97.777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680.46875">
                <text:p>10680.46875</text:p>
              </table:table-cell>
              <table:table-cell office:value-type="float" office:value="-92.446777">
                <text:p>-92.446777</text:p>
              </table:table-cell>
              <table:table-cell office:value-type="float" office:value="-95.814395">
                <text:p>-95.8143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691.235352">
                <text:p>10691.235352</text:p>
              </table:table-cell>
              <table:table-cell office:value-type="float" office:value="-92.522346">
                <text:p>-92.522346</text:p>
              </table:table-cell>
              <table:table-cell office:value-type="float" office:value="-91.297244">
                <text:p>-91.2972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702.001953">
                <text:p>10702.001953</text:p>
              </table:table-cell>
              <table:table-cell office:value-type="float" office:value="-91.64267">
                <text:p>-91.64267</text:p>
              </table:table-cell>
              <table:table-cell office:value-type="float" office:value="-89.456393">
                <text:p>-89.45639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712.768555">
                <text:p>10712.768555</text:p>
              </table:table-cell>
              <table:table-cell office:value-type="float" office:value="-89.513298">
                <text:p>-89.513298</text:p>
              </table:table-cell>
              <table:table-cell office:value-type="float" office:value="-90.041919">
                <text:p>-90.0419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723.535156">
                <text:p>10723.535156</text:p>
              </table:table-cell>
              <table:table-cell office:value-type="float" office:value="-92.581131">
                <text:p>-92.581131</text:p>
              </table:table-cell>
              <table:table-cell office:value-type="float" office:value="-91.441142">
                <text:p>-91.4411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734.301758">
                <text:p>10734.301758</text:p>
              </table:table-cell>
              <table:table-cell office:value-type="float" office:value="-94.277412">
                <text:p>-94.277412</text:p>
              </table:table-cell>
              <table:table-cell office:value-type="float" office:value="-92.701548">
                <text:p>-92.7015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745.068359">
                <text:p>10745.068359</text:p>
              </table:table-cell>
              <table:table-cell office:value-type="float" office:value="-92.455956">
                <text:p>-92.455956</text:p>
              </table:table-cell>
              <table:table-cell office:value-type="float" office:value="-93.315799">
                <text:p>-93.3157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755.834961">
                <text:p>10755.834961</text:p>
              </table:table-cell>
              <table:table-cell office:value-type="float" office:value="-93.06678">
                <text:p>-93.06678</text:p>
              </table:table-cell>
              <table:table-cell office:value-type="float" office:value="-93.933848">
                <text:p>-93.9338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766.601562">
                <text:p>10766.601562</text:p>
              </table:table-cell>
              <table:table-cell office:value-type="float" office:value="-94.050484">
                <text:p>-94.050484</text:p>
              </table:table-cell>
              <table:table-cell office:value-type="float" office:value="-95.498217">
                <text:p>-95.4982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777.368164">
                <text:p>10777.368164</text:p>
              </table:table-cell>
              <table:table-cell office:value-type="float" office:value="-93.512726">
                <text:p>-93.512726</text:p>
              </table:table-cell>
              <table:table-cell office:value-type="float" office:value="-96.685237">
                <text:p>-96.6852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788.134766">
                <text:p>10788.134766</text:p>
              </table:table-cell>
              <table:table-cell office:value-type="float" office:value="-93.275841">
                <text:p>-93.275841</text:p>
              </table:table-cell>
              <table:table-cell office:value-type="float" office:value="-97.279948">
                <text:p>-97.2799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798.901367">
                <text:p>10798.901367</text:p>
              </table:table-cell>
              <table:table-cell office:value-type="float" office:value="-93.594765">
                <text:p>-93.594765</text:p>
              </table:table-cell>
              <table:table-cell office:value-type="float" office:value="-101.397479">
                <text:p>-101.3974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809.667969">
                <text:p>10809.667969</text:p>
              </table:table-cell>
              <table:table-cell office:value-type="float" office:value="-94.606651">
                <text:p>-94.606651</text:p>
              </table:table-cell>
              <table:table-cell office:value-type="float" office:value="-99.727961">
                <text:p>-99.7279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820.43457">
                <text:p>10820.43457</text:p>
              </table:table-cell>
              <table:table-cell office:value-type="float" office:value="-95.319382">
                <text:p>-95.319382</text:p>
              </table:table-cell>
              <table:table-cell office:value-type="float" office:value="-97.251346">
                <text:p>-97.2513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831.201172">
                <text:p>10831.201172</text:p>
              </table:table-cell>
              <table:table-cell office:value-type="float" office:value="-95.986031">
                <text:p>-95.986031</text:p>
              </table:table-cell>
              <table:table-cell office:value-type="float" office:value="-97.661952">
                <text:p>-97.66195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841.967773">
                <text:p>10841.967773</text:p>
              </table:table-cell>
              <table:table-cell office:value-type="float" office:value="-97.797737">
                <text:p>-97.797737</text:p>
              </table:table-cell>
              <table:table-cell office:value-type="float" office:value="-100.167987">
                <text:p>-100.1679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852.734375">
                <text:p>10852.734375</text:p>
              </table:table-cell>
              <table:table-cell office:value-type="float" office:value="-95.948059">
                <text:p>-95.948059</text:p>
              </table:table-cell>
              <table:table-cell office:value-type="float" office:value="-95.761256">
                <text:p>-95.76125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863.500977">
                <text:p>10863.500977</text:p>
              </table:table-cell>
              <table:table-cell office:value-type="float" office:value="-93.734215">
                <text:p>-93.734215</text:p>
              </table:table-cell>
              <table:table-cell office:value-type="float" office:value="-94.76871">
                <text:p>-94.7687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874.267578">
                <text:p>10874.267578</text:p>
              </table:table-cell>
              <table:table-cell office:value-type="float" office:value="-95.058037">
                <text:p>-95.058037</text:p>
              </table:table-cell>
              <table:table-cell office:value-type="float" office:value="-96.470073">
                <text:p>-96.4700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885.03418">
                <text:p>10885.03418</text:p>
              </table:table-cell>
              <table:table-cell office:value-type="float" office:value="-96.693466">
                <text:p>-96.693466</text:p>
              </table:table-cell>
              <table:table-cell office:value-type="float" office:value="-97.980258">
                <text:p>-97.9802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895.800781">
                <text:p>10895.800781</text:p>
              </table:table-cell>
              <table:table-cell office:value-type="float" office:value="-93.860054">
                <text:p>-93.860054</text:p>
              </table:table-cell>
              <table:table-cell office:value-type="float" office:value="-95.370738">
                <text:p>-95.37073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906.567383">
                <text:p>10906.567383</text:p>
              </table:table-cell>
              <table:table-cell office:value-type="float" office:value="-92.047646">
                <text:p>-92.047646</text:p>
              </table:table-cell>
              <table:table-cell office:value-type="float" office:value="-95.644412">
                <text:p>-95.6444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917.333984">
                <text:p>10917.333984</text:p>
              </table:table-cell>
              <table:table-cell office:value-type="float" office:value="-92.733818">
                <text:p>-92.733818</text:p>
              </table:table-cell>
              <table:table-cell office:value-type="float" office:value="-94.71786">
                <text:p>-94.7178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928.100586">
                <text:p>10928.100586</text:p>
              </table:table-cell>
              <table:table-cell office:value-type="float" office:value="-93.677513">
                <text:p>-93.677513</text:p>
              </table:table-cell>
              <table:table-cell office:value-type="float" office:value="-94.817325">
                <text:p>-94.8173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938.867188">
                <text:p>10938.867188</text:p>
              </table:table-cell>
              <table:table-cell office:value-type="float" office:value="-94.660049">
                <text:p>-94.660049</text:p>
              </table:table-cell>
              <table:table-cell office:value-type="float" office:value="-95.948405">
                <text:p>-95.9484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949.633789">
                <text:p>10949.633789</text:p>
              </table:table-cell>
              <table:table-cell office:value-type="float" office:value="-93.272675">
                <text:p>-93.272675</text:p>
              </table:table-cell>
              <table:table-cell office:value-type="float" office:value="-94.623973">
                <text:p>-94.62397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960.400391">
                <text:p>10960.400391</text:p>
              </table:table-cell>
              <table:table-cell office:value-type="float" office:value="-92.888794">
                <text:p>-92.888794</text:p>
              </table:table-cell>
              <table:table-cell office:value-type="float" office:value="-97.130153">
                <text:p>-97.1301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971.166992">
                <text:p>10971.166992</text:p>
              </table:table-cell>
              <table:table-cell office:value-type="float" office:value="-93.942169">
                <text:p>-93.942169</text:p>
              </table:table-cell>
              <table:table-cell office:value-type="float" office:value="-96.949305">
                <text:p>-96.9493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981.933594">
                <text:p>10981.933594</text:p>
              </table:table-cell>
              <table:table-cell office:value-type="float" office:value="-94.219101">
                <text:p>-94.219101</text:p>
              </table:table-cell>
              <table:table-cell office:value-type="float" office:value="-96.522464">
                <text:p>-96.5224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992.700195">
                <text:p>10992.700195</text:p>
              </table:table-cell>
              <table:table-cell office:value-type="float" office:value="-95.094879">
                <text:p>-95.094879</text:p>
              </table:table-cell>
              <table:table-cell office:value-type="float" office:value="-96.131495">
                <text:p>-96.1314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003.466797">
                <text:p>11003.466797</text:p>
              </table:table-cell>
              <table:table-cell office:value-type="float" office:value="-95.496292">
                <text:p>-95.496292</text:p>
              </table:table-cell>
              <table:table-cell office:value-type="float" office:value="-95.905826">
                <text:p>-95.9058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014.233398">
                <text:p>11014.233398</text:p>
              </table:table-cell>
              <table:table-cell office:value-type="float" office:value="-95.316612">
                <text:p>-95.316612</text:p>
              </table:table-cell>
              <table:table-cell office:value-type="float" office:value="-98.401057">
                <text:p>-98.4010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025">
                <text:p>11025</text:p>
              </table:table-cell>
              <table:table-cell office:value-type="float" office:value="-96.25309">
                <text:p>-96.25309</text:p>
              </table:table-cell>
              <table:table-cell office:value-type="float" office:value="-96.33372">
                <text:p>-96.333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035.766602">
                <text:p>11035.766602</text:p>
              </table:table-cell>
              <table:table-cell office:value-type="float" office:value="-96.206398">
                <text:p>-96.206398</text:p>
              </table:table-cell>
              <table:table-cell office:value-type="float" office:value="-95.581225">
                <text:p>-95.5812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046.533203">
                <text:p>11046.533203</text:p>
              </table:table-cell>
              <table:table-cell office:value-type="float" office:value="-93.87114">
                <text:p>-93.87114</text:p>
              </table:table-cell>
              <table:table-cell office:value-type="float" office:value="-95.530955">
                <text:p>-95.5309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057.299805">
                <text:p>11057.299805</text:p>
              </table:table-cell>
              <table:table-cell office:value-type="float" office:value="-94.442291">
                <text:p>-94.442291</text:p>
              </table:table-cell>
              <table:table-cell office:value-type="float" office:value="-92.882586">
                <text:p>-92.8825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068.066406">
                <text:p>11068.066406</text:p>
              </table:table-cell>
              <table:table-cell office:value-type="float" office:value="-96.615234">
                <text:p>-96.615234</text:p>
              </table:table-cell>
              <table:table-cell office:value-type="float" office:value="-95.122294">
                <text:p>-95.1222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078.833008">
                <text:p>11078.833008</text:p>
              </table:table-cell>
              <table:table-cell office:value-type="float" office:value="-90.698097">
                <text:p>-90.698097</text:p>
              </table:table-cell>
              <table:table-cell office:value-type="float" office:value="-90.239818">
                <text:p>-90.23981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089.599609">
                <text:p>11089.599609</text:p>
              </table:table-cell>
              <table:table-cell office:value-type="float" office:value="-89.962029">
                <text:p>-89.962029</text:p>
              </table:table-cell>
              <table:table-cell office:value-type="float" office:value="-88.9434">
                <text:p>-88.94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100.366211">
                <text:p>11100.366211</text:p>
              </table:table-cell>
              <table:table-cell office:value-type="float" office:value="-91.903404">
                <text:p>-91.903404</text:p>
              </table:table-cell>
              <table:table-cell office:value-type="float" office:value="-90.769359">
                <text:p>-90.7693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111.132812">
                <text:p>11111.132812</text:p>
              </table:table-cell>
              <table:table-cell office:value-type="float" office:value="-93.469292">
                <text:p>-93.469292</text:p>
              </table:table-cell>
              <table:table-cell office:value-type="float" office:value="-92.204684">
                <text:p>-92.2046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121.899414">
                <text:p>11121.899414</text:p>
              </table:table-cell>
              <table:table-cell office:value-type="float" office:value="-94.907684">
                <text:p>-94.907684</text:p>
              </table:table-cell>
              <table:table-cell office:value-type="float" office:value="-92.902514">
                <text:p>-92.90251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132.666016">
                <text:p>11132.666016</text:p>
              </table:table-cell>
              <table:table-cell office:value-type="float" office:value="-95.274445">
                <text:p>-95.274445</text:p>
              </table:table-cell>
              <table:table-cell office:value-type="float" office:value="-92.202403">
                <text:p>-92.2024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143.432617">
                <text:p>11143.432617</text:p>
              </table:table-cell>
              <table:table-cell office:value-type="float" office:value="-91.468254">
                <text:p>-91.468254</text:p>
              </table:table-cell>
              <table:table-cell office:value-type="float" office:value="-93.05218">
                <text:p>-93.0521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154.199219">
                <text:p>11154.199219</text:p>
              </table:table-cell>
              <table:table-cell office:value-type="float" office:value="-93.302162">
                <text:p>-93.302162</text:p>
              </table:table-cell>
              <table:table-cell office:value-type="float" office:value="-95.073817">
                <text:p>-95.0738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164.96582">
                <text:p>11164.96582</text:p>
              </table:table-cell>
              <table:table-cell office:value-type="float" office:value="-93.547714">
                <text:p>-93.547714</text:p>
              </table:table-cell>
              <table:table-cell office:value-type="float" office:value="-97.956218">
                <text:p>-97.95621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175.732422">
                <text:p>11175.732422</text:p>
              </table:table-cell>
              <table:table-cell office:value-type="float" office:value="-95.400543">
                <text:p>-95.400543</text:p>
              </table:table-cell>
              <table:table-cell office:value-type="float" office:value="-98.120402">
                <text:p>-98.12040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186.499023">
                <text:p>11186.499023</text:p>
              </table:table-cell>
              <table:table-cell office:value-type="float" office:value="-94.604118">
                <text:p>-94.604118</text:p>
              </table:table-cell>
              <table:table-cell office:value-type="float" office:value="-101.259112">
                <text:p>-101.2591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197.265625">
                <text:p>11197.265625</text:p>
              </table:table-cell>
              <table:table-cell office:value-type="float" office:value="-94.228386">
                <text:p>-94.228386</text:p>
              </table:table-cell>
              <table:table-cell office:value-type="float" office:value="-98.680293">
                <text:p>-98.68029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208.032227">
                <text:p>11208.032227</text:p>
              </table:table-cell>
              <table:table-cell office:value-type="float" office:value="-95.124374">
                <text:p>-95.124374</text:p>
              </table:table-cell>
              <table:table-cell office:value-type="float" office:value="-98.71268">
                <text:p>-98.712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218.798828">
                <text:p>11218.798828</text:p>
              </table:table-cell>
              <table:table-cell office:value-type="float" office:value="-95.738113">
                <text:p>-95.738113</text:p>
              </table:table-cell>
              <table:table-cell office:value-type="float" office:value="-96.800403">
                <text:p>-96.8004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229.56543">
                <text:p>11229.56543</text:p>
              </table:table-cell>
              <table:table-cell office:value-type="float" office:value="-94.562569">
                <text:p>-94.562569</text:p>
              </table:table-cell>
              <table:table-cell office:value-type="float" office:value="-97.730777">
                <text:p>-97.73077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240.332031">
                <text:p>11240.332031</text:p>
              </table:table-cell>
              <table:table-cell office:value-type="float" office:value="-93.951477">
                <text:p>-93.951477</text:p>
              </table:table-cell>
              <table:table-cell office:value-type="float" office:value="-99.557574">
                <text:p>-99.55757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251.098633">
                <text:p>11251.098633</text:p>
              </table:table-cell>
              <table:table-cell office:value-type="float" office:value="-93.885826">
                <text:p>-93.885826</text:p>
              </table:table-cell>
              <table:table-cell office:value-type="float" office:value="-94.304126">
                <text:p>-94.3041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261.865234">
                <text:p>11261.865234</text:p>
              </table:table-cell>
              <table:table-cell office:value-type="float" office:value="-92.779991">
                <text:p>-92.779991</text:p>
              </table:table-cell>
              <table:table-cell office:value-type="float" office:value="-93.429408">
                <text:p>-93.42940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272.631836">
                <text:p>11272.631836</text:p>
              </table:table-cell>
              <table:table-cell office:value-type="float" office:value="-93.604698">
                <text:p>-93.604698</text:p>
              </table:table-cell>
              <table:table-cell office:value-type="float" office:value="-94.793086">
                <text:p>-94.79308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283.398438">
                <text:p>11283.398438</text:p>
              </table:table-cell>
              <table:table-cell office:value-type="float" office:value="-92.256195">
                <text:p>-92.256195</text:p>
              </table:table-cell>
              <table:table-cell office:value-type="float" office:value="-93.769809">
                <text:p>-93.7698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294.165039">
                <text:p>11294.165039</text:p>
              </table:table-cell>
              <table:table-cell office:value-type="float" office:value="-91.682053">
                <text:p>-91.682053</text:p>
              </table:table-cell>
              <table:table-cell office:value-type="float" office:value="-95.455264">
                <text:p>-95.4552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304.931641">
                <text:p>11304.931641</text:p>
              </table:table-cell>
              <table:table-cell office:value-type="float" office:value="-91.580673">
                <text:p>-91.580673</text:p>
              </table:table-cell>
              <table:table-cell office:value-type="float" office:value="-102.934169">
                <text:p>-102.9341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315.698242">
                <text:p>11315.698242</text:p>
              </table:table-cell>
              <table:table-cell office:value-type="float" office:value="-92.014648">
                <text:p>-92.014648</text:p>
              </table:table-cell>
              <table:table-cell office:value-type="float" office:value="-96.663333">
                <text:p>-96.66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326.464844">
                <text:p>11326.464844</text:p>
              </table:table-cell>
              <table:table-cell office:value-type="float" office:value="-94.783813">
                <text:p>-94.783813</text:p>
              </table:table-cell>
              <table:table-cell office:value-type="float" office:value="-96.52119">
                <text:p>-96.521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337.231445">
                <text:p>11337.231445</text:p>
              </table:table-cell>
              <table:table-cell office:value-type="float" office:value="-93.445808">
                <text:p>-93.445808</text:p>
              </table:table-cell>
              <table:table-cell office:value-type="float" office:value="-97.435283">
                <text:p>-97.4352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347.998047">
                <text:p>11347.998047</text:p>
              </table:table-cell>
              <table:table-cell office:value-type="float" office:value="-92.80307">
                <text:p>-92.80307</text:p>
              </table:table-cell>
              <table:table-cell office:value-type="float" office:value="-97.639483">
                <text:p>-97.63948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358.764648">
                <text:p>11358.764648</text:p>
              </table:table-cell>
              <table:table-cell office:value-type="float" office:value="-94.135147">
                <text:p>-94.135147</text:p>
              </table:table-cell>
              <table:table-cell office:value-type="float" office:value="-97.402064">
                <text:p>-97.4020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369.53125">
                <text:p>11369.53125</text:p>
              </table:table-cell>
              <table:table-cell office:value-type="float" office:value="-93.474113">
                <text:p>-93.474113</text:p>
              </table:table-cell>
              <table:table-cell office:value-type="float" office:value="-98.177295">
                <text:p>-98.1772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380.297852">
                <text:p>11380.297852</text:p>
              </table:table-cell>
              <table:table-cell office:value-type="float" office:value="-91.771461">
                <text:p>-91.771461</text:p>
              </table:table-cell>
              <table:table-cell office:value-type="float" office:value="-95.114589">
                <text:p>-95.1145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391.064453">
                <text:p>11391.064453</text:p>
              </table:table-cell>
              <table:table-cell office:value-type="float" office:value="-92.455986">
                <text:p>-92.455986</text:p>
              </table:table-cell>
              <table:table-cell office:value-type="float" office:value="-95.583125">
                <text:p>-95.5831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401.831055">
                <text:p>11401.831055</text:p>
              </table:table-cell>
              <table:table-cell office:value-type="float" office:value="-93.943672">
                <text:p>-93.943672</text:p>
              </table:table-cell>
              <table:table-cell office:value-type="float" office:value="-96.942386">
                <text:p>-96.9423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412.597656">
                <text:p>11412.597656</text:p>
              </table:table-cell>
              <table:table-cell office:value-type="float" office:value="-92.981667">
                <text:p>-92.981667</text:p>
              </table:table-cell>
              <table:table-cell office:value-type="float" office:value="-94.076846">
                <text:p>-94.0768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423.364258">
                <text:p>11423.364258</text:p>
              </table:table-cell>
              <table:table-cell office:value-type="float" office:value="-93.898521">
                <text:p>-93.898521</text:p>
              </table:table-cell>
              <table:table-cell office:value-type="float" office:value="-94.061679">
                <text:p>-94.06167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434.130859">
                <text:p>11434.130859</text:p>
              </table:table-cell>
              <table:table-cell office:value-type="float" office:value="-95.332268">
                <text:p>-95.332268</text:p>
              </table:table-cell>
              <table:table-cell office:value-type="float" office:value="-96.932391">
                <text:p>-96.9323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444.897461">
                <text:p>11444.897461</text:p>
              </table:table-cell>
              <table:table-cell office:value-type="float" office:value="-94.724358">
                <text:p>-94.724358</text:p>
              </table:table-cell>
              <table:table-cell office:value-type="float" office:value="-99.032443">
                <text:p>-99.03244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455.664062">
                <text:p>11455.664062</text:p>
              </table:table-cell>
              <table:table-cell office:value-type="float" office:value="-94.838219">
                <text:p>-94.838219</text:p>
              </table:table-cell>
              <table:table-cell office:value-type="float" office:value="-95.161021">
                <text:p>-95.1610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466.430664">
                <text:p>11466.430664</text:p>
              </table:table-cell>
              <table:table-cell office:value-type="float" office:value="-96.055389">
                <text:p>-96.055389</text:p>
              </table:table-cell>
              <table:table-cell office:value-type="float" office:value="-93.073756">
                <text:p>-93.0737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477.197266">
                <text:p>11477.197266</text:p>
              </table:table-cell>
              <table:table-cell office:value-type="float" office:value="-97.117607">
                <text:p>-97.117607</text:p>
              </table:table-cell>
              <table:table-cell office:value-type="float" office:value="-95.776904">
                <text:p>-95.77690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487.963867">
                <text:p>11487.963867</text:p>
              </table:table-cell>
              <table:table-cell office:value-type="float" office:value="-96.214905">
                <text:p>-96.214905</text:p>
              </table:table-cell>
              <table:table-cell office:value-type="float" office:value="-96.151172">
                <text:p>-96.1511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498.730469">
                <text:p>11498.730469</text:p>
              </table:table-cell>
              <table:table-cell office:value-type="float" office:value="-94.570702">
                <text:p>-94.570702</text:p>
              </table:table-cell>
              <table:table-cell office:value-type="float" office:value="-93.319178">
                <text:p>-93.3191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509.49707">
                <text:p>11509.49707</text:p>
              </table:table-cell>
              <table:table-cell office:value-type="float" office:value="-95.292336">
                <text:p>-95.292336</text:p>
              </table:table-cell>
              <table:table-cell office:value-type="float" office:value="-92.432467">
                <text:p>-92.4324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520.263672">
                <text:p>11520.263672</text:p>
              </table:table-cell>
              <table:table-cell office:value-type="float" office:value="-95.598885">
                <text:p>-95.598885</text:p>
              </table:table-cell>
              <table:table-cell office:value-type="float" office:value="-93.777896">
                <text:p>-93.7778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531.030273">
                <text:p>11531.030273</text:p>
              </table:table-cell>
              <table:table-cell office:value-type="float" office:value="-93.292496">
                <text:p>-93.292496</text:p>
              </table:table-cell>
              <table:table-cell office:value-type="float" office:value="-92.772647">
                <text:p>-92.7726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541.796875">
                <text:p>11541.796875</text:p>
              </table:table-cell>
              <table:table-cell office:value-type="float" office:value="-92.806053">
                <text:p>-92.806053</text:p>
              </table:table-cell>
              <table:table-cell office:value-type="float" office:value="-93.086604">
                <text:p>-93.08660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552.563477">
                <text:p>11552.563477</text:p>
              </table:table-cell>
              <table:table-cell office:value-type="float" office:value="-92.89093">
                <text:p>-92.89093</text:p>
              </table:table-cell>
              <table:table-cell office:value-type="float" office:value="-93.501872">
                <text:p>-93.5018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563.330078">
                <text:p>11563.330078</text:p>
              </table:table-cell>
              <table:table-cell office:value-type="float" office:value="-93.604309">
                <text:p>-93.604309</text:p>
              </table:table-cell>
              <table:table-cell office:value-type="float" office:value="-94.853198">
                <text:p>-94.8531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574.09668">
                <text:p>11574.09668</text:p>
              </table:table-cell>
              <table:table-cell office:value-type="float" office:value="-93.304489">
                <text:p>-93.304489</text:p>
              </table:table-cell>
              <table:table-cell office:value-type="float" office:value="-95.932422">
                <text:p>-95.9324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584.863281">
                <text:p>11584.863281</text:p>
              </table:table-cell>
              <table:table-cell office:value-type="float" office:value="-94.665024">
                <text:p>-94.665024</text:p>
              </table:table-cell>
              <table:table-cell office:value-type="float" office:value="-96.563952">
                <text:p>-96.56395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595.629883">
                <text:p>11595.629883</text:p>
              </table:table-cell>
              <table:table-cell office:value-type="float" office:value="-94.245483">
                <text:p>-94.245483</text:p>
              </table:table-cell>
              <table:table-cell office:value-type="float" office:value="-94.294757">
                <text:p>-94.2947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606.396484">
                <text:p>11606.396484</text:p>
              </table:table-cell>
              <table:table-cell office:value-type="float" office:value="-94.345215">
                <text:p>-94.345215</text:p>
              </table:table-cell>
              <table:table-cell office:value-type="float" office:value="-92.797648">
                <text:p>-92.7976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617.163086">
                <text:p>11617.163086</text:p>
              </table:table-cell>
              <table:table-cell office:value-type="float" office:value="-93.721848">
                <text:p>-93.721848</text:p>
              </table:table-cell>
              <table:table-cell office:value-type="float" office:value="-93.190806">
                <text:p>-93.1908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627.929688">
                <text:p>11627.929688</text:p>
              </table:table-cell>
              <table:table-cell office:value-type="float" office:value="-96.346855">
                <text:p>-96.346855</text:p>
              </table:table-cell>
              <table:table-cell office:value-type="float" office:value="-97.547397">
                <text:p>-97.54739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638.696289">
                <text:p>11638.696289</text:p>
              </table:table-cell>
              <table:table-cell office:value-type="float" office:value="-95.787041">
                <text:p>-95.787041</text:p>
              </table:table-cell>
              <table:table-cell office:value-type="float" office:value="-100.369548">
                <text:p>-100.3695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649.462891">
                <text:p>11649.462891</text:p>
              </table:table-cell>
              <table:table-cell office:value-type="float" office:value="-94.498466">
                <text:p>-94.498466</text:p>
              </table:table-cell>
              <table:table-cell office:value-type="float" office:value="-98.958529">
                <text:p>-98.9585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660.229492">
                <text:p>11660.229492</text:p>
              </table:table-cell>
              <table:table-cell office:value-type="float" office:value="-95.138664">
                <text:p>-95.138664</text:p>
              </table:table-cell>
              <table:table-cell office:value-type="float" office:value="-98.064868">
                <text:p>-98.06486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670.996094">
                <text:p>11670.996094</text:p>
              </table:table-cell>
              <table:table-cell office:value-type="float" office:value="-94.015099">
                <text:p>-94.015099</text:p>
              </table:table-cell>
              <table:table-cell office:value-type="float" office:value="-96.586268">
                <text:p>-96.5862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681.762695">
                <text:p>11681.762695</text:p>
              </table:table-cell>
              <table:table-cell office:value-type="float" office:value="-94.070992">
                <text:p>-94.070992</text:p>
              </table:table-cell>
              <table:table-cell office:value-type="float" office:value="-96.390788">
                <text:p>-96.3907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692.529297">
                <text:p>11692.529297</text:p>
              </table:table-cell>
              <table:table-cell office:value-type="float" office:value="-94.805908">
                <text:p>-94.805908</text:p>
              </table:table-cell>
              <table:table-cell office:value-type="float" office:value="-95.811374">
                <text:p>-95.8113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703.295898">
                <text:p>11703.295898</text:p>
              </table:table-cell>
              <table:table-cell office:value-type="float" office:value="-97.007622">
                <text:p>-97.007622</text:p>
              </table:table-cell>
              <table:table-cell office:value-type="float" office:value="-95.986209">
                <text:p>-95.9862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714.0625">
                <text:p>11714.0625</text:p>
              </table:table-cell>
              <table:table-cell office:value-type="float" office:value="-95.96907">
                <text:p>-95.96907</text:p>
              </table:table-cell>
              <table:table-cell office:value-type="float" office:value="-95.916064">
                <text:p>-95.9160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724.829102">
                <text:p>11724.829102</text:p>
              </table:table-cell>
              <table:table-cell office:value-type="float" office:value="-92.247375">
                <text:p>-92.247375</text:p>
              </table:table-cell>
              <table:table-cell office:value-type="float" office:value="-97.23611">
                <text:p>-97.236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735.595703">
                <text:p>11735.595703</text:p>
              </table:table-cell>
              <table:table-cell office:value-type="float" office:value="-91.312767">
                <text:p>-91.312767</text:p>
              </table:table-cell>
              <table:table-cell office:value-type="float" office:value="-97.274104">
                <text:p>-97.27410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746.362305">
                <text:p>11746.362305</text:p>
              </table:table-cell>
              <table:table-cell office:value-type="float" office:value="-93.804245">
                <text:p>-93.804245</text:p>
              </table:table-cell>
              <table:table-cell office:value-type="float" office:value="-99.0796">
                <text:p>-99.079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757.128906">
                <text:p>11757.128906</text:p>
              </table:table-cell>
              <table:table-cell office:value-type="float" office:value="-93.954765">
                <text:p>-93.954765</text:p>
              </table:table-cell>
              <table:table-cell office:value-type="float" office:value="-96.07384">
                <text:p>-96.073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767.895508">
                <text:p>11767.895508</text:p>
              </table:table-cell>
              <table:table-cell office:value-type="float" office:value="-94.529663">
                <text:p>-94.529663</text:p>
              </table:table-cell>
              <table:table-cell office:value-type="float" office:value="-96.168109">
                <text:p>-96.16810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778.662109">
                <text:p>11778.662109</text:p>
              </table:table-cell>
              <table:table-cell office:value-type="float" office:value="-90.767067">
                <text:p>-90.767067</text:p>
              </table:table-cell>
              <table:table-cell office:value-type="float" office:value="-95.109599">
                <text:p>-95.1095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789.428711">
                <text:p>11789.428711</text:p>
              </table:table-cell>
              <table:table-cell office:value-type="float" office:value="-91.862488">
                <text:p>-91.862488</text:p>
              </table:table-cell>
              <table:table-cell office:value-type="float" office:value="-95.804271">
                <text:p>-95.80427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800.195312">
                <text:p>11800.195312</text:p>
              </table:table-cell>
              <table:table-cell office:value-type="float" office:value="-93.901627">
                <text:p>-93.901627</text:p>
              </table:table-cell>
              <table:table-cell office:value-type="float" office:value="-92.361606">
                <text:p>-92.36160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810.961914">
                <text:p>11810.961914</text:p>
              </table:table-cell>
              <table:table-cell office:value-type="float" office:value="-94.863113">
                <text:p>-94.863113</text:p>
              </table:table-cell>
              <table:table-cell office:value-type="float" office:value="-92.712314">
                <text:p>-92.7123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821.728516">
                <text:p>11821.728516</text:p>
              </table:table-cell>
              <table:table-cell office:value-type="float" office:value="-95.726395">
                <text:p>-95.726395</text:p>
              </table:table-cell>
              <table:table-cell office:value-type="float" office:value="-93.937785">
                <text:p>-93.93778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832.495117">
                <text:p>11832.495117</text:p>
              </table:table-cell>
              <table:table-cell office:value-type="float" office:value="-93.850868">
                <text:p>-93.850868</text:p>
              </table:table-cell>
              <table:table-cell office:value-type="float" office:value="-95.387095">
                <text:p>-95.3870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843.261719">
                <text:p>11843.261719</text:p>
              </table:table-cell>
              <table:table-cell office:value-type="float" office:value="-94.985764">
                <text:p>-94.985764</text:p>
              </table:table-cell>
              <table:table-cell office:value-type="float" office:value="-100.868892">
                <text:p>-100.86889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854.02832">
                <text:p>11854.02832</text:p>
              </table:table-cell>
              <table:table-cell office:value-type="float" office:value="-95.958466">
                <text:p>-95.958466</text:p>
              </table:table-cell>
              <table:table-cell office:value-type="float" office:value="-98.533564">
                <text:p>-98.53356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864.794922">
                <text:p>11864.794922</text:p>
              </table:table-cell>
              <table:table-cell office:value-type="float" office:value="-94.339714">
                <text:p>-94.339714</text:p>
              </table:table-cell>
              <table:table-cell office:value-type="float" office:value="-96.714824">
                <text:p>-96.71482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875.561523">
                <text:p>11875.561523</text:p>
              </table:table-cell>
              <table:table-cell office:value-type="float" office:value="-94.524742">
                <text:p>-94.524742</text:p>
              </table:table-cell>
              <table:table-cell office:value-type="float" office:value="-96.805835">
                <text:p>-96.8058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886.328125">
                <text:p>11886.328125</text:p>
              </table:table-cell>
              <table:table-cell office:value-type="float" office:value="-94.532715">
                <text:p>-94.532715</text:p>
              </table:table-cell>
              <table:table-cell office:value-type="float" office:value="-95.588191">
                <text:p>-95.5881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897.094727">
                <text:p>11897.094727</text:p>
              </table:table-cell>
              <table:table-cell office:value-type="float" office:value="-94.653015">
                <text:p>-94.653015</text:p>
              </table:table-cell>
              <table:table-cell office:value-type="float" office:value="-94.367968">
                <text:p>-94.36796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907.861328">
                <text:p>11907.861328</text:p>
              </table:table-cell>
              <table:table-cell office:value-type="float" office:value="-92.754654">
                <text:p>-92.754654</text:p>
              </table:table-cell>
              <table:table-cell office:value-type="float" office:value="-93.124423">
                <text:p>-93.12442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918.62793">
                <text:p>11918.62793</text:p>
              </table:table-cell>
              <table:table-cell office:value-type="float" office:value="-94.858299">
                <text:p>-94.858299</text:p>
              </table:table-cell>
              <table:table-cell office:value-type="float" office:value="-89.633136">
                <text:p>-89.63313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929.394531">
                <text:p>11929.394531</text:p>
              </table:table-cell>
              <table:table-cell office:value-type="float" office:value="-94.909332">
                <text:p>-94.909332</text:p>
              </table:table-cell>
              <table:table-cell office:value-type="float" office:value="-89.115428">
                <text:p>-89.11542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940.161133">
                <text:p>11940.161133</text:p>
              </table:table-cell>
              <table:table-cell office:value-type="float" office:value="-93.447159">
                <text:p>-93.447159</text:p>
              </table:table-cell>
              <table:table-cell office:value-type="float" office:value="-90.37659">
                <text:p>-90.376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950.927734">
                <text:p>11950.927734</text:p>
              </table:table-cell>
              <table:table-cell office:value-type="float" office:value="-91.911827">
                <text:p>-91.911827</text:p>
              </table:table-cell>
              <table:table-cell office:value-type="float" office:value="-92.656611">
                <text:p>-92.6566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961.694336">
                <text:p>11961.694336</text:p>
              </table:table-cell>
              <table:table-cell office:value-type="float" office:value="-89.86879">
                <text:p>-89.86879</text:p>
              </table:table-cell>
              <table:table-cell office:value-type="float" office:value="-92.75072">
                <text:p>-92.750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972.460938">
                <text:p>11972.460938</text:p>
              </table:table-cell>
              <table:table-cell office:value-type="float" office:value="-90.798393">
                <text:p>-90.798393</text:p>
              </table:table-cell>
              <table:table-cell office:value-type="float" office:value="-94.2382">
                <text:p>-94.23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983.227539">
                <text:p>11983.227539</text:p>
              </table:table-cell>
              <table:table-cell office:value-type="float" office:value="-87.563675">
                <text:p>-87.563675</text:p>
              </table:table-cell>
              <table:table-cell office:value-type="float" office:value="-90.214465">
                <text:p>-90.2144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993.994141">
                <text:p>11993.994141</text:p>
              </table:table-cell>
              <table:table-cell office:value-type="float" office:value="-89.025864">
                <text:p>-89.025864</text:p>
              </table:table-cell>
              <table:table-cell office:value-type="float" office:value="-90.689967">
                <text:p>-90.6899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004.760742">
                <text:p>12004.760742</text:p>
              </table:table-cell>
              <table:table-cell office:value-type="float" office:value="-94.21434">
                <text:p>-94.21434</text:p>
              </table:table-cell>
              <table:table-cell office:value-type="float" office:value="-90.728656">
                <text:p>-90.72865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015.527344">
                <text:p>12015.527344</text:p>
              </table:table-cell>
              <table:table-cell office:value-type="float" office:value="-95.681511">
                <text:p>-95.681511</text:p>
              </table:table-cell>
              <table:table-cell office:value-type="float" office:value="-91.125323">
                <text:p>-91.12532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026.293945">
                <text:p>12026.293945</text:p>
              </table:table-cell>
              <table:table-cell office:value-type="float" office:value="-95.808235">
                <text:p>-95.808235</text:p>
              </table:table-cell>
              <table:table-cell office:value-type="float" office:value="-97.50114">
                <text:p>-97.501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037.060547">
                <text:p>12037.060547</text:p>
              </table:table-cell>
              <table:table-cell office:value-type="float" office:value="-94.30616">
                <text:p>-94.30616</text:p>
              </table:table-cell>
              <table:table-cell office:value-type="float" office:value="-97.754435">
                <text:p>-97.7544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047.827148">
                <text:p>12047.827148</text:p>
              </table:table-cell>
              <table:table-cell office:value-type="float" office:value="-93.641899">
                <text:p>-93.641899</text:p>
              </table:table-cell>
              <table:table-cell office:value-type="float" office:value="-96.379352">
                <text:p>-96.3793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058.59375">
                <text:p>12058.59375</text:p>
              </table:table-cell>
              <table:table-cell office:value-type="float" office:value="-95.988312">
                <text:p>-95.988312</text:p>
              </table:table-cell>
              <table:table-cell office:value-type="float" office:value="-97.138926">
                <text:p>-97.1389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069.360352">
                <text:p>12069.360352</text:p>
              </table:table-cell>
              <table:table-cell office:value-type="float" office:value="-95.646759">
                <text:p>-95.646759</text:p>
              </table:table-cell>
              <table:table-cell office:value-type="float" office:value="-95.832377">
                <text:p>-95.8323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080.126953">
                <text:p>12080.126953</text:p>
              </table:table-cell>
              <table:table-cell office:value-type="float" office:value="-96.009216">
                <text:p>-96.009216</text:p>
              </table:table-cell>
              <table:table-cell office:value-type="float" office:value="-96.061046">
                <text:p>-96.06104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090.893555">
                <text:p>12090.893555</text:p>
              </table:table-cell>
              <table:table-cell office:value-type="float" office:value="-95.904907">
                <text:p>-95.904907</text:p>
              </table:table-cell>
              <table:table-cell office:value-type="float" office:value="-96.597445">
                <text:p>-96.59744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101.660156">
                <text:p>12101.660156</text:p>
              </table:table-cell>
              <table:table-cell office:value-type="float" office:value="-91.776894">
                <text:p>-91.776894</text:p>
              </table:table-cell>
              <table:table-cell office:value-type="float" office:value="-93.461642">
                <text:p>-93.4616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112.426758">
                <text:p>12112.426758</text:p>
              </table:table-cell>
              <table:table-cell office:value-type="float" office:value="-90.764145">
                <text:p>-90.764145</text:p>
              </table:table-cell>
              <table:table-cell office:value-type="float" office:value="-95.163295">
                <text:p>-95.1632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123.193359">
                <text:p>12123.193359</text:p>
              </table:table-cell>
              <table:table-cell office:value-type="float" office:value="-92.159081">
                <text:p>-92.159081</text:p>
              </table:table-cell>
              <table:table-cell office:value-type="float" office:value="-98.11455">
                <text:p>-98.114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133.959961">
                <text:p>12133.959961</text:p>
              </table:table-cell>
              <table:table-cell office:value-type="float" office:value="-91.750282">
                <text:p>-91.750282</text:p>
              </table:table-cell>
              <table:table-cell office:value-type="float" office:value="-98.220416">
                <text:p>-98.2204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144.726562">
                <text:p>12144.726562</text:p>
              </table:table-cell>
              <table:table-cell office:value-type="float" office:value="-94.112137">
                <text:p>-94.112137</text:p>
              </table:table-cell>
              <table:table-cell office:value-type="float" office:value="-96.081759">
                <text:p>-96.0817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155.493164">
                <text:p>12155.493164</text:p>
              </table:table-cell>
              <table:table-cell office:value-type="float" office:value="-93.016457">
                <text:p>-93.016457</text:p>
              </table:table-cell>
              <table:table-cell office:value-type="float" office:value="-95.975345">
                <text:p>-95.9753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166.259766">
                <text:p>12166.259766</text:p>
              </table:table-cell>
              <table:table-cell office:value-type="float" office:value="-93.451576">
                <text:p>-93.451576</text:p>
              </table:table-cell>
              <table:table-cell office:value-type="float" office:value="-98.8557">
                <text:p>-98.85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177.026367">
                <text:p>12177.026367</text:p>
              </table:table-cell>
              <table:table-cell office:value-type="float" office:value="-94.448753">
                <text:p>-94.448753</text:p>
              </table:table-cell>
              <table:table-cell office:value-type="float" office:value="-96.497569">
                <text:p>-96.49756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187.792969">
                <text:p>12187.792969</text:p>
              </table:table-cell>
              <table:table-cell office:value-type="float" office:value="-93.256432">
                <text:p>-93.256432</text:p>
              </table:table-cell>
              <table:table-cell office:value-type="float" office:value="-96.480243">
                <text:p>-96.48024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198.55957">
                <text:p>12198.55957</text:p>
              </table:table-cell>
              <table:table-cell office:value-type="float" office:value="-92.387184">
                <text:p>-92.387184</text:p>
              </table:table-cell>
              <table:table-cell office:value-type="float" office:value="-96.876147">
                <text:p>-96.87614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209.326172">
                <text:p>12209.326172</text:p>
              </table:table-cell>
              <table:table-cell office:value-type="float" office:value="-92.075455">
                <text:p>-92.075455</text:p>
              </table:table-cell>
              <table:table-cell office:value-type="float" office:value="-98.422053">
                <text:p>-98.42205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220.092773">
                <text:p>12220.092773</text:p>
              </table:table-cell>
              <table:table-cell office:value-type="float" office:value="-92.355225">
                <text:p>-92.355225</text:p>
              </table:table-cell>
              <table:table-cell office:value-type="float" office:value="-95.2886">
                <text:p>-95.28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230.859375">
                <text:p>12230.859375</text:p>
              </table:table-cell>
              <table:table-cell office:value-type="float" office:value="-93.327354">
                <text:p>-93.327354</text:p>
              </table:table-cell>
              <table:table-cell office:value-type="float" office:value="-94.789485">
                <text:p>-94.78948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241.625977">
                <text:p>12241.625977</text:p>
              </table:table-cell>
              <table:table-cell office:value-type="float" office:value="-95.972221">
                <text:p>-95.972221</text:p>
              </table:table-cell>
              <table:table-cell office:value-type="float" office:value="-98.824054">
                <text:p>-98.8240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252.392578">
                <text:p>12252.392578</text:p>
              </table:table-cell>
              <table:table-cell office:value-type="float" office:value="-95.227844">
                <text:p>-95.227844</text:p>
              </table:table-cell>
              <table:table-cell office:value-type="float" office:value="-99.844119">
                <text:p>-99.84411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263.15918">
                <text:p>12263.15918</text:p>
              </table:table-cell>
              <table:table-cell office:value-type="float" office:value="-92.948174">
                <text:p>-92.948174</text:p>
              </table:table-cell>
              <table:table-cell office:value-type="float" office:value="-100.616084">
                <text:p>-100.61608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273.925781">
                <text:p>12273.925781</text:p>
              </table:table-cell>
              <table:table-cell office:value-type="float" office:value="-93.941452">
                <text:p>-93.941452</text:p>
              </table:table-cell>
              <table:table-cell office:value-type="float" office:value="-99.501361">
                <text:p>-99.50136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284.692383">
                <text:p>12284.692383</text:p>
              </table:table-cell>
              <table:table-cell office:value-type="float" office:value="-95.044884">
                <text:p>-95.044884</text:p>
              </table:table-cell>
              <table:table-cell office:value-type="float" office:value="-97.934108">
                <text:p>-97.9341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295.458984">
                <text:p>12295.458984</text:p>
              </table:table-cell>
              <table:table-cell office:value-type="float" office:value="-92.536995">
                <text:p>-92.536995</text:p>
              </table:table-cell>
              <table:table-cell office:value-type="float" office:value="-98.216151">
                <text:p>-98.2161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306.225586">
                <text:p>12306.225586</text:p>
              </table:table-cell>
              <table:table-cell office:value-type="float" office:value="-92.038002">
                <text:p>-92.038002</text:p>
              </table:table-cell>
              <table:table-cell office:value-type="float" office:value="-98.079493">
                <text:p>-98.0794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316.992188">
                <text:p>12316.992188</text:p>
              </table:table-cell>
              <table:table-cell office:value-type="float" office:value="-92.728661">
                <text:p>-92.728661</text:p>
              </table:table-cell>
              <table:table-cell office:value-type="float" office:value="-94.355288">
                <text:p>-94.35528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327.758789">
                <text:p>12327.758789</text:p>
              </table:table-cell>
              <table:table-cell office:value-type="float" office:value="-92.263672">
                <text:p>-92.263672</text:p>
              </table:table-cell>
              <table:table-cell office:value-type="float" office:value="-94.280864">
                <text:p>-94.28086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338.525391">
                <text:p>12338.525391</text:p>
              </table:table-cell>
              <table:table-cell office:value-type="float" office:value="-90.821266">
                <text:p>-90.821266</text:p>
              </table:table-cell>
              <table:table-cell office:value-type="float" office:value="-91.954013">
                <text:p>-91.9540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349.291992">
                <text:p>12349.291992</text:p>
              </table:table-cell>
              <table:table-cell office:value-type="float" office:value="-89.817474">
                <text:p>-89.817474</text:p>
              </table:table-cell>
              <table:table-cell office:value-type="float" office:value="-89.492099">
                <text:p>-89.49209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360.058594">
                <text:p>12360.058594</text:p>
              </table:table-cell>
              <table:table-cell office:value-type="float" office:value="-88.304642">
                <text:p>-88.304642</text:p>
              </table:table-cell>
              <table:table-cell office:value-type="float" office:value="-92.727969">
                <text:p>-92.7279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370.825195">
                <text:p>12370.825195</text:p>
              </table:table-cell>
              <table:table-cell office:value-type="float" office:value="-90.542953">
                <text:p>-90.542953</text:p>
              </table:table-cell>
              <table:table-cell office:value-type="float" office:value="-95.869723">
                <text:p>-95.86972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381.591797">
                <text:p>12381.591797</text:p>
              </table:table-cell>
              <table:table-cell office:value-type="float" office:value="-91.599358">
                <text:p>-91.599358</text:p>
              </table:table-cell>
              <table:table-cell office:value-type="float" office:value="-92.964045">
                <text:p>-92.96404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392.358398">
                <text:p>12392.358398</text:p>
              </table:table-cell>
              <table:table-cell office:value-type="float" office:value="-90.85881">
                <text:p>-90.85881</text:p>
              </table:table-cell>
              <table:table-cell office:value-type="float" office:value="-95.26089">
                <text:p>-95.260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403.125">
                <text:p>12403.125</text:p>
              </table:table-cell>
              <table:table-cell office:value-type="float" office:value="-90.745285">
                <text:p>-90.745285</text:p>
              </table:table-cell>
              <table:table-cell office:value-type="float" office:value="-95.52959">
                <text:p>-95.529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413.891602">
                <text:p>12413.891602</text:p>
              </table:table-cell>
              <table:table-cell office:value-type="float" office:value="-93.882912">
                <text:p>-93.882912</text:p>
              </table:table-cell>
              <table:table-cell office:value-type="float" office:value="-96.815638">
                <text:p>-96.81563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424.658203">
                <text:p>12424.658203</text:p>
              </table:table-cell>
              <table:table-cell office:value-type="float" office:value="-94.722885">
                <text:p>-94.722885</text:p>
              </table:table-cell>
              <table:table-cell office:value-type="float" office:value="-96.728885">
                <text:p>-96.7288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435.424805">
                <text:p>12435.424805</text:p>
              </table:table-cell>
              <table:table-cell office:value-type="float" office:value="-93.861816">
                <text:p>-93.861816</text:p>
              </table:table-cell>
              <table:table-cell office:value-type="float" office:value="-96.430819">
                <text:p>-96.43081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446.191406">
                <text:p>12446.191406</text:p>
              </table:table-cell>
              <table:table-cell office:value-type="float" office:value="-95.482536">
                <text:p>-95.482536</text:p>
              </table:table-cell>
              <table:table-cell office:value-type="float" office:value="-99.092425">
                <text:p>-99.0924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456.958008">
                <text:p>12456.958008</text:p>
              </table:table-cell>
              <table:table-cell office:value-type="float" office:value="-92.414131">
                <text:p>-92.414131</text:p>
              </table:table-cell>
              <table:table-cell office:value-type="float" office:value="-99.052333">
                <text:p>-99.05233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467.724609">
                <text:p>12467.724609</text:p>
              </table:table-cell>
              <table:table-cell office:value-type="float" office:value="-92.678741">
                <text:p>-92.678741</text:p>
              </table:table-cell>
              <table:table-cell office:value-type="float" office:value="-97.943721">
                <text:p>-97.94372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478.491211">
                <text:p>12478.491211</text:p>
              </table:table-cell>
              <table:table-cell office:value-type="float" office:value="-96.164101">
                <text:p>-96.164101</text:p>
              </table:table-cell>
              <table:table-cell office:value-type="float" office:value="-95.577388">
                <text:p>-95.5773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489.257812">
                <text:p>12489.257812</text:p>
              </table:table-cell>
              <table:table-cell office:value-type="float" office:value="-95.515686">
                <text:p>-95.515686</text:p>
              </table:table-cell>
              <table:table-cell office:value-type="float" office:value="-97.438113">
                <text:p>-97.4381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500.024414">
                <text:p>12500.024414</text:p>
              </table:table-cell>
              <table:table-cell office:value-type="float" office:value="-94.067154">
                <text:p>-94.067154</text:p>
              </table:table-cell>
              <table:table-cell office:value-type="float" office:value="-93.960208">
                <text:p>-93.9602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510.791016">
                <text:p>12510.791016</text:p>
              </table:table-cell>
              <table:table-cell office:value-type="float" office:value="-87.865112">
                <text:p>-87.865112</text:p>
              </table:table-cell>
              <table:table-cell office:value-type="float" office:value="-90.363238">
                <text:p>-90.36323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521.557617">
                <text:p>12521.557617</text:p>
              </table:table-cell>
              <table:table-cell office:value-type="float" office:value="-83.313515">
                <text:p>-83.313515</text:p>
              </table:table-cell>
              <table:table-cell office:value-type="float" office:value="-88.025226">
                <text:p>-88.0252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532.324219">
                <text:p>12532.324219</text:p>
              </table:table-cell>
              <table:table-cell office:value-type="float" office:value="-88.369331">
                <text:p>-88.369331</text:p>
              </table:table-cell>
              <table:table-cell office:value-type="float" office:value="-92.998416">
                <text:p>-92.9984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543.09082">
                <text:p>12543.09082</text:p>
              </table:table-cell>
              <table:table-cell office:value-type="float" office:value="-93.291847">
                <text:p>-93.291847</text:p>
              </table:table-cell>
              <table:table-cell office:value-type="float" office:value="-98.041888">
                <text:p>-98.0418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553.857422">
                <text:p>12553.857422</text:p>
              </table:table-cell>
              <table:table-cell office:value-type="float" office:value="-93.147942">
                <text:p>-93.147942</text:p>
              </table:table-cell>
              <table:table-cell office:value-type="float" office:value="-97.46828">
                <text:p>-97.4682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564.624023">
                <text:p>12564.624023</text:p>
              </table:table-cell>
              <table:table-cell office:value-type="float" office:value="-93.100044">
                <text:p>-93.100044</text:p>
              </table:table-cell>
              <table:table-cell office:value-type="float" office:value="-97.978152">
                <text:p>-97.97815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575.390625">
                <text:p>12575.390625</text:p>
              </table:table-cell>
              <table:table-cell office:value-type="float" office:value="-91.938393">
                <text:p>-91.938393</text:p>
              </table:table-cell>
              <table:table-cell office:value-type="float" office:value="-93.922015">
                <text:p>-93.9220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586.157227">
                <text:p>12586.157227</text:p>
              </table:table-cell>
              <table:table-cell office:value-type="float" office:value="-91.844124">
                <text:p>-91.844124</text:p>
              </table:table-cell>
              <table:table-cell office:value-type="float" office:value="-92.55083">
                <text:p>-92.5508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2596.923828">
                <text:p>12596.923828</text:p>
              </table:table-cell>
              <table:table-cell office:value-type="float" office:value="-92.810066">
                <text:p>-92.810066</text:p>
              </table:table-cell>
              <table:table-cell office:value-type="float" office:value="-96.291865">
                <text:p>-96.2918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2607.69043">
                <text:p>12607.69043</text:p>
              </table:table-cell>
              <table:table-cell office:value-type="float" office:value="-90.973305">
                <text:p>-90.973305</text:p>
              </table:table-cell>
              <table:table-cell office:value-type="float" office:value="-96.160266">
                <text:p>-96.16026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2618.457031">
                <text:p>12618.457031</text:p>
              </table:table-cell>
              <table:table-cell office:value-type="float" office:value="-93.385002">
                <text:p>-93.385002</text:p>
              </table:table-cell>
              <table:table-cell office:value-type="float" office:value="-97.842181">
                <text:p>-97.8421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629.223633">
                <text:p>12629.223633</text:p>
              </table:table-cell>
              <table:table-cell office:value-type="float" office:value="-94.776337">
                <text:p>-94.776337</text:p>
              </table:table-cell>
              <table:table-cell office:value-type="float" office:value="-98.416858">
                <text:p>-98.4168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639.990234">
                <text:p>12639.990234</text:p>
              </table:table-cell>
              <table:table-cell office:value-type="float" office:value="-93.960922">
                <text:p>-93.960922</text:p>
              </table:table-cell>
              <table:table-cell office:value-type="float" office:value="-97.036754">
                <text:p>-97.0367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650.756836">
                <text:p>12650.756836</text:p>
              </table:table-cell>
              <table:table-cell office:value-type="float" office:value="-95.423347">
                <text:p>-95.423347</text:p>
              </table:table-cell>
              <table:table-cell office:value-type="float" office:value="-97.019526">
                <text:p>-97.01952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661.523438">
                <text:p>12661.523438</text:p>
              </table:table-cell>
              <table:table-cell office:value-type="float" office:value="-95.251122">
                <text:p>-95.251122</text:p>
              </table:table-cell>
              <table:table-cell office:value-type="float" office:value="-99.175113">
                <text:p>-99.17511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672.290039">
                <text:p>12672.290039</text:p>
              </table:table-cell>
              <table:table-cell office:value-type="float" office:value="-96.901741">
                <text:p>-96.901741</text:p>
              </table:table-cell>
              <table:table-cell office:value-type="float" office:value="-98.259723">
                <text:p>-98.25972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683.056641">
                <text:p>12683.056641</text:p>
              </table:table-cell>
              <table:table-cell office:value-type="float" office:value="-96.061752">
                <text:p>-96.061752</text:p>
              </table:table-cell>
              <table:table-cell office:value-type="float" office:value="-95.338908">
                <text:p>-95.3389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693.823242">
                <text:p>12693.823242</text:p>
              </table:table-cell>
              <table:table-cell office:value-type="float" office:value="-94.584282">
                <text:p>-94.584282</text:p>
              </table:table-cell>
              <table:table-cell office:value-type="float" office:value="-93.592387">
                <text:p>-93.59238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704.589844">
                <text:p>12704.589844</text:p>
              </table:table-cell>
              <table:table-cell office:value-type="float" office:value="-94.9627">
                <text:p>-94.9627</text:p>
              </table:table-cell>
              <table:table-cell office:value-type="float" office:value="-96.058986">
                <text:p>-96.0589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715.356445">
                <text:p>12715.356445</text:p>
              </table:table-cell>
              <table:table-cell office:value-type="float" office:value="-95.903275">
                <text:p>-95.903275</text:p>
              </table:table-cell>
              <table:table-cell office:value-type="float" office:value="-97.771159">
                <text:p>-97.77115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726.123047">
                <text:p>12726.123047</text:p>
              </table:table-cell>
              <table:table-cell office:value-type="float" office:value="-92.865974">
                <text:p>-92.865974</text:p>
              </table:table-cell>
              <table:table-cell office:value-type="float" office:value="-95.437732">
                <text:p>-95.4377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736.889648">
                <text:p>12736.889648</text:p>
              </table:table-cell>
              <table:table-cell office:value-type="float" office:value="-92.315926">
                <text:p>-92.315926</text:p>
              </table:table-cell>
              <table:table-cell office:value-type="float" office:value="-94.668353">
                <text:p>-94.66835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747.65625">
                <text:p>12747.65625</text:p>
              </table:table-cell>
              <table:table-cell office:value-type="float" office:value="-93.297142">
                <text:p>-93.297142</text:p>
              </table:table-cell>
              <table:table-cell office:value-type="float" office:value="-93.334079">
                <text:p>-93.33407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758.422852">
                <text:p>12758.422852</text:p>
              </table:table-cell>
              <table:table-cell office:value-type="float" office:value="-95.161217">
                <text:p>-95.161217</text:p>
              </table:table-cell>
              <table:table-cell office:value-type="float" office:value="-90.517115">
                <text:p>-90.5171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769.189453">
                <text:p>12769.189453</text:p>
              </table:table-cell>
              <table:table-cell office:value-type="float" office:value="-94.049294">
                <text:p>-94.049294</text:p>
              </table:table-cell>
              <table:table-cell office:value-type="float" office:value="-92.452212">
                <text:p>-92.4522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779.956055">
                <text:p>12779.956055</text:p>
              </table:table-cell>
              <table:table-cell office:value-type="float" office:value="-93.967438">
                <text:p>-93.967438</text:p>
              </table:table-cell>
              <table:table-cell office:value-type="float" office:value="-88.597651">
                <text:p>-88.5976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790.722656">
                <text:p>12790.722656</text:p>
              </table:table-cell>
              <table:table-cell office:value-type="float" office:value="-93.318314">
                <text:p>-93.318314</text:p>
              </table:table-cell>
              <table:table-cell office:value-type="float" office:value="-87.97845">
                <text:p>-87.9784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801.489258">
                <text:p>12801.489258</text:p>
              </table:table-cell>
              <table:table-cell office:value-type="float" office:value="-88.382927">
                <text:p>-88.382927</text:p>
              </table:table-cell>
              <table:table-cell office:value-type="float" office:value="-86.660609">
                <text:p>-86.6606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812.255859">
                <text:p>12812.255859</text:p>
              </table:table-cell>
              <table:table-cell office:value-type="float" office:value="-84.631371">
                <text:p>-84.631371</text:p>
              </table:table-cell>
              <table:table-cell office:value-type="float" office:value="-84.118838">
                <text:p>-84.11883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823.022461">
                <text:p>12823.022461</text:p>
              </table:table-cell>
              <table:table-cell office:value-type="float" office:value="-90.562202">
                <text:p>-90.562202</text:p>
              </table:table-cell>
              <table:table-cell office:value-type="float" office:value="-90.295253">
                <text:p>-90.29525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833.789062">
                <text:p>12833.789062</text:p>
              </table:table-cell>
              <table:table-cell office:value-type="float" office:value="-95.124687">
                <text:p>-95.124687</text:p>
              </table:table-cell>
              <table:table-cell office:value-type="float" office:value="-95.017405">
                <text:p>-95.01740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844.555664">
                <text:p>12844.555664</text:p>
              </table:table-cell>
              <table:table-cell office:value-type="float" office:value="-98.182228">
                <text:p>-98.182228</text:p>
              </table:table-cell>
              <table:table-cell office:value-type="float" office:value="-96.81605">
                <text:p>-96.816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855.322266">
                <text:p>12855.322266</text:p>
              </table:table-cell>
              <table:table-cell office:value-type="float" office:value="-94.932373">
                <text:p>-94.932373</text:p>
              </table:table-cell>
              <table:table-cell office:value-type="float" office:value="-95.056903">
                <text:p>-95.05690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866.088867">
                <text:p>12866.088867</text:p>
              </table:table-cell>
              <table:table-cell office:value-type="float" office:value="-93.937195">
                <text:p>-93.937195</text:p>
              </table:table-cell>
              <table:table-cell office:value-type="float" office:value="-95.72362">
                <text:p>-95.7236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876.855469">
                <text:p>12876.855469</text:p>
              </table:table-cell>
              <table:table-cell office:value-type="float" office:value="-95.486763">
                <text:p>-95.486763</text:p>
              </table:table-cell>
              <table:table-cell office:value-type="float" office:value="-95.570247">
                <text:p>-95.5702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887.62207">
                <text:p>12887.62207</text:p>
              </table:table-cell>
              <table:table-cell office:value-type="float" office:value="-93.731232">
                <text:p>-93.731232</text:p>
              </table:table-cell>
              <table:table-cell office:value-type="float" office:value="-96.285708">
                <text:p>-96.28570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898.388672">
                <text:p>12898.388672</text:p>
              </table:table-cell>
              <table:table-cell office:value-type="float" office:value="-92.987358">
                <text:p>-92.987358</text:p>
              </table:table-cell>
              <table:table-cell office:value-type="float" office:value="-94.249431">
                <text:p>-94.2494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909.155273">
                <text:p>12909.155273</text:p>
              </table:table-cell>
              <table:table-cell office:value-type="float" office:value="-93.860138">
                <text:p>-93.860138</text:p>
              </table:table-cell>
              <table:table-cell office:value-type="float" office:value="-93.75072">
                <text:p>-93.7507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919.921875">
                <text:p>12919.921875</text:p>
              </table:table-cell>
              <table:table-cell office:value-type="float" office:value="-95.723137">
                <text:p>-95.723137</text:p>
              </table:table-cell>
              <table:table-cell office:value-type="float" office:value="-94.75899">
                <text:p>-94.7589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930.688477">
                <text:p>12930.688477</text:p>
              </table:table-cell>
              <table:table-cell office:value-type="float" office:value="-91.911095">
                <text:p>-91.911095</text:p>
              </table:table-cell>
              <table:table-cell office:value-type="float" office:value="-94.379107">
                <text:p>-94.37910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941.455078">
                <text:p>12941.455078</text:p>
              </table:table-cell>
              <table:table-cell office:value-type="float" office:value="-89.435455">
                <text:p>-89.435455</text:p>
              </table:table-cell>
              <table:table-cell office:value-type="float" office:value="-98.202372">
                <text:p>-98.2023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952.22168">
                <text:p>12952.22168</text:p>
              </table:table-cell>
              <table:table-cell office:value-type="float" office:value="-90.915321">
                <text:p>-90.915321</text:p>
              </table:table-cell>
              <table:table-cell office:value-type="float" office:value="-99.114406">
                <text:p>-99.11440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962.988281">
                <text:p>12962.988281</text:p>
              </table:table-cell>
              <table:table-cell office:value-type="float" office:value="-91.113174">
                <text:p>-91.113174</text:p>
              </table:table-cell>
              <table:table-cell office:value-type="float" office:value="-96.154513">
                <text:p>-96.1545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973.754883">
                <text:p>12973.754883</text:p>
              </table:table-cell>
              <table:table-cell office:value-type="float" office:value="-92.902756">
                <text:p>-92.902756</text:p>
              </table:table-cell>
              <table:table-cell office:value-type="float" office:value="-85.835521">
                <text:p>-85.8355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984.521484">
                <text:p>12984.521484</text:p>
              </table:table-cell>
              <table:table-cell office:value-type="float" office:value="-93.173317">
                <text:p>-93.173317</text:p>
              </table:table-cell>
              <table:table-cell office:value-type="float" office:value="-84.64194">
                <text:p>-84.641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995.288086">
                <text:p>12995.288086</text:p>
              </table:table-cell>
              <table:table-cell office:value-type="float" office:value="-92.851044">
                <text:p>-92.851044</text:p>
              </table:table-cell>
              <table:table-cell office:value-type="float" office:value="-95.103854">
                <text:p>-95.1038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3006.054688">
                <text:p>13006.054688</text:p>
              </table:table-cell>
              <table:table-cell office:value-type="float" office:value="-92.45153">
                <text:p>-92.45153</text:p>
              </table:table-cell>
              <table:table-cell office:value-type="float" office:value="-98.966243">
                <text:p>-98.9662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016.821289">
                <text:p>13016.821289</text:p>
              </table:table-cell>
              <table:table-cell office:value-type="float" office:value="-92.8172">
                <text:p>-92.8172</text:p>
              </table:table-cell>
              <table:table-cell office:value-type="float" office:value="-97.76533">
                <text:p>-97.765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027.587891">
                <text:p>13027.587891</text:p>
              </table:table-cell>
              <table:table-cell office:value-type="float" office:value="-93.540901">
                <text:p>-93.540901</text:p>
              </table:table-cell>
              <table:table-cell office:value-type="float" office:value="-95.851901">
                <text:p>-95.85190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038.354492">
                <text:p>13038.354492</text:p>
              </table:table-cell>
              <table:table-cell office:value-type="float" office:value="-93.548851">
                <text:p>-93.548851</text:p>
              </table:table-cell>
              <table:table-cell office:value-type="float" office:value="-97.19163">
                <text:p>-97.1916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049.121094">
                <text:p>13049.121094</text:p>
              </table:table-cell>
              <table:table-cell office:value-type="float" office:value="-94.903496">
                <text:p>-94.903496</text:p>
              </table:table-cell>
              <table:table-cell office:value-type="float" office:value="-100.152888">
                <text:p>-100.1528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059.887695">
                <text:p>13059.887695</text:p>
              </table:table-cell>
              <table:table-cell office:value-type="float" office:value="-95.478607">
                <text:p>-95.478607</text:p>
              </table:table-cell>
              <table:table-cell office:value-type="float" office:value="-100.291758">
                <text:p>-100.2917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070.654297">
                <text:p>13070.654297</text:p>
              </table:table-cell>
              <table:table-cell office:value-type="float" office:value="-96.176353">
                <text:p>-96.176353</text:p>
              </table:table-cell>
              <table:table-cell office:value-type="float" office:value="-96.840968">
                <text:p>-96.84096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081.420898">
                <text:p>13081.420898</text:p>
              </table:table-cell>
              <table:table-cell office:value-type="float" office:value="-92.90905">
                <text:p>-92.90905</text:p>
              </table:table-cell>
              <table:table-cell office:value-type="float" office:value="-97.053409">
                <text:p>-97.05340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092.1875">
                <text:p>13092.1875</text:p>
              </table:table-cell>
              <table:table-cell office:value-type="float" office:value="-92.337975">
                <text:p>-92.337975</text:p>
              </table:table-cell>
              <table:table-cell office:value-type="float" office:value="-94.532969">
                <text:p>-94.5329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102.954102">
                <text:p>13102.954102</text:p>
              </table:table-cell>
              <table:table-cell office:value-type="float" office:value="-93.179741">
                <text:p>-93.179741</text:p>
              </table:table-cell>
              <table:table-cell office:value-type="float" office:value="-94.432391">
                <text:p>-94.4323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3113.720703">
                <text:p>13113.720703</text:p>
              </table:table-cell>
              <table:table-cell office:value-type="float" office:value="-94.58802">
                <text:p>-94.58802</text:p>
              </table:table-cell>
              <table:table-cell office:value-type="float" office:value="-96.571719">
                <text:p>-96.5717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124.487305">
                <text:p>13124.487305</text:p>
              </table:table-cell>
              <table:table-cell office:value-type="float" office:value="-93.923576">
                <text:p>-93.923576</text:p>
              </table:table-cell>
              <table:table-cell office:value-type="float" office:value="-98.653972">
                <text:p>-98.6539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135.253906">
                <text:p>13135.253906</text:p>
              </table:table-cell>
              <table:table-cell office:value-type="float" office:value="-93.189552">
                <text:p>-93.189552</text:p>
              </table:table-cell>
              <table:table-cell office:value-type="float" office:value="-98.716052">
                <text:p>-98.7160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146.020508">
                <text:p>13146.020508</text:p>
              </table:table-cell>
              <table:table-cell office:value-type="float" office:value="-90.892151">
                <text:p>-90.892151</text:p>
              </table:table-cell>
              <table:table-cell office:value-type="float" office:value="-92.727763">
                <text:p>-92.72776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156.787109">
                <text:p>13156.787109</text:p>
              </table:table-cell>
              <table:table-cell office:value-type="float" office:value="-94.189667">
                <text:p>-94.189667</text:p>
              </table:table-cell>
              <table:table-cell office:value-type="float" office:value="-98.354907">
                <text:p>-98.35490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167.553711">
                <text:p>13167.553711</text:p>
              </table:table-cell>
              <table:table-cell office:value-type="float" office:value="-96.132584">
                <text:p>-96.132584</text:p>
              </table:table-cell>
              <table:table-cell office:value-type="float" office:value="-93.724856">
                <text:p>-93.72485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178.320312">
                <text:p>13178.320312</text:p>
              </table:table-cell>
              <table:table-cell office:value-type="float" office:value="-93.359207">
                <text:p>-93.359207</text:p>
              </table:table-cell>
              <table:table-cell office:value-type="float" office:value="-91.392863">
                <text:p>-91.39286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189.086914">
                <text:p>13189.086914</text:p>
              </table:table-cell>
              <table:table-cell office:value-type="float" office:value="-93.147415">
                <text:p>-93.147415</text:p>
              </table:table-cell>
              <table:table-cell office:value-type="float" office:value="-92.134761">
                <text:p>-92.1347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199.853516">
                <text:p>13199.853516</text:p>
              </table:table-cell>
              <table:table-cell office:value-type="float" office:value="-89.567863">
                <text:p>-89.567863</text:p>
              </table:table-cell>
              <table:table-cell office:value-type="float" office:value="-92.902125">
                <text:p>-92.9021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210.620117">
                <text:p>13210.620117</text:p>
              </table:table-cell>
              <table:table-cell office:value-type="float" office:value="-91.959763">
                <text:p>-91.959763</text:p>
              </table:table-cell>
              <table:table-cell office:value-type="float" office:value="-90.837794">
                <text:p>-90.83779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221.386719">
                <text:p>13221.386719</text:p>
              </table:table-cell>
              <table:table-cell office:value-type="float" office:value="-93.10881">
                <text:p>-93.10881</text:p>
              </table:table-cell>
              <table:table-cell office:value-type="float" office:value="-96.01504">
                <text:p>-96.0150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232.15332">
                <text:p>13232.15332</text:p>
              </table:table-cell>
              <table:table-cell office:value-type="float" office:value="-95.889732">
                <text:p>-95.889732</text:p>
              </table:table-cell>
              <table:table-cell office:value-type="float" office:value="-95.958079">
                <text:p>-95.9580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242.919922">
                <text:p>13242.919922</text:p>
              </table:table-cell>
              <table:table-cell office:value-type="float" office:value="-95.558136">
                <text:p>-95.558136</text:p>
              </table:table-cell>
              <table:table-cell office:value-type="float" office:value="-94.875331">
                <text:p>-94.8753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3253.686523">
                <text:p>13253.686523</text:p>
              </table:table-cell>
              <table:table-cell office:value-type="float" office:value="-95.313919">
                <text:p>-95.313919</text:p>
              </table:table-cell>
              <table:table-cell office:value-type="float" office:value="-94.937205">
                <text:p>-94.9372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264.453125">
                <text:p>13264.453125</text:p>
              </table:table-cell>
              <table:table-cell office:value-type="float" office:value="-94.890221">
                <text:p>-94.890221</text:p>
              </table:table-cell>
              <table:table-cell office:value-type="float" office:value="-97.570132">
                <text:p>-97.5701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275.219727">
                <text:p>13275.219727</text:p>
              </table:table-cell>
              <table:table-cell office:value-type="float" office:value="-95.573959">
                <text:p>-95.573959</text:p>
              </table:table-cell>
              <table:table-cell office:value-type="float" office:value="-99.549113">
                <text:p>-99.5491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285.986328">
                <text:p>13285.986328</text:p>
              </table:table-cell>
              <table:table-cell office:value-type="float" office:value="-94.481865">
                <text:p>-94.481865</text:p>
              </table:table-cell>
              <table:table-cell office:value-type="float" office:value="-98.064341">
                <text:p>-98.0643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3296.75293">
                <text:p>13296.75293</text:p>
              </table:table-cell>
              <table:table-cell office:value-type="float" office:value="-94.951042">
                <text:p>-94.951042</text:p>
              </table:table-cell>
              <table:table-cell office:value-type="float" office:value="-96.578891">
                <text:p>-96.5788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3307.519531">
                <text:p>13307.519531</text:p>
              </table:table-cell>
              <table:table-cell office:value-type="float" office:value="-96.676216">
                <text:p>-96.676216</text:p>
              </table:table-cell>
              <table:table-cell office:value-type="float" office:value="-97.872256">
                <text:p>-97.8722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3318.286133">
                <text:p>13318.286133</text:p>
              </table:table-cell>
              <table:table-cell office:value-type="float" office:value="-97.548508">
                <text:p>-97.548508</text:p>
              </table:table-cell>
              <table:table-cell office:value-type="float" office:value="-96.057017">
                <text:p>-96.0570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329.052734">
                <text:p>13329.052734</text:p>
              </table:table-cell>
              <table:table-cell office:value-type="float" office:value="-97.207008">
                <text:p>-97.207008</text:p>
              </table:table-cell>
              <table:table-cell office:value-type="float" office:value="-96.284854">
                <text:p>-96.28485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339.819336">
                <text:p>13339.819336</text:p>
              </table:table-cell>
              <table:table-cell office:value-type="float" office:value="-97.791664">
                <text:p>-97.791664</text:p>
              </table:table-cell>
              <table:table-cell office:value-type="float" office:value="-95.348506">
                <text:p>-95.34850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350.585938">
                <text:p>13350.585938</text:p>
              </table:table-cell>
              <table:table-cell office:value-type="float" office:value="-96.775002">
                <text:p>-96.775002</text:p>
              </table:table-cell>
              <table:table-cell office:value-type="float" office:value="-94.187571">
                <text:p>-94.18757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361.352539">
                <text:p>13361.352539</text:p>
              </table:table-cell>
              <table:table-cell office:value-type="float" office:value="-95.064171">
                <text:p>-95.064171</text:p>
              </table:table-cell>
              <table:table-cell office:value-type="float" office:value="-97.50854">
                <text:p>-97.5085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3372.119141">
                <text:p>13372.119141</text:p>
              </table:table-cell>
              <table:table-cell office:value-type="float" office:value="-93.822601">
                <text:p>-93.822601</text:p>
              </table:table-cell>
              <table:table-cell office:value-type="float" office:value="-99.165477">
                <text:p>-99.1654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382.885742">
                <text:p>13382.885742</text:p>
              </table:table-cell>
              <table:table-cell office:value-type="float" office:value="-94.374336">
                <text:p>-94.374336</text:p>
              </table:table-cell>
              <table:table-cell office:value-type="float" office:value="-96.346911">
                <text:p>-96.34691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393.652344">
                <text:p>13393.652344</text:p>
              </table:table-cell>
              <table:table-cell office:value-type="float" office:value="-96.186035">
                <text:p>-96.186035</text:p>
              </table:table-cell>
              <table:table-cell office:value-type="float" office:value="-94.889293">
                <text:p>-94.88929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3404.418945">
                <text:p>13404.418945</text:p>
              </table:table-cell>
              <table:table-cell office:value-type="float" office:value="-94.952805">
                <text:p>-94.952805</text:p>
              </table:table-cell>
              <table:table-cell office:value-type="float" office:value="-93.049373">
                <text:p>-93.0493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415.185547">
                <text:p>13415.185547</text:p>
              </table:table-cell>
              <table:table-cell office:value-type="float" office:value="-93.980453">
                <text:p>-93.980453</text:p>
              </table:table-cell>
              <table:table-cell office:value-type="float" office:value="-94.149997">
                <text:p>-94.14999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3425.952148">
                <text:p>13425.952148</text:p>
              </table:table-cell>
              <table:table-cell office:value-type="float" office:value="-91.594078">
                <text:p>-91.594078</text:p>
              </table:table-cell>
              <table:table-cell office:value-type="float" office:value="-97.600459">
                <text:p>-97.60045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3436.71875">
                <text:p>13436.71875</text:p>
              </table:table-cell>
              <table:table-cell office:value-type="float" office:value="-91.90448">
                <text:p>-91.90448</text:p>
              </table:table-cell>
              <table:table-cell office:value-type="float" office:value="-93.730922">
                <text:p>-93.73092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447.485352">
                <text:p>13447.485352</text:p>
              </table:table-cell>
              <table:table-cell office:value-type="float" office:value="-93.451683">
                <text:p>-93.451683</text:p>
              </table:table-cell>
              <table:table-cell office:value-type="float" office:value="-98.212756">
                <text:p>-98.21275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458.251953">
                <text:p>13458.251953</text:p>
              </table:table-cell>
              <table:table-cell office:value-type="float" office:value="-95.98365">
                <text:p>-95.98365</text:p>
              </table:table-cell>
              <table:table-cell office:value-type="float" office:value="-93.767527">
                <text:p>-93.76752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3469.018555">
                <text:p>13469.018555</text:p>
              </table:table-cell>
              <table:table-cell office:value-type="float" office:value="-97.956635">
                <text:p>-97.956635</text:p>
              </table:table-cell>
              <table:table-cell office:value-type="float" office:value="-93.960437">
                <text:p>-93.96043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3479.785156">
                <text:p>13479.785156</text:p>
              </table:table-cell>
              <table:table-cell office:value-type="float" office:value="-96.684479">
                <text:p>-96.684479</text:p>
              </table:table-cell>
              <table:table-cell office:value-type="float" office:value="-95.846011">
                <text:p>-95.8460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3490.551758">
                <text:p>13490.551758</text:p>
              </table:table-cell>
              <table:table-cell office:value-type="float" office:value="-94.32457">
                <text:p>-94.32457</text:p>
              </table:table-cell>
              <table:table-cell office:value-type="float" office:value="-100.245585">
                <text:p>-100.24558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3501.318359">
                <text:p>13501.318359</text:p>
              </table:table-cell>
              <table:table-cell office:value-type="float" office:value="-94.919258">
                <text:p>-94.919258</text:p>
              </table:table-cell>
              <table:table-cell office:value-type="float" office:value="-100.629847">
                <text:p>-100.6298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3512.084961">
                <text:p>13512.084961</text:p>
              </table:table-cell>
              <table:table-cell office:value-type="float" office:value="-94.32399">
                <text:p>-94.32399</text:p>
              </table:table-cell>
              <table:table-cell office:value-type="float" office:value="-95.439814">
                <text:p>-95.43981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3522.851562">
                <text:p>13522.851562</text:p>
              </table:table-cell>
              <table:table-cell office:value-type="float" office:value="-94.598534">
                <text:p>-94.598534</text:p>
              </table:table-cell>
              <table:table-cell office:value-type="float" office:value="-95.819873">
                <text:p>-95.81987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533.618164">
                <text:p>13533.618164</text:p>
              </table:table-cell>
              <table:table-cell office:value-type="float" office:value="-94.748238">
                <text:p>-94.748238</text:p>
              </table:table-cell>
              <table:table-cell office:value-type="float" office:value="-94.697444">
                <text:p>-94.6974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544.384766">
                <text:p>13544.384766</text:p>
              </table:table-cell>
              <table:table-cell office:value-type="float" office:value="-92.423058">
                <text:p>-92.423058</text:p>
              </table:table-cell>
              <table:table-cell office:value-type="float" office:value="-92.810626">
                <text:p>-92.8106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3555.151367">
                <text:p>13555.151367</text:p>
              </table:table-cell>
              <table:table-cell office:value-type="float" office:value="-89.219872">
                <text:p>-89.219872</text:p>
              </table:table-cell>
              <table:table-cell office:value-type="float" office:value="-91.591937">
                <text:p>-91.59193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3565.917969">
                <text:p>13565.917969</text:p>
              </table:table-cell>
              <table:table-cell office:value-type="float" office:value="-92.52388">
                <text:p>-92.52388</text:p>
              </table:table-cell>
              <table:table-cell office:value-type="float" office:value="-94.124476">
                <text:p>-94.12447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3576.68457">
                <text:p>13576.68457</text:p>
              </table:table-cell>
              <table:table-cell office:value-type="float" office:value="-94.748993">
                <text:p>-94.748993</text:p>
              </table:table-cell>
              <table:table-cell office:value-type="float" office:value="-94.546405">
                <text:p>-94.54640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3587.451172">
                <text:p>13587.451172</text:p>
              </table:table-cell>
              <table:table-cell office:value-type="float" office:value="-96.145973">
                <text:p>-96.145973</text:p>
              </table:table-cell>
              <table:table-cell office:value-type="float" office:value="-94.753657">
                <text:p>-94.75365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3598.217773">
                <text:p>13598.217773</text:p>
              </table:table-cell>
              <table:table-cell office:value-type="float" office:value="-96.118019">
                <text:p>-96.118019</text:p>
              </table:table-cell>
              <table:table-cell office:value-type="float" office:value="-96.062846">
                <text:p>-96.0628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3608.984375">
                <text:p>13608.984375</text:p>
              </table:table-cell>
              <table:table-cell office:value-type="float" office:value="-95.584244">
                <text:p>-95.584244</text:p>
              </table:table-cell>
              <table:table-cell office:value-type="float" office:value="-93.841693">
                <text:p>-93.84169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619.750977">
                <text:p>13619.750977</text:p>
              </table:table-cell>
              <table:table-cell office:value-type="float" office:value="-95.72097">
                <text:p>-95.72097</text:p>
              </table:table-cell>
              <table:table-cell office:value-type="float" office:value="-95.521655">
                <text:p>-95.5216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3630.517578">
                <text:p>13630.517578</text:p>
              </table:table-cell>
              <table:table-cell office:value-type="float" office:value="-88.959236">
                <text:p>-88.959236</text:p>
              </table:table-cell>
              <table:table-cell office:value-type="float" office:value="-92.051768">
                <text:p>-92.05176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641.28418">
                <text:p>13641.28418</text:p>
              </table:table-cell>
              <table:table-cell office:value-type="float" office:value="-89.783936">
                <text:p>-89.783936</text:p>
              </table:table-cell>
              <table:table-cell office:value-type="float" office:value="-93.904834">
                <text:p>-93.90483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652.050781">
                <text:p>13652.050781</text:p>
              </table:table-cell>
              <table:table-cell office:value-type="float" office:value="-95.82679">
                <text:p>-95.82679</text:p>
              </table:table-cell>
              <table:table-cell office:value-type="float" office:value="-92.54201">
                <text:p>-92.5420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662.817383">
                <text:p>13662.817383</text:p>
              </table:table-cell>
              <table:table-cell office:value-type="float" office:value="-94.791977">
                <text:p>-94.791977</text:p>
              </table:table-cell>
              <table:table-cell office:value-type="float" office:value="-92.112315">
                <text:p>-92.1123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673.583984">
                <text:p>13673.583984</text:p>
              </table:table-cell>
              <table:table-cell office:value-type="float" office:value="-94.441422">
                <text:p>-94.441422</text:p>
              </table:table-cell>
              <table:table-cell office:value-type="float" office:value="-95.64709">
                <text:p>-95.6470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684.350586">
                <text:p>13684.350586</text:p>
              </table:table-cell>
              <table:table-cell office:value-type="float" office:value="-93.778496">
                <text:p>-93.778496</text:p>
              </table:table-cell>
              <table:table-cell office:value-type="float" office:value="-97.04375">
                <text:p>-97.043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695.117188">
                <text:p>13695.117188</text:p>
              </table:table-cell>
              <table:table-cell office:value-type="float" office:value="-93.742203">
                <text:p>-93.742203</text:p>
              </table:table-cell>
              <table:table-cell office:value-type="float" office:value="-95.951732">
                <text:p>-95.9517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3705.883789">
                <text:p>13705.883789</text:p>
              </table:table-cell>
              <table:table-cell office:value-type="float" office:value="-92.978584">
                <text:p>-92.978584</text:p>
              </table:table-cell>
              <table:table-cell office:value-type="float" office:value="-96.438929">
                <text:p>-96.43892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3716.650391">
                <text:p>13716.650391</text:p>
              </table:table-cell>
              <table:table-cell office:value-type="float" office:value="-93.574226">
                <text:p>-93.574226</text:p>
              </table:table-cell>
              <table:table-cell office:value-type="float" office:value="-95.894641">
                <text:p>-95.89464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3727.416992">
                <text:p>13727.416992</text:p>
              </table:table-cell>
              <table:table-cell office:value-type="float" office:value="-94.485878">
                <text:p>-94.485878</text:p>
              </table:table-cell>
              <table:table-cell office:value-type="float" office:value="-94.669551">
                <text:p>-94.66955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738.183594">
                <text:p>13738.183594</text:p>
              </table:table-cell>
              <table:table-cell office:value-type="float" office:value="-96.077034">
                <text:p>-96.077034</text:p>
              </table:table-cell>
              <table:table-cell office:value-type="float" office:value="-97.77463">
                <text:p>-97.7746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748.950195">
                <text:p>13748.950195</text:p>
              </table:table-cell>
              <table:table-cell office:value-type="float" office:value="-93.172821">
                <text:p>-93.172821</text:p>
              </table:table-cell>
              <table:table-cell office:value-type="float" office:value="-99.767421">
                <text:p>-99.76742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759.716797">
                <text:p>13759.716797</text:p>
              </table:table-cell>
              <table:table-cell office:value-type="float" office:value="-89.921577">
                <text:p>-89.921577</text:p>
              </table:table-cell>
              <table:table-cell office:value-type="float" office:value="-99.213115">
                <text:p>-99.21311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770.483398">
                <text:p>13770.483398</text:p>
              </table:table-cell>
              <table:table-cell office:value-type="float" office:value="-91.192047">
                <text:p>-91.192047</text:p>
              </table:table-cell>
              <table:table-cell office:value-type="float" office:value="-96.749034">
                <text:p>-96.74903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781.25">
                <text:p>13781.25</text:p>
              </table:table-cell>
              <table:table-cell office:value-type="float" office:value="-90.903984">
                <text:p>-90.903984</text:p>
              </table:table-cell>
              <table:table-cell office:value-type="float" office:value="-93.877787">
                <text:p>-93.87778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792.016602">
                <text:p>13792.016602</text:p>
              </table:table-cell>
              <table:table-cell office:value-type="float" office:value="-92.95623">
                <text:p>-92.95623</text:p>
              </table:table-cell>
              <table:table-cell office:value-type="float" office:value="-89.513614">
                <text:p>-89.5136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3802.783203">
                <text:p>13802.783203</text:p>
              </table:table-cell>
              <table:table-cell office:value-type="float" office:value="-92.350525">
                <text:p>-92.350525</text:p>
              </table:table-cell>
              <table:table-cell office:value-type="float" office:value="-84.816211">
                <text:p>-84.8162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813.549805">
                <text:p>13813.549805</text:p>
              </table:table-cell>
              <table:table-cell office:value-type="float" office:value="-91.451447">
                <text:p>-91.451447</text:p>
              </table:table-cell>
              <table:table-cell office:value-type="float" office:value="-88.420024">
                <text:p>-88.4200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824.316406">
                <text:p>13824.316406</text:p>
              </table:table-cell>
              <table:table-cell office:value-type="float" office:value="-92.298141">
                <text:p>-92.298141</text:p>
              </table:table-cell>
              <table:table-cell office:value-type="float" office:value="-95.171382">
                <text:p>-95.1713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835.083008">
                <text:p>13835.083008</text:p>
              </table:table-cell>
              <table:table-cell office:value-type="float" office:value="-92.771141">
                <text:p>-92.771141</text:p>
              </table:table-cell>
              <table:table-cell office:value-type="float" office:value="-96.813044">
                <text:p>-96.81304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845.849609">
                <text:p>13845.849609</text:p>
              </table:table-cell>
              <table:table-cell office:value-type="float" office:value="-92.658806">
                <text:p>-92.658806</text:p>
              </table:table-cell>
              <table:table-cell office:value-type="float" office:value="-96.360652">
                <text:p>-96.3606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856.616211">
                <text:p>13856.616211</text:p>
              </table:table-cell>
              <table:table-cell office:value-type="float" office:value="-92.895424">
                <text:p>-92.895424</text:p>
              </table:table-cell>
              <table:table-cell office:value-type="float" office:value="-95.131572">
                <text:p>-95.13157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867.382812">
                <text:p>13867.382812</text:p>
              </table:table-cell>
              <table:table-cell office:value-type="float" office:value="-93.708824">
                <text:p>-93.708824</text:p>
              </table:table-cell>
              <table:table-cell office:value-type="float" office:value="-94.630519">
                <text:p>-94.6305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878.149414">
                <text:p>13878.149414</text:p>
              </table:table-cell>
              <table:table-cell office:value-type="float" office:value="-95.425835">
                <text:p>-95.425835</text:p>
              </table:table-cell>
              <table:table-cell office:value-type="float" office:value="-96.920344">
                <text:p>-96.92034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888.916016">
                <text:p>13888.916016</text:p>
              </table:table-cell>
              <table:table-cell office:value-type="float" office:value="-94.935173">
                <text:p>-94.935173</text:p>
              </table:table-cell>
              <table:table-cell office:value-type="float" office:value="-95.837848">
                <text:p>-95.83784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899.682617">
                <text:p>13899.682617</text:p>
              </table:table-cell>
              <table:table-cell office:value-type="float" office:value="-94.586105">
                <text:p>-94.586105</text:p>
              </table:table-cell>
              <table:table-cell office:value-type="float" office:value="-96.397372">
                <text:p>-96.39737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910.449219">
                <text:p>13910.449219</text:p>
              </table:table-cell>
              <table:table-cell office:value-type="float" office:value="-93.43837">
                <text:p>-93.43837</text:p>
              </table:table-cell>
              <table:table-cell office:value-type="float" office:value="-95.183391">
                <text:p>-95.1833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921.21582">
                <text:p>13921.21582</text:p>
              </table:table-cell>
              <table:table-cell office:value-type="float" office:value="-94.218437">
                <text:p>-94.218437</text:p>
              </table:table-cell>
              <table:table-cell office:value-type="float" office:value="-95.69739">
                <text:p>-95.697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931.982422">
                <text:p>13931.982422</text:p>
              </table:table-cell>
              <table:table-cell office:value-type="float" office:value="-95.854515">
                <text:p>-95.854515</text:p>
              </table:table-cell>
              <table:table-cell office:value-type="float" office:value="-96.403033">
                <text:p>-96.40303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942.749023">
                <text:p>13942.749023</text:p>
              </table:table-cell>
              <table:table-cell office:value-type="float" office:value="-95.849312">
                <text:p>-95.849312</text:p>
              </table:table-cell>
              <table:table-cell office:value-type="float" office:value="-94.296534">
                <text:p>-94.29653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953.515625">
                <text:p>13953.515625</text:p>
              </table:table-cell>
              <table:table-cell office:value-type="float" office:value="-96.86499">
                <text:p>-96.86499</text:p>
              </table:table-cell>
              <table:table-cell office:value-type="float" office:value="-94.084018">
                <text:p>-94.08401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964.282227">
                <text:p>13964.282227</text:p>
              </table:table-cell>
              <table:table-cell office:value-type="float" office:value="-95.459274">
                <text:p>-95.459274</text:p>
              </table:table-cell>
              <table:table-cell office:value-type="float" office:value="-94.308207">
                <text:p>-94.30820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975.048828">
                <text:p>13975.048828</text:p>
              </table:table-cell>
              <table:table-cell office:value-type="float" office:value="-94.902573">
                <text:p>-94.902573</text:p>
              </table:table-cell>
              <table:table-cell office:value-type="float" office:value="-94.293727">
                <text:p>-94.2937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985.81543">
                <text:p>13985.81543</text:p>
              </table:table-cell>
              <table:table-cell office:value-type="float" office:value="-93.223732">
                <text:p>-93.223732</text:p>
              </table:table-cell>
              <table:table-cell office:value-type="float" office:value="-91.798884">
                <text:p>-91.79888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996.582031">
                <text:p>13996.582031</text:p>
              </table:table-cell>
              <table:table-cell office:value-type="float" office:value="-95.034035">
                <text:p>-95.034035</text:p>
              </table:table-cell>
              <table:table-cell office:value-type="float" office:value="-93.451251">
                <text:p>-93.45125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007.348633">
                <text:p>14007.348633</text:p>
              </table:table-cell>
              <table:table-cell office:value-type="float" office:value="-93.573578">
                <text:p>-93.573578</text:p>
              </table:table-cell>
              <table:table-cell office:value-type="float" office:value="-97.557094">
                <text:p>-97.55709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018.115234">
                <text:p>14018.115234</text:p>
              </table:table-cell>
              <table:table-cell office:value-type="float" office:value="-94.423042">
                <text:p>-94.423042</text:p>
              </table:table-cell>
              <table:table-cell office:value-type="float" office:value="-95.224513">
                <text:p>-95.2245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028.881836">
                <text:p>14028.881836</text:p>
              </table:table-cell>
              <table:table-cell office:value-type="float" office:value="-94.727295">
                <text:p>-94.727295</text:p>
              </table:table-cell>
              <table:table-cell office:value-type="float" office:value="-92.737025">
                <text:p>-92.7370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039.648438">
                <text:p>14039.648438</text:p>
              </table:table-cell>
              <table:table-cell office:value-type="float" office:value="-93.4263">
                <text:p>-93.4263</text:p>
              </table:table-cell>
              <table:table-cell office:value-type="float" office:value="-92.449336">
                <text:p>-92.44933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050.415039">
                <text:p>14050.415039</text:p>
              </table:table-cell>
              <table:table-cell office:value-type="float" office:value="-95.034714">
                <text:p>-95.034714</text:p>
              </table:table-cell>
              <table:table-cell office:value-type="float" office:value="-94.664294">
                <text:p>-94.6642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061.181641">
                <text:p>14061.181641</text:p>
              </table:table-cell>
              <table:table-cell office:value-type="float" office:value="-94.391426">
                <text:p>-94.391426</text:p>
              </table:table-cell>
              <table:table-cell office:value-type="float" office:value="-93.321833">
                <text:p>-93.32183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071.948242">
                <text:p>14071.948242</text:p>
              </table:table-cell>
              <table:table-cell office:value-type="float" office:value="-93.902992">
                <text:p>-93.902992</text:p>
              </table:table-cell>
              <table:table-cell office:value-type="float" office:value="-95.805644">
                <text:p>-95.80564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082.714844">
                <text:p>14082.714844</text:p>
              </table:table-cell>
              <table:table-cell office:value-type="float" office:value="-94.393082">
                <text:p>-94.393082</text:p>
              </table:table-cell>
              <table:table-cell office:value-type="float" office:value="-95.613665">
                <text:p>-95.61366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093.481445">
                <text:p>14093.481445</text:p>
              </table:table-cell>
              <table:table-cell office:value-type="float" office:value="-94.662788">
                <text:p>-94.662788</text:p>
              </table:table-cell>
              <table:table-cell office:value-type="float" office:value="-97.491847">
                <text:p>-97.49184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104.248047">
                <text:p>14104.248047</text:p>
              </table:table-cell>
              <table:table-cell office:value-type="float" office:value="-95.014427">
                <text:p>-95.014427</text:p>
              </table:table-cell>
              <table:table-cell office:value-type="float" office:value="-98.659068">
                <text:p>-98.6590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115.014648">
                <text:p>14115.014648</text:p>
              </table:table-cell>
              <table:table-cell office:value-type="float" office:value="-93.380196">
                <text:p>-93.380196</text:p>
              </table:table-cell>
              <table:table-cell office:value-type="float" office:value="-97.47388">
                <text:p>-97.473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125.78125">
                <text:p>14125.78125</text:p>
              </table:table-cell>
              <table:table-cell office:value-type="float" office:value="-93.00312">
                <text:p>-93.00312</text:p>
              </table:table-cell>
              <table:table-cell office:value-type="float" office:value="-96.743815">
                <text:p>-96.74381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136.547852">
                <text:p>14136.547852</text:p>
              </table:table-cell>
              <table:table-cell office:value-type="float" office:value="-96.689774">
                <text:p>-96.689774</text:p>
              </table:table-cell>
              <table:table-cell office:value-type="float" office:value="-93.333392">
                <text:p>-93.3333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147.314453">
                <text:p>14147.314453</text:p>
              </table:table-cell>
              <table:table-cell office:value-type="float" office:value="-95.645538">
                <text:p>-95.645538</text:p>
              </table:table-cell>
              <table:table-cell office:value-type="float" office:value="-93.145694">
                <text:p>-93.14569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158.081055">
                <text:p>14158.081055</text:p>
              </table:table-cell>
              <table:table-cell office:value-type="float" office:value="-94.630424">
                <text:p>-94.630424</text:p>
              </table:table-cell>
              <table:table-cell office:value-type="float" office:value="-94.564982">
                <text:p>-94.56498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168.847656">
                <text:p>14168.847656</text:p>
              </table:table-cell>
              <table:table-cell office:value-type="float" office:value="-94.644501">
                <text:p>-94.644501</text:p>
              </table:table-cell>
              <table:table-cell office:value-type="float" office:value="-95.131038">
                <text:p>-95.13103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179.614258">
                <text:p>14179.614258</text:p>
              </table:table-cell>
              <table:table-cell office:value-type="float" office:value="-95.42115">
                <text:p>-95.42115</text:p>
              </table:table-cell>
              <table:table-cell office:value-type="float" office:value="-96.269725">
                <text:p>-96.26972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190.380859">
                <text:p>14190.380859</text:p>
              </table:table-cell>
              <table:table-cell office:value-type="float" office:value="-95.037857">
                <text:p>-95.037857</text:p>
              </table:table-cell>
              <table:table-cell office:value-type="float" office:value="-99.006846">
                <text:p>-99.00684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201.147461">
                <text:p>14201.147461</text:p>
              </table:table-cell>
              <table:table-cell office:value-type="float" office:value="-94.580124">
                <text:p>-94.580124</text:p>
              </table:table-cell>
              <table:table-cell office:value-type="float" office:value="-95.744769">
                <text:p>-95.7447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211.914062">
                <text:p>14211.914062</text:p>
              </table:table-cell>
              <table:table-cell office:value-type="float" office:value="-94.016235">
                <text:p>-94.016235</text:p>
              </table:table-cell>
              <table:table-cell office:value-type="float" office:value="-97.328135">
                <text:p>-97.32813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222.680664">
                <text:p>14222.680664</text:p>
              </table:table-cell>
              <table:table-cell office:value-type="float" office:value="-96.043045">
                <text:p>-96.043045</text:p>
              </table:table-cell>
              <table:table-cell office:value-type="float" office:value="-95.112353">
                <text:p>-95.11235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233.447266">
                <text:p>14233.447266</text:p>
              </table:table-cell>
              <table:table-cell office:value-type="float" office:value="-94.413139">
                <text:p>-94.413139</text:p>
              </table:table-cell>
              <table:table-cell office:value-type="float" office:value="-93.453524">
                <text:p>-93.45352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244.213867">
                <text:p>14244.213867</text:p>
              </table:table-cell>
              <table:table-cell office:value-type="float" office:value="-92.795021">
                <text:p>-92.795021</text:p>
              </table:table-cell>
              <table:table-cell office:value-type="float" office:value="-98.311068">
                <text:p>-98.31106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254.980469">
                <text:p>14254.980469</text:p>
              </table:table-cell>
              <table:table-cell office:value-type="float" office:value="-91.399307">
                <text:p>-91.399307</text:p>
              </table:table-cell>
              <table:table-cell office:value-type="float" office:value="-95.851977">
                <text:p>-95.85197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265.74707">
                <text:p>14265.74707</text:p>
              </table:table-cell>
              <table:table-cell office:value-type="float" office:value="-91.581383">
                <text:p>-91.581383</text:p>
              </table:table-cell>
              <table:table-cell office:value-type="float" office:value="-92.950267">
                <text:p>-92.9502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276.513672">
                <text:p>14276.513672</text:p>
              </table:table-cell>
              <table:table-cell office:value-type="float" office:value="-93.172318">
                <text:p>-93.172318</text:p>
              </table:table-cell>
              <table:table-cell office:value-type="float" office:value="-92.969348">
                <text:p>-92.9693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287.280273">
                <text:p>14287.280273</text:p>
              </table:table-cell>
              <table:table-cell office:value-type="float" office:value="-95.696678">
                <text:p>-95.696678</text:p>
              </table:table-cell>
              <table:table-cell office:value-type="float" office:value="-95.502215">
                <text:p>-95.5022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298.046875">
                <text:p>14298.046875</text:p>
              </table:table-cell>
              <table:table-cell office:value-type="float" office:value="-94.248283">
                <text:p>-94.248283</text:p>
              </table:table-cell>
              <table:table-cell office:value-type="float" office:value="-97.421611">
                <text:p>-97.4216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308.813477">
                <text:p>14308.813477</text:p>
              </table:table-cell>
              <table:table-cell office:value-type="float" office:value="-94.518173">
                <text:p>-94.518173</text:p>
              </table:table-cell>
              <table:table-cell office:value-type="float" office:value="-96.832454">
                <text:p>-96.83245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319.580078">
                <text:p>14319.580078</text:p>
              </table:table-cell>
              <table:table-cell office:value-type="float" office:value="-94.913597">
                <text:p>-94.913597</text:p>
              </table:table-cell>
              <table:table-cell office:value-type="float" office:value="-97.655711">
                <text:p>-97.6557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330.34668">
                <text:p>14330.34668</text:p>
              </table:table-cell>
              <table:table-cell office:value-type="float" office:value="-97.458519">
                <text:p>-97.458519</text:p>
              </table:table-cell>
              <table:table-cell office:value-type="float" office:value="-98.58256">
                <text:p>-98.5825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341.113281">
                <text:p>14341.113281</text:p>
              </table:table-cell>
              <table:table-cell office:value-type="float" office:value="-94.770149">
                <text:p>-94.770149</text:p>
              </table:table-cell>
              <table:table-cell office:value-type="float" office:value="-98.179454">
                <text:p>-98.17945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351.879883">
                <text:p>14351.879883</text:p>
              </table:table-cell>
              <table:table-cell office:value-type="float" office:value="-93.506432">
                <text:p>-93.506432</text:p>
              </table:table-cell>
              <table:table-cell office:value-type="float" office:value="-95.826762">
                <text:p>-95.8267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362.646484">
                <text:p>14362.646484</text:p>
              </table:table-cell>
              <table:table-cell office:value-type="float" office:value="-92.552147">
                <text:p>-92.552147</text:p>
              </table:table-cell>
              <table:table-cell office:value-type="float" office:value="-92.852435">
                <text:p>-92.85243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373.413086">
                <text:p>14373.413086</text:p>
              </table:table-cell>
              <table:table-cell office:value-type="float" office:value="-89.663887">
                <text:p>-89.663887</text:p>
              </table:table-cell>
              <table:table-cell office:value-type="float" office:value="-87.861583">
                <text:p>-87.86158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384.179688">
                <text:p>14384.179688</text:p>
              </table:table-cell>
              <table:table-cell office:value-type="float" office:value="-88.871819">
                <text:p>-88.871819</text:p>
              </table:table-cell>
              <table:table-cell office:value-type="float" office:value="-87.994594">
                <text:p>-87.9945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394.946289">
                <text:p>14394.946289</text:p>
              </table:table-cell>
              <table:table-cell office:value-type="float" office:value="-93.619408">
                <text:p>-93.619408</text:p>
              </table:table-cell>
              <table:table-cell office:value-type="float" office:value="-92.26707">
                <text:p>-92.2670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405.712891">
                <text:p>14405.712891</text:p>
              </table:table-cell>
              <table:table-cell office:value-type="float" office:value="-93.172615">
                <text:p>-93.172615</text:p>
              </table:table-cell>
              <table:table-cell office:value-type="float" office:value="-89.720897">
                <text:p>-89.72089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416.479492">
                <text:p>14416.479492</text:p>
              </table:table-cell>
              <table:table-cell office:value-type="float" office:value="-90.603554">
                <text:p>-90.603554</text:p>
              </table:table-cell>
              <table:table-cell office:value-type="float" office:value="-90.013484">
                <text:p>-90.01348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427.246094">
                <text:p>14427.246094</text:p>
              </table:table-cell>
              <table:table-cell office:value-type="float" office:value="-92.868546">
                <text:p>-92.868546</text:p>
              </table:table-cell>
              <table:table-cell office:value-type="float" office:value="-88.542521">
                <text:p>-88.54252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4438.012695">
                <text:p>14438.012695</text:p>
              </table:table-cell>
              <table:table-cell office:value-type="float" office:value="-90.913406">
                <text:p>-90.913406</text:p>
              </table:table-cell>
              <table:table-cell office:value-type="float" office:value="-90.08414">
                <text:p>-90.084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448.779297">
                <text:p>14448.779297</text:p>
              </table:table-cell>
              <table:table-cell office:value-type="float" office:value="-90.97139">
                <text:p>-90.97139</text:p>
              </table:table-cell>
              <table:table-cell office:value-type="float" office:value="-94.086642">
                <text:p>-94.08664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4459.545898">
                <text:p>14459.545898</text:p>
              </table:table-cell>
              <table:table-cell office:value-type="float" office:value="-86.695633">
                <text:p>-86.695633</text:p>
              </table:table-cell>
              <table:table-cell office:value-type="float" office:value="-87.686061">
                <text:p>-87.68606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470.3125">
                <text:p>14470.3125</text:p>
              </table:table-cell>
              <table:table-cell office:value-type="float" office:value="-92.366257">
                <text:p>-92.366257</text:p>
              </table:table-cell>
              <table:table-cell office:value-type="float" office:value="-89.942851">
                <text:p>-89.94285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481.079102">
                <text:p>14481.079102</text:p>
              </table:table-cell>
              <table:table-cell office:value-type="float" office:value="-96.899094">
                <text:p>-96.899094</text:p>
              </table:table-cell>
              <table:table-cell office:value-type="float" office:value="-92.236049">
                <text:p>-92.23604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4491.845703">
                <text:p>14491.845703</text:p>
              </table:table-cell>
              <table:table-cell office:value-type="float" office:value="-95.427948">
                <text:p>-95.427948</text:p>
              </table:table-cell>
              <table:table-cell office:value-type="float" office:value="-95.963321">
                <text:p>-95.96332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502.612305">
                <text:p>14502.612305</text:p>
              </table:table-cell>
              <table:table-cell office:value-type="float" office:value="-95.035667">
                <text:p>-95.035667</text:p>
              </table:table-cell>
              <table:table-cell office:value-type="float" office:value="-100.094508">
                <text:p>-100.09450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513.378906">
                <text:p>14513.378906</text:p>
              </table:table-cell>
              <table:table-cell office:value-type="float" office:value="-94.687416">
                <text:p>-94.687416</text:p>
              </table:table-cell>
              <table:table-cell office:value-type="float" office:value="-101.742564">
                <text:p>-101.74256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4524.145508">
                <text:p>14524.145508</text:p>
              </table:table-cell>
              <table:table-cell office:value-type="float" office:value="-94.618927">
                <text:p>-94.618927</text:p>
              </table:table-cell>
              <table:table-cell office:value-type="float" office:value="-98.507686">
                <text:p>-98.50768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534.912109">
                <text:p>14534.912109</text:p>
              </table:table-cell>
              <table:table-cell office:value-type="float" office:value="-94.108093">
                <text:p>-94.108093</text:p>
              </table:table-cell>
              <table:table-cell office:value-type="float" office:value="-99.888751">
                <text:p>-99.88875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4545.678711">
                <text:p>14545.678711</text:p>
              </table:table-cell>
              <table:table-cell office:value-type="float" office:value="-94.006256">
                <text:p>-94.006256</text:p>
              </table:table-cell>
              <table:table-cell office:value-type="float" office:value="-98.854884">
                <text:p>-98.85488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556.445312">
                <text:p>14556.445312</text:p>
              </table:table-cell>
              <table:table-cell office:value-type="float" office:value="-94.764824">
                <text:p>-94.764824</text:p>
              </table:table-cell>
              <table:table-cell office:value-type="float" office:value="-92.866038">
                <text:p>-92.8660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4567.211914">
                <text:p>14567.211914</text:p>
              </table:table-cell>
              <table:table-cell office:value-type="float" office:value="-95.954773">
                <text:p>-95.954773</text:p>
              </table:table-cell>
              <table:table-cell office:value-type="float" office:value="-92.076022">
                <text:p>-92.0760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4577.978516">
                <text:p>14577.978516</text:p>
              </table:table-cell>
              <table:table-cell office:value-type="float" office:value="-91.893288">
                <text:p>-91.893288</text:p>
              </table:table-cell>
              <table:table-cell office:value-type="float" office:value="-97.806041">
                <text:p>-97.8060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4588.745117">
                <text:p>14588.745117</text:p>
              </table:table-cell>
              <table:table-cell office:value-type="float" office:value="-89.873169">
                <text:p>-89.873169</text:p>
              </table:table-cell>
              <table:table-cell office:value-type="float" office:value="-95.506419">
                <text:p>-95.50641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4599.511719">
                <text:p>14599.511719</text:p>
              </table:table-cell>
              <table:table-cell office:value-type="float" office:value="-91.015976">
                <text:p>-91.015976</text:p>
              </table:table-cell>
              <table:table-cell office:value-type="float" office:value="-96.697268">
                <text:p>-96.69726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610.27832">
                <text:p>14610.27832</text:p>
              </table:table-cell>
              <table:table-cell office:value-type="float" office:value="-90.921982">
                <text:p>-90.921982</text:p>
              </table:table-cell>
              <table:table-cell office:value-type="float" office:value="-93.73965">
                <text:p>-93.7396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621.044922">
                <text:p>14621.044922</text:p>
              </table:table-cell>
              <table:table-cell office:value-type="float" office:value="-92.643608">
                <text:p>-92.643608</text:p>
              </table:table-cell>
              <table:table-cell office:value-type="float" office:value="-95.79082">
                <text:p>-95.790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631.811523">
                <text:p>14631.811523</text:p>
              </table:table-cell>
              <table:table-cell office:value-type="float" office:value="-93.278572">
                <text:p>-93.278572</text:p>
              </table:table-cell>
              <table:table-cell office:value-type="float" office:value="-96.014232">
                <text:p>-96.01423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642.578125">
                <text:p>14642.578125</text:p>
              </table:table-cell>
              <table:table-cell office:value-type="float" office:value="-93.442589">
                <text:p>-93.442589</text:p>
              </table:table-cell>
              <table:table-cell office:value-type="float" office:value="-97.619677">
                <text:p>-97.6196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653.344727">
                <text:p>14653.344727</text:p>
              </table:table-cell>
              <table:table-cell office:value-type="float" office:value="-93.770576">
                <text:p>-93.770576</text:p>
              </table:table-cell>
              <table:table-cell office:value-type="float" office:value="-98.607798">
                <text:p>-98.6077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664.111328">
                <text:p>14664.111328</text:p>
              </table:table-cell>
              <table:table-cell office:value-type="float" office:value="-91.889">
                <text:p>-91.889</text:p>
              </table:table-cell>
              <table:table-cell office:value-type="float" office:value="-95.874118">
                <text:p>-95.87411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674.87793">
                <text:p>14674.87793</text:p>
              </table:table-cell>
              <table:table-cell office:value-type="float" office:value="-91.904388">
                <text:p>-91.904388</text:p>
              </table:table-cell>
              <table:table-cell office:value-type="float" office:value="-95.101107">
                <text:p>-95.10110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685.644531">
                <text:p>14685.644531</text:p>
              </table:table-cell>
              <table:table-cell office:value-type="float" office:value="-91.473511">
                <text:p>-91.473511</text:p>
              </table:table-cell>
              <table:table-cell office:value-type="float" office:value="-99.340983">
                <text:p>-99.34098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696.411133">
                <text:p>14696.411133</text:p>
              </table:table-cell>
              <table:table-cell office:value-type="float" office:value="-92.679626">
                <text:p>-92.679626</text:p>
              </table:table-cell>
              <table:table-cell office:value-type="float" office:value="-97.46065">
                <text:p>-97.4606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707.177734">
                <text:p>14707.177734</text:p>
              </table:table-cell>
              <table:table-cell office:value-type="float" office:value="-94.320198">
                <text:p>-94.320198</text:p>
              </table:table-cell>
              <table:table-cell office:value-type="float" office:value="-100.504054">
                <text:p>-100.50405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717.944336">
                <text:p>14717.944336</text:p>
              </table:table-cell>
              <table:table-cell office:value-type="float" office:value="-96.759956">
                <text:p>-96.759956</text:p>
              </table:table-cell>
              <table:table-cell office:value-type="float" office:value="-95.543689">
                <text:p>-95.5436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728.710938">
                <text:p>14728.710938</text:p>
              </table:table-cell>
              <table:table-cell office:value-type="float" office:value="-94.813026">
                <text:p>-94.813026</text:p>
              </table:table-cell>
              <table:table-cell office:value-type="float" office:value="-93.193286">
                <text:p>-93.19328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4739.477539">
                <text:p>14739.477539</text:p>
              </table:table-cell>
              <table:table-cell office:value-type="float" office:value="-92.839043">
                <text:p>-92.839043</text:p>
              </table:table-cell>
              <table:table-cell office:value-type="float" office:value="-92.047549">
                <text:p>-92.04754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750.244141">
                <text:p>14750.244141</text:p>
              </table:table-cell>
              <table:table-cell office:value-type="float" office:value="-91.642082">
                <text:p>-91.642082</text:p>
              </table:table-cell>
              <table:table-cell office:value-type="float" office:value="-94.36465">
                <text:p>-94.3646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761.010742">
                <text:p>14761.010742</text:p>
              </table:table-cell>
              <table:table-cell office:value-type="float" office:value="-93.746948">
                <text:p>-93.746948</text:p>
              </table:table-cell>
              <table:table-cell office:value-type="float" office:value="-96.163249">
                <text:p>-96.16324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4771.777344">
                <text:p>14771.777344</text:p>
              </table:table-cell>
              <table:table-cell office:value-type="float" office:value="-93.590012">
                <text:p>-93.590012</text:p>
              </table:table-cell>
              <table:table-cell office:value-type="float" office:value="-96.696376">
                <text:p>-96.69637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782.543945">
                <text:p>14782.543945</text:p>
              </table:table-cell>
              <table:table-cell office:value-type="float" office:value="-93.700356">
                <text:p>-93.700356</text:p>
              </table:table-cell>
              <table:table-cell office:value-type="float" office:value="-96.966967">
                <text:p>-96.9669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793.310547">
                <text:p>14793.310547</text:p>
              </table:table-cell>
              <table:table-cell office:value-type="float" office:value="-92.619148">
                <text:p>-92.619148</text:p>
              </table:table-cell>
              <table:table-cell office:value-type="float" office:value="-96.419284">
                <text:p>-96.41928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804.077148">
                <text:p>14804.077148</text:p>
              </table:table-cell>
              <table:table-cell office:value-type="float" office:value="-90.901367">
                <text:p>-90.901367</text:p>
              </table:table-cell>
              <table:table-cell office:value-type="float" office:value="-95.846393">
                <text:p>-95.8463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814.84375">
                <text:p>14814.84375</text:p>
              </table:table-cell>
              <table:table-cell office:value-type="float" office:value="-92.069328">
                <text:p>-92.069328</text:p>
              </table:table-cell>
              <table:table-cell office:value-type="float" office:value="-92.855716">
                <text:p>-92.8557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825.610352">
                <text:p>14825.610352</text:p>
              </table:table-cell>
              <table:table-cell office:value-type="float" office:value="-89.793159">
                <text:p>-89.793159</text:p>
              </table:table-cell>
              <table:table-cell office:value-type="float" office:value="-90.200686">
                <text:p>-90.20068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836.376953">
                <text:p>14836.376953</text:p>
              </table:table-cell>
              <table:table-cell office:value-type="float" office:value="-89.952942">
                <text:p>-89.952942</text:p>
              </table:table-cell>
              <table:table-cell office:value-type="float" office:value="-91.823726">
                <text:p>-91.8237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4847.143555">
                <text:p>14847.143555</text:p>
              </table:table-cell>
              <table:table-cell office:value-type="float" office:value="-90.662346">
                <text:p>-90.662346</text:p>
              </table:table-cell>
              <table:table-cell office:value-type="float" office:value="-92.655536">
                <text:p>-92.65553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857.910156">
                <text:p>14857.910156</text:p>
              </table:table-cell>
              <table:table-cell office:value-type="float" office:value="-91.640778">
                <text:p>-91.640778</text:p>
              </table:table-cell>
              <table:table-cell office:value-type="float" office:value="-88.847499">
                <text:p>-88.84749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868.676758">
                <text:p>14868.676758</text:p>
              </table:table-cell>
              <table:table-cell office:value-type="float" office:value="-92.332726">
                <text:p>-92.332726</text:p>
              </table:table-cell>
              <table:table-cell office:value-type="float" office:value="-91.314814">
                <text:p>-91.31481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879.443359">
                <text:p>14879.443359</text:p>
              </table:table-cell>
              <table:table-cell office:value-type="float" office:value="-93.391029">
                <text:p>-93.391029</text:p>
              </table:table-cell>
              <table:table-cell office:value-type="float" office:value="-95.200374">
                <text:p>-95.20037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890.209961">
                <text:p>14890.209961</text:p>
              </table:table-cell>
              <table:table-cell office:value-type="float" office:value="-91.399384">
                <text:p>-91.399384</text:p>
              </table:table-cell>
              <table:table-cell office:value-type="float" office:value="-95.989558">
                <text:p>-95.98955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900.976562">
                <text:p>14900.976562</text:p>
              </table:table-cell>
              <table:table-cell office:value-type="float" office:value="-92.943993">
                <text:p>-92.943993</text:p>
              </table:table-cell>
              <table:table-cell office:value-type="float" office:value="-96.722758">
                <text:p>-96.72275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911.743164">
                <text:p>14911.743164</text:p>
              </table:table-cell>
              <table:table-cell office:value-type="float" office:value="-93.056458">
                <text:p>-93.056458</text:p>
              </table:table-cell>
              <table:table-cell office:value-type="float" office:value="-97.537738">
                <text:p>-97.5377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922.509766">
                <text:p>14922.509766</text:p>
              </table:table-cell>
              <table:table-cell office:value-type="float" office:value="-94.150482">
                <text:p>-94.150482</text:p>
              </table:table-cell>
              <table:table-cell office:value-type="float" office:value="-100.226375">
                <text:p>-100.22637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933.276367">
                <text:p>14933.276367</text:p>
              </table:table-cell>
              <table:table-cell office:value-type="float" office:value="-94.10601">
                <text:p>-94.10601</text:p>
              </table:table-cell>
              <table:table-cell office:value-type="float" office:value="-96.418918">
                <text:p>-96.41891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944.042969">
                <text:p>14944.042969</text:p>
              </table:table-cell>
              <table:table-cell office:value-type="float" office:value="-93.735458">
                <text:p>-93.735458</text:p>
              </table:table-cell>
              <table:table-cell office:value-type="float" office:value="-94.159472">
                <text:p>-94.15947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954.80957">
                <text:p>14954.80957</text:p>
              </table:table-cell>
              <table:table-cell office:value-type="float" office:value="-94.697739">
                <text:p>-94.697739</text:p>
              </table:table-cell>
              <table:table-cell office:value-type="float" office:value="-94.507495">
                <text:p>-94.50749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965.576172">
                <text:p>14965.576172</text:p>
              </table:table-cell>
              <table:table-cell office:value-type="float" office:value="-95.509163">
                <text:p>-95.509163</text:p>
              </table:table-cell>
              <table:table-cell office:value-type="float" office:value="-94.267985">
                <text:p>-94.2679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976.342773">
                <text:p>14976.342773</text:p>
              </table:table-cell>
              <table:table-cell office:value-type="float" office:value="-95.470078">
                <text:p>-95.470078</text:p>
              </table:table-cell>
              <table:table-cell office:value-type="float" office:value="-95.088015">
                <text:p>-95.08801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987.109375">
                <text:p>14987.109375</text:p>
              </table:table-cell>
              <table:table-cell office:value-type="float" office:value="-94.651443">
                <text:p>-94.651443</text:p>
              </table:table-cell>
              <table:table-cell office:value-type="float" office:value="-96.729724">
                <text:p>-96.7297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997.875977">
                <text:p>14997.875977</text:p>
              </table:table-cell>
              <table:table-cell office:value-type="float" office:value="-94.906395">
                <text:p>-94.906395</text:p>
              </table:table-cell>
              <table:table-cell office:value-type="float" office:value="-99.387034">
                <text:p>-99.38703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008.642578">
                <text:p>15008.642578</text:p>
              </table:table-cell>
              <table:table-cell office:value-type="float" office:value="-94.941154">
                <text:p>-94.941154</text:p>
              </table:table-cell>
              <table:table-cell office:value-type="float" office:value="-96.861148">
                <text:p>-96.8611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019.40918">
                <text:p>15019.40918</text:p>
              </table:table-cell>
              <table:table-cell office:value-type="float" office:value="-94.365761">
                <text:p>-94.365761</text:p>
              </table:table-cell>
              <table:table-cell office:value-type="float" office:value="-95.671458">
                <text:p>-95.67145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030.175781">
                <text:p>15030.175781</text:p>
              </table:table-cell>
              <table:table-cell office:value-type="float" office:value="-92.204163">
                <text:p>-92.204163</text:p>
              </table:table-cell>
              <table:table-cell office:value-type="float" office:value="-96.884616">
                <text:p>-96.88461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040.942383">
                <text:p>15040.942383</text:p>
              </table:table-cell>
              <table:table-cell office:value-type="float" office:value="-92.790466">
                <text:p>-92.790466</text:p>
              </table:table-cell>
              <table:table-cell office:value-type="float" office:value="-96.085391">
                <text:p>-96.08539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051.708984">
                <text:p>15051.708984</text:p>
              </table:table-cell>
              <table:table-cell office:value-type="float" office:value="-91.899895">
                <text:p>-91.899895</text:p>
              </table:table-cell>
              <table:table-cell office:value-type="float" office:value="-94.98183">
                <text:p>-94.981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062.475586">
                <text:p>15062.475586</text:p>
              </table:table-cell>
              <table:table-cell office:value-type="float" office:value="-91.033646">
                <text:p>-91.033646</text:p>
              </table:table-cell>
              <table:table-cell office:value-type="float" office:value="-95.702121">
                <text:p>-95.70212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073.242188">
                <text:p>15073.242188</text:p>
              </table:table-cell>
              <table:table-cell office:value-type="float" office:value="-90.402077">
                <text:p>-90.402077</text:p>
              </table:table-cell>
              <table:table-cell office:value-type="float" office:value="-98.708354">
                <text:p>-98.70835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084.008789">
                <text:p>15084.008789</text:p>
              </table:table-cell>
              <table:table-cell office:value-type="float" office:value="-91.753563">
                <text:p>-91.753563</text:p>
              </table:table-cell>
              <table:table-cell office:value-type="float" office:value="-95.402011">
                <text:p>-95.4020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094.775391">
                <text:p>15094.775391</text:p>
              </table:table-cell>
              <table:table-cell office:value-type="float" office:value="-93.189087">
                <text:p>-93.189087</text:p>
              </table:table-cell>
              <table:table-cell office:value-type="float" office:value="-96.660258">
                <text:p>-96.6602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105.541992">
                <text:p>15105.541992</text:p>
              </table:table-cell>
              <table:table-cell office:value-type="float" office:value="-94.069603">
                <text:p>-94.069603</text:p>
              </table:table-cell>
              <table:table-cell office:value-type="float" office:value="-94.934649">
                <text:p>-94.93464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116.308594">
                <text:p>15116.308594</text:p>
              </table:table-cell>
              <table:table-cell office:value-type="float" office:value="-93.48037">
                <text:p>-93.48037</text:p>
              </table:table-cell>
              <table:table-cell office:value-type="float" office:value="-94.96329">
                <text:p>-94.9632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127.075195">
                <text:p>15127.075195</text:p>
              </table:table-cell>
              <table:table-cell office:value-type="float" office:value="-91.771729">
                <text:p>-91.771729</text:p>
              </table:table-cell>
              <table:table-cell office:value-type="float" office:value="-97.158694">
                <text:p>-97.15869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137.841797">
                <text:p>15137.841797</text:p>
              </table:table-cell>
              <table:table-cell office:value-type="float" office:value="-92.669823">
                <text:p>-92.669823</text:p>
              </table:table-cell>
              <table:table-cell office:value-type="float" office:value="-97.262851">
                <text:p>-97.2628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148.608398">
                <text:p>15148.608398</text:p>
              </table:table-cell>
              <table:table-cell office:value-type="float" office:value="-93.684647">
                <text:p>-93.684647</text:p>
              </table:table-cell>
              <table:table-cell office:value-type="float" office:value="-97.606967">
                <text:p>-97.60696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159.375">
                <text:p>15159.375</text:p>
              </table:table-cell>
              <table:table-cell office:value-type="float" office:value="-94.824135">
                <text:p>-94.824135</text:p>
              </table:table-cell>
              <table:table-cell office:value-type="float" office:value="-95.778613">
                <text:p>-95.7786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170.141602">
                <text:p>15170.141602</text:p>
              </table:table-cell>
              <table:table-cell office:value-type="float" office:value="-94.76815">
                <text:p>-94.76815</text:p>
              </table:table-cell>
              <table:table-cell office:value-type="float" office:value="-94.120112">
                <text:p>-94.12011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180.908203">
                <text:p>15180.908203</text:p>
              </table:table-cell>
              <table:table-cell office:value-type="float" office:value="-92.373276">
                <text:p>-92.373276</text:p>
              </table:table-cell>
              <table:table-cell office:value-type="float" office:value="-95.049785">
                <text:p>-95.0497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191.674805">
                <text:p>15191.674805</text:p>
              </table:table-cell>
              <table:table-cell office:value-type="float" office:value="-94.113144">
                <text:p>-94.113144</text:p>
              </table:table-cell>
              <table:table-cell office:value-type="float" office:value="-95.113093">
                <text:p>-95.1130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202.441406">
                <text:p>15202.441406</text:p>
              </table:table-cell>
              <table:table-cell office:value-type="float" office:value="-94.719688">
                <text:p>-94.719688</text:p>
              </table:table-cell>
              <table:table-cell office:value-type="float" office:value="-94.089137">
                <text:p>-94.08913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213.208008">
                <text:p>15213.208008</text:p>
              </table:table-cell>
              <table:table-cell office:value-type="float" office:value="-94.268013">
                <text:p>-94.268013</text:p>
              </table:table-cell>
              <table:table-cell office:value-type="float" office:value="-95.627665">
                <text:p>-95.62766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223.974609">
                <text:p>15223.974609</text:p>
              </table:table-cell>
              <table:table-cell office:value-type="float" office:value="-91.722908">
                <text:p>-91.722908</text:p>
              </table:table-cell>
              <table:table-cell office:value-type="float" office:value="-94.227237">
                <text:p>-94.22723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234.741211">
                <text:p>15234.741211</text:p>
              </table:table-cell>
              <table:table-cell office:value-type="float" office:value="-89.008438">
                <text:p>-89.008438</text:p>
              </table:table-cell>
              <table:table-cell office:value-type="float" office:value="-90.959338">
                <text:p>-90.95933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245.507812">
                <text:p>15245.507812</text:p>
              </table:table-cell>
              <table:table-cell office:value-type="float" office:value="-86.267532">
                <text:p>-86.267532</text:p>
              </table:table-cell>
              <table:table-cell office:value-type="float" office:value="-89.03303">
                <text:p>-89.033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256.274414">
                <text:p>15256.274414</text:p>
              </table:table-cell>
              <table:table-cell office:value-type="float" office:value="-90.451088">
                <text:p>-90.451088</text:p>
              </table:table-cell>
              <table:table-cell office:value-type="float" office:value="-91.11848">
                <text:p>-91.1184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267.041016">
                <text:p>15267.041016</text:p>
              </table:table-cell>
              <table:table-cell office:value-type="float" office:value="-89.743767">
                <text:p>-89.743767</text:p>
              </table:table-cell>
              <table:table-cell office:value-type="float" office:value="-91.469195">
                <text:p>-91.46919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277.807617">
                <text:p>15277.807617</text:p>
              </table:table-cell>
              <table:table-cell office:value-type="float" office:value="-85.432816">
                <text:p>-85.432816</text:p>
              </table:table-cell>
              <table:table-cell office:value-type="float" office:value="-87.462222">
                <text:p>-87.46222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288.574219">
                <text:p>15288.574219</text:p>
              </table:table-cell>
              <table:table-cell office:value-type="float" office:value="-86.953766">
                <text:p>-86.953766</text:p>
              </table:table-cell>
              <table:table-cell office:value-type="float" office:value="-88.158275">
                <text:p>-88.15827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299.34082">
                <text:p>15299.34082</text:p>
              </table:table-cell>
              <table:table-cell office:value-type="float" office:value="-93.5028">
                <text:p>-93.5028</text:p>
              </table:table-cell>
              <table:table-cell office:value-type="float" office:value="-92.724124">
                <text:p>-92.72412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310.107422">
                <text:p>15310.107422</text:p>
              </table:table-cell>
              <table:table-cell office:value-type="float" office:value="-93.482285">
                <text:p>-93.482285</text:p>
              </table:table-cell>
              <table:table-cell office:value-type="float" office:value="-95.415797">
                <text:p>-95.41579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320.874023">
                <text:p>15320.874023</text:p>
              </table:table-cell>
              <table:table-cell office:value-type="float" office:value="-92.503113">
                <text:p>-92.503113</text:p>
              </table:table-cell>
              <table:table-cell office:value-type="float" office:value="-95.095744">
                <text:p>-95.0957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331.640625">
                <text:p>15331.640625</text:p>
              </table:table-cell>
              <table:table-cell office:value-type="float" office:value="-92.812454">
                <text:p>-92.812454</text:p>
              </table:table-cell>
              <table:table-cell office:value-type="float" office:value="-98.421946">
                <text:p>-98.4219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342.407227">
                <text:p>15342.407227</text:p>
              </table:table-cell>
              <table:table-cell office:value-type="float" office:value="-91.869301">
                <text:p>-91.869301</text:p>
              </table:table-cell>
              <table:table-cell office:value-type="float" office:value="-97.162341">
                <text:p>-97.16234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353.173828">
                <text:p>15353.173828</text:p>
              </table:table-cell>
              <table:table-cell office:value-type="float" office:value="-92.083847">
                <text:p>-92.083847</text:p>
              </table:table-cell>
              <table:table-cell office:value-type="float" office:value="-95.243052">
                <text:p>-95.24305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363.94043">
                <text:p>15363.94043</text:p>
              </table:table-cell>
              <table:table-cell office:value-type="float" office:value="-93.948563">
                <text:p>-93.948563</text:p>
              </table:table-cell>
              <table:table-cell office:value-type="float" office:value="-100.845813">
                <text:p>-100.8458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374.707031">
                <text:p>15374.707031</text:p>
              </table:table-cell>
              <table:table-cell office:value-type="float" office:value="-93.41378">
                <text:p>-93.41378</text:p>
              </table:table-cell>
              <table:table-cell office:value-type="float" office:value="-98.590617">
                <text:p>-98.59061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385.473633">
                <text:p>15385.473633</text:p>
              </table:table-cell>
              <table:table-cell office:value-type="float" office:value="-93.058144">
                <text:p>-93.058144</text:p>
              </table:table-cell>
              <table:table-cell office:value-type="float" office:value="-94.988185">
                <text:p>-94.98818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396.240234">
                <text:p>15396.240234</text:p>
              </table:table-cell>
              <table:table-cell office:value-type="float" office:value="-91.264626">
                <text:p>-91.264626</text:p>
              </table:table-cell>
              <table:table-cell office:value-type="float" office:value="-95.502444">
                <text:p>-95.5024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407.006836">
                <text:p>15407.006836</text:p>
              </table:table-cell>
              <table:table-cell office:value-type="float" office:value="-89.281334">
                <text:p>-89.281334</text:p>
              </table:table-cell>
              <table:table-cell office:value-type="float" office:value="-93.80955">
                <text:p>-93.8095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417.773438">
                <text:p>15417.773438</text:p>
              </table:table-cell>
              <table:table-cell office:value-type="float" office:value="-89.77211">
                <text:p>-89.77211</text:p>
              </table:table-cell>
              <table:table-cell office:value-type="float" office:value="-93.777125">
                <text:p>-93.7771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428.540039">
                <text:p>15428.540039</text:p>
              </table:table-cell>
              <table:table-cell office:value-type="float" office:value="-88.882629">
                <text:p>-88.882629</text:p>
              </table:table-cell>
              <table:table-cell office:value-type="float" office:value="-92.618091">
                <text:p>-92.6180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439.306641">
                <text:p>15439.306641</text:p>
              </table:table-cell>
              <table:table-cell office:value-type="float" office:value="-91.599068">
                <text:p>-91.599068</text:p>
              </table:table-cell>
              <table:table-cell office:value-type="float" office:value="-93.397715">
                <text:p>-93.39771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450.073242">
                <text:p>15450.073242</text:p>
              </table:table-cell>
              <table:table-cell office:value-type="float" office:value="-92.217918">
                <text:p>-92.217918</text:p>
              </table:table-cell>
              <table:table-cell office:value-type="float" office:value="-92.484851">
                <text:p>-92.48485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460.839844">
                <text:p>15460.839844</text:p>
              </table:table-cell>
              <table:table-cell office:value-type="float" office:value="-92.537323">
                <text:p>-92.537323</text:p>
              </table:table-cell>
              <table:table-cell office:value-type="float" office:value="-92.286403">
                <text:p>-92.28640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471.606445">
                <text:p>15471.606445</text:p>
              </table:table-cell>
              <table:table-cell office:value-type="float" office:value="-92.365257">
                <text:p>-92.365257</text:p>
              </table:table-cell>
              <table:table-cell office:value-type="float" office:value="-97.218913">
                <text:p>-97.21891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482.373047">
                <text:p>15482.373047</text:p>
              </table:table-cell>
              <table:table-cell office:value-type="float" office:value="-90.606689">
                <text:p>-90.606689</text:p>
              </table:table-cell>
              <table:table-cell office:value-type="float" office:value="-99.297419">
                <text:p>-99.29741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493.139648">
                <text:p>15493.139648</text:p>
              </table:table-cell>
              <table:table-cell office:value-type="float" office:value="-90.740219">
                <text:p>-90.740219</text:p>
              </table:table-cell>
              <table:table-cell office:value-type="float" office:value="-94.895434">
                <text:p>-94.89543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503.90625">
                <text:p>15503.90625</text:p>
              </table:table-cell>
              <table:table-cell office:value-type="float" office:value="-90.351379">
                <text:p>-90.351379</text:p>
              </table:table-cell>
              <table:table-cell office:value-type="float" office:value="-94.21255">
                <text:p>-94.2125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514.672852">
                <text:p>15514.672852</text:p>
              </table:table-cell>
              <table:table-cell office:value-type="float" office:value="-91.965462">
                <text:p>-91.965462</text:p>
              </table:table-cell>
              <table:table-cell office:value-type="float" office:value="-96.734172">
                <text:p>-96.73417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525.439453">
                <text:p>15525.439453</text:p>
              </table:table-cell>
              <table:table-cell office:value-type="float" office:value="-92.960358">
                <text:p>-92.960358</text:p>
              </table:table-cell>
              <table:table-cell office:value-type="float" office:value="-99.270709">
                <text:p>-99.27070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536.206055">
                <text:p>15536.206055</text:p>
              </table:table-cell>
              <table:table-cell office:value-type="float" office:value="-92.500084">
                <text:p>-92.500084</text:p>
              </table:table-cell>
              <table:table-cell office:value-type="float" office:value="-96.723964">
                <text:p>-96.7239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546.972656">
                <text:p>15546.972656</text:p>
              </table:table-cell>
              <table:table-cell office:value-type="float" office:value="-94.645493">
                <text:p>-94.645493</text:p>
              </table:table-cell>
              <table:table-cell office:value-type="float" office:value="-94.308284">
                <text:p>-94.3082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557.739258">
                <text:p>15557.739258</text:p>
              </table:table-cell>
              <table:table-cell office:value-type="float" office:value="-92.871758">
                <text:p>-92.871758</text:p>
              </table:table-cell>
              <table:table-cell office:value-type="float" office:value="-94.873942">
                <text:p>-94.87394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568.505859">
                <text:p>15568.505859</text:p>
              </table:table-cell>
              <table:table-cell office:value-type="float" office:value="-93.733437">
                <text:p>-93.733437</text:p>
              </table:table-cell>
              <table:table-cell office:value-type="float" office:value="-99.698527">
                <text:p>-99.69852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579.272461">
                <text:p>15579.272461</text:p>
              </table:table-cell>
              <table:table-cell office:value-type="float" office:value="-94.946487">
                <text:p>-94.946487</text:p>
              </table:table-cell>
              <table:table-cell office:value-type="float" office:value="-95.032687">
                <text:p>-95.03268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590.039062">
                <text:p>15590.039062</text:p>
              </table:table-cell>
              <table:table-cell office:value-type="float" office:value="-95.995857">
                <text:p>-95.995857</text:p>
              </table:table-cell>
              <table:table-cell office:value-type="float" office:value="-93.628062">
                <text:p>-93.62806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600.805664">
                <text:p>15600.805664</text:p>
              </table:table-cell>
              <table:table-cell office:value-type="float" office:value="-94.041496">
                <text:p>-94.041496</text:p>
              </table:table-cell>
              <table:table-cell office:value-type="float" office:value="-94.705172">
                <text:p>-94.70517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611.572266">
                <text:p>15611.572266</text:p>
              </table:table-cell>
              <table:table-cell office:value-type="float" office:value="-95.076851">
                <text:p>-95.076851</text:p>
              </table:table-cell>
              <table:table-cell office:value-type="float" office:value="-94.00915">
                <text:p>-94.0091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622.338867">
                <text:p>15622.338867</text:p>
              </table:table-cell>
              <table:table-cell office:value-type="float" office:value="-94.375809">
                <text:p>-94.375809</text:p>
              </table:table-cell>
              <table:table-cell office:value-type="float" office:value="-93.786456">
                <text:p>-93.78645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633.105469">
                <text:p>15633.105469</text:p>
              </table:table-cell>
              <table:table-cell office:value-type="float" office:value="-92.159767">
                <text:p>-92.159767</text:p>
              </table:table-cell>
              <table:table-cell office:value-type="float" office:value="-93.588351">
                <text:p>-93.58835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643.87207">
                <text:p>15643.87207</text:p>
              </table:table-cell>
              <table:table-cell office:value-type="float" office:value="-93.783531">
                <text:p>-93.783531</text:p>
              </table:table-cell>
              <table:table-cell office:value-type="float" office:value="-93.973819">
                <text:p>-93.9738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654.638672">
                <text:p>15654.638672</text:p>
              </table:table-cell>
              <table:table-cell office:value-type="float" office:value="-93.834579">
                <text:p>-93.834579</text:p>
              </table:table-cell>
              <table:table-cell office:value-type="float" office:value="-98.31885">
                <text:p>-98.3188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665.405273">
                <text:p>15665.405273</text:p>
              </table:table-cell>
              <table:table-cell office:value-type="float" office:value="-92.730858">
                <text:p>-92.730858</text:p>
              </table:table-cell>
              <table:table-cell office:value-type="float" office:value="-96.303241">
                <text:p>-96.30324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676.171875">
                <text:p>15676.171875</text:p>
              </table:table-cell>
              <table:table-cell office:value-type="float" office:value="-92.90583">
                <text:p>-92.90583</text:p>
              </table:table-cell>
              <table:table-cell office:value-type="float" office:value="-88.124232">
                <text:p>-88.12423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686.938477">
                <text:p>15686.938477</text:p>
              </table:table-cell>
              <table:table-cell office:value-type="float" office:value="-93.158615">
                <text:p>-93.158615</text:p>
              </table:table-cell>
              <table:table-cell office:value-type="float" office:value="-88.592296">
                <text:p>-88.59229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697.705078">
                <text:p>15697.705078</text:p>
              </table:table-cell>
              <table:table-cell office:value-type="float" office:value="-92.348305">
                <text:p>-92.348305</text:p>
              </table:table-cell>
              <table:table-cell office:value-type="float" office:value="-98.876864">
                <text:p>-98.87686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08.47168">
                <text:p>15708.47168</text:p>
              </table:table-cell>
              <table:table-cell office:value-type="float" office:value="-91.109314">
                <text:p>-91.109314</text:p>
              </table:table-cell>
              <table:table-cell office:value-type="float" office:value="-96.007144">
                <text:p>-96.00714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19.238281">
                <text:p>15719.238281</text:p>
              </table:table-cell>
              <table:table-cell office:value-type="float" office:value="-90.773514">
                <text:p>-90.773514</text:p>
              </table:table-cell>
              <table:table-cell office:value-type="float" office:value="-100.802615">
                <text:p>-100.80261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30.004883">
                <text:p>15730.004883</text:p>
              </table:table-cell>
              <table:table-cell office:value-type="float" office:value="-91.690605">
                <text:p>-91.690605</text:p>
              </table:table-cell>
              <table:table-cell office:value-type="float" office:value="-97.635104">
                <text:p>-97.63510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40.771484">
                <text:p>15740.771484</text:p>
              </table:table-cell>
              <table:table-cell office:value-type="float" office:value="-93.80899">
                <text:p>-93.80899</text:p>
              </table:table-cell>
              <table:table-cell office:value-type="float" office:value="-95.893107">
                <text:p>-95.89310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51.538086">
                <text:p>15751.538086</text:p>
              </table:table-cell>
              <table:table-cell office:value-type="float" office:value="-95.088005">
                <text:p>-95.088005</text:p>
              </table:table-cell>
              <table:table-cell office:value-type="float" office:value="-97.882357">
                <text:p>-97.88235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62.304688">
                <text:p>15762.304688</text:p>
              </table:table-cell>
              <table:table-cell office:value-type="float" office:value="-94.085892">
                <text:p>-94.085892</text:p>
              </table:table-cell>
              <table:table-cell office:value-type="float" office:value="-98.55308">
                <text:p>-98.5530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73.071289">
                <text:p>15773.071289</text:p>
              </table:table-cell>
              <table:table-cell office:value-type="float" office:value="-91.579018">
                <text:p>-91.579018</text:p>
              </table:table-cell>
              <table:table-cell office:value-type="float" office:value="-99.914439">
                <text:p>-99.91443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83.837891">
                <text:p>15783.837891</text:p>
              </table:table-cell>
              <table:table-cell office:value-type="float" office:value="-86.013611">
                <text:p>-86.013611</text:p>
              </table:table-cell>
              <table:table-cell office:value-type="float" office:value="-93.208972">
                <text:p>-93.20897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94.604492">
                <text:p>15794.604492</text:p>
              </table:table-cell>
              <table:table-cell office:value-type="float" office:value="-86.059105">
                <text:p>-86.059105</text:p>
              </table:table-cell>
              <table:table-cell office:value-type="float" office:value="-92.635127">
                <text:p>-92.63512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805.371094">
                <text:p>15805.371094</text:p>
              </table:table-cell>
              <table:table-cell office:value-type="float" office:value="-94.133873">
                <text:p>-94.133873</text:p>
              </table:table-cell>
              <table:table-cell office:value-type="float" office:value="-97.249896">
                <text:p>-97.2498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816.137695">
                <text:p>15816.137695</text:p>
              </table:table-cell>
              <table:table-cell office:value-type="float" office:value="-94.944366">
                <text:p>-94.944366</text:p>
              </table:table-cell>
              <table:table-cell office:value-type="float" office:value="-95.975589">
                <text:p>-95.97558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826.904297">
                <text:p>15826.904297</text:p>
              </table:table-cell>
              <table:table-cell office:value-type="float" office:value="-97.090149">
                <text:p>-97.090149</text:p>
              </table:table-cell>
              <table:table-cell office:value-type="float" office:value="-96.51813">
                <text:p>-96.518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837.670898">
                <text:p>15837.670898</text:p>
              </table:table-cell>
              <table:table-cell office:value-type="float" office:value="-95.644417">
                <text:p>-95.644417</text:p>
              </table:table-cell>
              <table:table-cell office:value-type="float" office:value="-97.068057">
                <text:p>-97.0680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848.4375">
                <text:p>15848.4375</text:p>
              </table:table-cell>
              <table:table-cell office:value-type="float" office:value="-91.500305">
                <text:p>-91.500305</text:p>
              </table:table-cell>
              <table:table-cell office:value-type="float" office:value="-94.390475">
                <text:p>-94.39047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859.204102">
                <text:p>15859.204102</text:p>
              </table:table-cell>
              <table:table-cell office:value-type="float" office:value="-91.884827">
                <text:p>-91.884827</text:p>
              </table:table-cell>
              <table:table-cell office:value-type="float" office:value="-94.643908">
                <text:p>-94.64390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869.970703">
                <text:p>15869.970703</text:p>
              </table:table-cell>
              <table:table-cell office:value-type="float" office:value="-94.67115">
                <text:p>-94.67115</text:p>
              </table:table-cell>
              <table:table-cell office:value-type="float" office:value="-96.652621">
                <text:p>-96.65262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880.737305">
                <text:p>15880.737305</text:p>
              </table:table-cell>
              <table:table-cell office:value-type="float" office:value="-93.096588">
                <text:p>-93.096588</text:p>
              </table:table-cell>
              <table:table-cell office:value-type="float" office:value="-97.615191">
                <text:p>-97.61519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891.503906">
                <text:p>15891.503906</text:p>
              </table:table-cell>
              <table:table-cell office:value-type="float" office:value="-92.480858">
                <text:p>-92.480858</text:p>
              </table:table-cell>
              <table:table-cell office:value-type="float" office:value="-95.58182">
                <text:p>-95.5818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902.270508">
                <text:p>15902.270508</text:p>
              </table:table-cell>
              <table:table-cell office:value-type="float" office:value="-90.940628">
                <text:p>-90.940628</text:p>
              </table:table-cell>
              <table:table-cell office:value-type="float" office:value="-94.229159">
                <text:p>-94.22915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913.037109">
                <text:p>15913.037109</text:p>
              </table:table-cell>
              <table:table-cell office:value-type="float" office:value="-93.517632">
                <text:p>-93.517632</text:p>
              </table:table-cell>
              <table:table-cell office:value-type="float" office:value="-94.121188">
                <text:p>-94.12118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923.803711">
                <text:p>15923.803711</text:p>
              </table:table-cell>
              <table:table-cell office:value-type="float" office:value="-94.801025">
                <text:p>-94.801025</text:p>
              </table:table-cell>
              <table:table-cell office:value-type="float" office:value="-93.608455">
                <text:p>-93.6084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934.570312">
                <text:p>15934.570312</text:p>
              </table:table-cell>
              <table:table-cell office:value-type="float" office:value="-94.459816">
                <text:p>-94.459816</text:p>
              </table:table-cell>
              <table:table-cell office:value-type="float" office:value="-93.787051">
                <text:p>-93.78705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945.336914">
                <text:p>15945.336914</text:p>
              </table:table-cell>
              <table:table-cell office:value-type="float" office:value="-92.926147">
                <text:p>-92.926147</text:p>
              </table:table-cell>
              <table:table-cell office:value-type="float" office:value="-96.193339">
                <text:p>-96.19333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956.103516">
                <text:p>15956.103516</text:p>
              </table:table-cell>
              <table:table-cell office:value-type="float" office:value="-92.709007">
                <text:p>-92.709007</text:p>
              </table:table-cell>
              <table:table-cell office:value-type="float" office:value="-97.50867">
                <text:p>-97.508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966.870117">
                <text:p>15966.870117</text:p>
              </table:table-cell>
              <table:table-cell office:value-type="float" office:value="-93.473717">
                <text:p>-93.473717</text:p>
              </table:table-cell>
              <table:table-cell office:value-type="float" office:value="-96.778193">
                <text:p>-96.77819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977.636719">
                <text:p>15977.636719</text:p>
              </table:table-cell>
              <table:table-cell office:value-type="float" office:value="-93.738708">
                <text:p>-93.738708</text:p>
              </table:table-cell>
              <table:table-cell office:value-type="float" office:value="-96.121577">
                <text:p>-96.12157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988.40332">
                <text:p>15988.40332</text:p>
              </table:table-cell>
              <table:table-cell office:value-type="float" office:value="-93.630257">
                <text:p>-93.630257</text:p>
              </table:table-cell>
              <table:table-cell office:value-type="float" office:value="-97.822703">
                <text:p>-97.82270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999.169922">
                <text:p>15999.169922</text:p>
              </table:table-cell>
              <table:table-cell office:value-type="float" office:value="-94.183075">
                <text:p>-94.183075</text:p>
              </table:table-cell>
              <table:table-cell office:value-type="float" office:value="-95.757121">
                <text:p>-95.75712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009.936523">
                <text:p>16009.936523</text:p>
              </table:table-cell>
              <table:table-cell office:value-type="float" office:value="-92.923813">
                <text:p>-92.923813</text:p>
              </table:table-cell>
              <table:table-cell office:value-type="float" office:value="-93.831576">
                <text:p>-93.83157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020.703125">
                <text:p>16020.703125</text:p>
              </table:table-cell>
              <table:table-cell office:value-type="float" office:value="-94.142715">
                <text:p>-94.142715</text:p>
              </table:table-cell>
              <table:table-cell office:value-type="float" office:value="-97.545955">
                <text:p>-97.54595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031.469727">
                <text:p>16031.469727</text:p>
              </table:table-cell>
              <table:table-cell office:value-type="float" office:value="-92.849678">
                <text:p>-92.849678</text:p>
              </table:table-cell>
              <table:table-cell office:value-type="float" office:value="-98.035205">
                <text:p>-98.03520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042.236328">
                <text:p>16042.236328</text:p>
              </table:table-cell>
              <table:table-cell office:value-type="float" office:value="-93.366142">
                <text:p>-93.366142</text:p>
              </table:table-cell>
              <table:table-cell office:value-type="float" office:value="-93.347834">
                <text:p>-93.3478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053.00293">
                <text:p>16053.00293</text:p>
              </table:table-cell>
              <table:table-cell office:value-type="float" office:value="-94.801407">
                <text:p>-94.801407</text:p>
              </table:table-cell>
              <table:table-cell office:value-type="float" office:value="-90.527789">
                <text:p>-90.5277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063.769531">
                <text:p>16063.769531</text:p>
              </table:table-cell>
              <table:table-cell office:value-type="float" office:value="-93.63031">
                <text:p>-93.63031</text:p>
              </table:table-cell>
              <table:table-cell office:value-type="float" office:value="-91.77061">
                <text:p>-91.7706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074.536133">
                <text:p>16074.536133</text:p>
              </table:table-cell>
              <table:table-cell office:value-type="float" office:value="-94.136818">
                <text:p>-94.136818</text:p>
              </table:table-cell>
              <table:table-cell office:value-type="float" office:value="-93.439898">
                <text:p>-93.43989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085.302734">
                <text:p>16085.302734</text:p>
              </table:table-cell>
              <table:table-cell office:value-type="float" office:value="-89.646568">
                <text:p>-89.646568</text:p>
              </table:table-cell>
              <table:table-cell office:value-type="float" office:value="-92.286235">
                <text:p>-92.28623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096.069336">
                <text:p>16096.069336</text:p>
              </table:table-cell>
              <table:table-cell office:value-type="float" office:value="-91.749603">
                <text:p>-91.749603</text:p>
              </table:table-cell>
              <table:table-cell office:value-type="float" office:value="-92.472514">
                <text:p>-92.4725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106.835938">
                <text:p>16106.835938</text:p>
              </table:table-cell>
              <table:table-cell office:value-type="float" office:value="-91.809723">
                <text:p>-91.809723</text:p>
              </table:table-cell>
              <table:table-cell office:value-type="float" office:value="-92.303073">
                <text:p>-92.30307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117.602539">
                <text:p>16117.602539</text:p>
              </table:table-cell>
              <table:table-cell office:value-type="float" office:value="-92.931694">
                <text:p>-92.931694</text:p>
              </table:table-cell>
              <table:table-cell office:value-type="float" office:value="-91.917239">
                <text:p>-91.91723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128.369141">
                <text:p>16128.369141</text:p>
              </table:table-cell>
              <table:table-cell office:value-type="float" office:value="-93.780083">
                <text:p>-93.780083</text:p>
              </table:table-cell>
              <table:table-cell office:value-type="float" office:value="-92.682132">
                <text:p>-92.6821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139.135742">
                <text:p>16139.135742</text:p>
              </table:table-cell>
              <table:table-cell office:value-type="float" office:value="-94.357437">
                <text:p>-94.357437</text:p>
              </table:table-cell>
              <table:table-cell office:value-type="float" office:value="-95.326037">
                <text:p>-95.3260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149.902344">
                <text:p>16149.902344</text:p>
              </table:table-cell>
              <table:table-cell office:value-type="float" office:value="-92.498375">
                <text:p>-92.498375</text:p>
              </table:table-cell>
              <table:table-cell office:value-type="float" office:value="-96.924411">
                <text:p>-96.9244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160.668945">
                <text:p>16160.668945</text:p>
              </table:table-cell>
              <table:table-cell office:value-type="float" office:value="-91.833504">
                <text:p>-91.833504</text:p>
              </table:table-cell>
              <table:table-cell office:value-type="float" office:value="-95.289698">
                <text:p>-95.28969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171.435547">
                <text:p>16171.435547</text:p>
              </table:table-cell>
              <table:table-cell office:value-type="float" office:value="-92.885445">
                <text:p>-92.885445</text:p>
              </table:table-cell>
              <table:table-cell office:value-type="float" office:value="-93.479907">
                <text:p>-93.47990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182.202148">
                <text:p>16182.202148</text:p>
              </table:table-cell>
              <table:table-cell office:value-type="float" office:value="-93.227341">
                <text:p>-93.227341</text:p>
              </table:table-cell>
              <table:table-cell office:value-type="float" office:value="-95.999507">
                <text:p>-95.99950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192.96875">
                <text:p>16192.96875</text:p>
              </table:table-cell>
              <table:table-cell office:value-type="float" office:value="-94.07077">
                <text:p>-94.07077</text:p>
              </table:table-cell>
              <table:table-cell office:value-type="float" office:value="-95.847705">
                <text:p>-95.84770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203.735352">
                <text:p>16203.735352</text:p>
              </table:table-cell>
              <table:table-cell office:value-type="float" office:value="-94.184616">
                <text:p>-94.184616</text:p>
              </table:table-cell>
              <table:table-cell office:value-type="float" office:value="-92.41701">
                <text:p>-92.4170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214.501953">
                <text:p>16214.501953</text:p>
              </table:table-cell>
              <table:table-cell office:value-type="float" office:value="-93.913155">
                <text:p>-93.913155</text:p>
              </table:table-cell>
              <table:table-cell office:value-type="float" office:value="-91.261935">
                <text:p>-91.26193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225.268555">
                <text:p>16225.268555</text:p>
              </table:table-cell>
              <table:table-cell office:value-type="float" office:value="-91.830177">
                <text:p>-91.830177</text:p>
              </table:table-cell>
              <table:table-cell office:value-type="float" office:value="-97.798007">
                <text:p>-97.79800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236.035156">
                <text:p>16236.035156</text:p>
              </table:table-cell>
              <table:table-cell office:value-type="float" office:value="-89.946259">
                <text:p>-89.946259</text:p>
              </table:table-cell>
              <table:table-cell office:value-type="float" office:value="-98.580317">
                <text:p>-98.58031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246.801758">
                <text:p>16246.801758</text:p>
              </table:table-cell>
              <table:table-cell office:value-type="float" office:value="-90.805481">
                <text:p>-90.805481</text:p>
              </table:table-cell>
              <table:table-cell office:value-type="float" office:value="-96.42158">
                <text:p>-96.421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257.568359">
                <text:p>16257.568359</text:p>
              </table:table-cell>
              <table:table-cell office:value-type="float" office:value="-91.269447">
                <text:p>-91.269447</text:p>
              </table:table-cell>
              <table:table-cell office:value-type="float" office:value="-95.562564">
                <text:p>-95.56256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268.334961">
                <text:p>16268.334961</text:p>
              </table:table-cell>
              <table:table-cell office:value-type="float" office:value="-92.565285">
                <text:p>-92.565285</text:p>
              </table:table-cell>
              <table:table-cell office:value-type="float" office:value="-100.338382">
                <text:p>-100.3383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279.101562">
                <text:p>16279.101562</text:p>
              </table:table-cell>
              <table:table-cell office:value-type="float" office:value="-92.436981">
                <text:p>-92.436981</text:p>
              </table:table-cell>
              <table:table-cell office:value-type="float" office:value="-97.799853">
                <text:p>-97.79985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289.868164">
                <text:p>16289.868164</text:p>
              </table:table-cell>
              <table:table-cell office:value-type="float" office:value="-92.927475">
                <text:p>-92.927475</text:p>
              </table:table-cell>
              <table:table-cell office:value-type="float" office:value="-96.793857">
                <text:p>-96.79385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300.634766">
                <text:p>16300.634766</text:p>
              </table:table-cell>
              <table:table-cell office:value-type="float" office:value="-93.488113">
                <text:p>-93.488113</text:p>
              </table:table-cell>
              <table:table-cell office:value-type="float" office:value="-98.132151">
                <text:p>-98.13215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311.401367">
                <text:p>16311.401367</text:p>
              </table:table-cell>
              <table:table-cell office:value-type="float" office:value="-91.507126">
                <text:p>-91.507126</text:p>
              </table:table-cell>
              <table:table-cell office:value-type="float" office:value="-96.793948">
                <text:p>-96.7939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322.167969">
                <text:p>16322.167969</text:p>
              </table:table-cell>
              <table:table-cell office:value-type="float" office:value="-91.229095">
                <text:p>-91.229095</text:p>
              </table:table-cell>
              <table:table-cell office:value-type="float" office:value="-94.444491">
                <text:p>-94.44449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332.93457">
                <text:p>16332.93457</text:p>
              </table:table-cell>
              <table:table-cell office:value-type="float" office:value="-90.673004">
                <text:p>-90.673004</text:p>
              </table:table-cell>
              <table:table-cell office:value-type="float" office:value="-95.481776">
                <text:p>-95.48177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343.701172">
                <text:p>16343.701172</text:p>
              </table:table-cell>
              <table:table-cell office:value-type="float" office:value="-92.227142">
                <text:p>-92.227142</text:p>
              </table:table-cell>
              <table:table-cell office:value-type="float" office:value="-94.373439">
                <text:p>-94.37343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354.467773">
                <text:p>16354.467773</text:p>
              </table:table-cell>
              <table:table-cell office:value-type="float" office:value="-94.617165">
                <text:p>-94.617165</text:p>
              </table:table-cell>
              <table:table-cell office:value-type="float" office:value="-94.627108">
                <text:p>-94.62710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365.234375">
                <text:p>16365.234375</text:p>
              </table:table-cell>
              <table:table-cell office:value-type="float" office:value="-95.195107">
                <text:p>-95.195107</text:p>
              </table:table-cell>
              <table:table-cell office:value-type="float" office:value="-97.337863">
                <text:p>-97.33786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376.000977">
                <text:p>16376.000977</text:p>
              </table:table-cell>
              <table:table-cell office:value-type="float" office:value="-91.975227">
                <text:p>-91.975227</text:p>
              </table:table-cell>
              <table:table-cell office:value-type="float" office:value="-95.538661">
                <text:p>-95.53866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386.767578">
                <text:p>16386.767578</text:p>
              </table:table-cell>
              <table:table-cell office:value-type="float" office:value="-90.376518">
                <text:p>-90.376518</text:p>
              </table:table-cell>
              <table:table-cell office:value-type="float" office:value="-96.957057">
                <text:p>-96.95705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397.53418">
                <text:p>16397.53418</text:p>
              </table:table-cell>
              <table:table-cell office:value-type="float" office:value="-92.430771">
                <text:p>-92.430771</text:p>
              </table:table-cell>
              <table:table-cell office:value-type="float" office:value="-97.071406">
                <text:p>-97.07140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08.300781">
                <text:p>16408.300781</text:p>
              </table:table-cell>
              <table:table-cell office:value-type="float" office:value="-94.41053">
                <text:p>-94.41053</text:p>
              </table:table-cell>
              <table:table-cell office:value-type="float" office:value="-95.4537">
                <text:p>-95.453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419.067383">
                <text:p>16419.067383</text:p>
              </table:table-cell>
              <table:table-cell office:value-type="float" office:value="-92.463562">
                <text:p>-92.463562</text:p>
              </table:table-cell>
              <table:table-cell office:value-type="float" office:value="-96.198634">
                <text:p>-96.1986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29.833984">
                <text:p>16429.833984</text:p>
              </table:table-cell>
              <table:table-cell office:value-type="float" office:value="-92.188431">
                <text:p>-92.188431</text:p>
              </table:table-cell>
              <table:table-cell office:value-type="float" office:value="-95.620768">
                <text:p>-95.62076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40.600586">
                <text:p>16440.600586</text:p>
              </table:table-cell>
              <table:table-cell office:value-type="float" office:value="-89.877373">
                <text:p>-89.877373</text:p>
              </table:table-cell>
              <table:table-cell office:value-type="float" office:value="-91.794833">
                <text:p>-91.7948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51.367188">
                <text:p>16451.367188</text:p>
              </table:table-cell>
              <table:table-cell office:value-type="float" office:value="-91.366928">
                <text:p>-91.366928</text:p>
              </table:table-cell>
              <table:table-cell office:value-type="float" office:value="-92.191806">
                <text:p>-92.1918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62.133789">
                <text:p>16462.133789</text:p>
              </table:table-cell>
              <table:table-cell office:value-type="float" office:value="-90.468552">
                <text:p>-90.468552</text:p>
              </table:table-cell>
              <table:table-cell office:value-type="float" office:value="-92.480639">
                <text:p>-92.48063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72.900391">
                <text:p>16472.900391</text:p>
              </table:table-cell>
              <table:table-cell office:value-type="float" office:value="-90.788055">
                <text:p>-90.788055</text:p>
              </table:table-cell>
              <table:table-cell office:value-type="float" office:value="-91.221125">
                <text:p>-91.2211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483.666992">
                <text:p>16483.666992</text:p>
              </table:table-cell>
              <table:table-cell office:value-type="float" office:value="-90.063995">
                <text:p>-90.063995</text:p>
              </table:table-cell>
              <table:table-cell office:value-type="float" office:value="-93.05218">
                <text:p>-93.0521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94.433594">
                <text:p>16494.433594</text:p>
              </table:table-cell>
              <table:table-cell office:value-type="float" office:value="-88.898369">
                <text:p>-88.898369</text:p>
              </table:table-cell>
              <table:table-cell office:value-type="float" office:value="-90.504748">
                <text:p>-90.50474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505.200195">
                <text:p>16505.200195</text:p>
              </table:table-cell>
              <table:table-cell office:value-type="float" office:value="-89.572571">
                <text:p>-89.572571</text:p>
              </table:table-cell>
              <table:table-cell office:value-type="float" office:value="-87.958743">
                <text:p>-87.95874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515.966797">
                <text:p>16515.966797</text:p>
              </table:table-cell>
              <table:table-cell office:value-type="float" office:value="-90.360695">
                <text:p>-90.360695</text:p>
              </table:table-cell>
              <table:table-cell office:value-type="float" office:value="-91.752421">
                <text:p>-91.75242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526.733398">
                <text:p>16526.733398</text:p>
              </table:table-cell>
              <table:table-cell office:value-type="float" office:value="-91.931389">
                <text:p>-91.931389</text:p>
              </table:table-cell>
              <table:table-cell office:value-type="float" office:value="-96.206485">
                <text:p>-96.20648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537.5">
                <text:p>16537.5</text:p>
              </table:table-cell>
              <table:table-cell office:value-type="float" office:value="-93.584244">
                <text:p>-93.584244</text:p>
              </table:table-cell>
              <table:table-cell office:value-type="float" office:value="-97.953761">
                <text:p>-97.95376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548.266602">
                <text:p>16548.266602</text:p>
              </table:table-cell>
              <table:table-cell office:value-type="float" office:value="-92.667435">
                <text:p>-92.667435</text:p>
              </table:table-cell>
              <table:table-cell office:value-type="float" office:value="-95.787944">
                <text:p>-95.78794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559.033203">
                <text:p>16559.033203</text:p>
              </table:table-cell>
              <table:table-cell office:value-type="float" office:value="-91.930634">
                <text:p>-91.930634</text:p>
              </table:table-cell>
              <table:table-cell office:value-type="float" office:value="-97.812518">
                <text:p>-97.81251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569.799805">
                <text:p>16569.799805</text:p>
              </table:table-cell>
              <table:table-cell office:value-type="float" office:value="-94.929031">
                <text:p>-94.929031</text:p>
              </table:table-cell>
              <table:table-cell office:value-type="float" office:value="-97.880748">
                <text:p>-97.88074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580.566406">
                <text:p>16580.566406</text:p>
              </table:table-cell>
              <table:table-cell office:value-type="float" office:value="-94.22261">
                <text:p>-94.22261</text:p>
              </table:table-cell>
              <table:table-cell office:value-type="float" office:value="-98.644336">
                <text:p>-98.64433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591.333008">
                <text:p>16591.333008</text:p>
              </table:table-cell>
              <table:table-cell office:value-type="float" office:value="-93.555763">
                <text:p>-93.555763</text:p>
              </table:table-cell>
              <table:table-cell office:value-type="float" office:value="-95.943118">
                <text:p>-95.94311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602.099609">
                <text:p>16602.099609</text:p>
              </table:table-cell>
              <table:table-cell office:value-type="float" office:value="-94.52874">
                <text:p>-94.52874</text:p>
              </table:table-cell>
              <table:table-cell office:value-type="float" office:value="-97.987811">
                <text:p>-97.98781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612.866211">
                <text:p>16612.866211</text:p>
              </table:table-cell>
              <table:table-cell office:value-type="float" office:value="-95.24073">
                <text:p>-95.24073</text:p>
              </table:table-cell>
              <table:table-cell office:value-type="float" office:value="-95.712809">
                <text:p>-95.71280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623.632812">
                <text:p>16623.632812</text:p>
              </table:table-cell>
              <table:table-cell office:value-type="float" office:value="-94.369576">
                <text:p>-94.369576</text:p>
              </table:table-cell>
              <table:table-cell office:value-type="float" office:value="-96.776065">
                <text:p>-96.77606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634.399414">
                <text:p>16634.399414</text:p>
              </table:table-cell>
              <table:table-cell office:value-type="float" office:value="-94.840698">
                <text:p>-94.840698</text:p>
              </table:table-cell>
              <table:table-cell office:value-type="float" office:value="-95.610164">
                <text:p>-95.61016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645.166016">
                <text:p>16645.166016</text:p>
              </table:table-cell>
              <table:table-cell office:value-type="float" office:value="-95.840355">
                <text:p>-95.840355</text:p>
              </table:table-cell>
              <table:table-cell office:value-type="float" office:value="-95.649341">
                <text:p>-95.6493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655.932617">
                <text:p>16655.932617</text:p>
              </table:table-cell>
              <table:table-cell office:value-type="float" office:value="-94.793884">
                <text:p>-94.793884</text:p>
              </table:table-cell>
              <table:table-cell office:value-type="float" office:value="-97.420718">
                <text:p>-97.42071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666.699219">
                <text:p>16666.699219</text:p>
              </table:table-cell>
              <table:table-cell office:value-type="float" office:value="-92.765511">
                <text:p>-92.765511</text:p>
              </table:table-cell>
              <table:table-cell office:value-type="float" office:value="-94.785487">
                <text:p>-94.78548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677.46582">
                <text:p>16677.46582</text:p>
              </table:table-cell>
              <table:table-cell office:value-type="float" office:value="-92.572258">
                <text:p>-92.572258</text:p>
              </table:table-cell>
              <table:table-cell office:value-type="float" office:value="-92.50709">
                <text:p>-92.5070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688.232422">
                <text:p>16688.232422</text:p>
              </table:table-cell>
              <table:table-cell office:value-type="float" office:value="-93.29985">
                <text:p>-93.29985</text:p>
              </table:table-cell>
              <table:table-cell office:value-type="float" office:value="-95.005565">
                <text:p>-95.00556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698.999023">
                <text:p>16698.999023</text:p>
              </table:table-cell>
              <table:table-cell office:value-type="float" office:value="-92.801163">
                <text:p>-92.801163</text:p>
              </table:table-cell>
              <table:table-cell office:value-type="float" office:value="-93.88135">
                <text:p>-93.8813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709.765625">
                <text:p>16709.765625</text:p>
              </table:table-cell>
              <table:table-cell office:value-type="float" office:value="-93.786316">
                <text:p>-93.786316</text:p>
              </table:table-cell>
              <table:table-cell office:value-type="float" office:value="-94.040088">
                <text:p>-94.04008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720.532227">
                <text:p>16720.532227</text:p>
              </table:table-cell>
              <table:table-cell office:value-type="float" office:value="-91.408356">
                <text:p>-91.408356</text:p>
              </table:table-cell>
              <table:table-cell office:value-type="float" office:value="-95.818736">
                <text:p>-95.8187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731.298828">
                <text:p>16731.298828</text:p>
              </table:table-cell>
              <table:table-cell office:value-type="float" office:value="-92.733887">
                <text:p>-92.733887</text:p>
              </table:table-cell>
              <table:table-cell office:value-type="float" office:value="-97.270541">
                <text:p>-97.27054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742.06543">
                <text:p>16742.06543</text:p>
              </table:table-cell>
              <table:table-cell office:value-type="float" office:value="-94.625641">
                <text:p>-94.625641</text:p>
              </table:table-cell>
              <table:table-cell office:value-type="float" office:value="-99.208842">
                <text:p>-99.20884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752.832031">
                <text:p>16752.832031</text:p>
              </table:table-cell>
              <table:table-cell office:value-type="float" office:value="-92.692047">
                <text:p>-92.692047</text:p>
              </table:table-cell>
              <table:table-cell office:value-type="float" office:value="-96.846072">
                <text:p>-96.84607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763.598633">
                <text:p>16763.598633</text:p>
              </table:table-cell>
              <table:table-cell office:value-type="float" office:value="-94.077713">
                <text:p>-94.077713</text:p>
              </table:table-cell>
              <table:table-cell office:value-type="float" office:value="-98.493037">
                <text:p>-98.49303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774.365234">
                <text:p>16774.365234</text:p>
              </table:table-cell>
              <table:table-cell office:value-type="float" office:value="-93.682457">
                <text:p>-93.682457</text:p>
              </table:table-cell>
              <table:table-cell office:value-type="float" office:value="-96.44208">
                <text:p>-96.442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785.131836">
                <text:p>16785.131836</text:p>
              </table:table-cell>
              <table:table-cell office:value-type="float" office:value="-93.173973">
                <text:p>-93.173973</text:p>
              </table:table-cell>
              <table:table-cell office:value-type="float" office:value="-97.639735">
                <text:p>-97.63973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795.898438">
                <text:p>16795.898438</text:p>
              </table:table-cell>
              <table:table-cell office:value-type="float" office:value="-94.818497">
                <text:p>-94.818497</text:p>
              </table:table-cell>
              <table:table-cell office:value-type="float" office:value="-93.800685">
                <text:p>-93.80068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806.665039">
                <text:p>16806.665039</text:p>
              </table:table-cell>
              <table:table-cell office:value-type="float" office:value="-95.547173">
                <text:p>-95.547173</text:p>
              </table:table-cell>
              <table:table-cell office:value-type="float" office:value="-92.804355">
                <text:p>-92.80435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817.431641">
                <text:p>16817.431641</text:p>
              </table:table-cell>
              <table:table-cell office:value-type="float" office:value="-95.283272">
                <text:p>-95.283272</text:p>
              </table:table-cell>
              <table:table-cell office:value-type="float" office:value="-95.038882">
                <text:p>-95.03888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828.198242">
                <text:p>16828.198242</text:p>
              </table:table-cell>
              <table:table-cell office:value-type="float" office:value="-94.670662">
                <text:p>-94.670662</text:p>
              </table:table-cell>
              <table:table-cell office:value-type="float" office:value="-96.693042">
                <text:p>-96.69304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838.964844">
                <text:p>16838.964844</text:p>
              </table:table-cell>
              <table:table-cell office:value-type="float" office:value="-93.937088">
                <text:p>-93.937088</text:p>
              </table:table-cell>
              <table:table-cell office:value-type="float" office:value="-94.280955">
                <text:p>-94.28095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849.731445">
                <text:p>16849.731445</text:p>
              </table:table-cell>
              <table:table-cell office:value-type="float" office:value="-91.448471">
                <text:p>-91.448471</text:p>
              </table:table-cell>
              <table:table-cell office:value-type="float" office:value="-93.875827">
                <text:p>-93.87582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860.498047">
                <text:p>16860.498047</text:p>
              </table:table-cell>
              <table:table-cell office:value-type="float" office:value="-92.086159">
                <text:p>-92.086159</text:p>
              </table:table-cell>
              <table:table-cell office:value-type="float" office:value="-94.551227">
                <text:p>-94.55122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871.264648">
                <text:p>16871.264648</text:p>
              </table:table-cell>
              <table:table-cell office:value-type="float" office:value="-93.353172">
                <text:p>-93.353172</text:p>
              </table:table-cell>
              <table:table-cell office:value-type="float" office:value="-94.79626">
                <text:p>-94.7962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882.03125">
                <text:p>16882.03125</text:p>
              </table:table-cell>
              <table:table-cell office:value-type="float" office:value="-94.780121">
                <text:p>-94.780121</text:p>
              </table:table-cell>
              <table:table-cell office:value-type="float" office:value="-96.419513">
                <text:p>-96.41951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892.797852">
                <text:p>16892.797852</text:p>
              </table:table-cell>
              <table:table-cell office:value-type="float" office:value="-92.043129">
                <text:p>-92.043129</text:p>
              </table:table-cell>
              <table:table-cell office:value-type="float" office:value="-93.143855">
                <text:p>-93.1438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903.564453">
                <text:p>16903.564453</text:p>
              </table:table-cell>
              <table:table-cell office:value-type="float" office:value="-95.805923">
                <text:p>-95.805923</text:p>
              </table:table-cell>
              <table:table-cell office:value-type="float" office:value="-89.402842">
                <text:p>-89.40284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914.331055">
                <text:p>16914.331055</text:p>
              </table:table-cell>
              <table:table-cell office:value-type="float" office:value="-94.586594">
                <text:p>-94.586594</text:p>
              </table:table-cell>
              <table:table-cell office:value-type="float" office:value="-89.367022">
                <text:p>-89.36702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925.097656">
                <text:p>16925.097656</text:p>
              </table:table-cell>
              <table:table-cell office:value-type="float" office:value="-89.175125">
                <text:p>-89.175125</text:p>
              </table:table-cell>
              <table:table-cell office:value-type="float" office:value="-88.955974">
                <text:p>-88.95597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935.864258">
                <text:p>16935.864258</text:p>
              </table:table-cell>
              <table:table-cell office:value-type="float" office:value="-89.211082">
                <text:p>-89.211082</text:p>
              </table:table-cell>
              <table:table-cell office:value-type="float" office:value="-91.606784">
                <text:p>-91.60678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946.630859">
                <text:p>16946.630859</text:p>
              </table:table-cell>
              <table:table-cell office:value-type="float" office:value="-93.659081">
                <text:p>-93.659081</text:p>
              </table:table-cell>
              <table:table-cell office:value-type="float" office:value="-96.166736">
                <text:p>-96.16673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957.397461">
                <text:p>16957.397461</text:p>
              </table:table-cell>
              <table:table-cell office:value-type="float" office:value="-94.901909">
                <text:p>-94.901909</text:p>
              </table:table-cell>
              <table:table-cell office:value-type="float" office:value="-99.543231">
                <text:p>-99.54323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968.164062">
                <text:p>16968.164062</text:p>
              </table:table-cell>
              <table:table-cell office:value-type="float" office:value="-94.505806">
                <text:p>-94.505806</text:p>
              </table:table-cell>
              <table:table-cell office:value-type="float" office:value="-103.031886">
                <text:p>-103.03188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978.930664">
                <text:p>16978.930664</text:p>
              </table:table-cell>
              <table:table-cell office:value-type="float" office:value="-92.863602">
                <text:p>-92.863602</text:p>
              </table:table-cell>
              <table:table-cell office:value-type="float" office:value="-98.657283">
                <text:p>-98.65728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989.697266">
                <text:p>16989.697266</text:p>
              </table:table-cell>
              <table:table-cell office:value-type="float" office:value="-94.036377">
                <text:p>-94.036377</text:p>
              </table:table-cell>
              <table:table-cell office:value-type="float" office:value="-96.035106">
                <text:p>-96.03510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000.463867">
                <text:p>17000.463867</text:p>
              </table:table-cell>
              <table:table-cell office:value-type="float" office:value="-93.403557">
                <text:p>-93.403557</text:p>
              </table:table-cell>
              <table:table-cell office:value-type="float" office:value="-94.072322">
                <text:p>-94.07232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011.230469">
                <text:p>17011.230469</text:p>
              </table:table-cell>
              <table:table-cell office:value-type="float" office:value="-92.210686">
                <text:p>-92.210686</text:p>
              </table:table-cell>
              <table:table-cell office:value-type="float" office:value="-94.141032">
                <text:p>-94.1410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021.99707">
                <text:p>17021.99707</text:p>
              </table:table-cell>
              <table:table-cell office:value-type="float" office:value="-92.003174">
                <text:p>-92.003174</text:p>
              </table:table-cell>
              <table:table-cell office:value-type="float" office:value="-93.330645">
                <text:p>-93.33064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032.763672">
                <text:p>17032.763672</text:p>
              </table:table-cell>
              <table:table-cell office:value-type="float" office:value="-92.965004">
                <text:p>-92.965004</text:p>
              </table:table-cell>
              <table:table-cell office:value-type="float" office:value="-95.947772">
                <text:p>-95.94777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043.530273">
                <text:p>17043.530273</text:p>
              </table:table-cell>
              <table:table-cell office:value-type="float" office:value="-91.84201">
                <text:p>-91.84201</text:p>
              </table:table-cell>
              <table:table-cell office:value-type="float" office:value="-96.37942">
                <text:p>-96.3794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054.296875">
                <text:p>17054.296875</text:p>
              </table:table-cell>
              <table:table-cell office:value-type="float" office:value="-89.740448">
                <text:p>-89.740448</text:p>
              </table:table-cell>
              <table:table-cell office:value-type="float" office:value="-96.78255">
                <text:p>-96.7825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065.063477">
                <text:p>17065.063477</text:p>
              </table:table-cell>
              <table:table-cell office:value-type="float" office:value="-89.485275">
                <text:p>-89.485275</text:p>
              </table:table-cell>
              <table:table-cell office:value-type="float" office:value="-99.304606">
                <text:p>-99.30460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075.830078">
                <text:p>17075.830078</text:p>
              </table:table-cell>
              <table:table-cell office:value-type="float" office:value="-89.543274">
                <text:p>-89.543274</text:p>
              </table:table-cell>
              <table:table-cell office:value-type="float" office:value="-97.777148">
                <text:p>-97.77714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086.59668">
                <text:p>17086.59668</text:p>
              </table:table-cell>
              <table:table-cell office:value-type="float" office:value="-89.923401">
                <text:p>-89.923401</text:p>
              </table:table-cell>
              <table:table-cell office:value-type="float" office:value="-96.441127">
                <text:p>-96.44112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097.363281">
                <text:p>17097.363281</text:p>
              </table:table-cell>
              <table:table-cell office:value-type="float" office:value="-91.229454">
                <text:p>-91.229454</text:p>
              </table:table-cell>
              <table:table-cell office:value-type="float" office:value="-93.99525">
                <text:p>-93.9952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108.129883">
                <text:p>17108.129883</text:p>
              </table:table-cell>
              <table:table-cell office:value-type="float" office:value="-91.802696">
                <text:p>-91.802696</text:p>
              </table:table-cell>
              <table:table-cell office:value-type="float" office:value="-94.938968">
                <text:p>-94.93896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118.896484">
                <text:p>17118.896484</text:p>
              </table:table-cell>
              <table:table-cell office:value-type="float" office:value="-92.860435">
                <text:p>-92.860435</text:p>
              </table:table-cell>
              <table:table-cell office:value-type="float" office:value="-96.455348">
                <text:p>-96.45534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129.663086">
                <text:p>17129.663086</text:p>
              </table:table-cell>
              <table:table-cell office:value-type="float" office:value="-91.661407">
                <text:p>-91.661407</text:p>
              </table:table-cell>
              <table:table-cell office:value-type="float" office:value="-96.46931">
                <text:p>-96.4693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140.429688">
                <text:p>17140.429688</text:p>
              </table:table-cell>
              <table:table-cell office:value-type="float" office:value="-91.719917">
                <text:p>-91.719917</text:p>
              </table:table-cell>
              <table:table-cell office:value-type="float" office:value="-103.666903">
                <text:p>-103.66690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151.196289">
                <text:p>17151.196289</text:p>
              </table:table-cell>
              <table:table-cell office:value-type="float" office:value="-91.503242">
                <text:p>-91.503242</text:p>
              </table:table-cell>
              <table:table-cell office:value-type="float" office:value="-96.415118">
                <text:p>-96.41511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161.962891">
                <text:p>17161.962891</text:p>
              </table:table-cell>
              <table:table-cell office:value-type="float" office:value="-92.430557">
                <text:p>-92.430557</text:p>
              </table:table-cell>
              <table:table-cell office:value-type="float" office:value="-95.783381">
                <text:p>-95.78338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172.729492">
                <text:p>17172.729492</text:p>
              </table:table-cell>
              <table:table-cell office:value-type="float" office:value="-93.827621">
                <text:p>-93.827621</text:p>
              </table:table-cell>
              <table:table-cell office:value-type="float" office:value="-94.529826">
                <text:p>-94.52982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183.496094">
                <text:p>17183.496094</text:p>
              </table:table-cell>
              <table:table-cell office:value-type="float" office:value="-95.919998">
                <text:p>-95.919998</text:p>
              </table:table-cell>
              <table:table-cell office:value-type="float" office:value="-96.078792">
                <text:p>-96.0787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194.262695">
                <text:p>17194.262695</text:p>
              </table:table-cell>
              <table:table-cell office:value-type="float" office:value="-95.109764">
                <text:p>-95.109764</text:p>
              </table:table-cell>
              <table:table-cell office:value-type="float" office:value="-98.808741">
                <text:p>-98.8087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205.029297">
                <text:p>17205.029297</text:p>
              </table:table-cell>
              <table:table-cell office:value-type="float" office:value="-91.858757">
                <text:p>-91.858757</text:p>
              </table:table-cell>
              <table:table-cell office:value-type="float" office:value="-96.845012">
                <text:p>-96.8450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215.795898">
                <text:p>17215.795898</text:p>
              </table:table-cell>
              <table:table-cell office:value-type="float" office:value="-91.026459">
                <text:p>-91.026459</text:p>
              </table:table-cell>
              <table:table-cell office:value-type="float" office:value="-94.650256">
                <text:p>-94.65025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226.5625">
                <text:p>17226.5625</text:p>
              </table:table-cell>
              <table:table-cell office:value-type="float" office:value="-90.915054">
                <text:p>-90.915054</text:p>
              </table:table-cell>
              <table:table-cell office:value-type="float" office:value="-93.987613">
                <text:p>-93.9876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237.329102">
                <text:p>17237.329102</text:p>
              </table:table-cell>
              <table:table-cell office:value-type="float" office:value="-95.238747">
                <text:p>-95.238747</text:p>
              </table:table-cell>
              <table:table-cell office:value-type="float" office:value="-94.643008">
                <text:p>-94.6430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248.095703">
                <text:p>17248.095703</text:p>
              </table:table-cell>
              <table:table-cell office:value-type="float" office:value="-95.488792">
                <text:p>-95.488792</text:p>
              </table:table-cell>
              <table:table-cell office:value-type="float" office:value="-95.845012">
                <text:p>-95.84501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258.862305">
                <text:p>17258.862305</text:p>
              </table:table-cell>
              <table:table-cell office:value-type="float" office:value="-93.81826">
                <text:p>-93.81826</text:p>
              </table:table-cell>
              <table:table-cell office:value-type="float" office:value="-95.529658">
                <text:p>-95.52965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269.628906">
                <text:p>17269.628906</text:p>
              </table:table-cell>
              <table:table-cell office:value-type="float" office:value="-92.698906">
                <text:p>-92.698906</text:p>
              </table:table-cell>
              <table:table-cell office:value-type="float" office:value="-96.986071">
                <text:p>-96.98607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280.395508">
                <text:p>17280.395508</text:p>
              </table:table-cell>
              <table:table-cell office:value-type="float" office:value="-91.905022">
                <text:p>-91.905022</text:p>
              </table:table-cell>
              <table:table-cell office:value-type="float" office:value="-99.437838">
                <text:p>-99.43783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291.162109">
                <text:p>17291.162109</text:p>
              </table:table-cell>
              <table:table-cell office:value-type="float" office:value="-93.643631">
                <text:p>-93.643631</text:p>
              </table:table-cell>
              <table:table-cell office:value-type="float" office:value="-93.58192">
                <text:p>-93.5819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301.928711">
                <text:p>17301.928711</text:p>
              </table:table-cell>
              <table:table-cell office:value-type="float" office:value="-91.488197">
                <text:p>-91.488197</text:p>
              </table:table-cell>
              <table:table-cell office:value-type="float" office:value="-93.401324">
                <text:p>-93.40132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312.695312">
                <text:p>17312.695312</text:p>
              </table:table-cell>
              <table:table-cell office:value-type="float" office:value="-90.515045">
                <text:p>-90.515045</text:p>
              </table:table-cell>
              <table:table-cell office:value-type="float" office:value="-91.721644">
                <text:p>-91.72164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323.461914">
                <text:p>17323.461914</text:p>
              </table:table-cell>
              <table:table-cell office:value-type="float" office:value="-87.381706">
                <text:p>-87.381706</text:p>
              </table:table-cell>
              <table:table-cell office:value-type="float" office:value="-90.946154">
                <text:p>-90.94615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334.228516">
                <text:p>17334.228516</text:p>
              </table:table-cell>
              <table:table-cell office:value-type="float" office:value="-91.121696">
                <text:p>-91.121696</text:p>
              </table:table-cell>
              <table:table-cell office:value-type="float" office:value="-92.008159">
                <text:p>-92.00815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344.995117">
                <text:p>17344.995117</text:p>
              </table:table-cell>
              <table:table-cell office:value-type="float" office:value="-93.880714">
                <text:p>-93.880714</text:p>
              </table:table-cell>
              <table:table-cell office:value-type="float" office:value="-94.731845">
                <text:p>-94.73184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355.761719">
                <text:p>17355.761719</text:p>
              </table:table-cell>
              <table:table-cell office:value-type="float" office:value="-97.498894">
                <text:p>-97.498894</text:p>
              </table:table-cell>
              <table:table-cell office:value-type="float" office:value="-92.824016">
                <text:p>-92.82401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366.52832">
                <text:p>17366.52832</text:p>
              </table:table-cell>
              <table:table-cell office:value-type="float" office:value="-96.554993">
                <text:p>-96.554993</text:p>
              </table:table-cell>
              <table:table-cell office:value-type="float" office:value="-94.867991">
                <text:p>-94.86799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377.294922">
                <text:p>17377.294922</text:p>
              </table:table-cell>
              <table:table-cell office:value-type="float" office:value="-92.55397">
                <text:p>-92.55397</text:p>
              </table:table-cell>
              <table:table-cell office:value-type="float" office:value="-95.081263">
                <text:p>-95.08126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388.061523">
                <text:p>17388.061523</text:p>
              </table:table-cell>
              <table:table-cell office:value-type="float" office:value="-93.882233">
                <text:p>-93.882233</text:p>
              </table:table-cell>
              <table:table-cell office:value-type="float" office:value="-97.503329">
                <text:p>-97.50332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398.828125">
                <text:p>17398.828125</text:p>
              </table:table-cell>
              <table:table-cell office:value-type="float" office:value="-93.838379">
                <text:p>-93.838379</text:p>
              </table:table-cell>
              <table:table-cell office:value-type="float" office:value="-97.201968">
                <text:p>-97.20196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409.594727">
                <text:p>17409.594727</text:p>
              </table:table-cell>
              <table:table-cell office:value-type="float" office:value="-93.211288">
                <text:p>-93.211288</text:p>
              </table:table-cell>
              <table:table-cell office:value-type="float" office:value="-96.555758">
                <text:p>-96.55575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420.361328">
                <text:p>17420.361328</text:p>
              </table:table-cell>
              <table:table-cell office:value-type="float" office:value="-92.271912">
                <text:p>-92.271912</text:p>
              </table:table-cell>
              <table:table-cell office:value-type="float" office:value="-96.090625">
                <text:p>-96.09062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431.12793">
                <text:p>17431.12793</text:p>
              </table:table-cell>
              <table:table-cell office:value-type="float" office:value="-96.359093">
                <text:p>-96.359093</text:p>
              </table:table-cell>
              <table:table-cell office:value-type="float" office:value="-95.939868">
                <text:p>-95.93986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441.894531">
                <text:p>17441.894531</text:p>
              </table:table-cell>
              <table:table-cell office:value-type="float" office:value="-96.542999">
                <text:p>-96.542999</text:p>
              </table:table-cell>
              <table:table-cell office:value-type="float" office:value="-96.752177">
                <text:p>-96.75217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452.661133">
                <text:p>17452.661133</text:p>
              </table:table-cell>
              <table:table-cell office:value-type="float" office:value="-94.422791">
                <text:p>-94.422791</text:p>
              </table:table-cell>
              <table:table-cell office:value-type="float" office:value="-95.844729">
                <text:p>-95.84472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463.427734">
                <text:p>17463.427734</text:p>
              </table:table-cell>
              <table:table-cell office:value-type="float" office:value="-93.698013">
                <text:p>-93.698013</text:p>
              </table:table-cell>
              <table:table-cell office:value-type="float" office:value="-95.649669">
                <text:p>-95.6496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474.194336">
                <text:p>17474.194336</text:p>
              </table:table-cell>
              <table:table-cell office:value-type="float" office:value="-95.12851">
                <text:p>-95.12851</text:p>
              </table:table-cell>
              <table:table-cell office:value-type="float" office:value="-96.961635">
                <text:p>-96.96163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484.960938">
                <text:p>17484.960938</text:p>
              </table:table-cell>
              <table:table-cell office:value-type="float" office:value="-94.457481">
                <text:p>-94.457481</text:p>
              </table:table-cell>
              <table:table-cell office:value-type="float" office:value="-98.028247">
                <text:p>-98.02824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495.727539">
                <text:p>17495.727539</text:p>
              </table:table-cell>
              <table:table-cell office:value-type="float" office:value="-92.810295">
                <text:p>-92.810295</text:p>
              </table:table-cell>
              <table:table-cell office:value-type="float" office:value="-96.21992">
                <text:p>-96.2199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506.494141">
                <text:p>17506.494141</text:p>
              </table:table-cell>
              <table:table-cell office:value-type="float" office:value="-92.826973">
                <text:p>-92.826973</text:p>
              </table:table-cell>
              <table:table-cell office:value-type="float" office:value="-93.960978">
                <text:p>-93.96097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517.260742">
                <text:p>17517.260742</text:p>
              </table:table-cell>
              <table:table-cell office:value-type="float" office:value="-95.412331">
                <text:p>-95.412331</text:p>
              </table:table-cell>
              <table:table-cell office:value-type="float" office:value="-96.225757">
                <text:p>-96.22575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528.027344">
                <text:p>17528.027344</text:p>
              </table:table-cell>
              <table:table-cell office:value-type="float" office:value="-93.388176">
                <text:p>-93.388176</text:p>
              </table:table-cell>
              <table:table-cell office:value-type="float" office:value="-98.151591">
                <text:p>-98.1515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538.793945">
                <text:p>17538.793945</text:p>
              </table:table-cell>
              <table:table-cell office:value-type="float" office:value="-94.080055">
                <text:p>-94.080055</text:p>
              </table:table-cell>
              <table:table-cell office:value-type="float" office:value="-93.886996">
                <text:p>-93.8869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549.560547">
                <text:p>17549.560547</text:p>
              </table:table-cell>
              <table:table-cell office:value-type="float" office:value="-91.813683">
                <text:p>-91.813683</text:p>
              </table:table-cell>
              <table:table-cell office:value-type="float" office:value="-92.51279">
                <text:p>-92.5127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560.327148">
                <text:p>17560.327148</text:p>
              </table:table-cell>
              <table:table-cell office:value-type="float" office:value="-93.07692">
                <text:p>-93.07692</text:p>
              </table:table-cell>
              <table:table-cell office:value-type="float" office:value="-95.097003">
                <text:p>-95.09700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571.09375">
                <text:p>17571.09375</text:p>
              </table:table-cell>
              <table:table-cell office:value-type="float" office:value="-94.296776">
                <text:p>-94.296776</text:p>
              </table:table-cell>
              <table:table-cell office:value-type="float" office:value="-94.281855">
                <text:p>-94.28185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581.860352">
                <text:p>17581.860352</text:p>
              </table:table-cell>
              <table:table-cell office:value-type="float" office:value="-95.60257">
                <text:p>-95.60257</text:p>
              </table:table-cell>
              <table:table-cell office:value-type="float" office:value="-94.171321">
                <text:p>-94.17132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592.626953">
                <text:p>17592.626953</text:p>
              </table:table-cell>
              <table:table-cell office:value-type="float" office:value="-96.98954">
                <text:p>-96.98954</text:p>
              </table:table-cell>
              <table:table-cell office:value-type="float" office:value="-93.953105">
                <text:p>-93.95310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603.393555">
                <text:p>17603.393555</text:p>
              </table:table-cell>
              <table:table-cell office:value-type="float" office:value="-96.566681">
                <text:p>-96.566681</text:p>
              </table:table-cell>
              <table:table-cell office:value-type="float" office:value="-96.364039">
                <text:p>-96.3640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614.160156">
                <text:p>17614.160156</text:p>
              </table:table-cell>
              <table:table-cell office:value-type="float" office:value="-96.62397">
                <text:p>-96.62397</text:p>
              </table:table-cell>
              <table:table-cell office:value-type="float" office:value="-98.877696">
                <text:p>-98.87769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624.926758">
                <text:p>17624.926758</text:p>
              </table:table-cell>
              <table:table-cell office:value-type="float" office:value="-95.351753">
                <text:p>-95.351753</text:p>
              </table:table-cell>
              <table:table-cell office:value-type="float" office:value="-97.381266">
                <text:p>-97.38126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635.693359">
                <text:p>17635.693359</text:p>
              </table:table-cell>
              <table:table-cell office:value-type="float" office:value="-94.050842">
                <text:p>-94.050842</text:p>
              </table:table-cell>
              <table:table-cell office:value-type="float" office:value="-96.751361">
                <text:p>-96.75136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646.459961">
                <text:p>17646.459961</text:p>
              </table:table-cell>
              <table:table-cell office:value-type="float" office:value="-94.974258">
                <text:p>-94.974258</text:p>
              </table:table-cell>
              <table:table-cell office:value-type="float" office:value="-96.310923">
                <text:p>-96.31092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657.226562">
                <text:p>17657.226562</text:p>
              </table:table-cell>
              <table:table-cell office:value-type="float" office:value="-95.989319">
                <text:p>-95.989319</text:p>
              </table:table-cell>
              <table:table-cell office:value-type="float" office:value="-93.165248">
                <text:p>-93.16524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667.993164">
                <text:p>17667.993164</text:p>
              </table:table-cell>
              <table:table-cell office:value-type="float" office:value="-94.134087">
                <text:p>-94.134087</text:p>
              </table:table-cell>
              <table:table-cell office:value-type="float" office:value="-94.227382">
                <text:p>-94.2273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678.759766">
                <text:p>17678.759766</text:p>
              </table:table-cell>
              <table:table-cell office:value-type="float" office:value="-93.76368">
                <text:p>-93.76368</text:p>
              </table:table-cell>
              <table:table-cell office:value-type="float" office:value="-98.028117">
                <text:p>-98.02811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689.526367">
                <text:p>17689.526367</text:p>
              </table:table-cell>
              <table:table-cell office:value-type="float" office:value="-95.121521">
                <text:p>-95.121521</text:p>
              </table:table-cell>
              <table:table-cell office:value-type="float" office:value="-98.286662">
                <text:p>-98.28666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700.292969">
                <text:p>17700.292969</text:p>
              </table:table-cell>
              <table:table-cell office:value-type="float" office:value="-95.210091">
                <text:p>-95.210091</text:p>
              </table:table-cell>
              <table:table-cell office:value-type="float" office:value="-97.249789">
                <text:p>-97.2497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711.05957">
                <text:p>17711.05957</text:p>
              </table:table-cell>
              <table:table-cell office:value-type="float" office:value="-92.695717">
                <text:p>-92.695717</text:p>
              </table:table-cell>
              <table:table-cell office:value-type="float" office:value="-94.786792">
                <text:p>-94.78679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721.826172">
                <text:p>17721.826172</text:p>
              </table:table-cell>
              <table:table-cell office:value-type="float" office:value="-92.768074">
                <text:p>-92.768074</text:p>
              </table:table-cell>
              <table:table-cell office:value-type="float" office:value="-90.671336">
                <text:p>-90.67133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732.592773">
                <text:p>17732.592773</text:p>
              </table:table-cell>
              <table:table-cell office:value-type="float" office:value="-93.746796">
                <text:p>-93.746796</text:p>
              </table:table-cell>
              <table:table-cell office:value-type="float" office:value="-89.464396">
                <text:p>-89.46439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743.359375">
                <text:p>17743.359375</text:p>
              </table:table-cell>
              <table:table-cell office:value-type="float" office:value="-91.791138">
                <text:p>-91.791138</text:p>
              </table:table-cell>
              <table:table-cell office:value-type="float" office:value="-91.754054">
                <text:p>-91.75405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754.125977">
                <text:p>17754.125977</text:p>
              </table:table-cell>
              <table:table-cell office:value-type="float" office:value="-87.955582">
                <text:p>-87.955582</text:p>
              </table:table-cell>
              <table:table-cell office:value-type="float" office:value="-92.275493">
                <text:p>-92.27549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764.892578">
                <text:p>17764.892578</text:p>
              </table:table-cell>
              <table:table-cell office:value-type="float" office:value="-89.235039">
                <text:p>-89.235039</text:p>
              </table:table-cell>
              <table:table-cell office:value-type="float" office:value="-93.75307">
                <text:p>-93.7530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775.65918">
                <text:p>17775.65918</text:p>
              </table:table-cell>
              <table:table-cell office:value-type="float" office:value="-95.277222">
                <text:p>-95.277222</text:p>
              </table:table-cell>
              <table:table-cell office:value-type="float" office:value="-92.997622">
                <text:p>-92.99762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786.425781">
                <text:p>17786.425781</text:p>
              </table:table-cell>
              <table:table-cell office:value-type="float" office:value="-92.251205">
                <text:p>-92.251205</text:p>
              </table:table-cell>
              <table:table-cell office:value-type="float" office:value="-93.847339">
                <text:p>-93.84733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797.192383">
                <text:p>17797.192383</text:p>
              </table:table-cell>
              <table:table-cell office:value-type="float" office:value="-91.875084">
                <text:p>-91.875084</text:p>
              </table:table-cell>
              <table:table-cell office:value-type="float" office:value="-94.618182">
                <text:p>-94.61818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807.958984">
                <text:p>17807.958984</text:p>
              </table:table-cell>
              <table:table-cell office:value-type="float" office:value="-94.250389">
                <text:p>-94.250389</text:p>
              </table:table-cell>
              <table:table-cell office:value-type="float" office:value="-95.116099">
                <text:p>-95.11609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818.725586">
                <text:p>17818.725586</text:p>
              </table:table-cell>
              <table:table-cell office:value-type="float" office:value="-96.238503">
                <text:p>-96.238503</text:p>
              </table:table-cell>
              <table:table-cell office:value-type="float" office:value="-96.457843">
                <text:p>-96.45784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829.492188">
                <text:p>17829.492188</text:p>
              </table:table-cell>
              <table:table-cell office:value-type="float" office:value="-93.983109">
                <text:p>-93.983109</text:p>
              </table:table-cell>
              <table:table-cell office:value-type="float" office:value="-97.461894">
                <text:p>-97.46189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840.258789">
                <text:p>17840.258789</text:p>
              </table:table-cell>
              <table:table-cell office:value-type="float" office:value="-93.829086">
                <text:p>-93.829086</text:p>
              </table:table-cell>
              <table:table-cell office:value-type="float" office:value="-93.334048">
                <text:p>-93.33404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851.025391">
                <text:p>17851.025391</text:p>
              </table:table-cell>
              <table:table-cell office:value-type="float" office:value="-94.303963">
                <text:p>-94.303963</text:p>
              </table:table-cell>
              <table:table-cell office:value-type="float" office:value="-96.446925">
                <text:p>-96.44692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861.791992">
                <text:p>17861.791992</text:p>
              </table:table-cell>
              <table:table-cell office:value-type="float" office:value="-95.535858">
                <text:p>-95.535858</text:p>
              </table:table-cell>
              <table:table-cell office:value-type="float" office:value="-96.744799">
                <text:p>-96.74479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872.558594">
                <text:p>17872.558594</text:p>
              </table:table-cell>
              <table:table-cell office:value-type="float" office:value="-91.413361">
                <text:p>-91.413361</text:p>
              </table:table-cell>
              <table:table-cell office:value-type="float" office:value="-96.725306">
                <text:p>-96.72530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883.325195">
                <text:p>17883.325195</text:p>
              </table:table-cell>
              <table:table-cell office:value-type="float" office:value="-88.961082">
                <text:p>-88.961082</text:p>
              </table:table-cell>
              <table:table-cell office:value-type="float" office:value="-96.03567">
                <text:p>-96.0356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894.091797">
                <text:p>17894.091797</text:p>
              </table:table-cell>
              <table:table-cell office:value-type="float" office:value="-89.840843">
                <text:p>-89.840843</text:p>
              </table:table-cell>
              <table:table-cell office:value-type="float" office:value="-95.331416">
                <text:p>-95.33141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904.858398">
                <text:p>17904.858398</text:p>
              </table:table-cell>
              <table:table-cell office:value-type="float" office:value="-88.821846">
                <text:p>-88.821846</text:p>
              </table:table-cell>
              <table:table-cell office:value-type="float" office:value="-95.167613">
                <text:p>-95.16761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915.625">
                <text:p>17915.625</text:p>
              </table:table-cell>
              <table:table-cell office:value-type="float" office:value="-91.104874">
                <text:p>-91.104874</text:p>
              </table:table-cell>
              <table:table-cell office:value-type="float" office:value="-96.177028">
                <text:p>-96.17702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926.391602">
                <text:p>17926.391602</text:p>
              </table:table-cell>
              <table:table-cell office:value-type="float" office:value="-92.876526">
                <text:p>-92.876526</text:p>
              </table:table-cell>
              <table:table-cell office:value-type="float" office:value="-99.069659">
                <text:p>-99.06965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937.158203">
                <text:p>17937.158203</text:p>
              </table:table-cell>
              <table:table-cell office:value-type="float" office:value="-92.663689">
                <text:p>-92.663689</text:p>
              </table:table-cell>
              <table:table-cell office:value-type="float" office:value="-100.715785">
                <text:p>-100.7157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947.924805">
                <text:p>17947.924805</text:p>
              </table:table-cell>
              <table:table-cell office:value-type="float" office:value="-92.393677">
                <text:p>-92.393677</text:p>
              </table:table-cell>
              <table:table-cell office:value-type="float" office:value="-97.697879">
                <text:p>-97.69787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958.691406">
                <text:p>17958.691406</text:p>
              </table:table-cell>
              <table:table-cell office:value-type="float" office:value="-90.1129">
                <text:p>-90.1129</text:p>
              </table:table-cell>
              <table:table-cell office:value-type="float" office:value="-97.238192">
                <text:p>-97.23819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969.458008">
                <text:p>17969.458008</text:p>
              </table:table-cell>
              <table:table-cell office:value-type="float" office:value="-91.134056">
                <text:p>-91.134056</text:p>
              </table:table-cell>
              <table:table-cell office:value-type="float" office:value="-95.057368">
                <text:p>-95.05736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980.224609">
                <text:p>17980.224609</text:p>
              </table:table-cell>
              <table:table-cell office:value-type="float" office:value="-90.746849">
                <text:p>-90.746849</text:p>
              </table:table-cell>
              <table:table-cell office:value-type="float" office:value="-97.909251">
                <text:p>-97.90925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990.991211">
                <text:p>17990.991211</text:p>
              </table:table-cell>
              <table:table-cell office:value-type="float" office:value="-93.376846">
                <text:p>-93.376846</text:p>
              </table:table-cell>
              <table:table-cell office:value-type="float" office:value="-95.144595">
                <text:p>-95.1445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001.757812">
                <text:p>18001.757812</text:p>
              </table:table-cell>
              <table:table-cell office:value-type="float" office:value="-93.589195">
                <text:p>-93.589195</text:p>
              </table:table-cell>
              <table:table-cell office:value-type="float" office:value="-93.077586">
                <text:p>-93.0775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012.524414">
                <text:p>18012.524414</text:p>
              </table:table-cell>
              <table:table-cell office:value-type="float" office:value="-93.55471">
                <text:p>-93.55471</text:p>
              </table:table-cell>
              <table:table-cell office:value-type="float" office:value="-95.679744">
                <text:p>-95.67974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023.291016">
                <text:p>18023.291016</text:p>
              </table:table-cell>
              <table:table-cell office:value-type="float" office:value="-94.652176">
                <text:p>-94.652176</text:p>
              </table:table-cell>
              <table:table-cell office:value-type="float" office:value="-96.627414">
                <text:p>-96.6274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034.057617">
                <text:p>18034.057617</text:p>
              </table:table-cell>
              <table:table-cell office:value-type="float" office:value="-93.687958">
                <text:p>-93.687958</text:p>
              </table:table-cell>
              <table:table-cell office:value-type="float" office:value="-97.076426">
                <text:p>-97.07642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044.824219">
                <text:p>18044.824219</text:p>
              </table:table-cell>
              <table:table-cell office:value-type="float" office:value="-90.246185">
                <text:p>-90.246185</text:p>
              </table:table-cell>
              <table:table-cell office:value-type="float" office:value="-93.619952">
                <text:p>-93.6199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8055.59082">
                <text:p>18055.59082</text:p>
              </table:table-cell>
              <table:table-cell office:value-type="float" office:value="-83.574951">
                <text:p>-83.574951</text:p>
              </table:table-cell>
              <table:table-cell office:value-type="float" office:value="-87.687686">
                <text:p>-87.68768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8066.357422">
                <text:p>18066.357422</text:p>
              </table:table-cell>
              <table:table-cell office:value-type="float" office:value="-85.959969">
                <text:p>-85.959969</text:p>
              </table:table-cell>
              <table:table-cell office:value-type="float" office:value="-89.534251">
                <text:p>-89.53425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8077.124023">
                <text:p>18077.124023</text:p>
              </table:table-cell>
              <table:table-cell office:value-type="float" office:value="-94.571938">
                <text:p>-94.571938</text:p>
              </table:table-cell>
              <table:table-cell office:value-type="float" office:value="-95.291209">
                <text:p>-95.29120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8087.890625">
                <text:p>18087.890625</text:p>
              </table:table-cell>
              <table:table-cell office:value-type="float" office:value="-92.451294">
                <text:p>-92.451294</text:p>
              </table:table-cell>
              <table:table-cell office:value-type="float" office:value="-96.069034">
                <text:p>-96.0690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8098.657227">
                <text:p>18098.657227</text:p>
              </table:table-cell>
              <table:table-cell office:value-type="float" office:value="-92.159973">
                <text:p>-92.159973</text:p>
              </table:table-cell>
              <table:table-cell office:value-type="float" office:value="-95.877147">
                <text:p>-95.87714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8109.423828">
                <text:p>18109.423828</text:p>
              </table:table-cell>
              <table:table-cell office:value-type="float" office:value="-91.466805">
                <text:p>-91.466805</text:p>
              </table:table-cell>
              <table:table-cell office:value-type="float" office:value="-91.440196">
                <text:p>-91.44019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8120.19043">
                <text:p>18120.19043</text:p>
              </table:table-cell>
              <table:table-cell office:value-type="float" office:value="-92.322067">
                <text:p>-92.322067</text:p>
              </table:table-cell>
              <table:table-cell office:value-type="float" office:value="-89.617877">
                <text:p>-89.61787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8130.957031">
                <text:p>18130.957031</text:p>
              </table:table-cell>
              <table:table-cell office:value-type="float" office:value="-93.316391">
                <text:p>-93.316391</text:p>
              </table:table-cell>
              <table:table-cell office:value-type="float" office:value="-91.555774">
                <text:p>-91.55577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8141.723633">
                <text:p>18141.723633</text:p>
              </table:table-cell>
              <table:table-cell office:value-type="float" office:value="-90.228958">
                <text:p>-90.228958</text:p>
              </table:table-cell>
              <table:table-cell office:value-type="float" office:value="-92.81232">
                <text:p>-92.8123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8152.490234">
                <text:p>18152.490234</text:p>
              </table:table-cell>
              <table:table-cell office:value-type="float" office:value="-91.061501">
                <text:p>-91.061501</text:p>
              </table:table-cell>
              <table:table-cell office:value-type="float" office:value="-90.883067">
                <text:p>-90.88306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8163.256836">
                <text:p>18163.256836</text:p>
              </table:table-cell>
              <table:table-cell office:value-type="float" office:value="-93.659782">
                <text:p>-93.659782</text:p>
              </table:table-cell>
              <table:table-cell office:value-type="float" office:value="-93.669391">
                <text:p>-93.66939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8174.023438">
                <text:p>18174.023438</text:p>
              </table:table-cell>
              <table:table-cell office:value-type="float" office:value="-95.234543">
                <text:p>-95.234543</text:p>
              </table:table-cell>
              <table:table-cell office:value-type="float" office:value="-97.648677">
                <text:p>-97.64867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8184.790039">
                <text:p>18184.790039</text:p>
              </table:table-cell>
              <table:table-cell office:value-type="float" office:value="-93.115959">
                <text:p>-93.115959</text:p>
              </table:table-cell>
              <table:table-cell office:value-type="float" office:value="-97.749011">
                <text:p>-97.7490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8195.556641">
                <text:p>18195.556641</text:p>
              </table:table-cell>
              <table:table-cell office:value-type="float" office:value="-96.33033">
                <text:p>-96.33033</text:p>
              </table:table-cell>
              <table:table-cell office:value-type="float" office:value="-96.019015">
                <text:p>-96.01901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206.323242">
                <text:p>18206.323242</text:p>
              </table:table-cell>
              <table:table-cell office:value-type="float" office:value="-94.081139">
                <text:p>-94.081139</text:p>
              </table:table-cell>
              <table:table-cell office:value-type="float" office:value="-94.685603">
                <text:p>-94.68560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8217.089844">
                <text:p>18217.089844</text:p>
              </table:table-cell>
              <table:table-cell office:value-type="float" office:value="-92.269287">
                <text:p>-92.269287</text:p>
              </table:table-cell>
              <table:table-cell office:value-type="float" office:value="-99.732249">
                <text:p>-99.73224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227.856445">
                <text:p>18227.856445</text:p>
              </table:table-cell>
              <table:table-cell office:value-type="float" office:value="-92.667984">
                <text:p>-92.667984</text:p>
              </table:table-cell>
              <table:table-cell office:value-type="float" office:value="-96.595927">
                <text:p>-96.5959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8238.623047">
                <text:p>18238.623047</text:p>
              </table:table-cell>
              <table:table-cell office:value-type="float" office:value="-93.113777">
                <text:p>-93.113777</text:p>
              </table:table-cell>
              <table:table-cell office:value-type="float" office:value="-97.07799">
                <text:p>-97.0779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249.389648">
                <text:p>18249.389648</text:p>
              </table:table-cell>
              <table:table-cell office:value-type="float" office:value="-93.890541">
                <text:p>-93.890541</text:p>
              </table:table-cell>
              <table:table-cell office:value-type="float" office:value="-98.732074">
                <text:p>-98.73207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260.15625">
                <text:p>18260.15625</text:p>
              </table:table-cell>
              <table:table-cell office:value-type="float" office:value="-96.077255">
                <text:p>-96.077255</text:p>
              </table:table-cell>
              <table:table-cell office:value-type="float" office:value="-95.507869">
                <text:p>-95.50786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270.922852">
                <text:p>18270.922852</text:p>
              </table:table-cell>
              <table:table-cell office:value-type="float" office:value="-94.671379">
                <text:p>-94.671379</text:p>
              </table:table-cell>
              <table:table-cell office:value-type="float" office:value="-92.748523">
                <text:p>-92.74852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281.689453">
                <text:p>18281.689453</text:p>
              </table:table-cell>
              <table:table-cell office:value-type="float" office:value="-93.176674">
                <text:p>-93.176674</text:p>
              </table:table-cell>
              <table:table-cell office:value-type="float" office:value="-93.688846">
                <text:p>-93.68884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292.456055">
                <text:p>18292.456055</text:p>
              </table:table-cell>
              <table:table-cell office:value-type="float" office:value="-95.161873">
                <text:p>-95.161873</text:p>
              </table:table-cell>
              <table:table-cell office:value-type="float" office:value="-94.844333">
                <text:p>-94.844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303.222656">
                <text:p>18303.222656</text:p>
              </table:table-cell>
              <table:table-cell office:value-type="float" office:value="-95.553566">
                <text:p>-95.553566</text:p>
              </table:table-cell>
              <table:table-cell office:value-type="float" office:value="-96.375247">
                <text:p>-96.3752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313.989258">
                <text:p>18313.989258</text:p>
              </table:table-cell>
              <table:table-cell office:value-type="float" office:value="-94.827652">
                <text:p>-94.827652</text:p>
              </table:table-cell>
              <table:table-cell office:value-type="float" office:value="-95.151416">
                <text:p>-95.1514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324.755859">
                <text:p>18324.755859</text:p>
              </table:table-cell>
              <table:table-cell office:value-type="float" office:value="-93.240166">
                <text:p>-93.240166</text:p>
              </table:table-cell>
              <table:table-cell office:value-type="float" office:value="-92.887935">
                <text:p>-92.88793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335.522461">
                <text:p>18335.522461</text:p>
              </table:table-cell>
              <table:table-cell office:value-type="float" office:value="-93.497353">
                <text:p>-93.497353</text:p>
              </table:table-cell>
              <table:table-cell office:value-type="float" office:value="-92.829646">
                <text:p>-92.82964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346.289062">
                <text:p>18346.289062</text:p>
              </table:table-cell>
              <table:table-cell office:value-type="float" office:value="-93.158592">
                <text:p>-93.158592</text:p>
              </table:table-cell>
              <table:table-cell office:value-type="float" office:value="-92.30411">
                <text:p>-92.304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8357.055664">
                <text:p>18357.055664</text:p>
              </table:table-cell>
              <table:table-cell office:value-type="float" office:value="-93.203033">
                <text:p>-93.203033</text:p>
              </table:table-cell>
              <table:table-cell office:value-type="float" office:value="-92.397616">
                <text:p>-92.39761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8367.822266">
                <text:p>18367.822266</text:p>
              </table:table-cell>
              <table:table-cell office:value-type="float" office:value="-92.685379">
                <text:p>-92.685379</text:p>
              </table:table-cell>
              <table:table-cell office:value-type="float" office:value="-96.008731">
                <text:p>-96.00873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8378.588867">
                <text:p>18378.588867</text:p>
              </table:table-cell>
              <table:table-cell office:value-type="float" office:value="-93.285461">
                <text:p>-93.285461</text:p>
              </table:table-cell>
              <table:table-cell office:value-type="float" office:value="-95.534259">
                <text:p>-95.53425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8389.355469">
                <text:p>18389.355469</text:p>
              </table:table-cell>
              <table:table-cell office:value-type="float" office:value="-94.783524">
                <text:p>-94.783524</text:p>
              </table:table-cell>
              <table:table-cell office:value-type="float" office:value="-94.971377">
                <text:p>-94.97137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8400.12207">
                <text:p>18400.12207</text:p>
              </table:table-cell>
              <table:table-cell office:value-type="float" office:value="-92.960381">
                <text:p>-92.960381</text:p>
              </table:table-cell>
              <table:table-cell office:value-type="float" office:value="-95.908114">
                <text:p>-95.9081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8410.888672">
                <text:p>18410.888672</text:p>
              </table:table-cell>
              <table:table-cell office:value-type="float" office:value="-93.534096">
                <text:p>-93.534096</text:p>
              </table:table-cell>
              <table:table-cell office:value-type="float" office:value="-97.281031">
                <text:p>-97.28103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8421.655273">
                <text:p>18421.655273</text:p>
              </table:table-cell>
              <table:table-cell office:value-type="float" office:value="-94.096794">
                <text:p>-94.096794</text:p>
              </table:table-cell>
              <table:table-cell office:value-type="float" office:value="-96.422625">
                <text:p>-96.42262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8432.421875">
                <text:p>18432.421875</text:p>
              </table:table-cell>
              <table:table-cell office:value-type="float" office:value="-94.836708">
                <text:p>-94.836708</text:p>
              </table:table-cell>
              <table:table-cell office:value-type="float" office:value="-99.163958">
                <text:p>-99.16395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8443.188477">
                <text:p>18443.188477</text:p>
              </table:table-cell>
              <table:table-cell office:value-type="float" office:value="-95.378021">
                <text:p>-95.378021</text:p>
              </table:table-cell>
              <table:table-cell office:value-type="float" office:value="-96.62321">
                <text:p>-96.6232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8453.955078">
                <text:p>18453.955078</text:p>
              </table:table-cell>
              <table:table-cell office:value-type="float" office:value="-96.00985">
                <text:p>-96.00985</text:p>
              </table:table-cell>
              <table:table-cell office:value-type="float" office:value="-93.822596">
                <text:p>-93.82259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8464.72168">
                <text:p>18464.72168</text:p>
              </table:table-cell>
              <table:table-cell office:value-type="float" office:value="-94.126686">
                <text:p>-94.126686</text:p>
              </table:table-cell>
              <table:table-cell office:value-type="float" office:value="-95.310771">
                <text:p>-95.3107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8475.488281">
                <text:p>18475.488281</text:p>
              </table:table-cell>
              <table:table-cell office:value-type="float" office:value="-93.266579">
                <text:p>-93.266579</text:p>
              </table:table-cell>
              <table:table-cell office:value-type="float" office:value="-94.506808">
                <text:p>-94.50680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8486.254883">
                <text:p>18486.254883</text:p>
              </table:table-cell>
              <table:table-cell office:value-type="float" office:value="-94.198898">
                <text:p>-94.198898</text:p>
              </table:table-cell>
              <table:table-cell office:value-type="float" office:value="-93.137118">
                <text:p>-93.1371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8497.021484">
                <text:p>18497.021484</text:p>
              </table:table-cell>
              <table:table-cell office:value-type="float" office:value="-92.119797">
                <text:p>-92.119797</text:p>
              </table:table-cell>
              <table:table-cell office:value-type="float" office:value="-96.118289">
                <text:p>-96.11828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8507.788086">
                <text:p>18507.788086</text:p>
              </table:table-cell>
              <table:table-cell office:value-type="float" office:value="-93.329948">
                <text:p>-93.329948</text:p>
              </table:table-cell>
              <table:table-cell office:value-type="float" office:value="-98.168353">
                <text:p>-98.16835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8518.554688">
                <text:p>18518.554688</text:p>
              </table:table-cell>
              <table:table-cell office:value-type="float" office:value="-92.55629">
                <text:p>-92.55629</text:p>
              </table:table-cell>
              <table:table-cell office:value-type="float" office:value="-94.784068">
                <text:p>-94.78406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8529.321289">
                <text:p>18529.321289</text:p>
              </table:table-cell>
              <table:table-cell office:value-type="float" office:value="-90.406609">
                <text:p>-90.406609</text:p>
              </table:table-cell>
              <table:table-cell office:value-type="float" office:value="-92.301722">
                <text:p>-92.30172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8540.087891">
                <text:p>18540.087891</text:p>
              </table:table-cell>
              <table:table-cell office:value-type="float" office:value="-89.237289">
                <text:p>-89.237289</text:p>
              </table:table-cell>
              <table:table-cell office:value-type="float" office:value="-91.562365">
                <text:p>-91.56236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550.854492">
                <text:p>18550.854492</text:p>
              </table:table-cell>
              <table:table-cell office:value-type="float" office:value="-92.781746">
                <text:p>-92.781746</text:p>
              </table:table-cell>
              <table:table-cell office:value-type="float" office:value="-89.071574">
                <text:p>-89.07157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561.621094">
                <text:p>18561.621094</text:p>
              </table:table-cell>
              <table:table-cell office:value-type="float" office:value="-92.577133">
                <text:p>-92.577133</text:p>
              </table:table-cell>
              <table:table-cell office:value-type="float" office:value="-91.231646">
                <text:p>-91.23164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8572.387695">
                <text:p>18572.387695</text:p>
              </table:table-cell>
              <table:table-cell office:value-type="float" office:value="-93.479202">
                <text:p>-93.479202</text:p>
              </table:table-cell>
              <table:table-cell office:value-type="float" office:value="-95.326396">
                <text:p>-95.32639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583.154297">
                <text:p>18583.154297</text:p>
              </table:table-cell>
              <table:table-cell office:value-type="float" office:value="-95.025322">
                <text:p>-95.025322</text:p>
              </table:table-cell>
              <table:table-cell office:value-type="float" office:value="-96.462314">
                <text:p>-96.4623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593.920898">
                <text:p>18593.920898</text:p>
              </table:table-cell>
              <table:table-cell office:value-type="float" office:value="-94.957497">
                <text:p>-94.957497</text:p>
              </table:table-cell>
              <table:table-cell office:value-type="float" office:value="-93.876918">
                <text:p>-93.87691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604.6875">
                <text:p>18604.6875</text:p>
              </table:table-cell>
              <table:table-cell office:value-type="float" office:value="-93.75341">
                <text:p>-93.75341</text:p>
              </table:table-cell>
              <table:table-cell office:value-type="float" office:value="-95.276248">
                <text:p>-95.27624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8615.454102">
                <text:p>18615.454102</text:p>
              </table:table-cell>
              <table:table-cell office:value-type="float" office:value="-91.466759">
                <text:p>-91.466759</text:p>
              </table:table-cell>
              <table:table-cell office:value-type="float" office:value="-99.476588">
                <text:p>-99.4765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626.220703">
                <text:p>18626.220703</text:p>
              </table:table-cell>
              <table:table-cell office:value-type="float" office:value="-93.010498">
                <text:p>-93.010498</text:p>
              </table:table-cell>
              <table:table-cell office:value-type="float" office:value="-97.322329">
                <text:p>-97.32232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8636.987305">
                <text:p>18636.987305</text:p>
              </table:table-cell>
              <table:table-cell office:value-type="float" office:value="-94.28334">
                <text:p>-94.28334</text:p>
              </table:table-cell>
              <table:table-cell office:value-type="float" office:value="-98.636401">
                <text:p>-98.63640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8647.753906">
                <text:p>18647.753906</text:p>
              </table:table-cell>
              <table:table-cell office:value-type="float" office:value="-93.87648">
                <text:p>-93.87648</text:p>
              </table:table-cell>
              <table:table-cell office:value-type="float" office:value="-97.555514">
                <text:p>-97.55551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8658.520508">
                <text:p>18658.520508</text:p>
              </table:table-cell>
              <table:table-cell office:value-type="float" office:value="-94.636681">
                <text:p>-94.636681</text:p>
              </table:table-cell>
              <table:table-cell office:value-type="float" office:value="-96.296771">
                <text:p>-96.2967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8669.287109">
                <text:p>18669.287109</text:p>
              </table:table-cell>
              <table:table-cell office:value-type="float" office:value="-93.483246">
                <text:p>-93.483246</text:p>
              </table:table-cell>
              <table:table-cell office:value-type="float" office:value="-93.845019">
                <text:p>-93.84501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680.053711">
                <text:p>18680.053711</text:p>
              </table:table-cell>
              <table:table-cell office:value-type="float" office:value="-94.023811">
                <text:p>-94.023811</text:p>
              </table:table-cell>
              <table:table-cell office:value-type="float" office:value="-93.330722">
                <text:p>-93.3307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690.820312">
                <text:p>18690.820312</text:p>
              </table:table-cell>
              <table:table-cell office:value-type="float" office:value="-92.752785">
                <text:p>-92.752785</text:p>
              </table:table-cell>
              <table:table-cell office:value-type="float" office:value="-94.655818">
                <text:p>-94.65581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701.586914">
                <text:p>18701.586914</text:p>
              </table:table-cell>
              <table:table-cell office:value-type="float" office:value="-89.730453">
                <text:p>-89.730453</text:p>
              </table:table-cell>
              <table:table-cell office:value-type="float" office:value="-96.218341">
                <text:p>-96.21834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8712.353516">
                <text:p>18712.353516</text:p>
              </table:table-cell>
              <table:table-cell office:value-type="float" office:value="-89.473991">
                <text:p>-89.473991</text:p>
              </table:table-cell>
              <table:table-cell office:value-type="float" office:value="-95.436709">
                <text:p>-95.43670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723.120117">
                <text:p>18723.120117</text:p>
              </table:table-cell>
              <table:table-cell office:value-type="float" office:value="-88.962502">
                <text:p>-88.962502</text:p>
              </table:table-cell>
              <table:table-cell office:value-type="float" office:value="-95.140422">
                <text:p>-95.14042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733.886719">
                <text:p>18733.886719</text:p>
              </table:table-cell>
              <table:table-cell office:value-type="float" office:value="-89.021713">
                <text:p>-89.021713</text:p>
              </table:table-cell>
              <table:table-cell office:value-type="float" office:value="-96.533015">
                <text:p>-96.53301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744.65332">
                <text:p>18744.65332</text:p>
              </table:table-cell>
              <table:table-cell office:value-type="float" office:value="-91.269821">
                <text:p>-91.269821</text:p>
              </table:table-cell>
              <table:table-cell office:value-type="float" office:value="-98.02109">
                <text:p>-98.0210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755.419922">
                <text:p>18755.419922</text:p>
              </table:table-cell>
              <table:table-cell office:value-type="float" office:value="-92.126976">
                <text:p>-92.126976</text:p>
              </table:table-cell>
              <table:table-cell office:value-type="float" office:value="-96.702159">
                <text:p>-96.70215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766.186523">
                <text:p>18766.186523</text:p>
              </table:table-cell>
              <table:table-cell office:value-type="float" office:value="-91.431808">
                <text:p>-91.431808</text:p>
              </table:table-cell>
              <table:table-cell office:value-type="float" office:value="-99.781169">
                <text:p>-99.78116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8776.953125">
                <text:p>18776.953125</text:p>
              </table:table-cell>
              <table:table-cell office:value-type="float" office:value="-90.929214">
                <text:p>-90.929214</text:p>
              </table:table-cell>
              <table:table-cell office:value-type="float" office:value="-97.116824">
                <text:p>-97.11682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8787.719727">
                <text:p>18787.719727</text:p>
              </table:table-cell>
              <table:table-cell office:value-type="float" office:value="-90.540451">
                <text:p>-90.540451</text:p>
              </table:table-cell>
              <table:table-cell office:value-type="float" office:value="-96.847361">
                <text:p>-96.84736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798.486328">
                <text:p>18798.486328</text:p>
              </table:table-cell>
              <table:table-cell office:value-type="float" office:value="-90.076447">
                <text:p>-90.076447</text:p>
              </table:table-cell>
              <table:table-cell office:value-type="float" office:value="-98.573619">
                <text:p>-98.57361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809.25293">
                <text:p>18809.25293</text:p>
              </table:table-cell>
              <table:table-cell office:value-type="float" office:value="-90.924538">
                <text:p>-90.924538</text:p>
              </table:table-cell>
              <table:table-cell office:value-type="float" office:value="-97.283046">
                <text:p>-97.2830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8820.019531">
                <text:p>18820.019531</text:p>
              </table:table-cell>
              <table:table-cell office:value-type="float" office:value="-94.053345">
                <text:p>-94.053345</text:p>
              </table:table-cell>
              <table:table-cell office:value-type="float" office:value="-98.80878">
                <text:p>-98.8087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8830.786133">
                <text:p>18830.786133</text:p>
              </table:table-cell>
              <table:table-cell office:value-type="float" office:value="-94.754982">
                <text:p>-94.754982</text:p>
              </table:table-cell>
              <table:table-cell office:value-type="float" office:value="-95.272746">
                <text:p>-95.27274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8841.552734">
                <text:p>18841.552734</text:p>
              </table:table-cell>
              <table:table-cell office:value-type="float" office:value="-94.037788">
                <text:p>-94.037788</text:p>
              </table:table-cell>
              <table:table-cell office:value-type="float" office:value="-94.572017">
                <text:p>-94.57201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8852.319336">
                <text:p>18852.319336</text:p>
              </table:table-cell>
              <table:table-cell office:value-type="float" office:value="-92.530075">
                <text:p>-92.530075</text:p>
              </table:table-cell>
              <table:table-cell office:value-type="float" office:value="-94.339724">
                <text:p>-94.33972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863.085938">
                <text:p>18863.085938</text:p>
              </table:table-cell>
              <table:table-cell office:value-type="float" office:value="-92.2845">
                <text:p>-92.2845</text:p>
              </table:table-cell>
              <table:table-cell office:value-type="float" office:value="-93.603396">
                <text:p>-93.6033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8873.852539">
                <text:p>18873.852539</text:p>
              </table:table-cell>
              <table:table-cell office:value-type="float" office:value="-91.249588">
                <text:p>-91.249588</text:p>
              </table:table-cell>
              <table:table-cell office:value-type="float" office:value="-93.326823">
                <text:p>-93.32682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884.619141">
                <text:p>18884.619141</text:p>
              </table:table-cell>
              <table:table-cell office:value-type="float" office:value="-93.523468">
                <text:p>-93.523468</text:p>
              </table:table-cell>
              <table:table-cell office:value-type="float" office:value="-95.627612">
                <text:p>-95.62761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895.385742">
                <text:p>18895.385742</text:p>
              </table:table-cell>
              <table:table-cell office:value-type="float" office:value="-93.09037">
                <text:p>-93.09037</text:p>
              </table:table-cell>
              <table:table-cell office:value-type="float" office:value="-97.367961">
                <text:p>-97.36796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8906.152344">
                <text:p>18906.152344</text:p>
              </table:table-cell>
              <table:table-cell office:value-type="float" office:value="-91.132851">
                <text:p>-91.132851</text:p>
              </table:table-cell>
              <table:table-cell office:value-type="float" office:value="-94.808322">
                <text:p>-94.8083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8916.918945">
                <text:p>18916.918945</text:p>
              </table:table-cell>
              <table:table-cell office:value-type="float" office:value="-90.14257">
                <text:p>-90.14257</text:p>
              </table:table-cell>
              <table:table-cell office:value-type="float" office:value="-91.471843">
                <text:p>-91.47184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927.685547">
                <text:p>18927.685547</text:p>
              </table:table-cell>
              <table:table-cell office:value-type="float" office:value="-90.814018">
                <text:p>-90.814018</text:p>
              </table:table-cell>
              <table:table-cell office:value-type="float" office:value="-92.309016">
                <text:p>-92.30901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938.452148">
                <text:p>18938.452148</text:p>
              </table:table-cell>
              <table:table-cell office:value-type="float" office:value="-93.440704">
                <text:p>-93.440704</text:p>
              </table:table-cell>
              <table:table-cell office:value-type="float" office:value="-90.466746">
                <text:p>-90.4667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949.21875">
                <text:p>18949.21875</text:p>
              </table:table-cell>
              <table:table-cell office:value-type="float" office:value="-91.74115">
                <text:p>-91.74115</text:p>
              </table:table-cell>
              <table:table-cell office:value-type="float" office:value="-90.25542">
                <text:p>-90.2554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8959.985352">
                <text:p>18959.985352</text:p>
              </table:table-cell>
              <table:table-cell office:value-type="float" office:value="-92.612244">
                <text:p>-92.612244</text:p>
              </table:table-cell>
              <table:table-cell office:value-type="float" office:value="-95.118785">
                <text:p>-95.11878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8970.751953">
                <text:p>18970.751953</text:p>
              </table:table-cell>
              <table:table-cell office:value-type="float" office:value="-88.469872">
                <text:p>-88.469872</text:p>
              </table:table-cell>
              <table:table-cell office:value-type="float" office:value="-94.44427">
                <text:p>-94.4442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981.518555">
                <text:p>18981.518555</text:p>
              </table:table-cell>
              <table:table-cell office:value-type="float" office:value="-92.363197">
                <text:p>-92.363197</text:p>
              </table:table-cell>
              <table:table-cell office:value-type="float" office:value="-94.413569">
                <text:p>-94.41356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8992.285156">
                <text:p>18992.285156</text:p>
              </table:table-cell>
              <table:table-cell office:value-type="float" office:value="-94.0075">
                <text:p>-94.0075</text:p>
              </table:table-cell>
              <table:table-cell office:value-type="float" office:value="-94.986476">
                <text:p>-94.98647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9003.051758">
                <text:p>19003.051758</text:p>
              </table:table-cell>
              <table:table-cell office:value-type="float" office:value="-91.557228">
                <text:p>-91.557228</text:p>
              </table:table-cell>
              <table:table-cell office:value-type="float" office:value="-94.165881">
                <text:p>-94.16588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9013.818359">
                <text:p>19013.818359</text:p>
              </table:table-cell>
              <table:table-cell office:value-type="float" office:value="-90.616478">
                <text:p>-90.616478</text:p>
              </table:table-cell>
              <table:table-cell office:value-type="float" office:value="-93.30012">
                <text:p>-93.300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9024.584961">
                <text:p>19024.584961</text:p>
              </table:table-cell>
              <table:table-cell office:value-type="float" office:value="-91.904961">
                <text:p>-91.904961</text:p>
              </table:table-cell>
              <table:table-cell office:value-type="float" office:value="-93.720424">
                <text:p>-93.72042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9035.351562">
                <text:p>19035.351562</text:p>
              </table:table-cell>
              <table:table-cell office:value-type="float" office:value="-93.624641">
                <text:p>-93.624641</text:p>
              </table:table-cell>
              <table:table-cell office:value-type="float" office:value="-95.063678">
                <text:p>-95.06367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9046.118164">
                <text:p>19046.118164</text:p>
              </table:table-cell>
              <table:table-cell office:value-type="float" office:value="-93.264587">
                <text:p>-93.264587</text:p>
              </table:table-cell>
              <table:table-cell office:value-type="float" office:value="-95.970729">
                <text:p>-95.97072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9056.884766">
                <text:p>19056.884766</text:p>
              </table:table-cell>
              <table:table-cell office:value-type="float" office:value="-93.467552">
                <text:p>-93.467552</text:p>
              </table:table-cell>
              <table:table-cell office:value-type="float" office:value="-98.351886">
                <text:p>-98.3518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9067.651367">
                <text:p>19067.651367</text:p>
              </table:table-cell>
              <table:table-cell office:value-type="float" office:value="-91.90686">
                <text:p>-91.90686</text:p>
              </table:table-cell>
              <table:table-cell office:value-type="float" office:value="-96.982425">
                <text:p>-96.98242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9078.417969">
                <text:p>19078.417969</text:p>
              </table:table-cell>
              <table:table-cell office:value-type="float" office:value="-93.986694">
                <text:p>-93.986694</text:p>
              </table:table-cell>
              <table:table-cell office:value-type="float" office:value="-96.57532">
                <text:p>-96.5753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9089.18457">
                <text:p>19089.18457</text:p>
              </table:table-cell>
              <table:table-cell office:value-type="float" office:value="-94.578613">
                <text:p>-94.578613</text:p>
              </table:table-cell>
              <table:table-cell office:value-type="float" office:value="-95.181918">
                <text:p>-95.18191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9099.951172">
                <text:p>19099.951172</text:p>
              </table:table-cell>
              <table:table-cell office:value-type="float" office:value="-92.838631">
                <text:p>-92.838631</text:p>
              </table:table-cell>
              <table:table-cell office:value-type="float" office:value="-95.017962">
                <text:p>-95.01796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9110.717773">
                <text:p>19110.717773</text:p>
              </table:table-cell>
              <table:table-cell office:value-type="float" office:value="-92.329468">
                <text:p>-92.329468</text:p>
              </table:table-cell>
              <table:table-cell office:value-type="float" office:value="-96.453196">
                <text:p>-96.45319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9121.484375">
                <text:p>19121.484375</text:p>
              </table:table-cell>
              <table:table-cell office:value-type="float" office:value="-93.880272">
                <text:p>-93.880272</text:p>
              </table:table-cell>
              <table:table-cell office:value-type="float" office:value="-96.986857">
                <text:p>-96.98685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9132.250977">
                <text:p>19132.250977</text:p>
              </table:table-cell>
              <table:table-cell office:value-type="float" office:value="-96.085274">
                <text:p>-96.085274</text:p>
              </table:table-cell>
              <table:table-cell office:value-type="float" office:value="-98.271472">
                <text:p>-98.27147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9143.017578">
                <text:p>19143.017578</text:p>
              </table:table-cell>
              <table:table-cell office:value-type="float" office:value="-96.791565">
                <text:p>-96.791565</text:p>
              </table:table-cell>
              <table:table-cell office:value-type="float" office:value="-97.333537">
                <text:p>-97.33353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9153.78418">
                <text:p>19153.78418</text:p>
              </table:table-cell>
              <table:table-cell office:value-type="float" office:value="-93.148987">
                <text:p>-93.148987</text:p>
              </table:table-cell>
              <table:table-cell office:value-type="float" office:value="-95.928149">
                <text:p>-95.92814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9164.550781">
                <text:p>19164.550781</text:p>
              </table:table-cell>
              <table:table-cell office:value-type="float" office:value="-92.821449">
                <text:p>-92.821449</text:p>
              </table:table-cell>
              <table:table-cell office:value-type="float" office:value="-95.393573">
                <text:p>-95.39357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9175.317383">
                <text:p>19175.317383</text:p>
              </table:table-cell>
              <table:table-cell office:value-type="float" office:value="-92.390732">
                <text:p>-92.390732</text:p>
              </table:table-cell>
              <table:table-cell office:value-type="float" office:value="-97.439441">
                <text:p>-97.4394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9186.083984">
                <text:p>19186.083984</text:p>
              </table:table-cell>
              <table:table-cell office:value-type="float" office:value="-93.385414">
                <text:p>-93.385414</text:p>
              </table:table-cell>
              <table:table-cell office:value-type="float" office:value="-97.657298">
                <text:p>-97.65729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9196.850586">
                <text:p>19196.850586</text:p>
              </table:table-cell>
              <table:table-cell office:value-type="float" office:value="-92.275391">
                <text:p>-92.275391</text:p>
              </table:table-cell>
              <table:table-cell office:value-type="float" office:value="-94.881793">
                <text:p>-94.88179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9207.617188">
                <text:p>19207.617188</text:p>
              </table:table-cell>
              <table:table-cell office:value-type="float" office:value="-94.240562">
                <text:p>-94.240562</text:p>
              </table:table-cell>
              <table:table-cell office:value-type="float" office:value="-93.714373">
                <text:p>-93.71437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9218.383789">
                <text:p>19218.383789</text:p>
              </table:table-cell>
              <table:table-cell office:value-type="float" office:value="-94.619339">
                <text:p>-94.619339</text:p>
              </table:table-cell>
              <table:table-cell office:value-type="float" office:value="-96.249423">
                <text:p>-96.24942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9229.150391">
                <text:p>19229.150391</text:p>
              </table:table-cell>
              <table:table-cell office:value-type="float" office:value="-93.617722">
                <text:p>-93.617722</text:p>
              </table:table-cell>
              <table:table-cell office:value-type="float" office:value="-95.083178">
                <text:p>-95.08317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9239.916992">
                <text:p>19239.916992</text:p>
              </table:table-cell>
              <table:table-cell office:value-type="float" office:value="-92.254929">
                <text:p>-92.254929</text:p>
              </table:table-cell>
              <table:table-cell office:value-type="float" office:value="-95.30971">
                <text:p>-95.3097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9250.683594">
                <text:p>19250.683594</text:p>
              </table:table-cell>
              <table:table-cell office:value-type="float" office:value="-91.844551">
                <text:p>-91.844551</text:p>
              </table:table-cell>
              <table:table-cell office:value-type="float" office:value="-94.892016">
                <text:p>-94.89201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9261.450195">
                <text:p>19261.450195</text:p>
              </table:table-cell>
              <table:table-cell office:value-type="float" office:value="-94.245087">
                <text:p>-94.245087</text:p>
              </table:table-cell>
              <table:table-cell office:value-type="float" office:value="-97.014682">
                <text:p>-97.01468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9272.216797">
                <text:p>19272.216797</text:p>
              </table:table-cell>
              <table:table-cell office:value-type="float" office:value="-95.159798">
                <text:p>-95.159798</text:p>
              </table:table-cell>
              <table:table-cell office:value-type="float" office:value="-98.54861">
                <text:p>-98.5486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9282.983398">
                <text:p>19282.983398</text:p>
              </table:table-cell>
              <table:table-cell office:value-type="float" office:value="-95.506004">
                <text:p>-95.506004</text:p>
              </table:table-cell>
              <table:table-cell office:value-type="float" office:value="-96.279055">
                <text:p>-96.2790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9293.75">
                <text:p>19293.75</text:p>
              </table:table-cell>
              <table:table-cell office:value-type="float" office:value="-96.317863">
                <text:p>-96.317863</text:p>
              </table:table-cell>
              <table:table-cell office:value-type="float" office:value="-96.732882">
                <text:p>-96.73288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9304.516602">
                <text:p>19304.516602</text:p>
              </table:table-cell>
              <table:table-cell office:value-type="float" office:value="-94.453674">
                <text:p>-94.453674</text:p>
              </table:table-cell>
              <table:table-cell office:value-type="float" office:value="-94.946071">
                <text:p>-94.94607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9315.283203">
                <text:p>19315.283203</text:p>
              </table:table-cell>
              <table:table-cell office:value-type="float" office:value="-92.184654">
                <text:p>-92.184654</text:p>
              </table:table-cell>
              <table:table-cell office:value-type="float" office:value="-93.733401">
                <text:p>-93.7334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9326.049805">
                <text:p>19326.049805</text:p>
              </table:table-cell>
              <table:table-cell office:value-type="float" office:value="-89.90493">
                <text:p>-89.90493</text:p>
              </table:table-cell>
              <table:table-cell office:value-type="float" office:value="-96.877169">
                <text:p>-96.87716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9336.816406">
                <text:p>19336.816406</text:p>
              </table:table-cell>
              <table:table-cell office:value-type="float" office:value="-91.137375">
                <text:p>-91.137375</text:p>
              </table:table-cell>
              <table:table-cell office:value-type="float" office:value="-102.670176">
                <text:p>-102.6701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9347.583008">
                <text:p>19347.583008</text:p>
              </table:table-cell>
              <table:table-cell office:value-type="float" office:value="-91.10965">
                <text:p>-91.10965</text:p>
              </table:table-cell>
              <table:table-cell office:value-type="float" office:value="-97.362376">
                <text:p>-97.36237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9358.349609">
                <text:p>19358.349609</text:p>
              </table:table-cell>
              <table:table-cell office:value-type="float" office:value="-92.972389">
                <text:p>-92.972389</text:p>
              </table:table-cell>
              <table:table-cell office:value-type="float" office:value="-97.186618">
                <text:p>-97.1866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9369.116211">
                <text:p>19369.116211</text:p>
              </table:table-cell>
              <table:table-cell office:value-type="float" office:value="-94.210014">
                <text:p>-94.210014</text:p>
              </table:table-cell>
              <table:table-cell office:value-type="float" office:value="-95.451053">
                <text:p>-95.45105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9379.882812">
                <text:p>19379.882812</text:p>
              </table:table-cell>
              <table:table-cell office:value-type="float" office:value="-94.161942">
                <text:p>-94.161942</text:p>
              </table:table-cell>
              <table:table-cell office:value-type="float" office:value="-95.326838">
                <text:p>-95.32683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9390.649414">
                <text:p>19390.649414</text:p>
              </table:table-cell>
              <table:table-cell office:value-type="float" office:value="-92.070709">
                <text:p>-92.070709</text:p>
              </table:table-cell>
              <table:table-cell office:value-type="float" office:value="-95.888934">
                <text:p>-95.8889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9401.416016">
                <text:p>19401.416016</text:p>
              </table:table-cell>
              <table:table-cell office:value-type="float" office:value="-89.004623">
                <text:p>-89.004623</text:p>
              </table:table-cell>
              <table:table-cell office:value-type="float" office:value="-95.97243">
                <text:p>-95.9724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9412.182617">
                <text:p>19412.182617</text:p>
              </table:table-cell>
              <table:table-cell office:value-type="float" office:value="-91.890762">
                <text:p>-91.890762</text:p>
              </table:table-cell>
              <table:table-cell office:value-type="float" office:value="-95.214427">
                <text:p>-95.21442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422.949219">
                <text:p>19422.949219</text:p>
              </table:table-cell>
              <table:table-cell office:value-type="float" office:value="-94.363106">
                <text:p>-94.363106</text:p>
              </table:table-cell>
              <table:table-cell office:value-type="float" office:value="-94.32059">
                <text:p>-94.3205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433.71582">
                <text:p>19433.71582</text:p>
              </table:table-cell>
              <table:table-cell office:value-type="float" office:value="-93.550003">
                <text:p>-93.550003</text:p>
              </table:table-cell>
              <table:table-cell office:value-type="float" office:value="-95.990672">
                <text:p>-95.9906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9444.482422">
                <text:p>19444.482422</text:p>
              </table:table-cell>
              <table:table-cell office:value-type="float" office:value="-93.28756">
                <text:p>-93.28756</text:p>
              </table:table-cell>
              <table:table-cell office:value-type="float" office:value="-96.332156">
                <text:p>-96.33215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455.249023">
                <text:p>19455.249023</text:p>
              </table:table-cell>
              <table:table-cell office:value-type="float" office:value="-92.988159">
                <text:p>-92.988159</text:p>
              </table:table-cell>
              <table:table-cell office:value-type="float" office:value="-94.891543">
                <text:p>-94.89154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9466.015625">
                <text:p>19466.015625</text:p>
              </table:table-cell>
              <table:table-cell office:value-type="float" office:value="-91.701622">
                <text:p>-91.701622</text:p>
              </table:table-cell>
              <table:table-cell office:value-type="float" office:value="-94.927531">
                <text:p>-94.92753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9476.782227">
                <text:p>19476.782227</text:p>
              </table:table-cell>
              <table:table-cell office:value-type="float" office:value="-90.938446">
                <text:p>-90.938446</text:p>
              </table:table-cell>
              <table:table-cell office:value-type="float" office:value="-95.620761">
                <text:p>-95.6207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9487.548828">
                <text:p>19487.548828</text:p>
              </table:table-cell>
              <table:table-cell office:value-type="float" office:value="-94.08094">
                <text:p>-94.08094</text:p>
              </table:table-cell>
              <table:table-cell office:value-type="float" office:value="-94.596652">
                <text:p>-94.59665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498.31543">
                <text:p>19498.31543</text:p>
              </table:table-cell>
              <table:table-cell office:value-type="float" office:value="-92.98674">
                <text:p>-92.98674</text:p>
              </table:table-cell>
              <table:table-cell office:value-type="float" office:value="-93.138934">
                <text:p>-93.13893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9509.082031">
                <text:p>19509.082031</text:p>
              </table:table-cell>
              <table:table-cell office:value-type="float" office:value="-93.160637">
                <text:p>-93.160637</text:p>
              </table:table-cell>
              <table:table-cell office:value-type="float" office:value="-91.681277">
                <text:p>-91.68127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9519.848633">
                <text:p>19519.848633</text:p>
              </table:table-cell>
              <table:table-cell office:value-type="float" office:value="-91.9785">
                <text:p>-91.9785</text:p>
              </table:table-cell>
              <table:table-cell office:value-type="float" office:value="-96.328601">
                <text:p>-96.32860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530.615234">
                <text:p>19530.615234</text:p>
              </table:table-cell>
              <table:table-cell office:value-type="float" office:value="-89.615189">
                <text:p>-89.615189</text:p>
              </table:table-cell>
              <table:table-cell office:value-type="float" office:value="-101.119212">
                <text:p>-101.11921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9541.381836">
                <text:p>19541.381836</text:p>
              </table:table-cell>
              <table:table-cell office:value-type="float" office:value="-89.847496">
                <text:p>-89.847496</text:p>
              </table:table-cell>
              <table:table-cell office:value-type="float" office:value="-97.060107">
                <text:p>-97.06010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552.148438">
                <text:p>19552.148438</text:p>
              </table:table-cell>
              <table:table-cell office:value-type="float" office:value="-89.681168">
                <text:p>-89.681168</text:p>
              </table:table-cell>
              <table:table-cell office:value-type="float" office:value="-93.685763">
                <text:p>-93.68576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9562.915039">
                <text:p>19562.915039</text:p>
              </table:table-cell>
              <table:table-cell office:value-type="float" office:value="-92.413818">
                <text:p>-92.413818</text:p>
              </table:table-cell>
              <table:table-cell office:value-type="float" office:value="-92.72539">
                <text:p>-92.7253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9573.681641">
                <text:p>19573.681641</text:p>
              </table:table-cell>
              <table:table-cell office:value-type="float" office:value="-91.938843">
                <text:p>-91.938843</text:p>
              </table:table-cell>
              <table:table-cell office:value-type="float" office:value="-91.163127">
                <text:p>-91.16312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584.448242">
                <text:p>19584.448242</text:p>
              </table:table-cell>
              <table:table-cell office:value-type="float" office:value="-91.522285">
                <text:p>-91.522285</text:p>
              </table:table-cell>
              <table:table-cell office:value-type="float" office:value="-93.668391">
                <text:p>-93.66839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595.214844">
                <text:p>19595.214844</text:p>
              </table:table-cell>
              <table:table-cell office:value-type="float" office:value="-91.784378">
                <text:p>-91.784378</text:p>
              </table:table-cell>
              <table:table-cell office:value-type="float" office:value="-92.670741">
                <text:p>-92.67074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605.981445">
                <text:p>19605.981445</text:p>
              </table:table-cell>
              <table:table-cell office:value-type="float" office:value="-90.206085">
                <text:p>-90.206085</text:p>
              </table:table-cell>
              <table:table-cell office:value-type="float" office:value="-92.737742">
                <text:p>-92.73774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9616.748047">
                <text:p>19616.748047</text:p>
              </table:table-cell>
              <table:table-cell office:value-type="float" office:value="-89.580223">
                <text:p>-89.580223</text:p>
              </table:table-cell>
              <table:table-cell office:value-type="float" office:value="-91.834803">
                <text:p>-91.83480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9627.514648">
                <text:p>19627.514648</text:p>
              </table:table-cell>
              <table:table-cell office:value-type="float" office:value="-89.180847">
                <text:p>-89.180847</text:p>
              </table:table-cell>
              <table:table-cell office:value-type="float" office:value="-94.373477">
                <text:p>-94.37347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9638.28125">
                <text:p>19638.28125</text:p>
              </table:table-cell>
              <table:table-cell office:value-type="float" office:value="-92.723724">
                <text:p>-92.723724</text:p>
              </table:table-cell>
              <table:table-cell office:value-type="float" office:value="-96.381526">
                <text:p>-96.3815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9649.047852">
                <text:p>19649.047852</text:p>
              </table:table-cell>
              <table:table-cell office:value-type="float" office:value="-92.461868">
                <text:p>-92.461868</text:p>
              </table:table-cell>
              <table:table-cell office:value-type="float" office:value="-93.428126">
                <text:p>-93.42812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9659.814453">
                <text:p>19659.814453</text:p>
              </table:table-cell>
              <table:table-cell office:value-type="float" office:value="-91.711113">
                <text:p>-91.711113</text:p>
              </table:table-cell>
              <table:table-cell office:value-type="float" office:value="-93.095477">
                <text:p>-93.0954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9670.581055">
                <text:p>19670.581055</text:p>
              </table:table-cell>
              <table:table-cell office:value-type="float" office:value="-88.731079">
                <text:p>-88.731079</text:p>
              </table:table-cell>
              <table:table-cell office:value-type="float" office:value="-90.000232">
                <text:p>-90.0002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9681.347656">
                <text:p>19681.347656</text:p>
              </table:table-cell>
              <table:table-cell office:value-type="float" office:value="-87.614059">
                <text:p>-87.614059</text:p>
              </table:table-cell>
              <table:table-cell office:value-type="float" office:value="-90.353259">
                <text:p>-90.35325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9692.114258">
                <text:p>19692.114258</text:p>
              </table:table-cell>
              <table:table-cell office:value-type="float" office:value="-94.287033">
                <text:p>-94.287033</text:p>
              </table:table-cell>
              <table:table-cell office:value-type="float" office:value="-95.827067">
                <text:p>-95.82706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9702.880859">
                <text:p>19702.880859</text:p>
              </table:table-cell>
              <table:table-cell office:value-type="float" office:value="-95.138245">
                <text:p>-95.138245</text:p>
              </table:table-cell>
              <table:table-cell office:value-type="float" office:value="-96.45869">
                <text:p>-96.4586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9713.647461">
                <text:p>19713.647461</text:p>
              </table:table-cell>
              <table:table-cell office:value-type="float" office:value="-94.993286">
                <text:p>-94.993286</text:p>
              </table:table-cell>
              <table:table-cell office:value-type="float" office:value="-96.819514">
                <text:p>-96.81951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9724.414062">
                <text:p>19724.414062</text:p>
              </table:table-cell>
              <table:table-cell office:value-type="float" office:value="-94.003113">
                <text:p>-94.003113</text:p>
              </table:table-cell>
              <table:table-cell office:value-type="float" office:value="-96.188205">
                <text:p>-96.18820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9735.180664">
                <text:p>19735.180664</text:p>
              </table:table-cell>
              <table:table-cell office:value-type="float" office:value="-93.231071">
                <text:p>-93.231071</text:p>
              </table:table-cell>
              <table:table-cell office:value-type="float" office:value="-96.29951">
                <text:p>-96.2995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9745.947266">
                <text:p>19745.947266</text:p>
              </table:table-cell>
              <table:table-cell office:value-type="float" office:value="-93.445297">
                <text:p>-93.445297</text:p>
              </table:table-cell>
              <table:table-cell office:value-type="float" office:value="-96.875346">
                <text:p>-96.87534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9756.713867">
                <text:p>19756.713867</text:p>
              </table:table-cell>
              <table:table-cell office:value-type="float" office:value="-92.116241">
                <text:p>-92.116241</text:p>
              </table:table-cell>
              <table:table-cell office:value-type="float" office:value="-92.877398">
                <text:p>-92.87739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9767.480469">
                <text:p>19767.480469</text:p>
              </table:table-cell>
              <table:table-cell office:value-type="float" office:value="-93.366219">
                <text:p>-93.366219</text:p>
              </table:table-cell>
              <table:table-cell office:value-type="float" office:value="-91.261493">
                <text:p>-91.26149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9778.24707">
                <text:p>19778.24707</text:p>
              </table:table-cell>
              <table:table-cell office:value-type="float" office:value="-93.09153">
                <text:p>-93.09153</text:p>
              </table:table-cell>
              <table:table-cell office:value-type="float" office:value="-94.012378">
                <text:p>-94.01237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9789.013672">
                <text:p>19789.013672</text:p>
              </table:table-cell>
              <table:table-cell office:value-type="float" office:value="-92.13633">
                <text:p>-92.13633</text:p>
              </table:table-cell>
              <table:table-cell office:value-type="float" office:value="-96.750773">
                <text:p>-96.75077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9799.780273">
                <text:p>19799.780273</text:p>
              </table:table-cell>
              <table:table-cell office:value-type="float" office:value="-91.609573">
                <text:p>-91.609573</text:p>
              </table:table-cell>
              <table:table-cell office:value-type="float" office:value="-94.446216">
                <text:p>-94.44621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9810.546875">
                <text:p>19810.546875</text:p>
              </table:table-cell>
              <table:table-cell office:value-type="float" office:value="-92.21524">
                <text:p>-92.21524</text:p>
              </table:table-cell>
              <table:table-cell office:value-type="float" office:value="-96.104945">
                <text:p>-96.10494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9821.313477">
                <text:p>19821.313477</text:p>
              </table:table-cell>
              <table:table-cell office:value-type="float" office:value="-93.857613">
                <text:p>-93.857613</text:p>
              </table:table-cell>
              <table:table-cell office:value-type="float" office:value="-95.567035">
                <text:p>-95.56703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832.080078">
                <text:p>19832.080078</text:p>
              </table:table-cell>
              <table:table-cell office:value-type="float" office:value="-95.083862">
                <text:p>-95.083862</text:p>
              </table:table-cell>
              <table:table-cell office:value-type="float" office:value="-97.400172">
                <text:p>-97.40017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9842.84668">
                <text:p>19842.84668</text:p>
              </table:table-cell>
              <table:table-cell office:value-type="float" office:value="-94.954384">
                <text:p>-94.954384</text:p>
              </table:table-cell>
              <table:table-cell office:value-type="float" office:value="-96.720858">
                <text:p>-96.72085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9853.613281">
                <text:p>19853.613281</text:p>
              </table:table-cell>
              <table:table-cell office:value-type="float" office:value="-96.03289">
                <text:p>-96.03289</text:p>
              </table:table-cell>
              <table:table-cell office:value-type="float" office:value="-97.971202">
                <text:p>-97.97120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9864.379883">
                <text:p>19864.379883</text:p>
              </table:table-cell>
              <table:table-cell office:value-type="float" office:value="-94.192787">
                <text:p>-94.192787</text:p>
              </table:table-cell>
              <table:table-cell office:value-type="float" office:value="-96.225451">
                <text:p>-96.22545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9875.146484">
                <text:p>19875.146484</text:p>
              </table:table-cell>
              <table:table-cell office:value-type="float" office:value="-93.347198">
                <text:p>-93.347198</text:p>
              </table:table-cell>
              <table:table-cell office:value-type="float" office:value="-94.765933">
                <text:p>-94.76593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9885.913086">
                <text:p>19885.913086</text:p>
              </table:table-cell>
              <table:table-cell office:value-type="float" office:value="-92.871048">
                <text:p>-92.871048</text:p>
              </table:table-cell>
              <table:table-cell office:value-type="float" office:value="-95.274272">
                <text:p>-95.2742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9896.679688">
                <text:p>19896.679688</text:p>
              </table:table-cell>
              <table:table-cell office:value-type="float" office:value="-92.28775">
                <text:p>-92.28775</text:p>
              </table:table-cell>
              <table:table-cell office:value-type="float" office:value="-97.51121">
                <text:p>-97.5112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9907.446289">
                <text:p>19907.446289</text:p>
              </table:table-cell>
              <table:table-cell office:value-type="float" office:value="-93.924622">
                <text:p>-93.924622</text:p>
              </table:table-cell>
              <table:table-cell office:value-type="float" office:value="-95.378886">
                <text:p>-95.37888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9918.212891">
                <text:p>19918.212891</text:p>
              </table:table-cell>
              <table:table-cell office:value-type="float" office:value="-94.037109">
                <text:p>-94.037109</text:p>
              </table:table-cell>
              <table:table-cell office:value-type="float" office:value="-94.640887">
                <text:p>-94.64088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9928.979492">
                <text:p>19928.979492</text:p>
              </table:table-cell>
              <table:table-cell office:value-type="float" office:value="-94.485664">
                <text:p>-94.485664</text:p>
              </table:table-cell>
              <table:table-cell office:value-type="float" office:value="-95.322581">
                <text:p>-95.32258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9939.746094">
                <text:p>19939.746094</text:p>
              </table:table-cell>
              <table:table-cell office:value-type="float" office:value="-94.685532">
                <text:p>-94.685532</text:p>
              </table:table-cell>
              <table:table-cell office:value-type="float" office:value="-94.887751">
                <text:p>-94.88775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9950.512695">
                <text:p>19950.512695</text:p>
              </table:table-cell>
              <table:table-cell office:value-type="float" office:value="-94.329941">
                <text:p>-94.329941</text:p>
              </table:table-cell>
              <table:table-cell office:value-type="float" office:value="-96.267283">
                <text:p>-96.26728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9961.279297">
                <text:p>19961.279297</text:p>
              </table:table-cell>
              <table:table-cell office:value-type="float" office:value="-94.444778">
                <text:p>-94.444778</text:p>
              </table:table-cell>
              <table:table-cell office:value-type="float" office:value="-98.460254">
                <text:p>-98.4602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9972.045898">
                <text:p>19972.045898</text:p>
              </table:table-cell>
              <table:table-cell office:value-type="float" office:value="-94.280045">
                <text:p>-94.280045</text:p>
              </table:table-cell>
              <table:table-cell office:value-type="float" office:value="-94.16376">
                <text:p>-94.1637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9982.8125">
                <text:p>19982.8125</text:p>
              </table:table-cell>
              <table:table-cell office:value-type="float" office:value="-93.651375">
                <text:p>-93.651375</text:p>
              </table:table-cell>
              <table:table-cell office:value-type="float" office:value="-94.792926">
                <text:p>-94.79292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993.579102">
                <text:p>19993.579102</text:p>
              </table:table-cell>
              <table:table-cell office:value-type="float" office:value="-95.397919">
                <text:p>-95.397919</text:p>
              </table:table-cell>
              <table:table-cell office:value-type="float" office:value="-95.94913">
                <text:p>-95.9491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0004.345703">
                <text:p>20004.345703</text:p>
              </table:table-cell>
              <table:table-cell office:value-type="float" office:value="-94.185318">
                <text:p>-94.185318</text:p>
              </table:table-cell>
              <table:table-cell office:value-type="float" office:value="-95.567805">
                <text:p>-95.56780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0015.112305">
                <text:p>20015.112305</text:p>
              </table:table-cell>
              <table:table-cell office:value-type="float" office:value="-91.579025">
                <text:p>-91.579025</text:p>
              </table:table-cell>
              <table:table-cell office:value-type="float" office:value="-96.904742">
                <text:p>-96.90474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0025.878906">
                <text:p>20025.878906</text:p>
              </table:table-cell>
              <table:table-cell office:value-type="float" office:value="-91.910576">
                <text:p>-91.910576</text:p>
              </table:table-cell>
              <table:table-cell office:value-type="float" office:value="-94.144359">
                <text:p>-94.14435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0036.645508">
                <text:p>20036.645508</text:p>
              </table:table-cell>
              <table:table-cell office:value-type="float" office:value="-94.945587">
                <text:p>-94.945587</text:p>
              </table:table-cell>
              <table:table-cell office:value-type="float" office:value="-94.316134">
                <text:p>-94.31613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0047.412109">
                <text:p>20047.412109</text:p>
              </table:table-cell>
              <table:table-cell office:value-type="float" office:value="-95.089226">
                <text:p>-95.089226</text:p>
              </table:table-cell>
              <table:table-cell office:value-type="float" office:value="-94.417956">
                <text:p>-94.41795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0058.178711">
                <text:p>20058.178711</text:p>
              </table:table-cell>
              <table:table-cell office:value-type="float" office:value="-94.516251">
                <text:p>-94.516251</text:p>
              </table:table-cell>
              <table:table-cell office:value-type="float" office:value="-93.568988">
                <text:p>-93.56898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0068.945312">
                <text:p>20068.945312</text:p>
              </table:table-cell>
              <table:table-cell office:value-type="float" office:value="-92.538147">
                <text:p>-92.538147</text:p>
              </table:table-cell>
              <table:table-cell office:value-type="float" office:value="-97.647555">
                <text:p>-97.6475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0079.711914">
                <text:p>20079.711914</text:p>
              </table:table-cell>
              <table:table-cell office:value-type="float" office:value="-91.965996">
                <text:p>-91.965996</text:p>
              </table:table-cell>
              <table:table-cell office:value-type="float" office:value="-96.798594">
                <text:p>-96.79859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0090.478516">
                <text:p>20090.478516</text:p>
              </table:table-cell>
              <table:table-cell office:value-type="float" office:value="-92.601761">
                <text:p>-92.601761</text:p>
              </table:table-cell>
              <table:table-cell office:value-type="float" office:value="-97.896273">
                <text:p>-97.89627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0101.245117">
                <text:p>20101.245117</text:p>
              </table:table-cell>
              <table:table-cell office:value-type="float" office:value="-93.519936">
                <text:p>-93.519936</text:p>
              </table:table-cell>
              <table:table-cell office:value-type="float" office:value="-96.430003">
                <text:p>-96.43000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0112.011719">
                <text:p>20112.011719</text:p>
              </table:table-cell>
              <table:table-cell office:value-type="float" office:value="-92.691307">
                <text:p>-92.691307</text:p>
              </table:table-cell>
              <table:table-cell office:value-type="float" office:value="-95.772311">
                <text:p>-95.77231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0122.77832">
                <text:p>20122.77832</text:p>
              </table:table-cell>
              <table:table-cell office:value-type="float" office:value="-93.976562">
                <text:p>-93.976562</text:p>
              </table:table-cell>
              <table:table-cell office:value-type="float" office:value="-93.963122">
                <text:p>-93.96312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0133.544922">
                <text:p>20133.544922</text:p>
              </table:table-cell>
              <table:table-cell office:value-type="float" office:value="-93.671173">
                <text:p>-93.671173</text:p>
              </table:table-cell>
              <table:table-cell office:value-type="float" office:value="-94.542758">
                <text:p>-94.54275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0144.311523">
                <text:p>20144.311523</text:p>
              </table:table-cell>
              <table:table-cell office:value-type="float" office:value="-93.040878">
                <text:p>-93.040878</text:p>
              </table:table-cell>
              <table:table-cell office:value-type="float" office:value="-94.869891">
                <text:p>-94.86989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0155.078125">
                <text:p>20155.078125</text:p>
              </table:table-cell>
              <table:table-cell office:value-type="float" office:value="-93.635651">
                <text:p>-93.635651</text:p>
              </table:table-cell>
              <table:table-cell office:value-type="float" office:value="-94.769877">
                <text:p>-94.76987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0165.844727">
                <text:p>20165.844727</text:p>
              </table:table-cell>
              <table:table-cell office:value-type="float" office:value="-93.855255">
                <text:p>-93.855255</text:p>
              </table:table-cell>
              <table:table-cell office:value-type="float" office:value="-96.413249">
                <text:p>-96.41324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0176.611328">
                <text:p>20176.611328</text:p>
              </table:table-cell>
              <table:table-cell office:value-type="float" office:value="-93.795601">
                <text:p>-93.795601</text:p>
              </table:table-cell>
              <table:table-cell office:value-type="float" office:value="-93.762713">
                <text:p>-93.76271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0187.37793">
                <text:p>20187.37793</text:p>
              </table:table-cell>
              <table:table-cell office:value-type="float" office:value="-93.176613">
                <text:p>-93.176613</text:p>
              </table:table-cell>
              <table:table-cell office:value-type="float" office:value="-95.549518">
                <text:p>-95.54951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0198.144531">
                <text:p>20198.144531</text:p>
              </table:table-cell>
              <table:table-cell office:value-type="float" office:value="-93.729919">
                <text:p>-93.729919</text:p>
              </table:table-cell>
              <table:table-cell office:value-type="float" office:value="-95.791217">
                <text:p>-95.79121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208.911133">
                <text:p>20208.911133</text:p>
              </table:table-cell>
              <table:table-cell office:value-type="float" office:value="-92.103058">
                <text:p>-92.103058</text:p>
              </table:table-cell>
              <table:table-cell office:value-type="float" office:value="-90.438739">
                <text:p>-90.43873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0219.677734">
                <text:p>20219.677734</text:p>
              </table:table-cell>
              <table:table-cell office:value-type="float" office:value="-90.554222">
                <text:p>-90.554222</text:p>
              </table:table-cell>
              <table:table-cell office:value-type="float" office:value="-90.137858">
                <text:p>-90.13785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0230.444336">
                <text:p>20230.444336</text:p>
              </table:table-cell>
              <table:table-cell office:value-type="float" office:value="-90.274803">
                <text:p>-90.274803</text:p>
              </table:table-cell>
              <table:table-cell office:value-type="float" office:value="-91.322619">
                <text:p>-91.32261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0241.210938">
                <text:p>20241.210938</text:p>
              </table:table-cell>
              <table:table-cell office:value-type="float" office:value="-92.008766">
                <text:p>-92.008766</text:p>
              </table:table-cell>
              <table:table-cell office:value-type="float" office:value="-93.999057">
                <text:p>-93.99905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0251.977539">
                <text:p>20251.977539</text:p>
              </table:table-cell>
              <table:table-cell office:value-type="float" office:value="-92.591492">
                <text:p>-92.591492</text:p>
              </table:table-cell>
              <table:table-cell office:value-type="float" office:value="-94.51205">
                <text:p>-94.5120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0262.744141">
                <text:p>20262.744141</text:p>
              </table:table-cell>
              <table:table-cell office:value-type="float" office:value="-94.345322">
                <text:p>-94.345322</text:p>
              </table:table-cell>
              <table:table-cell office:value-type="float" office:value="-96.740916">
                <text:p>-96.74091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0273.510742">
                <text:p>20273.510742</text:p>
              </table:table-cell>
              <table:table-cell office:value-type="float" office:value="-94.701988">
                <text:p>-94.701988</text:p>
              </table:table-cell>
              <table:table-cell office:value-type="float" office:value="-96.465037">
                <text:p>-96.46503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0284.277344">
                <text:p>20284.277344</text:p>
              </table:table-cell>
              <table:table-cell office:value-type="float" office:value="-94.9515">
                <text:p>-94.9515</text:p>
              </table:table-cell>
              <table:table-cell office:value-type="float" office:value="-97.783404">
                <text:p>-97.78340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0295.043945">
                <text:p>20295.043945</text:p>
              </table:table-cell>
              <table:table-cell office:value-type="float" office:value="-92.781815">
                <text:p>-92.781815</text:p>
              </table:table-cell>
              <table:table-cell office:value-type="float" office:value="-101.360728">
                <text:p>-101.36072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0305.810547">
                <text:p>20305.810547</text:p>
              </table:table-cell>
              <table:table-cell office:value-type="float" office:value="-93.0186">
                <text:p>-93.0186</text:p>
              </table:table-cell>
              <table:table-cell office:value-type="float" office:value="-97.278689">
                <text:p>-97.27868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0316.577148">
                <text:p>20316.577148</text:p>
              </table:table-cell>
              <table:table-cell office:value-type="float" office:value="-93.299706">
                <text:p>-93.299706</text:p>
              </table:table-cell>
              <table:table-cell office:value-type="float" office:value="-94.611628">
                <text:p>-94.61162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0327.34375">
                <text:p>20327.34375</text:p>
              </table:table-cell>
              <table:table-cell office:value-type="float" office:value="-93.274406">
                <text:p>-93.274406</text:p>
              </table:table-cell>
              <table:table-cell office:value-type="float" office:value="-91.214808">
                <text:p>-91.21480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0338.110352">
                <text:p>20338.110352</text:p>
              </table:table-cell>
              <table:table-cell office:value-type="float" office:value="-93.003403">
                <text:p>-93.003403</text:p>
              </table:table-cell>
              <table:table-cell office:value-type="float" office:value="-91.879702">
                <text:p>-91.87970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0348.876953">
                <text:p>20348.876953</text:p>
              </table:table-cell>
              <table:table-cell office:value-type="float" office:value="-89.782196">
                <text:p>-89.782196</text:p>
              </table:table-cell>
              <table:table-cell office:value-type="float" office:value="-95.838702">
                <text:p>-95.8387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0359.643555">
                <text:p>20359.643555</text:p>
              </table:table-cell>
              <table:table-cell office:value-type="float" office:value="-89.116623">
                <text:p>-89.116623</text:p>
              </table:table-cell>
              <table:table-cell office:value-type="float" office:value="-97.454562">
                <text:p>-97.45456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0370.410156">
                <text:p>20370.410156</text:p>
              </table:table-cell>
              <table:table-cell office:value-type="float" office:value="-89.111107">
                <text:p>-89.111107</text:p>
              </table:table-cell>
              <table:table-cell office:value-type="float" office:value="-95.604098">
                <text:p>-95.60409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0381.176758">
                <text:p>20381.176758</text:p>
              </table:table-cell>
              <table:table-cell office:value-type="float" office:value="-91.029808">
                <text:p>-91.029808</text:p>
              </table:table-cell>
              <table:table-cell office:value-type="float" office:value="-95.654963">
                <text:p>-95.65496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0391.943359">
                <text:p>20391.943359</text:p>
              </table:table-cell>
              <table:table-cell office:value-type="float" office:value="-91.391327">
                <text:p>-91.391327</text:p>
              </table:table-cell>
              <table:table-cell office:value-type="float" office:value="-97.347957">
                <text:p>-97.34795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0402.709961">
                <text:p>20402.709961</text:p>
              </table:table-cell>
              <table:table-cell office:value-type="float" office:value="-91.520187">
                <text:p>-91.520187</text:p>
              </table:table-cell>
              <table:table-cell office:value-type="float" office:value="-95.205317">
                <text:p>-95.20531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0413.476562">
                <text:p>20413.476562</text:p>
              </table:table-cell>
              <table:table-cell office:value-type="float" office:value="-91.200706">
                <text:p>-91.200706</text:p>
              </table:table-cell>
              <table:table-cell office:value-type="float" office:value="-98.250323">
                <text:p>-98.25032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0424.243164">
                <text:p>20424.243164</text:p>
              </table:table-cell>
              <table:table-cell office:value-type="float" office:value="-90.407593">
                <text:p>-90.407593</text:p>
              </table:table-cell>
              <table:table-cell office:value-type="float" office:value="-97.143016">
                <text:p>-97.14301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0435.009766">
                <text:p>20435.009766</text:p>
              </table:table-cell>
              <table:table-cell office:value-type="float" office:value="-89.772659">
                <text:p>-89.772659</text:p>
              </table:table-cell>
              <table:table-cell office:value-type="float" office:value="-93.175609">
                <text:p>-93.17560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0445.776367">
                <text:p>20445.776367</text:p>
              </table:table-cell>
              <table:table-cell office:value-type="float" office:value="-90.405273">
                <text:p>-90.405273</text:p>
              </table:table-cell>
              <table:table-cell office:value-type="float" office:value="-93.787906">
                <text:p>-93.78790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0456.542969">
                <text:p>20456.542969</text:p>
              </table:table-cell>
              <table:table-cell office:value-type="float" office:value="-91.996849">
                <text:p>-91.996849</text:p>
              </table:table-cell>
              <table:table-cell office:value-type="float" office:value="-96.842273">
                <text:p>-96.84227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0467.30957">
                <text:p>20467.30957</text:p>
              </table:table-cell>
              <table:table-cell office:value-type="float" office:value="-94.667526">
                <text:p>-94.667526</text:p>
              </table:table-cell>
              <table:table-cell office:value-type="float" office:value="-98.223681">
                <text:p>-98.22368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0478.076172">
                <text:p>20478.076172</text:p>
              </table:table-cell>
              <table:table-cell office:value-type="float" office:value="-93.953201">
                <text:p>-93.953201</text:p>
              </table:table-cell>
              <table:table-cell office:value-type="float" office:value="-97.548106">
                <text:p>-97.54810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0488.842773">
                <text:p>20488.842773</text:p>
              </table:table-cell>
              <table:table-cell office:value-type="float" office:value="-93.224556">
                <text:p>-93.224556</text:p>
              </table:table-cell>
              <table:table-cell office:value-type="float" office:value="-93.883746">
                <text:p>-93.88374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0499.609375">
                <text:p>20499.609375</text:p>
              </table:table-cell>
              <table:table-cell office:value-type="float" office:value="-88.936974">
                <text:p>-88.936974</text:p>
              </table:table-cell>
              <table:table-cell office:value-type="float" office:value="-90.825366">
                <text:p>-90.82536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0510.375977">
                <text:p>20510.375977</text:p>
              </table:table-cell>
              <table:table-cell office:value-type="float" office:value="-90.066635">
                <text:p>-90.066635</text:p>
              </table:table-cell>
              <table:table-cell office:value-type="float" office:value="-94.992785">
                <text:p>-94.99278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0521.142578">
                <text:p>20521.142578</text:p>
              </table:table-cell>
              <table:table-cell office:value-type="float" office:value="-92.360931">
                <text:p>-92.360931</text:p>
              </table:table-cell>
              <table:table-cell office:value-type="float" office:value="-97.545855">
                <text:p>-97.54585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0531.90918">
                <text:p>20531.90918</text:p>
              </table:table-cell>
              <table:table-cell office:value-type="float" office:value="-92.467972">
                <text:p>-92.467972</text:p>
              </table:table-cell>
              <table:table-cell office:value-type="float" office:value="-95.339549">
                <text:p>-95.33954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0542.675781">
                <text:p>20542.675781</text:p>
              </table:table-cell>
              <table:table-cell office:value-type="float" office:value="-91.356125">
                <text:p>-91.356125</text:p>
              </table:table-cell>
              <table:table-cell office:value-type="float" office:value="-94.463031">
                <text:p>-94.46303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0553.442383">
                <text:p>20553.442383</text:p>
              </table:table-cell>
              <table:table-cell office:value-type="float" office:value="-94.012047">
                <text:p>-94.012047</text:p>
              </table:table-cell>
              <table:table-cell office:value-type="float" office:value="-94.713282">
                <text:p>-94.71328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0564.208984">
                <text:p>20564.208984</text:p>
              </table:table-cell>
              <table:table-cell office:value-type="float" office:value="-93.425957">
                <text:p>-93.425957</text:p>
              </table:table-cell>
              <table:table-cell office:value-type="float" office:value="-94.835673">
                <text:p>-94.83567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0574.975586">
                <text:p>20574.975586</text:p>
              </table:table-cell>
              <table:table-cell office:value-type="float" office:value="-89.297279">
                <text:p>-89.297279</text:p>
              </table:table-cell>
              <table:table-cell office:value-type="float" office:value="-92.201678">
                <text:p>-92.20167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0585.742188">
                <text:p>20585.742188</text:p>
              </table:table-cell>
              <table:table-cell office:value-type="float" office:value="-89.413315">
                <text:p>-89.413315</text:p>
              </table:table-cell>
              <table:table-cell office:value-type="float" office:value="-89.800082">
                <text:p>-89.80008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0596.508789">
                <text:p>20596.508789</text:p>
              </table:table-cell>
              <table:table-cell office:value-type="float" office:value="-91.483849">
                <text:p>-91.483849</text:p>
              </table:table-cell>
              <table:table-cell office:value-type="float" office:value="-91.335688">
                <text:p>-91.33568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0607.275391">
                <text:p>20607.275391</text:p>
              </table:table-cell>
              <table:table-cell office:value-type="float" office:value="-91.377396">
                <text:p>-91.377396</text:p>
              </table:table-cell>
              <table:table-cell office:value-type="float" office:value="-94.002185">
                <text:p>-94.00218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0618.041992">
                <text:p>20618.041992</text:p>
              </table:table-cell>
              <table:table-cell office:value-type="float" office:value="-90.247444">
                <text:p>-90.247444</text:p>
              </table:table-cell>
              <table:table-cell office:value-type="float" office:value="-93.134829">
                <text:p>-93.13482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0628.808594">
                <text:p>20628.808594</text:p>
              </table:table-cell>
              <table:table-cell office:value-type="float" office:value="-90.596535">
                <text:p>-90.596535</text:p>
              </table:table-cell>
              <table:table-cell office:value-type="float" office:value="-94.72227">
                <text:p>-94.7222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0639.575195">
                <text:p>20639.575195</text:p>
              </table:table-cell>
              <table:table-cell office:value-type="float" office:value="-90.2351">
                <text:p>-90.2351</text:p>
              </table:table-cell>
              <table:table-cell office:value-type="float" office:value="-95.748134">
                <text:p>-95.74813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0650.341797">
                <text:p>20650.341797</text:p>
              </table:table-cell>
              <table:table-cell office:value-type="float" office:value="-92.42852">
                <text:p>-92.42852</text:p>
              </table:table-cell>
              <table:table-cell office:value-type="float" office:value="-97.37221">
                <text:p>-97.3722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0661.108398">
                <text:p>20661.108398</text:p>
              </table:table-cell>
              <table:table-cell office:value-type="float" office:value="-93.745468">
                <text:p>-93.745468</text:p>
              </table:table-cell>
              <table:table-cell office:value-type="float" office:value="-96.292209">
                <text:p>-96.29220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0671.875">
                <text:p>20671.875</text:p>
              </table:table-cell>
              <table:table-cell office:value-type="float" office:value="-93.344955">
                <text:p>-93.344955</text:p>
              </table:table-cell>
              <table:table-cell office:value-type="float" office:value="-95.375766">
                <text:p>-95.37576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0682.641602">
                <text:p>20682.641602</text:p>
              </table:table-cell>
              <table:table-cell office:value-type="float" office:value="-94.224541">
                <text:p>-94.224541</text:p>
              </table:table-cell>
              <table:table-cell office:value-type="float" office:value="-97.0582">
                <text:p>-97.058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0693.408203">
                <text:p>20693.408203</text:p>
              </table:table-cell>
              <table:table-cell office:value-type="float" office:value="-94.284134">
                <text:p>-94.284134</text:p>
              </table:table-cell>
              <table:table-cell office:value-type="float" office:value="-95.232951">
                <text:p>-95.23295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0704.174805">
                <text:p>20704.174805</text:p>
              </table:table-cell>
              <table:table-cell office:value-type="float" office:value="-93.994217">
                <text:p>-93.994217</text:p>
              </table:table-cell>
              <table:table-cell office:value-type="float" office:value="-94.885173">
                <text:p>-94.88517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0714.941406">
                <text:p>20714.941406</text:p>
              </table:table-cell>
              <table:table-cell office:value-type="float" office:value="-92.257423">
                <text:p>-92.257423</text:p>
              </table:table-cell>
              <table:table-cell office:value-type="float" office:value="-95.997142">
                <text:p>-95.99714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0725.708008">
                <text:p>20725.708008</text:p>
              </table:table-cell>
              <table:table-cell office:value-type="float" office:value="-94.366402">
                <text:p>-94.366402</text:p>
              </table:table-cell>
              <table:table-cell office:value-type="float" office:value="-96.384883">
                <text:p>-96.38488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0736.474609">
                <text:p>20736.474609</text:p>
              </table:table-cell>
              <table:table-cell office:value-type="float" office:value="-95.381111">
                <text:p>-95.381111</text:p>
              </table:table-cell>
              <table:table-cell office:value-type="float" office:value="-95.837512">
                <text:p>-95.83751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0747.241211">
                <text:p>20747.241211</text:p>
              </table:table-cell>
              <table:table-cell office:value-type="float" office:value="-95.524033">
                <text:p>-95.524033</text:p>
              </table:table-cell>
              <table:table-cell office:value-type="float" office:value="-96.275966">
                <text:p>-96.27596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0758.007812">
                <text:p>20758.007812</text:p>
              </table:table-cell>
              <table:table-cell office:value-type="float" office:value="-96.816666">
                <text:p>-96.816666</text:p>
              </table:table-cell>
              <table:table-cell office:value-type="float" office:value="-95.43291">
                <text:p>-95.4329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0768.774414">
                <text:p>20768.774414</text:p>
              </table:table-cell>
              <table:table-cell office:value-type="float" office:value="-97.729202">
                <text:p>-97.729202</text:p>
              </table:table-cell>
              <table:table-cell office:value-type="float" office:value="-94.623713">
                <text:p>-94.62371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0779.541016">
                <text:p>20779.541016</text:p>
              </table:table-cell>
              <table:table-cell office:value-type="float" office:value="-94.393524">
                <text:p>-94.393524</text:p>
              </table:table-cell>
              <table:table-cell office:value-type="float" office:value="-95.873759">
                <text:p>-95.8737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0790.307617">
                <text:p>20790.307617</text:p>
              </table:table-cell>
              <table:table-cell office:value-type="float" office:value="-95.322357">
                <text:p>-95.322357</text:p>
              </table:table-cell>
              <table:table-cell office:value-type="float" office:value="-93.886828">
                <text:p>-93.88682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0801.074219">
                <text:p>20801.074219</text:p>
              </table:table-cell>
              <table:table-cell office:value-type="float" office:value="-94.591988">
                <text:p>-94.591988</text:p>
              </table:table-cell>
              <table:table-cell office:value-type="float" office:value="-93.064593">
                <text:p>-93.06459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0811.84082">
                <text:p>20811.84082</text:p>
              </table:table-cell>
              <table:table-cell office:value-type="float" office:value="-92.520012">
                <text:p>-92.520012</text:p>
              </table:table-cell>
              <table:table-cell office:value-type="float" office:value="-92.954211">
                <text:p>-92.95421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0822.607422">
                <text:p>20822.607422</text:p>
              </table:table-cell>
              <table:table-cell office:value-type="float" office:value="-91.628769">
                <text:p>-91.628769</text:p>
              </table:table-cell>
              <table:table-cell office:value-type="float" office:value="-91.684344">
                <text:p>-91.68434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0833.374023">
                <text:p>20833.374023</text:p>
              </table:table-cell>
              <table:table-cell office:value-type="float" office:value="-92.35051">
                <text:p>-92.35051</text:p>
              </table:table-cell>
              <table:table-cell office:value-type="float" office:value="-92.853785">
                <text:p>-92.85378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0844.140625">
                <text:p>20844.140625</text:p>
              </table:table-cell>
              <table:table-cell office:value-type="float" office:value="-92.237045">
                <text:p>-92.237045</text:p>
              </table:table-cell>
              <table:table-cell office:value-type="float" office:value="-96.139682">
                <text:p>-96.13968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0854.907227">
                <text:p>20854.907227</text:p>
              </table:table-cell>
              <table:table-cell office:value-type="float" office:value="-93.392487">
                <text:p>-93.392487</text:p>
              </table:table-cell>
              <table:table-cell office:value-type="float" office:value="-95.693202">
                <text:p>-95.69320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0865.673828">
                <text:p>20865.673828</text:p>
              </table:table-cell>
              <table:table-cell office:value-type="float" office:value="-92.283501">
                <text:p>-92.283501</text:p>
              </table:table-cell>
              <table:table-cell office:value-type="float" office:value="-98.629435">
                <text:p>-98.62943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0876.44043">
                <text:p>20876.44043</text:p>
              </table:table-cell>
              <table:table-cell office:value-type="float" office:value="-92.13105">
                <text:p>-92.13105</text:p>
              </table:table-cell>
              <table:table-cell office:value-type="float" office:value="-95.834155">
                <text:p>-95.83415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0887.207031">
                <text:p>20887.207031</text:p>
              </table:table-cell>
              <table:table-cell office:value-type="float" office:value="-93.87899">
                <text:p>-93.87899</text:p>
              </table:table-cell>
              <table:table-cell office:value-type="float" office:value="-98.097445">
                <text:p>-98.09744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0897.973633">
                <text:p>20897.973633</text:p>
              </table:table-cell>
              <table:table-cell office:value-type="float" office:value="-92.367043">
                <text:p>-92.367043</text:p>
              </table:table-cell>
              <table:table-cell office:value-type="float" office:value="-100.447917">
                <text:p>-100.44791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0908.740234">
                <text:p>20908.740234</text:p>
              </table:table-cell>
              <table:table-cell office:value-type="float" office:value="-91.716217">
                <text:p>-91.716217</text:p>
              </table:table-cell>
              <table:table-cell office:value-type="float" office:value="-98.420291">
                <text:p>-98.4202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0919.506836">
                <text:p>20919.506836</text:p>
              </table:table-cell>
              <table:table-cell office:value-type="float" office:value="-92.279991">
                <text:p>-92.279991</text:p>
              </table:table-cell>
              <table:table-cell office:value-type="float" office:value="-94.085719">
                <text:p>-94.08571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0930.273438">
                <text:p>20930.273438</text:p>
              </table:table-cell>
              <table:table-cell office:value-type="float" office:value="-90.851814">
                <text:p>-90.851814</text:p>
              </table:table-cell>
              <table:table-cell office:value-type="float" office:value="-94.61555">
                <text:p>-94.6155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0941.040039">
                <text:p>20941.040039</text:p>
              </table:table-cell>
              <table:table-cell office:value-type="float" office:value="-92.572029">
                <text:p>-92.572029</text:p>
              </table:table-cell>
              <table:table-cell office:value-type="float" office:value="-95.240092">
                <text:p>-95.2400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0951.806641">
                <text:p>20951.806641</text:p>
              </table:table-cell>
              <table:table-cell office:value-type="float" office:value="-92.059418">
                <text:p>-92.059418</text:p>
              </table:table-cell>
              <table:table-cell office:value-type="float" office:value="-94.315753">
                <text:p>-94.31575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0962.573242">
                <text:p>20962.573242</text:p>
              </table:table-cell>
              <table:table-cell office:value-type="float" office:value="-92.136223">
                <text:p>-92.136223</text:p>
              </table:table-cell>
              <table:table-cell office:value-type="float" office:value="-93.376643">
                <text:p>-93.37664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973.339844">
                <text:p>20973.339844</text:p>
              </table:table-cell>
              <table:table-cell office:value-type="float" office:value="-90.230545">
                <text:p>-90.230545</text:p>
              </table:table-cell>
              <table:table-cell office:value-type="float" office:value="-91.298167">
                <text:p>-91.29816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0984.106445">
                <text:p>20984.106445</text:p>
              </table:table-cell>
              <table:table-cell office:value-type="float" office:value="-93.59021">
                <text:p>-93.59021</text:p>
              </table:table-cell>
              <table:table-cell office:value-type="float" office:value="-96.475367">
                <text:p>-96.47536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994.873047">
                <text:p>20994.873047</text:p>
              </table:table-cell>
              <table:table-cell office:value-type="float" office:value="-94.88308">
                <text:p>-94.88308</text:p>
              </table:table-cell>
              <table:table-cell office:value-type="float" office:value="-98.733859">
                <text:p>-98.73385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1005.639648">
                <text:p>21005.639648</text:p>
              </table:table-cell>
              <table:table-cell office:value-type="float" office:value="-88.852966">
                <text:p>-88.852966</text:p>
              </table:table-cell>
              <table:table-cell office:value-type="float" office:value="-95.204951">
                <text:p>-95.20495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1016.40625">
                <text:p>21016.40625</text:p>
              </table:table-cell>
              <table:table-cell office:value-type="float" office:value="-89.20385">
                <text:p>-89.20385</text:p>
              </table:table-cell>
              <table:table-cell office:value-type="float" office:value="-93.280864">
                <text:p>-93.28086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1027.172852">
                <text:p>21027.172852</text:p>
              </table:table-cell>
              <table:table-cell office:value-type="float" office:value="-93.671982">
                <text:p>-93.671982</text:p>
              </table:table-cell>
              <table:table-cell office:value-type="float" office:value="-91.876681">
                <text:p>-91.87668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1037.939453">
                <text:p>21037.939453</text:p>
              </table:table-cell>
              <table:table-cell office:value-type="float" office:value="-93.57991">
                <text:p>-93.57991</text:p>
              </table:table-cell>
              <table:table-cell office:value-type="float" office:value="-93.760119">
                <text:p>-93.76011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1048.706055">
                <text:p>21048.706055</text:p>
              </table:table-cell>
              <table:table-cell office:value-type="float" office:value="-91.444069">
                <text:p>-91.444069</text:p>
              </table:table-cell>
              <table:table-cell office:value-type="float" office:value="-95.375232">
                <text:p>-95.37523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1059.472656">
                <text:p>21059.472656</text:p>
              </table:table-cell>
              <table:table-cell office:value-type="float" office:value="-91.68634">
                <text:p>-91.68634</text:p>
              </table:table-cell>
              <table:table-cell office:value-type="float" office:value="-94.075732">
                <text:p>-94.0757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1070.239258">
                <text:p>21070.239258</text:p>
              </table:table-cell>
              <table:table-cell office:value-type="float" office:value="-92.702782">
                <text:p>-92.702782</text:p>
              </table:table-cell>
              <table:table-cell office:value-type="float" office:value="-93.03168">
                <text:p>-93.0316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1081.005859">
                <text:p>21081.005859</text:p>
              </table:table-cell>
              <table:table-cell office:value-type="float" office:value="-92.742485">
                <text:p>-92.742485</text:p>
              </table:table-cell>
              <table:table-cell office:value-type="float" office:value="-92.603381">
                <text:p>-92.60338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1091.772461">
                <text:p>21091.772461</text:p>
              </table:table-cell>
              <table:table-cell office:value-type="float" office:value="-93.2033">
                <text:p>-93.2033</text:p>
              </table:table-cell>
              <table:table-cell office:value-type="float" office:value="-95.604709">
                <text:p>-95.60470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1102.539062">
                <text:p>21102.539062</text:p>
              </table:table-cell>
              <table:table-cell office:value-type="float" office:value="-94.771614">
                <text:p>-94.771614</text:p>
              </table:table-cell>
              <table:table-cell office:value-type="float" office:value="-96.248774">
                <text:p>-96.24877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1113.305664">
                <text:p>21113.305664</text:p>
              </table:table-cell>
              <table:table-cell office:value-type="float" office:value="-94.007156">
                <text:p>-94.007156</text:p>
              </table:table-cell>
              <table:table-cell office:value-type="float" office:value="-93.389399">
                <text:p>-93.38939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1124.072266">
                <text:p>21124.072266</text:p>
              </table:table-cell>
              <table:table-cell office:value-type="float" office:value="-92.536392">
                <text:p>-92.536392</text:p>
              </table:table-cell>
              <table:table-cell office:value-type="float" office:value="-94.221805">
                <text:p>-94.22180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1134.838867">
                <text:p>21134.838867</text:p>
              </table:table-cell>
              <table:table-cell office:value-type="float" office:value="-92.427826">
                <text:p>-92.427826</text:p>
              </table:table-cell>
              <table:table-cell office:value-type="float" office:value="-99.61629">
                <text:p>-99.6162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1145.605469">
                <text:p>21145.605469</text:p>
              </table:table-cell>
              <table:table-cell office:value-type="float" office:value="-93.517418">
                <text:p>-93.517418</text:p>
              </table:table-cell>
              <table:table-cell office:value-type="float" office:value="-95.621127">
                <text:p>-95.62112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1156.37207">
                <text:p>21156.37207</text:p>
              </table:table-cell>
              <table:table-cell office:value-type="float" office:value="-94.248528">
                <text:p>-94.248528</text:p>
              </table:table-cell>
              <table:table-cell office:value-type="float" office:value="-90.928477">
                <text:p>-90.92847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167.138672">
                <text:p>21167.138672</text:p>
              </table:table-cell>
              <table:table-cell office:value-type="float" office:value="-92.251343">
                <text:p>-92.251343</text:p>
              </table:table-cell>
              <table:table-cell office:value-type="float" office:value="-95.350459">
                <text:p>-95.35045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1177.905273">
                <text:p>21177.905273</text:p>
              </table:table-cell>
              <table:table-cell office:value-type="float" office:value="-89.361145">
                <text:p>-89.361145</text:p>
              </table:table-cell>
              <table:table-cell office:value-type="float" office:value="-96.683696">
                <text:p>-96.68369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1188.671875">
                <text:p>21188.671875</text:p>
              </table:table-cell>
              <table:table-cell office:value-type="float" office:value="-89.74221">
                <text:p>-89.74221</text:p>
              </table:table-cell>
              <table:table-cell office:value-type="float" office:value="-96.483477">
                <text:p>-96.48347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1199.438477">
                <text:p>21199.438477</text:p>
              </table:table-cell>
              <table:table-cell office:value-type="float" office:value="-88.971947">
                <text:p>-88.971947</text:p>
              </table:table-cell>
              <table:table-cell office:value-type="float" office:value="-96.46992">
                <text:p>-96.4699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1210.205078">
                <text:p>21210.205078</text:p>
              </table:table-cell>
              <table:table-cell office:value-type="float" office:value="-90.506378">
                <text:p>-90.506378</text:p>
              </table:table-cell>
              <table:table-cell office:value-type="float" office:value="-93.641253">
                <text:p>-93.64125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1220.97168">
                <text:p>21220.97168</text:p>
              </table:table-cell>
              <table:table-cell office:value-type="float" office:value="-90.602562">
                <text:p>-90.602562</text:p>
              </table:table-cell>
              <table:table-cell office:value-type="float" office:value="-90.74911">
                <text:p>-90.7491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1231.738281">
                <text:p>21231.738281</text:p>
              </table:table-cell>
              <table:table-cell office:value-type="float" office:value="-90.633858">
                <text:p>-90.633858</text:p>
              </table:table-cell>
              <table:table-cell office:value-type="float" office:value="-91.820491">
                <text:p>-91.8204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1242.504883">
                <text:p>21242.504883</text:p>
              </table:table-cell>
              <table:table-cell office:value-type="float" office:value="-89.162621">
                <text:p>-89.162621</text:p>
              </table:table-cell>
              <table:table-cell office:value-type="float" office:value="-96.331866">
                <text:p>-96.33186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1253.271484">
                <text:p>21253.271484</text:p>
              </table:table-cell>
              <table:table-cell office:value-type="float" office:value="-88.737373">
                <text:p>-88.737373</text:p>
              </table:table-cell>
              <table:table-cell office:value-type="float" office:value="-94.946399">
                <text:p>-94.94639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1264.038086">
                <text:p>21264.038086</text:p>
              </table:table-cell>
              <table:table-cell office:value-type="float" office:value="-90.540977">
                <text:p>-90.540977</text:p>
              </table:table-cell>
              <table:table-cell office:value-type="float" office:value="-93.258464">
                <text:p>-93.25846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1274.804688">
                <text:p>21274.804688</text:p>
              </table:table-cell>
              <table:table-cell office:value-type="float" office:value="-90.368958">
                <text:p>-90.368958</text:p>
              </table:table-cell>
              <table:table-cell office:value-type="float" office:value="-97.46963">
                <text:p>-97.4696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1285.571289">
                <text:p>21285.571289</text:p>
              </table:table-cell>
              <table:table-cell office:value-type="float" office:value="-91.926941">
                <text:p>-91.926941</text:p>
              </table:table-cell>
              <table:table-cell office:value-type="float" office:value="-97.765002">
                <text:p>-97.76500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1296.337891">
                <text:p>21296.337891</text:p>
              </table:table-cell>
              <table:table-cell office:value-type="float" office:value="-94.767715">
                <text:p>-94.767715</text:p>
              </table:table-cell>
              <table:table-cell office:value-type="float" office:value="-94.453196">
                <text:p>-94.4531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1307.104492">
                <text:p>21307.104492</text:p>
              </table:table-cell>
              <table:table-cell office:value-type="float" office:value="-94.773071">
                <text:p>-94.773071</text:p>
              </table:table-cell>
              <table:table-cell office:value-type="float" office:value="-93.0638">
                <text:p>-93.063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1317.871094">
                <text:p>21317.871094</text:p>
              </table:table-cell>
              <table:table-cell office:value-type="float" office:value="-93.640709">
                <text:p>-93.640709</text:p>
              </table:table-cell>
              <table:table-cell office:value-type="float" office:value="-93.963916">
                <text:p>-93.96391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1328.637695">
                <text:p>21328.637695</text:p>
              </table:table-cell>
              <table:table-cell office:value-type="float" office:value="-91.717514">
                <text:p>-91.717514</text:p>
              </table:table-cell>
              <table:table-cell office:value-type="float" office:value="-95.131289">
                <text:p>-95.13128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1339.404297">
                <text:p>21339.404297</text:p>
              </table:table-cell>
              <table:table-cell office:value-type="float" office:value="-92.756035">
                <text:p>-92.756035</text:p>
              </table:table-cell>
              <table:table-cell office:value-type="float" office:value="-94.511416">
                <text:p>-94.51141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1350.170898">
                <text:p>21350.170898</text:p>
              </table:table-cell>
              <table:table-cell office:value-type="float" office:value="-94.312691">
                <text:p>-94.312691</text:p>
              </table:table-cell>
              <table:table-cell office:value-type="float" office:value="-95.43545">
                <text:p>-95.4354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1360.9375">
                <text:p>21360.9375</text:p>
              </table:table-cell>
              <table:table-cell office:value-type="float" office:value="-93.008232">
                <text:p>-93.008232</text:p>
              </table:table-cell>
              <table:table-cell office:value-type="float" office:value="-95.861544">
                <text:p>-95.8615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1371.704102">
                <text:p>21371.704102</text:p>
              </table:table-cell>
              <table:table-cell office:value-type="float" office:value="-93.26284">
                <text:p>-93.26284</text:p>
              </table:table-cell>
              <table:table-cell office:value-type="float" office:value="-97.489818">
                <text:p>-97.48981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1382.470703">
                <text:p>21382.470703</text:p>
              </table:table-cell>
              <table:table-cell office:value-type="float" office:value="-92.838882">
                <text:p>-92.838882</text:p>
              </table:table-cell>
              <table:table-cell office:value-type="float" office:value="-96.148105">
                <text:p>-96.14810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1393.237305">
                <text:p>21393.237305</text:p>
              </table:table-cell>
              <table:table-cell office:value-type="float" office:value="-94.464111">
                <text:p>-94.464111</text:p>
              </table:table-cell>
              <table:table-cell office:value-type="float" office:value="-96.076648">
                <text:p>-96.07664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1404.003906">
                <text:p>21404.003906</text:p>
              </table:table-cell>
              <table:table-cell office:value-type="float" office:value="-92.485344">
                <text:p>-92.485344</text:p>
              </table:table-cell>
              <table:table-cell office:value-type="float" office:value="-96.593272">
                <text:p>-96.59327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1414.770508">
                <text:p>21414.770508</text:p>
              </table:table-cell>
              <table:table-cell office:value-type="float" office:value="-93.767883">
                <text:p>-93.767883</text:p>
              </table:table-cell>
              <table:table-cell office:value-type="float" office:value="-95.333529">
                <text:p>-95.33352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1425.537109">
                <text:p>21425.537109</text:p>
              </table:table-cell>
              <table:table-cell office:value-type="float" office:value="-92.960876">
                <text:p>-92.960876</text:p>
              </table:table-cell>
              <table:table-cell office:value-type="float" office:value="-94.187892">
                <text:p>-94.18789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1436.303711">
                <text:p>21436.303711</text:p>
              </table:table-cell>
              <table:table-cell office:value-type="float" office:value="-87.89447">
                <text:p>-87.89447</text:p>
              </table:table-cell>
              <table:table-cell office:value-type="float" office:value="-96.009227">
                <text:p>-96.00922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1447.070312">
                <text:p>21447.070312</text:p>
              </table:table-cell>
              <table:table-cell office:value-type="float" office:value="-88.019821">
                <text:p>-88.019821</text:p>
              </table:table-cell>
              <table:table-cell office:value-type="float" office:value="-92.944056">
                <text:p>-92.94405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1457.836914">
                <text:p>21457.836914</text:p>
              </table:table-cell>
              <table:table-cell office:value-type="float" office:value="-93.890297">
                <text:p>-93.890297</text:p>
              </table:table-cell>
              <table:table-cell office:value-type="float" office:value="-94.034556">
                <text:p>-94.0345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1468.603516">
                <text:p>21468.603516</text:p>
              </table:table-cell>
              <table:table-cell office:value-type="float" office:value="-95.004463">
                <text:p>-95.004463</text:p>
              </table:table-cell>
              <table:table-cell office:value-type="float" office:value="-96.058146">
                <text:p>-96.05814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1479.370117">
                <text:p>21479.370117</text:p>
              </table:table-cell>
              <table:table-cell office:value-type="float" office:value="-92.437683">
                <text:p>-92.437683</text:p>
              </table:table-cell>
              <table:table-cell office:value-type="float" office:value="-97.722781">
                <text:p>-97.72278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1490.136719">
                <text:p>21490.136719</text:p>
              </table:table-cell>
              <table:table-cell office:value-type="float" office:value="-93.807465">
                <text:p>-93.807465</text:p>
              </table:table-cell>
              <table:table-cell office:value-type="float" office:value="-95.164409">
                <text:p>-95.16440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1500.90332">
                <text:p>21500.90332</text:p>
              </table:table-cell>
              <table:table-cell office:value-type="float" office:value="-92.377686">
                <text:p>-92.377686</text:p>
              </table:table-cell>
              <table:table-cell office:value-type="float" office:value="-96.605616">
                <text:p>-96.6056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1511.669922">
                <text:p>21511.669922</text:p>
              </table:table-cell>
              <table:table-cell office:value-type="float" office:value="-93.977211">
                <text:p>-93.977211</text:p>
              </table:table-cell>
              <table:table-cell office:value-type="float" office:value="-96.480464">
                <text:p>-96.48046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1522.436523">
                <text:p>21522.436523</text:p>
              </table:table-cell>
              <table:table-cell office:value-type="float" office:value="-95.024345">
                <text:p>-95.024345</text:p>
              </table:table-cell>
              <table:table-cell office:value-type="float" office:value="-95.317744">
                <text:p>-95.31774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1533.203125">
                <text:p>21533.203125</text:p>
              </table:table-cell>
              <table:table-cell office:value-type="float" office:value="-95.132927">
                <text:p>-95.132927</text:p>
              </table:table-cell>
              <table:table-cell office:value-type="float" office:value="-94.190936">
                <text:p>-94.1909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1543.969727">
                <text:p>21543.969727</text:p>
              </table:table-cell>
              <table:table-cell office:value-type="float" office:value="-93.531639">
                <text:p>-93.531639</text:p>
              </table:table-cell>
              <table:table-cell office:value-type="float" office:value="-97.651774">
                <text:p>-97.65177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1554.736328">
                <text:p>21554.736328</text:p>
              </table:table-cell>
              <table:table-cell office:value-type="float" office:value="-94.651428">
                <text:p>-94.651428</text:p>
              </table:table-cell>
              <table:table-cell office:value-type="float" office:value="-98.562098">
                <text:p>-98.56209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1565.50293">
                <text:p>21565.50293</text:p>
              </table:table-cell>
              <table:table-cell office:value-type="float" office:value="-95.609421">
                <text:p>-95.609421</text:p>
              </table:table-cell>
              <table:table-cell office:value-type="float" office:value="-98.461573">
                <text:p>-98.46157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1576.269531">
                <text:p>21576.269531</text:p>
              </table:table-cell>
              <table:table-cell office:value-type="float" office:value="-92.669716">
                <text:p>-92.669716</text:p>
              </table:table-cell>
              <table:table-cell office:value-type="float" office:value="-95.174327">
                <text:p>-95.17432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1587.036133">
                <text:p>21587.036133</text:p>
              </table:table-cell>
              <table:table-cell office:value-type="float" office:value="-93.217392">
                <text:p>-93.217392</text:p>
              </table:table-cell>
              <table:table-cell office:value-type="float" office:value="-95.636393">
                <text:p>-95.63639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1597.802734">
                <text:p>21597.802734</text:p>
              </table:table-cell>
              <table:table-cell office:value-type="float" office:value="-93.858353">
                <text:p>-93.858353</text:p>
              </table:table-cell>
              <table:table-cell office:value-type="float" office:value="-95.714213">
                <text:p>-95.71421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1608.569336">
                <text:p>21608.569336</text:p>
              </table:table-cell>
              <table:table-cell office:value-type="float" office:value="-94.667007">
                <text:p>-94.667007</text:p>
              </table:table-cell>
              <table:table-cell office:value-type="float" office:value="-94.617411">
                <text:p>-94.61741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1619.335938">
                <text:p>21619.335938</text:p>
              </table:table-cell>
              <table:table-cell office:value-type="float" office:value="-95.474983">
                <text:p>-95.474983</text:p>
              </table:table-cell>
              <table:table-cell office:value-type="float" office:value="-92.037906">
                <text:p>-92.03790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630.102539">
                <text:p>21630.102539</text:p>
              </table:table-cell>
              <table:table-cell office:value-type="float" office:value="-95.702011">
                <text:p>-95.702011</text:p>
              </table:table-cell>
              <table:table-cell office:value-type="float" office:value="-90.706035">
                <text:p>-90.70603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640.869141">
                <text:p>21640.869141</text:p>
              </table:table-cell>
              <table:table-cell office:value-type="float" office:value="-94.961433">
                <text:p>-94.961433</text:p>
              </table:table-cell>
              <table:table-cell office:value-type="float" office:value="-93.495082">
                <text:p>-93.49508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1651.635742">
                <text:p>21651.635742</text:p>
              </table:table-cell>
              <table:table-cell office:value-type="float" office:value="-94.092865">
                <text:p>-94.092865</text:p>
              </table:table-cell>
              <table:table-cell office:value-type="float" office:value="-92.276957">
                <text:p>-92.27695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1662.402344">
                <text:p>21662.402344</text:p>
              </table:table-cell>
              <table:table-cell office:value-type="float" office:value="-94.412712">
                <text:p>-94.412712</text:p>
              </table:table-cell>
              <table:table-cell office:value-type="float" office:value="-91.969973">
                <text:p>-91.96997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673.168945">
                <text:p>21673.168945</text:p>
              </table:table-cell>
              <table:table-cell office:value-type="float" office:value="-92.905716">
                <text:p>-92.905716</text:p>
              </table:table-cell>
              <table:table-cell office:value-type="float" office:value="-93.201274">
                <text:p>-93.20127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683.935547">
                <text:p>21683.935547</text:p>
              </table:table-cell>
              <table:table-cell office:value-type="float" office:value="-93.273842">
                <text:p>-93.273842</text:p>
              </table:table-cell>
              <table:table-cell office:value-type="float" office:value="-93.550082">
                <text:p>-93.55008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694.702148">
                <text:p>21694.702148</text:p>
              </table:table-cell>
              <table:table-cell office:value-type="float" office:value="-92.970291">
                <text:p>-92.970291</text:p>
              </table:table-cell>
              <table:table-cell office:value-type="float" office:value="-94.185046">
                <text:p>-94.18504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1705.46875">
                <text:p>21705.46875</text:p>
              </table:table-cell>
              <table:table-cell office:value-type="float" office:value="-94.070427">
                <text:p>-94.070427</text:p>
              </table:table-cell>
              <table:table-cell office:value-type="float" office:value="-97.211512">
                <text:p>-97.21151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1716.235352">
                <text:p>21716.235352</text:p>
              </table:table-cell>
              <table:table-cell office:value-type="float" office:value="-95.535019">
                <text:p>-95.535019</text:p>
              </table:table-cell>
              <table:table-cell office:value-type="float" office:value="-98.560977">
                <text:p>-98.56097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1727.001953">
                <text:p>21727.001953</text:p>
              </table:table-cell>
              <table:table-cell office:value-type="float" office:value="-94.947006">
                <text:p>-94.947006</text:p>
              </table:table-cell>
              <table:table-cell office:value-type="float" office:value="-99.377246">
                <text:p>-99.37724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1737.768555">
                <text:p>21737.768555</text:p>
              </table:table-cell>
              <table:table-cell office:value-type="float" office:value="-94.029793">
                <text:p>-94.029793</text:p>
              </table:table-cell>
              <table:table-cell office:value-type="float" office:value="-94.671389">
                <text:p>-94.6713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1748.535156">
                <text:p>21748.535156</text:p>
              </table:table-cell>
              <table:table-cell office:value-type="float" office:value="-93.41935">
                <text:p>-93.41935</text:p>
              </table:table-cell>
              <table:table-cell office:value-type="float" office:value="-92.632594">
                <text:p>-92.63259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1759.301758">
                <text:p>21759.301758</text:p>
              </table:table-cell>
              <table:table-cell office:value-type="float" office:value="-93.229935">
                <text:p>-93.229935</text:p>
              </table:table-cell>
              <table:table-cell office:value-type="float" office:value="-95.556491">
                <text:p>-95.55649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1770.068359">
                <text:p>21770.068359</text:p>
              </table:table-cell>
              <table:table-cell office:value-type="float" office:value="-95.627319">
                <text:p>-95.627319</text:p>
              </table:table-cell>
              <table:table-cell office:value-type="float" office:value="-94.654597">
                <text:p>-94.65459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1780.834961">
                <text:p>21780.834961</text:p>
              </table:table-cell>
              <table:table-cell office:value-type="float" office:value="-94.894531">
                <text:p>-94.894531</text:p>
              </table:table-cell>
              <table:table-cell office:value-type="float" office:value="-92.364962">
                <text:p>-92.36496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1791.601562">
                <text:p>21791.601562</text:p>
              </table:table-cell>
              <table:table-cell office:value-type="float" office:value="-94.139175">
                <text:p>-94.139175</text:p>
              </table:table-cell>
              <table:table-cell office:value-type="float" office:value="-95.215945">
                <text:p>-95.21594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1802.368164">
                <text:p>21802.368164</text:p>
              </table:table-cell>
              <table:table-cell office:value-type="float" office:value="-95.096085">
                <text:p>-95.096085</text:p>
              </table:table-cell>
              <table:table-cell office:value-type="float" office:value="-95.272097">
                <text:p>-95.27209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1813.134766">
                <text:p>21813.134766</text:p>
              </table:table-cell>
              <table:table-cell office:value-type="float" office:value="-93.227867">
                <text:p>-93.227867</text:p>
              </table:table-cell>
              <table:table-cell office:value-type="float" office:value="-94.825702">
                <text:p>-94.82570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1823.901367">
                <text:p>21823.901367</text:p>
              </table:table-cell>
              <table:table-cell office:value-type="float" office:value="-93.161896">
                <text:p>-93.161896</text:p>
              </table:table-cell>
              <table:table-cell office:value-type="float" office:value="-93.638644">
                <text:p>-93.63864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1834.667969">
                <text:p>21834.667969</text:p>
              </table:table-cell>
              <table:table-cell office:value-type="float" office:value="-87.686058">
                <text:p>-87.686058</text:p>
              </table:table-cell>
              <table:table-cell office:value-type="float" office:value="-91.317538">
                <text:p>-91.31753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1845.43457">
                <text:p>21845.43457</text:p>
              </table:table-cell>
              <table:table-cell office:value-type="float" office:value="-92.555702">
                <text:p>-92.555702</text:p>
              </table:table-cell>
              <table:table-cell office:value-type="float" office:value="-88.258761">
                <text:p>-88.25876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1856.201172">
                <text:p>21856.201172</text:p>
              </table:table-cell>
              <table:table-cell office:value-type="float" office:value="-93.870323">
                <text:p>-93.870323</text:p>
              </table:table-cell>
              <table:table-cell office:value-type="float" office:value="-90.485827">
                <text:p>-90.48582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1866.967773">
                <text:p>21866.967773</text:p>
              </table:table-cell>
              <table:table-cell office:value-type="float" office:value="-91.433388">
                <text:p>-91.433388</text:p>
              </table:table-cell>
              <table:table-cell office:value-type="float" office:value="-92.970492">
                <text:p>-92.97049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1877.734375">
                <text:p>21877.734375</text:p>
              </table:table-cell>
              <table:table-cell office:value-type="float" office:value="-90.68383">
                <text:p>-90.68383</text:p>
              </table:table-cell>
              <table:table-cell office:value-type="float" office:value="-92.872065">
                <text:p>-92.87206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1888.500977">
                <text:p>21888.500977</text:p>
              </table:table-cell>
              <table:table-cell office:value-type="float" office:value="-91.453659">
                <text:p>-91.453659</text:p>
              </table:table-cell>
              <table:table-cell office:value-type="float" office:value="-93.976771">
                <text:p>-93.97677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1899.267578">
                <text:p>21899.267578</text:p>
              </table:table-cell>
              <table:table-cell office:value-type="float" office:value="-92.686829">
                <text:p>-92.686829</text:p>
              </table:table-cell>
              <table:table-cell office:value-type="float" office:value="-93.377513">
                <text:p>-93.37751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1910.03418">
                <text:p>21910.03418</text:p>
              </table:table-cell>
              <table:table-cell office:value-type="float" office:value="-91.177765">
                <text:p>-91.177765</text:p>
              </table:table-cell>
              <table:table-cell office:value-type="float" office:value="-95.227">
                <text:p>-95.22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1920.800781">
                <text:p>21920.800781</text:p>
              </table:table-cell>
              <table:table-cell office:value-type="float" office:value="-91.568512">
                <text:p>-91.568512</text:p>
              </table:table-cell>
              <table:table-cell office:value-type="float" office:value="-95.471568">
                <text:p>-95.47156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1931.567383">
                <text:p>21931.567383</text:p>
              </table:table-cell>
              <table:table-cell office:value-type="float" office:value="-93.460915">
                <text:p>-93.460915</text:p>
              </table:table-cell>
              <table:table-cell office:value-type="float" office:value="-96.862101">
                <text:p>-96.86210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1942.333984">
                <text:p>21942.333984</text:p>
              </table:table-cell>
              <table:table-cell office:value-type="float" office:value="-92.478249">
                <text:p>-92.478249</text:p>
              </table:table-cell>
              <table:table-cell office:value-type="float" office:value="-97.476848">
                <text:p>-97.47684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1953.100586">
                <text:p>21953.100586</text:p>
              </table:table-cell>
              <table:table-cell office:value-type="float" office:value="-92.531006">
                <text:p>-92.531006</text:p>
              </table:table-cell>
              <table:table-cell office:value-type="float" office:value="-95.589312">
                <text:p>-95.58931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1963.867188">
                <text:p>21963.867188</text:p>
              </table:table-cell>
              <table:table-cell office:value-type="float" office:value="-93.555099">
                <text:p>-93.555099</text:p>
              </table:table-cell>
              <table:table-cell office:value-type="float" office:value="-93.631976">
                <text:p>-93.63197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974.633789">
                <text:p>21974.633789</text:p>
              </table:table-cell>
              <table:table-cell office:value-type="float" office:value="-94.365944">
                <text:p>-94.365944</text:p>
              </table:table-cell>
              <table:table-cell office:value-type="float" office:value="-91.346621">
                <text:p>-91.3466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1985.400391">
                <text:p>21985.400391</text:p>
              </table:table-cell>
              <table:table-cell office:value-type="float" office:value="-94.589851">
                <text:p>-94.589851</text:p>
              </table:table-cell>
              <table:table-cell office:value-type="float" office:value="-92.710284">
                <text:p>-92.71028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1996.166992">
                <text:p>21996.166992</text:p>
              </table:table-cell>
              <table:table-cell office:value-type="float" office:value="-90.067268">
                <text:p>-90.067268</text:p>
              </table:table-cell>
              <table:table-cell office:value-type="float" office:value="-94.260341">
                <text:p>-94.26034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2006.933594">
                <text:p>22006.933594</text:p>
              </table:table-cell>
              <table:table-cell office:value-type="float" office:value="-89.53968">
                <text:p>-89.53968</text:p>
              </table:table-cell>
              <table:table-cell office:value-type="float" office:value="-94.036952">
                <text:p>-94.03695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2017.700195">
                <text:p>22017.700195</text:p>
              </table:table-cell>
              <table:table-cell office:value-type="float" office:value="-89.123154">
                <text:p>-89.123154</text:p>
              </table:table-cell>
              <table:table-cell office:value-type="float" office:value="-93.578524">
                <text:p>-93.57852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2028.466797">
                <text:p>22028.466797</text:p>
              </table:table-cell>
              <table:table-cell office:value-type="float" office:value="-89.242935">
                <text:p>-89.242935</text:p>
              </table:table-cell>
              <table:table-cell office:value-type="float" office:value="-94.107333">
                <text:p>-94.10733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2039.233398">
                <text:p>22039.233398</text:p>
              </table:table-cell>
              <table:table-cell office:value-type="float" office:value="-90.700233">
                <text:p>-90.700233</text:p>
              </table:table-cell>
              <table:table-cell office:value-type="float" office:value="-95.057368">
                <text:p>-95.05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